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1.8583in"/>
    </style:style>
    <style:style style:name="co3" style:family="table-column">
      <style:table-column-properties fo:break-before="auto" style:column-width="2.7272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1.8799in"/>
    </style:style>
    <style:style style:name="co6" style:family="table-column">
      <style:table-column-properties fo:break-before="auto" style:column-width="1.9764in"/>
    </style:style>
    <style:style style:name="co7" style:family="table-column">
      <style:table-column-properties fo:break-before="auto" style:column-width="2.2445in"/>
    </style:style>
    <style:style style:name="co8" style:family="table-column">
      <style:table-column-properties fo:break-before="auto" style:column-width="1.9547in"/>
    </style:style>
    <style:style style:name="co9" style:family="table-column">
      <style:table-column-properties fo:break-before="auto" style:column-width="1.9335in"/>
    </style:style>
    <style:style style:name="co10" style:family="table-column">
      <style:table-column-properties fo:break-before="auto" style:column-width="1.9437in"/>
    </style:style>
    <style:style style:name="co11" style:family="table-column">
      <style:table-column-properties fo:break-before="auto" style:column-width="2.0516in"/>
    </style:style>
    <style:style style:name="co12" style:family="table-column">
      <style:table-column-properties fo:break-before="auto" style:column-width="2.3193in"/>
    </style:style>
    <style:style style:name="co13" style:family="table-column">
      <style:table-column-properties fo:break-before="auto" style:column-width="2.0299in"/>
    </style:style>
    <style:style style:name="co14" style:family="table-column">
      <style:table-column-properties fo:break-before="auto" style:column-width="2.2874in"/>
    </style:style>
    <style:style style:name="co15" style:family="table-column">
      <style:table-column-properties fo:break-before="auto" style:column-width="2.0728in"/>
    </style:style>
    <style:style style:name="co16" style:family="table-column">
      <style:table-column-properties fo:break-before="auto" style:column-width="2.1264in"/>
    </style:style>
    <style:style style:name="co17" style:family="table-column">
      <style:table-column-properties fo:break-before="auto" style:column-width="2.0618in"/>
    </style:style>
    <style:style style:name="co18" style:family="table-column">
      <style:table-column-properties fo:break-before="auto" style:column-width="1.9866in"/>
    </style:style>
    <style:style style:name="co19" style:family="table-column">
      <style:table-column-properties fo:break-before="auto" style:column-width="2.8555in"/>
    </style:style>
    <style:style style:name="co20" style:family="table-column">
      <style:table-column-properties fo:break-before="auto" style:column-width="1.5791in"/>
    </style:style>
    <style:style style:name="co21" style:family="table-column">
      <style:table-column-properties fo:break-before="auto" style:column-width="1.472in"/>
    </style:style>
    <style:style style:name="co22" style:family="table-column">
      <style:table-column-properties fo:break-before="auto" style:column-width="1.4618in"/>
    </style:style>
    <style:style style:name="co23" style:family="table-column">
      <style:table-column-properties fo:break-before="auto" style:column-width="1.4508in"/>
    </style:style>
    <style:style style:name="co24" style:family="table-column">
      <style:table-column-properties fo:break-before="auto" style:column-width="1.5689in"/>
    </style:style>
    <style:style style:name="co25" style:family="table-column">
      <style:table-column-properties fo:break-before="auto" style:column-width="1.8366in"/>
    </style:style>
    <style:style style:name="co26" style:family="table-column">
      <style:table-column-properties fo:break-before="auto" style:column-width="1.5472in"/>
    </style:style>
    <style:style style:name="co27" style:family="table-column">
      <style:table-column-properties fo:break-before="auto" style:column-width="1.5256in"/>
    </style:style>
    <style:style style:name="co28" style:family="table-column">
      <style:table-column-properties fo:break-before="auto" style:column-width="1.5366in"/>
    </style:style>
    <style:style style:name="co29" style:family="table-column">
      <style:table-column-properties fo:break-before="auto" style:column-width="1.6437in"/>
    </style:style>
    <style:style style:name="co30" style:family="table-column">
      <style:table-column-properties fo:break-before="auto" style:column-width="1.9118in"/>
    </style:style>
    <style:style style:name="co31" style:family="table-column">
      <style:table-column-properties fo:break-before="auto" style:column-width="1.622in"/>
    </style:style>
    <style:style style:name="co32" style:family="table-column">
      <style:table-column-properties fo:break-before="auto" style:column-width="1.6654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6547in"/>
    </style:style>
    <style:style style:name="co35" style:family="table-column">
      <style:table-column-properties fo:break-before="auto" style:column-width="2.448in"/>
    </style:style>
    <style:style style:name="co36" style:family="table-column">
      <style:table-column-properties fo:break-before="auto" style:column-width="1.5902in"/>
    </style:style>
    <style:style style:name="co37" style:family="table-column">
      <style:table-column-properties fo:break-before="auto" style:column-width="1.6008in"/>
    </style:style>
    <style:style style:name="co38" style:family="table-column">
      <style:table-column-properties fo:break-before="auto" style:column-width="1.6972in"/>
    </style:style>
    <style:style style:name="co39" style:family="table-column">
      <style:table-column-properties fo:break-before="auto" style:column-width="1.9654in"/>
    </style:style>
    <style:style style:name="co40" style:family="table-column">
      <style:table-column-properties fo:break-before="auto" style:column-width="1.772in"/>
    </style:style>
    <style:style style:name="co41" style:family="table-column">
      <style:table-column-properties fo:break-before="auto" style:column-width="2.0402in"/>
    </style:style>
    <style:style style:name="co42" style:family="table-column">
      <style:table-column-properties fo:break-before="auto" style:column-width="1.7508in"/>
    </style:style>
    <style:style style:name="co43" style:family="table-column">
      <style:table-column-properties fo:break-before="auto" style:column-width="2.0083in"/>
    </style:style>
    <style:style style:name="co44" style:family="table-column">
      <style:table-column-properties fo:break-before="auto" style:column-width="1.7937in"/>
    </style:style>
    <style:style style:name="co45" style:family="table-column">
      <style:table-column-properties fo:break-before="auto" style:column-width="1.8472in"/>
    </style:style>
    <style:style style:name="co46" style:family="table-column">
      <style:table-column-properties fo:break-before="auto" style:column-width="1.7835in"/>
    </style:style>
    <style:style style:name="co47" style:family="table-column">
      <style:table-column-properties fo:break-before="auto" style:column-width="1.7083in"/>
    </style:style>
    <style:style style:name="co48" style:family="table-column">
      <style:table-column-properties fo:break-before="auto" style:column-width="2.5772in"/>
    </style:style>
    <style:style style:name="co49" style:family="table-column">
      <style:table-column-properties fo:break-before="auto" style:column-width="1.998in"/>
    </style:style>
    <style:style style:name="co50" style:family="table-column">
      <style:table-column-properties fo:break-before="auto" style:column-width="2.1047in"/>
    </style:style>
    <style:style style:name="co51" style:family="table-column">
      <style:table-column-properties fo:break-before="auto" style:column-width="2.3728in"/>
    </style:style>
    <style:style style:name="co52" style:family="table-column">
      <style:table-column-properties fo:break-before="auto" style:column-width="2.0835in"/>
    </style:style>
    <style:style style:name="co53" style:family="table-column">
      <style:table-column-properties fo:break-before="auto" style:column-width="2.1799in"/>
    </style:style>
    <style:style style:name="co54" style:family="table-column">
      <style:table-column-properties fo:break-before="auto" style:column-width="2.1583in"/>
    </style:style>
    <style:style style:name="co55" style:family="table-column">
      <style:table-column-properties fo:break-before="auto" style:column-width="2.4161in"/>
    </style:style>
    <style:style style:name="co56" style:family="table-column">
      <style:table-column-properties fo:break-before="auto" style:column-width="2.2016in"/>
    </style:style>
    <style:style style:name="co57" style:family="table-column">
      <style:table-column-properties fo:break-before="auto" style:column-width="2.2547in"/>
    </style:style>
    <style:style style:name="co58" style:family="table-column">
      <style:table-column-properties fo:break-before="auto" style:column-width="2.1909in"/>
    </style:style>
    <style:style style:name="co59" style:family="table-column">
      <style:table-column-properties fo:break-before="auto" style:column-width="2.1161in"/>
    </style:style>
    <style:style style:name="co60" style:family="table-column">
      <style:table-column-properties fo:break-before="auto" style:column-width="1.5154in"/>
    </style:style>
    <style:style style:name="co61" style:family="table-column">
      <style:table-column-properties fo:break-before="auto" style:column-width="1.3862in"/>
    </style:style>
    <style:style style:name="co62" style:family="table-column">
      <style:table-column-properties fo:break-before="auto" style:column-width="1.4075in"/>
    </style:style>
    <style:style style:name="co63" style:family="table-column">
      <style:table-column-properties fo:break-before="auto" style:column-width="1.3972in"/>
    </style:style>
    <style:style style:name="co64" style:family="table-column">
      <style:table-column-properties fo:break-before="auto" style:column-width="1.5043in"/>
    </style:style>
    <style:style style:name="co65" style:family="table-column">
      <style:table-column-properties fo:break-before="auto" style:column-width="1.4827in"/>
    </style:style>
    <style:style style:name="co66" style:family="table-column">
      <style:table-column-properties fo:break-before="auto" style:column-width="1.5583in"/>
    </style:style>
    <style:style style:name="co67" style:family="table-column">
      <style:table-column-properties fo:break-before="auto" style:column-width="1.8154in"/>
    </style:style>
    <style:style style:name="co68" style:family="table-column">
      <style:table-column-properties fo:break-before="auto" style:column-width="1.4402in"/>
    </style:style>
    <style:style style:name="co69" style:family="table-column">
      <style:table-column-properties fo:break-before="auto" style:column-width="1.3327in"/>
    </style:style>
    <style:style style:name="co70" style:family="table-column">
      <style:table-column-properties fo:break-before="auto" style:column-width="2.3083in"/>
    </style:style>
    <style:style style:name="co71" style:family="table-column">
      <style:table-column-properties fo:break-before="auto" style:column-width="3.0272in"/>
    </style:style>
    <style:style style:name="co72" style:family="table-column">
      <style:table-column-properties fo:break-before="auto" style:column-width="3.3811in"/>
    </style:style>
    <style:style style:name="co73" style:family="table-column">
      <style:table-column-properties fo:break-before="auto" style:column-width="3.0165in"/>
    </style:style>
    <style:style style:name="co74" style:family="table-column">
      <style:table-column-properties fo:break-before="auto" style:column-width="3.1984in"/>
    </style:style>
    <style:style style:name="co75" style:family="table-column">
      <style:table-column-properties fo:break-before="auto" style:column-width="3.3701in"/>
    </style:style>
    <style:style style:name="co76" style:family="table-column">
      <style:table-column-properties fo:break-before="auto" style:column-width="3.6382in"/>
    </style:style>
    <style:style style:name="co77" style:family="table-column">
      <style:table-column-properties fo:break-before="auto" style:column-width="3.8098in"/>
    </style:style>
    <style:style style:name="co78" style:family="table-column">
      <style:table-column-properties fo:break-before="auto" style:column-width="2.2228in"/>
    </style:style>
    <style:style style:name="co79" style:family="table-column">
      <style:table-column-properties fo:break-before="auto" style:column-width="2.5016in"/>
    </style:style>
    <style:style style:name="co80" style:family="table-column">
      <style:table-column-properties fo:break-before="auto" style:column-width="2.2335in"/>
    </style:style>
    <style:style style:name="co81" style:family="table-column">
      <style:table-column-properties fo:break-before="auto" style:column-width="2.1366in"/>
    </style:style>
    <style:style style:name="co82" style:family="table-column">
      <style:table-column-properties fo:break-before="auto" style:column-width="2.1693in"/>
    </style:style>
    <style:style style:name="co83" style:family="table-column">
      <style:table-column-properties fo:break-before="auto" style:column-width="2.2764in"/>
    </style:style>
    <style:style style:name="co84" style:family="table-column">
      <style:table-column-properties fo:break-before="auto" style:column-width="2.6091in"/>
    </style:style>
    <style:style style:name="co85" style:family="table-column">
      <style:table-column-properties fo:break-before="auto" style:column-width="2.3945in"/>
    </style:style>
    <style:style style:name="co86" style:family="table-column">
      <style:table-column-properties fo:break-before="auto" style:column-width="2.7693in"/>
    </style:style>
    <style:style style:name="co87" style:family="table-column">
      <style:table-column-properties fo:break-before="auto" style:column-width="2.598in"/>
    </style:style>
    <style:style style:name="co88" style:family="table-column">
      <style:table-column-properties fo:break-before="auto" style:column-width="3.0807in"/>
    </style:style>
    <style:style style:name="co89" style:family="table-column">
      <style:table-column-properties fo:break-before="auto" style:column-width="2.7161in"/>
    </style:style>
    <style:style style:name="co90" style:family="table-column">
      <style:table-column-properties fo:break-before="auto" style:column-width="2.8984in"/>
    </style:style>
    <style:style style:name="co91" style:family="table-column">
      <style:table-column-properties fo:break-before="auto" style:column-width="3.0701in"/>
    </style:style>
    <style:style style:name="co92" style:family="table-column">
      <style:table-column-properties fo:break-before="auto" style:column-width="3.3382in"/>
    </style:style>
    <style:style style:name="co93" style:family="table-column">
      <style:table-column-properties fo:break-before="auto" style:column-width="3.5098in"/>
    </style:style>
    <style:style style:name="co94" style:family="table-column">
      <style:table-column-properties fo:break-before="auto" style:column-width="1.9228in"/>
    </style:style>
    <style:style style:name="co95" style:family="table-column">
      <style:table-column-properties fo:break-before="auto" style:column-width="1.6335in"/>
    </style:style>
    <style:style style:name="co96" style:family="table-column">
      <style:table-column-properties fo:break-before="auto" style:column-width="1.4189in"/>
    </style:style>
    <style:style style:name="co97" style:family="table-column">
      <style:table-column-properties fo:break-before="auto" style:column-width="1.4291in"/>
    </style:style>
    <style:style style:name="co98" style:family="table-column">
      <style:table-column-properties fo:break-before="auto" style:column-width="1.8047in"/>
    </style:style>
    <style:style style:name="co99" style:family="table-column">
      <style:table-column-properties fo:break-before="auto" style:column-width="1.4937in"/>
    </style:style>
    <style:style style:name="co100" style:family="table-column">
      <style:table-column-properties fo:break-before="auto" style:column-width="1.6118in"/>
    </style:style>
    <style:style style:name="co101" style:family="table-column">
      <style:table-column-properties fo:break-before="auto" style:column-width="1.6866in"/>
    </style:style>
    <style:style style:name="co102" style:family="table-column">
      <style:table-column-properties fo:break-before="auto" style:column-width="2.3409in"/>
    </style:style>
    <style:style style:name="co103" style:family="table-column">
      <style:table-column-properties fo:break-before="auto" style:column-width="2.2126in"/>
    </style:style>
    <style:style style:name="co104" style:family="table-column">
      <style:table-column-properties fo:break-before="auto" style:column-width="1.7299in"/>
    </style:style>
    <style:style style:name="co105" style:family="table-column">
      <style:table-column-properties fo:break-before="auto" style:column-width="1.7402in"/>
    </style:style>
    <style:style style:name="co106" style:family="table-column">
      <style:table-column-properties fo:break-before="auto" style:column-width="1.8264in"/>
    </style:style>
    <style:style style:name="co107" style:family="table-column">
      <style:table-column-properties fo:break-before="auto" style:column-width="1.9016in"/>
    </style:style>
    <style:style style:name="co108" style:family="table-column">
      <style:table-column-properties fo:break-before="auto" style:column-width="1.8902in"/>
    </style:style>
    <style:style style:name="co109" style:family="table-column">
      <style:table-column-properties fo:break-before="auto" style:column-width="1.3756in"/>
    </style:style>
    <style:style style:name="co110" style:family="table-column">
      <style:table-column-properties fo:break-before="auto" style:column-width="1.7618in"/>
    </style:style>
    <style:style style:name="co111" style:family="table-column">
      <style:table-column-properties fo:break-before="auto" style:column-width="2.148in"/>
    </style:style>
    <style:style style:name="co112" style:family="table-column">
      <style:table-column-properties fo:break-before="auto" style:column-width="2.298in"/>
    </style:style>
    <style:style style:name="co113" style:family="table-column">
      <style:table-column-properties fo:break-before="auto" style:column-width="1.3654in"/>
    </style:style>
    <style:style style:name="co114" style:family="table-column">
      <style:table-column-properties fo:break-before="auto" style:column-width="1.3543in"/>
    </style:style>
    <style:style style:name="co115" style:family="table-column">
      <style:table-column-properties fo:break-before="auto" style:column-width="1.3437in"/>
    </style:style>
    <style:style style:name="co116" style:family="table-column">
      <style:table-column-properties fo:break-before="auto" style:column-width="2.3299in"/>
    </style:style>
    <style:style style:name="co117" style:family="table-column">
      <style:table-column-properties fo:break-before="auto" style:column-width="2.0193in"/>
    </style:style>
    <style:style style:name="co118" style:family="table-column">
      <style:table-column-properties fo:break-before="auto" style:column-width="2.4047in"/>
    </style:style>
    <style:style style:name="co119" style:family="table-column">
      <style:table-column-properties fo:break-before="auto" style:column-width="2.3516in"/>
    </style:style>
    <style:style style:name="co120" style:family="table-column">
      <style:table-column-properties fo:break-before="auto" style:column-width="3.0591in"/>
    </style:style>
    <style:style style:name="co121" style:family="table-column">
      <style:table-column-properties fo:break-before="auto" style:column-width="3.4134in"/>
    </style:style>
    <style:style style:name="co122" style:family="table-column">
      <style:table-column-properties fo:break-before="auto" style:column-width="3.0484in"/>
    </style:style>
    <style:style style:name="co123" style:family="table-column">
      <style:table-column-properties fo:break-before="auto" style:column-width="3.2311in"/>
    </style:style>
    <style:style style:name="co124" style:family="table-column">
      <style:table-column-properties fo:break-before="auto" style:column-width="3.4028in"/>
    </style:style>
    <style:style style:name="co125" style:family="table-column">
      <style:table-column-properties fo:break-before="auto" style:column-width="3.6709in"/>
    </style:style>
    <style:style style:name="co126" style:family="table-column">
      <style:table-column-properties fo:break-before="auto" style:column-width="3.8425in"/>
    </style:style>
    <style:style style:name="co127" style:family="table-column">
      <style:table-column-properties fo:break-before="auto" style:column-width="2.4909in"/>
    </style:style>
    <style:style style:name="co128" style:family="table-column">
      <style:table-column-properties fo:break-before="auto" style:column-width="2.4807in"/>
    </style:style>
    <style:style style:name="co129" style:family="table-column">
      <style:table-column-properties fo:break-before="auto" style:column-width="2.5555in"/>
    </style:style>
    <style:style style:name="co130" style:family="table-column">
      <style:table-column-properties fo:break-before="auto" style:column-width="2.6409in"/>
    </style:style>
    <style:style style:name="co131" style:family="table-column">
      <style:table-column-properties fo:break-before="auto" style:column-width="2.4264in"/>
    </style:style>
    <style:style style:name="co132" style:family="table-column">
      <style:table-column-properties fo:break-before="auto" style:column-width="2.0945in"/>
    </style:style>
    <style:style style:name="co133" style:family="table-column">
      <style:table-column-properties fo:break-before="auto" style:column-width="2.2661in"/>
    </style:style>
    <style:style style:name="co134" style:family="table-column">
      <style:table-column-properties fo:break-before="auto" style:column-width="1.2898in"/>
    </style:style>
    <style:style style:name="co135" style:family="table-column">
      <style:table-column-properties fo:break-before="auto" style:column-width="0.7646in"/>
    </style:style>
    <style:style style:name="co136" style:family="table-column">
      <style:table-column-properties fo:break-before="auto" style:column-width="2.6839in"/>
    </style:style>
    <style:style style:name="co137" style:family="table-column">
      <style:table-column-properties fo:break-before="auto" style:column-width="2.3839in"/>
    </style:style>
    <style:style style:name="co138" style:family="table-column">
      <style:table-column-properties fo:break-before="auto" style:column-width="2.7591in"/>
    </style:style>
    <style:style style:name="co139" style:family="table-column">
      <style:table-column-properties fo:break-before="auto" style:column-width="2.4693in"/>
    </style:style>
    <style:style style:name="co140" style:family="table-column">
      <style:table-column-properties fo:break-before="auto" style:column-width="2.5126in"/>
    </style:style>
    <style:style style:name="co141" style:family="table-column">
      <style:table-column-properties fo:break-before="auto" style:column-width="2.5661in"/>
    </style:style>
    <style:style style:name="co142" style:family="table-column">
      <style:table-column-properties fo:break-before="auto" style:column-width="1.2575in"/>
    </style:style>
    <style:style style:name="co143" style:family="table-column">
      <style:table-column-properties fo:break-before="auto" style:column-width="3.3598in"/>
    </style:style>
    <style:style style:name="co144" style:family="table-column">
      <style:table-column-properties fo:break-before="auto" style:column-width="3.7457in"/>
    </style:style>
    <style:style style:name="co145" style:family="table-column">
      <style:table-column-properties fo:break-before="auto" style:column-width="3.4563in"/>
    </style:style>
    <style:style style:name="co146" style:family="table-column">
      <style:table-column-properties fo:break-before="auto" style:column-width="3.478in"/>
    </style:style>
    <style:style style:name="co147" style:family="table-column">
      <style:table-column-properties fo:break-before="auto" style:column-width="2.4591in"/>
    </style:style>
    <style:style style:name="co148" style:family="table-column">
      <style:table-column-properties fo:break-before="auto" style:column-width="2.8453in"/>
    </style:style>
    <style:style style:name="co149" style:family="table-column">
      <style:table-column-properties fo:break-before="auto" style:column-width="2.9307in"/>
    </style:style>
    <style:style style:name="co150" style:family="table-column">
      <style:table-column-properties fo:break-before="auto" style:column-width="3.4453in"/>
    </style:style>
    <style:style style:name="co151" style:family="table-column">
      <style:table-column-properties fo:break-before="auto" style:column-width="3.1555in"/>
    </style:style>
    <style:style style:name="co152" style:family="table-column">
      <style:table-column-properties fo:break-before="auto" style:column-width="3.1772in"/>
    </style:style>
    <style:style style:name="co153" style:family="table-column">
      <style:table-column-properties fo:break-before="auto" style:column-width="3.3917in"/>
    </style:style>
    <style:style style:name="co154" style:family="table-column">
      <style:table-column-properties fo:break-before="auto" style:column-width="3.778in"/>
    </style:style>
    <style:style style:name="co155" style:family="table-column">
      <style:table-column-properties fo:break-before="auto" style:column-width="3.4882in"/>
    </style:style>
    <style:style style:name="co156" style:family="table-column">
      <style:table-column-properties fo:break-before="auto" style:column-width="2.8339in"/>
    </style:style>
    <style:style style:name="co157" style:family="table-column">
      <style:table-column-properties fo:break-before="auto" style:column-width="3.2201in"/>
    </style:style>
    <style:style style:name="co158" style:family="table-column">
      <style:table-column-properties fo:break-before="auto" style:column-width="2.952in"/>
    </style:style>
    <style:style style:name="co159" style:family="table-column">
      <style:table-column-properties fo:break-before="auto" style:column-width="3.3063in"/>
    </style:style>
    <style:style style:name="co160" style:family="table-column">
      <style:table-column-properties fo:break-before="auto" style:column-width="3.2736in"/>
    </style:style>
    <style:style style:name="co161" style:family="table-column">
      <style:table-column-properties fo:break-before="auto" style:column-width="3.6063in"/>
    </style:style>
    <style:style style:name="co162" style:family="table-column">
      <style:table-column-properties fo:break-before="auto" style:column-width="1.2791in"/>
    </style:style>
    <style:style style:name="co163" style:family="table-column">
      <style:table-column-properties fo:break-before="auto" style:column-width="2.5339in"/>
    </style:style>
    <style:style style:name="co164" style:family="table-column">
      <style:table-column-properties fo:break-before="auto" style:column-width="2.802in"/>
    </style:style>
    <style:style style:name="co165" style:family="table-column">
      <style:table-column-properties fo:break-before="auto" style:column-width="2.6307in"/>
    </style:style>
    <style:style style:name="co166" style:family="table-column">
      <style:table-column-properties fo:break-before="auto" style:column-width="2.7055in"/>
    </style:style>
    <style:style style:name="co16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ixedflow_turbofan_30K_080MN_PPL_reduc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26" table:number-columns-repeated="3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37" table:number-columns-repeated="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1" table:number-columns-repeated="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49" table:default-cell-style-name="Default"/>
        <table:table-column table:style-name="co4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43" table:number-columns-repeated="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5" table:default-cell-style-name="Default"/>
        <table:table-column table:style-name="co54" table:number-columns-repeated="2" table:default-cell-style-name="Default"/>
        <table:table-column table:style-name="co52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number-columns-repeated="2" table:default-cell-style-name="Default"/>
        <table:table-column table:style-name="co64" table:default-cell-style-name="Default"/>
        <table:table-column table:style-name="co40" table:default-cell-style-name="Default"/>
        <table:table-column table:style-name="co65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65" table:default-cell-style-name="Default"/>
        <table:table-column table:style-name="co20" table:default-cell-style-name="Default"/>
        <table:table-column table:style-name="co45" table:default-cell-style-name="Default"/>
        <table:table-column table:style-name="co66" table:number-columns-repeated="2" table:default-cell-style-name="Default"/>
        <table:table-column table:style-name="co65" table:number-columns-repeated="3" table:default-cell-style-name="Default"/>
        <table:table-column table:style-name="co6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61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0" table:number-columns-repeated="2" table:default-cell-style-name="Default"/>
        <table:table-column table:style-name="co27" table:default-cell-style-name="Default"/>
        <table:table-column table:style-name="co70" table:default-cell-style-name="Default"/>
        <table:table-column table:style-name="co12" table:default-cell-style-name="Default"/>
        <table:table-column table:style-name="co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45" table:default-cell-style-name="Default"/>
        <table:table-column table:style-name="co56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25" table:default-cell-style-name="Default"/>
        <table:table-column table:style-name="co58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80" table:default-cell-style-name="Default"/>
        <table:table-column table:style-name="co2" table:default-cell-style-name="Default"/>
        <table:table-column table:style-name="co81" table:default-cell-style-name="Default"/>
        <table:table-column table:style-name="co35" table:default-cell-style-name="Default"/>
        <table:table-column table:style-name="co7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default-cell-style-name="Default"/>
        <table:table-column table:style-name="co88" table:default-cell-style-name="Default"/>
        <table:table-column table:style-name="co66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26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28" table:default-cell-style-name="Default"/>
        <table:table-column table:style-name="co66" table:default-cell-style-name="Default"/>
        <table:table-column table:style-name="co94" table:default-cell-style-name="Default"/>
        <table:table-column table:style-name="co95" table:number-columns-repeated="2" table:default-cell-style-name="Default"/>
        <table:table-column table:style-name="co34" table:default-cell-style-name="Default"/>
        <table:table-column table:style-name="co66" table:default-cell-style-name="Default"/>
        <table:table-column table:style-name="co26" table:default-cell-style-name="Default"/>
        <table:table-column table:style-name="co96" table:default-cell-style-name="Default"/>
        <table:table-column table:style-name="co68" table:default-cell-style-name="Default"/>
        <table:table-column table:style-name="co97" table:default-cell-style-name="Default"/>
        <table:table-column table:style-name="co68" table:number-columns-repeated="2" table:default-cell-style-name="Default"/>
        <table:table-column table:style-name="co28" table:default-cell-style-name="Default"/>
        <table:table-column table:style-name="co98" table:default-cell-style-name="Default"/>
        <table:table-column table:style-name="co60" table:number-columns-repeated="2" table:default-cell-style-name="Default"/>
        <table:table-column table:style-name="co99" table:default-cell-style-name="Default"/>
        <table:table-column table:style-name="co64" table:default-cell-style-name="Default"/>
        <table:table-column table:style-name="co60" table:default-cell-style-name="Default"/>
        <table:table-column table:style-name="co100" table:default-cell-style-name="Default"/>
        <table:table-column table:style-name="co5" table:default-cell-style-name="Default"/>
        <table:table-column table:style-name="co36" table:number-columns-repeated="2" table:default-cell-style-name="Default"/>
        <table:table-column table:style-name="co60" table:number-columns-repeated="3" table:default-cell-style-name="Default"/>
        <table:table-column table:style-name="co45" table:default-cell-style-name="Default"/>
        <table:table-column table:style-name="co95" table:default-cell-style-name="Default"/>
        <table:table-column table:style-name="co101" table:default-cell-style-name="Default"/>
        <table:table-column table:style-name="co31" table:default-cell-style-name="Default"/>
        <table:table-column table:style-name="co96" table:default-cell-style-name="Default"/>
        <table:table-column table:style-name="co102" table:default-cell-style-name="Default"/>
        <table:table-column table:style-name="co60" table:default-cell-style-name="Default"/>
        <table:table-column table:style-name="co103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number-columns-repeated="2" table:default-cell-style-name="Default"/>
        <table:table-column table:style-name="co61" table:default-cell-style-name="Default"/>
        <table:table-column table:style-name="co64" table:default-cell-style-name="Default"/>
        <table:table-column table:style-name="co40" table:default-cell-style-name="Default"/>
        <table:table-column table:style-name="co65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65" table:default-cell-style-name="Default"/>
        <table:table-column table:style-name="co20" table:default-cell-style-name="Default"/>
        <table:table-column table:style-name="co45" table:default-cell-style-name="Default"/>
        <table:table-column table:style-name="co66" table:number-columns-repeated="2" table:default-cell-style-name="Default"/>
        <table:table-column table:style-name="co65" table:number-columns-repeated="3" table:default-cell-style-name="Default"/>
        <table:table-column table:style-name="co6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61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59" table:default-cell-style-name="Default"/>
        <table:table-column table:style-name="co106" table:number-columns-repeated="2" table:default-cell-style-name="Default"/>
        <table:table-column table:style-name="co42" table:number-columns-repeated="2" table:default-cell-style-name="Default"/>
        <table:table-column table:style-name="co98" table:default-cell-style-name="Default"/>
        <table:table-column table:style-name="co67" table:default-cell-style-name="Default"/>
        <table:table-column table:style-name="co106" table:default-cell-style-name="Default"/>
        <table:table-column table:style-name="co94" table:default-cell-style-name="Default"/>
        <table:table-column table:style-name="co58" table:default-cell-style-name="Default"/>
        <table:table-column table:style-name="co107" table:number-columns-repeated="2" table:default-cell-style-name="Default"/>
        <table:table-column table:style-name="co106" table:number-columns-repeated="3" table:default-cell-style-name="Default"/>
        <table:table-column table:style-name="co54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4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26" table:number-columns-repeated="2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98" table:default-cell-style-name="Default"/>
        <table:table-column table:style-name="co67" table:default-cell-style-name="Default"/>
        <table:table-column table:style-name="co30" table:default-cell-style-name="Default"/>
        <table:table-column table:style-name="co53" table:default-cell-style-name="Default"/>
        <table:table-column table:style-name="co108" table:number-columns-repeated="2" table:default-cell-style-name="Default"/>
        <table:table-column table:style-name="co6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8" table:default-cell-style-name="Default"/>
        <table:table-column table:style-name="co18" table:default-cell-style-name="Default"/>
        <table:table-column table:style-name="co57" table:default-cell-style-name="Default"/>
        <table:table-column table:style-name="co39" table:number-columns-repeated="2" table:default-cell-style-name="Default"/>
        <table:table-column table:style-name="co108" table:number-columns-repeated="3" table:default-cell-style-name="Default"/>
        <table:table-column table:style-name="co78" table:default-cell-style-name="Default"/>
        <table:table-column table:style-name="co43" table:default-cell-style-name="Default"/>
        <table:table-column table:style-name="co17" table:default-cell-style-name="Default"/>
        <table:table-column table:style-name="co49" table:default-cell-style-name="Default"/>
        <table:table-column table:style-name="co94" table:default-cell-style-name="Default"/>
        <table:table-column table:style-name="co44" table:default-cell-style-name="Default"/>
        <table:table-column table:style-name="co64" table:default-cell-style-name="Default"/>
        <table:table-column table:style-name="co109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63" table:number-columns-repeated="2" table:default-cell-style-name="Default"/>
        <table:table-column table:style-name="co99" table:default-cell-style-name="Default"/>
        <table:table-column table:style-name="co11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1" table:number-columns-repeated="3" table:default-cell-style-name="Default"/>
        <table:table-column table:style-name="co98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109" table:default-cell-style-name="Default"/>
        <table:table-column table:style-name="co3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25" table:default-cell-style-name="Default"/>
        <table:table-column table:style-name="co50" table:default-cell-style-name="Default"/>
        <table:table-column table:style-name="co67" table:number-columns-repeated="2" table:default-cell-style-name="Default"/>
        <table:table-column table:style-name="co105" table:number-columns-repeated="2" table:default-cell-style-name="Default"/>
        <table:table-column table:style-name="co44" table:default-cell-style-name="Default"/>
        <table:table-column table:style-name="co98" table:default-cell-style-name="Default"/>
        <table:table-column table:style-name="co67" table:default-cell-style-name="Default"/>
        <table:table-column table:style-name="co30" table:default-cell-style-name="Default"/>
        <table:table-column table:style-name="co53" table:default-cell-style-name="Default"/>
        <table:table-column table:style-name="co108" table:number-columns-repeated="2" table:default-cell-style-name="Default"/>
        <table:table-column table:style-name="co67" table:number-columns-repeated="3" table:default-cell-style-name="Default"/>
        <table:table-column table:style-name="co11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9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112" table:default-cell-style-name="Default"/>
        <table:table-column table:style-name="co21" table:default-cell-style-name="Default"/>
        <table:table-column table:style-name="co8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3" table:number-columns-repeated="2" table:default-cell-style-name="Default"/>
        <table:table-column table:style-name="co115" table:default-cell-style-name="Default"/>
        <table:table-column table:style-name="co22" table:default-cell-style-name="Default"/>
        <table:table-column table:style-name="co104" table:default-cell-style-name="Default"/>
        <table:table-column table:style-name="co68" table:number-columns-repeated="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68" table:default-cell-style-name="Default"/>
        <table:table-column table:style-name="co28" table:default-cell-style-name="Default"/>
        <table:table-column table:style-name="co98" table:default-cell-style-name="Default"/>
        <table:table-column table:style-name="co60" table:number-columns-repeated="2" table:default-cell-style-name="Default"/>
        <table:table-column table:style-name="co68" table:number-columns-repeated="3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100" table:default-cell-style-name="Default"/>
        <table:table-column table:style-name="co26" table:default-cell-style-name="Default"/>
        <table:table-column table:style-name="co115" table:default-cell-style-name="Default"/>
        <table:table-column table:style-name="co101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98" table:default-cell-style-name="Default"/>
        <table:table-column table:style-name="co15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110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5" table:default-cell-style-name="Default"/>
        <table:table-column table:style-name="co111" table:default-cell-style-name="Default"/>
        <table:table-column table:style-name="co2" table:number-columns-repeated="2" table:default-cell-style-name="Default"/>
        <table:table-column table:style-name="co46" table:number-columns-repeated="3" table:default-cell-style-name="Default"/>
        <table:table-column table:style-name="co59" table:default-cell-style-name="Default"/>
        <table:table-column table:style-name="co107" table:default-cell-style-name="Default"/>
        <table:table-column table:style-name="co8" table:default-cell-style-name="Default"/>
        <table:table-column table:style-name="co108" table:default-cell-style-name="Default"/>
        <table:table-column table:style-name="co67" table:default-cell-style-name="Default"/>
        <table:table-column table:style-name="co101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116" table:default-cell-style-name="Default"/>
        <table:table-column table:style-name="co41" table:number-columns-repeated="2" table:default-cell-style-name="Default"/>
        <table:table-column table:style-name="co39" table:default-cell-style-name="Default"/>
        <table:table-column table:style-name="co117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81" table:default-cell-style-name="Default"/>
        <table:table-column table:style-name="co118" table:default-cell-style-name="Default"/>
        <table:table-column table:style-name="co59" table:number-columns-repeated="2" table:default-cell-style-name="Default"/>
        <table:table-column table:style-name="co41" table:number-columns-repeated="3" table:default-cell-style-name="Default"/>
        <table:table-column table:style-name="co51" table:default-cell-style-name="Default"/>
        <table:table-column table:style-name="co54" table:default-cell-style-name="Default"/>
        <table:table-column table:style-name="co103" table:default-cell-style-name="Default"/>
        <table:table-column table:style-name="co111" table:default-cell-style-name="Default"/>
        <table:table-column table:style-name="co10" table:default-cell-style-name="Default"/>
        <table:table-column table:style-name="co102" table:default-cell-style-name="Default"/>
        <table:table-column table:style-name="co119" table:default-cell-style-name="Default"/>
        <table:table-column table:style-name="co108" table:default-cell-style-name="Default"/>
        <table:table-column table:style-name="co47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8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5" table:default-cell-style-name="Default"/>
        <table:table-column table:style-name="co58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" table:default-cell-style-name="Default"/>
        <table:table-column table:style-name="co53" table:default-cell-style-name="Default"/>
        <table:table-column table:style-name="co57" table:default-cell-style-name="Default"/>
        <table:table-column table:style-name="co127" table:default-cell-style-name="Default"/>
        <table:table-column table:style-name="co39" table:number-columns-repeated="2" table:default-cell-style-name="Default"/>
        <table:table-column table:style-name="co18" table:default-cell-style-name="Default"/>
        <table:table-column table:style-name="co78" table:default-cell-style-name="Default"/>
        <table:table-column table:style-name="co108" table:default-cell-style-name="Default"/>
        <table:table-column table:style-name="co16" table:default-cell-style-name="Default"/>
        <table:table-column table:style-name="co128" table:default-cell-style-name="Default"/>
        <table:table-column table:style-name="co102" table:default-cell-style-name="Default"/>
        <table:table-column table:style-name="co54" table:default-cell-style-name="Default"/>
        <table:table-column table:style-name="co129" table:default-cell-style-name="Default"/>
        <table:table-column table:style-name="co67" table:default-cell-style-name="Default"/>
        <table:table-column table:style-name="co70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11" table:default-cell-style-name="Default"/>
        <table:table-column table:style-name="co131" table:default-cell-style-name="Default"/>
        <table:table-column table:style-name="co101" table:default-cell-style-name="Default"/>
        <table:table-column table:style-name="co11" table:number-columns-repeated="2" table:default-cell-style-name="Default"/>
        <table:table-column table:style-name="co80" table:default-cell-style-name="Default"/>
        <table:table-column table:style-name="co8" table:default-cell-style-name="Default"/>
        <table:table-column table:style-name="co47" table:number-columns-repeated="2" table:default-cell-style-name="Default"/>
        <table:table-column table:style-name="co101" table:default-cell-style-name="Default"/>
        <table:table-column table:style-name="co132" table:default-cell-style-name="Default"/>
        <table:table-column table:style-name="co67" table:default-cell-style-name="Default"/>
        <table:table-column table:style-name="co132" table:default-cell-style-name="Default"/>
        <table:table-column table:style-name="co17" table:number-columns-repeated="2" table:default-cell-style-name="Default"/>
        <table:table-column table:style-name="co80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98" table:default-cell-style-name="Default"/>
        <table:table-column table:style-name="co1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110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5" table:default-cell-style-name="Default"/>
        <table:table-column table:style-name="co111" table:default-cell-style-name="Default"/>
        <table:table-column table:style-name="co2" table:number-columns-repeated="2" table:default-cell-style-name="Default"/>
        <table:table-column table:style-name="co46" table:number-columns-repeated="3" table:default-cell-style-name="Default"/>
        <table:table-column table:style-name="co59" table:default-cell-style-name="Default"/>
        <table:table-column table:style-name="co107" table:default-cell-style-name="Default"/>
        <table:table-column table:style-name="co8" table:default-cell-style-name="Default"/>
        <table:table-column table:style-name="co108" table:default-cell-style-name="Default"/>
        <table:table-column table:style-name="co101" table:default-cell-style-name="Default"/>
        <table:table-column table:style-name="co38" table:default-cell-style-name="Default"/>
        <table:table-column table:style-name="co98" table:default-cell-style-name="Default"/>
        <table:table-column table:style-name="co15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110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11" table:default-cell-style-name="Default"/>
        <table:table-column table:style-name="co2" table:number-columns-repeated="2" table:default-cell-style-name="Default"/>
        <table:table-column table:style-name="co46" table:number-columns-repeated="2" table:default-cell-style-name="Default"/>
        <table:table-column table:style-name="co5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1" table:default-cell-style-name="Default"/>
        <table:table-column table:style-name="co5" table:default-cell-style-name="Default"/>
        <table:table-column table:style-name="co108" table:default-cell-style-name="Default"/>
        <table:table-column table:style-name="co107" table:default-cell-style-name="Default"/>
        <table:table-column table:style-name="co49" table:default-cell-style-name="Default"/>
        <table:table-column table:style-name="co133" table:default-cell-style-name="Default"/>
        <table:table-column table:style-name="co6" table:number-columns-repeated="2" table:default-cell-style-name="Default"/>
        <table:table-column table:style-name="co107" table:number-columns-repeated="2" table:default-cell-style-name="Default"/>
        <table:table-column table:style-name="co8" table:default-cell-style-name="Default"/>
        <table:table-column table:style-name="co3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02" table:default-cell-style-name="Default"/>
        <table:table-column table:style-name="co11" table:number-columns-repeated="2" table:default-cell-style-name="Default"/>
        <table:table-column table:style-name="co6" table:number-columns-repeated="3" table:default-cell-style-name="Default"/>
        <table:table-column table:style-name="co70" table:default-cell-style-name="Default"/>
        <table:table-column table:style-name="co132" table:default-cell-style-name="Default"/>
        <table:table-column table:style-name="co111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" table:default-cell-style-name="Default"/>
        <table:table-column table:style-name="co134" table:number-columns-repeated="3" table:default-cell-style-name="Default"/>
        <table:table-column table:style-name="co135" table:default-cell-style-name="Default"/>
        <table:table-column table:style-name="co134" table:default-cell-style-name="Default"/>
        <table:table-column table:style-name="co113" table:default-cell-style-name="Default"/>
        <table:table-column table:style-name="co134" table:default-cell-style-name="Default"/>
        <table:table-column table:style-name="co100" table:default-cell-style-name="Default"/>
        <table:table-column table:style-name="co31" table:default-cell-style-name="Default"/>
        <table:table-column table:style-name="co95" table:default-cell-style-name="Default"/>
        <table:table-column table:style-name="co104" table:default-cell-style-name="Default"/>
        <table:table-column table:style-name="co49" table:default-cell-style-name="Default"/>
        <table:table-column table:style-name="co47" table:number-columns-repeated="2" table:default-cell-style-name="Default"/>
        <table:table-column table:style-name="co95" table:number-columns-repeated="2" table:default-cell-style-name="Default"/>
        <table:table-column table:style-name="co101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98" table:default-cell-style-name="Default"/>
        <table:table-column table:style-name="co15" table:default-cell-style-name="Default"/>
        <table:table-column table:style-name="co46" table:number-columns-repeated="2" table:default-cell-style-name="Default"/>
        <table:table-column table:style-name="co47" table:number-columns-repeated="3" table:default-cell-style-name="Default"/>
        <table:table-column table:style-name="co41" table:default-cell-style-name="Default"/>
        <table:table-column table:style-name="co106" table:default-cell-style-name="Default"/>
        <table:table-column table:style-name="co5" table:default-cell-style-name="Default"/>
        <table:table-column table:style-name="co67" table:default-cell-style-name="Default"/>
        <table:table-column table:style-name="co105" table:default-cell-style-name="Default"/>
        <table:table-column table:style-name="co100" table:default-cell-style-name="Default"/>
        <table:table-column table:style-name="co112" table:default-cell-style-name="Default"/>
        <table:table-column table:style-name="co70" table:default-cell-style-name="Default"/>
        <table:table-column table:style-name="co12" table:default-cell-style-name="Default"/>
        <table:table-column table:style-name="co55" table:default-cell-style-name="Default"/>
        <table:table-column table:style-name="co136" table:default-cell-style-name="Default"/>
        <table:table-column table:style-name="co85" table:number-columns-repeated="2" table:default-cell-style-name="Default"/>
        <table:table-column table:style-name="co12" table:number-columns-repeated="2" table:default-cell-style-name="Default"/>
        <table:table-column table:style-name="co51" table:default-cell-style-name="Default"/>
        <table:table-column table:style-name="co137" table:default-cell-style-name="Default"/>
        <table:table-column table:style-name="co85" table:default-cell-style-name="Default"/>
        <table:table-column table:style-name="co127" table:default-cell-style-name="Default"/>
        <table:table-column table:style-name="co138" table:default-cell-style-name="Default"/>
        <table:table-column table:style-name="co139" table:number-columns-repeated="2" table:default-cell-style-name="Default"/>
        <table:table-column table:style-name="co85" table:number-columns-repeated="3" table:default-cell-style-name="Default"/>
        <table:table-column table:style-name="co3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79" table:default-cell-style-name="Default"/>
        <table:table-column table:style-name="co131" table:default-cell-style-name="Default"/>
        <table:table-column table:style-name="co112" table:default-cell-style-name="Default"/>
        <table:table-column table:style-name="co142" table:default-cell-style-name="Default"/>
        <table:table-column table:style-name="co108" table:default-cell-style-name="Default"/>
        <table:table-column table:style-name="co107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143" table:default-cell-style-name="Default"/>
        <table:table-column table:style-name="co72" table:default-cell-style-name="Default"/>
        <table:table-column table:style-name="co144" table:default-cell-style-name="Default"/>
        <table:table-column table:style-name="co145" table:number-columns-repeated="2" table:default-cell-style-name="Default"/>
        <table:table-column table:style-name="co146" table:default-cell-style-name="Default"/>
        <table:table-column table:style-name="co72" table:default-cell-style-name="Default"/>
        <table:table-column table:style-name="co139" table:default-cell-style-name="Default"/>
        <table:table-column table:style-name="co128" table:default-cell-style-name="Default"/>
        <table:table-column table:style-name="co147" table:default-cell-style-name="Default"/>
        <table:table-column table:style-name="co128" table:default-cell-style-name="Default"/>
        <table:table-column table:style-name="co148" table:default-cell-style-name="Default"/>
        <table:table-column table:style-name="co129" table:number-columns-repeated="2" table:default-cell-style-name="Default"/>
        <table:table-column table:style-name="co48" table:default-cell-style-name="Default"/>
        <table:table-column table:style-name="co128" table:default-cell-style-name="Default"/>
        <table:table-column table:style-name="co91" table:default-cell-style-name="Default"/>
        <table:table-column table:style-name="co149" table:default-cell-style-name="Default"/>
        <table:table-column table:style-name="co90" table:default-cell-style-name="Default"/>
        <table:table-column table:style-name="co123" table:default-cell-style-name="Default"/>
        <table:table-column table:style-name="co73" table:default-cell-style-name="Default"/>
        <table:table-column table:style-name="co120" table:default-cell-style-name="Default"/>
        <table:table-column table:style-name="co88" table:default-cell-style-name="Default"/>
        <table:table-column table:style-name="co150" table:default-cell-style-name="Default"/>
        <table:table-column table:style-name="co151" table:number-columns-repeated="2" table:default-cell-style-name="Default"/>
        <table:table-column table:style-name="co152" table:default-cell-style-name="Default"/>
        <table:table-column table:style-name="co88" table:default-cell-style-name="Default"/>
        <table:table-column table:style-name="co132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139" table:default-cell-style-name="Default"/>
        <table:table-column table:style-name="co53" table:number-columns-repeated="2" table:default-cell-style-name="Default"/>
        <table:table-column table:style-name="co56" table:default-cell-style-name="Default"/>
        <table:table-column table:style-name="co50" table:default-cell-style-name="Default"/>
        <table:table-column table:style-name="co153" table:default-cell-style-name="Default"/>
        <table:table-column table:style-name="co121" table:default-cell-style-name="Default"/>
        <table:table-column table:style-name="co154" table:default-cell-style-name="Default"/>
        <table:table-column table:style-name="co155" table:number-columns-repeated="2" table:default-cell-style-name="Default"/>
        <table:table-column table:style-name="co93" table:default-cell-style-name="Default"/>
        <table:table-column table:style-name="co121" table:default-cell-style-name="Default"/>
        <table:table-column table:style-name="co148" table:default-cell-style-name="Default"/>
        <table:table-column table:style-name="co19" table:default-cell-style-name="Default"/>
        <table:table-column table:style-name="co156" table:default-cell-style-name="Default"/>
        <table:table-column table:style-name="co19" table:default-cell-style-name="Default"/>
        <table:table-column table:style-name="co157" table:default-cell-style-name="Default"/>
        <table:table-column table:style-name="co149" table:number-columns-repeated="2" table:default-cell-style-name="Default"/>
        <table:table-column table:style-name="co158" table:default-cell-style-name="Default"/>
        <table:table-column table:style-name="co19" table:default-cell-style-name="Default"/>
        <table:table-column table:style-name="co150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5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47" table:default-cell-style-name="Default"/>
        <table:table-column table:style-name="co112" table:default-cell-style-name="Default"/>
        <table:table-column table:style-name="co134" table:number-columns-repeated="6" table:default-cell-style-name="Default"/>
        <table:table-column table:style-name="co162" table:default-cell-style-name="Default"/>
        <table:table-column table:style-name="co134" table:default-cell-style-name="Default"/>
        <table:table-column table:style-name="co52" table:default-cell-style-name="Default"/>
        <table:table-column table:style-name="co145" table:default-cell-style-name="Default"/>
        <table:table-column table:style-name="co103" table:default-cell-style-name="Default"/>
        <table:table-column table:style-name="co81" table:default-cell-style-name="Default"/>
        <table:table-column table:style-name="co139" table:default-cell-style-name="Default"/>
        <table:table-column table:style-name="co70" table:default-cell-style-name="Default"/>
        <table:table-column table:style-name="co151" table:default-cell-style-name="Default"/>
        <table:table-column table:style-name="co59" table:default-cell-style-name="Default"/>
        <table:table-column table:style-name="co155" table:default-cell-style-name="Default"/>
        <table:table-column table:style-name="co80" table:default-cell-style-name="Default"/>
        <table:table-column table:style-name="co78" table:default-cell-style-name="Default"/>
        <table:table-column table:style-name="co163" table:default-cell-style-name="Default"/>
        <table:table-column table:style-name="co133" table:default-cell-style-name="Default"/>
        <table:table-column table:style-name="co82" table:default-cell-style-name="Default"/>
        <table:table-column table:style-name="co102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7" table:default-cell-style-name="Default"/>
        <table:table-column table:style-name="co82" table:default-cell-style-name="Default"/>
        <table:table-column table:style-name="co79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fterburner.in_flow.Fl_I:tot:h</text:p>
          </table:table-cell>
          <table:table-cell office:value-type="string" calcext:value-type="string">
            <text:p>afterburner.mix_fuel.thermo_add.Fl_I:tot:h</text:p>
          </table:table-cell>
          <table:table-cell office:value-type="string" calcext:value-type="string">
            <text:p>afterburner.in_flow.Fl_I:tot:T</text:p>
          </table:table-cell>
          <table:table-cell office:value-type="string" calcext:value-type="string">
            <text:p>afterburner.in_flow.Fl_I:tot:P</text:p>
          </table:table-cell>
          <table:table-cell office:value-type="string" calcext:value-type="string">
            <text:p>afterburner.in_flow.Fl_I:tot:rho</text:p>
          </table:table-cell>
          <table:table-cell office:value-type="string" calcext:value-type="string">
            <text:p>afterburner.in_flow.Fl_I:tot:gamma</text:p>
          </table:table-cell>
          <table:table-cell office:value-type="string" calcext:value-type="string">
            <text:p>afterburner.in_flow.Fl_I:tot:Cp</text:p>
          </table:table-cell>
          <table:table-cell office:value-type="string" calcext:value-type="string">
            <text:p>afterburner.in_flow.Fl_I:tot:Cv</text:p>
          </table:table-cell>
          <table:table-cell office:value-type="string" calcext:value-type="string">
            <text:p>afterburner.in_flow.Fl_I:tot:S</text:p>
          </table:table-cell>
          <table:table-cell office:value-type="string" calcext:value-type="string">
            <text:p>afterburner.in_flow.Fl_I:tot:R</text:p>
          </table:table-cell>
          <table:table-cell office:value-type="string" calcext:value-type="string">
            <text:p>afterburner.in_flow.Fl_I:stat:h</text:p>
          </table:table-cell>
          <table:table-cell office:value-type="string" calcext:value-type="string">
            <text:p>afterburner.in_flow.Fl_I:stat:T</text:p>
          </table:table-cell>
          <table:table-cell office:value-type="string" calcext:value-type="string">
            <text:p>afterburner.in_flow.Fl_I:stat:P</text:p>
          </table:table-cell>
          <table:table-cell office:value-type="string" calcext:value-type="string">
            <text:p>afterburner.in_flow.Fl_I:stat:rho</text:p>
          </table:table-cell>
          <table:table-cell office:value-type="string" calcext:value-type="string">
            <text:p>afterburner.in_flow.Fl_I:stat:gamma</text:p>
          </table:table-cell>
          <table:table-cell office:value-type="string" calcext:value-type="string">
            <text:p>afterburner.in_flow.Fl_I:stat:Cp</text:p>
          </table:table-cell>
          <table:table-cell office:value-type="string" calcext:value-type="string">
            <text:p>afterburner.in_flow.Fl_I:stat:Cv</text:p>
          </table:table-cell>
          <table:table-cell office:value-type="string" calcext:value-type="string">
            <text:p>afterburner.in_flow.Fl_I:stat:S</text:p>
          </table:table-cell>
          <table:table-cell office:value-type="string" calcext:value-type="string">
            <text:p>afterburner.in_flow.Fl_I:stat:R</text:p>
          </table:table-cell>
          <table:table-cell office:value-type="string" calcext:value-type="string">
            <text:p>afterburner.in_flow.Fl_I:stat:V</text:p>
          </table:table-cell>
          <table:table-cell office:value-type="string" calcext:value-type="string">
            <text:p>afterburner.in_flow.Fl_I:stat:Vsonic</text:p>
          </table:table-cell>
          <table:table-cell office:value-type="string" calcext:value-type="string">
            <text:p>afterburner.in_flow.Fl_I:stat:MN</text:p>
          </table:table-cell>
          <table:table-cell office:value-type="string" calcext:value-type="string">
            <text:p>afterburner.in_flow.Fl_I:stat:area</text:p>
          </table:table-cell>
          <table:table-cell office:value-type="string" calcext:value-type="string">
            <text:p>afterburner.in_flow.Fl_I:stat:Wc</text:p>
          </table:table-cell>
          <table:table-cell office:value-type="string" calcext:value-type="string">
            <text:p>afterburner.in_flow.Fl_I:stat:W</text:p>
          </table:table-cell>
          <table:table-cell office:value-type="string" calcext:value-type="string">
            <text:p>afterburner.mix_fuel.thermo_add.Fl_I:stat:W</text:p>
          </table:table-cell>
          <table:table-cell office:value-type="string" calcext:value-type="string">
            <text:p>afterburner.in_flow.Fl_I:FAR</text:p>
          </table:table-cell>
          <table:table-cell office:value-type="string" calcext:value-type="string">
            <text:p>bld3.flow_in.Fl_I:stat:W</text:p>
          </table:table-cell>
          <table:table-cell office:value-type="string" calcext:value-type="string">
            <text:p>bld3.flow_in.Fl_I:tot:P</text:p>
          </table:table-cell>
          <table:table-cell office:value-type="string" calcext:value-type="string">
            <text:p>bld3.flow_in.Fl_I:tot:T</text:p>
          </table:table-cell>
          <table:table-cell office:value-type="string" calcext:value-type="string">
            <text:p>bld3.flow_in.Fl_I:tot:h</text:p>
          </table:table-cell>
          <table:table-cell office:value-type="string" calcext:value-type="string">
            <text:p>bld3.flow_in.Fl_I:tot:rho</text:p>
          </table:table-cell>
          <table:table-cell office:value-type="string" calcext:value-type="string">
            <text:p>bld3.flow_in.Fl_I:tot:gamma</text:p>
          </table:table-cell>
          <table:table-cell office:value-type="string" calcext:value-type="string">
            <text:p>bld3.flow_in.Fl_I:tot:Cp</text:p>
          </table:table-cell>
          <table:table-cell office:value-type="string" calcext:value-type="string">
            <text:p>bld3.flow_in.Fl_I:tot:Cv</text:p>
          </table:table-cell>
          <table:table-cell office:value-type="string" calcext:value-type="string">
            <text:p>bld3.flow_in.Fl_I:tot:S</text:p>
          </table:table-cell>
          <table:table-cell office:value-type="string" calcext:value-type="string">
            <text:p>bld3.flow_in.Fl_I:tot:R</text:p>
          </table:table-cell>
          <table:table-cell office:value-type="string" calcext:value-type="string">
            <text:p>bld3.flow_in.Fl_I:stat:h</text:p>
          </table:table-cell>
          <table:table-cell office:value-type="string" calcext:value-type="string">
            <text:p>bld3.flow_in.Fl_I:stat:T</text:p>
          </table:table-cell>
          <table:table-cell office:value-type="string" calcext:value-type="string">
            <text:p>bld3.flow_in.Fl_I:stat:P</text:p>
          </table:table-cell>
          <table:table-cell office:value-type="string" calcext:value-type="string">
            <text:p>bld3.flow_in.Fl_I:stat:rho</text:p>
          </table:table-cell>
          <table:table-cell office:value-type="string" calcext:value-type="string">
            <text:p>bld3.flow_in.Fl_I:stat:gamma</text:p>
          </table:table-cell>
          <table:table-cell office:value-type="string" calcext:value-type="string">
            <text:p>bld3.flow_in.Fl_I:stat:Cp</text:p>
          </table:table-cell>
          <table:table-cell office:value-type="string" calcext:value-type="string">
            <text:p>bld3.flow_in.Fl_I:stat:Cv</text:p>
          </table:table-cell>
          <table:table-cell office:value-type="string" calcext:value-type="string">
            <text:p>bld3.flow_in.Fl_I:stat:S</text:p>
          </table:table-cell>
          <table:table-cell office:value-type="string" calcext:value-type="string">
            <text:p>bld3.flow_in.Fl_I:stat:R</text:p>
          </table:table-cell>
          <table:table-cell office:value-type="string" calcext:value-type="string">
            <text:p>bld3.flow_in.Fl_I:stat:V</text:p>
          </table:table-cell>
          <table:table-cell office:value-type="string" calcext:value-type="string">
            <text:p>bld3.flow_in.Fl_I:stat:Vsonic</text:p>
          </table:table-cell>
          <table:table-cell office:value-type="string" calcext:value-type="string">
            <text:p>bld3.flow_in.Fl_I:stat:MN</text:p>
          </table:table-cell>
          <table:table-cell office:value-type="string" calcext:value-type="string">
            <text:p>bld3.flow_in.Fl_I:stat:area</text:p>
          </table:table-cell>
          <table:table-cell office:value-type="string" calcext:value-type="string">
            <text:p>bld3.flow_in.Fl_I:stat:Wc</text:p>
          </table:table-cell>
          <table:table-cell office:value-type="string" calcext:value-type="string">
            <text:p>bld3.flow_in.Fl_I:FAR</text:p>
          </table:table-cell>
          <table:table-cell office:value-type="string" calcext:value-type="string">
            <text:p>burner.in_flow.Fl_I:tot:h</text:p>
          </table:table-cell>
          <table:table-cell office:value-type="string" calcext:value-type="string">
            <text:p>burner.mix_fuel.thermo_add.Fl_I:tot:h</text:p>
          </table:table-cell>
          <table:table-cell office:value-type="string" calcext:value-type="string">
            <text:p>burner.in_flow.Fl_I:tot:T</text:p>
          </table:table-cell>
          <table:table-cell office:value-type="string" calcext:value-type="string">
            <text:p>burner.in_flow.Fl_I:tot:P</text:p>
          </table:table-cell>
          <table:table-cell office:value-type="string" calcext:value-type="string">
            <text:p>burner.in_flow.Fl_I:tot:rho</text:p>
          </table:table-cell>
          <table:table-cell office:value-type="string" calcext:value-type="string">
            <text:p>burner.in_flow.Fl_I:tot:gamma</text:p>
          </table:table-cell>
          <table:table-cell office:value-type="string" calcext:value-type="string">
            <text:p>burner.in_flow.Fl_I:tot:Cp</text:p>
          </table:table-cell>
          <table:table-cell office:value-type="string" calcext:value-type="string">
            <text:p>burner.in_flow.Fl_I:tot:Cv</text:p>
          </table:table-cell>
          <table:table-cell office:value-type="string" calcext:value-type="string">
            <text:p>burner.in_flow.Fl_I:tot:S</text:p>
          </table:table-cell>
          <table:table-cell office:value-type="string" calcext:value-type="string">
            <text:p>burner.in_flow.Fl_I:tot:R</text:p>
          </table:table-cell>
          <table:table-cell office:value-type="string" calcext:value-type="string">
            <text:p>burner.in_flow.Fl_I:stat:h</text:p>
          </table:table-cell>
          <table:table-cell office:value-type="string" calcext:value-type="string">
            <text:p>burner.in_flow.Fl_I:stat:T</text:p>
          </table:table-cell>
          <table:table-cell office:value-type="string" calcext:value-type="string">
            <text:p>burner.in_flow.Fl_I:stat:P</text:p>
          </table:table-cell>
          <table:table-cell office:value-type="string" calcext:value-type="string">
            <text:p>burner.in_flow.Fl_I:stat:rho</text:p>
          </table:table-cell>
          <table:table-cell office:value-type="string" calcext:value-type="string">
            <text:p>burner.in_flow.Fl_I:stat:gamma</text:p>
          </table:table-cell>
          <table:table-cell office:value-type="string" calcext:value-type="string">
            <text:p>burner.in_flow.Fl_I:stat:Cp</text:p>
          </table:table-cell>
          <table:table-cell office:value-type="string" calcext:value-type="string">
            <text:p>burner.in_flow.Fl_I:stat:Cv</text:p>
          </table:table-cell>
          <table:table-cell office:value-type="string" calcext:value-type="string">
            <text:p>burner.in_flow.Fl_I:stat:S</text:p>
          </table:table-cell>
          <table:table-cell office:value-type="string" calcext:value-type="string">
            <text:p>burner.in_flow.Fl_I:stat:R</text:p>
          </table:table-cell>
          <table:table-cell office:value-type="string" calcext:value-type="string">
            <text:p>burner.in_flow.Fl_I:stat:V</text:p>
          </table:table-cell>
          <table:table-cell office:value-type="string" calcext:value-type="string">
            <text:p>burner.in_flow.Fl_I:stat:Vsonic</text:p>
          </table:table-cell>
          <table:table-cell office:value-type="string" calcext:value-type="string">
            <text:p>burner.in_flow.Fl_I:stat:MN</text:p>
          </table:table-cell>
          <table:table-cell office:value-type="string" calcext:value-type="string">
            <text:p>burner.in_flow.Fl_I:stat:area</text:p>
          </table:table-cell>
          <table:table-cell office:value-type="string" calcext:value-type="string">
            <text:p>burner.in_flow.Fl_I:stat:Wc</text:p>
          </table:table-cell>
          <table:table-cell office:value-type="string" calcext:value-type="string">
            <text:p>burner.in_flow.Fl_I:stat:W</text:p>
          </table:table-cell>
          <table:table-cell office:value-type="string" calcext:value-type="string">
            <text:p>burner.mix_fuel.thermo_add.Fl_I:stat:W</text:p>
          </table:table-cell>
          <table:table-cell office:value-type="string" calcext:value-type="string">
            <text:p>burner.in_flow.Fl_I:FAR</text:p>
          </table:table-cell>
          <table:table-cell office:value-type="string" calcext:value-type="string">
            <text:p>bypass_duct.flow_in.Fl_I:tot:h</text:p>
          </table:table-cell>
          <table:table-cell office:value-type="string" calcext:value-type="string">
            <text:p>bypass_duct.flow_in.Fl_I:tot:T</text:p>
          </table:table-cell>
          <table:table-cell office:value-type="string" calcext:value-type="string">
            <text:p>bypass_duct.flow_in.Fl_I:tot:P</text:p>
          </table:table-cell>
          <table:table-cell office:value-type="string" calcext:value-type="string">
            <text:p>bypass_duct.flow_in.Fl_I:tot:rho</text:p>
          </table:table-cell>
          <table:table-cell office:value-type="string" calcext:value-type="string">
            <text:p>bypass_duct.flow_in.Fl_I:tot:gamma</text:p>
          </table:table-cell>
          <table:table-cell office:value-type="string" calcext:value-type="string">
            <text:p>bypass_duct.flow_in.Fl_I:tot:Cp</text:p>
          </table:table-cell>
          <table:table-cell office:value-type="string" calcext:value-type="string">
            <text:p>bypass_duct.flow_in.Fl_I:tot:Cv</text:p>
          </table:table-cell>
          <table:table-cell office:value-type="string" calcext:value-type="string">
            <text:p>bypass_duct.flow_in.Fl_I:tot:S</text:p>
          </table:table-cell>
          <table:table-cell office:value-type="string" calcext:value-type="string">
            <text:p>bypass_duct.flow_in.Fl_I:tot:R</text:p>
          </table:table-cell>
          <table:table-cell office:value-type="string" calcext:value-type="string">
            <text:p>bypass_duct.flow_in.Fl_I:stat:h</text:p>
          </table:table-cell>
          <table:table-cell office:value-type="string" calcext:value-type="string">
            <text:p>bypass_duct.flow_in.Fl_I:stat:T</text:p>
          </table:table-cell>
          <table:table-cell office:value-type="string" calcext:value-type="string">
            <text:p>bypass_duct.flow_in.Fl_I:stat:P</text:p>
          </table:table-cell>
          <table:table-cell office:value-type="string" calcext:value-type="string">
            <text:p>bypass_duct.flow_in.Fl_I:stat:rho</text:p>
          </table:table-cell>
          <table:table-cell office:value-type="string" calcext:value-type="string">
            <text:p>bypass_duct.flow_in.Fl_I:stat:gamma</text:p>
          </table:table-cell>
          <table:table-cell office:value-type="string" calcext:value-type="string">
            <text:p>bypass_duct.flow_in.Fl_I:stat:Cp</text:p>
          </table:table-cell>
          <table:table-cell office:value-type="string" calcext:value-type="string">
            <text:p>bypass_duct.flow_in.Fl_I:stat:Cv</text:p>
          </table:table-cell>
          <table:table-cell office:value-type="string" calcext:value-type="string">
            <text:p>bypass_duct.flow_in.Fl_I:stat:S</text:p>
          </table:table-cell>
          <table:table-cell office:value-type="string" calcext:value-type="string">
            <text:p>bypass_duct.flow_in.Fl_I:stat:R</text:p>
          </table:table-cell>
          <table:table-cell office:value-type="string" calcext:value-type="string">
            <text:p>bypass_duct.flow_in.Fl_I:stat:V</text:p>
          </table:table-cell>
          <table:table-cell office:value-type="string" calcext:value-type="string">
            <text:p>bypass_duct.flow_in.Fl_I:stat:Vsonic</text:p>
          </table:table-cell>
          <table:table-cell office:value-type="string" calcext:value-type="string">
            <text:p>bypass_duct.flow_in.Fl_I:stat:MN</text:p>
          </table:table-cell>
          <table:table-cell office:value-type="string" calcext:value-type="string">
            <text:p>bypass_duct.flow_in.Fl_I:stat:area</text:p>
          </table:table-cell>
          <table:table-cell office:value-type="string" calcext:value-type="string">
            <text:p>bypass_duct.flow_in.Fl_I:stat:Wc</text:p>
          </table:table-cell>
          <table:table-cell office:value-type="string" calcext:value-type="string">
            <text:p>bypass_duct.flow_in.Fl_I:stat:W</text:p>
          </table:table-cell>
          <table:table-cell office:value-type="string" calcext:value-type="string">
            <text:p>bypass_duct.flow_in.Fl_I:FAR</text:p>
          </table:table-cell>
          <table:table-cell office:value-type="string" calcext:value-type="string">
            <text:p>fan.flow_in.Fl_I:stat:W</text:p>
          </table:table-cell>
          <table:table-cell office:value-type="string" calcext:value-type="string">
            <text:p>fan.flow_in.Fl_I:tot:h</text:p>
          </table:table-cell>
          <table:table-cell office:value-type="string" calcext:value-type="string">
            <text:p>fan.flow_in.Fl_I:tot:P</text:p>
          </table:table-cell>
          <table:table-cell office:value-type="string" calcext:value-type="string">
            <text:p>fan.flow_in.Fl_I:tot:T</text:p>
          </table:table-cell>
          <table:table-cell office:value-type="string" calcext:value-type="string">
            <text:p>fan.flow_in.Fl_I:tot:S</text:p>
          </table:table-cell>
          <table:table-cell office:value-type="string" calcext:value-type="string">
            <text:p>fan.flow_in.Fl_I:tot:R</text:p>
          </table:table-cell>
          <table:table-cell office:value-type="string" calcext:value-type="string">
            <text:p>fan.flow_in.Fl_I:tot:rho</text:p>
          </table:table-cell>
          <table:table-cell office:value-type="string" calcext:value-type="string">
            <text:p>fan.flow_in.Fl_I:tot:gamma</text:p>
          </table:table-cell>
          <table:table-cell office:value-type="string" calcext:value-type="string">
            <text:p>fan.flow_in.Fl_I:tot:Cp</text:p>
          </table:table-cell>
          <table:table-cell office:value-type="string" calcext:value-type="string">
            <text:p>fan.flow_in.Fl_I:tot:Cv</text:p>
          </table:table-cell>
          <table:table-cell office:value-type="string" calcext:value-type="string">
            <text:p>fan.flow_in.Fl_I:stat:h</text:p>
          </table:table-cell>
          <table:table-cell office:value-type="string" calcext:value-type="string">
            <text:p>fan.flow_in.Fl_I:stat:T</text:p>
          </table:table-cell>
          <table:table-cell office:value-type="string" calcext:value-type="string">
            <text:p>fan.flow_in.Fl_I:stat:P</text:p>
          </table:table-cell>
          <table:table-cell office:value-type="string" calcext:value-type="string">
            <text:p>fan.flow_in.Fl_I:stat:rho</text:p>
          </table:table-cell>
          <table:table-cell office:value-type="string" calcext:value-type="string">
            <text:p>fan.flow_in.Fl_I:stat:gamma</text:p>
          </table:table-cell>
          <table:table-cell office:value-type="string" calcext:value-type="string">
            <text:p>fan.flow_in.Fl_I:stat:Cp</text:p>
          </table:table-cell>
          <table:table-cell office:value-type="string" calcext:value-type="string">
            <text:p>fan.flow_in.Fl_I:stat:Cv</text:p>
          </table:table-cell>
          <table:table-cell office:value-type="string" calcext:value-type="string">
            <text:p>fan.flow_in.Fl_I:stat:S</text:p>
          </table:table-cell>
          <table:table-cell office:value-type="string" calcext:value-type="string">
            <text:p>fan.flow_in.Fl_I:stat:R</text:p>
          </table:table-cell>
          <table:table-cell office:value-type="string" calcext:value-type="string">
            <text:p>fan.flow_in.Fl_I:stat:V</text:p>
          </table:table-cell>
          <table:table-cell office:value-type="string" calcext:value-type="string">
            <text:p>fan.flow_in.Fl_I:stat:Vsonic</text:p>
          </table:table-cell>
          <table:table-cell office:value-type="string" calcext:value-type="string">
            <text:p>fan.flow_in.Fl_I:stat:MN</text:p>
          </table:table-cell>
          <table:table-cell office:value-type="string" calcext:value-type="string">
            <text:p>fan.flow_in.Fl_I:stat:area</text:p>
          </table:table-cell>
          <table:table-cell office:value-type="string" calcext:value-type="string">
            <text:p>fan.flow_in.Fl_I:stat:Wc</text:p>
          </table:table-cell>
          <table:table-cell office:value-type="string" calcext:value-type="string">
            <text:p>fan.flow_in.Fl_I:FAR</text:p>
          </table:table-cell>
          <table:table-cell office:value-type="string" calcext:value-type="string">
            <text:p>fc.ambient.dTs.Ts_in</text:p>
          </table:table-cell>
          <table:table-cell office:value-type="string" calcext:value-type="string">
            <text:p>fc.ambient.dTs.dTs</text:p>
          </table:table-cell>
          <table:table-cell office:value-type="string" calcext:value-type="string">
            <text:p>fc.ambient.readAtmTable.alt</text:p>
          </table:table-cell>
          <table:table-cell office:value-type="string" calcext:value-type="string">
            <text:p>fc.conv.balance.lhs:Tt</text:p>
          </table:table-cell>
          <table:table-cell office:value-type="string" calcext:value-type="string">
            <text:p>fc.conv.balance.rhs:Tt</text:p>
          </table:table-cell>
          <table:table-cell office:value-type="string" calcext:value-type="string">
            <text:p>fc.conv.balance.lhs:Pt</text:p>
          </table:table-cell>
          <table:table-cell office:value-type="string" calcext:value-type="string">
            <text:p>fc.conv.balance.rhs:Pt</text:p>
          </table:table-cell>
          <table:table-cell office:value-type="string" calcext:value-type="string">
            <text:p>fc.conv.fs.exit_static.balance.lhs:T</text:p>
          </table:table-cell>
          <table:table-cell office:value-type="string" calcext:value-type="string">
            <text:p>fc.conv.fs.exit_static.balance.rhs:T</text:p>
          </table:table-cell>
          <table:table-cell office:value-type="string" calcext:value-type="string">
            <text:p>fc.conv.fs.exit_static.flow.S</text:p>
          </table:table-cell>
          <table:table-cell office:value-type="string" calcext:value-type="string">
            <text:p>fc.conv.fs.exit_static.base_thermo.chem_eq.P</text:p>
          </table:table-cell>
          <table:table-cell office:value-type="string" calcext:value-type="string">
            <text:p>fc.conv.fs.exit_static.base_thermo.props.tp2props.P</text:p>
          </table:table-cell>
          <table:table-cell office:value-type="string" calcext:value-type="string">
            <text:p>fc.conv.fs.exit_static.flow.P</text:p>
          </table:table-cell>
          <table:table-cell office:value-type="string" calcext:value-type="string">
            <text:p>fc.conv.fs.exit_static.base_thermo.chem_eq.T</text:p>
          </table:table-cell>
          <table:table-cell office:value-type="string" calcext:value-type="string">
            <text:p>fc.conv.fs.exit_static.base_thermo.props.TP2ls.T</text:p>
          </table:table-cell>
          <table:table-cell office:value-type="string" calcext:value-type="string">
            <text:p>fc.conv.fs.exit_static.base_thermo.props.tp2props.T</text:p>
          </table:table-cell>
          <table:table-cell office:value-type="string" calcext:value-type="string">
            <text:p>fc.conv.fs.exit_static.flow.T</text:p>
          </table:table-cell>
          <table:table-cell office:value-type="string" calcext:value-type="string">
            <text:p>fc.conv.fs.exit_static.ps_resid.Ts</text:p>
          </table:table-cell>
          <table:table-cell office:value-type="string" calcext:value-type="string">
            <text:p>fc.conv.fs.exit_static.base_thermo.props.TP2ls.n_moles</text:p>
          </table:table-cell>
          <table:table-cell office:value-type="string" calcext:value-type="string">
            <text:p>fc.conv.fs.exit_static.base_thermo.props.tp2props.n_moles</text:p>
          </table:table-cell>
          <table:table-cell office:value-type="string" calcext:value-type="string">
            <text:p>fc.conv.fs.exit_static.flow.h</text:p>
          </table:table-cell>
          <table:table-cell office:value-type="string" calcext:value-type="string">
            <text:p>fc.conv.fs.exit_static.ps_resid.hs</text:p>
          </table:table-cell>
          <table:table-cell office:value-type="string" calcext:value-type="string">
            <text:p>fc.conv.fs.exit_static.flow.gamma</text:p>
          </table:table-cell>
          <table:table-cell office:value-type="string" calcext:value-type="string">
            <text:p>fc.conv.fs.exit_static.ps_resid.gamma</text:p>
          </table:table-cell>
          <table:table-cell office:value-type="string" calcext:value-type="string">
            <text:p>fc.conv.fs.exit_static.flow.Cp</text:p>
          </table:table-cell>
          <table:table-cell office:value-type="string" calcext:value-type="string">
            <text:p>fc.conv.fs.exit_static.flow.Cv</text:p>
          </table:table-cell>
          <table:table-cell office:value-type="string" calcext:value-type="string">
            <text:p>fc.conv.fs.exit_static.flow.rho</text:p>
          </table:table-cell>
          <table:table-cell office:value-type="string" calcext:value-type="string">
            <text:p>fc.conv.fs.exit_static.ps_resid.rho</text:p>
          </table:table-cell>
          <table:table-cell office:value-type="string" calcext:value-type="string">
            <text:p>fc.conv.fs.exit_static.flow.R</text:p>
          </table:table-cell>
          <table:table-cell office:value-type="string" calcext:value-type="string">
            <text:p>fc.conv.fs.exit_static.ps_resid.R</text:p>
          </table:table-cell>
          <table:table-cell office:value-type="string" calcext:value-type="string">
            <text:p>fc.conv.fs.exit_static.flow_static.area</text:p>
          </table:table-cell>
          <table:table-cell office:value-type="string" calcext:value-type="string">
            <text:p>fc.conv.fs.exit_static.flow_static.W</text:p>
          </table:table-cell>
          <table:table-cell office:value-type="string" calcext:value-type="string">
            <text:p>fc.conv.fs.exit_static.ps_resid.W</text:p>
          </table:table-cell>
          <table:table-cell office:value-type="string" calcext:value-type="string">
            <text:p>fc.conv.fs.exit_static.flow_static.V</text:p>
          </table:table-cell>
          <table:table-cell office:value-type="string" calcext:value-type="string">
            <text:p>fc.conv.fs.exit_static.flow_static.Vsonic</text:p>
          </table:table-cell>
          <table:table-cell office:value-type="string" calcext:value-type="string">
            <text:p>fc.conv.fs.exit_static.flow_static.MN</text:p>
          </table:table-cell>
          <table:table-cell office:value-type="string" calcext:value-type="string">
            <text:p>fc.conv.fs.exit_static.ps_resid.MN</text:p>
          </table:table-cell>
          <table:table-cell office:value-type="string" calcext:value-type="string">
            <text:p>fc.conv.fs.exit_static.ps_resid.ht</text:p>
          </table:table-cell>
          <table:table-cell office:value-type="string" calcext:value-type="string">
            <text:p>fc.conv.fs.exit_static.ps_resid.guess:gamt</text:p>
          </table:table-cell>
          <table:table-cell office:value-type="string" calcext:value-type="string">
            <text:p>fc.conv.fs.exit_static.ps_resid.guess:Pt</text:p>
          </table:table-cell>
          <table:table-cell office:value-type="string" calcext:value-type="string">
            <text:p>fc.conv.fs.totals.base_thermo.chem_eq.P</text:p>
          </table:table-cell>
          <table:table-cell office:value-type="string" calcext:value-type="string">
            <text:p>fc.conv.fs.totals.base_thermo.props.tp2props.P</text:p>
          </table:table-cell>
          <table:table-cell office:value-type="string" calcext:value-type="string">
            <text:p>fc.conv.fs.totals.flow.P</text:p>
          </table:table-cell>
          <table:table-cell office:value-type="string" calcext:value-type="string">
            <text:p>fc.conv.fs.totals.base_thermo.chem_eq.T</text:p>
          </table:table-cell>
          <table:table-cell office:value-type="string" calcext:value-type="string">
            <text:p>fc.conv.fs.totals.base_thermo.props.TP2ls.T</text:p>
          </table:table-cell>
          <table:table-cell office:value-type="string" calcext:value-type="string">
            <text:p>fc.conv.fs.totals.base_thermo.props.tp2props.T</text:p>
          </table:table-cell>
          <table:table-cell office:value-type="string" calcext:value-type="string">
            <text:p>fc.conv.fs.totals.flow.T</text:p>
          </table:table-cell>
          <table:table-cell office:value-type="string" calcext:value-type="string">
            <text:p>fc.conv.fs.totals.base_thermo.props.TP2ls.n_moles</text:p>
          </table:table-cell>
          <table:table-cell office:value-type="string" calcext:value-type="string">
            <text:p>fc.conv.fs.totals.base_thermo.props.tp2props.n_moles</text:p>
          </table:table-cell>
          <table:table-cell office:value-type="string" calcext:value-type="string">
            <text:p>fc.conv.fs.totals.flow.h</text:p>
          </table:table-cell>
          <table:table-cell office:value-type="string" calcext:value-type="string">
            <text:p>fc.conv.fs.totals.flow.S</text:p>
          </table:table-cell>
          <table:table-cell office:value-type="string" calcext:value-type="string">
            <text:p>fc.conv.fs.totals.flow.gamma</text:p>
          </table:table-cell>
          <table:table-cell office:value-type="string" calcext:value-type="string">
            <text:p>fc.conv.fs.totals.flow.Cp</text:p>
          </table:table-cell>
          <table:table-cell office:value-type="string" calcext:value-type="string">
            <text:p>fc.conv.fs.totals.flow.Cv</text:p>
          </table:table-cell>
          <table:table-cell office:value-type="string" calcext:value-type="string">
            <text:p>fc.conv.fs.totals.flow.rho</text:p>
          </table:table-cell>
          <table:table-cell office:value-type="string" calcext:value-type="string">
            <text:p>fc.conv.fs.totals.flow.R</text:p>
          </table:table-cell>
          <table:table-cell office:value-type="string" calcext:value-type="string">
            <text:p>hpc.flow_in.Fl_I:stat:W</text:p>
          </table:table-cell>
          <table:table-cell office:value-type="string" calcext:value-type="string">
            <text:p>hpc.flow_in.Fl_I:tot:h</text:p>
          </table:table-cell>
          <table:table-cell office:value-type="string" calcext:value-type="string">
            <text:p>hpc.flow_in.Fl_I:tot:P</text:p>
          </table:table-cell>
          <table:table-cell office:value-type="string" calcext:value-type="string">
            <text:p>hpc.flow_in.Fl_I:tot:T</text:p>
          </table:table-cell>
          <table:table-cell office:value-type="string" calcext:value-type="string">
            <text:p>hpc.flow_in.Fl_I:tot:S</text:p>
          </table:table-cell>
          <table:table-cell office:value-type="string" calcext:value-type="string">
            <text:p>hpc.flow_in.Fl_I:tot:R</text:p>
          </table:table-cell>
          <table:table-cell office:value-type="string" calcext:value-type="string">
            <text:p>hpc.flow_in.Fl_I:tot:rho</text:p>
          </table:table-cell>
          <table:table-cell office:value-type="string" calcext:value-type="string">
            <text:p>hpc.flow_in.Fl_I:tot:gamma</text:p>
          </table:table-cell>
          <table:table-cell office:value-type="string" calcext:value-type="string">
            <text:p>hpc.flow_in.Fl_I:tot:Cp</text:p>
          </table:table-cell>
          <table:table-cell office:value-type="string" calcext:value-type="string">
            <text:p>hpc.flow_in.Fl_I:tot:Cv</text:p>
          </table:table-cell>
          <table:table-cell office:value-type="string" calcext:value-type="string">
            <text:p>hpc.flow_in.Fl_I:stat:h</text:p>
          </table:table-cell>
          <table:table-cell office:value-type="string" calcext:value-type="string">
            <text:p>hpc.flow_in.Fl_I:stat:T</text:p>
          </table:table-cell>
          <table:table-cell office:value-type="string" calcext:value-type="string">
            <text:p>hpc.flow_in.Fl_I:stat:P</text:p>
          </table:table-cell>
          <table:table-cell office:value-type="string" calcext:value-type="string">
            <text:p>hpc.flow_in.Fl_I:stat:rho</text:p>
          </table:table-cell>
          <table:table-cell office:value-type="string" calcext:value-type="string">
            <text:p>hpc.flow_in.Fl_I:stat:gamma</text:p>
          </table:table-cell>
          <table:table-cell office:value-type="string" calcext:value-type="string">
            <text:p>hpc.flow_in.Fl_I:stat:Cp</text:p>
          </table:table-cell>
          <table:table-cell office:value-type="string" calcext:value-type="string">
            <text:p>hpc.flow_in.Fl_I:stat:Cv</text:p>
          </table:table-cell>
          <table:table-cell office:value-type="string" calcext:value-type="string">
            <text:p>hpc.flow_in.Fl_I:stat:S</text:p>
          </table:table-cell>
          <table:table-cell office:value-type="string" calcext:value-type="string">
            <text:p>hpc.flow_in.Fl_I:stat:R</text:p>
          </table:table-cell>
          <table:table-cell office:value-type="string" calcext:value-type="string">
            <text:p>hpc.flow_in.Fl_I:stat:V</text:p>
          </table:table-cell>
          <table:table-cell office:value-type="string" calcext:value-type="string">
            <text:p>hpc.flow_in.Fl_I:stat:Vsonic</text:p>
          </table:table-cell>
          <table:table-cell office:value-type="string" calcext:value-type="string">
            <text:p>hpc.flow_in.Fl_I:stat:MN</text:p>
          </table:table-cell>
          <table:table-cell office:value-type="string" calcext:value-type="string">
            <text:p>hpc.flow_in.Fl_I:stat:area</text:p>
          </table:table-cell>
          <table:table-cell office:value-type="string" calcext:value-type="string">
            <text:p>hpc.flow_in.Fl_I:stat:Wc</text:p>
          </table:table-cell>
          <table:table-cell office:value-type="string" calcext:value-type="string">
            <text:p>hpc.flow_in.Fl_I:FAR</text:p>
          </table:table-cell>
          <table:table-cell office:value-type="string" calcext:value-type="string">
            <text:p>hpt.bld_add.thermo_add.Fl_I:stat:W</text:p>
          </table:table-cell>
          <table:table-cell office:value-type="string" calcext:value-type="string">
            <text:p>hpt.in_flow.Fl_I:stat:W</text:p>
          </table:table-cell>
          <table:table-cell office:value-type="string" calcext:value-type="string">
            <text:p>hpt.bld_add.thermo_add.Fl_I:tot:h</text:p>
          </table:table-cell>
          <table:table-cell office:value-type="string" calcext:value-type="string">
            <text:p>hpt.in_flow.Fl_I:tot:P</text:p>
          </table:table-cell>
          <table:table-cell office:value-type="string" calcext:value-type="string">
            <text:p>hpt.in_flow.Fl_I:tot:T</text:p>
          </table:table-cell>
          <table:table-cell office:value-type="string" calcext:value-type="string">
            <text:p>hpt.in_flow.Fl_I:tot:S</text:p>
          </table:table-cell>
          <table:table-cell office:value-type="string" calcext:value-type="string">
            <text:p>hpt.in_flow.Fl_I:tot:R</text:p>
          </table:table-cell>
          <table:table-cell office:value-type="string" calcext:value-type="string">
            <text:p>hpt.in_flow.Fl_I:tot:h</text:p>
          </table:table-cell>
          <table:table-cell office:value-type="string" calcext:value-type="string">
            <text:p>hpt.in_flow.Fl_I:tot:rho</text:p>
          </table:table-cell>
          <table:table-cell office:value-type="string" calcext:value-type="string">
            <text:p>hpt.in_flow.Fl_I:tot:gamma</text:p>
          </table:table-cell>
          <table:table-cell office:value-type="string" calcext:value-type="string">
            <text:p>hpt.in_flow.Fl_I:tot:Cp</text:p>
          </table:table-cell>
          <table:table-cell office:value-type="string" calcext:value-type="string">
            <text:p>hpt.in_flow.Fl_I:tot:Cv</text:p>
          </table:table-cell>
          <table:table-cell office:value-type="string" calcext:value-type="string">
            <text:p>hpt.in_flow.Fl_I:stat:h</text:p>
          </table:table-cell>
          <table:table-cell office:value-type="string" calcext:value-type="string">
            <text:p>hpt.in_flow.Fl_I:stat:T</text:p>
          </table:table-cell>
          <table:table-cell office:value-type="string" calcext:value-type="string">
            <text:p>hpt.in_flow.Fl_I:stat:P</text:p>
          </table:table-cell>
          <table:table-cell office:value-type="string" calcext:value-type="string">
            <text:p>hpt.in_flow.Fl_I:stat:rho</text:p>
          </table:table-cell>
          <table:table-cell office:value-type="string" calcext:value-type="string">
            <text:p>hpt.in_flow.Fl_I:stat:gamma</text:p>
          </table:table-cell>
          <table:table-cell office:value-type="string" calcext:value-type="string">
            <text:p>hpt.in_flow.Fl_I:stat:Cp</text:p>
          </table:table-cell>
          <table:table-cell office:value-type="string" calcext:value-type="string">
            <text:p>hpt.in_flow.Fl_I:stat:Cv</text:p>
          </table:table-cell>
          <table:table-cell office:value-type="string" calcext:value-type="string">
            <text:p>hpt.in_flow.Fl_I:stat:S</text:p>
          </table:table-cell>
          <table:table-cell office:value-type="string" calcext:value-type="string">
            <text:p>hpt.in_flow.Fl_I:stat:R</text:p>
          </table:table-cell>
          <table:table-cell office:value-type="string" calcext:value-type="string">
            <text:p>hpt.in_flow.Fl_I:stat:V</text:p>
          </table:table-cell>
          <table:table-cell office:value-type="string" calcext:value-type="string">
            <text:p>hpt.in_flow.Fl_I:stat:Vsonic</text:p>
          </table:table-cell>
          <table:table-cell office:value-type="string" calcext:value-type="string">
            <text:p>hpt.in_flow.Fl_I:stat:MN</text:p>
          </table:table-cell>
          <table:table-cell office:value-type="string" calcext:value-type="string">
            <text:p>hpt.in_flow.Fl_I:stat:area</text:p>
          </table:table-cell>
          <table:table-cell office:value-type="string" calcext:value-type="string">
            <text:p>hpt.in_flow.Fl_I:stat:Wc</text:p>
          </table:table-cell>
          <table:table-cell office:value-type="string" calcext:value-type="string">
            <text:p>hpt.in_flow.Fl_I:FAR</text:p>
          </table:table-cell>
          <table:table-cell office:value-type="string" calcext:value-type="string">
            <text:p>hpt_duct.flow_in.Fl_I:tot:h</text:p>
          </table:table-cell>
          <table:table-cell office:value-type="string" calcext:value-type="string">
            <text:p>hpt_duct.flow_in.Fl_I:tot:T</text:p>
          </table:table-cell>
          <table:table-cell office:value-type="string" calcext:value-type="string">
            <text:p>hpt_duct.flow_in.Fl_I:tot:P</text:p>
          </table:table-cell>
          <table:table-cell office:value-type="string" calcext:value-type="string">
            <text:p>hpt_duct.flow_in.Fl_I:tot:rho</text:p>
          </table:table-cell>
          <table:table-cell office:value-type="string" calcext:value-type="string">
            <text:p>hpt_duct.flow_in.Fl_I:tot:gamma</text:p>
          </table:table-cell>
          <table:table-cell office:value-type="string" calcext:value-type="string">
            <text:p>hpt_duct.flow_in.Fl_I:tot:Cp</text:p>
          </table:table-cell>
          <table:table-cell office:value-type="string" calcext:value-type="string">
            <text:p>hpt_duct.flow_in.Fl_I:tot:Cv</text:p>
          </table:table-cell>
          <table:table-cell office:value-type="string" calcext:value-type="string">
            <text:p>hpt_duct.flow_in.Fl_I:tot:S</text:p>
          </table:table-cell>
          <table:table-cell office:value-type="string" calcext:value-type="string">
            <text:p>hpt_duct.flow_in.Fl_I:tot:R</text:p>
          </table:table-cell>
          <table:table-cell office:value-type="string" calcext:value-type="string">
            <text:p>hpt_duct.flow_in.Fl_I:stat:h</text:p>
          </table:table-cell>
          <table:table-cell office:value-type="string" calcext:value-type="string">
            <text:p>hpt_duct.flow_in.Fl_I:stat:T</text:p>
          </table:table-cell>
          <table:table-cell office:value-type="string" calcext:value-type="string">
            <text:p>hpt_duct.flow_in.Fl_I:stat:P</text:p>
          </table:table-cell>
          <table:table-cell office:value-type="string" calcext:value-type="string">
            <text:p>hpt_duct.flow_in.Fl_I:stat:rho</text:p>
          </table:table-cell>
          <table:table-cell office:value-type="string" calcext:value-type="string">
            <text:p>hpt_duct.flow_in.Fl_I:stat:gamma</text:p>
          </table:table-cell>
          <table:table-cell office:value-type="string" calcext:value-type="string">
            <text:p>hpt_duct.flow_in.Fl_I:stat:Cp</text:p>
          </table:table-cell>
          <table:table-cell office:value-type="string" calcext:value-type="string">
            <text:p>hpt_duct.flow_in.Fl_I:stat:Cv</text:p>
          </table:table-cell>
          <table:table-cell office:value-type="string" calcext:value-type="string">
            <text:p>hpt_duct.flow_in.Fl_I:stat:S</text:p>
          </table:table-cell>
          <table:table-cell office:value-type="string" calcext:value-type="string">
            <text:p>hpt_duct.flow_in.Fl_I:stat:R</text:p>
          </table:table-cell>
          <table:table-cell office:value-type="string" calcext:value-type="string">
            <text:p>hpt_duct.flow_in.Fl_I:stat:V</text:p>
          </table:table-cell>
          <table:table-cell office:value-type="string" calcext:value-type="string">
            <text:p>hpt_duct.flow_in.Fl_I:stat:Vsonic</text:p>
          </table:table-cell>
          <table:table-cell office:value-type="string" calcext:value-type="string">
            <text:p>hpt_duct.flow_in.Fl_I:stat:MN</text:p>
          </table:table-cell>
          <table:table-cell office:value-type="string" calcext:value-type="string">
            <text:p>hpt_duct.flow_in.Fl_I:stat:area</text:p>
          </table:table-cell>
          <table:table-cell office:value-type="string" calcext:value-type="string">
            <text:p>hpt_duct.flow_in.Fl_I:stat:Wc</text:p>
          </table:table-cell>
          <table:table-cell office:value-type="string" calcext:value-type="string">
            <text:p>hpt_duct.flow_in.Fl_I:stat:W</text:p>
          </table:table-cell>
          <table:table-cell office:value-type="string" calcext:value-type="string">
            <text:p>hpt_duct.flow_in.Fl_I:FAR</text:p>
          </table:table-cell>
          <table:table-cell office:value-type="string" calcext:value-type="string">
            <text:p>inlet.flow_in.Fl_I:tot:P</text:p>
          </table:table-cell>
          <table:table-cell office:value-type="string" calcext:value-type="string">
            <text:p>inlet.flow_in.Fl_I:stat:V</text:p>
          </table:table-cell>
          <table:table-cell office:value-type="string" calcext:value-type="string">
            <text:p>inlet.flow_in.Fl_I:stat:W</text:p>
          </table:table-cell>
          <table:table-cell office:value-type="string" calcext:value-type="string">
            <text:p>inlet.flow_in.Fl_I:tot:h</text:p>
          </table:table-cell>
          <table:table-cell office:value-type="string" calcext:value-type="string">
            <text:p>inlet.flow_in.Fl_I:tot:T</text:p>
          </table:table-cell>
          <table:table-cell office:value-type="string" calcext:value-type="string">
            <text:p>inlet.flow_in.Fl_I:tot:rho</text:p>
          </table:table-cell>
          <table:table-cell office:value-type="string" calcext:value-type="string">
            <text:p>inlet.flow_in.Fl_I:tot:gamma</text:p>
          </table:table-cell>
          <table:table-cell office:value-type="string" calcext:value-type="string">
            <text:p>inlet.flow_in.Fl_I:tot:Cp</text:p>
          </table:table-cell>
          <table:table-cell office:value-type="string" calcext:value-type="string">
            <text:p>inlet.flow_in.Fl_I:tot:Cv</text:p>
          </table:table-cell>
          <table:table-cell office:value-type="string" calcext:value-type="string">
            <text:p>inlet.flow_in.Fl_I:tot:S</text:p>
          </table:table-cell>
          <table:table-cell office:value-type="string" calcext:value-type="string">
            <text:p>inlet.flow_in.Fl_I:tot:R</text:p>
          </table:table-cell>
          <table:table-cell office:value-type="string" calcext:value-type="string">
            <text:p>inlet.flow_in.Fl_I:stat:h</text:p>
          </table:table-cell>
          <table:table-cell office:value-type="string" calcext:value-type="string">
            <text:p>inlet.flow_in.Fl_I:stat:T</text:p>
          </table:table-cell>
          <table:table-cell office:value-type="string" calcext:value-type="string">
            <text:p>inlet.flow_in.Fl_I:stat:P</text:p>
          </table:table-cell>
          <table:table-cell office:value-type="string" calcext:value-type="string">
            <text:p>inlet.flow_in.Fl_I:stat:rho</text:p>
          </table:table-cell>
          <table:table-cell office:value-type="string" calcext:value-type="string">
            <text:p>inlet.flow_in.Fl_I:stat:gamma</text:p>
          </table:table-cell>
          <table:table-cell office:value-type="string" calcext:value-type="string">
            <text:p>inlet.flow_in.Fl_I:stat:Cp</text:p>
          </table:table-cell>
          <table:table-cell office:value-type="string" calcext:value-type="string">
            <text:p>inlet.flow_in.Fl_I:stat:Cv</text:p>
          </table:table-cell>
          <table:table-cell office:value-type="string" calcext:value-type="string">
            <text:p>inlet.flow_in.Fl_I:stat:S</text:p>
          </table:table-cell>
          <table:table-cell office:value-type="string" calcext:value-type="string">
            <text:p>inlet.flow_in.Fl_I:stat:R</text:p>
          </table:table-cell>
          <table:table-cell office:value-type="string" calcext:value-type="string">
            <text:p>inlet.flow_in.Fl_I:stat:Vsonic</text:p>
          </table:table-cell>
          <table:table-cell office:value-type="string" calcext:value-type="string">
            <text:p>inlet.flow_in.Fl_I:stat:MN</text:p>
          </table:table-cell>
          <table:table-cell office:value-type="string" calcext:value-type="string">
            <text:p>inlet.flow_in.Fl_I:stat:area</text:p>
          </table:table-cell>
          <table:table-cell office:value-type="string" calcext:value-type="string">
            <text:p>inlet.flow_in.Fl_I:stat:Wc</text:p>
          </table:table-cell>
          <table:table-cell office:value-type="string" calcext:value-type="string">
            <text:p>inlet.flow_in.Fl_I:FAR</text:p>
          </table:table-cell>
          <table:table-cell office:value-type="string" calcext:value-type="string">
            <text:p>inlet_duct.flow_in.Fl_I:tot:h</text:p>
          </table:table-cell>
          <table:table-cell office:value-type="string" calcext:value-type="string">
            <text:p>inlet_duct.flow_in.Fl_I:tot:T</text:p>
          </table:table-cell>
          <table:table-cell office:value-type="string" calcext:value-type="string">
            <text:p>inlet_duct.flow_in.Fl_I:tot:P</text:p>
          </table:table-cell>
          <table:table-cell office:value-type="string" calcext:value-type="string">
            <text:p>inlet_duct.flow_in.Fl_I:tot:rho</text:p>
          </table:table-cell>
          <table:table-cell office:value-type="string" calcext:value-type="string">
            <text:p>inlet_duct.flow_in.Fl_I:tot:gamma</text:p>
          </table:table-cell>
          <table:table-cell office:value-type="string" calcext:value-type="string">
            <text:p>inlet_duct.flow_in.Fl_I:tot:Cp</text:p>
          </table:table-cell>
          <table:table-cell office:value-type="string" calcext:value-type="string">
            <text:p>inlet_duct.flow_in.Fl_I:tot:Cv</text:p>
          </table:table-cell>
          <table:table-cell office:value-type="string" calcext:value-type="string">
            <text:p>inlet_duct.flow_in.Fl_I:tot:S</text:p>
          </table:table-cell>
          <table:table-cell office:value-type="string" calcext:value-type="string">
            <text:p>inlet_duct.flow_in.Fl_I:tot:R</text:p>
          </table:table-cell>
          <table:table-cell office:value-type="string" calcext:value-type="string">
            <text:p>inlet_duct.flow_in.Fl_I:stat:h</text:p>
          </table:table-cell>
          <table:table-cell office:value-type="string" calcext:value-type="string">
            <text:p>inlet_duct.flow_in.Fl_I:stat:T</text:p>
          </table:table-cell>
          <table:table-cell office:value-type="string" calcext:value-type="string">
            <text:p>inlet_duct.flow_in.Fl_I:stat:P</text:p>
          </table:table-cell>
          <table:table-cell office:value-type="string" calcext:value-type="string">
            <text:p>inlet_duct.flow_in.Fl_I:stat:rho</text:p>
          </table:table-cell>
          <table:table-cell office:value-type="string" calcext:value-type="string">
            <text:p>inlet_duct.flow_in.Fl_I:stat:gamma</text:p>
          </table:table-cell>
          <table:table-cell office:value-type="string" calcext:value-type="string">
            <text:p>inlet_duct.flow_in.Fl_I:stat:Cp</text:p>
          </table:table-cell>
          <table:table-cell office:value-type="string" calcext:value-type="string">
            <text:p>inlet_duct.flow_in.Fl_I:stat:Cv</text:p>
          </table:table-cell>
          <table:table-cell office:value-type="string" calcext:value-type="string">
            <text:p>inlet_duct.flow_in.Fl_I:stat:S</text:p>
          </table:table-cell>
          <table:table-cell office:value-type="string" calcext:value-type="string">
            <text:p>inlet_duct.flow_in.Fl_I:stat:R</text:p>
          </table:table-cell>
          <table:table-cell office:value-type="string" calcext:value-type="string">
            <text:p>inlet_duct.flow_in.Fl_I:stat:V</text:p>
          </table:table-cell>
          <table:table-cell office:value-type="string" calcext:value-type="string">
            <text:p>inlet_duct.flow_in.Fl_I:stat:Vsonic</text:p>
          </table:table-cell>
          <table:table-cell office:value-type="string" calcext:value-type="string">
            <text:p>inlet_duct.flow_in.Fl_I:stat:MN</text:p>
          </table:table-cell>
          <table:table-cell office:value-type="string" calcext:value-type="string">
            <text:p>inlet_duct.flow_in.Fl_I:stat:area</text:p>
          </table:table-cell>
          <table:table-cell office:value-type="string" calcext:value-type="string">
            <text:p>inlet_duct.flow_in.Fl_I:stat:Wc</text:p>
          </table:table-cell>
          <table:table-cell office:value-type="string" calcext:value-type="string">
            <text:p>inlet_duct.flow_in.Fl_I:stat:W</text:p>
          </table:table-cell>
          <table:table-cell office:value-type="string" calcext:value-type="string">
            <text:p>inlet_duct.flow_in.Fl_I:FAR</text:p>
          </table:table-cell>
          <table:table-cell office:value-type="string" calcext:value-type="string">
            <text:p>lpc.flow_in.Fl_I:stat:W</text:p>
          </table:table-cell>
          <table:table-cell office:value-type="string" calcext:value-type="string">
            <text:p>lpc.flow_in.Fl_I:tot:h</text:p>
          </table:table-cell>
          <table:table-cell office:value-type="string" calcext:value-type="string">
            <text:p>lpc.flow_in.Fl_I:tot:P</text:p>
          </table:table-cell>
          <table:table-cell office:value-type="string" calcext:value-type="string">
            <text:p>lpc.flow_in.Fl_I:tot:T</text:p>
          </table:table-cell>
          <table:table-cell office:value-type="string" calcext:value-type="string">
            <text:p>lpc.flow_in.Fl_I:tot:S</text:p>
          </table:table-cell>
          <table:table-cell office:value-type="string" calcext:value-type="string">
            <text:p>lpc.flow_in.Fl_I:tot:R</text:p>
          </table:table-cell>
          <table:table-cell office:value-type="string" calcext:value-type="string">
            <text:p>lpc.flow_in.Fl_I:tot:rho</text:p>
          </table:table-cell>
          <table:table-cell office:value-type="string" calcext:value-type="string">
            <text:p>lpc.flow_in.Fl_I:tot:gamma</text:p>
          </table:table-cell>
          <table:table-cell office:value-type="string" calcext:value-type="string">
            <text:p>lpc.flow_in.Fl_I:tot:Cp</text:p>
          </table:table-cell>
          <table:table-cell office:value-type="string" calcext:value-type="string">
            <text:p>lpc.flow_in.Fl_I:tot:Cv</text:p>
          </table:table-cell>
          <table:table-cell office:value-type="string" calcext:value-type="string">
            <text:p>lpc.flow_in.Fl_I:stat:h</text:p>
          </table:table-cell>
          <table:table-cell office:value-type="string" calcext:value-type="string">
            <text:p>lpc.flow_in.Fl_I:stat:T</text:p>
          </table:table-cell>
          <table:table-cell office:value-type="string" calcext:value-type="string">
            <text:p>lpc.flow_in.Fl_I:stat:P</text:p>
          </table:table-cell>
          <table:table-cell office:value-type="string" calcext:value-type="string">
            <text:p>lpc.flow_in.Fl_I:stat:rho</text:p>
          </table:table-cell>
          <table:table-cell office:value-type="string" calcext:value-type="string">
            <text:p>lpc.flow_in.Fl_I:stat:gamma</text:p>
          </table:table-cell>
          <table:table-cell office:value-type="string" calcext:value-type="string">
            <text:p>lpc.flow_in.Fl_I:stat:Cp</text:p>
          </table:table-cell>
          <table:table-cell office:value-type="string" calcext:value-type="string">
            <text:p>lpc.flow_in.Fl_I:stat:Cv</text:p>
          </table:table-cell>
          <table:table-cell office:value-type="string" calcext:value-type="string">
            <text:p>lpc.flow_in.Fl_I:stat:S</text:p>
          </table:table-cell>
          <table:table-cell office:value-type="string" calcext:value-type="string">
            <text:p>lpc.flow_in.Fl_I:stat:R</text:p>
          </table:table-cell>
          <table:table-cell office:value-type="string" calcext:value-type="string">
            <text:p>lpc.flow_in.Fl_I:stat:V</text:p>
          </table:table-cell>
          <table:table-cell office:value-type="string" calcext:value-type="string">
            <text:p>lpc.flow_in.Fl_I:stat:Vsonic</text:p>
          </table:table-cell>
          <table:table-cell office:value-type="string" calcext:value-type="string">
            <text:p>lpc.flow_in.Fl_I:stat:MN</text:p>
          </table:table-cell>
          <table:table-cell office:value-type="string" calcext:value-type="string">
            <text:p>lpc.flow_in.Fl_I:stat:area</text:p>
          </table:table-cell>
          <table:table-cell office:value-type="string" calcext:value-type="string">
            <text:p>lpc.flow_in.Fl_I:stat:Wc</text:p>
          </table:table-cell>
          <table:table-cell office:value-type="string" calcext:value-type="string">
            <text:p>lpc.flow_in.Fl_I:FAR</text:p>
          </table:table-cell>
          <table:table-cell office:value-type="string" calcext:value-type="string">
            <text:p>lpc_duct.flow_in.Fl_I:tot:h</text:p>
          </table:table-cell>
          <table:table-cell office:value-type="string" calcext:value-type="string">
            <text:p>lpc_duct.flow_in.Fl_I:tot:T</text:p>
          </table:table-cell>
          <table:table-cell office:value-type="string" calcext:value-type="string">
            <text:p>lpc_duct.flow_in.Fl_I:tot:P</text:p>
          </table:table-cell>
          <table:table-cell office:value-type="string" calcext:value-type="string">
            <text:p>lpc_duct.flow_in.Fl_I:tot:rho</text:p>
          </table:table-cell>
          <table:table-cell office:value-type="string" calcext:value-type="string">
            <text:p>lpc_duct.flow_in.Fl_I:tot:gamma</text:p>
          </table:table-cell>
          <table:table-cell office:value-type="string" calcext:value-type="string">
            <text:p>lpc_duct.flow_in.Fl_I:tot:Cp</text:p>
          </table:table-cell>
          <table:table-cell office:value-type="string" calcext:value-type="string">
            <text:p>lpc_duct.flow_in.Fl_I:tot:Cv</text:p>
          </table:table-cell>
          <table:table-cell office:value-type="string" calcext:value-type="string">
            <text:p>lpc_duct.flow_in.Fl_I:tot:S</text:p>
          </table:table-cell>
          <table:table-cell office:value-type="string" calcext:value-type="string">
            <text:p>lpc_duct.flow_in.Fl_I:tot:R</text:p>
          </table:table-cell>
          <table:table-cell office:value-type="string" calcext:value-type="string">
            <text:p>lpc_duct.flow_in.Fl_I:stat:h</text:p>
          </table:table-cell>
          <table:table-cell office:value-type="string" calcext:value-type="string">
            <text:p>lpc_duct.flow_in.Fl_I:stat:T</text:p>
          </table:table-cell>
          <table:table-cell office:value-type="string" calcext:value-type="string">
            <text:p>lpc_duct.flow_in.Fl_I:stat:P</text:p>
          </table:table-cell>
          <table:table-cell office:value-type="string" calcext:value-type="string">
            <text:p>lpc_duct.flow_in.Fl_I:stat:rho</text:p>
          </table:table-cell>
          <table:table-cell office:value-type="string" calcext:value-type="string">
            <text:p>lpc_duct.flow_in.Fl_I:stat:gamma</text:p>
          </table:table-cell>
          <table:table-cell office:value-type="string" calcext:value-type="string">
            <text:p>lpc_duct.flow_in.Fl_I:stat:Cp</text:p>
          </table:table-cell>
          <table:table-cell office:value-type="string" calcext:value-type="string">
            <text:p>lpc_duct.flow_in.Fl_I:stat:Cv</text:p>
          </table:table-cell>
          <table:table-cell office:value-type="string" calcext:value-type="string">
            <text:p>lpc_duct.flow_in.Fl_I:stat:S</text:p>
          </table:table-cell>
          <table:table-cell office:value-type="string" calcext:value-type="string">
            <text:p>lpc_duct.flow_in.Fl_I:stat:R</text:p>
          </table:table-cell>
          <table:table-cell office:value-type="string" calcext:value-type="string">
            <text:p>lpc_duct.flow_in.Fl_I:stat:V</text:p>
          </table:table-cell>
          <table:table-cell office:value-type="string" calcext:value-type="string">
            <text:p>lpc_duct.flow_in.Fl_I:stat:Vsonic</text:p>
          </table:table-cell>
          <table:table-cell office:value-type="string" calcext:value-type="string">
            <text:p>lpc_duct.flow_in.Fl_I:stat:MN</text:p>
          </table:table-cell>
          <table:table-cell office:value-type="string" calcext:value-type="string">
            <text:p>lpc_duct.flow_in.Fl_I:stat:area</text:p>
          </table:table-cell>
          <table:table-cell office:value-type="string" calcext:value-type="string">
            <text:p>lpc_duct.flow_in.Fl_I:stat:Wc</text:p>
          </table:table-cell>
          <table:table-cell office:value-type="string" calcext:value-type="string">
            <text:p>lpc_duct.flow_in.Fl_I:stat:W</text:p>
          </table:table-cell>
          <table:table-cell office:value-type="string" calcext:value-type="string">
            <text:p>lpc_duct.flow_in.Fl_I:FAR</text:p>
          </table:table-cell>
          <table:table-cell office:value-type="string" calcext:value-type="string">
            <text:p>lpt.bld_add.thermo_add.Fl_I:stat:W</text:p>
          </table:table-cell>
          <table:table-cell office:value-type="string" calcext:value-type="string">
            <text:p>lpt.in_flow.Fl_I:stat:W</text:p>
          </table:table-cell>
          <table:table-cell office:value-type="string" calcext:value-type="string">
            <text:p>lpt.bld_add.thermo_add.Fl_I:tot:h</text:p>
          </table:table-cell>
          <table:table-cell office:value-type="string" calcext:value-type="string">
            <text:p>lpt.in_flow.Fl_I:tot:P</text:p>
          </table:table-cell>
          <table:table-cell office:value-type="string" calcext:value-type="string">
            <text:p>lpt.in_flow.Fl_I:tot:T</text:p>
          </table:table-cell>
          <table:table-cell office:value-type="string" calcext:value-type="string">
            <text:p>lpt.in_flow.Fl_I:tot:S</text:p>
          </table:table-cell>
          <table:table-cell office:value-type="string" calcext:value-type="string">
            <text:p>lpt.in_flow.Fl_I:tot:R</text:p>
          </table:table-cell>
          <table:table-cell office:value-type="string" calcext:value-type="string">
            <text:p>lpt.in_flow.Fl_I:tot:h</text:p>
          </table:table-cell>
          <table:table-cell office:value-type="string" calcext:value-type="string">
            <text:p>lpt.in_flow.Fl_I:tot:rho</text:p>
          </table:table-cell>
          <table:table-cell office:value-type="string" calcext:value-type="string">
            <text:p>lpt.in_flow.Fl_I:tot:gamma</text:p>
          </table:table-cell>
          <table:table-cell office:value-type="string" calcext:value-type="string">
            <text:p>lpt.in_flow.Fl_I:tot:Cp</text:p>
          </table:table-cell>
          <table:table-cell office:value-type="string" calcext:value-type="string">
            <text:p>lpt.in_flow.Fl_I:tot:Cv</text:p>
          </table:table-cell>
          <table:table-cell office:value-type="string" calcext:value-type="string">
            <text:p>lpt.in_flow.Fl_I:stat:h</text:p>
          </table:table-cell>
          <table:table-cell office:value-type="string" calcext:value-type="string">
            <text:p>lpt.in_flow.Fl_I:stat:T</text:p>
          </table:table-cell>
          <table:table-cell office:value-type="string" calcext:value-type="string">
            <text:p>lpt.in_flow.Fl_I:stat:P</text:p>
          </table:table-cell>
          <table:table-cell office:value-type="string" calcext:value-type="string">
            <text:p>lpt.in_flow.Fl_I:stat:rho</text:p>
          </table:table-cell>
          <table:table-cell office:value-type="string" calcext:value-type="string">
            <text:p>lpt.in_flow.Fl_I:stat:gamma</text:p>
          </table:table-cell>
          <table:table-cell office:value-type="string" calcext:value-type="string">
            <text:p>lpt.in_flow.Fl_I:stat:Cp</text:p>
          </table:table-cell>
          <table:table-cell office:value-type="string" calcext:value-type="string">
            <text:p>lpt.in_flow.Fl_I:stat:Cv</text:p>
          </table:table-cell>
          <table:table-cell office:value-type="string" calcext:value-type="string">
            <text:p>lpt.in_flow.Fl_I:stat:S</text:p>
          </table:table-cell>
          <table:table-cell office:value-type="string" calcext:value-type="string">
            <text:p>lpt.in_flow.Fl_I:stat:R</text:p>
          </table:table-cell>
          <table:table-cell office:value-type="string" calcext:value-type="string">
            <text:p>lpt.in_flow.Fl_I:stat:V</text:p>
          </table:table-cell>
          <table:table-cell office:value-type="string" calcext:value-type="string">
            <text:p>lpt.in_flow.Fl_I:stat:Vsonic</text:p>
          </table:table-cell>
          <table:table-cell office:value-type="string" calcext:value-type="string">
            <text:p>lpt.in_flow.Fl_I:stat:MN</text:p>
          </table:table-cell>
          <table:table-cell office:value-type="string" calcext:value-type="string">
            <text:p>lpt.in_flow.Fl_I:stat:area</text:p>
          </table:table-cell>
          <table:table-cell office:value-type="string" calcext:value-type="string">
            <text:p>lpt.in_flow.Fl_I:stat:Wc</text:p>
          </table:table-cell>
          <table:table-cell office:value-type="string" calcext:value-type="string">
            <text:p>lpt.in_flow.Fl_I:FAR</text:p>
          </table:table-cell>
          <table:table-cell office:value-type="string" calcext:value-type="string">
            <text:p>lpt_duct.flow_in.Fl_I:tot:h</text:p>
          </table:table-cell>
          <table:table-cell office:value-type="string" calcext:value-type="string">
            <text:p>lpt_duct.flow_in.Fl_I:tot:T</text:p>
          </table:table-cell>
          <table:table-cell office:value-type="string" calcext:value-type="string">
            <text:p>lpt_duct.flow_in.Fl_I:tot:P</text:p>
          </table:table-cell>
          <table:table-cell office:value-type="string" calcext:value-type="string">
            <text:p>lpt_duct.flow_in.Fl_I:tot:rho</text:p>
          </table:table-cell>
          <table:table-cell office:value-type="string" calcext:value-type="string">
            <text:p>lpt_duct.flow_in.Fl_I:tot:gamma</text:p>
          </table:table-cell>
          <table:table-cell office:value-type="string" calcext:value-type="string">
            <text:p>lpt_duct.flow_in.Fl_I:tot:Cp</text:p>
          </table:table-cell>
          <table:table-cell office:value-type="string" calcext:value-type="string">
            <text:p>lpt_duct.flow_in.Fl_I:tot:Cv</text:p>
          </table:table-cell>
          <table:table-cell office:value-type="string" calcext:value-type="string">
            <text:p>lpt_duct.flow_in.Fl_I:tot:S</text:p>
          </table:table-cell>
          <table:table-cell office:value-type="string" calcext:value-type="string">
            <text:p>lpt_duct.flow_in.Fl_I:tot:R</text:p>
          </table:table-cell>
          <table:table-cell office:value-type="string" calcext:value-type="string">
            <text:p>lpt_duct.flow_in.Fl_I:stat:h</text:p>
          </table:table-cell>
          <table:table-cell office:value-type="string" calcext:value-type="string">
            <text:p>lpt_duct.flow_in.Fl_I:stat:T</text:p>
          </table:table-cell>
          <table:table-cell office:value-type="string" calcext:value-type="string">
            <text:p>lpt_duct.flow_in.Fl_I:stat:P</text:p>
          </table:table-cell>
          <table:table-cell office:value-type="string" calcext:value-type="string">
            <text:p>lpt_duct.flow_in.Fl_I:stat:rho</text:p>
          </table:table-cell>
          <table:table-cell office:value-type="string" calcext:value-type="string">
            <text:p>lpt_duct.flow_in.Fl_I:stat:gamma</text:p>
          </table:table-cell>
          <table:table-cell office:value-type="string" calcext:value-type="string">
            <text:p>lpt_duct.flow_in.Fl_I:stat:Cp</text:p>
          </table:table-cell>
          <table:table-cell office:value-type="string" calcext:value-type="string">
            <text:p>lpt_duct.flow_in.Fl_I:stat:Cv</text:p>
          </table:table-cell>
          <table:table-cell office:value-type="string" calcext:value-type="string">
            <text:p>lpt_duct.flow_in.Fl_I:stat:S</text:p>
          </table:table-cell>
          <table:table-cell office:value-type="string" calcext:value-type="string">
            <text:p>lpt_duct.flow_in.Fl_I:stat:R</text:p>
          </table:table-cell>
          <table:table-cell office:value-type="string" calcext:value-type="string">
            <text:p>lpt_duct.flow_in.Fl_I:stat:V</text:p>
          </table:table-cell>
          <table:table-cell office:value-type="string" calcext:value-type="string">
            <text:p>lpt_duct.flow_in.Fl_I:stat:Vsonic</text:p>
          </table:table-cell>
          <table:table-cell office:value-type="string" calcext:value-type="string">
            <text:p>lpt_duct.flow_in.Fl_I:stat:MN</text:p>
          </table:table-cell>
          <table:table-cell office:value-type="string" calcext:value-type="string">
            <text:p>lpt_duct.flow_in.Fl_I:stat:area</text:p>
          </table:table-cell>
          <table:table-cell office:value-type="string" calcext:value-type="string">
            <text:p>lpt_duct.flow_in.Fl_I:stat:Wc</text:p>
          </table:table-cell>
          <table:table-cell office:value-type="string" calcext:value-type="string">
            <text:p>lpt_duct.flow_in.Fl_I:stat:W</text:p>
          </table:table-cell>
          <table:table-cell office:value-type="string" calcext:value-type="string">
            <text:p>lpt_duct.flow_in.Fl_I:FAR</text:p>
          </table:table-cell>
          <table:table-cell office:value-type="string" calcext:value-type="string">
            <text:p>mixed_nozz.in_flow.Fl_I:tot:S</text:p>
          </table:table-cell>
          <table:table-cell office:value-type="string" calcext:value-type="string">
            <text:p>mixed_nozz.in_flow.Fl_I:stat:W</text:p>
          </table:table-cell>
          <table:table-cell office:value-type="string" calcext:value-type="string">
            <text:p>mixed_nozz.in_flow.Fl_I:tot:h</text:p>
          </table:table-cell>
          <table:table-cell office:value-type="string" calcext:value-type="string">
            <text:p>mixed_nozz.in_flow.Fl_I:tot:T</text:p>
          </table:table-cell>
          <table:table-cell office:value-type="string" calcext:value-type="string">
            <text:p>mixed_nozz.in_flow.Fl_I:tot:P</text:p>
          </table:table-cell>
          <table:table-cell office:value-type="string" calcext:value-type="string">
            <text:p>mixed_nozz.in_flow.Fl_I:tot:rho</text:p>
          </table:table-cell>
          <table:table-cell office:value-type="string" calcext:value-type="string">
            <text:p>mixed_nozz.in_flow.Fl_I:tot:gamma</text:p>
          </table:table-cell>
          <table:table-cell office:value-type="string" calcext:value-type="string">
            <text:p>mixed_nozz.in_flow.Fl_I:tot:Cp</text:p>
          </table:table-cell>
          <table:table-cell office:value-type="string" calcext:value-type="string">
            <text:p>mixed_nozz.in_flow.Fl_I:tot:Cv</text:p>
          </table:table-cell>
          <table:table-cell office:value-type="string" calcext:value-type="string">
            <text:p>mixed_nozz.in_flow.Fl_I:tot:R</text:p>
          </table:table-cell>
          <table:table-cell office:value-type="string" calcext:value-type="string">
            <text:p>mixed_nozz.in_flow.Fl_I:stat:h</text:p>
          </table:table-cell>
          <table:table-cell office:value-type="string" calcext:value-type="string">
            <text:p>mixed_nozz.in_flow.Fl_I:stat:T</text:p>
          </table:table-cell>
          <table:table-cell office:value-type="string" calcext:value-type="string">
            <text:p>mixed_nozz.in_flow.Fl_I:stat:P</text:p>
          </table:table-cell>
          <table:table-cell office:value-type="string" calcext:value-type="string">
            <text:p>mixed_nozz.in_flow.Fl_I:stat:rho</text:p>
          </table:table-cell>
          <table:table-cell office:value-type="string" calcext:value-type="string">
            <text:p>mixed_nozz.in_flow.Fl_I:stat:gamma</text:p>
          </table:table-cell>
          <table:table-cell office:value-type="string" calcext:value-type="string">
            <text:p>mixed_nozz.in_flow.Fl_I:stat:Cp</text:p>
          </table:table-cell>
          <table:table-cell office:value-type="string" calcext:value-type="string">
            <text:p>mixed_nozz.in_flow.Fl_I:stat:Cv</text:p>
          </table:table-cell>
          <table:table-cell office:value-type="string" calcext:value-type="string">
            <text:p>mixed_nozz.in_flow.Fl_I:stat:S</text:p>
          </table:table-cell>
          <table:table-cell office:value-type="string" calcext:value-type="string">
            <text:p>mixed_nozz.in_flow.Fl_I:stat:R</text:p>
          </table:table-cell>
          <table:table-cell office:value-type="string" calcext:value-type="string">
            <text:p>mixed_nozz.in_flow.Fl_I:stat:V</text:p>
          </table:table-cell>
          <table:table-cell office:value-type="string" calcext:value-type="string">
            <text:p>mixed_nozz.in_flow.Fl_I:stat:Vsonic</text:p>
          </table:table-cell>
          <table:table-cell office:value-type="string" calcext:value-type="string">
            <text:p>mixed_nozz.in_flow.Fl_I:stat:MN</text:p>
          </table:table-cell>
          <table:table-cell office:value-type="string" calcext:value-type="string">
            <text:p>mixed_nozz.in_flow.Fl_I:stat:area</text:p>
          </table:table-cell>
          <table:table-cell office:value-type="string" calcext:value-type="string">
            <text:p>mixed_nozz.in_flow.Fl_I:stat:Wc</text:p>
          </table:table-cell>
          <table:table-cell office:value-type="string" calcext:value-type="string">
            <text:p>mixed_nozz.in_flow.Fl_I:FAR</text:p>
          </table:table-cell>
          <table:table-cell office:value-type="string" calcext:value-type="string">
            <text:p>mixer.Fl_I1_stat_calc.balance.lhs:T</text:p>
          </table:table-cell>
          <table:table-cell office:value-type="string" calcext:value-type="string">
            <text:p>mixer.Fl_I1_stat_calc.balance.rhs:T</text:p>
          </table:table-cell>
          <table:table-cell office:value-type="string" calcext:value-type="string">
            <text:p>mixer.Fl_I1_stat_calc.flow.S</text:p>
          </table:table-cell>
          <table:table-cell office:value-type="string" calcext:value-type="string">
            <text:p>mixer.in_flow1.Fl_I1:tot:S</text:p>
          </table:table-cell>
          <table:table-cell office:value-type="string" calcext:value-type="string">
            <text:p>mixer.Fl_I1_stat_calc.base_thermo.chem_eq.P</text:p>
          </table:table-cell>
          <table:table-cell office:value-type="string" calcext:value-type="string">
            <text:p>mixer.Fl_I1_stat_calc.base_thermo.props.tp2props.P</text:p>
          </table:table-cell>
          <table:table-cell office:value-type="string" calcext:value-type="string">
            <text:p>mixer.Fl_I1_stat_calc.flow.P</text:p>
          </table:table-cell>
          <table:table-cell office:value-type="string" calcext:value-type="string">
            <text:p>mixer.impulse_mix.Fl_I2:stat:P</text:p>
          </table:table-cell>
          <table:table-cell office:value-type="string" calcext:value-type="string">
            <text:p>mixer.in_flow2.Fl_I2:stat:P</text:p>
          </table:table-cell>
          <table:table-cell office:value-type="string" calcext:value-type="string">
            <text:p>mixer.Fl_I1_stat_calc.base_thermo.chem_eq.T</text:p>
          </table:table-cell>
          <table:table-cell office:value-type="string" calcext:value-type="string">
            <text:p>mixer.Fl_I1_stat_calc.base_thermo.props.TP2ls.T</text:p>
          </table:table-cell>
          <table:table-cell office:value-type="string" calcext:value-type="string">
            <text:p>mixer.Fl_I1_stat_calc.base_thermo.props.tp2props.T</text:p>
          </table:table-cell>
          <table:table-cell office:value-type="string" calcext:value-type="string">
            <text:p>mixer.Fl_I1_stat_calc.flow.T</text:p>
          </table:table-cell>
          <table:table-cell office:value-type="string" calcext:value-type="string">
            <text:p>mixer.Fl_I1_stat_calc.ps_calc.Ts</text:p>
          </table:table-cell>
          <table:table-cell office:value-type="string" calcext:value-type="string">
            <text:p>mixer.Fl_I1_stat_calc.base_thermo.props.TP2ls.n_moles</text:p>
          </table:table-cell>
          <table:table-cell office:value-type="string" calcext:value-type="string">
            <text:p>mixer.Fl_I1_stat_calc.base_thermo.props.tp2props.n_moles</text:p>
          </table:table-cell>
          <table:table-cell office:value-type="string" calcext:value-type="string">
            <text:p>mixer.Fl_I1_stat_calc.flow.h</text:p>
          </table:table-cell>
          <table:table-cell office:value-type="string" calcext:value-type="string">
            <text:p>mixer.Fl_I1_stat_calc.ps_calc.hs</text:p>
          </table:table-cell>
          <table:table-cell office:value-type="string" calcext:value-type="string">
            <text:p>mixer.Fl_I1_stat_calc.flow.gamma</text:p>
          </table:table-cell>
          <table:table-cell office:value-type="string" calcext:value-type="string">
            <text:p>mixer.Fl_I1_stat_calc.ps_calc.gamma</text:p>
          </table:table-cell>
          <table:table-cell office:value-type="string" calcext:value-type="string">
            <text:p>mixer.Fl_I1_stat_calc.flow.Cp</text:p>
          </table:table-cell>
          <table:table-cell office:value-type="string" calcext:value-type="string">
            <text:p>mixer.Fl_I1_stat_calc.flow.Cv</text:p>
          </table:table-cell>
          <table:table-cell office:value-type="string" calcext:value-type="string">
            <text:p>mixer.Fl_I1_stat_calc.flow.rho</text:p>
          </table:table-cell>
          <table:table-cell office:value-type="string" calcext:value-type="string">
            <text:p>mixer.Fl_I1_stat_calc.ps_calc.rho</text:p>
          </table:table-cell>
          <table:table-cell office:value-type="string" calcext:value-type="string">
            <text:p>mixer.Fl_I1_stat_calc.flow.R</text:p>
          </table:table-cell>
          <table:table-cell office:value-type="string" calcext:value-type="string">
            <text:p>mixer.Fl_I1_stat_calc.ps_calc.R</text:p>
          </table:table-cell>
          <table:table-cell office:value-type="string" calcext:value-type="string">
            <text:p>mixer.Fl_I1_stat_calc.flow_static.area</text:p>
          </table:table-cell>
          <table:table-cell office:value-type="string" calcext:value-type="string">
            <text:p>mixer.Fl_I1_stat_calc.flow_static.W</text:p>
          </table:table-cell>
          <table:table-cell office:value-type="string" calcext:value-type="string">
            <text:p>mixer.Fl_I1_stat_calc.ps_calc.W</text:p>
          </table:table-cell>
          <table:table-cell office:value-type="string" calcext:value-type="string">
            <text:p>mixer.flow_add.thermo_add.Fl_I:stat:W</text:p>
          </table:table-cell>
          <table:table-cell office:value-type="string" calcext:value-type="string">
            <text:p>mixer.in_flow1.Fl_I1:stat:W</text:p>
          </table:table-cell>
          <table:table-cell office:value-type="string" calcext:value-type="string">
            <text:p>mixer.Fl_I1_stat_calc.flow_static.V</text:p>
          </table:table-cell>
          <table:table-cell office:value-type="string" calcext:value-type="string">
            <text:p>mixer.Fl_I1_stat_calc.flow_static.Vsonic</text:p>
          </table:table-cell>
          <table:table-cell office:value-type="string" calcext:value-type="string">
            <text:p>mixer.Fl_I1_stat_calc.flow_static.MN</text:p>
          </table:table-cell>
          <table:table-cell office:value-type="string" calcext:value-type="string">
            <text:p>mixer.Fl_I1_stat_calc.ps_calc.ht</text:p>
          </table:table-cell>
          <table:table-cell office:value-type="string" calcext:value-type="string">
            <text:p>mixer.flow_add.thermo_add.Fl_I:tot:h</text:p>
          </table:table-cell>
          <table:table-cell office:value-type="string" calcext:value-type="string">
            <text:p>mixer.in_flow1.Fl_I1:tot:h</text:p>
          </table:table-cell>
          <table:table-cell office:value-type="string" calcext:value-type="string">
            <text:p>mixer.area_calc.Fl_I1:stat:area</text:p>
          </table:table-cell>
          <table:table-cell office:value-type="string" calcext:value-type="string">
            <text:p>mixer.area_calc.Fl_I2:stat:area</text:p>
          </table:table-cell>
          <table:table-cell office:value-type="string" calcext:value-type="string">
            <text:p>mixer.impulse_mix.Fl_I2:stat:area</text:p>
          </table:table-cell>
          <table:table-cell office:value-type="string" calcext:value-type="string">
            <text:p>mixer.in_flow2.Fl_I2:stat:area</text:p>
          </table:table-cell>
          <table:table-cell office:value-type="string" calcext:value-type="string">
            <text:p>mixer.in_flow1.Fl_I1:tot:P</text:p>
          </table:table-cell>
          <table:table-cell office:value-type="string" calcext:value-type="string">
            <text:p>mixer.in_flow2.Fl_I2:tot:P</text:p>
          </table:table-cell>
          <table:table-cell office:value-type="string" calcext:value-type="string">
            <text:p>mixer.in_flow2.Fl_I2:tot:h</text:p>
          </table:table-cell>
          <table:table-cell office:value-type="string" calcext:value-type="string">
            <text:p>mixer.impulse_mix.Fl_I2:stat:W</text:p>
          </table:table-cell>
          <table:table-cell office:value-type="string" calcext:value-type="string">
            <text:p>mixer.in_flow2.Fl_I2:stat:W</text:p>
          </table:table-cell>
          <table:table-cell office:value-type="string" calcext:value-type="string">
            <text:p>mixer.impulse_mix.Fl_I1:stat:W</text:p>
          </table:table-cell>
          <table:table-cell office:value-type="string" calcext:value-type="string">
            <text:p>mixer.impulse_mix.Fl_I1:stat:P</text:p>
          </table:table-cell>
          <table:table-cell office:value-type="string" calcext:value-type="string">
            <text:p>mixer.impulse_mix.Fl_I1:stat:V</text:p>
          </table:table-cell>
          <table:table-cell office:value-type="string" calcext:value-type="string">
            <text:p>mixer.impulse_mix.Fl_I1:stat:area</text:p>
          </table:table-cell>
          <table:table-cell office:value-type="string" calcext:value-type="string">
            <text:p>mixer.impulse_mix.Fl_I2:stat:V</text:p>
          </table:table-cell>
          <table:table-cell office:value-type="string" calcext:value-type="string">
            <text:p>mixer.in_flow2.Fl_I2:stat:V</text:p>
          </table:table-cell>
          <table:table-cell office:value-type="string" calcext:value-type="string">
            <text:p>mixer.in_flow1.Fl_I1:tot:T</text:p>
          </table:table-cell>
          <table:table-cell office:value-type="string" calcext:value-type="string">
            <text:p>mixer.in_flow1.Fl_I1:tot:rho</text:p>
          </table:table-cell>
          <table:table-cell office:value-type="string" calcext:value-type="string">
            <text:p>mixer.in_flow1.Fl_I1:tot:gamma</text:p>
          </table:table-cell>
          <table:table-cell office:value-type="string" calcext:value-type="string">
            <text:p>mixer.in_flow1.Fl_I1:tot:Cp</text:p>
          </table:table-cell>
          <table:table-cell office:value-type="string" calcext:value-type="string">
            <text:p>mixer.in_flow1.Fl_I1:tot:Cv</text:p>
          </table:table-cell>
          <table:table-cell office:value-type="string" calcext:value-type="string">
            <text:p>mixer.in_flow1.Fl_I1:tot:R</text:p>
          </table:table-cell>
          <table:table-cell office:value-type="string" calcext:value-type="string">
            <text:p>mixer.in_flow1.Fl_I1:stat:h</text:p>
          </table:table-cell>
          <table:table-cell office:value-type="string" calcext:value-type="string">
            <text:p>mixer.in_flow1.Fl_I1:stat:T</text:p>
          </table:table-cell>
          <table:table-cell office:value-type="string" calcext:value-type="string">
            <text:p>mixer.in_flow1.Fl_I1:stat:P</text:p>
          </table:table-cell>
          <table:table-cell office:value-type="string" calcext:value-type="string">
            <text:p>mixer.in_flow1.Fl_I1:stat:rho</text:p>
          </table:table-cell>
          <table:table-cell office:value-type="string" calcext:value-type="string">
            <text:p>mixer.in_flow1.Fl_I1:stat:gamma</text:p>
          </table:table-cell>
          <table:table-cell office:value-type="string" calcext:value-type="string">
            <text:p>mixer.in_flow1.Fl_I1:stat:Cp</text:p>
          </table:table-cell>
          <table:table-cell office:value-type="string" calcext:value-type="string">
            <text:p>mixer.in_flow1.Fl_I1:stat:Cv</text:p>
          </table:table-cell>
          <table:table-cell office:value-type="string" calcext:value-type="string">
            <text:p>mixer.in_flow1.Fl_I1:stat:S</text:p>
          </table:table-cell>
          <table:table-cell office:value-type="string" calcext:value-type="string">
            <text:p>mixer.in_flow1.Fl_I1:stat:R</text:p>
          </table:table-cell>
          <table:table-cell office:value-type="string" calcext:value-type="string">
            <text:p>mixer.in_flow1.Fl_I1:stat:V</text:p>
          </table:table-cell>
          <table:table-cell office:value-type="string" calcext:value-type="string">
            <text:p>mixer.in_flow1.Fl_I1:stat:Vsonic</text:p>
          </table:table-cell>
          <table:table-cell office:value-type="string" calcext:value-type="string">
            <text:p>mixer.in_flow1.Fl_I1:stat:MN</text:p>
          </table:table-cell>
          <table:table-cell office:value-type="string" calcext:value-type="string">
            <text:p>mixer.in_flow1.Fl_I1:stat:area</text:p>
          </table:table-cell>
          <table:table-cell office:value-type="string" calcext:value-type="string">
            <text:p>mixer.in_flow1.Fl_I1:stat:Wc</text:p>
          </table:table-cell>
          <table:table-cell office:value-type="string" calcext:value-type="string">
            <text:p>mixer.in_flow1.Fl_I1:FAR</text:p>
          </table:table-cell>
          <table:table-cell office:value-type="string" calcext:value-type="string">
            <text:p>mixer.in_flow2.Fl_I2:tot:T</text:p>
          </table:table-cell>
          <table:table-cell office:value-type="string" calcext:value-type="string">
            <text:p>mixer.in_flow2.Fl_I2:tot:rho</text:p>
          </table:table-cell>
          <table:table-cell office:value-type="string" calcext:value-type="string">
            <text:p>mixer.in_flow2.Fl_I2:tot:gamma</text:p>
          </table:table-cell>
          <table:table-cell office:value-type="string" calcext:value-type="string">
            <text:p>mixer.in_flow2.Fl_I2:tot:Cp</text:p>
          </table:table-cell>
          <table:table-cell office:value-type="string" calcext:value-type="string">
            <text:p>mixer.in_flow2.Fl_I2:tot:Cv</text:p>
          </table:table-cell>
          <table:table-cell office:value-type="string" calcext:value-type="string">
            <text:p>mixer.in_flow2.Fl_I2:tot:S</text:p>
          </table:table-cell>
          <table:table-cell office:value-type="string" calcext:value-type="string">
            <text:p>mixer.in_flow2.Fl_I2:tot:R</text:p>
          </table:table-cell>
          <table:table-cell office:value-type="string" calcext:value-type="string">
            <text:p>mixer.in_flow2.Fl_I2:stat:h</text:p>
          </table:table-cell>
          <table:table-cell office:value-type="string" calcext:value-type="string">
            <text:p>mixer.in_flow2.Fl_I2:stat:T</text:p>
          </table:table-cell>
          <table:table-cell office:value-type="string" calcext:value-type="string">
            <text:p>mixer.in_flow2.Fl_I2:stat:rho</text:p>
          </table:table-cell>
          <table:table-cell office:value-type="string" calcext:value-type="string">
            <text:p>mixer.in_flow2.Fl_I2:stat:gamma</text:p>
          </table:table-cell>
          <table:table-cell office:value-type="string" calcext:value-type="string">
            <text:p>mixer.in_flow2.Fl_I2:stat:Cp</text:p>
          </table:table-cell>
          <table:table-cell office:value-type="string" calcext:value-type="string">
            <text:p>mixer.in_flow2.Fl_I2:stat:Cv</text:p>
          </table:table-cell>
          <table:table-cell office:value-type="string" calcext:value-type="string">
            <text:p>mixer.in_flow2.Fl_I2:stat:S</text:p>
          </table:table-cell>
          <table:table-cell office:value-type="string" calcext:value-type="string">
            <text:p>mixer.in_flow2.Fl_I2:stat:R</text:p>
          </table:table-cell>
          <table:table-cell office:value-type="string" calcext:value-type="string">
            <text:p>mixer.in_flow2.Fl_I2:stat:Vsonic</text:p>
          </table:table-cell>
          <table:table-cell office:value-type="string" calcext:value-type="string">
            <text:p>mixer.in_flow2.Fl_I2:stat:MN</text:p>
          </table:table-cell>
          <table:table-cell office:value-type="string" calcext:value-type="string">
            <text:p>mixer.in_flow2.Fl_I2:stat:Wc</text:p>
          </table:table-cell>
          <table:table-cell office:value-type="string" calcext:value-type="string">
            <text:p>mixer.in_flow2.Fl_I2:FAR</text:p>
          </table:table-cell>
          <table:table-cell office:value-type="string" calcext:value-type="string">
            <text:p>mixer_duct.flow_in.Fl_I:tot:h</text:p>
          </table:table-cell>
          <table:table-cell office:value-type="string" calcext:value-type="string">
            <text:p>mixer_duct.flow_in.Fl_I:tot:T</text:p>
          </table:table-cell>
          <table:table-cell office:value-type="string" calcext:value-type="string">
            <text:p>mixer_duct.flow_in.Fl_I:tot:P</text:p>
          </table:table-cell>
          <table:table-cell office:value-type="string" calcext:value-type="string">
            <text:p>mixer_duct.flow_in.Fl_I:tot:rho</text:p>
          </table:table-cell>
          <table:table-cell office:value-type="string" calcext:value-type="string">
            <text:p>mixer_duct.flow_in.Fl_I:tot:gamma</text:p>
          </table:table-cell>
          <table:table-cell office:value-type="string" calcext:value-type="string">
            <text:p>mixer_duct.flow_in.Fl_I:tot:Cp</text:p>
          </table:table-cell>
          <table:table-cell office:value-type="string" calcext:value-type="string">
            <text:p>mixer_duct.flow_in.Fl_I:tot:Cv</text:p>
          </table:table-cell>
          <table:table-cell office:value-type="string" calcext:value-type="string">
            <text:p>mixer_duct.flow_in.Fl_I:tot:S</text:p>
          </table:table-cell>
          <table:table-cell office:value-type="string" calcext:value-type="string">
            <text:p>mixer_duct.flow_in.Fl_I:tot:R</text:p>
          </table:table-cell>
          <table:table-cell office:value-type="string" calcext:value-type="string">
            <text:p>mixer_duct.flow_in.Fl_I:stat:h</text:p>
          </table:table-cell>
          <table:table-cell office:value-type="string" calcext:value-type="string">
            <text:p>mixer_duct.flow_in.Fl_I:stat:T</text:p>
          </table:table-cell>
          <table:table-cell office:value-type="string" calcext:value-type="string">
            <text:p>mixer_duct.flow_in.Fl_I:stat:P</text:p>
          </table:table-cell>
          <table:table-cell office:value-type="string" calcext:value-type="string">
            <text:p>mixer_duct.flow_in.Fl_I:stat:rho</text:p>
          </table:table-cell>
          <table:table-cell office:value-type="string" calcext:value-type="string">
            <text:p>mixer_duct.flow_in.Fl_I:stat:gamma</text:p>
          </table:table-cell>
          <table:table-cell office:value-type="string" calcext:value-type="string">
            <text:p>mixer_duct.flow_in.Fl_I:stat:Cp</text:p>
          </table:table-cell>
          <table:table-cell office:value-type="string" calcext:value-type="string">
            <text:p>mixer_duct.flow_in.Fl_I:stat:Cv</text:p>
          </table:table-cell>
          <table:table-cell office:value-type="string" calcext:value-type="string">
            <text:p>mixer_duct.flow_in.Fl_I:stat:S</text:p>
          </table:table-cell>
          <table:table-cell office:value-type="string" calcext:value-type="string">
            <text:p>mixer_duct.flow_in.Fl_I:stat:R</text:p>
          </table:table-cell>
          <table:table-cell office:value-type="string" calcext:value-type="string">
            <text:p>mixer_duct.flow_in.Fl_I:stat:V</text:p>
          </table:table-cell>
          <table:table-cell office:value-type="string" calcext:value-type="string">
            <text:p>mixer_duct.flow_in.Fl_I:stat:Vsonic</text:p>
          </table:table-cell>
          <table:table-cell office:value-type="string" calcext:value-type="string">
            <text:p>mixer_duct.flow_in.Fl_I:stat:MN</text:p>
          </table:table-cell>
          <table:table-cell office:value-type="string" calcext:value-type="string">
            <text:p>mixer_duct.flow_in.Fl_I:stat:area</text:p>
          </table:table-cell>
          <table:table-cell office:value-type="string" calcext:value-type="string">
            <text:p>mixer_duct.flow_in.Fl_I:stat:Wc</text:p>
          </table:table-cell>
          <table:table-cell office:value-type="string" calcext:value-type="string">
            <text:p>mixer_duct.flow_in.Fl_I:stat:W</text:p>
          </table:table-cell>
          <table:table-cell office:value-type="string" calcext:value-type="string">
            <text:p>mixer_duct.flow_in.Fl_I:FAR</text:p>
          </table:table-cell>
          <table:table-cell office:value-type="string" calcext:value-type="string">
            <text:p>perf.Pt2</text:p>
          </table:table-cell>
          <table:table-cell office:value-type="string" calcext:value-type="string">
            <text:p>perf.Pt3</text:p>
          </table:table-cell>
          <table:table-cell office:value-type="string" calcext:value-type="string">
            <text:p>perf.ram_drag</text:p>
          </table:table-cell>
          <table:table-cell office:value-type="string" calcext:value-type="string">
            <text:p>perf.power</text:p>
          </table:table-cell>
          <table:table-cell office:value-type="string" calcext:value-type="string">
            <text:p>perf.Fg_0</text:p>
          </table:table-cell>
          <table:table-cell office:value-type="string" calcext:value-type="string">
            <text:p>perf.Wfuel_0</text:p>
          </table:table-cell>
          <table:table-cell office:value-type="string" calcext:value-type="string">
            <text:p>perf.Wfuel_1</text:p>
          </table:table-cell>
          <table:table-cell office:value-type="string" calcext:value-type="string">
            <text:p>splitter.flow_in.Fl_I:tot:h</text:p>
          </table:table-cell>
          <table:table-cell office:value-type="string" calcext:value-type="string">
            <text:p>splitter.flow_in.Fl_I:tot:T</text:p>
          </table:table-cell>
          <table:table-cell office:value-type="string" calcext:value-type="string">
            <text:p>splitter.flow_in.Fl_I:tot:P</text:p>
          </table:table-cell>
          <table:table-cell office:value-type="string" calcext:value-type="string">
            <text:p>splitter.flow_in.Fl_I:tot:rho</text:p>
          </table:table-cell>
          <table:table-cell office:value-type="string" calcext:value-type="string">
            <text:p>splitter.flow_in.Fl_I:tot:gamma</text:p>
          </table:table-cell>
          <table:table-cell office:value-type="string" calcext:value-type="string">
            <text:p>splitter.flow_in.Fl_I:tot:Cp</text:p>
          </table:table-cell>
          <table:table-cell office:value-type="string" calcext:value-type="string">
            <text:p>splitter.flow_in.Fl_I:tot:Cv</text:p>
          </table:table-cell>
          <table:table-cell office:value-type="string" calcext:value-type="string">
            <text:p>splitter.flow_in.Fl_I:tot:S</text:p>
          </table:table-cell>
          <table:table-cell office:value-type="string" calcext:value-type="string">
            <text:p>splitter.flow_in.Fl_I:tot:R</text:p>
          </table:table-cell>
          <table:table-cell office:value-type="string" calcext:value-type="string">
            <text:p>splitter.flow_in.Fl_I:stat:h</text:p>
          </table:table-cell>
          <table:table-cell office:value-type="string" calcext:value-type="string">
            <text:p>splitter.flow_in.Fl_I:stat:T</text:p>
          </table:table-cell>
          <table:table-cell office:value-type="string" calcext:value-type="string">
            <text:p>splitter.flow_in.Fl_I:stat:P</text:p>
          </table:table-cell>
          <table:table-cell office:value-type="string" calcext:value-type="string">
            <text:p>splitter.flow_in.Fl_I:stat:rho</text:p>
          </table:table-cell>
          <table:table-cell office:value-type="string" calcext:value-type="string">
            <text:p>splitter.flow_in.Fl_I:stat:gamma</text:p>
          </table:table-cell>
          <table:table-cell office:value-type="string" calcext:value-type="string">
            <text:p>splitter.flow_in.Fl_I:stat:Cp</text:p>
          </table:table-cell>
          <table:table-cell office:value-type="string" calcext:value-type="string">
            <text:p>splitter.flow_in.Fl_I:stat:Cv</text:p>
          </table:table-cell>
          <table:table-cell office:value-type="string" calcext:value-type="string">
            <text:p>splitter.flow_in.Fl_I:stat:S</text:p>
          </table:table-cell>
          <table:table-cell office:value-type="string" calcext:value-type="string">
            <text:p>splitter.flow_in.Fl_I:stat:R</text:p>
          </table:table-cell>
          <table:table-cell office:value-type="string" calcext:value-type="string">
            <text:p>splitter.flow_in.Fl_I:stat:V</text:p>
          </table:table-cell>
          <table:table-cell office:value-type="string" calcext:value-type="string">
            <text:p>splitter.flow_in.Fl_I:stat:Vsonic</text:p>
          </table:table-cell>
          <table:table-cell office:value-type="string" calcext:value-type="string">
            <text:p>splitter.flow_in.Fl_I:stat:MN</text:p>
          </table:table-cell>
          <table:table-cell office:value-type="string" calcext:value-type="string">
            <text:p>splitter.flow_in.Fl_I:stat:area</text:p>
          </table:table-cell>
          <table:table-cell office:value-type="string" calcext:value-type="string">
            <text:p>splitter.flow_in.Fl_I:stat:Wc</text:p>
          </table:table-cell>
          <table:table-cell office:value-type="string" calcext:value-type="string">
            <text:p>splitter.flow_in.Fl_I:stat:W</text:p>
          </table:table-cell>
          <table:table-cell office:value-type="string" calcext:value-type="string">
            <text:p>splitter.flow_in.Fl_I:FAR</text:p>
          </table:table-cell>
          <table:table-cell office:value-type="string" calcext:value-type="string">
            <text:p>splitter_core_duct.flow_in.Fl_I:tot:h</text:p>
          </table:table-cell>
          <table:table-cell office:value-type="string" calcext:value-type="string">
            <text:p>splitter_core_duct.flow_in.Fl_I:tot:T</text:p>
          </table:table-cell>
          <table:table-cell office:value-type="string" calcext:value-type="string">
            <text:p>splitter_core_duct.flow_in.Fl_I:tot:P</text:p>
          </table:table-cell>
          <table:table-cell office:value-type="string" calcext:value-type="string">
            <text:p>splitter_core_duct.flow_in.Fl_I:tot:rho</text:p>
          </table:table-cell>
          <table:table-cell office:value-type="string" calcext:value-type="string">
            <text:p>splitter_core_duct.flow_in.Fl_I:tot:gamma</text:p>
          </table:table-cell>
          <table:table-cell office:value-type="string" calcext:value-type="string">
            <text:p>splitter_core_duct.flow_in.Fl_I:tot:Cp</text:p>
          </table:table-cell>
          <table:table-cell office:value-type="string" calcext:value-type="string">
            <text:p>splitter_core_duct.flow_in.Fl_I:tot:Cv</text:p>
          </table:table-cell>
          <table:table-cell office:value-type="string" calcext:value-type="string">
            <text:p>splitter_core_duct.flow_in.Fl_I:tot:S</text:p>
          </table:table-cell>
          <table:table-cell office:value-type="string" calcext:value-type="string">
            <text:p>splitter_core_duct.flow_in.Fl_I:tot:R</text:p>
          </table:table-cell>
          <table:table-cell office:value-type="string" calcext:value-type="string">
            <text:p>splitter_core_duct.flow_in.Fl_I:stat:h</text:p>
          </table:table-cell>
          <table:table-cell office:value-type="string" calcext:value-type="string">
            <text:p>splitter_core_duct.flow_in.Fl_I:stat:T</text:p>
          </table:table-cell>
          <table:table-cell office:value-type="string" calcext:value-type="string">
            <text:p>splitter_core_duct.flow_in.Fl_I:stat:P</text:p>
          </table:table-cell>
          <table:table-cell office:value-type="string" calcext:value-type="string">
            <text:p>splitter_core_duct.flow_in.Fl_I:stat:rho</text:p>
          </table:table-cell>
          <table:table-cell office:value-type="string" calcext:value-type="string">
            <text:p>splitter_core_duct.flow_in.Fl_I:stat:gamma</text:p>
          </table:table-cell>
          <table:table-cell office:value-type="string" calcext:value-type="string">
            <text:p>splitter_core_duct.flow_in.Fl_I:stat:Cp</text:p>
          </table:table-cell>
          <table:table-cell office:value-type="string" calcext:value-type="string">
            <text:p>splitter_core_duct.flow_in.Fl_I:stat:Cv</text:p>
          </table:table-cell>
          <table:table-cell office:value-type="string" calcext:value-type="string">
            <text:p>splitter_core_duct.flow_in.Fl_I:stat:S</text:p>
          </table:table-cell>
          <table:table-cell office:value-type="string" calcext:value-type="string">
            <text:p>splitter_core_duct.flow_in.Fl_I:stat:R</text:p>
          </table:table-cell>
          <table:table-cell office:value-type="string" calcext:value-type="string">
            <text:p>splitter_core_duct.flow_in.Fl_I:stat:V</text:p>
          </table:table-cell>
          <table:table-cell office:value-type="string" calcext:value-type="string">
            <text:p>splitter_core_duct.flow_in.Fl_I:stat:Vsonic</text:p>
          </table:table-cell>
          <table:table-cell office:value-type="string" calcext:value-type="string">
            <text:p>splitter_core_duct.flow_in.Fl_I:stat:MN</text:p>
          </table:table-cell>
          <table:table-cell office:value-type="string" calcext:value-type="string">
            <text:p>splitter_core_duct.flow_in.Fl_I:stat:area</text:p>
          </table:table-cell>
          <table:table-cell office:value-type="string" calcext:value-type="string">
            <text:p>splitter_core_duct.flow_in.Fl_I:stat:Wc</text:p>
          </table:table-cell>
          <table:table-cell office:value-type="string" calcext:value-type="string">
            <text:p>splitter_core_duct.flow_in.Fl_I:stat:W</text:p>
          </table:table-cell>
          <table:table-cell office:value-type="string" calcext:value-type="string">
            <text:p>splitter_core_duct.flow_in.Fl_I:FAR</text:p>
          </table:table-cell>
          <table:table-cell office:value-type="string" calcext:value-type="string">
            <text:p>fc.ambient.dTs.Ts</text:p>
          </table:table-cell>
          <table:table-cell office:value-type="string" calcext:value-type="string">
            <text:p>fc.ambient.readAtmTable.Ts</text:p>
          </table:table-cell>
          <table:table-cell office:value-type="string" calcext:value-type="string">
            <text:p>fc.ambient.readAtmTable.Ps</text:p>
          </table:table-cell>
          <table:table-cell office:value-type="string" calcext:value-type="string">
            <text:p>fc.ambient.readAtmTable.rhos</text:p>
          </table:table-cell>
          <table:table-cell office:value-type="string" calcext:value-type="string">
            <text:p>fc.ambient.readAtmTable.drhos_dalt</text:p>
          </table:table-cell>
          <table:table-cell office:value-type="string" calcext:value-type="string">
            <text:p>fc.conv.fs.exit_static.base_thermo.props.tp2props.h</text:p>
          </table:table-cell>
          <table:table-cell office:value-type="string" calcext:value-type="string">
            <text:p>fc.conv.fs.exit_static.base_thermo.props.tp2props.S</text:p>
          </table:table-cell>
          <table:table-cell office:value-type="string" calcext:value-type="string">
            <text:p>fc.conv.fs.exit_static.base_thermo.props.tp2props.gamma</text:p>
          </table:table-cell>
          <table:table-cell office:value-type="string" calcext:value-type="string">
            <text:p>fc.conv.fs.exit_static.base_thermo.props.tp2props.Cp</text:p>
          </table:table-cell>
          <table:table-cell office:value-type="string" calcext:value-type="string">
            <text:p>fc.conv.fs.exit_static.base_thermo.props.tp2props.Cv</text:p>
          </table:table-cell>
          <table:table-cell office:value-type="string" calcext:value-type="string">
            <text:p>fc.conv.fs.exit_static.base_thermo.props.tp2props.rho</text:p>
          </table:table-cell>
          <table:table-cell office:value-type="string" calcext:value-type="string">
            <text:p>fc.conv.fs.exit_static.base_thermo.props.tp2props.R</text:p>
          </table:table-cell>
          <table:table-cell office:value-type="string" calcext:value-type="string">
            <text:p>fc.conv.fs.exit_static.flow.Fl_O:stat:T</text:p>
          </table:table-cell>
          <table:table-cell office:value-type="string" calcext:value-type="string">
            <text:p>fc.conv.fs.exit_static.flow.Fl_O:stat:P</text:p>
          </table:table-cell>
          <table:table-cell office:value-type="string" calcext:value-type="string">
            <text:p>fc.conv.fs.exit_static.flow.Fl_O:stat:h</text:p>
          </table:table-cell>
          <table:table-cell office:value-type="string" calcext:value-type="string">
            <text:p>fc.conv.fs.exit_static.flow.Fl_O:stat:S</text:p>
          </table:table-cell>
          <table:table-cell office:value-type="string" calcext:value-type="string">
            <text:p>fc.conv.fs.exit_static.flow.Fl_O:stat:gamma</text:p>
          </table:table-cell>
          <table:table-cell office:value-type="string" calcext:value-type="string">
            <text:p>fc.conv.fs.exit_static.flow.Fl_O:stat:Cp</text:p>
          </table:table-cell>
          <table:table-cell office:value-type="string" calcext:value-type="string">
            <text:p>fc.conv.fs.exit_static.flow.Fl_O:stat:Cv</text:p>
          </table:table-cell>
          <table:table-cell office:value-type="string" calcext:value-type="string">
            <text:p>fc.conv.fs.exit_static.flow.Fl_O:stat:rho</text:p>
          </table:table-cell>
          <table:table-cell office:value-type="string" calcext:value-type="string">
            <text:p>fc.conv.fs.exit_static.flow.Fl_O:stat:R</text:p>
          </table:table-cell>
          <table:table-cell office:value-type="string" calcext:value-type="string">
            <text:p>fc.conv.fs.exit_static.flow_static.Fl_O:stat:area</text:p>
          </table:table-cell>
          <table:table-cell office:value-type="string" calcext:value-type="string">
            <text:p>fc.conv.fs.exit_static.flow_static.Fl_O:stat:W</text:p>
          </table:table-cell>
          <table:table-cell office:value-type="string" calcext:value-type="string">
            <text:p>fc.conv.fs.exit_static.flow_static.Fl_O:stat:V</text:p>
          </table:table-cell>
          <table:table-cell office:value-type="string" calcext:value-type="string">
            <text:p>fc.conv.fs.exit_static.flow_static.Fl_O:stat:Vsonic</text:p>
          </table:table-cell>
          <table:table-cell office:value-type="string" calcext:value-type="string">
            <text:p>fc.conv.fs.exit_static.flow_static.Fl_O:stat:MN</text:p>
          </table:table-cell>
          <table:table-cell office:value-type="string" calcext:value-type="string">
            <text:p>fc.conv.fs.totals.base_thermo.props.tp2props.h</text:p>
          </table:table-cell>
          <table:table-cell office:value-type="string" calcext:value-type="string">
            <text:p>fc.conv.fs.totals.base_thermo.props.tp2props.S</text:p>
          </table:table-cell>
          <table:table-cell office:value-type="string" calcext:value-type="string">
            <text:p>fc.conv.fs.totals.base_thermo.props.tp2props.gamma</text:p>
          </table:table-cell>
          <table:table-cell office:value-type="string" calcext:value-type="string">
            <text:p>fc.conv.fs.totals.base_thermo.props.tp2props.Cp</text:p>
          </table:table-cell>
          <table:table-cell office:value-type="string" calcext:value-type="string">
            <text:p>fc.conv.fs.totals.base_thermo.props.tp2props.Cv</text:p>
          </table:table-cell>
          <table:table-cell office:value-type="string" calcext:value-type="string">
            <text:p>fc.conv.fs.totals.base_thermo.props.tp2props.rho</text:p>
          </table:table-cell>
          <table:table-cell office:value-type="string" calcext:value-type="string">
            <text:p>fc.conv.fs.totals.base_thermo.props.tp2props.R</text:p>
          </table:table-cell>
          <table:table-cell office:value-type="string" calcext:value-type="string">
            <text:p>fc.conv.fs.totals.flow.Fl_O:tot:T</text:p>
          </table:table-cell>
          <table:table-cell office:value-type="string" calcext:value-type="string">
            <text:p>fc.conv.fs.totals.flow.Fl_O:tot:P</text:p>
          </table:table-cell>
          <table:table-cell office:value-type="string" calcext:value-type="string">
            <text:p>fc.conv.fs.totals.flow.Fl_O:tot:h</text:p>
          </table:table-cell>
          <table:table-cell office:value-type="string" calcext:value-type="string">
            <text:p>fc.conv.fs.totals.flow.Fl_O:tot:S</text:p>
          </table:table-cell>
          <table:table-cell office:value-type="string" calcext:value-type="string">
            <text:p>fc.conv.fs.totals.flow.Fl_O:tot:gamma</text:p>
          </table:table-cell>
          <table:table-cell office:value-type="string" calcext:value-type="string">
            <text:p>fc.conv.fs.totals.flow.Fl_O:tot:Cp</text:p>
          </table:table-cell>
          <table:table-cell office:value-type="string" calcext:value-type="string">
            <text:p>fc.conv.fs.totals.flow.Fl_O:tot:Cv</text:p>
          </table:table-cell>
          <table:table-cell office:value-type="string" calcext:value-type="string">
            <text:p>fc.conv.fs.totals.flow.Fl_O:tot:rho</text:p>
          </table:table-cell>
          <table:table-cell office:value-type="string" calcext:value-type="string">
            <text:p>fc.conv.fs.totals.flow.Fl_O:tot:R</text:p>
          </table:table-cell>
          <table:table-cell office:value-type="string" calcext:value-type="string">
            <text:p>mixer.Fl_I1_stat_calc.base_thermo.props.tp2props.h</text:p>
          </table:table-cell>
          <table:table-cell office:value-type="string" calcext:value-type="string">
            <text:p>mixer.Fl_I1_stat_calc.base_thermo.props.tp2props.S</text:p>
          </table:table-cell>
          <table:table-cell office:value-type="string" calcext:value-type="string">
            <text:p>mixer.Fl_I1_stat_calc.base_thermo.props.tp2props.gamma</text:p>
          </table:table-cell>
          <table:table-cell office:value-type="string" calcext:value-type="string">
            <text:p>mixer.Fl_I1_stat_calc.base_thermo.props.tp2props.Cp</text:p>
          </table:table-cell>
          <table:table-cell office:value-type="string" calcext:value-type="string">
            <text:p>mixer.Fl_I1_stat_calc.base_thermo.props.tp2props.Cv</text:p>
          </table:table-cell>
          <table:table-cell office:value-type="string" calcext:value-type="string">
            <text:p>mixer.Fl_I1_stat_calc.base_thermo.props.tp2props.rho</text:p>
          </table:table-cell>
          <table:table-cell office:value-type="string" calcext:value-type="string">
            <text:p>mixer.Fl_I1_stat_calc.base_thermo.props.tp2props.R</text:p>
          </table:table-cell>
          <table:table-cell office:value-type="string" calcext:value-type="string">
            <text:p>mixer.Fl_I1_stat_calc.flow.Fl_I1_calc:stat:T</text:p>
          </table:table-cell>
          <table:table-cell office:value-type="string" calcext:value-type="string">
            <text:p>mixer.Fl_I1_stat_calc.flow.Fl_I1_calc:stat:P</text:p>
          </table:table-cell>
          <table:table-cell office:value-type="string" calcext:value-type="string">
            <text:p>mixer.Fl_I1_stat_calc.flow.Fl_I1_calc:stat:h</text:p>
          </table:table-cell>
          <table:table-cell office:value-type="string" calcext:value-type="string">
            <text:p>mixer.Fl_I1_stat_calc.flow.Fl_I1_calc:stat:S</text:p>
          </table:table-cell>
          <table:table-cell office:value-type="string" calcext:value-type="string">
            <text:p>mixer.Fl_I1_stat_calc.flow.Fl_I1_calc:stat:gamma</text:p>
          </table:table-cell>
          <table:table-cell office:value-type="string" calcext:value-type="string">
            <text:p>mixer.Fl_I1_stat_calc.flow.Fl_I1_calc:stat:Cp</text:p>
          </table:table-cell>
          <table:table-cell office:value-type="string" calcext:value-type="string">
            <text:p>mixer.Fl_I1_stat_calc.flow.Fl_I1_calc:stat:Cv</text:p>
          </table:table-cell>
          <table:table-cell office:value-type="string" calcext:value-type="string">
            <text:p>mixer.Fl_I1_stat_calc.flow.Fl_I1_calc:stat:rho</text:p>
          </table:table-cell>
          <table:table-cell office:value-type="string" calcext:value-type="string">
            <text:p>mixer.Fl_I1_stat_calc.flow.Fl_I1_calc:stat:R</text:p>
          </table:table-cell>
          <table:table-cell office:value-type="string" calcext:value-type="string">
            <text:p>mixer.Fl_I1_stat_calc.flow_static.Fl_I1_calc:stat:area</text:p>
          </table:table-cell>
          <table:table-cell office:value-type="string" calcext:value-type="string">
            <text:p>mixer.Fl_I1_stat_calc.flow_static.Fl_I1_calc:stat:W</text:p>
          </table:table-cell>
          <table:table-cell office:value-type="string" calcext:value-type="string">
            <text:p>mixer.Fl_I1_stat_calc.flow_static.Fl_I1_calc:stat:V</text:p>
          </table:table-cell>
          <table:table-cell office:value-type="string" calcext:value-type="string">
            <text:p>mixer.Fl_I1_stat_calc.flow_static.Fl_I1_calc:stat:Vsonic</text:p>
          </table:table-cell>
          <table:table-cell office:value-type="string" calcext:value-type="string">
            <text:p>mixer.Fl_I1_stat_calc.flow_static.Fl_I1_calc:stat:MN</text:p>
          </table:table-cell>
          <table:table-cell office:value-type="string" calcext:value-type="string">
            <text:p>mixer.Fl_I1_stat_calc.ps_calc.MN</text:p>
          </table:table-cell>
          <table:table-cell office:value-type="string" calcext:value-type="string">
            <text:p>mixer.Fl_I1_stat_calc.ps_calc.V</text:p>
          </table:table-cell>
          <table:table-cell office:value-type="string" calcext:value-type="string">
            <text:p>mixer.Fl_I1_stat_calc.ps_calc.Vsonic</text:p>
          </table:table-cell>
          <table:table-cell office:value-type="string" calcext:value-type="string">
            <text:p>mixer.Fl_I1_stat_calc.ps_calc.area</text:p>
          </table:table-cell>
          <table:table-cell office:value-type="string" calcext:value-type="string">
            <text:p>perf.OPR</text:p>
          </table:table-cell>
          <table:table-cell office:value-type="string" calcext:value-type="string">
            <text:p>perf.Fg</text:p>
          </table:table-cell>
          <table:table-cell office:value-type="string" calcext:value-type="string">
            <text:p>perf.Fn</text:p>
          </table:table-cell>
          <table:table-cell office:value-type="string" calcext:value-type="string">
            <text:p>perf.TSFC</text:p>
          </table:table-cell>
          <table:table-cell office:value-type="string" calcext:value-type="string">
            <text:p>perf.PSFC</text:p>
          </table:table-cell>
          <table:table-cell office:value-type="string" calcext:value-type="string">
            <text:p>perf.Wfuel</text:p>
          </table:table-cell>
          <table:table-cell office:value-type="string" calcext:value-type="string">
            <text:p>fc.conv.balance.Tt</text:p>
          </table:table-cell>
          <table:table-cell office:value-type="string" calcext:value-type="string">
            <text:p>fc.conv.balance.Pt</text:p>
          </table:table-cell>
          <table:table-cell office:value-type="string" calcext:value-type="string">
            <text:p>fc.conv.fs.exit_static.balance.T</text:p>
          </table:table-cell>
          <table:table-cell office:value-type="string" calcext:value-type="string">
            <text:p>fc.conv.fs.exit_static.base_thermo.chem_eq.n_moles</text:p>
          </table:table-cell>
          <table:table-cell office:value-type="string" calcext:value-type="string">
            <text:p>fc.conv.fs.exit_static.ps_resid.Ps</text:p>
          </table:table-cell>
          <table:table-cell office:value-type="string" calcext:value-type="string">
            <text:p>fc.conv.fs.exit_static.ps_resid.V</text:p>
          </table:table-cell>
          <table:table-cell office:value-type="string" calcext:value-type="string">
            <text:p>fc.conv.fs.exit_static.ps_resid.Vsonic</text:p>
          </table:table-cell>
          <table:table-cell office:value-type="string" calcext:value-type="string">
            <text:p>fc.conv.fs.exit_static.ps_resid.area</text:p>
          </table:table-cell>
          <table:table-cell office:value-type="string" calcext:value-type="string">
            <text:p>fc.conv.fs.totals.base_thermo.chem_eq.n_moles</text:p>
          </table:table-cell>
          <table:table-cell office:value-type="string" calcext:value-type="string">
            <text:p>mixer.Fl_I1_stat_calc.balance.T</text:p>
          </table:table-cell>
          <table:table-cell office:value-type="string" calcext:value-type="string">
            <text:p>mixer.Fl_I1_stat_calc.base_thermo.chem_eq.n_moles</text:p>
          </table:table-cell>
          <table:table-cell office:value-type="string" calcext:value-type="string">
            <text:p>mixer.Fl_I1_stat_calc.ps_resid.Ts</text:p>
          </table:table-cell>
          <table:table-cell office:value-type="string" calcext:value-type="string">
            <text:p>mixer.Fl_I1_stat_calc.ps_resid.hs</text:p>
          </table:table-cell>
          <table:table-cell office:value-type="string" calcext:value-type="string">
            <text:p>mixer.Fl_I1_stat_calc.ps_resid.gamma</text:p>
          </table:table-cell>
          <table:table-cell office:value-type="string" calcext:value-type="string">
            <text:p>mixer.Fl_I1_stat_calc.ps_resid.rho</text:p>
          </table:table-cell>
          <table:table-cell office:value-type="string" calcext:value-type="string">
            <text:p>mixer.Fl_I1_stat_calc.ps_resid.R</text:p>
          </table:table-cell>
          <table:table-cell office:value-type="string" calcext:value-type="string">
            <text:p>mixer.Fl_I1_stat_calc.ps_resid.area</text:p>
          </table:table-cell>
          <table:table-cell office:value-type="string" calcext:value-type="string">
            <text:p>mixer.Fl_I1_stat_calc.ps_resid.W</text:p>
          </table:table-cell>
          <table:table-cell office:value-type="string" calcext:value-type="string">
            <text:p>mixer.Fl_I1_stat_calc.ps_resid.ht</text:p>
          </table:table-cell>
          <table:table-cell office:value-type="string" calcext:value-type="string">
            <text:p>mixer.Fl_I1_stat_calc.ps_resid.guess:gamt</text:p>
          </table:table-cell>
          <table:table-cell office:value-type="string" calcext:value-type="string">
            <text:p>mixer.Fl_I1_stat_calc.ps_resid.guess:Pt</text:p>
          </table:table-cell>
          <table:table-cell office:value-type="string" calcext:value-type="string">
            <text:p>mixer.Fl_I1_stat_calc.ps_resid.guess:MN</text:p>
          </table:table-cell>
          <table:table-cell office:value-type="string" calcext:value-type="string">
            <text:p>mixer.Fl_I1_stat_calc.ps_resid.Ps</text:p>
          </table:table-cell>
          <table:table-cell office:value-type="string" calcext:value-type="string">
            <text:p>mixer.Fl_I1_stat_calc.ps_resid.V</text:p>
          </table:table-cell>
          <table:table-cell office:value-type="string" calcext:value-type="string">
            <text:p>mixer.Fl_I1_stat_calc.ps_resid.Vsonic</text:p>
          </table:table-cell>
          <table:table-cell office:value-type="string" calcext:value-type="string">
            <text:p>mixer.Fl_I1_stat_calc.ps_resid.MN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2" office:value-type="float" office:value="-23.7903859536056" calcext:value-type="float">
            <text:p>-23.7903859536056</text:p>
          </table:table-cell>
          <table:table-cell office:value-type="float" office:value="1075.56501554092" calcext:value-type="float">
            <text:p>1075.56501554092</text:p>
          </table:table-cell>
          <table:table-cell office:value-type="float" office:value="16.8570614066066" calcext:value-type="float">
            <text:p>16.8570614066066</text:p>
          </table:table-cell>
          <table:table-cell office:value-type="float" office:value="0.0423034221400871" calcext:value-type="float">
            <text:p>0.0423034221400871</text:p>
          </table:table-cell>
          <table:table-cell office:value-type="float" office:value="1.37037891922288" calcext:value-type="float">
            <text:p>1.37037891922288</text:p>
          </table:table-cell>
          <table:table-cell office:value-type="float" office:value="0.253660296223284" calcext:value-type="float">
            <text:p>0.253660296223284</text:p>
          </table:table-cell>
          <table:table-cell office:value-type="float" office:value="0.185102298151551" calcext:value-type="float">
            <text:p>0.185102298151551</text:p>
          </table:table-cell>
          <table:table-cell office:value-type="float" office:value="1.80897064729614" calcext:value-type="float">
            <text:p>1.80897064729614</text:p>
          </table:table-cell>
          <table:table-cell office:value-type="float" office:value="0.0685579969707945" calcext:value-type="float">
            <text:p>0.0685579969707945</text:p>
          </table:table-cell>
          <table:table-cell office:value-type="float" office:value="-33.5119642812934" calcext:value-type="float">
            <text:p>-33.5119642812934</text:p>
          </table:table-cell>
          <table:table-cell office:value-type="float" office:value="1037.1434986599" calcext:value-type="float">
            <text:p>1037.1434986599</text:p>
          </table:table-cell>
          <table:table-cell office:value-type="float" office:value="14.7393497958614" calcext:value-type="float">
            <text:p>14.7393497958614</text:p>
          </table:table-cell>
          <table:table-cell office:value-type="float" office:value="0.0383592202175625" calcext:value-type="float">
            <text:p>0.0383592202175625</text:p>
          </table:table-cell>
          <table:table-cell office:value-type="float" office:value="1.37282767507986" calcext:value-type="float">
            <text:p>1.37282767507986</text:p>
          </table:table-cell>
          <table:table-cell office:value-type="float" office:value="0.252444593753124" calcext:value-type="float">
            <text:p>0.252444593753124</text:p>
          </table:table-cell>
          <table:table-cell office:value-type="float" office:value="0.183886580413607" calcext:value-type="float">
            <text:p>0.183886580413607</text:p>
          </table:table-cell>
          <table:table-cell office:value-type="float" office:value="1.80897064729614" calcext:value-type="float">
            <text:p>1.80897064729614</text:p>
          </table:table-cell>
          <table:table-cell office:value-type="float" office:value="1" calcext:value-type="float">
            <text:p>1</text:p>
          </table:table-cell>
          <table:table-cell office:value-type="float" office:value="697.707321272942" calcext:value-type="float">
            <text:p>697.707321272942</text:p>
          </table:table-cell>
          <table:table-cell office:value-type="float" office:value="1563.31463426606" calcext:value-type="float">
            <text:p>1563.31463426606</text:p>
          </table:table-cell>
          <table:table-cell office:value-type="float" office:value="0.4463" calcext:value-type="float">
            <text:p>0.4463</text:p>
          </table:table-cell>
          <table:table-cell office:value-type="float" office:value="291.99737051925" calcext:value-type="float">
            <text:p>291.99737051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.2699596585435" calcext:value-type="float">
            <text:p>54.2699596585435</text:p>
          </table:table-cell>
          <table:table-cell office:value-type="float" office:value="0" calcext:value-type="float">
            <text:p>0</text:p>
          </table:table-cell>
          <table:table-cell office:value-type="float" office:value="15.0161826464358" calcext:value-type="float">
            <text:p>15.0161826464358</text:p>
          </table:table-cell>
          <table:table-cell office:value-type="float" office:value="160.625811414921" calcext:value-type="float">
            <text:p>160.625811414921</text:p>
          </table:table-cell>
          <table:table-cell office:value-type="float" office:value="1287.08473256909" calcext:value-type="float">
            <text:p>1287.08473256909</text:p>
          </table:table-cell>
          <table:table-cell office:value-type="float" office:value="183.5550555198" calcext:value-type="float">
            <text:p>183.5550555198</text:p>
          </table:table-cell>
          <table:table-cell office:value-type="float" office:value="0.336838151872973" calcext:value-type="float">
            <text:p>0.336838151872973</text:p>
          </table:table-cell>
          <table:table-cell office:value-type="float" office:value="1.362645888019" calcext:value-type="float">
            <text:p>1.362645888019</text:p>
          </table:table-cell>
          <table:table-cell office:value-type="float" office:value="0.257615838676739" calcext:value-type="float">
            <text:p>0.257615838676739</text:p>
          </table:table-cell>
          <table:table-cell office:value-type="float" office:value="0.189055547781775" calcext:value-type="float">
            <text:p>0.189055547781775</text:p>
          </table:table-cell>
          <table:table-cell office:value-type="float" office:value="1.69053412371065" calcext:value-type="float">
            <text:p>1.69053412371065</text:p>
          </table:table-cell>
          <table:table-cell office:value-type="float" office:value="0.0685607153662043" calcext:value-type="float">
            <text:p>0.0685607153662043</text:p>
          </table:table-cell>
          <table:table-cell office:value-type="float" office:value="180.005934325441" calcext:value-type="float">
            <text:p>180.005934325441</text:p>
          </table:table-cell>
          <table:table-cell office:value-type="float" office:value="1273.29599682793" calcext:value-type="float">
            <text:p>1273.29599682793</text:p>
          </table:table-cell>
          <table:table-cell office:value-type="float" office:value="154.260220858362" calcext:value-type="float">
            <text:p>154.260220858362</text:p>
          </table:table-cell>
          <table:table-cell office:value-type="float" office:value="0.326992382950335" calcext:value-type="float">
            <text:p>0.326992382950335</text:p>
          </table:table-cell>
          <table:table-cell office:value-type="float" office:value="1.36349884120646" calcext:value-type="float">
            <text:p>1.36349884120646</text:p>
          </table:table-cell>
          <table:table-cell office:value-type="float" office:value="0.25717236111923" calcext:value-type="float">
            <text:p>0.25717236111923</text:p>
          </table:table-cell>
          <table:table-cell office:value-type="float" office:value="0.18861203632934" calcext:value-type="float">
            <text:p>0.18861203632934</text:p>
          </table:table-cell>
          <table:table-cell office:value-type="float" office:value="1.69053412371065" calcext:value-type="float">
            <text:p>1.69053412371065</text:p>
          </table:table-cell>
          <table:table-cell office:value-type="float" office:value="1" calcext:value-type="float">
            <text:p>1</text:p>
          </table:table-cell>
          <table:table-cell office:value-type="float" office:value="421.565736164487" calcext:value-type="float">
            <text:p>421.565736164487</text:p>
          </table:table-cell>
          <table:table-cell office:value-type="float" office:value="1726.31341590699" calcext:value-type="float">
            <text:p>1726.31341590699</text:p>
          </table:table-cell>
          <table:table-cell office:value-type="float" office:value="0.2442" calcext:value-type="float">
            <text:p>0.2442</text:p>
          </table:table-cell>
          <table:table-cell office:value-type="float" office:value="15.6862485712527" calcext:value-type="float">
            <text:p>15.6862485712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.5550555198" calcext:value-type="float">
            <text:p>183.5550555198</text:p>
          </table:table-cell>
          <table:table-cell office:value-type="float" office:value="1287.08473256909" calcext:value-type="float">
            <text:p>1287.08473256909</text:p>
          </table:table-cell>
          <table:table-cell office:value-type="float" office:value="160.625811414921" calcext:value-type="float">
            <text:p>160.625811414921</text:p>
          </table:table-cell>
          <table:table-cell office:value-type="float" office:value="0.336838151872973" calcext:value-type="float">
            <text:p>0.336838151872973</text:p>
          </table:table-cell>
          <table:table-cell office:value-type="float" office:value="1.362645888019" calcext:value-type="float">
            <text:p>1.362645888019</text:p>
          </table:table-cell>
          <table:table-cell office:value-type="float" office:value="0.257615838676739" calcext:value-type="float">
            <text:p>0.257615838676739</text:p>
          </table:table-cell>
          <table:table-cell office:value-type="float" office:value="0.189055547781775" calcext:value-type="float">
            <text:p>0.189055547781775</text:p>
          </table:table-cell>
          <table:table-cell office:value-type="float" office:value="1.69053412371065" calcext:value-type="float">
            <text:p>1.69053412371065</text:p>
          </table:table-cell>
          <table:table-cell office:value-type="float" office:value="0.0685607153662043" calcext:value-type="float">
            <text:p>0.0685607153662043</text:p>
          </table:table-cell>
          <table:table-cell office:value-type="float" office:value="178.226113453473" calcext:value-type="float">
            <text:p>178.226113453473</text:p>
          </table:table-cell>
          <table:table-cell office:value-type="float" office:value="1266.37222762686" calcext:value-type="float">
            <text:p>1266.37222762686</text:p>
          </table:table-cell>
          <table:table-cell office:value-type="float" office:value="151.138621726122" calcext:value-type="float">
            <text:p>151.138621726122</text:p>
          </table:table-cell>
          <table:table-cell office:value-type="float" office:value="0.322127002864104" calcext:value-type="float">
            <text:p>0.322127002864104</text:p>
          </table:table-cell>
          <table:table-cell office:value-type="float" office:value="1.36392892319071" calcext:value-type="float">
            <text:p>1.36392892319071</text:p>
          </table:table-cell>
          <table:table-cell office:value-type="float" office:value="0.256949533078414" calcext:value-type="float">
            <text:p>0.256949533078414</text:p>
          </table:table-cell>
          <table:table-cell office:value-type="float" office:value="0.188389191919937" calcext:value-type="float">
            <text:p>0.188389191919937</text:p>
          </table:table-cell>
          <table:table-cell office:value-type="float" office:value="1.69053412371065" calcext:value-type="float">
            <text:p>1.69053412371065</text:p>
          </table:table-cell>
          <table:table-cell office:value-type="float" office:value="1" calcext:value-type="float">
            <text:p>1</text:p>
          </table:table-cell>
          <table:table-cell office:value-type="float" office:value="516.565490855442" calcext:value-type="float">
            <text:p>516.565490855442</text:p>
          </table:table-cell>
          <table:table-cell office:value-type="float" office:value="1721.88496951814" calcext:value-type="float">
            <text:p>1721.88496951814</text:p>
          </table:table-cell>
          <table:table-cell office:value-type="float" office:value="0.3" calcext:value-type="float">
            <text:p>0.3</text:p>
          </table:table-cell>
          <table:table-cell office:value-type="float" office:value="12.1213650794374" calcext:value-type="float">
            <text:p>12.1213650794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0068849460382" calcext:value-type="float">
            <text:p>14.0068849460382</text:p>
          </table:table-cell>
          <table:table-cell office:value-type="float" office:value="0" calcext:value-type="float">
            <text:p>0</text:p>
          </table:table-cell>
          <table:table-cell office:value-type="float" office:value="24.4709747439654" calcext:value-type="float">
            <text:p>24.4709747439654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17.1963625826581" calcext:value-type="float">
            <text:p>17.1963625826581</text:p>
          </table:table-cell>
          <table:table-cell office:value-type="float" office:value="0.0718259637284213" calcext:value-type="float">
            <text:p>0.0718259637284213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8.3951513222632" calcext:value-type="float">
            <text:p>18.3951513222632</text:p>
          </table:table-cell>
          <table:table-cell office:value-type="float" office:value="620.973612467383" calcext:value-type="float">
            <text:p>620.973612467383</text:p>
          </table:table-cell>
          <table:table-cell office:value-type="float" office:value="14.9514829988064" calcext:value-type="float">
            <text:p>14.9514829988064</text:p>
          </table:table-cell>
          <table:table-cell office:value-type="float" office:value="0.0649866217869715" calcext:value-type="float">
            <text:p>0.0649866217869715</text:p>
          </table:table-cell>
          <table:table-cell office:value-type="float" office:value="1.39827938869797" calcext:value-type="float">
            <text:p>1.39827938869797</text:p>
          </table:table-cell>
          <table:table-cell office:value-type="float" office:value="0.240703300525066" calcext:value-type="float">
            <text:p>0.240703300525066</text:p>
          </table:table-cell>
          <table:table-cell office:value-type="float" office:value="0.172142492463397" calcext:value-type="float">
            <text:p>0.172142492463397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1" calcext:value-type="float">
            <text:p>1</text:p>
          </table:table-cell>
          <table:table-cell office:value-type="float" office:value="551.578668619583" calcext:value-type="float">
            <text:p>551.578668619583</text:p>
          </table:table-cell>
          <table:table-cell office:value-type="float" office:value="1220.84698676313" calcext:value-type="float">
            <text:p>1220.84698676313</text:p>
          </table:table-cell>
          <table:table-cell office:value-type="float" office:value="0.4518" calcext:value-type="float">
            <text:p>0.4518</text:p>
          </table:table-cell>
          <table:table-cell office:value-type="float" office:value="152.719348844736" calcext:value-type="float">
            <text:p>152.719348844736</text:p>
          </table:table-cell>
          <table:table-cell office:value-type="float" office:value="1" calcext:value-type="float">
            <text:p>1</text:p>
          </table:table-cell>
          <table:table-cell office:value-type="float" office:value="38.0157003128318" calcext:value-type="float">
            <text:p>38.0157003128318</text:p>
          </table:table-cell>
          <table:table-cell office:value-type="float" office:value="0" calcext:value-type="float">
            <text:p>0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5.21101896444185" calcext:value-type="float">
            <text:p>5.21101896444185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316487919490808" calcext:value-type="float">
            <text:p>0.0316487919490808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-28.0709994968327" calcext:value-type="float">
            <text:p>-28.0709994968327</text:p>
          </table:table-cell>
          <table:table-cell office:value-type="float" office:value="427.338757886736" calcext:value-type="float">
            <text:p>427.338757886736</text:p>
          </table:table-cell>
          <table:table-cell office:value-type="float" office:value="4.54470376379884" calcext:value-type="float">
            <text:p>4.54470376379884</text:p>
          </table:table-cell>
          <table:table-cell office:value-type="float" office:value="0.0287042452873573" calcext:value-type="float">
            <text:p>0.0287042452873573</text:p>
          </table:table-cell>
          <table:table-cell office:value-type="float" office:value="1.40098727539118" calcext:value-type="float">
            <text:p>1.40098727539118</text:p>
          </table:table-cell>
          <table:table-cell office:value-type="float" office:value="0.239540902910911" calcext:value-type="float">
            <text:p>0.239540902910911</text:p>
          </table:table-cell>
          <table:table-cell office:value-type="float" office:value="0.170980069363128" calcext:value-type="float">
            <text:p>0.170980069363128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1" calcext:value-type="float">
            <text:p>1</text:p>
          </table:table-cell>
          <table:table-cell office:value-type="float" office:value="452.436681890493" calcext:value-type="float">
            <text:p>452.436681890493</text:p>
          </table:table-cell>
          <table:table-cell office:value-type="float" office:value="1013.75012747142" calcext:value-type="float">
            <text:p>1013.75012747142</text:p>
          </table:table-cell>
          <table:table-cell office:value-type="float" office:value="0.4463" calcext:value-type="float">
            <text:p>0.4463</text:p>
          </table:table-cell>
          <table:table-cell office:value-type="float" office:value="596.918691197507" calcext:value-type="float">
            <text:p>596.918691197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393.854" calcext:value-type="float">
            <text:p>393.854</text:p>
          </table:table-cell>
          <table:table-cell table:number-columns-repeated="2" office:value-type="float" office:value="3.45803" calcext:value-type="float">
            <text:p>3.4580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0.238422775625007" calcext:value-type="float">
            <text:p>0.238422775625007</text:p>
          </table:table-cell>
          <table:table-cell office:value-type="float" office:value="3.45802999631635" calcext:value-type="float">
            <text:p>3.45802999631635</text:p>
          </table:table-cell>
          <table:table-cell table:number-columns-repeated="3" office:value-type="float" office:value="218.807777777778" calcext:value-type="float">
            <text:p>218.807777777778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218.807777777778" calcext:value-type="float">
            <text:p>218.807777777778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83945.6929397141" calcext:value-type="float">
            <text:p>-83945.6929397141</text:p>
          </table:table-cell>
          <table:table-cell table:number-columns-repeated="2" office:value-type="float" office:value="1.40113336434218" calcext:value-type="float">
            <text:p>1.40113336434218</text:p>
          </table:table-cell>
          <table:table-cell office:value-type="float" office:value="0.239478657752273" calcext:value-type="float">
            <text:p>0.239478657752273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0.379600856924545" calcext:value-type="float">
            <text:p>0.379600856924545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420.133922019314" calcext:value-type="float">
            <text:p>420.133922019314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24.4186903563679" calcext:value-type="float">
            <text:p>24.4186903563679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973.273844526047" calcext:value-type="float">
            <text:p>973.27384452604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-55784.5674076993" calcext:value-type="float">
            <text:p>-55784.5674076993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363536598846956" calcext:value-type="float">
            <text:p>0.363536598846956</text:p>
          </table:table-cell>
          <table:table-cell table:number-columns-repeated="2" office:value-type="float" office:value="0.363536598846956" calcext:value-type="float">
            <text:p>0.363536598846956</text:p>
          </table:table-cell>
          <table:table-cell office:value-type="float" office:value="5.2726525822718" calcext:value-type="float">
            <text:p>5.2726525822718</text:p>
          </table:table-cell>
          <table:table-cell table:number-columns-repeated="3" office:value-type="float" office:value="246.891334480212" calcext:value-type="float">
            <text:p>246.891334480212</text:p>
          </table:table-cell>
          <table:table-cell office:value-type="float" office:value="444.404402064381" calcext:value-type="float">
            <text:p>444.404402064381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5.8182968427373" calcext:value-type="float">
            <text:p>15.8182968427373</text:p>
          </table:table-cell>
          <table:table-cell office:value-type="float" office:value="59.2691935501112" calcext:value-type="float">
            <text:p>59.2691935501112</text:p>
          </table:table-cell>
          <table:table-cell office:value-type="float" office:value="32.7807778397797" calcext:value-type="float">
            <text:p>32.7807778397797</text:p>
          </table:table-cell>
          <table:table-cell office:value-type="float" office:value="789.952019400264" calcext:value-type="float">
            <text:p>789.952019400264</text:p>
          </table:table-cell>
          <table:table-cell office:value-type="float" office:value="1.67773484877133" calcext:value-type="float">
            <text:p>1.67773484877133</text:p>
          </table:table-cell>
          <table:table-cell office:value-type="float" office:value="0.0685607534820577" calcext:value-type="float">
            <text:p>0.0685607534820577</text:p>
          </table:table-cell>
          <table:table-cell office:value-type="float" office:value="0.112003444629935" calcext:value-type="float">
            <text:p>0.112003444629935</text:p>
          </table:table-cell>
          <table:table-cell office:value-type="float" office:value="1.392223109541" calcext:value-type="float">
            <text:p>1.392223109541</text:p>
          </table:table-cell>
          <table:table-cell office:value-type="float" office:value="0.243361261710643" calcext:value-type="float">
            <text:p>0.243361261710643</text:p>
          </table:table-cell>
          <table:table-cell office:value-type="float" office:value="0.174800474071643" calcext:value-type="float">
            <text:p>0.174800474071643</text:p>
          </table:table-cell>
          <table:table-cell office:value-type="float" office:value="54.5965749289801" calcext:value-type="float">
            <text:p>54.5965749289801</text:p>
          </table:table-cell>
          <table:table-cell office:value-type="float" office:value="770.735970918548" calcext:value-type="float">
            <text:p>770.735970918548</text:p>
          </table:table-cell>
          <table:table-cell office:value-type="float" office:value="30.0391367153928" calcext:value-type="float">
            <text:p>30.0391367153928</text:p>
          </table:table-cell>
          <table:table-cell office:value-type="float" office:value="0.105194893168908" calcext:value-type="float">
            <text:p>0.105194893168908</text:p>
          </table:table-cell>
          <table:table-cell office:value-type="float" office:value="1.39308454890419" calcext:value-type="float">
            <text:p>1.39308454890419</text:p>
          </table:table-cell>
          <table:table-cell office:value-type="float" office:value="0.242978201575311" calcext:value-type="float">
            <text:p>0.242978201575311</text:p>
          </table:table-cell>
          <table:table-cell office:value-type="float" office:value="0.174417410514405" calcext:value-type="float">
            <text:p>0.174417410514405</text:p>
          </table:table-cell>
          <table:table-cell office:value-type="float" office:value="1.67773484877133" calcext:value-type="float">
            <text:p>1.67773484877133</text:p>
          </table:table-cell>
          <table:table-cell office:value-type="float" office:value="1" calcext:value-type="float">
            <text:p>1</text:p>
          </table:table-cell>
          <table:table-cell office:value-type="float" office:value="483.709991271388" calcext:value-type="float">
            <text:p>483.709991271388</text:p>
          </table:table-cell>
          <table:table-cell office:value-type="float" office:value="1357.59189242601" calcext:value-type="float">
            <text:p>1357.59189242601</text:p>
          </table:table-cell>
          <table:table-cell office:value-type="float" office:value="0.3563" calcext:value-type="float">
            <text:p>0.3563</text:p>
          </table:table-cell>
          <table:table-cell office:value-type="float" office:value="44.7654029711486" calcext:value-type="float">
            <text:p>44.765402971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.4428474490126" calcext:value-type="float">
            <text:p>14.4428474490126</text:p>
          </table:table-cell>
          <table:table-cell office:value-type="float" office:value="0" calcext:value-type="float">
            <text:p>0</text:p>
          </table:table-cell>
          <table:table-cell office:value-type="float" office:value="151.952017598515" calcext:value-type="float">
            <text:p>151.952017598515</text:p>
          </table:table-cell>
          <table:table-cell office:value-type="float" office:value="3200" calcext:value-type="float">
            <text:p>3200</text:p>
          </table:table-cell>
          <table:table-cell office:value-type="float" office:value="1.98706965198092" calcext:value-type="float">
            <text:p>1.98706965198092</text:p>
          </table:table-cell>
          <table:table-cell office:value-type="float" office:value="0.0685543686624131" calcext:value-type="float">
            <text:p>0.0685543686624131</text:p>
          </table:table-cell>
          <table:table-cell office:value-type="float" office:value="178.014380682617" calcext:value-type="float">
            <text:p>178.014380682617</text:p>
          </table:table-cell>
          <table:table-cell office:value-type="float" office:value="0.128176904008012" calcext:value-type="float">
            <text:p>0.128176904008012</text:p>
          </table:table-cell>
          <table:table-cell office:value-type="float" office:value="1.27032821213449" calcext:value-type="float">
            <text:p>1.27032821213449</text:p>
          </table:table-cell>
          <table:table-cell office:value-type="float" office:value="0.322622040389152" calcext:value-type="float">
            <text:p>0.322622040389152</text:p>
          </table:table-cell>
          <table:table-cell office:value-type="float" office:value="0.253961461521533" calcext:value-type="float">
            <text:p>0.253961461521533</text:p>
          </table:table-cell>
          <table:table-cell office:value-type="float" office:value="176.552387070016" calcext:value-type="float">
            <text:p>176.552387070016</text:p>
          </table:table-cell>
          <table:table-cell office:value-type="float" office:value="3195.46394509541" calcext:value-type="float">
            <text:p>3195.46394509541</text:p>
          </table:table-cell>
          <table:table-cell office:value-type="float" office:value="150.942002993323" calcext:value-type="float">
            <text:p>150.942002993323</text:p>
          </table:table-cell>
          <table:table-cell office:value-type="float" office:value="0.127505783597026" calcext:value-type="float">
            <text:p>0.127505783597026</text:p>
          </table:table-cell>
          <table:table-cell office:value-type="float" office:value="1.27045444046245" calcext:value-type="float">
            <text:p>1.27045444046245</text:p>
          </table:table-cell>
          <table:table-cell office:value-type="float" office:value="0.322496293464491" calcext:value-type="float">
            <text:p>0.322496293464491</text:p>
          </table:table-cell>
          <table:table-cell office:value-type="float" office:value="0.253837340062083" calcext:value-type="float">
            <text:p>0.253837340062083</text:p>
          </table:table-cell>
          <table:table-cell office:value-type="float" office:value="1.98706965198092" calcext:value-type="float">
            <text:p>1.98706965198092</text:p>
          </table:table-cell>
          <table:table-cell office:value-type="float" office:value="1" calcext:value-type="float">
            <text:p>1</text:p>
          </table:table-cell>
          <table:table-cell office:value-type="float" office:value="270.568745458908" calcext:value-type="float">
            <text:p>270.568745458908</text:p>
          </table:table-cell>
          <table:table-cell office:value-type="float" office:value="2639.69507764789" calcext:value-type="float">
            <text:p>2639.69507764789</text:p>
          </table:table-cell>
          <table:table-cell office:value-type="float" office:value="0.1025" calcext:value-type="float">
            <text:p>0.1025</text:p>
          </table:table-cell>
          <table:table-cell office:value-type="float" office:value="60.284797110192" calcext:value-type="float">
            <text:p>60.284797110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.371176324652" calcext:value-type="float">
            <text:p>54.371176324652</text:p>
          </table:table-cell>
          <table:table-cell office:value-type="float" office:value="2693.79319381669" calcext:value-type="float">
            <text:p>2693.79319381669</text:p>
          </table:table-cell>
          <table:table-cell office:value-type="float" office:value="74.3759384493701" calcext:value-type="float">
            <text:p>74.3759384493701</text:p>
          </table:table-cell>
          <table:table-cell office:value-type="float" office:value="0.0745315709646848" calcext:value-type="float">
            <text:p>0.0745315709646848</text:p>
          </table:table-cell>
          <table:table-cell office:value-type="float" office:value="1.28559695032358" calcext:value-type="float">
            <text:p>1.28559695032358</text:p>
          </table:table-cell>
          <table:table-cell office:value-type="float" office:value="0.308639909014838" calcext:value-type="float">
            <text:p>0.308639909014838</text:p>
          </table:table-cell>
          <table:table-cell office:value-type="float" office:value="0.240074131337253" calcext:value-type="float">
            <text:p>0.240074131337253</text:p>
          </table:table-cell>
          <table:table-cell office:value-type="float" office:value="1.98003930963395" calcext:value-type="float">
            <text:p>1.98003930963395</text:p>
          </table:table-cell>
          <table:table-cell office:value-type="float" office:value="0.0685514037410156" calcext:value-type="float">
            <text:p>0.0685514037410156</text:p>
          </table:table-cell>
          <table:table-cell office:value-type="float" office:value="38.8359191099123" calcext:value-type="float">
            <text:p>38.8359191099123</text:p>
          </table:table-cell>
          <table:table-cell office:value-type="float" office:value="2643.35350582283" calcext:value-type="float">
            <text:p>2643.35350582283</text:p>
          </table:table-cell>
          <table:table-cell office:value-type="float" office:value="68.3203639238094" calcext:value-type="float">
            <text:p>68.3203639238094</text:p>
          </table:table-cell>
          <table:table-cell office:value-type="float" office:value="0.0697698239890863" calcext:value-type="float">
            <text:p>0.0697698239890863</text:p>
          </table:table-cell>
          <table:table-cell office:value-type="float" office:value="1.28703912952367" calcext:value-type="float">
            <text:p>1.28703912952367</text:p>
          </table:table-cell>
          <table:table-cell office:value-type="float" office:value="0.307420306386717" calcext:value-type="float">
            <text:p>0.307420306386717</text:p>
          </table:table-cell>
          <table:table-cell office:value-type="float" office:value="0.238857682293215" calcext:value-type="float">
            <text:p>0.238857682293215</text:p>
          </table:table-cell>
          <table:table-cell office:value-type="float" office:value="1.98003930963395" calcext:value-type="float">
            <text:p>1.98003930963395</text:p>
          </table:table-cell>
          <table:table-cell office:value-type="float" office:value="1" calcext:value-type="float">
            <text:p>1</text:p>
          </table:table-cell>
          <table:table-cell office:value-type="float" office:value="881.9909206437" calcext:value-type="float">
            <text:p>881.9909206437</text:p>
          </table:table-cell>
          <table:table-cell office:value-type="float" office:value="2416.41348121562" calcext:value-type="float">
            <text:p>2416.41348121562</text:p>
          </table:table-cell>
          <table:table-cell office:value-type="float" office:value="0.365" calcext:value-type="float">
            <text:p>0.365</text:p>
          </table:table-cell>
          <table:table-cell office:value-type="float" office:value="36.1592596042974" calcext:value-type="float">
            <text:p>36.1592596042974</text:p>
          </table:table-cell>
          <table:table-cell office:value-type="float" office:value="1" calcext:value-type="float">
            <text:p>1</text:p>
          </table:table-cell>
          <table:table-cell office:value-type="float" office:value="15.4521451494102" calcext:value-type="float">
            <text:p>15.4521451494102</text:p>
          </table:table-cell>
          <table:table-cell office:value-type="float" office:value="0" calcext:value-type="float">
            <text:p>0</text:p>
          </table:table-cell>
          <table:table-cell office:value-type="float" office:value="5.2726525822718" calcext:value-type="float">
            <text:p>5.2726525822718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0.239478657752273" calcext:value-type="float">
            <text:p>0.239478657752273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" calcext:value-type="float">
            <text:p>1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0.8" calcext:value-type="float">
            <text:p>0.8</text:p>
          </table:table-cell>
          <table:table-cell office:value-type="float" office:value="420.133922019314" calcext:value-type="float">
            <text:p>420.133922019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0.0319910966835952" calcext:value-type="float">
            <text:p>0.0319910966835952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4.7984317613602" calcext:value-type="float">
            <text:p>-34.7984317613602</text:p>
          </table:table-cell>
          <table:table-cell office:value-type="float" office:value="399.248296884866" calcext:value-type="float">
            <text:p>399.248296884866</text:p>
          </table:table-cell>
          <table:table-cell office:value-type="float" office:value="3.62266603760639" calcext:value-type="float">
            <text:p>3.62266603760639</text:p>
          </table:table-cell>
          <table:table-cell office:value-type="float" office:value="0.0244905232076135" calcext:value-type="float">
            <text:p>0.0244905232076135</text:p>
          </table:table-cell>
          <table:table-cell office:value-type="float" office:value="1.40111388758951" calcext:value-type="float">
            <text:p>1.40111388758951</text:p>
          </table:table-cell>
          <table:table-cell office:value-type="float" office:value="0.239486952788701" calcext:value-type="float">
            <text:p>0.239486952788701</text:p>
          </table:table-cell>
          <table:table-cell office:value-type="float" office:value="0.170926113517697" calcext:value-type="float">
            <text:p>0.170926113517697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1" calcext:value-type="float">
            <text:p>1</text:p>
          </table:table-cell>
          <table:table-cell office:value-type="float" office:value="735.911986480294" calcext:value-type="float">
            <text:p>735.911986480294</text:p>
          </table:table-cell>
          <table:table-cell office:value-type="float" office:value="979.90943605898" calcext:value-type="float">
            <text:p>979.90943605898</text:p>
          </table:table-cell>
          <table:table-cell office:value-type="float" office:value="0.751" calcext:value-type="float">
            <text:p>0.751</text:p>
          </table:table-cell>
          <table:table-cell office:value-type="float" office:value="430.125488863975" calcext:value-type="float">
            <text:p>430.125488863975</text:p>
          </table:table-cell>
          <table:table-cell office:value-type="float" office:value="1" calcext:value-type="float">
            <text:p>1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0" calcext:value-type="float">
            <text:p>0</text:p>
          </table:table-cell>
          <table:table-cell office:value-type="float" office:value="15.8182968427373" calcext:value-type="float">
            <text:p>15.8182968427373</text:p>
          </table:table-cell>
          <table:table-cell office:value-type="float" office:value="24.4709747439654" calcext:value-type="float">
            <text:p>24.4709747439654</text:p>
          </table:table-cell>
          <table:table-cell office:value-type="float" office:value="17.1138200422613" calcext:value-type="float">
            <text:p>17.1138200422613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1.67368113464419" calcext:value-type="float">
            <text:p>1.67368113464419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714811991025248" calcext:value-type="float">
            <text:p>0.0714811991025248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21.5118974810783" calcext:value-type="float">
            <text:p>21.5118974810783</text:p>
          </table:table-cell>
          <table:table-cell office:value-type="float" office:value="633.918729886002" calcext:value-type="float">
            <text:p>633.918729886002</text:p>
          </table:table-cell>
          <table:table-cell office:value-type="float" office:value="15.9978328406469" calcext:value-type="float">
            <text:p>15.9978328406469</text:p>
          </table:table-cell>
          <table:table-cell office:value-type="float" office:value="0.0681146307758504" calcext:value-type="float">
            <text:p>0.0681146307758504</text:p>
          </table:table-cell>
          <table:table-cell office:value-type="float" office:value="1.39794342272415" calcext:value-type="float">
            <text:p>1.39794342272415</text:p>
          </table:table-cell>
          <table:table-cell office:value-type="float" office:value="0.240848628731692" calcext:value-type="float">
            <text:p>0.240848628731692</text:p>
          </table:table-cell>
          <table:table-cell office:value-type="float" office:value="0.172287821825515" calcext:value-type="float">
            <text:p>0.172287821825515</text:p>
          </table:table-cell>
          <table:table-cell office:value-type="float" office:value="1.67368113464419" calcext:value-type="float">
            <text:p>1.67368113464419</text:p>
          </table:table-cell>
          <table:table-cell office:value-type="float" office:value="1" calcext:value-type="float">
            <text:p>1</text:p>
          </table:table-cell>
          <table:table-cell office:value-type="float" office:value="384.93113728757" calcext:value-type="float">
            <text:p>384.93113728757</text:p>
          </table:table-cell>
          <table:table-cell office:value-type="float" office:value="1233.35833799286" calcext:value-type="float">
            <text:p>1233.35833799286</text:p>
          </table:table-cell>
          <table:table-cell office:value-type="float" office:value="0.3121" calcext:value-type="float">
            <text:p>0.3121</text:p>
          </table:table-cell>
          <table:table-cell office:value-type="float" office:value="86.875789352011" calcext:value-type="float">
            <text:p>86.87578935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.2691935501112" calcext:value-type="float">
            <text:p>59.2691935501112</text:p>
          </table:table-cell>
          <table:table-cell office:value-type="float" office:value="789.952019243812" calcext:value-type="float">
            <text:p>789.952019243812</text:p>
          </table:table-cell>
          <table:table-cell office:value-type="float" office:value="33.1152417817757" calcext:value-type="float">
            <text:p>33.1152417817757</text:p>
          </table:table-cell>
          <table:table-cell office:value-type="float" office:value="0.113146221493492" calcext:value-type="float">
            <text:p>0.113146221493492</text:p>
          </table:table-cell>
          <table:table-cell office:value-type="float" office:value="1.39222310811851" calcext:value-type="float">
            <text:p>1.39222310811851</text:p>
          </table:table-cell>
          <table:table-cell office:value-type="float" office:value="0.243361262147653" calcext:value-type="float">
            <text:p>0.243361262147653</text:p>
          </table:table-cell>
          <table:table-cell office:value-type="float" office:value="0.174800474560789" calcext:value-type="float">
            <text:p>0.174800474560789</text:p>
          </table:table-cell>
          <table:table-cell office:value-type="float" office:value="1.67703886452385" calcext:value-type="float">
            <text:p>1.67703886452385</text:p>
          </table:table-cell>
          <table:table-cell office:value-type="float" office:value="0.068560753479432" calcext:value-type="float">
            <text:p>0.068560753479432</text:p>
          </table:table-cell>
          <table:table-cell office:value-type="float" office:value="55.8033531081271" calcext:value-type="float">
            <text:p>55.8033531081271</text:p>
          </table:table-cell>
          <table:table-cell office:value-type="float" office:value="775.701712308539" calcext:value-type="float">
            <text:p>775.701712308539</text:p>
          </table:table-cell>
          <table:table-cell office:value-type="float" office:value="31.0443416773397" calcext:value-type="float">
            <text:p>31.0443416773397</text:p>
          </table:table-cell>
          <table:table-cell office:value-type="float" office:value="0.108019097034451" calcext:value-type="float">
            <text:p>0.108019097034451</text:p>
          </table:table-cell>
          <table:table-cell office:value-type="float" office:value="1.39286579762146" calcext:value-type="float">
            <text:p>1.39286579762146</text:p>
          </table:table-cell>
          <table:table-cell office:value-type="float" office:value="0.243075315491218" calcext:value-type="float">
            <text:p>0.243075315491218</text:p>
          </table:table-cell>
          <table:table-cell office:value-type="float" office:value="0.174514525320514" calcext:value-type="float">
            <text:p>0.174514525320514</text:p>
          </table:table-cell>
          <table:table-cell office:value-type="float" office:value="1.67703886452385" calcext:value-type="float">
            <text:p>1.67703886452385</text:p>
          </table:table-cell>
          <table:table-cell office:value-type="float" office:value="1" calcext:value-type="float">
            <text:p>1</text:p>
          </table:table-cell>
          <table:table-cell office:value-type="float" office:value="416.590318610575" calcext:value-type="float">
            <text:p>416.590318610575</text:p>
          </table:table-cell>
          <table:table-cell office:value-type="float" office:value="1361.85131941999" calcext:value-type="float">
            <text:p>1361.85131941999</text:p>
          </table:table-cell>
          <table:table-cell office:value-type="float" office:value="0.3059" calcext:value-type="float">
            <text:p>0.3059</text:p>
          </table:table-cell>
          <table:table-cell office:value-type="float" office:value="50.6188760514909" calcext:value-type="float">
            <text:p>50.6188760514909</text:p>
          </table:table-cell>
          <table:table-cell office:value-type="float" office:value="1" calcext:value-type="float">
            <text:p>1</text:p>
          </table:table-cell>
          <table:table-cell office:value-type="float" office:value="15.8182968427373" calcext:value-type="float">
            <text:p>15.81829684273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4521451494102" calcext:value-type="float">
            <text:p>15.4521451494102</text:p>
          </table:table-cell>
          <table:table-cell office:value-type="float" office:value="0" calcext:value-type="float">
            <text:p>0</text:p>
          </table:table-cell>
          <table:table-cell office:value-type="float" office:value="73.9966211632783" calcext:value-type="float">
            <text:p>73.9966211632783</text:p>
          </table:table-cell>
          <table:table-cell office:value-type="float" office:value="2693.79286635269" calcext:value-type="float">
            <text:p>2693.79286635269</text:p>
          </table:table-cell>
          <table:table-cell office:value-type="float" office:value="1.98038981633568" calcext:value-type="float">
            <text:p>1.98038981633568</text:p>
          </table:table-cell>
          <table:table-cell office:value-type="float" office:value="0.068551405257308" calcext:value-type="float">
            <text:p>0.068551405257308</text:p>
          </table:table-cell>
          <table:table-cell office:value-type="float" office:value="54.371176324652" calcext:value-type="float">
            <text:p>54.371176324652</text:p>
          </table:table-cell>
          <table:table-cell office:value-type="float" office:value="0.0741514673266356" calcext:value-type="float">
            <text:p>0.0741514673266356</text:p>
          </table:table-cell>
          <table:table-cell office:value-type="float" office:value="1.2855964443799" calcext:value-type="float">
            <text:p>1.2855964443799</text:p>
          </table:table-cell>
          <table:table-cell office:value-type="float" office:value="0.308640463647533" calcext:value-type="float">
            <text:p>0.308640463647533</text:p>
          </table:table-cell>
          <table:table-cell office:value-type="float" office:value="0.240074657676873" calcext:value-type="float">
            <text:p>0.240074657676873</text:p>
          </table:table-cell>
          <table:table-cell office:value-type="float" office:value="43.3734979492681" calcext:value-type="float">
            <text:p>43.3734979492681</text:p>
          </table:table-cell>
          <table:table-cell office:value-type="float" office:value="2658.10633363784" calcext:value-type="float">
            <text:p>2658.10633363784</text:p>
          </table:table-cell>
          <table:table-cell office:value-type="float" office:value="69.6906576970976" calcext:value-type="float">
            <text:p>69.6906576970976</text:p>
          </table:table-cell>
          <table:table-cell office:value-type="float" office:value="0.0707741621772969" calcext:value-type="float">
            <text:p>0.0707741621772969</text:p>
          </table:table-cell>
          <table:table-cell office:value-type="float" office:value="1.28661547333279" calcext:value-type="float">
            <text:p>1.28661547333279</text:p>
          </table:table-cell>
          <table:table-cell office:value-type="float" office:value="0.30777713791222" calcext:value-type="float">
            <text:p>0.30777713791222</text:p>
          </table:table-cell>
          <table:table-cell office:value-type="float" office:value="0.239213629089621" calcext:value-type="float">
            <text:p>0.239213629089621</text:p>
          </table:table-cell>
          <table:table-cell office:value-type="float" office:value="1.98038981633568" calcext:value-type="float">
            <text:p>1.98038981633568</text:p>
          </table:table-cell>
          <table:table-cell office:value-type="float" office:value="1" calcext:value-type="float">
            <text:p>1</text:p>
          </table:table-cell>
          <table:table-cell office:value-type="float" office:value="742.087980958579" calcext:value-type="float">
            <text:p>742.087980958579</text:p>
          </table:table-cell>
          <table:table-cell office:value-type="float" office:value="2422.74887678282" calcext:value-type="float">
            <text:p>2422.74887678282</text:p>
          </table:table-cell>
          <table:table-cell office:value-type="float" office:value="0.3063" calcext:value-type="float">
            <text:p>0.3063</text:p>
          </table:table-cell>
          <table:table-cell office:value-type="float" office:value="42.3663584674915" calcext:value-type="float">
            <text:p>42.366358467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6.664764659294" calcext:value-type="float">
            <text:p>-136.664764659294</text:p>
          </table:table-cell>
          <table:table-cell office:value-type="float" office:value="1969.31546138068" calcext:value-type="float">
            <text:p>1969.31546138068</text:p>
          </table:table-cell>
          <table:table-cell office:value-type="float" office:value="18.056180711791" calcext:value-type="float">
            <text:p>18.056180711791</text:p>
          </table:table-cell>
          <table:table-cell office:value-type="float" office:value="0.0247503852043317" calcext:value-type="float">
            <text:p>0.0247503852043317</text:p>
          </table:table-cell>
          <table:table-cell office:value-type="float" office:value="1.30992277558566" calcext:value-type="float">
            <text:p>1.30992277558566</text:p>
          </table:table-cell>
          <table:table-cell office:value-type="float" office:value="0.289739498223177" calcext:value-type="float">
            <text:p>0.289739498223177</text:p>
          </table:table-cell>
          <table:table-cell office:value-type="float" office:value="0.221188138149355" calcext:value-type="float">
            <text:p>0.221188138149355</text:p>
          </table:table-cell>
          <table:table-cell office:value-type="float" office:value="1.98235824615892" calcext:value-type="float">
            <text:p>1.98235824615892</text:p>
          </table:table-cell>
          <table:table-cell office:value-type="float" office:value="0.0685515154297989" calcext:value-type="float">
            <text:p>0.0685515154297989</text:p>
          </table:table-cell>
          <table:table-cell office:value-type="float" office:value="-151.358279452524" calcext:value-type="float">
            <text:p>-151.358279452524</text:p>
          </table:table-cell>
          <table:table-cell office:value-type="float" office:value="1918.47649798479" calcext:value-type="float">
            <text:p>1918.47649798479</text:p>
          </table:table-cell>
          <table:table-cell office:value-type="float" office:value="16.1709831912252" calcext:value-type="float">
            <text:p>16.1709831912252</text:p>
          </table:table-cell>
          <table:table-cell office:value-type="float" office:value="0.0227536603537368" calcext:value-type="float">
            <text:p>0.0227536603537368</text:p>
          </table:table-cell>
          <table:table-cell office:value-type="float" office:value="1.31193759490632" calcext:value-type="float">
            <text:p>1.31193759490632</text:p>
          </table:table-cell>
          <table:table-cell office:value-type="float" office:value="0.288310797970265" calcext:value-type="float">
            <text:p>0.288310797970265</text:p>
          </table:table-cell>
          <table:table-cell office:value-type="float" office:value="0.219759460463577" calcext:value-type="float">
            <text:p>0.219759460463577</text:p>
          </table:table-cell>
          <table:table-cell office:value-type="float" office:value="1.98235824615892" calcext:value-type="float">
            <text:p>1.98235824615892</text:p>
          </table:table-cell>
          <table:table-cell office:value-type="float" office:value="1" calcext:value-type="float">
            <text:p>1</text:p>
          </table:table-cell>
          <table:table-cell office:value-type="float" office:value="857.763846946936" calcext:value-type="float">
            <text:p>857.763846946936</text:p>
          </table:table-cell>
          <table:table-cell office:value-type="float" office:value="2078.41978906454" calcext:value-type="float">
            <text:p>2078.41978906454</text:p>
          </table:table-cell>
          <table:table-cell office:value-type="float" office:value="0.4127" calcext:value-type="float">
            <text:p>0.4127</text:p>
          </table:table-cell>
          <table:table-cell office:value-type="float" office:value="119.925259891294" calcext:value-type="float">
            <text:p>119.925259891294</text:p>
          </table:table-cell>
          <table:table-cell office:value-type="float" office:value="1" calcext:value-type="float">
            <text:p>1</text:p>
          </table:table-cell>
          <table:table-cell office:value-type="float" office:value="16.2542593457117" calcext:value-type="float">
            <text:p>16.2542593457117</text:p>
          </table:table-cell>
          <table:table-cell office:value-type="float" office:value="0" calcext:value-type="float">
            <text:p>0</text:p>
          </table:table-cell>
          <table:table-cell office:value-type="float" office:value="2.17392144442599" calcext:value-type="float">
            <text:p>2.17392144442599</text:p>
          </table:table-cell>
          <table:table-cell office:value-type="float" office:value="56.3720284652339" calcext:value-type="float">
            <text:p>56.3720284652339</text:p>
          </table:table-cell>
          <table:table-cell office:value-type="float" office:value="-22.9032610873602" calcext:value-type="float">
            <text:p>-22.9032610873602</text:p>
          </table:table-cell>
          <table:table-cell office:value-type="float" office:value="3400" calcext:value-type="float">
            <text:p>3400</text:p>
          </table:table-cell>
          <table:table-cell office:value-type="float" office:value="15.9467800906499" calcext:value-type="float">
            <text:p>15.9467800906499</text:p>
          </table:table-cell>
          <table:table-cell office:value-type="float" office:value="0.0126577750379477" calcext:value-type="float">
            <text:p>0.0126577750379477</text:p>
          </table:table-cell>
          <table:table-cell office:value-type="float" office:value="1.25261943891298" calcext:value-type="float">
            <text:p>1.25261943891298</text:p>
          </table:table-cell>
          <table:table-cell office:value-type="float" office:value="0.342876367574006" calcext:value-type="float">
            <text:p>0.342876367574006</text:p>
          </table:table-cell>
          <table:table-cell office:value-type="float" office:value="0.273693721080622" calcext:value-type="float">
            <text:p>0.273693721080622</text:p>
          </table:table-cell>
          <table:table-cell office:value-type="float" office:value="0.0685685768595299" calcext:value-type="float">
            <text:p>0.0685685768595299</text:p>
          </table:table-cell>
          <table:table-cell office:value-type="float" office:value="-24.4355003857586" calcext:value-type="float">
            <text:p>-24.4355003857586</text:p>
          </table:table-cell>
          <table:table-cell office:value-type="float" office:value="3395.50954327923" calcext:value-type="float">
            <text:p>3395.50954327923</text:p>
          </table:table-cell>
          <table:table-cell office:value-type="float" office:value="15.8422464039634" calcext:value-type="float">
            <text:p>15.8422464039634</text:p>
          </table:table-cell>
          <table:table-cell office:value-type="float" office:value="0.0125914957806999" calcext:value-type="float">
            <text:p>0.0125914957806999</text:p>
          </table:table-cell>
          <table:table-cell office:value-type="float" office:value="1.25279785666015" calcext:value-type="float">
            <text:p>1.25279785666015</text:p>
          </table:table-cell>
          <table:table-cell office:value-type="float" office:value="0.342639338373477" calcext:value-type="float">
            <text:p>0.342639338373477</text:p>
          </table:table-cell>
          <table:table-cell office:value-type="float" office:value="0.273466116993775" calcext:value-type="float">
            <text:p>0.273466116993775</text:p>
          </table:table-cell>
          <table:table-cell office:value-type="float" office:value="2.17392144442599" calcext:value-type="float">
            <text:p>2.17392144442599</text:p>
          </table:table-cell>
          <table:table-cell office:value-type="float" office:value="1" calcext:value-type="float">
            <text:p>1</text:p>
          </table:table-cell>
          <table:table-cell office:value-type="float" office:value="276.992613993566" calcext:value-type="float">
            <text:p>276.992613993566</text:p>
          </table:table-cell>
          <table:table-cell office:value-type="float" office:value="2702.36696579089" calcext:value-type="float">
            <text:p>2702.36696579089</text:p>
          </table:table-cell>
          <table:table-cell office:value-type="float" office:value="0.1025" calcext:value-type="float">
            <text:p>0.1025</text:p>
          </table:table-cell>
          <table:table-cell office:value-type="float" office:value="2327.45150959417" calcext:value-type="float">
            <text:p>2327.45150959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442281928813" calcext:value-type="float">
            <text:p>1.98442281928813</text:p>
          </table:table-cell>
          <table:table-cell office:value-type="float" office:value="1.98442281928813" calcext:value-type="float">
            <text:p>1.98442281928813</text:p>
          </table:table-cell>
          <table:table-cell table:number-columns-repeated="2" office:value-type="float" office:value="1.98309569979496" calcext:value-type="float">
            <text:p>1.98309569979496</text:p>
          </table:table-cell>
          <table:table-cell table:number-columns-repeated="2" office:value-type="float" office:value="1.02323122032566" calcext:value-type="float">
            <text:p>1.02323122032566</text:p>
          </table:table-cell>
          <table:table-cell office:value-type="float" office:value="14.8407141212831" calcext:value-type="float">
            <text:p>14.8407141212831</text:p>
          </table:table-cell>
          <table:table-cell office:value-type="float" office:value="102323.122032566" calcext:value-type="float">
            <text:p>102323.122032566</text:p>
          </table:table-cell>
          <table:table-cell office:value-type="float" office:value="14.8407141212831" calcext:value-type="float">
            <text:p>14.8407141212831</text:p>
          </table:table-cell>
          <table:table-cell table:number-columns-repeated="3" office:value-type="float" office:value="1046.92859388116" calcext:value-type="float">
            <text:p>1046.92859388116</text:p>
          </table:table-cell>
          <table:table-cell office:value-type="float" office:value="1884.47146898608" calcext:value-type="float">
            <text:p>1884.47146898608</text:p>
          </table:table-cell>
          <table:table-cell office:value-type="float" office:value="1046.92859388116" calcext:value-type="float">
            <text:p>1046.92859388116</text:p>
          </table:table-cell>
          <table:table-cell table:number-columns-repeated="2" office:value-type="float" office:value="0.0345195632309788" calcext:value-type="float">
            <text:p>0.0345195632309788</text:p>
          </table:table-cell>
          <table:table-cell office:value-type="float" office:value="-161.145507991933" calcext:value-type="float">
            <text:p>-161.145507991933</text:p>
          </table:table-cell>
          <table:table-cell office:value-type="float" office:value="-374824.451589236" calcext:value-type="float">
            <text:p>-374824.451589236</text:p>
          </table:table-cell>
          <table:table-cell table:number-columns-repeated="2" office:value-type="float" office:value="1.31332799389862" calcext:value-type="float">
            <text:p>1.31332799389862</text:p>
          </table:table-cell>
          <table:table-cell office:value-type="float" office:value="0.287335642318716" calcext:value-type="float">
            <text:p>0.287335642318716</text:p>
          </table:table-cell>
          <table:table-cell office:value-type="float" office:value="0.218784305950257" calcext:value-type="float">
            <text:p>0.218784305950257</text:p>
          </table:table-cell>
          <table:table-cell office:value-type="float" office:value="0.0212586919447072" calcext:value-type="float">
            <text:p>0.0212586919447072</text:p>
          </table:table-cell>
          <table:table-cell office:value-type="float" office:value="0.340531578294594" calcext:value-type="float">
            <text:p>0.340531578294594</text:p>
          </table:table-cell>
          <table:table-cell office:value-type="float" office:value="0.0685515240273075" calcext:value-type="float">
            <text:p>0.0685515240273075</text:p>
          </table:table-cell>
          <table:table-cell office:value-type="float" office:value="287.011520797531" calcext:value-type="float">
            <text:p>287.011520797531</text:p>
          </table:table-cell>
          <table:table-cell office:value-type="float" office:value="99.443396123752" calcext:value-type="float">
            <text:p>99.443396123752</text:p>
          </table:table-cell>
          <table:table-cell office:value-type="float" office:value="16.2542593457117" calcext:value-type="float">
            <text:p>16.2542593457117</text:p>
          </table:table-cell>
          <table:table-cell office:value-type="float" office:value="7.37280801921602" calcext:value-type="float">
            <text:p>7.37280801921602</text:p>
          </table:table-cell>
          <table:table-cell table:number-columns-repeated="2" office:value-type="float" office:value="16.2542593457117" calcext:value-type="float">
            <text:p>16.2542593457117</text:p>
          </table:table-cell>
          <table:table-cell office:value-type="float" office:value="1107.17734488781" calcext:value-type="float">
            <text:p>1107.17734488781</text:p>
          </table:table-cell>
          <table:table-cell office:value-type="float" office:value="2061.00874133395" calcext:value-type="float">
            <text:p>2061.00874133395</text:p>
          </table:table-cell>
          <table:table-cell office:value-type="float" office:value="0.537201673473355" calcext:value-type="float">
            <text:p>0.537201673473355</text:p>
          </table:table-cell>
          <table:table-cell office:value-type="float" office:value="-317882.242597518" calcext:value-type="float">
            <text:p>-317882.242597518</text:p>
          </table:table-cell>
          <table:table-cell table:number-columns-repeated="2" office:value-type="float" office:value="-136.664764659294" calcext:value-type="float">
            <text:p>-136.664764659294</text:p>
          </table:table-cell>
          <table:table-cell office:value-type="float" office:value="0.0641569014431999" calcext:value-type="float">
            <text:p>0.0641569014431999</text:p>
          </table:table-cell>
          <table:table-cell table:number-columns-repeated="2" office:value-type="float" office:value="0.100535177591382" calcext:value-type="float">
            <text:p>0.100535177591382</text:p>
          </table:table-cell>
          <table:table-cell office:value-type="float" office:value="155.829836926316" calcext:value-type="float">
            <text:p>155.829836926316</text:p>
          </table:table-cell>
          <table:table-cell office:value-type="float" office:value="17.8629795781748" calcext:value-type="float">
            <text:p>17.8629795781748</text:p>
          </table:table-cell>
          <table:table-cell office:value-type="float" office:value="17.0123615030236" calcext:value-type="float">
            <text:p>17.0123615030236</text:p>
          </table:table-cell>
          <table:table-cell office:value-type="float" office:value="24.4709747439654" calcext:value-type="float">
            <text:p>24.4709747439654</text:p>
          </table:table-cell>
          <table:table-cell office:value-type="float" office:value="17.2436316021071" calcext:value-type="float">
            <text:p>17.2436316021071</text:p>
          </table:table-cell>
          <table:table-cell office:value-type="float" office:value="38.0157003128318" calcext:value-type="float">
            <text:p>38.0157003128318</text:p>
          </table:table-cell>
          <table:table-cell office:value-type="float" office:value="7.37280801921602" calcext:value-type="float">
            <text:p>7.37280801921602</text:p>
          </table:table-cell>
          <table:table-cell office:value-type="float" office:value="102323.122032566" calcext:value-type="float">
            <text:p>102323.122032566</text:p>
          </table:table-cell>
          <table:table-cell office:value-type="float" office:value="337.467654721805" calcext:value-type="float">
            <text:p>337.467654721805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166.152253014706" calcext:value-type="float">
            <text:p>166.152253014706</text:p>
          </table:table-cell>
          <table:table-cell office:value-type="float" office:value="545.118940336961" calcext:value-type="float">
            <text:p>545.118940336961</text:p>
          </table:table-cell>
          <table:table-cell office:value-type="float" office:value="1969.3154669192" calcext:value-type="float">
            <text:p>1969.3154669192</text:p>
          </table:table-cell>
          <table:table-cell office:value-type="float" office:value="0.0244855559086674" calcext:value-type="float">
            <text:p>0.0244855559086674</text:p>
          </table:table-cell>
          <table:table-cell office:value-type="float" office:value="1.30992277611865" calcext:value-type="float">
            <text:p>1.30992277611865</text:p>
          </table:table-cell>
          <table:table-cell office:value-type="float" office:value="0.289739512751283" calcext:value-type="float">
            <text:p>0.289739512751283</text:p>
          </table:table-cell>
          <table:table-cell office:value-type="float" office:value="0.221188149583159" calcext:value-type="float">
            <text:p>0.221188149583159</text:p>
          </table:table-cell>
          <table:table-cell office:value-type="float" office:value="0.0685515157240847" calcext:value-type="float">
            <text:p>0.0685515157240847</text:p>
          </table:table-cell>
          <table:table-cell office:value-type="float" office:value="-153.777465878162" calcext:value-type="float">
            <text:p>-153.777465878162</text:p>
          </table:table-cell>
          <table:table-cell office:value-type="float" office:value="1910.08190995378" calcext:value-type="float">
            <text:p>1910.08190995378</text:p>
          </table:table-cell>
          <table:table-cell office:value-type="float" office:value="15.7057302921751" calcext:value-type="float">
            <text:p>15.7057302921751</text:p>
          </table:table-cell>
          <table:table-cell office:value-type="float" office:value="0.0221961405203588" calcext:value-type="float">
            <text:p>0.0221961405203588</text:p>
          </table:table-cell>
          <table:table-cell office:value-type="float" office:value="1.3122775518814" calcext:value-type="float">
            <text:p>1.3122775518814</text:p>
          </table:table-cell>
          <table:table-cell office:value-type="float" office:value="0.288071573862572" calcext:value-type="float">
            <text:p>0.288071573862572</text:p>
          </table:table-cell>
          <table:table-cell office:value-type="float" office:value="0.219520235448881" calcext:value-type="float">
            <text:p>0.219520235448881</text:p>
          </table:table-cell>
          <table:table-cell office:value-type="float" office:value="1.98309569979496" calcext:value-type="float">
            <text:p>1.98309569979496</text:p>
          </table:table-cell>
          <table:table-cell office:value-type="float" office:value="1" calcext:value-type="float">
            <text:p>1</text:p>
          </table:table-cell>
          <table:table-cell office:value-type="float" office:value="925.687020373064" calcext:value-type="float">
            <text:p>925.687020373064</text:p>
          </table:table-cell>
          <table:table-cell office:value-type="float" office:value="2074.13627688341" calcext:value-type="float">
            <text:p>2074.13627688341</text:p>
          </table:table-cell>
          <table:table-cell office:value-type="float" office:value="0.4463" calcext:value-type="float">
            <text:p>0.4463</text:p>
          </table:table-cell>
          <table:table-cell office:value-type="float" office:value="113.916868270601" calcext:value-type="float">
            <text:p>113.916868270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0.0710574259165271" calcext:value-type="float">
            <text:p>0.0710574259165271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1.67408880370189" calcext:value-type="float">
            <text:p>1.67408880370189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8.5366301218969" calcext:value-type="float">
            <text:p>18.5366301218969</text:p>
          </table:table-cell>
          <table:table-cell office:value-type="float" office:value="621.561399664391" calcext:value-type="float">
            <text:p>621.561399664391</text:p>
          </table:table-cell>
          <table:table-cell office:value-type="float" office:value="0.0644441647498745" calcext:value-type="float">
            <text:p>0.0644441647498745</text:p>
          </table:table-cell>
          <table:table-cell office:value-type="float" office:value="1.39826460668831" calcext:value-type="float">
            <text:p>1.39826460668831</text:p>
          </table:table-cell>
          <table:table-cell office:value-type="float" office:value="0.24070968958679" calcext:value-type="float">
            <text:p>0.24070968958679</text:p>
          </table:table-cell>
          <table:table-cell office:value-type="float" office:value="0.172148881578613" calcext:value-type="float">
            <text:p>0.172148881578613</text:p>
          </table:table-cell>
          <table:table-cell office:value-type="float" office:value="1.67408880370189" calcext:value-type="float">
            <text:p>1.67408880370189</text:p>
          </table:table-cell>
          <table:table-cell office:value-type="float" office:value="1" calcext:value-type="float">
            <text:p>1</text:p>
          </table:table-cell>
          <table:table-cell office:value-type="float" office:value="1221.41819479489" calcext:value-type="float">
            <text:p>1221.41819479489</text:p>
          </table:table-cell>
          <table:table-cell office:value-type="float" office:value="0.4463" calcext:value-type="float">
            <text:p>0.4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7903859536056" calcext:value-type="float">
            <text:p>-23.7903859536056</text:p>
          </table:table-cell>
          <table:table-cell office:value-type="float" office:value="1075.56501442937" calcext:value-type="float">
            <text:p>1075.56501442937</text:p>
          </table:table-cell>
          <table:table-cell office:value-type="float" office:value="17.0393828025944" calcext:value-type="float">
            <text:p>17.0393828025944</text:p>
          </table:table-cell>
          <table:table-cell office:value-type="float" office:value="0.0427609645162409" calcext:value-type="float">
            <text:p>0.0427609645162409</text:p>
          </table:table-cell>
          <table:table-cell office:value-type="float" office:value="1.37037891344459" calcext:value-type="float">
            <text:p>1.37037891344459</text:p>
          </table:table-cell>
          <table:table-cell office:value-type="float" office:value="0.253660297934264" calcext:value-type="float">
            <text:p>0.253660297934264</text:p>
          </table:table-cell>
          <table:table-cell office:value-type="float" office:value="0.185102300154096" calcext:value-type="float">
            <text:p>0.185102300154096</text:p>
          </table:table-cell>
          <table:table-cell office:value-type="float" office:value="1.8082331239356" calcext:value-type="float">
            <text:p>1.8082331239356</text:p>
          </table:table-cell>
          <table:table-cell office:value-type="float" office:value="0.0685579969511671" calcext:value-type="float">
            <text:p>0.0685579969511671</text:p>
          </table:table-cell>
          <table:table-cell office:value-type="float" office:value="-37.2326510881033" calcext:value-type="float">
            <text:p>-37.2326510881033</text:p>
          </table:table-cell>
          <table:table-cell office:value-type="float" office:value="1022.38986228756" calcext:value-type="float">
            <text:p>1022.38986228756</text:p>
          </table:table-cell>
          <table:table-cell office:value-type="float" office:value="14.1338941939129" calcext:value-type="float">
            <text:p>14.1338941939129</text:p>
          </table:table-cell>
          <table:table-cell office:value-type="float" office:value="0.03731432528385" calcext:value-type="float">
            <text:p>0.03731432528385</text:p>
          </table:table-cell>
          <table:table-cell office:value-type="float" office:value="1.37375992073362" calcext:value-type="float">
            <text:p>1.37375992073362</text:p>
          </table:table-cell>
          <table:table-cell office:value-type="float" office:value="0.251985956960561" calcext:value-type="float">
            <text:p>0.251985956960561</text:p>
          </table:table-cell>
          <table:table-cell office:value-type="float" office:value="0.183427938638451" calcext:value-type="float">
            <text:p>0.183427938638451</text:p>
          </table:table-cell>
          <table:table-cell office:value-type="float" office:value="1.8082331239356" calcext:value-type="float">
            <text:p>1.8082331239356</text:p>
          </table:table-cell>
          <table:table-cell office:value-type="float" office:value="1" calcext:value-type="float">
            <text:p>1</text:p>
          </table:table-cell>
          <table:table-cell office:value-type="float" office:value="820.429218766309" calcext:value-type="float">
            <text:p>820.429218766309</text:p>
          </table:table-cell>
          <table:table-cell office:value-type="float" office:value="1552.68245278793" calcext:value-type="float">
            <text:p>1552.68245278793</text:p>
          </table:table-cell>
          <table:table-cell office:value-type="float" office:value="0.52839472571689" calcext:value-type="float">
            <text:p>0.52839472571689</text:p>
          </table:table-cell>
          <table:table-cell office:value-type="float" office:value="255.273233050068" calcext:value-type="float">
            <text:p>255.273233050068</text:p>
          </table:table-cell>
          <table:table-cell office:value-type="float" office:value="1" calcext:value-type="float">
            <text:p>1</text:p>
          </table:table-cell>
          <table:table-cell office:value-type="float" office:value="54.2699596585435" calcext:value-type="float">
            <text:p>54.2699596585435</text:p>
          </table:table-cell>
          <table:table-cell office:value-type="float" office:value="0" calcext:value-type="float">
            <text:p>0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160.625811414921" calcext:value-type="float">
            <text:p>160.625811414921</text:p>
          </table:table-cell>
          <table:table-cell office:value-type="float" office:value="1302.79657805197" calcext:value-type="float">
            <text:p>1302.79657805197</text:p>
          </table:table-cell>
          <table:table-cell office:value-type="float" office:value="1" calcext:value-type="float">
            <text:p>1</text:p>
          </table:table-cell>
          <table:table-cell office:value-type="float" office:value="6802.79655492637" calcext:value-type="float">
            <text:p>6802.79655492637</text:p>
          </table:table-cell>
          <table:table-cell office:value-type="float" office:value="0.435962502974389" calcext:value-type="float">
            <text:p>0.435962502974389</text:p>
          </table:table-cell>
          <table:table-cell office:value-type="float" office:value="2.10206880669038" calcext:value-type="float">
            <text:p>2.10206880669038</text:p>
          </table:table-cell>
          <table:table-cell office:value-type="float" office:value="24.4709747439655" calcext:value-type="float">
            <text:p>24.4709747439655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17.1963625826581" calcext:value-type="float">
            <text:p>17.1963625826581</text:p>
          </table:table-cell>
          <table:table-cell office:value-type="float" office:value="0.0718259637284213" calcext:value-type="float">
            <text:p>0.0718259637284213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8.239142403804" calcext:value-type="float">
            <text:p>18.239142403804</text:p>
          </table:table-cell>
          <table:table-cell office:value-type="float" office:value="620.325440395026" calcext:value-type="float">
            <text:p>620.325440395026</text:p>
          </table:table-cell>
          <table:table-cell office:value-type="float" office:value="14.8967668075602" calcext:value-type="float">
            <text:p>14.8967668075602</text:p>
          </table:table-cell>
          <table:table-cell office:value-type="float" office:value="0.0648164532529714" calcext:value-type="float">
            <text:p>0.0648164532529714</text:p>
          </table:table-cell>
          <table:table-cell office:value-type="float" office:value="1.3982956372398" calcext:value-type="float">
            <text:p>1.3982956372398</text:p>
          </table:table-cell>
          <table:table-cell office:value-type="float" office:value="0.240696278148862" calcext:value-type="float">
            <text:p>0.240696278148862</text:p>
          </table:table-cell>
          <table:table-cell office:value-type="float" office:value="0.17213547002809" calcext:value-type="float">
            <text:p>0.17213547002809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1" calcext:value-type="float">
            <text:p>1</text:p>
          </table:table-cell>
          <table:table-cell office:value-type="float" office:value="558.615228232132" calcext:value-type="float">
            <text:p>558.615228232132</text:p>
          </table:table-cell>
          <table:table-cell office:value-type="float" office:value="1220.21675017941" calcext:value-type="float">
            <text:p>1220.21675017941</text:p>
          </table:table-cell>
          <table:table-cell office:value-type="float" office:value="0.4578" calcext:value-type="float">
            <text:p>0.4578</text:p>
          </table:table-cell>
          <table:table-cell office:value-type="float" office:value="214.102178269984" calcext:value-type="float">
            <text:p>214.102178269984</text:p>
          </table:table-cell>
          <table:table-cell office:value-type="float" office:value="1" calcext:value-type="float">
            <text:p>1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0" calcext:value-type="float">
            <text:p>0</text:p>
          </table:table-cell>
          <table:table-cell office:value-type="float" office:value="24.4709747439654" calcext:value-type="float">
            <text:p>24.4709747439654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17.1963625826581" calcext:value-type="float">
            <text:p>17.1963625826581</text:p>
          </table:table-cell>
          <table:table-cell office:value-type="float" office:value="0.0718259637284213" calcext:value-type="float">
            <text:p>0.0718259637284213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21.5434481986914" calcext:value-type="float">
            <text:p>21.5434481986914</text:p>
          </table:table-cell>
          <table:table-cell office:value-type="float" office:value="634.049732388188" calcext:value-type="float">
            <text:p>634.049732388188</text:p>
          </table:table-cell>
          <table:table-cell office:value-type="float" office:value="16.0866652995259" calcext:value-type="float">
            <text:p>16.0866652995259</text:p>
          </table:table-cell>
          <table:table-cell office:value-type="float" office:value="0.0684787049194515" calcext:value-type="float">
            <text:p>0.0684787049194515</text:p>
          </table:table-cell>
          <table:table-cell office:value-type="float" office:value="1.39793991112759" calcext:value-type="float">
            <text:p>1.39793991112759</text:p>
          </table:table-cell>
          <table:table-cell office:value-type="float" office:value="0.240850149034834" calcext:value-type="float">
            <text:p>0.240850149034834</text:p>
          </table:table-cell>
          <table:table-cell office:value-type="float" office:value="0.172289342140113" calcext:value-type="float">
            <text:p>0.172289342140113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1" calcext:value-type="float">
            <text:p>1</text:p>
          </table:table-cell>
          <table:table-cell office:value-type="float" office:value="382.873502517142" calcext:value-type="float">
            <text:p>382.873502517142</text:p>
          </table:table-cell>
          <table:table-cell office:value-type="float" office:value="1233.48422202688" calcext:value-type="float">
            <text:p>1233.48422202688</text:p>
          </table:table-cell>
          <table:table-cell office:value-type="float" office:value="0.3104" calcext:value-type="float">
            <text:p>0.3104</text:p>
          </table:table-cell>
          <table:table-cell office:value-type="float" office:value="86.8783099041836" calcext:value-type="float">
            <text:p>86.8783099041836</text:p>
          </table:table-cell>
          <table:table-cell office:value-type="float" office:value="1" calcext:value-type="float">
            <text:p>1</text:p>
          </table:table-cell>
          <table:table-cell office:value-type="float" office:value="15.8182968427373" calcext:value-type="float">
            <text:p>15.81829684273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3.854" calcext:value-type="float">
            <text:p>393.854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0.000736627" calcext:value-type="float">
            <text:p>0.000736627</text:p>
          </table:table-cell>
          <table:table-cell office:value-type="float" office:value="-0.0000000286789336077308" calcext:value-type="float">
            <text:p>-2.86789336077308E-08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0.239638920716352" calcext:value-type="float">
            <text:p>0.239638920716352</text:p>
          </table:table-cell>
          <table:table-cell office:value-type="float" office:value="0.17103219823805" calcext:value-type="float">
            <text:p>0.17103219823805</text:p>
          </table:table-cell>
          <table:table-cell office:value-type="float" office:value="0.000379600856924545" calcext:value-type="float">
            <text:p>0.000379600856924545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0.239478657752273" calcext:value-type="float">
            <text:p>0.239478657752273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420.133922019314" calcext:value-type="float">
            <text:p>420.133922019314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0.8" calcext:value-type="float">
            <text:p>0.8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743559642352" calcext:value-type="float">
            <text:p>0.239743559642352</text:p>
          </table:table-cell>
          <table:table-cell office:value-type="float" office:value="0.171136847212449" calcext:value-type="float">
            <text:p>0.171136847212449</text:p>
          </table:table-cell>
          <table:table-cell office:value-type="float" office:value="0.000512961171690679" calcext:value-type="float">
            <text:p>0.000512961171690679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22718" calcext:value-type="float">
            <text:p>5.2726525822718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89.5851939744827" calcext:value-type="float">
            <text:p>-89.5851939744827</text:p>
          </table:table-cell>
          <table:table-cell office:value-type="float" office:value="1.98442281928813" calcext:value-type="float">
            <text:p>1.98442281928813</text:p>
          </table:table-cell>
          <table:table-cell office:value-type="float" office:value="1.31332799389862" calcext:value-type="float">
            <text:p>1.31332799389862</text:p>
          </table:table-cell>
          <table:table-cell office:value-type="float" office:value="0.287527931945507" calcext:value-type="float">
            <text:p>0.287527931945507</text:p>
          </table:table-cell>
          <table:table-cell office:value-type="float" office:value="0.218930719921735" calcext:value-type="float">
            <text:p>0.218930719921735</text:p>
          </table:table-cell>
          <table:table-cell office:value-type="float" office:value="0.000340531578294595" calcext:value-type="float">
            <text:p>0.000340531578294595</text:p>
          </table:table-cell>
          <table:table-cell office:value-type="float" office:value="287.011520797531" calcext:value-type="float">
            <text:p>287.011520797531</text:p>
          </table:table-cell>
          <table:table-cell office:value-type="float" office:value="1884.47146898608" calcext:value-type="float">
            <text:p>1884.47146898608</text:p>
          </table:table-cell>
          <table:table-cell office:value-type="float" office:value="14.8407141212831" calcext:value-type="float">
            <text:p>14.8407141212831</text:p>
          </table:table-cell>
          <table:table-cell office:value-type="float" office:value="-161.145507991933" calcext:value-type="float">
            <text:p>-161.145507991933</text:p>
          </table:table-cell>
          <table:table-cell office:value-type="float" office:value="1.98309569979496" calcext:value-type="float">
            <text:p>1.98309569979496</text:p>
          </table:table-cell>
          <table:table-cell office:value-type="float" office:value="1.31332799389862" calcext:value-type="float">
            <text:p>1.31332799389862</text:p>
          </table:table-cell>
          <table:table-cell office:value-type="float" office:value="0.287335642318716" calcext:value-type="float">
            <text:p>0.287335642318716</text:p>
          </table:table-cell>
          <table:table-cell office:value-type="float" office:value="0.218784305950257" calcext:value-type="float">
            <text:p>0.218784305950257</text:p>
          </table:table-cell>
          <table:table-cell office:value-type="float" office:value="0.0212586919447072" calcext:value-type="float">
            <text:p>0.0212586919447072</text:p>
          </table:table-cell>
          <table:table-cell office:value-type="float" office:value="0.0685515240273075" calcext:value-type="float">
            <text:p>0.0685515240273075</text:p>
          </table:table-cell>
          <table:table-cell office:value-type="float" office:value="99.443396123752" calcext:value-type="float">
            <text:p>99.443396123752</text:p>
          </table:table-cell>
          <table:table-cell office:value-type="float" office:value="16.2542593457117" calcext:value-type="float">
            <text:p>16.2542593457117</text:p>
          </table:table-cell>
          <table:table-cell office:value-type="float" office:value="1107.17734488781" calcext:value-type="float">
            <text:p>1107.17734488781</text:p>
          </table:table-cell>
          <table:table-cell office:value-type="float" office:value="2061.00874133395" calcext:value-type="float">
            <text:p>2061.00874133395</text:p>
          </table:table-cell>
          <table:table-cell table:number-columns-repeated="2" office:value-type="float" office:value="0.537201673473355" calcext:value-type="float">
            <text:p>0.537201673473355</text:p>
          </table:table-cell>
          <table:table-cell office:value-type="float" office:value="337.467654721805" calcext:value-type="float">
            <text:p>337.467654721805</text:p>
          </table:table-cell>
          <table:table-cell office:value-type="float" office:value="628.195464358587" calcext:value-type="float">
            <text:p>628.195464358587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30.4944419348897" calcext:value-type="float">
            <text:p>30.4944419348897</text:p>
          </table:table-cell>
          <table:table-cell office:value-type="float" office:value="6802.79655492637" calcext:value-type="float">
            <text:p>6802.79655492637</text:p>
          </table:table-cell>
          <table:table-cell office:value-type="float" office:value="5499.9999768744" calcext:value-type="float">
            <text:p>5499.9999768744</text:p>
          </table:table-cell>
          <table:table-cell office:value-type="float" office:value="1.6612568642201" calcext:value-type="float">
            <text:p>1.6612568642201</text:p>
          </table:table-cell>
          <table:table-cell office:value-type="float" office:value="9136.91271479318" calcext:value-type="float">
            <text:p>9136.91271479318</text:p>
          </table:table-cell>
          <table:table-cell office:value-type="float" office:value="2.53803130966477" calcext:value-type="float">
            <text:p>2.53803130966477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788846" calcext:value-type="float">
            <text:p>5.27265258788846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0.271053601129981" calcext:value-type="float">
            <text:p>0.271053601129981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1046.92859388116" calcext:value-type="float">
            <text:p>1046.92859388116</text:p>
          </table:table-cell>
          <table:table-cell office:value-type="float" office:value="0.0345195632309788" calcext:value-type="float">
            <text:p>0.03451956323097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D_35K_080M_T4_3100</text:p>
          </table:table-cell>
          <table:table-cell table:number-columns-repeated="2" office:value-type="float" office:value="-23.8006943120076" calcext:value-type="float">
            <text:p>-23.8006943120076</text:p>
          </table:table-cell>
          <table:table-cell office:value-type="float" office:value="1043.0429225519" calcext:value-type="float">
            <text:p>1043.0429225519</text:p>
          </table:table-cell>
          <table:table-cell office:value-type="float" office:value="15.9965165350482" calcext:value-type="float">
            <text:p>15.9965165350482</text:p>
          </table:table-cell>
          <table:table-cell office:value-type="float" office:value="0.0413954492939868" calcext:value-type="float">
            <text:p>0.0413954492939868</text:p>
          </table:table-cell>
          <table:table-cell office:value-type="float" office:value="1.37274710456768" calcext:value-type="float">
            <text:p>1.37274710456768</text:p>
          </table:table-cell>
          <table:table-cell office:value-type="float" office:value="0.252484868655332" calcext:value-type="float">
            <text:p>0.252484868655332</text:p>
          </table:table-cell>
          <table:table-cell office:value-type="float" office:value="0.183926711830977" calcext:value-type="float">
            <text:p>0.183926711830977</text:p>
          </table:table-cell>
          <table:table-cell office:value-type="float" office:value="1.80440569439712" calcext:value-type="float">
            <text:p>1.80440569439712</text:p>
          </table:table-cell>
          <table:table-cell office:value-type="float" office:value="0.0685581450343123" calcext:value-type="float">
            <text:p>0.0685581450343123</text:p>
          </table:table-cell>
          <table:table-cell office:value-type="float" office:value="-32.861580277671" calcext:value-type="float">
            <text:p>-32.861580277671</text:p>
          </table:table-cell>
          <table:table-cell office:value-type="float" office:value="1007.07266106956" calcext:value-type="float">
            <text:p>1007.07266106956</text:p>
          </table:table-cell>
          <table:table-cell office:value-type="float" office:value="14.0613044341048" calcext:value-type="float">
            <text:p>14.0613044341048</text:p>
          </table:table-cell>
          <table:table-cell office:value-type="float" office:value="0.0376872251067442" calcext:value-type="float">
            <text:p>0.0376872251067442</text:p>
          </table:table-cell>
          <table:table-cell office:value-type="float" office:value="1.37501313514785" calcext:value-type="float">
            <text:p>1.37501313514785</text:p>
          </table:table-cell>
          <table:table-cell office:value-type="float" office:value="0.251373535467275" calcext:value-type="float">
            <text:p>0.251373535467275</text:p>
          </table:table-cell>
          <table:table-cell office:value-type="float" office:value="0.182815365874274" calcext:value-type="float">
            <text:p>0.182815365874274</text:p>
          </table:table-cell>
          <table:table-cell office:value-type="float" office:value="1.80440569439712" calcext:value-type="float">
            <text:p>1.80440569439712</text:p>
          </table:table-cell>
          <table:table-cell office:value-type="float" office:value="1" calcext:value-type="float">
            <text:p>1</text:p>
          </table:table-cell>
          <table:table-cell office:value-type="float" office:value="673.581611678292" calcext:value-type="float">
            <text:p>673.581611678292</text:p>
          </table:table-cell>
          <table:table-cell office:value-type="float" office:value="1541.71199311218" calcext:value-type="float">
            <text:p>1541.71199311218</text:p>
          </table:table-cell>
          <table:table-cell office:value-type="float" office:value="0.436904956754318" calcext:value-type="float">
            <text:p>0.436904956754318</text:p>
          </table:table-cell>
          <table:table-cell office:value-type="float" office:value="291.99737051925" calcext:value-type="float">
            <text:p>291.99737051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.4755307154884" calcext:value-type="float">
            <text:p>51.4755307154884</text:p>
          </table:table-cell>
          <table:table-cell office:value-type="float" office:value="0" calcext:value-type="float">
            <text:p>0</text:p>
          </table:table-cell>
          <table:table-cell office:value-type="float" office:value="14.1234305094233" calcext:value-type="float">
            <text:p>14.1234305094233</text:p>
          </table:table-cell>
          <table:table-cell office:value-type="float" office:value="148.492308754326" calcext:value-type="float">
            <text:p>148.492308754326</text:p>
          </table:table-cell>
          <table:table-cell office:value-type="float" office:value="1254.59892046937" calcext:value-type="float">
            <text:p>1254.59892046937</text:p>
          </table:table-cell>
          <table:table-cell office:value-type="float" office:value="175.203220262208" calcext:value-type="float">
            <text:p>175.203220262208</text:p>
          </table:table-cell>
          <table:table-cell office:value-type="float" office:value="0.319456764792928" calcext:value-type="float">
            <text:p>0.319456764792928</text:p>
          </table:table-cell>
          <table:table-cell office:value-type="float" office:value="1.36466275026181" calcext:value-type="float">
            <text:p>1.36466275026181</text:p>
          </table:table-cell>
          <table:table-cell office:value-type="float" office:value="0.256570527038665" calcext:value-type="float">
            <text:p>0.256570527038665</text:p>
          </table:table-cell>
          <table:table-cell office:value-type="float" office:value="0.188010162607673" calcext:value-type="float">
            <text:p>0.188010162607673</text:p>
          </table:table-cell>
          <table:table-cell office:value-type="float" office:value="1.6893469871276" calcext:value-type="float">
            <text:p>1.6893469871276</text:p>
          </table:table-cell>
          <table:table-cell office:value-type="float" office:value="0.0685607218477486" calcext:value-type="float">
            <text:p>0.0685607218477486</text:p>
          </table:table-cell>
          <table:table-cell office:value-type="float" office:value="171.710950858223" calcext:value-type="float">
            <text:p>171.710950858223</text:p>
          </table:table-cell>
          <table:table-cell office:value-type="float" office:value="1240.97584934793" calcext:value-type="float">
            <text:p>1240.97584934793</text:p>
          </table:table-cell>
          <table:table-cell office:value-type="float" office:value="142.552600390962" calcext:value-type="float">
            <text:p>142.552600390962</text:p>
          </table:table-cell>
          <table:table-cell office:value-type="float" office:value="0.31004507487654" calcext:value-type="float">
            <text:p>0.31004507487654</text:p>
          </table:table-cell>
          <table:table-cell office:value-type="float" office:value="1.36551571050562" calcext:value-type="float">
            <text:p>1.36551571050562</text:p>
          </table:table-cell>
          <table:table-cell office:value-type="float" office:value="0.256131915116861" calcext:value-type="float">
            <text:p>0.256131915116861</text:p>
          </table:table-cell>
          <table:table-cell office:value-type="float" office:value="0.187571520846276" calcext:value-type="float">
            <text:p>0.187571520846276</text:p>
          </table:table-cell>
          <table:table-cell office:value-type="float" office:value="1.6893469871276" calcext:value-type="float">
            <text:p>1.6893469871276</text:p>
          </table:table-cell>
          <table:table-cell office:value-type="float" office:value="1" calcext:value-type="float">
            <text:p>1</text:p>
          </table:table-cell>
          <table:table-cell office:value-type="float" office:value="418.175668555905" calcext:value-type="float">
            <text:p>418.175668555905</text:p>
          </table:table-cell>
          <table:table-cell office:value-type="float" office:value="1705.52310341113" calcext:value-type="float">
            <text:p>1705.52310341113</text:p>
          </table:table-cell>
          <table:table-cell office:value-type="float" office:value="0.245189096365528" calcext:value-type="float">
            <text:p>0.245189096365528</text:p>
          </table:table-cell>
          <table:table-cell office:value-type="float" office:value="15.6862485712527" calcext:value-type="float">
            <text:p>15.6862485712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.203220262208" calcext:value-type="float">
            <text:p>175.203220262208</text:p>
          </table:table-cell>
          <table:table-cell office:value-type="float" office:value="1254.59892046937" calcext:value-type="float">
            <text:p>1254.59892046937</text:p>
          </table:table-cell>
          <table:table-cell office:value-type="float" office:value="148.492308754326" calcext:value-type="float">
            <text:p>148.492308754326</text:p>
          </table:table-cell>
          <table:table-cell office:value-type="float" office:value="0.319456764792928" calcext:value-type="float">
            <text:p>0.319456764792928</text:p>
          </table:table-cell>
          <table:table-cell office:value-type="float" office:value="1.36466275026181" calcext:value-type="float">
            <text:p>1.36466275026181</text:p>
          </table:table-cell>
          <table:table-cell office:value-type="float" office:value="0.256570527038665" calcext:value-type="float">
            <text:p>0.256570527038665</text:p>
          </table:table-cell>
          <table:table-cell office:value-type="float" office:value="0.188010162607673" calcext:value-type="float">
            <text:p>0.188010162607673</text:p>
          </table:table-cell>
          <table:table-cell office:value-type="float" office:value="1.6893469871276" calcext:value-type="float">
            <text:p>1.6893469871276</text:p>
          </table:table-cell>
          <table:table-cell office:value-type="float" office:value="0.0685607218477486" calcext:value-type="float">
            <text:p>0.0685607218477486</text:p>
          </table:table-cell>
          <table:table-cell office:value-type="float" office:value="169.958229918456" calcext:value-type="float">
            <text:p>169.958229918456</text:p>
          </table:table-cell>
          <table:table-cell office:value-type="float" office:value="1234.12982016758" calcext:value-type="float">
            <text:p>1234.12982016758</text:p>
          </table:table-cell>
          <table:table-cell office:value-type="float" office:value="139.638048730583" calcext:value-type="float">
            <text:p>139.638048730583</text:p>
          </table:table-cell>
          <table:table-cell office:value-type="float" office:value="0.305390793297557" calcext:value-type="float">
            <text:p>0.305390793297557</text:p>
          </table:table-cell>
          <table:table-cell office:value-type="float" office:value="1.36594575416517" calcext:value-type="float">
            <text:p>1.36594575416517</text:p>
          </table:table-cell>
          <table:table-cell office:value-type="float" office:value="0.255911549309626" calcext:value-type="float">
            <text:p>0.255911549309626</text:p>
          </table:table-cell>
          <table:table-cell office:value-type="float" office:value="0.187351140638241" calcext:value-type="float">
            <text:p>0.187351140638241</text:p>
          </table:table-cell>
          <table:table-cell office:value-type="float" office:value="1.6893469871276" calcext:value-type="float">
            <text:p>1.6893469871276</text:p>
          </table:table-cell>
          <table:table-cell office:value-type="float" office:value="1" calcext:value-type="float">
            <text:p>1</text:p>
          </table:table-cell>
          <table:table-cell office:value-type="float" office:value="512.48037233325" calcext:value-type="float">
            <text:p>512.48037233325</text:p>
          </table:table-cell>
          <table:table-cell office:value-type="float" office:value="1701.08002415778" calcext:value-type="float">
            <text:p>1701.08002415778</text:p>
          </table:table-cell>
          <table:table-cell office:value-type="float" office:value="0.301267644705301" calcext:value-type="float">
            <text:p>0.301267644705301</text:p>
          </table:table-cell>
          <table:table-cell office:value-type="float" office:value="12.1213650794374" calcext:value-type="float">
            <text:p>12.1213650794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1741382511629" calcext:value-type="float">
            <text:p>13.1741382511629</text:p>
          </table:table-cell>
          <table:table-cell office:value-type="float" office:value="0" calcext:value-type="float">
            <text:p>0</text:p>
          </table:table-cell>
          <table:table-cell office:value-type="float" office:value="21.7207916045883" calcext:value-type="float">
            <text:p>21.7207916045883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16.3500606230226" calcext:value-type="float">
            <text:p>16.3500606230226</text:p>
          </table:table-cell>
          <table:table-cell office:value-type="float" office:value="0.0695192080676931" calcext:value-type="float">
            <text:p>0.0695192080676931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0.240858712874025" calcext:value-type="float">
            <text:p>0.240858712874025</text:p>
          </table:table-cell>
          <table:table-cell office:value-type="float" office:value="0.172297906043611" calcext:value-type="float">
            <text:p>0.172297906043611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5.859525883403" calcext:value-type="float">
            <text:p>15.859525883403</text:p>
          </table:table-cell>
          <table:table-cell office:value-type="float" office:value="610.436510526617" calcext:value-type="float">
            <text:p>610.436510526617</text:p>
          </table:table-cell>
          <table:table-cell office:value-type="float" office:value="14.2521196734879" calcext:value-type="float">
            <text:p>14.2521196734879</text:p>
          </table:table-cell>
          <table:table-cell office:value-type="float" office:value="0.0630161397006466" calcext:value-type="float">
            <text:p>0.0630161397006466</text:p>
          </table:table-cell>
          <table:table-cell office:value-type="float" office:value="1.39853677768547" calcext:value-type="float">
            <text:p>1.39853677768547</text:p>
          </table:table-cell>
          <table:table-cell office:value-type="float" office:value="0.24059212831078" calcext:value-type="float">
            <text:p>0.24059212831078</text:p>
          </table:table-cell>
          <table:table-cell office:value-type="float" office:value="0.172031319272986" calcext:value-type="float">
            <text:p>0.172031319272986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1" calcext:value-type="float">
            <text:p>1</text:p>
          </table:table-cell>
          <table:table-cell office:value-type="float" office:value="541.752090288699" calcext:value-type="float">
            <text:p>541.752090288699</text:p>
          </table:table-cell>
          <table:table-cell office:value-type="float" office:value="1210.55599033687" calcext:value-type="float">
            <text:p>1210.55599033687</text:p>
          </table:table-cell>
          <table:table-cell office:value-type="float" office:value="0.447523364977063" calcext:value-type="float">
            <text:p>0.447523364977063</text:p>
          </table:table-cell>
          <table:table-cell office:value-type="float" office:value="152.719348844736" calcext:value-type="float">
            <text:p>152.719348844736</text:p>
          </table:table-cell>
          <table:table-cell office:value-type="float" office:value="1" calcext:value-type="float">
            <text:p>1</text:p>
          </table:table-cell>
          <table:table-cell office:value-type="float" office:value="36.2062847357097" calcext:value-type="float">
            <text:p>36.2062847357097</text:p>
          </table:table-cell>
          <table:table-cell office:value-type="float" office:value="0" calcext:value-type="float">
            <text:p>0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5.21101896444184" calcext:value-type="float">
            <text:p>5.21101896444184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316487919490807" calcext:value-type="float">
            <text:p>0.0316487919490807</text:p>
          </table:table-cell>
          <table:table-cell office:value-type="float" office:value="1.40088801540145" calcext:value-type="float">
            <text:p>1.40088801540145</text:p>
          </table:table-cell>
          <table:table-cell office:value-type="float" office:value="0.239583226699056" calcext:value-type="float">
            <text:p>0.239583226699056</text:p>
          </table:table-cell>
          <table:table-cell office:value-type="float" office:value="0.171022396278039" calcext:value-type="float">
            <text:p>0.171022396278039</text:p>
          </table:table-cell>
          <table:table-cell office:value-type="float" office:value="-24.4418911616431" calcext:value-type="float">
            <text:p>-24.4418911616431</text:p>
          </table:table-cell>
          <table:table-cell office:value-type="float" office:value="442.489061484109" calcext:value-type="float">
            <text:p>442.489061484109</text:p>
          </table:table-cell>
          <table:table-cell office:value-type="float" office:value="5.13296438349512" calcext:value-type="float">
            <text:p>5.13296438349512</text:p>
          </table:table-cell>
          <table:table-cell office:value-type="float" office:value="0.0313096741294307" calcext:value-type="float">
            <text:p>0.0313096741294307</text:p>
          </table:table-cell>
          <table:table-cell office:value-type="float" office:value="1.40090008002844" calcext:value-type="float">
            <text:p>1.40090008002844</text:p>
          </table:table-cell>
          <table:table-cell office:value-type="float" office:value="0.239578081161447" calcext:value-type="float">
            <text:p>0.239578081161447</text:p>
          </table:table-cell>
          <table:table-cell office:value-type="float" office:value="0.1710172504014" calcext:value-type="float">
            <text:p>0.1710172504014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1" calcext:value-type="float">
            <text:p>1</text:p>
          </table:table-cell>
          <table:table-cell office:value-type="float" office:value="151.578455652039" calcext:value-type="float">
            <text:p>151.578455652039</text:p>
          </table:table-cell>
          <table:table-cell office:value-type="float" office:value="1031.53159456087" calcext:value-type="float">
            <text:p>1031.53159456087</text:p>
          </table:table-cell>
          <table:table-cell office:value-type="float" office:value="0.146945044098787" calcext:value-type="float">
            <text:p>0.146945044098787</text:p>
          </table:table-cell>
          <table:table-cell office:value-type="float" office:value="1550.0031000062" calcext:value-type="float">
            <text:p>1550.0031000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3.45803" calcext:value-type="float">
            <text:p>3.45803</text:p>
          </table:table-cell>
          <table:table-cell table:number-columns-repeated="2" office:value-type="float" office:value="1.66563879737635" calcext:value-type="float">
            <text:p>1.66563879737635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0.238422775625007" calcext:value-type="float">
            <text:p>0.238422775625007</text:p>
          </table:table-cell>
          <table:table-cell office:value-type="float" office:value="3.45802999631635" calcext:value-type="float">
            <text:p>3.45802999631635</text:p>
          </table:table-cell>
          <table:table-cell table:number-columns-repeated="3" office:value-type="float" office:value="218.807777777778" calcext:value-type="float">
            <text:p>218.807777777778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218.807777777778" calcext:value-type="float">
            <text:p>218.807777777778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83945.6929397142" calcext:value-type="float">
            <text:p>-83945.6929397142</text:p>
          </table:table-cell>
          <table:table-cell table:number-columns-repeated="2" office:value-type="float" office:value="1.40113336434217" calcext:value-type="float">
            <text:p>1.40113336434217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0.379600856924545" calcext:value-type="float">
            <text:p>0.379600856924545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98.673364458678" calcext:value-type="float">
            <text:p>398.673364458678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23.1713768630192" calcext:value-type="float">
            <text:p>23.1713768630192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973.273844526046" calcext:value-type="float">
            <text:p>973.27384452604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-55784.5674076995" calcext:value-type="float">
            <text:p>-55784.567407699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363536598846956" calcext:value-type="float">
            <text:p>0.363536598846956</text:p>
          </table:table-cell>
          <table:table-cell table:number-columns-repeated="2" office:value-type="float" office:value="0.363536598846956" calcext:value-type="float">
            <text:p>0.363536598846956</text:p>
          </table:table-cell>
          <table:table-cell office:value-type="float" office:value="5.27265258227179" calcext:value-type="float">
            <text:p>5.27265258227179</text:p>
          </table:table-cell>
          <table:table-cell table:number-columns-repeated="3" office:value-type="float" office:value="246.891334480212" calcext:value-type="float">
            <text:p>246.891334480212</text:p>
          </table:table-cell>
          <table:table-cell office:value-type="float" office:value="444.404402064381" calcext:value-type="float">
            <text:p>444.404402064381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4.8778568758857" calcext:value-type="float">
            <text:p>14.8778568758857</text:p>
          </table:table-cell>
          <table:table-cell office:value-type="float" office:value="54.8207551029167" calcext:value-type="float">
            <text:p>54.8207551029167</text:p>
          </table:table-cell>
          <table:table-cell office:value-type="float" office:value="30.6575226595118" calcext:value-type="float">
            <text:p>30.6575226595118</text:p>
          </table:table-cell>
          <table:table-cell office:value-type="float" office:value="771.658594147699" calcext:value-type="float">
            <text:p>771.658594147699</text:p>
          </table:table-cell>
          <table:table-cell office:value-type="float" office:value="1.67662847876548" calcext:value-type="float">
            <text:p>1.67662847876548</text:p>
          </table:table-cell>
          <table:table-cell office:value-type="float" office:value="0.068560753596669" calcext:value-type="float">
            <text:p>0.068560753596669</text:p>
          </table:table-cell>
          <table:table-cell office:value-type="float" office:value="0.107232072155549" calcext:value-type="float">
            <text:p>0.107232072155549</text:p>
          </table:table-cell>
          <table:table-cell office:value-type="float" office:value="1.39304411033481" calcext:value-type="float">
            <text:p>1.39304411033481</text:p>
          </table:table-cell>
          <table:table-cell office:value-type="float" office:value="0.242996145788928" calcext:value-type="float">
            <text:p>0.242996145788928</text:p>
          </table:table-cell>
          <table:table-cell office:value-type="float" office:value="0.174435354949008" calcext:value-type="float">
            <text:p>0.174435354949008</text:p>
          </table:table-cell>
          <table:table-cell office:value-type="float" office:value="50.3193931751602" calcext:value-type="float">
            <text:p>50.3193931751602</text:p>
          </table:table-cell>
          <table:table-cell office:value-type="float" office:value="753.120178599977" calcext:value-type="float">
            <text:p>753.120178599977</text:p>
          </table:table-cell>
          <table:table-cell office:value-type="float" office:value="28.1277478350677" calcext:value-type="float">
            <text:p>28.1277478350677</text:p>
          </table:table-cell>
          <table:table-cell office:value-type="float" office:value="0.100805334077558" calcext:value-type="float">
            <text:p>0.100805334077558</text:p>
          </table:table-cell>
          <table:table-cell office:value-type="float" office:value="1.39383821627143" calcext:value-type="float">
            <text:p>1.39383821627143</text:p>
          </table:table-cell>
          <table:table-cell office:value-type="float" office:value="0.242644438392012" calcext:value-type="float">
            <text:p>0.242644438392012</text:p>
          </table:table-cell>
          <table:table-cell office:value-type="float" office:value="0.174083644564916" calcext:value-type="float">
            <text:p>0.174083644564916</text:p>
          </table:table-cell>
          <table:table-cell office:value-type="float" office:value="1.67662847876548" calcext:value-type="float">
            <text:p>1.67662847876548</text:p>
          </table:table-cell>
          <table:table-cell office:value-type="float" office:value="1" calcext:value-type="float">
            <text:p>1</text:p>
          </table:table-cell>
          <table:table-cell office:value-type="float" office:value="474.76299080766" calcext:value-type="float">
            <text:p>474.76299080766</text:p>
          </table:table-cell>
          <table:table-cell office:value-type="float" office:value="1342.35075068883" calcext:value-type="float">
            <text:p>1342.35075068883</text:p>
          </table:table-cell>
          <table:table-cell office:value-type="float" office:value="0.353680281077084" calcext:value-type="float">
            <text:p>0.353680281077084</text:p>
          </table:table-cell>
          <table:table-cell office:value-type="float" office:value="44.7654029711486" calcext:value-type="float">
            <text:p>44.765402971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5655273550559" calcext:value-type="float">
            <text:p>13.5655273550559</text:p>
          </table:table-cell>
          <table:table-cell office:value-type="float" office:value="0" calcext:value-type="float">
            <text:p>0</text:p>
          </table:table-cell>
          <table:table-cell office:value-type="float" office:value="140.473724081592" calcext:value-type="float">
            <text:p>140.473724081592</text:p>
          </table:table-cell>
          <table:table-cell office:value-type="float" office:value="3100" calcext:value-type="float">
            <text:p>3100</text:p>
          </table:table-cell>
          <table:table-cell office:value-type="float" office:value="1.98105828385617" calcext:value-type="float">
            <text:p>1.98105828385617</text:p>
          </table:table-cell>
          <table:table-cell office:value-type="float" office:value="0.0685534286196579" calcext:value-type="float">
            <text:p>0.0685534286196579</text:p>
          </table:table-cell>
          <table:table-cell office:value-type="float" office:value="170.148302043195" calcext:value-type="float">
            <text:p>170.148302043195</text:p>
          </table:table-cell>
          <table:table-cell office:value-type="float" office:value="0.122318639591814" calcext:value-type="float">
            <text:p>0.122318639591814</text:p>
          </table:table-cell>
          <table:table-cell office:value-type="float" office:value="1.27388147843115" calcext:value-type="float">
            <text:p>1.27388147843115</text:p>
          </table:table-cell>
          <table:table-cell office:value-type="float" office:value="0.319176068751714" calcext:value-type="float">
            <text:p>0.319176068751714</text:p>
          </table:table-cell>
          <table:table-cell office:value-type="float" office:value="0.250549750473598" calcext:value-type="float">
            <text:p>0.250549750473598</text:p>
          </table:table-cell>
          <table:table-cell office:value-type="float" office:value="168.732069382105" calcext:value-type="float">
            <text:p>168.732069382105</text:p>
          </table:table-cell>
          <table:table-cell office:value-type="float" office:value="3095.55961452665" calcext:value-type="float">
            <text:p>3095.55961452665</text:p>
          </table:table-cell>
          <table:table-cell office:value-type="float" office:value="139.540033747705" calcext:value-type="float">
            <text:p>139.540033747705</text:p>
          </table:table-cell>
          <table:table-cell office:value-type="float" office:value="0.121679993167594" calcext:value-type="float">
            <text:p>0.121679993167594</text:p>
          </table:table-cell>
          <table:table-cell office:value-type="float" office:value="1.27400463275516" calcext:value-type="float">
            <text:p>1.27400463275516</text:p>
          </table:table-cell>
          <table:table-cell office:value-type="float" office:value="0.319058379672477" calcext:value-type="float">
            <text:p>0.319058379672477</text:p>
          </table:table-cell>
          <table:table-cell office:value-type="float" office:value="0.250433215270214" calcext:value-type="float">
            <text:p>0.250433215270214</text:p>
          </table:table-cell>
          <table:table-cell office:value-type="float" office:value="1.98105828385617" calcext:value-type="float">
            <text:p>1.98105828385617</text:p>
          </table:table-cell>
          <table:table-cell office:value-type="float" office:value="1" calcext:value-type="float">
            <text:p>1</text:p>
          </table:table-cell>
          <table:table-cell office:value-type="float" office:value="266.300629639414" calcext:value-type="float">
            <text:p>266.300629639414</text:p>
          </table:table-cell>
          <table:table-cell office:value-type="float" office:value="2601.71325681889" calcext:value-type="float">
            <text:p>2601.71325681889</text:p>
          </table:table-cell>
          <table:table-cell office:value-type="float" office:value="0.102355872208999" calcext:value-type="float">
            <text:p>0.102355872208999</text:p>
          </table:table-cell>
          <table:table-cell office:value-type="float" office:value="60.284797110192" calcext:value-type="float">
            <text:p>60.284797110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21400828251" calcext:value-type="float">
            <text:p>50.21400828251</text:p>
          </table:table-cell>
          <table:table-cell office:value-type="float" office:value="2605.41067855803" calcext:value-type="float">
            <text:p>2605.41067855803</text:p>
          </table:table-cell>
          <table:table-cell office:value-type="float" office:value="68.6648510954197" calcext:value-type="float">
            <text:p>68.6648510954197</text:p>
          </table:table-cell>
          <table:table-cell office:value-type="float" office:value="0.0711424567522376" calcext:value-type="float">
            <text:p>0.0711424567522376</text:p>
          </table:table-cell>
          <table:table-cell office:value-type="float" office:value="1.28892099181732" calcext:value-type="float">
            <text:p>1.28892099181732</text:p>
          </table:table-cell>
          <table:table-cell office:value-type="float" office:value="0.305855762075397" calcext:value-type="float">
            <text:p>0.305855762075397</text:p>
          </table:table-cell>
          <table:table-cell office:value-type="float" office:value="0.237295194373192" calcext:value-type="float">
            <text:p>0.237295194373192</text:p>
          </table:table-cell>
          <table:table-cell office:value-type="float" office:value="1.97420508870952" calcext:value-type="float">
            <text:p>1.97420508870952</text:p>
          </table:table-cell>
          <table:table-cell office:value-type="float" office:value="0.0685516410305235" calcext:value-type="float">
            <text:p>0.0685516410305235</text:p>
          </table:table-cell>
          <table:table-cell office:value-type="float" office:value="35.1719448360891" calcext:value-type="float">
            <text:p>35.1719448360891</text:p>
          </table:table-cell>
          <table:table-cell office:value-type="float" office:value="2556.13138492407" calcext:value-type="float">
            <text:p>2556.13138492407</text:p>
          </table:table-cell>
          <table:table-cell office:value-type="float" office:value="63.0678808726115" calcext:value-type="float">
            <text:p>63.0678808726115</text:p>
          </table:table-cell>
          <table:table-cell office:value-type="float" office:value="0.0666033397989967" calcext:value-type="float">
            <text:p>0.0666033397989967</text:p>
          </table:table-cell>
          <table:table-cell office:value-type="float" office:value="1.29036084263647" calcext:value-type="float">
            <text:p>1.29036084263647</text:p>
          </table:table-cell>
          <table:table-cell office:value-type="float" office:value="0.304670302624041" calcext:value-type="float">
            <text:p>0.304670302624041</text:p>
          </table:table-cell>
          <table:table-cell office:value-type="float" office:value="0.236111823865316" calcext:value-type="float">
            <text:p>0.236111823865316</text:p>
          </table:table-cell>
          <table:table-cell office:value-type="float" office:value="1.97420508870952" calcext:value-type="float">
            <text:p>1.97420508870952</text:p>
          </table:table-cell>
          <table:table-cell office:value-type="float" office:value="1" calcext:value-type="float">
            <text:p>1</text:p>
          </table:table-cell>
          <table:table-cell office:value-type="float" office:value="867.877838032863" calcext:value-type="float">
            <text:p>867.877838032863</text:p>
          </table:table-cell>
          <table:table-cell office:value-type="float" office:value="2379.28138153965" calcext:value-type="float">
            <text:p>2379.28138153965</text:p>
          </table:table-cell>
          <table:table-cell office:value-type="float" office:value="0.364764691039297" calcext:value-type="float">
            <text:p>0.364764691039297</text:p>
          </table:table-cell>
          <table:table-cell office:value-type="float" office:value="36.1592596042974" calcext:value-type="float">
            <text:p>36.1592596042974</text:p>
          </table:table-cell>
          <table:table-cell office:value-type="float" office:value="1" calcext:value-type="float">
            <text:p>1</text:p>
          </table:table-cell>
          <table:table-cell office:value-type="float" office:value="14.5148196133163" calcext:value-type="float">
            <text:p>14.5148196133163</text:p>
          </table:table-cell>
          <table:table-cell office:value-type="float" office:value="0" calcext:value-type="float">
            <text:p>0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" calcext:value-type="float">
            <text:p>1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0.8" calcext:value-type="float">
            <text:p>0.8</text:p>
          </table:table-cell>
          <table:table-cell office:value-type="float" office:value="398.673364458678" calcext:value-type="float">
            <text:p>398.673364458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0.0319910966835952" calcext:value-type="float">
            <text:p>0.0319910966835952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2.7409196114221" calcext:value-type="float">
            <text:p>-32.7409196114221</text:p>
          </table:table-cell>
          <table:table-cell office:value-type="float" office:value="407.840151341601" calcext:value-type="float">
            <text:p>407.840151341601</text:p>
          </table:table-cell>
          <table:table-cell office:value-type="float" office:value="3.90235122665589" calcext:value-type="float">
            <text:p>3.90235122665589</text:p>
          </table:table-cell>
          <table:table-cell office:value-type="float" office:value="0.025825528134681" calcext:value-type="float">
            <text:p>0.025825528134681</text:p>
          </table:table-cell>
          <table:table-cell office:value-type="float" office:value="1.40107970029223" calcext:value-type="float">
            <text:p>1.40107970029223</text:p>
          </table:table-cell>
          <table:table-cell office:value-type="float" office:value="0.239501515811676" calcext:value-type="float">
            <text:p>0.239501515811676</text:p>
          </table:table-cell>
          <table:table-cell office:value-type="float" office:value="0.170940678374173" calcext:value-type="float">
            <text:p>0.170940678374173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1" calcext:value-type="float">
            <text:p>1</text:p>
          </table:table-cell>
          <table:table-cell office:value-type="float" office:value="662.222910007229" calcext:value-type="float">
            <text:p>662.222910007229</text:p>
          </table:table-cell>
          <table:table-cell office:value-type="float" office:value="990.385092901137" calcext:value-type="float">
            <text:p>990.385092901137</text:p>
          </table:table-cell>
          <table:table-cell office:value-type="float" office:value="0.668651936255804" calcext:value-type="float">
            <text:p>0.668651936255804</text:p>
          </table:table-cell>
          <table:table-cell office:value-type="float" office:value="430.125488863975" calcext:value-type="float">
            <text:p>430.125488863975</text:p>
          </table:table-cell>
          <table:table-cell office:value-type="float" office:value="1" calcext:value-type="float">
            <text:p>1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0" calcext:value-type="float">
            <text:p>0</text:p>
          </table:table-cell>
          <table:table-cell office:value-type="float" office:value="14.8778568758857" calcext:value-type="float">
            <text:p>14.8778568758857</text:p>
          </table:table-cell>
          <table:table-cell office:value-type="float" office:value="21.7207916045883" calcext:value-type="float">
            <text:p>21.7207916045883</text:p>
          </table:table-cell>
          <table:table-cell office:value-type="float" office:value="16.2715803320321" calcext:value-type="float">
            <text:p>16.2715803320321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1.67284718230111" calcext:value-type="float">
            <text:p>1.6728471823011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691855158689681" calcext:value-type="float">
            <text:p>0.0691855158689681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0.240858712874025" calcext:value-type="float">
            <text:p>0.240858712874025</text:p>
          </table:table-cell>
          <table:table-cell office:value-type="float" office:value="0.172297906043611" calcext:value-type="float">
            <text:p>0.172297906043611</text:p>
          </table:table-cell>
          <table:table-cell office:value-type="float" office:value="18.9381577282519" calcext:value-type="float">
            <text:p>18.9381577282519</text:p>
          </table:table-cell>
          <table:table-cell office:value-type="float" office:value="623.229498995501" calcext:value-type="float">
            <text:p>623.229498995501</text:p>
          </table:table-cell>
          <table:table-cell office:value-type="float" office:value="15.2547939559244" calcext:value-type="float">
            <text:p>15.2547939559244</text:p>
          </table:table-cell>
          <table:table-cell office:value-type="float" office:value="0.0660649606462718" calcext:value-type="float">
            <text:p>0.0660649606462718</text:p>
          </table:table-cell>
          <table:table-cell office:value-type="float" office:value="1.39822241171214" calcext:value-type="float">
            <text:p>1.39822241171214</text:p>
          </table:table-cell>
          <table:table-cell office:value-type="float" office:value="0.240727929661009" calcext:value-type="float">
            <text:p>0.240727929661009</text:p>
          </table:table-cell>
          <table:table-cell office:value-type="float" office:value="0.172167121804099" calcext:value-type="float">
            <text:p>0.172167121804099</text:p>
          </table:table-cell>
          <table:table-cell office:value-type="float" office:value="1.67284718230111" calcext:value-type="float">
            <text:p>1.67284718230111</text:p>
          </table:table-cell>
          <table:table-cell office:value-type="float" office:value="1" calcext:value-type="float">
            <text:p>1</text:p>
          </table:table-cell>
          <table:table-cell office:value-type="float" office:value="373.278455394743" calcext:value-type="float">
            <text:p>373.278455394743</text:p>
          </table:table-cell>
          <table:table-cell office:value-type="float" office:value="1223.03761735272" calcext:value-type="float">
            <text:p>1223.03761735272</text:p>
          </table:table-cell>
          <table:table-cell office:value-type="float" office:value="0.305206029723524" calcext:value-type="float">
            <text:p>0.305206029723524</text:p>
          </table:table-cell>
          <table:table-cell office:value-type="float" office:value="86.875789352011" calcext:value-type="float">
            <text:p>86.87578935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.8207551029167" calcext:value-type="float">
            <text:p>54.8207551029167</text:p>
          </table:table-cell>
          <table:table-cell office:value-type="float" office:value="771.658594025684" calcext:value-type="float">
            <text:p>771.658594025684</text:p>
          </table:table-cell>
          <table:table-cell office:value-type="float" office:value="30.970322921014" calcext:value-type="float">
            <text:p>30.970322921014</text:p>
          </table:table-cell>
          <table:table-cell office:value-type="float" office:value="0.108326166456914" calcext:value-type="float">
            <text:p>0.108326166456914</text:p>
          </table:table-cell>
          <table:table-cell office:value-type="float" office:value="1.39304410917785" calcext:value-type="float">
            <text:p>1.39304410917785</text:p>
          </table:table-cell>
          <table:table-cell office:value-type="float" office:value="0.242996146146151" calcext:value-type="float">
            <text:p>0.242996146146151</text:p>
          </table:table-cell>
          <table:table-cell office:value-type="float" office:value="0.174435355347716" calcext:value-type="float">
            <text:p>0.174435355347716</text:p>
          </table:table-cell>
          <table:table-cell office:value-type="float" office:value="1.67593249451684" calcext:value-type="float">
            <text:p>1.67593249451684</text:p>
          </table:table-cell>
          <table:table-cell office:value-type="float" office:value="0.0685607535946264" calcext:value-type="float">
            <text:p>0.0685607535946264</text:p>
          </table:table-cell>
          <table:table-cell office:value-type="float" office:value="51.4801839178133" calcext:value-type="float">
            <text:p>51.4801839178133</text:p>
          </table:table-cell>
          <table:table-cell office:value-type="float" office:value="757.903342372447" calcext:value-type="float">
            <text:p>757.903342372447</text:p>
          </table:table-cell>
          <table:table-cell office:value-type="float" office:value="29.0586945587177" calcext:value-type="float">
            <text:p>29.0586945587177</text:p>
          </table:table-cell>
          <table:table-cell office:value-type="float" office:value="0.103484454595711" calcext:value-type="float">
            <text:p>0.103484454595711</text:p>
          </table:table-cell>
          <table:table-cell office:value-type="float" office:value="1.39363706683357" calcext:value-type="float">
            <text:p>1.39363706683357</text:p>
          </table:table-cell>
          <table:table-cell office:value-type="float" office:value="0.242733392672742" calcext:value-type="float">
            <text:p>0.242733392672742</text:p>
          </table:table-cell>
          <table:table-cell office:value-type="float" office:value="0.174172599621415" calcext:value-type="float">
            <text:p>0.174172599621415</text:p>
          </table:table-cell>
          <table:table-cell office:value-type="float" office:value="1.67593249451684" calcext:value-type="float">
            <text:p>1.67593249451684</text:p>
          </table:table-cell>
          <table:table-cell office:value-type="float" office:value="1" calcext:value-type="float">
            <text:p>1</text:p>
          </table:table-cell>
          <table:table-cell office:value-type="float" office:value="408.992416752977" calcext:value-type="float">
            <text:p>408.992416752977</text:p>
          </table:table-cell>
          <table:table-cell office:value-type="float" office:value="1346.50955514081" calcext:value-type="float">
            <text:p>1346.50955514081</text:p>
          </table:table-cell>
          <table:table-cell office:value-type="float" office:value="0.303742676902287" calcext:value-type="float">
            <text:p>0.303742676902287</text:p>
          </table:table-cell>
          <table:table-cell office:value-type="float" office:value="50.6188760514909" calcext:value-type="float">
            <text:p>50.6188760514909</text:p>
          </table:table-cell>
          <table:table-cell office:value-type="float" office:value="1" calcext:value-type="float">
            <text:p>1</text:p>
          </table:table-cell>
          <table:table-cell office:value-type="float" office:value="14.8778568758857" calcext:value-type="float">
            <text:p>14.8778568758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.5148196133163" calcext:value-type="float">
            <text:p>14.5148196133163</text:p>
          </table:table-cell>
          <table:table-cell office:value-type="float" office:value="0" calcext:value-type="float">
            <text:p>0</text:p>
          </table:table-cell>
          <table:table-cell office:value-type="float" office:value="68.314660354833" calcext:value-type="float">
            <text:p>68.314660354833</text:p>
          </table:table-cell>
          <table:table-cell office:value-type="float" office:value="2605.41047924144" calcext:value-type="float">
            <text:p>2605.41047924144</text:p>
          </table:table-cell>
          <table:table-cell office:value-type="float" office:value="1.97455559662358" calcext:value-type="float">
            <text:p>1.97455559662358</text:p>
          </table:table-cell>
          <table:table-cell office:value-type="float" office:value="0.0685516421792946" calcext:value-type="float">
            <text:p>0.0685516421792946</text:p>
          </table:table-cell>
          <table:table-cell office:value-type="float" office:value="50.21400828251" calcext:value-type="float">
            <text:p>50.21400828251</text:p>
          </table:table-cell>
          <table:table-cell office:value-type="float" office:value="0.0707796344514087" calcext:value-type="float">
            <text:p>0.0707796344514087</text:p>
          </table:table-cell>
          <table:table-cell office:value-type="float" office:value="1.28892065436684" calcext:value-type="float">
            <text:p>1.28892065436684</text:p>
          </table:table-cell>
          <table:table-cell office:value-type="float" office:value="0.305856129272233" calcext:value-type="float">
            <text:p>0.305856129272233</text:p>
          </table:table-cell>
          <table:table-cell office:value-type="float" office:value="0.237295542006783" calcext:value-type="float">
            <text:p>0.237295542006783</text:p>
          </table:table-cell>
          <table:table-cell office:value-type="float" office:value="39.5648684142489" calcext:value-type="float">
            <text:p>39.5648684142489</text:p>
          </table:table-cell>
          <table:table-cell office:value-type="float" office:value="2570.54260008102" calcext:value-type="float">
            <text:p>2570.54260008102</text:p>
          </table:table-cell>
          <table:table-cell office:value-type="float" office:value="64.334630833343" calcext:value-type="float">
            <text:p>64.334630833343</text:p>
          </table:table-cell>
          <table:table-cell office:value-type="float" office:value="0.0675601869263254" calcext:value-type="float">
            <text:p>0.0675601869263254</text:p>
          </table:table-cell>
          <table:table-cell office:value-type="float" office:value="1.28993772261518" calcext:value-type="float">
            <text:p>1.28993772261518</text:p>
          </table:table-cell>
          <table:table-cell office:value-type="float" office:value="0.305017328564297" calcext:value-type="float">
            <text:p>0.305017328564297</text:p>
          </table:table-cell>
          <table:table-cell office:value-type="float" office:value="0.236458265385801" calcext:value-type="float">
            <text:p>0.236458265385801</text:p>
          </table:table-cell>
          <table:table-cell office:value-type="float" office:value="1.97455559662358" calcext:value-type="float">
            <text:p>1.97455559662358</text:p>
          </table:table-cell>
          <table:table-cell office:value-type="float" office:value="1" calcext:value-type="float">
            <text:p>1</text:p>
          </table:table-cell>
          <table:table-cell office:value-type="float" office:value="730.234178133989" calcext:value-type="float">
            <text:p>730.234178133989</text:p>
          </table:table-cell>
          <table:table-cell office:value-type="float" office:value="2385.58810016746" calcext:value-type="float">
            <text:p>2385.58810016746</text:p>
          </table:table-cell>
          <table:table-cell office:value-type="float" office:value="0.306102372862578" calcext:value-type="float">
            <text:p>0.306102372862578</text:p>
          </table:table-cell>
          <table:table-cell office:value-type="float" office:value="42.3663584674915" calcext:value-type="float">
            <text:p>42.366358467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1.740790559822" calcext:value-type="float">
            <text:p>-131.740790559822</text:p>
          </table:table-cell>
          <table:table-cell office:value-type="float" office:value="1909.07320119468" calcext:value-type="float">
            <text:p>1909.07320119468</text:p>
          </table:table-cell>
          <table:table-cell office:value-type="float" office:value="17.0346156648081" calcext:value-type="float">
            <text:p>17.0346156648081</text:p>
          </table:table-cell>
          <table:table-cell office:value-type="float" office:value="0.0240867674325599" calcext:value-type="float">
            <text:p>0.0240867674325599</text:p>
          </table:table-cell>
          <table:table-cell office:value-type="float" office:value="1.31310394925351" calcext:value-type="float">
            <text:p>1.31310394925351</text:p>
          </table:table-cell>
          <table:table-cell office:value-type="float" office:value="0.287493720551647" calcext:value-type="float">
            <text:p>0.287493720551647</text:p>
          </table:table-cell>
          <table:table-cell office:value-type="float" office:value="0.218942009714006" calcext:value-type="float">
            <text:p>0.218942009714006</text:p>
          </table:table-cell>
          <table:table-cell office:value-type="float" office:value="1.97653054266359" calcext:value-type="float">
            <text:p>1.97653054266359</text:p>
          </table:table-cell>
          <table:table-cell office:value-type="float" office:value="0.0685519257247967" calcext:value-type="float">
            <text:p>0.0685519257247967</text:p>
          </table:table-cell>
          <table:table-cell office:value-type="float" office:value="-145.31795847451" calcext:value-type="float">
            <text:p>-145.31795847451</text:p>
          </table:table-cell>
          <table:table-cell office:value-type="float" office:value="1861.73431433305" calcext:value-type="float">
            <text:p>1861.73431433305</text:p>
          </table:table-cell>
          <table:table-cell office:value-type="float" office:value="15.3358871766104" calcext:value-type="float">
            <text:p>15.3358871766104</text:p>
          </table:table-cell>
          <table:table-cell office:value-type="float" office:value="0.0222361671650095" calcext:value-type="float">
            <text:p>0.0222361671650095</text:p>
          </table:table-cell>
          <table:table-cell office:value-type="float" office:value="1.31506357740942" calcext:value-type="float">
            <text:p>1.31506357740942</text:p>
          </table:table-cell>
          <table:table-cell office:value-type="float" office:value="0.286132016671797" calcext:value-type="float">
            <text:p>0.286132016671797</text:p>
          </table:table-cell>
          <table:table-cell office:value-type="float" office:value="0.21758030093646" calcext:value-type="float">
            <text:p>0.21758030093646</text:p>
          </table:table-cell>
          <table:table-cell office:value-type="float" office:value="1.97653054266359" calcext:value-type="float">
            <text:p>1.97653054266359</text:p>
          </table:table-cell>
          <table:table-cell office:value-type="float" office:value="1" calcext:value-type="float">
            <text:p>1</text:p>
          </table:table-cell>
          <table:table-cell office:value-type="float" office:value="824.535739594536" calcext:value-type="float">
            <text:p>824.535739594536</text:p>
          </table:table-cell>
          <table:table-cell office:value-type="float" office:value="2049.89664563376" calcext:value-type="float">
            <text:p>2049.89664563376</text:p>
          </table:table-cell>
          <table:table-cell office:value-type="float" office:value="0.402232835177707" calcext:value-type="float">
            <text:p>0.402232835177707</text:p>
          </table:table-cell>
          <table:table-cell office:value-type="float" office:value="119.925259891294" calcext:value-type="float">
            <text:p>119.925259891294</text:p>
          </table:table-cell>
          <table:table-cell office:value-type="float" office:value="1" calcext:value-type="float">
            <text:p>1</text:p>
          </table:table-cell>
          <table:table-cell office:value-type="float" office:value="15.2692459797787" calcext:value-type="float">
            <text:p>15.2692459797787</text:p>
          </table:table-cell>
          <table:table-cell office:value-type="float" office:value="0" calcext:value-type="float">
            <text:p>0</text:p>
          </table:table-cell>
          <table:table-cell office:value-type="float" office:value="2.17753294388913" calcext:value-type="float">
            <text:p>2.17753294388913</text:p>
          </table:table-cell>
          <table:table-cell office:value-type="float" office:value="53.4927030478943" calcext:value-type="float">
            <text:p>53.4927030478943</text:p>
          </table:table-cell>
          <table:table-cell office:value-type="float" office:value="-22.9031868142981" calcext:value-type="float">
            <text:p>-22.9031868142981</text:p>
          </table:table-cell>
          <table:table-cell office:value-type="float" office:value="3400" calcext:value-type="float">
            <text:p>3400</text:p>
          </table:table-cell>
          <table:table-cell office:value-type="float" office:value="15.1327046421556" calcext:value-type="float">
            <text:p>15.1327046421556</text:p>
          </table:table-cell>
          <table:table-cell office:value-type="float" office:value="0.0120115232797724" calcext:value-type="float">
            <text:p>0.0120115232797724</text:p>
          </table:table-cell>
          <table:table-cell office:value-type="float" office:value="1.25245946772556" calcext:value-type="float">
            <text:p>1.25245946772556</text:p>
          </table:table-cell>
          <table:table-cell office:value-type="float" office:value="0.343112124617521" calcext:value-type="float">
            <text:p>0.343112124617521</text:p>
          </table:table-cell>
          <table:table-cell office:value-type="float" office:value="0.273916175844345" calcext:value-type="float">
            <text:p>0.273916175844345</text:p>
          </table:table-cell>
          <table:table-cell office:value-type="float" office:value="0.0685690246088376" calcext:value-type="float">
            <text:p>0.0685690246088376</text:p>
          </table:table-cell>
          <table:table-cell office:value-type="float" office:value="-24.4353579454132" calcext:value-type="float">
            <text:p>-24.4353579454132</text:p>
          </table:table-cell>
          <table:table-cell office:value-type="float" office:value="3395.51238915254" calcext:value-type="float">
            <text:p>3395.51238915254</text:p>
          </table:table-cell>
          <table:table-cell office:value-type="float" office:value="15.0335124304991" calcext:value-type="float">
            <text:p>15.0335124304991</text:p>
          </table:table-cell>
          <table:table-cell office:value-type="float" office:value="0.0119486232144687" calcext:value-type="float">
            <text:p>0.0119486232144687</text:p>
          </table:table-cell>
          <table:table-cell office:value-type="float" office:value="1.25263968053967" calcext:value-type="float">
            <text:p>1.25263968053967</text:p>
          </table:table-cell>
          <table:table-cell office:value-type="float" office:value="0.342871893512397" calcext:value-type="float">
            <text:p>0.342871893512397</text:p>
          </table:table-cell>
          <table:table-cell office:value-type="float" office:value="0.273685576074685" calcext:value-type="float">
            <text:p>0.273685576074685</text:p>
          </table:table-cell>
          <table:table-cell office:value-type="float" office:value="2.17753294388913" calcext:value-type="float">
            <text:p>2.17753294388913</text:p>
          </table:table-cell>
          <table:table-cell office:value-type="float" office:value="1" calcext:value-type="float">
            <text:p>1</text:p>
          </table:table-cell>
          <table:table-cell office:value-type="float" office:value="276.986452409006" calcext:value-type="float">
            <text:p>276.986452409006</text:p>
          </table:table-cell>
          <table:table-cell office:value-type="float" office:value="2702.20617779527" calcext:value-type="float">
            <text:p>2702.20617779527</text:p>
          </table:table-cell>
          <table:table-cell office:value-type="float" office:value="0.102503818800015" calcext:value-type="float">
            <text:p>0.102503818800015</text:p>
          </table:table-cell>
          <table:table-cell office:value-type="float" office:value="2327.45150959417" calcext:value-type="float">
            <text:p>2327.45150959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859122021659" calcext:value-type="float">
            <text:p>1.97859122021659</text:p>
          </table:table-cell>
          <table:table-cell office:value-type="float" office:value="1.97859122021659" calcext:value-type="float">
            <text:p>1.97859122021659</text:p>
          </table:table-cell>
          <table:table-cell table:number-columns-repeated="2" office:value-type="float" office:value="1.97726800071325" calcext:value-type="float">
            <text:p>1.97726800071325</text:p>
          </table:table-cell>
          <table:table-cell table:number-columns-repeated="2" office:value-type="float" office:value="0.975293800303493" calcext:value-type="float">
            <text:p>0.975293800303493</text:p>
          </table:table-cell>
          <table:table-cell office:value-type="float" office:value="14.14544062676" calcext:value-type="float">
            <text:p>14.14544062676</text:p>
          </table:table-cell>
          <table:table-cell office:value-type="float" office:value="97529.3800303493" calcext:value-type="float">
            <text:p>97529.3800303493</text:p>
          </table:table-cell>
          <table:table-cell office:value-type="float" office:value="14.14544062676" calcext:value-type="float">
            <text:p>14.14544062676</text:p>
          </table:table-cell>
          <table:table-cell table:number-columns-repeated="3" office:value-type="float" office:value="1017.0568028666" calcext:value-type="float">
            <text:p>1017.0568028666</text:p>
          </table:table-cell>
          <table:table-cell office:value-type="float" office:value="1830.70224515987" calcext:value-type="float">
            <text:p>1830.70224515987</text:p>
          </table:table-cell>
          <table:table-cell/>
          <table:table-cell table:number-columns-repeated="2" office:value-type="float" office:value="0.0345197697852933" calcext:value-type="float">
            <text:p>0.0345197697852933</text:p>
          </table:table-cell>
          <table:table-cell office:value-type="float" office:value="-154.182893204114" calcext:value-type="float">
            <text:p>-154.182893204114</text:p>
          </table:table-cell>
          <table:table-cell/>
          <table:table-cell office:value-type="float" office:value="1.31638759083918" calcext:value-type="float">
            <text:p>1.31638759083918</text:p>
          </table:table-cell>
          <table:table-cell/>
          <table:table-cell office:value-type="float" office:value="0.285221565425592" calcext:value-type="float">
            <text:p>0.285221565425592</text:p>
          </table:table-cell>
          <table:table-cell office:value-type="float" office:value="0.216669838667793" calcext:value-type="float">
            <text:p>0.216669838667793</text:p>
          </table:table-cell>
          <table:table-cell office:value-type="float" office:value="0.0208577507501837" calcext:value-type="float">
            <text:p>0.0208577507501837</text:p>
          </table:table-cell>
          <table:table-cell/>
          <table:table-cell office:value-type="float" office:value="0.0685519342182756" calcext:value-type="float">
            <text:p>0.0685519342182756</text:p>
          </table:table-cell>
          <table:table-cell/>
          <table:table-cell office:value-type="float" office:value="99.443396123752" calcext:value-type="float">
            <text:p>99.443396123752</text:p>
          </table:table-cell>
          <table:table-cell office:value-type="float" office:value="15.2692459797787" calcext:value-type="float">
            <text:p>15.2692459797787</text:p>
          </table:table-cell>
          <table:table-cell/>
          <table:table-cell table:number-columns-repeated="2" office:value-type="float" office:value="15.2692459797787" calcext:value-type="float">
            <text:p>15.2692459797787</text:p>
          </table:table-cell>
          <table:table-cell office:value-type="float" office:value="1060.0751708462" calcext:value-type="float">
            <text:p>1060.0751708462</text:p>
          </table:table-cell>
          <table:table-cell office:value-type="float" office:value="2033.76372109827" calcext:value-type="float">
            <text:p>2033.76372109827</text:p>
          </table:table-cell>
          <table:table-cell office:value-type="float" office:value="0.521238116231979" calcext:value-type="float">
            <text:p>0.521238116231979</text:p>
          </table:table-cell>
          <table:table-cell/>
          <table:table-cell table:number-columns-repeated="2" office:value-type="float" office:value="-131.740790559822" calcext:value-type="float">
            <text:p>-131.740790559822</text:p>
          </table:table-cell>
          <table:table-cell table:number-columns-repeated="2"/>
          <table:table-cell office:value-type="float" office:value="0.100535177591382" calcext:value-type="float">
            <text:p>0.100535177591382</text:p>
          </table:table-cell>
          <table:table-cell office:value-type="float" office:value="155.829836926316" calcext:value-type="float">
            <text:p>155.829836926316</text:p>
          </table:table-cell>
          <table:table-cell office:value-type="float" office:value="16.8523452771947" calcext:value-type="float">
            <text:p>16.8523452771947</text:p>
          </table:table-cell>
          <table:table-cell office:value-type="float" office:value="16.1751149743563" calcext:value-type="float">
            <text:p>16.1751149743563</text:p>
          </table:table-cell>
          <table:table-cell office:value-type="float" office:value="21.7207916045883" calcext:value-type="float">
            <text:p>21.7207916045883</text:p>
          </table:table-cell>
          <table:table-cell office:value-type="float" office:value="16.4228945021654" calcext:value-type="float">
            <text:p>16.4228945021654</text:p>
          </table:table-cell>
          <table:table-cell office:value-type="float" office:value="36.2062847357097" calcext:value-type="float">
            <text:p>36.2062847357097</text:p>
          </table:table-cell>
          <table:table-cell office:value-type="float" office:value="6.92601347208079" calcext:value-type="float">
            <text:p>6.92601347208079</text:p>
          </table:table-cell>
          <table:table-cell office:value-type="float" office:value="97529.3800303493" calcext:value-type="float">
            <text:p>97529.3800303493</text:p>
          </table:table-cell>
          <table:table-cell office:value-type="float" office:value="323.110912073923" calcext:value-type="float">
            <text:p>323.110912073923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163.201264073133" calcext:value-type="float">
            <text:p>163.201264073133</text:p>
          </table:table-cell>
          <table:table-cell office:value-type="float" office:value="535.437218087707" calcext:value-type="float">
            <text:p>535.437218087707</text:p>
          </table:table-cell>
          <table:table-cell office:value-type="float" office:value="1909.07320889525" calcext:value-type="float">
            <text:p>1909.07320889525</text:p>
          </table:table-cell>
          <table:table-cell office:value-type="float" office:value="0.0238290388355357" calcext:value-type="float">
            <text:p>0.0238290388355357</text:p>
          </table:table-cell>
          <table:table-cell office:value-type="float" office:value="1.31310395830883" calcext:value-type="float">
            <text:p>1.31310395830883</text:p>
          </table:table-cell>
          <table:table-cell office:value-type="float" office:value="0.287493726846605" calcext:value-type="float">
            <text:p>0.287493726846605</text:p>
          </table:table-cell>
          <table:table-cell office:value-type="float" office:value="0.218942013385184" calcext:value-type="float">
            <text:p>0.218942013385184</text:p>
          </table:table-cell>
          <table:table-cell office:value-type="float" office:value="0.0685519259819193" calcext:value-type="float">
            <text:p>0.0685519259819193</text:p>
          </table:table-cell>
          <table:table-cell office:value-type="float" office:value="-147.52588612098" calcext:value-type="float">
            <text:p>-147.52588612098</text:p>
          </table:table-cell>
          <table:table-cell office:value-type="float" office:value="1854.01461037368" calcext:value-type="float">
            <text:p>1854.01461037368</text:p>
          </table:table-cell>
          <table:table-cell office:value-type="float" office:value="14.9110414735974" calcext:value-type="float">
            <text:p>14.9110414735974</text:p>
          </table:table-cell>
          <table:table-cell office:value-type="float" office:value="0.0217101862044424" calcext:value-type="float">
            <text:p>0.0217101862044424</text:p>
          </table:table-cell>
          <table:table-cell office:value-type="float" office:value="1.31538995603967" calcext:value-type="float">
            <text:p>1.31538995603967</text:p>
          </table:table-cell>
          <table:table-cell office:value-type="float" office:value="0.285906881011424" calcext:value-type="float">
            <text:p>0.285906881011424</text:p>
          </table:table-cell>
          <table:table-cell office:value-type="float" office:value="0.217355161226557" calcext:value-type="float">
            <text:p>0.217355161226557</text:p>
          </table:table-cell>
          <table:table-cell office:value-type="float" office:value="1.97726800071325" calcext:value-type="float">
            <text:p>1.97726800071325</text:p>
          </table:table-cell>
          <table:table-cell office:value-type="float" office:value="1" calcext:value-type="float">
            <text:p>1</text:p>
          </table:table-cell>
          <table:table-cell office:value-type="float" office:value="889.05473246464" calcext:value-type="float">
            <text:p>889.05473246464</text:p>
          </table:table-cell>
          <table:table-cell office:value-type="float" office:value="2045.89611821417" calcext:value-type="float">
            <text:p>2045.89611821417</text:p>
          </table:table-cell>
          <table:table-cell office:value-type="float" office:value="0.43455516853939" calcext:value-type="float">
            <text:p>0.43455516853939</text:p>
          </table:table-cell>
          <table:table-cell office:value-type="float" office:value="113.916868270601" calcext:value-type="float">
            <text:p>113.916868270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0.0687753525413688" calcext:value-type="float">
            <text:p>0.0687753525413688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0.240858712874026" calcext:value-type="float">
            <text:p>0.240858712874026</text:p>
          </table:table-cell>
          <table:table-cell office:value-type="float" office:value="0.172297906043612" calcext:value-type="float">
            <text:p>0.172297906043612</text:p>
          </table:table-cell>
          <table:table-cell office:value-type="float" office:value="1.67325485135881" calcext:value-type="float">
            <text:p>1.6732548513588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5.9953718722004" calcext:value-type="float">
            <text:p>15.9953718722004</text:p>
          </table:table-cell>
          <table:table-cell office:value-type="float" office:value="611.001157910919" calcext:value-type="float">
            <text:p>611.001157910919</text:p>
          </table:table-cell>
          <table:table-cell office:value-type="float" office:value="0.0624866558543705" calcext:value-type="float">
            <text:p>0.0624866558543705</text:p>
          </table:table-cell>
          <table:table-cell office:value-type="float" office:value="1.39852334956728" calcext:value-type="float">
            <text:p>1.39852334956728</text:p>
          </table:table-cell>
          <table:table-cell office:value-type="float" office:value="0.240597924665068" calcext:value-type="float">
            <text:p>0.240597924665068</text:p>
          </table:table-cell>
          <table:table-cell office:value-type="float" office:value="0.172037115680422" calcext:value-type="float">
            <text:p>0.172037115680422</text:p>
          </table:table-cell>
          <table:table-cell office:value-type="float" office:value="1.67325485135881" calcext:value-type="float">
            <text:p>1.67325485135881</text:p>
          </table:table-cell>
          <table:table-cell office:value-type="float" office:value="1" calcext:value-type="float">
            <text:p>1</text:p>
          </table:table-cell>
          <table:table-cell office:value-type="float" office:value="1211.1099224315" calcext:value-type="float">
            <text:p>1211.1099224315</text:p>
          </table:table-cell>
          <table:table-cell office:value-type="float" office:value="0.442104558942701" calcext:value-type="float">
            <text:p>0.442104558942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8006943120076" calcext:value-type="float">
            <text:p>-23.8006943120076</text:p>
          </table:table-cell>
          <table:table-cell office:value-type="float" office:value="1043.04292166112" calcext:value-type="float">
            <text:p>1043.04292166112</text:p>
          </table:table-cell>
          <table:table-cell office:value-type="float" office:value="16.1695305115215" calcext:value-type="float">
            <text:p>16.1695305115215</text:p>
          </table:table-cell>
          <table:table-cell office:value-type="float" office:value="0.0418431712713917" calcext:value-type="float">
            <text:p>0.0418431712713917</text:p>
          </table:table-cell>
          <table:table-cell office:value-type="float" office:value="1.3727470996808" calcext:value-type="float">
            <text:p>1.3727470996808</text:p>
          </table:table-cell>
          <table:table-cell office:value-type="float" office:value="0.25248487010892" calcext:value-type="float">
            <text:p>0.25248487010892</text:p>
          </table:table-cell>
          <table:table-cell office:value-type="float" office:value="0.183926713523643" calcext:value-type="float">
            <text:p>0.183926713523643</text:p>
          </table:table-cell>
          <table:table-cell office:value-type="float" office:value="1.80366816944374" calcext:value-type="float">
            <text:p>1.80366816944374</text:p>
          </table:table-cell>
          <table:table-cell office:value-type="float" office:value="0.0685581450186641" calcext:value-type="float">
            <text:p>0.0685581450186641</text:p>
          </table:table-cell>
          <table:table-cell office:value-type="float" office:value="-36.2745915297323" calcext:value-type="float">
            <text:p>-36.2745915297323</text:p>
          </table:table-cell>
          <table:table-cell office:value-type="float" office:value="993.48251149894" calcext:value-type="float">
            <text:p>993.48251149894</text:p>
          </table:table-cell>
          <table:table-cell office:value-type="float" office:value="13.5233082115948" calcext:value-type="float">
            <text:p>13.5233082115948</text:p>
          </table:table-cell>
          <table:table-cell office:value-type="float" office:value="0.0367410932870303" calcext:value-type="float">
            <text:p>0.0367410932870303</text:p>
          </table:table-cell>
          <table:table-cell office:value-type="float" office:value="1.37585942831712" calcext:value-type="float">
            <text:p>1.37585942831712</text:p>
          </table:table-cell>
          <table:table-cell office:value-type="float" office:value="0.250961920735865" calcext:value-type="float">
            <text:p>0.250961920735865</text:p>
          </table:table-cell>
          <table:table-cell office:value-type="float" office:value="0.182403747016481" calcext:value-type="float">
            <text:p>0.182403747016481</text:p>
          </table:table-cell>
          <table:table-cell office:value-type="float" office:value="1.80366816944374" calcext:value-type="float">
            <text:p>1.80366816944374</text:p>
          </table:table-cell>
          <table:table-cell office:value-type="float" office:value="1" calcext:value-type="float">
            <text:p>1</text:p>
          </table:table-cell>
          <table:table-cell office:value-type="float" office:value="790.325456725876" calcext:value-type="float">
            <text:p>790.325456725876</text:p>
          </table:table-cell>
          <table:table-cell office:value-type="float" office:value="1531.74534911005" calcext:value-type="float">
            <text:p>1531.74534911005</text:p>
          </table:table-cell>
          <table:table-cell office:value-type="float" office:value="0.515963999619817" calcext:value-type="float">
            <text:p>0.515963999619817</text:p>
          </table:table-cell>
          <table:table-cell office:value-type="float" office:value="255.273233050068" calcext:value-type="float">
            <text:p>255.273233050068</text:p>
          </table:table-cell>
          <table:table-cell office:value-type="float" office:value="1" calcext:value-type="float">
            <text:p>1</text:p>
          </table:table-cell>
          <table:table-cell office:value-type="float" office:value="51.4755307154884" calcext:value-type="float">
            <text:p>51.4755307154884</text:p>
          </table:table-cell>
          <table:table-cell office:value-type="float" office:value="0" calcext:value-type="float">
            <text:p>0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148.492308754326" calcext:value-type="float">
            <text:p>148.492308754326</text:p>
          </table:table-cell>
          <table:table-cell office:value-type="float" office:value="1236.24936658495" calcext:value-type="float">
            <text:p>1236.24936658495</text:p>
          </table:table-cell>
          <table:table-cell office:value-type="float" office:value="1" calcext:value-type="float">
            <text:p>1</text:p>
          </table:table-cell>
          <table:table-cell office:value-type="float" office:value="6360.73428706641" calcext:value-type="float">
            <text:p>6360.73428706641</text:p>
          </table:table-cell>
          <table:table-cell office:value-type="float" office:value="0.391389103892991" calcext:value-type="float">
            <text:p>0.391389103892991</text:p>
          </table:table-cell>
          <table:table-cell office:value-type="float" office:value="2.01717233240598" calcext:value-type="float">
            <text:p>2.01717233240598</text:p>
          </table:table-cell>
          <table:table-cell office:value-type="float" office:value="21.7207916045884" calcext:value-type="float">
            <text:p>21.7207916045884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16.3500606230226" calcext:value-type="float">
            <text:p>16.3500606230226</text:p>
          </table:table-cell>
          <table:table-cell office:value-type="float" office:value="0.069519208067693" calcext:value-type="float">
            <text:p>0.069519208067693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0.240858712874026" calcext:value-type="float">
            <text:p>0.240858712874026</text:p>
          </table:table-cell>
          <table:table-cell office:value-type="float" office:value="0.172297906043612" calcext:value-type="float">
            <text:p>0.172297906043612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5.7649086112688" calcext:value-type="float">
            <text:p>15.7649086112688</text:p>
          </table:table-cell>
          <table:table-cell office:value-type="float" office:value="610.043223323263" calcext:value-type="float">
            <text:p>610.043223323263</text:p>
          </table:table-cell>
          <table:table-cell office:value-type="float" office:value="14.2199250928703" calcext:value-type="float">
            <text:p>14.2199250928703</text:p>
          </table:table-cell>
          <table:table-cell office:value-type="float" office:value="0.0629143244186343" calcext:value-type="float">
            <text:p>0.0629143244186343</text:p>
          </table:table-cell>
          <table:table-cell office:value-type="float" office:value="1.39854610628976" calcext:value-type="float">
            <text:p>1.39854610628976</text:p>
          </table:table-cell>
          <table:table-cell office:value-type="float" office:value="0.24058810177482" calcext:value-type="float">
            <text:p>0.24058810177482</text:p>
          </table:table-cell>
          <table:table-cell office:value-type="float" office:value="0.172027292699951" calcext:value-type="float">
            <text:p>0.172027292699951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1" calcext:value-type="float">
            <text:p>1</text:p>
          </table:table-cell>
          <table:table-cell office:value-type="float" office:value="546.107283688008" calcext:value-type="float">
            <text:p>546.107283688008</text:p>
          </table:table-cell>
          <table:table-cell office:value-type="float" office:value="1210.16999984428" calcext:value-type="float">
            <text:p>1210.16999984428</text:p>
          </table:table-cell>
          <table:table-cell office:value-type="float" office:value="0.451264932826198" calcext:value-type="float">
            <text:p>0.451264932826198</text:p>
          </table:table-cell>
          <table:table-cell office:value-type="float" office:value="214.102178269984" calcext:value-type="float">
            <text:p>214.102178269984</text:p>
          </table:table-cell>
          <table:table-cell office:value-type="float" office:value="1" calcext:value-type="float">
            <text:p>1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0" calcext:value-type="float">
            <text:p>0</text:p>
          </table:table-cell>
          <table:table-cell office:value-type="float" office:value="21.7207916045883" calcext:value-type="float">
            <text:p>21.7207916045883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16.3500606230226" calcext:value-type="float">
            <text:p>16.3500606230226</text:p>
          </table:table-cell>
          <table:table-cell office:value-type="float" office:value="0.0695192080676931" calcext:value-type="float">
            <text:p>0.0695192080676931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0.240858712874026" calcext:value-type="float">
            <text:p>0.240858712874026</text:p>
          </table:table-cell>
          <table:table-cell office:value-type="float" office:value="0.172297906043612" calcext:value-type="float">
            <text:p>0.172297906043612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8.9676895730125" calcext:value-type="float">
            <text:p>18.9676895730125</text:p>
          </table:table-cell>
          <table:table-cell office:value-type="float" office:value="623.352180567976" calcext:value-type="float">
            <text:p>623.352180567976</text:p>
          </table:table-cell>
          <table:table-cell office:value-type="float" office:value="15.3389668247706" calcext:value-type="float">
            <text:p>15.3389668247706</text:p>
          </table:table-cell>
          <table:table-cell office:value-type="float" office:value="0.0664164197929411" calcext:value-type="float">
            <text:p>0.0664164197929411</text:p>
          </table:table-cell>
          <table:table-cell office:value-type="float" office:value="1.39821929416327" calcext:value-type="float">
            <text:p>1.39821929416327</text:p>
          </table:table-cell>
          <table:table-cell office:value-type="float" office:value="0.240729277470884" calcext:value-type="float">
            <text:p>0.240729277470884</text:p>
          </table:table-cell>
          <table:table-cell office:value-type="float" office:value="0.172168469625067" calcext:value-type="float">
            <text:p>0.172168469625067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1" calcext:value-type="float">
            <text:p>1</text:p>
          </table:table-cell>
          <table:table-cell office:value-type="float" office:value="371.292386394351" calcext:value-type="float">
            <text:p>371.292386394351</text:p>
          </table:table-cell>
          <table:table-cell office:value-type="float" office:value="1223.15662416526" calcext:value-type="float">
            <text:p>1223.15662416526</text:p>
          </table:table-cell>
          <table:table-cell office:value-type="float" office:value="0.303552610564276" calcext:value-type="float">
            <text:p>0.303552610564276</text:p>
          </table:table-cell>
          <table:table-cell office:value-type="float" office:value="86.8783099041836" calcext:value-type="float">
            <text:p>86.8783099041836</text:p>
          </table:table-cell>
          <table:table-cell office:value-type="float" office:value="1" calcext:value-type="float">
            <text:p>1</text:p>
          </table:table-cell>
          <table:table-cell office:value-type="float" office:value="14.8778568758857" calcext:value-type="float">
            <text:p>14.8778568758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3.854" calcext:value-type="float">
            <text:p>393.854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0.000736627" calcext:value-type="float">
            <text:p>0.000736627</text:p>
          </table:table-cell>
          <table:table-cell office:value-type="float" office:value="-0.0000000286789336077308" calcext:value-type="float">
            <text:p>-2.86789336077308E-08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0.239638920716353" calcext:value-type="float">
            <text:p>0.239638920716353</text:p>
          </table:table-cell>
          <table:table-cell office:value-type="float" office:value="0.171032198238051" calcext:value-type="float">
            <text:p>0.171032198238051</text:p>
          </table:table-cell>
          <table:table-cell office:value-type="float" office:value="0.000379600856924545" calcext:value-type="float">
            <text:p>0.000379600856924545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398.673364458678" calcext:value-type="float">
            <text:p>398.673364458678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0.8" calcext:value-type="float">
            <text:p>0.8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743559642353" calcext:value-type="float">
            <text:p>0.239743559642353</text:p>
          </table:table-cell>
          <table:table-cell office:value-type="float" office:value="0.17113684721245" calcext:value-type="float">
            <text:p>0.17113684721245</text:p>
          </table:table-cell>
          <table:table-cell office:value-type="float" office:value="0.000512961171690678" calcext:value-type="float">
            <text:p>0.000512961171690678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85.7144860403368" calcext:value-type="float">
            <text:p>-85.7144860403368</text:p>
          </table:table-cell>
          <table:table-cell office:value-type="float" office:value="1.97859122021659" calcext:value-type="float">
            <text:p>1.97859122021659</text:p>
          </table:table-cell>
          <table:table-cell office:value-type="float" office:value="1.31638759083918" calcext:value-type="float">
            <text:p>1.31638759083918</text:p>
          </table:table-cell>
          <table:table-cell office:value-type="float" office:value="0.285412440278171" calcext:value-type="float">
            <text:p>0.285412440278171</text:p>
          </table:table-cell>
          <table:table-cell office:value-type="float" office:value="0.216814837603804" calcext:value-type="float">
            <text:p>0.216814837603804</text:p>
          </table:table-cell>
          <table:table-cell office:value-type="float" office:value="0.000334109116455007" calcext:value-type="float">
            <text:p>0.000334109116455007</text:p>
          </table:table-cell>
          <table:table-cell office:value-type="float" office:value="287.013238185076" calcext:value-type="float">
            <text:p>287.013238185076</text:p>
          </table:table-cell>
          <table:table-cell office:value-type="float" office:value="1830.70224515987" calcext:value-type="float">
            <text:p>1830.70224515987</text:p>
          </table:table-cell>
          <table:table-cell office:value-type="float" office:value="14.14544062676" calcext:value-type="float">
            <text:p>14.14544062676</text:p>
          </table:table-cell>
          <table:table-cell office:value-type="float" office:value="-154.182893204114" calcext:value-type="float">
            <text:p>-154.182893204114</text:p>
          </table:table-cell>
          <table:table-cell office:value-type="float" office:value="1.97726800071325" calcext:value-type="float">
            <text:p>1.97726800071325</text:p>
          </table:table-cell>
          <table:table-cell office:value-type="float" office:value="1.31638759083918" calcext:value-type="float">
            <text:p>1.31638759083918</text:p>
          </table:table-cell>
          <table:table-cell office:value-type="float" office:value="0.285221565425592" calcext:value-type="float">
            <text:p>0.285221565425592</text:p>
          </table:table-cell>
          <table:table-cell office:value-type="float" office:value="0.216669838667793" calcext:value-type="float">
            <text:p>0.216669838667793</text:p>
          </table:table-cell>
          <table:table-cell office:value-type="float" office:value="0.0208577507501837" calcext:value-type="float">
            <text:p>0.0208577507501837</text:p>
          </table:table-cell>
          <table:table-cell office:value-type="float" office:value="0.0685519342182756" calcext:value-type="float">
            <text:p>0.0685519342182756</text:p>
          </table:table-cell>
          <table:table-cell office:value-type="float" office:value="99.443396123752" calcext:value-type="float">
            <text:p>99.443396123752</text:p>
          </table:table-cell>
          <table:table-cell office:value-type="float" office:value="15.2692459797787" calcext:value-type="float">
            <text:p>15.2692459797787</text:p>
          </table:table-cell>
          <table:table-cell office:value-type="float" office:value="1060.0751708462" calcext:value-type="float">
            <text:p>1060.0751708462</text:p>
          </table:table-cell>
          <table:table-cell office:value-type="float" office:value="2033.76372109827" calcext:value-type="float">
            <text:p>2033.76372109827</text:p>
          </table:table-cell>
          <table:table-cell office:value-type="float" office:value="0.521238116231979" calcext:value-type="float">
            <text:p>0.521238116231979</text:p>
          </table:table-cell>
          <table:table-cell table:number-columns-repeated="4"/>
          <table:table-cell office:value-type="float" office:value="28.1909242804664" calcext:value-type="float">
            <text:p>28.1909242804664</text:p>
          </table:table-cell>
          <table:table-cell office:value-type="float" office:value="6360.73428706641" calcext:value-type="float">
            <text:p>6360.73428706641</text:p>
          </table:table-cell>
          <table:table-cell office:value-type="float" office:value="5124.48492048146" calcext:value-type="float">
            <text:p>5124.48492048146</text:p>
          </table:table-cell>
          <table:table-cell office:value-type="float" office:value="1.69203760089541" calcext:value-type="float">
            <text:p>1.69203760089541</text:p>
          </table:table-cell>
          <table:table-cell office:value-type="float" office:value="8670.82117067631" calcext:value-type="float">
            <text:p>8670.82117067631</text:p>
          </table:table-cell>
          <table:table-cell office:value-type="float" office:value="2.40856143629897" calcext:value-type="float">
            <text:p>2.40856143629897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788846" calcext:value-type="float">
            <text:p>5.27265258788846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0.257208107814161" calcext:value-type="float">
            <text:p>0.257208107814161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1017.0568028666" calcext:value-type="float">
            <text:p>1017.0568028666</text:p>
          </table:table-cell>
          <table:table-cell office:value-type="float" office:value="0.0345197697852933" calcext:value-type="float">
            <text:p>0.0345197697852933</text:p>
          </table:table-cell>
          <table:table-cell office:value-type="float" office:value="1017.0568028666" calcext:value-type="float">
            <text:p>1017.0568028666</text:p>
          </table:table-cell>
          <table:table-cell office:value-type="float" office:value="-358629.409592769" calcext:value-type="float">
            <text:p>-358629.409592769</text:p>
          </table:table-cell>
          <table:table-cell office:value-type="float" office:value="1.31638759083918" calcext:value-type="float">
            <text:p>1.31638759083918</text:p>
          </table:table-cell>
          <table:table-cell office:value-type="float" office:value="0.334109116455007" calcext:value-type="float">
            <text:p>0.334109116455007</text:p>
          </table:table-cell>
          <table:table-cell office:value-type="float" office:value="287.013238185076" calcext:value-type="float">
            <text:p>287.013238185076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6.92601347208079" calcext:value-type="float">
            <text:p>6.92601347208079</text:p>
          </table:table-cell>
          <table:table-cell office:value-type="float" office:value="-306429.078842147" calcext:value-type="float">
            <text:p>-306429.078842147</text:p>
          </table:table-cell>
          <table:table-cell office:value-type="float" office:value="1.31310395830883" calcext:value-type="float">
            <text:p>1.31310395830883</text:p>
          </table:table-cell>
          <table:table-cell office:value-type="float" office:value="1.16192830630731" calcext:value-type="float">
            <text:p>1.16192830630731</text:p>
          </table:table-cell>
          <table:table-cell office:value-type="float" office:value="0.5" calcext:value-type="float">
            <text:p>0.5</text:p>
          </table:table-cell>
          <table:table-cell office:value-type="float" office:value="0.975293800303493" calcext:value-type="float">
            <text:p>0.975293800303493</text:p>
          </table:table-cell>
          <table:table-cell office:value-type="float" office:value="323.110912073923" calcext:value-type="float">
            <text:p>323.110912073923</text:p>
          </table:table-cell>
          <table:table-cell office:value-type="float" office:value="619.891182190754" calcext:value-type="float">
            <text:p>619.891182190754</text:p>
          </table:table-cell>
          <table:table-cell office:value-type="float" office:value="0.521238116231979" calcext:value-type="float">
            <text:p>0.521238116231979</text:p>
          </table:table-cell>
        </table:table-row>
        <table:table-row table:style-name="ro1">
          <table:table-cell office:value-type="string" calcext:value-type="string">
            <text:p>OD_35K_080M_T4_3000</text:p>
          </table:table-cell>
          <table:table-cell table:number-columns-repeated="2" office:value-type="float" office:value="-23.8109014485536" calcext:value-type="float">
            <text:p>-23.8109014485536</text:p>
          </table:table-cell>
          <table:table-cell office:value-type="float" office:value="1010.67335488049" calcext:value-type="float">
            <text:p>1010.67335488049</text:p>
          </table:table-cell>
          <table:table-cell office:value-type="float" office:value="15.1363315071148" calcext:value-type="float">
            <text:p>15.1363315071148</text:p>
          </table:table-cell>
          <table:table-cell office:value-type="float" office:value="0.0404239035048771" calcext:value-type="float">
            <text:p>0.0404239035048771</text:p>
          </table:table-cell>
          <table:table-cell office:value-type="float" office:value="1.37507723561084" calcext:value-type="float">
            <text:p>1.37507723561084</text:p>
          </table:table-cell>
          <table:table-cell office:value-type="float" office:value="0.251342817247424" calcext:value-type="float">
            <text:p>0.251342817247424</text:p>
          </table:table-cell>
          <table:table-cell office:value-type="float" office:value="0.182784504297659" calcext:value-type="float">
            <text:p>0.182784504297659</text:p>
          </table:table-cell>
          <table:table-cell office:value-type="float" office:value="1.79986739119918" calcext:value-type="float">
            <text:p>1.79986739119918</text:p>
          </table:table-cell>
          <table:table-cell office:value-type="float" office:value="0.0685582915338283" calcext:value-type="float">
            <text:p>0.0685582915338283</text:p>
          </table:table-cell>
          <table:table-cell office:value-type="float" office:value="-32.2441238911756" calcext:value-type="float">
            <text:p>-32.2441238911756</text:p>
          </table:table-cell>
          <table:table-cell office:value-type="float" office:value="977.048904077931" calcext:value-type="float">
            <text:p>977.048904077931</text:p>
          </table:table-cell>
          <table:table-cell office:value-type="float" office:value="13.3740953735149" calcext:value-type="float">
            <text:p>13.3740953735149</text:p>
          </table:table-cell>
          <table:table-cell office:value-type="float" office:value="0.0369467757058383" calcext:value-type="float">
            <text:p>0.0369467757058383</text:p>
          </table:table-cell>
          <table:table-cell office:value-type="float" office:value="1.37716106010917" calcext:value-type="float">
            <text:p>1.37716106010917</text:p>
          </table:table-cell>
          <table:table-cell office:value-type="float" office:value="0.250332969969946" calcext:value-type="float">
            <text:p>0.250332969969946</text:p>
          </table:table-cell>
          <table:table-cell office:value-type="float" office:value="0.181774646395135" calcext:value-type="float">
            <text:p>0.181774646395135</text:p>
          </table:table-cell>
          <table:table-cell office:value-type="float" office:value="1.79986739119918" calcext:value-type="float">
            <text:p>1.79986739119918</text:p>
          </table:table-cell>
          <table:table-cell office:value-type="float" office:value="1" calcext:value-type="float">
            <text:p>1</text:p>
          </table:table-cell>
          <table:table-cell office:value-type="float" office:value="649.832859719201" calcext:value-type="float">
            <text:p>649.832859719201</text:p>
          </table:table-cell>
          <table:table-cell office:value-type="float" office:value="1519.74388925346" calcext:value-type="float">
            <text:p>1519.74388925346</text:p>
          </table:table-cell>
          <table:table-cell office:value-type="float" office:value="0.427593665165791" calcext:value-type="float">
            <text:p>0.427593665165791</text:p>
          </table:table-cell>
          <table:table-cell office:value-type="float" office:value="291.99737051925" calcext:value-type="float">
            <text:p>291.99737051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.6849424387413" calcext:value-type="float">
            <text:p>48.6849424387413</text:p>
          </table:table-cell>
          <table:table-cell office:value-type="float" office:value="0" calcext:value-type="float">
            <text:p>0</text:p>
          </table:table-cell>
          <table:table-cell office:value-type="float" office:value="13.2291795004578" calcext:value-type="float">
            <text:p>13.2291795004578</text:p>
          </table:table-cell>
          <table:table-cell office:value-type="float" office:value="136.643343924053" calcext:value-type="float">
            <text:p>136.643343924053</text:p>
          </table:table-cell>
          <table:table-cell office:value-type="float" office:value="1222.19468346771" calcext:value-type="float">
            <text:p>1222.19468346771</text:p>
          </table:table-cell>
          <table:table-cell office:value-type="float" office:value="166.906205582862" calcext:value-type="float">
            <text:p>166.906205582862</text:p>
          </table:table-cell>
          <table:table-cell office:value-type="float" office:value="0.301759599363432" calcext:value-type="float">
            <text:p>0.301759599363432</text:p>
          </table:table-cell>
          <table:table-cell office:value-type="float" office:value="1.36669747636788" calcext:value-type="float">
            <text:p>1.36669747636788</text:p>
          </table:table-cell>
          <table:table-cell office:value-type="float" office:value="0.255527573637846" calcext:value-type="float">
            <text:p>0.255527573637846</text:p>
          </table:table-cell>
          <table:table-cell office:value-type="float" office:value="0.186967143333292" calcext:value-type="float">
            <text:p>0.186967143333292</text:p>
          </table:table-cell>
          <table:table-cell office:value-type="float" office:value="1.68834829973722" calcext:value-type="float">
            <text:p>1.68834829973722</text:p>
          </table:table-cell>
          <table:table-cell office:value-type="float" office:value="0.0685607274967847" calcext:value-type="float">
            <text:p>0.0685607274967847</text:p>
          </table:table-cell>
          <table:table-cell office:value-type="float" office:value="163.470508411027" calcext:value-type="float">
            <text:p>163.470508411027</text:p>
          </table:table-cell>
          <table:table-cell office:value-type="float" office:value="1208.73769316387" calcext:value-type="float">
            <text:p>1208.73769316387</text:p>
          </table:table-cell>
          <table:table-cell office:value-type="float" office:value="131.124261575735" calcext:value-type="float">
            <text:p>131.124261575735</text:p>
          </table:table-cell>
          <table:table-cell office:value-type="float" office:value="0.292795218048014" calcext:value-type="float">
            <text:p>0.292795218048014</text:p>
          </table:table-cell>
          <table:table-cell office:value-type="float" office:value="1.36754790537323" calcext:value-type="float">
            <text:p>1.36754790537323</text:p>
          </table:table-cell>
          <table:table-cell office:value-type="float" office:value="0.25509507906619" calcext:value-type="float">
            <text:p>0.25509507906619</text:p>
          </table:table-cell>
          <table:table-cell office:value-type="float" office:value="0.186534622685584" calcext:value-type="float">
            <text:p>0.186534622685584</text:p>
          </table:table-cell>
          <table:table-cell office:value-type="float" office:value="1.68834829973722" calcext:value-type="float">
            <text:p>1.68834829973722</text:p>
          </table:table-cell>
          <table:table-cell office:value-type="float" office:value="1" calcext:value-type="float">
            <text:p>1</text:p>
          </table:table-cell>
          <table:table-cell office:value-type="float" office:value="414.774767981667" calcext:value-type="float">
            <text:p>414.774767981667</text:p>
          </table:table-cell>
          <table:table-cell office:value-type="float" office:value="1684.47633902957" calcext:value-type="float">
            <text:p>1684.47633902957</text:p>
          </table:table-cell>
          <table:table-cell office:value-type="float" office:value="0.246233656342492" calcext:value-type="float">
            <text:p>0.246233656342492</text:p>
          </table:table-cell>
          <table:table-cell office:value-type="float" office:value="15.6862485712527" calcext:value-type="float">
            <text:p>15.6862485712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6.906205582862" calcext:value-type="float">
            <text:p>166.906205582862</text:p>
          </table:table-cell>
          <table:table-cell office:value-type="float" office:value="1222.19468346771" calcext:value-type="float">
            <text:p>1222.19468346771</text:p>
          </table:table-cell>
          <table:table-cell office:value-type="float" office:value="136.643343924053" calcext:value-type="float">
            <text:p>136.643343924053</text:p>
          </table:table-cell>
          <table:table-cell office:value-type="float" office:value="0.301759599363432" calcext:value-type="float">
            <text:p>0.301759599363432</text:p>
          </table:table-cell>
          <table:table-cell office:value-type="float" office:value="1.36669747636788" calcext:value-type="float">
            <text:p>1.36669747636788</text:p>
          </table:table-cell>
          <table:table-cell office:value-type="float" office:value="0.255527573637845" calcext:value-type="float">
            <text:p>0.255527573637845</text:p>
          </table:table-cell>
          <table:table-cell office:value-type="float" office:value="0.186967143333292" calcext:value-type="float">
            <text:p>0.186967143333292</text:p>
          </table:table-cell>
          <table:table-cell office:value-type="float" office:value="1.68834829973722" calcext:value-type="float">
            <text:p>1.68834829973722</text:p>
          </table:table-cell>
          <table:table-cell office:value-type="float" office:value="0.0685607274967847" calcext:value-type="float">
            <text:p>0.0685607274967847</text:p>
          </table:table-cell>
          <table:table-cell office:value-type="float" office:value="161.744706003866" calcext:value-type="float">
            <text:p>161.744706003866</text:p>
          </table:table-cell>
          <table:table-cell office:value-type="float" office:value="1201.96943068488" calcext:value-type="float">
            <text:p>1201.96943068488</text:p>
          </table:table-cell>
          <table:table-cell office:value-type="float" office:value="128.414329961446" calcext:value-type="float">
            <text:p>128.414329961446</text:p>
          </table:table-cell>
          <table:table-cell office:value-type="float" office:value="0.288358694240096" calcext:value-type="float">
            <text:p>0.288358694240096</text:p>
          </table:table-cell>
          <table:table-cell office:value-type="float" office:value="1.3679766220113" calcext:value-type="float">
            <text:p>1.3679766220113</text:p>
          </table:table-cell>
          <table:table-cell office:value-type="float" office:value="0.254877806260388" calcext:value-type="float">
            <text:p>0.254877806260388</text:p>
          </table:table-cell>
          <table:table-cell office:value-type="float" office:value="0.186317337303973" calcext:value-type="float">
            <text:p>0.186317337303973</text:p>
          </table:table-cell>
          <table:table-cell office:value-type="float" office:value="1.68834829973722" calcext:value-type="float">
            <text:p>1.68834829973722</text:p>
          </table:table-cell>
          <table:table-cell office:value-type="float" office:value="1" calcext:value-type="float">
            <text:p>1</text:p>
          </table:table-cell>
          <table:table-cell office:value-type="float" office:value="508.385129188215" calcext:value-type="float">
            <text:p>508.385129188215</text:p>
          </table:table-cell>
          <table:table-cell office:value-type="float" office:value="1680.01693839258" calcext:value-type="float">
            <text:p>1680.01693839258</text:p>
          </table:table-cell>
          <table:table-cell office:value-type="float" office:value="0.302607144946189" calcext:value-type="float">
            <text:p>0.302607144946189</text:p>
          </table:table-cell>
          <table:table-cell office:value-type="float" office:value="12.1213650794374" calcext:value-type="float">
            <text:p>12.1213650794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339993429514" calcext:value-type="float">
            <text:p>12.339993429514</text:p>
          </table:table-cell>
          <table:table-cell office:value-type="float" office:value="0" calcext:value-type="float">
            <text:p>0</text:p>
          </table:table-cell>
          <table:table-cell office:value-type="float" office:value="18.9670531947145" calcext:value-type="float">
            <text:p>18.9670531947145</text:p>
          </table:table-cell>
          <table:table-cell office:value-type="float" office:value="623.34953692426" calcext:value-type="float">
            <text:p>623.34953692426</text:p>
          </table:table-cell>
          <table:table-cell office:value-type="float" office:value="15.5015675165205" calcext:value-type="float">
            <text:p>15.5015675165205</text:p>
          </table:table-cell>
          <table:table-cell office:value-type="float" office:value="0.067120751597923" calcext:value-type="float">
            <text:p>0.067120751597923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0.240729248418017" calcext:value-type="float">
            <text:p>0.240729248418017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3.3111045786428" calcext:value-type="float">
            <text:p>13.3111045786428</text:p>
          </table:table-cell>
          <table:table-cell office:value-type="float" office:value="599.84145146376" calcext:value-type="float">
            <text:p>599.84145146376</text:p>
          </table:table-cell>
          <table:table-cell office:value-type="float" office:value="13.5452965312619" calcext:value-type="float">
            <text:p>13.5452965312619</text:p>
          </table:table-cell>
          <table:table-cell office:value-type="float" office:value="0.0609487606465526" calcext:value-type="float">
            <text:p>0.0609487606465526</text:p>
          </table:table-cell>
          <table:table-cell office:value-type="float" office:value="1.3987811305391" calcext:value-type="float">
            <text:p>1.3987811305391</text:p>
          </table:table-cell>
          <table:table-cell office:value-type="float" office:value="0.240486719806006" calcext:value-type="float">
            <text:p>0.240486719806006</text:p>
          </table:table-cell>
          <table:table-cell office:value-type="float" office:value="0.171925909752711" calcext:value-type="float">
            <text:p>0.171925909752711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1" calcext:value-type="float">
            <text:p>1</text:p>
          </table:table-cell>
          <table:table-cell office:value-type="float" office:value="532.178858932107" calcext:value-type="float">
            <text:p>532.178858932107</text:p>
          </table:table-cell>
          <table:table-cell office:value-type="float" office:value="1200.10930842163" calcext:value-type="float">
            <text:p>1200.10930842163</text:p>
          </table:table-cell>
          <table:table-cell office:value-type="float" office:value="0.443441989156823" calcext:value-type="float">
            <text:p>0.443441989156823</text:p>
          </table:table-cell>
          <table:table-cell office:value-type="float" office:value="152.719348844736" calcext:value-type="float">
            <text:p>152.719348844736</text:p>
          </table:table-cell>
          <table:table-cell office:value-type="float" office:value="1" calcext:value-type="float">
            <text:p>1</text:p>
          </table:table-cell>
          <table:table-cell office:value-type="float" office:value="34.3996535378094" calcext:value-type="float">
            <text:p>34.3996535378094</text:p>
          </table:table-cell>
          <table:table-cell office:value-type="float" office:value="0" calcext:value-type="float">
            <text:p>0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5.21101896444184" calcext:value-type="float">
            <text:p>5.21101896444184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316487919490808" calcext:value-type="float">
            <text:p>0.0316487919490808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-24.3928963191064" calcext:value-type="float">
            <text:p>-24.3928963191064</text:p>
          </table:table-cell>
          <table:table-cell office:value-type="float" office:value="442.693581341651" calcext:value-type="float">
            <text:p>442.693581341651</text:p>
          </table:table-cell>
          <table:table-cell office:value-type="float" office:value="5.14125889518969" calcext:value-type="float">
            <text:p>5.14125889518969</text:p>
          </table:table-cell>
          <table:table-cell office:value-type="float" office:value="0.0313457802547993" calcext:value-type="float">
            <text:p>0.0313457802547993</text:p>
          </table:table-cell>
          <table:table-cell office:value-type="float" office:value="1.40089880334326" calcext:value-type="float">
            <text:p>1.40089880334326</text:p>
          </table:table-cell>
          <table:table-cell office:value-type="float" office:value="0.23957862564867" calcext:value-type="float">
            <text:p>0.23957862564867</text:p>
          </table:table-cell>
          <table:table-cell office:value-type="float" office:value="0.171017794924963" calcext:value-type="float">
            <text:p>0.171017794924963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1" calcext:value-type="float">
            <text:p>1</text:p>
          </table:table-cell>
          <table:table-cell office:value-type="float" office:value="143.257371955239" calcext:value-type="float">
            <text:p>143.257371955239</text:p>
          </table:table-cell>
          <table:table-cell office:value-type="float" office:value="1031.76948547748" calcext:value-type="float">
            <text:p>1031.76948547748</text:p>
          </table:table-cell>
          <table:table-cell office:value-type="float" office:value="0.138846296553287" calcext:value-type="float">
            <text:p>0.138846296553287</text:p>
          </table:table-cell>
          <table:table-cell office:value-type="float" office:value="1550.0031000062" calcext:value-type="float">
            <text:p>1550.0031000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3.45803" calcext:value-type="float">
            <text:p>3.45803</text:p>
          </table:table-cell>
          <table:table-cell table:number-columns-repeated="2" office:value-type="float" office:value="1.66563879737635" calcext:value-type="float">
            <text:p>1.66563879737635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0.238422775625007" calcext:value-type="float">
            <text:p>0.238422775625007</text:p>
          </table:table-cell>
          <table:table-cell office:value-type="float" office:value="3.45802999631635" calcext:value-type="float">
            <text:p>3.45802999631635</text:p>
          </table:table-cell>
          <table:table-cell table:number-columns-repeated="3" office:value-type="float" office:value="218.807777777778" calcext:value-type="float">
            <text:p>218.807777777778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218.807777777778" calcext:value-type="float">
            <text:p>218.807777777778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83945.6929397143" calcext:value-type="float">
            <text:p>-83945.6929397143</text:p>
          </table:table-cell>
          <table:table-cell table:number-columns-repeated="2" office:value-type="float" office:value="1.40113336434218" calcext:value-type="float">
            <text:p>1.40113336434218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0.379600856924545" calcext:value-type="float">
            <text:p>0.379600856924545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77.22221447192" calcext:value-type="float">
            <text:p>377.22221447192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21.9246101492127" calcext:value-type="float">
            <text:p>21.9246101492127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973.273844526047" calcext:value-type="float">
            <text:p>973.27384452604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-55784.5674076995" calcext:value-type="float">
            <text:p>-55784.567407699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363536598846956" calcext:value-type="float">
            <text:p>0.363536598846956</text:p>
          </table:table-cell>
          <table:table-cell table:number-columns-repeated="2" office:value-type="float" office:value="0.363536598846956" calcext:value-type="float">
            <text:p>0.363536598846956</text:p>
          </table:table-cell>
          <table:table-cell office:value-type="float" office:value="5.27265258227179" calcext:value-type="float">
            <text:p>5.27265258227179</text:p>
          </table:table-cell>
          <table:table-cell table:number-columns-repeated="3" office:value-type="float" office:value="246.891334480212" calcext:value-type="float">
            <text:p>246.891334480212</text:p>
          </table:table-cell>
          <table:table-cell office:value-type="float" office:value="444.404402064381" calcext:value-type="float">
            <text:p>444.404402064381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3.9358379723603" calcext:value-type="float">
            <text:p>13.9358379723603</text:p>
          </table:table-cell>
          <table:table-cell office:value-type="float" office:value="50.42516241908" calcext:value-type="float">
            <text:p>50.42516241908</text:p>
          </table:table-cell>
          <table:table-cell office:value-type="float" office:value="28.5657060785188" calcext:value-type="float">
            <text:p>28.5657060785188</text:p>
          </table:table-cell>
          <table:table-cell office:value-type="float" office:value="753.556084625742" calcext:value-type="float">
            <text:p>753.556084625742</text:p>
          </table:table-cell>
          <table:table-cell office:value-type="float" office:value="1.67570959168208" calcext:value-type="float">
            <text:p>1.67570959168208</text:p>
          </table:table-cell>
          <table:table-cell office:value-type="float" office:value="0.0685607536890021" calcext:value-type="float">
            <text:p>0.0685607536890021</text:p>
          </table:table-cell>
          <table:table-cell office:value-type="float" office:value="0.102315685813218" calcext:value-type="float">
            <text:p>0.102315685813218</text:p>
          </table:table-cell>
          <table:table-cell office:value-type="float" office:value="1.39381999287491" calcext:value-type="float">
            <text:p>1.39381999287491</text:p>
          </table:table-cell>
          <table:table-cell office:value-type="float" office:value="0.242652493430353" calcext:value-type="float">
            <text:p>0.242652493430353</text:p>
          </table:table-cell>
          <table:table-cell office:value-type="float" office:value="0.174091699712921" calcext:value-type="float">
            <text:p>0.174091699712921</text:p>
          </table:table-cell>
          <table:table-cell office:value-type="float" office:value="46.0955456991999" calcext:value-type="float">
            <text:p>46.0955456991999</text:p>
          </table:table-cell>
          <table:table-cell office:value-type="float" office:value="735.700815995011" calcext:value-type="float">
            <text:p>735.700815995011</text:p>
          </table:table-cell>
          <table:table-cell office:value-type="float" office:value="26.242902483706" calcext:value-type="float">
            <text:p>26.242902483706</text:p>
          </table:table-cell>
          <table:table-cell office:value-type="float" office:value="0.0962772031836605" calcext:value-type="float">
            <text:p>0.0962772031836605</text:p>
          </table:table-cell>
          <table:table-cell office:value-type="float" office:value="1.39454820784364" calcext:value-type="float">
            <text:p>1.39454820784364</text:p>
          </table:table-cell>
          <table:table-cell office:value-type="float" office:value="0.242331183168786" calcext:value-type="float">
            <text:p>0.242331183168786</text:p>
          </table:table-cell>
          <table:table-cell office:value-type="float" office:value="0.173770386827219" calcext:value-type="float">
            <text:p>0.173770386827219</text:p>
          </table:table-cell>
          <table:table-cell office:value-type="float" office:value="1.67570959168208" calcext:value-type="float">
            <text:p>1.67570959168208</text:p>
          </table:table-cell>
          <table:table-cell office:value-type="float" office:value="1" calcext:value-type="float">
            <text:p>1</text:p>
          </table:table-cell>
          <table:table-cell office:value-type="float" office:value="465.617844902228" calcext:value-type="float">
            <text:p>465.617844902228</text:p>
          </table:table-cell>
          <table:table-cell office:value-type="float" office:value="1327.07378177203" calcext:value-type="float">
            <text:p>1327.07378177203</text:p>
          </table:table-cell>
          <table:table-cell office:value-type="float" office:value="0.350860555982422" calcext:value-type="float">
            <text:p>0.350860555982422</text:p>
          </table:table-cell>
          <table:table-cell office:value-type="float" office:value="44.7654029711486" calcext:value-type="float">
            <text:p>44.765402971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6894443580858" calcext:value-type="float">
            <text:p>12.6894443580858</text:p>
          </table:table-cell>
          <table:table-cell office:value-type="float" office:value="0" calcext:value-type="float">
            <text:p>0</text:p>
          </table:table-cell>
          <table:table-cell office:value-type="float" office:value="129.264603352154" calcext:value-type="float">
            <text:p>129.264603352154</text:p>
          </table:table-cell>
          <table:table-cell office:value-type="float" office:value="3000" calcext:value-type="float">
            <text:p>3000</text:p>
          </table:table-cell>
          <table:table-cell office:value-type="float" office:value="1.97515112230218" calcext:value-type="float">
            <text:p>1.97515112230218</text:p>
          </table:table-cell>
          <table:table-cell office:value-type="float" office:value="0.0685528991600401" calcext:value-type="float">
            <text:p>0.0685528991600401</text:p>
          </table:table-cell>
          <table:table-cell office:value-type="float" office:value="162.309823985732" calcext:value-type="float">
            <text:p>162.309823985732</text:p>
          </table:table-cell>
          <table:table-cell office:value-type="float" office:value="0.116311044923365" calcext:value-type="float">
            <text:p>0.116311044923365</text:p>
          </table:table-cell>
          <table:table-cell office:value-type="float" office:value="1.27743493009769" calcext:value-type="float">
            <text:p>1.27743493009769</text:p>
          </table:table-cell>
          <table:table-cell office:value-type="float" office:value="0.315860110881863" calcext:value-type="float">
            <text:p>0.315860110881863</text:p>
          </table:table-cell>
          <table:table-cell office:value-type="float" office:value="0.247258226642876" calcext:value-type="float">
            <text:p>0.247258226642876</text:p>
          </table:table-cell>
          <table:table-cell office:value-type="float" office:value="160.939330203722" calcext:value-type="float">
            <text:p>160.939330203722</text:p>
          </table:table-cell>
          <table:table-cell office:value-type="float" office:value="2995.65870760844" calcext:value-type="float">
            <text:p>2995.65870760844</text:p>
          </table:table-cell>
          <table:table-cell office:value-type="float" office:value="128.405437851487" calcext:value-type="float">
            <text:p>128.405437851487</text:p>
          </table:table-cell>
          <table:table-cell office:value-type="float" office:value="0.115705464224882" calcext:value-type="float">
            <text:p>0.115705464224882</text:p>
          </table:table-cell>
          <table:table-cell office:value-type="float" office:value="1.27755558576857" calcext:value-type="float">
            <text:p>1.27755558576857</text:p>
          </table:table-cell>
          <table:table-cell office:value-type="float" office:value="0.315749112222161" calcext:value-type="float">
            <text:p>0.315749112222161</text:p>
          </table:table-cell>
          <table:table-cell office:value-type="float" office:value="0.247148034239631" calcext:value-type="float">
            <text:p>0.247148034239631</text:p>
          </table:table-cell>
          <table:table-cell office:value-type="float" office:value="1.97515112230218" calcext:value-type="float">
            <text:p>1.97515112230218</text:p>
          </table:table-cell>
          <table:table-cell office:value-type="float" office:value="1" calcext:value-type="float">
            <text:p>1</text:p>
          </table:table-cell>
          <table:table-cell office:value-type="float" office:value="261.965092945529" calcext:value-type="float">
            <text:p>261.965092945529</text:p>
          </table:table-cell>
          <table:table-cell office:value-type="float" office:value="2562.94200403435" calcext:value-type="float">
            <text:p>2562.94200403435</text:p>
          </table:table-cell>
          <table:table-cell office:value-type="float" office:value="0.102212649577387" calcext:value-type="float">
            <text:p>0.102212649577387</text:p>
          </table:table-cell>
          <table:table-cell office:value-type="float" office:value="60.284797110192" calcext:value-type="float">
            <text:p>60.284797110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0965021670912" calcext:value-type="float">
            <text:p>46.0965021670912</text:p>
          </table:table-cell>
          <table:table-cell office:value-type="float" office:value="2517.35276766542" calcext:value-type="float">
            <text:p>2517.35276766542</text:p>
          </table:table-cell>
          <table:table-cell office:value-type="float" office:value="63.1031643469329" calcext:value-type="float">
            <text:p>63.1031643469329</text:p>
          </table:table-cell>
          <table:table-cell office:value-type="float" office:value="0.0676668102706533" calcext:value-type="float">
            <text:p>0.0676668102706533</text:p>
          </table:table-cell>
          <table:table-cell office:value-type="float" office:value="1.29229426818013" calcext:value-type="float">
            <text:p>1.29229426818013</text:p>
          </table:table-cell>
          <table:table-cell office:value-type="float" office:value="0.303103099739733" calcext:value-type="float">
            <text:p>0.303103099739733</text:p>
          </table:table-cell>
          <table:table-cell office:value-type="float" office:value="0.234545907321947" calcext:value-type="float">
            <text:p>0.234545907321947</text:p>
          </table:table-cell>
          <table:table-cell office:value-type="float" office:value="1.96847799925346" calcext:value-type="float">
            <text:p>1.96847799925346</text:p>
          </table:table-cell>
          <table:table-cell office:value-type="float" office:value="0.0685519438187553" calcext:value-type="float">
            <text:p>0.0685519438187553</text:p>
          </table:table-cell>
          <table:table-cell office:value-type="float" office:value="31.5480700845528" calcext:value-type="float">
            <text:p>31.5480700845528</text:p>
          </table:table-cell>
          <table:table-cell office:value-type="float" office:value="2469.26039495505" calcext:value-type="float">
            <text:p>2469.26039495505</text:p>
          </table:table-cell>
          <table:table-cell office:value-type="float" office:value="57.9540762105702" calcext:value-type="float">
            <text:p>57.9540762105702</text:p>
          </table:table-cell>
          <table:table-cell office:value-type="float" office:value="0.063355736693278" calcext:value-type="float">
            <text:p>0.063355736693278</text:p>
          </table:table-cell>
          <table:table-cell office:value-type="float" office:value="1.29373637230347" calcext:value-type="float">
            <text:p>1.29373637230347</text:p>
          </table:table-cell>
          <table:table-cell office:value-type="float" office:value="0.301946073200166" calcext:value-type="float">
            <text:p>0.301946073200166</text:p>
          </table:table-cell>
          <table:table-cell office:value-type="float" office:value="0.233390220339046" calcext:value-type="float">
            <text:p>0.233390220339046</text:p>
          </table:table-cell>
          <table:table-cell office:value-type="float" office:value="1.96847799925346" calcext:value-type="float">
            <text:p>1.96847799925346</text:p>
          </table:table-cell>
          <table:table-cell office:value-type="float" office:value="1" calcext:value-type="float">
            <text:p>1</text:p>
          </table:table-cell>
          <table:table-cell office:value-type="float" office:value="853.518592278701" calcext:value-type="float">
            <text:p>853.518592278701</text:p>
          </table:table-cell>
          <table:table-cell office:value-type="float" office:value="2341.56392177926" calcext:value-type="float">
            <text:p>2341.56392177926</text:p>
          </table:table-cell>
          <table:table-cell office:value-type="float" office:value="0.36450791897671" calcext:value-type="float">
            <text:p>0.36450791897671</text:p>
          </table:table-cell>
          <table:table-cell office:value-type="float" office:value="36.1592596042974" calcext:value-type="float">
            <text:p>36.1592596042974</text:p>
          </table:table-cell>
          <table:table-cell office:value-type="float" office:value="1" calcext:value-type="float">
            <text:p>1</text:p>
          </table:table-cell>
          <table:table-cell office:value-type="float" office:value="13.5786304290295" calcext:value-type="float">
            <text:p>13.5786304290295</text:p>
          </table:table-cell>
          <table:table-cell office:value-type="float" office:value="0" calcext:value-type="float">
            <text:p>0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" calcext:value-type="float">
            <text:p>1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0.8" calcext:value-type="float">
            <text:p>0.8</text:p>
          </table:table-cell>
          <table:table-cell office:value-type="float" office:value="377.22221447192" calcext:value-type="float">
            <text:p>377.22221447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0.0319910966835952" calcext:value-type="float">
            <text:p>0.0319910966835952</text:p>
          </table:table-cell>
          <table:table-cell office:value-type="float" office:value="1.40088801540145" calcext:value-type="float">
            <text:p>1.40088801540145</text:p>
          </table:table-cell>
          <table:table-cell office:value-type="float" office:value="0.239583226699056" calcext:value-type="float">
            <text:p>0.239583226699056</text:p>
          </table:table-cell>
          <table:table-cell office:value-type="float" office:value="0.171022396278039" calcext:value-type="float">
            <text:p>0.171022396278039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1.2553212548514" calcext:value-type="float">
            <text:p>-31.2553212548514</text:p>
          </table:table-cell>
          <table:table-cell office:value-type="float" office:value="414.043421732451" calcext:value-type="float">
            <text:p>414.043421732451</text:p>
          </table:table-cell>
          <table:table-cell office:value-type="float" office:value="4.11364198120393" calcext:value-type="float">
            <text:p>4.11364198120393</text:p>
          </table:table-cell>
          <table:table-cell office:value-type="float" office:value="0.0268159655099417" calcext:value-type="float">
            <text:p>0.0268159655099417</text:p>
          </table:table-cell>
          <table:table-cell office:value-type="float" office:value="1.40105257537827" calcext:value-type="float">
            <text:p>1.40105257537827</text:p>
          </table:table-cell>
          <table:table-cell office:value-type="float" office:value="0.239513072805607" calcext:value-type="float">
            <text:p>0.239513072805607</text:p>
          </table:table-cell>
          <table:table-cell office:value-type="float" office:value="0.170952236644962" calcext:value-type="float">
            <text:p>0.170952236644962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1" calcext:value-type="float">
            <text:p>1</text:p>
          </table:table-cell>
          <table:table-cell office:value-type="float" office:value="603.448224278915" calcext:value-type="float">
            <text:p>603.448224278915</text:p>
          </table:table-cell>
          <table:table-cell office:value-type="float" office:value="997.878913846666" calcext:value-type="float">
            <text:p>997.878913846666</text:p>
          </table:table-cell>
          <table:table-cell office:value-type="float" office:value="0.604730910639966" calcext:value-type="float">
            <text:p>0.604730910639966</text:p>
          </table:table-cell>
          <table:table-cell office:value-type="float" office:value="430.125488863975" calcext:value-type="float">
            <text:p>430.125488863975</text:p>
          </table:table-cell>
          <table:table-cell office:value-type="float" office:value="1" calcext:value-type="float">
            <text:p>1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0" calcext:value-type="float">
            <text:p>0</text:p>
          </table:table-cell>
          <table:table-cell office:value-type="float" office:value="13.9358379723603" calcext:value-type="float">
            <text:p>13.9358379723603</text:p>
          </table:table-cell>
          <table:table-cell office:value-type="float" office:value="18.9670531947145" calcext:value-type="float">
            <text:p>18.9670531947145</text:p>
          </table:table-cell>
          <table:table-cell office:value-type="float" office:value="15.4271599924412" calcext:value-type="float">
            <text:p>15.4271599924412</text:p>
          </table:table-cell>
          <table:table-cell office:value-type="float" office:value="623.349536924259" calcext:value-type="float">
            <text:p>623.349536924259</text:p>
          </table:table-cell>
          <table:table-cell office:value-type="float" office:value="1.67212320837496" calcext:value-type="float">
            <text:p>1.6721232083749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667985719902529" calcext:value-type="float">
            <text:p>0.0667985719902529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0.240729248418017" calcext:value-type="float">
            <text:p>0.240729248418017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16.3591867836439" calcext:value-type="float">
            <text:p>16.3591867836439</text:p>
          </table:table-cell>
          <table:table-cell office:value-type="float" office:value="612.513296627247" calcext:value-type="float">
            <text:p>612.513296627247</text:p>
          </table:table-cell>
          <table:table-cell office:value-type="float" office:value="14.5061425547923" calcext:value-type="float">
            <text:p>14.5061425547923</text:p>
          </table:table-cell>
          <table:table-cell office:value-type="float" office:value="0.0639218382818483" calcext:value-type="float">
            <text:p>0.0639218382818483</text:p>
          </table:table-cell>
          <table:table-cell office:value-type="float" office:value="1.3984871858693" calcext:value-type="float">
            <text:p>1.3984871858693</text:p>
          </table:table-cell>
          <table:table-cell office:value-type="float" office:value="0.240613536960879" calcext:value-type="float">
            <text:p>0.240613536960879</text:p>
          </table:table-cell>
          <table:table-cell office:value-type="float" office:value="0.172052728118087" calcext:value-type="float">
            <text:p>0.172052728118087</text:p>
          </table:table-cell>
          <table:table-cell office:value-type="float" office:value="1.67212320837496" calcext:value-type="float">
            <text:p>1.67212320837496</text:p>
          </table:table-cell>
          <table:table-cell office:value-type="float" office:value="1" calcext:value-type="float">
            <text:p>1</text:p>
          </table:table-cell>
          <table:table-cell office:value-type="float" office:value="361.366226519274" calcext:value-type="float">
            <text:p>361.366226519274</text:p>
          </table:table-cell>
          <table:table-cell office:value-type="float" office:value="1212.59197830888" calcext:value-type="float">
            <text:p>1212.59197830888</text:p>
          </table:table-cell>
          <table:table-cell office:value-type="float" office:value="0.29801139458571" calcext:value-type="float">
            <text:p>0.29801139458571</text:p>
          </table:table-cell>
          <table:table-cell office:value-type="float" office:value="86.875789352011" calcext:value-type="float">
            <text:p>86.87578935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2516241908" calcext:value-type="float">
            <text:p>50.42516241908</text:p>
          </table:table-cell>
          <table:table-cell office:value-type="float" office:value="753.556084531557" calcext:value-type="float">
            <text:p>753.556084531557</text:p>
          </table:table-cell>
          <table:table-cell office:value-type="float" office:value="28.8571634291533" calcext:value-type="float">
            <text:p>28.8571634291533</text:p>
          </table:table-cell>
          <table:table-cell office:value-type="float" office:value="0.103359617969849" calcext:value-type="float">
            <text:p>0.103359617969849</text:p>
          </table:table-cell>
          <table:table-cell office:value-type="float" office:value="1.39381999194293" calcext:value-type="float">
            <text:p>1.39381999194293</text:p>
          </table:table-cell>
          <table:table-cell office:value-type="float" office:value="0.242652493719588" calcext:value-type="float">
            <text:p>0.242652493719588</text:p>
          </table:table-cell>
          <table:table-cell office:value-type="float" office:value="0.174091700034843" calcext:value-type="float">
            <text:p>0.174091700034843</text:p>
          </table:table-cell>
          <table:table-cell office:value-type="float" office:value="1.6750136074325" calcext:value-type="float">
            <text:p>1.6750136074325</text:p>
          </table:table-cell>
          <table:table-cell office:value-type="float" office:value="0.0685607536874294" calcext:value-type="float">
            <text:p>0.0685607536874294</text:p>
          </table:table-cell>
          <table:table-cell office:value-type="float" office:value="47.2102464061181" calcext:value-type="float">
            <text:p>47.2102464061181</text:p>
          </table:table-cell>
          <table:table-cell office:value-type="float" office:value="740.300077830895" calcext:value-type="float">
            <text:p>740.300077830895</text:p>
          </table:table-cell>
          <table:table-cell office:value-type="float" office:value="27.1011883458898" calcext:value-type="float">
            <text:p>27.1011883458898</text:p>
          </table:table-cell>
          <table:table-cell office:value-type="float" office:value="0.0988082883983796" calcext:value-type="float">
            <text:p>0.0988082883983796</text:p>
          </table:table-cell>
          <table:table-cell office:value-type="float" office:value="1.39436422430718" calcext:value-type="float">
            <text:p>1.39436422430718</text:p>
          </table:table-cell>
          <table:table-cell office:value-type="float" office:value="0.242412250125603" calcext:value-type="float">
            <text:p>0.242412250125603</text:p>
          </table:table-cell>
          <table:table-cell office:value-type="float" office:value="0.173851454464499" calcext:value-type="float">
            <text:p>0.173851454464499</text:p>
          </table:table-cell>
          <table:table-cell office:value-type="float" office:value="1.6750136074325" calcext:value-type="float">
            <text:p>1.6750136074325</text:p>
          </table:table-cell>
          <table:table-cell office:value-type="float" office:value="1" calcext:value-type="float">
            <text:p>1</text:p>
          </table:table-cell>
          <table:table-cell office:value-type="float" office:value="401.226589539496" calcext:value-type="float">
            <text:p>401.226589539496</text:p>
          </table:table-cell>
          <table:table-cell office:value-type="float" office:value="1331.12762812406" calcext:value-type="float">
            <text:p>1331.12762812406</text:p>
          </table:table-cell>
          <table:table-cell office:value-type="float" office:value="0.301418572541341" calcext:value-type="float">
            <text:p>0.301418572541341</text:p>
          </table:table-cell>
          <table:table-cell office:value-type="float" office:value="50.6188760514909" calcext:value-type="float">
            <text:p>50.6188760514909</text:p>
          </table:table-cell>
          <table:table-cell office:value-type="float" office:value="1" calcext:value-type="float">
            <text:p>1</text:p>
          </table:table-cell>
          <table:table-cell office:value-type="float" office:value="13.9358379723603" calcext:value-type="float">
            <text:p>13.9358379723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5786304290295" calcext:value-type="float">
            <text:p>13.5786304290295</text:p>
          </table:table-cell>
          <table:table-cell office:value-type="float" office:value="0" calcext:value-type="float">
            <text:p>0</text:p>
          </table:table-cell>
          <table:table-cell office:value-type="float" office:value="62.7813382087635" calcext:value-type="float">
            <text:p>62.7813382087635</text:p>
          </table:table-cell>
          <table:table-cell office:value-type="float" office:value="2517.35265259083" calcext:value-type="float">
            <text:p>2517.35265259083</text:p>
          </table:table-cell>
          <table:table-cell office:value-type="float" office:value="1.96882850871502" calcext:value-type="float">
            <text:p>1.96882850871502</text:p>
          </table:table-cell>
          <table:table-cell office:value-type="float" office:value="0.0685519447044261" calcext:value-type="float">
            <text:p>0.0685519447044261</text:p>
          </table:table-cell>
          <table:table-cell office:value-type="float" office:value="46.0965021670912" calcext:value-type="float">
            <text:p>46.0965021670912</text:p>
          </table:table-cell>
          <table:table-cell office:value-type="float" office:value="0.0673217117459428" calcext:value-type="float">
            <text:p>0.0673217117459428</text:p>
          </table:table-cell>
          <table:table-cell office:value-type="float" office:value="1.29229405182619" calcext:value-type="float">
            <text:p>1.29229405182619</text:p>
          </table:table-cell>
          <table:table-cell office:value-type="float" office:value="0.30310333661136" calcext:value-type="float">
            <text:p>0.30310333661136</text:p>
          </table:table-cell>
          <table:table-cell office:value-type="float" office:value="0.2345461305758" calcext:value-type="float">
            <text:p>0.2345461305758</text:p>
          </table:table-cell>
          <table:table-cell office:value-type="float" office:value="35.7961992438197" calcext:value-type="float">
            <text:p>35.7961992438197</text:p>
          </table:table-cell>
          <table:table-cell office:value-type="float" office:value="2483.32221810801" calcext:value-type="float">
            <text:p>2483.32221810801</text:p>
          </table:table-cell>
          <table:table-cell office:value-type="float" office:value="59.119631478162" calcext:value-type="float">
            <text:p>59.119631478162</text:p>
          </table:table-cell>
          <table:table-cell office:value-type="float" office:value="0.0642639527874771" calcext:value-type="float">
            <text:p>0.0642639527874771</text:p>
          </table:table-cell>
          <table:table-cell office:value-type="float" office:value="1.29331240462167" calcext:value-type="float">
            <text:p>1.29331240462167</text:p>
          </table:table-cell>
          <table:table-cell office:value-type="float" office:value="0.302284972495487" calcext:value-type="float">
            <text:p>0.302284972495487</text:p>
          </table:table-cell>
          <table:table-cell office:value-type="float" office:value="0.233728745836407" calcext:value-type="float">
            <text:p>0.233728745836407</text:p>
          </table:table-cell>
          <table:table-cell office:value-type="float" office:value="1.96882850871502" calcext:value-type="float">
            <text:p>1.96882850871502</text:p>
          </table:table-cell>
          <table:table-cell office:value-type="float" office:value="1" calcext:value-type="float">
            <text:p>1</text:p>
          </table:table-cell>
          <table:table-cell office:value-type="float" office:value="718.174348229818" calcext:value-type="float">
            <text:p>718.174348229818</text:p>
          </table:table-cell>
          <table:table-cell office:value-type="float" office:value="2347.83712686075" calcext:value-type="float">
            <text:p>2347.83712686075</text:p>
          </table:table-cell>
          <table:table-cell office:value-type="float" office:value="0.305887635906872" calcext:value-type="float">
            <text:p>0.305887635906872</text:p>
          </table:table-cell>
          <table:table-cell office:value-type="float" office:value="42.3663584674915" calcext:value-type="float">
            <text:p>42.366358467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6.822246125562" calcext:value-type="float">
            <text:p>-126.822246125562</text:p>
          </table:table-cell>
          <table:table-cell office:value-type="float" office:value="1849.45144595796" calcext:value-type="float">
            <text:p>1849.45144595796</text:p>
          </table:table-cell>
          <table:table-cell office:value-type="float" office:value="16.0247619450719" calcext:value-type="float">
            <text:p>16.0247619450719</text:p>
          </table:table-cell>
          <table:table-cell office:value-type="float" office:value="0.0233891720822489" calcext:value-type="float">
            <text:p>0.0233891720822489</text:p>
          </table:table-cell>
          <table:table-cell office:value-type="float" office:value="1.31636108617956" calcext:value-type="float">
            <text:p>1.31636108617956</text:p>
          </table:table-cell>
          <table:table-cell office:value-type="float" office:value="0.285241206391165" calcext:value-type="float">
            <text:p>0.285241206391165</text:p>
          </table:table-cell>
          <table:table-cell office:value-type="float" office:value="0.216689113654456" calcext:value-type="float">
            <text:p>0.216689113654456</text:p>
          </table:table-cell>
          <table:table-cell office:value-type="float" office:value="1.97078765856882" calcext:value-type="float">
            <text:p>1.97078765856882</text:p>
          </table:table-cell>
          <table:table-cell office:value-type="float" office:value="0.0685523305104105" calcext:value-type="float">
            <text:p>0.0685523305104105</text:p>
          </table:table-cell>
          <table:table-cell office:value-type="float" office:value="-139.319665416243" calcext:value-type="float">
            <text:p>-139.319665416243</text:p>
          </table:table-cell>
          <table:table-cell office:value-type="float" office:value="1805.53740093677" calcext:value-type="float">
            <text:p>1805.53740093677</text:p>
          </table:table-cell>
          <table:table-cell office:value-type="float" office:value="14.5032760643761" calcext:value-type="float">
            <text:p>14.5032760643761</text:p>
          </table:table-cell>
          <table:table-cell office:value-type="float" office:value="0.0216833205880626" calcext:value-type="float">
            <text:p>0.0216833205880626</text:p>
          </table:table-cell>
          <table:table-cell office:value-type="float" office:value="1.31826296087175" calcext:value-type="float">
            <text:p>1.31826296087175</text:p>
          </table:table-cell>
          <table:table-cell office:value-type="float" office:value="0.2839464363098" calcext:value-type="float">
            <text:p>0.2839464363098</text:p>
          </table:table-cell>
          <table:table-cell office:value-type="float" office:value="0.21539432414129" calcext:value-type="float">
            <text:p>0.21539432414129</text:p>
          </table:table-cell>
          <table:table-cell office:value-type="float" office:value="1.97078765856882" calcext:value-type="float">
            <text:p>1.97078765856882</text:p>
          </table:table-cell>
          <table:table-cell office:value-type="float" office:value="1" calcext:value-type="float">
            <text:p>1</text:p>
          </table:table-cell>
          <table:table-cell office:value-type="float" office:value="791.070265550629" calcext:value-type="float">
            <text:p>791.070265550629</text:p>
          </table:table-cell>
          <table:table-cell office:value-type="float" office:value="2021.18138187921" calcext:value-type="float">
            <text:p>2021.18138187921</text:p>
          </table:table-cell>
          <table:table-cell office:value-type="float" office:value="0.391390041805711" calcext:value-type="float">
            <text:p>0.391390041805711</text:p>
          </table:table-cell>
          <table:table-cell office:value-type="float" office:value="119.925259891294" calcext:value-type="float">
            <text:p>119.925259891294</text:p>
          </table:table-cell>
          <table:table-cell office:value-type="float" office:value="1" calcext:value-type="float">
            <text:p>1</text:p>
          </table:table-cell>
          <table:table-cell office:value-type="float" office:value="14.285288900932" calcext:value-type="float">
            <text:p>14.285288900932</text:p>
          </table:table-cell>
          <table:table-cell office:value-type="float" office:value="0" calcext:value-type="float">
            <text:p>0</text:p>
          </table:table-cell>
          <table:table-cell office:value-type="float" office:value="2.1813430056112" calcext:value-type="float">
            <text:p>2.1813430056112</text:p>
          </table:table-cell>
          <table:table-cell office:value-type="float" office:value="50.6146339737205" calcext:value-type="float">
            <text:p>50.6146339737205</text:p>
          </table:table-cell>
          <table:table-cell office:value-type="float" office:value="-22.9031067781554" calcext:value-type="float">
            <text:p>-22.9031067781554</text:p>
          </table:table-cell>
          <table:table-cell office:value-type="float" office:value="3400" calcext:value-type="float">
            <text:p>3400</text:p>
          </table:table-cell>
          <table:table-cell office:value-type="float" office:value="14.3189696057306" calcext:value-type="float">
            <text:p>14.3189696057306</text:p>
          </table:table-cell>
          <table:table-cell office:value-type="float" office:value="0.0113655443784976" calcext:value-type="float">
            <text:p>0.0113655443784976</text:p>
          </table:table-cell>
          <table:table-cell office:value-type="float" office:value="1.25228711050664" calcext:value-type="float">
            <text:p>1.25228711050664</text:p>
          </table:table-cell>
          <table:table-cell office:value-type="float" office:value="0.343366602586682" calcext:value-type="float">
            <text:p>0.343366602586682</text:p>
          </table:table-cell>
          <table:table-cell office:value-type="float" office:value="0.27415628729387" calcext:value-type="float">
            <text:p>0.27415628729387</text:p>
          </table:table-cell>
          <table:table-cell office:value-type="float" office:value="0.0685695072410138" calcext:value-type="float">
            <text:p>0.0685695072410138</text:p>
          </table:table-cell>
          <table:table-cell office:value-type="float" office:value="-24.4352044428339" calcext:value-type="float">
            <text:p>-24.4352044428339</text:p>
          </table:table-cell>
          <table:table-cell office:value-type="float" office:value="3395.51545611893" calcext:value-type="float">
            <text:p>3395.51545611893</text:p>
          </table:table-cell>
          <table:table-cell office:value-type="float" office:value="14.2251164649887" calcext:value-type="float">
            <text:p>14.2251164649887</text:p>
          </table:table-cell>
          <table:table-cell office:value-type="float" office:value="0.0113060222386731" calcext:value-type="float">
            <text:p>0.0113060222386731</text:p>
          </table:table-cell>
          <table:table-cell office:value-type="float" office:value="1.25246925408651" calcext:value-type="float">
            <text:p>1.25246925408651</text:p>
          </table:table-cell>
          <table:table-cell office:value-type="float" office:value="0.343122914893995" calcext:value-type="float">
            <text:p>0.343122914893995</text:p>
          </table:table-cell>
          <table:table-cell office:value-type="float" office:value="0.273922453659998" calcext:value-type="float">
            <text:p>0.273922453659998</text:p>
          </table:table-cell>
          <table:table-cell office:value-type="float" office:value="2.1813430056112" calcext:value-type="float">
            <text:p>2.1813430056112</text:p>
          </table:table-cell>
          <table:table-cell office:value-type="float" office:value="1" calcext:value-type="float">
            <text:p>1</text:p>
          </table:table-cell>
          <table:table-cell office:value-type="float" office:value="276.979811684834" calcext:value-type="float">
            <text:p>276.979811684834</text:p>
          </table:table-cell>
          <table:table-cell office:value-type="float" office:value="2702.03292794263" calcext:value-type="float">
            <text:p>2702.03292794263</text:p>
          </table:table-cell>
          <table:table-cell office:value-type="float" office:value="0.102507933497217" calcext:value-type="float">
            <text:p>0.102507933497217</text:p>
          </table:table-cell>
          <table:table-cell office:value-type="float" office:value="2327.45150959417" calcext:value-type="float">
            <text:p>2327.45150959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284449724882" calcext:value-type="float">
            <text:p>1.97284449724882</text:p>
          </table:table-cell>
          <table:table-cell office:value-type="float" office:value="1.97284449724882" calcext:value-type="float">
            <text:p>1.97284449724882</text:p>
          </table:table-cell>
          <table:table-cell table:number-columns-repeated="2" office:value-type="float" office:value="1.97152512097284" calcext:value-type="float">
            <text:p>1.97152512097284</text:p>
          </table:table-cell>
          <table:table-cell table:number-columns-repeated="2" office:value-type="float" office:value="0.926857813626237" calcext:value-type="float">
            <text:p>0.926857813626237</text:p>
          </table:table-cell>
          <table:table-cell office:value-type="float" office:value="13.4429360342685" calcext:value-type="float">
            <text:p>13.4429360342685</text:p>
          </table:table-cell>
          <table:table-cell office:value-type="float" office:value="92685.7813626237" calcext:value-type="float">
            <text:p>92685.7813626237</text:p>
          </table:table-cell>
          <table:table-cell office:value-type="float" office:value="13.4429360342685" calcext:value-type="float">
            <text:p>13.4429360342685</text:p>
          </table:table-cell>
          <table:table-cell table:number-columns-repeated="3" office:value-type="float" office:value="987.395581776271" calcext:value-type="float">
            <text:p>987.395581776271</text:p>
          </table:table-cell>
          <table:table-cell office:value-type="float" office:value="1777.31204719729" calcext:value-type="float">
            <text:p>1777.31204719729</text:p>
          </table:table-cell>
          <table:table-cell/>
          <table:table-cell table:number-columns-repeated="2" office:value-type="float" office:value="0.0345199733116098" calcext:value-type="float">
            <text:p>0.0345199733116098</text:p>
          </table:table-cell>
          <table:table-cell office:value-type="float" office:value="-147.321977751336" calcext:value-type="float">
            <text:p>-147.321977751336</text:p>
          </table:table-cell>
          <table:table-cell/>
          <table:table-cell office:value-type="float" office:value="1.31952024963501" calcext:value-type="float">
            <text:p>1.31952024963501</text:p>
          </table:table-cell>
          <table:table-cell/>
          <table:table-cell office:value-type="float" office:value="0.283098968341725" calcext:value-type="float">
            <text:p>0.283098968341725</text:p>
          </table:table-cell>
          <table:table-cell office:value-type="float" office:value="0.214546839442102" calcext:value-type="float">
            <text:p>0.214546839442102</text:p>
          </table:table-cell>
          <table:table-cell office:value-type="float" office:value="0.0204172193316702" calcext:value-type="float">
            <text:p>0.0204172193316702</text:p>
          </table:table-cell>
          <table:table-cell/>
          <table:table-cell office:value-type="float" office:value="0.068552338396019" calcext:value-type="float">
            <text:p>0.068552338396019</text:p>
          </table:table-cell>
          <table:table-cell/>
          <table:table-cell office:value-type="float" office:value="99.443396123752" calcext:value-type="float">
            <text:p>99.443396123752</text:p>
          </table:table-cell>
          <table:table-cell office:value-type="float" office:value="14.285288900932" calcext:value-type="float">
            <text:p>14.285288900932</text:p>
          </table:table-cell>
          <table:table-cell/>
          <table:table-cell table:number-columns-repeated="2" office:value-type="float" office:value="14.285288900932" calcext:value-type="float">
            <text:p>14.285288900932</text:p>
          </table:table-cell>
          <table:table-cell office:value-type="float" office:value="1013.16219940659" calcext:value-type="float">
            <text:p>1013.16219940659</text:p>
          </table:table-cell>
          <table:table-cell office:value-type="float" office:value="2006.27703217049" calcext:value-type="float">
            <text:p>2006.27703217049</text:p>
          </table:table-cell>
          <table:table-cell office:value-type="float" office:value="0.504996161128607" calcext:value-type="float">
            <text:p>0.504996161128607</text:p>
          </table:table-cell>
          <table:table-cell/>
          <table:table-cell table:number-columns-repeated="2" office:value-type="float" office:value="-126.822246125562" calcext:value-type="float">
            <text:p>-126.822246125562</text:p>
          </table:table-cell>
          <table:table-cell table:number-columns-repeated="2"/>
          <table:table-cell office:value-type="float" office:value="0.100535177591382" calcext:value-type="float">
            <text:p>0.100535177591382</text:p>
          </table:table-cell>
          <table:table-cell office:value-type="float" office:value="155.829836926316" calcext:value-type="float">
            <text:p>155.829836926316</text:p>
          </table:table-cell>
          <table:table-cell office:value-type="float" office:value="15.8532969922596" calcext:value-type="float">
            <text:p>15.8532969922596</text:p>
          </table:table-cell>
          <table:table-cell office:value-type="float" office:value="15.3357007440937" calcext:value-type="float">
            <text:p>15.3357007440937</text:p>
          </table:table-cell>
          <table:table-cell office:value-type="float" office:value="18.9670531947145" calcext:value-type="float">
            <text:p>18.9670531947145</text:p>
          </table:table-cell>
          <table:table-cell office:value-type="float" office:value="15.6034203753938" calcext:value-type="float">
            <text:p>15.6034203753938</text:p>
          </table:table-cell>
          <table:table-cell office:value-type="float" office:value="34.3996535378094" calcext:value-type="float">
            <text:p>34.3996535378094</text:p>
          </table:table-cell>
          <table:table-cell office:value-type="float" office:value="6.47969804870843" calcext:value-type="float">
            <text:p>6.47969804870843</text:p>
          </table:table-cell>
          <table:table-cell office:value-type="float" office:value="92685.7813626237" calcext:value-type="float">
            <text:p>92685.7813626237</text:p>
          </table:table-cell>
          <table:table-cell office:value-type="float" office:value="308.811838379129" calcext:value-type="float">
            <text:p>308.811838379129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160.325708847252" calcext:value-type="float">
            <text:p>160.325708847252</text:p>
          </table:table-cell>
          <table:table-cell office:value-type="float" office:value="526.002981782321" calcext:value-type="float">
            <text:p>526.002981782321</text:p>
          </table:table-cell>
          <table:table-cell office:value-type="float" office:value="1849.4514544206" calcext:value-type="float">
            <text:p>1849.4514544206</text:p>
          </table:table-cell>
          <table:table-cell office:value-type="float" office:value="0.0231389077594085" calcext:value-type="float">
            <text:p>0.0231389077594085</text:p>
          </table:table-cell>
          <table:table-cell office:value-type="float" office:value="1.31636110011264" calcext:value-type="float">
            <text:p>1.31636110011264</text:p>
          </table:table-cell>
          <table:table-cell office:value-type="float" office:value="0.285241207654376" calcext:value-type="float">
            <text:p>0.285241207654376</text:p>
          </table:table-cell>
          <table:table-cell office:value-type="float" office:value="0.216689112662049" calcext:value-type="float">
            <text:p>0.216689112662049</text:p>
          </table:table-cell>
          <table:table-cell office:value-type="float" office:value="0.06855233073463" calcext:value-type="float">
            <text:p>0.06855233073463</text:p>
          </table:table-cell>
          <table:table-cell office:value-type="float" office:value="-141.327184740764" calcext:value-type="float">
            <text:p>-141.327184740764</text:p>
          </table:table-cell>
          <table:table-cell office:value-type="float" office:value="1798.46450806946" calcext:value-type="float">
            <text:p>1798.46450806946</text:p>
          </table:table-cell>
          <table:table-cell office:value-type="float" office:value="14.1168030614956" calcext:value-type="float">
            <text:p>14.1168030614956</text:p>
          </table:table-cell>
          <table:table-cell office:value-type="float" office:value="0.0211885210821144" calcext:value-type="float">
            <text:p>0.0211885210821144</text:p>
          </table:table-cell>
          <table:table-cell office:value-type="float" office:value="1.31857572987246" calcext:value-type="float">
            <text:p>1.31857572987246</text:p>
          </table:table-cell>
          <table:table-cell office:value-type="float" office:value="0.283734997859701" calcext:value-type="float">
            <text:p>0.283734997859701</text:p>
          </table:table-cell>
          <table:table-cell office:value-type="float" office:value="0.21518288018988" calcext:value-type="float">
            <text:p>0.21518288018988</text:p>
          </table:table-cell>
          <table:table-cell office:value-type="float" office:value="1.97152512097284" calcext:value-type="float">
            <text:p>1.97152512097284</text:p>
          </table:table-cell>
          <table:table-cell office:value-type="float" office:value="1" calcext:value-type="float">
            <text:p>1</text:p>
          </table:table-cell>
          <table:table-cell office:value-type="float" office:value="852.241813126032" calcext:value-type="float">
            <text:p>852.241813126032</text:p>
          </table:table-cell>
          <table:table-cell office:value-type="float" office:value="2017.45797665874" calcext:value-type="float">
            <text:p>2017.45797665874</text:p>
          </table:table-cell>
          <table:table-cell office:value-type="float" office:value="0.422433489562688" calcext:value-type="float">
            <text:p>0.422433489562688</text:p>
          </table:table-cell>
          <table:table-cell office:value-type="float" office:value="113.916868270601" calcext:value-type="float">
            <text:p>113.916868270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3.349536924259" calcext:value-type="float">
            <text:p>623.349536924259</text:p>
          </table:table-cell>
          <table:table-cell office:value-type="float" office:value="0.0664025595558252" calcext:value-type="float">
            <text:p>0.0664025595558252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0.240729248418016" calcext:value-type="float">
            <text:p>0.240729248418016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1.67253087743266" calcext:value-type="float">
            <text:p>1.6725308774326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3.4416161961389" calcext:value-type="float">
            <text:p>13.4416161961389</text:p>
          </table:table-cell>
          <table:table-cell office:value-type="float" office:value="600.384165557677" calcext:value-type="float">
            <text:p>600.384165557677</text:p>
          </table:table-cell>
          <table:table-cell office:value-type="float" office:value="0.060433498784132" calcext:value-type="float">
            <text:p>0.060433498784132</text:p>
          </table:table-cell>
          <table:table-cell office:value-type="float" office:value="1.39876896411909" calcext:value-type="float">
            <text:p>1.39876896411909</text:p>
          </table:table-cell>
          <table:table-cell office:value-type="float" office:value="0.240491965070877" calcext:value-type="float">
            <text:p>0.240491965070877</text:p>
          </table:table-cell>
          <table:table-cell office:value-type="float" office:value="0.171931155070456" calcext:value-type="float">
            <text:p>0.171931155070456</text:p>
          </table:table-cell>
          <table:table-cell office:value-type="float" office:value="1.67253087743266" calcext:value-type="float">
            <text:p>1.67253087743266</text:p>
          </table:table-cell>
          <table:table-cell office:value-type="float" office:value="1" calcext:value-type="float">
            <text:p>1</text:p>
          </table:table-cell>
          <table:table-cell office:value-type="float" office:value="1200.64687109765" calcext:value-type="float">
            <text:p>1200.64687109765</text:p>
          </table:table-cell>
          <table:table-cell office:value-type="float" office:value="0.438099656480543" calcext:value-type="float">
            <text:p>0.438099656480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8109014485536" calcext:value-type="float">
            <text:p>-23.8109014485536</text:p>
          </table:table-cell>
          <table:table-cell office:value-type="float" office:value="1010.67335417657" calcext:value-type="float">
            <text:p>1010.67335417657</text:p>
          </table:table-cell>
          <table:table-cell office:value-type="float" office:value="15.3000419560445" calcext:value-type="float">
            <text:p>15.3000419560445</text:p>
          </table:table-cell>
          <table:table-cell office:value-type="float" office:value="0.0408611174975089" calcext:value-type="float">
            <text:p>0.0408611174975089</text:p>
          </table:table-cell>
          <table:table-cell office:value-type="float" office:value="1.3750772315283" calcext:value-type="float">
            <text:p>1.3750772315283</text:p>
          </table:table-cell>
          <table:table-cell office:value-type="float" office:value="0.251342818467467" calcext:value-type="float">
            <text:p>0.251342818467467</text:p>
          </table:table-cell>
          <table:table-cell office:value-type="float" office:value="0.182784505711193" calcext:value-type="float">
            <text:p>0.182784505711193</text:p>
          </table:table-cell>
          <table:table-cell office:value-type="float" office:value="1.79912986466979" calcext:value-type="float">
            <text:p>1.79912986466979</text:p>
          </table:table-cell>
          <table:table-cell office:value-type="float" office:value="0.0685582915215262" calcext:value-type="float">
            <text:p>0.0685582915215262</text:p>
          </table:table-cell>
          <table:table-cell office:value-type="float" office:value="-35.3730500138706" calcext:value-type="float">
            <text:p>-35.3730500138706</text:p>
          </table:table-cell>
          <table:table-cell office:value-type="float" office:value="964.53911598736" calcext:value-type="float">
            <text:p>964.53911598736</text:p>
          </table:table-cell>
          <table:table-cell office:value-type="float" office:value="12.8979036062228" calcext:value-type="float">
            <text:p>12.8979036062228</text:p>
          </table:table-cell>
          <table:table-cell office:value-type="float" office:value="0.036093393065011" calcext:value-type="float">
            <text:p>0.036093393065011</text:p>
          </table:table-cell>
          <table:table-cell office:value-type="float" office:value="1.37792522264611" calcext:value-type="float">
            <text:p>1.37792522264611</text:p>
          </table:table-cell>
          <table:table-cell office:value-type="float" office:value="0.249965436036396" calcext:value-type="float">
            <text:p>0.249965436036396</text:p>
          </table:table-cell>
          <table:table-cell office:value-type="float" office:value="0.181407109054394" calcext:value-type="float">
            <text:p>0.181407109054394</text:p>
          </table:table-cell>
          <table:table-cell office:value-type="float" office:value="1.79912986466979" calcext:value-type="float">
            <text:p>1.79912986466979</text:p>
          </table:table-cell>
          <table:table-cell office:value-type="float" office:value="1" calcext:value-type="float">
            <text:p>1</text:p>
          </table:table-cell>
          <table:table-cell office:value-type="float" office:value="760.894006276793" calcext:value-type="float">
            <text:p>760.894006276793</text:p>
          </table:table-cell>
          <table:table-cell office:value-type="float" office:value="1510.4022905176" calcext:value-type="float">
            <text:p>1510.4022905176</text:p>
          </table:table-cell>
          <table:table-cell office:value-type="float" office:value="0.503769102479341" calcext:value-type="float">
            <text:p>0.503769102479341</text:p>
          </table:table-cell>
          <table:table-cell office:value-type="float" office:value="255.273233050068" calcext:value-type="float">
            <text:p>255.273233050068</text:p>
          </table:table-cell>
          <table:table-cell office:value-type="float" office:value="1" calcext:value-type="float">
            <text:p>1</text:p>
          </table:table-cell>
          <table:table-cell office:value-type="float" office:value="48.6849424387413" calcext:value-type="float">
            <text:p>48.6849424387413</text:p>
          </table:table-cell>
          <table:table-cell office:value-type="float" office:value="0" calcext:value-type="float">
            <text:p>0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136.643343924053" calcext:value-type="float">
            <text:p>136.643343924053</text:p>
          </table:table-cell>
          <table:table-cell office:value-type="float" office:value="1169.73132713766" calcext:value-type="float">
            <text:p>1169.73132713766</text:p>
          </table:table-cell>
          <table:table-cell office:value-type="float" office:value="1" calcext:value-type="float">
            <text:p>1</text:p>
          </table:table-cell>
          <table:table-cell office:value-type="float" office:value="5921.4676740686" calcext:value-type="float">
            <text:p>5921.4676740686</text:p>
          </table:table-cell>
          <table:table-cell office:value-type="float" office:value="0.349450928571713" calcext:value-type="float">
            <text:p>0.349450928571713</text:p>
          </table:table-cell>
          <table:table-cell office:value-type="float" office:value="1.92969153497918" calcext:value-type="float">
            <text:p>1.92969153497918</text:p>
          </table:table-cell>
          <table:table-cell office:value-type="float" office:value="18.9670531947146" calcext:value-type="float">
            <text:p>18.9670531947146</text:p>
          </table:table-cell>
          <table:table-cell office:value-type="float" office:value="623.34953692426" calcext:value-type="float">
            <text:p>623.34953692426</text:p>
          </table:table-cell>
          <table:table-cell office:value-type="float" office:value="15.5015675165205" calcext:value-type="float">
            <text:p>15.5015675165205</text:p>
          </table:table-cell>
          <table:table-cell office:value-type="float" office:value="0.0671207515979229" calcext:value-type="float">
            <text:p>0.0671207515979229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0.240729248418016" calcext:value-type="float">
            <text:p>0.240729248418016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3.2790538684403" calcext:value-type="float">
            <text:p>13.2790538684403</text:p>
          </table:table-cell>
          <table:table-cell office:value-type="float" office:value="599.708171305383" calcext:value-type="float">
            <text:p>599.708171305383</text:p>
          </table:table-cell>
          <table:table-cell office:value-type="float" office:value="13.5347431130547" calcext:value-type="float">
            <text:p>13.5347431130547</text:p>
          </table:table-cell>
          <table:table-cell office:value-type="float" office:value="0.0609148090198727" calcext:value-type="float">
            <text:p>0.0609148090198727</text:p>
          </table:table-cell>
          <table:table-cell office:value-type="float" office:value="1.39878411261578" calcext:value-type="float">
            <text:p>1.39878411261578</text:p>
          </table:table-cell>
          <table:table-cell office:value-type="float" office:value="0.240485434202995" calcext:value-type="float">
            <text:p>0.240485434202995</text:p>
          </table:table-cell>
          <table:table-cell office:value-type="float" office:value="0.1719246241367" calcext:value-type="float">
            <text:p>0.1719246241367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1" calcext:value-type="float">
            <text:p>1</text:p>
          </table:table-cell>
          <table:table-cell office:value-type="float" office:value="533.68458465894" calcext:value-type="float">
            <text:p>533.68458465894</text:p>
          </table:table-cell>
          <table:table-cell office:value-type="float" office:value="1199.97725260455" calcext:value-type="float">
            <text:p>1199.97725260455</text:p>
          </table:table-cell>
          <table:table-cell office:value-type="float" office:value="0.444745584552187" calcext:value-type="float">
            <text:p>0.444745584552187</text:p>
          </table:table-cell>
          <table:table-cell office:value-type="float" office:value="214.102178269984" calcext:value-type="float">
            <text:p>214.102178269984</text:p>
          </table:table-cell>
          <table:table-cell office:value-type="float" office:value="1" calcext:value-type="float">
            <text:p>1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0" calcext:value-type="float">
            <text:p>0</text:p>
          </table:table-cell>
          <table:table-cell office:value-type="float" office:value="18.9670531947145" calcext:value-type="float">
            <text:p>18.9670531947145</text:p>
          </table:table-cell>
          <table:table-cell office:value-type="float" office:value="623.34953692426" calcext:value-type="float">
            <text:p>623.34953692426</text:p>
          </table:table-cell>
          <table:table-cell office:value-type="float" office:value="15.5015675165205" calcext:value-type="float">
            <text:p>15.5015675165205</text:p>
          </table:table-cell>
          <table:table-cell office:value-type="float" office:value="0.067120751597923" calcext:value-type="float">
            <text:p>0.067120751597923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0.240729248418017" calcext:value-type="float">
            <text:p>0.240729248418017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6.3867335706621" calcext:value-type="float">
            <text:p>16.3867335706621</text:p>
          </table:table-cell>
          <table:table-cell office:value-type="float" office:value="612.627786444546" calcext:value-type="float">
            <text:p>612.627786444546</text:p>
          </table:table-cell>
          <table:table-cell office:value-type="float" office:value="14.5856715140758" calcext:value-type="float">
            <text:p>14.5856715140758</text:p>
          </table:table-cell>
          <table:table-cell office:value-type="float" office:value="0.0642602740900207" calcext:value-type="float">
            <text:p>0.0642602740900207</text:p>
          </table:table-cell>
          <table:table-cell office:value-type="float" office:value="1.39848443573902" calcext:value-type="float">
            <text:p>1.39848443573902</text:p>
          </table:table-cell>
          <table:table-cell office:value-type="float" office:value="0.240614724340826" calcext:value-type="float">
            <text:p>0.240614724340826</text:p>
          </table:table-cell>
          <table:table-cell office:value-type="float" office:value="0.172053915508745" calcext:value-type="float">
            <text:p>0.172053915508745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1" calcext:value-type="float">
            <text:p>1</text:p>
          </table:table-cell>
          <table:table-cell office:value-type="float" office:value="359.452611354442" calcext:value-type="float">
            <text:p>359.452611354442</text:p>
          </table:table-cell>
          <table:table-cell office:value-type="float" office:value="1212.70410830833" calcext:value-type="float">
            <text:p>1212.70410830833</text:p>
          </table:table-cell>
          <table:table-cell office:value-type="float" office:value="0.296405865941909" calcext:value-type="float">
            <text:p>0.296405865941909</text:p>
          </table:table-cell>
          <table:table-cell office:value-type="float" office:value="86.8783099041836" calcext:value-type="float">
            <text:p>86.8783099041836</text:p>
          </table:table-cell>
          <table:table-cell office:value-type="float" office:value="1" calcext:value-type="float">
            <text:p>1</text:p>
          </table:table-cell>
          <table:table-cell office:value-type="float" office:value="13.9358379723603" calcext:value-type="float">
            <text:p>13.9358379723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3.854" calcext:value-type="float">
            <text:p>393.854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0.000736627" calcext:value-type="float">
            <text:p>0.000736627</text:p>
          </table:table-cell>
          <table:table-cell office:value-type="float" office:value="-0.0000000286789336077308" calcext:value-type="float">
            <text:p>-2.86789336077308E-08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0.239638920716353" calcext:value-type="float">
            <text:p>0.239638920716353</text:p>
          </table:table-cell>
          <table:table-cell office:value-type="float" office:value="0.17103219823805" calcext:value-type="float">
            <text:p>0.17103219823805</text:p>
          </table:table-cell>
          <table:table-cell office:value-type="float" office:value="0.000379600856924545" calcext:value-type="float">
            <text:p>0.000379600856924545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377.22221447192" calcext:value-type="float">
            <text:p>377.22221447192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0.8" calcext:value-type="float">
            <text:p>0.8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743559642352" calcext:value-type="float">
            <text:p>0.239743559642352</text:p>
          </table:table-cell>
          <table:table-cell office:value-type="float" office:value="0.17113684721245" calcext:value-type="float">
            <text:p>0.17113684721245</text:p>
          </table:table-cell>
          <table:table-cell office:value-type="float" office:value="0.000512961171690678" calcext:value-type="float">
            <text:p>0.000512961171690678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81.9003155472291" calcext:value-type="float">
            <text:p>-81.9003155472291</text:p>
          </table:table-cell>
          <table:table-cell office:value-type="float" office:value="1.97284449724882" calcext:value-type="float">
            <text:p>1.97284449724882</text:p>
          </table:table-cell>
          <table:table-cell office:value-type="float" office:value="1.31952024963501" calcext:value-type="float">
            <text:p>1.31952024963501</text:p>
          </table:table-cell>
          <table:table-cell office:value-type="float" office:value="0.283288422718245" calcext:value-type="float">
            <text:p>0.283288422718245</text:p>
          </table:table-cell>
          <table:table-cell office:value-type="float" office:value="0.214690417632933" calcext:value-type="float">
            <text:p>0.214690417632933</text:p>
          </table:table-cell>
          <table:table-cell office:value-type="float" office:value="0.000327052480062471" calcext:value-type="float">
            <text:p>0.000327052480062471</text:p>
          </table:table-cell>
          <table:table-cell office:value-type="float" office:value="287.014930396452" calcext:value-type="float">
            <text:p>287.014930396452</text:p>
          </table:table-cell>
          <table:table-cell office:value-type="float" office:value="1777.31204719729" calcext:value-type="float">
            <text:p>1777.31204719729</text:p>
          </table:table-cell>
          <table:table-cell office:value-type="float" office:value="13.4429360342685" calcext:value-type="float">
            <text:p>13.4429360342685</text:p>
          </table:table-cell>
          <table:table-cell office:value-type="float" office:value="-147.321977751336" calcext:value-type="float">
            <text:p>-147.321977751336</text:p>
          </table:table-cell>
          <table:table-cell office:value-type="float" office:value="1.97152512097284" calcext:value-type="float">
            <text:p>1.97152512097284</text:p>
          </table:table-cell>
          <table:table-cell office:value-type="float" office:value="1.31952024963501" calcext:value-type="float">
            <text:p>1.31952024963501</text:p>
          </table:table-cell>
          <table:table-cell office:value-type="float" office:value="0.283098968341725" calcext:value-type="float">
            <text:p>0.283098968341725</text:p>
          </table:table-cell>
          <table:table-cell office:value-type="float" office:value="0.214546839442102" calcext:value-type="float">
            <text:p>0.214546839442102</text:p>
          </table:table-cell>
          <table:table-cell office:value-type="float" office:value="0.0204172193316702" calcext:value-type="float">
            <text:p>0.0204172193316702</text:p>
          </table:table-cell>
          <table:table-cell office:value-type="float" office:value="0.068552338396019" calcext:value-type="float">
            <text:p>0.068552338396019</text:p>
          </table:table-cell>
          <table:table-cell office:value-type="float" office:value="99.443396123752" calcext:value-type="float">
            <text:p>99.443396123752</text:p>
          </table:table-cell>
          <table:table-cell office:value-type="float" office:value="14.285288900932" calcext:value-type="float">
            <text:p>14.285288900932</text:p>
          </table:table-cell>
          <table:table-cell office:value-type="float" office:value="1013.16219940659" calcext:value-type="float">
            <text:p>1013.16219940659</text:p>
          </table:table-cell>
          <table:table-cell office:value-type="float" office:value="2006.27703217049" calcext:value-type="float">
            <text:p>2006.27703217049</text:p>
          </table:table-cell>
          <table:table-cell office:value-type="float" office:value="0.504996161128607" calcext:value-type="float">
            <text:p>0.504996161128607</text:p>
          </table:table-cell>
          <table:table-cell table:number-columns-repeated="4"/>
          <table:table-cell office:value-type="float" office:value="25.9414254806008" calcext:value-type="float">
            <text:p>25.9414254806008</text:p>
          </table:table-cell>
          <table:table-cell office:value-type="float" office:value="5921.4676740686" calcext:value-type="float">
            <text:p>5921.4676740686</text:p>
          </table:table-cell>
          <table:table-cell office:value-type="float" office:value="4751.73634693094" calcext:value-type="float">
            <text:p>4751.73634693094</text:p>
          </table:table-cell>
          <table:table-cell office:value-type="float" office:value="1.72671888121117" calcext:value-type="float">
            <text:p>1.72671888121117</text:p>
          </table:table-cell>
          <table:table-cell office:value-type="float" office:value="8204.91286878321" calcext:value-type="float">
            <text:p>8204.91286878321</text:p>
          </table:table-cell>
          <table:table-cell office:value-type="float" office:value="2.27914246355089" calcext:value-type="float">
            <text:p>2.27914246355089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788845" calcext:value-type="float">
            <text:p>5.27265258788845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0.243368683888704" calcext:value-type="float">
            <text:p>0.243368683888704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987.395581776271" calcext:value-type="float">
            <text:p>987.395581776271</text:p>
          </table:table-cell>
          <table:table-cell office:value-type="float" office:value="0.0345199733116098" calcext:value-type="float">
            <text:p>0.0345199733116098</text:p>
          </table:table-cell>
          <table:table-cell office:value-type="float" office:value="987.395581776271" calcext:value-type="float">
            <text:p>987.395581776271</text:p>
          </table:table-cell>
          <table:table-cell office:value-type="float" office:value="-342670.920249607" calcext:value-type="float">
            <text:p>-342670.920249607</text:p>
          </table:table-cell>
          <table:table-cell office:value-type="float" office:value="1.31952024963501" calcext:value-type="float">
            <text:p>1.31952024963501</text:p>
          </table:table-cell>
          <table:table-cell office:value-type="float" office:value="0.327052480062471" calcext:value-type="float">
            <text:p>0.327052480062471</text:p>
          </table:table-cell>
          <table:table-cell office:value-type="float" office:value="287.014930396452" calcext:value-type="float">
            <text:p>287.014930396452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6.47969804870843" calcext:value-type="float">
            <text:p>6.47969804870843</text:p>
          </table:table-cell>
          <table:table-cell office:value-type="float" office:value="-294988.544488057" calcext:value-type="float">
            <text:p>-294988.544488057</text:p>
          </table:table-cell>
          <table:table-cell office:value-type="float" office:value="1.31636110011264" calcext:value-type="float">
            <text:p>1.31636110011264</text:p>
          </table:table-cell>
          <table:table-cell office:value-type="float" office:value="1.09304635174608" calcext:value-type="float">
            <text:p>1.09304635174608</text:p>
          </table:table-cell>
          <table:table-cell office:value-type="float" office:value="0.5" calcext:value-type="float">
            <text:p>0.5</text:p>
          </table:table-cell>
          <table:table-cell office:value-type="float" office:value="0.926857813626237" calcext:value-type="float">
            <text:p>0.926857813626237</text:p>
          </table:table-cell>
          <table:table-cell office:value-type="float" office:value="308.811838379129" calcext:value-type="float">
            <text:p>308.811838379129</text:p>
          </table:table-cell>
          <table:table-cell office:value-type="float" office:value="611.513239405565" calcext:value-type="float">
            <text:p>611.513239405565</text:p>
          </table:table-cell>
          <table:table-cell office:value-type="float" office:value="0.504996161128607" calcext:value-type="float">
            <text:p>0.504996161128607</text:p>
          </table:table-cell>
        </table:table-row>
        <table:table-row table:style-name="ro1">
          <table:table-cell office:value-type="string" calcext:value-type="string">
            <text:p>OD_35K_080M_T4_2900</text:p>
          </table:table-cell>
          <table:table-cell table:number-columns-repeated="2" office:value-type="float" office:value="-23.8208762959894" calcext:value-type="float">
            <text:p>-23.8208762959894</text:p>
          </table:table-cell>
          <table:table-cell office:value-type="float" office:value="978.881789122872" calcext:value-type="float">
            <text:p>978.881789122872</text:p>
          </table:table-cell>
          <table:table-cell office:value-type="float" office:value="14.2279096799976" calcext:value-type="float">
            <text:p>14.2279096799976</text:p>
          </table:table-cell>
          <table:table-cell office:value-type="float" office:value="0.0392318129737099" calcext:value-type="float">
            <text:p>0.0392318129737099</text:p>
          </table:table-cell>
          <table:table-cell office:value-type="float" office:value="1.37732961250648" calcext:value-type="float">
            <text:p>1.37732961250648</text:p>
          </table:table-cell>
          <table:table-cell office:value-type="float" office:value="0.250252285972148" calcext:value-type="float">
            <text:p>0.250252285972148</text:p>
          </table:table-cell>
          <table:table-cell office:value-type="float" office:value="0.181693821361084" calcext:value-type="float">
            <text:p>0.181693821361084</text:p>
          </table:table-cell>
          <table:table-cell office:value-type="float" office:value="1.79571466174205" calcext:value-type="float">
            <text:p>1.79571466174205</text:p>
          </table:table-cell>
          <table:table-cell office:value-type="float" office:value="0.0685584346056936" calcext:value-type="float">
            <text:p>0.0685584346056936</text:p>
          </table:table-cell>
          <table:table-cell office:value-type="float" office:value="-31.665663131309" calcext:value-type="float">
            <text:p>-31.665663131309</text:p>
          </table:table-cell>
          <table:table-cell office:value-type="float" office:value="947.472770370438" calcext:value-type="float">
            <text:p>947.472770370438</text:p>
          </table:table-cell>
          <table:table-cell office:value-type="float" office:value="12.6340659913331" calcext:value-type="float">
            <text:p>12.6340659913331</text:p>
          </table:table-cell>
          <table:table-cell office:value-type="float" office:value="0.035991829942633" calcext:value-type="float">
            <text:p>0.035991829942633</text:p>
          </table:table-cell>
          <table:table-cell office:value-type="float" office:value="1.37923510269539" calcext:value-type="float">
            <text:p>1.37923510269539</text:p>
          </table:table-cell>
          <table:table-cell office:value-type="float" office:value="0.249339388474056" calcext:value-type="float">
            <text:p>0.249339388474056</text:p>
          </table:table-cell>
          <table:table-cell office:value-type="float" office:value="0.180780915048809" calcext:value-type="float">
            <text:p>0.180780915048809</text:p>
          </table:table-cell>
          <table:table-cell office:value-type="float" office:value="1.79571466174205" calcext:value-type="float">
            <text:p>1.79571466174205</text:p>
          </table:table-cell>
          <table:table-cell office:value-type="float" office:value="1" calcext:value-type="float">
            <text:p>1</text:p>
          </table:table-cell>
          <table:table-cell office:value-type="float" office:value="626.751618168275" calcext:value-type="float">
            <text:p>626.751618168275</text:p>
          </table:table-cell>
          <table:table-cell office:value-type="float" office:value="1497.69320718467" calcext:value-type="float">
            <text:p>1497.69320718467</text:p>
          </table:table-cell>
          <table:table-cell office:value-type="float" office:value="0.418477973433844" calcext:value-type="float">
            <text:p>0.418477973433844</text:p>
          </table:table-cell>
          <table:table-cell office:value-type="float" office:value="291.99737051925" calcext:value-type="float">
            <text:p>291.99737051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.7420727798118" calcext:value-type="float">
            <text:p>45.7420727798118</text:p>
          </table:table-cell>
          <table:table-cell office:value-type="float" office:value="0" calcext:value-type="float">
            <text:p>0</text:p>
          </table:table-cell>
          <table:table-cell office:value-type="float" office:value="12.3060090826634" calcext:value-type="float">
            <text:p>12.3060090826634</text:p>
          </table:table-cell>
          <table:table-cell office:value-type="float" office:value="124.804272586697" calcext:value-type="float">
            <text:p>124.804272586697</text:p>
          </table:table-cell>
          <table:table-cell office:value-type="float" office:value="1190.39636142186" calcext:value-type="float">
            <text:p>1190.39636142186</text:p>
          </table:table-cell>
          <table:table-cell office:value-type="float" office:value="158.797158584184" calcext:value-type="float">
            <text:p>158.797158584184</text:p>
          </table:table-cell>
          <table:table-cell office:value-type="float" office:value="0.282976802581571" calcext:value-type="float">
            <text:p>0.282976802581571</text:p>
          </table:table-cell>
          <table:table-cell office:value-type="float" office:value="1.3687109876168" calcext:value-type="float">
            <text:p>1.3687109876168</text:p>
          </table:table-cell>
          <table:table-cell office:value-type="float" office:value="0.25450679714815" calcext:value-type="float">
            <text:p>0.25450679714815</text:p>
          </table:table-cell>
          <table:table-cell office:value-type="float" office:value="0.185946308589186" calcext:value-type="float">
            <text:p>0.185946308589186</text:p>
          </table:table-cell>
          <table:table-cell office:value-type="float" office:value="1.68783918532675" calcext:value-type="float">
            <text:p>1.68783918532675</text:p>
          </table:table-cell>
          <table:table-cell office:value-type="float" office:value="0.0685607323472425" calcext:value-type="float">
            <text:p>0.0685607323472425</text:p>
          </table:table-cell>
          <table:table-cell office:value-type="float" office:value="155.414552323556" calcext:value-type="float">
            <text:p>155.414552323556</text:p>
          </table:table-cell>
          <table:table-cell office:value-type="float" office:value="1177.09430296483" calcext:value-type="float">
            <text:p>1177.09430296483</text:p>
          </table:table-cell>
          <table:table-cell office:value-type="float" office:value="119.7094162712" calcext:value-type="float">
            <text:p>119.7094162712</text:p>
          </table:table-cell>
          <table:table-cell office:value-type="float" office:value="0.274492205120827" calcext:value-type="float">
            <text:p>0.274492205120827</text:p>
          </table:table-cell>
          <table:table-cell office:value-type="float" office:value="1.36955681085798" calcext:value-type="float">
            <text:p>1.36955681085798</text:p>
          </table:table-cell>
          <table:table-cell office:value-type="float" office:value="0.254081305878688" calcext:value-type="float">
            <text:p>0.254081305878688</text:p>
          </table:table-cell>
          <table:table-cell office:value-type="float" office:value="0.185520794665954" calcext:value-type="float">
            <text:p>0.185520794665954</text:p>
          </table:table-cell>
          <table:table-cell office:value-type="float" office:value="1.68783918532675" calcext:value-type="float">
            <text:p>1.68783918532675</text:p>
          </table:table-cell>
          <table:table-cell office:value-type="float" office:value="1" calcext:value-type="float">
            <text:p>1</text:p>
          </table:table-cell>
          <table:table-cell office:value-type="float" office:value="411.557589160971" calcext:value-type="float">
            <text:p>411.557589160971</text:p>
          </table:table-cell>
          <table:table-cell office:value-type="float" office:value="1663.50180805527" calcext:value-type="float">
            <text:p>1663.50180805527</text:p>
          </table:table-cell>
          <table:table-cell office:value-type="float" office:value="0.24740435337555" calcext:value-type="float">
            <text:p>0.24740435337555</text:p>
          </table:table-cell>
          <table:table-cell office:value-type="float" office:value="15.6862485712527" calcext:value-type="float">
            <text:p>15.6862485712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8.797158584184" calcext:value-type="float">
            <text:p>158.797158584184</text:p>
          </table:table-cell>
          <table:table-cell office:value-type="float" office:value="1190.39636142186" calcext:value-type="float">
            <text:p>1190.39636142186</text:p>
          </table:table-cell>
          <table:table-cell office:value-type="float" office:value="124.804272586697" calcext:value-type="float">
            <text:p>124.804272586697</text:p>
          </table:table-cell>
          <table:table-cell office:value-type="float" office:value="0.282976802581571" calcext:value-type="float">
            <text:p>0.282976802581571</text:p>
          </table:table-cell>
          <table:table-cell office:value-type="float" office:value="1.3687109876168" calcext:value-type="float">
            <text:p>1.3687109876168</text:p>
          </table:table-cell>
          <table:table-cell office:value-type="float" office:value="0.25450679714815" calcext:value-type="float">
            <text:p>0.25450679714815</text:p>
          </table:table-cell>
          <table:table-cell office:value-type="float" office:value="0.185946308589186" calcext:value-type="float">
            <text:p>0.185946308589186</text:p>
          </table:table-cell>
          <table:table-cell office:value-type="float" office:value="1.68783918532675" calcext:value-type="float">
            <text:p>1.68783918532675</text:p>
          </table:table-cell>
          <table:table-cell office:value-type="float" office:value="0.0685607323472425" calcext:value-type="float">
            <text:p>0.0685607323472425</text:p>
          </table:table-cell>
          <table:table-cell office:value-type="float" office:value="153.713780761816" calcext:value-type="float">
            <text:p>153.713780761816</text:p>
          </table:table-cell>
          <table:table-cell office:value-type="float" office:value="1170.3976219742" calcext:value-type="float">
            <text:p>1170.3976219742</text:p>
          </table:table-cell>
          <table:table-cell office:value-type="float" office:value="117.205934259724" calcext:value-type="float">
            <text:p>117.205934259724</text:p>
          </table:table-cell>
          <table:table-cell office:value-type="float" office:value="0.270289469272259" calcext:value-type="float">
            <text:p>0.270289469272259</text:p>
          </table:table-cell>
          <table:table-cell office:value-type="float" office:value="1.36998317841309" calcext:value-type="float">
            <text:p>1.36998317841309</text:p>
          </table:table-cell>
          <table:table-cell office:value-type="float" office:value="0.253867557055383" calcext:value-type="float">
            <text:p>0.253867557055383</text:p>
          </table:table-cell>
          <table:table-cell office:value-type="float" office:value="0.185307034952353" calcext:value-type="float">
            <text:p>0.185307034952353</text:p>
          </table:table-cell>
          <table:table-cell office:value-type="float" office:value="1.68783918532675" calcext:value-type="float">
            <text:p>1.68783918532675</text:p>
          </table:table-cell>
          <table:table-cell office:value-type="float" office:value="1" calcext:value-type="float">
            <text:p>1</text:p>
          </table:table-cell>
          <table:table-cell office:value-type="float" office:value="504.523134551312" calcext:value-type="float">
            <text:p>504.523134551312</text:p>
          </table:table-cell>
          <table:table-cell office:value-type="float" office:value="1659.02128426554" calcext:value-type="float">
            <text:p>1659.02128426554</text:p>
          </table:table-cell>
          <table:table-cell office:value-type="float" office:value="0.30410889802096" calcext:value-type="float">
            <text:p>0.30410889802096</text:p>
          </table:table-cell>
          <table:table-cell office:value-type="float" office:value="12.1213650794374" calcext:value-type="float">
            <text:p>12.1213650794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4788729881813" calcext:value-type="float">
            <text:p>11.4788729881813</text:p>
          </table:table-cell>
          <table:table-cell office:value-type="float" office:value="0" calcext:value-type="float">
            <text:p>0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14.598607005633" calcext:value-type="float">
            <text:p>14.598607005633</text:p>
          </table:table-cell>
          <table:table-cell office:value-type="float" office:value="0.0643721247357989" calcext:value-type="float">
            <text:p>0.0643721247357989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0.240609315618056" calcext:value-type="float">
            <text:p>0.240609315618056</text:p>
          </table:table-cell>
          <table:table-cell office:value-type="float" office:value="0.172048506737093" calcext:value-type="float">
            <text:p>0.17204850673709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0.8009050483446" calcext:value-type="float">
            <text:p>10.8009050483446</text:p>
          </table:table-cell>
          <table:table-cell office:value-type="float" office:value="589.400877363339" calcext:value-type="float">
            <text:p>589.400877363339</text:p>
          </table:table-cell>
          <table:table-cell office:value-type="float" office:value="12.7859010509668" calcext:value-type="float">
            <text:p>12.7859010509668</text:p>
          </table:table-cell>
          <table:table-cell office:value-type="float" office:value="0.0585508759999597" calcext:value-type="float">
            <text:p>0.0585508759999597</text:p>
          </table:table-cell>
          <table:table-cell office:value-type="float" office:value="1.39900787858282" calcext:value-type="float">
            <text:p>1.39900787858282</text:p>
          </table:table-cell>
          <table:table-cell office:value-type="float" office:value="0.240389021449428" calcext:value-type="float">
            <text:p>0.240389021449428</text:p>
          </table:table-cell>
          <table:table-cell office:value-type="float" office:value="0.171828210360302" calcext:value-type="float">
            <text:p>0.171828210360302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1" calcext:value-type="float">
            <text:p>1</text:p>
          </table:table-cell>
          <table:table-cell office:value-type="float" office:value="522.888987655185" calcext:value-type="float">
            <text:p>522.888987655185</text:p>
          </table:table-cell>
          <table:table-cell office:value-type="float" office:value="1189.71559350704" calcext:value-type="float">
            <text:p>1189.71559350704</text:p>
          </table:table-cell>
          <table:table-cell office:value-type="float" office:value="0.439507551644183" calcext:value-type="float">
            <text:p>0.439507551644183</text:p>
          </table:table-cell>
          <table:table-cell office:value-type="float" office:value="152.719348844736" calcext:value-type="float">
            <text:p>152.719348844736</text:p>
          </table:table-cell>
          <table:table-cell office:value-type="float" office:value="1" calcext:value-type="float">
            <text:p>1</text:p>
          </table:table-cell>
          <table:table-cell office:value-type="float" office:value="32.4694150048125" calcext:value-type="float">
            <text:p>32.4694150048125</text:p>
          </table:table-cell>
          <table:table-cell office:value-type="float" office:value="0" calcext:value-type="float">
            <text:p>0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5.21101896444184" calcext:value-type="float">
            <text:p>5.21101896444184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316487919490807" calcext:value-type="float">
            <text:p>0.031648791949080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-24.3443223712781" calcext:value-type="float">
            <text:p>-24.3443223712781</text:p>
          </table:table-cell>
          <table:table-cell office:value-type="float" office:value="442.896343779172" calcext:value-type="float">
            <text:p>442.896343779172</text:p>
          </table:table-cell>
          <table:table-cell office:value-type="float" office:value="5.14949159219803" calcext:value-type="float">
            <text:p>5.14949159219803</text:p>
          </table:table-cell>
          <table:table-cell office:value-type="float" office:value="0.0313816008520828" calcext:value-type="float">
            <text:p>0.0313816008520828</text:p>
          </table:table-cell>
          <table:table-cell office:value-type="float" office:value="1.40089753490713" calcext:value-type="float">
            <text:p>1.40089753490713</text:p>
          </table:table-cell>
          <table:table-cell office:value-type="float" office:value="0.239579166621621" calcext:value-type="float">
            <text:p>0.239579166621621</text:p>
          </table:table-cell>
          <table:table-cell office:value-type="float" office:value="0.171018335933909" calcext:value-type="float">
            <text:p>0.171018335933909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1" calcext:value-type="float">
            <text:p>1</text:p>
          </table:table-cell>
          <table:table-cell office:value-type="float" office:value="134.500545654194" calcext:value-type="float">
            <text:p>134.500545654194</text:p>
          </table:table-cell>
          <table:table-cell office:value-type="float" office:value="1032.00527665635" calcext:value-type="float">
            <text:p>1032.00527665635</text:p>
          </table:table-cell>
          <table:table-cell office:value-type="float" office:value="0.130329319720119" calcext:value-type="float">
            <text:p>0.130329319720119</text:p>
          </table:table-cell>
          <table:table-cell office:value-type="float" office:value="1550.0031000062" calcext:value-type="float">
            <text:p>1550.0031000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999999" calcext:value-type="float">
            <text:p>3.45802999999999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0.238422775625006" calcext:value-type="float">
            <text:p>0.238422775625006</text:p>
          </table:table-cell>
          <table:table-cell office:value-type="float" office:value="3.45802999631634" calcext:value-type="float">
            <text:p>3.45802999631634</text:p>
          </table:table-cell>
          <table:table-cell table:number-columns-repeated="3" office:value-type="float" office:value="218.807777777778" calcext:value-type="float">
            <text:p>218.807777777778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218.807777777778" calcext:value-type="float">
            <text:p>218.807777777778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83945.6929397142" calcext:value-type="float">
            <text:p>-83945.6929397142</text:p>
          </table:table-cell>
          <table:table-cell table:number-columns-repeated="2" office:value-type="float" office:value="1.40113336434217" calcext:value-type="float">
            <text:p>1.40113336434217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0236977073307561" calcext:value-type="float">
            <text:p>0.0236977073307561</text:p>
          </table:table-cell>
          <table:table-cell office:value-type="float" office:value="0.379600856924544" calcext:value-type="float">
            <text:p>0.37960085692454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54.5686519542" calcext:value-type="float">
            <text:p>354.5686519542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20.6079577686334" calcext:value-type="float">
            <text:p>20.6079577686334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973.273844526046" calcext:value-type="float">
            <text:p>973.27384452604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-55784.5674076995" calcext:value-type="float">
            <text:p>-55784.567407699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363536598846956" calcext:value-type="float">
            <text:p>0.363536598846956</text:p>
          </table:table-cell>
          <table:table-cell table:number-columns-repeated="2" office:value-type="float" office:value="0.363536598846956" calcext:value-type="float">
            <text:p>0.363536598846956</text:p>
          </table:table-cell>
          <table:table-cell office:value-type="float" office:value="5.27265258227179" calcext:value-type="float">
            <text:p>5.27265258227179</text:p>
          </table:table-cell>
          <table:table-cell table:number-columns-repeated="3" office:value-type="float" office:value="246.891334480212" calcext:value-type="float">
            <text:p>246.891334480212</text:p>
          </table:table-cell>
          <table:table-cell office:value-type="float" office:value="444.404402064381" calcext:value-type="float">
            <text:p>444.404402064381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2.9633548820209" calcext:value-type="float">
            <text:p>12.9633548820209</text:p>
          </table:table-cell>
          <table:table-cell office:value-type="float" office:value="46.2234156555574" calcext:value-type="float">
            <text:p>46.2234156555574</text:p>
          </table:table-cell>
          <table:table-cell office:value-type="float" office:value="26.4698672736121" calcext:value-type="float">
            <text:p>26.4698672736121</text:p>
          </table:table-cell>
          <table:table-cell office:value-type="float" office:value="736.228486226419" calcext:value-type="float">
            <text:p>736.228486226419</text:p>
          </table:table-cell>
          <table:table-cell office:value-type="float" office:value="1.67529293020549" calcext:value-type="float">
            <text:p>1.67529293020549</text:p>
          </table:table-cell>
          <table:table-cell office:value-type="float" office:value="0.0685607537609877" calcext:value-type="float">
            <text:p>0.0685607537609877</text:p>
          </table:table-cell>
          <table:table-cell office:value-type="float" office:value="0.0970402671034903" calcext:value-type="float">
            <text:p>0.0970402671034903</text:p>
          </table:table-cell>
          <table:table-cell office:value-type="float" office:value="1.39452722723812" calcext:value-type="float">
            <text:p>1.39452722723812</text:p>
          </table:table-cell>
          <table:table-cell office:value-type="float" office:value="0.242340423794163" calcext:value-type="float">
            <text:p>0.242340423794163</text:p>
          </table:table-cell>
          <table:table-cell office:value-type="float" office:value="0.173779627542104" calcext:value-type="float">
            <text:p>0.173779627542104</text:p>
          </table:table-cell>
          <table:table-cell office:value-type="float" office:value="42.0678228706016" calcext:value-type="float">
            <text:p>42.0678228706016</text:p>
          </table:table-cell>
          <table:table-cell office:value-type="float" office:value="719.069813816846" calcext:value-type="float">
            <text:p>719.069813816846</text:p>
          </table:table-cell>
          <table:table-cell office:value-type="float" office:value="24.3542210299039" calcext:value-type="float">
            <text:p>24.3542210299039</text:p>
          </table:table-cell>
          <table:table-cell office:value-type="float" office:value="0.0914146965543296" calcext:value-type="float">
            <text:p>0.0914146965543296</text:p>
          </table:table-cell>
          <table:table-cell office:value-type="float" office:value="1.39519223669364" calcext:value-type="float">
            <text:p>1.39519223669364</text:p>
          </table:table-cell>
          <table:table-cell office:value-type="float" office:value="0.242048004724858" calcext:value-type="float">
            <text:p>0.242048004724858</text:p>
          </table:table-cell>
          <table:table-cell office:value-type="float" office:value="0.173487206146219" calcext:value-type="float">
            <text:p>0.173487206146219</text:p>
          </table:table-cell>
          <table:table-cell office:value-type="float" office:value="1.67529293020549" calcext:value-type="float">
            <text:p>1.67529293020549</text:p>
          </table:table-cell>
          <table:table-cell office:value-type="float" office:value="1" calcext:value-type="float">
            <text:p>1</text:p>
          </table:table-cell>
          <table:table-cell office:value-type="float" office:value="456.164392776491" calcext:value-type="float">
            <text:p>456.164392776491</text:p>
          </table:table-cell>
          <table:table-cell office:value-type="float" office:value="1312.29126748622" calcext:value-type="float">
            <text:p>1312.29126748622</text:p>
          </table:table-cell>
          <table:table-cell office:value-type="float" office:value="0.347609104837149" calcext:value-type="float">
            <text:p>0.347609104837149</text:p>
          </table:table-cell>
          <table:table-cell office:value-type="float" office:value="44.7654029711486" calcext:value-type="float">
            <text:p>44.765402971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7881758811597" calcext:value-type="float">
            <text:p>11.7881758811597</text:p>
          </table:table-cell>
          <table:table-cell office:value-type="float" office:value="0" calcext:value-type="float">
            <text:p>0</text:p>
          </table:table-cell>
          <table:table-cell office:value-type="float" office:value="118.064841867016" calcext:value-type="float">
            <text:p>118.064841867016</text:p>
          </table:table-cell>
          <table:table-cell office:value-type="float" office:value="2900" calcext:value-type="float">
            <text:p>2900</text:p>
          </table:table-cell>
          <table:table-cell office:value-type="float" office:value="1.96951901021204" calcext:value-type="float">
            <text:p>1.96951901021204</text:p>
          </table:table-cell>
          <table:table-cell office:value-type="float" office:value="0.0685526749279169" calcext:value-type="float">
            <text:p>0.0685526749279169</text:p>
          </table:table-cell>
          <table:table-cell office:value-type="float" office:value="154.630574963274" calcext:value-type="float">
            <text:p>154.630574963274</text:p>
          </table:table-cell>
          <table:table-cell office:value-type="float" office:value="0.109897194732321" calcext:value-type="float">
            <text:p>0.109897194732321</text:p>
          </table:table-cell>
          <table:table-cell office:value-type="float" office:value="1.28100844266254" calcext:value-type="float">
            <text:p>1.28100844266254</text:p>
          </table:table-cell>
          <table:table-cell office:value-type="float" office:value="0.312641652294827" calcext:value-type="float">
            <text:p>0.312641652294827</text:p>
          </table:table-cell>
          <table:table-cell office:value-type="float" office:value="0.244056881376137" calcext:value-type="float">
            <text:p>0.244056881376137</text:p>
          </table:table-cell>
          <table:table-cell office:value-type="float" office:value="153.305803261741" calcext:value-type="float">
            <text:p>153.305803261741</text:p>
          </table:table-cell>
          <table:table-cell office:value-type="float" office:value="2895.76089322696" calcext:value-type="float">
            <text:p>2895.76089322696</text:p>
          </table:table-cell>
          <table:table-cell office:value-type="float" office:value="117.280131058635" calcext:value-type="float">
            <text:p>117.280131058635</text:p>
          </table:table-cell>
          <table:table-cell office:value-type="float" office:value="0.109326610522848" calcext:value-type="float">
            <text:p>0.109326610522848</text:p>
          </table:table-cell>
          <table:table-cell office:value-type="float" office:value="1.28112710316228" calcext:value-type="float">
            <text:p>1.28112710316228</text:p>
          </table:table-cell>
          <table:table-cell office:value-type="float" office:value="0.312536253302847" calcext:value-type="float">
            <text:p>0.312536253302847</text:p>
          </table:table-cell>
          <table:table-cell office:value-type="float" office:value="0.243952035540427" calcext:value-type="float">
            <text:p>0.243952035540427</text:p>
          </table:table-cell>
          <table:table-cell office:value-type="float" office:value="1.96951901021204" calcext:value-type="float">
            <text:p>1.96951901021204</text:p>
          </table:table-cell>
          <table:table-cell office:value-type="float" office:value="1" calcext:value-type="float">
            <text:p>1</text:p>
          </table:table-cell>
          <table:table-cell office:value-type="float" office:value="257.558218013011" calcext:value-type="float">
            <text:p>257.558218013011</text:p>
          </table:table-cell>
          <table:table-cell office:value-type="float" office:value="2523.3616112072" calcext:value-type="float">
            <text:p>2523.3616112072</text:p>
          </table:table-cell>
          <table:table-cell office:value-type="float" office:value="0.102069484163149" calcext:value-type="float">
            <text:p>0.102069484163149</text:p>
          </table:table-cell>
          <table:table-cell office:value-type="float" office:value="60.284797110192" calcext:value-type="float">
            <text:p>60.284797110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1571686375923" calcext:value-type="float">
            <text:p>42.1571686375923</text:p>
          </table:table-cell>
          <table:table-cell office:value-type="float" office:value="2429.64668547553" calcext:value-type="float">
            <text:p>2429.64668547553</text:p>
          </table:table-cell>
          <table:table-cell office:value-type="float" office:value="57.5677823343653" calcext:value-type="float">
            <text:p>57.5677823343653</text:p>
          </table:table-cell>
          <table:table-cell office:value-type="float" office:value="0.0639591688513889" calcext:value-type="float">
            <text:p>0.0639591688513889</text:p>
          </table:table-cell>
          <table:table-cell office:value-type="float" office:value="1.29573161500506" calcext:value-type="float">
            <text:p>1.29573161500506</text:p>
          </table:table-cell>
          <table:table-cell office:value-type="float" office:value="0.300368473119983" calcext:value-type="float">
            <text:p>0.300368473119983</text:p>
          </table:table-cell>
          <table:table-cell office:value-type="float" office:value="0.231813341870523" calcext:value-type="float">
            <text:p>0.231813341870523</text:p>
          </table:table-cell>
          <table:table-cell office:value-type="float" office:value="1.96302980272828" calcext:value-type="float">
            <text:p>1.96302980272828</text:p>
          </table:table-cell>
          <table:table-cell office:value-type="float" office:value="0.0685522927732699" calcext:value-type="float">
            <text:p>0.0685522927732699</text:p>
          </table:table-cell>
          <table:table-cell office:value-type="float" office:value="28.1050312342936" calcext:value-type="float">
            <text:p>28.1050312342936</text:p>
          </table:table-cell>
          <table:table-cell office:value-type="float" office:value="2382.77374402449" calcext:value-type="float">
            <text:p>2382.77374402449</text:p>
          </table:table-cell>
          <table:table-cell office:value-type="float" office:value="52.8665726029334" calcext:value-type="float">
            <text:p>52.8665726029334</text:p>
          </table:table-cell>
          <table:table-cell office:value-type="float" office:value="0.0598914563366063" calcext:value-type="float">
            <text:p>0.0598914563366063</text:p>
          </table:table-cell>
          <table:table-cell office:value-type="float" office:value="1.29718054327264" calcext:value-type="float">
            <text:p>1.29718054327264</text:p>
          </table:table-cell>
          <table:table-cell office:value-type="float" office:value="0.299234928252248" calcext:value-type="float">
            <text:p>0.299234928252248</text:p>
          </table:table-cell>
          <table:table-cell office:value-type="float" office:value="0.230680621103626" calcext:value-type="float">
            <text:p>0.230680621103626</text:p>
          </table:table-cell>
          <table:table-cell office:value-type="float" office:value="1.96302980272828" calcext:value-type="float">
            <text:p>1.96302980272828</text:p>
          </table:table-cell>
          <table:table-cell office:value-type="float" office:value="1" calcext:value-type="float">
            <text:p>1</text:p>
          </table:table-cell>
          <table:table-cell office:value-type="float" office:value="838.834114052365" calcext:value-type="float">
            <text:p>838.834114052365</text:p>
          </table:table-cell>
          <table:table-cell office:value-type="float" office:value="2303.25730193998" calcext:value-type="float">
            <text:p>2303.25730193998</text:p>
          </table:table-cell>
          <table:table-cell office:value-type="float" office:value="0.364194705188098" calcext:value-type="float">
            <text:p>0.364194705188098</text:p>
          </table:table-cell>
          <table:table-cell office:value-type="float" office:value="36.1592596042974" calcext:value-type="float">
            <text:p>36.1592596042974</text:p>
          </table:table-cell>
          <table:table-cell office:value-type="float" office:value="1" calcext:value-type="float">
            <text:p>1</text:p>
          </table:table-cell>
          <table:table-cell office:value-type="float" office:value="12.6153119756418" calcext:value-type="float">
            <text:p>12.6153119756418</text:p>
          </table:table-cell>
          <table:table-cell office:value-type="float" office:value="0" calcext:value-type="float">
            <text:p>0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4" calcext:value-type="float">
            <text:p>3.45802999631634</text:p>
          </table:table-cell>
          <table:table-cell office:value-type="float" office:value="0.0236977073307561" calcext:value-type="float">
            <text:p>0.0236977073307561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" calcext:value-type="float">
            <text:p>1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0.8" calcext:value-type="float">
            <text:p>0.8</text:p>
          </table:table-cell>
          <table:table-cell office:value-type="float" office:value="354.5686519542" calcext:value-type="float">
            <text:p>354.5686519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0.0319910966835952" calcext:value-type="float">
            <text:p>0.0319910966835952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0.0249147840695" calcext:value-type="float">
            <text:p>-30.0249147840695</text:p>
          </table:table-cell>
          <table:table-cell office:value-type="float" office:value="419.180865423561" calcext:value-type="float">
            <text:p>419.180865423561</text:p>
          </table:table-cell>
          <table:table-cell office:value-type="float" office:value="4.29471792001642" calcext:value-type="float">
            <text:p>4.29471792001642</text:p>
          </table:table-cell>
          <table:table-cell office:value-type="float" office:value="0.027653240475655" calcext:value-type="float">
            <text:p>0.027653240475655</text:p>
          </table:table-cell>
          <table:table-cell office:value-type="float" office:value="1.40102852398359" calcext:value-type="float">
            <text:p>1.40102852398359</text:p>
          </table:table-cell>
          <table:table-cell office:value-type="float" office:value="0.23952332194651" calcext:value-type="float">
            <text:p>0.23952332194651</text:p>
          </table:table-cell>
          <table:table-cell office:value-type="float" office:value="0.170962486814973" calcext:value-type="float">
            <text:p>0.170962486814973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1" calcext:value-type="float">
            <text:p>1</text:p>
          </table:table-cell>
          <table:table-cell office:value-type="float" office:value="550.035217996824" calcext:value-type="float">
            <text:p>550.035217996824</text:p>
          </table:table-cell>
          <table:table-cell office:value-type="float" office:value="1004.04204224381" calcext:value-type="float">
            <text:p>1004.04204224381</text:p>
          </table:table-cell>
          <table:table-cell office:value-type="float" office:value="0.5478209027658" calcext:value-type="float">
            <text:p>0.5478209027658</text:p>
          </table:table-cell>
          <table:table-cell office:value-type="float" office:value="430.125488863975" calcext:value-type="float">
            <text:p>430.125488863975</text:p>
          </table:table-cell>
          <table:table-cell office:value-type="float" office:value="1" calcext:value-type="float">
            <text:p>1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0" calcext:value-type="float">
            <text:p>0</text:p>
          </table:table-cell>
          <table:table-cell office:value-type="float" office:value="12.9633548820209" calcext:value-type="float">
            <text:p>12.9633548820209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14.5285336920059" calcext:value-type="float">
            <text:p>14.5285336920059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1.67185729243211" calcext:value-type="float">
            <text:p>1.6718572924321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640631385370671" calcext:value-type="float">
            <text:p>0.0640631385370671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0.240609315618055" calcext:value-type="float">
            <text:p>0.240609315618055</text:p>
          </table:table-cell>
          <table:table-cell office:value-type="float" office:value="0.172048506737092" calcext:value-type="float">
            <text:p>0.172048506737092</text:p>
          </table:table-cell>
          <table:table-cell office:value-type="float" office:value="13.8176973274681" calcext:value-type="float">
            <text:p>13.8176973274681</text:p>
          </table:table-cell>
          <table:table-cell office:value-type="float" office:value="601.94797907083" calcext:value-type="float">
            <text:p>601.94797907083</text:p>
          </table:table-cell>
          <table:table-cell office:value-type="float" office:value="13.7000977370955" calcext:value-type="float">
            <text:p>13.7000977370955</text:p>
          </table:table-cell>
          <table:table-cell office:value-type="float" office:value="0.0614295792412155" calcext:value-type="float">
            <text:p>0.0614295792412155</text:p>
          </table:table-cell>
          <table:table-cell office:value-type="float" office:value="1.39873369610985" calcext:value-type="float">
            <text:p>1.39873369610985</text:p>
          </table:table-cell>
          <table:table-cell office:value-type="float" office:value="0.240507171854667" calcext:value-type="float">
            <text:p>0.240507171854667</text:p>
          </table:table-cell>
          <table:table-cell office:value-type="float" office:value="0.171946362006077" calcext:value-type="float">
            <text:p>0.171946362006077</text:p>
          </table:table-cell>
          <table:table-cell office:value-type="float" office:value="1.67185729243211" calcext:value-type="float">
            <text:p>1.67185729243211</text:p>
          </table:table-cell>
          <table:table-cell office:value-type="float" office:value="1" calcext:value-type="float">
            <text:p>1</text:p>
          </table:table-cell>
          <table:table-cell office:value-type="float" office:value="349.786946439203" calcext:value-type="float">
            <text:p>349.786946439203</text:p>
          </table:table-cell>
          <table:table-cell office:value-type="float" office:value="1202.1943534295" calcext:value-type="float">
            <text:p>1202.1943534295</text:p>
          </table:table-cell>
          <table:table-cell office:value-type="float" office:value="0.290957069829322" calcext:value-type="float">
            <text:p>0.290957069829322</text:p>
          </table:table-cell>
          <table:table-cell office:value-type="float" office:value="86.875789352011" calcext:value-type="float">
            <text:p>86.87578935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2234156555574" calcext:value-type="float">
            <text:p>46.2234156555574</text:p>
          </table:table-cell>
          <table:table-cell office:value-type="float" office:value="736.228486153996" calcext:value-type="float">
            <text:p>736.228486153996</text:p>
          </table:table-cell>
          <table:table-cell office:value-type="float" office:value="26.7399406744238" calcext:value-type="float">
            <text:p>26.7399406744238</text:p>
          </table:table-cell>
          <table:table-cell office:value-type="float" office:value="0.0980303738910432" calcext:value-type="float">
            <text:p>0.0980303738910432</text:p>
          </table:table-cell>
          <table:table-cell office:value-type="float" office:value="1.39452722649087" calcext:value-type="float">
            <text:p>1.39452722649087</text:p>
          </table:table-cell>
          <table:table-cell office:value-type="float" office:value="0.242340424027247" calcext:value-type="float">
            <text:p>0.242340424027247</text:p>
          </table:table-cell>
          <table:table-cell office:value-type="float" office:value="0.173779627800836" calcext:value-type="float">
            <text:p>0.173779627800836</text:p>
          </table:table-cell>
          <table:table-cell office:value-type="float" office:value="1.67459694595518" calcext:value-type="float">
            <text:p>1.67459694595518</text:p>
          </table:table-cell>
          <table:table-cell office:value-type="float" office:value="0.0685607537597813" calcext:value-type="float">
            <text:p>0.0685607537597813</text:p>
          </table:table-cell>
          <table:table-cell office:value-type="float" office:value="43.135748803648" calcext:value-type="float">
            <text:p>43.135748803648</text:p>
          </table:table-cell>
          <table:table-cell office:value-type="float" office:value="723.481310559188" calcext:value-type="float">
            <text:p>723.481310559188</text:p>
          </table:table-cell>
          <table:table-cell office:value-type="float" office:value="25.1397975887442" calcext:value-type="float">
            <text:p>25.1397975887442</text:p>
          </table:table-cell>
          <table:table-cell office:value-type="float" office:value="0.0937880047134568" calcext:value-type="float">
            <text:p>0.0937880047134568</text:p>
          </table:table-cell>
          <table:table-cell office:value-type="float" office:value="1.39502467825307" calcext:value-type="float">
            <text:p>1.39502467825307</text:p>
          </table:table-cell>
          <table:table-cell office:value-type="float" office:value="0.242121590960871" calcext:value-type="float">
            <text:p>0.242121590960871</text:p>
          </table:table-cell>
          <table:table-cell office:value-type="float" office:value="0.173560792984695" calcext:value-type="float">
            <text:p>0.173560792984695</text:p>
          </table:table-cell>
          <table:table-cell office:value-type="float" office:value="1.67459694595518" calcext:value-type="float">
            <text:p>1.67459694595518</text:p>
          </table:table-cell>
          <table:table-cell office:value-type="float" office:value="1" calcext:value-type="float">
            <text:p>1</text:p>
          </table:table-cell>
          <table:table-cell office:value-type="float" office:value="393.205974531694" calcext:value-type="float">
            <text:p>393.205974531694</text:p>
          </table:table-cell>
          <table:table-cell office:value-type="float" office:value="1316.23152389515" calcext:value-type="float">
            <text:p>1316.23152389515</text:p>
          </table:table-cell>
          <table:table-cell office:value-type="float" office:value="0.298736177787378" calcext:value-type="float">
            <text:p>0.298736177787378</text:p>
          </table:table-cell>
          <table:table-cell office:value-type="float" office:value="50.6188760514909" calcext:value-type="float">
            <text:p>50.6188760514909</text:p>
          </table:table-cell>
          <table:table-cell office:value-type="float" office:value="1" calcext:value-type="float">
            <text:p>1</text:p>
          </table:table-cell>
          <table:table-cell office:value-type="float" office:value="12.9633548820209" calcext:value-type="float">
            <text:p>12.9633548820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6153119756418" calcext:value-type="float">
            <text:p>12.6153119756418</text:p>
          </table:table-cell>
          <table:table-cell office:value-type="float" office:value="0" calcext:value-type="float">
            <text:p>0</text:p>
          </table:table-cell>
          <table:table-cell office:value-type="float" office:value="57.27418664446" calcext:value-type="float">
            <text:p>57.27418664446</text:p>
          </table:table-cell>
          <table:table-cell office:value-type="float" office:value="2429.64662402076" calcext:value-type="float">
            <text:p>2429.64662402076</text:p>
          </table:table-cell>
          <table:table-cell office:value-type="float" office:value="1.96338031397358" calcext:value-type="float">
            <text:p>1.96338031397358</text:p>
          </table:table-cell>
          <table:table-cell office:value-type="float" office:value="0.0685522934675402" calcext:value-type="float">
            <text:p>0.0685522934675402</text:p>
          </table:table-cell>
          <table:table-cell office:value-type="float" office:value="42.1571686375923" calcext:value-type="float">
            <text:p>42.1571686375923</text:p>
          </table:table-cell>
          <table:table-cell office:value-type="float" office:value="0.0636329780553112" calcext:value-type="float">
            <text:p>0.0636329780553112</text:p>
          </table:table-cell>
          <table:table-cell office:value-type="float" office:value="1.29573148352066" calcext:value-type="float">
            <text:p>1.29573148352066</text:p>
          </table:table-cell>
          <table:table-cell office:value-type="float" office:value="0.300368621233186" calcext:value-type="float">
            <text:p>0.300368621233186</text:p>
          </table:table-cell>
          <table:table-cell office:value-type="float" office:value="0.231813480392714" calcext:value-type="float">
            <text:p>0.231813480392714</text:p>
          </table:table-cell>
          <table:table-cell office:value-type="float" office:value="32.2075010709516" calcext:value-type="float">
            <text:p>32.2075010709516</text:p>
          </table:table-cell>
          <table:table-cell office:value-type="float" office:value="2396.47639179536" calcext:value-type="float">
            <text:p>2396.47639179536</text:p>
          </table:table-cell>
          <table:table-cell office:value-type="float" office:value="53.9307961716949" calcext:value-type="float">
            <text:p>53.9307961716949</text:p>
          </table:table-cell>
          <table:table-cell office:value-type="float" office:value="0.0607477469227356" calcext:value-type="float">
            <text:p>0.0607477469227356</text:p>
          </table:table-cell>
          <table:table-cell office:value-type="float" office:value="1.29675436216435" calcext:value-type="float">
            <text:p>1.29675436216435</text:p>
          </table:table-cell>
          <table:table-cell office:value-type="float" office:value="0.299567146906341" calcext:value-type="float">
            <text:p>0.299567146906341</text:p>
          </table:table-cell>
          <table:table-cell office:value-type="float" office:value="0.231012610290533" calcext:value-type="float">
            <text:p>0.231012610290533</text:p>
          </table:table-cell>
          <table:table-cell office:value-type="float" office:value="1.96338031397358" calcext:value-type="float">
            <text:p>1.96338031397358</text:p>
          </table:table-cell>
          <table:table-cell office:value-type="float" office:value="1" calcext:value-type="float">
            <text:p>1</text:p>
          </table:table-cell>
          <table:table-cell office:value-type="float" office:value="705.844728570214" calcext:value-type="float">
            <text:p>705.844728570214</text:p>
          </table:table-cell>
          <table:table-cell office:value-type="float" office:value="2309.49108379124" calcext:value-type="float">
            <text:p>2309.49108379124</text:p>
          </table:table-cell>
          <table:table-cell office:value-type="float" office:value="0.305627821438265" calcext:value-type="float">
            <text:p>0.305627821438265</text:p>
          </table:table-cell>
          <table:table-cell office:value-type="float" office:value="42.3663584674915" calcext:value-type="float">
            <text:p>42.366358467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1.874994602502" calcext:value-type="float">
            <text:p>-121.874994602502</text:p>
          </table:table-cell>
          <table:table-cell office:value-type="float" office:value="1790.11849031483" calcext:value-type="float">
            <text:p>1790.11849031483</text:p>
          </table:table-cell>
          <table:table-cell office:value-type="float" office:value="14.9783809050812" calcext:value-type="float">
            <text:p>14.9783809050812</text:p>
          </table:table-cell>
          <table:table-cell office:value-type="float" office:value="0.022586386040549" calcext:value-type="float">
            <text:p>0.022586386040549</text:p>
          </table:table-cell>
          <table:table-cell office:value-type="float" office:value="1.31972076249771" calcext:value-type="float">
            <text:p>1.31972076249771</text:p>
          </table:table-cell>
          <table:table-cell office:value-type="float" office:value="0.282965900605887" calcext:value-type="float">
            <text:p>0.282965900605887</text:p>
          </table:table-cell>
          <table:table-cell office:value-type="float" office:value="0.214413405866345" calcext:value-type="float">
            <text:p>0.214413405866345</text:p>
          </table:table-cell>
          <table:table-cell office:value-type="float" office:value="1.96530914791807" calcext:value-type="float">
            <text:p>1.96530914791807</text:p>
          </table:table-cell>
          <table:table-cell office:value-type="float" office:value="0.0685527317903878" calcext:value-type="float">
            <text:p>0.0685527317903878</text:p>
          </table:table-cell>
          <table:table-cell office:value-type="float" office:value="-133.349113693221" calcext:value-type="float">
            <text:p>-133.349113693221</text:p>
          </table:table-cell>
          <table:table-cell office:value-type="float" office:value="1749.48017885828" calcext:value-type="float">
            <text:p>1749.48017885828</text:p>
          </table:table-cell>
          <table:table-cell office:value-type="float" office:value="13.6266955428577" calcext:value-type="float">
            <text:p>13.6266955428577</text:p>
          </table:table-cell>
          <table:table-cell office:value-type="float" office:value="0.021025442924086" calcext:value-type="float">
            <text:p>0.021025442924086</text:p>
          </table:table-cell>
          <table:table-cell office:value-type="float" office:value="1.32155391761034" calcext:value-type="float">
            <text:p>1.32155391761034</text:p>
          </table:table-cell>
          <table:table-cell office:value-type="float" office:value="0.281743684078708" calcext:value-type="float">
            <text:p>0.281743684078708</text:p>
          </table:table-cell>
          <table:table-cell office:value-type="float" office:value="0.21319116350325" calcext:value-type="float">
            <text:p>0.21319116350325</text:p>
          </table:table-cell>
          <table:table-cell office:value-type="float" office:value="1.96530914791807" calcext:value-type="float">
            <text:p>1.96530914791807</text:p>
          </table:table-cell>
          <table:table-cell office:value-type="float" office:value="1" calcext:value-type="float">
            <text:p>1</text:p>
          </table:table-cell>
          <table:table-cell office:value-type="float" office:value="757.991903845079" calcext:value-type="float">
            <text:p>757.991903845079</text:p>
          </table:table-cell>
          <table:table-cell office:value-type="float" office:value="1992.04546210462" calcext:value-type="float">
            <text:p>1992.04546210462</text:p>
          </table:table-cell>
          <table:table-cell office:value-type="float" office:value="0.380509339904448" calcext:value-type="float">
            <text:p>0.380509339904448</text:p>
          </table:table-cell>
          <table:table-cell office:value-type="float" office:value="119.925259891294" calcext:value-type="float">
            <text:p>119.925259891294</text:p>
          </table:table-cell>
          <table:table-cell office:value-type="float" office:value="1" calcext:value-type="float">
            <text:p>1</text:p>
          </table:table-cell>
          <table:table-cell office:value-type="float" office:value="13.2726577749994" calcext:value-type="float">
            <text:p>13.2726577749994</text:p>
          </table:table-cell>
          <table:table-cell office:value-type="float" office:value="0" calcext:value-type="float">
            <text:p>0</text:p>
          </table:table-cell>
          <table:table-cell office:value-type="float" office:value="2.18560990878906" calcext:value-type="float">
            <text:p>2.18560990878906</text:p>
          </table:table-cell>
          <table:table-cell office:value-type="float" office:value="47.5752321232248" calcext:value-type="float">
            <text:p>47.5752321232248</text:p>
          </table:table-cell>
          <table:table-cell office:value-type="float" office:value="-22.903015047574" calcext:value-type="float">
            <text:p>-22.903015047574</text:p>
          </table:table-cell>
          <table:table-cell office:value-type="float" office:value="3400" calcext:value-type="float">
            <text:p>3400</text:p>
          </table:table-cell>
          <table:table-cell office:value-type="float" office:value="13.4596025572778" calcext:value-type="float">
            <text:p>13.4596025572778</text:p>
          </table:table-cell>
          <table:table-cell office:value-type="float" office:value="0.01068334383895" calcext:value-type="float">
            <text:p>0.01068334383895</text:p>
          </table:table-cell>
          <table:table-cell office:value-type="float" office:value="1.25208961234746" calcext:value-type="float">
            <text:p>1.25208961234746</text:p>
          </table:table-cell>
          <table:table-cell office:value-type="float" office:value="0.343658796909989" calcext:value-type="float">
            <text:p>0.343658796909989</text:p>
          </table:table-cell>
          <table:table-cell office:value-type="float" office:value="0.27443197581394" calcext:value-type="float">
            <text:p>0.27443197581394</text:p>
          </table:table-cell>
          <table:table-cell office:value-type="float" office:value="0.0685700605790828" calcext:value-type="float">
            <text:p>0.0685700605790828</text:p>
          </table:table-cell>
          <table:table-cell office:value-type="float" office:value="-24.4350285001001" calcext:value-type="float">
            <text:p>-24.4350285001001</text:p>
          </table:table-cell>
          <table:table-cell office:value-type="float" office:value="3395.51897141046" calcext:value-type="float">
            <text:p>3395.51897141046</text:p>
          </table:table-cell>
          <table:table-cell office:value-type="float" office:value="13.3713876877452" calcext:value-type="float">
            <text:p>13.3713876877452</text:p>
          </table:table-cell>
          <table:table-cell office:value-type="float" office:value="0.010627389221549" calcext:value-type="float">
            <text:p>0.010627389221549</text:p>
          </table:table-cell>
          <table:table-cell office:value-type="float" office:value="1.25227396398345" calcext:value-type="float">
            <text:p>1.25227396398345</text:p>
          </table:table-cell>
          <table:table-cell office:value-type="float" office:value="0.343411140006406" calcext:value-type="float">
            <text:p>0.343411140006406</text:p>
          </table:table-cell>
          <table:table-cell office:value-type="float" office:value="0.274194428848253" calcext:value-type="float">
            <text:p>0.274194428848253</text:p>
          </table:table-cell>
          <table:table-cell office:value-type="float" office:value="2.18560990878906" calcext:value-type="float">
            <text:p>2.18560990878906</text:p>
          </table:table-cell>
          <table:table-cell office:value-type="float" office:value="1" calcext:value-type="float">
            <text:p>1</text:p>
          </table:table-cell>
          <table:table-cell office:value-type="float" office:value="276.972199446021" calcext:value-type="float">
            <text:p>276.972199446021</text:p>
          </table:table-cell>
          <table:table-cell office:value-type="float" office:value="2701.83439137162" calcext:value-type="float">
            <text:p>2701.83439137162</text:p>
          </table:table-cell>
          <table:table-cell office:value-type="float" office:value="0.10251264856593" calcext:value-type="float">
            <text:p>0.10251264856593</text:p>
          </table:table-cell>
          <table:table-cell office:value-type="float" office:value="2327.45150959417" calcext:value-type="float">
            <text:p>2327.45150959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6736232461032" calcext:value-type="float">
            <text:p>1.96736232461032</text:p>
          </table:table-cell>
          <table:table-cell office:value-type="float" office:value="1.96736232461032" calcext:value-type="float">
            <text:p>1.96736232461032</text:p>
          </table:table-cell>
          <table:table-cell table:number-columns-repeated="2" office:value-type="float" office:value="1.96604661463877" calcext:value-type="float">
            <text:p>1.96604661463877</text:p>
          </table:table-cell>
          <table:table-cell table:number-columns-repeated="2" office:value-type="float" office:value="0.874835053903155" calcext:value-type="float">
            <text:p>0.874835053903155</text:p>
          </table:table-cell>
          <table:table-cell office:value-type="float" office:value="12.6884096970006" calcext:value-type="float">
            <text:p>12.6884096970006</text:p>
          </table:table-cell>
          <table:table-cell office:value-type="float" office:value="87483.5053903113" calcext:value-type="float">
            <text:p>87483.5053903113</text:p>
          </table:table-cell>
          <table:table-cell office:value-type="float" office:value="12.688409697" calcext:value-type="float">
            <text:p>12.688409697</text:p>
          </table:table-cell>
          <table:table-cell table:number-columns-repeated="3" office:value-type="float" office:value="957.691135563895" calcext:value-type="float">
            <text:p>957.691135563895</text:p>
          </table:table-cell>
          <table:table-cell office:value-type="float" office:value="1723.84404401501" calcext:value-type="float">
            <text:p>1723.84404401501</text:p>
          </table:table-cell>
          <table:table-cell/>
          <table:table-cell table:number-columns-repeated="2" office:value-type="float" office:value="0.0345201749431313" calcext:value-type="float">
            <text:p>0.0345201749431313</text:p>
          </table:table-cell>
          <table:table-cell office:value-type="float" office:value="-140.561730184873" calcext:value-type="float">
            <text:p>-140.561730184873</text:p>
          </table:table-cell>
          <table:table-cell/>
          <table:table-cell office:value-type="float" office:value="1.32273360067894" calcext:value-type="float">
            <text:p>1.32273360067894</text:p>
          </table:table-cell>
          <table:table-cell/>
          <table:table-cell office:value-type="float" office:value="0.280964505106318" calcext:value-type="float">
            <text:p>0.280964505106318</text:p>
          </table:table-cell>
          <table:table-cell office:value-type="float" office:value="0.212411965982408" calcext:value-type="float">
            <text:p>0.212411965982408</text:p>
          </table:table-cell>
          <table:table-cell office:value-type="float" office:value="0.0198688545503528" calcext:value-type="float">
            <text:p>0.0198688545503528</text:p>
          </table:table-cell>
          <table:table-cell/>
          <table:table-cell office:value-type="float" office:value="0.0685527388109374" calcext:value-type="float">
            <text:p>0.0685527388109374</text:p>
          </table:table-cell>
          <table:table-cell/>
          <table:table-cell office:value-type="float" office:value="99.443396123752" calcext:value-type="float">
            <text:p>99.443396123752</text:p>
          </table:table-cell>
          <table:table-cell office:value-type="float" office:value="13.2726577749994" calcext:value-type="float">
            <text:p>13.2726577749994</text:p>
          </table:table-cell>
          <table:table-cell/>
          <table:table-cell table:number-columns-repeated="2" office:value-type="float" office:value="13.2726577749994" calcext:value-type="float">
            <text:p>13.2726577749994</text:p>
          </table:table-cell>
          <table:table-cell office:value-type="float" office:value="967.323214813054" calcext:value-type="float">
            <text:p>967.323214813054</text:p>
          </table:table-cell>
          <table:table-cell office:value-type="float" office:value="1978.27870896331" calcext:value-type="float">
            <text:p>1978.27870896331</text:p>
          </table:table-cell>
          <table:table-cell office:value-type="float" office:value="0.488972160712364" calcext:value-type="float">
            <text:p>0.488972160712364</text:p>
          </table:table-cell>
          <table:table-cell/>
          <table:table-cell table:number-columns-repeated="2" office:value-type="float" office:value="-121.874994602502" calcext:value-type="float">
            <text:p>-121.874994602502</text:p>
          </table:table-cell>
          <table:table-cell table:number-columns-repeated="2"/>
          <table:table-cell office:value-type="float" office:value="0.100535177591382" calcext:value-type="float">
            <text:p>0.100535177591382</text:p>
          </table:table-cell>
          <table:table-cell office:value-type="float" office:value="155.829836926316" calcext:value-type="float">
            <text:p>155.829836926316</text:p>
          </table:table-cell>
          <table:table-cell office:value-type="float" office:value="14.8181122293969" calcext:value-type="float">
            <text:p>14.8181122293969</text:p>
          </table:table-cell>
          <table:table-cell office:value-type="float" office:value="14.4424019106727" calcext:value-type="float">
            <text:p>14.4424019106727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14.7278789045464" calcext:value-type="float">
            <text:p>14.7278789045464</text:p>
          </table:table-cell>
          <table:table-cell office:value-type="float" office:value="32.4694150048125" calcext:value-type="float">
            <text:p>32.4694150048125</text:p>
          </table:table-cell>
          <table:table-cell office:value-type="float" office:value="6.02037629636088" calcext:value-type="float">
            <text:p>6.02037629636088</text:p>
          </table:table-cell>
          <table:table-cell office:value-type="float" office:value="87483.5053903154" calcext:value-type="float">
            <text:p>87483.5053903154</text:p>
          </table:table-cell>
          <table:table-cell office:value-type="float" office:value="294.840115875019" calcext:value-type="float">
            <text:p>294.840115875019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157.534790430394" calcext:value-type="float">
            <text:p>157.534790430394</text:p>
          </table:table-cell>
          <table:table-cell office:value-type="float" office:value="516.846425296567" calcext:value-type="float">
            <text:p>516.846425296567</text:p>
          </table:table-cell>
          <table:table-cell office:value-type="float" office:value="1790.1184986809" calcext:value-type="float">
            <text:p>1790.1184986809</text:p>
          </table:table-cell>
          <table:table-cell office:value-type="float" office:value="0.0223447115421821" calcext:value-type="float">
            <text:p>0.0223447115421821</text:p>
          </table:table-cell>
          <table:table-cell office:value-type="float" office:value="1.31972077878316" calcext:value-type="float">
            <text:p>1.31972077878316</text:p>
          </table:table-cell>
          <table:table-cell office:value-type="float" office:value="0.282965898965089" calcext:value-type="float">
            <text:p>0.282965898965089</text:p>
          </table:table-cell>
          <table:table-cell office:value-type="float" office:value="0.214413402274141" calcext:value-type="float">
            <text:p>0.214413402274141</text:p>
          </table:table-cell>
          <table:table-cell office:value-type="float" office:value="0.0685527319846074" calcext:value-type="float">
            <text:p>0.0685527319846074</text:p>
          </table:table-cell>
          <table:table-cell office:value-type="float" office:value="-135.170594329089" calcext:value-type="float">
            <text:p>-135.170594329089</text:p>
          </table:table-cell>
          <table:table-cell office:value-type="float" office:value="1743.01270603251" calcext:value-type="float">
            <text:p>1743.01270603251</text:p>
          </table:table-cell>
          <table:table-cell office:value-type="float" office:value="13.2773201174742" calcext:value-type="float">
            <text:p>13.2773201174742</text:p>
          </table:table-cell>
          <table:table-cell office:value-type="float" office:value="0.0205623854174303" calcext:value-type="float">
            <text:p>0.0205623854174303</text:p>
          </table:table-cell>
          <table:table-cell office:value-type="float" office:value="1.32184974921517" calcext:value-type="float">
            <text:p>1.32184974921517</text:p>
          </table:table-cell>
          <table:table-cell office:value-type="float" office:value="0.281547757278908" calcext:value-type="float">
            <text:p>0.281547757278908</text:p>
          </table:table-cell>
          <table:table-cell office:value-type="float" office:value="0.212995230785594" calcext:value-type="float">
            <text:p>0.212995230785594</text:p>
          </table:table-cell>
          <table:table-cell office:value-type="float" office:value="1.96604661463877" calcext:value-type="float">
            <text:p>1.96604661463877</text:p>
          </table:table-cell>
          <table:table-cell office:value-type="float" office:value="1" calcext:value-type="float">
            <text:p>1</text:p>
          </table:table-cell>
          <table:table-cell office:value-type="float" office:value="815.941187753468" calcext:value-type="float">
            <text:p>815.941187753468</text:p>
          </table:table-cell>
          <table:table-cell office:value-type="float" office:value="1988.582507057" calcext:value-type="float">
            <text:p>1988.582507057</text:p>
          </table:table-cell>
          <table:table-cell office:value-type="float" office:value="0.410312966576891" calcext:value-type="float">
            <text:p>0.410312966576891</text:p>
          </table:table-cell>
          <table:table-cell office:value-type="float" office:value="113.916868270601" calcext:value-type="float">
            <text:p>113.916868270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0.0636833430011259" calcext:value-type="float">
            <text:p>0.0636833430011259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0.240609315618056" calcext:value-type="float">
            <text:p>0.240609315618056</text:p>
          </table:table-cell>
          <table:table-cell office:value-type="float" office:value="0.172048506737092" calcext:value-type="float">
            <text:p>0.172048506737092</text:p>
          </table:table-cell>
          <table:table-cell office:value-type="float" office:value="1.67226496148981" calcext:value-type="float">
            <text:p>1.6722649614898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0.9263734011254" calcext:value-type="float">
            <text:p>10.9263734011254</text:p>
          </table:table-cell>
          <table:table-cell office:value-type="float" office:value="589.922833114423" calcext:value-type="float">
            <text:p>589.922833114423</text:p>
          </table:table-cell>
          <table:table-cell office:value-type="float" office:value="0.0580530207827793" calcext:value-type="float">
            <text:p>0.0580530207827793</text:p>
          </table:table-cell>
          <table:table-cell office:value-type="float" office:value="1.39899687123489" calcext:value-type="float">
            <text:p>1.39899687123489</text:p>
          </table:table-cell>
          <table:table-cell office:value-type="float" office:value="0.2403937615849" calcext:value-type="float">
            <text:p>0.2403937615849</text:p>
          </table:table-cell>
          <table:table-cell office:value-type="float" office:value="0.171832950548415" calcext:value-type="float">
            <text:p>0.171832950548415</text:p>
          </table:table-cell>
          <table:table-cell office:value-type="float" office:value="1.67226496148981" calcext:value-type="float">
            <text:p>1.67226496148981</text:p>
          </table:table-cell>
          <table:table-cell office:value-type="float" office:value="1" calcext:value-type="float">
            <text:p>1</text:p>
          </table:table-cell>
          <table:table-cell office:value-type="float" office:value="1190.23758276434" calcext:value-type="float">
            <text:p>1190.23758276434</text:p>
          </table:table-cell>
          <table:table-cell office:value-type="float" office:value="0.434238031785375" calcext:value-type="float">
            <text:p>0.434238031785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8208762959894" calcext:value-type="float">
            <text:p>-23.8208762959894</text:p>
          </table:table-cell>
          <table:table-cell office:value-type="float" office:value="978.881788574361" calcext:value-type="float">
            <text:p>978.881788574361</text:p>
          </table:table-cell>
          <table:table-cell office:value-type="float" office:value="14.38179488527" calcext:value-type="float">
            <text:p>14.38179488527</text:p>
          </table:table-cell>
          <table:table-cell office:value-type="float" office:value="0.0396561336310025" calcext:value-type="float">
            <text:p>0.0396561336310025</text:p>
          </table:table-cell>
          <table:table-cell office:value-type="float" office:value="1.37732960913988" calcext:value-type="float">
            <text:p>1.37732960913988</text:p>
          </table:table-cell>
          <table:table-cell office:value-type="float" office:value="0.2502522869831" calcext:value-type="float">
            <text:p>0.2502522869831</text:p>
          </table:table-cell>
          <table:table-cell office:value-type="float" office:value="0.181693822526552" calcext:value-type="float">
            <text:p>0.181693822526552</text:p>
          </table:table-cell>
          <table:table-cell office:value-type="float" office:value="1.79497713367353" calcext:value-type="float">
            <text:p>1.79497713367353</text:p>
          </table:table-cell>
          <table:table-cell office:value-type="float" office:value="0.0685584345961563" calcext:value-type="float">
            <text:p>0.0685584345961563</text:p>
          </table:table-cell>
          <table:table-cell office:value-type="float" office:value="-34.5352647956997" calcext:value-type="float">
            <text:p>-34.5352647956997</text:p>
          </table:table-cell>
          <table:table-cell office:value-type="float" office:value="935.954884069068" calcext:value-type="float">
            <text:p>935.954884069068</text:p>
          </table:table-cell>
          <table:table-cell office:value-type="float" office:value="12.2155172053825" calcext:value-type="float">
            <text:p>12.2155172053825</text:p>
          </table:table-cell>
          <table:table-cell office:value-type="float" office:value="0.0352277145558279" calcext:value-type="float">
            <text:p>0.0352277145558279</text:p>
          </table:table-cell>
          <table:table-cell office:value-type="float" office:value="1.3799220629095" calcext:value-type="float">
            <text:p>1.3799220629095</text:p>
          </table:table-cell>
          <table:table-cell office:value-type="float" office:value="0.249012518374151" calcext:value-type="float">
            <text:p>0.249012518374151</text:p>
          </table:table-cell>
          <table:table-cell office:value-type="float" office:value="0.180454042137426" calcext:value-type="float">
            <text:p>0.180454042137426</text:p>
          </table:table-cell>
          <table:table-cell office:value-type="float" office:value="1.79497713367353" calcext:value-type="float">
            <text:p>1.79497713367353</text:p>
          </table:table-cell>
          <table:table-cell office:value-type="float" office:value="1" calcext:value-type="float">
            <text:p>1</text:p>
          </table:table-cell>
          <table:table-cell office:value-type="float" office:value="732.467880571465" calcext:value-type="float">
            <text:p>732.467880571465</text:p>
          </table:table-cell>
          <table:table-cell office:value-type="float" office:value="1488.93273245858" calcext:value-type="float">
            <text:p>1488.93273245858</text:p>
          </table:table-cell>
          <table:table-cell office:value-type="float" office:value="0.491941552901446" calcext:value-type="float">
            <text:p>0.491941552901446</text:p>
          </table:table-cell>
          <table:table-cell office:value-type="float" office:value="255.273233050068" calcext:value-type="float">
            <text:p>255.273233050068</text:p>
          </table:table-cell>
          <table:table-cell office:value-type="float" office:value="1" calcext:value-type="float">
            <text:p>1</text:p>
          </table:table-cell>
          <table:table-cell office:value-type="float" office:value="45.7420727798118" calcext:value-type="float">
            <text:p>45.7420727798118</text:p>
          </table:table-cell>
          <table:table-cell office:value-type="float" office:value="0" calcext:value-type="float">
            <text:p>0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124.804272586697" calcext:value-type="float">
            <text:p>124.804272586697</text:p>
          </table:table-cell>
          <table:table-cell office:value-type="float" office:value="1099.4847172307" calcext:value-type="float">
            <text:p>1099.4847172307</text:p>
          </table:table-cell>
          <table:table-cell office:value-type="float" office:value="1" calcext:value-type="float">
            <text:p>1</text:p>
          </table:table-cell>
          <table:table-cell office:value-type="float" office:value="5460.57387804342" calcext:value-type="float">
            <text:p>5460.57387804342</text:p>
          </table:table-cell>
          <table:table-cell office:value-type="float" office:value="0.309302892978439" calcext:value-type="float">
            <text:p>0.309302892978439</text:p>
          </table:table-cell>
          <table:table-cell office:value-type="float" office:value="1.83315934341301" calcext:value-type="float">
            <text:p>1.83315934341301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14.598607005633" calcext:value-type="float">
            <text:p>14.598607005633</text:p>
          </table:table-cell>
          <table:table-cell office:value-type="float" office:value="0.0643721247357989" calcext:value-type="float">
            <text:p>0.0643721247357989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0.240609315618056" calcext:value-type="float">
            <text:p>0.240609315618056</text:p>
          </table:table-cell>
          <table:table-cell office:value-type="float" office:value="0.172048506737093" calcext:value-type="float">
            <text:p>0.17204850673709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0.8267662110861" calcext:value-type="float">
            <text:p>10.8267662110861</text:p>
          </table:table-cell>
          <table:table-cell office:value-type="float" office:value="589.508462171367" calcext:value-type="float">
            <text:p>589.508462171367</text:p>
          </table:table-cell>
          <table:table-cell office:value-type="float" office:value="12.7940855550969" calcext:value-type="float">
            <text:p>12.7940855550969</text:p>
          </table:table-cell>
          <table:table-cell office:value-type="float" office:value="0.0585776632287777" calcext:value-type="float">
            <text:p>0.0585776632287777</text:p>
          </table:table-cell>
          <table:table-cell office:value-type="float" office:value="1.39900561257931" calcext:value-type="float">
            <text:p>1.39900561257931</text:p>
          </table:table-cell>
          <table:table-cell office:value-type="float" office:value="0.240389997245554" calcext:value-type="float">
            <text:p>0.240389997245554</text:p>
          </table:table-cell>
          <table:table-cell office:value-type="float" office:value="0.171829186167285" calcext:value-type="float">
            <text:p>0.171829186167285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1" calcext:value-type="float">
            <text:p>1</text:p>
          </table:table-cell>
          <table:table-cell office:value-type="float" office:value="521.649239446523" calcext:value-type="float">
            <text:p>521.649239446523</text:p>
          </table:table-cell>
          <table:table-cell office:value-type="float" office:value="1189.82320583326" calcext:value-type="float">
            <text:p>1189.82320583326</text:p>
          </table:table-cell>
          <table:table-cell office:value-type="float" office:value="0.438425840821619" calcext:value-type="float">
            <text:p>0.438425840821619</text:p>
          </table:table-cell>
          <table:table-cell office:value-type="float" office:value="214.102178269984" calcext:value-type="float">
            <text:p>214.102178269984</text:p>
          </table:table-cell>
          <table:table-cell office:value-type="float" office:value="1" calcext:value-type="float">
            <text:p>1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0" calcext:value-type="float">
            <text:p>0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14.598607005633" calcext:value-type="float">
            <text:p>14.598607005633</text:p>
          </table:table-cell>
          <table:table-cell office:value-type="float" office:value="0.0643721247357989" calcext:value-type="float">
            <text:p>0.0643721247357989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0.240609315618056" calcext:value-type="float">
            <text:p>0.240609315618056</text:p>
          </table:table-cell>
          <table:table-cell office:value-type="float" office:value="0.172048506737093" calcext:value-type="float">
            <text:p>0.17204850673709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3.8433912516836" calcext:value-type="float">
            <text:p>13.8433912516836</text:p>
          </table:table-cell>
          <table:table-cell office:value-type="float" office:value="602.054815438294" calcext:value-type="float">
            <text:p>602.054815438294</text:p>
          </table:table-cell>
          <table:table-cell office:value-type="float" office:value="13.7747478465709" calcext:value-type="float">
            <text:p>13.7747478465709</text:p>
          </table:table-cell>
          <table:table-cell office:value-type="float" office:value="0.0617533410385389" calcext:value-type="float">
            <text:p>0.0617533410385389</text:p>
          </table:table-cell>
          <table:table-cell office:value-type="float" office:value="1.39873127524248" calcext:value-type="float">
            <text:p>1.39873127524248</text:p>
          </table:table-cell>
          <table:table-cell office:value-type="float" office:value="0.240508215777949" calcext:value-type="float">
            <text:p>0.240508215777949</text:p>
          </table:table-cell>
          <table:table-cell office:value-type="float" office:value="0.171947405939703" calcext:value-type="float">
            <text:p>0.17194740593970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1" calcext:value-type="float">
            <text:p>1</text:p>
          </table:table-cell>
          <table:table-cell office:value-type="float" office:value="347.942980645078" calcext:value-type="float">
            <text:p>347.942980645078</text:p>
          </table:table-cell>
          <table:table-cell office:value-type="float" office:value="1202.29999361392" calcext:value-type="float">
            <text:p>1202.29999361392</text:p>
          </table:table-cell>
          <table:table-cell office:value-type="float" office:value="0.289397806282289" calcext:value-type="float">
            <text:p>0.289397806282289</text:p>
          </table:table-cell>
          <table:table-cell office:value-type="float" office:value="86.8783099041836" calcext:value-type="float">
            <text:p>86.8783099041836</text:p>
          </table:table-cell>
          <table:table-cell office:value-type="float" office:value="1" calcext:value-type="float">
            <text:p>1</text:p>
          </table:table-cell>
          <table:table-cell office:value-type="float" office:value="12.9633548820209" calcext:value-type="float">
            <text:p>12.9633548820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3.854" calcext:value-type="float">
            <text:p>393.854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0.000736627" calcext:value-type="float">
            <text:p>0.000736627</text:p>
          </table:table-cell>
          <table:table-cell office:value-type="float" office:value="-0.0000000286789336077308" calcext:value-type="float">
            <text:p>-2.86789336077308E-08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0.239638920716353" calcext:value-type="float">
            <text:p>0.239638920716353</text:p>
          </table:table-cell>
          <table:table-cell office:value-type="float" office:value="0.171032198238051" calcext:value-type="float">
            <text:p>0.171032198238051</text:p>
          </table:table-cell>
          <table:table-cell office:value-type="float" office:value="0.000379600856924544" calcext:value-type="float">
            <text:p>0.000379600856924544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4" calcext:value-type="float">
            <text:p>3.45802999631634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0236977073307561" calcext:value-type="float">
            <text:p>0.023697707330756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354.5686519542" calcext:value-type="float">
            <text:p>354.5686519542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0.8" calcext:value-type="float">
            <text:p>0.8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743559642353" calcext:value-type="float">
            <text:p>0.239743559642353</text:p>
          </table:table-cell>
          <table:table-cell office:value-type="float" office:value="0.17113684721245" calcext:value-type="float">
            <text:p>0.17113684721245</text:p>
          </table:table-cell>
          <table:table-cell office:value-type="float" office:value="0.000512961171690678" calcext:value-type="float">
            <text:p>0.000512961171690678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78.1421090846118" calcext:value-type="float">
            <text:p>-78.1421090846118</text:p>
          </table:table-cell>
          <table:table-cell office:value-type="float" office:value="1.96736232461032" calcext:value-type="float">
            <text:p>1.96736232461032</text:p>
          </table:table-cell>
          <table:table-cell office:value-type="float" office:value="1.32273360067894" calcext:value-type="float">
            <text:p>1.32273360067894</text:p>
          </table:table-cell>
          <table:table-cell office:value-type="float" office:value="0.281152531065758" calcext:value-type="float">
            <text:p>0.281152531065758</text:p>
          </table:table-cell>
          <table:table-cell office:value-type="float" office:value="0.212554115481631" calcext:value-type="float">
            <text:p>0.212554115481631</text:p>
          </table:table-cell>
          <table:table-cell office:value-type="float" office:value="0.000318268518897368" calcext:value-type="float">
            <text:p>0.000318268518897368</text:p>
          </table:table-cell>
          <table:table-cell office:value-type="float" office:value="287.016606853633" calcext:value-type="float">
            <text:p>287.016606853633</text:p>
          </table:table-cell>
          <table:table-cell office:value-type="float" office:value="1723.84404401501" calcext:value-type="float">
            <text:p>1723.84404401501</text:p>
          </table:table-cell>
          <table:table-cell office:value-type="float" office:value="12.6884096970006" calcext:value-type="float">
            <text:p>12.6884096970006</text:p>
          </table:table-cell>
          <table:table-cell office:value-type="float" office:value="-140.561730184873" calcext:value-type="float">
            <text:p>-140.561730184873</text:p>
          </table:table-cell>
          <table:table-cell office:value-type="float" office:value="1.96604661463877" calcext:value-type="float">
            <text:p>1.96604661463877</text:p>
          </table:table-cell>
          <table:table-cell office:value-type="float" office:value="1.32273360067894" calcext:value-type="float">
            <text:p>1.32273360067894</text:p>
          </table:table-cell>
          <table:table-cell office:value-type="float" office:value="0.280964505106318" calcext:value-type="float">
            <text:p>0.280964505106318</text:p>
          </table:table-cell>
          <table:table-cell office:value-type="float" office:value="0.212411965982408" calcext:value-type="float">
            <text:p>0.212411965982408</text:p>
          </table:table-cell>
          <table:table-cell office:value-type="float" office:value="0.0198688545503528" calcext:value-type="float">
            <text:p>0.0198688545503528</text:p>
          </table:table-cell>
          <table:table-cell office:value-type="float" office:value="0.0685527388109374" calcext:value-type="float">
            <text:p>0.0685527388109374</text:p>
          </table:table-cell>
          <table:table-cell office:value-type="float" office:value="99.443396123752" calcext:value-type="float">
            <text:p>99.443396123752</text:p>
          </table:table-cell>
          <table:table-cell office:value-type="float" office:value="13.2726577749994" calcext:value-type="float">
            <text:p>13.2726577749994</text:p>
          </table:table-cell>
          <table:table-cell office:value-type="float" office:value="967.323214813054" calcext:value-type="float">
            <text:p>967.323214813054</text:p>
          </table:table-cell>
          <table:table-cell office:value-type="float" office:value="1978.27870896331" calcext:value-type="float">
            <text:p>1978.27870896331</text:p>
          </table:table-cell>
          <table:table-cell office:value-type="float" office:value="0.488972160712364" calcext:value-type="float">
            <text:p>0.488972160712364</text:p>
          </table:table-cell>
          <table:table-cell table:number-columns-repeated="4"/>
          <table:table-cell office:value-type="float" office:value="23.6938049376768" calcext:value-type="float">
            <text:p>23.6938049376768</text:p>
          </table:table-cell>
          <table:table-cell office:value-type="float" office:value="5460.57387804342" calcext:value-type="float">
            <text:p>5460.57387804342</text:p>
          </table:table-cell>
          <table:table-cell office:value-type="float" office:value="4361.08916081273" calcext:value-type="float">
            <text:p>4361.08916081273</text:p>
          </table:table-cell>
          <table:table-cell office:value-type="float" office:value="1.76856371576033" calcext:value-type="float">
            <text:p>1.76856371576033</text:p>
          </table:table-cell>
          <table:table-cell office:value-type="float" office:value="7712.86405100922" calcext:value-type="float">
            <text:p>7712.86405100922</text:p>
          </table:table-cell>
          <table:table-cell office:value-type="float" office:value="2.14246223639145" calcext:value-type="float">
            <text:p>2.14246223639145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788845" calcext:value-type="float">
            <text:p>5.27265258788845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0.238422775625006" calcext:value-type="float">
            <text:p>0.238422775625006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0.228753511494772" calcext:value-type="float">
            <text:p>0.228753511494772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957.691135563895" calcext:value-type="float">
            <text:p>957.691135563895</text:p>
          </table:table-cell>
          <table:table-cell office:value-type="float" office:value="0.0345201749431313" calcext:value-type="float">
            <text:p>0.0345201749431313</text:p>
          </table:table-cell>
          <table:table-cell office:value-type="float" office:value="957.691135563895" calcext:value-type="float">
            <text:p>957.691135563895</text:p>
          </table:table-cell>
          <table:table-cell office:value-type="float" office:value="-326946.584410016" calcext:value-type="float">
            <text:p>-326946.584410016</text:p>
          </table:table-cell>
          <table:table-cell office:value-type="float" office:value="1.32273360067894" calcext:value-type="float">
            <text:p>1.32273360067894</text:p>
          </table:table-cell>
          <table:table-cell office:value-type="float" office:value="0.318268518897368" calcext:value-type="float">
            <text:p>0.318268518897368</text:p>
          </table:table-cell>
          <table:table-cell office:value-type="float" office:value="287.016606853633" calcext:value-type="float">
            <text:p>287.016606853633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6.02037629636088" calcext:value-type="float">
            <text:p>6.02037629636088</text:p>
          </table:table-cell>
          <table:table-cell office:value-type="float" office:value="-283481.23744542" calcext:value-type="float">
            <text:p>-283481.23744542</text:p>
          </table:table-cell>
          <table:table-cell office:value-type="float" office:value="1.31972077878316" calcext:value-type="float">
            <text:p>1.31972077878316</text:p>
          </table:table-cell>
          <table:table-cell office:value-type="float" office:value="1.02167287473479" calcext:value-type="float">
            <text:p>1.02167287473479</text:p>
          </table:table-cell>
          <table:table-cell office:value-type="float" office:value="0.5" calcext:value-type="float">
            <text:p>0.5</text:p>
          </table:table-cell>
          <table:table-cell office:value-type="float" office:value="0.874835053903155" calcext:value-type="float">
            <text:p>0.874835053903155</text:p>
          </table:table-cell>
          <table:table-cell office:value-type="float" office:value="294.840115875019" calcext:value-type="float">
            <text:p>294.840115875019</text:p>
          </table:table-cell>
          <table:table-cell office:value-type="float" office:value="602.979350492016" calcext:value-type="float">
            <text:p>602.979350492016</text:p>
          </table:table-cell>
          <table:table-cell office:value-type="float" office:value="0.488972160712364" calcext:value-type="float">
            <text:p>0.488972160712364</text:p>
          </table:table-cell>
        </table:table-row>
        <table:table-row table:style-name="ro1">
          <table:table-cell office:value-type="string" calcext:value-type="string">
            <text:p>OD_35K_080M_T4_2800</text:p>
          </table:table-cell>
          <table:table-cell table:number-columns-repeated="2" office:value-type="float" office:value="-23.8305605593859" calcext:value-type="float">
            <text:p>-23.8305605593859</text:p>
          </table:table-cell>
          <table:table-cell office:value-type="float" office:value="947.868548717797" calcext:value-type="float">
            <text:p>947.868548717797</text:p>
          </table:table-cell>
          <table:table-cell office:value-type="float" office:value="13.3807931985153" calcext:value-type="float">
            <text:p>13.3807931985153</text:p>
          </table:table-cell>
          <table:table-cell office:value-type="float" office:value="0.0381031073055308" calcext:value-type="float">
            <text:p>0.0381031073055308</text:p>
          </table:table-cell>
          <table:table-cell office:value-type="float" office:value="1.37948231578022" calcext:value-type="float">
            <text:p>1.37948231578022</text:p>
          </table:table-cell>
          <table:table-cell office:value-type="float" office:value="0.249222118726493" calcext:value-type="float">
            <text:p>0.249222118726493</text:p>
          </table:table-cell>
          <table:table-cell office:value-type="float" office:value="0.18066350778234" calcext:value-type="float">
            <text:p>0.18066350778234</text:p>
          </table:table-cell>
          <table:table-cell office:value-type="float" office:value="1.79151063500083" calcext:value-type="float">
            <text:p>1.79151063500083</text:p>
          </table:table-cell>
          <table:table-cell office:value-type="float" office:value="0.0685585734223078" calcext:value-type="float">
            <text:p>0.0685585734223078</text:p>
          </table:table-cell>
          <table:table-cell office:value-type="float" office:value="-31.1272866361815" calcext:value-type="float">
            <text:p>-31.1272866361815</text:p>
          </table:table-cell>
          <table:table-cell office:value-type="float" office:value="918.538021267801" calcext:value-type="float">
            <text:p>918.538021267801</text:p>
          </table:table-cell>
          <table:table-cell office:value-type="float" office:value="11.9384384444712" calcext:value-type="float">
            <text:p>11.9384384444712</text:p>
          </table:table-cell>
          <table:table-cell office:value-type="float" office:value="0.0350814093837002" calcext:value-type="float">
            <text:p>0.0350814093837002</text:p>
          </table:table-cell>
          <table:table-cell office:value-type="float" office:value="1.38121568841079" calcext:value-type="float">
            <text:p>1.38121568841079</text:p>
          </table:table-cell>
          <table:table-cell office:value-type="float" office:value="0.248400677190078" calcext:value-type="float">
            <text:p>0.248400677190078</text:p>
          </table:table-cell>
          <table:table-cell office:value-type="float" office:value="0.179842058914332" calcext:value-type="float">
            <text:p>0.179842058914332</text:p>
          </table:table-cell>
          <table:table-cell office:value-type="float" office:value="1.79151063500083" calcext:value-type="float">
            <text:p>1.79151063500083</text:p>
          </table:table-cell>
          <table:table-cell office:value-type="float" office:value="1" calcext:value-type="float">
            <text:p>1</text:p>
          </table:table-cell>
          <table:table-cell office:value-type="float" office:value="604.461872000268" calcext:value-type="float">
            <text:p>604.461872000268</text:p>
          </table:table-cell>
          <table:table-cell office:value-type="float" office:value="1475.70687289332" calcext:value-type="float">
            <text:p>1475.70687289332</text:p>
          </table:table-cell>
          <table:table-cell office:value-type="float" office:value="0.409608359968629" calcext:value-type="float">
            <text:p>0.409608359968629</text:p>
          </table:table-cell>
          <table:table-cell office:value-type="float" office:value="291.99737051925" calcext:value-type="float">
            <text:p>291.99737051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.9993997382789" calcext:value-type="float">
            <text:p>42.9993997382789</text:p>
          </table:table-cell>
          <table:table-cell office:value-type="float" office:value="0" calcext:value-type="float">
            <text:p>0</text:p>
          </table:table-cell>
          <table:table-cell office:value-type="float" office:value="11.4573677826615" calcext:value-type="float">
            <text:p>11.4573677826615</text:p>
          </table:table-cell>
          <table:table-cell office:value-type="float" office:value="114.024475034183" calcext:value-type="float">
            <text:p>114.024475034183</text:p>
          </table:table-cell>
          <table:table-cell office:value-type="float" office:value="1159.73005582767" calcext:value-type="float">
            <text:p>1159.73005582767</text:p>
          </table:table-cell>
          <table:table-cell office:value-type="float" office:value="151.007468599072" calcext:value-type="float">
            <text:p>151.007468599072</text:p>
          </table:table-cell>
          <table:table-cell office:value-type="float" office:value="0.265371400191689" calcext:value-type="float">
            <text:p>0.265371400191689</text:p>
          </table:table-cell>
          <table:table-cell office:value-type="float" office:value="1.37066291927474" calcext:value-type="float">
            <text:p>1.37066291927474</text:p>
          </table:table-cell>
          <table:table-cell office:value-type="float" office:value="0.253527796884653" calcext:value-type="float">
            <text:p>0.253527796884653</text:p>
          </table:table-cell>
          <table:table-cell office:value-type="float" office:value="0.184967258842109" calcext:value-type="float">
            <text:p>0.184967258842109</text:p>
          </table:table-cell>
          <table:table-cell office:value-type="float" office:value="1.68740303362926" calcext:value-type="float">
            <text:p>1.68740303362926</text:p>
          </table:table-cell>
          <table:table-cell office:value-type="float" office:value="0.0685607363527863" calcext:value-type="float">
            <text:p>0.0685607363527863</text:p>
          </table:table-cell>
          <table:table-cell office:value-type="float" office:value="147.671110676521" calcext:value-type="float">
            <text:p>147.671110676521</text:p>
          </table:table-cell>
          <table:table-cell office:value-type="float" office:value="1146.55934088499" calcext:value-type="float">
            <text:p>1146.55934088499</text:p>
          </table:table-cell>
          <table:table-cell office:value-type="float" office:value="109.312705968004" calcext:value-type="float">
            <text:p>109.312705968004</text:p>
          </table:table-cell>
          <table:table-cell office:value-type="float" office:value="0.257328000552455" calcext:value-type="float">
            <text:p>0.257328000552455</text:p>
          </table:table-cell>
          <table:table-cell office:value-type="float" office:value="1.37150279680603" calcext:value-type="float">
            <text:p>1.37150279680603</text:p>
          </table:table-cell>
          <table:table-cell office:value-type="float" office:value="0.253109711245368" calcext:value-type="float">
            <text:p>0.253109711245368</text:p>
          </table:table-cell>
          <table:table-cell office:value-type="float" office:value="0.184549153563708" calcext:value-type="float">
            <text:p>0.184549153563708</text:p>
          </table:table-cell>
          <table:table-cell office:value-type="float" office:value="1.68740303362926" calcext:value-type="float">
            <text:p>1.68740303362926</text:p>
          </table:table-cell>
          <table:table-cell office:value-type="float" office:value="1" calcext:value-type="float">
            <text:p>1</text:p>
          </table:table-cell>
          <table:table-cell office:value-type="float" office:value="408.734416545732" calcext:value-type="float">
            <text:p>408.734416545732</text:p>
          </table:table-cell>
          <table:table-cell office:value-type="float" office:value="1642.94963905353" calcext:value-type="float">
            <text:p>1642.94963905353</text:p>
          </table:table-cell>
          <table:table-cell office:value-type="float" office:value="0.248780855377403" calcext:value-type="float">
            <text:p>0.248780855377403</text:p>
          </table:table-cell>
          <table:table-cell office:value-type="float" office:value="15.6862485712527" calcext:value-type="float">
            <text:p>15.6862485712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.007468599073" calcext:value-type="float">
            <text:p>151.007468599073</text:p>
          </table:table-cell>
          <table:table-cell office:value-type="float" office:value="1159.73005582767" calcext:value-type="float">
            <text:p>1159.73005582767</text:p>
          </table:table-cell>
          <table:table-cell office:value-type="float" office:value="114.024475034183" calcext:value-type="float">
            <text:p>114.024475034183</text:p>
          </table:table-cell>
          <table:table-cell office:value-type="float" office:value="0.265371400191689" calcext:value-type="float">
            <text:p>0.265371400191689</text:p>
          </table:table-cell>
          <table:table-cell office:value-type="float" office:value="1.37066291927474" calcext:value-type="float">
            <text:p>1.37066291927474</text:p>
          </table:table-cell>
          <table:table-cell office:value-type="float" office:value="0.253527796884653" calcext:value-type="float">
            <text:p>0.253527796884653</text:p>
          </table:table-cell>
          <table:table-cell office:value-type="float" office:value="0.184967258842109" calcext:value-type="float">
            <text:p>0.184967258842109</text:p>
          </table:table-cell>
          <table:table-cell office:value-type="float" office:value="1.68740303362926" calcext:value-type="float">
            <text:p>1.68740303362926</text:p>
          </table:table-cell>
          <table:table-cell office:value-type="float" office:value="0.0685607363527863" calcext:value-type="float">
            <text:p>0.0685607363527863</text:p>
          </table:table-cell>
          <table:table-cell office:value-type="float" office:value="145.991679408236" calcext:value-type="float">
            <text:p>145.991679408236</text:p>
          </table:table-cell>
          <table:table-cell office:value-type="float" office:value="1139.92133420376" calcext:value-type="float">
            <text:p>1139.92133420376</text:p>
          </table:table-cell>
          <table:table-cell office:value-type="float" office:value="106.995436541349" calcext:value-type="float">
            <text:p>106.995436541349</text:p>
          </table:table-cell>
          <table:table-cell office:value-type="float" office:value="0.25333973140393" calcext:value-type="float">
            <text:p>0.25333973140393</text:p>
          </table:table-cell>
          <table:table-cell office:value-type="float" office:value="1.37192620157302" calcext:value-type="float">
            <text:p>1.37192620157302</text:p>
          </table:table-cell>
          <table:table-cell office:value-type="float" office:value="0.252899657134124" calcext:value-type="float">
            <text:p>0.252899657134124</text:p>
          </table:table-cell>
          <table:table-cell office:value-type="float" office:value="0.184339089998007" calcext:value-type="float">
            <text:p>0.184339089998007</text:p>
          </table:table-cell>
          <table:table-cell office:value-type="float" office:value="1.68740303362926" calcext:value-type="float">
            <text:p>1.68740303362926</text:p>
          </table:table-cell>
          <table:table-cell office:value-type="float" office:value="1" calcext:value-type="float">
            <text:p>1</text:p>
          </table:table-cell>
          <table:table-cell office:value-type="float" office:value="501.157839094377" calcext:value-type="float">
            <text:p>501.157839094377</text:p>
          </table:table-cell>
          <table:table-cell office:value-type="float" office:value="1638.43966251461" calcext:value-type="float">
            <text:p>1638.43966251461</text:p>
          </table:table-cell>
          <table:table-cell office:value-type="float" office:value="0.305875065503004" calcext:value-type="float">
            <text:p>0.305875065503004</text:p>
          </table:table-cell>
          <table:table-cell office:value-type="float" office:value="12.1213650794374" calcext:value-type="float">
            <text:p>12.1213650794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6872722645177" calcext:value-type="float">
            <text:p>10.6872722645177</text:p>
          </table:table-cell>
          <table:table-cell office:value-type="float" office:value="0" calcext:value-type="float">
            <text:p>0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13.7525434812483" calcext:value-type="float">
            <text:p>13.7525434812483</text:p>
          </table:table-cell>
          <table:table-cell office:value-type="float" office:value="0.0617513017503347" calcext:value-type="float">
            <text:p>0.0617513017503347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0.240498949467917" calcext:value-type="float">
            <text:p>0.240498949467917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8.34254031008581" calcext:value-type="float">
            <text:p>8.34254031008581</text:p>
          </table:table-cell>
          <table:table-cell office:value-type="float" office:value="579.17189374629" calcext:value-type="float">
            <text:p>579.17189374629</text:p>
          </table:table-cell>
          <table:table-cell office:value-type="float" office:value="12.0721716344913" calcext:value-type="float">
            <text:p>12.0721716344913</text:p>
          </table:table-cell>
          <table:table-cell office:value-type="float" office:value="0.0562588381803393" calcext:value-type="float">
            <text:p>0.0562588381803393</text:p>
          </table:table-cell>
          <table:table-cell office:value-type="float" office:value="1.39921668163487" calcext:value-type="float">
            <text:p>1.39921668163487</text:p>
          </table:table-cell>
          <table:table-cell office:value-type="float" office:value="0.240299153500435" calcext:value-type="float">
            <text:p>0.240299153500435</text:p>
          </table:table-cell>
          <table:table-cell office:value-type="float" office:value="0.171738341360829" calcext:value-type="float">
            <text:p>0.171738341360829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1" calcext:value-type="float">
            <text:p>1</text:p>
          </table:table-cell>
          <table:table-cell office:value-type="float" office:value="513.809333816979" calcext:value-type="float">
            <text:p>513.809333816979</text:p>
          </table:table-cell>
          <table:table-cell office:value-type="float" office:value="1179.43472708494" calcext:value-type="float">
            <text:p>1179.43472708494</text:p>
          </table:table-cell>
          <table:table-cell office:value-type="float" office:value="0.435640330081596" calcext:value-type="float">
            <text:p>0.435640330081596</text:p>
          </table:table-cell>
          <table:table-cell office:value-type="float" office:value="152.719348844736" calcext:value-type="float">
            <text:p>152.719348844736</text:p>
          </table:table-cell>
          <table:table-cell office:value-type="float" office:value="1" calcext:value-type="float">
            <text:p>1</text:p>
          </table:table-cell>
          <table:table-cell office:value-type="float" office:value="30.6566234894947" calcext:value-type="float">
            <text:p>30.6566234894947</text:p>
          </table:table-cell>
          <table:table-cell office:value-type="float" office:value="0" calcext:value-type="float">
            <text:p>0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5.21101896444184" calcext:value-type="float">
            <text:p>5.21101896444184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316487919490807" calcext:value-type="float">
            <text:p>0.0316487919490807</text:p>
          </table:table-cell>
          <table:table-cell office:value-type="float" office:value="1.40088801540145" calcext:value-type="float">
            <text:p>1.40088801540145</text:p>
          </table:table-cell>
          <table:table-cell office:value-type="float" office:value="0.239583226699056" calcext:value-type="float">
            <text:p>0.239583226699056</text:p>
          </table:table-cell>
          <table:table-cell office:value-type="float" office:value="0.171022396278039" calcext:value-type="float">
            <text:p>0.171022396278039</text:p>
          </table:table-cell>
          <table:table-cell office:value-type="float" office:value="-24.3019208651253" calcext:value-type="float">
            <text:p>-24.3019208651253</text:p>
          </table:table-cell>
          <table:table-cell office:value-type="float" office:value="443.073340181061" calcext:value-type="float">
            <text:p>443.073340181061</text:p>
          </table:table-cell>
          <table:table-cell office:value-type="float" office:value="5.15668582364923" calcext:value-type="float">
            <text:p>5.15668582364923</text:p>
          </table:table-cell>
          <table:table-cell office:value-type="float" office:value="0.0314128896792878" calcext:value-type="float">
            <text:p>0.0314128896792878</text:p>
          </table:table-cell>
          <table:table-cell office:value-type="float" office:value="1.40089642543921" calcext:value-type="float">
            <text:p>1.40089642543921</text:p>
          </table:table-cell>
          <table:table-cell office:value-type="float" office:value="0.239579639799634" calcext:value-type="float">
            <text:p>0.239579639799634</text:p>
          </table:table-cell>
          <table:table-cell office:value-type="float" office:value="0.171018809143317" calcext:value-type="float">
            <text:p>0.171018809143317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1" calcext:value-type="float">
            <text:p>1</text:p>
          </table:table-cell>
          <table:table-cell office:value-type="float" office:value="126.361370700283" calcext:value-type="float">
            <text:p>126.361370700283</text:p>
          </table:table-cell>
          <table:table-cell office:value-type="float" office:value="1032.21105947505" calcext:value-type="float">
            <text:p>1032.21105947505</text:p>
          </table:table-cell>
          <table:table-cell office:value-type="float" office:value="0.122418152315232" calcext:value-type="float">
            <text:p>0.122418152315232</text:p>
          </table:table-cell>
          <table:table-cell office:value-type="float" office:value="1550.0031000062" calcext:value-type="float">
            <text:p>1550.0031000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999999" calcext:value-type="float">
            <text:p>3.45802999999999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0.238422775625006" calcext:value-type="float">
            <text:p>0.238422775625006</text:p>
          </table:table-cell>
          <table:table-cell office:value-type="float" office:value="3.45802999631634" calcext:value-type="float">
            <text:p>3.45802999631634</text:p>
          </table:table-cell>
          <table:table-cell table:number-columns-repeated="3" office:value-type="float" office:value="218.807777777778" calcext:value-type="float">
            <text:p>218.807777777778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218.807777777778" calcext:value-type="float">
            <text:p>218.807777777778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83945.6929397143" calcext:value-type="float">
            <text:p>-83945.6929397143</text:p>
          </table:table-cell>
          <table:table-cell table:number-columns-repeated="2" office:value-type="float" office:value="1.40113336434218" calcext:value-type="float">
            <text:p>1.40113336434218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0236977073307561" calcext:value-type="float">
            <text:p>0.0236977073307561</text:p>
          </table:table-cell>
          <table:table-cell office:value-type="float" office:value="0.379600856924544" calcext:value-type="float">
            <text:p>0.37960085692454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33.444388476514" calcext:value-type="float">
            <text:p>333.444388476514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19.3801900930582" calcext:value-type="float">
            <text:p>19.3801900930582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973.273844526047" calcext:value-type="float">
            <text:p>973.27384452604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-55784.5674076995" calcext:value-type="float">
            <text:p>-55784.567407699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363536598846956" calcext:value-type="float">
            <text:p>0.363536598846956</text:p>
          </table:table-cell>
          <table:table-cell table:number-columns-repeated="2" office:value-type="float" office:value="0.363536598846956" calcext:value-type="float">
            <text:p>0.363536598846956</text:p>
          </table:table-cell>
          <table:table-cell office:value-type="float" office:value="5.27265258227179" calcext:value-type="float">
            <text:p>5.27265258227179</text:p>
          </table:table-cell>
          <table:table-cell table:number-columns-repeated="3" office:value-type="float" office:value="246.891334480212" calcext:value-type="float">
            <text:p>246.891334480212</text:p>
          </table:table-cell>
          <table:table-cell office:value-type="float" office:value="444.404402064381" calcext:value-type="float">
            <text:p>444.404402064381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2.0693820053909" calcext:value-type="float">
            <text:p>12.0693820053909</text:p>
          </table:table-cell>
          <table:table-cell office:value-type="float" office:value="42.3494981027241" calcext:value-type="float">
            <text:p>42.3494981027241</text:p>
          </table:table-cell>
          <table:table-cell office:value-type="float" office:value="24.6097006390691" calcext:value-type="float">
            <text:p>24.6097006390691</text:p>
          </table:table-cell>
          <table:table-cell office:value-type="float" office:value="720.233521694557" calcext:value-type="float">
            <text:p>720.233521694557</text:p>
          </table:table-cell>
          <table:table-cell office:value-type="float" office:value="1.67496886829399" calcext:value-type="float">
            <text:p>1.67496886829399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922243994746426" calcext:value-type="float">
            <text:p>0.0922243994746426</text:p>
          </table:table-cell>
          <table:table-cell office:value-type="float" office:value="1.39514832252914" calcext:value-type="float">
            <text:p>1.39514832252914</text:p>
          </table:table-cell>
          <table:table-cell office:value-type="float" office:value="0.242067291190996" calcext:value-type="float">
            <text:p>0.242067291190996</text:p>
          </table:table-cell>
          <table:table-cell office:value-type="float" office:value="0.173506490944182" calcext:value-type="float">
            <text:p>0.173506490944182</text:p>
          </table:table-cell>
          <table:table-cell office:value-type="float" office:value="38.3718318639373" calcext:value-type="float">
            <text:p>38.3718318639373</text:p>
          </table:table-cell>
          <table:table-cell office:value-type="float" office:value="703.791870362464" calcext:value-type="float">
            <text:p>703.791870362464</text:p>
          </table:table-cell>
          <table:table-cell office:value-type="float" office:value="22.6838818631937" calcext:value-type="float">
            <text:p>22.6838818631937</text:p>
          </table:table-cell>
          <table:table-cell office:value-type="float" office:value="0.0869933323396403" calcext:value-type="float">
            <text:p>0.0869933323396403</text:p>
          </table:table-cell>
          <table:table-cell office:value-type="float" office:value="1.39575394623891" calcext:value-type="float">
            <text:p>1.39575394623891</text:p>
          </table:table-cell>
          <table:table-cell office:value-type="float" office:value="0.241801774316836" calcext:value-type="float">
            <text:p>0.241801774316836</text:p>
          </table:table-cell>
          <table:table-cell office:value-type="float" office:value="0.173240973810185" calcext:value-type="float">
            <text:p>0.173240973810185</text:p>
          </table:table-cell>
          <table:table-cell office:value-type="float" office:value="1.67496886829399" calcext:value-type="float">
            <text:p>1.67496886829399</text:p>
          </table:table-cell>
          <table:table-cell office:value-type="float" office:value="1" calcext:value-type="float">
            <text:p>1</text:p>
          </table:table-cell>
          <table:table-cell office:value-type="float" office:value="446.29195682226" calcext:value-type="float">
            <text:p>446.29195682226</text:p>
          </table:table-cell>
          <table:table-cell office:value-type="float" office:value="1298.53673401729" calcext:value-type="float">
            <text:p>1298.53673401729</text:p>
          </table:table-cell>
          <table:table-cell office:value-type="float" office:value="0.343688357156879" calcext:value-type="float">
            <text:p>0.343688357156879</text:p>
          </table:table-cell>
          <table:table-cell office:value-type="float" office:value="44.7654029711486" calcext:value-type="float">
            <text:p>44.765402971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960666507911" calcext:value-type="float">
            <text:p>10.960666507911</text:p>
          </table:table-cell>
          <table:table-cell office:value-type="float" office:value="0" calcext:value-type="float">
            <text:p>0</text:p>
          </table:table-cell>
          <table:table-cell office:value-type="float" office:value="107.867153382337" calcext:value-type="float">
            <text:p>107.867153382337</text:p>
          </table:table-cell>
          <table:table-cell office:value-type="float" office:value="2800" calcext:value-type="float">
            <text:p>2800</text:p>
          </table:table-cell>
          <table:table-cell office:value-type="float" office:value="1.96360368609826" calcext:value-type="float">
            <text:p>1.96360368609826</text:p>
          </table:table-cell>
          <table:table-cell office:value-type="float" office:value="0.0685526701466953" calcext:value-type="float">
            <text:p>0.0685526701466953</text:p>
          </table:table-cell>
          <table:table-cell office:value-type="float" office:value="147.240857089217" calcext:value-type="float">
            <text:p>147.240857089217</text:p>
          </table:table-cell>
          <table:table-cell office:value-type="float" office:value="0.103990874782475" calcext:value-type="float">
            <text:p>0.103990874782475</text:p>
          </table:table-cell>
          <table:table-cell office:value-type="float" office:value="1.28462254942659" calcext:value-type="float">
            <text:p>1.28462254942659</text:p>
          </table:table-cell>
          <table:table-cell office:value-type="float" office:value="0.309492006861739" calcext:value-type="float">
            <text:p>0.309492006861739</text:p>
          </table:table-cell>
          <table:table-cell office:value-type="float" office:value="0.240919043232467" calcext:value-type="float">
            <text:p>0.240919043232467</text:p>
          </table:table-cell>
          <table:table-cell office:value-type="float" office:value="145.961794716814" calcext:value-type="float">
            <text:p>145.961794716814</text:p>
          </table:table-cell>
          <table:table-cell office:value-type="float" office:value="2795.8658846012" calcext:value-type="float">
            <text:p>2795.8658846012</text:p>
          </table:table-cell>
          <table:table-cell office:value-type="float" office:value="107.150230960162" calcext:value-type="float">
            <text:p>107.150230960162</text:p>
          </table:table-cell>
          <table:table-cell office:value-type="float" office:value="0.103452478425017" calcext:value-type="float">
            <text:p>0.103452478425017</text:p>
          </table:table-cell>
          <table:table-cell office:value-type="float" office:value="1.28473964614321" calcext:value-type="float">
            <text:p>1.28473964614321</text:p>
          </table:table-cell>
          <table:table-cell office:value-type="float" office:value="0.309391354231246" calcext:value-type="float">
            <text:p>0.309391354231246</text:p>
          </table:table-cell>
          <table:table-cell office:value-type="float" office:value="0.240818760635402" calcext:value-type="float">
            <text:p>0.240818760635402</text:p>
          </table:table-cell>
          <table:table-cell office:value-type="float" office:value="1.96360368609826" calcext:value-type="float">
            <text:p>1.96360368609826</text:p>
          </table:table-cell>
          <table:table-cell office:value-type="float" office:value="1" calcext:value-type="float">
            <text:p>1</text:p>
          </table:table-cell>
          <table:table-cell office:value-type="float" office:value="253.075878385121" calcext:value-type="float">
            <text:p>253.075878385121</text:p>
          </table:table-cell>
          <table:table-cell office:value-type="float" office:value="2482.94884372272" calcext:value-type="float">
            <text:p>2482.94884372272</text:p>
          </table:table-cell>
          <table:table-cell office:value-type="float" office:value="0.101925530614509" calcext:value-type="float">
            <text:p>0.101925530614509</text:p>
          </table:table-cell>
          <table:table-cell office:value-type="float" office:value="60.284797110192" calcext:value-type="float">
            <text:p>60.284797110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5280736657907" calcext:value-type="float">
            <text:p>38.5280736657907</text:p>
          </table:table-cell>
          <table:table-cell office:value-type="float" office:value="2342.30736444459" calcext:value-type="float">
            <text:p>2342.30736444459</text:p>
          </table:table-cell>
          <table:table-cell office:value-type="float" office:value="52.5428955658998" calcext:value-type="float">
            <text:p>52.5428955658998</text:p>
          </table:table-cell>
          <table:table-cell office:value-type="float" office:value="0.060552788344738" calcext:value-type="float">
            <text:p>0.060552788344738</text:p>
          </table:table-cell>
          <table:table-cell office:value-type="float" office:value="1.29924978066681" calcext:value-type="float">
            <text:p>1.29924978066681</text:p>
          </table:table-cell>
          <table:table-cell office:value-type="float" office:value="0.29763853600969" calcext:value-type="float">
            <text:p>0.29763853600969</text:p>
          </table:table-cell>
          <table:table-cell office:value-type="float" office:value="0.229084559076313" calcext:value-type="float">
            <text:p>0.229084559076313</text:p>
          </table:table-cell>
          <table:table-cell office:value-type="float" office:value="1.95730411602255" calcext:value-type="float">
            <text:p>1.95730411602255</text:p>
          </table:table-cell>
          <table:table-cell office:value-type="float" office:value="0.0685526728706488" calcext:value-type="float">
            <text:p>0.0685526728706488</text:p>
          </table:table-cell>
          <table:table-cell office:value-type="float" office:value="24.9759279450839" calcext:value-type="float">
            <text:p>24.9759279450839</text:p>
          </table:table-cell>
          <table:table-cell office:value-type="float" office:value="2296.68871038948" calcext:value-type="float">
            <text:p>2296.68871038948</text:p>
          </table:table-cell>
          <table:table-cell office:value-type="float" office:value="48.2501154153028" calcext:value-type="float">
            <text:p>48.2501154153028</text:p>
          </table:table-cell>
          <table:table-cell office:value-type="float" office:value="0.0567100807498199" calcext:value-type="float">
            <text:p>0.0567100807498199</text:p>
          </table:table-cell>
          <table:table-cell office:value-type="float" office:value="1.30071026010595" calcext:value-type="float">
            <text:p>1.30071026010595</text:p>
          </table:table-cell>
          <table:table-cell office:value-type="float" office:value="0.296524073085793" calcext:value-type="float">
            <text:p>0.296524073085793</text:p>
          </table:table-cell>
          <table:table-cell office:value-type="float" office:value="0.227970572168646" calcext:value-type="float">
            <text:p>0.227970572168646</text:p>
          </table:table-cell>
          <table:table-cell office:value-type="float" office:value="1.95730411602255" calcext:value-type="float">
            <text:p>1.95730411602255</text:p>
          </table:table-cell>
          <table:table-cell office:value-type="float" office:value="1" calcext:value-type="float">
            <text:p>1</text:p>
          </table:table-cell>
          <table:table-cell office:value-type="float" office:value="823.775595506589" calcext:value-type="float">
            <text:p>823.775595506589</text:p>
          </table:table-cell>
          <table:table-cell office:value-type="float" office:value="2264.3493465299" calcext:value-type="float">
            <text:p>2264.3493465299</text:p>
          </table:table-cell>
          <table:table-cell office:value-type="float" office:value="0.363802342058667" calcext:value-type="float">
            <text:p>0.363802342058667</text:p>
          </table:table-cell>
          <table:table-cell office:value-type="float" office:value="36.1592596042974" calcext:value-type="float">
            <text:p>36.1592596042974</text:p>
          </table:table-cell>
          <table:table-cell office:value-type="float" office:value="1" calcext:value-type="float">
            <text:p>1</text:p>
          </table:table-cell>
          <table:table-cell office:value-type="float" office:value="11.7307620260548" calcext:value-type="float">
            <text:p>11.7307620260548</text:p>
          </table:table-cell>
          <table:table-cell office:value-type="float" office:value="0" calcext:value-type="float">
            <text:p>0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4" calcext:value-type="float">
            <text:p>3.45802999631634</text:p>
          </table:table-cell>
          <table:table-cell office:value-type="float" office:value="0.0236977073307561" calcext:value-type="float">
            <text:p>0.0236977073307561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" calcext:value-type="float">
            <text:p>1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0.8" calcext:value-type="float">
            <text:p>0.8</text:p>
          </table:table-cell>
          <table:table-cell office:value-type="float" office:value="333.444388476514" calcext:value-type="float">
            <text:p>333.444388476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0.0319910966835952" calcext:value-type="float">
            <text:p>0.0319910966835952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29.083430625971" calcext:value-type="float">
            <text:p>-29.083430625971</text:p>
          </table:table-cell>
          <table:table-cell office:value-type="float" office:value="423.11178240044" calcext:value-type="float">
            <text:p>423.11178240044</text:p>
          </table:table-cell>
          <table:table-cell office:value-type="float" office:value="4.43706282531024" calcext:value-type="float">
            <text:p>4.43706282531024</text:p>
          </table:table-cell>
          <table:table-cell office:value-type="float" office:value="0.0283043570877723" calcext:value-type="float">
            <text:p>0.0283043570877723</text:p>
          </table:table-cell>
          <table:table-cell office:value-type="float" office:value="1.40100912488375" calcext:value-type="float">
            <text:p>1.40100912488375</text:p>
          </table:table-cell>
          <table:table-cell office:value-type="float" office:value="0.239531589684942" calcext:value-type="float">
            <text:p>0.239531589684942</text:p>
          </table:table-cell>
          <table:table-cell office:value-type="float" office:value="0.170970755324098" calcext:value-type="float">
            <text:p>0.170970755324098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1" calcext:value-type="float">
            <text:p>1</text:p>
          </table:table-cell>
          <table:table-cell office:value-type="float" office:value="505.36633757078" calcext:value-type="float">
            <text:p>505.36633757078</text:p>
          </table:table-cell>
          <table:table-cell office:value-type="float" office:value="1008.7318332173" calcext:value-type="float">
            <text:p>1008.7318332173</text:p>
          </table:table-cell>
          <table:table-cell office:value-type="float" office:value="0.500991761069876" calcext:value-type="float">
            <text:p>0.500991761069876</text:p>
          </table:table-cell>
          <table:table-cell office:value-type="float" office:value="430.125488863975" calcext:value-type="float">
            <text:p>430.125488863975</text:p>
          </table:table-cell>
          <table:table-cell office:value-type="float" office:value="1" calcext:value-type="float">
            <text:p>1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0" calcext:value-type="float">
            <text:p>0</text:p>
          </table:table-cell>
          <table:table-cell office:value-type="float" office:value="12.0693820053909" calcext:value-type="float">
            <text:p>12.0693820053909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13.6865312725383" calcext:value-type="float">
            <text:p>13.6865312725383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1.67158786133584" calcext:value-type="float">
            <text:p>1.6715878613358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614548955019331" calcext:value-type="float">
            <text:p>0.0614548955019331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0.240498949467916" calcext:value-type="float">
            <text:p>0.240498949467916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11.321798188925" calcext:value-type="float">
            <text:p>11.321798188925</text:p>
          </table:table-cell>
          <table:table-cell office:value-type="float" office:value="591.567755719739" calcext:value-type="float">
            <text:p>591.567755719739</text:p>
          </table:table-cell>
          <table:table-cell office:value-type="float" office:value="12.9400607373182" calcext:value-type="float">
            <text:p>12.9400607373182</text:p>
          </table:table-cell>
          <table:table-cell office:value-type="float" office:value="0.0590397699580389" calcext:value-type="float">
            <text:p>0.0590397699580389</text:p>
          </table:table-cell>
          <table:table-cell office:value-type="float" office:value="1.39896195665849" calcext:value-type="float">
            <text:p>1.39896195665849</text:p>
          </table:table-cell>
          <table:table-cell office:value-type="float" office:value="0.240408798716253" calcext:value-type="float">
            <text:p>0.240408798716253</text:p>
          </table:table-cell>
          <table:table-cell office:value-type="float" office:value="0.171847987845066" calcext:value-type="float">
            <text:p>0.171847987845066</text:p>
          </table:table-cell>
          <table:table-cell office:value-type="float" office:value="1.67158786133584" calcext:value-type="float">
            <text:p>1.67158786133584</text:p>
          </table:table-cell>
          <table:table-cell office:value-type="float" office:value="1" calcext:value-type="float">
            <text:p>1</text:p>
          </table:table-cell>
          <table:table-cell office:value-type="float" office:value="338.847359039057" calcext:value-type="float">
            <text:p>338.847359039057</text:p>
          </table:table-cell>
          <table:table-cell office:value-type="float" office:value="1191.88096538191" calcext:value-type="float">
            <text:p>1191.88096538191</text:p>
          </table:table-cell>
          <table:table-cell office:value-type="float" office:value="0.284296308843627" calcext:value-type="float">
            <text:p>0.284296308843627</text:p>
          </table:table-cell>
          <table:table-cell office:value-type="float" office:value="86.875789352011" calcext:value-type="float">
            <text:p>86.87578935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3494981027241" calcext:value-type="float">
            <text:p>42.3494981027241</text:p>
          </table:table-cell>
          <table:table-cell office:value-type="float" office:value="720.233516570098" calcext:value-type="float">
            <text:p>720.233516570098</text:p>
          </table:table-cell>
          <table:table-cell office:value-type="float" office:value="24.8607946651875" calcext:value-type="float">
            <text:p>24.8607946651875</text:p>
          </table:table-cell>
          <table:table-cell office:value-type="float" office:value="0.0931653704873112" calcext:value-type="float">
            <text:p>0.0931653704873112</text:p>
          </table:table-cell>
          <table:table-cell office:value-type="float" office:value="1.39514826752169" calcext:value-type="float">
            <text:p>1.39514826752169</text:p>
          </table:table-cell>
          <table:table-cell office:value-type="float" office:value="0.242067308431965" calcext:value-type="float">
            <text:p>0.242067308431965</text:p>
          </table:table-cell>
          <table:table-cell office:value-type="float" office:value="0.17350651003517" calcext:value-type="float">
            <text:p>0.17350651003517</text:p>
          </table:table-cell>
          <table:table-cell office:value-type="float" office:value="1.67427288408963" calcext:value-type="float">
            <text:p>1.67427288408963</text:p>
          </table:table-cell>
          <table:table-cell office:value-type="float" office:value="0.0685607538136008" calcext:value-type="float">
            <text:p>0.0685607538136008</text:p>
          </table:table-cell>
          <table:table-cell office:value-type="float" office:value="39.3917894953219" calcext:value-type="float">
            <text:p>39.3917894953219</text:p>
          </table:table-cell>
          <table:table-cell office:value-type="float" office:value="708.009570490191" calcext:value-type="float">
            <text:p>708.009570490191</text:p>
          </table:table-cell>
          <table:table-cell office:value-type="float" office:value="23.4033882079551" calcext:value-type="float">
            <text:p>23.4033882079551</text:p>
          </table:table-cell>
          <table:table-cell office:value-type="float" office:value="0.0892179920204901" calcext:value-type="float">
            <text:p>0.0892179920204901</text:p>
          </table:table-cell>
          <table:table-cell office:value-type="float" office:value="1.39560177946078" calcext:value-type="float">
            <text:p>1.39560177946078</text:p>
          </table:table-cell>
          <table:table-cell office:value-type="float" office:value="0.241868408866539" calcext:value-type="float">
            <text:p>0.241868408866539</text:p>
          </table:table-cell>
          <table:table-cell office:value-type="float" office:value="0.173307608900342" calcext:value-type="float">
            <text:p>0.173307608900342</text:p>
          </table:table-cell>
          <table:table-cell office:value-type="float" office:value="1.67427288408963" calcext:value-type="float">
            <text:p>1.67427288408963</text:p>
          </table:table-cell>
          <table:table-cell office:value-type="float" office:value="1" calcext:value-type="float">
            <text:p>1</text:p>
          </table:table-cell>
          <table:table-cell office:value-type="float" office:value="384.842106330244" calcext:value-type="float">
            <text:p>384.842106330244</text:p>
          </table:table-cell>
          <table:table-cell office:value-type="float" office:value="1302.3508745537" calcext:value-type="float">
            <text:p>1302.3508745537</text:p>
          </table:table-cell>
          <table:table-cell office:value-type="float" office:value="0.2954980211935" calcext:value-type="float">
            <text:p>0.2954980211935</text:p>
          </table:table-cell>
          <table:table-cell office:value-type="float" office:value="50.6188760514909" calcext:value-type="float">
            <text:p>50.6188760514909</text:p>
          </table:table-cell>
          <table:table-cell office:value-type="float" office:value="1" calcext:value-type="float">
            <text:p>1</text:p>
          </table:table-cell>
          <table:table-cell office:value-type="float" office:value="12.0693820053909" calcext:value-type="float">
            <text:p>12.06938200539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7307620260548" calcext:value-type="float">
            <text:p>11.7307620260548</text:p>
          </table:table-cell>
          <table:table-cell office:value-type="float" office:value="0" calcext:value-type="float">
            <text:p>0</text:p>
          </table:table-cell>
          <table:table-cell office:value-type="float" office:value="52.2749267985137" calcext:value-type="float">
            <text:p>52.2749267985137</text:p>
          </table:table-cell>
          <table:table-cell office:value-type="float" office:value="2342.30733611114" calcext:value-type="float">
            <text:p>2342.30733611114</text:p>
          </table:table-cell>
          <table:table-cell office:value-type="float" office:value="1.95765462921094" calcext:value-type="float">
            <text:p>1.95765462921094</text:p>
          </table:table-cell>
          <table:table-cell office:value-type="float" office:value="0.0685526734248655" calcext:value-type="float">
            <text:p>0.0685526734248655</text:p>
          </table:table-cell>
          <table:table-cell office:value-type="float" office:value="38.5280736657907" calcext:value-type="float">
            <text:p>38.5280736657907</text:p>
          </table:table-cell>
          <table:table-cell office:value-type="float" office:value="0.0602439693658694" calcext:value-type="float">
            <text:p>0.0602439693658694</text:p>
          </table:table-cell>
          <table:table-cell office:value-type="float" office:value="1.29924970758021" calcext:value-type="float">
            <text:p>1.29924970758021</text:p>
          </table:table-cell>
          <table:table-cell office:value-type="float" office:value="0.29763862469001" calcext:value-type="float">
            <text:p>0.29763862469001</text:p>
          </table:table-cell>
          <table:table-cell office:value-type="float" office:value="0.229084640869503" calcext:value-type="float">
            <text:p>0.229084640869503</text:p>
          </table:table-cell>
          <table:table-cell office:value-type="float" office:value="28.9315356751527" calcext:value-type="float">
            <text:p>28.9315356751527</text:p>
          </table:table-cell>
          <table:table-cell office:value-type="float" office:value="2310.02158348736" calcext:value-type="float">
            <text:p>2310.02158348736</text:p>
          </table:table-cell>
          <table:table-cell office:value-type="float" office:value="49.2217890958921" calcext:value-type="float">
            <text:p>49.2217890958921</text:p>
          </table:table-cell>
          <table:table-cell office:value-type="float" office:value="0.0575182145440832" calcext:value-type="float">
            <text:p>0.0575182145440832</text:p>
          </table:table-cell>
          <table:table-cell office:value-type="float" office:value="1.30028046666438" calcext:value-type="float">
            <text:p>1.30028046666438</text:p>
          </table:table-cell>
          <table:table-cell office:value-type="float" office:value="0.296850887588258" calcext:value-type="float">
            <text:p>0.296850887588258</text:p>
          </table:table-cell>
          <table:table-cell office:value-type="float" office:value="0.22829725425719" calcext:value-type="float">
            <text:p>0.22829725425719</text:p>
          </table:table-cell>
          <table:table-cell office:value-type="float" office:value="1.95765462921094" calcext:value-type="float">
            <text:p>1.95765462921094</text:p>
          </table:table-cell>
          <table:table-cell office:value-type="float" office:value="1" calcext:value-type="float">
            <text:p>1</text:p>
          </table:table-cell>
          <table:table-cell office:value-type="float" office:value="693.205793703977" calcext:value-type="float">
            <text:p>693.205793703977</text:p>
          </table:table-cell>
          <table:table-cell office:value-type="float" office:value="2270.53719839036" calcext:value-type="float">
            <text:p>2270.53719839036</text:p>
          </table:table-cell>
          <table:table-cell office:value-type="float" office:value="0.305304750873673" calcext:value-type="float">
            <text:p>0.305304750873673</text:p>
          </table:table-cell>
          <table:table-cell office:value-type="float" office:value="42.3663584674915" calcext:value-type="float">
            <text:p>42.366358467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6.836164074891" calcext:value-type="float">
            <text:p>-116.836164074891</text:p>
          </table:table-cell>
          <table:table-cell office:value-type="float" office:value="1730.84778196619" calcext:value-type="float">
            <text:p>1730.84778196619</text:p>
          </table:table-cell>
          <table:table-cell office:value-type="float" office:value="14.01209722272" calcext:value-type="float">
            <text:p>14.01209722272</text:p>
          </table:table-cell>
          <table:table-cell office:value-type="float" office:value="0.0218527143469298" calcext:value-type="float">
            <text:p>0.0218527143469298</text:p>
          </table:table-cell>
          <table:table-cell office:value-type="float" office:value="1.32318323373793" calcext:value-type="float">
            <text:p>1.32318323373793</text:p>
          </table:table-cell>
          <table:table-cell office:value-type="float" office:value="0.280670478409496" calcext:value-type="float">
            <text:p>0.280670478409496</text:p>
          </table:table-cell>
          <table:table-cell office:value-type="float" office:value="0.212117569987132" calcext:value-type="float">
            <text:p>0.212117569987132</text:p>
          </table:table-cell>
          <table:table-cell office:value-type="float" office:value="1.95954536933299" calcext:value-type="float">
            <text:p>1.95954536933299</text:p>
          </table:table-cell>
          <table:table-cell office:value-type="float" office:value="0.0685531314427379" calcext:value-type="float">
            <text:p>0.0685531314427379</text:p>
          </table:table-cell>
          <table:table-cell office:value-type="float" office:value="-127.353186771131" calcext:value-type="float">
            <text:p>-127.353186771131</text:p>
          </table:table-cell>
          <table:table-cell office:value-type="float" office:value="1693.2990095143" calcext:value-type="float">
            <text:p>1693.2990095143</text:p>
          </table:table-cell>
          <table:table-cell office:value-type="float" office:value="12.8110857936373" calcext:value-type="float">
            <text:p>12.8110857936373</text:p>
          </table:table-cell>
          <table:table-cell office:value-type="float" office:value="0.0204227106357993" calcext:value-type="float">
            <text:p>0.0204227106357993</text:p>
          </table:table-cell>
          <table:table-cell office:value-type="float" office:value="1.3249385663809" calcext:value-type="float">
            <text:p>1.3249385663809</text:p>
          </table:table-cell>
          <table:table-cell office:value-type="float" office:value="0.279524748437289" calcext:value-type="float">
            <text:p>0.279524748437289</text:p>
          </table:table-cell>
          <table:table-cell office:value-type="float" office:value="0.210971812478665" calcext:value-type="float">
            <text:p>0.210971812478665</text:p>
          </table:table-cell>
          <table:table-cell office:value-type="float" office:value="1.95954536933299" calcext:value-type="float">
            <text:p>1.95954536933299</text:p>
          </table:table-cell>
          <table:table-cell office:value-type="float" office:value="1" calcext:value-type="float">
            <text:p>1</text:p>
          </table:table-cell>
          <table:table-cell office:value-type="float" office:value="725.690262984823" calcext:value-type="float">
            <text:p>725.690262984823</text:p>
          </table:table-cell>
          <table:table-cell office:value-type="float" office:value="1962.31286635799" calcext:value-type="float">
            <text:p>1962.31286635799</text:p>
          </table:table-cell>
          <table:table-cell office:value-type="float" office:value="0.369813741440573" calcext:value-type="float">
            <text:p>0.369813741440573</text:p>
          </table:table-cell>
          <table:table-cell office:value-type="float" office:value="119.925259891294" calcext:value-type="float">
            <text:p>119.925259891294</text:p>
          </table:table-cell>
          <table:table-cell office:value-type="float" office:value="1" calcext:value-type="float">
            <text:p>1</text:p>
          </table:table-cell>
          <table:table-cell office:value-type="float" office:value="12.3427762487842" calcext:value-type="float">
            <text:p>12.3427762487842</text:p>
          </table:table-cell>
          <table:table-cell office:value-type="float" office:value="0" calcext:value-type="float">
            <text:p>0</text:p>
          </table:table-cell>
          <table:table-cell office:value-type="float" office:value="2.18984244220243" calcext:value-type="float">
            <text:p>2.18984244220243</text:p>
          </table:table-cell>
          <table:table-cell office:value-type="float" office:value="44.7410076336905" calcext:value-type="float">
            <text:p>44.7410076336905</text:p>
          </table:table-cell>
          <table:table-cell office:value-type="float" office:value="-22.9029218087768" calcext:value-type="float">
            <text:p>-22.9029218087768</text:p>
          </table:table-cell>
          <table:table-cell office:value-type="float" office:value="3400" calcext:value-type="float">
            <text:p>3400</text:p>
          </table:table-cell>
          <table:table-cell office:value-type="float" office:value="12.6582303657954" calcext:value-type="float">
            <text:p>12.6582303657954</text:p>
          </table:table-cell>
          <table:table-cell office:value-type="float" office:value="0.0100471850625184" calcext:value-type="float">
            <text:p>0.0100471850625184</text:p>
          </table:table-cell>
          <table:table-cell office:value-type="float" office:value="1.25188892408495" calcext:value-type="float">
            <text:p>1.25188892408495</text:p>
          </table:table-cell>
          <table:table-cell office:value-type="float" office:value="0.343956365302564" calcext:value-type="float">
            <text:p>0.343956365302564</text:p>
          </table:table-cell>
          <table:table-cell office:value-type="float" office:value="0.274712724002234" calcext:value-type="float">
            <text:p>0.274712724002234</text:p>
          </table:table-cell>
          <table:table-cell office:value-type="float" office:value="0.0685706232259368" calcext:value-type="float">
            <text:p>0.0685706232259368</text:p>
          </table:table-cell>
          <table:table-cell office:value-type="float" office:value="-24.4348496537824" calcext:value-type="float">
            <text:p>-24.4348496537824</text:p>
          </table:table-cell>
          <table:table-cell office:value-type="float" office:value="3395.52254454418" calcext:value-type="float">
            <text:p>3395.52254454418</text:p>
          </table:table-cell>
          <table:table-cell office:value-type="float" office:value="12.5752730646896" calcext:value-type="float">
            <text:p>12.5752730646896</text:p>
          </table:table-cell>
          <table:table-cell office:value-type="float" office:value="0.00999455738462558" calcext:value-type="float">
            <text:p>0.00999455738462558</text:p>
          </table:table-cell>
          <table:table-cell office:value-type="float" office:value="1.25207551452508" calcext:value-type="float">
            <text:p>1.25207551452508</text:p>
          </table:table-cell>
          <table:table-cell office:value-type="float" office:value="0.343704666089742" calcext:value-type="float">
            <text:p>0.343704666089742</text:p>
          </table:table-cell>
          <table:table-cell office:value-type="float" office:value="0.274471395455101" calcext:value-type="float">
            <text:p>0.274471395455101</text:p>
          </table:table-cell>
          <table:table-cell office:value-type="float" office:value="2.18984244220243" calcext:value-type="float">
            <text:p>2.18984244220243</text:p>
          </table:table-cell>
          <table:table-cell office:value-type="float" office:value="1" calcext:value-type="float">
            <text:p>1</text:p>
          </table:table-cell>
          <table:table-cell office:value-type="float" office:value="276.964460860429" calcext:value-type="float">
            <text:p>276.964460860429</text:p>
          </table:table-cell>
          <table:table-cell office:value-type="float" office:value="2701.63263140299" calcext:value-type="float">
            <text:p>2701.63263140299</text:p>
          </table:table-cell>
          <table:table-cell office:value-type="float" office:value="0.102517439877308" calcext:value-type="float">
            <text:p>0.102517439877308</text:p>
          </table:table-cell>
          <table:table-cell office:value-type="float" office:value="2327.45150959417" calcext:value-type="float">
            <text:p>2327.45150959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6159469311409" calcext:value-type="float">
            <text:p>1.96159469311409</text:p>
          </table:table-cell>
          <table:table-cell table:number-columns-repeated="2" office:value-type="float" office:value="1.96028284035286" calcext:value-type="float">
            <text:p>1.96028284035286</text:p>
          </table:table-cell>
          <table:table-cell table:number-columns-repeated="2" office:value-type="float" office:value="0.825945635405905" calcext:value-type="float">
            <text:p>0.825945635405905</text:p>
          </table:table-cell>
          <table:table-cell office:value-type="float" office:value="11.9793286319775" calcext:value-type="float">
            <text:p>11.9793286319775</text:p>
          </table:table-cell>
          <table:table-cell office:value-type="float" office:value="82594.5635405905" calcext:value-type="float">
            <text:p>82594.5635405905</text:p>
          </table:table-cell>
          <table:table-cell office:value-type="float" office:value="11.9793286319775" calcext:value-type="float">
            <text:p>11.9793286319775</text:p>
          </table:table-cell>
          <table:table-cell table:number-columns-repeated="3" office:value-type="float" office:value="927.788858768273" calcext:value-type="float">
            <text:p>927.788858768273</text:p>
          </table:table-cell>
          <table:table-cell office:value-type="float" office:value="1670.01994578289" calcext:value-type="float">
            <text:p>1670.01994578289</text:p>
          </table:table-cell>
          <table:table-cell/>
          <table:table-cell table:number-columns-repeated="2" office:value-type="float" office:value="0.0345203757211702" calcext:value-type="float">
            <text:p>0.0345203757211702</text:p>
          </table:table-cell>
          <table:table-cell office:value-type="float" office:value="-133.851683463154" calcext:value-type="float">
            <text:p>-133.851683463154</text:p>
          </table:table-cell>
          <table:table-cell/>
          <table:table-cell office:value-type="float" office:value="1.32604965998934" calcext:value-type="float">
            <text:p>1.32604965998934</text:p>
          </table:table-cell>
          <table:table-cell/>
          <table:table-cell office:value-type="float" office:value="0.278805900501316" calcext:value-type="float">
            <text:p>0.278805900501316</text:p>
          </table:table-cell>
          <table:table-cell office:value-type="float" office:value="0.210252946288833" calcext:value-type="float">
            <text:p>0.210252946288833</text:p>
          </table:table-cell>
          <table:table-cell office:value-type="float" office:value="0.0193629669929031" calcext:value-type="float">
            <text:p>0.0193629669929031</text:p>
          </table:table-cell>
          <table:table-cell/>
          <table:table-cell office:value-type="float" office:value="0.0685531375309463" calcext:value-type="float">
            <text:p>0.0685531375309463</text:p>
          </table:table-cell>
          <table:table-cell/>
          <table:table-cell office:value-type="float" office:value="99.443396123752" calcext:value-type="float">
            <text:p>99.443396123752</text:p>
          </table:table-cell>
          <table:table-cell office:value-type="float" office:value="12.3427762487842" calcext:value-type="float">
            <text:p>12.3427762487842</text:p>
          </table:table-cell>
          <table:table-cell/>
          <table:table-cell table:number-columns-repeated="2" office:value-type="float" office:value="12.3427762487842" calcext:value-type="float">
            <text:p>12.3427762487842</text:p>
          </table:table-cell>
          <table:table-cell office:value-type="float" office:value="923.054822186553" calcext:value-type="float">
            <text:p>923.054822186553</text:p>
          </table:table-cell>
          <table:table-cell office:value-type="float" office:value="1949.59446869458" calcext:value-type="float">
            <text:p>1949.59446869458</text:p>
          </table:table-cell>
          <table:table-cell office:value-type="float" office:value="0.473459910257447" calcext:value-type="float">
            <text:p>0.473459910257447</text:p>
          </table:table-cell>
          <table:table-cell/>
          <table:table-cell table:number-columns-repeated="2" office:value-type="float" office:value="-116.836164074891" calcext:value-type="float">
            <text:p>-116.836164074891</text:p>
          </table:table-cell>
          <table:table-cell table:number-columns-repeated="2"/>
          <table:table-cell office:value-type="float" office:value="0.100535177591382" calcext:value-type="float">
            <text:p>0.100535177591382</text:p>
          </table:table-cell>
          <table:table-cell office:value-type="float" office:value="155.829836926316" calcext:value-type="float">
            <text:p>155.829836926316</text:p>
          </table:table-cell>
          <table:table-cell office:value-type="float" office:value="13.8621677824369" calcext:value-type="float">
            <text:p>13.8621677824369</text:p>
          </table:table-cell>
          <table:table-cell office:value-type="float" office:value="13.6053912659989" calcext:value-type="float">
            <text:p>13.6053912659989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13.9056105047976" calcext:value-type="float">
            <text:p>13.9056105047976</text:p>
          </table:table-cell>
          <table:table-cell office:value-type="float" office:value="30.6566234894947" calcext:value-type="float">
            <text:p>30.6566234894947</text:p>
          </table:table-cell>
          <table:table-cell office:value-type="float" office:value="5.59858913106574" calcext:value-type="float">
            <text:p>5.59858913106574</text:p>
          </table:table-cell>
          <table:table-cell office:value-type="float" office:value="82594.5635405905" calcext:value-type="float">
            <text:p>82594.5635405905</text:p>
          </table:table-cell>
          <table:table-cell office:value-type="float" office:value="281.347109802461" calcext:value-type="float">
            <text:p>281.347109802461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154.806675370484" calcext:value-type="float">
            <text:p>154.806675370484</text:p>
          </table:table-cell>
          <table:table-cell office:value-type="float" office:value="507.895916569831" calcext:value-type="float">
            <text:p>507.895916569831</text:p>
          </table:table-cell>
          <table:table-cell office:value-type="float" office:value="1730.84778977831" calcext:value-type="float">
            <text:p>1730.84778977831</text:p>
          </table:table-cell>
          <table:table-cell office:value-type="float" office:value="0.0216188901530887" calcext:value-type="float">
            <text:p>0.0216188901530887</text:p>
          </table:table-cell>
          <table:table-cell office:value-type="float" office:value="1.32318325077369" calcext:value-type="float">
            <text:p>1.32318325077369</text:p>
          </table:table-cell>
          <table:table-cell office:value-type="float" office:value="0.280670475215867" calcext:value-type="float">
            <text:p>0.280670475215867</text:p>
          </table:table-cell>
          <table:table-cell office:value-type="float" office:value="0.212117565097944" calcext:value-type="float">
            <text:p>0.212117565097944</text:p>
          </table:table-cell>
          <table:table-cell office:value-type="float" office:value="0.0685531316100162" calcext:value-type="float">
            <text:p>0.0685531316100162</text:p>
          </table:table-cell>
          <table:table-cell office:value-type="float" office:value="-129.004230382821" calcext:value-type="float">
            <text:p>-129.004230382821</text:p>
          </table:table-cell>
          <table:table-cell office:value-type="float" office:value="1687.39028308261" calcext:value-type="float">
            <text:p>1687.39028308261</text:p>
          </table:table-cell>
          <table:table-cell office:value-type="float" office:value="12.4947072914766" calcext:value-type="float">
            <text:p>12.4947072914766</text:p>
          </table:table-cell>
          <table:table-cell office:value-type="float" office:value="0.0199881056780946" calcext:value-type="float">
            <text:p>0.0199881056780946</text:p>
          </table:table-cell>
          <table:table-cell office:value-type="float" office:value="1.32521888524883" calcext:value-type="float">
            <text:p>1.32521888524883</text:p>
          </table:table-cell>
          <table:table-cell office:value-type="float" office:value="0.279342931845255" calcext:value-type="float">
            <text:p>0.279342931845255</text:p>
          </table:table-cell>
          <table:table-cell office:value-type="float" office:value="0.210789990118985" calcext:value-type="float">
            <text:p>0.210789990118985</text:p>
          </table:table-cell>
          <table:table-cell office:value-type="float" office:value="1.96028284035286" calcext:value-type="float">
            <text:p>1.96028284035286</text:p>
          </table:table-cell>
          <table:table-cell office:value-type="float" office:value="1" calcext:value-type="float">
            <text:p>1</text:p>
          </table:table-cell>
          <table:table-cell office:value-type="float" office:value="780.576862889226" calcext:value-type="float">
            <text:p>780.576862889226</text:p>
          </table:table-cell>
          <table:table-cell office:value-type="float" office:value="1959.09337356032" calcext:value-type="float">
            <text:p>1959.09337356032</text:p>
          </table:table-cell>
          <table:table-cell office:value-type="float" office:value="0.39843780466199" calcext:value-type="float">
            <text:p>0.39843780466199</text:p>
          </table:table-cell>
          <table:table-cell office:value-type="float" office:value="113.916868270601" calcext:value-type="float">
            <text:p>113.916868270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0.0610905628216061" calcext:value-type="float">
            <text:p>0.0610905628216061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0.240498949467916" calcext:value-type="float">
            <text:p>0.240498949467916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1.67199553039354" calcext:value-type="float">
            <text:p>1.6719955303935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8.46319782272651" calcext:value-type="float">
            <text:p>8.46319782272651</text:p>
          </table:table-cell>
          <table:table-cell office:value-type="float" office:value="579.674025080742" calcext:value-type="float">
            <text:p>579.674025080742</text:p>
          </table:table-cell>
          <table:table-cell office:value-type="float" office:value="0.0557778120878869" calcext:value-type="float">
            <text:p>0.0557778120878869</text:p>
          </table:table-cell>
          <table:table-cell office:value-type="float" office:value="1.39920673711176" calcext:value-type="float">
            <text:p>1.39920673711176</text:p>
          </table:table-cell>
          <table:table-cell office:value-type="float" office:value="0.240303431440597" calcext:value-type="float">
            <text:p>0.240303431440597</text:p>
          </table:table-cell>
          <table:table-cell office:value-type="float" office:value="0.17174261935341" calcext:value-type="float">
            <text:p>0.17174261935341</text:p>
          </table:table-cell>
          <table:table-cell office:value-type="float" office:value="1.67199553039354" calcext:value-type="float">
            <text:p>1.67199553039354</text:p>
          </table:table-cell>
          <table:table-cell office:value-type="float" office:value="1" calcext:value-type="float">
            <text:p>1</text:p>
          </table:table-cell>
          <table:table-cell office:value-type="float" office:value="1179.94169731113" calcext:value-type="float">
            <text:p>1179.94169731113</text:p>
          </table:table-cell>
          <table:table-cell office:value-type="float" office:value="0.43044153599049" calcext:value-type="float">
            <text:p>0.43044153599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8305605593859" calcext:value-type="float">
            <text:p>-23.8305605593859</text:p>
          </table:table-cell>
          <table:table-cell office:value-type="float" office:value="947.868548294468" calcext:value-type="float">
            <text:p>947.868548294468</text:p>
          </table:table-cell>
          <table:table-cell office:value-type="float" office:value="13.5255162220916" calcext:value-type="float">
            <text:p>13.5255162220916</text:p>
          </table:table-cell>
          <table:table-cell office:value-type="float" office:value="0.0385152201825721" calcext:value-type="float">
            <text:p>0.0385152201825721</text:p>
          </table:table-cell>
          <table:table-cell office:value-type="float" office:value="1.37948231302873" calcext:value-type="float">
            <text:p>1.37948231302873</text:p>
          </table:table-cell>
          <table:table-cell office:value-type="float" office:value="0.24922211955684" calcext:value-type="float">
            <text:p>0.24922211955684</text:p>
          </table:table-cell>
          <table:table-cell office:value-type="float" office:value="0.180663508734963" calcext:value-type="float">
            <text:p>0.180663508734963</text:p>
          </table:table-cell>
          <table:table-cell office:value-type="float" office:value="1.79077310543896" calcext:value-type="float">
            <text:p>1.79077310543896</text:p>
          </table:table-cell>
          <table:table-cell office:value-type="float" office:value="0.0685585734149838" calcext:value-type="float">
            <text:p>0.0685585734149838</text:p>
          </table:table-cell>
          <table:table-cell office:value-type="float" office:value="-33.761269613257" calcext:value-type="float">
            <text:p>-33.761269613257</text:p>
          </table:table-cell>
          <table:table-cell office:value-type="float" office:value="907.926575414332" calcext:value-type="float">
            <text:p>907.926575414332</text:p>
          </table:table-cell>
          <table:table-cell office:value-type="float" office:value="11.5704078987159" calcext:value-type="float">
            <text:p>11.5704078987159</text:p>
          </table:table-cell>
          <table:table-cell office:value-type="float" office:value="0.0343973184242627" calcext:value-type="float">
            <text:p>0.0343973184242627</text:p>
          </table:table-cell>
          <table:table-cell office:value-type="float" office:value="1.38183069335037" calcext:value-type="float">
            <text:p>1.38183069335037</text:p>
          </table:table-cell>
          <table:table-cell office:value-type="float" office:value="0.248111019117899" calcext:value-type="float">
            <text:p>0.248111019117899</text:p>
          </table:table-cell>
          <table:table-cell office:value-type="float" office:value="0.179552398510472" calcext:value-type="float">
            <text:p>0.179552398510472</text:p>
          </table:table-cell>
          <table:table-cell office:value-type="float" office:value="1.79077310543896" calcext:value-type="float">
            <text:p>1.79077310543896</text:p>
          </table:table-cell>
          <table:table-cell office:value-type="float" office:value="1" calcext:value-type="float">
            <text:p>1</text:p>
          </table:table-cell>
          <table:table-cell office:value-type="float" office:value="705.17193488967" calcext:value-type="float">
            <text:p>705.17193488967</text:p>
          </table:table-cell>
          <table:table-cell office:value-type="float" office:value="1467.48463144064" calcext:value-type="float">
            <text:p>1467.48463144064</text:p>
          </table:table-cell>
          <table:table-cell office:value-type="float" office:value="0.480531052783426" calcext:value-type="float">
            <text:p>0.480531052783426</text:p>
          </table:table-cell>
          <table:table-cell office:value-type="float" office:value="255.273233050068" calcext:value-type="float">
            <text:p>255.273233050068</text:p>
          </table:table-cell>
          <table:table-cell office:value-type="float" office:value="1" calcext:value-type="float">
            <text:p>1</text:p>
          </table:table-cell>
          <table:table-cell office:value-type="float" office:value="42.9993997382789" calcext:value-type="float">
            <text:p>42.9993997382789</text:p>
          </table:table-cell>
          <table:table-cell office:value-type="float" office:value="0" calcext:value-type="float">
            <text:p>0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114.024475034183" calcext:value-type="float">
            <text:p>114.024475034183</text:p>
          </table:table-cell>
          <table:table-cell office:value-type="float" office:value="1033.98032272638" calcext:value-type="float">
            <text:p>1033.98032272638</text:p>
          </table:table-cell>
          <table:table-cell office:value-type="float" office:value="1" calcext:value-type="float">
            <text:p>1</text:p>
          </table:table-cell>
          <table:table-cell office:value-type="float" office:value="5033.73619734602" calcext:value-type="float">
            <text:p>5033.73619734602</text:p>
          </table:table-cell>
          <table:table-cell office:value-type="float" office:value="0.273394243393321" calcext:value-type="float">
            <text:p>0.273394243393321</text:p>
          </table:table-cell>
          <table:table-cell office:value-type="float" office:value="1.7416078954116" calcext:value-type="float">
            <text:p>1.7416078954116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13.7525434812483" calcext:value-type="float">
            <text:p>13.7525434812483</text:p>
          </table:table-cell>
          <table:table-cell office:value-type="float" office:value="0.0617513017503347" calcext:value-type="float">
            <text:p>0.0617513017503347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0.240498949467917" calcext:value-type="float">
            <text:p>0.240498949467917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8.41853873561557" calcext:value-type="float">
            <text:p>8.41853873561557</text:p>
          </table:table-cell>
          <table:table-cell office:value-type="float" office:value="579.48817174901" calcext:value-type="float">
            <text:p>579.48817174901</text:p>
          </table:table-cell>
          <table:table-cell office:value-type="float" office:value="12.0952924927378" calcext:value-type="float">
            <text:p>12.0952924927378</text:p>
          </table:table-cell>
          <table:table-cell office:value-type="float" office:value="0.0563358219662459" calcext:value-type="float">
            <text:p>0.0563358219662459</text:p>
          </table:table-cell>
          <table:table-cell office:value-type="float" office:value="1.39921042152392" calcext:value-type="float">
            <text:p>1.39921042152392</text:p>
          </table:table-cell>
          <table:table-cell office:value-type="float" office:value="0.240301846453287" calcext:value-type="float">
            <text:p>0.240301846453287</text:p>
          </table:table-cell>
          <table:table-cell office:value-type="float" office:value="0.171741034346709" calcext:value-type="float">
            <text:p>0.171741034346709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1" calcext:value-type="float">
            <text:p>1</text:p>
          </table:table-cell>
          <table:table-cell office:value-type="float" office:value="510.092646782295" calcext:value-type="float">
            <text:p>510.092646782295</text:p>
          </table:table-cell>
          <table:table-cell office:value-type="float" office:value="1179.754080749" calcext:value-type="float">
            <text:p>1179.754080749</text:p>
          </table:table-cell>
          <table:table-cell office:value-type="float" office:value="0.432372013037198" calcext:value-type="float">
            <text:p>0.432372013037198</text:p>
          </table:table-cell>
          <table:table-cell office:value-type="float" office:value="214.102178269984" calcext:value-type="float">
            <text:p>214.102178269984</text:p>
          </table:table-cell>
          <table:table-cell office:value-type="float" office:value="1" calcext:value-type="float">
            <text:p>1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0" calcext:value-type="float">
            <text:p>0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13.7525434812483" calcext:value-type="float">
            <text:p>13.7525434812483</text:p>
          </table:table-cell>
          <table:table-cell office:value-type="float" office:value="0.0617513017503347" calcext:value-type="float">
            <text:p>0.0617513017503347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0.240498949467917" calcext:value-type="float">
            <text:p>0.240498949467917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1.345810743205" calcext:value-type="float">
            <text:p>11.345810743205</text:p>
          </table:table-cell>
          <table:table-cell office:value-type="float" office:value="591.667641910169" calcext:value-type="float">
            <text:p>591.667641910169</text:p>
          </table:table-cell>
          <table:table-cell office:value-type="float" office:value="13.0101723472686" calcext:value-type="float">
            <text:p>13.0101723472686</text:p>
          </table:table-cell>
          <table:table-cell office:value-type="float" office:value="0.059349637019612" calcext:value-type="float">
            <text:p>0.059349637019612</text:p>
          </table:table-cell>
          <table:table-cell office:value-type="float" office:value="1.39895982547739" calcext:value-type="float">
            <text:p>1.39895982547739</text:p>
          </table:table-cell>
          <table:table-cell office:value-type="float" office:value="0.240409716666264" calcext:value-type="float">
            <text:p>0.240409716666264</text:p>
          </table:table-cell>
          <table:table-cell office:value-type="float" office:value="0.171848905805086" calcext:value-type="float">
            <text:p>0.171848905805086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1" calcext:value-type="float">
            <text:p>1</text:p>
          </table:table-cell>
          <table:table-cell office:value-type="float" office:value="337.068442631689" calcext:value-type="float">
            <text:p>337.068442631689</text:p>
          </table:table-cell>
          <table:table-cell office:value-type="float" office:value="1191.98067772609" calcext:value-type="float">
            <text:p>1191.98067772609</text:p>
          </table:table-cell>
          <table:table-cell office:value-type="float" office:value="0.282780122975404" calcext:value-type="float">
            <text:p>0.282780122975404</text:p>
          </table:table-cell>
          <table:table-cell office:value-type="float" office:value="86.8783099041836" calcext:value-type="float">
            <text:p>86.8783099041836</text:p>
          </table:table-cell>
          <table:table-cell office:value-type="float" office:value="1" calcext:value-type="float">
            <text:p>1</text:p>
          </table:table-cell>
          <table:table-cell office:value-type="float" office:value="12.0693820053909" calcext:value-type="float">
            <text:p>12.06938200539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3.854" calcext:value-type="float">
            <text:p>393.854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0.000736627" calcext:value-type="float">
            <text:p>0.000736627</text:p>
          </table:table-cell>
          <table:table-cell office:value-type="float" office:value="-0.0000000286789336077308" calcext:value-type="float">
            <text:p>-2.86789336077308E-08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0.239638920716353" calcext:value-type="float">
            <text:p>0.239638920716353</text:p>
          </table:table-cell>
          <table:table-cell office:value-type="float" office:value="0.17103219823805" calcext:value-type="float">
            <text:p>0.17103219823805</text:p>
          </table:table-cell>
          <table:table-cell office:value-type="float" office:value="0.000379600856924544" calcext:value-type="float">
            <text:p>0.000379600856924544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4" calcext:value-type="float">
            <text:p>3.45802999631634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0236977073307561" calcext:value-type="float">
            <text:p>0.023697707330756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333.444388476514" calcext:value-type="float">
            <text:p>333.444388476514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0.8" calcext:value-type="float">
            <text:p>0.8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743559642352" calcext:value-type="float">
            <text:p>0.239743559642352</text:p>
          </table:table-cell>
          <table:table-cell office:value-type="float" office:value="0.171136847212449" calcext:value-type="float">
            <text:p>0.171136847212449</text:p>
          </table:table-cell>
          <table:table-cell office:value-type="float" office:value="0.000512961171690678" calcext:value-type="float">
            <text:p>0.000512961171690678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74.4118106441911" calcext:value-type="float">
            <text:p>-74.4118106441911</text:p>
          </table:table-cell>
          <table:table-cell office:value-type="float" office:value="1.96159469311409" calcext:value-type="float">
            <text:p>1.96159469311409</text:p>
          </table:table-cell>
          <table:table-cell office:value-type="float" office:value="1.32604965998934" calcext:value-type="float">
            <text:p>1.32604965998934</text:p>
          </table:table-cell>
          <table:table-cell office:value-type="float" office:value="0.278992481887885" calcext:value-type="float">
            <text:p>0.278992481887885</text:p>
          </table:table-cell>
          <table:table-cell office:value-type="float" office:value="0.210393650937401" calcext:value-type="float">
            <text:p>0.210393650937401</text:p>
          </table:table-cell>
          <table:table-cell office:value-type="float" office:value="0.000310164977587018" calcext:value-type="float">
            <text:p>0.000310164977587018</text:p>
          </table:table-cell>
          <table:table-cell office:value-type="float" office:value="287.018276214566" calcext:value-type="float">
            <text:p>287.018276214566</text:p>
          </table:table-cell>
          <table:table-cell office:value-type="float" office:value="1670.01994578289" calcext:value-type="float">
            <text:p>1670.01994578289</text:p>
          </table:table-cell>
          <table:table-cell office:value-type="float" office:value="11.9793286319775" calcext:value-type="float">
            <text:p>11.9793286319775</text:p>
          </table:table-cell>
          <table:table-cell office:value-type="float" office:value="-133.851683463154" calcext:value-type="float">
            <text:p>-133.851683463154</text:p>
          </table:table-cell>
          <table:table-cell office:value-type="float" office:value="1.96028284035286" calcext:value-type="float">
            <text:p>1.96028284035286</text:p>
          </table:table-cell>
          <table:table-cell office:value-type="float" office:value="1.32604965998934" calcext:value-type="float">
            <text:p>1.32604965998934</text:p>
          </table:table-cell>
          <table:table-cell office:value-type="float" office:value="0.278805900501316" calcext:value-type="float">
            <text:p>0.278805900501316</text:p>
          </table:table-cell>
          <table:table-cell office:value-type="float" office:value="0.210252946288833" calcext:value-type="float">
            <text:p>0.210252946288833</text:p>
          </table:table-cell>
          <table:table-cell office:value-type="float" office:value="0.0193629669929031" calcext:value-type="float">
            <text:p>0.0193629669929031</text:p>
          </table:table-cell>
          <table:table-cell office:value-type="float" office:value="0.0685531375309463" calcext:value-type="float">
            <text:p>0.0685531375309463</text:p>
          </table:table-cell>
          <table:table-cell office:value-type="float" office:value="99.443396123752" calcext:value-type="float">
            <text:p>99.443396123752</text:p>
          </table:table-cell>
          <table:table-cell office:value-type="float" office:value="12.3427762487842" calcext:value-type="float">
            <text:p>12.3427762487842</text:p>
          </table:table-cell>
          <table:table-cell office:value-type="float" office:value="923.054822186553" calcext:value-type="float">
            <text:p>923.054822186553</text:p>
          </table:table-cell>
          <table:table-cell office:value-type="float" office:value="1949.59446869458" calcext:value-type="float">
            <text:p>1949.59446869458</text:p>
          </table:table-cell>
          <table:table-cell office:value-type="float" office:value="0.473459910257447" calcext:value-type="float">
            <text:p>0.473459910257447</text:p>
          </table:table-cell>
          <table:table-cell table:number-columns-repeated="4"/>
          <table:table-cell office:value-type="float" office:value="21.6472850935786" calcext:value-type="float">
            <text:p>21.6472850935786</text:p>
          </table:table-cell>
          <table:table-cell office:value-type="float" office:value="5033.73619734602" calcext:value-type="float">
            <text:p>5033.73619734602</text:p>
          </table:table-cell>
          <table:table-cell office:value-type="float" office:value="3999.75587461964" calcext:value-type="float">
            <text:p>3999.75587461964</text:p>
          </table:table-cell>
          <table:table-cell office:value-type="float" office:value="1.81361261214157" calcext:value-type="float">
            <text:p>1.81361261214157</text:p>
          </table:table-cell>
          <table:table-cell office:value-type="float" office:value="7254.00769969771" calcext:value-type="float">
            <text:p>7254.00769969771</text:p>
          </table:table-cell>
          <table:table-cell office:value-type="float" office:value="2.01500213880492" calcext:value-type="float">
            <text:p>2.01500213880492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788845" calcext:value-type="float">
            <text:p>5.27265258788845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0.238422775625006" calcext:value-type="float">
            <text:p>0.238422775625006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0.215124981669508" calcext:value-type="float">
            <text:p>0.215124981669508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927.788858768273" calcext:value-type="float">
            <text:p>927.788858768273</text:p>
          </table:table-cell>
          <table:table-cell office:value-type="float" office:value="0.0345203757211702" calcext:value-type="float">
            <text:p>0.0345203757211702</text:p>
          </table:table-cell>
          <table:table-cell office:value-type="float" office:value="927.788858768273" calcext:value-type="float">
            <text:p>927.788858768273</text:p>
          </table:table-cell>
          <table:table-cell office:value-type="float" office:value="-311339.015735296" calcext:value-type="float">
            <text:p>-311339.015735296</text:p>
          </table:table-cell>
          <table:table-cell office:value-type="float" office:value="1.32604965998934" calcext:value-type="float">
            <text:p>1.32604965998934</text:p>
          </table:table-cell>
          <table:table-cell office:value-type="float" office:value="0.310164977587018" calcext:value-type="float">
            <text:p>0.310164977587018</text:p>
          </table:table-cell>
          <table:table-cell office:value-type="float" office:value="287.018276214566" calcext:value-type="float">
            <text:p>287.018276214566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5.59858913106574" calcext:value-type="float">
            <text:p>5.59858913106574</text:p>
          </table:table-cell>
          <table:table-cell office:value-type="float" office:value="-271760.917638196" calcext:value-type="float">
            <text:p>-271760.917638196</text:p>
          </table:table-cell>
          <table:table-cell office:value-type="float" office:value="1.32318325077369" calcext:value-type="float">
            <text:p>1.32318325077369</text:p>
          </table:table-cell>
          <table:table-cell office:value-type="float" office:value="0.955762825189154" calcext:value-type="float">
            <text:p>0.955762825189154</text:p>
          </table:table-cell>
          <table:table-cell office:value-type="float" office:value="0.5" calcext:value-type="float">
            <text:p>0.5</text:p>
          </table:table-cell>
          <table:table-cell office:value-type="float" office:value="0.825945635405905" calcext:value-type="float">
            <text:p>0.825945635405905</text:p>
          </table:table-cell>
          <table:table-cell office:value-type="float" office:value="281.347109802461" calcext:value-type="float">
            <text:p>281.347109802461</text:p>
          </table:table-cell>
          <table:table-cell office:value-type="float" office:value="594.236394058109" calcext:value-type="float">
            <text:p>594.236394058109</text:p>
          </table:table-cell>
          <table:table-cell office:value-type="float" office:value="0.473459910257447" calcext:value-type="float">
            <text:p>0.473459910257447</text:p>
          </table:table-cell>
        </table:table-row>
        <table:table-row table:style-name="ro1">
          <table:table-cell office:value-type="string" calcext:value-type="string">
            <text:p>OD_35K_080M_T4_2700</text:p>
          </table:table-cell>
          <table:table-cell table:number-columns-repeated="2" office:value-type="float" office:value="-23.8401294258354" calcext:value-type="float">
            <text:p>-23.8401294258354</text:p>
          </table:table-cell>
          <table:table-cell office:value-type="float" office:value="917.084570525548" calcext:value-type="float">
            <text:p>917.084570525548</text:p>
          </table:table-cell>
          <table:table-cell office:value-type="float" office:value="12.5325263292775" calcext:value-type="float">
            <text:p>12.5325263292775</text:p>
          </table:table-cell>
          <table:table-cell office:value-type="float" office:value="0.0368854442777143" calcext:value-type="float">
            <text:p>0.0368854442777143</text:p>
          </table:table-cell>
          <table:table-cell office:value-type="float" office:value="1.38156576881418" calcext:value-type="float">
            <text:p>1.38156576881418</text:p>
          </table:table-cell>
          <table:table-cell office:value-type="float" office:value="0.248236169170183" calcext:value-type="float">
            <text:p>0.248236169170183</text:p>
          </table:table-cell>
          <table:table-cell office:value-type="float" office:value="0.179677414394479" calcext:value-type="float">
            <text:p>0.179677414394479</text:p>
          </table:table-cell>
          <table:table-cell office:value-type="float" office:value="1.7874175999585" calcext:value-type="float">
            <text:p>1.7874175999585</text:p>
          </table:table-cell>
          <table:table-cell office:value-type="float" office:value="0.0685587105117622" calcext:value-type="float">
            <text:p>0.0685587105117622</text:p>
          </table:table-cell>
          <table:table-cell office:value-type="float" office:value="-30.6173790613517" calcext:value-type="float">
            <text:p>-30.6173790613517</text:p>
          </table:table-cell>
          <table:table-cell office:value-type="float" office:value="889.738364450034" calcext:value-type="float">
            <text:p>889.738364450034</text:p>
          </table:table-cell>
          <table:table-cell office:value-type="float" office:value="11.2334696157139" calcext:value-type="float">
            <text:p>11.2334696157139</text:p>
          </table:table-cell>
          <table:table-cell office:value-type="float" office:value="0.0340782571660021" calcext:value-type="float">
            <text:p>0.0340782571660021</text:p>
          </table:table-cell>
          <table:table-cell office:value-type="float" office:value="1.38313104864986" calcext:value-type="float">
            <text:p>1.38313104864986</text:p>
          </table:table-cell>
          <table:table-cell office:value-type="float" office:value="0.247502121355101" calcext:value-type="float">
            <text:p>0.247502121355101</text:p>
          </table:table-cell>
          <table:table-cell office:value-type="float" office:value="0.178943360478897" calcext:value-type="float">
            <text:p>0.178943360478897</text:p>
          </table:table-cell>
          <table:table-cell office:value-type="float" office:value="1.7874175999585" calcext:value-type="float">
            <text:p>1.7874175999585</text:p>
          </table:table-cell>
          <table:table-cell office:value-type="float" office:value="1" calcext:value-type="float">
            <text:p>1</text:p>
          </table:table-cell>
          <table:table-cell office:value-type="float" office:value="582.547887626711" calcext:value-type="float">
            <text:p>582.547887626711</text:p>
          </table:table-cell>
          <table:table-cell office:value-type="float" office:value="1453.39625736833" calcext:value-type="float">
            <text:p>1453.39625736833</text:p>
          </table:table-cell>
          <table:table-cell office:value-type="float" office:value="0.400818348522192" calcext:value-type="float">
            <text:p>0.400818348522192</text:p>
          </table:table-cell>
          <table:table-cell office:value-type="float" office:value="291.99737051925" calcext:value-type="float">
            <text:p>291.99737051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.255521409626" calcext:value-type="float">
            <text:p>40.255521409626</text:p>
          </table:table-cell>
          <table:table-cell office:value-type="float" office:value="0" calcext:value-type="float">
            <text:p>0</text:p>
          </table:table-cell>
          <table:table-cell office:value-type="float" office:value="10.6075878424351" calcext:value-type="float">
            <text:p>10.6075878424351</text:p>
          </table:table-cell>
          <table:table-cell office:value-type="float" office:value="103.529541136723" calcext:value-type="float">
            <text:p>103.529541136723</text:p>
          </table:table-cell>
          <table:table-cell office:value-type="float" office:value="1128.90923720633" calcext:value-type="float">
            <text:p>1128.90923720633</text:p>
          </table:table-cell>
          <table:table-cell office:value-type="float" office:value="143.208664138605" calcext:value-type="float">
            <text:p>143.208664138605</text:p>
          </table:table-cell>
          <table:table-cell office:value-type="float" office:value="0.247524497635466" calcext:value-type="float">
            <text:p>0.247524497635466</text:p>
          </table:table-cell>
          <table:table-cell office:value-type="float" office:value="1.37262853266018" calcext:value-type="float">
            <text:p>1.37262853266018</text:p>
          </table:table-cell>
          <table:table-cell office:value-type="float" office:value="0.252552274584279" calcext:value-type="float">
            <text:p>0.252552274584279</text:p>
          </table:table-cell>
          <table:table-cell office:value-type="float" office:value="0.183991692684199" calcext:value-type="float">
            <text:p>0.183991692684199</text:p>
          </table:table-cell>
          <table:table-cell office:value-type="float" office:value="1.68720740699001" calcext:value-type="float">
            <text:p>1.68720740699001</text:p>
          </table:table-cell>
          <table:table-cell office:value-type="float" office:value="0.068560739798263" calcext:value-type="float">
            <text:p>0.068560739798263</text:p>
          </table:table-cell>
          <table:table-cell office:value-type="float" office:value="139.919275319636" calcext:value-type="float">
            <text:p>139.919275319636</text:p>
          </table:table-cell>
          <table:table-cell office:value-type="float" office:value="1115.87395695886" calcext:value-type="float">
            <text:p>1115.87395695886</text:p>
          </table:table-cell>
          <table:table-cell office:value-type="float" office:value="99.197280275821" calcext:value-type="float">
            <text:p>99.197280275821</text:p>
          </table:table-cell>
          <table:table-cell office:value-type="float" office:value="0.239937174301078" calcext:value-type="float">
            <text:p>0.239937174301078</text:p>
          </table:table-cell>
          <table:table-cell office:value-type="float" office:value="1.37345943247357" calcext:value-type="float">
            <text:p>1.37345943247357</text:p>
          </table:table-cell>
          <table:table-cell office:value-type="float" office:value="0.252142988651786" calcext:value-type="float">
            <text:p>0.252142988651786</text:p>
          </table:table-cell>
          <table:table-cell office:value-type="float" office:value="0.183582388966596" calcext:value-type="float">
            <text:p>0.183582388966596</text:p>
          </table:table-cell>
          <table:table-cell office:value-type="float" office:value="1.68720740699001" calcext:value-type="float">
            <text:p>1.68720740699001</text:p>
          </table:table-cell>
          <table:table-cell office:value-type="float" office:value="1" calcext:value-type="float">
            <text:p>1</text:p>
          </table:table-cell>
          <table:table-cell office:value-type="float" office:value="405.847146026782" calcext:value-type="float">
            <text:p>405.847146026782</text:p>
          </table:table-cell>
          <table:table-cell office:value-type="float" office:value="1621.97118110782" calcext:value-type="float">
            <text:p>1621.97118110782</text:p>
          </table:table-cell>
          <table:table-cell office:value-type="float" office:value="0.250218469202138" calcext:value-type="float">
            <text:p>0.250218469202138</text:p>
          </table:table-cell>
          <table:table-cell office:value-type="float" office:value="15.6862485712527" calcext:value-type="float">
            <text:p>15.6862485712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3.208664138605" calcext:value-type="float">
            <text:p>143.208664138605</text:p>
          </table:table-cell>
          <table:table-cell office:value-type="float" office:value="1128.90923720633" calcext:value-type="float">
            <text:p>1128.90923720633</text:p>
          </table:table-cell>
          <table:table-cell office:value-type="float" office:value="103.529541136723" calcext:value-type="float">
            <text:p>103.529541136723</text:p>
          </table:table-cell>
          <table:table-cell office:value-type="float" office:value="0.247524497635466" calcext:value-type="float">
            <text:p>0.247524497635466</text:p>
          </table:table-cell>
          <table:table-cell office:value-type="float" office:value="1.37262853266018" calcext:value-type="float">
            <text:p>1.37262853266018</text:p>
          </table:table-cell>
          <table:table-cell office:value-type="float" office:value="0.252552274584279" calcext:value-type="float">
            <text:p>0.252552274584279</text:p>
          </table:table-cell>
          <table:table-cell office:value-type="float" office:value="0.183991692684199" calcext:value-type="float">
            <text:p>0.183991692684199</text:p>
          </table:table-cell>
          <table:table-cell office:value-type="float" office:value="1.68720740699001" calcext:value-type="float">
            <text:p>1.68720740699001</text:p>
          </table:table-cell>
          <table:table-cell office:value-type="float" office:value="0.068560739798263" calcext:value-type="float">
            <text:p>0.068560739798263</text:p>
          </table:table-cell>
          <table:table-cell office:value-type="float" office:value="138.261499961273" calcext:value-type="float">
            <text:p>138.261499961273</text:p>
          </table:table-cell>
          <table:table-cell office:value-type="float" office:value="1109.29646122535" calcext:value-type="float">
            <text:p>1109.29646122535</text:p>
          </table:table-cell>
          <table:table-cell office:value-type="float" office:value="97.064691565874" calcext:value-type="float">
            <text:p>97.064691565874</text:p>
          </table:table-cell>
          <table:table-cell office:value-type="float" office:value="0.236170997801851" calcext:value-type="float">
            <text:p>0.236170997801851</text:p>
          </table:table-cell>
          <table:table-cell office:value-type="float" office:value="1.37387830766142" calcext:value-type="float">
            <text:p>1.37387830766142</text:p>
          </table:table-cell>
          <table:table-cell office:value-type="float" office:value="0.251937341053647" calcext:value-type="float">
            <text:p>0.251937341053647</text:p>
          </table:table-cell>
          <table:table-cell office:value-type="float" office:value="0.183376734166526" calcext:value-type="float">
            <text:p>0.183376734166526</text:p>
          </table:table-cell>
          <table:table-cell office:value-type="float" office:value="1.68720740699001" calcext:value-type="float">
            <text:p>1.68720740699001</text:p>
          </table:table-cell>
          <table:table-cell office:value-type="float" office:value="1" calcext:value-type="float">
            <text:p>1</text:p>
          </table:table-cell>
          <table:table-cell office:value-type="float" office:value="497.717661504207" calcext:value-type="float">
            <text:p>497.717661504207</text:p>
          </table:table-cell>
          <table:table-cell office:value-type="float" office:value="1617.43036887286" calcext:value-type="float">
            <text:p>1617.43036887286</text:p>
          </table:table-cell>
          <table:table-cell office:value-type="float" office:value="0.307721229354096" calcext:value-type="float">
            <text:p>0.307721229354096</text:p>
          </table:table-cell>
          <table:table-cell office:value-type="float" office:value="12.1213650794374" calcext:value-type="float">
            <text:p>12.1213650794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89460943319367" calcext:value-type="float">
            <text:p>9.89460943319367</text:p>
          </table:table-cell>
          <table:table-cell office:value-type="float" office:value="0" calcext:value-type="float">
            <text:p>0</text:p>
          </table:table-cell>
          <table:table-cell office:value-type="float" office:value="10.9857483896419" calcext:value-type="float">
            <text:p>10.9857483896419</text:p>
          </table:table-cell>
          <table:table-cell office:value-type="float" office:value="590.169832965148" calcext:value-type="float">
            <text:p>590.169832965148</text:p>
          </table:table-cell>
          <table:table-cell office:value-type="float" office:value="12.9031476015301" calcext:value-type="float">
            <text:p>12.9031476015301</text:p>
          </table:table-cell>
          <table:table-cell office:value-type="float" office:value="0.0590107989778366" calcext:value-type="float">
            <text:p>0.0590107989778366</text:p>
          </table:table-cell>
          <table:table-cell office:value-type="float" office:value="1.39899165033749" calcext:value-type="float">
            <text:p>1.39899165033749</text:p>
          </table:table-cell>
          <table:table-cell office:value-type="float" office:value="0.240396009971265" calcext:value-type="float">
            <text:p>0.240396009971265</text:p>
          </table:table-cell>
          <table:table-cell office:value-type="float" office:value="0.171835198959659" calcext:value-type="float">
            <text:p>0.171835198959659</text:p>
          </table:table-cell>
          <table:table-cell office:value-type="float" office:value="1.67121498020449" calcext:value-type="float">
            <text:p>1.67121498020449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5.89136062280706" calcext:value-type="float">
            <text:p>5.89136062280706</text:p>
          </table:table-cell>
          <table:table-cell office:value-type="float" office:value="568.969101039159" calcext:value-type="float">
            <text:p>568.969101039159</text:p>
          </table:table-cell>
          <table:table-cell office:value-type="float" office:value="11.3503719577051" calcext:value-type="float">
            <text:p>11.3503719577051</text:p>
          </table:table-cell>
          <table:table-cell office:value-type="float" office:value="0.0538436196716822" calcext:value-type="float">
            <text:p>0.0538436196716822</text:p>
          </table:table-cell>
          <table:table-cell office:value-type="float" office:value="1.39941199183876" calcext:value-type="float">
            <text:p>1.39941199183876</text:p>
          </table:table-cell>
          <table:table-cell office:value-type="float" office:value="0.240215178225418" calcext:value-type="float">
            <text:p>0.240215178225418</text:p>
          </table:table-cell>
          <table:table-cell office:value-type="float" office:value="0.171654365000984" calcext:value-type="float">
            <text:p>0.171654365000984</text:p>
          </table:table-cell>
          <table:table-cell office:value-type="float" office:value="1.67121498020449" calcext:value-type="float">
            <text:p>1.67121498020449</text:p>
          </table:table-cell>
          <table:table-cell office:value-type="float" office:value="1" calcext:value-type="float">
            <text:p>1</text:p>
          </table:table-cell>
          <table:table-cell office:value-type="float" office:value="505.069205233796" calcext:value-type="float">
            <text:p>505.069205233796</text:p>
          </table:table-cell>
          <table:table-cell office:value-type="float" office:value="1169.08158920035" calcext:value-type="float">
            <text:p>1169.08158920035</text:p>
          </table:table-cell>
          <table:table-cell office:value-type="float" office:value="0.432022204352104" calcext:value-type="float">
            <text:p>0.432022204352104</text:p>
          </table:table-cell>
          <table:table-cell office:value-type="float" office:value="152.719348844736" calcext:value-type="float">
            <text:p>152.719348844736</text:p>
          </table:table-cell>
          <table:table-cell office:value-type="float" office:value="1" calcext:value-type="float">
            <text:p>1</text:p>
          </table:table-cell>
          <table:table-cell office:value-type="float" office:value="28.841424670658" calcext:value-type="float">
            <text:p>28.841424670658</text:p>
          </table:table-cell>
          <table:table-cell office:value-type="float" office:value="0" calcext:value-type="float">
            <text:p>0</text:p>
          </table:table-cell>
          <table:table-cell office:value-type="float" office:value="40.0156343368462" calcext:value-type="float">
            <text:p>40.0156343368462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5.21101896444187" calcext:value-type="float">
            <text:p>5.21101896444187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316487919490809" calcext:value-type="float">
            <text:p>0.0316487919490809</text:p>
          </table:table-cell>
          <table:table-cell office:value-type="float" office:value="1.40088801540145" calcext:value-type="float">
            <text:p>1.40088801540145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9" calcext:value-type="float">
            <text:p>0.171022396278039</text:p>
          </table:table-cell>
          <table:table-cell office:value-type="float" office:value="-24.2622266449287" calcext:value-type="float">
            <text:p>-24.2622266449287</text:p>
          </table:table-cell>
          <table:table-cell office:value-type="float" office:value="443.239035245585" calcext:value-type="float">
            <text:p>443.239035245585</text:p>
          </table:table-cell>
          <table:table-cell office:value-type="float" office:value="5.16342721116876" calcext:value-type="float">
            <text:p>5.16342721116876</text:p>
          </table:table-cell>
          <table:table-cell office:value-type="float" office:value="0.0314421977050328" calcext:value-type="float">
            <text:p>0.0314421977050328</text:p>
          </table:table-cell>
          <table:table-cell office:value-type="float" office:value="1.40089538493502" calcext:value-type="float">
            <text:p>1.40089538493502</text:p>
          </table:table-cell>
          <table:table-cell office:value-type="float" office:value="0.239580083567886" calcext:value-type="float">
            <text:p>0.239580083567886</text:p>
          </table:table-cell>
          <table:table-cell office:value-type="float" office:value="0.171019252940935" calcext:value-type="float">
            <text:p>0.171019252940935</text:p>
          </table:table-cell>
          <table:table-cell office:value-type="float" office:value="1.66533101867164" calcext:value-type="float">
            <text:p>1.66533101867164</text:p>
          </table:table-cell>
          <table:table-cell office:value-type="float" office:value="1" calcext:value-type="float">
            <text:p>1</text:p>
          </table:table-cell>
          <table:table-cell office:value-type="float" office:value="118.235185475802" calcext:value-type="float">
            <text:p>118.235185475802</text:p>
          </table:table-cell>
          <table:table-cell office:value-type="float" office:value="1032.40366476469" calcext:value-type="float">
            <text:p>1032.40366476469</text:p>
          </table:table-cell>
          <table:table-cell office:value-type="float" office:value="0.114524182266198" calcext:value-type="float">
            <text:p>0.114524182266198</text:p>
          </table:table-cell>
          <table:table-cell office:value-type="float" office:value="1550.0031000062" calcext:value-type="float">
            <text:p>1550.0031000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393.854" calcext:value-type="float">
            <text:p>393.854</text:p>
          </table:table-cell>
          <table:table-cell table:number-columns-repeated="2" office:value-type="float" office:value="3.45803" calcext:value-type="float">
            <text:p>3.4580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0.238422775625007" calcext:value-type="float">
            <text:p>0.238422775625007</text:p>
          </table:table-cell>
          <table:table-cell office:value-type="float" office:value="3.45802999631635" calcext:value-type="float">
            <text:p>3.45802999631635</text:p>
          </table:table-cell>
          <table:table-cell table:number-columns-repeated="3" office:value-type="float" office:value="218.807777777778" calcext:value-type="float">
            <text:p>218.807777777778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218.807777777778" calcext:value-type="float">
            <text:p>218.807777777778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83945.6929397141" calcext:value-type="float">
            <text:p>-83945.6929397141</text:p>
          </table:table-cell>
          <table:table-cell table:number-columns-repeated="2" office:value-type="float" office:value="1.40113336434217" calcext:value-type="float">
            <text:p>1.40113336434217</text:p>
          </table:table-cell>
          <table:table-cell office:value-type="float" office:value="0.239478657752276" calcext:value-type="float">
            <text:p>0.239478657752276</text:p>
          </table:table-cell>
          <table:table-cell office:value-type="float" office:value="0.170917817289579" calcext:value-type="float">
            <text:p>0.170917817289579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0.379600856924545" calcext:value-type="float">
            <text:p>0.379600856924545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12.291976897925" calcext:value-type="float">
            <text:p>312.291976897925</text:p>
          </table:table-cell>
          <table:table-cell office:value-type="float" office:value="40.0156343368462" calcext:value-type="float">
            <text:p>40.0156343368462</text:p>
          </table:table-cell>
          <table:table-cell office:value-type="float" office:value="18.1507864159034" calcext:value-type="float">
            <text:p>18.1507864159034</text:p>
          </table:table-cell>
          <table:table-cell office:value-type="float" office:value="778.619075620836" calcext:value-type="float">
            <text:p>778.619075620836</text:p>
          </table:table-cell>
          <table:table-cell office:value-type="float" office:value="973.273844526046" calcext:value-type="float">
            <text:p>973.27384452604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-55784.5674076995" calcext:value-type="float">
            <text:p>-55784.567407699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363536598846958" calcext:value-type="float">
            <text:p>0.363536598846958</text:p>
          </table:table-cell>
          <table:table-cell table:number-columns-repeated="2" office:value-type="float" office:value="0.363536598846958" calcext:value-type="float">
            <text:p>0.363536598846958</text:p>
          </table:table-cell>
          <table:table-cell office:value-type="float" office:value="5.27265258227182" calcext:value-type="float">
            <text:p>5.27265258227182</text:p>
          </table:table-cell>
          <table:table-cell table:number-columns-repeated="3" office:value-type="float" office:value="246.891334480212" calcext:value-type="float">
            <text:p>246.891334480212</text:p>
          </table:table-cell>
          <table:table-cell office:value-type="float" office:value="444.404402064381" calcext:value-type="float">
            <text:p>444.404402064381</text:p>
          </table:table-cell>
          <table:table-cell table:number-columns-repeated="2" office:value-type="float" office:value="0.0345242109924431" calcext:value-type="float">
            <text:p>0.034524210992443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8" calcext:value-type="float">
            <text:p>0.032023119803398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11.1742096661882" calcext:value-type="float">
            <text:p>11.1742096661882</text:p>
          </table:table-cell>
          <table:table-cell office:value-type="float" office:value="38.4551887999479" calcext:value-type="float">
            <text:p>38.4551887999479</text:p>
          </table:table-cell>
          <table:table-cell office:value-type="float" office:value="22.7504229535358" calcext:value-type="float">
            <text:p>22.7504229535358</text:p>
          </table:table-cell>
          <table:table-cell office:value-type="float" office:value="704.136609195211" calcext:value-type="float">
            <text:p>704.136609195211</text:p>
          </table:table-cell>
          <table:table-cell office:value-type="float" office:value="1.67488645676785" calcext:value-type="float">
            <text:p>1.67488645676785</text:p>
          </table:table-cell>
          <table:table-cell office:value-type="float" office:value="0.0685607538580327" calcext:value-type="float">
            <text:p>0.0685607538580327</text:p>
          </table:table-cell>
          <table:table-cell office:value-type="float" office:value="0.0872058032397593" calcext:value-type="float">
            <text:p>0.0872058032397593</text:p>
          </table:table-cell>
          <table:table-cell office:value-type="float" office:value="1.39574159229343" calcext:value-type="float">
            <text:p>1.39574159229343</text:p>
          </table:table-cell>
          <table:table-cell office:value-type="float" office:value="0.241807182254762" calcext:value-type="float">
            <text:p>0.241807182254762</text:p>
          </table:table-cell>
          <table:table-cell office:value-type="float" office:value="0.173246381792487" calcext:value-type="float">
            <text:p>0.173246381792487</text:p>
          </table:table-cell>
          <table:table-cell office:value-type="float" office:value="34.6520339395557" calcext:value-type="float">
            <text:p>34.6520339395557</text:p>
          </table:table-cell>
          <table:table-cell office:value-type="float" office:value="688.400205016342" calcext:value-type="float">
            <text:p>688.400205016342</text:p>
          </table:table-cell>
          <table:table-cell office:value-type="float" office:value="21.0081625696584" calcext:value-type="float">
            <text:p>21.0081625696584</text:p>
          </table:table-cell>
          <table:table-cell office:value-type="float" office:value="0.0823682643100225" calcext:value-type="float">
            <text:p>0.0823682643100225</text:p>
          </table:table-cell>
          <table:table-cell office:value-type="float" office:value="1.39629022920173" calcext:value-type="float">
            <text:p>1.39629022920173</text:p>
          </table:table-cell>
          <table:table-cell office:value-type="float" office:value="0.241567341228873" calcext:value-type="float">
            <text:p>0.241567341228873</text:p>
          </table:table-cell>
          <table:table-cell office:value-type="float" office:value="0.17300653887367" calcext:value-type="float">
            <text:p>0.17300653887367</text:p>
          </table:table-cell>
          <table:table-cell office:value-type="float" office:value="1.67488645676785" calcext:value-type="float">
            <text:p>1.67488645676785</text:p>
          </table:table-cell>
          <table:table-cell office:value-type="float" office:value="1" calcext:value-type="float">
            <text:p>1</text:p>
          </table:table-cell>
          <table:table-cell office:value-type="float" office:value="436.392115363421" calcext:value-type="float">
            <text:p>436.392115363421</text:p>
          </table:table-cell>
          <table:table-cell office:value-type="float" office:value="1284.50568207113" calcext:value-type="float">
            <text:p>1284.50568207113</text:p>
          </table:table-cell>
          <table:table-cell office:value-type="float" office:value="0.339735449562032" calcext:value-type="float">
            <text:p>0.339735449562032</text:p>
          </table:table-cell>
          <table:table-cell office:value-type="float" office:value="44.7654029711486" calcext:value-type="float">
            <text:p>44.765402971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1344965059735" calcext:value-type="float">
            <text:p>10.1344965059735</text:p>
          </table:table-cell>
          <table:table-cell office:value-type="float" office:value="0" calcext:value-type="float">
            <text:p>0</text:p>
          </table:table-cell>
          <table:table-cell office:value-type="float" office:value="97.9389459153398" calcext:value-type="float">
            <text:p>97.9389459153398</text:p>
          </table:table-cell>
          <table:table-cell office:value-type="float" office:value="2700" calcext:value-type="float">
            <text:p>2700</text:p>
          </table:table-cell>
          <table:table-cell office:value-type="float" office:value="1.95784730542717" calcext:value-type="float">
            <text:p>1.95784730542717</text:p>
          </table:table-cell>
          <table:table-cell office:value-type="float" office:value="0.0685528200782568" calcext:value-type="float">
            <text:p>0.0685528200782568</text:p>
          </table:table-cell>
          <table:table-cell office:value-type="float" office:value="139.818865028539" calcext:value-type="float">
            <text:p>139.818865028539</text:p>
          </table:table-cell>
          <table:table-cell office:value-type="float" office:value="0.0979162464147303" calcext:value-type="float">
            <text:p>0.0979162464147303</text:p>
          </table:table-cell>
          <table:table-cell office:value-type="float" office:value="1.28827865325053" calcext:value-type="float">
            <text:p>1.28827865325053</text:p>
          </table:table-cell>
          <table:table-cell office:value-type="float" office:value="0.306403199313231" calcext:value-type="float">
            <text:p>0.306403199313231</text:p>
          </table:table-cell>
          <table:table-cell office:value-type="float" office:value="0.23783810426496" calcext:value-type="float">
            <text:p>0.23783810426496</text:p>
          </table:table-cell>
          <table:table-cell office:value-type="float" office:value="138.585503905571" calcext:value-type="float">
            <text:p>138.585503905571</text:p>
          </table:table-cell>
          <table:table-cell office:value-type="float" office:value="2695.97366265716" calcext:value-type="float">
            <text:p>2695.97366265716</text:p>
          </table:table-cell>
          <table:table-cell office:value-type="float" office:value="97.2880172398478" calcext:value-type="float">
            <text:p>97.2880172398478</text:p>
          </table:table-cell>
          <table:table-cell office:value-type="float" office:value="0.0974107411789215" calcext:value-type="float">
            <text:p>0.0974107411789215</text:p>
          </table:table-cell>
          <table:table-cell office:value-type="float" office:value="1.28839459716781" calcext:value-type="float">
            <text:p>1.28839459716781</text:p>
          </table:table-cell>
          <table:table-cell office:value-type="float" office:value="0.30630657116978" calcext:value-type="float">
            <text:p>0.30630657116978</text:p>
          </table:table-cell>
          <table:table-cell office:value-type="float" office:value="0.23774171641729" calcext:value-type="float">
            <text:p>0.23774171641729</text:p>
          </table:table-cell>
          <table:table-cell office:value-type="float" office:value="1.95784730542717" calcext:value-type="float">
            <text:p>1.95784730542717</text:p>
          </table:table-cell>
          <table:table-cell office:value-type="float" office:value="1" calcext:value-type="float">
            <text:p>1</text:p>
          </table:table-cell>
          <table:table-cell office:value-type="float" office:value="248.513518341796" calcext:value-type="float">
            <text:p>248.513518341796</text:p>
          </table:table-cell>
          <table:table-cell office:value-type="float" office:value="2441.65782984155" calcext:value-type="float">
            <text:p>2441.65782984155</text:p>
          </table:table-cell>
          <table:table-cell office:value-type="float" office:value="0.101780648911777" calcext:value-type="float">
            <text:p>0.101780648911777</text:p>
          </table:table-cell>
          <table:table-cell office:value-type="float" office:value="60.284797110192" calcext:value-type="float">
            <text:p>60.284797110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8688513712905" calcext:value-type="float">
            <text:p>34.8688513712905</text:p>
          </table:table-cell>
          <table:table-cell office:value-type="float" office:value="2255.20697342018" calcext:value-type="float">
            <text:p>2255.20697342018</text:p>
          </table:table-cell>
          <table:table-cell office:value-type="float" office:value="47.6579435079803" calcext:value-type="float">
            <text:p>47.6579435079803</text:p>
          </table:table-cell>
          <table:table-cell office:value-type="float" office:value="0.0570440586537067" calcext:value-type="float">
            <text:p>0.0570440586537067</text:p>
          </table:table-cell>
          <table:table-cell office:value-type="float" office:value="1.3028561758531" calcext:value-type="float">
            <text:p>1.3028561758531</text:p>
          </table:table-cell>
          <table:table-cell office:value-type="float" office:value="0.294908645926542" calcext:value-type="float">
            <text:p>0.294908645926542</text:p>
          </table:table-cell>
          <table:table-cell office:value-type="float" office:value="0.226355197475245" calcext:value-type="float">
            <text:p>0.226355197475245</text:p>
          </table:table-cell>
          <table:table-cell office:value-type="float" office:value="1.95174116105552" calcext:value-type="float">
            <text:p>1.95174116105552</text:p>
          </table:table-cell>
          <table:table-cell office:value-type="float" office:value="0.0685530678734296" calcext:value-type="float">
            <text:p>0.0685530678734296</text:p>
          </table:table-cell>
          <table:table-cell office:value-type="float" office:value="21.815225762801" calcext:value-type="float">
            <text:p>21.815225762801</text:p>
          </table:table-cell>
          <table:table-cell office:value-type="float" office:value="2210.86020620272" calcext:value-type="float">
            <text:p>2210.86020620272</text:p>
          </table:table-cell>
          <table:table-cell office:value-type="float" office:value="43.7623799677979" calcext:value-type="float">
            <text:p>43.7623799677979</text:p>
          </table:table-cell>
          <table:table-cell office:value-type="float" office:value="0.0534319655778082" calcext:value-type="float">
            <text:p>0.0534319655778082</text:p>
          </table:table-cell>
          <table:table-cell office:value-type="float" office:value="1.30433386193017" calcext:value-type="float">
            <text:p>1.30433386193017</text:p>
          </table:table-cell>
          <table:table-cell office:value-type="float" office:value="0.293808678018188" calcext:value-type="float">
            <text:p>0.293808678018188</text:p>
          </table:table-cell>
          <table:table-cell office:value-type="float" office:value="0.225255477274" calcext:value-type="float">
            <text:p>0.225255477274</text:p>
          </table:table-cell>
          <table:table-cell office:value-type="float" office:value="1.95174116105552" calcext:value-type="float">
            <text:p>1.95174116105552</text:p>
          </table:table-cell>
          <table:table-cell office:value-type="float" office:value="1" calcext:value-type="float">
            <text:p>1</text:p>
          </table:table-cell>
          <table:table-cell office:value-type="float" office:value="808.4822073469" calcext:value-type="float">
            <text:p>808.4822073469</text:p>
          </table:table-cell>
          <table:table-cell office:value-type="float" office:value="2224.73546618925" calcext:value-type="float">
            <text:p>2224.73546618925</text:p>
          </table:table-cell>
          <table:table-cell office:value-type="float" office:value="0.363405995739237" calcext:value-type="float">
            <text:p>0.363405995739237</text:p>
          </table:table-cell>
          <table:table-cell office:value-type="float" office:value="36.1592596042974" calcext:value-type="float">
            <text:p>36.1592596042974</text:p>
          </table:table-cell>
          <table:table-cell office:value-type="float" office:value="1" calcext:value-type="float">
            <text:p>1</text:p>
          </table:table-cell>
          <table:table-cell office:value-type="float" office:value="10.8474749152149" calcext:value-type="float">
            <text:p>10.8474749152149</text:p>
          </table:table-cell>
          <table:table-cell office:value-type="float" office:value="0" calcext:value-type="float">
            <text:p>0</text:p>
          </table:table-cell>
          <table:table-cell office:value-type="float" office:value="5.27265258227182" calcext:value-type="float">
            <text:p>5.27265258227182</text:p>
          </table:table-cell>
          <table:table-cell office:value-type="float" office:value="778.619075620836" calcext:value-type="float">
            <text:p>778.619075620836</text:p>
          </table:table-cell>
          <table:table-cell office:value-type="float" office:value="40.0156343368462" calcext:value-type="float">
            <text:p>40.0156343368462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0.0320231198033988" calcext:value-type="float">
            <text:p>0.0320231198033988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0.239478657752276" calcext:value-type="float">
            <text:p>0.239478657752276</text:p>
          </table:table-cell>
          <table:table-cell office:value-type="float" office:value="0.170917817289579" calcext:value-type="float">
            <text:p>0.170917817289579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" calcext:value-type="float">
            <text:p>1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0.8" calcext:value-type="float">
            <text:p>0.8</text:p>
          </table:table-cell>
          <table:table-cell office:value-type="float" office:value="312.291976897925" calcext:value-type="float">
            <text:p>312.291976897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6737992968955" calcext:value-type="float">
            <text:p>5.26737992968955</text:p>
          </table:table-cell>
          <table:table-cell office:value-type="float" office:value="0.0319910966835954" calcext:value-type="float">
            <text:p>0.0319910966835954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28.2851926587568" calcext:value-type="float">
            <text:p>-28.2851926587568</text:p>
          </table:table-cell>
          <table:table-cell office:value-type="float" office:value="426.444499796002" calcext:value-type="float">
            <text:p>426.444499796002</text:p>
          </table:table-cell>
          <table:table-cell office:value-type="float" office:value="4.56036135144983" calcext:value-type="float">
            <text:p>4.56036135144983</text:p>
          </table:table-cell>
          <table:table-cell office:value-type="float" office:value="0.0288635387031189" calcext:value-type="float">
            <text:p>0.0288635387031189</text:p>
          </table:table-cell>
          <table:table-cell office:value-type="float" office:value="1.40099198470347" calcext:value-type="float">
            <text:p>1.40099198470347</text:p>
          </table:table-cell>
          <table:table-cell office:value-type="float" office:value="0.23953889549071" calcext:value-type="float">
            <text:p>0.23953889549071</text:p>
          </table:table-cell>
          <table:table-cell office:value-type="float" office:value="0.170978061772248" calcext:value-type="float">
            <text:p>0.170978061772248</text:p>
          </table:table-cell>
          <table:table-cell office:value-type="float" office:value="1.66459346565291" calcext:value-type="float">
            <text:p>1.66459346565291</text:p>
          </table:table-cell>
          <table:table-cell office:value-type="float" office:value="1" calcext:value-type="float">
            <text:p>1</text:p>
          </table:table-cell>
          <table:table-cell office:value-type="float" office:value="464.138338929054" calcext:value-type="float">
            <text:p>464.138338929054</text:p>
          </table:table-cell>
          <table:table-cell office:value-type="float" office:value="1012.69057657697" calcext:value-type="float">
            <text:p>1012.69057657697</text:p>
          </table:table-cell>
          <table:table-cell office:value-type="float" office:value="0.458321968885997" calcext:value-type="float">
            <text:p>0.458321968885997</text:p>
          </table:table-cell>
          <table:table-cell office:value-type="float" office:value="430.125488863975" calcext:value-type="float">
            <text:p>430.125488863975</text:p>
          </table:table-cell>
          <table:table-cell office:value-type="float" office:value="1" calcext:value-type="float">
            <text:p>1</text:p>
          </table:table-cell>
          <table:table-cell office:value-type="float" office:value="40.0156343368462" calcext:value-type="float">
            <text:p>40.0156343368462</text:p>
          </table:table-cell>
          <table:table-cell office:value-type="float" office:value="0" calcext:value-type="float">
            <text:p>0</text:p>
          </table:table-cell>
          <table:table-cell office:value-type="float" office:value="11.1742096661882" calcext:value-type="float">
            <text:p>11.1742096661882</text:p>
          </table:table-cell>
          <table:table-cell office:value-type="float" office:value="10.9857483896419" calcext:value-type="float">
            <text:p>10.9857483896419</text:p>
          </table:table-cell>
          <table:table-cell office:value-type="float" office:value="12.8412124930427" calcext:value-type="float">
            <text:p>12.8412124930427</text:p>
          </table:table-cell>
          <table:table-cell office:value-type="float" office:value="590.169832965148" calcext:value-type="float">
            <text:p>590.169832965148</text:p>
          </table:table-cell>
          <table:table-cell office:value-type="float" office:value="1.67154486416553" calcext:value-type="float">
            <text:p>1.67154486416553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58727547142743" calcext:value-type="float">
            <text:p>0.058727547142743</text:p>
          </table:table-cell>
          <table:table-cell office:value-type="float" office:value="1.39899165033749" calcext:value-type="float">
            <text:p>1.39899165033749</text:p>
          </table:table-cell>
          <table:table-cell office:value-type="float" office:value="0.240396009971265" calcext:value-type="float">
            <text:p>0.240396009971265</text:p>
          </table:table-cell>
          <table:table-cell office:value-type="float" office:value="0.171835198959659" calcext:value-type="float">
            <text:p>0.171835198959659</text:p>
          </table:table-cell>
          <table:table-cell office:value-type="float" office:value="8.84180540767707" calcext:value-type="float">
            <text:p>8.84180540767707</text:p>
          </table:table-cell>
          <table:table-cell office:value-type="float" office:value="581.249589409714" calcext:value-type="float">
            <text:p>581.249589409714</text:p>
          </table:table-cell>
          <table:table-cell office:value-type="float" office:value="12.1735953477493" calcext:value-type="float">
            <text:p>12.1735953477493</text:p>
          </table:table-cell>
          <table:table-cell office:value-type="float" office:value="0.0565287052622385" calcext:value-type="float">
            <text:p>0.0565287052622385</text:p>
          </table:table-cell>
          <table:table-cell office:value-type="float" office:value="1.39917532982071" calcext:value-type="float">
            <text:p>1.39917532982071</text:p>
          </table:table-cell>
          <table:table-cell office:value-type="float" office:value="0.240316943650968" calcext:value-type="float">
            <text:p>0.240316943650968</text:p>
          </table:table-cell>
          <table:table-cell office:value-type="float" office:value="0.171756131727679" calcext:value-type="float">
            <text:p>0.171756131727679</text:p>
          </table:table-cell>
          <table:table-cell office:value-type="float" office:value="1.67154486416553" calcext:value-type="float">
            <text:p>1.67154486416553</text:p>
          </table:table-cell>
          <table:table-cell office:value-type="float" office:value="1" calcext:value-type="float">
            <text:p>1</text:p>
          </table:table-cell>
          <table:table-cell office:value-type="float" office:value="327.651006183291" calcext:value-type="float">
            <text:p>327.651006183291</text:p>
          </table:table-cell>
          <table:table-cell office:value-type="float" office:value="1181.53089960945" calcext:value-type="float">
            <text:p>1181.53089960945</text:p>
          </table:table-cell>
          <table:table-cell office:value-type="float" office:value="0.277310569102843" calcext:value-type="float">
            <text:p>0.277310569102843</text:p>
          </table:table-cell>
          <table:table-cell office:value-type="float" office:value="86.875789352011" calcext:value-type="float">
            <text:p>86.87578935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4551887999479" calcext:value-type="float">
            <text:p>38.4551887999479</text:p>
          </table:table-cell>
          <table:table-cell office:value-type="float" office:value="704.136609152243" calcext:value-type="float">
            <text:p>704.136609152243</text:p>
          </table:table-cell>
          <table:table-cell office:value-type="float" office:value="22.9825466749528" calcext:value-type="float">
            <text:p>22.9825466749528</text:p>
          </table:table-cell>
          <table:table-cell office:value-type="float" office:value="0.0880955684877131" calcext:value-type="float">
            <text:p>0.0880955684877131</text:p>
          </table:table-cell>
          <table:table-cell office:value-type="float" office:value="1.395741591813" calcext:value-type="float">
            <text:p>1.395741591813</text:p>
          </table:table-cell>
          <table:table-cell office:value-type="float" office:value="0.241807182406094" calcext:value-type="float">
            <text:p>0.241807182406094</text:p>
          </table:table-cell>
          <table:table-cell office:value-type="float" office:value="0.173246381959643" calcext:value-type="float">
            <text:p>0.173246381959643</text:p>
          </table:table-cell>
          <table:table-cell office:value-type="float" office:value="1.67419047251655" calcext:value-type="float">
            <text:p>1.67419047251655</text:p>
          </table:table-cell>
          <table:table-cell office:value-type="float" office:value="0.0685607538573201" calcext:value-type="float">
            <text:p>0.0685607538573201</text:p>
          </table:table-cell>
          <table:table-cell office:value-type="float" office:value="35.625112186549" calcext:value-type="float">
            <text:p>35.625112186549</text:p>
          </table:table-cell>
          <table:table-cell office:value-type="float" office:value="692.428015811168" calcext:value-type="float">
            <text:p>692.428015811168</text:p>
          </table:table-cell>
          <table:table-cell office:value-type="float" office:value="21.6633002388335" calcext:value-type="float">
            <text:p>21.6633002388335</text:p>
          </table:table-cell>
          <table:table-cell office:value-type="float" office:value="0.0844428385282716" calcext:value-type="float">
            <text:p>0.0844428385282716</text:p>
          </table:table-cell>
          <table:table-cell office:value-type="float" office:value="1.39615279117295" calcext:value-type="float">
            <text:p>1.39615279117295</text:p>
          </table:table-cell>
          <table:table-cell office:value-type="float" office:value="0.241627360949171" calcext:value-type="float">
            <text:p>0.241627360949171</text:p>
          </table:table-cell>
          <table:table-cell office:value-type="float" office:value="0.173066559082893" calcext:value-type="float">
            <text:p>0.173066559082893</text:p>
          </table:table-cell>
          <table:table-cell office:value-type="float" office:value="1.67419047251655" calcext:value-type="float">
            <text:p>1.67419047251655</text:p>
          </table:table-cell>
          <table:table-cell office:value-type="float" office:value="1" calcext:value-type="float">
            <text:p>1</text:p>
          </table:table-cell>
          <table:table-cell office:value-type="float" office:value="376.447126687286" calcext:value-type="float">
            <text:p>376.447126687286</text:p>
          </table:table-cell>
          <table:table-cell office:value-type="float" office:value="1288.19460141706" calcext:value-type="float">
            <text:p>1288.19460141706</text:p>
          </table:table-cell>
          <table:table-cell office:value-type="float" office:value="0.292228461657252" calcext:value-type="float">
            <text:p>0.292228461657252</text:p>
          </table:table-cell>
          <table:table-cell office:value-type="float" office:value="50.6188760514909" calcext:value-type="float">
            <text:p>50.6188760514909</text:p>
          </table:table-cell>
          <table:table-cell office:value-type="float" office:value="1" calcext:value-type="float">
            <text:p>1</text:p>
          </table:table-cell>
          <table:table-cell office:value-type="float" office:value="11.1742096661882" calcext:value-type="float">
            <text:p>11.1742096661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8474749152149" calcext:value-type="float">
            <text:p>10.8474749152149</text:p>
          </table:table-cell>
          <table:table-cell office:value-type="float" office:value="0" calcext:value-type="float">
            <text:p>0</text:p>
          </table:table-cell>
          <table:table-cell office:value-type="float" office:value="47.4148879960896" calcext:value-type="float">
            <text:p>47.4148879960896</text:p>
          </table:table-cell>
          <table:table-cell office:value-type="float" office:value="2255.20696446711" calcext:value-type="float">
            <text:p>2255.20696446711</text:p>
          </table:table-cell>
          <table:table-cell office:value-type="float" office:value="1.95209167626331" calcext:value-type="float">
            <text:p>1.95209167626331</text:p>
          </table:table-cell>
          <table:table-cell office:value-type="float" office:value="0.0685530683209756" calcext:value-type="float">
            <text:p>0.0685530683209756</text:p>
          </table:table-cell>
          <table:table-cell office:value-type="float" office:value="34.8688513712905" calcext:value-type="float">
            <text:p>34.8688513712905</text:p>
          </table:table-cell>
          <table:table-cell office:value-type="float" office:value="0.0567531338093697" calcext:value-type="float">
            <text:p>0.0567531338093697</text:p>
          </table:table-cell>
          <table:table-cell office:value-type="float" office:value="1.30285614150856" calcext:value-type="float">
            <text:p>1.30285614150856</text:p>
          </table:table-cell>
          <table:table-cell office:value-type="float" office:value="0.294908695872828" calcext:value-type="float">
            <text:p>0.294908695872828</text:p>
          </table:table-cell>
          <table:table-cell office:value-type="float" office:value="0.226355242367405" calcext:value-type="float">
            <text:p>0.226355242367405</text:p>
          </table:table-cell>
          <table:table-cell office:value-type="float" office:value="25.6244591896332" calcext:value-type="float">
            <text:p>25.6244591896332</text:p>
          </table:table-cell>
          <table:table-cell office:value-type="float" office:value="2223.81836649892" calcext:value-type="float">
            <text:p>2223.81836649892</text:p>
          </table:table-cell>
          <table:table-cell office:value-type="float" office:value="44.6440663623214" calcext:value-type="float">
            <text:p>44.6440663623214</text:p>
          </table:table-cell>
          <table:table-cell office:value-type="float" office:value="0.0541908469815091" calcext:value-type="float">
            <text:p>0.0541908469815091</text:p>
          </table:table-cell>
          <table:table-cell office:value-type="float" office:value="1.30389878577936" calcext:value-type="float">
            <text:p>1.30389878577936</text:p>
          </table:table-cell>
          <table:table-cell office:value-type="float" office:value="0.294131417534588" calcext:value-type="float">
            <text:p>0.294131417534588</text:p>
          </table:table-cell>
          <table:table-cell office:value-type="float" office:value="0.225578148246123" calcext:value-type="float">
            <text:p>0.225578148246123</text:p>
          </table:table-cell>
          <table:table-cell office:value-type="float" office:value="1.95209167626331" calcext:value-type="float">
            <text:p>1.95209167626331</text:p>
          </table:table-cell>
          <table:table-cell office:value-type="float" office:value="1" calcext:value-type="float">
            <text:p>1</text:p>
          </table:table-cell>
          <table:table-cell office:value-type="float" office:value="680.368300896611" calcext:value-type="float">
            <text:p>680.368300896611</text:p>
          </table:table-cell>
          <table:table-cell office:value-type="float" office:value="2230.87350822636" calcext:value-type="float">
            <text:p>2230.87350822636</text:p>
          </table:table-cell>
          <table:table-cell office:value-type="float" office:value="0.304978430371667" calcext:value-type="float">
            <text:p>0.304978430371667</text:p>
          </table:table-cell>
          <table:table-cell office:value-type="float" office:value="42.3663584674915" calcext:value-type="float">
            <text:p>42.366358467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1.839027155122" calcext:value-type="float">
            <text:p>-111.839027155122</text:p>
          </table:table-cell>
          <table:table-cell office:value-type="float" office:value="1672.20016071863" calcext:value-type="float">
            <text:p>1672.20016071863</text:p>
          </table:table-cell>
          <table:table-cell office:value-type="float" office:value="13.0538849031014" calcext:value-type="float">
            <text:p>13.0538849031014</text:p>
          </table:table-cell>
          <table:table-cell office:value-type="float" office:value="0.0210722132948695" calcext:value-type="float">
            <text:p>0.0210722132948695</text:p>
          </table:table-cell>
          <table:table-cell office:value-type="float" office:value="1.32670791609448" calcext:value-type="float">
            <text:p>1.32670791609448</text:p>
          </table:table-cell>
          <table:table-cell office:value-type="float" office:value="0.278383765860516" calcext:value-type="float">
            <text:p>0.278383765860516</text:p>
          </table:table-cell>
          <table:table-cell office:value-type="float" office:value="0.209830442759045" calcext:value-type="float">
            <text:p>0.209830442759045</text:p>
          </table:table-cell>
          <table:table-cell office:value-type="float" office:value="1.95392789254993" calcext:value-type="float">
            <text:p>1.95392789254993</text:p>
          </table:table-cell>
          <table:table-cell office:value-type="float" office:value="0.0685535240780055" calcext:value-type="float">
            <text:p>0.0685535240780055</text:p>
          </table:table-cell>
          <table:table-cell office:value-type="float" office:value="-121.43523360321" calcext:value-type="float">
            <text:p>-121.43523360321</text:p>
          </table:table-cell>
          <table:table-cell office:value-type="float" office:value="1637.66136411654" calcext:value-type="float">
            <text:p>1637.66136411654</text:p>
          </table:table-cell>
          <table:table-cell office:value-type="float" office:value="11.9951084676866" calcext:value-type="float">
            <text:p>11.9951084676866</text:p>
          </table:table-cell>
          <table:table-cell office:value-type="float" office:value="0.0197714577565402" calcext:value-type="float">
            <text:p>0.0197714577565402</text:p>
          </table:table-cell>
          <table:table-cell office:value-type="float" office:value="1.32838764064157" calcext:value-type="float">
            <text:p>1.32838764064157</text:p>
          </table:table-cell>
          <table:table-cell office:value-type="float" office:value="0.277310597334407" calcext:value-type="float">
            <text:p>0.277310597334407</text:p>
          </table:table-cell>
          <table:table-cell office:value-type="float" office:value="0.20875724783498" calcext:value-type="float">
            <text:p>0.20875724783498</text:p>
          </table:table-cell>
          <table:table-cell office:value-type="float" office:value="1.95392789254993" calcext:value-type="float">
            <text:p>1.95392789254993</text:p>
          </table:table-cell>
          <table:table-cell office:value-type="float" office:value="1" calcext:value-type="float">
            <text:p>1</text:p>
          </table:table-cell>
          <table:table-cell office:value-type="float" office:value="693.193819114914" calcext:value-type="float">
            <text:p>693.193819114914</text:p>
          </table:table-cell>
          <table:table-cell office:value-type="float" office:value="1932.32093910022" calcext:value-type="float">
            <text:p>1932.32093910022</text:p>
          </table:table-cell>
          <table:table-cell office:value-type="float" office:value="0.358736380219373" calcext:value-type="float">
            <text:p>0.358736380219373</text:p>
          </table:table-cell>
          <table:table-cell office:value-type="float" office:value="119.925259891294" calcext:value-type="float">
            <text:p>119.925259891294</text:p>
          </table:table-cell>
          <table:table-cell office:value-type="float" office:value="1" calcext:value-type="float">
            <text:p>1</text:p>
          </table:table-cell>
          <table:table-cell office:value-type="float" office:value="11.414096738968" calcext:value-type="float">
            <text:p>11.414096738968</text:p>
          </table:table-cell>
          <table:table-cell office:value-type="float" office:value="0" calcext:value-type="float">
            <text:p>0</text:p>
          </table:table-cell>
          <table:table-cell office:value-type="float" office:value="2.19435888650244" calcext:value-type="float">
            <text:p>2.19435888650244</text:p>
          </table:table-cell>
          <table:table-cell office:value-type="float" office:value="41.9029992714665" calcext:value-type="float">
            <text:p>41.9029992714665</text:p>
          </table:table-cell>
          <table:table-cell office:value-type="float" office:value="-22.9028197789047" calcext:value-type="float">
            <text:p>-22.9028197789047</text:p>
          </table:table-cell>
          <table:table-cell office:value-type="float" office:value="3400" calcext:value-type="float">
            <text:p>3400</text:p>
          </table:table-cell>
          <table:table-cell office:value-type="float" office:value="11.8557699074965" calcext:value-type="float">
            <text:p>11.8557699074965</text:p>
          </table:table-cell>
          <table:table-cell office:value-type="float" office:value="0.00941016563114093" calcext:value-type="float">
            <text:p>0.00941016563114093</text:p>
          </table:table-cell>
          <table:table-cell office:value-type="float" office:value="1.25166939186634" calcext:value-type="float">
            <text:p>1.25166939186634</text:p>
          </table:table-cell>
          <table:table-cell office:value-type="float" office:value="0.344282631584458" calcext:value-type="float">
            <text:p>0.344282631584458</text:p>
          </table:table-cell>
          <table:table-cell office:value-type="float" office:value="0.275020535579517" calcext:value-type="float">
            <text:p>0.275020535579517</text:p>
          </table:table-cell>
          <table:table-cell office:value-type="float" office:value="0.0685712391731388" calcext:value-type="float">
            <text:p>0.0685712391731388</text:p>
          </table:table-cell>
          <table:table-cell office:value-type="float" office:value="-24.4346539341446" calcext:value-type="float">
            <text:p>-24.4346539341446</text:p>
          </table:table-cell>
          <table:table-cell office:value-type="float" office:value="3395.52645441954" calcext:value-type="float">
            <text:p>3395.52645441954</text:p>
          </table:table-cell>
          <table:table-cell office:value-type="float" office:value="11.7780771027112" calcext:value-type="float">
            <text:p>11.7780771027112</text:p>
          </table:table-cell>
          <table:table-cell office:value-type="float" office:value="0.00936086959381918" calcext:value-type="float">
            <text:p>0.00936086959381918</text:p>
          </table:table-cell>
          <table:table-cell office:value-type="float" office:value="1.25185842544901" calcext:value-type="float">
            <text:p>1.25185842544901</text:p>
          </table:table-cell>
          <table:table-cell office:value-type="float" office:value="0.344026500409847" calcext:value-type="float">
            <text:p>0.344026500409847</text:p>
          </table:table-cell>
          <table:table-cell office:value-type="float" office:value="0.274775061087646" calcext:value-type="float">
            <text:p>0.274775061087646</text:p>
          </table:table-cell>
          <table:table-cell office:value-type="float" office:value="2.19435888650244" calcext:value-type="float">
            <text:p>2.19435888650244</text:p>
          </table:table-cell>
          <table:table-cell office:value-type="float" office:value="1" calcext:value-type="float">
            <text:p>1</text:p>
          </table:table-cell>
          <table:table-cell office:value-type="float" office:value="276.955991423601" calcext:value-type="float">
            <text:p>276.955991423601</text:p>
          </table:table-cell>
          <table:table-cell office:value-type="float" office:value="2701.41190837303" calcext:value-type="float">
            <text:p>2701.41190837303</text:p>
          </table:table-cell>
          <table:table-cell office:value-type="float" office:value="0.102522681034009" calcext:value-type="float">
            <text:p>0.102522681034009</text:p>
          </table:table-cell>
          <table:table-cell office:value-type="float" office:value="2327.45150959417" calcext:value-type="float">
            <text:p>2327.45150959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5597346125194" calcext:value-type="float">
            <text:p>1.95597346125194</text:p>
          </table:table-cell>
          <table:table-cell office:value-type="float" office:value="1.95597346125188" calcext:value-type="float">
            <text:p>1.95597346125188</text:p>
          </table:table-cell>
          <table:table-cell table:number-columns-repeated="2" office:value-type="float" office:value="1.95466536779351" calcext:value-type="float">
            <text:p>1.95466536779351</text:p>
          </table:table-cell>
          <table:table-cell table:number-columns-repeated="2" office:value-type="float" office:value="0.776514669632431" calcext:value-type="float">
            <text:p>0.776514669632431</text:p>
          </table:table-cell>
          <table:table-cell office:value-type="float" office:value="11.262393087781" calcext:value-type="float">
            <text:p>11.262393087781</text:p>
          </table:table-cell>
          <table:table-cell office:value-type="float" office:value="77651.4669632484" calcext:value-type="float">
            <text:p>77651.4669632484</text:p>
          </table:table-cell>
          <table:table-cell office:value-type="float" office:value="11.2623930877818" calcext:value-type="float">
            <text:p>11.2623930877818</text:p>
          </table:table-cell>
          <table:table-cell table:number-columns-repeated="3" office:value-type="float" office:value="898.116493799258" calcext:value-type="float">
            <text:p>898.116493799258</text:p>
          </table:table-cell>
          <table:table-cell office:value-type="float" office:value="1616.60968883866" calcext:value-type="float">
            <text:p>1616.60968883866</text:p>
          </table:table-cell>
          <table:table-cell/>
          <table:table-cell table:number-columns-repeated="2" office:value-type="float" office:value="0.0345205729605625" calcext:value-type="float">
            <text:p>0.0345205729605625</text:p>
          </table:table-cell>
          <table:table-cell office:value-type="float" office:value="-127.265910412073" calcext:value-type="float">
            <text:p>-127.265910412073</text:p>
          </table:table-cell>
          <table:table-cell/>
          <table:table-cell office:value-type="float" office:value="1.32943255199616" calcext:value-type="float">
            <text:p>1.32943255199616</text:p>
          </table:table-cell>
          <table:table-cell/>
          <table:table-cell office:value-type="float" office:value="0.276648530312322" calcext:value-type="float">
            <text:p>0.276648530312322</text:p>
          </table:table-cell>
          <table:table-cell office:value-type="float" office:value="0.208095164074051" calcext:value-type="float">
            <text:p>0.208095164074051</text:p>
          </table:table-cell>
          <table:table-cell office:value-type="float" office:value="0.0188054663002347" calcext:value-type="float">
            <text:p>0.0188054663002347</text:p>
          </table:table-cell>
          <table:table-cell/>
          <table:table-cell office:value-type="float" office:value="0.0685535292236466" calcext:value-type="float">
            <text:p>0.0685535292236466</text:p>
          </table:table-cell>
          <table:table-cell/>
          <table:table-cell office:value-type="float" office:value="99.443396123752" calcext:value-type="float">
            <text:p>99.443396123752</text:p>
          </table:table-cell>
          <table:table-cell office:value-type="float" office:value="11.414096738968" calcext:value-type="float">
            <text:p>11.414096738968</text:p>
          </table:table-cell>
          <table:table-cell/>
          <table:table-cell table:number-columns-repeated="2" office:value-type="float" office:value="11.414096738968" calcext:value-type="float">
            <text:p>11.414096738968</text:p>
          </table:table-cell>
          <table:table-cell office:value-type="float" office:value="878.909152206768" calcext:value-type="float">
            <text:p>878.909152206768</text:p>
          </table:table-cell>
          <table:table-cell office:value-type="float" office:value="1920.61600810134" calcext:value-type="float">
            <text:p>1920.61600810134</text:p>
          </table:table-cell>
          <table:table-cell office:value-type="float" office:value="0.457618362285562" calcext:value-type="float">
            <text:p>0.457618362285562</text:p>
          </table:table-cell>
          <table:table-cell/>
          <table:table-cell table:number-columns-repeated="2" office:value-type="float" office:value="-111.839027155122" calcext:value-type="float">
            <text:p>-111.839027155122</text:p>
          </table:table-cell>
          <table:table-cell table:number-columns-repeated="2"/>
          <table:table-cell office:value-type="float" office:value="0.100535177591382" calcext:value-type="float">
            <text:p>0.100535177591382</text:p>
          </table:table-cell>
          <table:table-cell office:value-type="float" office:value="155.829836926316" calcext:value-type="float">
            <text:p>155.829836926316</text:p>
          </table:table-cell>
          <table:table-cell office:value-type="float" office:value="12.9142083346382" calcext:value-type="float">
            <text:p>12.9142083346382</text:p>
          </table:table-cell>
          <table:table-cell office:value-type="float" office:value="12.7650839221937" calcext:value-type="float">
            <text:p>12.7650839221937</text:p>
          </table:table-cell>
          <table:table-cell office:value-type="float" office:value="10.9857483896419" calcext:value-type="float">
            <text:p>10.9857483896419</text:p>
          </table:table-cell>
          <table:table-cell office:value-type="float" office:value="13.0822501705402" calcext:value-type="float">
            <text:p>13.0822501705402</text:p>
          </table:table-cell>
          <table:table-cell office:value-type="float" office:value="28.841424670658" calcext:value-type="float">
            <text:p>28.841424670658</text:p>
          </table:table-cell>
          <table:table-cell office:value-type="float" office:value="5.17734719123775" calcext:value-type="float">
            <text:p>5.17734719123775</text:p>
          </table:table-cell>
          <table:table-cell office:value-type="float" office:value="77651.4669632431" calcext:value-type="float">
            <text:p>77651.4669632431</text:p>
          </table:table-cell>
          <table:table-cell office:value-type="float" office:value="267.891509592623" calcext:value-type="float">
            <text:p>267.891509592623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152.180023250911" calcext:value-type="float">
            <text:p>152.180023250911</text:p>
          </table:table-cell>
          <table:table-cell office:value-type="float" office:value="499.278291505612" calcext:value-type="float">
            <text:p>499.278291505612</text:p>
          </table:table-cell>
          <table:table-cell office:value-type="float" office:value="1672.20016772909" calcext:value-type="float">
            <text:p>1672.20016772909</text:p>
          </table:table-cell>
          <table:table-cell office:value-type="float" office:value="0.0208467404817951" calcext:value-type="float">
            <text:p>0.0208467404817951</text:p>
          </table:table-cell>
          <table:table-cell office:value-type="float" office:value="1.32670793278737" calcext:value-type="float">
            <text:p>1.32670793278737</text:p>
          </table:table-cell>
          <table:table-cell office:value-type="float" office:value="0.278383761995012" calcext:value-type="float">
            <text:p>0.278383761995012</text:p>
          </table:table-cell>
          <table:table-cell office:value-type="float" office:value="0.209830437422191" calcext:value-type="float">
            <text:p>0.209830437422191</text:p>
          </table:table-cell>
          <table:table-cell office:value-type="float" office:value="0.0685535242207975" calcext:value-type="float">
            <text:p>0.0685535242207975</text:p>
          </table:table-cell>
          <table:table-cell office:value-type="float" office:value="-122.925149832412" calcext:value-type="float">
            <text:p>-122.925149832412</text:p>
          </table:table-cell>
          <table:table-cell office:value-type="float" office:value="1632.28680414966" calcext:value-type="float">
            <text:p>1632.28680414966</text:p>
          </table:table-cell>
          <table:table-cell office:value-type="float" office:value="11.7100603194282" calcext:value-type="float">
            <text:p>11.7100603194282</text:p>
          </table:table-cell>
          <table:table-cell office:value-type="float" office:value="0.0193651682052251" calcext:value-type="float">
            <text:p>0.0193651682052251</text:p>
          </table:table-cell>
          <table:table-cell office:value-type="float" office:value="1.32865287040769" calcext:value-type="float">
            <text:p>1.32865287040769</text:p>
          </table:table-cell>
          <table:table-cell office:value-type="float" office:value="0.277142151085549" calcext:value-type="float">
            <text:p>0.277142151085549</text:p>
          </table:table-cell>
          <table:table-cell office:value-type="float" office:value="0.208588796298927" calcext:value-type="float">
            <text:p>0.208588796298927</text:p>
          </table:table-cell>
          <table:table-cell office:value-type="float" office:value="1.95466536779351" calcext:value-type="float">
            <text:p>1.95466536779351</text:p>
          </table:table-cell>
          <table:table-cell office:value-type="float" office:value="1" calcext:value-type="float">
            <text:p>1</text:p>
          </table:table-cell>
          <table:table-cell office:value-type="float" office:value="745.065974211213" calcext:value-type="float">
            <text:p>745.065974211213</text:p>
          </table:table-cell>
          <table:table-cell office:value-type="float" office:value="1929.34012736393" calcext:value-type="float">
            <text:p>1929.34012736393</text:p>
          </table:table-cell>
          <table:table-cell office:value-type="float" office:value="0.386176581124242" calcext:value-type="float">
            <text:p>0.386176581124242</text:p>
          </table:table-cell>
          <table:table-cell office:value-type="float" office:value="113.916868270601" calcext:value-type="float">
            <text:p>113.916868270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.169832965148" calcext:value-type="float">
            <text:p>590.169832965148</text:p>
          </table:table-cell>
          <table:table-cell office:value-type="float" office:value="0.0583793834287738" calcext:value-type="float">
            <text:p>0.0583793834287738</text:p>
          </table:table-cell>
          <table:table-cell office:value-type="float" office:value="1.39899165033749" calcext:value-type="float">
            <text:p>1.39899165033749</text:p>
          </table:table-cell>
          <table:table-cell office:value-type="float" office:value="0.240396009971265" calcext:value-type="float">
            <text:p>0.240396009971265</text:p>
          </table:table-cell>
          <table:table-cell office:value-type="float" office:value="0.171835198959659" calcext:value-type="float">
            <text:p>0.171835198959659</text:p>
          </table:table-cell>
          <table:table-cell office:value-type="float" office:value="1.67195253322323" calcext:value-type="float">
            <text:p>1.67195253322323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6.00751118485964" calcext:value-type="float">
            <text:p>6.00751118485964</text:p>
          </table:table-cell>
          <table:table-cell office:value-type="float" office:value="569.452646312307" calcext:value-type="float">
            <text:p>569.452646312307</text:p>
          </table:table-cell>
          <table:table-cell office:value-type="float" office:value="0.0533809012340865" calcext:value-type="float">
            <text:p>0.0533809012340865</text:p>
          </table:table-cell>
          <table:table-cell office:value-type="float" office:value="1.39940302414666" calcext:value-type="float">
            <text:p>1.39940302414666</text:p>
          </table:table-cell>
          <table:table-cell office:value-type="float" office:value="0.240219032152956" calcext:value-type="float">
            <text:p>0.240219032152956</text:p>
          </table:table-cell>
          <table:table-cell office:value-type="float" office:value="0.171658218980799" calcext:value-type="float">
            <text:p>0.171658218980799</text:p>
          </table:table-cell>
          <table:table-cell office:value-type="float" office:value="1.67195253322323" calcext:value-type="float">
            <text:p>1.67195253322323</text:p>
          </table:table-cell>
          <table:table-cell office:value-type="float" office:value="1" calcext:value-type="float">
            <text:p>1</text:p>
          </table:table-cell>
          <table:table-cell office:value-type="float" office:value="1169.57451531861" calcext:value-type="float">
            <text:p>1169.57451531861</text:p>
          </table:table-cell>
          <table:table-cell office:value-type="float" office:value="0.426888825779178" calcext:value-type="float">
            <text:p>0.426888825779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.8401294258354" calcext:value-type="float">
            <text:p>-23.8401294258354</text:p>
          </table:table-cell>
          <table:table-cell office:value-type="float" office:value="917.084570204265" calcext:value-type="float">
            <text:p>917.084570204265</text:p>
          </table:table-cell>
          <table:table-cell office:value-type="float" office:value="12.6680747288765" calcext:value-type="float">
            <text:p>12.6680747288765</text:p>
          </table:table-cell>
          <table:table-cell office:value-type="float" office:value="0.0372843872370486" calcext:value-type="float">
            <text:p>0.0372843872370486</text:p>
          </table:table-cell>
          <table:table-cell office:value-type="float" office:value="1.38156576659906" calcext:value-type="float">
            <text:p>1.38156576659906</text:p>
          </table:table-cell>
          <table:table-cell office:value-type="float" office:value="0.248236169842152" calcext:value-type="float">
            <text:p>0.248236169842152</text:p>
          </table:table-cell>
          <table:table-cell office:value-type="float" office:value="0.179677415161697" calcext:value-type="float">
            <text:p>0.179677415161697</text:p>
          </table:table-cell>
          <table:table-cell office:value-type="float" office:value="1.78668006892185" calcext:value-type="float">
            <text:p>1.78668006892185</text:p>
          </table:table-cell>
          <table:table-cell office:value-type="float" office:value="0.0685587105062312" calcext:value-type="float">
            <text:p>0.0685587105062312</text:p>
          </table:table-cell>
          <table:table-cell office:value-type="float" office:value="-33.0331512439927" calcext:value-type="float">
            <text:p>-33.0331512439927</text:p>
          </table:table-cell>
          <table:table-cell office:value-type="float" office:value="879.971252957619" calcext:value-type="float">
            <text:p>879.971252957619</text:p>
          </table:table-cell>
          <table:table-cell office:value-type="float" office:value="10.9116729546282" calcext:value-type="float">
            <text:p>10.9116729546282</text:p>
          </table:table-cell>
          <table:table-cell office:value-type="float" office:value="0.0334694544726115" calcext:value-type="float">
            <text:p>0.0334694544726115</text:p>
          </table:table-cell>
          <table:table-cell office:value-type="float" office:value="1.38367803019368" calcext:value-type="float">
            <text:p>1.38367803019368</text:p>
          </table:table-cell>
          <table:table-cell office:value-type="float" office:value="0.247247022327903" calcext:value-type="float">
            <text:p>0.247247022327903</text:p>
          </table:table-cell>
          <table:table-cell office:value-type="float" office:value="0.178688259512537" calcext:value-type="float">
            <text:p>0.178688259512537</text:p>
          </table:table-cell>
          <table:table-cell office:value-type="float" office:value="1.78668006892185" calcext:value-type="float">
            <text:p>1.78668006892185</text:p>
          </table:table-cell>
          <table:table-cell office:value-type="float" office:value="1" calcext:value-type="float">
            <text:p>1</text:p>
          </table:table-cell>
          <table:table-cell office:value-type="float" office:value="678.475290740028" calcext:value-type="float">
            <text:p>678.475290740028</text:p>
          </table:table-cell>
          <table:table-cell office:value-type="float" office:value="1445.68268316403" calcext:value-type="float">
            <text:p>1445.68268316403</text:p>
          </table:table-cell>
          <table:table-cell office:value-type="float" office:value="0.469311349330902" calcext:value-type="float">
            <text:p>0.469311349330902</text:p>
          </table:table-cell>
          <table:table-cell office:value-type="float" office:value="255.273233050068" calcext:value-type="float">
            <text:p>255.273233050068</text:p>
          </table:table-cell>
          <table:table-cell office:value-type="float" office:value="1" calcext:value-type="float">
            <text:p>1</text:p>
          </table:table-cell>
          <table:table-cell office:value-type="float" office:value="40.255521409626" calcext:value-type="float">
            <text:p>40.255521409626</text:p>
          </table:table-cell>
          <table:table-cell office:value-type="float" office:value="0" calcext:value-type="float">
            <text:p>0</text:p>
          </table:table-cell>
          <table:table-cell office:value-type="float" office:value="5.26737992968955" calcext:value-type="float">
            <text:p>5.26737992968955</text:p>
          </table:table-cell>
          <table:table-cell office:value-type="float" office:value="103.529541136723" calcext:value-type="float">
            <text:p>103.529541136723</text:p>
          </table:table-cell>
          <table:table-cell office:value-type="float" office:value="968.388643554938" calcext:value-type="float">
            <text:p>968.388643554938</text:p>
          </table:table-cell>
          <table:table-cell office:value-type="float" office:value="1" calcext:value-type="float">
            <text:p>1</text:p>
          </table:table-cell>
          <table:table-cell office:value-type="float" office:value="4609.34847321362" calcext:value-type="float">
            <text:p>4609.34847321362</text:p>
          </table:table-cell>
          <table:table-cell office:value-type="float" office:value="0.239887072779795" calcext:value-type="float">
            <text:p>0.239887072779795</text:p>
          </table:table-cell>
          <table:table-cell office:value-type="float" office:value="1.64747786184055" calcext:value-type="float">
            <text:p>1.64747786184055</text:p>
          </table:table-cell>
          <table:table-cell office:value-type="float" office:value="10.9857483896417" calcext:value-type="float">
            <text:p>10.9857483896417</text:p>
          </table:table-cell>
          <table:table-cell office:value-type="float" office:value="590.169832965148" calcext:value-type="float">
            <text:p>590.169832965148</text:p>
          </table:table-cell>
          <table:table-cell office:value-type="float" office:value="12.9031476015301" calcext:value-type="float">
            <text:p>12.9031476015301</text:p>
          </table:table-cell>
          <table:table-cell office:value-type="float" office:value="0.0590107989778366" calcext:value-type="float">
            <text:p>0.0590107989778366</text:p>
          </table:table-cell>
          <table:table-cell office:value-type="float" office:value="1.39899165033749" calcext:value-type="float">
            <text:p>1.39899165033749</text:p>
          </table:table-cell>
          <table:table-cell office:value-type="float" office:value="0.240396009971265" calcext:value-type="float">
            <text:p>0.240396009971265</text:p>
          </table:table-cell>
          <table:table-cell office:value-type="float" office:value="0.171835198959659" calcext:value-type="float">
            <text:p>0.171835198959659</text:p>
          </table:table-cell>
          <table:table-cell office:value-type="float" office:value="1.67121498020449" calcext:value-type="float">
            <text:p>1.67121498020449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6.01953303506736" calcext:value-type="float">
            <text:p>6.01953303506736</text:p>
          </table:table-cell>
          <table:table-cell office:value-type="float" office:value="569.502693914316" calcext:value-type="float">
            <text:p>569.502693914316</text:p>
          </table:table-cell>
          <table:table-cell office:value-type="float" office:value="11.3877098830141" calcext:value-type="float">
            <text:p>11.3877098830141</text:p>
          </table:table-cell>
          <table:table-cell office:value-type="float" office:value="0.0539701279367451" calcext:value-type="float">
            <text:p>0.0539701279367451</text:p>
          </table:table-cell>
          <table:table-cell office:value-type="float" office:value="1.39940209434774" calcext:value-type="float">
            <text:p>1.39940209434774</text:p>
          </table:table-cell>
          <table:table-cell office:value-type="float" office:value="0.240219431750408" calcext:value-type="float">
            <text:p>0.240219431750408</text:p>
          </table:table-cell>
          <table:table-cell office:value-type="float" office:value="0.171658618583657" calcext:value-type="float">
            <text:p>0.171658618583657</text:p>
          </table:table-cell>
          <table:table-cell office:value-type="float" office:value="1.67121498020449" calcext:value-type="float">
            <text:p>1.67121498020449</text:p>
          </table:table-cell>
          <table:table-cell office:value-type="float" office:value="1" calcext:value-type="float">
            <text:p>1</text:p>
          </table:table-cell>
          <table:table-cell office:value-type="float" office:value="498.675078295136" calcext:value-type="float">
            <text:p>498.675078295136</text:p>
          </table:table-cell>
          <table:table-cell office:value-type="float" office:value="1169.62552094292" calcext:value-type="float">
            <text:p>1169.62552094292</text:p>
          </table:table-cell>
          <table:table-cell office:value-type="float" office:value="0.426354477878629" calcext:value-type="float">
            <text:p>0.426354477878629</text:p>
          </table:table-cell>
          <table:table-cell office:value-type="float" office:value="214.102178269984" calcext:value-type="float">
            <text:p>214.102178269984</text:p>
          </table:table-cell>
          <table:table-cell office:value-type="float" office:value="1" calcext:value-type="float">
            <text:p>1</text:p>
          </table:table-cell>
          <table:table-cell office:value-type="float" office:value="40.0156343368462" calcext:value-type="float">
            <text:p>40.0156343368462</text:p>
          </table:table-cell>
          <table:table-cell office:value-type="float" office:value="0" calcext:value-type="float">
            <text:p>0</text:p>
          </table:table-cell>
          <table:table-cell office:value-type="float" office:value="10.9857483896419" calcext:value-type="float">
            <text:p>10.9857483896419</text:p>
          </table:table-cell>
          <table:table-cell office:value-type="float" office:value="590.169832965148" calcext:value-type="float">
            <text:p>590.169832965148</text:p>
          </table:table-cell>
          <table:table-cell office:value-type="float" office:value="12.9031476015301" calcext:value-type="float">
            <text:p>12.9031476015301</text:p>
          </table:table-cell>
          <table:table-cell office:value-type="float" office:value="0.0590107989778366" calcext:value-type="float">
            <text:p>0.0590107989778366</text:p>
          </table:table-cell>
          <table:table-cell office:value-type="float" office:value="1.39899165033749" calcext:value-type="float">
            <text:p>1.39899165033749</text:p>
          </table:table-cell>
          <table:table-cell office:value-type="float" office:value="0.240396009971265" calcext:value-type="float">
            <text:p>0.240396009971265</text:p>
          </table:table-cell>
          <table:table-cell office:value-type="float" office:value="0.171835198959659" calcext:value-type="float">
            <text:p>0.171835198959659</text:p>
          </table:table-cell>
          <table:table-cell office:value-type="float" office:value="1.67121498020449" calcext:value-type="float">
            <text:p>1.67121498020449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8.8641629849552" calcext:value-type="float">
            <text:p>8.8641629849552</text:p>
          </table:table-cell>
          <table:table-cell office:value-type="float" office:value="581.342627022928" calcext:value-type="float">
            <text:p>581.342627022928</text:p>
          </table:table-cell>
          <table:table-cell office:value-type="float" office:value="12.2391745143885" calcext:value-type="float">
            <text:p>12.2391745143885</text:p>
          </table:table-cell>
          <table:table-cell office:value-type="float" office:value="0.0568241298926119" calcext:value-type="float">
            <text:p>0.0568241298926119</text:p>
          </table:table-cell>
          <table:table-cell office:value-type="float" office:value="1.39917346553162" calcext:value-type="float">
            <text:p>1.39917346553162</text:p>
          </table:table-cell>
          <table:table-cell office:value-type="float" office:value="0.240317745782379" calcext:value-type="float">
            <text:p>0.240317745782379</text:p>
          </table:table-cell>
          <table:table-cell office:value-type="float" office:value="0.171756933868741" calcext:value-type="float">
            <text:p>0.171756933868741</text:p>
          </table:table-cell>
          <table:table-cell office:value-type="float" office:value="1.67121498020449" calcext:value-type="float">
            <text:p>1.67121498020449</text:p>
          </table:table-cell>
          <table:table-cell office:value-type="float" office:value="1" calcext:value-type="float">
            <text:p>1</text:p>
          </table:table-cell>
          <table:table-cell office:value-type="float" office:value="325.938115251149" calcext:value-type="float">
            <text:p>325.938115251149</text:p>
          </table:table-cell>
          <table:table-cell office:value-type="float" office:value="1181.62466938261" calcext:value-type="float">
            <text:p>1181.62466938261</text:p>
          </table:table-cell>
          <table:table-cell office:value-type="float" office:value="0.275838956054845" calcext:value-type="float">
            <text:p>0.275838956054845</text:p>
          </table:table-cell>
          <table:table-cell office:value-type="float" office:value="86.8783099041836" calcext:value-type="float">
            <text:p>86.8783099041836</text:p>
          </table:table-cell>
          <table:table-cell office:value-type="float" office:value="1" calcext:value-type="float">
            <text:p>1</text:p>
          </table:table-cell>
          <table:table-cell office:value-type="float" office:value="11.1742096661882" calcext:value-type="float">
            <text:p>11.1742096661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3.854" calcext:value-type="float">
            <text:p>393.854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0.000736627" calcext:value-type="float">
            <text:p>0.000736627</text:p>
          </table:table-cell>
          <table:table-cell office:value-type="float" office:value="-0.0000000286789336077308" calcext:value-type="float">
            <text:p>-2.86789336077308E-08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0.239638920716355" calcext:value-type="float">
            <text:p>0.239638920716355</text:p>
          </table:table-cell>
          <table:table-cell office:value-type="float" office:value="0.171032198238052" calcext:value-type="float">
            <text:p>0.171032198238052</text:p>
          </table:table-cell>
          <table:table-cell office:value-type="float" office:value="0.000379600856924545" calcext:value-type="float">
            <text:p>0.000379600856924545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0.239478657752276" calcext:value-type="float">
            <text:p>0.239478657752276</text:p>
          </table:table-cell>
          <table:table-cell office:value-type="float" office:value="0.170917817289579" calcext:value-type="float">
            <text:p>0.170917817289579</text:p>
          </table:table-cell>
          <table:table-cell office:value-type="float" office:value="0.0236977073307562" calcext:value-type="float">
            <text:p>0.0236977073307562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312.291976897925" calcext:value-type="float">
            <text:p>312.291976897925</text:p>
          </table:table-cell>
          <table:table-cell office:value-type="float" office:value="40.0156343368462" calcext:value-type="float">
            <text:p>40.0156343368462</text:p>
          </table:table-cell>
          <table:table-cell office:value-type="float" office:value="778.619075620836" calcext:value-type="float">
            <text:p>778.619075620836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0.8" calcext:value-type="float">
            <text:p>0.8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1.66563879737635" calcext:value-type="float">
            <text:p>1.6656387973763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743559642353" calcext:value-type="float">
            <text:p>0.239743559642353</text:p>
          </table:table-cell>
          <table:table-cell office:value-type="float" office:value="0.17113684721245" calcext:value-type="float">
            <text:p>0.17113684721245</text:p>
          </table:table-cell>
          <table:table-cell office:value-type="float" office:value="0.000512961171690681" calcext:value-type="float">
            <text:p>0.000512961171690681</text:p>
          </table:table-cell>
          <table:table-cell office:value-type="float" office:value="287.050164423387" calcext:value-type="float">
            <text:p>287.050164423387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227182" calcext:value-type="float">
            <text:p>5.27265258227182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1.6645248705987" calcext:value-type="float">
            <text:p>1.6645248705987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0320231198033988" calcext:value-type="float">
            <text:p>0.0320231198033988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-70.7505993352014" calcext:value-type="float">
            <text:p>-70.7505993352014</text:p>
          </table:table-cell>
          <table:table-cell office:value-type="float" office:value="1.95597346125194" calcext:value-type="float">
            <text:p>1.95597346125194</text:p>
          </table:table-cell>
          <table:table-cell office:value-type="float" office:value="1.32943255199616" calcext:value-type="float">
            <text:p>1.32943255199616</text:p>
          </table:table-cell>
          <table:table-cell office:value-type="float" office:value="0.276833667952111" calcext:value-type="float">
            <text:p>0.276833667952111</text:p>
          </table:table-cell>
          <table:table-cell office:value-type="float" office:value="0.208234424700104" calcext:value-type="float">
            <text:p>0.208234424700104</text:p>
          </table:table-cell>
          <table:table-cell office:value-type="float" office:value="0.000301234673160551" calcext:value-type="float">
            <text:p>0.000301234673160551</text:p>
          </table:table-cell>
          <table:table-cell office:value-type="float" office:value="287.019916153564" calcext:value-type="float">
            <text:p>287.019916153564</text:p>
          </table:table-cell>
          <table:table-cell office:value-type="float" office:value="1616.60968883866" calcext:value-type="float">
            <text:p>1616.60968883866</text:p>
          </table:table-cell>
          <table:table-cell office:value-type="float" office:value="11.262393087781" calcext:value-type="float">
            <text:p>11.262393087781</text:p>
          </table:table-cell>
          <table:table-cell office:value-type="float" office:value="-127.265910412073" calcext:value-type="float">
            <text:p>-127.265910412073</text:p>
          </table:table-cell>
          <table:table-cell office:value-type="float" office:value="1.95466536779351" calcext:value-type="float">
            <text:p>1.95466536779351</text:p>
          </table:table-cell>
          <table:table-cell office:value-type="float" office:value="1.32943255199616" calcext:value-type="float">
            <text:p>1.32943255199616</text:p>
          </table:table-cell>
          <table:table-cell office:value-type="float" office:value="0.276648530312322" calcext:value-type="float">
            <text:p>0.276648530312322</text:p>
          </table:table-cell>
          <table:table-cell office:value-type="float" office:value="0.208095164074051" calcext:value-type="float">
            <text:p>0.208095164074051</text:p>
          </table:table-cell>
          <table:table-cell office:value-type="float" office:value="0.0188054663002347" calcext:value-type="float">
            <text:p>0.0188054663002347</text:p>
          </table:table-cell>
          <table:table-cell office:value-type="float" office:value="0.0685535292236466" calcext:value-type="float">
            <text:p>0.0685535292236466</text:p>
          </table:table-cell>
          <table:table-cell office:value-type="float" office:value="99.443396123752" calcext:value-type="float">
            <text:p>99.443396123752</text:p>
          </table:table-cell>
          <table:table-cell office:value-type="float" office:value="11.414096738968" calcext:value-type="float">
            <text:p>11.414096738968</text:p>
          </table:table-cell>
          <table:table-cell office:value-type="float" office:value="878.909152206768" calcext:value-type="float">
            <text:p>878.909152206768</text:p>
          </table:table-cell>
          <table:table-cell office:value-type="float" office:value="1920.61600810134" calcext:value-type="float">
            <text:p>1920.61600810134</text:p>
          </table:table-cell>
          <table:table-cell office:value-type="float" office:value="0.457618362285562" calcext:value-type="float">
            <text:p>0.457618362285562</text:p>
          </table:table-cell>
          <table:table-cell table:number-columns-repeated="4"/>
          <table:table-cell office:value-type="float" office:value="19.6548459611162" calcext:value-type="float">
            <text:p>19.6548459611162</text:p>
          </table:table-cell>
          <table:table-cell office:value-type="float" office:value="4609.34847321362" calcext:value-type="float">
            <text:p>4609.34847321362</text:p>
          </table:table-cell>
          <table:table-cell office:value-type="float" office:value="3640.95982965868" calcext:value-type="float">
            <text:p>3640.95982965868</text:p>
          </table:table-cell>
          <table:table-cell office:value-type="float" office:value="1.86613258110843" calcext:value-type="float">
            <text:p>1.86613258110843</text:p>
          </table:table-cell>
          <table:table-cell office:value-type="float" office:value="6794.51376463323" calcext:value-type="float">
            <text:p>6794.51376463323</text:p>
          </table:table-cell>
          <table:table-cell office:value-type="float" office:value="1.88736493462034" calcext:value-type="float">
            <text:p>1.88736493462034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5.27265258788848" calcext:value-type="float">
            <text:p>5.2726525878884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0.201478291815465" calcext:value-type="float">
            <text:p>0.201478291815465</text:p>
          </table:table-cell>
          <table:table-cell office:value-type="float" office:value="0.0345242109924431" calcext:value-type="float">
            <text:p>0.0345242109924431</text:p>
          </table:table-cell>
          <table:table-cell office:value-type="float" office:value="898.116493799258" calcext:value-type="float">
            <text:p>898.116493799258</text:p>
          </table:table-cell>
          <table:table-cell office:value-type="float" office:value="0.0345205729605625" calcext:value-type="float">
            <text:p>0.0345205729605625</text:p>
          </table:table-cell>
          <table:table-cell office:value-type="float" office:value="898.116493799258" calcext:value-type="float">
            <text:p>898.116493799258</text:p>
          </table:table-cell>
          <table:table-cell office:value-type="float" office:value="-296020.507618483" calcext:value-type="float">
            <text:p>-296020.507618483</text:p>
          </table:table-cell>
          <table:table-cell office:value-type="float" office:value="1.32943255199616" calcext:value-type="float">
            <text:p>1.32943255199616</text:p>
          </table:table-cell>
          <table:table-cell office:value-type="float" office:value="0.301234673160551" calcext:value-type="float">
            <text:p>0.301234673160551</text:p>
          </table:table-cell>
          <table:table-cell office:value-type="float" office:value="287.019916153564" calcext:value-type="float">
            <text:p>287.019916153564</text:p>
          </table:table-cell>
          <table:table-cell office:value-type="float" office:value="0.0641569014431999" calcext:value-type="float">
            <text:p>0.0641569014431999</text:p>
          </table:table-cell>
          <table:table-cell office:value-type="float" office:value="5.17734719123775" calcext:value-type="float">
            <text:p>5.17734719123775</text:p>
          </table:table-cell>
          <table:table-cell office:value-type="float" office:value="-260137.577162814" calcext:value-type="float">
            <text:p>-260137.577162814</text:p>
          </table:table-cell>
          <table:table-cell office:value-type="float" office:value="1.32670793278737" calcext:value-type="float">
            <text:p>1.32670793278737</text:p>
          </table:table-cell>
          <table:table-cell office:value-type="float" office:value="0.89040332195613" calcext:value-type="float">
            <text:p>0.89040332195613</text:p>
          </table:table-cell>
          <table:table-cell office:value-type="float" office:value="0.5" calcext:value-type="float">
            <text:p>0.5</text:p>
          </table:table-cell>
          <table:table-cell office:value-type="float" office:value="0.776514669632431" calcext:value-type="float">
            <text:p>0.776514669632431</text:p>
          </table:table-cell>
          <table:table-cell office:value-type="float" office:value="267.891509592623" calcext:value-type="float">
            <text:p>267.891509592623</text:p>
          </table:table-cell>
          <table:table-cell office:value-type="float" office:value="585.403759269288" calcext:value-type="float">
            <text:p>585.403759269288</text:p>
          </table:table-cell>
          <table:table-cell office:value-type="float" office:value="0.457618362285562" calcext:value-type="float">
            <text:p>0.457618362285562</text:p>
          </table:table-cell>
        </table:table-row>
      </table:table>
      <table:table table:name="Sheet2" table:style-name="ta1">
        <table:table-column table:style-name="co167" table:number-columns-repeated="2" table:default-cell-style-name="Default"/>
        <table:table-column table:style-name="co126" table:default-cell-style-name="Default"/>
        <table:table-column table:style-name="co167" table:number-columns-repeated="6" table:default-cell-style-name="Default"/>
        <table:table-column table:style-name="co167" table:number-columns-repeated="6" table:default-cell-style-name="ce1"/>
        <table:table-row table:style-name="ro1">
          <table:table-cell table:number-columns-repeated="9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in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D_35K_080M_T4_3100</text:p>
          </table:table-cell>
          <table:table-cell office:value-type="string" calcext:value-type="string">
            <text:p>OD_35K_080M_T4_3000</text:p>
          </table:table-cell>
          <table:table-cell office:value-type="string" calcext:value-type="string">
            <text:p>OD_35K_080M_T4_2900</text:p>
          </table:table-cell>
          <table:table-cell office:value-type="string" calcext:value-type="string">
            <text:p>OD_35K_080M_T4_2800</text:p>
          </table:table-cell>
          <table:table-cell office:value-type="string" calcext:value-type="string">
            <text:p>OD_35K_080M_T4_2700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fterburner.in_flow.Fl_I:FAR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fterburner.in_flow.Fl_I:stat:area</text:p>
          </table:table-cell>
          <table:table-cell table:number-columns-repeated="6" office:value-type="float" office:value="291.99737051925" calcext:value-type="float">
            <text:p>291.99737051925</text:p>
          </table:table-cell>
          <table:table-cell table:formula="of:==[.D4]=[.D3]" office:value-type="boolean" office:boolean-value="false" calcext:value-type="boolean">
            <text:p>FALSE</text:p>
          </table:table-cell>
          <table:table-cell table:formula="of:==[.E4]=[.E3]" office:value-type="boolean" office:boolean-value="false" calcext:value-type="boolean">
            <text:p>FALSE</text:p>
          </table:table-cell>
          <table:table-cell table:formula="of:==[.F4]=[.F3]" office:value-type="boolean" office:boolean-value="false" calcext:value-type="boolean">
            <text:p>FALSE</text:p>
          </table:table-cell>
          <table:table-cell table:formula="of:==[.G4]=[.G3]" office:value-type="boolean" office:boolean-value="false" calcext:value-type="boolean">
            <text:p>FALSE</text:p>
          </table:table-cell>
          <table:table-cell table:formula="of:==[.H4]=[.H3]" office:value-type="boolean" office:boolean-value="false" calcext:value-type="boolean">
            <text:p>FALSE</text:p>
          </table:table-cell>
          <table:table-cell table:formula="of:==[.I4]=[.I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Cp</text:p>
          </table:table-cell>
          <table:table-cell office:value-type="float" office:value="0.252444593753124" calcext:value-type="float">
            <text:p>0.252444593753124</text:p>
          </table:table-cell>
          <table:table-cell office:value-type="float" office:value="0.251373535467275" calcext:value-type="float">
            <text:p>0.251373535467275</text:p>
          </table:table-cell>
          <table:table-cell office:value-type="float" office:value="0.250332969969946" calcext:value-type="float">
            <text:p>0.250332969969946</text:p>
          </table:table-cell>
          <table:table-cell office:value-type="float" office:value="0.249339388474056" calcext:value-type="float">
            <text:p>0.249339388474056</text:p>
          </table:table-cell>
          <table:table-cell office:value-type="float" office:value="0.248400677190078" calcext:value-type="float">
            <text:p>0.248400677190078</text:p>
          </table:table-cell>
          <table:table-cell office:value-type="float" office:value="0.247502121355101" calcext:value-type="float">
            <text:p>0.247502121355101</text:p>
          </table:table-cell>
          <table:table-cell table:formula="of:==[.D5]=[.D4]" office:value-type="boolean" office:boolean-value="false" calcext:value-type="boolean">
            <text:p>FALSE</text:p>
          </table:table-cell>
          <table:table-cell table:formula="of:==[.E5]=[.E4]" office:value-type="boolean" office:boolean-value="false" calcext:value-type="boolean">
            <text:p>FALSE</text:p>
          </table:table-cell>
          <table:table-cell table:formula="of:==[.F5]=[.F4]" office:value-type="boolean" office:boolean-value="false" calcext:value-type="boolean">
            <text:p>FALSE</text:p>
          </table:table-cell>
          <table:table-cell table:formula="of:==[.G5]=[.G4]" office:value-type="boolean" office:boolean-value="false" calcext:value-type="boolean">
            <text:p>FALSE</text:p>
          </table:table-cell>
          <table:table-cell table:formula="of:==[.H5]=[.H4]" office:value-type="boolean" office:boolean-value="false" calcext:value-type="boolean">
            <text:p>FALSE</text:p>
          </table:table-cell>
          <table:table-cell table:formula="of:==[.I5]=[.I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Cv</text:p>
          </table:table-cell>
          <table:table-cell office:value-type="float" office:value="0.183886580413607" calcext:value-type="float">
            <text:p>0.183886580413607</text:p>
          </table:table-cell>
          <table:table-cell office:value-type="float" office:value="0.182815365874274" calcext:value-type="float">
            <text:p>0.182815365874274</text:p>
          </table:table-cell>
          <table:table-cell office:value-type="float" office:value="0.181774646395135" calcext:value-type="float">
            <text:p>0.181774646395135</text:p>
          </table:table-cell>
          <table:table-cell office:value-type="float" office:value="0.180780915048809" calcext:value-type="float">
            <text:p>0.180780915048809</text:p>
          </table:table-cell>
          <table:table-cell office:value-type="float" office:value="0.179842058914332" calcext:value-type="float">
            <text:p>0.179842058914332</text:p>
          </table:table-cell>
          <table:table-cell office:value-type="float" office:value="0.178943360478897" calcext:value-type="float">
            <text:p>0.178943360478897</text:p>
          </table:table-cell>
          <table:table-cell table:formula="of:==[.D6]=[.D5]" office:value-type="boolean" office:boolean-value="false" calcext:value-type="boolean">
            <text:p>FALSE</text:p>
          </table:table-cell>
          <table:table-cell table:formula="of:==[.E6]=[.E5]" office:value-type="boolean" office:boolean-value="false" calcext:value-type="boolean">
            <text:p>FALSE</text:p>
          </table:table-cell>
          <table:table-cell table:formula="of:==[.F6]=[.F5]" office:value-type="boolean" office:boolean-value="false" calcext:value-type="boolean">
            <text:p>FALSE</text:p>
          </table:table-cell>
          <table:table-cell table:formula="of:==[.G6]=[.G5]" office:value-type="boolean" office:boolean-value="false" calcext:value-type="boolean">
            <text:p>FALSE</text:p>
          </table:table-cell>
          <table:table-cell table:formula="of:==[.H6]=[.H5]" office:value-type="boolean" office:boolean-value="false" calcext:value-type="boolean">
            <text:p>FALSE</text:p>
          </table:table-cell>
          <table:table-cell table:formula="of:==[.I6]=[.I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gamma</text:p>
          </table:table-cell>
          <table:table-cell office:value-type="float" office:value="1.37282767507986" calcext:value-type="float">
            <text:p>1.37282767507986</text:p>
          </table:table-cell>
          <table:table-cell office:value-type="float" office:value="1.37501313514785" calcext:value-type="float">
            <text:p>1.37501313514785</text:p>
          </table:table-cell>
          <table:table-cell office:value-type="float" office:value="1.37716106010917" calcext:value-type="float">
            <text:p>1.37716106010917</text:p>
          </table:table-cell>
          <table:table-cell office:value-type="float" office:value="1.37923510269539" calcext:value-type="float">
            <text:p>1.37923510269539</text:p>
          </table:table-cell>
          <table:table-cell office:value-type="float" office:value="1.38121568841079" calcext:value-type="float">
            <text:p>1.38121568841079</text:p>
          </table:table-cell>
          <table:table-cell office:value-type="float" office:value="1.38313104864986" calcext:value-type="float">
            <text:p>1.38313104864986</text:p>
          </table:table-cell>
          <table:table-cell table:formula="of:==[.D7]=[.D6]" office:value-type="boolean" office:boolean-value="false" calcext:value-type="boolean">
            <text:p>FALSE</text:p>
          </table:table-cell>
          <table:table-cell table:formula="of:==[.E7]=[.E6]" office:value-type="boolean" office:boolean-value="false" calcext:value-type="boolean">
            <text:p>FALSE</text:p>
          </table:table-cell>
          <table:table-cell table:formula="of:==[.F7]=[.F6]" office:value-type="boolean" office:boolean-value="false" calcext:value-type="boolean">
            <text:p>FALSE</text:p>
          </table:table-cell>
          <table:table-cell table:formula="of:==[.G7]=[.G6]" office:value-type="boolean" office:boolean-value="false" calcext:value-type="boolean">
            <text:p>FALSE</text:p>
          </table:table-cell>
          <table:table-cell table:formula="of:==[.H7]=[.H6]" office:value-type="boolean" office:boolean-value="false" calcext:value-type="boolean">
            <text:p>FALSE</text:p>
          </table:table-cell>
          <table:table-cell table:formula="of:==[.I7]=[.I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h</text:p>
          </table:table-cell>
          <table:table-cell office:value-type="float" office:value="-33.5119642812934" calcext:value-type="float">
            <text:p>-33.5119642812934</text:p>
          </table:table-cell>
          <table:table-cell office:value-type="float" office:value="-32.861580277671" calcext:value-type="float">
            <text:p>-32.861580277671</text:p>
          </table:table-cell>
          <table:table-cell office:value-type="float" office:value="-32.2441238911756" calcext:value-type="float">
            <text:p>-32.2441238911756</text:p>
          </table:table-cell>
          <table:table-cell office:value-type="float" office:value="-31.665663131309" calcext:value-type="float">
            <text:p>-31.665663131309</text:p>
          </table:table-cell>
          <table:table-cell office:value-type="float" office:value="-31.1272866361815" calcext:value-type="float">
            <text:p>-31.1272866361815</text:p>
          </table:table-cell>
          <table:table-cell office:value-type="float" office:value="-30.6173790613517" calcext:value-type="float">
            <text:p>-30.6173790613517</text:p>
          </table:table-cell>
          <table:table-cell table:formula="of:==[.D8]=[.D7]" office:value-type="boolean" office:boolean-value="false" calcext:value-type="boolean">
            <text:p>FALSE</text:p>
          </table:table-cell>
          <table:table-cell table:formula="of:==[.E8]=[.E7]" office:value-type="boolean" office:boolean-value="false" calcext:value-type="boolean">
            <text:p>FALSE</text:p>
          </table:table-cell>
          <table:table-cell table:formula="of:==[.F8]=[.F7]" office:value-type="boolean" office:boolean-value="false" calcext:value-type="boolean">
            <text:p>FALSE</text:p>
          </table:table-cell>
          <table:table-cell table:formula="of:==[.G8]=[.G7]" office:value-type="boolean" office:boolean-value="false" calcext:value-type="boolean">
            <text:p>FALSE</text:p>
          </table:table-cell>
          <table:table-cell table:formula="of:==[.H8]=[.H7]" office:value-type="boolean" office:boolean-value="false" calcext:value-type="boolean">
            <text:p>FALSE</text:p>
          </table:table-cell>
          <table:table-cell table:formula="of:==[.I8]=[.I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MN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436904956754318" calcext:value-type="float">
            <text:p>0.436904956754318</text:p>
          </table:table-cell>
          <table:table-cell office:value-type="float" office:value="0.427593665165791" calcext:value-type="float">
            <text:p>0.427593665165791</text:p>
          </table:table-cell>
          <table:table-cell office:value-type="float" office:value="0.418477973433844" calcext:value-type="float">
            <text:p>0.418477973433844</text:p>
          </table:table-cell>
          <table:table-cell office:value-type="float" office:value="0.409608359968629" calcext:value-type="float">
            <text:p>0.409608359968629</text:p>
          </table:table-cell>
          <table:table-cell office:value-type="float" office:value="0.400818348522192" calcext:value-type="float">
            <text:p>0.400818348522192</text:p>
          </table:table-cell>
          <table:table-cell table:formula="of:==[.D9]=[.D8]" office:value-type="boolean" office:boolean-value="false" calcext:value-type="boolean">
            <text:p>FALSE</text:p>
          </table:table-cell>
          <table:table-cell table:formula="of:==[.E9]=[.E8]" office:value-type="boolean" office:boolean-value="false" calcext:value-type="boolean">
            <text:p>FALSE</text:p>
          </table:table-cell>
          <table:table-cell table:formula="of:==[.F9]=[.F8]" office:value-type="boolean" office:boolean-value="false" calcext:value-type="boolean">
            <text:p>FALSE</text:p>
          </table:table-cell>
          <table:table-cell table:formula="of:==[.G9]=[.G8]" office:value-type="boolean" office:boolean-value="false" calcext:value-type="boolean">
            <text:p>FALSE</text:p>
          </table:table-cell>
          <table:table-cell table:formula="of:==[.H9]=[.H8]" office:value-type="boolean" office:boolean-value="false" calcext:value-type="boolean">
            <text:p>FALSE</text:p>
          </table:table-cell>
          <table:table-cell table:formula="of:==[.I9]=[.I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P</text:p>
          </table:table-cell>
          <table:table-cell office:value-type="float" office:value="14.7393497958614" calcext:value-type="float">
            <text:p>14.7393497958614</text:p>
          </table:table-cell>
          <table:table-cell office:value-type="float" office:value="14.0613044341048" calcext:value-type="float">
            <text:p>14.0613044341048</text:p>
          </table:table-cell>
          <table:table-cell office:value-type="float" office:value="13.3740953735149" calcext:value-type="float">
            <text:p>13.3740953735149</text:p>
          </table:table-cell>
          <table:table-cell office:value-type="float" office:value="12.6340659913331" calcext:value-type="float">
            <text:p>12.6340659913331</text:p>
          </table:table-cell>
          <table:table-cell office:value-type="float" office:value="11.9384384444712" calcext:value-type="float">
            <text:p>11.9384384444712</text:p>
          </table:table-cell>
          <table:table-cell office:value-type="float" office:value="11.2334696157139" calcext:value-type="float">
            <text:p>11.2334696157139</text:p>
          </table:table-cell>
          <table:table-cell table:formula="of:==[.D10]=[.D9]" office:value-type="boolean" office:boolean-value="false" calcext:value-type="boolean">
            <text:p>FALSE</text:p>
          </table:table-cell>
          <table:table-cell table:formula="of:==[.E10]=[.E9]" office:value-type="boolean" office:boolean-value="false" calcext:value-type="boolean">
            <text:p>FALSE</text:p>
          </table:table-cell>
          <table:table-cell table:formula="of:==[.F10]=[.F9]" office:value-type="boolean" office:boolean-value="false" calcext:value-type="boolean">
            <text:p>FALSE</text:p>
          </table:table-cell>
          <table:table-cell table:formula="of:==[.G10]=[.G9]" office:value-type="boolean" office:boolean-value="false" calcext:value-type="boolean">
            <text:p>FALSE</text:p>
          </table:table-cell>
          <table:table-cell table:formula="of:==[.H10]=[.H9]" office:value-type="boolean" office:boolean-value="false" calcext:value-type="boolean">
            <text:p>FALSE</text:p>
          </table:table-cell>
          <table:table-cell table:formula="of:==[.I10]=[.I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11]=[.D10]" office:value-type="boolean" office:boolean-value="false" calcext:value-type="boolean">
            <text:p>FALSE</text:p>
          </table:table-cell>
          <table:table-cell table:formula="of:==[.E11]=[.E10]" office:value-type="boolean" office:boolean-value="false" calcext:value-type="boolean">
            <text:p>FALSE</text:p>
          </table:table-cell>
          <table:table-cell table:formula="of:==[.F11]=[.F10]" office:value-type="boolean" office:boolean-value="false" calcext:value-type="boolean">
            <text:p>FALSE</text:p>
          </table:table-cell>
          <table:table-cell table:formula="of:==[.G11]=[.G10]" office:value-type="boolean" office:boolean-value="false" calcext:value-type="boolean">
            <text:p>FALSE</text:p>
          </table:table-cell>
          <table:table-cell table:formula="of:==[.H11]=[.H10]" office:value-type="boolean" office:boolean-value="false" calcext:value-type="boolean">
            <text:p>FALSE</text:p>
          </table:table-cell>
          <table:table-cell table:formula="of:==[.I11]=[.I1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rho</text:p>
          </table:table-cell>
          <table:table-cell office:value-type="float" office:value="0.0383592202175625" calcext:value-type="float">
            <text:p>0.0383592202175625</text:p>
          </table:table-cell>
          <table:table-cell office:value-type="float" office:value="0.0376872251067442" calcext:value-type="float">
            <text:p>0.0376872251067442</text:p>
          </table:table-cell>
          <table:table-cell office:value-type="float" office:value="0.0369467757058383" calcext:value-type="float">
            <text:p>0.0369467757058383</text:p>
          </table:table-cell>
          <table:table-cell office:value-type="float" office:value="0.035991829942633" calcext:value-type="float">
            <text:p>0.035991829942633</text:p>
          </table:table-cell>
          <table:table-cell office:value-type="float" office:value="0.0350814093837002" calcext:value-type="float">
            <text:p>0.0350814093837002</text:p>
          </table:table-cell>
          <table:table-cell office:value-type="float" office:value="0.0340782571660021" calcext:value-type="float">
            <text:p>0.0340782571660021</text:p>
          </table:table-cell>
          <table:table-cell table:formula="of:==[.D12]=[.D11]" office:value-type="boolean" office:boolean-value="false" calcext:value-type="boolean">
            <text:p>FALSE</text:p>
          </table:table-cell>
          <table:table-cell table:formula="of:==[.E12]=[.E11]" office:value-type="boolean" office:boolean-value="false" calcext:value-type="boolean">
            <text:p>FALSE</text:p>
          </table:table-cell>
          <table:table-cell table:formula="of:==[.F12]=[.F11]" office:value-type="boolean" office:boolean-value="false" calcext:value-type="boolean">
            <text:p>FALSE</text:p>
          </table:table-cell>
          <table:table-cell table:formula="of:==[.G12]=[.G11]" office:value-type="boolean" office:boolean-value="false" calcext:value-type="boolean">
            <text:p>FALSE</text:p>
          </table:table-cell>
          <table:table-cell table:formula="of:==[.H12]=[.H11]" office:value-type="boolean" office:boolean-value="false" calcext:value-type="boolean">
            <text:p>FALSE</text:p>
          </table:table-cell>
          <table:table-cell table:formula="of:==[.I12]=[.I1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S</text:p>
          </table:table-cell>
          <table:table-cell office:value-type="float" office:value="1.80897064729614" calcext:value-type="float">
            <text:p>1.80897064729614</text:p>
          </table:table-cell>
          <table:table-cell office:value-type="float" office:value="1.80440569439712" calcext:value-type="float">
            <text:p>1.80440569439712</text:p>
          </table:table-cell>
          <table:table-cell office:value-type="float" office:value="1.79986739119918" calcext:value-type="float">
            <text:p>1.79986739119918</text:p>
          </table:table-cell>
          <table:table-cell office:value-type="float" office:value="1.79571466174205" calcext:value-type="float">
            <text:p>1.79571466174205</text:p>
          </table:table-cell>
          <table:table-cell office:value-type="float" office:value="1.79151063500083" calcext:value-type="float">
            <text:p>1.79151063500083</text:p>
          </table:table-cell>
          <table:table-cell office:value-type="float" office:value="1.7874175999585" calcext:value-type="float">
            <text:p>1.7874175999585</text:p>
          </table:table-cell>
          <table:table-cell table:formula="of:==[.D13]=[.D12]" office:value-type="boolean" office:boolean-value="false" calcext:value-type="boolean">
            <text:p>FALSE</text:p>
          </table:table-cell>
          <table:table-cell table:formula="of:==[.E13]=[.E12]" office:value-type="boolean" office:boolean-value="false" calcext:value-type="boolean">
            <text:p>FALSE</text:p>
          </table:table-cell>
          <table:table-cell table:formula="of:==[.F13]=[.F12]" office:value-type="boolean" office:boolean-value="false" calcext:value-type="boolean">
            <text:p>FALSE</text:p>
          </table:table-cell>
          <table:table-cell table:formula="of:==[.G13]=[.G12]" office:value-type="boolean" office:boolean-value="false" calcext:value-type="boolean">
            <text:p>FALSE</text:p>
          </table:table-cell>
          <table:table-cell table:formula="of:==[.H13]=[.H12]" office:value-type="boolean" office:boolean-value="false" calcext:value-type="boolean">
            <text:p>FALSE</text:p>
          </table:table-cell>
          <table:table-cell table:formula="of:==[.I13]=[.I1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T</text:p>
          </table:table-cell>
          <table:table-cell office:value-type="float" office:value="1037.1434986599" calcext:value-type="float">
            <text:p>1037.1434986599</text:p>
          </table:table-cell>
          <table:table-cell office:value-type="float" office:value="1007.07266106956" calcext:value-type="float">
            <text:p>1007.07266106956</text:p>
          </table:table-cell>
          <table:table-cell office:value-type="float" office:value="977.048904077931" calcext:value-type="float">
            <text:p>977.048904077931</text:p>
          </table:table-cell>
          <table:table-cell office:value-type="float" office:value="947.472770370438" calcext:value-type="float">
            <text:p>947.472770370438</text:p>
          </table:table-cell>
          <table:table-cell office:value-type="float" office:value="918.538021267801" calcext:value-type="float">
            <text:p>918.538021267801</text:p>
          </table:table-cell>
          <table:table-cell office:value-type="float" office:value="889.738364450034" calcext:value-type="float">
            <text:p>889.738364450034</text:p>
          </table:table-cell>
          <table:table-cell table:formula="of:==[.D14]=[.D13]" office:value-type="boolean" office:boolean-value="false" calcext:value-type="boolean">
            <text:p>FALSE</text:p>
          </table:table-cell>
          <table:table-cell table:formula="of:==[.E14]=[.E13]" office:value-type="boolean" office:boolean-value="false" calcext:value-type="boolean">
            <text:p>FALSE</text:p>
          </table:table-cell>
          <table:table-cell table:formula="of:==[.F14]=[.F13]" office:value-type="boolean" office:boolean-value="false" calcext:value-type="boolean">
            <text:p>FALSE</text:p>
          </table:table-cell>
          <table:table-cell table:formula="of:==[.G14]=[.G13]" office:value-type="boolean" office:boolean-value="false" calcext:value-type="boolean">
            <text:p>FALSE</text:p>
          </table:table-cell>
          <table:table-cell table:formula="of:==[.H14]=[.H13]" office:value-type="boolean" office:boolean-value="false" calcext:value-type="boolean">
            <text:p>FALSE</text:p>
          </table:table-cell>
          <table:table-cell table:formula="of:==[.I14]=[.I1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V</text:p>
          </table:table-cell>
          <table:table-cell office:value-type="float" office:value="697.707321272942" calcext:value-type="float">
            <text:p>697.707321272942</text:p>
          </table:table-cell>
          <table:table-cell office:value-type="float" office:value="673.581611678292" calcext:value-type="float">
            <text:p>673.581611678292</text:p>
          </table:table-cell>
          <table:table-cell office:value-type="float" office:value="649.832859719201" calcext:value-type="float">
            <text:p>649.832859719201</text:p>
          </table:table-cell>
          <table:table-cell office:value-type="float" office:value="626.751618168275" calcext:value-type="float">
            <text:p>626.751618168275</text:p>
          </table:table-cell>
          <table:table-cell office:value-type="float" office:value="604.461872000268" calcext:value-type="float">
            <text:p>604.461872000268</text:p>
          </table:table-cell>
          <table:table-cell office:value-type="float" office:value="582.547887626711" calcext:value-type="float">
            <text:p>582.547887626711</text:p>
          </table:table-cell>
          <table:table-cell table:formula="of:==[.D15]=[.D14]" office:value-type="boolean" office:boolean-value="false" calcext:value-type="boolean">
            <text:p>FALSE</text:p>
          </table:table-cell>
          <table:table-cell table:formula="of:==[.E15]=[.E14]" office:value-type="boolean" office:boolean-value="false" calcext:value-type="boolean">
            <text:p>FALSE</text:p>
          </table:table-cell>
          <table:table-cell table:formula="of:==[.F15]=[.F14]" office:value-type="boolean" office:boolean-value="false" calcext:value-type="boolean">
            <text:p>FALSE</text:p>
          </table:table-cell>
          <table:table-cell table:formula="of:==[.G15]=[.G14]" office:value-type="boolean" office:boolean-value="false" calcext:value-type="boolean">
            <text:p>FALSE</text:p>
          </table:table-cell>
          <table:table-cell table:formula="of:==[.H15]=[.H14]" office:value-type="boolean" office:boolean-value="false" calcext:value-type="boolean">
            <text:p>FALSE</text:p>
          </table:table-cell>
          <table:table-cell table:formula="of:==[.I15]=[.I1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Vsonic</text:p>
          </table:table-cell>
          <table:table-cell office:value-type="float" office:value="1563.31463426606" calcext:value-type="float">
            <text:p>1563.31463426606</text:p>
          </table:table-cell>
          <table:table-cell office:value-type="float" office:value="1541.71199311218" calcext:value-type="float">
            <text:p>1541.71199311218</text:p>
          </table:table-cell>
          <table:table-cell office:value-type="float" office:value="1519.74388925346" calcext:value-type="float">
            <text:p>1519.74388925346</text:p>
          </table:table-cell>
          <table:table-cell office:value-type="float" office:value="1497.69320718467" calcext:value-type="float">
            <text:p>1497.69320718467</text:p>
          </table:table-cell>
          <table:table-cell office:value-type="float" office:value="1475.70687289332" calcext:value-type="float">
            <text:p>1475.70687289332</text:p>
          </table:table-cell>
          <table:table-cell office:value-type="float" office:value="1453.39625736833" calcext:value-type="float">
            <text:p>1453.39625736833</text:p>
          </table:table-cell>
          <table:table-cell table:formula="of:==[.D16]=[.D15]" office:value-type="boolean" office:boolean-value="false" calcext:value-type="boolean">
            <text:p>FALSE</text:p>
          </table:table-cell>
          <table:table-cell table:formula="of:==[.E16]=[.E15]" office:value-type="boolean" office:boolean-value="false" calcext:value-type="boolean">
            <text:p>FALSE</text:p>
          </table:table-cell>
          <table:table-cell table:formula="of:==[.F16]=[.F15]" office:value-type="boolean" office:boolean-value="false" calcext:value-type="boolean">
            <text:p>FALSE</text:p>
          </table:table-cell>
          <table:table-cell table:formula="of:==[.G16]=[.G15]" office:value-type="boolean" office:boolean-value="false" calcext:value-type="boolean">
            <text:p>FALSE</text:p>
          </table:table-cell>
          <table:table-cell table:formula="of:==[.H16]=[.H15]" office:value-type="boolean" office:boolean-value="false" calcext:value-type="boolean">
            <text:p>FALSE</text:p>
          </table:table-cell>
          <table:table-cell table:formula="of:==[.I16]=[.I1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W</text:p>
          </table:table-cell>
          <table:table-cell office:value-type="float" office:value="54.2699596585435" calcext:value-type="float">
            <text:p>54.2699596585435</text:p>
          </table:table-cell>
          <table:table-cell office:value-type="float" office:value="51.4755307154884" calcext:value-type="float">
            <text:p>51.4755307154884</text:p>
          </table:table-cell>
          <table:table-cell office:value-type="float" office:value="48.6849424387413" calcext:value-type="float">
            <text:p>48.6849424387413</text:p>
          </table:table-cell>
          <table:table-cell office:value-type="float" office:value="45.7420727798118" calcext:value-type="float">
            <text:p>45.7420727798118</text:p>
          </table:table-cell>
          <table:table-cell office:value-type="float" office:value="42.9993997382789" calcext:value-type="float">
            <text:p>42.9993997382789</text:p>
          </table:table-cell>
          <table:table-cell office:value-type="float" office:value="40.255521409626" calcext:value-type="float">
            <text:p>40.255521409626</text:p>
          </table:table-cell>
          <table:table-cell table:formula="of:==[.D17]=[.D16]" office:value-type="boolean" office:boolean-value="false" calcext:value-type="boolean">
            <text:p>FALSE</text:p>
          </table:table-cell>
          <table:table-cell table:formula="of:==[.E17]=[.E16]" office:value-type="boolean" office:boolean-value="false" calcext:value-type="boolean">
            <text:p>FALSE</text:p>
          </table:table-cell>
          <table:table-cell table:formula="of:==[.F17]=[.F16]" office:value-type="boolean" office:boolean-value="false" calcext:value-type="boolean">
            <text:p>FALSE</text:p>
          </table:table-cell>
          <table:table-cell table:formula="of:==[.G17]=[.G16]" office:value-type="boolean" office:boolean-value="false" calcext:value-type="boolean">
            <text:p>FALSE</text:p>
          </table:table-cell>
          <table:table-cell table:formula="of:==[.H17]=[.H16]" office:value-type="boolean" office:boolean-value="false" calcext:value-type="boolean">
            <text:p>FALSE</text:p>
          </table:table-cell>
          <table:table-cell table:formula="of:==[.I17]=[.I1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18]=[.D17]" office:value-type="boolean" office:boolean-value="false" calcext:value-type="boolean">
            <text:p>FALSE</text:p>
          </table:table-cell>
          <table:table-cell table:formula="of:==[.E18]=[.E17]" office:value-type="boolean" office:boolean-value="false" calcext:value-type="boolean">
            <text:p>FALSE</text:p>
          </table:table-cell>
          <table:table-cell table:formula="of:==[.F18]=[.F17]" office:value-type="boolean" office:boolean-value="false" calcext:value-type="boolean">
            <text:p>FALSE</text:p>
          </table:table-cell>
          <table:table-cell table:formula="of:==[.G18]=[.G17]" office:value-type="boolean" office:boolean-value="false" calcext:value-type="boolean">
            <text:p>FALSE</text:p>
          </table:table-cell>
          <table:table-cell table:formula="of:==[.H18]=[.H17]" office:value-type="boolean" office:boolean-value="false" calcext:value-type="boolean">
            <text:p>FALSE</text:p>
          </table:table-cell>
          <table:table-cell table:formula="of:==[.I18]=[.I1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tot:Cp</text:p>
          </table:table-cell>
          <table:table-cell office:value-type="float" office:value="0.253660296223284" calcext:value-type="float">
            <text:p>0.253660296223284</text:p>
          </table:table-cell>
          <table:table-cell office:value-type="float" office:value="0.252484868655332" calcext:value-type="float">
            <text:p>0.252484868655332</text:p>
          </table:table-cell>
          <table:table-cell office:value-type="float" office:value="0.251342817247424" calcext:value-type="float">
            <text:p>0.251342817247424</text:p>
          </table:table-cell>
          <table:table-cell office:value-type="float" office:value="0.250252285972148" calcext:value-type="float">
            <text:p>0.250252285972148</text:p>
          </table:table-cell>
          <table:table-cell office:value-type="float" office:value="0.249222118726493" calcext:value-type="float">
            <text:p>0.249222118726493</text:p>
          </table:table-cell>
          <table:table-cell office:value-type="float" office:value="0.248236169170183" calcext:value-type="float">
            <text:p>0.248236169170183</text:p>
          </table:table-cell>
          <table:table-cell table:formula="of:==[.D19]=[.D18]" office:value-type="boolean" office:boolean-value="false" calcext:value-type="boolean">
            <text:p>FALSE</text:p>
          </table:table-cell>
          <table:table-cell table:formula="of:==[.E19]=[.E18]" office:value-type="boolean" office:boolean-value="false" calcext:value-type="boolean">
            <text:p>FALSE</text:p>
          </table:table-cell>
          <table:table-cell table:formula="of:==[.F19]=[.F18]" office:value-type="boolean" office:boolean-value="false" calcext:value-type="boolean">
            <text:p>FALSE</text:p>
          </table:table-cell>
          <table:table-cell table:formula="of:==[.G19]=[.G18]" office:value-type="boolean" office:boolean-value="false" calcext:value-type="boolean">
            <text:p>FALSE</text:p>
          </table:table-cell>
          <table:table-cell table:formula="of:==[.H19]=[.H18]" office:value-type="boolean" office:boolean-value="false" calcext:value-type="boolean">
            <text:p>FALSE</text:p>
          </table:table-cell>
          <table:table-cell table:formula="of:==[.I19]=[.I1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tot:Cv</text:p>
          </table:table-cell>
          <table:table-cell office:value-type="float" office:value="0.185102298151551" calcext:value-type="float">
            <text:p>0.185102298151551</text:p>
          </table:table-cell>
          <table:table-cell office:value-type="float" office:value="0.183926711830977" calcext:value-type="float">
            <text:p>0.183926711830977</text:p>
          </table:table-cell>
          <table:table-cell office:value-type="float" office:value="0.182784504297659" calcext:value-type="float">
            <text:p>0.182784504297659</text:p>
          </table:table-cell>
          <table:table-cell office:value-type="float" office:value="0.181693821361084" calcext:value-type="float">
            <text:p>0.181693821361084</text:p>
          </table:table-cell>
          <table:table-cell office:value-type="float" office:value="0.18066350778234" calcext:value-type="float">
            <text:p>0.18066350778234</text:p>
          </table:table-cell>
          <table:table-cell office:value-type="float" office:value="0.179677414394479" calcext:value-type="float">
            <text:p>0.179677414394479</text:p>
          </table:table-cell>
          <table:table-cell table:formula="of:==[.D20]=[.D19]" office:value-type="boolean" office:boolean-value="false" calcext:value-type="boolean">
            <text:p>FALSE</text:p>
          </table:table-cell>
          <table:table-cell table:formula="of:==[.E20]=[.E19]" office:value-type="boolean" office:boolean-value="false" calcext:value-type="boolean">
            <text:p>FALSE</text:p>
          </table:table-cell>
          <table:table-cell table:formula="of:==[.F20]=[.F19]" office:value-type="boolean" office:boolean-value="false" calcext:value-type="boolean">
            <text:p>FALSE</text:p>
          </table:table-cell>
          <table:table-cell table:formula="of:==[.G20]=[.G19]" office:value-type="boolean" office:boolean-value="false" calcext:value-type="boolean">
            <text:p>FALSE</text:p>
          </table:table-cell>
          <table:table-cell table:formula="of:==[.H20]=[.H19]" office:value-type="boolean" office:boolean-value="false" calcext:value-type="boolean">
            <text:p>FALSE</text:p>
          </table:table-cell>
          <table:table-cell table:formula="of:==[.I20]=[.I1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tot:gamma</text:p>
          </table:table-cell>
          <table:table-cell office:value-type="float" office:value="1.37037891922288" calcext:value-type="float">
            <text:p>1.37037891922288</text:p>
          </table:table-cell>
          <table:table-cell office:value-type="float" office:value="1.37274710456768" calcext:value-type="float">
            <text:p>1.37274710456768</text:p>
          </table:table-cell>
          <table:table-cell office:value-type="float" office:value="1.37507723561084" calcext:value-type="float">
            <text:p>1.37507723561084</text:p>
          </table:table-cell>
          <table:table-cell office:value-type="float" office:value="1.37732961250648" calcext:value-type="float">
            <text:p>1.37732961250648</text:p>
          </table:table-cell>
          <table:table-cell office:value-type="float" office:value="1.37948231578022" calcext:value-type="float">
            <text:p>1.37948231578022</text:p>
          </table:table-cell>
          <table:table-cell office:value-type="float" office:value="1.38156576881418" calcext:value-type="float">
            <text:p>1.38156576881418</text:p>
          </table:table-cell>
          <table:table-cell table:formula="of:==[.D21]=[.D20]" office:value-type="boolean" office:boolean-value="false" calcext:value-type="boolean">
            <text:p>FALSE</text:p>
          </table:table-cell>
          <table:table-cell table:formula="of:==[.E21]=[.E20]" office:value-type="boolean" office:boolean-value="false" calcext:value-type="boolean">
            <text:p>FALSE</text:p>
          </table:table-cell>
          <table:table-cell table:formula="of:==[.F21]=[.F20]" office:value-type="boolean" office:boolean-value="false" calcext:value-type="boolean">
            <text:p>FALSE</text:p>
          </table:table-cell>
          <table:table-cell table:formula="of:==[.G21]=[.G20]" office:value-type="boolean" office:boolean-value="false" calcext:value-type="boolean">
            <text:p>FALSE</text:p>
          </table:table-cell>
          <table:table-cell table:formula="of:==[.H21]=[.H20]" office:value-type="boolean" office:boolean-value="false" calcext:value-type="boolean">
            <text:p>FALSE</text:p>
          </table:table-cell>
          <table:table-cell table:formula="of:==[.I21]=[.I2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tot:h</text:p>
          </table:table-cell>
          <table:table-cell office:value-type="float" office:value="-23.7903859536056" calcext:value-type="float">
            <text:p>-23.7903859536056</text:p>
          </table:table-cell>
          <table:table-cell office:value-type="float" office:value="-23.8006943120076" calcext:value-type="float">
            <text:p>-23.8006943120076</text:p>
          </table:table-cell>
          <table:table-cell office:value-type="float" office:value="-23.8109014485536" calcext:value-type="float">
            <text:p>-23.8109014485536</text:p>
          </table:table-cell>
          <table:table-cell office:value-type="float" office:value="-23.8208762959894" calcext:value-type="float">
            <text:p>-23.8208762959894</text:p>
          </table:table-cell>
          <table:table-cell office:value-type="float" office:value="-23.8305605593859" calcext:value-type="float">
            <text:p>-23.8305605593859</text:p>
          </table:table-cell>
          <table:table-cell office:value-type="float" office:value="-23.8401294258354" calcext:value-type="float">
            <text:p>-23.8401294258354</text:p>
          </table:table-cell>
          <table:table-cell table:formula="of:==[.D22]=[.D21]" office:value-type="boolean" office:boolean-value="false" calcext:value-type="boolean">
            <text:p>FALSE</text:p>
          </table:table-cell>
          <table:table-cell table:formula="of:==[.E22]=[.E21]" office:value-type="boolean" office:boolean-value="false" calcext:value-type="boolean">
            <text:p>FALSE</text:p>
          </table:table-cell>
          <table:table-cell table:formula="of:==[.F22]=[.F21]" office:value-type="boolean" office:boolean-value="false" calcext:value-type="boolean">
            <text:p>FALSE</text:p>
          </table:table-cell>
          <table:table-cell table:formula="of:==[.G22]=[.G21]" office:value-type="boolean" office:boolean-value="false" calcext:value-type="boolean">
            <text:p>FALSE</text:p>
          </table:table-cell>
          <table:table-cell table:formula="of:==[.H22]=[.H21]" office:value-type="boolean" office:boolean-value="false" calcext:value-type="boolean">
            <text:p>FALSE</text:p>
          </table:table-cell>
          <table:table-cell table:formula="of:==[.I22]=[.I2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tot:P</text:p>
          </table:table-cell>
          <table:table-cell office:value-type="float" office:value="16.8570614066066" calcext:value-type="float">
            <text:p>16.8570614066066</text:p>
          </table:table-cell>
          <table:table-cell office:value-type="float" office:value="15.9965165350482" calcext:value-type="float">
            <text:p>15.9965165350482</text:p>
          </table:table-cell>
          <table:table-cell office:value-type="float" office:value="15.1363315071148" calcext:value-type="float">
            <text:p>15.1363315071148</text:p>
          </table:table-cell>
          <table:table-cell office:value-type="float" office:value="14.2279096799976" calcext:value-type="float">
            <text:p>14.2279096799976</text:p>
          </table:table-cell>
          <table:table-cell office:value-type="float" office:value="13.3807931985153" calcext:value-type="float">
            <text:p>13.3807931985153</text:p>
          </table:table-cell>
          <table:table-cell office:value-type="float" office:value="12.5325263292775" calcext:value-type="float">
            <text:p>12.5325263292775</text:p>
          </table:table-cell>
          <table:table-cell table:formula="of:==[.D23]=[.D22]" office:value-type="boolean" office:boolean-value="false" calcext:value-type="boolean">
            <text:p>FALSE</text:p>
          </table:table-cell>
          <table:table-cell table:formula="of:==[.E23]=[.E22]" office:value-type="boolean" office:boolean-value="false" calcext:value-type="boolean">
            <text:p>FALSE</text:p>
          </table:table-cell>
          <table:table-cell table:formula="of:==[.F23]=[.F22]" office:value-type="boolean" office:boolean-value="false" calcext:value-type="boolean">
            <text:p>FALSE</text:p>
          </table:table-cell>
          <table:table-cell table:formula="of:==[.G23]=[.G22]" office:value-type="boolean" office:boolean-value="false" calcext:value-type="boolean">
            <text:p>FALSE</text:p>
          </table:table-cell>
          <table:table-cell table:formula="of:==[.H23]=[.H22]" office:value-type="boolean" office:boolean-value="false" calcext:value-type="boolean">
            <text:p>FALSE</text:p>
          </table:table-cell>
          <table:table-cell table:formula="of:==[.I23]=[.I2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tot:R</text:p>
          </table:table-cell>
          <table:table-cell office:value-type="float" office:value="0.0685579969707945" calcext:value-type="float">
            <text:p>0.0685579969707945</text:p>
          </table:table-cell>
          <table:table-cell office:value-type="float" office:value="0.0685581450343123" calcext:value-type="float">
            <text:p>0.0685581450343123</text:p>
          </table:table-cell>
          <table:table-cell office:value-type="float" office:value="0.0685582915338283" calcext:value-type="float">
            <text:p>0.0685582915338283</text:p>
          </table:table-cell>
          <table:table-cell office:value-type="float" office:value="0.0685584346056936" calcext:value-type="float">
            <text:p>0.0685584346056936</text:p>
          </table:table-cell>
          <table:table-cell office:value-type="float" office:value="0.0685585734223078" calcext:value-type="float">
            <text:p>0.0685585734223078</text:p>
          </table:table-cell>
          <table:table-cell office:value-type="float" office:value="0.0685587105117622" calcext:value-type="float">
            <text:p>0.0685587105117622</text:p>
          </table:table-cell>
          <table:table-cell table:formula="of:==[.D24]=[.D23]" office:value-type="boolean" office:boolean-value="false" calcext:value-type="boolean">
            <text:p>FALSE</text:p>
          </table:table-cell>
          <table:table-cell table:formula="of:==[.E24]=[.E23]" office:value-type="boolean" office:boolean-value="false" calcext:value-type="boolean">
            <text:p>FALSE</text:p>
          </table:table-cell>
          <table:table-cell table:formula="of:==[.F24]=[.F23]" office:value-type="boolean" office:boolean-value="false" calcext:value-type="boolean">
            <text:p>FALSE</text:p>
          </table:table-cell>
          <table:table-cell table:formula="of:==[.G24]=[.G23]" office:value-type="boolean" office:boolean-value="false" calcext:value-type="boolean">
            <text:p>FALSE</text:p>
          </table:table-cell>
          <table:table-cell table:formula="of:==[.H24]=[.H23]" office:value-type="boolean" office:boolean-value="false" calcext:value-type="boolean">
            <text:p>FALSE</text:p>
          </table:table-cell>
          <table:table-cell table:formula="of:==[.I24]=[.I2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tot:rho</text:p>
          </table:table-cell>
          <table:table-cell office:value-type="float" office:value="0.0423034221400871" calcext:value-type="float">
            <text:p>0.0423034221400871</text:p>
          </table:table-cell>
          <table:table-cell office:value-type="float" office:value="0.0413954492939868" calcext:value-type="float">
            <text:p>0.0413954492939868</text:p>
          </table:table-cell>
          <table:table-cell office:value-type="float" office:value="0.0404239035048771" calcext:value-type="float">
            <text:p>0.0404239035048771</text:p>
          </table:table-cell>
          <table:table-cell office:value-type="float" office:value="0.0392318129737099" calcext:value-type="float">
            <text:p>0.0392318129737099</text:p>
          </table:table-cell>
          <table:table-cell office:value-type="float" office:value="0.0381031073055308" calcext:value-type="float">
            <text:p>0.0381031073055308</text:p>
          </table:table-cell>
          <table:table-cell office:value-type="float" office:value="0.0368854442777143" calcext:value-type="float">
            <text:p>0.0368854442777143</text:p>
          </table:table-cell>
          <table:table-cell table:formula="of:==[.D25]=[.D24]" office:value-type="boolean" office:boolean-value="false" calcext:value-type="boolean">
            <text:p>FALSE</text:p>
          </table:table-cell>
          <table:table-cell table:formula="of:==[.E25]=[.E24]" office:value-type="boolean" office:boolean-value="false" calcext:value-type="boolean">
            <text:p>FALSE</text:p>
          </table:table-cell>
          <table:table-cell table:formula="of:==[.F25]=[.F24]" office:value-type="boolean" office:boolean-value="false" calcext:value-type="boolean">
            <text:p>FALSE</text:p>
          </table:table-cell>
          <table:table-cell table:formula="of:==[.G25]=[.G24]" office:value-type="boolean" office:boolean-value="false" calcext:value-type="boolean">
            <text:p>FALSE</text:p>
          </table:table-cell>
          <table:table-cell table:formula="of:==[.H25]=[.H24]" office:value-type="boolean" office:boolean-value="false" calcext:value-type="boolean">
            <text:p>FALSE</text:p>
          </table:table-cell>
          <table:table-cell table:formula="of:==[.I25]=[.I2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tot:S</text:p>
          </table:table-cell>
          <table:table-cell office:value-type="float" office:value="1.80897064729614" calcext:value-type="float">
            <text:p>1.80897064729614</text:p>
          </table:table-cell>
          <table:table-cell office:value-type="float" office:value="1.80440569439712" calcext:value-type="float">
            <text:p>1.80440569439712</text:p>
          </table:table-cell>
          <table:table-cell office:value-type="float" office:value="1.79986739119918" calcext:value-type="float">
            <text:p>1.79986739119918</text:p>
          </table:table-cell>
          <table:table-cell office:value-type="float" office:value="1.79571466174205" calcext:value-type="float">
            <text:p>1.79571466174205</text:p>
          </table:table-cell>
          <table:table-cell office:value-type="float" office:value="1.79151063500083" calcext:value-type="float">
            <text:p>1.79151063500083</text:p>
          </table:table-cell>
          <table:table-cell office:value-type="float" office:value="1.7874175999585" calcext:value-type="float">
            <text:p>1.7874175999585</text:p>
          </table:table-cell>
          <table:table-cell table:formula="of:==[.D26]=[.D25]" office:value-type="boolean" office:boolean-value="false" calcext:value-type="boolean">
            <text:p>FALSE</text:p>
          </table:table-cell>
          <table:table-cell table:formula="of:==[.E26]=[.E25]" office:value-type="boolean" office:boolean-value="false" calcext:value-type="boolean">
            <text:p>FALSE</text:p>
          </table:table-cell>
          <table:table-cell table:formula="of:==[.F26]=[.F25]" office:value-type="boolean" office:boolean-value="false" calcext:value-type="boolean">
            <text:p>FALSE</text:p>
          </table:table-cell>
          <table:table-cell table:formula="of:==[.G26]=[.G25]" office:value-type="boolean" office:boolean-value="false" calcext:value-type="boolean">
            <text:p>FALSE</text:p>
          </table:table-cell>
          <table:table-cell table:formula="of:==[.H26]=[.H25]" office:value-type="boolean" office:boolean-value="false" calcext:value-type="boolean">
            <text:p>FALSE</text:p>
          </table:table-cell>
          <table:table-cell table:formula="of:==[.I26]=[.I2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in_flow.Fl_I:tot:T</text:p>
          </table:table-cell>
          <table:table-cell office:value-type="float" office:value="1075.56501554092" calcext:value-type="float">
            <text:p>1075.56501554092</text:p>
          </table:table-cell>
          <table:table-cell office:value-type="float" office:value="1043.0429225519" calcext:value-type="float">
            <text:p>1043.0429225519</text:p>
          </table:table-cell>
          <table:table-cell office:value-type="float" office:value="1010.67335488049" calcext:value-type="float">
            <text:p>1010.67335488049</text:p>
          </table:table-cell>
          <table:table-cell office:value-type="float" office:value="978.881789122872" calcext:value-type="float">
            <text:p>978.881789122872</text:p>
          </table:table-cell>
          <table:table-cell office:value-type="float" office:value="947.868548717797" calcext:value-type="float">
            <text:p>947.868548717797</text:p>
          </table:table-cell>
          <table:table-cell office:value-type="float" office:value="917.084570525548" calcext:value-type="float">
            <text:p>917.084570525548</text:p>
          </table:table-cell>
          <table:table-cell table:formula="of:==[.D27]=[.D26]" office:value-type="boolean" office:boolean-value="false" calcext:value-type="boolean">
            <text:p>FALSE</text:p>
          </table:table-cell>
          <table:table-cell table:formula="of:==[.E27]=[.E26]" office:value-type="boolean" office:boolean-value="false" calcext:value-type="boolean">
            <text:p>FALSE</text:p>
          </table:table-cell>
          <table:table-cell table:formula="of:==[.F27]=[.F26]" office:value-type="boolean" office:boolean-value="false" calcext:value-type="boolean">
            <text:p>FALSE</text:p>
          </table:table-cell>
          <table:table-cell table:formula="of:==[.G27]=[.G26]" office:value-type="boolean" office:boolean-value="false" calcext:value-type="boolean">
            <text:p>FALSE</text:p>
          </table:table-cell>
          <table:table-cell table:formula="of:==[.H27]=[.H26]" office:value-type="boolean" office:boolean-value="false" calcext:value-type="boolean">
            <text:p>FALSE</text:p>
          </table:table-cell>
          <table:table-cell table:formula="of:==[.I27]=[.I2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mix_fuel.thermo_add.Fl_I:stat:W</text:p>
          </table:table-cell>
          <table:table-cell office:value-type="float" office:value="54.2699596585435" calcext:value-type="float">
            <text:p>54.2699596585435</text:p>
          </table:table-cell>
          <table:table-cell office:value-type="float" office:value="51.4755307154884" calcext:value-type="float">
            <text:p>51.4755307154884</text:p>
          </table:table-cell>
          <table:table-cell office:value-type="float" office:value="48.6849424387413" calcext:value-type="float">
            <text:p>48.6849424387413</text:p>
          </table:table-cell>
          <table:table-cell office:value-type="float" office:value="45.7420727798118" calcext:value-type="float">
            <text:p>45.7420727798118</text:p>
          </table:table-cell>
          <table:table-cell office:value-type="float" office:value="42.9993997382789" calcext:value-type="float">
            <text:p>42.9993997382789</text:p>
          </table:table-cell>
          <table:table-cell office:value-type="float" office:value="40.255521409626" calcext:value-type="float">
            <text:p>40.255521409626</text:p>
          </table:table-cell>
          <table:table-cell table:formula="of:==[.D28]=[.D27]" office:value-type="boolean" office:boolean-value="false" calcext:value-type="boolean">
            <text:p>FALSE</text:p>
          </table:table-cell>
          <table:table-cell table:formula="of:==[.E28]=[.E27]" office:value-type="boolean" office:boolean-value="false" calcext:value-type="boolean">
            <text:p>FALSE</text:p>
          </table:table-cell>
          <table:table-cell table:formula="of:==[.F28]=[.F27]" office:value-type="boolean" office:boolean-value="false" calcext:value-type="boolean">
            <text:p>FALSE</text:p>
          </table:table-cell>
          <table:table-cell table:formula="of:==[.G28]=[.G27]" office:value-type="boolean" office:boolean-value="false" calcext:value-type="boolean">
            <text:p>FALSE</text:p>
          </table:table-cell>
          <table:table-cell table:formula="of:==[.H28]=[.H27]" office:value-type="boolean" office:boolean-value="false" calcext:value-type="boolean">
            <text:p>FALSE</text:p>
          </table:table-cell>
          <table:table-cell table:formula="of:==[.I28]=[.I2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terburner.mix_fuel.thermo_add.Fl_I:tot:h</text:p>
          </table:table-cell>
          <table:table-cell office:value-type="float" office:value="-23.7903859536056" calcext:value-type="float">
            <text:p>-23.7903859536056</text:p>
          </table:table-cell>
          <table:table-cell office:value-type="float" office:value="-23.8006943120076" calcext:value-type="float">
            <text:p>-23.8006943120076</text:p>
          </table:table-cell>
          <table:table-cell office:value-type="float" office:value="-23.8109014485536" calcext:value-type="float">
            <text:p>-23.8109014485536</text:p>
          </table:table-cell>
          <table:table-cell office:value-type="float" office:value="-23.8208762959894" calcext:value-type="float">
            <text:p>-23.8208762959894</text:p>
          </table:table-cell>
          <table:table-cell office:value-type="float" office:value="-23.8305605593859" calcext:value-type="float">
            <text:p>-23.8305605593859</text:p>
          </table:table-cell>
          <table:table-cell office:value-type="float" office:value="-23.8401294258354" calcext:value-type="float">
            <text:p>-23.8401294258354</text:p>
          </table:table-cell>
          <table:table-cell table:formula="of:==[.D29]=[.D28]" office:value-type="boolean" office:boolean-value="false" calcext:value-type="boolean">
            <text:p>FALSE</text:p>
          </table:table-cell>
          <table:table-cell table:formula="of:==[.E29]=[.E28]" office:value-type="boolean" office:boolean-value="false" calcext:value-type="boolean">
            <text:p>FALSE</text:p>
          </table:table-cell>
          <table:table-cell table:formula="of:==[.F29]=[.F28]" office:value-type="boolean" office:boolean-value="false" calcext:value-type="boolean">
            <text:p>FALSE</text:p>
          </table:table-cell>
          <table:table-cell table:formula="of:==[.G29]=[.G28]" office:value-type="boolean" office:boolean-value="false" calcext:value-type="boolean">
            <text:p>FALSE</text:p>
          </table:table-cell>
          <table:table-cell table:formula="of:==[.H29]=[.H28]" office:value-type="boolean" office:boolean-value="false" calcext:value-type="boolean">
            <text:p>FALSE</text:p>
          </table:table-cell>
          <table:table-cell table:formula="of:==[.I29]=[.I2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30]=[.D29]" office:value-type="boolean" office:boolean-value="false" calcext:value-type="boolean">
            <text:p>FALSE</text:p>
          </table:table-cell>
          <table:table-cell table:formula="of:==[.E30]=[.E29]" office:value-type="boolean" office:boolean-value="false" calcext:value-type="boolean">
            <text:p>FALSE</text:p>
          </table:table-cell>
          <table:table-cell table:formula="of:==[.F30]=[.F29]" office:value-type="boolean" office:boolean-value="false" calcext:value-type="boolean">
            <text:p>FALSE</text:p>
          </table:table-cell>
          <table:table-cell table:formula="of:==[.G30]=[.G29]" office:value-type="boolean" office:boolean-value="false" calcext:value-type="boolean">
            <text:p>FALSE</text:p>
          </table:table-cell>
          <table:table-cell table:formula="of:==[.H30]=[.H29]" office:value-type="boolean" office:boolean-value="false" calcext:value-type="boolean">
            <text:p>FALSE</text:p>
          </table:table-cell>
          <table:table-cell table:formula="of:==[.I30]=[.I2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area</text:p>
          </table:table-cell>
          <table:table-cell table:number-columns-repeated="6" office:value-type="float" office:value="15.6862485712527" calcext:value-type="float">
            <text:p>15.6862485712527</text:p>
          </table:table-cell>
          <table:table-cell table:formula="of:==[.D31]=[.D30]" office:value-type="boolean" office:boolean-value="false" calcext:value-type="boolean">
            <text:p>FALSE</text:p>
          </table:table-cell>
          <table:table-cell table:formula="of:==[.E31]=[.E30]" office:value-type="boolean" office:boolean-value="false" calcext:value-type="boolean">
            <text:p>FALSE</text:p>
          </table:table-cell>
          <table:table-cell table:formula="of:==[.F31]=[.F30]" office:value-type="boolean" office:boolean-value="false" calcext:value-type="boolean">
            <text:p>FALSE</text:p>
          </table:table-cell>
          <table:table-cell table:formula="of:==[.G31]=[.G30]" office:value-type="boolean" office:boolean-value="false" calcext:value-type="boolean">
            <text:p>FALSE</text:p>
          </table:table-cell>
          <table:table-cell table:formula="of:==[.H31]=[.H30]" office:value-type="boolean" office:boolean-value="false" calcext:value-type="boolean">
            <text:p>FALSE</text:p>
          </table:table-cell>
          <table:table-cell table:formula="of:==[.I31]=[.I3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Cp</text:p>
          </table:table-cell>
          <table:table-cell office:value-type="float" office:value="0.25717236111923" calcext:value-type="float">
            <text:p>0.25717236111923</text:p>
          </table:table-cell>
          <table:table-cell office:value-type="float" office:value="0.256131915116861" calcext:value-type="float">
            <text:p>0.256131915116861</text:p>
          </table:table-cell>
          <table:table-cell office:value-type="float" office:value="0.25509507906619" calcext:value-type="float">
            <text:p>0.25509507906619</text:p>
          </table:table-cell>
          <table:table-cell office:value-type="float" office:value="0.254081305878688" calcext:value-type="float">
            <text:p>0.254081305878688</text:p>
          </table:table-cell>
          <table:table-cell office:value-type="float" office:value="0.253109711245368" calcext:value-type="float">
            <text:p>0.253109711245368</text:p>
          </table:table-cell>
          <table:table-cell office:value-type="float" office:value="0.252142988651786" calcext:value-type="float">
            <text:p>0.252142988651786</text:p>
          </table:table-cell>
          <table:table-cell table:formula="of:==[.D32]=[.D31]" office:value-type="boolean" office:boolean-value="false" calcext:value-type="boolean">
            <text:p>FALSE</text:p>
          </table:table-cell>
          <table:table-cell table:formula="of:==[.E32]=[.E31]" office:value-type="boolean" office:boolean-value="false" calcext:value-type="boolean">
            <text:p>FALSE</text:p>
          </table:table-cell>
          <table:table-cell table:formula="of:==[.F32]=[.F31]" office:value-type="boolean" office:boolean-value="false" calcext:value-type="boolean">
            <text:p>FALSE</text:p>
          </table:table-cell>
          <table:table-cell table:formula="of:==[.G32]=[.G31]" office:value-type="boolean" office:boolean-value="false" calcext:value-type="boolean">
            <text:p>FALSE</text:p>
          </table:table-cell>
          <table:table-cell table:formula="of:==[.H32]=[.H31]" office:value-type="boolean" office:boolean-value="false" calcext:value-type="boolean">
            <text:p>FALSE</text:p>
          </table:table-cell>
          <table:table-cell table:formula="of:==[.I32]=[.I3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Cv</text:p>
          </table:table-cell>
          <table:table-cell office:value-type="float" office:value="0.18861203632934" calcext:value-type="float">
            <text:p>0.18861203632934</text:p>
          </table:table-cell>
          <table:table-cell office:value-type="float" office:value="0.187571520846276" calcext:value-type="float">
            <text:p>0.187571520846276</text:p>
          </table:table-cell>
          <table:table-cell office:value-type="float" office:value="0.186534622685584" calcext:value-type="float">
            <text:p>0.186534622685584</text:p>
          </table:table-cell>
          <table:table-cell office:value-type="float" office:value="0.185520794665954" calcext:value-type="float">
            <text:p>0.185520794665954</text:p>
          </table:table-cell>
          <table:table-cell office:value-type="float" office:value="0.184549153563708" calcext:value-type="float">
            <text:p>0.184549153563708</text:p>
          </table:table-cell>
          <table:table-cell office:value-type="float" office:value="0.183582388966596" calcext:value-type="float">
            <text:p>0.183582388966596</text:p>
          </table:table-cell>
          <table:table-cell table:formula="of:==[.D33]=[.D32]" office:value-type="boolean" office:boolean-value="false" calcext:value-type="boolean">
            <text:p>FALSE</text:p>
          </table:table-cell>
          <table:table-cell table:formula="of:==[.E33]=[.E32]" office:value-type="boolean" office:boolean-value="false" calcext:value-type="boolean">
            <text:p>FALSE</text:p>
          </table:table-cell>
          <table:table-cell table:formula="of:==[.F33]=[.F32]" office:value-type="boolean" office:boolean-value="false" calcext:value-type="boolean">
            <text:p>FALSE</text:p>
          </table:table-cell>
          <table:table-cell table:formula="of:==[.G33]=[.G32]" office:value-type="boolean" office:boolean-value="false" calcext:value-type="boolean">
            <text:p>FALSE</text:p>
          </table:table-cell>
          <table:table-cell table:formula="of:==[.H33]=[.H32]" office:value-type="boolean" office:boolean-value="false" calcext:value-type="boolean">
            <text:p>FALSE</text:p>
          </table:table-cell>
          <table:table-cell table:formula="of:==[.I33]=[.I3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gamma</text:p>
          </table:table-cell>
          <table:table-cell office:value-type="float" office:value="1.36349884120646" calcext:value-type="float">
            <text:p>1.36349884120646</text:p>
          </table:table-cell>
          <table:table-cell office:value-type="float" office:value="1.36551571050562" calcext:value-type="float">
            <text:p>1.36551571050562</text:p>
          </table:table-cell>
          <table:table-cell office:value-type="float" office:value="1.36754790537323" calcext:value-type="float">
            <text:p>1.36754790537323</text:p>
          </table:table-cell>
          <table:table-cell office:value-type="float" office:value="1.36955681085798" calcext:value-type="float">
            <text:p>1.36955681085798</text:p>
          </table:table-cell>
          <table:table-cell office:value-type="float" office:value="1.37150279680603" calcext:value-type="float">
            <text:p>1.37150279680603</text:p>
          </table:table-cell>
          <table:table-cell office:value-type="float" office:value="1.37345943247357" calcext:value-type="float">
            <text:p>1.37345943247357</text:p>
          </table:table-cell>
          <table:table-cell table:formula="of:==[.D34]=[.D33]" office:value-type="boolean" office:boolean-value="false" calcext:value-type="boolean">
            <text:p>FALSE</text:p>
          </table:table-cell>
          <table:table-cell table:formula="of:==[.E34]=[.E33]" office:value-type="boolean" office:boolean-value="false" calcext:value-type="boolean">
            <text:p>FALSE</text:p>
          </table:table-cell>
          <table:table-cell table:formula="of:==[.F34]=[.F33]" office:value-type="boolean" office:boolean-value="false" calcext:value-type="boolean">
            <text:p>FALSE</text:p>
          </table:table-cell>
          <table:table-cell table:formula="of:==[.G34]=[.G33]" office:value-type="boolean" office:boolean-value="false" calcext:value-type="boolean">
            <text:p>FALSE</text:p>
          </table:table-cell>
          <table:table-cell table:formula="of:==[.H34]=[.H33]" office:value-type="boolean" office:boolean-value="false" calcext:value-type="boolean">
            <text:p>FALSE</text:p>
          </table:table-cell>
          <table:table-cell table:formula="of:==[.I34]=[.I3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h</text:p>
          </table:table-cell>
          <table:table-cell office:value-type="float" office:value="180.005934325441" calcext:value-type="float">
            <text:p>180.005934325441</text:p>
          </table:table-cell>
          <table:table-cell office:value-type="float" office:value="171.710950858223" calcext:value-type="float">
            <text:p>171.710950858223</text:p>
          </table:table-cell>
          <table:table-cell office:value-type="float" office:value="163.470508411027" calcext:value-type="float">
            <text:p>163.470508411027</text:p>
          </table:table-cell>
          <table:table-cell office:value-type="float" office:value="155.414552323556" calcext:value-type="float">
            <text:p>155.414552323556</text:p>
          </table:table-cell>
          <table:table-cell office:value-type="float" office:value="147.671110676521" calcext:value-type="float">
            <text:p>147.671110676521</text:p>
          </table:table-cell>
          <table:table-cell office:value-type="float" office:value="139.919275319636" calcext:value-type="float">
            <text:p>139.919275319636</text:p>
          </table:table-cell>
          <table:table-cell table:formula="of:==[.D35]=[.D34]" office:value-type="boolean" office:boolean-value="false" calcext:value-type="boolean">
            <text:p>FALSE</text:p>
          </table:table-cell>
          <table:table-cell table:formula="of:==[.E35]=[.E34]" office:value-type="boolean" office:boolean-value="false" calcext:value-type="boolean">
            <text:p>FALSE</text:p>
          </table:table-cell>
          <table:table-cell table:formula="of:==[.F35]=[.F34]" office:value-type="boolean" office:boolean-value="false" calcext:value-type="boolean">
            <text:p>FALSE</text:p>
          </table:table-cell>
          <table:table-cell table:formula="of:==[.G35]=[.G34]" office:value-type="boolean" office:boolean-value="false" calcext:value-type="boolean">
            <text:p>FALSE</text:p>
          </table:table-cell>
          <table:table-cell table:formula="of:==[.H35]=[.H34]" office:value-type="boolean" office:boolean-value="false" calcext:value-type="boolean">
            <text:p>FALSE</text:p>
          </table:table-cell>
          <table:table-cell table:formula="of:==[.I35]=[.I3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MN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245189096365528" calcext:value-type="float">
            <text:p>0.245189096365528</text:p>
          </table:table-cell>
          <table:table-cell office:value-type="float" office:value="0.246233656342492" calcext:value-type="float">
            <text:p>0.246233656342492</text:p>
          </table:table-cell>
          <table:table-cell office:value-type="float" office:value="0.24740435337555" calcext:value-type="float">
            <text:p>0.24740435337555</text:p>
          </table:table-cell>
          <table:table-cell office:value-type="float" office:value="0.248780855377403" calcext:value-type="float">
            <text:p>0.248780855377403</text:p>
          </table:table-cell>
          <table:table-cell office:value-type="float" office:value="0.250218469202138" calcext:value-type="float">
            <text:p>0.250218469202138</text:p>
          </table:table-cell>
          <table:table-cell table:formula="of:==[.D36]=[.D35]" office:value-type="boolean" office:boolean-value="false" calcext:value-type="boolean">
            <text:p>FALSE</text:p>
          </table:table-cell>
          <table:table-cell table:formula="of:==[.E36]=[.E35]" office:value-type="boolean" office:boolean-value="false" calcext:value-type="boolean">
            <text:p>FALSE</text:p>
          </table:table-cell>
          <table:table-cell table:formula="of:==[.F36]=[.F35]" office:value-type="boolean" office:boolean-value="false" calcext:value-type="boolean">
            <text:p>FALSE</text:p>
          </table:table-cell>
          <table:table-cell table:formula="of:==[.G36]=[.G35]" office:value-type="boolean" office:boolean-value="false" calcext:value-type="boolean">
            <text:p>FALSE</text:p>
          </table:table-cell>
          <table:table-cell table:formula="of:==[.H36]=[.H35]" office:value-type="boolean" office:boolean-value="false" calcext:value-type="boolean">
            <text:p>FALSE</text:p>
          </table:table-cell>
          <table:table-cell table:formula="of:==[.I36]=[.I3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P</text:p>
          </table:table-cell>
          <table:table-cell office:value-type="float" office:value="154.260220858362" calcext:value-type="float">
            <text:p>154.260220858362</text:p>
          </table:table-cell>
          <table:table-cell office:value-type="float" office:value="142.552600390962" calcext:value-type="float">
            <text:p>142.552600390962</text:p>
          </table:table-cell>
          <table:table-cell office:value-type="float" office:value="131.124261575735" calcext:value-type="float">
            <text:p>131.124261575735</text:p>
          </table:table-cell>
          <table:table-cell office:value-type="float" office:value="119.7094162712" calcext:value-type="float">
            <text:p>119.7094162712</text:p>
          </table:table-cell>
          <table:table-cell office:value-type="float" office:value="109.312705968004" calcext:value-type="float">
            <text:p>109.312705968004</text:p>
          </table:table-cell>
          <table:table-cell office:value-type="float" office:value="99.197280275821" calcext:value-type="float">
            <text:p>99.197280275821</text:p>
          </table:table-cell>
          <table:table-cell table:formula="of:==[.D37]=[.D36]" office:value-type="boolean" office:boolean-value="false" calcext:value-type="boolean">
            <text:p>FALSE</text:p>
          </table:table-cell>
          <table:table-cell table:formula="of:==[.E37]=[.E36]" office:value-type="boolean" office:boolean-value="false" calcext:value-type="boolean">
            <text:p>FALSE</text:p>
          </table:table-cell>
          <table:table-cell table:formula="of:==[.F37]=[.F36]" office:value-type="boolean" office:boolean-value="false" calcext:value-type="boolean">
            <text:p>FALSE</text:p>
          </table:table-cell>
          <table:table-cell table:formula="of:==[.G37]=[.G36]" office:value-type="boolean" office:boolean-value="false" calcext:value-type="boolean">
            <text:p>FALSE</text:p>
          </table:table-cell>
          <table:table-cell table:formula="of:==[.H37]=[.H36]" office:value-type="boolean" office:boolean-value="false" calcext:value-type="boolean">
            <text:p>FALSE</text:p>
          </table:table-cell>
          <table:table-cell table:formula="of:==[.I37]=[.I3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38]=[.D37]" office:value-type="boolean" office:boolean-value="false" calcext:value-type="boolean">
            <text:p>FALSE</text:p>
          </table:table-cell>
          <table:table-cell table:formula="of:==[.E38]=[.E37]" office:value-type="boolean" office:boolean-value="false" calcext:value-type="boolean">
            <text:p>FALSE</text:p>
          </table:table-cell>
          <table:table-cell table:formula="of:==[.F38]=[.F37]" office:value-type="boolean" office:boolean-value="false" calcext:value-type="boolean">
            <text:p>FALSE</text:p>
          </table:table-cell>
          <table:table-cell table:formula="of:==[.G38]=[.G37]" office:value-type="boolean" office:boolean-value="false" calcext:value-type="boolean">
            <text:p>FALSE</text:p>
          </table:table-cell>
          <table:table-cell table:formula="of:==[.H38]=[.H37]" office:value-type="boolean" office:boolean-value="false" calcext:value-type="boolean">
            <text:p>FALSE</text:p>
          </table:table-cell>
          <table:table-cell table:formula="of:==[.I38]=[.I3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rho</text:p>
          </table:table-cell>
          <table:table-cell office:value-type="float" office:value="0.326992382950335" calcext:value-type="float">
            <text:p>0.326992382950335</text:p>
          </table:table-cell>
          <table:table-cell office:value-type="float" office:value="0.31004507487654" calcext:value-type="float">
            <text:p>0.31004507487654</text:p>
          </table:table-cell>
          <table:table-cell office:value-type="float" office:value="0.292795218048014" calcext:value-type="float">
            <text:p>0.292795218048014</text:p>
          </table:table-cell>
          <table:table-cell office:value-type="float" office:value="0.274492205120827" calcext:value-type="float">
            <text:p>0.274492205120827</text:p>
          </table:table-cell>
          <table:table-cell office:value-type="float" office:value="0.257328000552455" calcext:value-type="float">
            <text:p>0.257328000552455</text:p>
          </table:table-cell>
          <table:table-cell office:value-type="float" office:value="0.239937174301078" calcext:value-type="float">
            <text:p>0.239937174301078</text:p>
          </table:table-cell>
          <table:table-cell table:formula="of:==[.D39]=[.D38]" office:value-type="boolean" office:boolean-value="false" calcext:value-type="boolean">
            <text:p>FALSE</text:p>
          </table:table-cell>
          <table:table-cell table:formula="of:==[.E39]=[.E38]" office:value-type="boolean" office:boolean-value="false" calcext:value-type="boolean">
            <text:p>FALSE</text:p>
          </table:table-cell>
          <table:table-cell table:formula="of:==[.F39]=[.F38]" office:value-type="boolean" office:boolean-value="false" calcext:value-type="boolean">
            <text:p>FALSE</text:p>
          </table:table-cell>
          <table:table-cell table:formula="of:==[.G39]=[.G38]" office:value-type="boolean" office:boolean-value="false" calcext:value-type="boolean">
            <text:p>FALSE</text:p>
          </table:table-cell>
          <table:table-cell table:formula="of:==[.H39]=[.H38]" office:value-type="boolean" office:boolean-value="false" calcext:value-type="boolean">
            <text:p>FALSE</text:p>
          </table:table-cell>
          <table:table-cell table:formula="of:==[.I39]=[.I3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S</text:p>
          </table:table-cell>
          <table:table-cell office:value-type="float" office:value="1.69053412371065" calcext:value-type="float">
            <text:p>1.69053412371065</text:p>
          </table:table-cell>
          <table:table-cell office:value-type="float" office:value="1.6893469871276" calcext:value-type="float">
            <text:p>1.6893469871276</text:p>
          </table:table-cell>
          <table:table-cell office:value-type="float" office:value="1.68834829973722" calcext:value-type="float">
            <text:p>1.68834829973722</text:p>
          </table:table-cell>
          <table:table-cell office:value-type="float" office:value="1.68783918532675" calcext:value-type="float">
            <text:p>1.68783918532675</text:p>
          </table:table-cell>
          <table:table-cell office:value-type="float" office:value="1.68740303362926" calcext:value-type="float">
            <text:p>1.68740303362926</text:p>
          </table:table-cell>
          <table:table-cell office:value-type="float" office:value="1.68720740699001" calcext:value-type="float">
            <text:p>1.68720740699001</text:p>
          </table:table-cell>
          <table:table-cell table:formula="of:==[.D40]=[.D39]" office:value-type="boolean" office:boolean-value="false" calcext:value-type="boolean">
            <text:p>FALSE</text:p>
          </table:table-cell>
          <table:table-cell table:formula="of:==[.E40]=[.E39]" office:value-type="boolean" office:boolean-value="false" calcext:value-type="boolean">
            <text:p>FALSE</text:p>
          </table:table-cell>
          <table:table-cell table:formula="of:==[.F40]=[.F39]" office:value-type="boolean" office:boolean-value="false" calcext:value-type="boolean">
            <text:p>FALSE</text:p>
          </table:table-cell>
          <table:table-cell table:formula="of:==[.G40]=[.G39]" office:value-type="boolean" office:boolean-value="false" calcext:value-type="boolean">
            <text:p>FALSE</text:p>
          </table:table-cell>
          <table:table-cell table:formula="of:==[.H40]=[.H39]" office:value-type="boolean" office:boolean-value="false" calcext:value-type="boolean">
            <text:p>FALSE</text:p>
          </table:table-cell>
          <table:table-cell table:formula="of:==[.I40]=[.I3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T</text:p>
          </table:table-cell>
          <table:table-cell office:value-type="float" office:value="1273.29599682793" calcext:value-type="float">
            <text:p>1273.29599682793</text:p>
          </table:table-cell>
          <table:table-cell office:value-type="float" office:value="1240.97584934793" calcext:value-type="float">
            <text:p>1240.97584934793</text:p>
          </table:table-cell>
          <table:table-cell office:value-type="float" office:value="1208.73769316387" calcext:value-type="float">
            <text:p>1208.73769316387</text:p>
          </table:table-cell>
          <table:table-cell office:value-type="float" office:value="1177.09430296483" calcext:value-type="float">
            <text:p>1177.09430296483</text:p>
          </table:table-cell>
          <table:table-cell office:value-type="float" office:value="1146.55934088499" calcext:value-type="float">
            <text:p>1146.55934088499</text:p>
          </table:table-cell>
          <table:table-cell office:value-type="float" office:value="1115.87395695886" calcext:value-type="float">
            <text:p>1115.87395695886</text:p>
          </table:table-cell>
          <table:table-cell table:formula="of:==[.D41]=[.D40]" office:value-type="boolean" office:boolean-value="false" calcext:value-type="boolean">
            <text:p>FALSE</text:p>
          </table:table-cell>
          <table:table-cell table:formula="of:==[.E41]=[.E40]" office:value-type="boolean" office:boolean-value="false" calcext:value-type="boolean">
            <text:p>FALSE</text:p>
          </table:table-cell>
          <table:table-cell table:formula="of:==[.F41]=[.F40]" office:value-type="boolean" office:boolean-value="false" calcext:value-type="boolean">
            <text:p>FALSE</text:p>
          </table:table-cell>
          <table:table-cell table:formula="of:==[.G41]=[.G40]" office:value-type="boolean" office:boolean-value="false" calcext:value-type="boolean">
            <text:p>FALSE</text:p>
          </table:table-cell>
          <table:table-cell table:formula="of:==[.H41]=[.H40]" office:value-type="boolean" office:boolean-value="false" calcext:value-type="boolean">
            <text:p>FALSE</text:p>
          </table:table-cell>
          <table:table-cell table:formula="of:==[.I41]=[.I4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V</text:p>
          </table:table-cell>
          <table:table-cell office:value-type="float" office:value="421.565736164487" calcext:value-type="float">
            <text:p>421.565736164487</text:p>
          </table:table-cell>
          <table:table-cell office:value-type="float" office:value="418.175668555905" calcext:value-type="float">
            <text:p>418.175668555905</text:p>
          </table:table-cell>
          <table:table-cell office:value-type="float" office:value="414.774767981667" calcext:value-type="float">
            <text:p>414.774767981667</text:p>
          </table:table-cell>
          <table:table-cell office:value-type="float" office:value="411.557589160971" calcext:value-type="float">
            <text:p>411.557589160971</text:p>
          </table:table-cell>
          <table:table-cell office:value-type="float" office:value="408.734416545732" calcext:value-type="float">
            <text:p>408.734416545732</text:p>
          </table:table-cell>
          <table:table-cell office:value-type="float" office:value="405.847146026782" calcext:value-type="float">
            <text:p>405.847146026782</text:p>
          </table:table-cell>
          <table:table-cell table:formula="of:==[.D42]=[.D41]" office:value-type="boolean" office:boolean-value="false" calcext:value-type="boolean">
            <text:p>FALSE</text:p>
          </table:table-cell>
          <table:table-cell table:formula="of:==[.E42]=[.E41]" office:value-type="boolean" office:boolean-value="false" calcext:value-type="boolean">
            <text:p>FALSE</text:p>
          </table:table-cell>
          <table:table-cell table:formula="of:==[.F42]=[.F41]" office:value-type="boolean" office:boolean-value="false" calcext:value-type="boolean">
            <text:p>FALSE</text:p>
          </table:table-cell>
          <table:table-cell table:formula="of:==[.G42]=[.G41]" office:value-type="boolean" office:boolean-value="false" calcext:value-type="boolean">
            <text:p>FALSE</text:p>
          </table:table-cell>
          <table:table-cell table:formula="of:==[.H42]=[.H41]" office:value-type="boolean" office:boolean-value="false" calcext:value-type="boolean">
            <text:p>FALSE</text:p>
          </table:table-cell>
          <table:table-cell table:formula="of:==[.I42]=[.I4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Vsonic</text:p>
          </table:table-cell>
          <table:table-cell office:value-type="float" office:value="1726.31341590699" calcext:value-type="float">
            <text:p>1726.31341590699</text:p>
          </table:table-cell>
          <table:table-cell office:value-type="float" office:value="1705.52310341113" calcext:value-type="float">
            <text:p>1705.52310341113</text:p>
          </table:table-cell>
          <table:table-cell office:value-type="float" office:value="1684.47633902957" calcext:value-type="float">
            <text:p>1684.47633902957</text:p>
          </table:table-cell>
          <table:table-cell office:value-type="float" office:value="1663.50180805527" calcext:value-type="float">
            <text:p>1663.50180805527</text:p>
          </table:table-cell>
          <table:table-cell office:value-type="float" office:value="1642.94963905353" calcext:value-type="float">
            <text:p>1642.94963905353</text:p>
          </table:table-cell>
          <table:table-cell office:value-type="float" office:value="1621.97118110782" calcext:value-type="float">
            <text:p>1621.97118110782</text:p>
          </table:table-cell>
          <table:table-cell table:formula="of:==[.D43]=[.D42]" office:value-type="boolean" office:boolean-value="false" calcext:value-type="boolean">
            <text:p>FALSE</text:p>
          </table:table-cell>
          <table:table-cell table:formula="of:==[.E43]=[.E42]" office:value-type="boolean" office:boolean-value="false" calcext:value-type="boolean">
            <text:p>FALSE</text:p>
          </table:table-cell>
          <table:table-cell table:formula="of:==[.F43]=[.F42]" office:value-type="boolean" office:boolean-value="false" calcext:value-type="boolean">
            <text:p>FALSE</text:p>
          </table:table-cell>
          <table:table-cell table:formula="of:==[.G43]=[.G42]" office:value-type="boolean" office:boolean-value="false" calcext:value-type="boolean">
            <text:p>FALSE</text:p>
          </table:table-cell>
          <table:table-cell table:formula="of:==[.H43]=[.H42]" office:value-type="boolean" office:boolean-value="false" calcext:value-type="boolean">
            <text:p>FALSE</text:p>
          </table:table-cell>
          <table:table-cell table:formula="of:==[.I43]=[.I4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W</text:p>
          </table:table-cell>
          <table:table-cell office:value-type="float" office:value="15.0161826464358" calcext:value-type="float">
            <text:p>15.0161826464358</text:p>
          </table:table-cell>
          <table:table-cell office:value-type="float" office:value="14.1234305094233" calcext:value-type="float">
            <text:p>14.1234305094233</text:p>
          </table:table-cell>
          <table:table-cell office:value-type="float" office:value="13.2291795004578" calcext:value-type="float">
            <text:p>13.2291795004578</text:p>
          </table:table-cell>
          <table:table-cell office:value-type="float" office:value="12.3060090826634" calcext:value-type="float">
            <text:p>12.3060090826634</text:p>
          </table:table-cell>
          <table:table-cell office:value-type="float" office:value="11.4573677826615" calcext:value-type="float">
            <text:p>11.4573677826615</text:p>
          </table:table-cell>
          <table:table-cell office:value-type="float" office:value="10.6075878424351" calcext:value-type="float">
            <text:p>10.6075878424351</text:p>
          </table:table-cell>
          <table:table-cell table:formula="of:==[.D44]=[.D43]" office:value-type="boolean" office:boolean-value="false" calcext:value-type="boolean">
            <text:p>FALSE</text:p>
          </table:table-cell>
          <table:table-cell table:formula="of:==[.E44]=[.E43]" office:value-type="boolean" office:boolean-value="false" calcext:value-type="boolean">
            <text:p>FALSE</text:p>
          </table:table-cell>
          <table:table-cell table:formula="of:==[.F44]=[.F43]" office:value-type="boolean" office:boolean-value="false" calcext:value-type="boolean">
            <text:p>FALSE</text:p>
          </table:table-cell>
          <table:table-cell table:formula="of:==[.G44]=[.G43]" office:value-type="boolean" office:boolean-value="false" calcext:value-type="boolean">
            <text:p>FALSE</text:p>
          </table:table-cell>
          <table:table-cell table:formula="of:==[.H44]=[.H43]" office:value-type="boolean" office:boolean-value="false" calcext:value-type="boolean">
            <text:p>FALSE</text:p>
          </table:table-cell>
          <table:table-cell table:formula="of:==[.I44]=[.I4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45]=[.D44]" office:value-type="boolean" office:boolean-value="false" calcext:value-type="boolean">
            <text:p>FALSE</text:p>
          </table:table-cell>
          <table:table-cell table:formula="of:==[.E45]=[.E44]" office:value-type="boolean" office:boolean-value="false" calcext:value-type="boolean">
            <text:p>FALSE</text:p>
          </table:table-cell>
          <table:table-cell table:formula="of:==[.F45]=[.F44]" office:value-type="boolean" office:boolean-value="false" calcext:value-type="boolean">
            <text:p>FALSE</text:p>
          </table:table-cell>
          <table:table-cell table:formula="of:==[.G45]=[.G44]" office:value-type="boolean" office:boolean-value="false" calcext:value-type="boolean">
            <text:p>FALSE</text:p>
          </table:table-cell>
          <table:table-cell table:formula="of:==[.H45]=[.H44]" office:value-type="boolean" office:boolean-value="false" calcext:value-type="boolean">
            <text:p>FALSE</text:p>
          </table:table-cell>
          <table:table-cell table:formula="of:==[.I45]=[.I4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tot:Cp</text:p>
          </table:table-cell>
          <table:table-cell office:value-type="float" office:value="0.257615838676739" calcext:value-type="float">
            <text:p>0.257615838676739</text:p>
          </table:table-cell>
          <table:table-cell office:value-type="float" office:value="0.256570527038665" calcext:value-type="float">
            <text:p>0.256570527038665</text:p>
          </table:table-cell>
          <table:table-cell office:value-type="float" office:value="0.255527573637846" calcext:value-type="float">
            <text:p>0.255527573637846</text:p>
          </table:table-cell>
          <table:table-cell office:value-type="float" office:value="0.25450679714815" calcext:value-type="float">
            <text:p>0.25450679714815</text:p>
          </table:table-cell>
          <table:table-cell office:value-type="float" office:value="0.253527796884653" calcext:value-type="float">
            <text:p>0.253527796884653</text:p>
          </table:table-cell>
          <table:table-cell office:value-type="float" office:value="0.252552274584279" calcext:value-type="float">
            <text:p>0.252552274584279</text:p>
          </table:table-cell>
          <table:table-cell table:formula="of:==[.D46]=[.D45]" office:value-type="boolean" office:boolean-value="false" calcext:value-type="boolean">
            <text:p>FALSE</text:p>
          </table:table-cell>
          <table:table-cell table:formula="of:==[.E46]=[.E45]" office:value-type="boolean" office:boolean-value="false" calcext:value-type="boolean">
            <text:p>FALSE</text:p>
          </table:table-cell>
          <table:table-cell table:formula="of:==[.F46]=[.F45]" office:value-type="boolean" office:boolean-value="false" calcext:value-type="boolean">
            <text:p>FALSE</text:p>
          </table:table-cell>
          <table:table-cell table:formula="of:==[.G46]=[.G45]" office:value-type="boolean" office:boolean-value="false" calcext:value-type="boolean">
            <text:p>FALSE</text:p>
          </table:table-cell>
          <table:table-cell table:formula="of:==[.H46]=[.H45]" office:value-type="boolean" office:boolean-value="false" calcext:value-type="boolean">
            <text:p>FALSE</text:p>
          </table:table-cell>
          <table:table-cell table:formula="of:==[.I46]=[.I4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tot:Cv</text:p>
          </table:table-cell>
          <table:table-cell office:value-type="float" office:value="0.189055547781775" calcext:value-type="float">
            <text:p>0.189055547781775</text:p>
          </table:table-cell>
          <table:table-cell office:value-type="float" office:value="0.188010162607673" calcext:value-type="float">
            <text:p>0.188010162607673</text:p>
          </table:table-cell>
          <table:table-cell office:value-type="float" office:value="0.186967143333292" calcext:value-type="float">
            <text:p>0.186967143333292</text:p>
          </table:table-cell>
          <table:table-cell office:value-type="float" office:value="0.185946308589186" calcext:value-type="float">
            <text:p>0.185946308589186</text:p>
          </table:table-cell>
          <table:table-cell office:value-type="float" office:value="0.184967258842109" calcext:value-type="float">
            <text:p>0.184967258842109</text:p>
          </table:table-cell>
          <table:table-cell office:value-type="float" office:value="0.183991692684199" calcext:value-type="float">
            <text:p>0.183991692684199</text:p>
          </table:table-cell>
          <table:table-cell table:formula="of:==[.D47]=[.D46]" office:value-type="boolean" office:boolean-value="false" calcext:value-type="boolean">
            <text:p>FALSE</text:p>
          </table:table-cell>
          <table:table-cell table:formula="of:==[.E47]=[.E46]" office:value-type="boolean" office:boolean-value="false" calcext:value-type="boolean">
            <text:p>FALSE</text:p>
          </table:table-cell>
          <table:table-cell table:formula="of:==[.F47]=[.F46]" office:value-type="boolean" office:boolean-value="false" calcext:value-type="boolean">
            <text:p>FALSE</text:p>
          </table:table-cell>
          <table:table-cell table:formula="of:==[.G47]=[.G46]" office:value-type="boolean" office:boolean-value="false" calcext:value-type="boolean">
            <text:p>FALSE</text:p>
          </table:table-cell>
          <table:table-cell table:formula="of:==[.H47]=[.H46]" office:value-type="boolean" office:boolean-value="false" calcext:value-type="boolean">
            <text:p>FALSE</text:p>
          </table:table-cell>
          <table:table-cell table:formula="of:==[.I47]=[.I4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tot:gamma</text:p>
          </table:table-cell>
          <table:table-cell office:value-type="float" office:value="1.362645888019" calcext:value-type="float">
            <text:p>1.362645888019</text:p>
          </table:table-cell>
          <table:table-cell office:value-type="float" office:value="1.36466275026181" calcext:value-type="float">
            <text:p>1.36466275026181</text:p>
          </table:table-cell>
          <table:table-cell office:value-type="float" office:value="1.36669747636788" calcext:value-type="float">
            <text:p>1.36669747636788</text:p>
          </table:table-cell>
          <table:table-cell office:value-type="float" office:value="1.3687109876168" calcext:value-type="float">
            <text:p>1.3687109876168</text:p>
          </table:table-cell>
          <table:table-cell office:value-type="float" office:value="1.37066291927474" calcext:value-type="float">
            <text:p>1.37066291927474</text:p>
          </table:table-cell>
          <table:table-cell office:value-type="float" office:value="1.37262853266018" calcext:value-type="float">
            <text:p>1.37262853266018</text:p>
          </table:table-cell>
          <table:table-cell table:formula="of:==[.D48]=[.D47]" office:value-type="boolean" office:boolean-value="false" calcext:value-type="boolean">
            <text:p>FALSE</text:p>
          </table:table-cell>
          <table:table-cell table:formula="of:==[.E48]=[.E47]" office:value-type="boolean" office:boolean-value="false" calcext:value-type="boolean">
            <text:p>FALSE</text:p>
          </table:table-cell>
          <table:table-cell table:formula="of:==[.F48]=[.F47]" office:value-type="boolean" office:boolean-value="false" calcext:value-type="boolean">
            <text:p>FALSE</text:p>
          </table:table-cell>
          <table:table-cell table:formula="of:==[.G48]=[.G47]" office:value-type="boolean" office:boolean-value="false" calcext:value-type="boolean">
            <text:p>FALSE</text:p>
          </table:table-cell>
          <table:table-cell table:formula="of:==[.H48]=[.H47]" office:value-type="boolean" office:boolean-value="false" calcext:value-type="boolean">
            <text:p>FALSE</text:p>
          </table:table-cell>
          <table:table-cell table:formula="of:==[.I48]=[.I4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tot:h</text:p>
          </table:table-cell>
          <table:table-cell office:value-type="float" office:value="183.5550555198" calcext:value-type="float">
            <text:p>183.5550555198</text:p>
          </table:table-cell>
          <table:table-cell office:value-type="float" office:value="175.203220262208" calcext:value-type="float">
            <text:p>175.203220262208</text:p>
          </table:table-cell>
          <table:table-cell office:value-type="float" office:value="166.906205582862" calcext:value-type="float">
            <text:p>166.906205582862</text:p>
          </table:table-cell>
          <table:table-cell office:value-type="float" office:value="158.797158584184" calcext:value-type="float">
            <text:p>158.797158584184</text:p>
          </table:table-cell>
          <table:table-cell office:value-type="float" office:value="151.007468599072" calcext:value-type="float">
            <text:p>151.007468599072</text:p>
          </table:table-cell>
          <table:table-cell office:value-type="float" office:value="143.208664138605" calcext:value-type="float">
            <text:p>143.208664138605</text:p>
          </table:table-cell>
          <table:table-cell table:formula="of:==[.D49]=[.D48]" office:value-type="boolean" office:boolean-value="false" calcext:value-type="boolean">
            <text:p>FALSE</text:p>
          </table:table-cell>
          <table:table-cell table:formula="of:==[.E49]=[.E48]" office:value-type="boolean" office:boolean-value="false" calcext:value-type="boolean">
            <text:p>FALSE</text:p>
          </table:table-cell>
          <table:table-cell table:formula="of:==[.F49]=[.F48]" office:value-type="boolean" office:boolean-value="false" calcext:value-type="boolean">
            <text:p>FALSE</text:p>
          </table:table-cell>
          <table:table-cell table:formula="of:==[.G49]=[.G48]" office:value-type="boolean" office:boolean-value="false" calcext:value-type="boolean">
            <text:p>FALSE</text:p>
          </table:table-cell>
          <table:table-cell table:formula="of:==[.H49]=[.H48]" office:value-type="boolean" office:boolean-value="false" calcext:value-type="boolean">
            <text:p>FALSE</text:p>
          </table:table-cell>
          <table:table-cell table:formula="of:==[.I49]=[.I4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tot:P</text:p>
          </table:table-cell>
          <table:table-cell office:value-type="float" office:value="160.625811414921" calcext:value-type="float">
            <text:p>160.625811414921</text:p>
          </table:table-cell>
          <table:table-cell office:value-type="float" office:value="148.492308754326" calcext:value-type="float">
            <text:p>148.492308754326</text:p>
          </table:table-cell>
          <table:table-cell office:value-type="float" office:value="136.643343924053" calcext:value-type="float">
            <text:p>136.643343924053</text:p>
          </table:table-cell>
          <table:table-cell office:value-type="float" office:value="124.804272586697" calcext:value-type="float">
            <text:p>124.804272586697</text:p>
          </table:table-cell>
          <table:table-cell office:value-type="float" office:value="114.024475034183" calcext:value-type="float">
            <text:p>114.024475034183</text:p>
          </table:table-cell>
          <table:table-cell office:value-type="float" office:value="103.529541136723" calcext:value-type="float">
            <text:p>103.529541136723</text:p>
          </table:table-cell>
          <table:table-cell table:formula="of:==[.D50]=[.D49]" office:value-type="boolean" office:boolean-value="false" calcext:value-type="boolean">
            <text:p>FALSE</text:p>
          </table:table-cell>
          <table:table-cell table:formula="of:==[.E50]=[.E49]" office:value-type="boolean" office:boolean-value="false" calcext:value-type="boolean">
            <text:p>FALSE</text:p>
          </table:table-cell>
          <table:table-cell table:formula="of:==[.F50]=[.F49]" office:value-type="boolean" office:boolean-value="false" calcext:value-type="boolean">
            <text:p>FALSE</text:p>
          </table:table-cell>
          <table:table-cell table:formula="of:==[.G50]=[.G49]" office:value-type="boolean" office:boolean-value="false" calcext:value-type="boolean">
            <text:p>FALSE</text:p>
          </table:table-cell>
          <table:table-cell table:formula="of:==[.H50]=[.H49]" office:value-type="boolean" office:boolean-value="false" calcext:value-type="boolean">
            <text:p>FALSE</text:p>
          </table:table-cell>
          <table:table-cell table:formula="of:==[.I50]=[.I4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tot:R</text:p>
          </table:table-cell>
          <table:table-cell office:value-type="float" office:value="0.0685607153662043" calcext:value-type="float">
            <text:p>0.0685607153662043</text:p>
          </table:table-cell>
          <table:table-cell office:value-type="float" office:value="0.0685607218477486" calcext:value-type="float">
            <text:p>0.0685607218477486</text:p>
          </table:table-cell>
          <table:table-cell office:value-type="float" office:value="0.0685607274967847" calcext:value-type="float">
            <text:p>0.0685607274967847</text:p>
          </table:table-cell>
          <table:table-cell office:value-type="float" office:value="0.0685607323472425" calcext:value-type="float">
            <text:p>0.0685607323472425</text:p>
          </table:table-cell>
          <table:table-cell office:value-type="float" office:value="0.0685607363527863" calcext:value-type="float">
            <text:p>0.0685607363527863</text:p>
          </table:table-cell>
          <table:table-cell office:value-type="float" office:value="0.068560739798263" calcext:value-type="float">
            <text:p>0.068560739798263</text:p>
          </table:table-cell>
          <table:table-cell table:formula="of:==[.D51]=[.D50]" office:value-type="boolean" office:boolean-value="false" calcext:value-type="boolean">
            <text:p>FALSE</text:p>
          </table:table-cell>
          <table:table-cell table:formula="of:==[.E51]=[.E50]" office:value-type="boolean" office:boolean-value="false" calcext:value-type="boolean">
            <text:p>FALSE</text:p>
          </table:table-cell>
          <table:table-cell table:formula="of:==[.F51]=[.F50]" office:value-type="boolean" office:boolean-value="false" calcext:value-type="boolean">
            <text:p>FALSE</text:p>
          </table:table-cell>
          <table:table-cell table:formula="of:==[.G51]=[.G50]" office:value-type="boolean" office:boolean-value="false" calcext:value-type="boolean">
            <text:p>FALSE</text:p>
          </table:table-cell>
          <table:table-cell table:formula="of:==[.H51]=[.H50]" office:value-type="boolean" office:boolean-value="false" calcext:value-type="boolean">
            <text:p>FALSE</text:p>
          </table:table-cell>
          <table:table-cell table:formula="of:==[.I51]=[.I5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tot:rho</text:p>
          </table:table-cell>
          <table:table-cell office:value-type="float" office:value="0.336838151872973" calcext:value-type="float">
            <text:p>0.336838151872973</text:p>
          </table:table-cell>
          <table:table-cell office:value-type="float" office:value="0.319456764792928" calcext:value-type="float">
            <text:p>0.319456764792928</text:p>
          </table:table-cell>
          <table:table-cell office:value-type="float" office:value="0.301759599363432" calcext:value-type="float">
            <text:p>0.301759599363432</text:p>
          </table:table-cell>
          <table:table-cell office:value-type="float" office:value="0.282976802581571" calcext:value-type="float">
            <text:p>0.282976802581571</text:p>
          </table:table-cell>
          <table:table-cell office:value-type="float" office:value="0.265371400191689" calcext:value-type="float">
            <text:p>0.265371400191689</text:p>
          </table:table-cell>
          <table:table-cell office:value-type="float" office:value="0.247524497635466" calcext:value-type="float">
            <text:p>0.247524497635466</text:p>
          </table:table-cell>
          <table:table-cell table:formula="of:==[.D52]=[.D51]" office:value-type="boolean" office:boolean-value="false" calcext:value-type="boolean">
            <text:p>FALSE</text:p>
          </table:table-cell>
          <table:table-cell table:formula="of:==[.E52]=[.E51]" office:value-type="boolean" office:boolean-value="false" calcext:value-type="boolean">
            <text:p>FALSE</text:p>
          </table:table-cell>
          <table:table-cell table:formula="of:==[.F52]=[.F51]" office:value-type="boolean" office:boolean-value="false" calcext:value-type="boolean">
            <text:p>FALSE</text:p>
          </table:table-cell>
          <table:table-cell table:formula="of:==[.G52]=[.G51]" office:value-type="boolean" office:boolean-value="false" calcext:value-type="boolean">
            <text:p>FALSE</text:p>
          </table:table-cell>
          <table:table-cell table:formula="of:==[.H52]=[.H51]" office:value-type="boolean" office:boolean-value="false" calcext:value-type="boolean">
            <text:p>FALSE</text:p>
          </table:table-cell>
          <table:table-cell table:formula="of:==[.I52]=[.I5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tot:S</text:p>
          </table:table-cell>
          <table:table-cell office:value-type="float" office:value="1.69053412371065" calcext:value-type="float">
            <text:p>1.69053412371065</text:p>
          </table:table-cell>
          <table:table-cell office:value-type="float" office:value="1.6893469871276" calcext:value-type="float">
            <text:p>1.6893469871276</text:p>
          </table:table-cell>
          <table:table-cell office:value-type="float" office:value="1.68834829973722" calcext:value-type="float">
            <text:p>1.68834829973722</text:p>
          </table:table-cell>
          <table:table-cell office:value-type="float" office:value="1.68783918532675" calcext:value-type="float">
            <text:p>1.68783918532675</text:p>
          </table:table-cell>
          <table:table-cell office:value-type="float" office:value="1.68740303362926" calcext:value-type="float">
            <text:p>1.68740303362926</text:p>
          </table:table-cell>
          <table:table-cell office:value-type="float" office:value="1.68720740699001" calcext:value-type="float">
            <text:p>1.68720740699001</text:p>
          </table:table-cell>
          <table:table-cell table:formula="of:==[.D53]=[.D52]" office:value-type="boolean" office:boolean-value="false" calcext:value-type="boolean">
            <text:p>FALSE</text:p>
          </table:table-cell>
          <table:table-cell table:formula="of:==[.E53]=[.E52]" office:value-type="boolean" office:boolean-value="false" calcext:value-type="boolean">
            <text:p>FALSE</text:p>
          </table:table-cell>
          <table:table-cell table:formula="of:==[.F53]=[.F52]" office:value-type="boolean" office:boolean-value="false" calcext:value-type="boolean">
            <text:p>FALSE</text:p>
          </table:table-cell>
          <table:table-cell table:formula="of:==[.G53]=[.G52]" office:value-type="boolean" office:boolean-value="false" calcext:value-type="boolean">
            <text:p>FALSE</text:p>
          </table:table-cell>
          <table:table-cell table:formula="of:==[.H53]=[.H52]" office:value-type="boolean" office:boolean-value="false" calcext:value-type="boolean">
            <text:p>FALSE</text:p>
          </table:table-cell>
          <table:table-cell table:formula="of:==[.I53]=[.I5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d3.flow_in.Fl_I:tot:T</text:p>
          </table:table-cell>
          <table:table-cell office:value-type="float" office:value="1287.08473256909" calcext:value-type="float">
            <text:p>1287.08473256909</text:p>
          </table:table-cell>
          <table:table-cell office:value-type="float" office:value="1254.59892046937" calcext:value-type="float">
            <text:p>1254.59892046937</text:p>
          </table:table-cell>
          <table:table-cell office:value-type="float" office:value="1222.19468346771" calcext:value-type="float">
            <text:p>1222.19468346771</text:p>
          </table:table-cell>
          <table:table-cell office:value-type="float" office:value="1190.39636142186" calcext:value-type="float">
            <text:p>1190.39636142186</text:p>
          </table:table-cell>
          <table:table-cell office:value-type="float" office:value="1159.73005582767" calcext:value-type="float">
            <text:p>1159.73005582767</text:p>
          </table:table-cell>
          <table:table-cell office:value-type="float" office:value="1128.90923720633" calcext:value-type="float">
            <text:p>1128.90923720633</text:p>
          </table:table-cell>
          <table:table-cell table:formula="of:==[.D54]=[.D53]" office:value-type="boolean" office:boolean-value="false" calcext:value-type="boolean">
            <text:p>FALSE</text:p>
          </table:table-cell>
          <table:table-cell table:formula="of:==[.E54]=[.E53]" office:value-type="boolean" office:boolean-value="false" calcext:value-type="boolean">
            <text:p>FALSE</text:p>
          </table:table-cell>
          <table:table-cell table:formula="of:==[.F54]=[.F53]" office:value-type="boolean" office:boolean-value="false" calcext:value-type="boolean">
            <text:p>FALSE</text:p>
          </table:table-cell>
          <table:table-cell table:formula="of:==[.G54]=[.G53]" office:value-type="boolean" office:boolean-value="false" calcext:value-type="boolean">
            <text:p>FALSE</text:p>
          </table:table-cell>
          <table:table-cell table:formula="of:==[.H54]=[.H53]" office:value-type="boolean" office:boolean-value="false" calcext:value-type="boolean">
            <text:p>FALSE</text:p>
          </table:table-cell>
          <table:table-cell table:formula="of:==[.I54]=[.I5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55]=[.D54]" office:value-type="boolean" office:boolean-value="false" calcext:value-type="boolean">
            <text:p>FALSE</text:p>
          </table:table-cell>
          <table:table-cell table:formula="of:==[.E55]=[.E54]" office:value-type="boolean" office:boolean-value="false" calcext:value-type="boolean">
            <text:p>FALSE</text:p>
          </table:table-cell>
          <table:table-cell table:formula="of:==[.F55]=[.F54]" office:value-type="boolean" office:boolean-value="false" calcext:value-type="boolean">
            <text:p>FALSE</text:p>
          </table:table-cell>
          <table:table-cell table:formula="of:==[.G55]=[.G54]" office:value-type="boolean" office:boolean-value="false" calcext:value-type="boolean">
            <text:p>FALSE</text:p>
          </table:table-cell>
          <table:table-cell table:formula="of:==[.H55]=[.H54]" office:value-type="boolean" office:boolean-value="false" calcext:value-type="boolean">
            <text:p>FALSE</text:p>
          </table:table-cell>
          <table:table-cell table:formula="of:==[.I55]=[.I5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area</text:p>
          </table:table-cell>
          <table:table-cell table:number-columns-repeated="6" office:value-type="float" office:value="12.1213650794374" calcext:value-type="float">
            <text:p>12.1213650794374</text:p>
          </table:table-cell>
          <table:table-cell table:formula="of:==[.D56]=[.D55]" office:value-type="boolean" office:boolean-value="false" calcext:value-type="boolean">
            <text:p>FALSE</text:p>
          </table:table-cell>
          <table:table-cell table:formula="of:==[.E56]=[.E55]" office:value-type="boolean" office:boolean-value="false" calcext:value-type="boolean">
            <text:p>FALSE</text:p>
          </table:table-cell>
          <table:table-cell table:formula="of:==[.F56]=[.F55]" office:value-type="boolean" office:boolean-value="false" calcext:value-type="boolean">
            <text:p>FALSE</text:p>
          </table:table-cell>
          <table:table-cell table:formula="of:==[.G56]=[.G55]" office:value-type="boolean" office:boolean-value="false" calcext:value-type="boolean">
            <text:p>FALSE</text:p>
          </table:table-cell>
          <table:table-cell table:formula="of:==[.H56]=[.H55]" office:value-type="boolean" office:boolean-value="false" calcext:value-type="boolean">
            <text:p>FALSE</text:p>
          </table:table-cell>
          <table:table-cell table:formula="of:==[.I56]=[.I5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Cp</text:p>
          </table:table-cell>
          <table:table-cell office:value-type="float" office:value="0.256949533078414" calcext:value-type="float">
            <text:p>0.256949533078414</text:p>
          </table:table-cell>
          <table:table-cell office:value-type="float" office:value="0.255911549309626" calcext:value-type="float">
            <text:p>0.255911549309626</text:p>
          </table:table-cell>
          <table:table-cell office:value-type="float" office:value="0.254877806260388" calcext:value-type="float">
            <text:p>0.254877806260388</text:p>
          </table:table-cell>
          <table:table-cell office:value-type="float" office:value="0.253867557055383" calcext:value-type="float">
            <text:p>0.253867557055383</text:p>
          </table:table-cell>
          <table:table-cell office:value-type="float" office:value="0.252899657134124" calcext:value-type="float">
            <text:p>0.252899657134124</text:p>
          </table:table-cell>
          <table:table-cell office:value-type="float" office:value="0.251937341053647" calcext:value-type="float">
            <text:p>0.251937341053647</text:p>
          </table:table-cell>
          <table:table-cell table:formula="of:==[.D57]=[.D56]" office:value-type="boolean" office:boolean-value="false" calcext:value-type="boolean">
            <text:p>FALSE</text:p>
          </table:table-cell>
          <table:table-cell table:formula="of:==[.E57]=[.E56]" office:value-type="boolean" office:boolean-value="false" calcext:value-type="boolean">
            <text:p>FALSE</text:p>
          </table:table-cell>
          <table:table-cell table:formula="of:==[.F57]=[.F56]" office:value-type="boolean" office:boolean-value="false" calcext:value-type="boolean">
            <text:p>FALSE</text:p>
          </table:table-cell>
          <table:table-cell table:formula="of:==[.G57]=[.G56]" office:value-type="boolean" office:boolean-value="false" calcext:value-type="boolean">
            <text:p>FALSE</text:p>
          </table:table-cell>
          <table:table-cell table:formula="of:==[.H57]=[.H56]" office:value-type="boolean" office:boolean-value="false" calcext:value-type="boolean">
            <text:p>FALSE</text:p>
          </table:table-cell>
          <table:table-cell table:formula="of:==[.I57]=[.I5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Cv</text:p>
          </table:table-cell>
          <table:table-cell office:value-type="float" office:value="0.188389191919937" calcext:value-type="float">
            <text:p>0.188389191919937</text:p>
          </table:table-cell>
          <table:table-cell office:value-type="float" office:value="0.187351140638241" calcext:value-type="float">
            <text:p>0.187351140638241</text:p>
          </table:table-cell>
          <table:table-cell office:value-type="float" office:value="0.186317337303973" calcext:value-type="float">
            <text:p>0.186317337303973</text:p>
          </table:table-cell>
          <table:table-cell office:value-type="float" office:value="0.185307034952353" calcext:value-type="float">
            <text:p>0.185307034952353</text:p>
          </table:table-cell>
          <table:table-cell office:value-type="float" office:value="0.184339089998007" calcext:value-type="float">
            <text:p>0.184339089998007</text:p>
          </table:table-cell>
          <table:table-cell office:value-type="float" office:value="0.183376734166526" calcext:value-type="float">
            <text:p>0.183376734166526</text:p>
          </table:table-cell>
          <table:table-cell table:formula="of:==[.D58]=[.D57]" office:value-type="boolean" office:boolean-value="false" calcext:value-type="boolean">
            <text:p>FALSE</text:p>
          </table:table-cell>
          <table:table-cell table:formula="of:==[.E58]=[.E57]" office:value-type="boolean" office:boolean-value="false" calcext:value-type="boolean">
            <text:p>FALSE</text:p>
          </table:table-cell>
          <table:table-cell table:formula="of:==[.F58]=[.F57]" office:value-type="boolean" office:boolean-value="false" calcext:value-type="boolean">
            <text:p>FALSE</text:p>
          </table:table-cell>
          <table:table-cell table:formula="of:==[.G58]=[.G57]" office:value-type="boolean" office:boolean-value="false" calcext:value-type="boolean">
            <text:p>FALSE</text:p>
          </table:table-cell>
          <table:table-cell table:formula="of:==[.H58]=[.H57]" office:value-type="boolean" office:boolean-value="false" calcext:value-type="boolean">
            <text:p>FALSE</text:p>
          </table:table-cell>
          <table:table-cell table:formula="of:==[.I58]=[.I5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gamma</text:p>
          </table:table-cell>
          <table:table-cell office:value-type="float" office:value="1.36392892319071" calcext:value-type="float">
            <text:p>1.36392892319071</text:p>
          </table:table-cell>
          <table:table-cell office:value-type="float" office:value="1.36594575416517" calcext:value-type="float">
            <text:p>1.36594575416517</text:p>
          </table:table-cell>
          <table:table-cell office:value-type="float" office:value="1.3679766220113" calcext:value-type="float">
            <text:p>1.3679766220113</text:p>
          </table:table-cell>
          <table:table-cell office:value-type="float" office:value="1.36998317841309" calcext:value-type="float">
            <text:p>1.36998317841309</text:p>
          </table:table-cell>
          <table:table-cell office:value-type="float" office:value="1.37192620157302" calcext:value-type="float">
            <text:p>1.37192620157302</text:p>
          </table:table-cell>
          <table:table-cell office:value-type="float" office:value="1.37387830766142" calcext:value-type="float">
            <text:p>1.37387830766142</text:p>
          </table:table-cell>
          <table:table-cell table:formula="of:==[.D59]=[.D58]" office:value-type="boolean" office:boolean-value="false" calcext:value-type="boolean">
            <text:p>FALSE</text:p>
          </table:table-cell>
          <table:table-cell table:formula="of:==[.E59]=[.E58]" office:value-type="boolean" office:boolean-value="false" calcext:value-type="boolean">
            <text:p>FALSE</text:p>
          </table:table-cell>
          <table:table-cell table:formula="of:==[.F59]=[.F58]" office:value-type="boolean" office:boolean-value="false" calcext:value-type="boolean">
            <text:p>FALSE</text:p>
          </table:table-cell>
          <table:table-cell table:formula="of:==[.G59]=[.G58]" office:value-type="boolean" office:boolean-value="false" calcext:value-type="boolean">
            <text:p>FALSE</text:p>
          </table:table-cell>
          <table:table-cell table:formula="of:==[.H59]=[.H58]" office:value-type="boolean" office:boolean-value="false" calcext:value-type="boolean">
            <text:p>FALSE</text:p>
          </table:table-cell>
          <table:table-cell table:formula="of:==[.I59]=[.I5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h</text:p>
          </table:table-cell>
          <table:table-cell office:value-type="float" office:value="178.226113453473" calcext:value-type="float">
            <text:p>178.226113453473</text:p>
          </table:table-cell>
          <table:table-cell office:value-type="float" office:value="169.958229918456" calcext:value-type="float">
            <text:p>169.958229918456</text:p>
          </table:table-cell>
          <table:table-cell office:value-type="float" office:value="161.744706003866" calcext:value-type="float">
            <text:p>161.744706003866</text:p>
          </table:table-cell>
          <table:table-cell office:value-type="float" office:value="153.713780761816" calcext:value-type="float">
            <text:p>153.713780761816</text:p>
          </table:table-cell>
          <table:table-cell office:value-type="float" office:value="145.991679408236" calcext:value-type="float">
            <text:p>145.991679408236</text:p>
          </table:table-cell>
          <table:table-cell office:value-type="float" office:value="138.261499961273" calcext:value-type="float">
            <text:p>138.261499961273</text:p>
          </table:table-cell>
          <table:table-cell table:formula="of:==[.D60]=[.D59]" office:value-type="boolean" office:boolean-value="false" calcext:value-type="boolean">
            <text:p>FALSE</text:p>
          </table:table-cell>
          <table:table-cell table:formula="of:==[.E60]=[.E59]" office:value-type="boolean" office:boolean-value="false" calcext:value-type="boolean">
            <text:p>FALSE</text:p>
          </table:table-cell>
          <table:table-cell table:formula="of:==[.F60]=[.F59]" office:value-type="boolean" office:boolean-value="false" calcext:value-type="boolean">
            <text:p>FALSE</text:p>
          </table:table-cell>
          <table:table-cell table:formula="of:==[.G60]=[.G59]" office:value-type="boolean" office:boolean-value="false" calcext:value-type="boolean">
            <text:p>FALSE</text:p>
          </table:table-cell>
          <table:table-cell table:formula="of:==[.H60]=[.H59]" office:value-type="boolean" office:boolean-value="false" calcext:value-type="boolean">
            <text:p>FALSE</text:p>
          </table:table-cell>
          <table:table-cell table:formula="of:==[.I60]=[.I5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MN</text:p>
          </table:table-cell>
          <table:table-cell office:value-type="float" office:value="0.3" calcext:value-type="float">
            <text:p>0.3</text:p>
          </table:table-cell>
          <table:table-cell office:value-type="float" office:value="0.301267644705301" calcext:value-type="float">
            <text:p>0.301267644705301</text:p>
          </table:table-cell>
          <table:table-cell office:value-type="float" office:value="0.302607144946189" calcext:value-type="float">
            <text:p>0.302607144946189</text:p>
          </table:table-cell>
          <table:table-cell office:value-type="float" office:value="0.30410889802096" calcext:value-type="float">
            <text:p>0.30410889802096</text:p>
          </table:table-cell>
          <table:table-cell office:value-type="float" office:value="0.305875065503004" calcext:value-type="float">
            <text:p>0.305875065503004</text:p>
          </table:table-cell>
          <table:table-cell office:value-type="float" office:value="0.307721229354096" calcext:value-type="float">
            <text:p>0.307721229354096</text:p>
          </table:table-cell>
          <table:table-cell table:formula="of:==[.D61]=[.D60]" office:value-type="boolean" office:boolean-value="false" calcext:value-type="boolean">
            <text:p>FALSE</text:p>
          </table:table-cell>
          <table:table-cell table:formula="of:==[.E61]=[.E60]" office:value-type="boolean" office:boolean-value="false" calcext:value-type="boolean">
            <text:p>FALSE</text:p>
          </table:table-cell>
          <table:table-cell table:formula="of:==[.F61]=[.F60]" office:value-type="boolean" office:boolean-value="false" calcext:value-type="boolean">
            <text:p>FALSE</text:p>
          </table:table-cell>
          <table:table-cell table:formula="of:==[.G61]=[.G60]" office:value-type="boolean" office:boolean-value="false" calcext:value-type="boolean">
            <text:p>FALSE</text:p>
          </table:table-cell>
          <table:table-cell table:formula="of:==[.H61]=[.H60]" office:value-type="boolean" office:boolean-value="false" calcext:value-type="boolean">
            <text:p>FALSE</text:p>
          </table:table-cell>
          <table:table-cell table:formula="of:==[.I61]=[.I6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P</text:p>
          </table:table-cell>
          <table:table-cell office:value-type="float" office:value="151.138621726122" calcext:value-type="float">
            <text:p>151.138621726122</text:p>
          </table:table-cell>
          <table:table-cell office:value-type="float" office:value="139.638048730583" calcext:value-type="float">
            <text:p>139.638048730583</text:p>
          </table:table-cell>
          <table:table-cell office:value-type="float" office:value="128.414329961446" calcext:value-type="float">
            <text:p>128.414329961446</text:p>
          </table:table-cell>
          <table:table-cell office:value-type="float" office:value="117.205934259724" calcext:value-type="float">
            <text:p>117.205934259724</text:p>
          </table:table-cell>
          <table:table-cell office:value-type="float" office:value="106.995436541349" calcext:value-type="float">
            <text:p>106.995436541349</text:p>
          </table:table-cell>
          <table:table-cell office:value-type="float" office:value="97.064691565874" calcext:value-type="float">
            <text:p>97.064691565874</text:p>
          </table:table-cell>
          <table:table-cell table:formula="of:==[.D62]=[.D61]" office:value-type="boolean" office:boolean-value="false" calcext:value-type="boolean">
            <text:p>FALSE</text:p>
          </table:table-cell>
          <table:table-cell table:formula="of:==[.E62]=[.E61]" office:value-type="boolean" office:boolean-value="false" calcext:value-type="boolean">
            <text:p>FALSE</text:p>
          </table:table-cell>
          <table:table-cell table:formula="of:==[.F62]=[.F61]" office:value-type="boolean" office:boolean-value="false" calcext:value-type="boolean">
            <text:p>FALSE</text:p>
          </table:table-cell>
          <table:table-cell table:formula="of:==[.G62]=[.G61]" office:value-type="boolean" office:boolean-value="false" calcext:value-type="boolean">
            <text:p>FALSE</text:p>
          </table:table-cell>
          <table:table-cell table:formula="of:==[.H62]=[.H61]" office:value-type="boolean" office:boolean-value="false" calcext:value-type="boolean">
            <text:p>FALSE</text:p>
          </table:table-cell>
          <table:table-cell table:formula="of:==[.I62]=[.I6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63]=[.D62]" office:value-type="boolean" office:boolean-value="false" calcext:value-type="boolean">
            <text:p>FALSE</text:p>
          </table:table-cell>
          <table:table-cell table:formula="of:==[.E63]=[.E62]" office:value-type="boolean" office:boolean-value="false" calcext:value-type="boolean">
            <text:p>FALSE</text:p>
          </table:table-cell>
          <table:table-cell table:formula="of:==[.F63]=[.F62]" office:value-type="boolean" office:boolean-value="false" calcext:value-type="boolean">
            <text:p>FALSE</text:p>
          </table:table-cell>
          <table:table-cell table:formula="of:==[.G63]=[.G62]" office:value-type="boolean" office:boolean-value="false" calcext:value-type="boolean">
            <text:p>FALSE</text:p>
          </table:table-cell>
          <table:table-cell table:formula="of:==[.H63]=[.H62]" office:value-type="boolean" office:boolean-value="false" calcext:value-type="boolean">
            <text:p>FALSE</text:p>
          </table:table-cell>
          <table:table-cell table:formula="of:==[.I63]=[.I6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rho</text:p>
          </table:table-cell>
          <table:table-cell office:value-type="float" office:value="0.322127002864104" calcext:value-type="float">
            <text:p>0.322127002864104</text:p>
          </table:table-cell>
          <table:table-cell office:value-type="float" office:value="0.305390793297557" calcext:value-type="float">
            <text:p>0.305390793297557</text:p>
          </table:table-cell>
          <table:table-cell office:value-type="float" office:value="0.288358694240096" calcext:value-type="float">
            <text:p>0.288358694240096</text:p>
          </table:table-cell>
          <table:table-cell office:value-type="float" office:value="0.270289469272259" calcext:value-type="float">
            <text:p>0.270289469272259</text:p>
          </table:table-cell>
          <table:table-cell office:value-type="float" office:value="0.25333973140393" calcext:value-type="float">
            <text:p>0.25333973140393</text:p>
          </table:table-cell>
          <table:table-cell office:value-type="float" office:value="0.236170997801851" calcext:value-type="float">
            <text:p>0.236170997801851</text:p>
          </table:table-cell>
          <table:table-cell table:formula="of:==[.D64]=[.D63]" office:value-type="boolean" office:boolean-value="false" calcext:value-type="boolean">
            <text:p>FALSE</text:p>
          </table:table-cell>
          <table:table-cell table:formula="of:==[.E64]=[.E63]" office:value-type="boolean" office:boolean-value="false" calcext:value-type="boolean">
            <text:p>FALSE</text:p>
          </table:table-cell>
          <table:table-cell table:formula="of:==[.F64]=[.F63]" office:value-type="boolean" office:boolean-value="false" calcext:value-type="boolean">
            <text:p>FALSE</text:p>
          </table:table-cell>
          <table:table-cell table:formula="of:==[.G64]=[.G63]" office:value-type="boolean" office:boolean-value="false" calcext:value-type="boolean">
            <text:p>FALSE</text:p>
          </table:table-cell>
          <table:table-cell table:formula="of:==[.H64]=[.H63]" office:value-type="boolean" office:boolean-value="false" calcext:value-type="boolean">
            <text:p>FALSE</text:p>
          </table:table-cell>
          <table:table-cell table:formula="of:==[.I64]=[.I6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S</text:p>
          </table:table-cell>
          <table:table-cell office:value-type="float" office:value="1.69053412371065" calcext:value-type="float">
            <text:p>1.69053412371065</text:p>
          </table:table-cell>
          <table:table-cell office:value-type="float" office:value="1.6893469871276" calcext:value-type="float">
            <text:p>1.6893469871276</text:p>
          </table:table-cell>
          <table:table-cell office:value-type="float" office:value="1.68834829973722" calcext:value-type="float">
            <text:p>1.68834829973722</text:p>
          </table:table-cell>
          <table:table-cell office:value-type="float" office:value="1.68783918532675" calcext:value-type="float">
            <text:p>1.68783918532675</text:p>
          </table:table-cell>
          <table:table-cell office:value-type="float" office:value="1.68740303362926" calcext:value-type="float">
            <text:p>1.68740303362926</text:p>
          </table:table-cell>
          <table:table-cell office:value-type="float" office:value="1.68720740699001" calcext:value-type="float">
            <text:p>1.68720740699001</text:p>
          </table:table-cell>
          <table:table-cell table:formula="of:==[.D65]=[.D64]" office:value-type="boolean" office:boolean-value="false" calcext:value-type="boolean">
            <text:p>FALSE</text:p>
          </table:table-cell>
          <table:table-cell table:formula="of:==[.E65]=[.E64]" office:value-type="boolean" office:boolean-value="false" calcext:value-type="boolean">
            <text:p>FALSE</text:p>
          </table:table-cell>
          <table:table-cell table:formula="of:==[.F65]=[.F64]" office:value-type="boolean" office:boolean-value="false" calcext:value-type="boolean">
            <text:p>FALSE</text:p>
          </table:table-cell>
          <table:table-cell table:formula="of:==[.G65]=[.G64]" office:value-type="boolean" office:boolean-value="false" calcext:value-type="boolean">
            <text:p>FALSE</text:p>
          </table:table-cell>
          <table:table-cell table:formula="of:==[.H65]=[.H64]" office:value-type="boolean" office:boolean-value="false" calcext:value-type="boolean">
            <text:p>FALSE</text:p>
          </table:table-cell>
          <table:table-cell table:formula="of:==[.I65]=[.I6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T</text:p>
          </table:table-cell>
          <table:table-cell office:value-type="float" office:value="1266.37222762686" calcext:value-type="float">
            <text:p>1266.37222762686</text:p>
          </table:table-cell>
          <table:table-cell office:value-type="float" office:value="1234.12982016758" calcext:value-type="float">
            <text:p>1234.12982016758</text:p>
          </table:table-cell>
          <table:table-cell office:value-type="float" office:value="1201.96943068488" calcext:value-type="float">
            <text:p>1201.96943068488</text:p>
          </table:table-cell>
          <table:table-cell office:value-type="float" office:value="1170.3976219742" calcext:value-type="float">
            <text:p>1170.3976219742</text:p>
          </table:table-cell>
          <table:table-cell office:value-type="float" office:value="1139.92133420376" calcext:value-type="float">
            <text:p>1139.92133420376</text:p>
          </table:table-cell>
          <table:table-cell office:value-type="float" office:value="1109.29646122535" calcext:value-type="float">
            <text:p>1109.29646122535</text:p>
          </table:table-cell>
          <table:table-cell table:formula="of:==[.D66]=[.D65]" office:value-type="boolean" office:boolean-value="false" calcext:value-type="boolean">
            <text:p>FALSE</text:p>
          </table:table-cell>
          <table:table-cell table:formula="of:==[.E66]=[.E65]" office:value-type="boolean" office:boolean-value="false" calcext:value-type="boolean">
            <text:p>FALSE</text:p>
          </table:table-cell>
          <table:table-cell table:formula="of:==[.F66]=[.F65]" office:value-type="boolean" office:boolean-value="false" calcext:value-type="boolean">
            <text:p>FALSE</text:p>
          </table:table-cell>
          <table:table-cell table:formula="of:==[.G66]=[.G65]" office:value-type="boolean" office:boolean-value="false" calcext:value-type="boolean">
            <text:p>FALSE</text:p>
          </table:table-cell>
          <table:table-cell table:formula="of:==[.H66]=[.H65]" office:value-type="boolean" office:boolean-value="false" calcext:value-type="boolean">
            <text:p>FALSE</text:p>
          </table:table-cell>
          <table:table-cell table:formula="of:==[.I66]=[.I6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V</text:p>
          </table:table-cell>
          <table:table-cell office:value-type="float" office:value="516.565490855442" calcext:value-type="float">
            <text:p>516.565490855442</text:p>
          </table:table-cell>
          <table:table-cell office:value-type="float" office:value="512.48037233325" calcext:value-type="float">
            <text:p>512.48037233325</text:p>
          </table:table-cell>
          <table:table-cell office:value-type="float" office:value="508.385129188215" calcext:value-type="float">
            <text:p>508.385129188215</text:p>
          </table:table-cell>
          <table:table-cell office:value-type="float" office:value="504.523134551312" calcext:value-type="float">
            <text:p>504.523134551312</text:p>
          </table:table-cell>
          <table:table-cell office:value-type="float" office:value="501.157839094377" calcext:value-type="float">
            <text:p>501.157839094377</text:p>
          </table:table-cell>
          <table:table-cell office:value-type="float" office:value="497.717661504207" calcext:value-type="float">
            <text:p>497.717661504207</text:p>
          </table:table-cell>
          <table:table-cell table:formula="of:==[.D67]=[.D66]" office:value-type="boolean" office:boolean-value="false" calcext:value-type="boolean">
            <text:p>FALSE</text:p>
          </table:table-cell>
          <table:table-cell table:formula="of:==[.E67]=[.E66]" office:value-type="boolean" office:boolean-value="false" calcext:value-type="boolean">
            <text:p>FALSE</text:p>
          </table:table-cell>
          <table:table-cell table:formula="of:==[.F67]=[.F66]" office:value-type="boolean" office:boolean-value="false" calcext:value-type="boolean">
            <text:p>FALSE</text:p>
          </table:table-cell>
          <table:table-cell table:formula="of:==[.G67]=[.G66]" office:value-type="boolean" office:boolean-value="false" calcext:value-type="boolean">
            <text:p>FALSE</text:p>
          </table:table-cell>
          <table:table-cell table:formula="of:==[.H67]=[.H66]" office:value-type="boolean" office:boolean-value="false" calcext:value-type="boolean">
            <text:p>FALSE</text:p>
          </table:table-cell>
          <table:table-cell table:formula="of:==[.I67]=[.I6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Vsonic</text:p>
          </table:table-cell>
          <table:table-cell office:value-type="float" office:value="1721.88496951814" calcext:value-type="float">
            <text:p>1721.88496951814</text:p>
          </table:table-cell>
          <table:table-cell office:value-type="float" office:value="1701.08002415778" calcext:value-type="float">
            <text:p>1701.08002415778</text:p>
          </table:table-cell>
          <table:table-cell office:value-type="float" office:value="1680.01693839258" calcext:value-type="float">
            <text:p>1680.01693839258</text:p>
          </table:table-cell>
          <table:table-cell office:value-type="float" office:value="1659.02128426554" calcext:value-type="float">
            <text:p>1659.02128426554</text:p>
          </table:table-cell>
          <table:table-cell office:value-type="float" office:value="1638.43966251461" calcext:value-type="float">
            <text:p>1638.43966251461</text:p>
          </table:table-cell>
          <table:table-cell office:value-type="float" office:value="1617.43036887286" calcext:value-type="float">
            <text:p>1617.43036887286</text:p>
          </table:table-cell>
          <table:table-cell table:formula="of:==[.D68]=[.D67]" office:value-type="boolean" office:boolean-value="false" calcext:value-type="boolean">
            <text:p>FALSE</text:p>
          </table:table-cell>
          <table:table-cell table:formula="of:==[.E68]=[.E67]" office:value-type="boolean" office:boolean-value="false" calcext:value-type="boolean">
            <text:p>FALSE</text:p>
          </table:table-cell>
          <table:table-cell table:formula="of:==[.F68]=[.F67]" office:value-type="boolean" office:boolean-value="false" calcext:value-type="boolean">
            <text:p>FALSE</text:p>
          </table:table-cell>
          <table:table-cell table:formula="of:==[.G68]=[.G67]" office:value-type="boolean" office:boolean-value="false" calcext:value-type="boolean">
            <text:p>FALSE</text:p>
          </table:table-cell>
          <table:table-cell table:formula="of:==[.H68]=[.H67]" office:value-type="boolean" office:boolean-value="false" calcext:value-type="boolean">
            <text:p>FALSE</text:p>
          </table:table-cell>
          <table:table-cell table:formula="of:==[.I68]=[.I6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W</text:p>
          </table:table-cell>
          <table:table-cell office:value-type="float" office:value="14.0068849460382" calcext:value-type="float">
            <text:p>14.0068849460382</text:p>
          </table:table-cell>
          <table:table-cell office:value-type="float" office:value="13.1741382511629" calcext:value-type="float">
            <text:p>13.1741382511629</text:p>
          </table:table-cell>
          <table:table-cell office:value-type="float" office:value="12.339993429514" calcext:value-type="float">
            <text:p>12.339993429514</text:p>
          </table:table-cell>
          <table:table-cell office:value-type="float" office:value="11.4788729881813" calcext:value-type="float">
            <text:p>11.4788729881813</text:p>
          </table:table-cell>
          <table:table-cell office:value-type="float" office:value="10.6872722645177" calcext:value-type="float">
            <text:p>10.6872722645177</text:p>
          </table:table-cell>
          <table:table-cell office:value-type="float" office:value="9.89460943319367" calcext:value-type="float">
            <text:p>9.89460943319367</text:p>
          </table:table-cell>
          <table:table-cell table:formula="of:==[.D69]=[.D68]" office:value-type="boolean" office:boolean-value="false" calcext:value-type="boolean">
            <text:p>FALSE</text:p>
          </table:table-cell>
          <table:table-cell table:formula="of:==[.E69]=[.E68]" office:value-type="boolean" office:boolean-value="false" calcext:value-type="boolean">
            <text:p>FALSE</text:p>
          </table:table-cell>
          <table:table-cell table:formula="of:==[.F69]=[.F68]" office:value-type="boolean" office:boolean-value="false" calcext:value-type="boolean">
            <text:p>FALSE</text:p>
          </table:table-cell>
          <table:table-cell table:formula="of:==[.G69]=[.G68]" office:value-type="boolean" office:boolean-value="false" calcext:value-type="boolean">
            <text:p>FALSE</text:p>
          </table:table-cell>
          <table:table-cell table:formula="of:==[.H69]=[.H68]" office:value-type="boolean" office:boolean-value="false" calcext:value-type="boolean">
            <text:p>FALSE</text:p>
          </table:table-cell>
          <table:table-cell table:formula="of:==[.I69]=[.I6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70]=[.D69]" office:value-type="boolean" office:boolean-value="false" calcext:value-type="boolean">
            <text:p>FALSE</text:p>
          </table:table-cell>
          <table:table-cell table:formula="of:==[.E70]=[.E69]" office:value-type="boolean" office:boolean-value="false" calcext:value-type="boolean">
            <text:p>FALSE</text:p>
          </table:table-cell>
          <table:table-cell table:formula="of:==[.F70]=[.F69]" office:value-type="boolean" office:boolean-value="false" calcext:value-type="boolean">
            <text:p>FALSE</text:p>
          </table:table-cell>
          <table:table-cell table:formula="of:==[.G70]=[.G69]" office:value-type="boolean" office:boolean-value="false" calcext:value-type="boolean">
            <text:p>FALSE</text:p>
          </table:table-cell>
          <table:table-cell table:formula="of:==[.H70]=[.H69]" office:value-type="boolean" office:boolean-value="false" calcext:value-type="boolean">
            <text:p>FALSE</text:p>
          </table:table-cell>
          <table:table-cell table:formula="of:==[.I70]=[.I6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tot:Cp</text:p>
          </table:table-cell>
          <table:table-cell office:value-type="float" office:value="0.257615838676739" calcext:value-type="float">
            <text:p>0.257615838676739</text:p>
          </table:table-cell>
          <table:table-cell office:value-type="float" office:value="0.256570527038665" calcext:value-type="float">
            <text:p>0.256570527038665</text:p>
          </table:table-cell>
          <table:table-cell office:value-type="float" office:value="0.255527573637845" calcext:value-type="float">
            <text:p>0.255527573637845</text:p>
          </table:table-cell>
          <table:table-cell office:value-type="float" office:value="0.25450679714815" calcext:value-type="float">
            <text:p>0.25450679714815</text:p>
          </table:table-cell>
          <table:table-cell office:value-type="float" office:value="0.253527796884653" calcext:value-type="float">
            <text:p>0.253527796884653</text:p>
          </table:table-cell>
          <table:table-cell office:value-type="float" office:value="0.252552274584279" calcext:value-type="float">
            <text:p>0.252552274584279</text:p>
          </table:table-cell>
          <table:table-cell table:formula="of:==[.D71]=[.D70]" office:value-type="boolean" office:boolean-value="false" calcext:value-type="boolean">
            <text:p>FALSE</text:p>
          </table:table-cell>
          <table:table-cell table:formula="of:==[.E71]=[.E70]" office:value-type="boolean" office:boolean-value="false" calcext:value-type="boolean">
            <text:p>FALSE</text:p>
          </table:table-cell>
          <table:table-cell table:formula="of:==[.F71]=[.F70]" office:value-type="boolean" office:boolean-value="false" calcext:value-type="boolean">
            <text:p>FALSE</text:p>
          </table:table-cell>
          <table:table-cell table:formula="of:==[.G71]=[.G70]" office:value-type="boolean" office:boolean-value="false" calcext:value-type="boolean">
            <text:p>FALSE</text:p>
          </table:table-cell>
          <table:table-cell table:formula="of:==[.H71]=[.H70]" office:value-type="boolean" office:boolean-value="false" calcext:value-type="boolean">
            <text:p>FALSE</text:p>
          </table:table-cell>
          <table:table-cell table:formula="of:==[.I71]=[.I7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tot:Cv</text:p>
          </table:table-cell>
          <table:table-cell office:value-type="float" office:value="0.189055547781775" calcext:value-type="float">
            <text:p>0.189055547781775</text:p>
          </table:table-cell>
          <table:table-cell office:value-type="float" office:value="0.188010162607673" calcext:value-type="float">
            <text:p>0.188010162607673</text:p>
          </table:table-cell>
          <table:table-cell office:value-type="float" office:value="0.186967143333292" calcext:value-type="float">
            <text:p>0.186967143333292</text:p>
          </table:table-cell>
          <table:table-cell office:value-type="float" office:value="0.185946308589186" calcext:value-type="float">
            <text:p>0.185946308589186</text:p>
          </table:table-cell>
          <table:table-cell office:value-type="float" office:value="0.184967258842109" calcext:value-type="float">
            <text:p>0.184967258842109</text:p>
          </table:table-cell>
          <table:table-cell office:value-type="float" office:value="0.183991692684199" calcext:value-type="float">
            <text:p>0.183991692684199</text:p>
          </table:table-cell>
          <table:table-cell table:formula="of:==[.D72]=[.D71]" office:value-type="boolean" office:boolean-value="false" calcext:value-type="boolean">
            <text:p>FALSE</text:p>
          </table:table-cell>
          <table:table-cell table:formula="of:==[.E72]=[.E71]" office:value-type="boolean" office:boolean-value="false" calcext:value-type="boolean">
            <text:p>FALSE</text:p>
          </table:table-cell>
          <table:table-cell table:formula="of:==[.F72]=[.F71]" office:value-type="boolean" office:boolean-value="false" calcext:value-type="boolean">
            <text:p>FALSE</text:p>
          </table:table-cell>
          <table:table-cell table:formula="of:==[.G72]=[.G71]" office:value-type="boolean" office:boolean-value="false" calcext:value-type="boolean">
            <text:p>FALSE</text:p>
          </table:table-cell>
          <table:table-cell table:formula="of:==[.H72]=[.H71]" office:value-type="boolean" office:boolean-value="false" calcext:value-type="boolean">
            <text:p>FALSE</text:p>
          </table:table-cell>
          <table:table-cell table:formula="of:==[.I72]=[.I7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tot:gamma</text:p>
          </table:table-cell>
          <table:table-cell office:value-type="float" office:value="1.362645888019" calcext:value-type="float">
            <text:p>1.362645888019</text:p>
          </table:table-cell>
          <table:table-cell office:value-type="float" office:value="1.36466275026181" calcext:value-type="float">
            <text:p>1.36466275026181</text:p>
          </table:table-cell>
          <table:table-cell office:value-type="float" office:value="1.36669747636788" calcext:value-type="float">
            <text:p>1.36669747636788</text:p>
          </table:table-cell>
          <table:table-cell office:value-type="float" office:value="1.3687109876168" calcext:value-type="float">
            <text:p>1.3687109876168</text:p>
          </table:table-cell>
          <table:table-cell office:value-type="float" office:value="1.37066291927474" calcext:value-type="float">
            <text:p>1.37066291927474</text:p>
          </table:table-cell>
          <table:table-cell office:value-type="float" office:value="1.37262853266018" calcext:value-type="float">
            <text:p>1.37262853266018</text:p>
          </table:table-cell>
          <table:table-cell table:formula="of:==[.D73]=[.D72]" office:value-type="boolean" office:boolean-value="false" calcext:value-type="boolean">
            <text:p>FALSE</text:p>
          </table:table-cell>
          <table:table-cell table:formula="of:==[.E73]=[.E72]" office:value-type="boolean" office:boolean-value="false" calcext:value-type="boolean">
            <text:p>FALSE</text:p>
          </table:table-cell>
          <table:table-cell table:formula="of:==[.F73]=[.F72]" office:value-type="boolean" office:boolean-value="false" calcext:value-type="boolean">
            <text:p>FALSE</text:p>
          </table:table-cell>
          <table:table-cell table:formula="of:==[.G73]=[.G72]" office:value-type="boolean" office:boolean-value="false" calcext:value-type="boolean">
            <text:p>FALSE</text:p>
          </table:table-cell>
          <table:table-cell table:formula="of:==[.H73]=[.H72]" office:value-type="boolean" office:boolean-value="false" calcext:value-type="boolean">
            <text:p>FALSE</text:p>
          </table:table-cell>
          <table:table-cell table:formula="of:==[.I73]=[.I7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tot:h</text:p>
          </table:table-cell>
          <table:table-cell office:value-type="float" office:value="183.5550555198" calcext:value-type="float">
            <text:p>183.5550555198</text:p>
          </table:table-cell>
          <table:table-cell office:value-type="float" office:value="175.203220262208" calcext:value-type="float">
            <text:p>175.203220262208</text:p>
          </table:table-cell>
          <table:table-cell office:value-type="float" office:value="166.906205582862" calcext:value-type="float">
            <text:p>166.906205582862</text:p>
          </table:table-cell>
          <table:table-cell office:value-type="float" office:value="158.797158584184" calcext:value-type="float">
            <text:p>158.797158584184</text:p>
          </table:table-cell>
          <table:table-cell office:value-type="float" office:value="151.007468599073" calcext:value-type="float">
            <text:p>151.007468599073</text:p>
          </table:table-cell>
          <table:table-cell office:value-type="float" office:value="143.208664138605" calcext:value-type="float">
            <text:p>143.208664138605</text:p>
          </table:table-cell>
          <table:table-cell table:formula="of:==[.D74]=[.D73]" office:value-type="boolean" office:boolean-value="false" calcext:value-type="boolean">
            <text:p>FALSE</text:p>
          </table:table-cell>
          <table:table-cell table:formula="of:==[.E74]=[.E73]" office:value-type="boolean" office:boolean-value="false" calcext:value-type="boolean">
            <text:p>FALSE</text:p>
          </table:table-cell>
          <table:table-cell table:formula="of:==[.F74]=[.F73]" office:value-type="boolean" office:boolean-value="false" calcext:value-type="boolean">
            <text:p>FALSE</text:p>
          </table:table-cell>
          <table:table-cell table:formula="of:==[.G74]=[.G73]" office:value-type="boolean" office:boolean-value="false" calcext:value-type="boolean">
            <text:p>FALSE</text:p>
          </table:table-cell>
          <table:table-cell table:formula="of:==[.H74]=[.H73]" office:value-type="boolean" office:boolean-value="false" calcext:value-type="boolean">
            <text:p>FALSE</text:p>
          </table:table-cell>
          <table:table-cell table:formula="of:==[.I74]=[.I7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tot:P</text:p>
          </table:table-cell>
          <table:table-cell office:value-type="float" office:value="160.625811414921" calcext:value-type="float">
            <text:p>160.625811414921</text:p>
          </table:table-cell>
          <table:table-cell office:value-type="float" office:value="148.492308754326" calcext:value-type="float">
            <text:p>148.492308754326</text:p>
          </table:table-cell>
          <table:table-cell office:value-type="float" office:value="136.643343924053" calcext:value-type="float">
            <text:p>136.643343924053</text:p>
          </table:table-cell>
          <table:table-cell office:value-type="float" office:value="124.804272586697" calcext:value-type="float">
            <text:p>124.804272586697</text:p>
          </table:table-cell>
          <table:table-cell office:value-type="float" office:value="114.024475034183" calcext:value-type="float">
            <text:p>114.024475034183</text:p>
          </table:table-cell>
          <table:table-cell office:value-type="float" office:value="103.529541136723" calcext:value-type="float">
            <text:p>103.529541136723</text:p>
          </table:table-cell>
          <table:table-cell table:formula="of:==[.D75]=[.D74]" office:value-type="boolean" office:boolean-value="false" calcext:value-type="boolean">
            <text:p>FALSE</text:p>
          </table:table-cell>
          <table:table-cell table:formula="of:==[.E75]=[.E74]" office:value-type="boolean" office:boolean-value="false" calcext:value-type="boolean">
            <text:p>FALSE</text:p>
          </table:table-cell>
          <table:table-cell table:formula="of:==[.F75]=[.F74]" office:value-type="boolean" office:boolean-value="false" calcext:value-type="boolean">
            <text:p>FALSE</text:p>
          </table:table-cell>
          <table:table-cell table:formula="of:==[.G75]=[.G74]" office:value-type="boolean" office:boolean-value="false" calcext:value-type="boolean">
            <text:p>FALSE</text:p>
          </table:table-cell>
          <table:table-cell table:formula="of:==[.H75]=[.H74]" office:value-type="boolean" office:boolean-value="false" calcext:value-type="boolean">
            <text:p>FALSE</text:p>
          </table:table-cell>
          <table:table-cell table:formula="of:==[.I75]=[.I7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tot:R</text:p>
          </table:table-cell>
          <table:table-cell office:value-type="float" office:value="0.0685607153662043" calcext:value-type="float">
            <text:p>0.0685607153662043</text:p>
          </table:table-cell>
          <table:table-cell office:value-type="float" office:value="0.0685607218477486" calcext:value-type="float">
            <text:p>0.0685607218477486</text:p>
          </table:table-cell>
          <table:table-cell office:value-type="float" office:value="0.0685607274967847" calcext:value-type="float">
            <text:p>0.0685607274967847</text:p>
          </table:table-cell>
          <table:table-cell office:value-type="float" office:value="0.0685607323472425" calcext:value-type="float">
            <text:p>0.0685607323472425</text:p>
          </table:table-cell>
          <table:table-cell office:value-type="float" office:value="0.0685607363527863" calcext:value-type="float">
            <text:p>0.0685607363527863</text:p>
          </table:table-cell>
          <table:table-cell office:value-type="float" office:value="0.068560739798263" calcext:value-type="float">
            <text:p>0.068560739798263</text:p>
          </table:table-cell>
          <table:table-cell table:formula="of:==[.D76]=[.D75]" office:value-type="boolean" office:boolean-value="false" calcext:value-type="boolean">
            <text:p>FALSE</text:p>
          </table:table-cell>
          <table:table-cell table:formula="of:==[.E76]=[.E75]" office:value-type="boolean" office:boolean-value="false" calcext:value-type="boolean">
            <text:p>FALSE</text:p>
          </table:table-cell>
          <table:table-cell table:formula="of:==[.F76]=[.F75]" office:value-type="boolean" office:boolean-value="false" calcext:value-type="boolean">
            <text:p>FALSE</text:p>
          </table:table-cell>
          <table:table-cell table:formula="of:==[.G76]=[.G75]" office:value-type="boolean" office:boolean-value="false" calcext:value-type="boolean">
            <text:p>FALSE</text:p>
          </table:table-cell>
          <table:table-cell table:formula="of:==[.H76]=[.H75]" office:value-type="boolean" office:boolean-value="false" calcext:value-type="boolean">
            <text:p>FALSE</text:p>
          </table:table-cell>
          <table:table-cell table:formula="of:==[.I76]=[.I7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tot:rho</text:p>
          </table:table-cell>
          <table:table-cell office:value-type="float" office:value="0.336838151872973" calcext:value-type="float">
            <text:p>0.336838151872973</text:p>
          </table:table-cell>
          <table:table-cell office:value-type="float" office:value="0.319456764792928" calcext:value-type="float">
            <text:p>0.319456764792928</text:p>
          </table:table-cell>
          <table:table-cell office:value-type="float" office:value="0.301759599363432" calcext:value-type="float">
            <text:p>0.301759599363432</text:p>
          </table:table-cell>
          <table:table-cell office:value-type="float" office:value="0.282976802581571" calcext:value-type="float">
            <text:p>0.282976802581571</text:p>
          </table:table-cell>
          <table:table-cell office:value-type="float" office:value="0.265371400191689" calcext:value-type="float">
            <text:p>0.265371400191689</text:p>
          </table:table-cell>
          <table:table-cell office:value-type="float" office:value="0.247524497635466" calcext:value-type="float">
            <text:p>0.247524497635466</text:p>
          </table:table-cell>
          <table:table-cell table:formula="of:==[.D77]=[.D76]" office:value-type="boolean" office:boolean-value="false" calcext:value-type="boolean">
            <text:p>FALSE</text:p>
          </table:table-cell>
          <table:table-cell table:formula="of:==[.E77]=[.E76]" office:value-type="boolean" office:boolean-value="false" calcext:value-type="boolean">
            <text:p>FALSE</text:p>
          </table:table-cell>
          <table:table-cell table:formula="of:==[.F77]=[.F76]" office:value-type="boolean" office:boolean-value="false" calcext:value-type="boolean">
            <text:p>FALSE</text:p>
          </table:table-cell>
          <table:table-cell table:formula="of:==[.G77]=[.G76]" office:value-type="boolean" office:boolean-value="false" calcext:value-type="boolean">
            <text:p>FALSE</text:p>
          </table:table-cell>
          <table:table-cell table:formula="of:==[.H77]=[.H76]" office:value-type="boolean" office:boolean-value="false" calcext:value-type="boolean">
            <text:p>FALSE</text:p>
          </table:table-cell>
          <table:table-cell table:formula="of:==[.I77]=[.I7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tot:S</text:p>
          </table:table-cell>
          <table:table-cell office:value-type="float" office:value="1.69053412371065" calcext:value-type="float">
            <text:p>1.69053412371065</text:p>
          </table:table-cell>
          <table:table-cell office:value-type="float" office:value="1.6893469871276" calcext:value-type="float">
            <text:p>1.6893469871276</text:p>
          </table:table-cell>
          <table:table-cell office:value-type="float" office:value="1.68834829973722" calcext:value-type="float">
            <text:p>1.68834829973722</text:p>
          </table:table-cell>
          <table:table-cell office:value-type="float" office:value="1.68783918532675" calcext:value-type="float">
            <text:p>1.68783918532675</text:p>
          </table:table-cell>
          <table:table-cell office:value-type="float" office:value="1.68740303362926" calcext:value-type="float">
            <text:p>1.68740303362926</text:p>
          </table:table-cell>
          <table:table-cell office:value-type="float" office:value="1.68720740699001" calcext:value-type="float">
            <text:p>1.68720740699001</text:p>
          </table:table-cell>
          <table:table-cell table:formula="of:==[.D78]=[.D77]" office:value-type="boolean" office:boolean-value="false" calcext:value-type="boolean">
            <text:p>FALSE</text:p>
          </table:table-cell>
          <table:table-cell table:formula="of:==[.E78]=[.E77]" office:value-type="boolean" office:boolean-value="false" calcext:value-type="boolean">
            <text:p>FALSE</text:p>
          </table:table-cell>
          <table:table-cell table:formula="of:==[.F78]=[.F77]" office:value-type="boolean" office:boolean-value="false" calcext:value-type="boolean">
            <text:p>FALSE</text:p>
          </table:table-cell>
          <table:table-cell table:formula="of:==[.G78]=[.G77]" office:value-type="boolean" office:boolean-value="false" calcext:value-type="boolean">
            <text:p>FALSE</text:p>
          </table:table-cell>
          <table:table-cell table:formula="of:==[.H78]=[.H77]" office:value-type="boolean" office:boolean-value="false" calcext:value-type="boolean">
            <text:p>FALSE</text:p>
          </table:table-cell>
          <table:table-cell table:formula="of:==[.I78]=[.I7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in_flow.Fl_I:tot:T</text:p>
          </table:table-cell>
          <table:table-cell office:value-type="float" office:value="1287.08473256909" calcext:value-type="float">
            <text:p>1287.08473256909</text:p>
          </table:table-cell>
          <table:table-cell office:value-type="float" office:value="1254.59892046937" calcext:value-type="float">
            <text:p>1254.59892046937</text:p>
          </table:table-cell>
          <table:table-cell office:value-type="float" office:value="1222.19468346771" calcext:value-type="float">
            <text:p>1222.19468346771</text:p>
          </table:table-cell>
          <table:table-cell office:value-type="float" office:value="1190.39636142186" calcext:value-type="float">
            <text:p>1190.39636142186</text:p>
          </table:table-cell>
          <table:table-cell office:value-type="float" office:value="1159.73005582767" calcext:value-type="float">
            <text:p>1159.73005582767</text:p>
          </table:table-cell>
          <table:table-cell office:value-type="float" office:value="1128.90923720633" calcext:value-type="float">
            <text:p>1128.90923720633</text:p>
          </table:table-cell>
          <table:table-cell table:formula="of:==[.D79]=[.D78]" office:value-type="boolean" office:boolean-value="false" calcext:value-type="boolean">
            <text:p>FALSE</text:p>
          </table:table-cell>
          <table:table-cell table:formula="of:==[.E79]=[.E78]" office:value-type="boolean" office:boolean-value="false" calcext:value-type="boolean">
            <text:p>FALSE</text:p>
          </table:table-cell>
          <table:table-cell table:formula="of:==[.F79]=[.F78]" office:value-type="boolean" office:boolean-value="false" calcext:value-type="boolean">
            <text:p>FALSE</text:p>
          </table:table-cell>
          <table:table-cell table:formula="of:==[.G79]=[.G78]" office:value-type="boolean" office:boolean-value="false" calcext:value-type="boolean">
            <text:p>FALSE</text:p>
          </table:table-cell>
          <table:table-cell table:formula="of:==[.H79]=[.H78]" office:value-type="boolean" office:boolean-value="false" calcext:value-type="boolean">
            <text:p>FALSE</text:p>
          </table:table-cell>
          <table:table-cell table:formula="of:==[.I79]=[.I7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mix_fuel.thermo_add.Fl_I:stat:W</text:p>
          </table:table-cell>
          <table:table-cell office:value-type="float" office:value="14.0068849460382" calcext:value-type="float">
            <text:p>14.0068849460382</text:p>
          </table:table-cell>
          <table:table-cell office:value-type="float" office:value="13.1741382511629" calcext:value-type="float">
            <text:p>13.1741382511629</text:p>
          </table:table-cell>
          <table:table-cell office:value-type="float" office:value="12.339993429514" calcext:value-type="float">
            <text:p>12.339993429514</text:p>
          </table:table-cell>
          <table:table-cell office:value-type="float" office:value="11.4788729881813" calcext:value-type="float">
            <text:p>11.4788729881813</text:p>
          </table:table-cell>
          <table:table-cell office:value-type="float" office:value="10.6872722645177" calcext:value-type="float">
            <text:p>10.6872722645177</text:p>
          </table:table-cell>
          <table:table-cell office:value-type="float" office:value="9.89460943319367" calcext:value-type="float">
            <text:p>9.89460943319367</text:p>
          </table:table-cell>
          <table:table-cell table:formula="of:==[.D80]=[.D79]" office:value-type="boolean" office:boolean-value="false" calcext:value-type="boolean">
            <text:p>FALSE</text:p>
          </table:table-cell>
          <table:table-cell table:formula="of:==[.E80]=[.E79]" office:value-type="boolean" office:boolean-value="false" calcext:value-type="boolean">
            <text:p>FALSE</text:p>
          </table:table-cell>
          <table:table-cell table:formula="of:==[.F80]=[.F79]" office:value-type="boolean" office:boolean-value="false" calcext:value-type="boolean">
            <text:p>FALSE</text:p>
          </table:table-cell>
          <table:table-cell table:formula="of:==[.G80]=[.G79]" office:value-type="boolean" office:boolean-value="false" calcext:value-type="boolean">
            <text:p>FALSE</text:p>
          </table:table-cell>
          <table:table-cell table:formula="of:==[.H80]=[.H79]" office:value-type="boolean" office:boolean-value="false" calcext:value-type="boolean">
            <text:p>FALSE</text:p>
          </table:table-cell>
          <table:table-cell table:formula="of:==[.I80]=[.I7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er.mix_fuel.thermo_add.Fl_I:tot:h</text:p>
          </table:table-cell>
          <table:table-cell office:value-type="float" office:value="183.5550555198" calcext:value-type="float">
            <text:p>183.5550555198</text:p>
          </table:table-cell>
          <table:table-cell office:value-type="float" office:value="175.203220262208" calcext:value-type="float">
            <text:p>175.203220262208</text:p>
          </table:table-cell>
          <table:table-cell office:value-type="float" office:value="166.906205582862" calcext:value-type="float">
            <text:p>166.906205582862</text:p>
          </table:table-cell>
          <table:table-cell office:value-type="float" office:value="158.797158584184" calcext:value-type="float">
            <text:p>158.797158584184</text:p>
          </table:table-cell>
          <table:table-cell office:value-type="float" office:value="151.007468599073" calcext:value-type="float">
            <text:p>151.007468599073</text:p>
          </table:table-cell>
          <table:table-cell office:value-type="float" office:value="143.208664138605" calcext:value-type="float">
            <text:p>143.208664138605</text:p>
          </table:table-cell>
          <table:table-cell table:formula="of:==[.D81]=[.D80]" office:value-type="boolean" office:boolean-value="false" calcext:value-type="boolean">
            <text:p>FALSE</text:p>
          </table:table-cell>
          <table:table-cell table:formula="of:==[.E81]=[.E80]" office:value-type="boolean" office:boolean-value="false" calcext:value-type="boolean">
            <text:p>FALSE</text:p>
          </table:table-cell>
          <table:table-cell table:formula="of:==[.F81]=[.F80]" office:value-type="boolean" office:boolean-value="false" calcext:value-type="boolean">
            <text:p>FALSE</text:p>
          </table:table-cell>
          <table:table-cell table:formula="of:==[.G81]=[.G80]" office:value-type="boolean" office:boolean-value="false" calcext:value-type="boolean">
            <text:p>FALSE</text:p>
          </table:table-cell>
          <table:table-cell table:formula="of:==[.H81]=[.H80]" office:value-type="boolean" office:boolean-value="false" calcext:value-type="boolean">
            <text:p>FALSE</text:p>
          </table:table-cell>
          <table:table-cell table:formula="of:==[.I81]=[.I8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82]=[.D81]" office:value-type="boolean" office:boolean-value="false" calcext:value-type="boolean">
            <text:p>FALSE</text:p>
          </table:table-cell>
          <table:table-cell table:formula="of:==[.E82]=[.E81]" office:value-type="boolean" office:boolean-value="false" calcext:value-type="boolean">
            <text:p>FALSE</text:p>
          </table:table-cell>
          <table:table-cell table:formula="of:==[.F82]=[.F81]" office:value-type="boolean" office:boolean-value="false" calcext:value-type="boolean">
            <text:p>FALSE</text:p>
          </table:table-cell>
          <table:table-cell table:formula="of:==[.G82]=[.G81]" office:value-type="boolean" office:boolean-value="false" calcext:value-type="boolean">
            <text:p>FALSE</text:p>
          </table:table-cell>
          <table:table-cell table:formula="of:==[.H82]=[.H81]" office:value-type="boolean" office:boolean-value="false" calcext:value-type="boolean">
            <text:p>FALSE</text:p>
          </table:table-cell>
          <table:table-cell table:formula="of:==[.I82]=[.I8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area</text:p>
          </table:table-cell>
          <table:table-cell table:number-columns-repeated="6" office:value-type="float" office:value="152.719348844736" calcext:value-type="float">
            <text:p>152.719348844736</text:p>
          </table:table-cell>
          <table:table-cell table:formula="of:==[.D83]=[.D82]" office:value-type="boolean" office:boolean-value="false" calcext:value-type="boolean">
            <text:p>FALSE</text:p>
          </table:table-cell>
          <table:table-cell table:formula="of:==[.E83]=[.E82]" office:value-type="boolean" office:boolean-value="false" calcext:value-type="boolean">
            <text:p>FALSE</text:p>
          </table:table-cell>
          <table:table-cell table:formula="of:==[.F83]=[.F82]" office:value-type="boolean" office:boolean-value="false" calcext:value-type="boolean">
            <text:p>FALSE</text:p>
          </table:table-cell>
          <table:table-cell table:formula="of:==[.G83]=[.G82]" office:value-type="boolean" office:boolean-value="false" calcext:value-type="boolean">
            <text:p>FALSE</text:p>
          </table:table-cell>
          <table:table-cell table:formula="of:==[.H83]=[.H82]" office:value-type="boolean" office:boolean-value="false" calcext:value-type="boolean">
            <text:p>FALSE</text:p>
          </table:table-cell>
          <table:table-cell table:formula="of:==[.I83]=[.I8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Cp</text:p>
          </table:table-cell>
          <table:table-cell office:value-type="float" office:value="0.240703300525066" calcext:value-type="float">
            <text:p>0.240703300525066</text:p>
          </table:table-cell>
          <table:table-cell office:value-type="float" office:value="0.24059212831078" calcext:value-type="float">
            <text:p>0.24059212831078</text:p>
          </table:table-cell>
          <table:table-cell office:value-type="float" office:value="0.240486719806006" calcext:value-type="float">
            <text:p>0.240486719806006</text:p>
          </table:table-cell>
          <table:table-cell office:value-type="float" office:value="0.240389021449428" calcext:value-type="float">
            <text:p>0.240389021449428</text:p>
          </table:table-cell>
          <table:table-cell office:value-type="float" office:value="0.240299153500435" calcext:value-type="float">
            <text:p>0.240299153500435</text:p>
          </table:table-cell>
          <table:table-cell office:value-type="float" office:value="0.240215178225418" calcext:value-type="float">
            <text:p>0.240215178225418</text:p>
          </table:table-cell>
          <table:table-cell table:formula="of:==[.D84]=[.D83]" office:value-type="boolean" office:boolean-value="false" calcext:value-type="boolean">
            <text:p>FALSE</text:p>
          </table:table-cell>
          <table:table-cell table:formula="of:==[.E84]=[.E83]" office:value-type="boolean" office:boolean-value="false" calcext:value-type="boolean">
            <text:p>FALSE</text:p>
          </table:table-cell>
          <table:table-cell table:formula="of:==[.F84]=[.F83]" office:value-type="boolean" office:boolean-value="false" calcext:value-type="boolean">
            <text:p>FALSE</text:p>
          </table:table-cell>
          <table:table-cell table:formula="of:==[.G84]=[.G83]" office:value-type="boolean" office:boolean-value="false" calcext:value-type="boolean">
            <text:p>FALSE</text:p>
          </table:table-cell>
          <table:table-cell table:formula="of:==[.H84]=[.H83]" office:value-type="boolean" office:boolean-value="false" calcext:value-type="boolean">
            <text:p>FALSE</text:p>
          </table:table-cell>
          <table:table-cell table:formula="of:==[.I84]=[.I8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Cv</text:p>
          </table:table-cell>
          <table:table-cell office:value-type="float" office:value="0.172142492463397" calcext:value-type="float">
            <text:p>0.172142492463397</text:p>
          </table:table-cell>
          <table:table-cell office:value-type="float" office:value="0.172031319272986" calcext:value-type="float">
            <text:p>0.172031319272986</text:p>
          </table:table-cell>
          <table:table-cell office:value-type="float" office:value="0.171925909752711" calcext:value-type="float">
            <text:p>0.171925909752711</text:p>
          </table:table-cell>
          <table:table-cell office:value-type="float" office:value="0.171828210360302" calcext:value-type="float">
            <text:p>0.171828210360302</text:p>
          </table:table-cell>
          <table:table-cell office:value-type="float" office:value="0.171738341360829" calcext:value-type="float">
            <text:p>0.171738341360829</text:p>
          </table:table-cell>
          <table:table-cell office:value-type="float" office:value="0.171654365000984" calcext:value-type="float">
            <text:p>0.171654365000984</text:p>
          </table:table-cell>
          <table:table-cell table:formula="of:==[.D85]=[.D84]" office:value-type="boolean" office:boolean-value="false" calcext:value-type="boolean">
            <text:p>FALSE</text:p>
          </table:table-cell>
          <table:table-cell table:formula="of:==[.E85]=[.E84]" office:value-type="boolean" office:boolean-value="false" calcext:value-type="boolean">
            <text:p>FALSE</text:p>
          </table:table-cell>
          <table:table-cell table:formula="of:==[.F85]=[.F84]" office:value-type="boolean" office:boolean-value="false" calcext:value-type="boolean">
            <text:p>FALSE</text:p>
          </table:table-cell>
          <table:table-cell table:formula="of:==[.G85]=[.G84]" office:value-type="boolean" office:boolean-value="false" calcext:value-type="boolean">
            <text:p>FALSE</text:p>
          </table:table-cell>
          <table:table-cell table:formula="of:==[.H85]=[.H84]" office:value-type="boolean" office:boolean-value="false" calcext:value-type="boolean">
            <text:p>FALSE</text:p>
          </table:table-cell>
          <table:table-cell table:formula="of:==[.I85]=[.I8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gamma</text:p>
          </table:table-cell>
          <table:table-cell office:value-type="float" office:value="1.39827938869797" calcext:value-type="float">
            <text:p>1.39827938869797</text:p>
          </table:table-cell>
          <table:table-cell office:value-type="float" office:value="1.39853677768547" calcext:value-type="float">
            <text:p>1.39853677768547</text:p>
          </table:table-cell>
          <table:table-cell office:value-type="float" office:value="1.3987811305391" calcext:value-type="float">
            <text:p>1.3987811305391</text:p>
          </table:table-cell>
          <table:table-cell office:value-type="float" office:value="1.39900787858282" calcext:value-type="float">
            <text:p>1.39900787858282</text:p>
          </table:table-cell>
          <table:table-cell office:value-type="float" office:value="1.39921668163487" calcext:value-type="float">
            <text:p>1.39921668163487</text:p>
          </table:table-cell>
          <table:table-cell office:value-type="float" office:value="1.39941199183876" calcext:value-type="float">
            <text:p>1.39941199183876</text:p>
          </table:table-cell>
          <table:table-cell table:formula="of:==[.D86]=[.D85]" office:value-type="boolean" office:boolean-value="false" calcext:value-type="boolean">
            <text:p>FALSE</text:p>
          </table:table-cell>
          <table:table-cell table:formula="of:==[.E86]=[.E85]" office:value-type="boolean" office:boolean-value="false" calcext:value-type="boolean">
            <text:p>FALSE</text:p>
          </table:table-cell>
          <table:table-cell table:formula="of:==[.F86]=[.F85]" office:value-type="boolean" office:boolean-value="false" calcext:value-type="boolean">
            <text:p>FALSE</text:p>
          </table:table-cell>
          <table:table-cell table:formula="of:==[.G86]=[.G85]" office:value-type="boolean" office:boolean-value="false" calcext:value-type="boolean">
            <text:p>FALSE</text:p>
          </table:table-cell>
          <table:table-cell table:formula="of:==[.H86]=[.H85]" office:value-type="boolean" office:boolean-value="false" calcext:value-type="boolean">
            <text:p>FALSE</text:p>
          </table:table-cell>
          <table:table-cell table:formula="of:==[.I86]=[.I8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h</text:p>
          </table:table-cell>
          <table:table-cell office:value-type="float" office:value="18.3951513222632" calcext:value-type="float">
            <text:p>18.3951513222632</text:p>
          </table:table-cell>
          <table:table-cell office:value-type="float" office:value="15.859525883403" calcext:value-type="float">
            <text:p>15.859525883403</text:p>
          </table:table-cell>
          <table:table-cell office:value-type="float" office:value="13.3111045786428" calcext:value-type="float">
            <text:p>13.3111045786428</text:p>
          </table:table-cell>
          <table:table-cell office:value-type="float" office:value="10.8009050483446" calcext:value-type="float">
            <text:p>10.8009050483446</text:p>
          </table:table-cell>
          <table:table-cell office:value-type="float" office:value="8.34254031008581" calcext:value-type="float">
            <text:p>8.34254031008581</text:p>
          </table:table-cell>
          <table:table-cell office:value-type="float" office:value="5.89136062280706" calcext:value-type="float">
            <text:p>5.89136062280706</text:p>
          </table:table-cell>
          <table:table-cell table:formula="of:==[.D87]=[.D86]" office:value-type="boolean" office:boolean-value="false" calcext:value-type="boolean">
            <text:p>FALSE</text:p>
          </table:table-cell>
          <table:table-cell table:formula="of:==[.E87]=[.E86]" office:value-type="boolean" office:boolean-value="false" calcext:value-type="boolean">
            <text:p>FALSE</text:p>
          </table:table-cell>
          <table:table-cell table:formula="of:==[.F87]=[.F86]" office:value-type="boolean" office:boolean-value="false" calcext:value-type="boolean">
            <text:p>FALSE</text:p>
          </table:table-cell>
          <table:table-cell table:formula="of:==[.G87]=[.G86]" office:value-type="boolean" office:boolean-value="false" calcext:value-type="boolean">
            <text:p>FALSE</text:p>
          </table:table-cell>
          <table:table-cell table:formula="of:==[.H87]=[.H86]" office:value-type="boolean" office:boolean-value="false" calcext:value-type="boolean">
            <text:p>FALSE</text:p>
          </table:table-cell>
          <table:table-cell table:formula="of:==[.I87]=[.I8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MN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447523364977063" calcext:value-type="float">
            <text:p>0.447523364977063</text:p>
          </table:table-cell>
          <table:table-cell office:value-type="float" office:value="0.443441989156823" calcext:value-type="float">
            <text:p>0.443441989156823</text:p>
          </table:table-cell>
          <table:table-cell office:value-type="float" office:value="0.439507551644183" calcext:value-type="float">
            <text:p>0.439507551644183</text:p>
          </table:table-cell>
          <table:table-cell office:value-type="float" office:value="0.435640330081596" calcext:value-type="float">
            <text:p>0.435640330081596</text:p>
          </table:table-cell>
          <table:table-cell office:value-type="float" office:value="0.432022204352104" calcext:value-type="float">
            <text:p>0.432022204352104</text:p>
          </table:table-cell>
          <table:table-cell table:formula="of:==[.D88]=[.D87]" office:value-type="boolean" office:boolean-value="false" calcext:value-type="boolean">
            <text:p>FALSE</text:p>
          </table:table-cell>
          <table:table-cell table:formula="of:==[.E88]=[.E87]" office:value-type="boolean" office:boolean-value="false" calcext:value-type="boolean">
            <text:p>FALSE</text:p>
          </table:table-cell>
          <table:table-cell table:formula="of:==[.F88]=[.F87]" office:value-type="boolean" office:boolean-value="false" calcext:value-type="boolean">
            <text:p>FALSE</text:p>
          </table:table-cell>
          <table:table-cell table:formula="of:==[.G88]=[.G87]" office:value-type="boolean" office:boolean-value="false" calcext:value-type="boolean">
            <text:p>FALSE</text:p>
          </table:table-cell>
          <table:table-cell table:formula="of:==[.H88]=[.H87]" office:value-type="boolean" office:boolean-value="false" calcext:value-type="boolean">
            <text:p>FALSE</text:p>
          </table:table-cell>
          <table:table-cell table:formula="of:==[.I88]=[.I8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P</text:p>
          </table:table-cell>
          <table:table-cell office:value-type="float" office:value="14.9514829988064" calcext:value-type="float">
            <text:p>14.9514829988064</text:p>
          </table:table-cell>
          <table:table-cell office:value-type="float" office:value="14.2521196734879" calcext:value-type="float">
            <text:p>14.2521196734879</text:p>
          </table:table-cell>
          <table:table-cell office:value-type="float" office:value="13.5452965312619" calcext:value-type="float">
            <text:p>13.5452965312619</text:p>
          </table:table-cell>
          <table:table-cell office:value-type="float" office:value="12.7859010509668" calcext:value-type="float">
            <text:p>12.7859010509668</text:p>
          </table:table-cell>
          <table:table-cell office:value-type="float" office:value="12.0721716344913" calcext:value-type="float">
            <text:p>12.0721716344913</text:p>
          </table:table-cell>
          <table:table-cell office:value-type="float" office:value="11.3503719577051" calcext:value-type="float">
            <text:p>11.3503719577051</text:p>
          </table:table-cell>
          <table:table-cell table:formula="of:==[.D89]=[.D88]" office:value-type="boolean" office:boolean-value="false" calcext:value-type="boolean">
            <text:p>FALSE</text:p>
          </table:table-cell>
          <table:table-cell table:formula="of:==[.E89]=[.E88]" office:value-type="boolean" office:boolean-value="false" calcext:value-type="boolean">
            <text:p>FALSE</text:p>
          </table:table-cell>
          <table:table-cell table:formula="of:==[.F89]=[.F88]" office:value-type="boolean" office:boolean-value="false" calcext:value-type="boolean">
            <text:p>FALSE</text:p>
          </table:table-cell>
          <table:table-cell table:formula="of:==[.G89]=[.G88]" office:value-type="boolean" office:boolean-value="false" calcext:value-type="boolean">
            <text:p>FALSE</text:p>
          </table:table-cell>
          <table:table-cell table:formula="of:==[.H89]=[.H88]" office:value-type="boolean" office:boolean-value="false" calcext:value-type="boolean">
            <text:p>FALSE</text:p>
          </table:table-cell>
          <table:table-cell table:formula="of:==[.I89]=[.I8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90]=[.D89]" office:value-type="boolean" office:boolean-value="false" calcext:value-type="boolean">
            <text:p>FALSE</text:p>
          </table:table-cell>
          <table:table-cell table:formula="of:==[.E90]=[.E89]" office:value-type="boolean" office:boolean-value="false" calcext:value-type="boolean">
            <text:p>FALSE</text:p>
          </table:table-cell>
          <table:table-cell table:formula="of:==[.F90]=[.F89]" office:value-type="boolean" office:boolean-value="false" calcext:value-type="boolean">
            <text:p>FALSE</text:p>
          </table:table-cell>
          <table:table-cell table:formula="of:==[.G90]=[.G89]" office:value-type="boolean" office:boolean-value="false" calcext:value-type="boolean">
            <text:p>FALSE</text:p>
          </table:table-cell>
          <table:table-cell table:formula="of:==[.H90]=[.H89]" office:value-type="boolean" office:boolean-value="false" calcext:value-type="boolean">
            <text:p>FALSE</text:p>
          </table:table-cell>
          <table:table-cell table:formula="of:==[.I90]=[.I8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rho</text:p>
          </table:table-cell>
          <table:table-cell office:value-type="float" office:value="0.0649866217869715" calcext:value-type="float">
            <text:p>0.0649866217869715</text:p>
          </table:table-cell>
          <table:table-cell office:value-type="float" office:value="0.0630161397006466" calcext:value-type="float">
            <text:p>0.0630161397006466</text:p>
          </table:table-cell>
          <table:table-cell office:value-type="float" office:value="0.0609487606465526" calcext:value-type="float">
            <text:p>0.0609487606465526</text:p>
          </table:table-cell>
          <table:table-cell office:value-type="float" office:value="0.0585508759999597" calcext:value-type="float">
            <text:p>0.0585508759999597</text:p>
          </table:table-cell>
          <table:table-cell office:value-type="float" office:value="0.0562588381803393" calcext:value-type="float">
            <text:p>0.0562588381803393</text:p>
          </table:table-cell>
          <table:table-cell office:value-type="float" office:value="0.0538436196716822" calcext:value-type="float">
            <text:p>0.0538436196716822</text:p>
          </table:table-cell>
          <table:table-cell table:formula="of:==[.D91]=[.D90]" office:value-type="boolean" office:boolean-value="false" calcext:value-type="boolean">
            <text:p>FALSE</text:p>
          </table:table-cell>
          <table:table-cell table:formula="of:==[.E91]=[.E90]" office:value-type="boolean" office:boolean-value="false" calcext:value-type="boolean">
            <text:p>FALSE</text:p>
          </table:table-cell>
          <table:table-cell table:formula="of:==[.F91]=[.F90]" office:value-type="boolean" office:boolean-value="false" calcext:value-type="boolean">
            <text:p>FALSE</text:p>
          </table:table-cell>
          <table:table-cell table:formula="of:==[.G91]=[.G90]" office:value-type="boolean" office:boolean-value="false" calcext:value-type="boolean">
            <text:p>FALSE</text:p>
          </table:table-cell>
          <table:table-cell table:formula="of:==[.H91]=[.H90]" office:value-type="boolean" office:boolean-value="false" calcext:value-type="boolean">
            <text:p>FALSE</text:p>
          </table:table-cell>
          <table:table-cell table:formula="of:==[.I91]=[.I9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S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1.67121498020449" calcext:value-type="float">
            <text:p>1.67121498020449</text:p>
          </table:table-cell>
          <table:table-cell table:formula="of:==[.D92]=[.D91]" office:value-type="boolean" office:boolean-value="false" calcext:value-type="boolean">
            <text:p>FALSE</text:p>
          </table:table-cell>
          <table:table-cell table:formula="of:==[.E92]=[.E91]" office:value-type="boolean" office:boolean-value="false" calcext:value-type="boolean">
            <text:p>FALSE</text:p>
          </table:table-cell>
          <table:table-cell table:formula="of:==[.F92]=[.F91]" office:value-type="boolean" office:boolean-value="false" calcext:value-type="boolean">
            <text:p>FALSE</text:p>
          </table:table-cell>
          <table:table-cell table:formula="of:==[.G92]=[.G91]" office:value-type="boolean" office:boolean-value="false" calcext:value-type="boolean">
            <text:p>FALSE</text:p>
          </table:table-cell>
          <table:table-cell table:formula="of:==[.H92]=[.H91]" office:value-type="boolean" office:boolean-value="false" calcext:value-type="boolean">
            <text:p>FALSE</text:p>
          </table:table-cell>
          <table:table-cell table:formula="of:==[.I92]=[.I9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T</text:p>
          </table:table-cell>
          <table:table-cell office:value-type="float" office:value="620.973612467383" calcext:value-type="float">
            <text:p>620.973612467383</text:p>
          </table:table-cell>
          <table:table-cell office:value-type="float" office:value="610.436510526617" calcext:value-type="float">
            <text:p>610.436510526617</text:p>
          </table:table-cell>
          <table:table-cell office:value-type="float" office:value="599.84145146376" calcext:value-type="float">
            <text:p>599.84145146376</text:p>
          </table:table-cell>
          <table:table-cell office:value-type="float" office:value="589.400877363339" calcext:value-type="float">
            <text:p>589.400877363339</text:p>
          </table:table-cell>
          <table:table-cell office:value-type="float" office:value="579.17189374629" calcext:value-type="float">
            <text:p>579.17189374629</text:p>
          </table:table-cell>
          <table:table-cell office:value-type="float" office:value="568.969101039159" calcext:value-type="float">
            <text:p>568.969101039159</text:p>
          </table:table-cell>
          <table:table-cell table:formula="of:==[.D93]=[.D92]" office:value-type="boolean" office:boolean-value="false" calcext:value-type="boolean">
            <text:p>FALSE</text:p>
          </table:table-cell>
          <table:table-cell table:formula="of:==[.E93]=[.E92]" office:value-type="boolean" office:boolean-value="false" calcext:value-type="boolean">
            <text:p>FALSE</text:p>
          </table:table-cell>
          <table:table-cell table:formula="of:==[.F93]=[.F92]" office:value-type="boolean" office:boolean-value="false" calcext:value-type="boolean">
            <text:p>FALSE</text:p>
          </table:table-cell>
          <table:table-cell table:formula="of:==[.G93]=[.G92]" office:value-type="boolean" office:boolean-value="false" calcext:value-type="boolean">
            <text:p>FALSE</text:p>
          </table:table-cell>
          <table:table-cell table:formula="of:==[.H93]=[.H92]" office:value-type="boolean" office:boolean-value="false" calcext:value-type="boolean">
            <text:p>FALSE</text:p>
          </table:table-cell>
          <table:table-cell table:formula="of:==[.I93]=[.I9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V</text:p>
          </table:table-cell>
          <table:table-cell office:value-type="float" office:value="551.578668619583" calcext:value-type="float">
            <text:p>551.578668619583</text:p>
          </table:table-cell>
          <table:table-cell office:value-type="float" office:value="541.752090288699" calcext:value-type="float">
            <text:p>541.752090288699</text:p>
          </table:table-cell>
          <table:table-cell office:value-type="float" office:value="532.178858932107" calcext:value-type="float">
            <text:p>532.178858932107</text:p>
          </table:table-cell>
          <table:table-cell office:value-type="float" office:value="522.888987655185" calcext:value-type="float">
            <text:p>522.888987655185</text:p>
          </table:table-cell>
          <table:table-cell office:value-type="float" office:value="513.809333816979" calcext:value-type="float">
            <text:p>513.809333816979</text:p>
          </table:table-cell>
          <table:table-cell office:value-type="float" office:value="505.069205233796" calcext:value-type="float">
            <text:p>505.069205233796</text:p>
          </table:table-cell>
          <table:table-cell table:formula="of:==[.D94]=[.D93]" office:value-type="boolean" office:boolean-value="false" calcext:value-type="boolean">
            <text:p>FALSE</text:p>
          </table:table-cell>
          <table:table-cell table:formula="of:==[.E94]=[.E93]" office:value-type="boolean" office:boolean-value="false" calcext:value-type="boolean">
            <text:p>FALSE</text:p>
          </table:table-cell>
          <table:table-cell table:formula="of:==[.F94]=[.F93]" office:value-type="boolean" office:boolean-value="false" calcext:value-type="boolean">
            <text:p>FALSE</text:p>
          </table:table-cell>
          <table:table-cell table:formula="of:==[.G94]=[.G93]" office:value-type="boolean" office:boolean-value="false" calcext:value-type="boolean">
            <text:p>FALSE</text:p>
          </table:table-cell>
          <table:table-cell table:formula="of:==[.H94]=[.H93]" office:value-type="boolean" office:boolean-value="false" calcext:value-type="boolean">
            <text:p>FALSE</text:p>
          </table:table-cell>
          <table:table-cell table:formula="of:==[.I94]=[.I9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Vsonic</text:p>
          </table:table-cell>
          <table:table-cell office:value-type="float" office:value="1220.84698676313" calcext:value-type="float">
            <text:p>1220.84698676313</text:p>
          </table:table-cell>
          <table:table-cell office:value-type="float" office:value="1210.55599033687" calcext:value-type="float">
            <text:p>1210.55599033687</text:p>
          </table:table-cell>
          <table:table-cell office:value-type="float" office:value="1200.10930842163" calcext:value-type="float">
            <text:p>1200.10930842163</text:p>
          </table:table-cell>
          <table:table-cell office:value-type="float" office:value="1189.71559350704" calcext:value-type="float">
            <text:p>1189.71559350704</text:p>
          </table:table-cell>
          <table:table-cell office:value-type="float" office:value="1179.43472708494" calcext:value-type="float">
            <text:p>1179.43472708494</text:p>
          </table:table-cell>
          <table:table-cell office:value-type="float" office:value="1169.08158920035" calcext:value-type="float">
            <text:p>1169.08158920035</text:p>
          </table:table-cell>
          <table:table-cell table:formula="of:==[.D95]=[.D94]" office:value-type="boolean" office:boolean-value="false" calcext:value-type="boolean">
            <text:p>FALSE</text:p>
          </table:table-cell>
          <table:table-cell table:formula="of:==[.E95]=[.E94]" office:value-type="boolean" office:boolean-value="false" calcext:value-type="boolean">
            <text:p>FALSE</text:p>
          </table:table-cell>
          <table:table-cell table:formula="of:==[.F95]=[.F94]" office:value-type="boolean" office:boolean-value="false" calcext:value-type="boolean">
            <text:p>FALSE</text:p>
          </table:table-cell>
          <table:table-cell table:formula="of:==[.G95]=[.G94]" office:value-type="boolean" office:boolean-value="false" calcext:value-type="boolean">
            <text:p>FALSE</text:p>
          </table:table-cell>
          <table:table-cell table:formula="of:==[.H95]=[.H94]" office:value-type="boolean" office:boolean-value="false" calcext:value-type="boolean">
            <text:p>FALSE</text:p>
          </table:table-cell>
          <table:table-cell table:formula="of:==[.I95]=[.I9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W</text:p>
          </table:table-cell>
          <table:table-cell office:value-type="float" office:value="38.0157003128318" calcext:value-type="float">
            <text:p>38.0157003128318</text:p>
          </table:table-cell>
          <table:table-cell office:value-type="float" office:value="36.2062847357097" calcext:value-type="float">
            <text:p>36.2062847357097</text:p>
          </table:table-cell>
          <table:table-cell office:value-type="float" office:value="34.3996535378094" calcext:value-type="float">
            <text:p>34.3996535378094</text:p>
          </table:table-cell>
          <table:table-cell office:value-type="float" office:value="32.4694150048125" calcext:value-type="float">
            <text:p>32.4694150048125</text:p>
          </table:table-cell>
          <table:table-cell office:value-type="float" office:value="30.6566234894947" calcext:value-type="float">
            <text:p>30.6566234894947</text:p>
          </table:table-cell>
          <table:table-cell office:value-type="float" office:value="28.841424670658" calcext:value-type="float">
            <text:p>28.841424670658</text:p>
          </table:table-cell>
          <table:table-cell table:formula="of:==[.D96]=[.D95]" office:value-type="boolean" office:boolean-value="false" calcext:value-type="boolean">
            <text:p>FALSE</text:p>
          </table:table-cell>
          <table:table-cell table:formula="of:==[.E96]=[.E95]" office:value-type="boolean" office:boolean-value="false" calcext:value-type="boolean">
            <text:p>FALSE</text:p>
          </table:table-cell>
          <table:table-cell table:formula="of:==[.F96]=[.F95]" office:value-type="boolean" office:boolean-value="false" calcext:value-type="boolean">
            <text:p>FALSE</text:p>
          </table:table-cell>
          <table:table-cell table:formula="of:==[.G96]=[.G95]" office:value-type="boolean" office:boolean-value="false" calcext:value-type="boolean">
            <text:p>FALSE</text:p>
          </table:table-cell>
          <table:table-cell table:formula="of:==[.H96]=[.H95]" office:value-type="boolean" office:boolean-value="false" calcext:value-type="boolean">
            <text:p>FALSE</text:p>
          </table:table-cell>
          <table:table-cell table:formula="of:==[.I96]=[.I9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97]=[.D96]" office:value-type="boolean" office:boolean-value="false" calcext:value-type="boolean">
            <text:p>FALSE</text:p>
          </table:table-cell>
          <table:table-cell table:formula="of:==[.E97]=[.E96]" office:value-type="boolean" office:boolean-value="false" calcext:value-type="boolean">
            <text:p>FALSE</text:p>
          </table:table-cell>
          <table:table-cell table:formula="of:==[.F97]=[.F96]" office:value-type="boolean" office:boolean-value="false" calcext:value-type="boolean">
            <text:p>FALSE</text:p>
          </table:table-cell>
          <table:table-cell table:formula="of:==[.G97]=[.G96]" office:value-type="boolean" office:boolean-value="false" calcext:value-type="boolean">
            <text:p>FALSE</text:p>
          </table:table-cell>
          <table:table-cell table:formula="of:==[.H97]=[.H96]" office:value-type="boolean" office:boolean-value="false" calcext:value-type="boolean">
            <text:p>FALSE</text:p>
          </table:table-cell>
          <table:table-cell table:formula="of:==[.I97]=[.I9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tot:Cp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240858712874025" calcext:value-type="float">
            <text:p>0.240858712874025</text:p>
          </table:table-cell>
          <table:table-cell office:value-type="float" office:value="0.240729248418017" calcext:value-type="float">
            <text:p>0.240729248418017</text:p>
          </table:table-cell>
          <table:table-cell office:value-type="float" office:value="0.240609315618056" calcext:value-type="float">
            <text:p>0.240609315618056</text:p>
          </table:table-cell>
          <table:table-cell office:value-type="float" office:value="0.240498949467917" calcext:value-type="float">
            <text:p>0.240498949467917</text:p>
          </table:table-cell>
          <table:table-cell office:value-type="float" office:value="0.240396009971265" calcext:value-type="float">
            <text:p>0.240396009971265</text:p>
          </table:table-cell>
          <table:table-cell table:formula="of:==[.D98]=[.D97]" office:value-type="boolean" office:boolean-value="false" calcext:value-type="boolean">
            <text:p>FALSE</text:p>
          </table:table-cell>
          <table:table-cell table:formula="of:==[.E98]=[.E97]" office:value-type="boolean" office:boolean-value="false" calcext:value-type="boolean">
            <text:p>FALSE</text:p>
          </table:table-cell>
          <table:table-cell table:formula="of:==[.F98]=[.F97]" office:value-type="boolean" office:boolean-value="false" calcext:value-type="boolean">
            <text:p>FALSE</text:p>
          </table:table-cell>
          <table:table-cell table:formula="of:==[.G98]=[.G97]" office:value-type="boolean" office:boolean-value="false" calcext:value-type="boolean">
            <text:p>FALSE</text:p>
          </table:table-cell>
          <table:table-cell table:formula="of:==[.H98]=[.H97]" office:value-type="boolean" office:boolean-value="false" calcext:value-type="boolean">
            <text:p>FALSE</text:p>
          </table:table-cell>
          <table:table-cell table:formula="of:==[.I98]=[.I9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tot:Cv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0.172297906043611" calcext:value-type="float">
            <text:p>0.172297906043611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0.172048506737093" calcext:value-type="float">
            <text:p>0.172048506737093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0.171835198959659" calcext:value-type="float">
            <text:p>0.171835198959659</text:p>
          </table:table-cell>
          <table:table-cell table:formula="of:==[.D99]=[.D98]" office:value-type="boolean" office:boolean-value="false" calcext:value-type="boolean">
            <text:p>FALSE</text:p>
          </table:table-cell>
          <table:table-cell table:formula="of:==[.E99]=[.E98]" office:value-type="boolean" office:boolean-value="false" calcext:value-type="boolean">
            <text:p>FALSE</text:p>
          </table:table-cell>
          <table:table-cell table:formula="of:==[.F99]=[.F98]" office:value-type="boolean" office:boolean-value="false" calcext:value-type="boolean">
            <text:p>FALSE</text:p>
          </table:table-cell>
          <table:table-cell table:formula="of:==[.G99]=[.G98]" office:value-type="boolean" office:boolean-value="false" calcext:value-type="boolean">
            <text:p>FALSE</text:p>
          </table:table-cell>
          <table:table-cell table:formula="of:==[.H99]=[.H98]" office:value-type="boolean" office:boolean-value="false" calcext:value-type="boolean">
            <text:p>FALSE</text:p>
          </table:table-cell>
          <table:table-cell table:formula="of:==[.I99]=[.I9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tot:gamma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1.39899165033749" calcext:value-type="float">
            <text:p>1.39899165033749</text:p>
          </table:table-cell>
          <table:table-cell table:formula="of:==[.D100]=[.D99]" office:value-type="boolean" office:boolean-value="false" calcext:value-type="boolean">
            <text:p>FALSE</text:p>
          </table:table-cell>
          <table:table-cell table:formula="of:==[.E100]=[.E99]" office:value-type="boolean" office:boolean-value="false" calcext:value-type="boolean">
            <text:p>FALSE</text:p>
          </table:table-cell>
          <table:table-cell table:formula="of:==[.F100]=[.F99]" office:value-type="boolean" office:boolean-value="false" calcext:value-type="boolean">
            <text:p>FALSE</text:p>
          </table:table-cell>
          <table:table-cell table:formula="of:==[.G100]=[.G99]" office:value-type="boolean" office:boolean-value="false" calcext:value-type="boolean">
            <text:p>FALSE</text:p>
          </table:table-cell>
          <table:table-cell table:formula="of:==[.H100]=[.H99]" office:value-type="boolean" office:boolean-value="false" calcext:value-type="boolean">
            <text:p>FALSE</text:p>
          </table:table-cell>
          <table:table-cell table:formula="of:==[.I100]=[.I9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tot:h</text:p>
          </table:table-cell>
          <table:table-cell office:value-type="float" office:value="24.4709747439654" calcext:value-type="float">
            <text:p>24.4709747439654</text:p>
          </table:table-cell>
          <table:table-cell office:value-type="float" office:value="21.7207916045883" calcext:value-type="float">
            <text:p>21.7207916045883</text:p>
          </table:table-cell>
          <table:table-cell office:value-type="float" office:value="18.9670531947145" calcext:value-type="float">
            <text:p>18.9670531947145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10.9857483896419" calcext:value-type="float">
            <text:p>10.9857483896419</text:p>
          </table:table-cell>
          <table:table-cell table:formula="of:==[.D101]=[.D100]" office:value-type="boolean" office:boolean-value="false" calcext:value-type="boolean">
            <text:p>FALSE</text:p>
          </table:table-cell>
          <table:table-cell table:formula="of:==[.E101]=[.E100]" office:value-type="boolean" office:boolean-value="false" calcext:value-type="boolean">
            <text:p>FALSE</text:p>
          </table:table-cell>
          <table:table-cell table:formula="of:==[.F101]=[.F100]" office:value-type="boolean" office:boolean-value="false" calcext:value-type="boolean">
            <text:p>FALSE</text:p>
          </table:table-cell>
          <table:table-cell table:formula="of:==[.G101]=[.G100]" office:value-type="boolean" office:boolean-value="false" calcext:value-type="boolean">
            <text:p>FALSE</text:p>
          </table:table-cell>
          <table:table-cell table:formula="of:==[.H101]=[.H100]" office:value-type="boolean" office:boolean-value="false" calcext:value-type="boolean">
            <text:p>FALSE</text:p>
          </table:table-cell>
          <table:table-cell table:formula="of:==[.I101]=[.I10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tot:P</text:p>
          </table:table-cell>
          <table:table-cell office:value-type="float" office:value="17.1963625826581" calcext:value-type="float">
            <text:p>17.1963625826581</text:p>
          </table:table-cell>
          <table:table-cell office:value-type="float" office:value="16.3500606230226" calcext:value-type="float">
            <text:p>16.3500606230226</text:p>
          </table:table-cell>
          <table:table-cell office:value-type="float" office:value="15.5015675165205" calcext:value-type="float">
            <text:p>15.5015675165205</text:p>
          </table:table-cell>
          <table:table-cell office:value-type="float" office:value="14.598607005633" calcext:value-type="float">
            <text:p>14.598607005633</text:p>
          </table:table-cell>
          <table:table-cell office:value-type="float" office:value="13.7525434812483" calcext:value-type="float">
            <text:p>13.7525434812483</text:p>
          </table:table-cell>
          <table:table-cell office:value-type="float" office:value="12.9031476015301" calcext:value-type="float">
            <text:p>12.9031476015301</text:p>
          </table:table-cell>
          <table:table-cell table:formula="of:==[.D102]=[.D101]" office:value-type="boolean" office:boolean-value="false" calcext:value-type="boolean">
            <text:p>FALSE</text:p>
          </table:table-cell>
          <table:table-cell table:formula="of:==[.E102]=[.E101]" office:value-type="boolean" office:boolean-value="false" calcext:value-type="boolean">
            <text:p>FALSE</text:p>
          </table:table-cell>
          <table:table-cell table:formula="of:==[.F102]=[.F101]" office:value-type="boolean" office:boolean-value="false" calcext:value-type="boolean">
            <text:p>FALSE</text:p>
          </table:table-cell>
          <table:table-cell table:formula="of:==[.G102]=[.G101]" office:value-type="boolean" office:boolean-value="false" calcext:value-type="boolean">
            <text:p>FALSE</text:p>
          </table:table-cell>
          <table:table-cell table:formula="of:==[.H102]=[.H101]" office:value-type="boolean" office:boolean-value="false" calcext:value-type="boolean">
            <text:p>FALSE</text:p>
          </table:table-cell>
          <table:table-cell table:formula="of:==[.I102]=[.I10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tot:R</text:p>
          </table:table-cell>
          <table:table-cell table:number-columns-repeated="2" office:value-type="float" office:value="0.0685607538987739" calcext:value-type="float">
            <text:p>0.0685607538987739</text:p>
          </table:table-cell>
          <table:table-cell office:value-type="float" office:value="0.0685607538987739" calcext:value-type="float">
            <text:p>0.0685607538987739</text:p>
          </table:table-cell>
          <table:table-cell table:number-columns-repeated="3" office:value-type="float" office:value="0.0685607538987739" calcext:value-type="float">
            <text:p>0.0685607538987739</text:p>
          </table:table-cell>
          <table:table-cell table:formula="of:==[.D103]=[.D102]" office:value-type="boolean" office:boolean-value="false" calcext:value-type="boolean">
            <text:p>FALSE</text:p>
          </table:table-cell>
          <table:table-cell table:formula="of:==[.E103]=[.E102]" office:value-type="boolean" office:boolean-value="false" calcext:value-type="boolean">
            <text:p>FALSE</text:p>
          </table:table-cell>
          <table:table-cell table:formula="of:==[.F103]=[.F102]" office:value-type="boolean" office:boolean-value="false" calcext:value-type="boolean">
            <text:p>FALSE</text:p>
          </table:table-cell>
          <table:table-cell table:formula="of:==[.G103]=[.G102]" office:value-type="boolean" office:boolean-value="false" calcext:value-type="boolean">
            <text:p>FALSE</text:p>
          </table:table-cell>
          <table:table-cell table:formula="of:==[.H103]=[.H102]" office:value-type="boolean" office:boolean-value="false" calcext:value-type="boolean">
            <text:p>FALSE</text:p>
          </table:table-cell>
          <table:table-cell table:formula="of:==[.I103]=[.I10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tot:rho</text:p>
          </table:table-cell>
          <table:table-cell office:value-type="float" office:value="0.0718259637284213" calcext:value-type="float">
            <text:p>0.0718259637284213</text:p>
          </table:table-cell>
          <table:table-cell office:value-type="float" office:value="0.0695192080676931" calcext:value-type="float">
            <text:p>0.0695192080676931</text:p>
          </table:table-cell>
          <table:table-cell office:value-type="float" office:value="0.067120751597923" calcext:value-type="float">
            <text:p>0.067120751597923</text:p>
          </table:table-cell>
          <table:table-cell office:value-type="float" office:value="0.0643721247357989" calcext:value-type="float">
            <text:p>0.0643721247357989</text:p>
          </table:table-cell>
          <table:table-cell office:value-type="float" office:value="0.0617513017503347" calcext:value-type="float">
            <text:p>0.0617513017503347</text:p>
          </table:table-cell>
          <table:table-cell office:value-type="float" office:value="0.0590107989778366" calcext:value-type="float">
            <text:p>0.0590107989778366</text:p>
          </table:table-cell>
          <table:table-cell table:formula="of:==[.D104]=[.D103]" office:value-type="boolean" office:boolean-value="false" calcext:value-type="boolean">
            <text:p>FALSE</text:p>
          </table:table-cell>
          <table:table-cell table:formula="of:==[.E104]=[.E103]" office:value-type="boolean" office:boolean-value="false" calcext:value-type="boolean">
            <text:p>FALSE</text:p>
          </table:table-cell>
          <table:table-cell table:formula="of:==[.F104]=[.F103]" office:value-type="boolean" office:boolean-value="false" calcext:value-type="boolean">
            <text:p>FALSE</text:p>
          </table:table-cell>
          <table:table-cell table:formula="of:==[.G104]=[.G103]" office:value-type="boolean" office:boolean-value="false" calcext:value-type="boolean">
            <text:p>FALSE</text:p>
          </table:table-cell>
          <table:table-cell table:formula="of:==[.H104]=[.H103]" office:value-type="boolean" office:boolean-value="false" calcext:value-type="boolean">
            <text:p>FALSE</text:p>
          </table:table-cell>
          <table:table-cell table:formula="of:==[.I104]=[.I10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tot:S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1.67121498020449" calcext:value-type="float">
            <text:p>1.67121498020449</text:p>
          </table:table-cell>
          <table:table-cell table:formula="of:==[.D105]=[.D104]" office:value-type="boolean" office:boolean-value="false" calcext:value-type="boolean">
            <text:p>FALSE</text:p>
          </table:table-cell>
          <table:table-cell table:formula="of:==[.E105]=[.E104]" office:value-type="boolean" office:boolean-value="false" calcext:value-type="boolean">
            <text:p>FALSE</text:p>
          </table:table-cell>
          <table:table-cell table:formula="of:==[.F105]=[.F104]" office:value-type="boolean" office:boolean-value="false" calcext:value-type="boolean">
            <text:p>FALSE</text:p>
          </table:table-cell>
          <table:table-cell table:formula="of:==[.G105]=[.G104]" office:value-type="boolean" office:boolean-value="false" calcext:value-type="boolean">
            <text:p>FALSE</text:p>
          </table:table-cell>
          <table:table-cell table:formula="of:==[.H105]=[.H104]" office:value-type="boolean" office:boolean-value="false" calcext:value-type="boolean">
            <text:p>FALSE</text:p>
          </table:table-cell>
          <table:table-cell table:formula="of:==[.I105]=[.I10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pass_duct.flow_in.Fl_I:tot:T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623.34953692426" calcext:value-type="float">
            <text:p>623.34953692426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590.169832965148" calcext:value-type="float">
            <text:p>590.169832965148</text:p>
          </table:table-cell>
          <table:table-cell table:formula="of:==[.D106]=[.D105]" office:value-type="boolean" office:boolean-value="false" calcext:value-type="boolean">
            <text:p>FALSE</text:p>
          </table:table-cell>
          <table:table-cell table:formula="of:==[.E106]=[.E105]" office:value-type="boolean" office:boolean-value="false" calcext:value-type="boolean">
            <text:p>FALSE</text:p>
          </table:table-cell>
          <table:table-cell table:formula="of:==[.F106]=[.F105]" office:value-type="boolean" office:boolean-value="false" calcext:value-type="boolean">
            <text:p>FALSE</text:p>
          </table:table-cell>
          <table:table-cell table:formula="of:==[.G106]=[.G105]" office:value-type="boolean" office:boolean-value="false" calcext:value-type="boolean">
            <text:p>FALSE</text:p>
          </table:table-cell>
          <table:table-cell table:formula="of:==[.H106]=[.H105]" office:value-type="boolean" office:boolean-value="false" calcext:value-type="boolean">
            <text:p>FALSE</text:p>
          </table:table-cell>
          <table:table-cell table:formula="of:==[.I106]=[.I10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107]=[.D106]" office:value-type="boolean" office:boolean-value="false" calcext:value-type="boolean">
            <text:p>FALSE</text:p>
          </table:table-cell>
          <table:table-cell table:formula="of:==[.E107]=[.E106]" office:value-type="boolean" office:boolean-value="false" calcext:value-type="boolean">
            <text:p>FALSE</text:p>
          </table:table-cell>
          <table:table-cell table:formula="of:==[.F107]=[.F106]" office:value-type="boolean" office:boolean-value="false" calcext:value-type="boolean">
            <text:p>FALSE</text:p>
          </table:table-cell>
          <table:table-cell table:formula="of:==[.G107]=[.G106]" office:value-type="boolean" office:boolean-value="false" calcext:value-type="boolean">
            <text:p>FALSE</text:p>
          </table:table-cell>
          <table:table-cell table:formula="of:==[.H107]=[.H106]" office:value-type="boolean" office:boolean-value="false" calcext:value-type="boolean">
            <text:p>FALSE</text:p>
          </table:table-cell>
          <table:table-cell table:formula="of:==[.I107]=[.I10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area</text:p>
          </table:table-cell>
          <table:table-cell office:value-type="float" office:value="596.918691197507" calcext:value-type="float">
            <text:p>596.918691197507</text:p>
          </table:table-cell>
          <table:table-cell table:number-columns-repeated="5" office:value-type="float" office:value="1550.0031000062" calcext:value-type="float">
            <text:p>1550.0031000062</text:p>
          </table:table-cell>
          <table:table-cell table:formula="of:==[.D108]=[.D107]" office:value-type="boolean" office:boolean-value="false" calcext:value-type="boolean">
            <text:p>FALSE</text:p>
          </table:table-cell>
          <table:table-cell table:formula="of:==[.E108]=[.E107]" office:value-type="boolean" office:boolean-value="false" calcext:value-type="boolean">
            <text:p>FALSE</text:p>
          </table:table-cell>
          <table:table-cell table:formula="of:==[.F108]=[.F107]" office:value-type="boolean" office:boolean-value="false" calcext:value-type="boolean">
            <text:p>FALSE</text:p>
          </table:table-cell>
          <table:table-cell table:formula="of:==[.G108]=[.G107]" office:value-type="boolean" office:boolean-value="false" calcext:value-type="boolean">
            <text:p>FALSE</text:p>
          </table:table-cell>
          <table:table-cell table:formula="of:==[.H108]=[.H107]" office:value-type="boolean" office:boolean-value="false" calcext:value-type="boolean">
            <text:p>FALSE</text:p>
          </table:table-cell>
          <table:table-cell table:formula="of:==[.I108]=[.I10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Cp</text:p>
          </table:table-cell>
          <table:table-cell office:value-type="float" office:value="0.239540902910911" calcext:value-type="float">
            <text:p>0.239540902910911</text:p>
          </table:table-cell>
          <table:table-cell office:value-type="float" office:value="0.239578081161447" calcext:value-type="float">
            <text:p>0.239578081161447</text:p>
          </table:table-cell>
          <table:table-cell office:value-type="float" office:value="0.23957862564867" calcext:value-type="float">
            <text:p>0.23957862564867</text:p>
          </table:table-cell>
          <table:table-cell office:value-type="float" office:value="0.239579166621621" calcext:value-type="float">
            <text:p>0.239579166621621</text:p>
          </table:table-cell>
          <table:table-cell office:value-type="float" office:value="0.239579639799634" calcext:value-type="float">
            <text:p>0.239579639799634</text:p>
          </table:table-cell>
          <table:table-cell office:value-type="float" office:value="0.239580083567886" calcext:value-type="float">
            <text:p>0.239580083567886</text:p>
          </table:table-cell>
          <table:table-cell table:formula="of:==[.D109]=[.D108]" office:value-type="boolean" office:boolean-value="false" calcext:value-type="boolean">
            <text:p>FALSE</text:p>
          </table:table-cell>
          <table:table-cell table:formula="of:==[.E109]=[.E108]" office:value-type="boolean" office:boolean-value="false" calcext:value-type="boolean">
            <text:p>FALSE</text:p>
          </table:table-cell>
          <table:table-cell table:formula="of:==[.F109]=[.F108]" office:value-type="boolean" office:boolean-value="false" calcext:value-type="boolean">
            <text:p>FALSE</text:p>
          </table:table-cell>
          <table:table-cell table:formula="of:==[.G109]=[.G108]" office:value-type="boolean" office:boolean-value="false" calcext:value-type="boolean">
            <text:p>FALSE</text:p>
          </table:table-cell>
          <table:table-cell table:formula="of:==[.H109]=[.H108]" office:value-type="boolean" office:boolean-value="false" calcext:value-type="boolean">
            <text:p>FALSE</text:p>
          </table:table-cell>
          <table:table-cell table:formula="of:==[.I109]=[.I10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Cv</text:p>
          </table:table-cell>
          <table:table-cell office:value-type="float" office:value="0.170980069363128" calcext:value-type="float">
            <text:p>0.170980069363128</text:p>
          </table:table-cell>
          <table:table-cell office:value-type="float" office:value="0.1710172504014" calcext:value-type="float">
            <text:p>0.1710172504014</text:p>
          </table:table-cell>
          <table:table-cell office:value-type="float" office:value="0.171017794924963" calcext:value-type="float">
            <text:p>0.171017794924963</text:p>
          </table:table-cell>
          <table:table-cell office:value-type="float" office:value="0.171018335933909" calcext:value-type="float">
            <text:p>0.171018335933909</text:p>
          </table:table-cell>
          <table:table-cell office:value-type="float" office:value="0.171018809143317" calcext:value-type="float">
            <text:p>0.171018809143317</text:p>
          </table:table-cell>
          <table:table-cell office:value-type="float" office:value="0.171019252940935" calcext:value-type="float">
            <text:p>0.171019252940935</text:p>
          </table:table-cell>
          <table:table-cell table:formula="of:==[.D110]=[.D109]" office:value-type="boolean" office:boolean-value="false" calcext:value-type="boolean">
            <text:p>FALSE</text:p>
          </table:table-cell>
          <table:table-cell table:formula="of:==[.E110]=[.E109]" office:value-type="boolean" office:boolean-value="false" calcext:value-type="boolean">
            <text:p>FALSE</text:p>
          </table:table-cell>
          <table:table-cell table:formula="of:==[.F110]=[.F109]" office:value-type="boolean" office:boolean-value="false" calcext:value-type="boolean">
            <text:p>FALSE</text:p>
          </table:table-cell>
          <table:table-cell table:formula="of:==[.G110]=[.G109]" office:value-type="boolean" office:boolean-value="false" calcext:value-type="boolean">
            <text:p>FALSE</text:p>
          </table:table-cell>
          <table:table-cell table:formula="of:==[.H110]=[.H109]" office:value-type="boolean" office:boolean-value="false" calcext:value-type="boolean">
            <text:p>FALSE</text:p>
          </table:table-cell>
          <table:table-cell table:formula="of:==[.I110]=[.I10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gamma</text:p>
          </table:table-cell>
          <table:table-cell office:value-type="float" office:value="1.40098727539118" calcext:value-type="float">
            <text:p>1.40098727539118</text:p>
          </table:table-cell>
          <table:table-cell office:value-type="float" office:value="1.40090008002844" calcext:value-type="float">
            <text:p>1.40090008002844</text:p>
          </table:table-cell>
          <table:table-cell office:value-type="float" office:value="1.40089880334326" calcext:value-type="float">
            <text:p>1.40089880334326</text:p>
          </table:table-cell>
          <table:table-cell office:value-type="float" office:value="1.40089753490713" calcext:value-type="float">
            <text:p>1.40089753490713</text:p>
          </table:table-cell>
          <table:table-cell office:value-type="float" office:value="1.40089642543921" calcext:value-type="float">
            <text:p>1.40089642543921</text:p>
          </table:table-cell>
          <table:table-cell office:value-type="float" office:value="1.40089538493502" calcext:value-type="float">
            <text:p>1.40089538493502</text:p>
          </table:table-cell>
          <table:table-cell table:formula="of:==[.D111]=[.D110]" office:value-type="boolean" office:boolean-value="false" calcext:value-type="boolean">
            <text:p>FALSE</text:p>
          </table:table-cell>
          <table:table-cell table:formula="of:==[.E111]=[.E110]" office:value-type="boolean" office:boolean-value="false" calcext:value-type="boolean">
            <text:p>FALSE</text:p>
          </table:table-cell>
          <table:table-cell table:formula="of:==[.F111]=[.F110]" office:value-type="boolean" office:boolean-value="false" calcext:value-type="boolean">
            <text:p>FALSE</text:p>
          </table:table-cell>
          <table:table-cell table:formula="of:==[.G111]=[.G110]" office:value-type="boolean" office:boolean-value="false" calcext:value-type="boolean">
            <text:p>FALSE</text:p>
          </table:table-cell>
          <table:table-cell table:formula="of:==[.H111]=[.H110]" office:value-type="boolean" office:boolean-value="false" calcext:value-type="boolean">
            <text:p>FALSE</text:p>
          </table:table-cell>
          <table:table-cell table:formula="of:==[.I111]=[.I11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h</text:p>
          </table:table-cell>
          <table:table-cell office:value-type="float" office:value="-28.0709994968327" calcext:value-type="float">
            <text:p>-28.0709994968327</text:p>
          </table:table-cell>
          <table:table-cell office:value-type="float" office:value="-24.4418911616431" calcext:value-type="float">
            <text:p>-24.4418911616431</text:p>
          </table:table-cell>
          <table:table-cell office:value-type="float" office:value="-24.3928963191064" calcext:value-type="float">
            <text:p>-24.3928963191064</text:p>
          </table:table-cell>
          <table:table-cell office:value-type="float" office:value="-24.3443223712781" calcext:value-type="float">
            <text:p>-24.3443223712781</text:p>
          </table:table-cell>
          <table:table-cell office:value-type="float" office:value="-24.3019208651253" calcext:value-type="float">
            <text:p>-24.3019208651253</text:p>
          </table:table-cell>
          <table:table-cell office:value-type="float" office:value="-24.2622266449287" calcext:value-type="float">
            <text:p>-24.2622266449287</text:p>
          </table:table-cell>
          <table:table-cell table:formula="of:==[.D112]=[.D111]" office:value-type="boolean" office:boolean-value="false" calcext:value-type="boolean">
            <text:p>FALSE</text:p>
          </table:table-cell>
          <table:table-cell table:formula="of:==[.E112]=[.E111]" office:value-type="boolean" office:boolean-value="false" calcext:value-type="boolean">
            <text:p>FALSE</text:p>
          </table:table-cell>
          <table:table-cell table:formula="of:==[.F112]=[.F111]" office:value-type="boolean" office:boolean-value="false" calcext:value-type="boolean">
            <text:p>FALSE</text:p>
          </table:table-cell>
          <table:table-cell table:formula="of:==[.G112]=[.G111]" office:value-type="boolean" office:boolean-value="false" calcext:value-type="boolean">
            <text:p>FALSE</text:p>
          </table:table-cell>
          <table:table-cell table:formula="of:==[.H112]=[.H111]" office:value-type="boolean" office:boolean-value="false" calcext:value-type="boolean">
            <text:p>FALSE</text:p>
          </table:table-cell>
          <table:table-cell table:formula="of:==[.I112]=[.I11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MN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146945044098787" calcext:value-type="float">
            <text:p>0.146945044098787</text:p>
          </table:table-cell>
          <table:table-cell office:value-type="float" office:value="0.138846296553287" calcext:value-type="float">
            <text:p>0.138846296553287</text:p>
          </table:table-cell>
          <table:table-cell office:value-type="float" office:value="0.130329319720119" calcext:value-type="float">
            <text:p>0.130329319720119</text:p>
          </table:table-cell>
          <table:table-cell office:value-type="float" office:value="0.122418152315232" calcext:value-type="float">
            <text:p>0.122418152315232</text:p>
          </table:table-cell>
          <table:table-cell office:value-type="float" office:value="0.114524182266198" calcext:value-type="float">
            <text:p>0.114524182266198</text:p>
          </table:table-cell>
          <table:table-cell table:formula="of:==[.D113]=[.D112]" office:value-type="boolean" office:boolean-value="false" calcext:value-type="boolean">
            <text:p>FALSE</text:p>
          </table:table-cell>
          <table:table-cell table:formula="of:==[.E113]=[.E112]" office:value-type="boolean" office:boolean-value="false" calcext:value-type="boolean">
            <text:p>FALSE</text:p>
          </table:table-cell>
          <table:table-cell table:formula="of:==[.F113]=[.F112]" office:value-type="boolean" office:boolean-value="false" calcext:value-type="boolean">
            <text:p>FALSE</text:p>
          </table:table-cell>
          <table:table-cell table:formula="of:==[.G113]=[.G112]" office:value-type="boolean" office:boolean-value="false" calcext:value-type="boolean">
            <text:p>FALSE</text:p>
          </table:table-cell>
          <table:table-cell table:formula="of:==[.H113]=[.H112]" office:value-type="boolean" office:boolean-value="false" calcext:value-type="boolean">
            <text:p>FALSE</text:p>
          </table:table-cell>
          <table:table-cell table:formula="of:==[.I113]=[.I11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P</text:p>
          </table:table-cell>
          <table:table-cell office:value-type="float" office:value="4.54470376379884" calcext:value-type="float">
            <text:p>4.54470376379884</text:p>
          </table:table-cell>
          <table:table-cell office:value-type="float" office:value="5.13296438349512" calcext:value-type="float">
            <text:p>5.13296438349512</text:p>
          </table:table-cell>
          <table:table-cell office:value-type="float" office:value="5.14125889518969" calcext:value-type="float">
            <text:p>5.14125889518969</text:p>
          </table:table-cell>
          <table:table-cell office:value-type="float" office:value="5.14949159219803" calcext:value-type="float">
            <text:p>5.14949159219803</text:p>
          </table:table-cell>
          <table:table-cell office:value-type="float" office:value="5.15668582364923" calcext:value-type="float">
            <text:p>5.15668582364923</text:p>
          </table:table-cell>
          <table:table-cell office:value-type="float" office:value="5.16342721116876" calcext:value-type="float">
            <text:p>5.16342721116876</text:p>
          </table:table-cell>
          <table:table-cell table:formula="of:==[.D114]=[.D113]" office:value-type="boolean" office:boolean-value="false" calcext:value-type="boolean">
            <text:p>FALSE</text:p>
          </table:table-cell>
          <table:table-cell table:formula="of:==[.E114]=[.E113]" office:value-type="boolean" office:boolean-value="false" calcext:value-type="boolean">
            <text:p>FALSE</text:p>
          </table:table-cell>
          <table:table-cell table:formula="of:==[.F114]=[.F113]" office:value-type="boolean" office:boolean-value="false" calcext:value-type="boolean">
            <text:p>FALSE</text:p>
          </table:table-cell>
          <table:table-cell table:formula="of:==[.G114]=[.G113]" office:value-type="boolean" office:boolean-value="false" calcext:value-type="boolean">
            <text:p>FALSE</text:p>
          </table:table-cell>
          <table:table-cell table:formula="of:==[.H114]=[.H113]" office:value-type="boolean" office:boolean-value="false" calcext:value-type="boolean">
            <text:p>FALSE</text:p>
          </table:table-cell>
          <table:table-cell table:formula="of:==[.I114]=[.I11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115]=[.D114]" office:value-type="boolean" office:boolean-value="false" calcext:value-type="boolean">
            <text:p>FALSE</text:p>
          </table:table-cell>
          <table:table-cell table:formula="of:==[.E115]=[.E114]" office:value-type="boolean" office:boolean-value="false" calcext:value-type="boolean">
            <text:p>FALSE</text:p>
          </table:table-cell>
          <table:table-cell table:formula="of:==[.F115]=[.F114]" office:value-type="boolean" office:boolean-value="false" calcext:value-type="boolean">
            <text:p>FALSE</text:p>
          </table:table-cell>
          <table:table-cell table:formula="of:==[.G115]=[.G114]" office:value-type="boolean" office:boolean-value="false" calcext:value-type="boolean">
            <text:p>FALSE</text:p>
          </table:table-cell>
          <table:table-cell table:formula="of:==[.H115]=[.H114]" office:value-type="boolean" office:boolean-value="false" calcext:value-type="boolean">
            <text:p>FALSE</text:p>
          </table:table-cell>
          <table:table-cell table:formula="of:==[.I115]=[.I11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rho</text:p>
          </table:table-cell>
          <table:table-cell office:value-type="float" office:value="0.0287042452873573" calcext:value-type="float">
            <text:p>0.0287042452873573</text:p>
          </table:table-cell>
          <table:table-cell office:value-type="float" office:value="0.0313096741294307" calcext:value-type="float">
            <text:p>0.0313096741294307</text:p>
          </table:table-cell>
          <table:table-cell office:value-type="float" office:value="0.0313457802547993" calcext:value-type="float">
            <text:p>0.0313457802547993</text:p>
          </table:table-cell>
          <table:table-cell office:value-type="float" office:value="0.0313816008520828" calcext:value-type="float">
            <text:p>0.0313816008520828</text:p>
          </table:table-cell>
          <table:table-cell office:value-type="float" office:value="0.0314128896792878" calcext:value-type="float">
            <text:p>0.0314128896792878</text:p>
          </table:table-cell>
          <table:table-cell office:value-type="float" office:value="0.0314421977050328" calcext:value-type="float">
            <text:p>0.0314421977050328</text:p>
          </table:table-cell>
          <table:table-cell table:formula="of:==[.D116]=[.D115]" office:value-type="boolean" office:boolean-value="false" calcext:value-type="boolean">
            <text:p>FALSE</text:p>
          </table:table-cell>
          <table:table-cell table:formula="of:==[.E116]=[.E115]" office:value-type="boolean" office:boolean-value="false" calcext:value-type="boolean">
            <text:p>FALSE</text:p>
          </table:table-cell>
          <table:table-cell table:formula="of:==[.F116]=[.F115]" office:value-type="boolean" office:boolean-value="false" calcext:value-type="boolean">
            <text:p>FALSE</text:p>
          </table:table-cell>
          <table:table-cell table:formula="of:==[.G116]=[.G115]" office:value-type="boolean" office:boolean-value="false" calcext:value-type="boolean">
            <text:p>FALSE</text:p>
          </table:table-cell>
          <table:table-cell table:formula="of:==[.H116]=[.H115]" office:value-type="boolean" office:boolean-value="false" calcext:value-type="boolean">
            <text:p>FALSE</text:p>
          </table:table-cell>
          <table:table-cell table:formula="of:==[.I116]=[.I11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S</text:p>
          </table:table-cell>
          <table:table-cell table:number-columns-repeated="5" office:value-type="float" office:value="1.66533101867164" calcext:value-type="float">
            <text:p>1.66533101867164</text:p>
          </table:table-cell>
          <table:table-cell office:value-type="float" office:value="1.66533101867164" calcext:value-type="float">
            <text:p>1.66533101867164</text:p>
          </table:table-cell>
          <table:table-cell table:formula="of:==[.D117]=[.D116]" office:value-type="boolean" office:boolean-value="false" calcext:value-type="boolean">
            <text:p>FALSE</text:p>
          </table:table-cell>
          <table:table-cell table:formula="of:==[.E117]=[.E116]" office:value-type="boolean" office:boolean-value="false" calcext:value-type="boolean">
            <text:p>FALSE</text:p>
          </table:table-cell>
          <table:table-cell table:formula="of:==[.F117]=[.F116]" office:value-type="boolean" office:boolean-value="false" calcext:value-type="boolean">
            <text:p>FALSE</text:p>
          </table:table-cell>
          <table:table-cell table:formula="of:==[.G117]=[.G116]" office:value-type="boolean" office:boolean-value="false" calcext:value-type="boolean">
            <text:p>FALSE</text:p>
          </table:table-cell>
          <table:table-cell table:formula="of:==[.H117]=[.H116]" office:value-type="boolean" office:boolean-value="false" calcext:value-type="boolean">
            <text:p>FALSE</text:p>
          </table:table-cell>
          <table:table-cell table:formula="of:==[.I117]=[.I11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T</text:p>
          </table:table-cell>
          <table:table-cell office:value-type="float" office:value="427.338757886736" calcext:value-type="float">
            <text:p>427.338757886736</text:p>
          </table:table-cell>
          <table:table-cell office:value-type="float" office:value="442.489061484109" calcext:value-type="float">
            <text:p>442.489061484109</text:p>
          </table:table-cell>
          <table:table-cell office:value-type="float" office:value="442.693581341651" calcext:value-type="float">
            <text:p>442.693581341651</text:p>
          </table:table-cell>
          <table:table-cell office:value-type="float" office:value="442.896343779172" calcext:value-type="float">
            <text:p>442.896343779172</text:p>
          </table:table-cell>
          <table:table-cell office:value-type="float" office:value="443.073340181061" calcext:value-type="float">
            <text:p>443.073340181061</text:p>
          </table:table-cell>
          <table:table-cell office:value-type="float" office:value="443.239035245585" calcext:value-type="float">
            <text:p>443.239035245585</text:p>
          </table:table-cell>
          <table:table-cell table:formula="of:==[.D118]=[.D117]" office:value-type="boolean" office:boolean-value="false" calcext:value-type="boolean">
            <text:p>FALSE</text:p>
          </table:table-cell>
          <table:table-cell table:formula="of:==[.E118]=[.E117]" office:value-type="boolean" office:boolean-value="false" calcext:value-type="boolean">
            <text:p>FALSE</text:p>
          </table:table-cell>
          <table:table-cell table:formula="of:==[.F118]=[.F117]" office:value-type="boolean" office:boolean-value="false" calcext:value-type="boolean">
            <text:p>FALSE</text:p>
          </table:table-cell>
          <table:table-cell table:formula="of:==[.G118]=[.G117]" office:value-type="boolean" office:boolean-value="false" calcext:value-type="boolean">
            <text:p>FALSE</text:p>
          </table:table-cell>
          <table:table-cell table:formula="of:==[.H118]=[.H117]" office:value-type="boolean" office:boolean-value="false" calcext:value-type="boolean">
            <text:p>FALSE</text:p>
          </table:table-cell>
          <table:table-cell table:formula="of:==[.I118]=[.I11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V</text:p>
          </table:table-cell>
          <table:table-cell office:value-type="float" office:value="452.436681890493" calcext:value-type="float">
            <text:p>452.436681890493</text:p>
          </table:table-cell>
          <table:table-cell office:value-type="float" office:value="151.578455652039" calcext:value-type="float">
            <text:p>151.578455652039</text:p>
          </table:table-cell>
          <table:table-cell office:value-type="float" office:value="143.257371955239" calcext:value-type="float">
            <text:p>143.257371955239</text:p>
          </table:table-cell>
          <table:table-cell office:value-type="float" office:value="134.500545654194" calcext:value-type="float">
            <text:p>134.500545654194</text:p>
          </table:table-cell>
          <table:table-cell office:value-type="float" office:value="126.361370700283" calcext:value-type="float">
            <text:p>126.361370700283</text:p>
          </table:table-cell>
          <table:table-cell office:value-type="float" office:value="118.235185475802" calcext:value-type="float">
            <text:p>118.235185475802</text:p>
          </table:table-cell>
          <table:table-cell table:formula="of:==[.D119]=[.D118]" office:value-type="boolean" office:boolean-value="false" calcext:value-type="boolean">
            <text:p>FALSE</text:p>
          </table:table-cell>
          <table:table-cell table:formula="of:==[.E119]=[.E118]" office:value-type="boolean" office:boolean-value="false" calcext:value-type="boolean">
            <text:p>FALSE</text:p>
          </table:table-cell>
          <table:table-cell table:formula="of:==[.F119]=[.F118]" office:value-type="boolean" office:boolean-value="false" calcext:value-type="boolean">
            <text:p>FALSE</text:p>
          </table:table-cell>
          <table:table-cell table:formula="of:==[.G119]=[.G118]" office:value-type="boolean" office:boolean-value="false" calcext:value-type="boolean">
            <text:p>FALSE</text:p>
          </table:table-cell>
          <table:table-cell table:formula="of:==[.H119]=[.H118]" office:value-type="boolean" office:boolean-value="false" calcext:value-type="boolean">
            <text:p>FALSE</text:p>
          </table:table-cell>
          <table:table-cell table:formula="of:==[.I119]=[.I11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Vsonic</text:p>
          </table:table-cell>
          <table:table-cell office:value-type="float" office:value="1013.75012747142" calcext:value-type="float">
            <text:p>1013.75012747142</text:p>
          </table:table-cell>
          <table:table-cell office:value-type="float" office:value="1031.53159456087" calcext:value-type="float">
            <text:p>1031.53159456087</text:p>
          </table:table-cell>
          <table:table-cell office:value-type="float" office:value="1031.76948547748" calcext:value-type="float">
            <text:p>1031.76948547748</text:p>
          </table:table-cell>
          <table:table-cell office:value-type="float" office:value="1032.00527665635" calcext:value-type="float">
            <text:p>1032.00527665635</text:p>
          </table:table-cell>
          <table:table-cell office:value-type="float" office:value="1032.21105947505" calcext:value-type="float">
            <text:p>1032.21105947505</text:p>
          </table:table-cell>
          <table:table-cell office:value-type="float" office:value="1032.40366476469" calcext:value-type="float">
            <text:p>1032.40366476469</text:p>
          </table:table-cell>
          <table:table-cell table:formula="of:==[.D120]=[.D119]" office:value-type="boolean" office:boolean-value="false" calcext:value-type="boolean">
            <text:p>FALSE</text:p>
          </table:table-cell>
          <table:table-cell table:formula="of:==[.E120]=[.E119]" office:value-type="boolean" office:boolean-value="false" calcext:value-type="boolean">
            <text:p>FALSE</text:p>
          </table:table-cell>
          <table:table-cell table:formula="of:==[.F120]=[.F119]" office:value-type="boolean" office:boolean-value="false" calcext:value-type="boolean">
            <text:p>FALSE</text:p>
          </table:table-cell>
          <table:table-cell table:formula="of:==[.G120]=[.G119]" office:value-type="boolean" office:boolean-value="false" calcext:value-type="boolean">
            <text:p>FALSE</text:p>
          </table:table-cell>
          <table:table-cell table:formula="of:==[.H120]=[.H119]" office:value-type="boolean" office:boolean-value="false" calcext:value-type="boolean">
            <text:p>FALSE</text:p>
          </table:table-cell>
          <table:table-cell table:formula="of:==[.I120]=[.I11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W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40.0156343368462" calcext:value-type="float">
            <text:p>40.0156343368462</text:p>
          </table:table-cell>
          <table:table-cell table:formula="of:==[.D121]=[.D120]" office:value-type="boolean" office:boolean-value="false" calcext:value-type="boolean">
            <text:p>FALSE</text:p>
          </table:table-cell>
          <table:table-cell table:formula="of:==[.E121]=[.E120]" office:value-type="boolean" office:boolean-value="false" calcext:value-type="boolean">
            <text:p>FALSE</text:p>
          </table:table-cell>
          <table:table-cell table:formula="of:==[.F121]=[.F120]" office:value-type="boolean" office:boolean-value="false" calcext:value-type="boolean">
            <text:p>FALSE</text:p>
          </table:table-cell>
          <table:table-cell table:formula="of:==[.G121]=[.G120]" office:value-type="boolean" office:boolean-value="false" calcext:value-type="boolean">
            <text:p>FALSE</text:p>
          </table:table-cell>
          <table:table-cell table:formula="of:==[.H121]=[.H120]" office:value-type="boolean" office:boolean-value="false" calcext:value-type="boolean">
            <text:p>FALSE</text:p>
          </table:table-cell>
          <table:table-cell table:formula="of:==[.I121]=[.I12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122]=[.D121]" office:value-type="boolean" office:boolean-value="false" calcext:value-type="boolean">
            <text:p>FALSE</text:p>
          </table:table-cell>
          <table:table-cell table:formula="of:==[.E122]=[.E121]" office:value-type="boolean" office:boolean-value="false" calcext:value-type="boolean">
            <text:p>FALSE</text:p>
          </table:table-cell>
          <table:table-cell table:formula="of:==[.F122]=[.F121]" office:value-type="boolean" office:boolean-value="false" calcext:value-type="boolean">
            <text:p>FALSE</text:p>
          </table:table-cell>
          <table:table-cell table:formula="of:==[.G122]=[.G121]" office:value-type="boolean" office:boolean-value="false" calcext:value-type="boolean">
            <text:p>FALSE</text:p>
          </table:table-cell>
          <table:table-cell table:formula="of:==[.H122]=[.H121]" office:value-type="boolean" office:boolean-value="false" calcext:value-type="boolean">
            <text:p>FALSE</text:p>
          </table:table-cell>
          <table:table-cell table:formula="of:==[.I122]=[.I12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tot:Cp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6" calcext:value-type="float">
            <text:p>0.239583226699056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6" calcext:value-type="float">
            <text:p>0.239583226699056</text:p>
          </table:table-cell>
          <table:table-cell office:value-type="float" office:value="0.239583226699055" calcext:value-type="float">
            <text:p>0.239583226699055</text:p>
          </table:table-cell>
          <table:table-cell table:formula="of:==[.D123]=[.D122]" office:value-type="boolean" office:boolean-value="false" calcext:value-type="boolean">
            <text:p>FALSE</text:p>
          </table:table-cell>
          <table:table-cell table:formula="of:==[.E123]=[.E122]" office:value-type="boolean" office:boolean-value="false" calcext:value-type="boolean">
            <text:p>FALSE</text:p>
          </table:table-cell>
          <table:table-cell table:formula="of:==[.F123]=[.F122]" office:value-type="boolean" office:boolean-value="false" calcext:value-type="boolean">
            <text:p>FALSE</text:p>
          </table:table-cell>
          <table:table-cell table:formula="of:==[.G123]=[.G122]" office:value-type="boolean" office:boolean-value="false" calcext:value-type="boolean">
            <text:p>FALSE</text:p>
          </table:table-cell>
          <table:table-cell table:formula="of:==[.H123]=[.H122]" office:value-type="boolean" office:boolean-value="false" calcext:value-type="boolean">
            <text:p>FALSE</text:p>
          </table:table-cell>
          <table:table-cell table:formula="of:==[.I123]=[.I12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tot:Cv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9" calcext:value-type="float">
            <text:p>0.171022396278039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9" calcext:value-type="float">
            <text:p>0.171022396278039</text:p>
          </table:table-cell>
          <table:table-cell office:value-type="float" office:value="0.171022396278039" calcext:value-type="float">
            <text:p>0.171022396278039</text:p>
          </table:table-cell>
          <table:table-cell table:formula="of:==[.D124]=[.D123]" office:value-type="boolean" office:boolean-value="false" calcext:value-type="boolean">
            <text:p>FALSE</text:p>
          </table:table-cell>
          <table:table-cell table:formula="of:==[.E124]=[.E123]" office:value-type="boolean" office:boolean-value="false" calcext:value-type="boolean">
            <text:p>FALSE</text:p>
          </table:table-cell>
          <table:table-cell table:formula="of:==[.F124]=[.F123]" office:value-type="boolean" office:boolean-value="false" calcext:value-type="boolean">
            <text:p>FALSE</text:p>
          </table:table-cell>
          <table:table-cell table:formula="of:==[.G124]=[.G123]" office:value-type="boolean" office:boolean-value="false" calcext:value-type="boolean">
            <text:p>FALSE</text:p>
          </table:table-cell>
          <table:table-cell table:formula="of:==[.H124]=[.H123]" office:value-type="boolean" office:boolean-value="false" calcext:value-type="boolean">
            <text:p>FALSE</text:p>
          </table:table-cell>
          <table:table-cell table:formula="of:==[.I124]=[.I12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tot:gamma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5" calcext:value-type="float">
            <text:p>1.4008880154014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5" calcext:value-type="float">
            <text:p>1.40088801540145</text:p>
          </table:table-cell>
          <table:table-cell office:value-type="float" office:value="1.40088801540145" calcext:value-type="float">
            <text:p>1.40088801540145</text:p>
          </table:table-cell>
          <table:table-cell table:formula="of:==[.D125]=[.D124]" office:value-type="boolean" office:boolean-value="false" calcext:value-type="boolean">
            <text:p>FALSE</text:p>
          </table:table-cell>
          <table:table-cell table:formula="of:==[.E125]=[.E124]" office:value-type="boolean" office:boolean-value="false" calcext:value-type="boolean">
            <text:p>FALSE</text:p>
          </table:table-cell>
          <table:table-cell table:formula="of:==[.F125]=[.F124]" office:value-type="boolean" office:boolean-value="false" calcext:value-type="boolean">
            <text:p>FALSE</text:p>
          </table:table-cell>
          <table:table-cell table:formula="of:==[.G125]=[.G124]" office:value-type="boolean" office:boolean-value="false" calcext:value-type="boolean">
            <text:p>FALSE</text:p>
          </table:table-cell>
          <table:table-cell table:formula="of:==[.H125]=[.H124]" office:value-type="boolean" office:boolean-value="false" calcext:value-type="boolean">
            <text:p>FALSE</text:p>
          </table:table-cell>
          <table:table-cell table:formula="of:==[.I125]=[.I12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tot:h</text:p>
          </table:table-cell>
          <table:table-cell office:value-type="float" office:value="-23.9830470368441" calcext:value-type="float">
            <text:p>-23.9830470368441</text:p>
          </table:table-cell>
          <table:table-cell table:number-columns-repeated="3"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table:formula="of:==[.D126]=[.D125]" office:value-type="boolean" office:boolean-value="false" calcext:value-type="boolean">
            <text:p>FALSE</text:p>
          </table:table-cell>
          <table:table-cell table:formula="of:==[.E126]=[.E125]" office:value-type="boolean" office:boolean-value="false" calcext:value-type="boolean">
            <text:p>FALSE</text:p>
          </table:table-cell>
          <table:table-cell table:formula="of:==[.F126]=[.F125]" office:value-type="boolean" office:boolean-value="false" calcext:value-type="boolean">
            <text:p>FALSE</text:p>
          </table:table-cell>
          <table:table-cell table:formula="of:==[.G126]=[.G125]" office:value-type="boolean" office:boolean-value="false" calcext:value-type="boolean">
            <text:p>FALSE</text:p>
          </table:table-cell>
          <table:table-cell table:formula="of:==[.H126]=[.H125]" office:value-type="boolean" office:boolean-value="false" calcext:value-type="boolean">
            <text:p>FALSE</text:p>
          </table:table-cell>
          <table:table-cell table:formula="of:==[.I126]=[.I12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tot:P</text:p>
          </table:table-cell>
          <table:table-cell office:value-type="float" office:value="5.21101896444185" calcext:value-type="float">
            <text:p>5.21101896444185</text:p>
          </table:table-cell>
          <table:table-cell office:value-type="float" office:value="5.21101896444184" calcext:value-type="float">
            <text:p>5.21101896444184</text:p>
          </table:table-cell>
          <table:table-cell office:value-type="float" office:value="5.21101896444184" calcext:value-type="float">
            <text:p>5.21101896444184</text:p>
          </table:table-cell>
          <table:table-cell table:number-columns-repeated="2" office:value-type="float" office:value="5.21101896444184" calcext:value-type="float">
            <text:p>5.21101896444184</text:p>
          </table:table-cell>
          <table:table-cell office:value-type="float" office:value="5.21101896444187" calcext:value-type="float">
            <text:p>5.21101896444187</text:p>
          </table:table-cell>
          <table:table-cell table:formula="of:==[.D127]=[.D126]" office:value-type="boolean" office:boolean-value="false" calcext:value-type="boolean">
            <text:p>FALSE</text:p>
          </table:table-cell>
          <table:table-cell table:formula="of:==[.E127]=[.E126]" office:value-type="boolean" office:boolean-value="false" calcext:value-type="boolean">
            <text:p>FALSE</text:p>
          </table:table-cell>
          <table:table-cell table:formula="of:==[.F127]=[.F126]" office:value-type="boolean" office:boolean-value="false" calcext:value-type="boolean">
            <text:p>FALSE</text:p>
          </table:table-cell>
          <table:table-cell table:formula="of:==[.G127]=[.G126]" office:value-type="boolean" office:boolean-value="false" calcext:value-type="boolean">
            <text:p>FALSE</text:p>
          </table:table-cell>
          <table:table-cell table:formula="of:==[.H127]=[.H126]" office:value-type="boolean" office:boolean-value="false" calcext:value-type="boolean">
            <text:p>FALSE</text:p>
          </table:table-cell>
          <table:table-cell table:formula="of:==[.I127]=[.I12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tot:R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685607538987739" calcext:value-type="float">
            <text:p>0.0685607538987739</text:p>
          </table:table-cell>
          <table:table-cell table:number-columns-repeated="3" office:value-type="float" office:value="0.0685607538987739" calcext:value-type="float">
            <text:p>0.0685607538987739</text:p>
          </table:table-cell>
          <table:table-cell table:formula="of:==[.D128]=[.D127]" office:value-type="boolean" office:boolean-value="false" calcext:value-type="boolean">
            <text:p>FALSE</text:p>
          </table:table-cell>
          <table:table-cell table:formula="of:==[.E128]=[.E127]" office:value-type="boolean" office:boolean-value="false" calcext:value-type="boolean">
            <text:p>FALSE</text:p>
          </table:table-cell>
          <table:table-cell table:formula="of:==[.F128]=[.F127]" office:value-type="boolean" office:boolean-value="false" calcext:value-type="boolean">
            <text:p>FALSE</text:p>
          </table:table-cell>
          <table:table-cell table:formula="of:==[.G128]=[.G127]" office:value-type="boolean" office:boolean-value="false" calcext:value-type="boolean">
            <text:p>FALSE</text:p>
          </table:table-cell>
          <table:table-cell table:formula="of:==[.H128]=[.H127]" office:value-type="boolean" office:boolean-value="false" calcext:value-type="boolean">
            <text:p>FALSE</text:p>
          </table:table-cell>
          <table:table-cell table:formula="of:==[.I128]=[.I12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tot:rho</text:p>
          </table:table-cell>
          <table:table-cell office:value-type="float" office:value="0.0316487919490808" calcext:value-type="float">
            <text:p>0.0316487919490808</text:p>
          </table:table-cell>
          <table:table-cell office:value-type="float" office:value="0.0316487919490807" calcext:value-type="float">
            <text:p>0.0316487919490807</text:p>
          </table:table-cell>
          <table:table-cell office:value-type="float" office:value="0.0316487919490808" calcext:value-type="float">
            <text:p>0.0316487919490808</text:p>
          </table:table-cell>
          <table:table-cell table:number-columns-repeated="2" office:value-type="float" office:value="0.0316487919490807" calcext:value-type="float">
            <text:p>0.0316487919490807</text:p>
          </table:table-cell>
          <table:table-cell office:value-type="float" office:value="0.0316487919490809" calcext:value-type="float">
            <text:p>0.0316487919490809</text:p>
          </table:table-cell>
          <table:table-cell table:formula="of:==[.D129]=[.D128]" office:value-type="boolean" office:boolean-value="false" calcext:value-type="boolean">
            <text:p>FALSE</text:p>
          </table:table-cell>
          <table:table-cell table:formula="of:==[.E129]=[.E128]" office:value-type="boolean" office:boolean-value="false" calcext:value-type="boolean">
            <text:p>FALSE</text:p>
          </table:table-cell>
          <table:table-cell table:formula="of:==[.F129]=[.F128]" office:value-type="boolean" office:boolean-value="false" calcext:value-type="boolean">
            <text:p>FALSE</text:p>
          </table:table-cell>
          <table:table-cell table:formula="of:==[.G129]=[.G128]" office:value-type="boolean" office:boolean-value="false" calcext:value-type="boolean">
            <text:p>FALSE</text:p>
          </table:table-cell>
          <table:table-cell table:formula="of:==[.H129]=[.H128]" office:value-type="boolean" office:boolean-value="false" calcext:value-type="boolean">
            <text:p>FALSE</text:p>
          </table:table-cell>
          <table:table-cell table:formula="of:==[.I129]=[.I12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tot:S</text:p>
          </table:table-cell>
          <table:table-cell table:number-columns-repeated="5" office:value-type="float" office:value="1.66533101867164" calcext:value-type="float">
            <text:p>1.66533101867164</text:p>
          </table:table-cell>
          <table:table-cell office:value-type="float" office:value="1.66533101867164" calcext:value-type="float">
            <text:p>1.66533101867164</text:p>
          </table:table-cell>
          <table:table-cell table:formula="of:==[.D130]=[.D129]" office:value-type="boolean" office:boolean-value="false" calcext:value-type="boolean">
            <text:p>FALSE</text:p>
          </table:table-cell>
          <table:table-cell table:formula="of:==[.E130]=[.E129]" office:value-type="boolean" office:boolean-value="false" calcext:value-type="boolean">
            <text:p>FALSE</text:p>
          </table:table-cell>
          <table:table-cell table:formula="of:==[.F130]=[.F129]" office:value-type="boolean" office:boolean-value="false" calcext:value-type="boolean">
            <text:p>FALSE</text:p>
          </table:table-cell>
          <table:table-cell table:formula="of:==[.G130]=[.G129]" office:value-type="boolean" office:boolean-value="false" calcext:value-type="boolean">
            <text:p>FALSE</text:p>
          </table:table-cell>
          <table:table-cell table:formula="of:==[.H130]=[.H129]" office:value-type="boolean" office:boolean-value="false" calcext:value-type="boolean">
            <text:p>FALSE</text:p>
          </table:table-cell>
          <table:table-cell table:formula="of:==[.I130]=[.I12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.flow_in.Fl_I:tot:T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table:formula="of:==[.D131]=[.D130]" office:value-type="boolean" office:boolean-value="false" calcext:value-type="boolean">
            <text:p>FALSE</text:p>
          </table:table-cell>
          <table:table-cell table:formula="of:==[.E131]=[.E130]" office:value-type="boolean" office:boolean-value="false" calcext:value-type="boolean">
            <text:p>FALSE</text:p>
          </table:table-cell>
          <table:table-cell table:formula="of:==[.F131]=[.F130]" office:value-type="boolean" office:boolean-value="false" calcext:value-type="boolean">
            <text:p>FALSE</text:p>
          </table:table-cell>
          <table:table-cell table:formula="of:==[.G131]=[.G130]" office:value-type="boolean" office:boolean-value="false" calcext:value-type="boolean">
            <text:p>FALSE</text:p>
          </table:table-cell>
          <table:table-cell table:formula="of:==[.H131]=[.H130]" office:value-type="boolean" office:boolean-value="false" calcext:value-type="boolean">
            <text:p>FALSE</text:p>
          </table:table-cell>
          <table:table-cell table:formula="of:==[.I131]=[.I13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ambient.dTs.dT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132]=[.D131]" office:value-type="boolean" office:boolean-value="false" calcext:value-type="boolean">
            <text:p>FALSE</text:p>
          </table:table-cell>
          <table:table-cell table:formula="of:==[.E132]=[.E131]" office:value-type="boolean" office:boolean-value="false" calcext:value-type="boolean">
            <text:p>FALSE</text:p>
          </table:table-cell>
          <table:table-cell table:formula="of:==[.F132]=[.F131]" office:value-type="boolean" office:boolean-value="false" calcext:value-type="boolean">
            <text:p>FALSE</text:p>
          </table:table-cell>
          <table:table-cell table:formula="of:==[.G132]=[.G131]" office:value-type="boolean" office:boolean-value="false" calcext:value-type="boolean">
            <text:p>FALSE</text:p>
          </table:table-cell>
          <table:table-cell table:formula="of:==[.H132]=[.H131]" office:value-type="boolean" office:boolean-value="false" calcext:value-type="boolean">
            <text:p>FALSE</text:p>
          </table:table-cell>
          <table:table-cell table:formula="of:==[.I132]=[.I13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ambient.dTs.Ts</text:p>
          </table:table-cell>
          <table:table-cell table:number-columns-repeated="6" office:value-type="float" office:value="393.854" calcext:value-type="float">
            <text:p>393.854</text:p>
          </table:table-cell>
          <table:table-cell table:formula="of:==[.D133]=[.D132]" office:value-type="boolean" office:boolean-value="false" calcext:value-type="boolean">
            <text:p>FALSE</text:p>
          </table:table-cell>
          <table:table-cell table:formula="of:==[.E133]=[.E132]" office:value-type="boolean" office:boolean-value="false" calcext:value-type="boolean">
            <text:p>FALSE</text:p>
          </table:table-cell>
          <table:table-cell table:formula="of:==[.F133]=[.F132]" office:value-type="boolean" office:boolean-value="false" calcext:value-type="boolean">
            <text:p>FALSE</text:p>
          </table:table-cell>
          <table:table-cell table:formula="of:==[.G133]=[.G132]" office:value-type="boolean" office:boolean-value="false" calcext:value-type="boolean">
            <text:p>FALSE</text:p>
          </table:table-cell>
          <table:table-cell table:formula="of:==[.H133]=[.H132]" office:value-type="boolean" office:boolean-value="false" calcext:value-type="boolean">
            <text:p>FALSE</text:p>
          </table:table-cell>
          <table:table-cell table:formula="of:==[.I133]=[.I13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ambient.dTs.Ts_in</text:p>
          </table:table-cell>
          <table:table-cell table:number-columns-repeated="6" office:value-type="float" office:value="393.854" calcext:value-type="float">
            <text:p>393.854</text:p>
          </table:table-cell>
          <table:table-cell table:formula="of:==[.D134]=[.D133]" office:value-type="boolean" office:boolean-value="true" calcext:value-type="boolean">
            <text:p>TRUE</text:p>
          </table:table-cell>
          <table:table-cell table:formula="of:==[.E134]=[.E133]" office:value-type="boolean" office:boolean-value="true" calcext:value-type="boolean">
            <text:p>TRUE</text:p>
          </table:table-cell>
          <table:table-cell table:formula="of:==[.F134]=[.F133]" office:value-type="boolean" office:boolean-value="true" calcext:value-type="boolean">
            <text:p>TRUE</text:p>
          </table:table-cell>
          <table:table-cell table:formula="of:==[.G134]=[.G133]" office:value-type="boolean" office:boolean-value="true" calcext:value-type="boolean">
            <text:p>TRUE</text:p>
          </table:table-cell>
          <table:table-cell table:formula="of:==[.H134]=[.H133]" office:value-type="boolean" office:boolean-value="true" calcext:value-type="boolean">
            <text:p>TRUE</text:p>
          </table:table-cell>
          <table:table-cell table:formula="of:==[.I134]=[.I133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ambient.readAtmTable.alt</text:p>
          </table:table-cell>
          <table:table-cell table:number-columns-repeated="6" office:value-type="float" office:value="35000" calcext:value-type="float">
            <text:p>35000</text:p>
          </table:table-cell>
          <table:table-cell table:formula="of:==[.D135]=[.D134]" office:value-type="boolean" office:boolean-value="false" calcext:value-type="boolean">
            <text:p>FALSE</text:p>
          </table:table-cell>
          <table:table-cell table:formula="of:==[.E135]=[.E134]" office:value-type="boolean" office:boolean-value="false" calcext:value-type="boolean">
            <text:p>FALSE</text:p>
          </table:table-cell>
          <table:table-cell table:formula="of:==[.F135]=[.F134]" office:value-type="boolean" office:boolean-value="false" calcext:value-type="boolean">
            <text:p>FALSE</text:p>
          </table:table-cell>
          <table:table-cell table:formula="of:==[.G135]=[.G134]" office:value-type="boolean" office:boolean-value="false" calcext:value-type="boolean">
            <text:p>FALSE</text:p>
          </table:table-cell>
          <table:table-cell table:formula="of:==[.H135]=[.H134]" office:value-type="boolean" office:boolean-value="false" calcext:value-type="boolean">
            <text:p>FALSE</text:p>
          </table:table-cell>
          <table:table-cell table:formula="of:==[.I135]=[.I13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ambient.readAtmTable.drhos_dalt</text:p>
          </table:table-cell>
          <table:table-cell table:number-columns-repeated="6" office:value-type="float" office:value="-0.0000000286789336077308" calcext:value-type="float">
            <text:p>-2.86789336077308E-08</text:p>
          </table:table-cell>
          <table:table-cell table:formula="of:==[.D136]=[.D135]" office:value-type="boolean" office:boolean-value="false" calcext:value-type="boolean">
            <text:p>FALSE</text:p>
          </table:table-cell>
          <table:table-cell table:formula="of:==[.E136]=[.E135]" office:value-type="boolean" office:boolean-value="false" calcext:value-type="boolean">
            <text:p>FALSE</text:p>
          </table:table-cell>
          <table:table-cell table:formula="of:==[.F136]=[.F135]" office:value-type="boolean" office:boolean-value="false" calcext:value-type="boolean">
            <text:p>FALSE</text:p>
          </table:table-cell>
          <table:table-cell table:formula="of:==[.G136]=[.G135]" office:value-type="boolean" office:boolean-value="false" calcext:value-type="boolean">
            <text:p>FALSE</text:p>
          </table:table-cell>
          <table:table-cell table:formula="of:==[.H136]=[.H135]" office:value-type="boolean" office:boolean-value="false" calcext:value-type="boolean">
            <text:p>FALSE</text:p>
          </table:table-cell>
          <table:table-cell table:formula="of:==[.I136]=[.I13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ambient.readAtmTable.Ps</text:p>
          </table:table-cell>
          <table:table-cell table:number-columns-repeated="6" office:value-type="float" office:value="3.45803" calcext:value-type="float">
            <text:p>3.45803</text:p>
          </table:table-cell>
          <table:table-cell table:formula="of:==[.D137]=[.D136]" office:value-type="boolean" office:boolean-value="false" calcext:value-type="boolean">
            <text:p>FALSE</text:p>
          </table:table-cell>
          <table:table-cell table:formula="of:==[.E137]=[.E136]" office:value-type="boolean" office:boolean-value="false" calcext:value-type="boolean">
            <text:p>FALSE</text:p>
          </table:table-cell>
          <table:table-cell table:formula="of:==[.F137]=[.F136]" office:value-type="boolean" office:boolean-value="false" calcext:value-type="boolean">
            <text:p>FALSE</text:p>
          </table:table-cell>
          <table:table-cell table:formula="of:==[.G137]=[.G136]" office:value-type="boolean" office:boolean-value="false" calcext:value-type="boolean">
            <text:p>FALSE</text:p>
          </table:table-cell>
          <table:table-cell table:formula="of:==[.H137]=[.H136]" office:value-type="boolean" office:boolean-value="false" calcext:value-type="boolean">
            <text:p>FALSE</text:p>
          </table:table-cell>
          <table:table-cell table:formula="of:==[.I137]=[.I13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ambient.readAtmTable.rhos</text:p>
          </table:table-cell>
          <table:table-cell table:number-columns-repeated="6" office:value-type="float" office:value="0.000736627" calcext:value-type="float">
            <text:p>0.000736627</text:p>
          </table:table-cell>
          <table:table-cell table:formula="of:==[.D138]=[.D137]" office:value-type="boolean" office:boolean-value="false" calcext:value-type="boolean">
            <text:p>FALSE</text:p>
          </table:table-cell>
          <table:table-cell table:formula="of:==[.E138]=[.E137]" office:value-type="boolean" office:boolean-value="false" calcext:value-type="boolean">
            <text:p>FALSE</text:p>
          </table:table-cell>
          <table:table-cell table:formula="of:==[.F138]=[.F137]" office:value-type="boolean" office:boolean-value="false" calcext:value-type="boolean">
            <text:p>FALSE</text:p>
          </table:table-cell>
          <table:table-cell table:formula="of:==[.G138]=[.G137]" office:value-type="boolean" office:boolean-value="false" calcext:value-type="boolean">
            <text:p>FALSE</text:p>
          </table:table-cell>
          <table:table-cell table:formula="of:==[.H138]=[.H137]" office:value-type="boolean" office:boolean-value="false" calcext:value-type="boolean">
            <text:p>FALSE</text:p>
          </table:table-cell>
          <table:table-cell table:formula="of:==[.I138]=[.I13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ambient.readAtmTable.Ts</text:p>
          </table:table-cell>
          <table:table-cell table:number-columns-repeated="6" office:value-type="float" office:value="393.854" calcext:value-type="float">
            <text:p>393.854</text:p>
          </table:table-cell>
          <table:table-cell table:formula="of:==[.D139]=[.D138]" office:value-type="boolean" office:boolean-value="false" calcext:value-type="boolean">
            <text:p>FALSE</text:p>
          </table:table-cell>
          <table:table-cell table:formula="of:==[.E139]=[.E138]" office:value-type="boolean" office:boolean-value="false" calcext:value-type="boolean">
            <text:p>FALSE</text:p>
          </table:table-cell>
          <table:table-cell table:formula="of:==[.F139]=[.F138]" office:value-type="boolean" office:boolean-value="false" calcext:value-type="boolean">
            <text:p>FALSE</text:p>
          </table:table-cell>
          <table:table-cell table:formula="of:==[.G139]=[.G138]" office:value-type="boolean" office:boolean-value="false" calcext:value-type="boolean">
            <text:p>FALSE</text:p>
          </table:table-cell>
          <table:table-cell table:formula="of:==[.H139]=[.H138]" office:value-type="boolean" office:boolean-value="false" calcext:value-type="boolean">
            <text:p>FALSE</text:p>
          </table:table-cell>
          <table:table-cell table:formula="of:==[.I139]=[.I13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balance.lhs:Pt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3.45803" calcext:value-type="float">
            <text:p>3.45803</text:p>
          </table:table-cell>
          <table:table-cell table:number-columns-repeated="2" office:value-type="float" office:value="3.45802999999999" calcext:value-type="float">
            <text:p>3.45802999999999</text:p>
          </table:table-cell>
          <table:table-cell office:value-type="float" office:value="3.45803" calcext:value-type="float">
            <text:p>3.45803</text:p>
          </table:table-cell>
          <table:table-cell table:formula="of:==[.D140]=[.D139]" office:value-type="boolean" office:boolean-value="false" calcext:value-type="boolean">
            <text:p>FALSE</text:p>
          </table:table-cell>
          <table:table-cell table:formula="of:==[.E140]=[.E139]" office:value-type="boolean" office:boolean-value="false" calcext:value-type="boolean">
            <text:p>FALSE</text:p>
          </table:table-cell>
          <table:table-cell table:formula="of:==[.F140]=[.F139]" office:value-type="boolean" office:boolean-value="false" calcext:value-type="boolean">
            <text:p>FALSE</text:p>
          </table:table-cell>
          <table:table-cell table:formula="of:==[.G140]=[.G139]" office:value-type="boolean" office:boolean-value="false" calcext:value-type="boolean">
            <text:p>FALSE</text:p>
          </table:table-cell>
          <table:table-cell table:formula="of:==[.H140]=[.H139]" office:value-type="boolean" office:boolean-value="false" calcext:value-type="boolean">
            <text:p>FALSE</text:p>
          </table:table-cell>
          <table:table-cell table:formula="of:==[.I140]=[.I13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balance.lhs:Tt</text:p>
          </table:table-cell>
          <table:table-cell office:value-type="float" office:value="393.854" calcext:value-type="float">
            <text:p>393.854</text:p>
          </table:table-cell>
          <table:table-cell table:number-columns-repeated="4" office:value-type="float" office:value="393.854" calcext:value-type="float">
            <text:p>393.854</text:p>
          </table:table-cell>
          <table:table-cell office:value-type="float" office:value="393.854" calcext:value-type="float">
            <text:p>393.854</text:p>
          </table:table-cell>
          <table:table-cell table:formula="of:==[.D141]=[.D140]" office:value-type="boolean" office:boolean-value="false" calcext:value-type="boolean">
            <text:p>FALSE</text:p>
          </table:table-cell>
          <table:table-cell table:formula="of:==[.E141]=[.E140]" office:value-type="boolean" office:boolean-value="false" calcext:value-type="boolean">
            <text:p>FALSE</text:p>
          </table:table-cell>
          <table:table-cell table:formula="of:==[.F141]=[.F140]" office:value-type="boolean" office:boolean-value="false" calcext:value-type="boolean">
            <text:p>FALSE</text:p>
          </table:table-cell>
          <table:table-cell table:formula="of:==[.G141]=[.G140]" office:value-type="boolean" office:boolean-value="false" calcext:value-type="boolean">
            <text:p>FALSE</text:p>
          </table:table-cell>
          <table:table-cell table:formula="of:==[.H141]=[.H140]" office:value-type="boolean" office:boolean-value="false" calcext:value-type="boolean">
            <text:p>FALSE</text:p>
          </table:table-cell>
          <table:table-cell table:formula="of:==[.I141]=[.I14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balance.Pt</text:p>
          </table:table-cell>
          <table:table-cell office:value-type="float" office:value="5.27265258788846" calcext:value-type="float">
            <text:p>5.27265258788846</text:p>
          </table:table-cell>
          <table:table-cell office:value-type="float" office:value="5.27265258788846" calcext:value-type="float">
            <text:p>5.27265258788846</text:p>
          </table:table-cell>
          <table:table-cell office:value-type="float" office:value="5.27265258788845" calcext:value-type="float">
            <text:p>5.27265258788845</text:p>
          </table:table-cell>
          <table:table-cell table:number-columns-repeated="2" office:value-type="float" office:value="5.27265258788845" calcext:value-type="float">
            <text:p>5.27265258788845</text:p>
          </table:table-cell>
          <table:table-cell office:value-type="float" office:value="5.27265258788848" calcext:value-type="float">
            <text:p>5.27265258788848</text:p>
          </table:table-cell>
          <table:table-cell table:formula="of:==[.D142]=[.D141]" office:value-type="boolean" office:boolean-value="false" calcext:value-type="boolean">
            <text:p>FALSE</text:p>
          </table:table-cell>
          <table:table-cell table:formula="of:==[.E142]=[.E141]" office:value-type="boolean" office:boolean-value="false" calcext:value-type="boolean">
            <text:p>FALSE</text:p>
          </table:table-cell>
          <table:table-cell table:formula="of:==[.F142]=[.F141]" office:value-type="boolean" office:boolean-value="false" calcext:value-type="boolean">
            <text:p>FALSE</text:p>
          </table:table-cell>
          <table:table-cell table:formula="of:==[.G142]=[.G141]" office:value-type="boolean" office:boolean-value="false" calcext:value-type="boolean">
            <text:p>FALSE</text:p>
          </table:table-cell>
          <table:table-cell table:formula="of:==[.H142]=[.H141]" office:value-type="boolean" office:boolean-value="false" calcext:value-type="boolean">
            <text:p>FALSE</text:p>
          </table:table-cell>
          <table:table-cell table:formula="of:==[.I142]=[.I14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balance.rhs:Pt</text:p>
          </table:table-cell>
          <table:table-cell table:number-columns-repeated="6" office:value-type="float" office:value="3.45803" calcext:value-type="float">
            <text:p>3.45803</text:p>
          </table:table-cell>
          <table:table-cell table:formula="of:==[.D143]=[.D142]" office:value-type="boolean" office:boolean-value="false" calcext:value-type="boolean">
            <text:p>FALSE</text:p>
          </table:table-cell>
          <table:table-cell table:formula="of:==[.E143]=[.E142]" office:value-type="boolean" office:boolean-value="false" calcext:value-type="boolean">
            <text:p>FALSE</text:p>
          </table:table-cell>
          <table:table-cell table:formula="of:==[.F143]=[.F142]" office:value-type="boolean" office:boolean-value="false" calcext:value-type="boolean">
            <text:p>FALSE</text:p>
          </table:table-cell>
          <table:table-cell table:formula="of:==[.G143]=[.G142]" office:value-type="boolean" office:boolean-value="false" calcext:value-type="boolean">
            <text:p>FALSE</text:p>
          </table:table-cell>
          <table:table-cell table:formula="of:==[.H143]=[.H142]" office:value-type="boolean" office:boolean-value="false" calcext:value-type="boolean">
            <text:p>FALSE</text:p>
          </table:table-cell>
          <table:table-cell table:formula="of:==[.I143]=[.I14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balance.rhs:Tt</text:p>
          </table:table-cell>
          <table:table-cell table:number-columns-repeated="6" office:value-type="float" office:value="393.854" calcext:value-type="float">
            <text:p>393.854</text:p>
          </table:table-cell>
          <table:table-cell table:formula="of:==[.D144]=[.D143]" office:value-type="boolean" office:boolean-value="false" calcext:value-type="boolean">
            <text:p>FALSE</text:p>
          </table:table-cell>
          <table:table-cell table:formula="of:==[.E144]=[.E143]" office:value-type="boolean" office:boolean-value="false" calcext:value-type="boolean">
            <text:p>FALSE</text:p>
          </table:table-cell>
          <table:table-cell table:formula="of:==[.F144]=[.F143]" office:value-type="boolean" office:boolean-value="false" calcext:value-type="boolean">
            <text:p>FALSE</text:p>
          </table:table-cell>
          <table:table-cell table:formula="of:==[.G144]=[.G143]" office:value-type="boolean" office:boolean-value="false" calcext:value-type="boolean">
            <text:p>FALSE</text:p>
          </table:table-cell>
          <table:table-cell table:formula="of:==[.H144]=[.H143]" office:value-type="boolean" office:boolean-value="false" calcext:value-type="boolean">
            <text:p>FALSE</text:p>
          </table:table-cell>
          <table:table-cell table:formula="of:==[.I144]=[.I14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balance.Tt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table:formula="of:==[.D145]=[.D144]" office:value-type="boolean" office:boolean-value="false" calcext:value-type="boolean">
            <text:p>FALSE</text:p>
          </table:table-cell>
          <table:table-cell table:formula="of:==[.E145]=[.E144]" office:value-type="boolean" office:boolean-value="false" calcext:value-type="boolean">
            <text:p>FALSE</text:p>
          </table:table-cell>
          <table:table-cell table:formula="of:==[.F145]=[.F144]" office:value-type="boolean" office:boolean-value="false" calcext:value-type="boolean">
            <text:p>FALSE</text:p>
          </table:table-cell>
          <table:table-cell table:formula="of:==[.G145]=[.G144]" office:value-type="boolean" office:boolean-value="false" calcext:value-type="boolean">
            <text:p>FALSE</text:p>
          </table:table-cell>
          <table:table-cell table:formula="of:==[.H145]=[.H144]" office:value-type="boolean" office:boolean-value="false" calcext:value-type="boolean">
            <text:p>FALSE</text:p>
          </table:table-cell>
          <table:table-cell table:formula="of:==[.I145]=[.I14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lance.lhs:T</text:p>
          </table:table-cell>
          <table:table-cell table:number-columns-repeated="3" office:value-type="float" office:value="1.66563879737635" calcext:value-type="float">
            <text:p>1.66563879737635</text:p>
          </table:table-cell>
          <table:table-cell table:number-columns-repeated="2" office:value-type="float" office:value="1.66563879737635" calcext:value-type="float">
            <text:p>1.66563879737635</text:p>
          </table:table-cell>
          <table:table-cell office:value-type="float" office:value="1.66563879737635" calcext:value-type="float">
            <text:p>1.66563879737635</text:p>
          </table:table-cell>
          <table:table-cell table:formula="of:==[.D146]=[.D145]" office:value-type="boolean" office:boolean-value="false" calcext:value-type="boolean">
            <text:p>FALSE</text:p>
          </table:table-cell>
          <table:table-cell table:formula="of:==[.E146]=[.E145]" office:value-type="boolean" office:boolean-value="false" calcext:value-type="boolean">
            <text:p>FALSE</text:p>
          </table:table-cell>
          <table:table-cell table:formula="of:==[.F146]=[.F145]" office:value-type="boolean" office:boolean-value="false" calcext:value-type="boolean">
            <text:p>FALSE</text:p>
          </table:table-cell>
          <table:table-cell table:formula="of:==[.G146]=[.G145]" office:value-type="boolean" office:boolean-value="false" calcext:value-type="boolean">
            <text:p>FALSE</text:p>
          </table:table-cell>
          <table:table-cell table:formula="of:==[.H146]=[.H145]" office:value-type="boolean" office:boolean-value="false" calcext:value-type="boolean">
            <text:p>FALSE</text:p>
          </table:table-cell>
          <table:table-cell table:formula="of:==[.I146]=[.I14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lance.rhs:T</text:p>
          </table:table-cell>
          <table:table-cell office:value-type="float" office:value="1.66563879737635" calcext:value-type="float">
            <text:p>1.66563879737635</text:p>
          </table:table-cell>
          <table:table-cell table:number-columns-repeated="2" office:value-type="float" office:value="1.66563879737635" calcext:value-type="float">
            <text:p>1.66563879737635</text:p>
          </table:table-cell>
          <table:table-cell table:number-columns-repeated="2" office:value-type="float" office:value="1.66563879737635" calcext:value-type="float">
            <text:p>1.66563879737635</text:p>
          </table:table-cell>
          <table:table-cell office:value-type="float" office:value="1.66563879737635" calcext:value-type="float">
            <text:p>1.66563879737635</text:p>
          </table:table-cell>
          <table:table-cell table:formula="of:==[.D147]=[.D146]" office:value-type="boolean" office:boolean-value="true" calcext:value-type="boolean">
            <text:p>TRUE</text:p>
          </table:table-cell>
          <table:table-cell table:formula="of:==[.E147]=[.E146]" office:value-type="boolean" office:boolean-value="true" calcext:value-type="boolean">
            <text:p>TRUE</text:p>
          </table:table-cell>
          <table:table-cell table:formula="of:==[.F147]=[.F146]" office:value-type="boolean" office:boolean-value="true" calcext:value-type="boolean">
            <text:p>TRUE</text:p>
          </table:table-cell>
          <table:table-cell table:formula="of:==[.G147]=[.G146]" office:value-type="boolean" office:boolean-value="true" calcext:value-type="boolean">
            <text:p>TRUE</text:p>
          </table:table-cell>
          <table:table-cell table:formula="of:==[.H147]=[.H146]" office:value-type="boolean" office:boolean-value="true" calcext:value-type="boolean">
            <text:p>TRUE</text:p>
          </table:table-cell>
          <table:table-cell table:formula="of:==[.I147]=[.I146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lance.T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table:formula="of:==[.D148]=[.D147]" office:value-type="boolean" office:boolean-value="false" calcext:value-type="boolean">
            <text:p>FALSE</text:p>
          </table:table-cell>
          <table:table-cell table:formula="of:==[.E148]=[.E147]" office:value-type="boolean" office:boolean-value="false" calcext:value-type="boolean">
            <text:p>FALSE</text:p>
          </table:table-cell>
          <table:table-cell table:formula="of:==[.F148]=[.F147]" office:value-type="boolean" office:boolean-value="false" calcext:value-type="boolean">
            <text:p>FALSE</text:p>
          </table:table-cell>
          <table:table-cell table:formula="of:==[.G148]=[.G147]" office:value-type="boolean" office:boolean-value="false" calcext:value-type="boolean">
            <text:p>FALSE</text:p>
          </table:table-cell>
          <table:table-cell table:formula="of:==[.H148]=[.H147]" office:value-type="boolean" office:boolean-value="false" calcext:value-type="boolean">
            <text:p>FALSE</text:p>
          </table:table-cell>
          <table:table-cell table:formula="of:==[.I148]=[.I14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chem_eq.n_moles</text:p>
          </table:table-cell>
          <table:table-cell table:number-columns-repeated="6" office:value-type="float" office:value="0.0345242109924431" calcext:value-type="float">
            <text:p>0.0345242109924431</text:p>
          </table:table-cell>
          <table:table-cell table:formula="of:==[.D149]=[.D148]" office:value-type="boolean" office:boolean-value="false" calcext:value-type="boolean">
            <text:p>FALSE</text:p>
          </table:table-cell>
          <table:table-cell table:formula="of:==[.E149]=[.E148]" office:value-type="boolean" office:boolean-value="false" calcext:value-type="boolean">
            <text:p>FALSE</text:p>
          </table:table-cell>
          <table:table-cell table:formula="of:==[.F149]=[.F148]" office:value-type="boolean" office:boolean-value="false" calcext:value-type="boolean">
            <text:p>FALSE</text:p>
          </table:table-cell>
          <table:table-cell table:formula="of:==[.G149]=[.G148]" office:value-type="boolean" office:boolean-value="false" calcext:value-type="boolean">
            <text:p>FALSE</text:p>
          </table:table-cell>
          <table:table-cell table:formula="of:==[.H149]=[.H148]" office:value-type="boolean" office:boolean-value="false" calcext:value-type="boolean">
            <text:p>FALSE</text:p>
          </table:table-cell>
          <table:table-cell table:formula="of:==[.I149]=[.I14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chem_eq.P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0.238422775625006" calcext:value-type="float">
            <text:p>0.238422775625006</text:p>
          </table:table-cell>
          <table:table-cell office:value-type="float" office:value="0.238422775625006" calcext:value-type="float">
            <text:p>0.238422775625006</text:p>
          </table:table-cell>
          <table:table-cell office:value-type="float" office:value="0.238422775625007" calcext:value-type="float">
            <text:p>0.238422775625007</text:p>
          </table:table-cell>
          <table:table-cell table:formula="of:==[.D150]=[.D149]" office:value-type="boolean" office:boolean-value="false" calcext:value-type="boolean">
            <text:p>FALSE</text:p>
          </table:table-cell>
          <table:table-cell table:formula="of:==[.E150]=[.E149]" office:value-type="boolean" office:boolean-value="false" calcext:value-type="boolean">
            <text:p>FALSE</text:p>
          </table:table-cell>
          <table:table-cell table:formula="of:==[.F150]=[.F149]" office:value-type="boolean" office:boolean-value="false" calcext:value-type="boolean">
            <text:p>FALSE</text:p>
          </table:table-cell>
          <table:table-cell table:formula="of:==[.G150]=[.G149]" office:value-type="boolean" office:boolean-value="false" calcext:value-type="boolean">
            <text:p>FALSE</text:p>
          </table:table-cell>
          <table:table-cell table:formula="of:==[.H150]=[.H149]" office:value-type="boolean" office:boolean-value="false" calcext:value-type="boolean">
            <text:p>FALSE</text:p>
          </table:table-cell>
          <table:table-cell table:formula="of:==[.I150]=[.I14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chem_eq.T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table:formula="of:==[.D151]=[.D150]" office:value-type="boolean" office:boolean-value="false" calcext:value-type="boolean">
            <text:p>FALSE</text:p>
          </table:table-cell>
          <table:table-cell table:formula="of:==[.E151]=[.E150]" office:value-type="boolean" office:boolean-value="false" calcext:value-type="boolean">
            <text:p>FALSE</text:p>
          </table:table-cell>
          <table:table-cell table:formula="of:==[.F151]=[.F150]" office:value-type="boolean" office:boolean-value="false" calcext:value-type="boolean">
            <text:p>FALSE</text:p>
          </table:table-cell>
          <table:table-cell table:formula="of:==[.G151]=[.G150]" office:value-type="boolean" office:boolean-value="false" calcext:value-type="boolean">
            <text:p>FALSE</text:p>
          </table:table-cell>
          <table:table-cell table:formula="of:==[.H151]=[.H150]" office:value-type="boolean" office:boolean-value="false" calcext:value-type="boolean">
            <text:p>FALSE</text:p>
          </table:table-cell>
          <table:table-cell table:formula="of:==[.I151]=[.I15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ls.n_moles</text:p>
          </table:table-cell>
          <table:table-cell table:number-columns-repeated="6" office:value-type="float" office:value="0.0345242109924431" calcext:value-type="float">
            <text:p>0.0345242109924431</text:p>
          </table:table-cell>
          <table:table-cell table:formula="of:==[.D152]=[.D151]" office:value-type="boolean" office:boolean-value="false" calcext:value-type="boolean">
            <text:p>FALSE</text:p>
          </table:table-cell>
          <table:table-cell table:formula="of:==[.E152]=[.E151]" office:value-type="boolean" office:boolean-value="false" calcext:value-type="boolean">
            <text:p>FALSE</text:p>
          </table:table-cell>
          <table:table-cell table:formula="of:==[.F152]=[.F151]" office:value-type="boolean" office:boolean-value="false" calcext:value-type="boolean">
            <text:p>FALSE</text:p>
          </table:table-cell>
          <table:table-cell table:formula="of:==[.G152]=[.G151]" office:value-type="boolean" office:boolean-value="false" calcext:value-type="boolean">
            <text:p>FALSE</text:p>
          </table:table-cell>
          <table:table-cell table:formula="of:==[.H152]=[.H151]" office:value-type="boolean" office:boolean-value="false" calcext:value-type="boolean">
            <text:p>FALSE</text:p>
          </table:table-cell>
          <table:table-cell table:formula="of:==[.I152]=[.I15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ls.T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table:formula="of:==[.D153]=[.D152]" office:value-type="boolean" office:boolean-value="false" calcext:value-type="boolean">
            <text:p>FALSE</text:p>
          </table:table-cell>
          <table:table-cell table:formula="of:==[.E153]=[.E152]" office:value-type="boolean" office:boolean-value="false" calcext:value-type="boolean">
            <text:p>FALSE</text:p>
          </table:table-cell>
          <table:table-cell table:formula="of:==[.F153]=[.F152]" office:value-type="boolean" office:boolean-value="false" calcext:value-type="boolean">
            <text:p>FALSE</text:p>
          </table:table-cell>
          <table:table-cell table:formula="of:==[.G153]=[.G152]" office:value-type="boolean" office:boolean-value="false" calcext:value-type="boolean">
            <text:p>FALSE</text:p>
          </table:table-cell>
          <table:table-cell table:formula="of:==[.H153]=[.H152]" office:value-type="boolean" office:boolean-value="false" calcext:value-type="boolean">
            <text:p>FALSE</text:p>
          </table:table-cell>
          <table:table-cell table:formula="of:==[.I153]=[.I15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Cp</text:p>
          </table:table-cell>
          <table:table-cell office:value-type="float" office:value="0.239638920716352" calcext:value-type="float">
            <text:p>0.239638920716352</text:p>
          </table:table-cell>
          <table:table-cell office:value-type="float" office:value="0.239638920716353" calcext:value-type="float">
            <text:p>0.239638920716353</text:p>
          </table:table-cell>
          <table:table-cell office:value-type="float" office:value="0.239638920716353" calcext:value-type="float">
            <text:p>0.239638920716353</text:p>
          </table:table-cell>
          <table:table-cell office:value-type="float" office:value="0.239638920716353" calcext:value-type="float">
            <text:p>0.239638920716353</text:p>
          </table:table-cell>
          <table:table-cell office:value-type="float" office:value="0.239638920716353" calcext:value-type="float">
            <text:p>0.239638920716353</text:p>
          </table:table-cell>
          <table:table-cell office:value-type="float" office:value="0.239638920716355" calcext:value-type="float">
            <text:p>0.239638920716355</text:p>
          </table:table-cell>
          <table:table-cell table:formula="of:==[.D154]=[.D153]" office:value-type="boolean" office:boolean-value="false" calcext:value-type="boolean">
            <text:p>FALSE</text:p>
          </table:table-cell>
          <table:table-cell table:formula="of:==[.E154]=[.E153]" office:value-type="boolean" office:boolean-value="false" calcext:value-type="boolean">
            <text:p>FALSE</text:p>
          </table:table-cell>
          <table:table-cell table:formula="of:==[.F154]=[.F153]" office:value-type="boolean" office:boolean-value="false" calcext:value-type="boolean">
            <text:p>FALSE</text:p>
          </table:table-cell>
          <table:table-cell table:formula="of:==[.G154]=[.G153]" office:value-type="boolean" office:boolean-value="false" calcext:value-type="boolean">
            <text:p>FALSE</text:p>
          </table:table-cell>
          <table:table-cell table:formula="of:==[.H154]=[.H153]" office:value-type="boolean" office:boolean-value="false" calcext:value-type="boolean">
            <text:p>FALSE</text:p>
          </table:table-cell>
          <table:table-cell table:formula="of:==[.I154]=[.I15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Cv</text:p>
          </table:table-cell>
          <table:table-cell office:value-type="float" office:value="0.17103219823805" calcext:value-type="float">
            <text:p>0.17103219823805</text:p>
          </table:table-cell>
          <table:table-cell office:value-type="float" office:value="0.171032198238051" calcext:value-type="float">
            <text:p>0.171032198238051</text:p>
          </table:table-cell>
          <table:table-cell office:value-type="float" office:value="0.17103219823805" calcext:value-type="float">
            <text:p>0.17103219823805</text:p>
          </table:table-cell>
          <table:table-cell office:value-type="float" office:value="0.171032198238051" calcext:value-type="float">
            <text:p>0.171032198238051</text:p>
          </table:table-cell>
          <table:table-cell office:value-type="float" office:value="0.17103219823805" calcext:value-type="float">
            <text:p>0.17103219823805</text:p>
          </table:table-cell>
          <table:table-cell office:value-type="float" office:value="0.171032198238052" calcext:value-type="float">
            <text:p>0.171032198238052</text:p>
          </table:table-cell>
          <table:table-cell table:formula="of:==[.D155]=[.D154]" office:value-type="boolean" office:boolean-value="false" calcext:value-type="boolean">
            <text:p>FALSE</text:p>
          </table:table-cell>
          <table:table-cell table:formula="of:==[.E155]=[.E154]" office:value-type="boolean" office:boolean-value="false" calcext:value-type="boolean">
            <text:p>FALSE</text:p>
          </table:table-cell>
          <table:table-cell table:formula="of:==[.F155]=[.F154]" office:value-type="boolean" office:boolean-value="false" calcext:value-type="boolean">
            <text:p>FALSE</text:p>
          </table:table-cell>
          <table:table-cell table:formula="of:==[.G155]=[.G154]" office:value-type="boolean" office:boolean-value="false" calcext:value-type="boolean">
            <text:p>FALSE</text:p>
          </table:table-cell>
          <table:table-cell table:formula="of:==[.H155]=[.H154]" office:value-type="boolean" office:boolean-value="false" calcext:value-type="boolean">
            <text:p>FALSE</text:p>
          </table:table-cell>
          <table:table-cell table:formula="of:==[.I155]=[.I15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gamma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table:formula="of:==[.D156]=[.D155]" office:value-type="boolean" office:boolean-value="false" calcext:value-type="boolean">
            <text:p>FALSE</text:p>
          </table:table-cell>
          <table:table-cell table:formula="of:==[.E156]=[.E155]" office:value-type="boolean" office:boolean-value="false" calcext:value-type="boolean">
            <text:p>FALSE</text:p>
          </table:table-cell>
          <table:table-cell table:formula="of:==[.F156]=[.F155]" office:value-type="boolean" office:boolean-value="false" calcext:value-type="boolean">
            <text:p>FALSE</text:p>
          </table:table-cell>
          <table:table-cell table:formula="of:==[.G156]=[.G155]" office:value-type="boolean" office:boolean-value="false" calcext:value-type="boolean">
            <text:p>FALSE</text:p>
          </table:table-cell>
          <table:table-cell table:formula="of:==[.H156]=[.H155]" office:value-type="boolean" office:boolean-value="false" calcext:value-type="boolean">
            <text:p>FALSE</text:p>
          </table:table-cell>
          <table:table-cell table:formula="of:==[.I156]=[.I15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h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-20.063502136643" calcext:value-type="float">
            <text:p>-20.063502136643</text:p>
          </table:table-cell>
          <table:table-cell office:value-type="float" office:value="-20.063502136643" calcext:value-type="float">
            <text:p>-20.063502136643</text:p>
          </table:table-cell>
          <table:table-cell table:formula="of:==[.D157]=[.D156]" office:value-type="boolean" office:boolean-value="false" calcext:value-type="boolean">
            <text:p>FALSE</text:p>
          </table:table-cell>
          <table:table-cell table:formula="of:==[.E157]=[.E156]" office:value-type="boolean" office:boolean-value="false" calcext:value-type="boolean">
            <text:p>FALSE</text:p>
          </table:table-cell>
          <table:table-cell table:formula="of:==[.F157]=[.F156]" office:value-type="boolean" office:boolean-value="false" calcext:value-type="boolean">
            <text:p>FALSE</text:p>
          </table:table-cell>
          <table:table-cell table:formula="of:==[.G157]=[.G156]" office:value-type="boolean" office:boolean-value="false" calcext:value-type="boolean">
            <text:p>FALSE</text:p>
          </table:table-cell>
          <table:table-cell table:formula="of:==[.H157]=[.H156]" office:value-type="boolean" office:boolean-value="false" calcext:value-type="boolean">
            <text:p>FALSE</text:p>
          </table:table-cell>
          <table:table-cell table:formula="of:==[.I157]=[.I15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n_moles</text:p>
          </table:table-cell>
          <table:table-cell table:number-columns-repeated="6" office:value-type="float" office:value="0.0345242109924431" calcext:value-type="float">
            <text:p>0.0345242109924431</text:p>
          </table:table-cell>
          <table:table-cell table:formula="of:==[.D158]=[.D157]" office:value-type="boolean" office:boolean-value="false" calcext:value-type="boolean">
            <text:p>FALSE</text:p>
          </table:table-cell>
          <table:table-cell table:formula="of:==[.E158]=[.E157]" office:value-type="boolean" office:boolean-value="false" calcext:value-type="boolean">
            <text:p>FALSE</text:p>
          </table:table-cell>
          <table:table-cell table:formula="of:==[.F158]=[.F157]" office:value-type="boolean" office:boolean-value="false" calcext:value-type="boolean">
            <text:p>FALSE</text:p>
          </table:table-cell>
          <table:table-cell table:formula="of:==[.G158]=[.G157]" office:value-type="boolean" office:boolean-value="false" calcext:value-type="boolean">
            <text:p>FALSE</text:p>
          </table:table-cell>
          <table:table-cell table:formula="of:==[.H158]=[.H157]" office:value-type="boolean" office:boolean-value="false" calcext:value-type="boolean">
            <text:p>FALSE</text:p>
          </table:table-cell>
          <table:table-cell table:formula="of:==[.I158]=[.I15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P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0.238422775625006" calcext:value-type="float">
            <text:p>0.238422775625006</text:p>
          </table:table-cell>
          <table:table-cell office:value-type="float" office:value="0.238422775625006" calcext:value-type="float">
            <text:p>0.238422775625006</text:p>
          </table:table-cell>
          <table:table-cell office:value-type="float" office:value="0.238422775625007" calcext:value-type="float">
            <text:p>0.238422775625007</text:p>
          </table:table-cell>
          <table:table-cell table:formula="of:==[.D159]=[.D158]" office:value-type="boolean" office:boolean-value="false" calcext:value-type="boolean">
            <text:p>FALSE</text:p>
          </table:table-cell>
          <table:table-cell table:formula="of:==[.E159]=[.E158]" office:value-type="boolean" office:boolean-value="false" calcext:value-type="boolean">
            <text:p>FALSE</text:p>
          </table:table-cell>
          <table:table-cell table:formula="of:==[.F159]=[.F158]" office:value-type="boolean" office:boolean-value="false" calcext:value-type="boolean">
            <text:p>FALSE</text:p>
          </table:table-cell>
          <table:table-cell table:formula="of:==[.G159]=[.G158]" office:value-type="boolean" office:boolean-value="false" calcext:value-type="boolean">
            <text:p>FALSE</text:p>
          </table:table-cell>
          <table:table-cell table:formula="of:==[.H159]=[.H158]" office:value-type="boolean" office:boolean-value="false" calcext:value-type="boolean">
            <text:p>FALSE</text:p>
          </table:table-cell>
          <table:table-cell table:formula="of:==[.I159]=[.I15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R</text:p>
          </table:table-cell>
          <table:table-cell table:number-columns-repeated="6" office:value-type="float" office:value="287.050164423387" calcext:value-type="float">
            <text:p>287.050164423387</text:p>
          </table:table-cell>
          <table:table-cell table:formula="of:==[.D160]=[.D159]" office:value-type="boolean" office:boolean-value="false" calcext:value-type="boolean">
            <text:p>FALSE</text:p>
          </table:table-cell>
          <table:table-cell table:formula="of:==[.E160]=[.E159]" office:value-type="boolean" office:boolean-value="false" calcext:value-type="boolean">
            <text:p>FALSE</text:p>
          </table:table-cell>
          <table:table-cell table:formula="of:==[.F160]=[.F159]" office:value-type="boolean" office:boolean-value="false" calcext:value-type="boolean">
            <text:p>FALSE</text:p>
          </table:table-cell>
          <table:table-cell table:formula="of:==[.G160]=[.G159]" office:value-type="boolean" office:boolean-value="false" calcext:value-type="boolean">
            <text:p>FALSE</text:p>
          </table:table-cell>
          <table:table-cell table:formula="of:==[.H160]=[.H159]" office:value-type="boolean" office:boolean-value="false" calcext:value-type="boolean">
            <text:p>FALSE</text:p>
          </table:table-cell>
          <table:table-cell table:formula="of:==[.I160]=[.I15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rho</text:p>
          </table:table-cell>
          <table:table-cell office:value-type="float" office:value="0.000379600856924545" calcext:value-type="float">
            <text:p>0.000379600856924545</text:p>
          </table:table-cell>
          <table:table-cell table:number-columns-repeated="2" office:value-type="float" office:value="0.000379600856924545" calcext:value-type="float">
            <text:p>0.000379600856924545</text:p>
          </table:table-cell>
          <table:table-cell table:number-columns-repeated="2" office:value-type="float" office:value="0.000379600856924544" calcext:value-type="float">
            <text:p>0.000379600856924544</text:p>
          </table:table-cell>
          <table:table-cell office:value-type="float" office:value="0.000379600856924545" calcext:value-type="float">
            <text:p>0.000379600856924545</text:p>
          </table:table-cell>
          <table:table-cell table:formula="of:==[.D161]=[.D160]" office:value-type="boolean" office:boolean-value="false" calcext:value-type="boolean">
            <text:p>FALSE</text:p>
          </table:table-cell>
          <table:table-cell table:formula="of:==[.E161]=[.E160]" office:value-type="boolean" office:boolean-value="false" calcext:value-type="boolean">
            <text:p>FALSE</text:p>
          </table:table-cell>
          <table:table-cell table:formula="of:==[.F161]=[.F160]" office:value-type="boolean" office:boolean-value="false" calcext:value-type="boolean">
            <text:p>FALSE</text:p>
          </table:table-cell>
          <table:table-cell table:formula="of:==[.G161]=[.G160]" office:value-type="boolean" office:boolean-value="false" calcext:value-type="boolean">
            <text:p>FALSE</text:p>
          </table:table-cell>
          <table:table-cell table:formula="of:==[.H161]=[.H160]" office:value-type="boolean" office:boolean-value="false" calcext:value-type="boolean">
            <text:p>FALSE</text:p>
          </table:table-cell>
          <table:table-cell table:formula="of:==[.I161]=[.I16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S</text:p>
          </table:table-cell>
          <table:table-cell table:number-columns-repeated="3" office:value-type="float" office:value="1.66563879737635" calcext:value-type="float">
            <text:p>1.66563879737635</text:p>
          </table:table-cell>
          <table:table-cell table:number-columns-repeated="2" office:value-type="float" office:value="1.66563879737635" calcext:value-type="float">
            <text:p>1.66563879737635</text:p>
          </table:table-cell>
          <table:table-cell office:value-type="float" office:value="1.66563879737635" calcext:value-type="float">
            <text:p>1.66563879737635</text:p>
          </table:table-cell>
          <table:table-cell table:formula="of:==[.D162]=[.D161]" office:value-type="boolean" office:boolean-value="false" calcext:value-type="boolean">
            <text:p>FALSE</text:p>
          </table:table-cell>
          <table:table-cell table:formula="of:==[.E162]=[.E161]" office:value-type="boolean" office:boolean-value="false" calcext:value-type="boolean">
            <text:p>FALSE</text:p>
          </table:table-cell>
          <table:table-cell table:formula="of:==[.F162]=[.F161]" office:value-type="boolean" office:boolean-value="false" calcext:value-type="boolean">
            <text:p>FALSE</text:p>
          </table:table-cell>
          <table:table-cell table:formula="of:==[.G162]=[.G161]" office:value-type="boolean" office:boolean-value="false" calcext:value-type="boolean">
            <text:p>FALSE</text:p>
          </table:table-cell>
          <table:table-cell table:formula="of:==[.H162]=[.H161]" office:value-type="boolean" office:boolean-value="false" calcext:value-type="boolean">
            <text:p>FALSE</text:p>
          </table:table-cell>
          <table:table-cell table:formula="of:==[.I162]=[.I16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base_thermo.props.tp2props.T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table:formula="of:==[.D163]=[.D162]" office:value-type="boolean" office:boolean-value="false" calcext:value-type="boolean">
            <text:p>FALSE</text:p>
          </table:table-cell>
          <table:table-cell table:formula="of:==[.E163]=[.E162]" office:value-type="boolean" office:boolean-value="false" calcext:value-type="boolean">
            <text:p>FALSE</text:p>
          </table:table-cell>
          <table:table-cell table:formula="of:==[.F163]=[.F162]" office:value-type="boolean" office:boolean-value="false" calcext:value-type="boolean">
            <text:p>FALSE</text:p>
          </table:table-cell>
          <table:table-cell table:formula="of:==[.G163]=[.G162]" office:value-type="boolean" office:boolean-value="false" calcext:value-type="boolean">
            <text:p>FALSE</text:p>
          </table:table-cell>
          <table:table-cell table:formula="of:==[.H163]=[.H162]" office:value-type="boolean" office:boolean-value="false" calcext:value-type="boolean">
            <text:p>FALSE</text:p>
          </table:table-cell>
          <table:table-cell table:formula="of:==[.I163]=[.I16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area</text:p>
          </table:table-cell>
          <table:table-cell office:value-type="float" office:value="420.133922019314" calcext:value-type="float">
            <text:p>420.133922019314</text:p>
          </table:table-cell>
          <table:table-cell office:value-type="float" office:value="398.673364458678" calcext:value-type="float">
            <text:p>398.673364458678</text:p>
          </table:table-cell>
          <table:table-cell office:value-type="float" office:value="377.22221447192" calcext:value-type="float">
            <text:p>377.22221447192</text:p>
          </table:table-cell>
          <table:table-cell office:value-type="float" office:value="354.5686519542" calcext:value-type="float">
            <text:p>354.5686519542</text:p>
          </table:table-cell>
          <table:table-cell office:value-type="float" office:value="333.444388476514" calcext:value-type="float">
            <text:p>333.444388476514</text:p>
          </table:table-cell>
          <table:table-cell office:value-type="float" office:value="312.291976897925" calcext:value-type="float">
            <text:p>312.291976897925</text:p>
          </table:table-cell>
          <table:table-cell table:formula="of:==[.D164]=[.D163]" office:value-type="boolean" office:boolean-value="false" calcext:value-type="boolean">
            <text:p>FALSE</text:p>
          </table:table-cell>
          <table:table-cell table:formula="of:==[.E164]=[.E163]" office:value-type="boolean" office:boolean-value="false" calcext:value-type="boolean">
            <text:p>FALSE</text:p>
          </table:table-cell>
          <table:table-cell table:formula="of:==[.F164]=[.F163]" office:value-type="boolean" office:boolean-value="false" calcext:value-type="boolean">
            <text:p>FALSE</text:p>
          </table:table-cell>
          <table:table-cell table:formula="of:==[.G164]=[.G163]" office:value-type="boolean" office:boolean-value="false" calcext:value-type="boolean">
            <text:p>FALSE</text:p>
          </table:table-cell>
          <table:table-cell table:formula="of:==[.H164]=[.H163]" office:value-type="boolean" office:boolean-value="false" calcext:value-type="boolean">
            <text:p>FALSE</text:p>
          </table:table-cell>
          <table:table-cell table:formula="of:==[.I164]=[.I16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Fl_O:stat:area</text:p>
          </table:table-cell>
          <table:table-cell office:value-type="float" office:value="420.133922019314" calcext:value-type="float">
            <text:p>420.133922019314</text:p>
          </table:table-cell>
          <table:table-cell office:value-type="float" office:value="398.673364458678" calcext:value-type="float">
            <text:p>398.673364458678</text:p>
          </table:table-cell>
          <table:table-cell office:value-type="float" office:value="377.22221447192" calcext:value-type="float">
            <text:p>377.22221447192</text:p>
          </table:table-cell>
          <table:table-cell office:value-type="float" office:value="354.5686519542" calcext:value-type="float">
            <text:p>354.5686519542</text:p>
          </table:table-cell>
          <table:table-cell office:value-type="float" office:value="333.444388476514" calcext:value-type="float">
            <text:p>333.444388476514</text:p>
          </table:table-cell>
          <table:table-cell office:value-type="float" office:value="312.291976897925" calcext:value-type="float">
            <text:p>312.291976897925</text:p>
          </table:table-cell>
          <table:table-cell table:formula="of:==[.D165]=[.D164]" office:value-type="boolean" office:boolean-value="true" calcext:value-type="boolean">
            <text:p>TRUE</text:p>
          </table:table-cell>
          <table:table-cell table:formula="of:==[.E165]=[.E164]" office:value-type="boolean" office:boolean-value="true" calcext:value-type="boolean">
            <text:p>TRUE</text:p>
          </table:table-cell>
          <table:table-cell table:formula="of:==[.F165]=[.F164]" office:value-type="boolean" office:boolean-value="true" calcext:value-type="boolean">
            <text:p>TRUE</text:p>
          </table:table-cell>
          <table:table-cell table:formula="of:==[.G165]=[.G164]" office:value-type="boolean" office:boolean-value="true" calcext:value-type="boolean">
            <text:p>TRUE</text:p>
          </table:table-cell>
          <table:table-cell table:formula="of:==[.H165]=[.H164]" office:value-type="boolean" office:boolean-value="true" calcext:value-type="boolean">
            <text:p>TRUE</text:p>
          </table:table-cell>
          <table:table-cell table:formula="of:==[.I165]=[.I164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Fl_O:stat:MN</text:p>
          </table:table-cell>
          <table:table-cell table:number-columns-repeated="6" office:value-type="float" office:value="0.8" calcext:value-type="float">
            <text:p>0.8</text:p>
          </table:table-cell>
          <table:table-cell table:formula="of:==[.D166]=[.D165]" office:value-type="boolean" office:boolean-value="false" calcext:value-type="boolean">
            <text:p>FALSE</text:p>
          </table:table-cell>
          <table:table-cell table:formula="of:==[.E166]=[.E165]" office:value-type="boolean" office:boolean-value="false" calcext:value-type="boolean">
            <text:p>FALSE</text:p>
          </table:table-cell>
          <table:table-cell table:formula="of:==[.F166]=[.F165]" office:value-type="boolean" office:boolean-value="false" calcext:value-type="boolean">
            <text:p>FALSE</text:p>
          </table:table-cell>
          <table:table-cell table:formula="of:==[.G166]=[.G165]" office:value-type="boolean" office:boolean-value="false" calcext:value-type="boolean">
            <text:p>FALSE</text:p>
          </table:table-cell>
          <table:table-cell table:formula="of:==[.H166]=[.H165]" office:value-type="boolean" office:boolean-value="false" calcext:value-type="boolean">
            <text:p>FALSE</text:p>
          </table:table-cell>
          <table:table-cell table:formula="of:==[.I166]=[.I16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Fl_O:stat:V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778.619075620836" calcext:value-type="float">
            <text:p>778.619075620836</text:p>
          </table:table-cell>
          <table:table-cell table:formula="of:==[.D167]=[.D166]" office:value-type="boolean" office:boolean-value="false" calcext:value-type="boolean">
            <text:p>FALSE</text:p>
          </table:table-cell>
          <table:table-cell table:formula="of:==[.E167]=[.E166]" office:value-type="boolean" office:boolean-value="false" calcext:value-type="boolean">
            <text:p>FALSE</text:p>
          </table:table-cell>
          <table:table-cell table:formula="of:==[.F167]=[.F166]" office:value-type="boolean" office:boolean-value="false" calcext:value-type="boolean">
            <text:p>FALSE</text:p>
          </table:table-cell>
          <table:table-cell table:formula="of:==[.G167]=[.G166]" office:value-type="boolean" office:boolean-value="false" calcext:value-type="boolean">
            <text:p>FALSE</text:p>
          </table:table-cell>
          <table:table-cell table:formula="of:==[.H167]=[.H166]" office:value-type="boolean" office:boolean-value="false" calcext:value-type="boolean">
            <text:p>FALSE</text:p>
          </table:table-cell>
          <table:table-cell table:formula="of:==[.I167]=[.I16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Fl_O:stat:Vsonic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973.273844526046" calcext:value-type="float">
            <text:p>973.273844526046</text:p>
          </table:table-cell>
          <table:table-cell table:formula="of:==[.D168]=[.D167]" office:value-type="boolean" office:boolean-value="false" calcext:value-type="boolean">
            <text:p>FALSE</text:p>
          </table:table-cell>
          <table:table-cell table:formula="of:==[.E168]=[.E167]" office:value-type="boolean" office:boolean-value="false" calcext:value-type="boolean">
            <text:p>FALSE</text:p>
          </table:table-cell>
          <table:table-cell table:formula="of:==[.F168]=[.F167]" office:value-type="boolean" office:boolean-value="false" calcext:value-type="boolean">
            <text:p>FALSE</text:p>
          </table:table-cell>
          <table:table-cell table:formula="of:==[.G168]=[.G167]" office:value-type="boolean" office:boolean-value="false" calcext:value-type="boolean">
            <text:p>FALSE</text:p>
          </table:table-cell>
          <table:table-cell table:formula="of:==[.H168]=[.H167]" office:value-type="boolean" office:boolean-value="false" calcext:value-type="boolean">
            <text:p>FALSE</text:p>
          </table:table-cell>
          <table:table-cell table:formula="of:==[.I168]=[.I16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Fl_O:stat:W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40.0156343368462" calcext:value-type="float">
            <text:p>40.0156343368462</text:p>
          </table:table-cell>
          <table:table-cell table:formula="of:==[.D169]=[.D168]" office:value-type="boolean" office:boolean-value="false" calcext:value-type="boolean">
            <text:p>FALSE</text:p>
          </table:table-cell>
          <table:table-cell table:formula="of:==[.E169]=[.E168]" office:value-type="boolean" office:boolean-value="false" calcext:value-type="boolean">
            <text:p>FALSE</text:p>
          </table:table-cell>
          <table:table-cell table:formula="of:==[.F169]=[.F168]" office:value-type="boolean" office:boolean-value="false" calcext:value-type="boolean">
            <text:p>FALSE</text:p>
          </table:table-cell>
          <table:table-cell table:formula="of:==[.G169]=[.G168]" office:value-type="boolean" office:boolean-value="false" calcext:value-type="boolean">
            <text:p>FALSE</text:p>
          </table:table-cell>
          <table:table-cell table:formula="of:==[.H169]=[.H168]" office:value-type="boolean" office:boolean-value="false" calcext:value-type="boolean">
            <text:p>FALSE</text:p>
          </table:table-cell>
          <table:table-cell table:formula="of:==[.I169]=[.I16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MN</text:p>
          </table:table-cell>
          <table:table-cell table:number-columns-repeated="6" office:value-type="float" office:value="0.8" calcext:value-type="float">
            <text:p>0.8</text:p>
          </table:table-cell>
          <table:table-cell table:formula="of:==[.D170]=[.D169]" office:value-type="boolean" office:boolean-value="false" calcext:value-type="boolean">
            <text:p>FALSE</text:p>
          </table:table-cell>
          <table:table-cell table:formula="of:==[.E170]=[.E169]" office:value-type="boolean" office:boolean-value="false" calcext:value-type="boolean">
            <text:p>FALSE</text:p>
          </table:table-cell>
          <table:table-cell table:formula="of:==[.F170]=[.F169]" office:value-type="boolean" office:boolean-value="false" calcext:value-type="boolean">
            <text:p>FALSE</text:p>
          </table:table-cell>
          <table:table-cell table:formula="of:==[.G170]=[.G169]" office:value-type="boolean" office:boolean-value="false" calcext:value-type="boolean">
            <text:p>FALSE</text:p>
          </table:table-cell>
          <table:table-cell table:formula="of:==[.H170]=[.H169]" office:value-type="boolean" office:boolean-value="false" calcext:value-type="boolean">
            <text:p>FALSE</text:p>
          </table:table-cell>
          <table:table-cell table:formula="of:==[.I170]=[.I16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V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778.619075620836" calcext:value-type="float">
            <text:p>778.619075620836</text:p>
          </table:table-cell>
          <table:table-cell table:formula="of:==[.D171]=[.D170]" office:value-type="boolean" office:boolean-value="false" calcext:value-type="boolean">
            <text:p>FALSE</text:p>
          </table:table-cell>
          <table:table-cell table:formula="of:==[.E171]=[.E170]" office:value-type="boolean" office:boolean-value="false" calcext:value-type="boolean">
            <text:p>FALSE</text:p>
          </table:table-cell>
          <table:table-cell table:formula="of:==[.F171]=[.F170]" office:value-type="boolean" office:boolean-value="false" calcext:value-type="boolean">
            <text:p>FALSE</text:p>
          </table:table-cell>
          <table:table-cell table:formula="of:==[.G171]=[.G170]" office:value-type="boolean" office:boolean-value="false" calcext:value-type="boolean">
            <text:p>FALSE</text:p>
          </table:table-cell>
          <table:table-cell table:formula="of:==[.H171]=[.H170]" office:value-type="boolean" office:boolean-value="false" calcext:value-type="boolean">
            <text:p>FALSE</text:p>
          </table:table-cell>
          <table:table-cell table:formula="of:==[.I171]=[.I17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Vsonic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973.273844526046" calcext:value-type="float">
            <text:p>973.273844526046</text:p>
          </table:table-cell>
          <table:table-cell table:formula="of:==[.D172]=[.D171]" office:value-type="boolean" office:boolean-value="false" calcext:value-type="boolean">
            <text:p>FALSE</text:p>
          </table:table-cell>
          <table:table-cell table:formula="of:==[.E172]=[.E171]" office:value-type="boolean" office:boolean-value="false" calcext:value-type="boolean">
            <text:p>FALSE</text:p>
          </table:table-cell>
          <table:table-cell table:formula="of:==[.F172]=[.F171]" office:value-type="boolean" office:boolean-value="false" calcext:value-type="boolean">
            <text:p>FALSE</text:p>
          </table:table-cell>
          <table:table-cell table:formula="of:==[.G172]=[.G171]" office:value-type="boolean" office:boolean-value="false" calcext:value-type="boolean">
            <text:p>FALSE</text:p>
          </table:table-cell>
          <table:table-cell table:formula="of:==[.H172]=[.H171]" office:value-type="boolean" office:boolean-value="false" calcext:value-type="boolean">
            <text:p>FALSE</text:p>
          </table:table-cell>
          <table:table-cell table:formula="of:==[.I172]=[.I17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_static.W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40.0156343368462" calcext:value-type="float">
            <text:p>40.0156343368462</text:p>
          </table:table-cell>
          <table:table-cell table:formula="of:==[.D173]=[.D172]" office:value-type="boolean" office:boolean-value="false" calcext:value-type="boolean">
            <text:p>FALSE</text:p>
          </table:table-cell>
          <table:table-cell table:formula="of:==[.E173]=[.E172]" office:value-type="boolean" office:boolean-value="false" calcext:value-type="boolean">
            <text:p>FALSE</text:p>
          </table:table-cell>
          <table:table-cell table:formula="of:==[.F173]=[.F172]" office:value-type="boolean" office:boolean-value="false" calcext:value-type="boolean">
            <text:p>FALSE</text:p>
          </table:table-cell>
          <table:table-cell table:formula="of:==[.G173]=[.G172]" office:value-type="boolean" office:boolean-value="false" calcext:value-type="boolean">
            <text:p>FALSE</text:p>
          </table:table-cell>
          <table:table-cell table:formula="of:==[.H173]=[.H172]" office:value-type="boolean" office:boolean-value="false" calcext:value-type="boolean">
            <text:p>FALSE</text:p>
          </table:table-cell>
          <table:table-cell table:formula="of:==[.I173]=[.I17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Cp</text:p>
          </table:table-cell>
          <table:table-cell office:value-type="float" office:value="0.239478657752273" calcext:value-type="float">
            <text:p>0.239478657752273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239478657752276" calcext:value-type="float">
            <text:p>0.239478657752276</text:p>
          </table:table-cell>
          <table:table-cell table:formula="of:==[.D174]=[.D173]" office:value-type="boolean" office:boolean-value="false" calcext:value-type="boolean">
            <text:p>FALSE</text:p>
          </table:table-cell>
          <table:table-cell table:formula="of:==[.E174]=[.E173]" office:value-type="boolean" office:boolean-value="false" calcext:value-type="boolean">
            <text:p>FALSE</text:p>
          </table:table-cell>
          <table:table-cell table:formula="of:==[.F174]=[.F173]" office:value-type="boolean" office:boolean-value="false" calcext:value-type="boolean">
            <text:p>FALSE</text:p>
          </table:table-cell>
          <table:table-cell table:formula="of:==[.G174]=[.G173]" office:value-type="boolean" office:boolean-value="false" calcext:value-type="boolean">
            <text:p>FALSE</text:p>
          </table:table-cell>
          <table:table-cell table:formula="of:==[.H174]=[.H173]" office:value-type="boolean" office:boolean-value="false" calcext:value-type="boolean">
            <text:p>FALSE</text:p>
          </table:table-cell>
          <table:table-cell table:formula="of:==[.I174]=[.I17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Cv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170917817289579" calcext:value-type="float">
            <text:p>0.170917817289579</text:p>
          </table:table-cell>
          <table:table-cell table:formula="of:==[.D175]=[.D174]" office:value-type="boolean" office:boolean-value="false" calcext:value-type="boolean">
            <text:p>FALSE</text:p>
          </table:table-cell>
          <table:table-cell table:formula="of:==[.E175]=[.E174]" office:value-type="boolean" office:boolean-value="false" calcext:value-type="boolean">
            <text:p>FALSE</text:p>
          </table:table-cell>
          <table:table-cell table:formula="of:==[.F175]=[.F174]" office:value-type="boolean" office:boolean-value="false" calcext:value-type="boolean">
            <text:p>FALSE</text:p>
          </table:table-cell>
          <table:table-cell table:formula="of:==[.G175]=[.G174]" office:value-type="boolean" office:boolean-value="false" calcext:value-type="boolean">
            <text:p>FALSE</text:p>
          </table:table-cell>
          <table:table-cell table:formula="of:==[.H175]=[.H174]" office:value-type="boolean" office:boolean-value="false" calcext:value-type="boolean">
            <text:p>FALSE</text:p>
          </table:table-cell>
          <table:table-cell table:formula="of:==[.I175]=[.I17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Fl_O:stat:Cp</text:p>
          </table:table-cell>
          <table:table-cell office:value-type="float" office:value="0.239478657752273" calcext:value-type="float">
            <text:p>0.239478657752273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239478657752276" calcext:value-type="float">
            <text:p>0.239478657752276</text:p>
          </table:table-cell>
          <table:table-cell table:formula="of:==[.D176]=[.D175]" office:value-type="boolean" office:boolean-value="false" calcext:value-type="boolean">
            <text:p>FALSE</text:p>
          </table:table-cell>
          <table:table-cell table:formula="of:==[.E176]=[.E175]" office:value-type="boolean" office:boolean-value="false" calcext:value-type="boolean">
            <text:p>FALSE</text:p>
          </table:table-cell>
          <table:table-cell table:formula="of:==[.F176]=[.F175]" office:value-type="boolean" office:boolean-value="false" calcext:value-type="boolean">
            <text:p>FALSE</text:p>
          </table:table-cell>
          <table:table-cell table:formula="of:==[.G176]=[.G175]" office:value-type="boolean" office:boolean-value="false" calcext:value-type="boolean">
            <text:p>FALSE</text:p>
          </table:table-cell>
          <table:table-cell table:formula="of:==[.H176]=[.H175]" office:value-type="boolean" office:boolean-value="false" calcext:value-type="boolean">
            <text:p>FALSE</text:p>
          </table:table-cell>
          <table:table-cell table:formula="of:==[.I176]=[.I17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Fl_O:stat:Cv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170917817289579" calcext:value-type="float">
            <text:p>0.170917817289579</text:p>
          </table:table-cell>
          <table:table-cell table:formula="of:==[.D177]=[.D176]" office:value-type="boolean" office:boolean-value="false" calcext:value-type="boolean">
            <text:p>FALSE</text:p>
          </table:table-cell>
          <table:table-cell table:formula="of:==[.E177]=[.E176]" office:value-type="boolean" office:boolean-value="false" calcext:value-type="boolean">
            <text:p>FALSE</text:p>
          </table:table-cell>
          <table:table-cell table:formula="of:==[.F177]=[.F176]" office:value-type="boolean" office:boolean-value="false" calcext:value-type="boolean">
            <text:p>FALSE</text:p>
          </table:table-cell>
          <table:table-cell table:formula="of:==[.G177]=[.G176]" office:value-type="boolean" office:boolean-value="false" calcext:value-type="boolean">
            <text:p>FALSE</text:p>
          </table:table-cell>
          <table:table-cell table:formula="of:==[.H177]=[.H176]" office:value-type="boolean" office:boolean-value="false" calcext:value-type="boolean">
            <text:p>FALSE</text:p>
          </table:table-cell>
          <table:table-cell table:formula="of:==[.I177]=[.I17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Fl_O:stat:gamma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table:formula="of:==[.D178]=[.D177]" office:value-type="boolean" office:boolean-value="false" calcext:value-type="boolean">
            <text:p>FALSE</text:p>
          </table:table-cell>
          <table:table-cell table:formula="of:==[.E178]=[.E177]" office:value-type="boolean" office:boolean-value="false" calcext:value-type="boolean">
            <text:p>FALSE</text:p>
          </table:table-cell>
          <table:table-cell table:formula="of:==[.F178]=[.F177]" office:value-type="boolean" office:boolean-value="false" calcext:value-type="boolean">
            <text:p>FALSE</text:p>
          </table:table-cell>
          <table:table-cell table:formula="of:==[.G178]=[.G177]" office:value-type="boolean" office:boolean-value="false" calcext:value-type="boolean">
            <text:p>FALSE</text:p>
          </table:table-cell>
          <table:table-cell table:formula="of:==[.H178]=[.H177]" office:value-type="boolean" office:boolean-value="false" calcext:value-type="boolean">
            <text:p>FALSE</text:p>
          </table:table-cell>
          <table:table-cell table:formula="of:==[.I178]=[.I17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Fl_O:stat:h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table:formula="of:==[.D179]=[.D178]" office:value-type="boolean" office:boolean-value="false" calcext:value-type="boolean">
            <text:p>FALSE</text:p>
          </table:table-cell>
          <table:table-cell table:formula="of:==[.E179]=[.E178]" office:value-type="boolean" office:boolean-value="false" calcext:value-type="boolean">
            <text:p>FALSE</text:p>
          </table:table-cell>
          <table:table-cell table:formula="of:==[.F179]=[.F178]" office:value-type="boolean" office:boolean-value="false" calcext:value-type="boolean">
            <text:p>FALSE</text:p>
          </table:table-cell>
          <table:table-cell table:formula="of:==[.G179]=[.G178]" office:value-type="boolean" office:boolean-value="false" calcext:value-type="boolean">
            <text:p>FALSE</text:p>
          </table:table-cell>
          <table:table-cell table:formula="of:==[.H179]=[.H178]" office:value-type="boolean" office:boolean-value="false" calcext:value-type="boolean">
            <text:p>FALSE</text:p>
          </table:table-cell>
          <table:table-cell table:formula="of:==[.I179]=[.I17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Fl_O:stat:P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3.45802999631635" calcext:value-type="float">
            <text:p>3.45802999631635</text:p>
          </table:table-cell>
          <table:table-cell table:number-columns-repeated="2" office:value-type="float" office:value="3.45802999631634" calcext:value-type="float">
            <text:p>3.45802999631634</text:p>
          </table:table-cell>
          <table:table-cell office:value-type="float" office:value="3.45802999631635" calcext:value-type="float">
            <text:p>3.45802999631635</text:p>
          </table:table-cell>
          <table:table-cell table:formula="of:==[.D180]=[.D179]" office:value-type="boolean" office:boolean-value="false" calcext:value-type="boolean">
            <text:p>FALSE</text:p>
          </table:table-cell>
          <table:table-cell table:formula="of:==[.E180]=[.E179]" office:value-type="boolean" office:boolean-value="false" calcext:value-type="boolean">
            <text:p>FALSE</text:p>
          </table:table-cell>
          <table:table-cell table:formula="of:==[.F180]=[.F179]" office:value-type="boolean" office:boolean-value="false" calcext:value-type="boolean">
            <text:p>FALSE</text:p>
          </table:table-cell>
          <table:table-cell table:formula="of:==[.G180]=[.G179]" office:value-type="boolean" office:boolean-value="false" calcext:value-type="boolean">
            <text:p>FALSE</text:p>
          </table:table-cell>
          <table:table-cell table:formula="of:==[.H180]=[.H179]" office:value-type="boolean" office:boolean-value="false" calcext:value-type="boolean">
            <text:p>FALSE</text:p>
          </table:table-cell>
          <table:table-cell table:formula="of:==[.I180]=[.I17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Fl_O:stat:R</text:p>
          </table:table-cell>
          <table:table-cell table:number-columns-repeated="6" office:value-type="float" office:value="0.0685607538987739" calcext:value-type="float">
            <text:p>0.0685607538987739</text:p>
          </table:table-cell>
          <table:table-cell table:formula="of:==[.D181]=[.D180]" office:value-type="boolean" office:boolean-value="false" calcext:value-type="boolean">
            <text:p>FALSE</text:p>
          </table:table-cell>
          <table:table-cell table:formula="of:==[.E181]=[.E180]" office:value-type="boolean" office:boolean-value="false" calcext:value-type="boolean">
            <text:p>FALSE</text:p>
          </table:table-cell>
          <table:table-cell table:formula="of:==[.F181]=[.F180]" office:value-type="boolean" office:boolean-value="false" calcext:value-type="boolean">
            <text:p>FALSE</text:p>
          </table:table-cell>
          <table:table-cell table:formula="of:==[.G181]=[.G180]" office:value-type="boolean" office:boolean-value="false" calcext:value-type="boolean">
            <text:p>FALSE</text:p>
          </table:table-cell>
          <table:table-cell table:formula="of:==[.H181]=[.H180]" office:value-type="boolean" office:boolean-value="false" calcext:value-type="boolean">
            <text:p>FALSE</text:p>
          </table:table-cell>
          <table:table-cell table:formula="of:==[.I181]=[.I18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Fl_O:stat:rho</text:p>
          </table:table-cell>
          <table:table-cell office:value-type="float" office:value="0.0236977073307562" calcext:value-type="float">
            <text:p>0.0236977073307562</text:p>
          </table:table-cell>
          <table:table-cell table:number-columns-repeated="2" office:value-type="float" office:value="0.0236977073307562" calcext:value-type="float">
            <text:p>0.0236977073307562</text:p>
          </table:table-cell>
          <table:table-cell table:number-columns-repeated="2" office:value-type="float" office:value="0.0236977073307561" calcext:value-type="float">
            <text:p>0.0236977073307561</text:p>
          </table:table-cell>
          <table:table-cell office:value-type="float" office:value="0.0236977073307562" calcext:value-type="float">
            <text:p>0.0236977073307562</text:p>
          </table:table-cell>
          <table:table-cell table:formula="of:==[.D182]=[.D181]" office:value-type="boolean" office:boolean-value="false" calcext:value-type="boolean">
            <text:p>FALSE</text:p>
          </table:table-cell>
          <table:table-cell table:formula="of:==[.E182]=[.E181]" office:value-type="boolean" office:boolean-value="false" calcext:value-type="boolean">
            <text:p>FALSE</text:p>
          </table:table-cell>
          <table:table-cell table:formula="of:==[.F182]=[.F181]" office:value-type="boolean" office:boolean-value="false" calcext:value-type="boolean">
            <text:p>FALSE</text:p>
          </table:table-cell>
          <table:table-cell table:formula="of:==[.G182]=[.G181]" office:value-type="boolean" office:boolean-value="false" calcext:value-type="boolean">
            <text:p>FALSE</text:p>
          </table:table-cell>
          <table:table-cell table:formula="of:==[.H182]=[.H181]" office:value-type="boolean" office:boolean-value="false" calcext:value-type="boolean">
            <text:p>FALSE</text:p>
          </table:table-cell>
          <table:table-cell table:formula="of:==[.I182]=[.I18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Fl_O:stat:S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office:value-type="float" office:value="1.6645248705987" calcext:value-type="float">
            <text:p>1.6645248705987</text:p>
          </table:table-cell>
          <table:table-cell table:formula="of:==[.D183]=[.D182]" office:value-type="boolean" office:boolean-value="false" calcext:value-type="boolean">
            <text:p>FALSE</text:p>
          </table:table-cell>
          <table:table-cell table:formula="of:==[.E183]=[.E182]" office:value-type="boolean" office:boolean-value="false" calcext:value-type="boolean">
            <text:p>FALSE</text:p>
          </table:table-cell>
          <table:table-cell table:formula="of:==[.F183]=[.F182]" office:value-type="boolean" office:boolean-value="false" calcext:value-type="boolean">
            <text:p>FALSE</text:p>
          </table:table-cell>
          <table:table-cell table:formula="of:==[.G183]=[.G182]" office:value-type="boolean" office:boolean-value="false" calcext:value-type="boolean">
            <text:p>FALSE</text:p>
          </table:table-cell>
          <table:table-cell table:formula="of:==[.H183]=[.H182]" office:value-type="boolean" office:boolean-value="false" calcext:value-type="boolean">
            <text:p>FALSE</text:p>
          </table:table-cell>
          <table:table-cell table:formula="of:==[.I183]=[.I18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Fl_O:stat:T</text:p>
          </table:table-cell>
          <table:table-cell office:value-type="float" office:value="393.854" calcext:value-type="float">
            <text:p>393.854</text:p>
          </table:table-cell>
          <table:table-cell table:number-columns-repeated="4" office:value-type="float" office:value="393.854" calcext:value-type="float">
            <text:p>393.854</text:p>
          </table:table-cell>
          <table:table-cell office:value-type="float" office:value="393.854" calcext:value-type="float">
            <text:p>393.854</text:p>
          </table:table-cell>
          <table:table-cell table:formula="of:==[.D184]=[.D183]" office:value-type="boolean" office:boolean-value="false" calcext:value-type="boolean">
            <text:p>FALSE</text:p>
          </table:table-cell>
          <table:table-cell table:formula="of:==[.E184]=[.E183]" office:value-type="boolean" office:boolean-value="false" calcext:value-type="boolean">
            <text:p>FALSE</text:p>
          </table:table-cell>
          <table:table-cell table:formula="of:==[.F184]=[.F183]" office:value-type="boolean" office:boolean-value="false" calcext:value-type="boolean">
            <text:p>FALSE</text:p>
          </table:table-cell>
          <table:table-cell table:formula="of:==[.G184]=[.G183]" office:value-type="boolean" office:boolean-value="false" calcext:value-type="boolean">
            <text:p>FALSE</text:p>
          </table:table-cell>
          <table:table-cell table:formula="of:==[.H184]=[.H183]" office:value-type="boolean" office:boolean-value="false" calcext:value-type="boolean">
            <text:p>FALSE</text:p>
          </table:table-cell>
          <table:table-cell table:formula="of:==[.I184]=[.I18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gamma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table:formula="of:==[.D185]=[.D184]" office:value-type="boolean" office:boolean-value="false" calcext:value-type="boolean">
            <text:p>FALSE</text:p>
          </table:table-cell>
          <table:table-cell table:formula="of:==[.E185]=[.E184]" office:value-type="boolean" office:boolean-value="false" calcext:value-type="boolean">
            <text:p>FALSE</text:p>
          </table:table-cell>
          <table:table-cell table:formula="of:==[.F185]=[.F184]" office:value-type="boolean" office:boolean-value="false" calcext:value-type="boolean">
            <text:p>FALSE</text:p>
          </table:table-cell>
          <table:table-cell table:formula="of:==[.G185]=[.G184]" office:value-type="boolean" office:boolean-value="false" calcext:value-type="boolean">
            <text:p>FALSE</text:p>
          </table:table-cell>
          <table:table-cell table:formula="of:==[.H185]=[.H184]" office:value-type="boolean" office:boolean-value="false" calcext:value-type="boolean">
            <text:p>FALSE</text:p>
          </table:table-cell>
          <table:table-cell table:formula="of:==[.I185]=[.I18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h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table:formula="of:==[.D186]=[.D185]" office:value-type="boolean" office:boolean-value="false" calcext:value-type="boolean">
            <text:p>FALSE</text:p>
          </table:table-cell>
          <table:table-cell table:formula="of:==[.E186]=[.E185]" office:value-type="boolean" office:boolean-value="false" calcext:value-type="boolean">
            <text:p>FALSE</text:p>
          </table:table-cell>
          <table:table-cell table:formula="of:==[.F186]=[.F185]" office:value-type="boolean" office:boolean-value="false" calcext:value-type="boolean">
            <text:p>FALSE</text:p>
          </table:table-cell>
          <table:table-cell table:formula="of:==[.G186]=[.G185]" office:value-type="boolean" office:boolean-value="false" calcext:value-type="boolean">
            <text:p>FALSE</text:p>
          </table:table-cell>
          <table:table-cell table:formula="of:==[.H186]=[.H185]" office:value-type="boolean" office:boolean-value="false" calcext:value-type="boolean">
            <text:p>FALSE</text:p>
          </table:table-cell>
          <table:table-cell table:formula="of:==[.I186]=[.I18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P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3.45802999631635" calcext:value-type="float">
            <text:p>3.45802999631635</text:p>
          </table:table-cell>
          <table:table-cell table:number-columns-repeated="2" office:value-type="float" office:value="3.45802999631634" calcext:value-type="float">
            <text:p>3.45802999631634</text:p>
          </table:table-cell>
          <table:table-cell office:value-type="float" office:value="3.45802999631635" calcext:value-type="float">
            <text:p>3.45802999631635</text:p>
          </table:table-cell>
          <table:table-cell table:formula="of:==[.D187]=[.D186]" office:value-type="boolean" office:boolean-value="false" calcext:value-type="boolean">
            <text:p>FALSE</text:p>
          </table:table-cell>
          <table:table-cell table:formula="of:==[.E187]=[.E186]" office:value-type="boolean" office:boolean-value="false" calcext:value-type="boolean">
            <text:p>FALSE</text:p>
          </table:table-cell>
          <table:table-cell table:formula="of:==[.F187]=[.F186]" office:value-type="boolean" office:boolean-value="false" calcext:value-type="boolean">
            <text:p>FALSE</text:p>
          </table:table-cell>
          <table:table-cell table:formula="of:==[.G187]=[.G186]" office:value-type="boolean" office:boolean-value="false" calcext:value-type="boolean">
            <text:p>FALSE</text:p>
          </table:table-cell>
          <table:table-cell table:formula="of:==[.H187]=[.H186]" office:value-type="boolean" office:boolean-value="false" calcext:value-type="boolean">
            <text:p>FALSE</text:p>
          </table:table-cell>
          <table:table-cell table:formula="of:==[.I187]=[.I18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R</text:p>
          </table:table-cell>
          <table:table-cell table:number-columns-repeated="6" office:value-type="float" office:value="0.0685607538987739" calcext:value-type="float">
            <text:p>0.0685607538987739</text:p>
          </table:table-cell>
          <table:table-cell table:formula="of:==[.D188]=[.D187]" office:value-type="boolean" office:boolean-value="false" calcext:value-type="boolean">
            <text:p>FALSE</text:p>
          </table:table-cell>
          <table:table-cell table:formula="of:==[.E188]=[.E187]" office:value-type="boolean" office:boolean-value="false" calcext:value-type="boolean">
            <text:p>FALSE</text:p>
          </table:table-cell>
          <table:table-cell table:formula="of:==[.F188]=[.F187]" office:value-type="boolean" office:boolean-value="false" calcext:value-type="boolean">
            <text:p>FALSE</text:p>
          </table:table-cell>
          <table:table-cell table:formula="of:==[.G188]=[.G187]" office:value-type="boolean" office:boolean-value="false" calcext:value-type="boolean">
            <text:p>FALSE</text:p>
          </table:table-cell>
          <table:table-cell table:formula="of:==[.H188]=[.H187]" office:value-type="boolean" office:boolean-value="false" calcext:value-type="boolean">
            <text:p>FALSE</text:p>
          </table:table-cell>
          <table:table-cell table:formula="of:==[.I188]=[.I18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rho</text:p>
          </table:table-cell>
          <table:table-cell office:value-type="float" office:value="0.0236977073307562" calcext:value-type="float">
            <text:p>0.0236977073307562</text:p>
          </table:table-cell>
          <table:table-cell table:number-columns-repeated="2" office:value-type="float" office:value="0.0236977073307562" calcext:value-type="float">
            <text:p>0.0236977073307562</text:p>
          </table:table-cell>
          <table:table-cell table:number-columns-repeated="2" office:value-type="float" office:value="0.0236977073307561" calcext:value-type="float">
            <text:p>0.0236977073307561</text:p>
          </table:table-cell>
          <table:table-cell office:value-type="float" office:value="0.0236977073307562" calcext:value-type="float">
            <text:p>0.0236977073307562</text:p>
          </table:table-cell>
          <table:table-cell table:formula="of:==[.D189]=[.D188]" office:value-type="boolean" office:boolean-value="false" calcext:value-type="boolean">
            <text:p>FALSE</text:p>
          </table:table-cell>
          <table:table-cell table:formula="of:==[.E189]=[.E188]" office:value-type="boolean" office:boolean-value="false" calcext:value-type="boolean">
            <text:p>FALSE</text:p>
          </table:table-cell>
          <table:table-cell table:formula="of:==[.F189]=[.F188]" office:value-type="boolean" office:boolean-value="false" calcext:value-type="boolean">
            <text:p>FALSE</text:p>
          </table:table-cell>
          <table:table-cell table:formula="of:==[.G189]=[.G188]" office:value-type="boolean" office:boolean-value="false" calcext:value-type="boolean">
            <text:p>FALSE</text:p>
          </table:table-cell>
          <table:table-cell table:formula="of:==[.H189]=[.H188]" office:value-type="boolean" office:boolean-value="false" calcext:value-type="boolean">
            <text:p>FALSE</text:p>
          </table:table-cell>
          <table:table-cell table:formula="of:==[.I189]=[.I18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S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office:value-type="float" office:value="1.6645248705987" calcext:value-type="float">
            <text:p>1.6645248705987</text:p>
          </table:table-cell>
          <table:table-cell table:formula="of:==[.D190]=[.D189]" office:value-type="boolean" office:boolean-value="false" calcext:value-type="boolean">
            <text:p>FALSE</text:p>
          </table:table-cell>
          <table:table-cell table:formula="of:==[.E190]=[.E189]" office:value-type="boolean" office:boolean-value="false" calcext:value-type="boolean">
            <text:p>FALSE</text:p>
          </table:table-cell>
          <table:table-cell table:formula="of:==[.F190]=[.F189]" office:value-type="boolean" office:boolean-value="false" calcext:value-type="boolean">
            <text:p>FALSE</text:p>
          </table:table-cell>
          <table:table-cell table:formula="of:==[.G190]=[.G189]" office:value-type="boolean" office:boolean-value="false" calcext:value-type="boolean">
            <text:p>FALSE</text:p>
          </table:table-cell>
          <table:table-cell table:formula="of:==[.H190]=[.H189]" office:value-type="boolean" office:boolean-value="false" calcext:value-type="boolean">
            <text:p>FALSE</text:p>
          </table:table-cell>
          <table:table-cell table:formula="of:==[.I190]=[.I18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flow.T</text:p>
          </table:table-cell>
          <table:table-cell office:value-type="float" office:value="393.854" calcext:value-type="float">
            <text:p>393.854</text:p>
          </table:table-cell>
          <table:table-cell table:number-columns-repeated="4" office:value-type="float" office:value="393.854" calcext:value-type="float">
            <text:p>393.854</text:p>
          </table:table-cell>
          <table:table-cell office:value-type="float" office:value="393.854" calcext:value-type="float">
            <text:p>393.854</text:p>
          </table:table-cell>
          <table:table-cell table:formula="of:==[.D191]=[.D190]" office:value-type="boolean" office:boolean-value="false" calcext:value-type="boolean">
            <text:p>FALSE</text:p>
          </table:table-cell>
          <table:table-cell table:formula="of:==[.E191]=[.E190]" office:value-type="boolean" office:boolean-value="false" calcext:value-type="boolean">
            <text:p>FALSE</text:p>
          </table:table-cell>
          <table:table-cell table:formula="of:==[.F191]=[.F190]" office:value-type="boolean" office:boolean-value="false" calcext:value-type="boolean">
            <text:p>FALSE</text:p>
          </table:table-cell>
          <table:table-cell table:formula="of:==[.G191]=[.G190]" office:value-type="boolean" office:boolean-value="false" calcext:value-type="boolean">
            <text:p>FALSE</text:p>
          </table:table-cell>
          <table:table-cell table:formula="of:==[.H191]=[.H190]" office:value-type="boolean" office:boolean-value="false" calcext:value-type="boolean">
            <text:p>FALSE</text:p>
          </table:table-cell>
          <table:table-cell table:formula="of:==[.I191]=[.I19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area</text:p>
          </table:table-cell>
          <table:table-cell office:value-type="float" office:value="0.271053601129981" calcext:value-type="float">
            <text:p>0.271053601129981</text:p>
          </table:table-cell>
          <table:table-cell office:value-type="float" office:value="0.257208107814161" calcext:value-type="float">
            <text:p>0.257208107814161</text:p>
          </table:table-cell>
          <table:table-cell office:value-type="float" office:value="0.243368683888704" calcext:value-type="float">
            <text:p>0.243368683888704</text:p>
          </table:table-cell>
          <table:table-cell office:value-type="float" office:value="0.228753511494772" calcext:value-type="float">
            <text:p>0.228753511494772</text:p>
          </table:table-cell>
          <table:table-cell office:value-type="float" office:value="0.215124981669508" calcext:value-type="float">
            <text:p>0.215124981669508</text:p>
          </table:table-cell>
          <table:table-cell office:value-type="float" office:value="0.201478291815465" calcext:value-type="float">
            <text:p>0.201478291815465</text:p>
          </table:table-cell>
          <table:table-cell table:formula="of:==[.D192]=[.D191]" office:value-type="boolean" office:boolean-value="false" calcext:value-type="boolean">
            <text:p>FALSE</text:p>
          </table:table-cell>
          <table:table-cell table:formula="of:==[.E192]=[.E191]" office:value-type="boolean" office:boolean-value="false" calcext:value-type="boolean">
            <text:p>FALSE</text:p>
          </table:table-cell>
          <table:table-cell table:formula="of:==[.F192]=[.F191]" office:value-type="boolean" office:boolean-value="false" calcext:value-type="boolean">
            <text:p>FALSE</text:p>
          </table:table-cell>
          <table:table-cell table:formula="of:==[.G192]=[.G191]" office:value-type="boolean" office:boolean-value="false" calcext:value-type="boolean">
            <text:p>FALSE</text:p>
          </table:table-cell>
          <table:table-cell table:formula="of:==[.H192]=[.H191]" office:value-type="boolean" office:boolean-value="false" calcext:value-type="boolean">
            <text:p>FALSE</text:p>
          </table:table-cell>
          <table:table-cell table:formula="of:==[.I192]=[.I19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gamma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table:formula="of:==[.D193]=[.D192]" office:value-type="boolean" office:boolean-value="false" calcext:value-type="boolean">
            <text:p>FALSE</text:p>
          </table:table-cell>
          <table:table-cell table:formula="of:==[.E193]=[.E192]" office:value-type="boolean" office:boolean-value="false" calcext:value-type="boolean">
            <text:p>FALSE</text:p>
          </table:table-cell>
          <table:table-cell table:formula="of:==[.F193]=[.F192]" office:value-type="boolean" office:boolean-value="false" calcext:value-type="boolean">
            <text:p>FALSE</text:p>
          </table:table-cell>
          <table:table-cell table:formula="of:==[.G193]=[.G192]" office:value-type="boolean" office:boolean-value="false" calcext:value-type="boolean">
            <text:p>FALSE</text:p>
          </table:table-cell>
          <table:table-cell table:formula="of:==[.H193]=[.H192]" office:value-type="boolean" office:boolean-value="false" calcext:value-type="boolean">
            <text:p>FALSE</text:p>
          </table:table-cell>
          <table:table-cell table:formula="of:==[.I193]=[.I19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guess:gamt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table:formula="of:==[.D194]=[.D193]" office:value-type="boolean" office:boolean-value="false" calcext:value-type="boolean">
            <text:p>FALSE</text:p>
          </table:table-cell>
          <table:table-cell table:formula="of:==[.E194]=[.E193]" office:value-type="boolean" office:boolean-value="false" calcext:value-type="boolean">
            <text:p>FALSE</text:p>
          </table:table-cell>
          <table:table-cell table:formula="of:==[.F194]=[.F193]" office:value-type="boolean" office:boolean-value="false" calcext:value-type="boolean">
            <text:p>FALSE</text:p>
          </table:table-cell>
          <table:table-cell table:formula="of:==[.G194]=[.G193]" office:value-type="boolean" office:boolean-value="false" calcext:value-type="boolean">
            <text:p>FALSE</text:p>
          </table:table-cell>
          <table:table-cell table:formula="of:==[.H194]=[.H193]" office:value-type="boolean" office:boolean-value="false" calcext:value-type="boolean">
            <text:p>FALSE</text:p>
          </table:table-cell>
          <table:table-cell table:formula="of:==[.I194]=[.I19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guess:Pt</text:p>
          </table:table-cell>
          <table:table-cell office:value-type="float" office:value="0.363536598846956" calcext:value-type="float">
            <text:p>0.363536598846956</text:p>
          </table:table-cell>
          <table:table-cell office:value-type="float" office:value="0.363536598846956" calcext:value-type="float">
            <text:p>0.363536598846956</text:p>
          </table:table-cell>
          <table:table-cell office:value-type="float" office:value="0.363536598846956" calcext:value-type="float">
            <text:p>0.363536598846956</text:p>
          </table:table-cell>
          <table:table-cell table:number-columns-repeated="2" office:value-type="float" office:value="0.363536598846956" calcext:value-type="float">
            <text:p>0.363536598846956</text:p>
          </table:table-cell>
          <table:table-cell office:value-type="float" office:value="0.363536598846958" calcext:value-type="float">
            <text:p>0.363536598846958</text:p>
          </table:table-cell>
          <table:table-cell table:formula="of:==[.D195]=[.D194]" office:value-type="boolean" office:boolean-value="false" calcext:value-type="boolean">
            <text:p>FALSE</text:p>
          </table:table-cell>
          <table:table-cell table:formula="of:==[.E195]=[.E194]" office:value-type="boolean" office:boolean-value="false" calcext:value-type="boolean">
            <text:p>FALSE</text:p>
          </table:table-cell>
          <table:table-cell table:formula="of:==[.F195]=[.F194]" office:value-type="boolean" office:boolean-value="false" calcext:value-type="boolean">
            <text:p>FALSE</text:p>
          </table:table-cell>
          <table:table-cell table:formula="of:==[.G195]=[.G194]" office:value-type="boolean" office:boolean-value="false" calcext:value-type="boolean">
            <text:p>FALSE</text:p>
          </table:table-cell>
          <table:table-cell table:formula="of:==[.H195]=[.H194]" office:value-type="boolean" office:boolean-value="false" calcext:value-type="boolean">
            <text:p>FALSE</text:p>
          </table:table-cell>
          <table:table-cell table:formula="of:==[.I195]=[.I19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hs</text:p>
          </table:table-cell>
          <table:table-cell office:value-type="float" office:value="-83945.6929397141" calcext:value-type="float">
            <text:p>-83945.6929397141</text:p>
          </table:table-cell>
          <table:table-cell office:value-type="float" office:value="-83945.6929397142" calcext:value-type="float">
            <text:p>-83945.6929397142</text:p>
          </table:table-cell>
          <table:table-cell office:value-type="float" office:value="-83945.6929397143" calcext:value-type="float">
            <text:p>-83945.6929397143</text:p>
          </table:table-cell>
          <table:table-cell office:value-type="float" office:value="-83945.6929397142" calcext:value-type="float">
            <text:p>-83945.6929397142</text:p>
          </table:table-cell>
          <table:table-cell office:value-type="float" office:value="-83945.6929397143" calcext:value-type="float">
            <text:p>-83945.6929397143</text:p>
          </table:table-cell>
          <table:table-cell office:value-type="float" office:value="-83945.6929397141" calcext:value-type="float">
            <text:p>-83945.6929397141</text:p>
          </table:table-cell>
          <table:table-cell table:formula="of:==[.D196]=[.D195]" office:value-type="boolean" office:boolean-value="false" calcext:value-type="boolean">
            <text:p>FALSE</text:p>
          </table:table-cell>
          <table:table-cell table:formula="of:==[.E196]=[.E195]" office:value-type="boolean" office:boolean-value="false" calcext:value-type="boolean">
            <text:p>FALSE</text:p>
          </table:table-cell>
          <table:table-cell table:formula="of:==[.F196]=[.F195]" office:value-type="boolean" office:boolean-value="false" calcext:value-type="boolean">
            <text:p>FALSE</text:p>
          </table:table-cell>
          <table:table-cell table:formula="of:==[.G196]=[.G195]" office:value-type="boolean" office:boolean-value="false" calcext:value-type="boolean">
            <text:p>FALSE</text:p>
          </table:table-cell>
          <table:table-cell table:formula="of:==[.H196]=[.H195]" office:value-type="boolean" office:boolean-value="false" calcext:value-type="boolean">
            <text:p>FALSE</text:p>
          </table:table-cell>
          <table:table-cell table:formula="of:==[.I196]=[.I19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ht</text:p>
          </table:table-cell>
          <table:table-cell office:value-type="float" office:value="-55784.5674076993" calcext:value-type="float">
            <text:p>-55784.5674076993</text:p>
          </table:table-cell>
          <table:table-cell office:value-type="float" office:value="-55784.5674076995" calcext:value-type="float">
            <text:p>-55784.5674076995</text:p>
          </table:table-cell>
          <table:table-cell office:value-type="float" office:value="-55784.5674076995" calcext:value-type="float">
            <text:p>-55784.5674076995</text:p>
          </table:table-cell>
          <table:table-cell office:value-type="float" office:value="-55784.5674076995" calcext:value-type="float">
            <text:p>-55784.5674076995</text:p>
          </table:table-cell>
          <table:table-cell office:value-type="float" office:value="-55784.5674076995" calcext:value-type="float">
            <text:p>-55784.5674076995</text:p>
          </table:table-cell>
          <table:table-cell office:value-type="float" office:value="-55784.5674076995" calcext:value-type="float">
            <text:p>-55784.5674076995</text:p>
          </table:table-cell>
          <table:table-cell table:formula="of:==[.D197]=[.D196]" office:value-type="boolean" office:boolean-value="false" calcext:value-type="boolean">
            <text:p>FALSE</text:p>
          </table:table-cell>
          <table:table-cell table:formula="of:==[.E197]=[.E196]" office:value-type="boolean" office:boolean-value="false" calcext:value-type="boolean">
            <text:p>FALSE</text:p>
          </table:table-cell>
          <table:table-cell table:formula="of:==[.F197]=[.F196]" office:value-type="boolean" office:boolean-value="false" calcext:value-type="boolean">
            <text:p>FALSE</text:p>
          </table:table-cell>
          <table:table-cell table:formula="of:==[.G197]=[.G196]" office:value-type="boolean" office:boolean-value="false" calcext:value-type="boolean">
            <text:p>FALSE</text:p>
          </table:table-cell>
          <table:table-cell table:formula="of:==[.H197]=[.H196]" office:value-type="boolean" office:boolean-value="false" calcext:value-type="boolean">
            <text:p>FALSE</text:p>
          </table:table-cell>
          <table:table-cell table:formula="of:==[.I197]=[.I19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MN</text:p>
          </table:table-cell>
          <table:table-cell table:number-columns-repeated="6" office:value-type="float" office:value="0.8" calcext:value-type="float">
            <text:p>0.8</text:p>
          </table:table-cell>
          <table:table-cell table:formula="of:==[.D198]=[.D197]" office:value-type="boolean" office:boolean-value="false" calcext:value-type="boolean">
            <text:p>FALSE</text:p>
          </table:table-cell>
          <table:table-cell table:formula="of:==[.E198]=[.E197]" office:value-type="boolean" office:boolean-value="false" calcext:value-type="boolean">
            <text:p>FALSE</text:p>
          </table:table-cell>
          <table:table-cell table:formula="of:==[.F198]=[.F197]" office:value-type="boolean" office:boolean-value="false" calcext:value-type="boolean">
            <text:p>FALSE</text:p>
          </table:table-cell>
          <table:table-cell table:formula="of:==[.G198]=[.G197]" office:value-type="boolean" office:boolean-value="false" calcext:value-type="boolean">
            <text:p>FALSE</text:p>
          </table:table-cell>
          <table:table-cell table:formula="of:==[.H198]=[.H197]" office:value-type="boolean" office:boolean-value="false" calcext:value-type="boolean">
            <text:p>FALSE</text:p>
          </table:table-cell>
          <table:table-cell table:formula="of:==[.I198]=[.I19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Ps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0.238422775625007" calcext:value-type="float">
            <text:p>0.238422775625007</text:p>
          </table:table-cell>
          <table:table-cell office:value-type="float" office:value="0.238422775625006" calcext:value-type="float">
            <text:p>0.238422775625006</text:p>
          </table:table-cell>
          <table:table-cell office:value-type="float" office:value="0.238422775625006" calcext:value-type="float">
            <text:p>0.238422775625006</text:p>
          </table:table-cell>
          <table:table-cell office:value-type="float" office:value="0.238422775625007" calcext:value-type="float">
            <text:p>0.238422775625007</text:p>
          </table:table-cell>
          <table:table-cell table:formula="of:==[.D199]=[.D198]" office:value-type="boolean" office:boolean-value="false" calcext:value-type="boolean">
            <text:p>FALSE</text:p>
          </table:table-cell>
          <table:table-cell table:formula="of:==[.E199]=[.E198]" office:value-type="boolean" office:boolean-value="false" calcext:value-type="boolean">
            <text:p>FALSE</text:p>
          </table:table-cell>
          <table:table-cell table:formula="of:==[.F199]=[.F198]" office:value-type="boolean" office:boolean-value="false" calcext:value-type="boolean">
            <text:p>FALSE</text:p>
          </table:table-cell>
          <table:table-cell table:formula="of:==[.G199]=[.G198]" office:value-type="boolean" office:boolean-value="false" calcext:value-type="boolean">
            <text:p>FALSE</text:p>
          </table:table-cell>
          <table:table-cell table:formula="of:==[.H199]=[.H198]" office:value-type="boolean" office:boolean-value="false" calcext:value-type="boolean">
            <text:p>FALSE</text:p>
          </table:table-cell>
          <table:table-cell table:formula="of:==[.I199]=[.I19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R</text:p>
          </table:table-cell>
          <table:table-cell table:number-columns-repeated="6" office:value-type="float" office:value="287.050164423387" calcext:value-type="float">
            <text:p>287.050164423387</text:p>
          </table:table-cell>
          <table:table-cell table:formula="of:==[.D200]=[.D199]" office:value-type="boolean" office:boolean-value="false" calcext:value-type="boolean">
            <text:p>FALSE</text:p>
          </table:table-cell>
          <table:table-cell table:formula="of:==[.E200]=[.E199]" office:value-type="boolean" office:boolean-value="false" calcext:value-type="boolean">
            <text:p>FALSE</text:p>
          </table:table-cell>
          <table:table-cell table:formula="of:==[.F200]=[.F199]" office:value-type="boolean" office:boolean-value="false" calcext:value-type="boolean">
            <text:p>FALSE</text:p>
          </table:table-cell>
          <table:table-cell table:formula="of:==[.G200]=[.G199]" office:value-type="boolean" office:boolean-value="false" calcext:value-type="boolean">
            <text:p>FALSE</text:p>
          </table:table-cell>
          <table:table-cell table:formula="of:==[.H200]=[.H199]" office:value-type="boolean" office:boolean-value="false" calcext:value-type="boolean">
            <text:p>FALSE</text:p>
          </table:table-cell>
          <table:table-cell table:formula="of:==[.I200]=[.I19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rho</text:p>
          </table:table-cell>
          <table:table-cell office:value-type="float" office:value="0.379600856924545" calcext:value-type="float">
            <text:p>0.379600856924545</text:p>
          </table:table-cell>
          <table:table-cell table:number-columns-repeated="2" office:value-type="float" office:value="0.379600856924545" calcext:value-type="float">
            <text:p>0.379600856924545</text:p>
          </table:table-cell>
          <table:table-cell table:number-columns-repeated="2" office:value-type="float" office:value="0.379600856924544" calcext:value-type="float">
            <text:p>0.379600856924544</text:p>
          </table:table-cell>
          <table:table-cell office:value-type="float" office:value="0.379600856924545" calcext:value-type="float">
            <text:p>0.379600856924545</text:p>
          </table:table-cell>
          <table:table-cell table:formula="of:==[.D201]=[.D200]" office:value-type="boolean" office:boolean-value="false" calcext:value-type="boolean">
            <text:p>FALSE</text:p>
          </table:table-cell>
          <table:table-cell table:formula="of:==[.E201]=[.E200]" office:value-type="boolean" office:boolean-value="false" calcext:value-type="boolean">
            <text:p>FALSE</text:p>
          </table:table-cell>
          <table:table-cell table:formula="of:==[.F201]=[.F200]" office:value-type="boolean" office:boolean-value="false" calcext:value-type="boolean">
            <text:p>FALSE</text:p>
          </table:table-cell>
          <table:table-cell table:formula="of:==[.G201]=[.G200]" office:value-type="boolean" office:boolean-value="false" calcext:value-type="boolean">
            <text:p>FALSE</text:p>
          </table:table-cell>
          <table:table-cell table:formula="of:==[.H201]=[.H200]" office:value-type="boolean" office:boolean-value="false" calcext:value-type="boolean">
            <text:p>FALSE</text:p>
          </table:table-cell>
          <table:table-cell table:formula="of:==[.I201]=[.I20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Ts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office:value-type="float" office:value="218.807777777778" calcext:value-type="float">
            <text:p>218.807777777778</text:p>
          </table:table-cell>
          <table:table-cell table:formula="of:==[.D202]=[.D201]" office:value-type="boolean" office:boolean-value="false" calcext:value-type="boolean">
            <text:p>FALSE</text:p>
          </table:table-cell>
          <table:table-cell table:formula="of:==[.E202]=[.E201]" office:value-type="boolean" office:boolean-value="false" calcext:value-type="boolean">
            <text:p>FALSE</text:p>
          </table:table-cell>
          <table:table-cell table:formula="of:==[.F202]=[.F201]" office:value-type="boolean" office:boolean-value="false" calcext:value-type="boolean">
            <text:p>FALSE</text:p>
          </table:table-cell>
          <table:table-cell table:formula="of:==[.G202]=[.G201]" office:value-type="boolean" office:boolean-value="false" calcext:value-type="boolean">
            <text:p>FALSE</text:p>
          </table:table-cell>
          <table:table-cell table:formula="of:==[.H202]=[.H201]" office:value-type="boolean" office:boolean-value="false" calcext:value-type="boolean">
            <text:p>FALSE</text:p>
          </table:table-cell>
          <table:table-cell table:formula="of:==[.I202]=[.I20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V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37.323094249231" calcext:value-type="float">
            <text:p>237.323094249231</text:p>
          </table:table-cell>
          <table:table-cell office:value-type="float" office:value="237.323094249231" calcext:value-type="float">
            <text:p>237.323094249231</text:p>
          </table:table-cell>
          <table:table-cell table:formula="of:==[.D203]=[.D202]" office:value-type="boolean" office:boolean-value="false" calcext:value-type="boolean">
            <text:p>FALSE</text:p>
          </table:table-cell>
          <table:table-cell table:formula="of:==[.E203]=[.E202]" office:value-type="boolean" office:boolean-value="false" calcext:value-type="boolean">
            <text:p>FALSE</text:p>
          </table:table-cell>
          <table:table-cell table:formula="of:==[.F203]=[.F202]" office:value-type="boolean" office:boolean-value="false" calcext:value-type="boolean">
            <text:p>FALSE</text:p>
          </table:table-cell>
          <table:table-cell table:formula="of:==[.G203]=[.G202]" office:value-type="boolean" office:boolean-value="false" calcext:value-type="boolean">
            <text:p>FALSE</text:p>
          </table:table-cell>
          <table:table-cell table:formula="of:==[.H203]=[.H202]" office:value-type="boolean" office:boolean-value="false" calcext:value-type="boolean">
            <text:p>FALSE</text:p>
          </table:table-cell>
          <table:table-cell table:formula="of:==[.I203]=[.I20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Vsonic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296.653867811539" calcext:value-type="float">
            <text:p>296.653867811539</text:p>
          </table:table-cell>
          <table:table-cell office:value-type="float" office:value="296.653867811539" calcext:value-type="float">
            <text:p>296.653867811539</text:p>
          </table:table-cell>
          <table:table-cell table:formula="of:==[.D204]=[.D203]" office:value-type="boolean" office:boolean-value="false" calcext:value-type="boolean">
            <text:p>FALSE</text:p>
          </table:table-cell>
          <table:table-cell table:formula="of:==[.E204]=[.E203]" office:value-type="boolean" office:boolean-value="false" calcext:value-type="boolean">
            <text:p>FALSE</text:p>
          </table:table-cell>
          <table:table-cell table:formula="of:==[.F204]=[.F203]" office:value-type="boolean" office:boolean-value="false" calcext:value-type="boolean">
            <text:p>FALSE</text:p>
          </table:table-cell>
          <table:table-cell table:formula="of:==[.G204]=[.G203]" office:value-type="boolean" office:boolean-value="false" calcext:value-type="boolean">
            <text:p>FALSE</text:p>
          </table:table-cell>
          <table:table-cell table:formula="of:==[.H204]=[.H203]" office:value-type="boolean" office:boolean-value="false" calcext:value-type="boolean">
            <text:p>FALSE</text:p>
          </table:table-cell>
          <table:table-cell table:formula="of:==[.I204]=[.I20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exit_static.ps_resid.W</text:p>
          </table:table-cell>
          <table:table-cell office:value-type="float" office:value="24.4186903563679" calcext:value-type="float">
            <text:p>24.4186903563679</text:p>
          </table:table-cell>
          <table:table-cell office:value-type="float" office:value="23.1713768630192" calcext:value-type="float">
            <text:p>23.1713768630192</text:p>
          </table:table-cell>
          <table:table-cell office:value-type="float" office:value="21.9246101492127" calcext:value-type="float">
            <text:p>21.9246101492127</text:p>
          </table:table-cell>
          <table:table-cell office:value-type="float" office:value="20.6079577686334" calcext:value-type="float">
            <text:p>20.6079577686334</text:p>
          </table:table-cell>
          <table:table-cell office:value-type="float" office:value="19.3801900930582" calcext:value-type="float">
            <text:p>19.3801900930582</text:p>
          </table:table-cell>
          <table:table-cell office:value-type="float" office:value="18.1507864159034" calcext:value-type="float">
            <text:p>18.1507864159034</text:p>
          </table:table-cell>
          <table:table-cell table:formula="of:==[.D205]=[.D204]" office:value-type="boolean" office:boolean-value="false" calcext:value-type="boolean">
            <text:p>FALSE</text:p>
          </table:table-cell>
          <table:table-cell table:formula="of:==[.E205]=[.E204]" office:value-type="boolean" office:boolean-value="false" calcext:value-type="boolean">
            <text:p>FALSE</text:p>
          </table:table-cell>
          <table:table-cell table:formula="of:==[.F205]=[.F204]" office:value-type="boolean" office:boolean-value="false" calcext:value-type="boolean">
            <text:p>FALSE</text:p>
          </table:table-cell>
          <table:table-cell table:formula="of:==[.G205]=[.G204]" office:value-type="boolean" office:boolean-value="false" calcext:value-type="boolean">
            <text:p>FALSE</text:p>
          </table:table-cell>
          <table:table-cell table:formula="of:==[.H205]=[.H204]" office:value-type="boolean" office:boolean-value="false" calcext:value-type="boolean">
            <text:p>FALSE</text:p>
          </table:table-cell>
          <table:table-cell table:formula="of:==[.I205]=[.I20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chem_eq.n_moles</text:p>
          </table:table-cell>
          <table:table-cell table:number-columns-repeated="6" office:value-type="float" office:value="0.0345242109924431" calcext:value-type="float">
            <text:p>0.0345242109924431</text:p>
          </table:table-cell>
          <table:table-cell table:formula="of:==[.D206]=[.D205]" office:value-type="boolean" office:boolean-value="false" calcext:value-type="boolean">
            <text:p>FALSE</text:p>
          </table:table-cell>
          <table:table-cell table:formula="of:==[.E206]=[.E205]" office:value-type="boolean" office:boolean-value="false" calcext:value-type="boolean">
            <text:p>FALSE</text:p>
          </table:table-cell>
          <table:table-cell table:formula="of:==[.F206]=[.F205]" office:value-type="boolean" office:boolean-value="false" calcext:value-type="boolean">
            <text:p>FALSE</text:p>
          </table:table-cell>
          <table:table-cell table:formula="of:==[.G206]=[.G205]" office:value-type="boolean" office:boolean-value="false" calcext:value-type="boolean">
            <text:p>FALSE</text:p>
          </table:table-cell>
          <table:table-cell table:formula="of:==[.H206]=[.H205]" office:value-type="boolean" office:boolean-value="false" calcext:value-type="boolean">
            <text:p>FALSE</text:p>
          </table:table-cell>
          <table:table-cell table:formula="of:==[.I206]=[.I20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chem_eq.P</text:p>
          </table:table-cell>
          <table:table-cell office:value-type="float" office:value="0.363536598846956" calcext:value-type="float">
            <text:p>0.363536598846956</text:p>
          </table:table-cell>
          <table:table-cell office:value-type="float" office:value="0.363536598846956" calcext:value-type="float">
            <text:p>0.363536598846956</text:p>
          </table:table-cell>
          <table:table-cell office:value-type="float" office:value="0.363536598846956" calcext:value-type="float">
            <text:p>0.363536598846956</text:p>
          </table:table-cell>
          <table:table-cell table:number-columns-repeated="2" office:value-type="float" office:value="0.363536598846956" calcext:value-type="float">
            <text:p>0.363536598846956</text:p>
          </table:table-cell>
          <table:table-cell office:value-type="float" office:value="0.363536598846958" calcext:value-type="float">
            <text:p>0.363536598846958</text:p>
          </table:table-cell>
          <table:table-cell table:formula="of:==[.D207]=[.D206]" office:value-type="boolean" office:boolean-value="false" calcext:value-type="boolean">
            <text:p>FALSE</text:p>
          </table:table-cell>
          <table:table-cell table:formula="of:==[.E207]=[.E206]" office:value-type="boolean" office:boolean-value="false" calcext:value-type="boolean">
            <text:p>FALSE</text:p>
          </table:table-cell>
          <table:table-cell table:formula="of:==[.F207]=[.F206]" office:value-type="boolean" office:boolean-value="false" calcext:value-type="boolean">
            <text:p>FALSE</text:p>
          </table:table-cell>
          <table:table-cell table:formula="of:==[.G207]=[.G206]" office:value-type="boolean" office:boolean-value="false" calcext:value-type="boolean">
            <text:p>FALSE</text:p>
          </table:table-cell>
          <table:table-cell table:formula="of:==[.H207]=[.H206]" office:value-type="boolean" office:boolean-value="false" calcext:value-type="boolean">
            <text:p>FALSE</text:p>
          </table:table-cell>
          <table:table-cell table:formula="of:==[.I207]=[.I20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chem_eq.T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table:formula="of:==[.D208]=[.D207]" office:value-type="boolean" office:boolean-value="false" calcext:value-type="boolean">
            <text:p>FALSE</text:p>
          </table:table-cell>
          <table:table-cell table:formula="of:==[.E208]=[.E207]" office:value-type="boolean" office:boolean-value="false" calcext:value-type="boolean">
            <text:p>FALSE</text:p>
          </table:table-cell>
          <table:table-cell table:formula="of:==[.F208]=[.F207]" office:value-type="boolean" office:boolean-value="false" calcext:value-type="boolean">
            <text:p>FALSE</text:p>
          </table:table-cell>
          <table:table-cell table:formula="of:==[.G208]=[.G207]" office:value-type="boolean" office:boolean-value="false" calcext:value-type="boolean">
            <text:p>FALSE</text:p>
          </table:table-cell>
          <table:table-cell table:formula="of:==[.H208]=[.H207]" office:value-type="boolean" office:boolean-value="false" calcext:value-type="boolean">
            <text:p>FALSE</text:p>
          </table:table-cell>
          <table:table-cell table:formula="of:==[.I208]=[.I20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ls.n_moles</text:p>
          </table:table-cell>
          <table:table-cell table:number-columns-repeated="6" office:value-type="float" office:value="0.0345242109924431" calcext:value-type="float">
            <text:p>0.0345242109924431</text:p>
          </table:table-cell>
          <table:table-cell table:formula="of:==[.D209]=[.D208]" office:value-type="boolean" office:boolean-value="false" calcext:value-type="boolean">
            <text:p>FALSE</text:p>
          </table:table-cell>
          <table:table-cell table:formula="of:==[.E209]=[.E208]" office:value-type="boolean" office:boolean-value="false" calcext:value-type="boolean">
            <text:p>FALSE</text:p>
          </table:table-cell>
          <table:table-cell table:formula="of:==[.F209]=[.F208]" office:value-type="boolean" office:boolean-value="false" calcext:value-type="boolean">
            <text:p>FALSE</text:p>
          </table:table-cell>
          <table:table-cell table:formula="of:==[.G209]=[.G208]" office:value-type="boolean" office:boolean-value="false" calcext:value-type="boolean">
            <text:p>FALSE</text:p>
          </table:table-cell>
          <table:table-cell table:formula="of:==[.H209]=[.H208]" office:value-type="boolean" office:boolean-value="false" calcext:value-type="boolean">
            <text:p>FALSE</text:p>
          </table:table-cell>
          <table:table-cell table:formula="of:==[.I209]=[.I20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ls.T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table:formula="of:==[.D210]=[.D209]" office:value-type="boolean" office:boolean-value="false" calcext:value-type="boolean">
            <text:p>FALSE</text:p>
          </table:table-cell>
          <table:table-cell table:formula="of:==[.E210]=[.E209]" office:value-type="boolean" office:boolean-value="false" calcext:value-type="boolean">
            <text:p>FALSE</text:p>
          </table:table-cell>
          <table:table-cell table:formula="of:==[.F210]=[.F209]" office:value-type="boolean" office:boolean-value="false" calcext:value-type="boolean">
            <text:p>FALSE</text:p>
          </table:table-cell>
          <table:table-cell table:formula="of:==[.G210]=[.G209]" office:value-type="boolean" office:boolean-value="false" calcext:value-type="boolean">
            <text:p>FALSE</text:p>
          </table:table-cell>
          <table:table-cell table:formula="of:==[.H210]=[.H209]" office:value-type="boolean" office:boolean-value="false" calcext:value-type="boolean">
            <text:p>FALSE</text:p>
          </table:table-cell>
          <table:table-cell table:formula="of:==[.I210]=[.I20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Cp</text:p>
          </table:table-cell>
          <table:table-cell office:value-type="float" office:value="0.239743559642352" calcext:value-type="float">
            <text:p>0.239743559642352</text:p>
          </table:table-cell>
          <table:table-cell office:value-type="float" office:value="0.239743559642353" calcext:value-type="float">
            <text:p>0.239743559642353</text:p>
          </table:table-cell>
          <table:table-cell office:value-type="float" office:value="0.239743559642352" calcext:value-type="float">
            <text:p>0.239743559642352</text:p>
          </table:table-cell>
          <table:table-cell office:value-type="float" office:value="0.239743559642353" calcext:value-type="float">
            <text:p>0.239743559642353</text:p>
          </table:table-cell>
          <table:table-cell office:value-type="float" office:value="0.239743559642352" calcext:value-type="float">
            <text:p>0.239743559642352</text:p>
          </table:table-cell>
          <table:table-cell office:value-type="float" office:value="0.239743559642353" calcext:value-type="float">
            <text:p>0.239743559642353</text:p>
          </table:table-cell>
          <table:table-cell table:formula="of:==[.D211]=[.D210]" office:value-type="boolean" office:boolean-value="false" calcext:value-type="boolean">
            <text:p>FALSE</text:p>
          </table:table-cell>
          <table:table-cell table:formula="of:==[.E211]=[.E210]" office:value-type="boolean" office:boolean-value="false" calcext:value-type="boolean">
            <text:p>FALSE</text:p>
          </table:table-cell>
          <table:table-cell table:formula="of:==[.F211]=[.F210]" office:value-type="boolean" office:boolean-value="false" calcext:value-type="boolean">
            <text:p>FALSE</text:p>
          </table:table-cell>
          <table:table-cell table:formula="of:==[.G211]=[.G210]" office:value-type="boolean" office:boolean-value="false" calcext:value-type="boolean">
            <text:p>FALSE</text:p>
          </table:table-cell>
          <table:table-cell table:formula="of:==[.H211]=[.H210]" office:value-type="boolean" office:boolean-value="false" calcext:value-type="boolean">
            <text:p>FALSE</text:p>
          </table:table-cell>
          <table:table-cell table:formula="of:==[.I211]=[.I21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Cv</text:p>
          </table:table-cell>
          <table:table-cell office:value-type="float" office:value="0.171136847212449" calcext:value-type="float">
            <text:p>0.171136847212449</text:p>
          </table:table-cell>
          <table:table-cell office:value-type="float" office:value="0.17113684721245" calcext:value-type="float">
            <text:p>0.17113684721245</text:p>
          </table:table-cell>
          <table:table-cell office:value-type="float" office:value="0.17113684721245" calcext:value-type="float">
            <text:p>0.17113684721245</text:p>
          </table:table-cell>
          <table:table-cell office:value-type="float" office:value="0.17113684721245" calcext:value-type="float">
            <text:p>0.17113684721245</text:p>
          </table:table-cell>
          <table:table-cell office:value-type="float" office:value="0.171136847212449" calcext:value-type="float">
            <text:p>0.171136847212449</text:p>
          </table:table-cell>
          <table:table-cell office:value-type="float" office:value="0.17113684721245" calcext:value-type="float">
            <text:p>0.17113684721245</text:p>
          </table:table-cell>
          <table:table-cell table:formula="of:==[.D212]=[.D211]" office:value-type="boolean" office:boolean-value="false" calcext:value-type="boolean">
            <text:p>FALSE</text:p>
          </table:table-cell>
          <table:table-cell table:formula="of:==[.E212]=[.E211]" office:value-type="boolean" office:boolean-value="false" calcext:value-type="boolean">
            <text:p>FALSE</text:p>
          </table:table-cell>
          <table:table-cell table:formula="of:==[.F212]=[.F211]" office:value-type="boolean" office:boolean-value="false" calcext:value-type="boolean">
            <text:p>FALSE</text:p>
          </table:table-cell>
          <table:table-cell table:formula="of:==[.G212]=[.G211]" office:value-type="boolean" office:boolean-value="false" calcext:value-type="boolean">
            <text:p>FALSE</text:p>
          </table:table-cell>
          <table:table-cell table:formula="of:==[.H212]=[.H211]" office:value-type="boolean" office:boolean-value="false" calcext:value-type="boolean">
            <text:p>FALSE</text:p>
          </table:table-cell>
          <table:table-cell table:formula="of:==[.I212]=[.I21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gamma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table:formula="of:==[.D213]=[.D212]" office:value-type="boolean" office:boolean-value="false" calcext:value-type="boolean">
            <text:p>FALSE</text:p>
          </table:table-cell>
          <table:table-cell table:formula="of:==[.E213]=[.E212]" office:value-type="boolean" office:boolean-value="false" calcext:value-type="boolean">
            <text:p>FALSE</text:p>
          </table:table-cell>
          <table:table-cell table:formula="of:==[.F213]=[.F212]" office:value-type="boolean" office:boolean-value="false" calcext:value-type="boolean">
            <text:p>FALSE</text:p>
          </table:table-cell>
          <table:table-cell table:formula="of:==[.G213]=[.G212]" office:value-type="boolean" office:boolean-value="false" calcext:value-type="boolean">
            <text:p>FALSE</text:p>
          </table:table-cell>
          <table:table-cell table:formula="of:==[.H213]=[.H212]" office:value-type="boolean" office:boolean-value="false" calcext:value-type="boolean">
            <text:p>FALSE</text:p>
          </table:table-cell>
          <table:table-cell table:formula="of:==[.I213]=[.I21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h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-13.3328315983985" calcext:value-type="float">
            <text:p>-13.3328315983985</text:p>
          </table:table-cell>
          <table:table-cell office:value-type="float" office:value="-13.3328315983985" calcext:value-type="float">
            <text:p>-13.3328315983985</text:p>
          </table:table-cell>
          <table:table-cell table:formula="of:==[.D214]=[.D213]" office:value-type="boolean" office:boolean-value="false" calcext:value-type="boolean">
            <text:p>FALSE</text:p>
          </table:table-cell>
          <table:table-cell table:formula="of:==[.E214]=[.E213]" office:value-type="boolean" office:boolean-value="false" calcext:value-type="boolean">
            <text:p>FALSE</text:p>
          </table:table-cell>
          <table:table-cell table:formula="of:==[.F214]=[.F213]" office:value-type="boolean" office:boolean-value="false" calcext:value-type="boolean">
            <text:p>FALSE</text:p>
          </table:table-cell>
          <table:table-cell table:formula="of:==[.G214]=[.G213]" office:value-type="boolean" office:boolean-value="false" calcext:value-type="boolean">
            <text:p>FALSE</text:p>
          </table:table-cell>
          <table:table-cell table:formula="of:==[.H214]=[.H213]" office:value-type="boolean" office:boolean-value="false" calcext:value-type="boolean">
            <text:p>FALSE</text:p>
          </table:table-cell>
          <table:table-cell table:formula="of:==[.I214]=[.I21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n_moles</text:p>
          </table:table-cell>
          <table:table-cell table:number-columns-repeated="6" office:value-type="float" office:value="0.0345242109924431" calcext:value-type="float">
            <text:p>0.0345242109924431</text:p>
          </table:table-cell>
          <table:table-cell table:formula="of:==[.D215]=[.D214]" office:value-type="boolean" office:boolean-value="false" calcext:value-type="boolean">
            <text:p>FALSE</text:p>
          </table:table-cell>
          <table:table-cell table:formula="of:==[.E215]=[.E214]" office:value-type="boolean" office:boolean-value="false" calcext:value-type="boolean">
            <text:p>FALSE</text:p>
          </table:table-cell>
          <table:table-cell table:formula="of:==[.F215]=[.F214]" office:value-type="boolean" office:boolean-value="false" calcext:value-type="boolean">
            <text:p>FALSE</text:p>
          </table:table-cell>
          <table:table-cell table:formula="of:==[.G215]=[.G214]" office:value-type="boolean" office:boolean-value="false" calcext:value-type="boolean">
            <text:p>FALSE</text:p>
          </table:table-cell>
          <table:table-cell table:formula="of:==[.H215]=[.H214]" office:value-type="boolean" office:boolean-value="false" calcext:value-type="boolean">
            <text:p>FALSE</text:p>
          </table:table-cell>
          <table:table-cell table:formula="of:==[.I215]=[.I21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P</text:p>
          </table:table-cell>
          <table:table-cell office:value-type="float" office:value="0.363536598846956" calcext:value-type="float">
            <text:p>0.363536598846956</text:p>
          </table:table-cell>
          <table:table-cell office:value-type="float" office:value="0.363536598846956" calcext:value-type="float">
            <text:p>0.363536598846956</text:p>
          </table:table-cell>
          <table:table-cell office:value-type="float" office:value="0.363536598846956" calcext:value-type="float">
            <text:p>0.363536598846956</text:p>
          </table:table-cell>
          <table:table-cell table:number-columns-repeated="2" office:value-type="float" office:value="0.363536598846956" calcext:value-type="float">
            <text:p>0.363536598846956</text:p>
          </table:table-cell>
          <table:table-cell office:value-type="float" office:value="0.363536598846958" calcext:value-type="float">
            <text:p>0.363536598846958</text:p>
          </table:table-cell>
          <table:table-cell table:formula="of:==[.D216]=[.D215]" office:value-type="boolean" office:boolean-value="false" calcext:value-type="boolean">
            <text:p>FALSE</text:p>
          </table:table-cell>
          <table:table-cell table:formula="of:==[.E216]=[.E215]" office:value-type="boolean" office:boolean-value="false" calcext:value-type="boolean">
            <text:p>FALSE</text:p>
          </table:table-cell>
          <table:table-cell table:formula="of:==[.F216]=[.F215]" office:value-type="boolean" office:boolean-value="false" calcext:value-type="boolean">
            <text:p>FALSE</text:p>
          </table:table-cell>
          <table:table-cell table:formula="of:==[.G216]=[.G215]" office:value-type="boolean" office:boolean-value="false" calcext:value-type="boolean">
            <text:p>FALSE</text:p>
          </table:table-cell>
          <table:table-cell table:formula="of:==[.H216]=[.H215]" office:value-type="boolean" office:boolean-value="false" calcext:value-type="boolean">
            <text:p>FALSE</text:p>
          </table:table-cell>
          <table:table-cell table:formula="of:==[.I216]=[.I21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R</text:p>
          </table:table-cell>
          <table:table-cell table:number-columns-repeated="6" office:value-type="float" office:value="287.050164423387" calcext:value-type="float">
            <text:p>287.050164423387</text:p>
          </table:table-cell>
          <table:table-cell table:formula="of:==[.D217]=[.D216]" office:value-type="boolean" office:boolean-value="false" calcext:value-type="boolean">
            <text:p>FALSE</text:p>
          </table:table-cell>
          <table:table-cell table:formula="of:==[.E217]=[.E216]" office:value-type="boolean" office:boolean-value="false" calcext:value-type="boolean">
            <text:p>FALSE</text:p>
          </table:table-cell>
          <table:table-cell table:formula="of:==[.F217]=[.F216]" office:value-type="boolean" office:boolean-value="false" calcext:value-type="boolean">
            <text:p>FALSE</text:p>
          </table:table-cell>
          <table:table-cell table:formula="of:==[.G217]=[.G216]" office:value-type="boolean" office:boolean-value="false" calcext:value-type="boolean">
            <text:p>FALSE</text:p>
          </table:table-cell>
          <table:table-cell table:formula="of:==[.H217]=[.H216]" office:value-type="boolean" office:boolean-value="false" calcext:value-type="boolean">
            <text:p>FALSE</text:p>
          </table:table-cell>
          <table:table-cell table:formula="of:==[.I217]=[.I21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rho</text:p>
          </table:table-cell>
          <table:table-cell office:value-type="float" office:value="0.000512961171690679" calcext:value-type="float">
            <text:p>0.000512961171690679</text:p>
          </table:table-cell>
          <table:table-cell office:value-type="float" office:value="0.000512961171690678" calcext:value-type="float">
            <text:p>0.000512961171690678</text:p>
          </table:table-cell>
          <table:table-cell office:value-type="float" office:value="0.000512961171690678" calcext:value-type="float">
            <text:p>0.000512961171690678</text:p>
          </table:table-cell>
          <table:table-cell office:value-type="float" office:value="0.000512961171690678" calcext:value-type="float">
            <text:p>0.000512961171690678</text:p>
          </table:table-cell>
          <table:table-cell office:value-type="float" office:value="0.000512961171690678" calcext:value-type="float">
            <text:p>0.000512961171690678</text:p>
          </table:table-cell>
          <table:table-cell office:value-type="float" office:value="0.000512961171690681" calcext:value-type="float">
            <text:p>0.000512961171690681</text:p>
          </table:table-cell>
          <table:table-cell table:formula="of:==[.D218]=[.D217]" office:value-type="boolean" office:boolean-value="false" calcext:value-type="boolean">
            <text:p>FALSE</text:p>
          </table:table-cell>
          <table:table-cell table:formula="of:==[.E218]=[.E217]" office:value-type="boolean" office:boolean-value="false" calcext:value-type="boolean">
            <text:p>FALSE</text:p>
          </table:table-cell>
          <table:table-cell table:formula="of:==[.F218]=[.F217]" office:value-type="boolean" office:boolean-value="false" calcext:value-type="boolean">
            <text:p>FALSE</text:p>
          </table:table-cell>
          <table:table-cell table:formula="of:==[.G218]=[.G217]" office:value-type="boolean" office:boolean-value="false" calcext:value-type="boolean">
            <text:p>FALSE</text:p>
          </table:table-cell>
          <table:table-cell table:formula="of:==[.H218]=[.H217]" office:value-type="boolean" office:boolean-value="false" calcext:value-type="boolean">
            <text:p>FALSE</text:p>
          </table:table-cell>
          <table:table-cell table:formula="of:==[.I218]=[.I21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S</text:p>
          </table:table-cell>
          <table:table-cell office:value-type="float" office:value="1.66563879737635" calcext:value-type="float">
            <text:p>1.66563879737635</text:p>
          </table:table-cell>
          <table:table-cell table:number-columns-repeated="2" office:value-type="float" office:value="1.66563879737635" calcext:value-type="float">
            <text:p>1.66563879737635</text:p>
          </table:table-cell>
          <table:table-cell table:number-columns-repeated="2" office:value-type="float" office:value="1.66563879737635" calcext:value-type="float">
            <text:p>1.66563879737635</text:p>
          </table:table-cell>
          <table:table-cell office:value-type="float" office:value="1.66563879737635" calcext:value-type="float">
            <text:p>1.66563879737635</text:p>
          </table:table-cell>
          <table:table-cell table:formula="of:==[.D219]=[.D218]" office:value-type="boolean" office:boolean-value="false" calcext:value-type="boolean">
            <text:p>FALSE</text:p>
          </table:table-cell>
          <table:table-cell table:formula="of:==[.E219]=[.E218]" office:value-type="boolean" office:boolean-value="false" calcext:value-type="boolean">
            <text:p>FALSE</text:p>
          </table:table-cell>
          <table:table-cell table:formula="of:==[.F219]=[.F218]" office:value-type="boolean" office:boolean-value="false" calcext:value-type="boolean">
            <text:p>FALSE</text:p>
          </table:table-cell>
          <table:table-cell table:formula="of:==[.G219]=[.G218]" office:value-type="boolean" office:boolean-value="false" calcext:value-type="boolean">
            <text:p>FALSE</text:p>
          </table:table-cell>
          <table:table-cell table:formula="of:==[.H219]=[.H218]" office:value-type="boolean" office:boolean-value="false" calcext:value-type="boolean">
            <text:p>FALSE</text:p>
          </table:table-cell>
          <table:table-cell table:formula="of:==[.I219]=[.I21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base_thermo.props.tp2props.T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office:value-type="float" office:value="246.891334480212" calcext:value-type="float">
            <text:p>246.891334480212</text:p>
          </table:table-cell>
          <table:table-cell table:formula="of:==[.D220]=[.D219]" office:value-type="boolean" office:boolean-value="false" calcext:value-type="boolean">
            <text:p>FALSE</text:p>
          </table:table-cell>
          <table:table-cell table:formula="of:==[.E220]=[.E219]" office:value-type="boolean" office:boolean-value="false" calcext:value-type="boolean">
            <text:p>FALSE</text:p>
          </table:table-cell>
          <table:table-cell table:formula="of:==[.F220]=[.F219]" office:value-type="boolean" office:boolean-value="false" calcext:value-type="boolean">
            <text:p>FALSE</text:p>
          </table:table-cell>
          <table:table-cell table:formula="of:==[.G220]=[.G219]" office:value-type="boolean" office:boolean-value="false" calcext:value-type="boolean">
            <text:p>FALSE</text:p>
          </table:table-cell>
          <table:table-cell table:formula="of:==[.H220]=[.H219]" office:value-type="boolean" office:boolean-value="false" calcext:value-type="boolean">
            <text:p>FALSE</text:p>
          </table:table-cell>
          <table:table-cell table:formula="of:==[.I220]=[.I21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Cp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239583226699055" calcext:value-type="float">
            <text:p>0.239583226699055</text:p>
          </table:table-cell>
          <table:table-cell table:formula="of:==[.D221]=[.D220]" office:value-type="boolean" office:boolean-value="false" calcext:value-type="boolean">
            <text:p>FALSE</text:p>
          </table:table-cell>
          <table:table-cell table:formula="of:==[.E221]=[.E220]" office:value-type="boolean" office:boolean-value="false" calcext:value-type="boolean">
            <text:p>FALSE</text:p>
          </table:table-cell>
          <table:table-cell table:formula="of:==[.F221]=[.F220]" office:value-type="boolean" office:boolean-value="false" calcext:value-type="boolean">
            <text:p>FALSE</text:p>
          </table:table-cell>
          <table:table-cell table:formula="of:==[.G221]=[.G220]" office:value-type="boolean" office:boolean-value="false" calcext:value-type="boolean">
            <text:p>FALSE</text:p>
          </table:table-cell>
          <table:table-cell table:formula="of:==[.H221]=[.H220]" office:value-type="boolean" office:boolean-value="false" calcext:value-type="boolean">
            <text:p>FALSE</text:p>
          </table:table-cell>
          <table:table-cell table:formula="of:==[.I221]=[.I22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Cv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table:formula="of:==[.D222]=[.D221]" office:value-type="boolean" office:boolean-value="false" calcext:value-type="boolean">
            <text:p>FALSE</text:p>
          </table:table-cell>
          <table:table-cell table:formula="of:==[.E222]=[.E221]" office:value-type="boolean" office:boolean-value="false" calcext:value-type="boolean">
            <text:p>FALSE</text:p>
          </table:table-cell>
          <table:table-cell table:formula="of:==[.F222]=[.F221]" office:value-type="boolean" office:boolean-value="false" calcext:value-type="boolean">
            <text:p>FALSE</text:p>
          </table:table-cell>
          <table:table-cell table:formula="of:==[.G222]=[.G221]" office:value-type="boolean" office:boolean-value="false" calcext:value-type="boolean">
            <text:p>FALSE</text:p>
          </table:table-cell>
          <table:table-cell table:formula="of:==[.H222]=[.H221]" office:value-type="boolean" office:boolean-value="false" calcext:value-type="boolean">
            <text:p>FALSE</text:p>
          </table:table-cell>
          <table:table-cell table:formula="of:==[.I222]=[.I22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Fl_O:tot:Cp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239583226699055" calcext:value-type="float">
            <text:p>0.239583226699055</text:p>
          </table:table-cell>
          <table:table-cell table:formula="of:==[.D223]=[.D222]" office:value-type="boolean" office:boolean-value="false" calcext:value-type="boolean">
            <text:p>FALSE</text:p>
          </table:table-cell>
          <table:table-cell table:formula="of:==[.E223]=[.E222]" office:value-type="boolean" office:boolean-value="false" calcext:value-type="boolean">
            <text:p>FALSE</text:p>
          </table:table-cell>
          <table:table-cell table:formula="of:==[.F223]=[.F222]" office:value-type="boolean" office:boolean-value="false" calcext:value-type="boolean">
            <text:p>FALSE</text:p>
          </table:table-cell>
          <table:table-cell table:formula="of:==[.G223]=[.G222]" office:value-type="boolean" office:boolean-value="false" calcext:value-type="boolean">
            <text:p>FALSE</text:p>
          </table:table-cell>
          <table:table-cell table:formula="of:==[.H223]=[.H222]" office:value-type="boolean" office:boolean-value="false" calcext:value-type="boolean">
            <text:p>FALSE</text:p>
          </table:table-cell>
          <table:table-cell table:formula="of:==[.I223]=[.I22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Fl_O:tot:Cv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table:formula="of:==[.D224]=[.D223]" office:value-type="boolean" office:boolean-value="false" calcext:value-type="boolean">
            <text:p>FALSE</text:p>
          </table:table-cell>
          <table:table-cell table:formula="of:==[.E224]=[.E223]" office:value-type="boolean" office:boolean-value="false" calcext:value-type="boolean">
            <text:p>FALSE</text:p>
          </table:table-cell>
          <table:table-cell table:formula="of:==[.F224]=[.F223]" office:value-type="boolean" office:boolean-value="false" calcext:value-type="boolean">
            <text:p>FALSE</text:p>
          </table:table-cell>
          <table:table-cell table:formula="of:==[.G224]=[.G223]" office:value-type="boolean" office:boolean-value="false" calcext:value-type="boolean">
            <text:p>FALSE</text:p>
          </table:table-cell>
          <table:table-cell table:formula="of:==[.H224]=[.H223]" office:value-type="boolean" office:boolean-value="false" calcext:value-type="boolean">
            <text:p>FALSE</text:p>
          </table:table-cell>
          <table:table-cell table:formula="of:==[.I224]=[.I22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Fl_O:tot:gamma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table:formula="of:==[.D225]=[.D224]" office:value-type="boolean" office:boolean-value="false" calcext:value-type="boolean">
            <text:p>FALSE</text:p>
          </table:table-cell>
          <table:table-cell table:formula="of:==[.E225]=[.E224]" office:value-type="boolean" office:boolean-value="false" calcext:value-type="boolean">
            <text:p>FALSE</text:p>
          </table:table-cell>
          <table:table-cell table:formula="of:==[.F225]=[.F224]" office:value-type="boolean" office:boolean-value="false" calcext:value-type="boolean">
            <text:p>FALSE</text:p>
          </table:table-cell>
          <table:table-cell table:formula="of:==[.G225]=[.G224]" office:value-type="boolean" office:boolean-value="false" calcext:value-type="boolean">
            <text:p>FALSE</text:p>
          </table:table-cell>
          <table:table-cell table:formula="of:==[.H225]=[.H224]" office:value-type="boolean" office:boolean-value="false" calcext:value-type="boolean">
            <text:p>FALSE</text:p>
          </table:table-cell>
          <table:table-cell table:formula="of:==[.I225]=[.I22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Fl_O:tot:h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table:formula="of:==[.D226]=[.D225]" office:value-type="boolean" office:boolean-value="false" calcext:value-type="boolean">
            <text:p>FALSE</text:p>
          </table:table-cell>
          <table:table-cell table:formula="of:==[.E226]=[.E225]" office:value-type="boolean" office:boolean-value="false" calcext:value-type="boolean">
            <text:p>FALSE</text:p>
          </table:table-cell>
          <table:table-cell table:formula="of:==[.F226]=[.F225]" office:value-type="boolean" office:boolean-value="false" calcext:value-type="boolean">
            <text:p>FALSE</text:p>
          </table:table-cell>
          <table:table-cell table:formula="of:==[.G226]=[.G225]" office:value-type="boolean" office:boolean-value="false" calcext:value-type="boolean">
            <text:p>FALSE</text:p>
          </table:table-cell>
          <table:table-cell table:formula="of:==[.H226]=[.H225]" office:value-type="boolean" office:boolean-value="false" calcext:value-type="boolean">
            <text:p>FALSE</text:p>
          </table:table-cell>
          <table:table-cell table:formula="of:==[.I226]=[.I22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Fl_O:tot:P</text:p>
          </table:table-cell>
          <table:table-cell office:value-type="float" office:value="5.2726525822718" calcext:value-type="float">
            <text:p>5.2726525822718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5.27265258227179" calcext:value-type="float">
            <text:p>5.27265258227179</text:p>
          </table:table-cell>
          <table:table-cell table:number-columns-repeated="2" office:value-type="float" office:value="5.27265258227179" calcext:value-type="float">
            <text:p>5.27265258227179</text:p>
          </table:table-cell>
          <table:table-cell office:value-type="float" office:value="5.27265258227182" calcext:value-type="float">
            <text:p>5.27265258227182</text:p>
          </table:table-cell>
          <table:table-cell table:formula="of:==[.D227]=[.D226]" office:value-type="boolean" office:boolean-value="false" calcext:value-type="boolean">
            <text:p>FALSE</text:p>
          </table:table-cell>
          <table:table-cell table:formula="of:==[.E227]=[.E226]" office:value-type="boolean" office:boolean-value="false" calcext:value-type="boolean">
            <text:p>FALSE</text:p>
          </table:table-cell>
          <table:table-cell table:formula="of:==[.F227]=[.F226]" office:value-type="boolean" office:boolean-value="false" calcext:value-type="boolean">
            <text:p>FALSE</text:p>
          </table:table-cell>
          <table:table-cell table:formula="of:==[.G227]=[.G226]" office:value-type="boolean" office:boolean-value="false" calcext:value-type="boolean">
            <text:p>FALSE</text:p>
          </table:table-cell>
          <table:table-cell table:formula="of:==[.H227]=[.H226]" office:value-type="boolean" office:boolean-value="false" calcext:value-type="boolean">
            <text:p>FALSE</text:p>
          </table:table-cell>
          <table:table-cell table:formula="of:==[.I227]=[.I22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Fl_O:tot:R</text:p>
          </table:table-cell>
          <table:table-cell table:number-columns-repeated="6" office:value-type="float" office:value="0.0685607538987739" calcext:value-type="float">
            <text:p>0.0685607538987739</text:p>
          </table:table-cell>
          <table:table-cell table:formula="of:==[.D228]=[.D227]" office:value-type="boolean" office:boolean-value="false" calcext:value-type="boolean">
            <text:p>FALSE</text:p>
          </table:table-cell>
          <table:table-cell table:formula="of:==[.E228]=[.E227]" office:value-type="boolean" office:boolean-value="false" calcext:value-type="boolean">
            <text:p>FALSE</text:p>
          </table:table-cell>
          <table:table-cell table:formula="of:==[.F228]=[.F227]" office:value-type="boolean" office:boolean-value="false" calcext:value-type="boolean">
            <text:p>FALSE</text:p>
          </table:table-cell>
          <table:table-cell table:formula="of:==[.G228]=[.G227]" office:value-type="boolean" office:boolean-value="false" calcext:value-type="boolean">
            <text:p>FALSE</text:p>
          </table:table-cell>
          <table:table-cell table:formula="of:==[.H228]=[.H227]" office:value-type="boolean" office:boolean-value="false" calcext:value-type="boolean">
            <text:p>FALSE</text:p>
          </table:table-cell>
          <table:table-cell table:formula="of:==[.I228]=[.I22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Fl_O:tot:rho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8" calcext:value-type="float">
            <text:p>0.0320231198033988</text:p>
          </table:table-cell>
          <table:table-cell table:formula="of:==[.D229]=[.D228]" office:value-type="boolean" office:boolean-value="false" calcext:value-type="boolean">
            <text:p>FALSE</text:p>
          </table:table-cell>
          <table:table-cell table:formula="of:==[.E229]=[.E228]" office:value-type="boolean" office:boolean-value="false" calcext:value-type="boolean">
            <text:p>FALSE</text:p>
          </table:table-cell>
          <table:table-cell table:formula="of:==[.F229]=[.F228]" office:value-type="boolean" office:boolean-value="false" calcext:value-type="boolean">
            <text:p>FALSE</text:p>
          </table:table-cell>
          <table:table-cell table:formula="of:==[.G229]=[.G228]" office:value-type="boolean" office:boolean-value="false" calcext:value-type="boolean">
            <text:p>FALSE</text:p>
          </table:table-cell>
          <table:table-cell table:formula="of:==[.H229]=[.H228]" office:value-type="boolean" office:boolean-value="false" calcext:value-type="boolean">
            <text:p>FALSE</text:p>
          </table:table-cell>
          <table:table-cell table:formula="of:==[.I229]=[.I22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Fl_O:tot:S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office:value-type="float" office:value="1.6645248705987" calcext:value-type="float">
            <text:p>1.6645248705987</text:p>
          </table:table-cell>
          <table:table-cell table:formula="of:==[.D230]=[.D229]" office:value-type="boolean" office:boolean-value="false" calcext:value-type="boolean">
            <text:p>FALSE</text:p>
          </table:table-cell>
          <table:table-cell table:formula="of:==[.E230]=[.E229]" office:value-type="boolean" office:boolean-value="false" calcext:value-type="boolean">
            <text:p>FALSE</text:p>
          </table:table-cell>
          <table:table-cell table:formula="of:==[.F230]=[.F229]" office:value-type="boolean" office:boolean-value="false" calcext:value-type="boolean">
            <text:p>FALSE</text:p>
          </table:table-cell>
          <table:table-cell table:formula="of:==[.G230]=[.G229]" office:value-type="boolean" office:boolean-value="false" calcext:value-type="boolean">
            <text:p>FALSE</text:p>
          </table:table-cell>
          <table:table-cell table:formula="of:==[.H230]=[.H229]" office:value-type="boolean" office:boolean-value="false" calcext:value-type="boolean">
            <text:p>FALSE</text:p>
          </table:table-cell>
          <table:table-cell table:formula="of:==[.I230]=[.I22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Fl_O:tot:T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table:formula="of:==[.D231]=[.D230]" office:value-type="boolean" office:boolean-value="false" calcext:value-type="boolean">
            <text:p>FALSE</text:p>
          </table:table-cell>
          <table:table-cell table:formula="of:==[.E231]=[.E230]" office:value-type="boolean" office:boolean-value="false" calcext:value-type="boolean">
            <text:p>FALSE</text:p>
          </table:table-cell>
          <table:table-cell table:formula="of:==[.F231]=[.F230]" office:value-type="boolean" office:boolean-value="false" calcext:value-type="boolean">
            <text:p>FALSE</text:p>
          </table:table-cell>
          <table:table-cell table:formula="of:==[.G231]=[.G230]" office:value-type="boolean" office:boolean-value="false" calcext:value-type="boolean">
            <text:p>FALSE</text:p>
          </table:table-cell>
          <table:table-cell table:formula="of:==[.H231]=[.H230]" office:value-type="boolean" office:boolean-value="false" calcext:value-type="boolean">
            <text:p>FALSE</text:p>
          </table:table-cell>
          <table:table-cell table:formula="of:==[.I231]=[.I23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gamma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table:formula="of:==[.D232]=[.D231]" office:value-type="boolean" office:boolean-value="false" calcext:value-type="boolean">
            <text:p>FALSE</text:p>
          </table:table-cell>
          <table:table-cell table:formula="of:==[.E232]=[.E231]" office:value-type="boolean" office:boolean-value="false" calcext:value-type="boolean">
            <text:p>FALSE</text:p>
          </table:table-cell>
          <table:table-cell table:formula="of:==[.F232]=[.F231]" office:value-type="boolean" office:boolean-value="false" calcext:value-type="boolean">
            <text:p>FALSE</text:p>
          </table:table-cell>
          <table:table-cell table:formula="of:==[.G232]=[.G231]" office:value-type="boolean" office:boolean-value="false" calcext:value-type="boolean">
            <text:p>FALSE</text:p>
          </table:table-cell>
          <table:table-cell table:formula="of:==[.H232]=[.H231]" office:value-type="boolean" office:boolean-value="false" calcext:value-type="boolean">
            <text:p>FALSE</text:p>
          </table:table-cell>
          <table:table-cell table:formula="of:==[.I232]=[.I23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h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table:formula="of:==[.D233]=[.D232]" office:value-type="boolean" office:boolean-value="false" calcext:value-type="boolean">
            <text:p>FALSE</text:p>
          </table:table-cell>
          <table:table-cell table:formula="of:==[.E233]=[.E232]" office:value-type="boolean" office:boolean-value="false" calcext:value-type="boolean">
            <text:p>FALSE</text:p>
          </table:table-cell>
          <table:table-cell table:formula="of:==[.F233]=[.F232]" office:value-type="boolean" office:boolean-value="false" calcext:value-type="boolean">
            <text:p>FALSE</text:p>
          </table:table-cell>
          <table:table-cell table:formula="of:==[.G233]=[.G232]" office:value-type="boolean" office:boolean-value="false" calcext:value-type="boolean">
            <text:p>FALSE</text:p>
          </table:table-cell>
          <table:table-cell table:formula="of:==[.H233]=[.H232]" office:value-type="boolean" office:boolean-value="false" calcext:value-type="boolean">
            <text:p>FALSE</text:p>
          </table:table-cell>
          <table:table-cell table:formula="of:==[.I233]=[.I23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P</text:p>
          </table:table-cell>
          <table:table-cell office:value-type="float" office:value="5.2726525822718" calcext:value-type="float">
            <text:p>5.2726525822718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5.27265258227179" calcext:value-type="float">
            <text:p>5.27265258227179</text:p>
          </table:table-cell>
          <table:table-cell table:number-columns-repeated="2" office:value-type="float" office:value="5.27265258227179" calcext:value-type="float">
            <text:p>5.27265258227179</text:p>
          </table:table-cell>
          <table:table-cell office:value-type="float" office:value="5.27265258227182" calcext:value-type="float">
            <text:p>5.27265258227182</text:p>
          </table:table-cell>
          <table:table-cell table:formula="of:==[.D234]=[.D233]" office:value-type="boolean" office:boolean-value="false" calcext:value-type="boolean">
            <text:p>FALSE</text:p>
          </table:table-cell>
          <table:table-cell table:formula="of:==[.E234]=[.E233]" office:value-type="boolean" office:boolean-value="false" calcext:value-type="boolean">
            <text:p>FALSE</text:p>
          </table:table-cell>
          <table:table-cell table:formula="of:==[.F234]=[.F233]" office:value-type="boolean" office:boolean-value="false" calcext:value-type="boolean">
            <text:p>FALSE</text:p>
          </table:table-cell>
          <table:table-cell table:formula="of:==[.G234]=[.G233]" office:value-type="boolean" office:boolean-value="false" calcext:value-type="boolean">
            <text:p>FALSE</text:p>
          </table:table-cell>
          <table:table-cell table:formula="of:==[.H234]=[.H233]" office:value-type="boolean" office:boolean-value="false" calcext:value-type="boolean">
            <text:p>FALSE</text:p>
          </table:table-cell>
          <table:table-cell table:formula="of:==[.I234]=[.I23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R</text:p>
          </table:table-cell>
          <table:table-cell table:number-columns-repeated="6" office:value-type="float" office:value="0.0685607538987739" calcext:value-type="float">
            <text:p>0.0685607538987739</text:p>
          </table:table-cell>
          <table:table-cell table:formula="of:==[.D235]=[.D234]" office:value-type="boolean" office:boolean-value="false" calcext:value-type="boolean">
            <text:p>FALSE</text:p>
          </table:table-cell>
          <table:table-cell table:formula="of:==[.E235]=[.E234]" office:value-type="boolean" office:boolean-value="false" calcext:value-type="boolean">
            <text:p>FALSE</text:p>
          </table:table-cell>
          <table:table-cell table:formula="of:==[.F235]=[.F234]" office:value-type="boolean" office:boolean-value="false" calcext:value-type="boolean">
            <text:p>FALSE</text:p>
          </table:table-cell>
          <table:table-cell table:formula="of:==[.G235]=[.G234]" office:value-type="boolean" office:boolean-value="false" calcext:value-type="boolean">
            <text:p>FALSE</text:p>
          </table:table-cell>
          <table:table-cell table:formula="of:==[.H235]=[.H234]" office:value-type="boolean" office:boolean-value="false" calcext:value-type="boolean">
            <text:p>FALSE</text:p>
          </table:table-cell>
          <table:table-cell table:formula="of:==[.I235]=[.I23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rho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8" calcext:value-type="float">
            <text:p>0.0320231198033988</text:p>
          </table:table-cell>
          <table:table-cell table:formula="of:==[.D236]=[.D235]" office:value-type="boolean" office:boolean-value="false" calcext:value-type="boolean">
            <text:p>FALSE</text:p>
          </table:table-cell>
          <table:table-cell table:formula="of:==[.E236]=[.E235]" office:value-type="boolean" office:boolean-value="false" calcext:value-type="boolean">
            <text:p>FALSE</text:p>
          </table:table-cell>
          <table:table-cell table:formula="of:==[.F236]=[.F235]" office:value-type="boolean" office:boolean-value="false" calcext:value-type="boolean">
            <text:p>FALSE</text:p>
          </table:table-cell>
          <table:table-cell table:formula="of:==[.G236]=[.G235]" office:value-type="boolean" office:boolean-value="false" calcext:value-type="boolean">
            <text:p>FALSE</text:p>
          </table:table-cell>
          <table:table-cell table:formula="of:==[.H236]=[.H235]" office:value-type="boolean" office:boolean-value="false" calcext:value-type="boolean">
            <text:p>FALSE</text:p>
          </table:table-cell>
          <table:table-cell table:formula="of:==[.I236]=[.I23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S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office:value-type="float" office:value="1.6645248705987" calcext:value-type="float">
            <text:p>1.6645248705987</text:p>
          </table:table-cell>
          <table:table-cell table:formula="of:==[.D237]=[.D236]" office:value-type="boolean" office:boolean-value="false" calcext:value-type="boolean">
            <text:p>FALSE</text:p>
          </table:table-cell>
          <table:table-cell table:formula="of:==[.E237]=[.E236]" office:value-type="boolean" office:boolean-value="false" calcext:value-type="boolean">
            <text:p>FALSE</text:p>
          </table:table-cell>
          <table:table-cell table:formula="of:==[.F237]=[.F236]" office:value-type="boolean" office:boolean-value="false" calcext:value-type="boolean">
            <text:p>FALSE</text:p>
          </table:table-cell>
          <table:table-cell table:formula="of:==[.G237]=[.G236]" office:value-type="boolean" office:boolean-value="false" calcext:value-type="boolean">
            <text:p>FALSE</text:p>
          </table:table-cell>
          <table:table-cell table:formula="of:==[.H237]=[.H236]" office:value-type="boolean" office:boolean-value="false" calcext:value-type="boolean">
            <text:p>FALSE</text:p>
          </table:table-cell>
          <table:table-cell table:formula="of:==[.I237]=[.I23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c.conv.fs.totals.flow.T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table:formula="of:==[.D238]=[.D237]" office:value-type="boolean" office:boolean-value="false" calcext:value-type="boolean">
            <text:p>FALSE</text:p>
          </table:table-cell>
          <table:table-cell table:formula="of:==[.E238]=[.E237]" office:value-type="boolean" office:boolean-value="false" calcext:value-type="boolean">
            <text:p>FALSE</text:p>
          </table:table-cell>
          <table:table-cell table:formula="of:==[.F238]=[.F237]" office:value-type="boolean" office:boolean-value="false" calcext:value-type="boolean">
            <text:p>FALSE</text:p>
          </table:table-cell>
          <table:table-cell table:formula="of:==[.G238]=[.G237]" office:value-type="boolean" office:boolean-value="false" calcext:value-type="boolean">
            <text:p>FALSE</text:p>
          </table:table-cell>
          <table:table-cell table:formula="of:==[.H238]=[.H237]" office:value-type="boolean" office:boolean-value="false" calcext:value-type="boolean">
            <text:p>FALSE</text:p>
          </table:table-cell>
          <table:table-cell table:formula="of:==[.I238]=[.I23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239]=[.D238]" office:value-type="boolean" office:boolean-value="false" calcext:value-type="boolean">
            <text:p>FALSE</text:p>
          </table:table-cell>
          <table:table-cell table:formula="of:==[.E239]=[.E238]" office:value-type="boolean" office:boolean-value="false" calcext:value-type="boolean">
            <text:p>FALSE</text:p>
          </table:table-cell>
          <table:table-cell table:formula="of:==[.F239]=[.F238]" office:value-type="boolean" office:boolean-value="false" calcext:value-type="boolean">
            <text:p>FALSE</text:p>
          </table:table-cell>
          <table:table-cell table:formula="of:==[.G239]=[.G238]" office:value-type="boolean" office:boolean-value="false" calcext:value-type="boolean">
            <text:p>FALSE</text:p>
          </table:table-cell>
          <table:table-cell table:formula="of:==[.H239]=[.H238]" office:value-type="boolean" office:boolean-value="false" calcext:value-type="boolean">
            <text:p>FALSE</text:p>
          </table:table-cell>
          <table:table-cell table:formula="of:==[.I239]=[.I23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area</text:p>
          </table:table-cell>
          <table:table-cell table:number-columns-repeated="6" office:value-type="float" office:value="44.7654029711486" calcext:value-type="float">
            <text:p>44.7654029711486</text:p>
          </table:table-cell>
          <table:table-cell table:formula="of:==[.D240]=[.D239]" office:value-type="boolean" office:boolean-value="false" calcext:value-type="boolean">
            <text:p>FALSE</text:p>
          </table:table-cell>
          <table:table-cell table:formula="of:==[.E240]=[.E239]" office:value-type="boolean" office:boolean-value="false" calcext:value-type="boolean">
            <text:p>FALSE</text:p>
          </table:table-cell>
          <table:table-cell table:formula="of:==[.F240]=[.F239]" office:value-type="boolean" office:boolean-value="false" calcext:value-type="boolean">
            <text:p>FALSE</text:p>
          </table:table-cell>
          <table:table-cell table:formula="of:==[.G240]=[.G239]" office:value-type="boolean" office:boolean-value="false" calcext:value-type="boolean">
            <text:p>FALSE</text:p>
          </table:table-cell>
          <table:table-cell table:formula="of:==[.H240]=[.H239]" office:value-type="boolean" office:boolean-value="false" calcext:value-type="boolean">
            <text:p>FALSE</text:p>
          </table:table-cell>
          <table:table-cell table:formula="of:==[.I240]=[.I23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Cp</text:p>
          </table:table-cell>
          <table:table-cell office:value-type="float" office:value="0.242978201575311" calcext:value-type="float">
            <text:p>0.242978201575311</text:p>
          </table:table-cell>
          <table:table-cell office:value-type="float" office:value="0.242644438392012" calcext:value-type="float">
            <text:p>0.242644438392012</text:p>
          </table:table-cell>
          <table:table-cell office:value-type="float" office:value="0.242331183168786" calcext:value-type="float">
            <text:p>0.242331183168786</text:p>
          </table:table-cell>
          <table:table-cell office:value-type="float" office:value="0.242048004724858" calcext:value-type="float">
            <text:p>0.242048004724858</text:p>
          </table:table-cell>
          <table:table-cell office:value-type="float" office:value="0.241801774316836" calcext:value-type="float">
            <text:p>0.241801774316836</text:p>
          </table:table-cell>
          <table:table-cell office:value-type="float" office:value="0.241567341228873" calcext:value-type="float">
            <text:p>0.241567341228873</text:p>
          </table:table-cell>
          <table:table-cell table:formula="of:==[.D241]=[.D240]" office:value-type="boolean" office:boolean-value="false" calcext:value-type="boolean">
            <text:p>FALSE</text:p>
          </table:table-cell>
          <table:table-cell table:formula="of:==[.E241]=[.E240]" office:value-type="boolean" office:boolean-value="false" calcext:value-type="boolean">
            <text:p>FALSE</text:p>
          </table:table-cell>
          <table:table-cell table:formula="of:==[.F241]=[.F240]" office:value-type="boolean" office:boolean-value="false" calcext:value-type="boolean">
            <text:p>FALSE</text:p>
          </table:table-cell>
          <table:table-cell table:formula="of:==[.G241]=[.G240]" office:value-type="boolean" office:boolean-value="false" calcext:value-type="boolean">
            <text:p>FALSE</text:p>
          </table:table-cell>
          <table:table-cell table:formula="of:==[.H241]=[.H240]" office:value-type="boolean" office:boolean-value="false" calcext:value-type="boolean">
            <text:p>FALSE</text:p>
          </table:table-cell>
          <table:table-cell table:formula="of:==[.I241]=[.I24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Cv</text:p>
          </table:table-cell>
          <table:table-cell office:value-type="float" office:value="0.174417410514405" calcext:value-type="float">
            <text:p>0.174417410514405</text:p>
          </table:table-cell>
          <table:table-cell office:value-type="float" office:value="0.174083644564916" calcext:value-type="float">
            <text:p>0.174083644564916</text:p>
          </table:table-cell>
          <table:table-cell office:value-type="float" office:value="0.173770386827219" calcext:value-type="float">
            <text:p>0.173770386827219</text:p>
          </table:table-cell>
          <table:table-cell office:value-type="float" office:value="0.173487206146219" calcext:value-type="float">
            <text:p>0.173487206146219</text:p>
          </table:table-cell>
          <table:table-cell office:value-type="float" office:value="0.173240973810185" calcext:value-type="float">
            <text:p>0.173240973810185</text:p>
          </table:table-cell>
          <table:table-cell office:value-type="float" office:value="0.17300653887367" calcext:value-type="float">
            <text:p>0.17300653887367</text:p>
          </table:table-cell>
          <table:table-cell table:formula="of:==[.D242]=[.D241]" office:value-type="boolean" office:boolean-value="false" calcext:value-type="boolean">
            <text:p>FALSE</text:p>
          </table:table-cell>
          <table:table-cell table:formula="of:==[.E242]=[.E241]" office:value-type="boolean" office:boolean-value="false" calcext:value-type="boolean">
            <text:p>FALSE</text:p>
          </table:table-cell>
          <table:table-cell table:formula="of:==[.F242]=[.F241]" office:value-type="boolean" office:boolean-value="false" calcext:value-type="boolean">
            <text:p>FALSE</text:p>
          </table:table-cell>
          <table:table-cell table:formula="of:==[.G242]=[.G241]" office:value-type="boolean" office:boolean-value="false" calcext:value-type="boolean">
            <text:p>FALSE</text:p>
          </table:table-cell>
          <table:table-cell table:formula="of:==[.H242]=[.H241]" office:value-type="boolean" office:boolean-value="false" calcext:value-type="boolean">
            <text:p>FALSE</text:p>
          </table:table-cell>
          <table:table-cell table:formula="of:==[.I242]=[.I24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gamma</text:p>
          </table:table-cell>
          <table:table-cell office:value-type="float" office:value="1.39308454890419" calcext:value-type="float">
            <text:p>1.39308454890419</text:p>
          </table:table-cell>
          <table:table-cell office:value-type="float" office:value="1.39383821627143" calcext:value-type="float">
            <text:p>1.39383821627143</text:p>
          </table:table-cell>
          <table:table-cell office:value-type="float" office:value="1.39454820784364" calcext:value-type="float">
            <text:p>1.39454820784364</text:p>
          </table:table-cell>
          <table:table-cell office:value-type="float" office:value="1.39519223669364" calcext:value-type="float">
            <text:p>1.39519223669364</text:p>
          </table:table-cell>
          <table:table-cell office:value-type="float" office:value="1.39575394623891" calcext:value-type="float">
            <text:p>1.39575394623891</text:p>
          </table:table-cell>
          <table:table-cell office:value-type="float" office:value="1.39629022920173" calcext:value-type="float">
            <text:p>1.39629022920173</text:p>
          </table:table-cell>
          <table:table-cell table:formula="of:==[.D243]=[.D242]" office:value-type="boolean" office:boolean-value="false" calcext:value-type="boolean">
            <text:p>FALSE</text:p>
          </table:table-cell>
          <table:table-cell table:formula="of:==[.E243]=[.E242]" office:value-type="boolean" office:boolean-value="false" calcext:value-type="boolean">
            <text:p>FALSE</text:p>
          </table:table-cell>
          <table:table-cell table:formula="of:==[.F243]=[.F242]" office:value-type="boolean" office:boolean-value="false" calcext:value-type="boolean">
            <text:p>FALSE</text:p>
          </table:table-cell>
          <table:table-cell table:formula="of:==[.G243]=[.G242]" office:value-type="boolean" office:boolean-value="false" calcext:value-type="boolean">
            <text:p>FALSE</text:p>
          </table:table-cell>
          <table:table-cell table:formula="of:==[.H243]=[.H242]" office:value-type="boolean" office:boolean-value="false" calcext:value-type="boolean">
            <text:p>FALSE</text:p>
          </table:table-cell>
          <table:table-cell table:formula="of:==[.I243]=[.I24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h</text:p>
          </table:table-cell>
          <table:table-cell office:value-type="float" office:value="54.5965749289801" calcext:value-type="float">
            <text:p>54.5965749289801</text:p>
          </table:table-cell>
          <table:table-cell office:value-type="float" office:value="50.3193931751602" calcext:value-type="float">
            <text:p>50.3193931751602</text:p>
          </table:table-cell>
          <table:table-cell office:value-type="float" office:value="46.0955456991999" calcext:value-type="float">
            <text:p>46.0955456991999</text:p>
          </table:table-cell>
          <table:table-cell office:value-type="float" office:value="42.0678228706016" calcext:value-type="float">
            <text:p>42.0678228706016</text:p>
          </table:table-cell>
          <table:table-cell office:value-type="float" office:value="38.3718318639373" calcext:value-type="float">
            <text:p>38.3718318639373</text:p>
          </table:table-cell>
          <table:table-cell office:value-type="float" office:value="34.6520339395557" calcext:value-type="float">
            <text:p>34.6520339395557</text:p>
          </table:table-cell>
          <table:table-cell table:formula="of:==[.D244]=[.D243]" office:value-type="boolean" office:boolean-value="false" calcext:value-type="boolean">
            <text:p>FALSE</text:p>
          </table:table-cell>
          <table:table-cell table:formula="of:==[.E244]=[.E243]" office:value-type="boolean" office:boolean-value="false" calcext:value-type="boolean">
            <text:p>FALSE</text:p>
          </table:table-cell>
          <table:table-cell table:formula="of:==[.F244]=[.F243]" office:value-type="boolean" office:boolean-value="false" calcext:value-type="boolean">
            <text:p>FALSE</text:p>
          </table:table-cell>
          <table:table-cell table:formula="of:==[.G244]=[.G243]" office:value-type="boolean" office:boolean-value="false" calcext:value-type="boolean">
            <text:p>FALSE</text:p>
          </table:table-cell>
          <table:table-cell table:formula="of:==[.H244]=[.H243]" office:value-type="boolean" office:boolean-value="false" calcext:value-type="boolean">
            <text:p>FALSE</text:p>
          </table:table-cell>
          <table:table-cell table:formula="of:==[.I244]=[.I24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MN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353680281077084" calcext:value-type="float">
            <text:p>0.353680281077084</text:p>
          </table:table-cell>
          <table:table-cell office:value-type="float" office:value="0.350860555982422" calcext:value-type="float">
            <text:p>0.350860555982422</text:p>
          </table:table-cell>
          <table:table-cell office:value-type="float" office:value="0.347609104837149" calcext:value-type="float">
            <text:p>0.347609104837149</text:p>
          </table:table-cell>
          <table:table-cell office:value-type="float" office:value="0.343688357156879" calcext:value-type="float">
            <text:p>0.343688357156879</text:p>
          </table:table-cell>
          <table:table-cell office:value-type="float" office:value="0.339735449562032" calcext:value-type="float">
            <text:p>0.339735449562032</text:p>
          </table:table-cell>
          <table:table-cell table:formula="of:==[.D245]=[.D244]" office:value-type="boolean" office:boolean-value="false" calcext:value-type="boolean">
            <text:p>FALSE</text:p>
          </table:table-cell>
          <table:table-cell table:formula="of:==[.E245]=[.E244]" office:value-type="boolean" office:boolean-value="false" calcext:value-type="boolean">
            <text:p>FALSE</text:p>
          </table:table-cell>
          <table:table-cell table:formula="of:==[.F245]=[.F244]" office:value-type="boolean" office:boolean-value="false" calcext:value-type="boolean">
            <text:p>FALSE</text:p>
          </table:table-cell>
          <table:table-cell table:formula="of:==[.G245]=[.G244]" office:value-type="boolean" office:boolean-value="false" calcext:value-type="boolean">
            <text:p>FALSE</text:p>
          </table:table-cell>
          <table:table-cell table:formula="of:==[.H245]=[.H244]" office:value-type="boolean" office:boolean-value="false" calcext:value-type="boolean">
            <text:p>FALSE</text:p>
          </table:table-cell>
          <table:table-cell table:formula="of:==[.I245]=[.I24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P</text:p>
          </table:table-cell>
          <table:table-cell office:value-type="float" office:value="30.0391367153928" calcext:value-type="float">
            <text:p>30.0391367153928</text:p>
          </table:table-cell>
          <table:table-cell office:value-type="float" office:value="28.1277478350677" calcext:value-type="float">
            <text:p>28.1277478350677</text:p>
          </table:table-cell>
          <table:table-cell office:value-type="float" office:value="26.242902483706" calcext:value-type="float">
            <text:p>26.242902483706</text:p>
          </table:table-cell>
          <table:table-cell office:value-type="float" office:value="24.3542210299039" calcext:value-type="float">
            <text:p>24.3542210299039</text:p>
          </table:table-cell>
          <table:table-cell office:value-type="float" office:value="22.6838818631937" calcext:value-type="float">
            <text:p>22.6838818631937</text:p>
          </table:table-cell>
          <table:table-cell office:value-type="float" office:value="21.0081625696584" calcext:value-type="float">
            <text:p>21.0081625696584</text:p>
          </table:table-cell>
          <table:table-cell table:formula="of:==[.D246]=[.D245]" office:value-type="boolean" office:boolean-value="false" calcext:value-type="boolean">
            <text:p>FALSE</text:p>
          </table:table-cell>
          <table:table-cell table:formula="of:==[.E246]=[.E245]" office:value-type="boolean" office:boolean-value="false" calcext:value-type="boolean">
            <text:p>FALSE</text:p>
          </table:table-cell>
          <table:table-cell table:formula="of:==[.F246]=[.F245]" office:value-type="boolean" office:boolean-value="false" calcext:value-type="boolean">
            <text:p>FALSE</text:p>
          </table:table-cell>
          <table:table-cell table:formula="of:==[.G246]=[.G245]" office:value-type="boolean" office:boolean-value="false" calcext:value-type="boolean">
            <text:p>FALSE</text:p>
          </table:table-cell>
          <table:table-cell table:formula="of:==[.H246]=[.H245]" office:value-type="boolean" office:boolean-value="false" calcext:value-type="boolean">
            <text:p>FALSE</text:p>
          </table:table-cell>
          <table:table-cell table:formula="of:==[.I246]=[.I24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247]=[.D246]" office:value-type="boolean" office:boolean-value="false" calcext:value-type="boolean">
            <text:p>FALSE</text:p>
          </table:table-cell>
          <table:table-cell table:formula="of:==[.E247]=[.E246]" office:value-type="boolean" office:boolean-value="false" calcext:value-type="boolean">
            <text:p>FALSE</text:p>
          </table:table-cell>
          <table:table-cell table:formula="of:==[.F247]=[.F246]" office:value-type="boolean" office:boolean-value="false" calcext:value-type="boolean">
            <text:p>FALSE</text:p>
          </table:table-cell>
          <table:table-cell table:formula="of:==[.G247]=[.G246]" office:value-type="boolean" office:boolean-value="false" calcext:value-type="boolean">
            <text:p>FALSE</text:p>
          </table:table-cell>
          <table:table-cell table:formula="of:==[.H247]=[.H246]" office:value-type="boolean" office:boolean-value="false" calcext:value-type="boolean">
            <text:p>FALSE</text:p>
          </table:table-cell>
          <table:table-cell table:formula="of:==[.I247]=[.I24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rho</text:p>
          </table:table-cell>
          <table:table-cell office:value-type="float" office:value="0.105194893168908" calcext:value-type="float">
            <text:p>0.105194893168908</text:p>
          </table:table-cell>
          <table:table-cell office:value-type="float" office:value="0.100805334077558" calcext:value-type="float">
            <text:p>0.100805334077558</text:p>
          </table:table-cell>
          <table:table-cell office:value-type="float" office:value="0.0962772031836605" calcext:value-type="float">
            <text:p>0.0962772031836605</text:p>
          </table:table-cell>
          <table:table-cell office:value-type="float" office:value="0.0914146965543296" calcext:value-type="float">
            <text:p>0.0914146965543296</text:p>
          </table:table-cell>
          <table:table-cell office:value-type="float" office:value="0.0869933323396403" calcext:value-type="float">
            <text:p>0.0869933323396403</text:p>
          </table:table-cell>
          <table:table-cell office:value-type="float" office:value="0.0823682643100225" calcext:value-type="float">
            <text:p>0.0823682643100225</text:p>
          </table:table-cell>
          <table:table-cell table:formula="of:==[.D248]=[.D247]" office:value-type="boolean" office:boolean-value="false" calcext:value-type="boolean">
            <text:p>FALSE</text:p>
          </table:table-cell>
          <table:table-cell table:formula="of:==[.E248]=[.E247]" office:value-type="boolean" office:boolean-value="false" calcext:value-type="boolean">
            <text:p>FALSE</text:p>
          </table:table-cell>
          <table:table-cell table:formula="of:==[.F248]=[.F247]" office:value-type="boolean" office:boolean-value="false" calcext:value-type="boolean">
            <text:p>FALSE</text:p>
          </table:table-cell>
          <table:table-cell table:formula="of:==[.G248]=[.G247]" office:value-type="boolean" office:boolean-value="false" calcext:value-type="boolean">
            <text:p>FALSE</text:p>
          </table:table-cell>
          <table:table-cell table:formula="of:==[.H248]=[.H247]" office:value-type="boolean" office:boolean-value="false" calcext:value-type="boolean">
            <text:p>FALSE</text:p>
          </table:table-cell>
          <table:table-cell table:formula="of:==[.I248]=[.I24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S</text:p>
          </table:table-cell>
          <table:table-cell office:value-type="float" office:value="1.67773484877133" calcext:value-type="float">
            <text:p>1.67773484877133</text:p>
          </table:table-cell>
          <table:table-cell office:value-type="float" office:value="1.67662847876548" calcext:value-type="float">
            <text:p>1.67662847876548</text:p>
          </table:table-cell>
          <table:table-cell office:value-type="float" office:value="1.67570959168208" calcext:value-type="float">
            <text:p>1.67570959168208</text:p>
          </table:table-cell>
          <table:table-cell office:value-type="float" office:value="1.67529293020549" calcext:value-type="float">
            <text:p>1.67529293020549</text:p>
          </table:table-cell>
          <table:table-cell office:value-type="float" office:value="1.67496886829399" calcext:value-type="float">
            <text:p>1.67496886829399</text:p>
          </table:table-cell>
          <table:table-cell office:value-type="float" office:value="1.67488645676785" calcext:value-type="float">
            <text:p>1.67488645676785</text:p>
          </table:table-cell>
          <table:table-cell table:formula="of:==[.D249]=[.D248]" office:value-type="boolean" office:boolean-value="false" calcext:value-type="boolean">
            <text:p>FALSE</text:p>
          </table:table-cell>
          <table:table-cell table:formula="of:==[.E249]=[.E248]" office:value-type="boolean" office:boolean-value="false" calcext:value-type="boolean">
            <text:p>FALSE</text:p>
          </table:table-cell>
          <table:table-cell table:formula="of:==[.F249]=[.F248]" office:value-type="boolean" office:boolean-value="false" calcext:value-type="boolean">
            <text:p>FALSE</text:p>
          </table:table-cell>
          <table:table-cell table:formula="of:==[.G249]=[.G248]" office:value-type="boolean" office:boolean-value="false" calcext:value-type="boolean">
            <text:p>FALSE</text:p>
          </table:table-cell>
          <table:table-cell table:formula="of:==[.H249]=[.H248]" office:value-type="boolean" office:boolean-value="false" calcext:value-type="boolean">
            <text:p>FALSE</text:p>
          </table:table-cell>
          <table:table-cell table:formula="of:==[.I249]=[.I24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T</text:p>
          </table:table-cell>
          <table:table-cell office:value-type="float" office:value="770.735970918548" calcext:value-type="float">
            <text:p>770.735970918548</text:p>
          </table:table-cell>
          <table:table-cell office:value-type="float" office:value="753.120178599977" calcext:value-type="float">
            <text:p>753.120178599977</text:p>
          </table:table-cell>
          <table:table-cell office:value-type="float" office:value="735.700815995011" calcext:value-type="float">
            <text:p>735.700815995011</text:p>
          </table:table-cell>
          <table:table-cell office:value-type="float" office:value="719.069813816846" calcext:value-type="float">
            <text:p>719.069813816846</text:p>
          </table:table-cell>
          <table:table-cell office:value-type="float" office:value="703.791870362464" calcext:value-type="float">
            <text:p>703.791870362464</text:p>
          </table:table-cell>
          <table:table-cell office:value-type="float" office:value="688.400205016342" calcext:value-type="float">
            <text:p>688.400205016342</text:p>
          </table:table-cell>
          <table:table-cell table:formula="of:==[.D250]=[.D249]" office:value-type="boolean" office:boolean-value="false" calcext:value-type="boolean">
            <text:p>FALSE</text:p>
          </table:table-cell>
          <table:table-cell table:formula="of:==[.E250]=[.E249]" office:value-type="boolean" office:boolean-value="false" calcext:value-type="boolean">
            <text:p>FALSE</text:p>
          </table:table-cell>
          <table:table-cell table:formula="of:==[.F250]=[.F249]" office:value-type="boolean" office:boolean-value="false" calcext:value-type="boolean">
            <text:p>FALSE</text:p>
          </table:table-cell>
          <table:table-cell table:formula="of:==[.G250]=[.G249]" office:value-type="boolean" office:boolean-value="false" calcext:value-type="boolean">
            <text:p>FALSE</text:p>
          </table:table-cell>
          <table:table-cell table:formula="of:==[.H250]=[.H249]" office:value-type="boolean" office:boolean-value="false" calcext:value-type="boolean">
            <text:p>FALSE</text:p>
          </table:table-cell>
          <table:table-cell table:formula="of:==[.I250]=[.I24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V</text:p>
          </table:table-cell>
          <table:table-cell office:value-type="float" office:value="483.709991271388" calcext:value-type="float">
            <text:p>483.709991271388</text:p>
          </table:table-cell>
          <table:table-cell office:value-type="float" office:value="474.76299080766" calcext:value-type="float">
            <text:p>474.76299080766</text:p>
          </table:table-cell>
          <table:table-cell office:value-type="float" office:value="465.617844902228" calcext:value-type="float">
            <text:p>465.617844902228</text:p>
          </table:table-cell>
          <table:table-cell office:value-type="float" office:value="456.164392776491" calcext:value-type="float">
            <text:p>456.164392776491</text:p>
          </table:table-cell>
          <table:table-cell office:value-type="float" office:value="446.29195682226" calcext:value-type="float">
            <text:p>446.29195682226</text:p>
          </table:table-cell>
          <table:table-cell office:value-type="float" office:value="436.392115363421" calcext:value-type="float">
            <text:p>436.392115363421</text:p>
          </table:table-cell>
          <table:table-cell table:formula="of:==[.D251]=[.D250]" office:value-type="boolean" office:boolean-value="false" calcext:value-type="boolean">
            <text:p>FALSE</text:p>
          </table:table-cell>
          <table:table-cell table:formula="of:==[.E251]=[.E250]" office:value-type="boolean" office:boolean-value="false" calcext:value-type="boolean">
            <text:p>FALSE</text:p>
          </table:table-cell>
          <table:table-cell table:formula="of:==[.F251]=[.F250]" office:value-type="boolean" office:boolean-value="false" calcext:value-type="boolean">
            <text:p>FALSE</text:p>
          </table:table-cell>
          <table:table-cell table:formula="of:==[.G251]=[.G250]" office:value-type="boolean" office:boolean-value="false" calcext:value-type="boolean">
            <text:p>FALSE</text:p>
          </table:table-cell>
          <table:table-cell table:formula="of:==[.H251]=[.H250]" office:value-type="boolean" office:boolean-value="false" calcext:value-type="boolean">
            <text:p>FALSE</text:p>
          </table:table-cell>
          <table:table-cell table:formula="of:==[.I251]=[.I25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Vsonic</text:p>
          </table:table-cell>
          <table:table-cell office:value-type="float" office:value="1357.59189242601" calcext:value-type="float">
            <text:p>1357.59189242601</text:p>
          </table:table-cell>
          <table:table-cell office:value-type="float" office:value="1342.35075068883" calcext:value-type="float">
            <text:p>1342.35075068883</text:p>
          </table:table-cell>
          <table:table-cell office:value-type="float" office:value="1327.07378177203" calcext:value-type="float">
            <text:p>1327.07378177203</text:p>
          </table:table-cell>
          <table:table-cell office:value-type="float" office:value="1312.29126748622" calcext:value-type="float">
            <text:p>1312.29126748622</text:p>
          </table:table-cell>
          <table:table-cell office:value-type="float" office:value="1298.53673401729" calcext:value-type="float">
            <text:p>1298.53673401729</text:p>
          </table:table-cell>
          <table:table-cell office:value-type="float" office:value="1284.50568207113" calcext:value-type="float">
            <text:p>1284.50568207113</text:p>
          </table:table-cell>
          <table:table-cell table:formula="of:==[.D252]=[.D251]" office:value-type="boolean" office:boolean-value="false" calcext:value-type="boolean">
            <text:p>FALSE</text:p>
          </table:table-cell>
          <table:table-cell table:formula="of:==[.E252]=[.E251]" office:value-type="boolean" office:boolean-value="false" calcext:value-type="boolean">
            <text:p>FALSE</text:p>
          </table:table-cell>
          <table:table-cell table:formula="of:==[.F252]=[.F251]" office:value-type="boolean" office:boolean-value="false" calcext:value-type="boolean">
            <text:p>FALSE</text:p>
          </table:table-cell>
          <table:table-cell table:formula="of:==[.G252]=[.G251]" office:value-type="boolean" office:boolean-value="false" calcext:value-type="boolean">
            <text:p>FALSE</text:p>
          </table:table-cell>
          <table:table-cell table:formula="of:==[.H252]=[.H251]" office:value-type="boolean" office:boolean-value="false" calcext:value-type="boolean">
            <text:p>FALSE</text:p>
          </table:table-cell>
          <table:table-cell table:formula="of:==[.I252]=[.I25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W</text:p>
          </table:table-cell>
          <table:table-cell office:value-type="float" office:value="15.8182968427373" calcext:value-type="float">
            <text:p>15.8182968427373</text:p>
          </table:table-cell>
          <table:table-cell office:value-type="float" office:value="14.8778568758857" calcext:value-type="float">
            <text:p>14.8778568758857</text:p>
          </table:table-cell>
          <table:table-cell office:value-type="float" office:value="13.9358379723603" calcext:value-type="float">
            <text:p>13.9358379723603</text:p>
          </table:table-cell>
          <table:table-cell office:value-type="float" office:value="12.9633548820209" calcext:value-type="float">
            <text:p>12.9633548820209</text:p>
          </table:table-cell>
          <table:table-cell office:value-type="float" office:value="12.0693820053909" calcext:value-type="float">
            <text:p>12.0693820053909</text:p>
          </table:table-cell>
          <table:table-cell office:value-type="float" office:value="11.1742096661882" calcext:value-type="float">
            <text:p>11.1742096661882</text:p>
          </table:table-cell>
          <table:table-cell table:formula="of:==[.D253]=[.D252]" office:value-type="boolean" office:boolean-value="false" calcext:value-type="boolean">
            <text:p>FALSE</text:p>
          </table:table-cell>
          <table:table-cell table:formula="of:==[.E253]=[.E252]" office:value-type="boolean" office:boolean-value="false" calcext:value-type="boolean">
            <text:p>FALSE</text:p>
          </table:table-cell>
          <table:table-cell table:formula="of:==[.F253]=[.F252]" office:value-type="boolean" office:boolean-value="false" calcext:value-type="boolean">
            <text:p>FALSE</text:p>
          </table:table-cell>
          <table:table-cell table:formula="of:==[.G253]=[.G252]" office:value-type="boolean" office:boolean-value="false" calcext:value-type="boolean">
            <text:p>FALSE</text:p>
          </table:table-cell>
          <table:table-cell table:formula="of:==[.H253]=[.H252]" office:value-type="boolean" office:boolean-value="false" calcext:value-type="boolean">
            <text:p>FALSE</text:p>
          </table:table-cell>
          <table:table-cell table:formula="of:==[.I253]=[.I25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254]=[.D253]" office:value-type="boolean" office:boolean-value="false" calcext:value-type="boolean">
            <text:p>FALSE</text:p>
          </table:table-cell>
          <table:table-cell table:formula="of:==[.E254]=[.E253]" office:value-type="boolean" office:boolean-value="false" calcext:value-type="boolean">
            <text:p>FALSE</text:p>
          </table:table-cell>
          <table:table-cell table:formula="of:==[.F254]=[.F253]" office:value-type="boolean" office:boolean-value="false" calcext:value-type="boolean">
            <text:p>FALSE</text:p>
          </table:table-cell>
          <table:table-cell table:formula="of:==[.G254]=[.G253]" office:value-type="boolean" office:boolean-value="false" calcext:value-type="boolean">
            <text:p>FALSE</text:p>
          </table:table-cell>
          <table:table-cell table:formula="of:==[.H254]=[.H253]" office:value-type="boolean" office:boolean-value="false" calcext:value-type="boolean">
            <text:p>FALSE</text:p>
          </table:table-cell>
          <table:table-cell table:formula="of:==[.I254]=[.I25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tot:Cp</text:p>
          </table:table-cell>
          <table:table-cell office:value-type="float" office:value="0.243361261710643" calcext:value-type="float">
            <text:p>0.243361261710643</text:p>
          </table:table-cell>
          <table:table-cell office:value-type="float" office:value="0.242996145788928" calcext:value-type="float">
            <text:p>0.242996145788928</text:p>
          </table:table-cell>
          <table:table-cell office:value-type="float" office:value="0.242652493430353" calcext:value-type="float">
            <text:p>0.242652493430353</text:p>
          </table:table-cell>
          <table:table-cell office:value-type="float" office:value="0.242340423794163" calcext:value-type="float">
            <text:p>0.242340423794163</text:p>
          </table:table-cell>
          <table:table-cell office:value-type="float" office:value="0.242067291190996" calcext:value-type="float">
            <text:p>0.242067291190996</text:p>
          </table:table-cell>
          <table:table-cell office:value-type="float" office:value="0.241807182254762" calcext:value-type="float">
            <text:p>0.241807182254762</text:p>
          </table:table-cell>
          <table:table-cell table:formula="of:==[.D255]=[.D254]" office:value-type="boolean" office:boolean-value="false" calcext:value-type="boolean">
            <text:p>FALSE</text:p>
          </table:table-cell>
          <table:table-cell table:formula="of:==[.E255]=[.E254]" office:value-type="boolean" office:boolean-value="false" calcext:value-type="boolean">
            <text:p>FALSE</text:p>
          </table:table-cell>
          <table:table-cell table:formula="of:==[.F255]=[.F254]" office:value-type="boolean" office:boolean-value="false" calcext:value-type="boolean">
            <text:p>FALSE</text:p>
          </table:table-cell>
          <table:table-cell table:formula="of:==[.G255]=[.G254]" office:value-type="boolean" office:boolean-value="false" calcext:value-type="boolean">
            <text:p>FALSE</text:p>
          </table:table-cell>
          <table:table-cell table:formula="of:==[.H255]=[.H254]" office:value-type="boolean" office:boolean-value="false" calcext:value-type="boolean">
            <text:p>FALSE</text:p>
          </table:table-cell>
          <table:table-cell table:formula="of:==[.I255]=[.I25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tot:Cv</text:p>
          </table:table-cell>
          <table:table-cell office:value-type="float" office:value="0.174800474071643" calcext:value-type="float">
            <text:p>0.174800474071643</text:p>
          </table:table-cell>
          <table:table-cell office:value-type="float" office:value="0.174435354949008" calcext:value-type="float">
            <text:p>0.174435354949008</text:p>
          </table:table-cell>
          <table:table-cell office:value-type="float" office:value="0.174091699712921" calcext:value-type="float">
            <text:p>0.174091699712921</text:p>
          </table:table-cell>
          <table:table-cell office:value-type="float" office:value="0.173779627542104" calcext:value-type="float">
            <text:p>0.173779627542104</text:p>
          </table:table-cell>
          <table:table-cell office:value-type="float" office:value="0.173506490944182" calcext:value-type="float">
            <text:p>0.173506490944182</text:p>
          </table:table-cell>
          <table:table-cell office:value-type="float" office:value="0.173246381792487" calcext:value-type="float">
            <text:p>0.173246381792487</text:p>
          </table:table-cell>
          <table:table-cell table:formula="of:==[.D256]=[.D255]" office:value-type="boolean" office:boolean-value="false" calcext:value-type="boolean">
            <text:p>FALSE</text:p>
          </table:table-cell>
          <table:table-cell table:formula="of:==[.E256]=[.E255]" office:value-type="boolean" office:boolean-value="false" calcext:value-type="boolean">
            <text:p>FALSE</text:p>
          </table:table-cell>
          <table:table-cell table:formula="of:==[.F256]=[.F255]" office:value-type="boolean" office:boolean-value="false" calcext:value-type="boolean">
            <text:p>FALSE</text:p>
          </table:table-cell>
          <table:table-cell table:formula="of:==[.G256]=[.G255]" office:value-type="boolean" office:boolean-value="false" calcext:value-type="boolean">
            <text:p>FALSE</text:p>
          </table:table-cell>
          <table:table-cell table:formula="of:==[.H256]=[.H255]" office:value-type="boolean" office:boolean-value="false" calcext:value-type="boolean">
            <text:p>FALSE</text:p>
          </table:table-cell>
          <table:table-cell table:formula="of:==[.I256]=[.I25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tot:gamma</text:p>
          </table:table-cell>
          <table:table-cell office:value-type="float" office:value="1.392223109541" calcext:value-type="float">
            <text:p>1.392223109541</text:p>
          </table:table-cell>
          <table:table-cell office:value-type="float" office:value="1.39304411033481" calcext:value-type="float">
            <text:p>1.39304411033481</text:p>
          </table:table-cell>
          <table:table-cell office:value-type="float" office:value="1.39381999287491" calcext:value-type="float">
            <text:p>1.39381999287491</text:p>
          </table:table-cell>
          <table:table-cell office:value-type="float" office:value="1.39452722723812" calcext:value-type="float">
            <text:p>1.39452722723812</text:p>
          </table:table-cell>
          <table:table-cell office:value-type="float" office:value="1.39514832252914" calcext:value-type="float">
            <text:p>1.39514832252914</text:p>
          </table:table-cell>
          <table:table-cell office:value-type="float" office:value="1.39574159229343" calcext:value-type="float">
            <text:p>1.39574159229343</text:p>
          </table:table-cell>
          <table:table-cell table:formula="of:==[.D257]=[.D256]" office:value-type="boolean" office:boolean-value="false" calcext:value-type="boolean">
            <text:p>FALSE</text:p>
          </table:table-cell>
          <table:table-cell table:formula="of:==[.E257]=[.E256]" office:value-type="boolean" office:boolean-value="false" calcext:value-type="boolean">
            <text:p>FALSE</text:p>
          </table:table-cell>
          <table:table-cell table:formula="of:==[.F257]=[.F256]" office:value-type="boolean" office:boolean-value="false" calcext:value-type="boolean">
            <text:p>FALSE</text:p>
          </table:table-cell>
          <table:table-cell table:formula="of:==[.G257]=[.G256]" office:value-type="boolean" office:boolean-value="false" calcext:value-type="boolean">
            <text:p>FALSE</text:p>
          </table:table-cell>
          <table:table-cell table:formula="of:==[.H257]=[.H256]" office:value-type="boolean" office:boolean-value="false" calcext:value-type="boolean">
            <text:p>FALSE</text:p>
          </table:table-cell>
          <table:table-cell table:formula="of:==[.I257]=[.I25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tot:h</text:p>
          </table:table-cell>
          <table:table-cell office:value-type="float" office:value="59.2691935501112" calcext:value-type="float">
            <text:p>59.2691935501112</text:p>
          </table:table-cell>
          <table:table-cell office:value-type="float" office:value="54.8207551029167" calcext:value-type="float">
            <text:p>54.8207551029167</text:p>
          </table:table-cell>
          <table:table-cell office:value-type="float" office:value="50.42516241908" calcext:value-type="float">
            <text:p>50.42516241908</text:p>
          </table:table-cell>
          <table:table-cell office:value-type="float" office:value="46.2234156555574" calcext:value-type="float">
            <text:p>46.2234156555574</text:p>
          </table:table-cell>
          <table:table-cell office:value-type="float" office:value="42.3494981027241" calcext:value-type="float">
            <text:p>42.3494981027241</text:p>
          </table:table-cell>
          <table:table-cell office:value-type="float" office:value="38.4551887999479" calcext:value-type="float">
            <text:p>38.4551887999479</text:p>
          </table:table-cell>
          <table:table-cell table:formula="of:==[.D258]=[.D257]" office:value-type="boolean" office:boolean-value="false" calcext:value-type="boolean">
            <text:p>FALSE</text:p>
          </table:table-cell>
          <table:table-cell table:formula="of:==[.E258]=[.E257]" office:value-type="boolean" office:boolean-value="false" calcext:value-type="boolean">
            <text:p>FALSE</text:p>
          </table:table-cell>
          <table:table-cell table:formula="of:==[.F258]=[.F257]" office:value-type="boolean" office:boolean-value="false" calcext:value-type="boolean">
            <text:p>FALSE</text:p>
          </table:table-cell>
          <table:table-cell table:formula="of:==[.G258]=[.G257]" office:value-type="boolean" office:boolean-value="false" calcext:value-type="boolean">
            <text:p>FALSE</text:p>
          </table:table-cell>
          <table:table-cell table:formula="of:==[.H258]=[.H257]" office:value-type="boolean" office:boolean-value="false" calcext:value-type="boolean">
            <text:p>FALSE</text:p>
          </table:table-cell>
          <table:table-cell table:formula="of:==[.I258]=[.I25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tot:P</text:p>
          </table:table-cell>
          <table:table-cell office:value-type="float" office:value="32.7807778397797" calcext:value-type="float">
            <text:p>32.7807778397797</text:p>
          </table:table-cell>
          <table:table-cell office:value-type="float" office:value="30.6575226595118" calcext:value-type="float">
            <text:p>30.6575226595118</text:p>
          </table:table-cell>
          <table:table-cell office:value-type="float" office:value="28.5657060785188" calcext:value-type="float">
            <text:p>28.5657060785188</text:p>
          </table:table-cell>
          <table:table-cell office:value-type="float" office:value="26.4698672736121" calcext:value-type="float">
            <text:p>26.4698672736121</text:p>
          </table:table-cell>
          <table:table-cell office:value-type="float" office:value="24.6097006390691" calcext:value-type="float">
            <text:p>24.6097006390691</text:p>
          </table:table-cell>
          <table:table-cell office:value-type="float" office:value="22.7504229535358" calcext:value-type="float">
            <text:p>22.7504229535358</text:p>
          </table:table-cell>
          <table:table-cell table:formula="of:==[.D259]=[.D258]" office:value-type="boolean" office:boolean-value="false" calcext:value-type="boolean">
            <text:p>FALSE</text:p>
          </table:table-cell>
          <table:table-cell table:formula="of:==[.E259]=[.E258]" office:value-type="boolean" office:boolean-value="false" calcext:value-type="boolean">
            <text:p>FALSE</text:p>
          </table:table-cell>
          <table:table-cell table:formula="of:==[.F259]=[.F258]" office:value-type="boolean" office:boolean-value="false" calcext:value-type="boolean">
            <text:p>FALSE</text:p>
          </table:table-cell>
          <table:table-cell table:formula="of:==[.G259]=[.G258]" office:value-type="boolean" office:boolean-value="false" calcext:value-type="boolean">
            <text:p>FALSE</text:p>
          </table:table-cell>
          <table:table-cell table:formula="of:==[.H259]=[.H258]" office:value-type="boolean" office:boolean-value="false" calcext:value-type="boolean">
            <text:p>FALSE</text:p>
          </table:table-cell>
          <table:table-cell table:formula="of:==[.I259]=[.I25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tot:R</text:p>
          </table:table-cell>
          <table:table-cell office:value-type="float" office:value="0.0685607534820577" calcext:value-type="float">
            <text:p>0.0685607534820577</text:p>
          </table:table-cell>
          <table:table-cell office:value-type="float" office:value="0.068560753596669" calcext:value-type="float">
            <text:p>0.068560753596669</text:p>
          </table:table-cell>
          <table:table-cell office:value-type="float" office:value="0.0685607536890021" calcext:value-type="float">
            <text:p>0.0685607536890021</text:p>
          </table:table-cell>
          <table:table-cell office:value-type="float" office:value="0.0685607537609877" calcext:value-type="float">
            <text:p>0.0685607537609877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685607538580327" calcext:value-type="float">
            <text:p>0.0685607538580327</text:p>
          </table:table-cell>
          <table:table-cell table:formula="of:==[.D260]=[.D259]" office:value-type="boolean" office:boolean-value="false" calcext:value-type="boolean">
            <text:p>FALSE</text:p>
          </table:table-cell>
          <table:table-cell table:formula="of:==[.E260]=[.E259]" office:value-type="boolean" office:boolean-value="false" calcext:value-type="boolean">
            <text:p>FALSE</text:p>
          </table:table-cell>
          <table:table-cell table:formula="of:==[.F260]=[.F259]" office:value-type="boolean" office:boolean-value="false" calcext:value-type="boolean">
            <text:p>FALSE</text:p>
          </table:table-cell>
          <table:table-cell table:formula="of:==[.G260]=[.G259]" office:value-type="boolean" office:boolean-value="false" calcext:value-type="boolean">
            <text:p>FALSE</text:p>
          </table:table-cell>
          <table:table-cell table:formula="of:==[.H260]=[.H259]" office:value-type="boolean" office:boolean-value="false" calcext:value-type="boolean">
            <text:p>FALSE</text:p>
          </table:table-cell>
          <table:table-cell table:formula="of:==[.I260]=[.I25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tot:rho</text:p>
          </table:table-cell>
          <table:table-cell office:value-type="float" office:value="0.112003444629935" calcext:value-type="float">
            <text:p>0.112003444629935</text:p>
          </table:table-cell>
          <table:table-cell office:value-type="float" office:value="0.107232072155549" calcext:value-type="float">
            <text:p>0.107232072155549</text:p>
          </table:table-cell>
          <table:table-cell office:value-type="float" office:value="0.102315685813218" calcext:value-type="float">
            <text:p>0.102315685813218</text:p>
          </table:table-cell>
          <table:table-cell office:value-type="float" office:value="0.0970402671034903" calcext:value-type="float">
            <text:p>0.0970402671034903</text:p>
          </table:table-cell>
          <table:table-cell office:value-type="float" office:value="0.0922243994746426" calcext:value-type="float">
            <text:p>0.0922243994746426</text:p>
          </table:table-cell>
          <table:table-cell office:value-type="float" office:value="0.0872058032397593" calcext:value-type="float">
            <text:p>0.0872058032397593</text:p>
          </table:table-cell>
          <table:table-cell table:formula="of:==[.D261]=[.D260]" office:value-type="boolean" office:boolean-value="false" calcext:value-type="boolean">
            <text:p>FALSE</text:p>
          </table:table-cell>
          <table:table-cell table:formula="of:==[.E261]=[.E260]" office:value-type="boolean" office:boolean-value="false" calcext:value-type="boolean">
            <text:p>FALSE</text:p>
          </table:table-cell>
          <table:table-cell table:formula="of:==[.F261]=[.F260]" office:value-type="boolean" office:boolean-value="false" calcext:value-type="boolean">
            <text:p>FALSE</text:p>
          </table:table-cell>
          <table:table-cell table:formula="of:==[.G261]=[.G260]" office:value-type="boolean" office:boolean-value="false" calcext:value-type="boolean">
            <text:p>FALSE</text:p>
          </table:table-cell>
          <table:table-cell table:formula="of:==[.H261]=[.H260]" office:value-type="boolean" office:boolean-value="false" calcext:value-type="boolean">
            <text:p>FALSE</text:p>
          </table:table-cell>
          <table:table-cell table:formula="of:==[.I261]=[.I26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tot:S</text:p>
          </table:table-cell>
          <table:table-cell office:value-type="float" office:value="1.67773484877133" calcext:value-type="float">
            <text:p>1.67773484877133</text:p>
          </table:table-cell>
          <table:table-cell office:value-type="float" office:value="1.67662847876548" calcext:value-type="float">
            <text:p>1.67662847876548</text:p>
          </table:table-cell>
          <table:table-cell office:value-type="float" office:value="1.67570959168208" calcext:value-type="float">
            <text:p>1.67570959168208</text:p>
          </table:table-cell>
          <table:table-cell office:value-type="float" office:value="1.67529293020549" calcext:value-type="float">
            <text:p>1.67529293020549</text:p>
          </table:table-cell>
          <table:table-cell office:value-type="float" office:value="1.67496886829399" calcext:value-type="float">
            <text:p>1.67496886829399</text:p>
          </table:table-cell>
          <table:table-cell office:value-type="float" office:value="1.67488645676785" calcext:value-type="float">
            <text:p>1.67488645676785</text:p>
          </table:table-cell>
          <table:table-cell table:formula="of:==[.D262]=[.D261]" office:value-type="boolean" office:boolean-value="false" calcext:value-type="boolean">
            <text:p>FALSE</text:p>
          </table:table-cell>
          <table:table-cell table:formula="of:==[.E262]=[.E261]" office:value-type="boolean" office:boolean-value="false" calcext:value-type="boolean">
            <text:p>FALSE</text:p>
          </table:table-cell>
          <table:table-cell table:formula="of:==[.F262]=[.F261]" office:value-type="boolean" office:boolean-value="false" calcext:value-type="boolean">
            <text:p>FALSE</text:p>
          </table:table-cell>
          <table:table-cell table:formula="of:==[.G262]=[.G261]" office:value-type="boolean" office:boolean-value="false" calcext:value-type="boolean">
            <text:p>FALSE</text:p>
          </table:table-cell>
          <table:table-cell table:formula="of:==[.H262]=[.H261]" office:value-type="boolean" office:boolean-value="false" calcext:value-type="boolean">
            <text:p>FALSE</text:p>
          </table:table-cell>
          <table:table-cell table:formula="of:==[.I262]=[.I26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hpc.flow_in.Fl_I:tot:T</text:p>
          </table:table-cell>
          <table:table-cell office:value-type="float" office:value="789.952019400264" calcext:value-type="float">
            <text:p>789.952019400264</text:p>
          </table:table-cell>
          <table:table-cell office:value-type="float" office:value="771.658594147699" calcext:value-type="float">
            <text:p>771.658594147699</text:p>
          </table:table-cell>
          <table:table-cell office:value-type="float" office:value="753.556084625742" calcext:value-type="float">
            <text:p>753.556084625742</text:p>
          </table:table-cell>
          <table:table-cell office:value-type="float" office:value="736.228486226419" calcext:value-type="float">
            <text:p>736.228486226419</text:p>
          </table:table-cell>
          <table:table-cell office:value-type="float" office:value="720.233521694557" calcext:value-type="float">
            <text:p>720.233521694557</text:p>
          </table:table-cell>
          <table:table-cell office:value-type="float" office:value="704.136609195211" calcext:value-type="float">
            <text:p>704.136609195211</text:p>
          </table:table-cell>
          <table:table-cell table:formula="of:==[.D263]=[.D262]" office:value-type="boolean" office:boolean-value="false" calcext:value-type="boolean">
            <text:p>FALSE</text:p>
          </table:table-cell>
          <table:table-cell table:formula="of:==[.E263]=[.E262]" office:value-type="boolean" office:boolean-value="false" calcext:value-type="boolean">
            <text:p>FALSE</text:p>
          </table:table-cell>
          <table:table-cell table:formula="of:==[.F263]=[.F262]" office:value-type="boolean" office:boolean-value="false" calcext:value-type="boolean">
            <text:p>FALSE</text:p>
          </table:table-cell>
          <table:table-cell table:formula="of:==[.G263]=[.G262]" office:value-type="boolean" office:boolean-value="false" calcext:value-type="boolean">
            <text:p>FALSE</text:p>
          </table:table-cell>
          <table:table-cell table:formula="of:==[.H263]=[.H262]" office:value-type="boolean" office:boolean-value="false" calcext:value-type="boolean">
            <text:p>FALSE</text:p>
          </table:table-cell>
          <table:table-cell table:formula="of:==[.I263]=[.I26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264]=[.D263]" office:value-type="boolean" office:boolean-value="false" calcext:value-type="boolean">
            <text:p>FALSE</text:p>
          </table:table-cell>
          <table:table-cell table:formula="of:==[.E264]=[.E263]" office:value-type="boolean" office:boolean-value="false" calcext:value-type="boolean">
            <text:p>FALSE</text:p>
          </table:table-cell>
          <table:table-cell table:formula="of:==[.F264]=[.F263]" office:value-type="boolean" office:boolean-value="false" calcext:value-type="boolean">
            <text:p>FALSE</text:p>
          </table:table-cell>
          <table:table-cell table:formula="of:==[.G264]=[.G263]" office:value-type="boolean" office:boolean-value="false" calcext:value-type="boolean">
            <text:p>FALSE</text:p>
          </table:table-cell>
          <table:table-cell table:formula="of:==[.H264]=[.H263]" office:value-type="boolean" office:boolean-value="false" calcext:value-type="boolean">
            <text:p>FALSE</text:p>
          </table:table-cell>
          <table:table-cell table:formula="of:==[.I264]=[.I26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area</text:p>
          </table:table-cell>
          <table:table-cell table:number-columns-repeated="6" office:value-type="float" office:value="36.1592596042974" calcext:value-type="float">
            <text:p>36.1592596042974</text:p>
          </table:table-cell>
          <table:table-cell table:formula="of:==[.D265]=[.D264]" office:value-type="boolean" office:boolean-value="false" calcext:value-type="boolean">
            <text:p>FALSE</text:p>
          </table:table-cell>
          <table:table-cell table:formula="of:==[.E265]=[.E264]" office:value-type="boolean" office:boolean-value="false" calcext:value-type="boolean">
            <text:p>FALSE</text:p>
          </table:table-cell>
          <table:table-cell table:formula="of:==[.F265]=[.F264]" office:value-type="boolean" office:boolean-value="false" calcext:value-type="boolean">
            <text:p>FALSE</text:p>
          </table:table-cell>
          <table:table-cell table:formula="of:==[.G265]=[.G264]" office:value-type="boolean" office:boolean-value="false" calcext:value-type="boolean">
            <text:p>FALSE</text:p>
          </table:table-cell>
          <table:table-cell table:formula="of:==[.H265]=[.H264]" office:value-type="boolean" office:boolean-value="false" calcext:value-type="boolean">
            <text:p>FALSE</text:p>
          </table:table-cell>
          <table:table-cell table:formula="of:==[.I265]=[.I26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Cp</text:p>
          </table:table-cell>
          <table:table-cell office:value-type="float" office:value="0.307420306386717" calcext:value-type="float">
            <text:p>0.307420306386717</text:p>
          </table:table-cell>
          <table:table-cell office:value-type="float" office:value="0.304670302624041" calcext:value-type="float">
            <text:p>0.304670302624041</text:p>
          </table:table-cell>
          <table:table-cell office:value-type="float" office:value="0.301946073200166" calcext:value-type="float">
            <text:p>0.301946073200166</text:p>
          </table:table-cell>
          <table:table-cell office:value-type="float" office:value="0.299234928252248" calcext:value-type="float">
            <text:p>0.299234928252248</text:p>
          </table:table-cell>
          <table:table-cell office:value-type="float" office:value="0.296524073085793" calcext:value-type="float">
            <text:p>0.296524073085793</text:p>
          </table:table-cell>
          <table:table-cell office:value-type="float" office:value="0.293808678018188" calcext:value-type="float">
            <text:p>0.293808678018188</text:p>
          </table:table-cell>
          <table:table-cell table:formula="of:==[.D266]=[.D265]" office:value-type="boolean" office:boolean-value="false" calcext:value-type="boolean">
            <text:p>FALSE</text:p>
          </table:table-cell>
          <table:table-cell table:formula="of:==[.E266]=[.E265]" office:value-type="boolean" office:boolean-value="false" calcext:value-type="boolean">
            <text:p>FALSE</text:p>
          </table:table-cell>
          <table:table-cell table:formula="of:==[.F266]=[.F265]" office:value-type="boolean" office:boolean-value="false" calcext:value-type="boolean">
            <text:p>FALSE</text:p>
          </table:table-cell>
          <table:table-cell table:formula="of:==[.G266]=[.G265]" office:value-type="boolean" office:boolean-value="false" calcext:value-type="boolean">
            <text:p>FALSE</text:p>
          </table:table-cell>
          <table:table-cell table:formula="of:==[.H266]=[.H265]" office:value-type="boolean" office:boolean-value="false" calcext:value-type="boolean">
            <text:p>FALSE</text:p>
          </table:table-cell>
          <table:table-cell table:formula="of:==[.I266]=[.I26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Cv</text:p>
          </table:table-cell>
          <table:table-cell office:value-type="float" office:value="0.238857682293215" calcext:value-type="float">
            <text:p>0.238857682293215</text:p>
          </table:table-cell>
          <table:table-cell office:value-type="float" office:value="0.236111823865316" calcext:value-type="float">
            <text:p>0.236111823865316</text:p>
          </table:table-cell>
          <table:table-cell office:value-type="float" office:value="0.233390220339046" calcext:value-type="float">
            <text:p>0.233390220339046</text:p>
          </table:table-cell>
          <table:table-cell office:value-type="float" office:value="0.230680621103626" calcext:value-type="float">
            <text:p>0.230680621103626</text:p>
          </table:table-cell>
          <table:table-cell office:value-type="float" office:value="0.227970572168646" calcext:value-type="float">
            <text:p>0.227970572168646</text:p>
          </table:table-cell>
          <table:table-cell office:value-type="float" office:value="0.225255477274" calcext:value-type="float">
            <text:p>0.225255477274</text:p>
          </table:table-cell>
          <table:table-cell table:formula="of:==[.D267]=[.D266]" office:value-type="boolean" office:boolean-value="false" calcext:value-type="boolean">
            <text:p>FALSE</text:p>
          </table:table-cell>
          <table:table-cell table:formula="of:==[.E267]=[.E266]" office:value-type="boolean" office:boolean-value="false" calcext:value-type="boolean">
            <text:p>FALSE</text:p>
          </table:table-cell>
          <table:table-cell table:formula="of:==[.F267]=[.F266]" office:value-type="boolean" office:boolean-value="false" calcext:value-type="boolean">
            <text:p>FALSE</text:p>
          </table:table-cell>
          <table:table-cell table:formula="of:==[.G267]=[.G266]" office:value-type="boolean" office:boolean-value="false" calcext:value-type="boolean">
            <text:p>FALSE</text:p>
          </table:table-cell>
          <table:table-cell table:formula="of:==[.H267]=[.H266]" office:value-type="boolean" office:boolean-value="false" calcext:value-type="boolean">
            <text:p>FALSE</text:p>
          </table:table-cell>
          <table:table-cell table:formula="of:==[.I267]=[.I26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gamma</text:p>
          </table:table-cell>
          <table:table-cell office:value-type="float" office:value="1.28703912952367" calcext:value-type="float">
            <text:p>1.28703912952367</text:p>
          </table:table-cell>
          <table:table-cell office:value-type="float" office:value="1.29036084263647" calcext:value-type="float">
            <text:p>1.29036084263647</text:p>
          </table:table-cell>
          <table:table-cell office:value-type="float" office:value="1.29373637230347" calcext:value-type="float">
            <text:p>1.29373637230347</text:p>
          </table:table-cell>
          <table:table-cell office:value-type="float" office:value="1.29718054327264" calcext:value-type="float">
            <text:p>1.29718054327264</text:p>
          </table:table-cell>
          <table:table-cell office:value-type="float" office:value="1.30071026010595" calcext:value-type="float">
            <text:p>1.30071026010595</text:p>
          </table:table-cell>
          <table:table-cell office:value-type="float" office:value="1.30433386193017" calcext:value-type="float">
            <text:p>1.30433386193017</text:p>
          </table:table-cell>
          <table:table-cell table:formula="of:==[.D268]=[.D267]" office:value-type="boolean" office:boolean-value="false" calcext:value-type="boolean">
            <text:p>FALSE</text:p>
          </table:table-cell>
          <table:table-cell table:formula="of:==[.E268]=[.E267]" office:value-type="boolean" office:boolean-value="false" calcext:value-type="boolean">
            <text:p>FALSE</text:p>
          </table:table-cell>
          <table:table-cell table:formula="of:==[.F268]=[.F267]" office:value-type="boolean" office:boolean-value="false" calcext:value-type="boolean">
            <text:p>FALSE</text:p>
          </table:table-cell>
          <table:table-cell table:formula="of:==[.G268]=[.G267]" office:value-type="boolean" office:boolean-value="false" calcext:value-type="boolean">
            <text:p>FALSE</text:p>
          </table:table-cell>
          <table:table-cell table:formula="of:==[.H268]=[.H267]" office:value-type="boolean" office:boolean-value="false" calcext:value-type="boolean">
            <text:p>FALSE</text:p>
          </table:table-cell>
          <table:table-cell table:formula="of:==[.I268]=[.I26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h</text:p>
          </table:table-cell>
          <table:table-cell office:value-type="float" office:value="38.8359191099123" calcext:value-type="float">
            <text:p>38.8359191099123</text:p>
          </table:table-cell>
          <table:table-cell office:value-type="float" office:value="35.1719448360891" calcext:value-type="float">
            <text:p>35.1719448360891</text:p>
          </table:table-cell>
          <table:table-cell office:value-type="float" office:value="31.5480700845528" calcext:value-type="float">
            <text:p>31.5480700845528</text:p>
          </table:table-cell>
          <table:table-cell office:value-type="float" office:value="28.1050312342936" calcext:value-type="float">
            <text:p>28.1050312342936</text:p>
          </table:table-cell>
          <table:table-cell office:value-type="float" office:value="24.9759279450839" calcext:value-type="float">
            <text:p>24.9759279450839</text:p>
          </table:table-cell>
          <table:table-cell office:value-type="float" office:value="21.815225762801" calcext:value-type="float">
            <text:p>21.815225762801</text:p>
          </table:table-cell>
          <table:table-cell table:formula="of:==[.D269]=[.D268]" office:value-type="boolean" office:boolean-value="false" calcext:value-type="boolean">
            <text:p>FALSE</text:p>
          </table:table-cell>
          <table:table-cell table:formula="of:==[.E269]=[.E268]" office:value-type="boolean" office:boolean-value="false" calcext:value-type="boolean">
            <text:p>FALSE</text:p>
          </table:table-cell>
          <table:table-cell table:formula="of:==[.F269]=[.F268]" office:value-type="boolean" office:boolean-value="false" calcext:value-type="boolean">
            <text:p>FALSE</text:p>
          </table:table-cell>
          <table:table-cell table:formula="of:==[.G269]=[.G268]" office:value-type="boolean" office:boolean-value="false" calcext:value-type="boolean">
            <text:p>FALSE</text:p>
          </table:table-cell>
          <table:table-cell table:formula="of:==[.H269]=[.H268]" office:value-type="boolean" office:boolean-value="false" calcext:value-type="boolean">
            <text:p>FALSE</text:p>
          </table:table-cell>
          <table:table-cell table:formula="of:==[.I269]=[.I26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MN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4764691039297" calcext:value-type="float">
            <text:p>0.364764691039297</text:p>
          </table:table-cell>
          <table:table-cell office:value-type="float" office:value="0.36450791897671" calcext:value-type="float">
            <text:p>0.36450791897671</text:p>
          </table:table-cell>
          <table:table-cell office:value-type="float" office:value="0.364194705188098" calcext:value-type="float">
            <text:p>0.364194705188098</text:p>
          </table:table-cell>
          <table:table-cell office:value-type="float" office:value="0.363802342058667" calcext:value-type="float">
            <text:p>0.363802342058667</text:p>
          </table:table-cell>
          <table:table-cell office:value-type="float" office:value="0.363405995739237" calcext:value-type="float">
            <text:p>0.363405995739237</text:p>
          </table:table-cell>
          <table:table-cell table:formula="of:==[.D270]=[.D269]" office:value-type="boolean" office:boolean-value="false" calcext:value-type="boolean">
            <text:p>FALSE</text:p>
          </table:table-cell>
          <table:table-cell table:formula="of:==[.E270]=[.E269]" office:value-type="boolean" office:boolean-value="false" calcext:value-type="boolean">
            <text:p>FALSE</text:p>
          </table:table-cell>
          <table:table-cell table:formula="of:==[.F270]=[.F269]" office:value-type="boolean" office:boolean-value="false" calcext:value-type="boolean">
            <text:p>FALSE</text:p>
          </table:table-cell>
          <table:table-cell table:formula="of:==[.G270]=[.G269]" office:value-type="boolean" office:boolean-value="false" calcext:value-type="boolean">
            <text:p>FALSE</text:p>
          </table:table-cell>
          <table:table-cell table:formula="of:==[.H270]=[.H269]" office:value-type="boolean" office:boolean-value="false" calcext:value-type="boolean">
            <text:p>FALSE</text:p>
          </table:table-cell>
          <table:table-cell table:formula="of:==[.I270]=[.I26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P</text:p>
          </table:table-cell>
          <table:table-cell office:value-type="float" office:value="68.3203639238094" calcext:value-type="float">
            <text:p>68.3203639238094</text:p>
          </table:table-cell>
          <table:table-cell office:value-type="float" office:value="63.0678808726115" calcext:value-type="float">
            <text:p>63.0678808726115</text:p>
          </table:table-cell>
          <table:table-cell office:value-type="float" office:value="57.9540762105702" calcext:value-type="float">
            <text:p>57.9540762105702</text:p>
          </table:table-cell>
          <table:table-cell office:value-type="float" office:value="52.8665726029334" calcext:value-type="float">
            <text:p>52.8665726029334</text:p>
          </table:table-cell>
          <table:table-cell office:value-type="float" office:value="48.2501154153028" calcext:value-type="float">
            <text:p>48.2501154153028</text:p>
          </table:table-cell>
          <table:table-cell office:value-type="float" office:value="43.7623799677979" calcext:value-type="float">
            <text:p>43.7623799677979</text:p>
          </table:table-cell>
          <table:table-cell table:formula="of:==[.D271]=[.D270]" office:value-type="boolean" office:boolean-value="false" calcext:value-type="boolean">
            <text:p>FALSE</text:p>
          </table:table-cell>
          <table:table-cell table:formula="of:==[.E271]=[.E270]" office:value-type="boolean" office:boolean-value="false" calcext:value-type="boolean">
            <text:p>FALSE</text:p>
          </table:table-cell>
          <table:table-cell table:formula="of:==[.F271]=[.F270]" office:value-type="boolean" office:boolean-value="false" calcext:value-type="boolean">
            <text:p>FALSE</text:p>
          </table:table-cell>
          <table:table-cell table:formula="of:==[.G271]=[.G270]" office:value-type="boolean" office:boolean-value="false" calcext:value-type="boolean">
            <text:p>FALSE</text:p>
          </table:table-cell>
          <table:table-cell table:formula="of:==[.H271]=[.H270]" office:value-type="boolean" office:boolean-value="false" calcext:value-type="boolean">
            <text:p>FALSE</text:p>
          </table:table-cell>
          <table:table-cell table:formula="of:==[.I271]=[.I27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272]=[.D271]" office:value-type="boolean" office:boolean-value="false" calcext:value-type="boolean">
            <text:p>FALSE</text:p>
          </table:table-cell>
          <table:table-cell table:formula="of:==[.E272]=[.E271]" office:value-type="boolean" office:boolean-value="false" calcext:value-type="boolean">
            <text:p>FALSE</text:p>
          </table:table-cell>
          <table:table-cell table:formula="of:==[.F272]=[.F271]" office:value-type="boolean" office:boolean-value="false" calcext:value-type="boolean">
            <text:p>FALSE</text:p>
          </table:table-cell>
          <table:table-cell table:formula="of:==[.G272]=[.G271]" office:value-type="boolean" office:boolean-value="false" calcext:value-type="boolean">
            <text:p>FALSE</text:p>
          </table:table-cell>
          <table:table-cell table:formula="of:==[.H272]=[.H271]" office:value-type="boolean" office:boolean-value="false" calcext:value-type="boolean">
            <text:p>FALSE</text:p>
          </table:table-cell>
          <table:table-cell table:formula="of:==[.I272]=[.I27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rho</text:p>
          </table:table-cell>
          <table:table-cell office:value-type="float" office:value="0.0697698239890863" calcext:value-type="float">
            <text:p>0.0697698239890863</text:p>
          </table:table-cell>
          <table:table-cell office:value-type="float" office:value="0.0666033397989967" calcext:value-type="float">
            <text:p>0.0666033397989967</text:p>
          </table:table-cell>
          <table:table-cell office:value-type="float" office:value="0.063355736693278" calcext:value-type="float">
            <text:p>0.063355736693278</text:p>
          </table:table-cell>
          <table:table-cell office:value-type="float" office:value="0.0598914563366063" calcext:value-type="float">
            <text:p>0.0598914563366063</text:p>
          </table:table-cell>
          <table:table-cell office:value-type="float" office:value="0.0567100807498199" calcext:value-type="float">
            <text:p>0.0567100807498199</text:p>
          </table:table-cell>
          <table:table-cell office:value-type="float" office:value="0.0534319655778082" calcext:value-type="float">
            <text:p>0.0534319655778082</text:p>
          </table:table-cell>
          <table:table-cell table:formula="of:==[.D273]=[.D272]" office:value-type="boolean" office:boolean-value="false" calcext:value-type="boolean">
            <text:p>FALSE</text:p>
          </table:table-cell>
          <table:table-cell table:formula="of:==[.E273]=[.E272]" office:value-type="boolean" office:boolean-value="false" calcext:value-type="boolean">
            <text:p>FALSE</text:p>
          </table:table-cell>
          <table:table-cell table:formula="of:==[.F273]=[.F272]" office:value-type="boolean" office:boolean-value="false" calcext:value-type="boolean">
            <text:p>FALSE</text:p>
          </table:table-cell>
          <table:table-cell table:formula="of:==[.G273]=[.G272]" office:value-type="boolean" office:boolean-value="false" calcext:value-type="boolean">
            <text:p>FALSE</text:p>
          </table:table-cell>
          <table:table-cell table:formula="of:==[.H273]=[.H272]" office:value-type="boolean" office:boolean-value="false" calcext:value-type="boolean">
            <text:p>FALSE</text:p>
          </table:table-cell>
          <table:table-cell table:formula="of:==[.I273]=[.I27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S</text:p>
          </table:table-cell>
          <table:table-cell office:value-type="float" office:value="1.98003930963395" calcext:value-type="float">
            <text:p>1.98003930963395</text:p>
          </table:table-cell>
          <table:table-cell office:value-type="float" office:value="1.97420508870952" calcext:value-type="float">
            <text:p>1.97420508870952</text:p>
          </table:table-cell>
          <table:table-cell office:value-type="float" office:value="1.96847799925346" calcext:value-type="float">
            <text:p>1.96847799925346</text:p>
          </table:table-cell>
          <table:table-cell office:value-type="float" office:value="1.96302980272828" calcext:value-type="float">
            <text:p>1.96302980272828</text:p>
          </table:table-cell>
          <table:table-cell office:value-type="float" office:value="1.95730411602255" calcext:value-type="float">
            <text:p>1.95730411602255</text:p>
          </table:table-cell>
          <table:table-cell office:value-type="float" office:value="1.95174116105552" calcext:value-type="float">
            <text:p>1.95174116105552</text:p>
          </table:table-cell>
          <table:table-cell table:formula="of:==[.D274]=[.D273]" office:value-type="boolean" office:boolean-value="false" calcext:value-type="boolean">
            <text:p>FALSE</text:p>
          </table:table-cell>
          <table:table-cell table:formula="of:==[.E274]=[.E273]" office:value-type="boolean" office:boolean-value="false" calcext:value-type="boolean">
            <text:p>FALSE</text:p>
          </table:table-cell>
          <table:table-cell table:formula="of:==[.F274]=[.F273]" office:value-type="boolean" office:boolean-value="false" calcext:value-type="boolean">
            <text:p>FALSE</text:p>
          </table:table-cell>
          <table:table-cell table:formula="of:==[.G274]=[.G273]" office:value-type="boolean" office:boolean-value="false" calcext:value-type="boolean">
            <text:p>FALSE</text:p>
          </table:table-cell>
          <table:table-cell table:formula="of:==[.H274]=[.H273]" office:value-type="boolean" office:boolean-value="false" calcext:value-type="boolean">
            <text:p>FALSE</text:p>
          </table:table-cell>
          <table:table-cell table:formula="of:==[.I274]=[.I27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T</text:p>
          </table:table-cell>
          <table:table-cell office:value-type="float" office:value="2643.35350582283" calcext:value-type="float">
            <text:p>2643.35350582283</text:p>
          </table:table-cell>
          <table:table-cell office:value-type="float" office:value="2556.13138492407" calcext:value-type="float">
            <text:p>2556.13138492407</text:p>
          </table:table-cell>
          <table:table-cell office:value-type="float" office:value="2469.26039495505" calcext:value-type="float">
            <text:p>2469.26039495505</text:p>
          </table:table-cell>
          <table:table-cell office:value-type="float" office:value="2382.77374402449" calcext:value-type="float">
            <text:p>2382.77374402449</text:p>
          </table:table-cell>
          <table:table-cell office:value-type="float" office:value="2296.68871038948" calcext:value-type="float">
            <text:p>2296.68871038948</text:p>
          </table:table-cell>
          <table:table-cell office:value-type="float" office:value="2210.86020620272" calcext:value-type="float">
            <text:p>2210.86020620272</text:p>
          </table:table-cell>
          <table:table-cell table:formula="of:==[.D275]=[.D274]" office:value-type="boolean" office:boolean-value="false" calcext:value-type="boolean">
            <text:p>FALSE</text:p>
          </table:table-cell>
          <table:table-cell table:formula="of:==[.E275]=[.E274]" office:value-type="boolean" office:boolean-value="false" calcext:value-type="boolean">
            <text:p>FALSE</text:p>
          </table:table-cell>
          <table:table-cell table:formula="of:==[.F275]=[.F274]" office:value-type="boolean" office:boolean-value="false" calcext:value-type="boolean">
            <text:p>FALSE</text:p>
          </table:table-cell>
          <table:table-cell table:formula="of:==[.G275]=[.G274]" office:value-type="boolean" office:boolean-value="false" calcext:value-type="boolean">
            <text:p>FALSE</text:p>
          </table:table-cell>
          <table:table-cell table:formula="of:==[.H275]=[.H274]" office:value-type="boolean" office:boolean-value="false" calcext:value-type="boolean">
            <text:p>FALSE</text:p>
          </table:table-cell>
          <table:table-cell table:formula="of:==[.I275]=[.I27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V</text:p>
          </table:table-cell>
          <table:table-cell office:value-type="float" office:value="881.9909206437" calcext:value-type="float">
            <text:p>881.9909206437</text:p>
          </table:table-cell>
          <table:table-cell office:value-type="float" office:value="867.877838032863" calcext:value-type="float">
            <text:p>867.877838032863</text:p>
          </table:table-cell>
          <table:table-cell office:value-type="float" office:value="853.518592278701" calcext:value-type="float">
            <text:p>853.518592278701</text:p>
          </table:table-cell>
          <table:table-cell office:value-type="float" office:value="838.834114052365" calcext:value-type="float">
            <text:p>838.834114052365</text:p>
          </table:table-cell>
          <table:table-cell office:value-type="float" office:value="823.775595506589" calcext:value-type="float">
            <text:p>823.775595506589</text:p>
          </table:table-cell>
          <table:table-cell office:value-type="float" office:value="808.4822073469" calcext:value-type="float">
            <text:p>808.4822073469</text:p>
          </table:table-cell>
          <table:table-cell table:formula="of:==[.D276]=[.D275]" office:value-type="boolean" office:boolean-value="false" calcext:value-type="boolean">
            <text:p>FALSE</text:p>
          </table:table-cell>
          <table:table-cell table:formula="of:==[.E276]=[.E275]" office:value-type="boolean" office:boolean-value="false" calcext:value-type="boolean">
            <text:p>FALSE</text:p>
          </table:table-cell>
          <table:table-cell table:formula="of:==[.F276]=[.F275]" office:value-type="boolean" office:boolean-value="false" calcext:value-type="boolean">
            <text:p>FALSE</text:p>
          </table:table-cell>
          <table:table-cell table:formula="of:==[.G276]=[.G275]" office:value-type="boolean" office:boolean-value="false" calcext:value-type="boolean">
            <text:p>FALSE</text:p>
          </table:table-cell>
          <table:table-cell table:formula="of:==[.H276]=[.H275]" office:value-type="boolean" office:boolean-value="false" calcext:value-type="boolean">
            <text:p>FALSE</text:p>
          </table:table-cell>
          <table:table-cell table:formula="of:==[.I276]=[.I27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Vsonic</text:p>
          </table:table-cell>
          <table:table-cell office:value-type="float" office:value="2416.41348121562" calcext:value-type="float">
            <text:p>2416.41348121562</text:p>
          </table:table-cell>
          <table:table-cell office:value-type="float" office:value="2379.28138153965" calcext:value-type="float">
            <text:p>2379.28138153965</text:p>
          </table:table-cell>
          <table:table-cell office:value-type="float" office:value="2341.56392177926" calcext:value-type="float">
            <text:p>2341.56392177926</text:p>
          </table:table-cell>
          <table:table-cell office:value-type="float" office:value="2303.25730193998" calcext:value-type="float">
            <text:p>2303.25730193998</text:p>
          </table:table-cell>
          <table:table-cell office:value-type="float" office:value="2264.3493465299" calcext:value-type="float">
            <text:p>2264.3493465299</text:p>
          </table:table-cell>
          <table:table-cell office:value-type="float" office:value="2224.73546618925" calcext:value-type="float">
            <text:p>2224.73546618925</text:p>
          </table:table-cell>
          <table:table-cell table:formula="of:==[.D277]=[.D276]" office:value-type="boolean" office:boolean-value="false" calcext:value-type="boolean">
            <text:p>FALSE</text:p>
          </table:table-cell>
          <table:table-cell table:formula="of:==[.E277]=[.E276]" office:value-type="boolean" office:boolean-value="false" calcext:value-type="boolean">
            <text:p>FALSE</text:p>
          </table:table-cell>
          <table:table-cell table:formula="of:==[.F277]=[.F276]" office:value-type="boolean" office:boolean-value="false" calcext:value-type="boolean">
            <text:p>FALSE</text:p>
          </table:table-cell>
          <table:table-cell table:formula="of:==[.G277]=[.G276]" office:value-type="boolean" office:boolean-value="false" calcext:value-type="boolean">
            <text:p>FALSE</text:p>
          </table:table-cell>
          <table:table-cell table:formula="of:==[.H277]=[.H276]" office:value-type="boolean" office:boolean-value="false" calcext:value-type="boolean">
            <text:p>FALSE</text:p>
          </table:table-cell>
          <table:table-cell table:formula="of:==[.I277]=[.I27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W</text:p>
          </table:table-cell>
          <table:table-cell office:value-type="float" office:value="15.4521451494102" calcext:value-type="float">
            <text:p>15.4521451494102</text:p>
          </table:table-cell>
          <table:table-cell office:value-type="float" office:value="14.5148196133163" calcext:value-type="float">
            <text:p>14.5148196133163</text:p>
          </table:table-cell>
          <table:table-cell office:value-type="float" office:value="13.5786304290295" calcext:value-type="float">
            <text:p>13.5786304290295</text:p>
          </table:table-cell>
          <table:table-cell office:value-type="float" office:value="12.6153119756418" calcext:value-type="float">
            <text:p>12.6153119756418</text:p>
          </table:table-cell>
          <table:table-cell office:value-type="float" office:value="11.7307620260548" calcext:value-type="float">
            <text:p>11.7307620260548</text:p>
          </table:table-cell>
          <table:table-cell office:value-type="float" office:value="10.8474749152149" calcext:value-type="float">
            <text:p>10.8474749152149</text:p>
          </table:table-cell>
          <table:table-cell table:formula="of:==[.D278]=[.D277]" office:value-type="boolean" office:boolean-value="false" calcext:value-type="boolean">
            <text:p>FALSE</text:p>
          </table:table-cell>
          <table:table-cell table:formula="of:==[.E278]=[.E277]" office:value-type="boolean" office:boolean-value="false" calcext:value-type="boolean">
            <text:p>FALSE</text:p>
          </table:table-cell>
          <table:table-cell table:formula="of:==[.F278]=[.F277]" office:value-type="boolean" office:boolean-value="false" calcext:value-type="boolean">
            <text:p>FALSE</text:p>
          </table:table-cell>
          <table:table-cell table:formula="of:==[.G278]=[.G277]" office:value-type="boolean" office:boolean-value="false" calcext:value-type="boolean">
            <text:p>FALSE</text:p>
          </table:table-cell>
          <table:table-cell table:formula="of:==[.H278]=[.H277]" office:value-type="boolean" office:boolean-value="false" calcext:value-type="boolean">
            <text:p>FALSE</text:p>
          </table:table-cell>
          <table:table-cell table:formula="of:==[.I278]=[.I27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279]=[.D278]" office:value-type="boolean" office:boolean-value="false" calcext:value-type="boolean">
            <text:p>FALSE</text:p>
          </table:table-cell>
          <table:table-cell table:formula="of:==[.E279]=[.E278]" office:value-type="boolean" office:boolean-value="false" calcext:value-type="boolean">
            <text:p>FALSE</text:p>
          </table:table-cell>
          <table:table-cell table:formula="of:==[.F279]=[.F278]" office:value-type="boolean" office:boolean-value="false" calcext:value-type="boolean">
            <text:p>FALSE</text:p>
          </table:table-cell>
          <table:table-cell table:formula="of:==[.G279]=[.G278]" office:value-type="boolean" office:boolean-value="false" calcext:value-type="boolean">
            <text:p>FALSE</text:p>
          </table:table-cell>
          <table:table-cell table:formula="of:==[.H279]=[.H278]" office:value-type="boolean" office:boolean-value="false" calcext:value-type="boolean">
            <text:p>FALSE</text:p>
          </table:table-cell>
          <table:table-cell table:formula="of:==[.I279]=[.I27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tot:Cp</text:p>
          </table:table-cell>
          <table:table-cell office:value-type="float" office:value="0.308639909014838" calcext:value-type="float">
            <text:p>0.308639909014838</text:p>
          </table:table-cell>
          <table:table-cell office:value-type="float" office:value="0.305855762075397" calcext:value-type="float">
            <text:p>0.305855762075397</text:p>
          </table:table-cell>
          <table:table-cell office:value-type="float" office:value="0.303103099739733" calcext:value-type="float">
            <text:p>0.303103099739733</text:p>
          </table:table-cell>
          <table:table-cell office:value-type="float" office:value="0.300368473119983" calcext:value-type="float">
            <text:p>0.300368473119983</text:p>
          </table:table-cell>
          <table:table-cell office:value-type="float" office:value="0.29763853600969" calcext:value-type="float">
            <text:p>0.29763853600969</text:p>
          </table:table-cell>
          <table:table-cell office:value-type="float" office:value="0.294908645926542" calcext:value-type="float">
            <text:p>0.294908645926542</text:p>
          </table:table-cell>
          <table:table-cell table:formula="of:==[.D280]=[.D279]" office:value-type="boolean" office:boolean-value="false" calcext:value-type="boolean">
            <text:p>FALSE</text:p>
          </table:table-cell>
          <table:table-cell table:formula="of:==[.E280]=[.E279]" office:value-type="boolean" office:boolean-value="false" calcext:value-type="boolean">
            <text:p>FALSE</text:p>
          </table:table-cell>
          <table:table-cell table:formula="of:==[.F280]=[.F279]" office:value-type="boolean" office:boolean-value="false" calcext:value-type="boolean">
            <text:p>FALSE</text:p>
          </table:table-cell>
          <table:table-cell table:formula="of:==[.G280]=[.G279]" office:value-type="boolean" office:boolean-value="false" calcext:value-type="boolean">
            <text:p>FALSE</text:p>
          </table:table-cell>
          <table:table-cell table:formula="of:==[.H280]=[.H279]" office:value-type="boolean" office:boolean-value="false" calcext:value-type="boolean">
            <text:p>FALSE</text:p>
          </table:table-cell>
          <table:table-cell table:formula="of:==[.I280]=[.I27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tot:Cv</text:p>
          </table:table-cell>
          <table:table-cell office:value-type="float" office:value="0.240074131337253" calcext:value-type="float">
            <text:p>0.240074131337253</text:p>
          </table:table-cell>
          <table:table-cell office:value-type="float" office:value="0.237295194373192" calcext:value-type="float">
            <text:p>0.237295194373192</text:p>
          </table:table-cell>
          <table:table-cell office:value-type="float" office:value="0.234545907321947" calcext:value-type="float">
            <text:p>0.234545907321947</text:p>
          </table:table-cell>
          <table:table-cell office:value-type="float" office:value="0.231813341870523" calcext:value-type="float">
            <text:p>0.231813341870523</text:p>
          </table:table-cell>
          <table:table-cell office:value-type="float" office:value="0.229084559076313" calcext:value-type="float">
            <text:p>0.229084559076313</text:p>
          </table:table-cell>
          <table:table-cell office:value-type="float" office:value="0.226355197475245" calcext:value-type="float">
            <text:p>0.226355197475245</text:p>
          </table:table-cell>
          <table:table-cell table:formula="of:==[.D281]=[.D280]" office:value-type="boolean" office:boolean-value="false" calcext:value-type="boolean">
            <text:p>FALSE</text:p>
          </table:table-cell>
          <table:table-cell table:formula="of:==[.E281]=[.E280]" office:value-type="boolean" office:boolean-value="false" calcext:value-type="boolean">
            <text:p>FALSE</text:p>
          </table:table-cell>
          <table:table-cell table:formula="of:==[.F281]=[.F280]" office:value-type="boolean" office:boolean-value="false" calcext:value-type="boolean">
            <text:p>FALSE</text:p>
          </table:table-cell>
          <table:table-cell table:formula="of:==[.G281]=[.G280]" office:value-type="boolean" office:boolean-value="false" calcext:value-type="boolean">
            <text:p>FALSE</text:p>
          </table:table-cell>
          <table:table-cell table:formula="of:==[.H281]=[.H280]" office:value-type="boolean" office:boolean-value="false" calcext:value-type="boolean">
            <text:p>FALSE</text:p>
          </table:table-cell>
          <table:table-cell table:formula="of:==[.I281]=[.I28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tot:gamma</text:p>
          </table:table-cell>
          <table:table-cell office:value-type="float" office:value="1.28559695032358" calcext:value-type="float">
            <text:p>1.28559695032358</text:p>
          </table:table-cell>
          <table:table-cell office:value-type="float" office:value="1.28892099181732" calcext:value-type="float">
            <text:p>1.28892099181732</text:p>
          </table:table-cell>
          <table:table-cell office:value-type="float" office:value="1.29229426818013" calcext:value-type="float">
            <text:p>1.29229426818013</text:p>
          </table:table-cell>
          <table:table-cell office:value-type="float" office:value="1.29573161500506" calcext:value-type="float">
            <text:p>1.29573161500506</text:p>
          </table:table-cell>
          <table:table-cell office:value-type="float" office:value="1.29924978066681" calcext:value-type="float">
            <text:p>1.29924978066681</text:p>
          </table:table-cell>
          <table:table-cell office:value-type="float" office:value="1.3028561758531" calcext:value-type="float">
            <text:p>1.3028561758531</text:p>
          </table:table-cell>
          <table:table-cell table:formula="of:==[.D282]=[.D281]" office:value-type="boolean" office:boolean-value="false" calcext:value-type="boolean">
            <text:p>FALSE</text:p>
          </table:table-cell>
          <table:table-cell table:formula="of:==[.E282]=[.E281]" office:value-type="boolean" office:boolean-value="false" calcext:value-type="boolean">
            <text:p>FALSE</text:p>
          </table:table-cell>
          <table:table-cell table:formula="of:==[.F282]=[.F281]" office:value-type="boolean" office:boolean-value="false" calcext:value-type="boolean">
            <text:p>FALSE</text:p>
          </table:table-cell>
          <table:table-cell table:formula="of:==[.G282]=[.G281]" office:value-type="boolean" office:boolean-value="false" calcext:value-type="boolean">
            <text:p>FALSE</text:p>
          </table:table-cell>
          <table:table-cell table:formula="of:==[.H282]=[.H281]" office:value-type="boolean" office:boolean-value="false" calcext:value-type="boolean">
            <text:p>FALSE</text:p>
          </table:table-cell>
          <table:table-cell table:formula="of:==[.I282]=[.I28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tot:h</text:p>
          </table:table-cell>
          <table:table-cell office:value-type="float" office:value="54.371176324652" calcext:value-type="float">
            <text:p>54.371176324652</text:p>
          </table:table-cell>
          <table:table-cell office:value-type="float" office:value="50.21400828251" calcext:value-type="float">
            <text:p>50.21400828251</text:p>
          </table:table-cell>
          <table:table-cell office:value-type="float" office:value="46.0965021670912" calcext:value-type="float">
            <text:p>46.0965021670912</text:p>
          </table:table-cell>
          <table:table-cell office:value-type="float" office:value="42.1571686375923" calcext:value-type="float">
            <text:p>42.1571686375923</text:p>
          </table:table-cell>
          <table:table-cell office:value-type="float" office:value="38.5280736657907" calcext:value-type="float">
            <text:p>38.5280736657907</text:p>
          </table:table-cell>
          <table:table-cell office:value-type="float" office:value="34.8688513712905" calcext:value-type="float">
            <text:p>34.8688513712905</text:p>
          </table:table-cell>
          <table:table-cell table:formula="of:==[.D283]=[.D282]" office:value-type="boolean" office:boolean-value="false" calcext:value-type="boolean">
            <text:p>FALSE</text:p>
          </table:table-cell>
          <table:table-cell table:formula="of:==[.E283]=[.E282]" office:value-type="boolean" office:boolean-value="false" calcext:value-type="boolean">
            <text:p>FALSE</text:p>
          </table:table-cell>
          <table:table-cell table:formula="of:==[.F283]=[.F282]" office:value-type="boolean" office:boolean-value="false" calcext:value-type="boolean">
            <text:p>FALSE</text:p>
          </table:table-cell>
          <table:table-cell table:formula="of:==[.G283]=[.G282]" office:value-type="boolean" office:boolean-value="false" calcext:value-type="boolean">
            <text:p>FALSE</text:p>
          </table:table-cell>
          <table:table-cell table:formula="of:==[.H283]=[.H282]" office:value-type="boolean" office:boolean-value="false" calcext:value-type="boolean">
            <text:p>FALSE</text:p>
          </table:table-cell>
          <table:table-cell table:formula="of:==[.I283]=[.I28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tot:P</text:p>
          </table:table-cell>
          <table:table-cell office:value-type="float" office:value="74.3759384493701" calcext:value-type="float">
            <text:p>74.3759384493701</text:p>
          </table:table-cell>
          <table:table-cell office:value-type="float" office:value="68.6648510954197" calcext:value-type="float">
            <text:p>68.6648510954197</text:p>
          </table:table-cell>
          <table:table-cell office:value-type="float" office:value="63.1031643469329" calcext:value-type="float">
            <text:p>63.1031643469329</text:p>
          </table:table-cell>
          <table:table-cell office:value-type="float" office:value="57.5677823343653" calcext:value-type="float">
            <text:p>57.5677823343653</text:p>
          </table:table-cell>
          <table:table-cell office:value-type="float" office:value="52.5428955658998" calcext:value-type="float">
            <text:p>52.5428955658998</text:p>
          </table:table-cell>
          <table:table-cell office:value-type="float" office:value="47.6579435079803" calcext:value-type="float">
            <text:p>47.6579435079803</text:p>
          </table:table-cell>
          <table:table-cell table:formula="of:==[.D284]=[.D283]" office:value-type="boolean" office:boolean-value="false" calcext:value-type="boolean">
            <text:p>FALSE</text:p>
          </table:table-cell>
          <table:table-cell table:formula="of:==[.E284]=[.E283]" office:value-type="boolean" office:boolean-value="false" calcext:value-type="boolean">
            <text:p>FALSE</text:p>
          </table:table-cell>
          <table:table-cell table:formula="of:==[.F284]=[.F283]" office:value-type="boolean" office:boolean-value="false" calcext:value-type="boolean">
            <text:p>FALSE</text:p>
          </table:table-cell>
          <table:table-cell table:formula="of:==[.G284]=[.G283]" office:value-type="boolean" office:boolean-value="false" calcext:value-type="boolean">
            <text:p>FALSE</text:p>
          </table:table-cell>
          <table:table-cell table:formula="of:==[.H284]=[.H283]" office:value-type="boolean" office:boolean-value="false" calcext:value-type="boolean">
            <text:p>FALSE</text:p>
          </table:table-cell>
          <table:table-cell table:formula="of:==[.I284]=[.I28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tot:R</text:p>
          </table:table-cell>
          <table:table-cell office:value-type="float" office:value="0.0685514037410156" calcext:value-type="float">
            <text:p>0.0685514037410156</text:p>
          </table:table-cell>
          <table:table-cell office:value-type="float" office:value="0.0685516410305235" calcext:value-type="float">
            <text:p>0.0685516410305235</text:p>
          </table:table-cell>
          <table:table-cell office:value-type="float" office:value="0.0685519438187553" calcext:value-type="float">
            <text:p>0.0685519438187553</text:p>
          </table:table-cell>
          <table:table-cell office:value-type="float" office:value="0.0685522927732699" calcext:value-type="float">
            <text:p>0.0685522927732699</text:p>
          </table:table-cell>
          <table:table-cell office:value-type="float" office:value="0.0685526728706488" calcext:value-type="float">
            <text:p>0.0685526728706488</text:p>
          </table:table-cell>
          <table:table-cell office:value-type="float" office:value="0.0685530678734296" calcext:value-type="float">
            <text:p>0.0685530678734296</text:p>
          </table:table-cell>
          <table:table-cell table:formula="of:==[.D285]=[.D284]" office:value-type="boolean" office:boolean-value="false" calcext:value-type="boolean">
            <text:p>FALSE</text:p>
          </table:table-cell>
          <table:table-cell table:formula="of:==[.E285]=[.E284]" office:value-type="boolean" office:boolean-value="false" calcext:value-type="boolean">
            <text:p>FALSE</text:p>
          </table:table-cell>
          <table:table-cell table:formula="of:==[.F285]=[.F284]" office:value-type="boolean" office:boolean-value="false" calcext:value-type="boolean">
            <text:p>FALSE</text:p>
          </table:table-cell>
          <table:table-cell table:formula="of:==[.G285]=[.G284]" office:value-type="boolean" office:boolean-value="false" calcext:value-type="boolean">
            <text:p>FALSE</text:p>
          </table:table-cell>
          <table:table-cell table:formula="of:==[.H285]=[.H284]" office:value-type="boolean" office:boolean-value="false" calcext:value-type="boolean">
            <text:p>FALSE</text:p>
          </table:table-cell>
          <table:table-cell table:formula="of:==[.I285]=[.I28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tot:rho</text:p>
          </table:table-cell>
          <table:table-cell office:value-type="float" office:value="0.0745315709646848" calcext:value-type="float">
            <text:p>0.0745315709646848</text:p>
          </table:table-cell>
          <table:table-cell office:value-type="float" office:value="0.0711424567522376" calcext:value-type="float">
            <text:p>0.0711424567522376</text:p>
          </table:table-cell>
          <table:table-cell office:value-type="float" office:value="0.0676668102706533" calcext:value-type="float">
            <text:p>0.0676668102706533</text:p>
          </table:table-cell>
          <table:table-cell office:value-type="float" office:value="0.0639591688513889" calcext:value-type="float">
            <text:p>0.0639591688513889</text:p>
          </table:table-cell>
          <table:table-cell office:value-type="float" office:value="0.060552788344738" calcext:value-type="float">
            <text:p>0.060552788344738</text:p>
          </table:table-cell>
          <table:table-cell office:value-type="float" office:value="0.0570440586537067" calcext:value-type="float">
            <text:p>0.0570440586537067</text:p>
          </table:table-cell>
          <table:table-cell table:formula="of:==[.D286]=[.D285]" office:value-type="boolean" office:boolean-value="false" calcext:value-type="boolean">
            <text:p>FALSE</text:p>
          </table:table-cell>
          <table:table-cell table:formula="of:==[.E286]=[.E285]" office:value-type="boolean" office:boolean-value="false" calcext:value-type="boolean">
            <text:p>FALSE</text:p>
          </table:table-cell>
          <table:table-cell table:formula="of:==[.F286]=[.F285]" office:value-type="boolean" office:boolean-value="false" calcext:value-type="boolean">
            <text:p>FALSE</text:p>
          </table:table-cell>
          <table:table-cell table:formula="of:==[.G286]=[.G285]" office:value-type="boolean" office:boolean-value="false" calcext:value-type="boolean">
            <text:p>FALSE</text:p>
          </table:table-cell>
          <table:table-cell table:formula="of:==[.H286]=[.H285]" office:value-type="boolean" office:boolean-value="false" calcext:value-type="boolean">
            <text:p>FALSE</text:p>
          </table:table-cell>
          <table:table-cell table:formula="of:==[.I286]=[.I28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tot:S</text:p>
          </table:table-cell>
          <table:table-cell office:value-type="float" office:value="1.98003930963395" calcext:value-type="float">
            <text:p>1.98003930963395</text:p>
          </table:table-cell>
          <table:table-cell office:value-type="float" office:value="1.97420508870952" calcext:value-type="float">
            <text:p>1.97420508870952</text:p>
          </table:table-cell>
          <table:table-cell office:value-type="float" office:value="1.96847799925346" calcext:value-type="float">
            <text:p>1.96847799925346</text:p>
          </table:table-cell>
          <table:table-cell office:value-type="float" office:value="1.96302980272828" calcext:value-type="float">
            <text:p>1.96302980272828</text:p>
          </table:table-cell>
          <table:table-cell office:value-type="float" office:value="1.95730411602255" calcext:value-type="float">
            <text:p>1.95730411602255</text:p>
          </table:table-cell>
          <table:table-cell office:value-type="float" office:value="1.95174116105552" calcext:value-type="float">
            <text:p>1.95174116105552</text:p>
          </table:table-cell>
          <table:table-cell table:formula="of:==[.D287]=[.D286]" office:value-type="boolean" office:boolean-value="false" calcext:value-type="boolean">
            <text:p>FALSE</text:p>
          </table:table-cell>
          <table:table-cell table:formula="of:==[.E287]=[.E286]" office:value-type="boolean" office:boolean-value="false" calcext:value-type="boolean">
            <text:p>FALSE</text:p>
          </table:table-cell>
          <table:table-cell table:formula="of:==[.F287]=[.F286]" office:value-type="boolean" office:boolean-value="false" calcext:value-type="boolean">
            <text:p>FALSE</text:p>
          </table:table-cell>
          <table:table-cell table:formula="of:==[.G287]=[.G286]" office:value-type="boolean" office:boolean-value="false" calcext:value-type="boolean">
            <text:p>FALSE</text:p>
          </table:table-cell>
          <table:table-cell table:formula="of:==[.H287]=[.H286]" office:value-type="boolean" office:boolean-value="false" calcext:value-type="boolean">
            <text:p>FALSE</text:p>
          </table:table-cell>
          <table:table-cell table:formula="of:==[.I287]=[.I28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hpt_duct.flow_in.Fl_I:tot:T</text:p>
          </table:table-cell>
          <table:table-cell office:value-type="float" office:value="2693.79319381669" calcext:value-type="float">
            <text:p>2693.79319381669</text:p>
          </table:table-cell>
          <table:table-cell office:value-type="float" office:value="2605.41067855803" calcext:value-type="float">
            <text:p>2605.41067855803</text:p>
          </table:table-cell>
          <table:table-cell office:value-type="float" office:value="2517.35276766542" calcext:value-type="float">
            <text:p>2517.35276766542</text:p>
          </table:table-cell>
          <table:table-cell office:value-type="float" office:value="2429.64668547553" calcext:value-type="float">
            <text:p>2429.64668547553</text:p>
          </table:table-cell>
          <table:table-cell office:value-type="float" office:value="2342.30736444459" calcext:value-type="float">
            <text:p>2342.30736444459</text:p>
          </table:table-cell>
          <table:table-cell office:value-type="float" office:value="2255.20697342018" calcext:value-type="float">
            <text:p>2255.20697342018</text:p>
          </table:table-cell>
          <table:table-cell table:formula="of:==[.D288]=[.D287]" office:value-type="boolean" office:boolean-value="false" calcext:value-type="boolean">
            <text:p>FALSE</text:p>
          </table:table-cell>
          <table:table-cell table:formula="of:==[.E288]=[.E287]" office:value-type="boolean" office:boolean-value="false" calcext:value-type="boolean">
            <text:p>FALSE</text:p>
          </table:table-cell>
          <table:table-cell table:formula="of:==[.F288]=[.F287]" office:value-type="boolean" office:boolean-value="false" calcext:value-type="boolean">
            <text:p>FALSE</text:p>
          </table:table-cell>
          <table:table-cell table:formula="of:==[.G288]=[.G287]" office:value-type="boolean" office:boolean-value="false" calcext:value-type="boolean">
            <text:p>FALSE</text:p>
          </table:table-cell>
          <table:table-cell table:formula="of:==[.H288]=[.H287]" office:value-type="boolean" office:boolean-value="false" calcext:value-type="boolean">
            <text:p>FALSE</text:p>
          </table:table-cell>
          <table:table-cell table:formula="of:==[.I288]=[.I28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pt.bld_add.thermo_add.Fl_I:stat:W</text:p>
          </table:table-cell>
          <table:table-cell office:value-type="float" office:value="14.4428474490126" calcext:value-type="float">
            <text:p>14.4428474490126</text:p>
          </table:table-cell>
          <table:table-cell office:value-type="float" office:value="13.5655273550559" calcext:value-type="float">
            <text:p>13.5655273550559</text:p>
          </table:table-cell>
          <table:table-cell office:value-type="float" office:value="12.6894443580858" calcext:value-type="float">
            <text:p>12.6894443580858</text:p>
          </table:table-cell>
          <table:table-cell office:value-type="float" office:value="11.7881758811597" calcext:value-type="float">
            <text:p>11.7881758811597</text:p>
          </table:table-cell>
          <table:table-cell office:value-type="float" office:value="10.960666507911" calcext:value-type="float">
            <text:p>10.960666507911</text:p>
          </table:table-cell>
          <table:table-cell office:value-type="float" office:value="10.1344965059735" calcext:value-type="float">
            <text:p>10.1344965059735</text:p>
          </table:table-cell>
          <table:table-cell table:formula="of:==[.D289]=[.D288]" office:value-type="boolean" office:boolean-value="false" calcext:value-type="boolean">
            <text:p>FALSE</text:p>
          </table:table-cell>
          <table:table-cell table:formula="of:==[.E289]=[.E288]" office:value-type="boolean" office:boolean-value="false" calcext:value-type="boolean">
            <text:p>FALSE</text:p>
          </table:table-cell>
          <table:table-cell table:formula="of:==[.F289]=[.F288]" office:value-type="boolean" office:boolean-value="false" calcext:value-type="boolean">
            <text:p>FALSE</text:p>
          </table:table-cell>
          <table:table-cell table:formula="of:==[.G289]=[.G288]" office:value-type="boolean" office:boolean-value="false" calcext:value-type="boolean">
            <text:p>FALSE</text:p>
          </table:table-cell>
          <table:table-cell table:formula="of:==[.H289]=[.H288]" office:value-type="boolean" office:boolean-value="false" calcext:value-type="boolean">
            <text:p>FALSE</text:p>
          </table:table-cell>
          <table:table-cell table:formula="of:==[.I289]=[.I28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pt.bld_add.thermo_add.Fl_I:tot:h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290]=[.D289]" office:value-type="boolean" office:boolean-value="false" calcext:value-type="boolean">
            <text:p>FALSE</text:p>
          </table:table-cell>
          <table:table-cell table:formula="of:==[.E290]=[.E289]" office:value-type="boolean" office:boolean-value="false" calcext:value-type="boolean">
            <text:p>FALSE</text:p>
          </table:table-cell>
          <table:table-cell table:formula="of:==[.F290]=[.F289]" office:value-type="boolean" office:boolean-value="false" calcext:value-type="boolean">
            <text:p>FALSE</text:p>
          </table:table-cell>
          <table:table-cell table:formula="of:==[.G290]=[.G289]" office:value-type="boolean" office:boolean-value="false" calcext:value-type="boolean">
            <text:p>FALSE</text:p>
          </table:table-cell>
          <table:table-cell table:formula="of:==[.H290]=[.H289]" office:value-type="boolean" office:boolean-value="false" calcext:value-type="boolean">
            <text:p>FALSE</text:p>
          </table:table-cell>
          <table:table-cell table:formula="of:==[.I290]=[.I28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291]=[.D290]" office:value-type="boolean" office:boolean-value="true" calcext:value-type="boolean">
            <text:p>TRUE</text:p>
          </table:table-cell>
          <table:table-cell table:formula="of:==[.E291]=[.E290]" office:value-type="boolean" office:boolean-value="true" calcext:value-type="boolean">
            <text:p>TRUE</text:p>
          </table:table-cell>
          <table:table-cell table:formula="of:==[.F291]=[.F290]" office:value-type="boolean" office:boolean-value="true" calcext:value-type="boolean">
            <text:p>TRUE</text:p>
          </table:table-cell>
          <table:table-cell table:formula="of:==[.G291]=[.G290]" office:value-type="boolean" office:boolean-value="true" calcext:value-type="boolean">
            <text:p>TRUE</text:p>
          </table:table-cell>
          <table:table-cell table:formula="of:==[.H291]=[.H290]" office:value-type="boolean" office:boolean-value="true" calcext:value-type="boolean">
            <text:p>TRUE</text:p>
          </table:table-cell>
          <table:table-cell table:formula="of:==[.I291]=[.I290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area</text:p>
          </table:table-cell>
          <table:table-cell table:number-columns-repeated="6" office:value-type="float" office:value="60.284797110192" calcext:value-type="float">
            <text:p>60.284797110192</text:p>
          </table:table-cell>
          <table:table-cell table:formula="of:==[.D292]=[.D291]" office:value-type="boolean" office:boolean-value="false" calcext:value-type="boolean">
            <text:p>FALSE</text:p>
          </table:table-cell>
          <table:table-cell table:formula="of:==[.E292]=[.E291]" office:value-type="boolean" office:boolean-value="false" calcext:value-type="boolean">
            <text:p>FALSE</text:p>
          </table:table-cell>
          <table:table-cell table:formula="of:==[.F292]=[.F291]" office:value-type="boolean" office:boolean-value="false" calcext:value-type="boolean">
            <text:p>FALSE</text:p>
          </table:table-cell>
          <table:table-cell table:formula="of:==[.G292]=[.G291]" office:value-type="boolean" office:boolean-value="false" calcext:value-type="boolean">
            <text:p>FALSE</text:p>
          </table:table-cell>
          <table:table-cell table:formula="of:==[.H292]=[.H291]" office:value-type="boolean" office:boolean-value="false" calcext:value-type="boolean">
            <text:p>FALSE</text:p>
          </table:table-cell>
          <table:table-cell table:formula="of:==[.I292]=[.I29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Cp</text:p>
          </table:table-cell>
          <table:table-cell office:value-type="float" office:value="0.322496293464491" calcext:value-type="float">
            <text:p>0.322496293464491</text:p>
          </table:table-cell>
          <table:table-cell office:value-type="float" office:value="0.319058379672477" calcext:value-type="float">
            <text:p>0.319058379672477</text:p>
          </table:table-cell>
          <table:table-cell office:value-type="float" office:value="0.315749112222161" calcext:value-type="float">
            <text:p>0.315749112222161</text:p>
          </table:table-cell>
          <table:table-cell office:value-type="float" office:value="0.312536253302847" calcext:value-type="float">
            <text:p>0.312536253302847</text:p>
          </table:table-cell>
          <table:table-cell office:value-type="float" office:value="0.309391354231246" calcext:value-type="float">
            <text:p>0.309391354231246</text:p>
          </table:table-cell>
          <table:table-cell office:value-type="float" office:value="0.30630657116978" calcext:value-type="float">
            <text:p>0.30630657116978</text:p>
          </table:table-cell>
          <table:table-cell table:formula="of:==[.D293]=[.D292]" office:value-type="boolean" office:boolean-value="false" calcext:value-type="boolean">
            <text:p>FALSE</text:p>
          </table:table-cell>
          <table:table-cell table:formula="of:==[.E293]=[.E292]" office:value-type="boolean" office:boolean-value="false" calcext:value-type="boolean">
            <text:p>FALSE</text:p>
          </table:table-cell>
          <table:table-cell table:formula="of:==[.F293]=[.F292]" office:value-type="boolean" office:boolean-value="false" calcext:value-type="boolean">
            <text:p>FALSE</text:p>
          </table:table-cell>
          <table:table-cell table:formula="of:==[.G293]=[.G292]" office:value-type="boolean" office:boolean-value="false" calcext:value-type="boolean">
            <text:p>FALSE</text:p>
          </table:table-cell>
          <table:table-cell table:formula="of:==[.H293]=[.H292]" office:value-type="boolean" office:boolean-value="false" calcext:value-type="boolean">
            <text:p>FALSE</text:p>
          </table:table-cell>
          <table:table-cell table:formula="of:==[.I293]=[.I29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Cv</text:p>
          </table:table-cell>
          <table:table-cell office:value-type="float" office:value="0.253837340062083" calcext:value-type="float">
            <text:p>0.253837340062083</text:p>
          </table:table-cell>
          <table:table-cell office:value-type="float" office:value="0.250433215270214" calcext:value-type="float">
            <text:p>0.250433215270214</text:p>
          </table:table-cell>
          <table:table-cell office:value-type="float" office:value="0.247148034239631" calcext:value-type="float">
            <text:p>0.247148034239631</text:p>
          </table:table-cell>
          <table:table-cell office:value-type="float" office:value="0.243952035540427" calcext:value-type="float">
            <text:p>0.243952035540427</text:p>
          </table:table-cell>
          <table:table-cell office:value-type="float" office:value="0.240818760635402" calcext:value-type="float">
            <text:p>0.240818760635402</text:p>
          </table:table-cell>
          <table:table-cell office:value-type="float" office:value="0.23774171641729" calcext:value-type="float">
            <text:p>0.23774171641729</text:p>
          </table:table-cell>
          <table:table-cell table:formula="of:==[.D294]=[.D293]" office:value-type="boolean" office:boolean-value="false" calcext:value-type="boolean">
            <text:p>FALSE</text:p>
          </table:table-cell>
          <table:table-cell table:formula="of:==[.E294]=[.E293]" office:value-type="boolean" office:boolean-value="false" calcext:value-type="boolean">
            <text:p>FALSE</text:p>
          </table:table-cell>
          <table:table-cell table:formula="of:==[.F294]=[.F293]" office:value-type="boolean" office:boolean-value="false" calcext:value-type="boolean">
            <text:p>FALSE</text:p>
          </table:table-cell>
          <table:table-cell table:formula="of:==[.G294]=[.G293]" office:value-type="boolean" office:boolean-value="false" calcext:value-type="boolean">
            <text:p>FALSE</text:p>
          </table:table-cell>
          <table:table-cell table:formula="of:==[.H294]=[.H293]" office:value-type="boolean" office:boolean-value="false" calcext:value-type="boolean">
            <text:p>FALSE</text:p>
          </table:table-cell>
          <table:table-cell table:formula="of:==[.I294]=[.I29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gamma</text:p>
          </table:table-cell>
          <table:table-cell office:value-type="float" office:value="1.27045444046245" calcext:value-type="float">
            <text:p>1.27045444046245</text:p>
          </table:table-cell>
          <table:table-cell office:value-type="float" office:value="1.27400463275516" calcext:value-type="float">
            <text:p>1.27400463275516</text:p>
          </table:table-cell>
          <table:table-cell office:value-type="float" office:value="1.27755558576857" calcext:value-type="float">
            <text:p>1.27755558576857</text:p>
          </table:table-cell>
          <table:table-cell office:value-type="float" office:value="1.28112710316228" calcext:value-type="float">
            <text:p>1.28112710316228</text:p>
          </table:table-cell>
          <table:table-cell office:value-type="float" office:value="1.28473964614321" calcext:value-type="float">
            <text:p>1.28473964614321</text:p>
          </table:table-cell>
          <table:table-cell office:value-type="float" office:value="1.28839459716781" calcext:value-type="float">
            <text:p>1.28839459716781</text:p>
          </table:table-cell>
          <table:table-cell table:formula="of:==[.D295]=[.D294]" office:value-type="boolean" office:boolean-value="false" calcext:value-type="boolean">
            <text:p>FALSE</text:p>
          </table:table-cell>
          <table:table-cell table:formula="of:==[.E295]=[.E294]" office:value-type="boolean" office:boolean-value="false" calcext:value-type="boolean">
            <text:p>FALSE</text:p>
          </table:table-cell>
          <table:table-cell table:formula="of:==[.F295]=[.F294]" office:value-type="boolean" office:boolean-value="false" calcext:value-type="boolean">
            <text:p>FALSE</text:p>
          </table:table-cell>
          <table:table-cell table:formula="of:==[.G295]=[.G294]" office:value-type="boolean" office:boolean-value="false" calcext:value-type="boolean">
            <text:p>FALSE</text:p>
          </table:table-cell>
          <table:table-cell table:formula="of:==[.H295]=[.H294]" office:value-type="boolean" office:boolean-value="false" calcext:value-type="boolean">
            <text:p>FALSE</text:p>
          </table:table-cell>
          <table:table-cell table:formula="of:==[.I295]=[.I29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h</text:p>
          </table:table-cell>
          <table:table-cell office:value-type="float" office:value="176.552387070016" calcext:value-type="float">
            <text:p>176.552387070016</text:p>
          </table:table-cell>
          <table:table-cell office:value-type="float" office:value="168.732069382105" calcext:value-type="float">
            <text:p>168.732069382105</text:p>
          </table:table-cell>
          <table:table-cell office:value-type="float" office:value="160.939330203722" calcext:value-type="float">
            <text:p>160.939330203722</text:p>
          </table:table-cell>
          <table:table-cell office:value-type="float" office:value="153.305803261741" calcext:value-type="float">
            <text:p>153.305803261741</text:p>
          </table:table-cell>
          <table:table-cell office:value-type="float" office:value="145.961794716814" calcext:value-type="float">
            <text:p>145.961794716814</text:p>
          </table:table-cell>
          <table:table-cell office:value-type="float" office:value="138.585503905571" calcext:value-type="float">
            <text:p>138.585503905571</text:p>
          </table:table-cell>
          <table:table-cell table:formula="of:==[.D296]=[.D295]" office:value-type="boolean" office:boolean-value="false" calcext:value-type="boolean">
            <text:p>FALSE</text:p>
          </table:table-cell>
          <table:table-cell table:formula="of:==[.E296]=[.E295]" office:value-type="boolean" office:boolean-value="false" calcext:value-type="boolean">
            <text:p>FALSE</text:p>
          </table:table-cell>
          <table:table-cell table:formula="of:==[.F296]=[.F295]" office:value-type="boolean" office:boolean-value="false" calcext:value-type="boolean">
            <text:p>FALSE</text:p>
          </table:table-cell>
          <table:table-cell table:formula="of:==[.G296]=[.G295]" office:value-type="boolean" office:boolean-value="false" calcext:value-type="boolean">
            <text:p>FALSE</text:p>
          </table:table-cell>
          <table:table-cell table:formula="of:==[.H296]=[.H295]" office:value-type="boolean" office:boolean-value="false" calcext:value-type="boolean">
            <text:p>FALSE</text:p>
          </table:table-cell>
          <table:table-cell table:formula="of:==[.I296]=[.I29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MN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02355872208999" calcext:value-type="float">
            <text:p>0.102355872208999</text:p>
          </table:table-cell>
          <table:table-cell office:value-type="float" office:value="0.102212649577387" calcext:value-type="float">
            <text:p>0.102212649577387</text:p>
          </table:table-cell>
          <table:table-cell office:value-type="float" office:value="0.102069484163149" calcext:value-type="float">
            <text:p>0.102069484163149</text:p>
          </table:table-cell>
          <table:table-cell office:value-type="float" office:value="0.101925530614509" calcext:value-type="float">
            <text:p>0.101925530614509</text:p>
          </table:table-cell>
          <table:table-cell office:value-type="float" office:value="0.101780648911777" calcext:value-type="float">
            <text:p>0.101780648911777</text:p>
          </table:table-cell>
          <table:table-cell table:formula="of:==[.D297]=[.D296]" office:value-type="boolean" office:boolean-value="false" calcext:value-type="boolean">
            <text:p>FALSE</text:p>
          </table:table-cell>
          <table:table-cell table:formula="of:==[.E297]=[.E296]" office:value-type="boolean" office:boolean-value="false" calcext:value-type="boolean">
            <text:p>FALSE</text:p>
          </table:table-cell>
          <table:table-cell table:formula="of:==[.F297]=[.F296]" office:value-type="boolean" office:boolean-value="false" calcext:value-type="boolean">
            <text:p>FALSE</text:p>
          </table:table-cell>
          <table:table-cell table:formula="of:==[.G297]=[.G296]" office:value-type="boolean" office:boolean-value="false" calcext:value-type="boolean">
            <text:p>FALSE</text:p>
          </table:table-cell>
          <table:table-cell table:formula="of:==[.H297]=[.H296]" office:value-type="boolean" office:boolean-value="false" calcext:value-type="boolean">
            <text:p>FALSE</text:p>
          </table:table-cell>
          <table:table-cell table:formula="of:==[.I297]=[.I29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P</text:p>
          </table:table-cell>
          <table:table-cell office:value-type="float" office:value="150.942002993323" calcext:value-type="float">
            <text:p>150.942002993323</text:p>
          </table:table-cell>
          <table:table-cell office:value-type="float" office:value="139.540033747705" calcext:value-type="float">
            <text:p>139.540033747705</text:p>
          </table:table-cell>
          <table:table-cell office:value-type="float" office:value="128.405437851487" calcext:value-type="float">
            <text:p>128.405437851487</text:p>
          </table:table-cell>
          <table:table-cell office:value-type="float" office:value="117.280131058635" calcext:value-type="float">
            <text:p>117.280131058635</text:p>
          </table:table-cell>
          <table:table-cell office:value-type="float" office:value="107.150230960162" calcext:value-type="float">
            <text:p>107.150230960162</text:p>
          </table:table-cell>
          <table:table-cell office:value-type="float" office:value="97.2880172398478" calcext:value-type="float">
            <text:p>97.2880172398478</text:p>
          </table:table-cell>
          <table:table-cell table:formula="of:==[.D298]=[.D297]" office:value-type="boolean" office:boolean-value="false" calcext:value-type="boolean">
            <text:p>FALSE</text:p>
          </table:table-cell>
          <table:table-cell table:formula="of:==[.E298]=[.E297]" office:value-type="boolean" office:boolean-value="false" calcext:value-type="boolean">
            <text:p>FALSE</text:p>
          </table:table-cell>
          <table:table-cell table:formula="of:==[.F298]=[.F297]" office:value-type="boolean" office:boolean-value="false" calcext:value-type="boolean">
            <text:p>FALSE</text:p>
          </table:table-cell>
          <table:table-cell table:formula="of:==[.G298]=[.G297]" office:value-type="boolean" office:boolean-value="false" calcext:value-type="boolean">
            <text:p>FALSE</text:p>
          </table:table-cell>
          <table:table-cell table:formula="of:==[.H298]=[.H297]" office:value-type="boolean" office:boolean-value="false" calcext:value-type="boolean">
            <text:p>FALSE</text:p>
          </table:table-cell>
          <table:table-cell table:formula="of:==[.I298]=[.I29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299]=[.D298]" office:value-type="boolean" office:boolean-value="false" calcext:value-type="boolean">
            <text:p>FALSE</text:p>
          </table:table-cell>
          <table:table-cell table:formula="of:==[.E299]=[.E298]" office:value-type="boolean" office:boolean-value="false" calcext:value-type="boolean">
            <text:p>FALSE</text:p>
          </table:table-cell>
          <table:table-cell table:formula="of:==[.F299]=[.F298]" office:value-type="boolean" office:boolean-value="false" calcext:value-type="boolean">
            <text:p>FALSE</text:p>
          </table:table-cell>
          <table:table-cell table:formula="of:==[.G299]=[.G298]" office:value-type="boolean" office:boolean-value="false" calcext:value-type="boolean">
            <text:p>FALSE</text:p>
          </table:table-cell>
          <table:table-cell table:formula="of:==[.H299]=[.H298]" office:value-type="boolean" office:boolean-value="false" calcext:value-type="boolean">
            <text:p>FALSE</text:p>
          </table:table-cell>
          <table:table-cell table:formula="of:==[.I299]=[.I29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rho</text:p>
          </table:table-cell>
          <table:table-cell office:value-type="float" office:value="0.127505783597026" calcext:value-type="float">
            <text:p>0.127505783597026</text:p>
          </table:table-cell>
          <table:table-cell office:value-type="float" office:value="0.121679993167594" calcext:value-type="float">
            <text:p>0.121679993167594</text:p>
          </table:table-cell>
          <table:table-cell office:value-type="float" office:value="0.115705464224882" calcext:value-type="float">
            <text:p>0.115705464224882</text:p>
          </table:table-cell>
          <table:table-cell office:value-type="float" office:value="0.109326610522848" calcext:value-type="float">
            <text:p>0.109326610522848</text:p>
          </table:table-cell>
          <table:table-cell office:value-type="float" office:value="0.103452478425017" calcext:value-type="float">
            <text:p>0.103452478425017</text:p>
          </table:table-cell>
          <table:table-cell office:value-type="float" office:value="0.0974107411789215" calcext:value-type="float">
            <text:p>0.0974107411789215</text:p>
          </table:table-cell>
          <table:table-cell table:formula="of:==[.D300]=[.D299]" office:value-type="boolean" office:boolean-value="false" calcext:value-type="boolean">
            <text:p>FALSE</text:p>
          </table:table-cell>
          <table:table-cell table:formula="of:==[.E300]=[.E299]" office:value-type="boolean" office:boolean-value="false" calcext:value-type="boolean">
            <text:p>FALSE</text:p>
          </table:table-cell>
          <table:table-cell table:formula="of:==[.F300]=[.F299]" office:value-type="boolean" office:boolean-value="false" calcext:value-type="boolean">
            <text:p>FALSE</text:p>
          </table:table-cell>
          <table:table-cell table:formula="of:==[.G300]=[.G299]" office:value-type="boolean" office:boolean-value="false" calcext:value-type="boolean">
            <text:p>FALSE</text:p>
          </table:table-cell>
          <table:table-cell table:formula="of:==[.H300]=[.H299]" office:value-type="boolean" office:boolean-value="false" calcext:value-type="boolean">
            <text:p>FALSE</text:p>
          </table:table-cell>
          <table:table-cell table:formula="of:==[.I300]=[.I29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S</text:p>
          </table:table-cell>
          <table:table-cell office:value-type="float" office:value="1.98706965198092" calcext:value-type="float">
            <text:p>1.98706965198092</text:p>
          </table:table-cell>
          <table:table-cell office:value-type="float" office:value="1.98105828385617" calcext:value-type="float">
            <text:p>1.98105828385617</text:p>
          </table:table-cell>
          <table:table-cell office:value-type="float" office:value="1.97515112230218" calcext:value-type="float">
            <text:p>1.97515112230218</text:p>
          </table:table-cell>
          <table:table-cell office:value-type="float" office:value="1.96951901021204" calcext:value-type="float">
            <text:p>1.96951901021204</text:p>
          </table:table-cell>
          <table:table-cell office:value-type="float" office:value="1.96360368609826" calcext:value-type="float">
            <text:p>1.96360368609826</text:p>
          </table:table-cell>
          <table:table-cell office:value-type="float" office:value="1.95784730542717" calcext:value-type="float">
            <text:p>1.95784730542717</text:p>
          </table:table-cell>
          <table:table-cell table:formula="of:==[.D301]=[.D300]" office:value-type="boolean" office:boolean-value="false" calcext:value-type="boolean">
            <text:p>FALSE</text:p>
          </table:table-cell>
          <table:table-cell table:formula="of:==[.E301]=[.E300]" office:value-type="boolean" office:boolean-value="false" calcext:value-type="boolean">
            <text:p>FALSE</text:p>
          </table:table-cell>
          <table:table-cell table:formula="of:==[.F301]=[.F300]" office:value-type="boolean" office:boolean-value="false" calcext:value-type="boolean">
            <text:p>FALSE</text:p>
          </table:table-cell>
          <table:table-cell table:formula="of:==[.G301]=[.G300]" office:value-type="boolean" office:boolean-value="false" calcext:value-type="boolean">
            <text:p>FALSE</text:p>
          </table:table-cell>
          <table:table-cell table:formula="of:==[.H301]=[.H300]" office:value-type="boolean" office:boolean-value="false" calcext:value-type="boolean">
            <text:p>FALSE</text:p>
          </table:table-cell>
          <table:table-cell table:formula="of:==[.I301]=[.I30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T</text:p>
          </table:table-cell>
          <table:table-cell office:value-type="float" office:value="3195.46394509541" calcext:value-type="float">
            <text:p>3195.46394509541</text:p>
          </table:table-cell>
          <table:table-cell office:value-type="float" office:value="3095.55961452665" calcext:value-type="float">
            <text:p>3095.55961452665</text:p>
          </table:table-cell>
          <table:table-cell office:value-type="float" office:value="2995.65870760844" calcext:value-type="float">
            <text:p>2995.65870760844</text:p>
          </table:table-cell>
          <table:table-cell office:value-type="float" office:value="2895.76089322696" calcext:value-type="float">
            <text:p>2895.76089322696</text:p>
          </table:table-cell>
          <table:table-cell office:value-type="float" office:value="2795.8658846012" calcext:value-type="float">
            <text:p>2795.8658846012</text:p>
          </table:table-cell>
          <table:table-cell office:value-type="float" office:value="2695.97366265716" calcext:value-type="float">
            <text:p>2695.97366265716</text:p>
          </table:table-cell>
          <table:table-cell table:formula="of:==[.D302]=[.D301]" office:value-type="boolean" office:boolean-value="false" calcext:value-type="boolean">
            <text:p>FALSE</text:p>
          </table:table-cell>
          <table:table-cell table:formula="of:==[.E302]=[.E301]" office:value-type="boolean" office:boolean-value="false" calcext:value-type="boolean">
            <text:p>FALSE</text:p>
          </table:table-cell>
          <table:table-cell table:formula="of:==[.F302]=[.F301]" office:value-type="boolean" office:boolean-value="false" calcext:value-type="boolean">
            <text:p>FALSE</text:p>
          </table:table-cell>
          <table:table-cell table:formula="of:==[.G302]=[.G301]" office:value-type="boolean" office:boolean-value="false" calcext:value-type="boolean">
            <text:p>FALSE</text:p>
          </table:table-cell>
          <table:table-cell table:formula="of:==[.H302]=[.H301]" office:value-type="boolean" office:boolean-value="false" calcext:value-type="boolean">
            <text:p>FALSE</text:p>
          </table:table-cell>
          <table:table-cell table:formula="of:==[.I302]=[.I30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V</text:p>
          </table:table-cell>
          <table:table-cell office:value-type="float" office:value="270.568745458908" calcext:value-type="float">
            <text:p>270.568745458908</text:p>
          </table:table-cell>
          <table:table-cell office:value-type="float" office:value="266.300629639414" calcext:value-type="float">
            <text:p>266.300629639414</text:p>
          </table:table-cell>
          <table:table-cell office:value-type="float" office:value="261.965092945529" calcext:value-type="float">
            <text:p>261.965092945529</text:p>
          </table:table-cell>
          <table:table-cell office:value-type="float" office:value="257.558218013011" calcext:value-type="float">
            <text:p>257.558218013011</text:p>
          </table:table-cell>
          <table:table-cell office:value-type="float" office:value="253.075878385121" calcext:value-type="float">
            <text:p>253.075878385121</text:p>
          </table:table-cell>
          <table:table-cell office:value-type="float" office:value="248.513518341796" calcext:value-type="float">
            <text:p>248.513518341796</text:p>
          </table:table-cell>
          <table:table-cell table:formula="of:==[.D303]=[.D302]" office:value-type="boolean" office:boolean-value="false" calcext:value-type="boolean">
            <text:p>FALSE</text:p>
          </table:table-cell>
          <table:table-cell table:formula="of:==[.E303]=[.E302]" office:value-type="boolean" office:boolean-value="false" calcext:value-type="boolean">
            <text:p>FALSE</text:p>
          </table:table-cell>
          <table:table-cell table:formula="of:==[.F303]=[.F302]" office:value-type="boolean" office:boolean-value="false" calcext:value-type="boolean">
            <text:p>FALSE</text:p>
          </table:table-cell>
          <table:table-cell table:formula="of:==[.G303]=[.G302]" office:value-type="boolean" office:boolean-value="false" calcext:value-type="boolean">
            <text:p>FALSE</text:p>
          </table:table-cell>
          <table:table-cell table:formula="of:==[.H303]=[.H302]" office:value-type="boolean" office:boolean-value="false" calcext:value-type="boolean">
            <text:p>FALSE</text:p>
          </table:table-cell>
          <table:table-cell table:formula="of:==[.I303]=[.I30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Vsonic</text:p>
          </table:table-cell>
          <table:table-cell office:value-type="float" office:value="2639.69507764789" calcext:value-type="float">
            <text:p>2639.69507764789</text:p>
          </table:table-cell>
          <table:table-cell office:value-type="float" office:value="2601.71325681889" calcext:value-type="float">
            <text:p>2601.71325681889</text:p>
          </table:table-cell>
          <table:table-cell office:value-type="float" office:value="2562.94200403435" calcext:value-type="float">
            <text:p>2562.94200403435</text:p>
          </table:table-cell>
          <table:table-cell office:value-type="float" office:value="2523.3616112072" calcext:value-type="float">
            <text:p>2523.3616112072</text:p>
          </table:table-cell>
          <table:table-cell office:value-type="float" office:value="2482.94884372272" calcext:value-type="float">
            <text:p>2482.94884372272</text:p>
          </table:table-cell>
          <table:table-cell office:value-type="float" office:value="2441.65782984155" calcext:value-type="float">
            <text:p>2441.65782984155</text:p>
          </table:table-cell>
          <table:table-cell table:formula="of:==[.D304]=[.D303]" office:value-type="boolean" office:boolean-value="false" calcext:value-type="boolean">
            <text:p>FALSE</text:p>
          </table:table-cell>
          <table:table-cell table:formula="of:==[.E304]=[.E303]" office:value-type="boolean" office:boolean-value="false" calcext:value-type="boolean">
            <text:p>FALSE</text:p>
          </table:table-cell>
          <table:table-cell table:formula="of:==[.F304]=[.F303]" office:value-type="boolean" office:boolean-value="false" calcext:value-type="boolean">
            <text:p>FALSE</text:p>
          </table:table-cell>
          <table:table-cell table:formula="of:==[.G304]=[.G303]" office:value-type="boolean" office:boolean-value="false" calcext:value-type="boolean">
            <text:p>FALSE</text:p>
          </table:table-cell>
          <table:table-cell table:formula="of:==[.H304]=[.H303]" office:value-type="boolean" office:boolean-value="false" calcext:value-type="boolean">
            <text:p>FALSE</text:p>
          </table:table-cell>
          <table:table-cell table:formula="of:==[.I304]=[.I30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W</text:p>
          </table:table-cell>
          <table:table-cell office:value-type="float" office:value="14.4428474490126" calcext:value-type="float">
            <text:p>14.4428474490126</text:p>
          </table:table-cell>
          <table:table-cell office:value-type="float" office:value="13.5655273550559" calcext:value-type="float">
            <text:p>13.5655273550559</text:p>
          </table:table-cell>
          <table:table-cell office:value-type="float" office:value="12.6894443580858" calcext:value-type="float">
            <text:p>12.6894443580858</text:p>
          </table:table-cell>
          <table:table-cell office:value-type="float" office:value="11.7881758811597" calcext:value-type="float">
            <text:p>11.7881758811597</text:p>
          </table:table-cell>
          <table:table-cell office:value-type="float" office:value="10.960666507911" calcext:value-type="float">
            <text:p>10.960666507911</text:p>
          </table:table-cell>
          <table:table-cell office:value-type="float" office:value="10.1344965059735" calcext:value-type="float">
            <text:p>10.1344965059735</text:p>
          </table:table-cell>
          <table:table-cell table:formula="of:==[.D305]=[.D304]" office:value-type="boolean" office:boolean-value="false" calcext:value-type="boolean">
            <text:p>FALSE</text:p>
          </table:table-cell>
          <table:table-cell table:formula="of:==[.E305]=[.E304]" office:value-type="boolean" office:boolean-value="false" calcext:value-type="boolean">
            <text:p>FALSE</text:p>
          </table:table-cell>
          <table:table-cell table:formula="of:==[.F305]=[.F304]" office:value-type="boolean" office:boolean-value="false" calcext:value-type="boolean">
            <text:p>FALSE</text:p>
          </table:table-cell>
          <table:table-cell table:formula="of:==[.G305]=[.G304]" office:value-type="boolean" office:boolean-value="false" calcext:value-type="boolean">
            <text:p>FALSE</text:p>
          </table:table-cell>
          <table:table-cell table:formula="of:==[.H305]=[.H304]" office:value-type="boolean" office:boolean-value="false" calcext:value-type="boolean">
            <text:p>FALSE</text:p>
          </table:table-cell>
          <table:table-cell table:formula="of:==[.I305]=[.I30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306]=[.D305]" office:value-type="boolean" office:boolean-value="false" calcext:value-type="boolean">
            <text:p>FALSE</text:p>
          </table:table-cell>
          <table:table-cell table:formula="of:==[.E306]=[.E305]" office:value-type="boolean" office:boolean-value="false" calcext:value-type="boolean">
            <text:p>FALSE</text:p>
          </table:table-cell>
          <table:table-cell table:formula="of:==[.F306]=[.F305]" office:value-type="boolean" office:boolean-value="false" calcext:value-type="boolean">
            <text:p>FALSE</text:p>
          </table:table-cell>
          <table:table-cell table:formula="of:==[.G306]=[.G305]" office:value-type="boolean" office:boolean-value="false" calcext:value-type="boolean">
            <text:p>FALSE</text:p>
          </table:table-cell>
          <table:table-cell table:formula="of:==[.H306]=[.H305]" office:value-type="boolean" office:boolean-value="false" calcext:value-type="boolean">
            <text:p>FALSE</text:p>
          </table:table-cell>
          <table:table-cell table:formula="of:==[.I306]=[.I30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tot:Cp</text:p>
          </table:table-cell>
          <table:table-cell office:value-type="float" office:value="0.322622040389152" calcext:value-type="float">
            <text:p>0.322622040389152</text:p>
          </table:table-cell>
          <table:table-cell office:value-type="float" office:value="0.319176068751714" calcext:value-type="float">
            <text:p>0.319176068751714</text:p>
          </table:table-cell>
          <table:table-cell office:value-type="float" office:value="0.315860110881863" calcext:value-type="float">
            <text:p>0.315860110881863</text:p>
          </table:table-cell>
          <table:table-cell office:value-type="float" office:value="0.312641652294827" calcext:value-type="float">
            <text:p>0.312641652294827</text:p>
          </table:table-cell>
          <table:table-cell office:value-type="float" office:value="0.309492006861739" calcext:value-type="float">
            <text:p>0.309492006861739</text:p>
          </table:table-cell>
          <table:table-cell office:value-type="float" office:value="0.306403199313231" calcext:value-type="float">
            <text:p>0.306403199313231</text:p>
          </table:table-cell>
          <table:table-cell table:formula="of:==[.D307]=[.D306]" office:value-type="boolean" office:boolean-value="false" calcext:value-type="boolean">
            <text:p>FALSE</text:p>
          </table:table-cell>
          <table:table-cell table:formula="of:==[.E307]=[.E306]" office:value-type="boolean" office:boolean-value="false" calcext:value-type="boolean">
            <text:p>FALSE</text:p>
          </table:table-cell>
          <table:table-cell table:formula="of:==[.F307]=[.F306]" office:value-type="boolean" office:boolean-value="false" calcext:value-type="boolean">
            <text:p>FALSE</text:p>
          </table:table-cell>
          <table:table-cell table:formula="of:==[.G307]=[.G306]" office:value-type="boolean" office:boolean-value="false" calcext:value-type="boolean">
            <text:p>FALSE</text:p>
          </table:table-cell>
          <table:table-cell table:formula="of:==[.H307]=[.H306]" office:value-type="boolean" office:boolean-value="false" calcext:value-type="boolean">
            <text:p>FALSE</text:p>
          </table:table-cell>
          <table:table-cell table:formula="of:==[.I307]=[.I30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tot:Cv</text:p>
          </table:table-cell>
          <table:table-cell office:value-type="float" office:value="0.253961461521533" calcext:value-type="float">
            <text:p>0.253961461521533</text:p>
          </table:table-cell>
          <table:table-cell office:value-type="float" office:value="0.250549750473598" calcext:value-type="float">
            <text:p>0.250549750473598</text:p>
          </table:table-cell>
          <table:table-cell office:value-type="float" office:value="0.247258226642876" calcext:value-type="float">
            <text:p>0.247258226642876</text:p>
          </table:table-cell>
          <table:table-cell office:value-type="float" office:value="0.244056881376137" calcext:value-type="float">
            <text:p>0.244056881376137</text:p>
          </table:table-cell>
          <table:table-cell office:value-type="float" office:value="0.240919043232467" calcext:value-type="float">
            <text:p>0.240919043232467</text:p>
          </table:table-cell>
          <table:table-cell office:value-type="float" office:value="0.23783810426496" calcext:value-type="float">
            <text:p>0.23783810426496</text:p>
          </table:table-cell>
          <table:table-cell table:formula="of:==[.D308]=[.D307]" office:value-type="boolean" office:boolean-value="false" calcext:value-type="boolean">
            <text:p>FALSE</text:p>
          </table:table-cell>
          <table:table-cell table:formula="of:==[.E308]=[.E307]" office:value-type="boolean" office:boolean-value="false" calcext:value-type="boolean">
            <text:p>FALSE</text:p>
          </table:table-cell>
          <table:table-cell table:formula="of:==[.F308]=[.F307]" office:value-type="boolean" office:boolean-value="false" calcext:value-type="boolean">
            <text:p>FALSE</text:p>
          </table:table-cell>
          <table:table-cell table:formula="of:==[.G308]=[.G307]" office:value-type="boolean" office:boolean-value="false" calcext:value-type="boolean">
            <text:p>FALSE</text:p>
          </table:table-cell>
          <table:table-cell table:formula="of:==[.H308]=[.H307]" office:value-type="boolean" office:boolean-value="false" calcext:value-type="boolean">
            <text:p>FALSE</text:p>
          </table:table-cell>
          <table:table-cell table:formula="of:==[.I308]=[.I30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tot:gamma</text:p>
          </table:table-cell>
          <table:table-cell office:value-type="float" office:value="1.27032821213449" calcext:value-type="float">
            <text:p>1.27032821213449</text:p>
          </table:table-cell>
          <table:table-cell office:value-type="float" office:value="1.27388147843115" calcext:value-type="float">
            <text:p>1.27388147843115</text:p>
          </table:table-cell>
          <table:table-cell office:value-type="float" office:value="1.27743493009769" calcext:value-type="float">
            <text:p>1.27743493009769</text:p>
          </table:table-cell>
          <table:table-cell office:value-type="float" office:value="1.28100844266254" calcext:value-type="float">
            <text:p>1.28100844266254</text:p>
          </table:table-cell>
          <table:table-cell office:value-type="float" office:value="1.28462254942659" calcext:value-type="float">
            <text:p>1.28462254942659</text:p>
          </table:table-cell>
          <table:table-cell office:value-type="float" office:value="1.28827865325053" calcext:value-type="float">
            <text:p>1.28827865325053</text:p>
          </table:table-cell>
          <table:table-cell table:formula="of:==[.D309]=[.D308]" office:value-type="boolean" office:boolean-value="false" calcext:value-type="boolean">
            <text:p>FALSE</text:p>
          </table:table-cell>
          <table:table-cell table:formula="of:==[.E309]=[.E308]" office:value-type="boolean" office:boolean-value="false" calcext:value-type="boolean">
            <text:p>FALSE</text:p>
          </table:table-cell>
          <table:table-cell table:formula="of:==[.F309]=[.F308]" office:value-type="boolean" office:boolean-value="false" calcext:value-type="boolean">
            <text:p>FALSE</text:p>
          </table:table-cell>
          <table:table-cell table:formula="of:==[.G309]=[.G308]" office:value-type="boolean" office:boolean-value="false" calcext:value-type="boolean">
            <text:p>FALSE</text:p>
          </table:table-cell>
          <table:table-cell table:formula="of:==[.H309]=[.H308]" office:value-type="boolean" office:boolean-value="false" calcext:value-type="boolean">
            <text:p>FALSE</text:p>
          </table:table-cell>
          <table:table-cell table:formula="of:==[.I309]=[.I30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tot:h</text:p>
          </table:table-cell>
          <table:table-cell office:value-type="float" office:value="178.014380682617" calcext:value-type="float">
            <text:p>178.014380682617</text:p>
          </table:table-cell>
          <table:table-cell office:value-type="float" office:value="170.148302043195" calcext:value-type="float">
            <text:p>170.148302043195</text:p>
          </table:table-cell>
          <table:table-cell office:value-type="float" office:value="162.309823985732" calcext:value-type="float">
            <text:p>162.309823985732</text:p>
          </table:table-cell>
          <table:table-cell office:value-type="float" office:value="154.630574963274" calcext:value-type="float">
            <text:p>154.630574963274</text:p>
          </table:table-cell>
          <table:table-cell office:value-type="float" office:value="147.240857089217" calcext:value-type="float">
            <text:p>147.240857089217</text:p>
          </table:table-cell>
          <table:table-cell office:value-type="float" office:value="139.818865028539" calcext:value-type="float">
            <text:p>139.818865028539</text:p>
          </table:table-cell>
          <table:table-cell table:formula="of:==[.D310]=[.D309]" office:value-type="boolean" office:boolean-value="false" calcext:value-type="boolean">
            <text:p>FALSE</text:p>
          </table:table-cell>
          <table:table-cell table:formula="of:==[.E310]=[.E309]" office:value-type="boolean" office:boolean-value="false" calcext:value-type="boolean">
            <text:p>FALSE</text:p>
          </table:table-cell>
          <table:table-cell table:formula="of:==[.F310]=[.F309]" office:value-type="boolean" office:boolean-value="false" calcext:value-type="boolean">
            <text:p>FALSE</text:p>
          </table:table-cell>
          <table:table-cell table:formula="of:==[.G310]=[.G309]" office:value-type="boolean" office:boolean-value="false" calcext:value-type="boolean">
            <text:p>FALSE</text:p>
          </table:table-cell>
          <table:table-cell table:formula="of:==[.H310]=[.H309]" office:value-type="boolean" office:boolean-value="false" calcext:value-type="boolean">
            <text:p>FALSE</text:p>
          </table:table-cell>
          <table:table-cell table:formula="of:==[.I310]=[.I30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tot:P</text:p>
          </table:table-cell>
          <table:table-cell office:value-type="float" office:value="151.952017598515" calcext:value-type="float">
            <text:p>151.952017598515</text:p>
          </table:table-cell>
          <table:table-cell office:value-type="float" office:value="140.473724081592" calcext:value-type="float">
            <text:p>140.473724081592</text:p>
          </table:table-cell>
          <table:table-cell office:value-type="float" office:value="129.264603352154" calcext:value-type="float">
            <text:p>129.264603352154</text:p>
          </table:table-cell>
          <table:table-cell office:value-type="float" office:value="118.064841867016" calcext:value-type="float">
            <text:p>118.064841867016</text:p>
          </table:table-cell>
          <table:table-cell office:value-type="float" office:value="107.867153382337" calcext:value-type="float">
            <text:p>107.867153382337</text:p>
          </table:table-cell>
          <table:table-cell office:value-type="float" office:value="97.9389459153398" calcext:value-type="float">
            <text:p>97.9389459153398</text:p>
          </table:table-cell>
          <table:table-cell table:formula="of:==[.D311]=[.D310]" office:value-type="boolean" office:boolean-value="false" calcext:value-type="boolean">
            <text:p>FALSE</text:p>
          </table:table-cell>
          <table:table-cell table:formula="of:==[.E311]=[.E310]" office:value-type="boolean" office:boolean-value="false" calcext:value-type="boolean">
            <text:p>FALSE</text:p>
          </table:table-cell>
          <table:table-cell table:formula="of:==[.F311]=[.F310]" office:value-type="boolean" office:boolean-value="false" calcext:value-type="boolean">
            <text:p>FALSE</text:p>
          </table:table-cell>
          <table:table-cell table:formula="of:==[.G311]=[.G310]" office:value-type="boolean" office:boolean-value="false" calcext:value-type="boolean">
            <text:p>FALSE</text:p>
          </table:table-cell>
          <table:table-cell table:formula="of:==[.H311]=[.H310]" office:value-type="boolean" office:boolean-value="false" calcext:value-type="boolean">
            <text:p>FALSE</text:p>
          </table:table-cell>
          <table:table-cell table:formula="of:==[.I311]=[.I31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tot:R</text:p>
          </table:table-cell>
          <table:table-cell office:value-type="float" office:value="0.0685543686624131" calcext:value-type="float">
            <text:p>0.0685543686624131</text:p>
          </table:table-cell>
          <table:table-cell office:value-type="float" office:value="0.0685534286196579" calcext:value-type="float">
            <text:p>0.0685534286196579</text:p>
          </table:table-cell>
          <table:table-cell office:value-type="float" office:value="0.0685528991600401" calcext:value-type="float">
            <text:p>0.0685528991600401</text:p>
          </table:table-cell>
          <table:table-cell office:value-type="float" office:value="0.0685526749279169" calcext:value-type="float">
            <text:p>0.0685526749279169</text:p>
          </table:table-cell>
          <table:table-cell office:value-type="float" office:value="0.0685526701466953" calcext:value-type="float">
            <text:p>0.0685526701466953</text:p>
          </table:table-cell>
          <table:table-cell office:value-type="float" office:value="0.0685528200782568" calcext:value-type="float">
            <text:p>0.0685528200782568</text:p>
          </table:table-cell>
          <table:table-cell table:formula="of:==[.D312]=[.D311]" office:value-type="boolean" office:boolean-value="false" calcext:value-type="boolean">
            <text:p>FALSE</text:p>
          </table:table-cell>
          <table:table-cell table:formula="of:==[.E312]=[.E311]" office:value-type="boolean" office:boolean-value="false" calcext:value-type="boolean">
            <text:p>FALSE</text:p>
          </table:table-cell>
          <table:table-cell table:formula="of:==[.F312]=[.F311]" office:value-type="boolean" office:boolean-value="false" calcext:value-type="boolean">
            <text:p>FALSE</text:p>
          </table:table-cell>
          <table:table-cell table:formula="of:==[.G312]=[.G311]" office:value-type="boolean" office:boolean-value="false" calcext:value-type="boolean">
            <text:p>FALSE</text:p>
          </table:table-cell>
          <table:table-cell table:formula="of:==[.H312]=[.H311]" office:value-type="boolean" office:boolean-value="false" calcext:value-type="boolean">
            <text:p>FALSE</text:p>
          </table:table-cell>
          <table:table-cell table:formula="of:==[.I312]=[.I31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tot:rho</text:p>
          </table:table-cell>
          <table:table-cell office:value-type="float" office:value="0.128176904008012" calcext:value-type="float">
            <text:p>0.128176904008012</text:p>
          </table:table-cell>
          <table:table-cell office:value-type="float" office:value="0.122318639591814" calcext:value-type="float">
            <text:p>0.122318639591814</text:p>
          </table:table-cell>
          <table:table-cell office:value-type="float" office:value="0.116311044923365" calcext:value-type="float">
            <text:p>0.116311044923365</text:p>
          </table:table-cell>
          <table:table-cell office:value-type="float" office:value="0.109897194732321" calcext:value-type="float">
            <text:p>0.109897194732321</text:p>
          </table:table-cell>
          <table:table-cell office:value-type="float" office:value="0.103990874782475" calcext:value-type="float">
            <text:p>0.103990874782475</text:p>
          </table:table-cell>
          <table:table-cell office:value-type="float" office:value="0.0979162464147303" calcext:value-type="float">
            <text:p>0.0979162464147303</text:p>
          </table:table-cell>
          <table:table-cell table:formula="of:==[.D313]=[.D312]" office:value-type="boolean" office:boolean-value="false" calcext:value-type="boolean">
            <text:p>FALSE</text:p>
          </table:table-cell>
          <table:table-cell table:formula="of:==[.E313]=[.E312]" office:value-type="boolean" office:boolean-value="false" calcext:value-type="boolean">
            <text:p>FALSE</text:p>
          </table:table-cell>
          <table:table-cell table:formula="of:==[.F313]=[.F312]" office:value-type="boolean" office:boolean-value="false" calcext:value-type="boolean">
            <text:p>FALSE</text:p>
          </table:table-cell>
          <table:table-cell table:formula="of:==[.G313]=[.G312]" office:value-type="boolean" office:boolean-value="false" calcext:value-type="boolean">
            <text:p>FALSE</text:p>
          </table:table-cell>
          <table:table-cell table:formula="of:==[.H313]=[.H312]" office:value-type="boolean" office:boolean-value="false" calcext:value-type="boolean">
            <text:p>FALSE</text:p>
          </table:table-cell>
          <table:table-cell table:formula="of:==[.I313]=[.I31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tot:S</text:p>
          </table:table-cell>
          <table:table-cell office:value-type="float" office:value="1.98706965198092" calcext:value-type="float">
            <text:p>1.98706965198092</text:p>
          </table:table-cell>
          <table:table-cell office:value-type="float" office:value="1.98105828385617" calcext:value-type="float">
            <text:p>1.98105828385617</text:p>
          </table:table-cell>
          <table:table-cell office:value-type="float" office:value="1.97515112230218" calcext:value-type="float">
            <text:p>1.97515112230218</text:p>
          </table:table-cell>
          <table:table-cell office:value-type="float" office:value="1.96951901021204" calcext:value-type="float">
            <text:p>1.96951901021204</text:p>
          </table:table-cell>
          <table:table-cell office:value-type="float" office:value="1.96360368609826" calcext:value-type="float">
            <text:p>1.96360368609826</text:p>
          </table:table-cell>
          <table:table-cell office:value-type="float" office:value="1.95784730542717" calcext:value-type="float">
            <text:p>1.95784730542717</text:p>
          </table:table-cell>
          <table:table-cell table:formula="of:==[.D314]=[.D313]" office:value-type="boolean" office:boolean-value="false" calcext:value-type="boolean">
            <text:p>FALSE</text:p>
          </table:table-cell>
          <table:table-cell table:formula="of:==[.E314]=[.E313]" office:value-type="boolean" office:boolean-value="false" calcext:value-type="boolean">
            <text:p>FALSE</text:p>
          </table:table-cell>
          <table:table-cell table:formula="of:==[.F314]=[.F313]" office:value-type="boolean" office:boolean-value="false" calcext:value-type="boolean">
            <text:p>FALSE</text:p>
          </table:table-cell>
          <table:table-cell table:formula="of:==[.G314]=[.G313]" office:value-type="boolean" office:boolean-value="false" calcext:value-type="boolean">
            <text:p>FALSE</text:p>
          </table:table-cell>
          <table:table-cell table:formula="of:==[.H314]=[.H313]" office:value-type="boolean" office:boolean-value="false" calcext:value-type="boolean">
            <text:p>FALSE</text:p>
          </table:table-cell>
          <table:table-cell table:formula="of:==[.I314]=[.I31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t.in_flow.Fl_I:tot:T</text:p>
          </table:table-cell>
          <table:table-cell office:value-type="float" office:value="3200" calcext:value-type="float">
            <text:p>3200</text:p>
          </table:table-cell>
          <table:table-cell office:value-type="float" office:value="3100" calcext:value-type="float">
            <text:p>310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table:formula="of:==[.D315]=[.D314]" office:value-type="boolean" office:boolean-value="false" calcext:value-type="boolean">
            <text:p>FALSE</text:p>
          </table:table-cell>
          <table:table-cell table:formula="of:==[.E315]=[.E314]" office:value-type="boolean" office:boolean-value="false" calcext:value-type="boolean">
            <text:p>FALSE</text:p>
          </table:table-cell>
          <table:table-cell table:formula="of:==[.F315]=[.F314]" office:value-type="boolean" office:boolean-value="false" calcext:value-type="boolean">
            <text:p>FALSE</text:p>
          </table:table-cell>
          <table:table-cell table:formula="of:==[.G315]=[.G314]" office:value-type="boolean" office:boolean-value="false" calcext:value-type="boolean">
            <text:p>FALSE</text:p>
          </table:table-cell>
          <table:table-cell table:formula="of:==[.H315]=[.H314]" office:value-type="boolean" office:boolean-value="false" calcext:value-type="boolean">
            <text:p>FALSE</text:p>
          </table:table-cell>
          <table:table-cell table:formula="of:==[.I315]=[.I31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316]=[.D315]" office:value-type="boolean" office:boolean-value="false" calcext:value-type="boolean">
            <text:p>FALSE</text:p>
          </table:table-cell>
          <table:table-cell table:formula="of:==[.E316]=[.E315]" office:value-type="boolean" office:boolean-value="false" calcext:value-type="boolean">
            <text:p>FALSE</text:p>
          </table:table-cell>
          <table:table-cell table:formula="of:==[.F316]=[.F315]" office:value-type="boolean" office:boolean-value="false" calcext:value-type="boolean">
            <text:p>FALSE</text:p>
          </table:table-cell>
          <table:table-cell table:formula="of:==[.G316]=[.G315]" office:value-type="boolean" office:boolean-value="false" calcext:value-type="boolean">
            <text:p>FALSE</text:p>
          </table:table-cell>
          <table:table-cell table:formula="of:==[.H316]=[.H315]" office:value-type="boolean" office:boolean-value="false" calcext:value-type="boolean">
            <text:p>FALSE</text:p>
          </table:table-cell>
          <table:table-cell table:formula="of:==[.I316]=[.I31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area</text:p>
          </table:table-cell>
          <table:table-cell table:number-columns-repeated="6" office:value-type="float" office:value="430.125488863975" calcext:value-type="float">
            <text:p>430.125488863975</text:p>
          </table:table-cell>
          <table:table-cell table:formula="of:==[.D317]=[.D316]" office:value-type="boolean" office:boolean-value="false" calcext:value-type="boolean">
            <text:p>FALSE</text:p>
          </table:table-cell>
          <table:table-cell table:formula="of:==[.E317]=[.E316]" office:value-type="boolean" office:boolean-value="false" calcext:value-type="boolean">
            <text:p>FALSE</text:p>
          </table:table-cell>
          <table:table-cell table:formula="of:==[.F317]=[.F316]" office:value-type="boolean" office:boolean-value="false" calcext:value-type="boolean">
            <text:p>FALSE</text:p>
          </table:table-cell>
          <table:table-cell table:formula="of:==[.G317]=[.G316]" office:value-type="boolean" office:boolean-value="false" calcext:value-type="boolean">
            <text:p>FALSE</text:p>
          </table:table-cell>
          <table:table-cell table:formula="of:==[.H317]=[.H316]" office:value-type="boolean" office:boolean-value="false" calcext:value-type="boolean">
            <text:p>FALSE</text:p>
          </table:table-cell>
          <table:table-cell table:formula="of:==[.I317]=[.I31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Cp</text:p>
          </table:table-cell>
          <table:table-cell office:value-type="float" office:value="0.239486952788701" calcext:value-type="float">
            <text:p>0.239486952788701</text:p>
          </table:table-cell>
          <table:table-cell office:value-type="float" office:value="0.239501515811676" calcext:value-type="float">
            <text:p>0.239501515811676</text:p>
          </table:table-cell>
          <table:table-cell office:value-type="float" office:value="0.239513072805607" calcext:value-type="float">
            <text:p>0.239513072805607</text:p>
          </table:table-cell>
          <table:table-cell office:value-type="float" office:value="0.23952332194651" calcext:value-type="float">
            <text:p>0.23952332194651</text:p>
          </table:table-cell>
          <table:table-cell office:value-type="float" office:value="0.239531589684942" calcext:value-type="float">
            <text:p>0.239531589684942</text:p>
          </table:table-cell>
          <table:table-cell office:value-type="float" office:value="0.23953889549071" calcext:value-type="float">
            <text:p>0.23953889549071</text:p>
          </table:table-cell>
          <table:table-cell table:formula="of:==[.D318]=[.D317]" office:value-type="boolean" office:boolean-value="false" calcext:value-type="boolean">
            <text:p>FALSE</text:p>
          </table:table-cell>
          <table:table-cell table:formula="of:==[.E318]=[.E317]" office:value-type="boolean" office:boolean-value="false" calcext:value-type="boolean">
            <text:p>FALSE</text:p>
          </table:table-cell>
          <table:table-cell table:formula="of:==[.F318]=[.F317]" office:value-type="boolean" office:boolean-value="false" calcext:value-type="boolean">
            <text:p>FALSE</text:p>
          </table:table-cell>
          <table:table-cell table:formula="of:==[.G318]=[.G317]" office:value-type="boolean" office:boolean-value="false" calcext:value-type="boolean">
            <text:p>FALSE</text:p>
          </table:table-cell>
          <table:table-cell table:formula="of:==[.H318]=[.H317]" office:value-type="boolean" office:boolean-value="false" calcext:value-type="boolean">
            <text:p>FALSE</text:p>
          </table:table-cell>
          <table:table-cell table:formula="of:==[.I318]=[.I31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Cv</text:p>
          </table:table-cell>
          <table:table-cell office:value-type="float" office:value="0.170926113517697" calcext:value-type="float">
            <text:p>0.170926113517697</text:p>
          </table:table-cell>
          <table:table-cell office:value-type="float" office:value="0.170940678374173" calcext:value-type="float">
            <text:p>0.170940678374173</text:p>
          </table:table-cell>
          <table:table-cell office:value-type="float" office:value="0.170952236644962" calcext:value-type="float">
            <text:p>0.170952236644962</text:p>
          </table:table-cell>
          <table:table-cell office:value-type="float" office:value="0.170962486814973" calcext:value-type="float">
            <text:p>0.170962486814973</text:p>
          </table:table-cell>
          <table:table-cell office:value-type="float" office:value="0.170970755324098" calcext:value-type="float">
            <text:p>0.170970755324098</text:p>
          </table:table-cell>
          <table:table-cell office:value-type="float" office:value="0.170978061772248" calcext:value-type="float">
            <text:p>0.170978061772248</text:p>
          </table:table-cell>
          <table:table-cell table:formula="of:==[.D319]=[.D318]" office:value-type="boolean" office:boolean-value="false" calcext:value-type="boolean">
            <text:p>FALSE</text:p>
          </table:table-cell>
          <table:table-cell table:formula="of:==[.E319]=[.E318]" office:value-type="boolean" office:boolean-value="false" calcext:value-type="boolean">
            <text:p>FALSE</text:p>
          </table:table-cell>
          <table:table-cell table:formula="of:==[.F319]=[.F318]" office:value-type="boolean" office:boolean-value="false" calcext:value-type="boolean">
            <text:p>FALSE</text:p>
          </table:table-cell>
          <table:table-cell table:formula="of:==[.G319]=[.G318]" office:value-type="boolean" office:boolean-value="false" calcext:value-type="boolean">
            <text:p>FALSE</text:p>
          </table:table-cell>
          <table:table-cell table:formula="of:==[.H319]=[.H318]" office:value-type="boolean" office:boolean-value="false" calcext:value-type="boolean">
            <text:p>FALSE</text:p>
          </table:table-cell>
          <table:table-cell table:formula="of:==[.I319]=[.I31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gamma</text:p>
          </table:table-cell>
          <table:table-cell office:value-type="float" office:value="1.40111388758951" calcext:value-type="float">
            <text:p>1.40111388758951</text:p>
          </table:table-cell>
          <table:table-cell office:value-type="float" office:value="1.40107970029223" calcext:value-type="float">
            <text:p>1.40107970029223</text:p>
          </table:table-cell>
          <table:table-cell office:value-type="float" office:value="1.40105257537827" calcext:value-type="float">
            <text:p>1.40105257537827</text:p>
          </table:table-cell>
          <table:table-cell office:value-type="float" office:value="1.40102852398359" calcext:value-type="float">
            <text:p>1.40102852398359</text:p>
          </table:table-cell>
          <table:table-cell office:value-type="float" office:value="1.40100912488375" calcext:value-type="float">
            <text:p>1.40100912488375</text:p>
          </table:table-cell>
          <table:table-cell office:value-type="float" office:value="1.40099198470347" calcext:value-type="float">
            <text:p>1.40099198470347</text:p>
          </table:table-cell>
          <table:table-cell table:formula="of:==[.D320]=[.D319]" office:value-type="boolean" office:boolean-value="false" calcext:value-type="boolean">
            <text:p>FALSE</text:p>
          </table:table-cell>
          <table:table-cell table:formula="of:==[.E320]=[.E319]" office:value-type="boolean" office:boolean-value="false" calcext:value-type="boolean">
            <text:p>FALSE</text:p>
          </table:table-cell>
          <table:table-cell table:formula="of:==[.F320]=[.F319]" office:value-type="boolean" office:boolean-value="false" calcext:value-type="boolean">
            <text:p>FALSE</text:p>
          </table:table-cell>
          <table:table-cell table:formula="of:==[.G320]=[.G319]" office:value-type="boolean" office:boolean-value="false" calcext:value-type="boolean">
            <text:p>FALSE</text:p>
          </table:table-cell>
          <table:table-cell table:formula="of:==[.H320]=[.H319]" office:value-type="boolean" office:boolean-value="false" calcext:value-type="boolean">
            <text:p>FALSE</text:p>
          </table:table-cell>
          <table:table-cell table:formula="of:==[.I320]=[.I31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h</text:p>
          </table:table-cell>
          <table:table-cell office:value-type="float" office:value="-34.7984317613602" calcext:value-type="float">
            <text:p>-34.7984317613602</text:p>
          </table:table-cell>
          <table:table-cell office:value-type="float" office:value="-32.7409196114221" calcext:value-type="float">
            <text:p>-32.7409196114221</text:p>
          </table:table-cell>
          <table:table-cell office:value-type="float" office:value="-31.2553212548514" calcext:value-type="float">
            <text:p>-31.2553212548514</text:p>
          </table:table-cell>
          <table:table-cell office:value-type="float" office:value="-30.0249147840695" calcext:value-type="float">
            <text:p>-30.0249147840695</text:p>
          </table:table-cell>
          <table:table-cell office:value-type="float" office:value="-29.083430625971" calcext:value-type="float">
            <text:p>-29.083430625971</text:p>
          </table:table-cell>
          <table:table-cell office:value-type="float" office:value="-28.2851926587568" calcext:value-type="float">
            <text:p>-28.2851926587568</text:p>
          </table:table-cell>
          <table:table-cell table:formula="of:==[.D321]=[.D320]" office:value-type="boolean" office:boolean-value="false" calcext:value-type="boolean">
            <text:p>FALSE</text:p>
          </table:table-cell>
          <table:table-cell table:formula="of:==[.E321]=[.E320]" office:value-type="boolean" office:boolean-value="false" calcext:value-type="boolean">
            <text:p>FALSE</text:p>
          </table:table-cell>
          <table:table-cell table:formula="of:==[.F321]=[.F320]" office:value-type="boolean" office:boolean-value="false" calcext:value-type="boolean">
            <text:p>FALSE</text:p>
          </table:table-cell>
          <table:table-cell table:formula="of:==[.G321]=[.G320]" office:value-type="boolean" office:boolean-value="false" calcext:value-type="boolean">
            <text:p>FALSE</text:p>
          </table:table-cell>
          <table:table-cell table:formula="of:==[.H321]=[.H320]" office:value-type="boolean" office:boolean-value="false" calcext:value-type="boolean">
            <text:p>FALSE</text:p>
          </table:table-cell>
          <table:table-cell table:formula="of:==[.I321]=[.I32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MN</text:p>
          </table:table-cell>
          <table:table-cell office:value-type="float" office:value="0.751" calcext:value-type="float">
            <text:p>0.751</text:p>
          </table:table-cell>
          <table:table-cell office:value-type="float" office:value="0.668651936255804" calcext:value-type="float">
            <text:p>0.668651936255804</text:p>
          </table:table-cell>
          <table:table-cell office:value-type="float" office:value="0.604730910639966" calcext:value-type="float">
            <text:p>0.604730910639966</text:p>
          </table:table-cell>
          <table:table-cell office:value-type="float" office:value="0.5478209027658" calcext:value-type="float">
            <text:p>0.5478209027658</text:p>
          </table:table-cell>
          <table:table-cell office:value-type="float" office:value="0.500991761069876" calcext:value-type="float">
            <text:p>0.500991761069876</text:p>
          </table:table-cell>
          <table:table-cell office:value-type="float" office:value="0.458321968885997" calcext:value-type="float">
            <text:p>0.458321968885997</text:p>
          </table:table-cell>
          <table:table-cell table:formula="of:==[.D322]=[.D321]" office:value-type="boolean" office:boolean-value="false" calcext:value-type="boolean">
            <text:p>FALSE</text:p>
          </table:table-cell>
          <table:table-cell table:formula="of:==[.E322]=[.E321]" office:value-type="boolean" office:boolean-value="false" calcext:value-type="boolean">
            <text:p>FALSE</text:p>
          </table:table-cell>
          <table:table-cell table:formula="of:==[.F322]=[.F321]" office:value-type="boolean" office:boolean-value="false" calcext:value-type="boolean">
            <text:p>FALSE</text:p>
          </table:table-cell>
          <table:table-cell table:formula="of:==[.G322]=[.G321]" office:value-type="boolean" office:boolean-value="false" calcext:value-type="boolean">
            <text:p>FALSE</text:p>
          </table:table-cell>
          <table:table-cell table:formula="of:==[.H322]=[.H321]" office:value-type="boolean" office:boolean-value="false" calcext:value-type="boolean">
            <text:p>FALSE</text:p>
          </table:table-cell>
          <table:table-cell table:formula="of:==[.I322]=[.I32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P</text:p>
          </table:table-cell>
          <table:table-cell office:value-type="float" office:value="3.62266603760639" calcext:value-type="float">
            <text:p>3.62266603760639</text:p>
          </table:table-cell>
          <table:table-cell office:value-type="float" office:value="3.90235122665589" calcext:value-type="float">
            <text:p>3.90235122665589</text:p>
          </table:table-cell>
          <table:table-cell office:value-type="float" office:value="4.11364198120393" calcext:value-type="float">
            <text:p>4.11364198120393</text:p>
          </table:table-cell>
          <table:table-cell office:value-type="float" office:value="4.29471792001642" calcext:value-type="float">
            <text:p>4.29471792001642</text:p>
          </table:table-cell>
          <table:table-cell office:value-type="float" office:value="4.43706282531024" calcext:value-type="float">
            <text:p>4.43706282531024</text:p>
          </table:table-cell>
          <table:table-cell office:value-type="float" office:value="4.56036135144983" calcext:value-type="float">
            <text:p>4.56036135144983</text:p>
          </table:table-cell>
          <table:table-cell table:formula="of:==[.D323]=[.D322]" office:value-type="boolean" office:boolean-value="false" calcext:value-type="boolean">
            <text:p>FALSE</text:p>
          </table:table-cell>
          <table:table-cell table:formula="of:==[.E323]=[.E322]" office:value-type="boolean" office:boolean-value="false" calcext:value-type="boolean">
            <text:p>FALSE</text:p>
          </table:table-cell>
          <table:table-cell table:formula="of:==[.F323]=[.F322]" office:value-type="boolean" office:boolean-value="false" calcext:value-type="boolean">
            <text:p>FALSE</text:p>
          </table:table-cell>
          <table:table-cell table:formula="of:==[.G323]=[.G322]" office:value-type="boolean" office:boolean-value="false" calcext:value-type="boolean">
            <text:p>FALSE</text:p>
          </table:table-cell>
          <table:table-cell table:formula="of:==[.H323]=[.H322]" office:value-type="boolean" office:boolean-value="false" calcext:value-type="boolean">
            <text:p>FALSE</text:p>
          </table:table-cell>
          <table:table-cell table:formula="of:==[.I323]=[.I32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324]=[.D323]" office:value-type="boolean" office:boolean-value="false" calcext:value-type="boolean">
            <text:p>FALSE</text:p>
          </table:table-cell>
          <table:table-cell table:formula="of:==[.E324]=[.E323]" office:value-type="boolean" office:boolean-value="false" calcext:value-type="boolean">
            <text:p>FALSE</text:p>
          </table:table-cell>
          <table:table-cell table:formula="of:==[.F324]=[.F323]" office:value-type="boolean" office:boolean-value="false" calcext:value-type="boolean">
            <text:p>FALSE</text:p>
          </table:table-cell>
          <table:table-cell table:formula="of:==[.G324]=[.G323]" office:value-type="boolean" office:boolean-value="false" calcext:value-type="boolean">
            <text:p>FALSE</text:p>
          </table:table-cell>
          <table:table-cell table:formula="of:==[.H324]=[.H323]" office:value-type="boolean" office:boolean-value="false" calcext:value-type="boolean">
            <text:p>FALSE</text:p>
          </table:table-cell>
          <table:table-cell table:formula="of:==[.I324]=[.I32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rho</text:p>
          </table:table-cell>
          <table:table-cell office:value-type="float" office:value="0.0244905232076135" calcext:value-type="float">
            <text:p>0.0244905232076135</text:p>
          </table:table-cell>
          <table:table-cell office:value-type="float" office:value="0.025825528134681" calcext:value-type="float">
            <text:p>0.025825528134681</text:p>
          </table:table-cell>
          <table:table-cell office:value-type="float" office:value="0.0268159655099417" calcext:value-type="float">
            <text:p>0.0268159655099417</text:p>
          </table:table-cell>
          <table:table-cell office:value-type="float" office:value="0.027653240475655" calcext:value-type="float">
            <text:p>0.027653240475655</text:p>
          </table:table-cell>
          <table:table-cell office:value-type="float" office:value="0.0283043570877723" calcext:value-type="float">
            <text:p>0.0283043570877723</text:p>
          </table:table-cell>
          <table:table-cell office:value-type="float" office:value="0.0288635387031189" calcext:value-type="float">
            <text:p>0.0288635387031189</text:p>
          </table:table-cell>
          <table:table-cell table:formula="of:==[.D325]=[.D324]" office:value-type="boolean" office:boolean-value="false" calcext:value-type="boolean">
            <text:p>FALSE</text:p>
          </table:table-cell>
          <table:table-cell table:formula="of:==[.E325]=[.E324]" office:value-type="boolean" office:boolean-value="false" calcext:value-type="boolean">
            <text:p>FALSE</text:p>
          </table:table-cell>
          <table:table-cell table:formula="of:==[.F325]=[.F324]" office:value-type="boolean" office:boolean-value="false" calcext:value-type="boolean">
            <text:p>FALSE</text:p>
          </table:table-cell>
          <table:table-cell table:formula="of:==[.G325]=[.G324]" office:value-type="boolean" office:boolean-value="false" calcext:value-type="boolean">
            <text:p>FALSE</text:p>
          </table:table-cell>
          <table:table-cell table:formula="of:==[.H325]=[.H324]" office:value-type="boolean" office:boolean-value="false" calcext:value-type="boolean">
            <text:p>FALSE</text:p>
          </table:table-cell>
          <table:table-cell table:formula="of:==[.I325]=[.I32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S</text:p>
          </table:table-cell>
          <table:table-cell office:value-type="float" office:value="1.66459346565291" calcext:value-type="float">
            <text:p>1.66459346565291</text:p>
          </table:table-cell>
          <table:table-cell table:number-columns-repeated="4" office:value-type="float" office:value="1.66459346565291" calcext:value-type="float">
            <text:p>1.66459346565291</text:p>
          </table:table-cell>
          <table:table-cell office:value-type="float" office:value="1.66459346565291" calcext:value-type="float">
            <text:p>1.66459346565291</text:p>
          </table:table-cell>
          <table:table-cell table:formula="of:==[.D326]=[.D325]" office:value-type="boolean" office:boolean-value="false" calcext:value-type="boolean">
            <text:p>FALSE</text:p>
          </table:table-cell>
          <table:table-cell table:formula="of:==[.E326]=[.E325]" office:value-type="boolean" office:boolean-value="false" calcext:value-type="boolean">
            <text:p>FALSE</text:p>
          </table:table-cell>
          <table:table-cell table:formula="of:==[.F326]=[.F325]" office:value-type="boolean" office:boolean-value="false" calcext:value-type="boolean">
            <text:p>FALSE</text:p>
          </table:table-cell>
          <table:table-cell table:formula="of:==[.G326]=[.G325]" office:value-type="boolean" office:boolean-value="false" calcext:value-type="boolean">
            <text:p>FALSE</text:p>
          </table:table-cell>
          <table:table-cell table:formula="of:==[.H326]=[.H325]" office:value-type="boolean" office:boolean-value="false" calcext:value-type="boolean">
            <text:p>FALSE</text:p>
          </table:table-cell>
          <table:table-cell table:formula="of:==[.I326]=[.I32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T</text:p>
          </table:table-cell>
          <table:table-cell office:value-type="float" office:value="399.248296884866" calcext:value-type="float">
            <text:p>399.248296884866</text:p>
          </table:table-cell>
          <table:table-cell office:value-type="float" office:value="407.840151341601" calcext:value-type="float">
            <text:p>407.840151341601</text:p>
          </table:table-cell>
          <table:table-cell office:value-type="float" office:value="414.043421732451" calcext:value-type="float">
            <text:p>414.043421732451</text:p>
          </table:table-cell>
          <table:table-cell office:value-type="float" office:value="419.180865423561" calcext:value-type="float">
            <text:p>419.180865423561</text:p>
          </table:table-cell>
          <table:table-cell office:value-type="float" office:value="423.11178240044" calcext:value-type="float">
            <text:p>423.11178240044</text:p>
          </table:table-cell>
          <table:table-cell office:value-type="float" office:value="426.444499796002" calcext:value-type="float">
            <text:p>426.444499796002</text:p>
          </table:table-cell>
          <table:table-cell table:formula="of:==[.D327]=[.D326]" office:value-type="boolean" office:boolean-value="false" calcext:value-type="boolean">
            <text:p>FALSE</text:p>
          </table:table-cell>
          <table:table-cell table:formula="of:==[.E327]=[.E326]" office:value-type="boolean" office:boolean-value="false" calcext:value-type="boolean">
            <text:p>FALSE</text:p>
          </table:table-cell>
          <table:table-cell table:formula="of:==[.F327]=[.F326]" office:value-type="boolean" office:boolean-value="false" calcext:value-type="boolean">
            <text:p>FALSE</text:p>
          </table:table-cell>
          <table:table-cell table:formula="of:==[.G327]=[.G326]" office:value-type="boolean" office:boolean-value="false" calcext:value-type="boolean">
            <text:p>FALSE</text:p>
          </table:table-cell>
          <table:table-cell table:formula="of:==[.H327]=[.H326]" office:value-type="boolean" office:boolean-value="false" calcext:value-type="boolean">
            <text:p>FALSE</text:p>
          </table:table-cell>
          <table:table-cell table:formula="of:==[.I327]=[.I32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V</text:p>
          </table:table-cell>
          <table:table-cell office:value-type="float" office:value="735.911986480294" calcext:value-type="float">
            <text:p>735.911986480294</text:p>
          </table:table-cell>
          <table:table-cell office:value-type="float" office:value="662.222910007229" calcext:value-type="float">
            <text:p>662.222910007229</text:p>
          </table:table-cell>
          <table:table-cell office:value-type="float" office:value="603.448224278915" calcext:value-type="float">
            <text:p>603.448224278915</text:p>
          </table:table-cell>
          <table:table-cell office:value-type="float" office:value="550.035217996824" calcext:value-type="float">
            <text:p>550.035217996824</text:p>
          </table:table-cell>
          <table:table-cell office:value-type="float" office:value="505.36633757078" calcext:value-type="float">
            <text:p>505.36633757078</text:p>
          </table:table-cell>
          <table:table-cell office:value-type="float" office:value="464.138338929054" calcext:value-type="float">
            <text:p>464.138338929054</text:p>
          </table:table-cell>
          <table:table-cell table:formula="of:==[.D328]=[.D327]" office:value-type="boolean" office:boolean-value="false" calcext:value-type="boolean">
            <text:p>FALSE</text:p>
          </table:table-cell>
          <table:table-cell table:formula="of:==[.E328]=[.E327]" office:value-type="boolean" office:boolean-value="false" calcext:value-type="boolean">
            <text:p>FALSE</text:p>
          </table:table-cell>
          <table:table-cell table:formula="of:==[.F328]=[.F327]" office:value-type="boolean" office:boolean-value="false" calcext:value-type="boolean">
            <text:p>FALSE</text:p>
          </table:table-cell>
          <table:table-cell table:formula="of:==[.G328]=[.G327]" office:value-type="boolean" office:boolean-value="false" calcext:value-type="boolean">
            <text:p>FALSE</text:p>
          </table:table-cell>
          <table:table-cell table:formula="of:==[.H328]=[.H327]" office:value-type="boolean" office:boolean-value="false" calcext:value-type="boolean">
            <text:p>FALSE</text:p>
          </table:table-cell>
          <table:table-cell table:formula="of:==[.I328]=[.I32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Vsonic</text:p>
          </table:table-cell>
          <table:table-cell office:value-type="float" office:value="979.90943605898" calcext:value-type="float">
            <text:p>979.90943605898</text:p>
          </table:table-cell>
          <table:table-cell office:value-type="float" office:value="990.385092901137" calcext:value-type="float">
            <text:p>990.385092901137</text:p>
          </table:table-cell>
          <table:table-cell office:value-type="float" office:value="997.878913846666" calcext:value-type="float">
            <text:p>997.878913846666</text:p>
          </table:table-cell>
          <table:table-cell office:value-type="float" office:value="1004.04204224381" calcext:value-type="float">
            <text:p>1004.04204224381</text:p>
          </table:table-cell>
          <table:table-cell office:value-type="float" office:value="1008.7318332173" calcext:value-type="float">
            <text:p>1008.7318332173</text:p>
          </table:table-cell>
          <table:table-cell office:value-type="float" office:value="1012.69057657697" calcext:value-type="float">
            <text:p>1012.69057657697</text:p>
          </table:table-cell>
          <table:table-cell table:formula="of:==[.D329]=[.D328]" office:value-type="boolean" office:boolean-value="false" calcext:value-type="boolean">
            <text:p>FALSE</text:p>
          </table:table-cell>
          <table:table-cell table:formula="of:==[.E329]=[.E328]" office:value-type="boolean" office:boolean-value="false" calcext:value-type="boolean">
            <text:p>FALSE</text:p>
          </table:table-cell>
          <table:table-cell table:formula="of:==[.F329]=[.F328]" office:value-type="boolean" office:boolean-value="false" calcext:value-type="boolean">
            <text:p>FALSE</text:p>
          </table:table-cell>
          <table:table-cell table:formula="of:==[.G329]=[.G328]" office:value-type="boolean" office:boolean-value="false" calcext:value-type="boolean">
            <text:p>FALSE</text:p>
          </table:table-cell>
          <table:table-cell table:formula="of:==[.H329]=[.H328]" office:value-type="boolean" office:boolean-value="false" calcext:value-type="boolean">
            <text:p>FALSE</text:p>
          </table:table-cell>
          <table:table-cell table:formula="of:==[.I329]=[.I32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W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40.0156343368462" calcext:value-type="float">
            <text:p>40.0156343368462</text:p>
          </table:table-cell>
          <table:table-cell table:formula="of:==[.D330]=[.D329]" office:value-type="boolean" office:boolean-value="false" calcext:value-type="boolean">
            <text:p>FALSE</text:p>
          </table:table-cell>
          <table:table-cell table:formula="of:==[.E330]=[.E329]" office:value-type="boolean" office:boolean-value="false" calcext:value-type="boolean">
            <text:p>FALSE</text:p>
          </table:table-cell>
          <table:table-cell table:formula="of:==[.F330]=[.F329]" office:value-type="boolean" office:boolean-value="false" calcext:value-type="boolean">
            <text:p>FALSE</text:p>
          </table:table-cell>
          <table:table-cell table:formula="of:==[.G330]=[.G329]" office:value-type="boolean" office:boolean-value="false" calcext:value-type="boolean">
            <text:p>FALSE</text:p>
          </table:table-cell>
          <table:table-cell table:formula="of:==[.H330]=[.H329]" office:value-type="boolean" office:boolean-value="false" calcext:value-type="boolean">
            <text:p>FALSE</text:p>
          </table:table-cell>
          <table:table-cell table:formula="of:==[.I330]=[.I32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331]=[.D330]" office:value-type="boolean" office:boolean-value="false" calcext:value-type="boolean">
            <text:p>FALSE</text:p>
          </table:table-cell>
          <table:table-cell table:formula="of:==[.E331]=[.E330]" office:value-type="boolean" office:boolean-value="false" calcext:value-type="boolean">
            <text:p>FALSE</text:p>
          </table:table-cell>
          <table:table-cell table:formula="of:==[.F331]=[.F330]" office:value-type="boolean" office:boolean-value="false" calcext:value-type="boolean">
            <text:p>FALSE</text:p>
          </table:table-cell>
          <table:table-cell table:formula="of:==[.G331]=[.G330]" office:value-type="boolean" office:boolean-value="false" calcext:value-type="boolean">
            <text:p>FALSE</text:p>
          </table:table-cell>
          <table:table-cell table:formula="of:==[.H331]=[.H330]" office:value-type="boolean" office:boolean-value="false" calcext:value-type="boolean">
            <text:p>FALSE</text:p>
          </table:table-cell>
          <table:table-cell table:formula="of:==[.I331]=[.I33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tot:Cp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6" calcext:value-type="float">
            <text:p>0.239583226699056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5" calcext:value-type="float">
            <text:p>0.239583226699055</text:p>
          </table:table-cell>
          <table:table-cell table:formula="of:==[.D332]=[.D331]" office:value-type="boolean" office:boolean-value="false" calcext:value-type="boolean">
            <text:p>FALSE</text:p>
          </table:table-cell>
          <table:table-cell table:formula="of:==[.E332]=[.E331]" office:value-type="boolean" office:boolean-value="false" calcext:value-type="boolean">
            <text:p>FALSE</text:p>
          </table:table-cell>
          <table:table-cell table:formula="of:==[.F332]=[.F331]" office:value-type="boolean" office:boolean-value="false" calcext:value-type="boolean">
            <text:p>FALSE</text:p>
          </table:table-cell>
          <table:table-cell table:formula="of:==[.G332]=[.G331]" office:value-type="boolean" office:boolean-value="false" calcext:value-type="boolean">
            <text:p>FALSE</text:p>
          </table:table-cell>
          <table:table-cell table:formula="of:==[.H332]=[.H331]" office:value-type="boolean" office:boolean-value="false" calcext:value-type="boolean">
            <text:p>FALSE</text:p>
          </table:table-cell>
          <table:table-cell table:formula="of:==[.I332]=[.I33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tot:Cv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9" calcext:value-type="float">
            <text:p>0.171022396278039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table:formula="of:==[.D333]=[.D332]" office:value-type="boolean" office:boolean-value="false" calcext:value-type="boolean">
            <text:p>FALSE</text:p>
          </table:table-cell>
          <table:table-cell table:formula="of:==[.E333]=[.E332]" office:value-type="boolean" office:boolean-value="false" calcext:value-type="boolean">
            <text:p>FALSE</text:p>
          </table:table-cell>
          <table:table-cell table:formula="of:==[.F333]=[.F332]" office:value-type="boolean" office:boolean-value="false" calcext:value-type="boolean">
            <text:p>FALSE</text:p>
          </table:table-cell>
          <table:table-cell table:formula="of:==[.G333]=[.G332]" office:value-type="boolean" office:boolean-value="false" calcext:value-type="boolean">
            <text:p>FALSE</text:p>
          </table:table-cell>
          <table:table-cell table:formula="of:==[.H333]=[.H332]" office:value-type="boolean" office:boolean-value="false" calcext:value-type="boolean">
            <text:p>FALSE</text:p>
          </table:table-cell>
          <table:table-cell table:formula="of:==[.I333]=[.I33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tot:gamma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5" calcext:value-type="float">
            <text:p>1.40088801540145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table:formula="of:==[.D334]=[.D333]" office:value-type="boolean" office:boolean-value="false" calcext:value-type="boolean">
            <text:p>FALSE</text:p>
          </table:table-cell>
          <table:table-cell table:formula="of:==[.E334]=[.E333]" office:value-type="boolean" office:boolean-value="false" calcext:value-type="boolean">
            <text:p>FALSE</text:p>
          </table:table-cell>
          <table:table-cell table:formula="of:==[.F334]=[.F333]" office:value-type="boolean" office:boolean-value="false" calcext:value-type="boolean">
            <text:p>FALSE</text:p>
          </table:table-cell>
          <table:table-cell table:formula="of:==[.G334]=[.G333]" office:value-type="boolean" office:boolean-value="false" calcext:value-type="boolean">
            <text:p>FALSE</text:p>
          </table:table-cell>
          <table:table-cell table:formula="of:==[.H334]=[.H333]" office:value-type="boolean" office:boolean-value="false" calcext:value-type="boolean">
            <text:p>FALSE</text:p>
          </table:table-cell>
          <table:table-cell table:formula="of:==[.I334]=[.I33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tot:h</text:p>
          </table:table-cell>
          <table:table-cell office:value-type="float" office:value="-23.9830470368441" calcext:value-type="float">
            <text:p>-23.9830470368441</text:p>
          </table:table-cell>
          <table:table-cell table:number-columns-repeated="3"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table:formula="of:==[.D335]=[.D334]" office:value-type="boolean" office:boolean-value="false" calcext:value-type="boolean">
            <text:p>FALSE</text:p>
          </table:table-cell>
          <table:table-cell table:formula="of:==[.E335]=[.E334]" office:value-type="boolean" office:boolean-value="false" calcext:value-type="boolean">
            <text:p>FALSE</text:p>
          </table:table-cell>
          <table:table-cell table:formula="of:==[.F335]=[.F334]" office:value-type="boolean" office:boolean-value="false" calcext:value-type="boolean">
            <text:p>FALSE</text:p>
          </table:table-cell>
          <table:table-cell table:formula="of:==[.G335]=[.G334]" office:value-type="boolean" office:boolean-value="false" calcext:value-type="boolean">
            <text:p>FALSE</text:p>
          </table:table-cell>
          <table:table-cell table:formula="of:==[.H335]=[.H334]" office:value-type="boolean" office:boolean-value="false" calcext:value-type="boolean">
            <text:p>FALSE</text:p>
          </table:table-cell>
          <table:table-cell table:formula="of:==[.I335]=[.I33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tot:P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5.26737992968952" calcext:value-type="float">
            <text:p>5.26737992968952</text:p>
          </table:table-cell>
          <table:table-cell table:number-columns-repeated="2" office:value-type="float" office:value="5.26737992968952" calcext:value-type="float">
            <text:p>5.26737992968952</text:p>
          </table:table-cell>
          <table:table-cell office:value-type="float" office:value="5.26737992968955" calcext:value-type="float">
            <text:p>5.26737992968955</text:p>
          </table:table-cell>
          <table:table-cell table:formula="of:==[.D336]=[.D335]" office:value-type="boolean" office:boolean-value="false" calcext:value-type="boolean">
            <text:p>FALSE</text:p>
          </table:table-cell>
          <table:table-cell table:formula="of:==[.E336]=[.E335]" office:value-type="boolean" office:boolean-value="false" calcext:value-type="boolean">
            <text:p>FALSE</text:p>
          </table:table-cell>
          <table:table-cell table:formula="of:==[.F336]=[.F335]" office:value-type="boolean" office:boolean-value="false" calcext:value-type="boolean">
            <text:p>FALSE</text:p>
          </table:table-cell>
          <table:table-cell table:formula="of:==[.G336]=[.G335]" office:value-type="boolean" office:boolean-value="false" calcext:value-type="boolean">
            <text:p>FALSE</text:p>
          </table:table-cell>
          <table:table-cell table:formula="of:==[.H336]=[.H335]" office:value-type="boolean" office:boolean-value="false" calcext:value-type="boolean">
            <text:p>FALSE</text:p>
          </table:table-cell>
          <table:table-cell table:formula="of:==[.I336]=[.I33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tot:R</text:p>
          </table:table-cell>
          <table:table-cell table:number-columns-repeated="4" office:value-type="float" office:value="0.0685607538987739" calcext:value-type="float">
            <text:p>0.0685607538987739</text:p>
          </table:table-cell>
          <table:table-cell office:value-type="float" office:value="0.0685607538987739" calcext:value-type="float">
            <text:p>0.0685607538987739</text:p>
          </table:table-cell>
          <table:table-cell office:value-type="float" office:value="0.0685607538987739" calcext:value-type="float">
            <text:p>0.0685607538987739</text:p>
          </table:table-cell>
          <table:table-cell table:formula="of:==[.D337]=[.D336]" office:value-type="boolean" office:boolean-value="false" calcext:value-type="boolean">
            <text:p>FALSE</text:p>
          </table:table-cell>
          <table:table-cell table:formula="of:==[.E337]=[.E336]" office:value-type="boolean" office:boolean-value="false" calcext:value-type="boolean">
            <text:p>FALSE</text:p>
          </table:table-cell>
          <table:table-cell table:formula="of:==[.F337]=[.F336]" office:value-type="boolean" office:boolean-value="false" calcext:value-type="boolean">
            <text:p>FALSE</text:p>
          </table:table-cell>
          <table:table-cell table:formula="of:==[.G337]=[.G336]" office:value-type="boolean" office:boolean-value="false" calcext:value-type="boolean">
            <text:p>FALSE</text:p>
          </table:table-cell>
          <table:table-cell table:formula="of:==[.H337]=[.H336]" office:value-type="boolean" office:boolean-value="false" calcext:value-type="boolean">
            <text:p>FALSE</text:p>
          </table:table-cell>
          <table:table-cell table:formula="of:==[.I337]=[.I33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tot:rho</text:p>
          </table:table-cell>
          <table:table-cell office:value-type="float" office:value="0.0319910966835952" calcext:value-type="float">
            <text:p>0.0319910966835952</text:p>
          </table:table-cell>
          <table:table-cell office:value-type="float" office:value="0.0319910966835952" calcext:value-type="float">
            <text:p>0.0319910966835952</text:p>
          </table:table-cell>
          <table:table-cell office:value-type="float" office:value="0.0319910966835952" calcext:value-type="float">
            <text:p>0.0319910966835952</text:p>
          </table:table-cell>
          <table:table-cell table:number-columns-repeated="2" office:value-type="float" office:value="0.0319910966835952" calcext:value-type="float">
            <text:p>0.0319910966835952</text:p>
          </table:table-cell>
          <table:table-cell office:value-type="float" office:value="0.0319910966835954" calcext:value-type="float">
            <text:p>0.0319910966835954</text:p>
          </table:table-cell>
          <table:table-cell table:formula="of:==[.D338]=[.D337]" office:value-type="boolean" office:boolean-value="false" calcext:value-type="boolean">
            <text:p>FALSE</text:p>
          </table:table-cell>
          <table:table-cell table:formula="of:==[.E338]=[.E337]" office:value-type="boolean" office:boolean-value="false" calcext:value-type="boolean">
            <text:p>FALSE</text:p>
          </table:table-cell>
          <table:table-cell table:formula="of:==[.F338]=[.F337]" office:value-type="boolean" office:boolean-value="false" calcext:value-type="boolean">
            <text:p>FALSE</text:p>
          </table:table-cell>
          <table:table-cell table:formula="of:==[.G338]=[.G337]" office:value-type="boolean" office:boolean-value="false" calcext:value-type="boolean">
            <text:p>FALSE</text:p>
          </table:table-cell>
          <table:table-cell table:formula="of:==[.H338]=[.H337]" office:value-type="boolean" office:boolean-value="false" calcext:value-type="boolean">
            <text:p>FALSE</text:p>
          </table:table-cell>
          <table:table-cell table:formula="of:==[.I338]=[.I33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tot:S</text:p>
          </table:table-cell>
          <table:table-cell office:value-type="float" office:value="1.66459346565291" calcext:value-type="float">
            <text:p>1.66459346565291</text:p>
          </table:table-cell>
          <table:table-cell table:number-columns-repeated="4" office:value-type="float" office:value="1.66459346565291" calcext:value-type="float">
            <text:p>1.66459346565291</text:p>
          </table:table-cell>
          <table:table-cell office:value-type="float" office:value="1.66459346565291" calcext:value-type="float">
            <text:p>1.66459346565291</text:p>
          </table:table-cell>
          <table:table-cell table:formula="of:==[.D339]=[.D338]" office:value-type="boolean" office:boolean-value="false" calcext:value-type="boolean">
            <text:p>FALSE</text:p>
          </table:table-cell>
          <table:table-cell table:formula="of:==[.E339]=[.E338]" office:value-type="boolean" office:boolean-value="false" calcext:value-type="boolean">
            <text:p>FALSE</text:p>
          </table:table-cell>
          <table:table-cell table:formula="of:==[.F339]=[.F338]" office:value-type="boolean" office:boolean-value="false" calcext:value-type="boolean">
            <text:p>FALSE</text:p>
          </table:table-cell>
          <table:table-cell table:formula="of:==[.G339]=[.G338]" office:value-type="boolean" office:boolean-value="false" calcext:value-type="boolean">
            <text:p>FALSE</text:p>
          </table:table-cell>
          <table:table-cell table:formula="of:==[.H339]=[.H338]" office:value-type="boolean" office:boolean-value="false" calcext:value-type="boolean">
            <text:p>FALSE</text:p>
          </table:table-cell>
          <table:table-cell table:formula="of:==[.I339]=[.I33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nlet_duct.flow_in.Fl_I:tot:T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table:formula="of:==[.D340]=[.D339]" office:value-type="boolean" office:boolean-value="false" calcext:value-type="boolean">
            <text:p>FALSE</text:p>
          </table:table-cell>
          <table:table-cell table:formula="of:==[.E340]=[.E339]" office:value-type="boolean" office:boolean-value="false" calcext:value-type="boolean">
            <text:p>FALSE</text:p>
          </table:table-cell>
          <table:table-cell table:formula="of:==[.F340]=[.F339]" office:value-type="boolean" office:boolean-value="false" calcext:value-type="boolean">
            <text:p>FALSE</text:p>
          </table:table-cell>
          <table:table-cell table:formula="of:==[.G340]=[.G339]" office:value-type="boolean" office:boolean-value="false" calcext:value-type="boolean">
            <text:p>FALSE</text:p>
          </table:table-cell>
          <table:table-cell table:formula="of:==[.H340]=[.H339]" office:value-type="boolean" office:boolean-value="false" calcext:value-type="boolean">
            <text:p>FALSE</text:p>
          </table:table-cell>
          <table:table-cell table:formula="of:==[.I340]=[.I33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341]=[.D340]" office:value-type="boolean" office:boolean-value="false" calcext:value-type="boolean">
            <text:p>FALSE</text:p>
          </table:table-cell>
          <table:table-cell table:formula="of:==[.E341]=[.E340]" office:value-type="boolean" office:boolean-value="false" calcext:value-type="boolean">
            <text:p>FALSE</text:p>
          </table:table-cell>
          <table:table-cell table:formula="of:==[.F341]=[.F340]" office:value-type="boolean" office:boolean-value="false" calcext:value-type="boolean">
            <text:p>FALSE</text:p>
          </table:table-cell>
          <table:table-cell table:formula="of:==[.G341]=[.G340]" office:value-type="boolean" office:boolean-value="false" calcext:value-type="boolean">
            <text:p>FALSE</text:p>
          </table:table-cell>
          <table:table-cell table:formula="of:==[.H341]=[.H340]" office:value-type="boolean" office:boolean-value="false" calcext:value-type="boolean">
            <text:p>FALSE</text:p>
          </table:table-cell>
          <table:table-cell table:formula="of:==[.I341]=[.I34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area</text:p>
          </table:table-cell>
          <table:table-cell office:value-type="float" office:value="420.133922019314" calcext:value-type="float">
            <text:p>420.133922019314</text:p>
          </table:table-cell>
          <table:table-cell office:value-type="float" office:value="398.673364458678" calcext:value-type="float">
            <text:p>398.673364458678</text:p>
          </table:table-cell>
          <table:table-cell office:value-type="float" office:value="377.22221447192" calcext:value-type="float">
            <text:p>377.22221447192</text:p>
          </table:table-cell>
          <table:table-cell office:value-type="float" office:value="354.5686519542" calcext:value-type="float">
            <text:p>354.5686519542</text:p>
          </table:table-cell>
          <table:table-cell office:value-type="float" office:value="333.444388476514" calcext:value-type="float">
            <text:p>333.444388476514</text:p>
          </table:table-cell>
          <table:table-cell office:value-type="float" office:value="312.291976897925" calcext:value-type="float">
            <text:p>312.291976897925</text:p>
          </table:table-cell>
          <table:table-cell table:formula="of:==[.D342]=[.D341]" office:value-type="boolean" office:boolean-value="false" calcext:value-type="boolean">
            <text:p>FALSE</text:p>
          </table:table-cell>
          <table:table-cell table:formula="of:==[.E342]=[.E341]" office:value-type="boolean" office:boolean-value="false" calcext:value-type="boolean">
            <text:p>FALSE</text:p>
          </table:table-cell>
          <table:table-cell table:formula="of:==[.F342]=[.F341]" office:value-type="boolean" office:boolean-value="false" calcext:value-type="boolean">
            <text:p>FALSE</text:p>
          </table:table-cell>
          <table:table-cell table:formula="of:==[.G342]=[.G341]" office:value-type="boolean" office:boolean-value="false" calcext:value-type="boolean">
            <text:p>FALSE</text:p>
          </table:table-cell>
          <table:table-cell table:formula="of:==[.H342]=[.H341]" office:value-type="boolean" office:boolean-value="false" calcext:value-type="boolean">
            <text:p>FALSE</text:p>
          </table:table-cell>
          <table:table-cell table:formula="of:==[.I342]=[.I34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Cp</text:p>
          </table:table-cell>
          <table:table-cell office:value-type="float" office:value="0.239478657752273" calcext:value-type="float">
            <text:p>0.239478657752273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239478657752275" calcext:value-type="float">
            <text:p>0.239478657752275</text:p>
          </table:table-cell>
          <table:table-cell office:value-type="float" office:value="0.239478657752274" calcext:value-type="float">
            <text:p>0.239478657752274</text:p>
          </table:table-cell>
          <table:table-cell office:value-type="float" office:value="0.239478657752276" calcext:value-type="float">
            <text:p>0.239478657752276</text:p>
          </table:table-cell>
          <table:table-cell table:formula="of:==[.D343]=[.D342]" office:value-type="boolean" office:boolean-value="false" calcext:value-type="boolean">
            <text:p>FALSE</text:p>
          </table:table-cell>
          <table:table-cell table:formula="of:==[.E343]=[.E342]" office:value-type="boolean" office:boolean-value="false" calcext:value-type="boolean">
            <text:p>FALSE</text:p>
          </table:table-cell>
          <table:table-cell table:formula="of:==[.F343]=[.F342]" office:value-type="boolean" office:boolean-value="false" calcext:value-type="boolean">
            <text:p>FALSE</text:p>
          </table:table-cell>
          <table:table-cell table:formula="of:==[.G343]=[.G342]" office:value-type="boolean" office:boolean-value="false" calcext:value-type="boolean">
            <text:p>FALSE</text:p>
          </table:table-cell>
          <table:table-cell table:formula="of:==[.H343]=[.H342]" office:value-type="boolean" office:boolean-value="false" calcext:value-type="boolean">
            <text:p>FALSE</text:p>
          </table:table-cell>
          <table:table-cell table:formula="of:==[.I343]=[.I34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Cv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170917817289578" calcext:value-type="float">
            <text:p>0.170917817289578</text:p>
          </table:table-cell>
          <table:table-cell office:value-type="float" office:value="0.170917817289577" calcext:value-type="float">
            <text:p>0.170917817289577</text:p>
          </table:table-cell>
          <table:table-cell office:value-type="float" office:value="0.170917817289579" calcext:value-type="float">
            <text:p>0.170917817289579</text:p>
          </table:table-cell>
          <table:table-cell table:formula="of:==[.D344]=[.D343]" office:value-type="boolean" office:boolean-value="false" calcext:value-type="boolean">
            <text:p>FALSE</text:p>
          </table:table-cell>
          <table:table-cell table:formula="of:==[.E344]=[.E343]" office:value-type="boolean" office:boolean-value="false" calcext:value-type="boolean">
            <text:p>FALSE</text:p>
          </table:table-cell>
          <table:table-cell table:formula="of:==[.F344]=[.F343]" office:value-type="boolean" office:boolean-value="false" calcext:value-type="boolean">
            <text:p>FALSE</text:p>
          </table:table-cell>
          <table:table-cell table:formula="of:==[.G344]=[.G343]" office:value-type="boolean" office:boolean-value="false" calcext:value-type="boolean">
            <text:p>FALSE</text:p>
          </table:table-cell>
          <table:table-cell table:formula="of:==[.H344]=[.H343]" office:value-type="boolean" office:boolean-value="false" calcext:value-type="boolean">
            <text:p>FALSE</text:p>
          </table:table-cell>
          <table:table-cell table:formula="of:==[.I344]=[.I34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gamma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office:value-type="float" office:value="1.40113336434218" calcext:value-type="float">
            <text:p>1.40113336434218</text:p>
          </table:table-cell>
          <table:table-cell office:value-type="float" office:value="1.40113336434217" calcext:value-type="float">
            <text:p>1.40113336434217</text:p>
          </table:table-cell>
          <table:table-cell table:formula="of:==[.D345]=[.D344]" office:value-type="boolean" office:boolean-value="false" calcext:value-type="boolean">
            <text:p>FALSE</text:p>
          </table:table-cell>
          <table:table-cell table:formula="of:==[.E345]=[.E344]" office:value-type="boolean" office:boolean-value="false" calcext:value-type="boolean">
            <text:p>FALSE</text:p>
          </table:table-cell>
          <table:table-cell table:formula="of:==[.F345]=[.F344]" office:value-type="boolean" office:boolean-value="false" calcext:value-type="boolean">
            <text:p>FALSE</text:p>
          </table:table-cell>
          <table:table-cell table:formula="of:==[.G345]=[.G344]" office:value-type="boolean" office:boolean-value="false" calcext:value-type="boolean">
            <text:p>FALSE</text:p>
          </table:table-cell>
          <table:table-cell table:formula="of:==[.H345]=[.H344]" office:value-type="boolean" office:boolean-value="false" calcext:value-type="boolean">
            <text:p>FALSE</text:p>
          </table:table-cell>
          <table:table-cell table:formula="of:==[.I345]=[.I34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h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office:value-type="float" office:value="-36.0901517367645" calcext:value-type="float">
            <text:p>-36.0901517367645</text:p>
          </table:table-cell>
          <table:table-cell table:formula="of:==[.D346]=[.D345]" office:value-type="boolean" office:boolean-value="false" calcext:value-type="boolean">
            <text:p>FALSE</text:p>
          </table:table-cell>
          <table:table-cell table:formula="of:==[.E346]=[.E345]" office:value-type="boolean" office:boolean-value="false" calcext:value-type="boolean">
            <text:p>FALSE</text:p>
          </table:table-cell>
          <table:table-cell table:formula="of:==[.F346]=[.F345]" office:value-type="boolean" office:boolean-value="false" calcext:value-type="boolean">
            <text:p>FALSE</text:p>
          </table:table-cell>
          <table:table-cell table:formula="of:==[.G346]=[.G345]" office:value-type="boolean" office:boolean-value="false" calcext:value-type="boolean">
            <text:p>FALSE</text:p>
          </table:table-cell>
          <table:table-cell table:formula="of:==[.H346]=[.H345]" office:value-type="boolean" office:boolean-value="false" calcext:value-type="boolean">
            <text:p>FALSE</text:p>
          </table:table-cell>
          <table:table-cell table:formula="of:==[.I346]=[.I34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MN</text:p>
          </table:table-cell>
          <table:table-cell table:number-columns-repeated="6" office:value-type="float" office:value="0.8" calcext:value-type="float">
            <text:p>0.8</text:p>
          </table:table-cell>
          <table:table-cell table:formula="of:==[.D347]=[.D346]" office:value-type="boolean" office:boolean-value="false" calcext:value-type="boolean">
            <text:p>FALSE</text:p>
          </table:table-cell>
          <table:table-cell table:formula="of:==[.E347]=[.E346]" office:value-type="boolean" office:boolean-value="false" calcext:value-type="boolean">
            <text:p>FALSE</text:p>
          </table:table-cell>
          <table:table-cell table:formula="of:==[.F347]=[.F346]" office:value-type="boolean" office:boolean-value="false" calcext:value-type="boolean">
            <text:p>FALSE</text:p>
          </table:table-cell>
          <table:table-cell table:formula="of:==[.G347]=[.G346]" office:value-type="boolean" office:boolean-value="false" calcext:value-type="boolean">
            <text:p>FALSE</text:p>
          </table:table-cell>
          <table:table-cell table:formula="of:==[.H347]=[.H346]" office:value-type="boolean" office:boolean-value="false" calcext:value-type="boolean">
            <text:p>FALSE</text:p>
          </table:table-cell>
          <table:table-cell table:formula="of:==[.I347]=[.I34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P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3.45802999631635" calcext:value-type="float">
            <text:p>3.45802999631635</text:p>
          </table:table-cell>
          <table:table-cell office:value-type="float" office:value="3.45802999631635" calcext:value-type="float">
            <text:p>3.45802999631635</text:p>
          </table:table-cell>
          <table:table-cell table:number-columns-repeated="2" office:value-type="float" office:value="3.45802999631634" calcext:value-type="float">
            <text:p>3.45802999631634</text:p>
          </table:table-cell>
          <table:table-cell office:value-type="float" office:value="3.45802999631635" calcext:value-type="float">
            <text:p>3.45802999631635</text:p>
          </table:table-cell>
          <table:table-cell table:formula="of:==[.D348]=[.D347]" office:value-type="boolean" office:boolean-value="false" calcext:value-type="boolean">
            <text:p>FALSE</text:p>
          </table:table-cell>
          <table:table-cell table:formula="of:==[.E348]=[.E347]" office:value-type="boolean" office:boolean-value="false" calcext:value-type="boolean">
            <text:p>FALSE</text:p>
          </table:table-cell>
          <table:table-cell table:formula="of:==[.F348]=[.F347]" office:value-type="boolean" office:boolean-value="false" calcext:value-type="boolean">
            <text:p>FALSE</text:p>
          </table:table-cell>
          <table:table-cell table:formula="of:==[.G348]=[.G347]" office:value-type="boolean" office:boolean-value="false" calcext:value-type="boolean">
            <text:p>FALSE</text:p>
          </table:table-cell>
          <table:table-cell table:formula="of:==[.H348]=[.H347]" office:value-type="boolean" office:boolean-value="false" calcext:value-type="boolean">
            <text:p>FALSE</text:p>
          </table:table-cell>
          <table:table-cell table:formula="of:==[.I348]=[.I34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349]=[.D348]" office:value-type="boolean" office:boolean-value="false" calcext:value-type="boolean">
            <text:p>FALSE</text:p>
          </table:table-cell>
          <table:table-cell table:formula="of:==[.E349]=[.E348]" office:value-type="boolean" office:boolean-value="false" calcext:value-type="boolean">
            <text:p>FALSE</text:p>
          </table:table-cell>
          <table:table-cell table:formula="of:==[.F349]=[.F348]" office:value-type="boolean" office:boolean-value="false" calcext:value-type="boolean">
            <text:p>FALSE</text:p>
          </table:table-cell>
          <table:table-cell table:formula="of:==[.G349]=[.G348]" office:value-type="boolean" office:boolean-value="false" calcext:value-type="boolean">
            <text:p>FALSE</text:p>
          </table:table-cell>
          <table:table-cell table:formula="of:==[.H349]=[.H348]" office:value-type="boolean" office:boolean-value="false" calcext:value-type="boolean">
            <text:p>FALSE</text:p>
          </table:table-cell>
          <table:table-cell table:formula="of:==[.I349]=[.I34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rho</text:p>
          </table:table-cell>
          <table:table-cell office:value-type="float" office:value="0.0236977073307562" calcext:value-type="float">
            <text:p>0.0236977073307562</text:p>
          </table:table-cell>
          <table:table-cell table:number-columns-repeated="2" office:value-type="float" office:value="0.0236977073307562" calcext:value-type="float">
            <text:p>0.0236977073307562</text:p>
          </table:table-cell>
          <table:table-cell table:number-columns-repeated="2" office:value-type="float" office:value="0.0236977073307561" calcext:value-type="float">
            <text:p>0.0236977073307561</text:p>
          </table:table-cell>
          <table:table-cell office:value-type="float" office:value="0.0236977073307562" calcext:value-type="float">
            <text:p>0.0236977073307562</text:p>
          </table:table-cell>
          <table:table-cell table:formula="of:==[.D350]=[.D349]" office:value-type="boolean" office:boolean-value="false" calcext:value-type="boolean">
            <text:p>FALSE</text:p>
          </table:table-cell>
          <table:table-cell table:formula="of:==[.E350]=[.E349]" office:value-type="boolean" office:boolean-value="false" calcext:value-type="boolean">
            <text:p>FALSE</text:p>
          </table:table-cell>
          <table:table-cell table:formula="of:==[.F350]=[.F349]" office:value-type="boolean" office:boolean-value="false" calcext:value-type="boolean">
            <text:p>FALSE</text:p>
          </table:table-cell>
          <table:table-cell table:formula="of:==[.G350]=[.G349]" office:value-type="boolean" office:boolean-value="false" calcext:value-type="boolean">
            <text:p>FALSE</text:p>
          </table:table-cell>
          <table:table-cell table:formula="of:==[.H350]=[.H349]" office:value-type="boolean" office:boolean-value="false" calcext:value-type="boolean">
            <text:p>FALSE</text:p>
          </table:table-cell>
          <table:table-cell table:formula="of:==[.I350]=[.I34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S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office:value-type="float" office:value="1.6645248705987" calcext:value-type="float">
            <text:p>1.6645248705987</text:p>
          </table:table-cell>
          <table:table-cell table:formula="of:==[.D351]=[.D350]" office:value-type="boolean" office:boolean-value="false" calcext:value-type="boolean">
            <text:p>FALSE</text:p>
          </table:table-cell>
          <table:table-cell table:formula="of:==[.E351]=[.E350]" office:value-type="boolean" office:boolean-value="false" calcext:value-type="boolean">
            <text:p>FALSE</text:p>
          </table:table-cell>
          <table:table-cell table:formula="of:==[.F351]=[.F350]" office:value-type="boolean" office:boolean-value="false" calcext:value-type="boolean">
            <text:p>FALSE</text:p>
          </table:table-cell>
          <table:table-cell table:formula="of:==[.G351]=[.G350]" office:value-type="boolean" office:boolean-value="false" calcext:value-type="boolean">
            <text:p>FALSE</text:p>
          </table:table-cell>
          <table:table-cell table:formula="of:==[.H351]=[.H350]" office:value-type="boolean" office:boolean-value="false" calcext:value-type="boolean">
            <text:p>FALSE</text:p>
          </table:table-cell>
          <table:table-cell table:formula="of:==[.I351]=[.I35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T</text:p>
          </table:table-cell>
          <table:table-cell office:value-type="float" office:value="393.854" calcext:value-type="float">
            <text:p>393.854</text:p>
          </table:table-cell>
          <table:table-cell table:number-columns-repeated="4" office:value-type="float" office:value="393.854" calcext:value-type="float">
            <text:p>393.854</text:p>
          </table:table-cell>
          <table:table-cell office:value-type="float" office:value="393.854" calcext:value-type="float">
            <text:p>393.854</text:p>
          </table:table-cell>
          <table:table-cell table:formula="of:==[.D352]=[.D351]" office:value-type="boolean" office:boolean-value="false" calcext:value-type="boolean">
            <text:p>FALSE</text:p>
          </table:table-cell>
          <table:table-cell table:formula="of:==[.E352]=[.E351]" office:value-type="boolean" office:boolean-value="false" calcext:value-type="boolean">
            <text:p>FALSE</text:p>
          </table:table-cell>
          <table:table-cell table:formula="of:==[.F352]=[.F351]" office:value-type="boolean" office:boolean-value="false" calcext:value-type="boolean">
            <text:p>FALSE</text:p>
          </table:table-cell>
          <table:table-cell table:formula="of:==[.G352]=[.G351]" office:value-type="boolean" office:boolean-value="false" calcext:value-type="boolean">
            <text:p>FALSE</text:p>
          </table:table-cell>
          <table:table-cell table:formula="of:==[.H352]=[.H351]" office:value-type="boolean" office:boolean-value="false" calcext:value-type="boolean">
            <text:p>FALSE</text:p>
          </table:table-cell>
          <table:table-cell table:formula="of:==[.I352]=[.I35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V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778.619075620837" calcext:value-type="float">
            <text:p>778.619075620837</text:p>
          </table:table-cell>
          <table:table-cell office:value-type="float" office:value="778.619075620838" calcext:value-type="float">
            <text:p>778.619075620838</text:p>
          </table:table-cell>
          <table:table-cell office:value-type="float" office:value="778.619075620836" calcext:value-type="float">
            <text:p>778.619075620836</text:p>
          </table:table-cell>
          <table:table-cell table:formula="of:==[.D353]=[.D352]" office:value-type="boolean" office:boolean-value="false" calcext:value-type="boolean">
            <text:p>FALSE</text:p>
          </table:table-cell>
          <table:table-cell table:formula="of:==[.E353]=[.E352]" office:value-type="boolean" office:boolean-value="false" calcext:value-type="boolean">
            <text:p>FALSE</text:p>
          </table:table-cell>
          <table:table-cell table:formula="of:==[.F353]=[.F352]" office:value-type="boolean" office:boolean-value="false" calcext:value-type="boolean">
            <text:p>FALSE</text:p>
          </table:table-cell>
          <table:table-cell table:formula="of:==[.G353]=[.G352]" office:value-type="boolean" office:boolean-value="false" calcext:value-type="boolean">
            <text:p>FALSE</text:p>
          </table:table-cell>
          <table:table-cell table:formula="of:==[.H353]=[.H352]" office:value-type="boolean" office:boolean-value="false" calcext:value-type="boolean">
            <text:p>FALSE</text:p>
          </table:table-cell>
          <table:table-cell table:formula="of:==[.I353]=[.I35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Vsonic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973.273844526046" calcext:value-type="float">
            <text:p>973.273844526046</text:p>
          </table:table-cell>
          <table:table-cell office:value-type="float" office:value="973.273844526047" calcext:value-type="float">
            <text:p>973.273844526047</text:p>
          </table:table-cell>
          <table:table-cell office:value-type="float" office:value="973.273844526046" calcext:value-type="float">
            <text:p>973.273844526046</text:p>
          </table:table-cell>
          <table:table-cell table:formula="of:==[.D354]=[.D353]" office:value-type="boolean" office:boolean-value="false" calcext:value-type="boolean">
            <text:p>FALSE</text:p>
          </table:table-cell>
          <table:table-cell table:formula="of:==[.E354]=[.E353]" office:value-type="boolean" office:boolean-value="false" calcext:value-type="boolean">
            <text:p>FALSE</text:p>
          </table:table-cell>
          <table:table-cell table:formula="of:==[.F354]=[.F353]" office:value-type="boolean" office:boolean-value="false" calcext:value-type="boolean">
            <text:p>FALSE</text:p>
          </table:table-cell>
          <table:table-cell table:formula="of:==[.G354]=[.G353]" office:value-type="boolean" office:boolean-value="false" calcext:value-type="boolean">
            <text:p>FALSE</text:p>
          </table:table-cell>
          <table:table-cell table:formula="of:==[.H354]=[.H353]" office:value-type="boolean" office:boolean-value="false" calcext:value-type="boolean">
            <text:p>FALSE</text:p>
          </table:table-cell>
          <table:table-cell table:formula="of:==[.I354]=[.I35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W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40.0156343368462" calcext:value-type="float">
            <text:p>40.0156343368462</text:p>
          </table:table-cell>
          <table:table-cell table:formula="of:==[.D355]=[.D354]" office:value-type="boolean" office:boolean-value="false" calcext:value-type="boolean">
            <text:p>FALSE</text:p>
          </table:table-cell>
          <table:table-cell table:formula="of:==[.E355]=[.E354]" office:value-type="boolean" office:boolean-value="false" calcext:value-type="boolean">
            <text:p>FALSE</text:p>
          </table:table-cell>
          <table:table-cell table:formula="of:==[.F355]=[.F354]" office:value-type="boolean" office:boolean-value="false" calcext:value-type="boolean">
            <text:p>FALSE</text:p>
          </table:table-cell>
          <table:table-cell table:formula="of:==[.G355]=[.G354]" office:value-type="boolean" office:boolean-value="false" calcext:value-type="boolean">
            <text:p>FALSE</text:p>
          </table:table-cell>
          <table:table-cell table:formula="of:==[.H355]=[.H354]" office:value-type="boolean" office:boolean-value="false" calcext:value-type="boolean">
            <text:p>FALSE</text:p>
          </table:table-cell>
          <table:table-cell table:formula="of:==[.I355]=[.I35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356]=[.D355]" office:value-type="boolean" office:boolean-value="false" calcext:value-type="boolean">
            <text:p>FALSE</text:p>
          </table:table-cell>
          <table:table-cell table:formula="of:==[.E356]=[.E355]" office:value-type="boolean" office:boolean-value="false" calcext:value-type="boolean">
            <text:p>FALSE</text:p>
          </table:table-cell>
          <table:table-cell table:formula="of:==[.F356]=[.F355]" office:value-type="boolean" office:boolean-value="false" calcext:value-type="boolean">
            <text:p>FALSE</text:p>
          </table:table-cell>
          <table:table-cell table:formula="of:==[.G356]=[.G355]" office:value-type="boolean" office:boolean-value="false" calcext:value-type="boolean">
            <text:p>FALSE</text:p>
          </table:table-cell>
          <table:table-cell table:formula="of:==[.H356]=[.H355]" office:value-type="boolean" office:boolean-value="false" calcext:value-type="boolean">
            <text:p>FALSE</text:p>
          </table:table-cell>
          <table:table-cell table:formula="of:==[.I356]=[.I35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tot:Cp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5" calcext:value-type="float">
            <text:p>0.239583226699055</text:p>
          </table:table-cell>
          <table:table-cell office:value-type="float" office:value="0.239583226699054" calcext:value-type="float">
            <text:p>0.239583226699054</text:p>
          </table:table-cell>
          <table:table-cell office:value-type="float" office:value="0.239583226699055" calcext:value-type="float">
            <text:p>0.239583226699055</text:p>
          </table:table-cell>
          <table:table-cell table:formula="of:==[.D357]=[.D356]" office:value-type="boolean" office:boolean-value="false" calcext:value-type="boolean">
            <text:p>FALSE</text:p>
          </table:table-cell>
          <table:table-cell table:formula="of:==[.E357]=[.E356]" office:value-type="boolean" office:boolean-value="false" calcext:value-type="boolean">
            <text:p>FALSE</text:p>
          </table:table-cell>
          <table:table-cell table:formula="of:==[.F357]=[.F356]" office:value-type="boolean" office:boolean-value="false" calcext:value-type="boolean">
            <text:p>FALSE</text:p>
          </table:table-cell>
          <table:table-cell table:formula="of:==[.G357]=[.G356]" office:value-type="boolean" office:boolean-value="false" calcext:value-type="boolean">
            <text:p>FALSE</text:p>
          </table:table-cell>
          <table:table-cell table:formula="of:==[.H357]=[.H356]" office:value-type="boolean" office:boolean-value="false" calcext:value-type="boolean">
            <text:p>FALSE</text:p>
          </table:table-cell>
          <table:table-cell table:formula="of:==[.I357]=[.I35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tot:Cv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office:value-type="float" office:value="0.171022396278038" calcext:value-type="float">
            <text:p>0.171022396278038</text:p>
          </table:table-cell>
          <table:table-cell table:formula="of:==[.D358]=[.D357]" office:value-type="boolean" office:boolean-value="false" calcext:value-type="boolean">
            <text:p>FALSE</text:p>
          </table:table-cell>
          <table:table-cell table:formula="of:==[.E358]=[.E357]" office:value-type="boolean" office:boolean-value="false" calcext:value-type="boolean">
            <text:p>FALSE</text:p>
          </table:table-cell>
          <table:table-cell table:formula="of:==[.F358]=[.F357]" office:value-type="boolean" office:boolean-value="false" calcext:value-type="boolean">
            <text:p>FALSE</text:p>
          </table:table-cell>
          <table:table-cell table:formula="of:==[.G358]=[.G357]" office:value-type="boolean" office:boolean-value="false" calcext:value-type="boolean">
            <text:p>FALSE</text:p>
          </table:table-cell>
          <table:table-cell table:formula="of:==[.H358]=[.H357]" office:value-type="boolean" office:boolean-value="false" calcext:value-type="boolean">
            <text:p>FALSE</text:p>
          </table:table-cell>
          <table:table-cell table:formula="of:==[.I358]=[.I35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tot:gamma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office:value-type="float" office:value="1.40088801540146" calcext:value-type="float">
            <text:p>1.40088801540146</text:p>
          </table:table-cell>
          <table:table-cell table:formula="of:==[.D359]=[.D358]" office:value-type="boolean" office:boolean-value="false" calcext:value-type="boolean">
            <text:p>FALSE</text:p>
          </table:table-cell>
          <table:table-cell table:formula="of:==[.E359]=[.E358]" office:value-type="boolean" office:boolean-value="false" calcext:value-type="boolean">
            <text:p>FALSE</text:p>
          </table:table-cell>
          <table:table-cell table:formula="of:==[.F359]=[.F358]" office:value-type="boolean" office:boolean-value="false" calcext:value-type="boolean">
            <text:p>FALSE</text:p>
          </table:table-cell>
          <table:table-cell table:formula="of:==[.G359]=[.G358]" office:value-type="boolean" office:boolean-value="false" calcext:value-type="boolean">
            <text:p>FALSE</text:p>
          </table:table-cell>
          <table:table-cell table:formula="of:==[.H359]=[.H358]" office:value-type="boolean" office:boolean-value="false" calcext:value-type="boolean">
            <text:p>FALSE</text:p>
          </table:table-cell>
          <table:table-cell table:formula="of:==[.I359]=[.I35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tot:h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office:value-type="float" office:value="-23.9830470368441" calcext:value-type="float">
            <text:p>-23.9830470368441</text:p>
          </table:table-cell>
          <table:table-cell table:formula="of:==[.D360]=[.D359]" office:value-type="boolean" office:boolean-value="false" calcext:value-type="boolean">
            <text:p>FALSE</text:p>
          </table:table-cell>
          <table:table-cell table:formula="of:==[.E360]=[.E359]" office:value-type="boolean" office:boolean-value="false" calcext:value-type="boolean">
            <text:p>FALSE</text:p>
          </table:table-cell>
          <table:table-cell table:formula="of:==[.F360]=[.F359]" office:value-type="boolean" office:boolean-value="false" calcext:value-type="boolean">
            <text:p>FALSE</text:p>
          </table:table-cell>
          <table:table-cell table:formula="of:==[.G360]=[.G359]" office:value-type="boolean" office:boolean-value="false" calcext:value-type="boolean">
            <text:p>FALSE</text:p>
          </table:table-cell>
          <table:table-cell table:formula="of:==[.H360]=[.H359]" office:value-type="boolean" office:boolean-value="false" calcext:value-type="boolean">
            <text:p>FALSE</text:p>
          </table:table-cell>
          <table:table-cell table:formula="of:==[.I360]=[.I35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tot:P</text:p>
          </table:table-cell>
          <table:table-cell office:value-type="float" office:value="5.2726525822718" calcext:value-type="float">
            <text:p>5.2726525822718</text:p>
          </table:table-cell>
          <table:table-cell office:value-type="float" office:value="5.27265258227179" calcext:value-type="float">
            <text:p>5.27265258227179</text:p>
          </table:table-cell>
          <table:table-cell office:value-type="float" office:value="5.27265258227179" calcext:value-type="float">
            <text:p>5.27265258227179</text:p>
          </table:table-cell>
          <table:table-cell table:number-columns-repeated="2" office:value-type="float" office:value="5.27265258227179" calcext:value-type="float">
            <text:p>5.27265258227179</text:p>
          </table:table-cell>
          <table:table-cell office:value-type="float" office:value="5.27265258227182" calcext:value-type="float">
            <text:p>5.27265258227182</text:p>
          </table:table-cell>
          <table:table-cell table:formula="of:==[.D361]=[.D360]" office:value-type="boolean" office:boolean-value="false" calcext:value-type="boolean">
            <text:p>FALSE</text:p>
          </table:table-cell>
          <table:table-cell table:formula="of:==[.E361]=[.E360]" office:value-type="boolean" office:boolean-value="false" calcext:value-type="boolean">
            <text:p>FALSE</text:p>
          </table:table-cell>
          <table:table-cell table:formula="of:==[.F361]=[.F360]" office:value-type="boolean" office:boolean-value="false" calcext:value-type="boolean">
            <text:p>FALSE</text:p>
          </table:table-cell>
          <table:table-cell table:formula="of:==[.G361]=[.G360]" office:value-type="boolean" office:boolean-value="false" calcext:value-type="boolean">
            <text:p>FALSE</text:p>
          </table:table-cell>
          <table:table-cell table:formula="of:==[.H361]=[.H360]" office:value-type="boolean" office:boolean-value="false" calcext:value-type="boolean">
            <text:p>FALSE</text:p>
          </table:table-cell>
          <table:table-cell table:formula="of:==[.I361]=[.I36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tot:R</text:p>
          </table:table-cell>
          <table:table-cell table:number-columns-repeated="6" office:value-type="float" office:value="0.0685607538987739" calcext:value-type="float">
            <text:p>0.0685607538987739</text:p>
          </table:table-cell>
          <table:table-cell table:formula="of:==[.D362]=[.D361]" office:value-type="boolean" office:boolean-value="false" calcext:value-type="boolean">
            <text:p>FALSE</text:p>
          </table:table-cell>
          <table:table-cell table:formula="of:==[.E362]=[.E361]" office:value-type="boolean" office:boolean-value="false" calcext:value-type="boolean">
            <text:p>FALSE</text:p>
          </table:table-cell>
          <table:table-cell table:formula="of:==[.F362]=[.F361]" office:value-type="boolean" office:boolean-value="false" calcext:value-type="boolean">
            <text:p>FALSE</text:p>
          </table:table-cell>
          <table:table-cell table:formula="of:==[.G362]=[.G361]" office:value-type="boolean" office:boolean-value="false" calcext:value-type="boolean">
            <text:p>FALSE</text:p>
          </table:table-cell>
          <table:table-cell table:formula="of:==[.H362]=[.H361]" office:value-type="boolean" office:boolean-value="false" calcext:value-type="boolean">
            <text:p>FALSE</text:p>
          </table:table-cell>
          <table:table-cell table:formula="of:==[.I362]=[.I36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tot:rho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6" calcext:value-type="float">
            <text:p>0.0320231198033986</text:p>
          </table:table-cell>
          <table:table-cell office:value-type="float" office:value="0.0320231198033988" calcext:value-type="float">
            <text:p>0.0320231198033988</text:p>
          </table:table-cell>
          <table:table-cell table:formula="of:==[.D363]=[.D362]" office:value-type="boolean" office:boolean-value="false" calcext:value-type="boolean">
            <text:p>FALSE</text:p>
          </table:table-cell>
          <table:table-cell table:formula="of:==[.E363]=[.E362]" office:value-type="boolean" office:boolean-value="false" calcext:value-type="boolean">
            <text:p>FALSE</text:p>
          </table:table-cell>
          <table:table-cell table:formula="of:==[.F363]=[.F362]" office:value-type="boolean" office:boolean-value="false" calcext:value-type="boolean">
            <text:p>FALSE</text:p>
          </table:table-cell>
          <table:table-cell table:formula="of:==[.G363]=[.G362]" office:value-type="boolean" office:boolean-value="false" calcext:value-type="boolean">
            <text:p>FALSE</text:p>
          </table:table-cell>
          <table:table-cell table:formula="of:==[.H363]=[.H362]" office:value-type="boolean" office:boolean-value="false" calcext:value-type="boolean">
            <text:p>FALSE</text:p>
          </table:table-cell>
          <table:table-cell table:formula="of:==[.I363]=[.I36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tot:S</text:p>
          </table:table-cell>
          <table:table-cell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table:number-columns-repeated="2" office:value-type="float" office:value="1.6645248705987" calcext:value-type="float">
            <text:p>1.6645248705987</text:p>
          </table:table-cell>
          <table:table-cell office:value-type="float" office:value="1.6645248705987" calcext:value-type="float">
            <text:p>1.6645248705987</text:p>
          </table:table-cell>
          <table:table-cell table:formula="of:==[.D364]=[.D363]" office:value-type="boolean" office:boolean-value="false" calcext:value-type="boolean">
            <text:p>FALSE</text:p>
          </table:table-cell>
          <table:table-cell table:formula="of:==[.E364]=[.E363]" office:value-type="boolean" office:boolean-value="false" calcext:value-type="boolean">
            <text:p>FALSE</text:p>
          </table:table-cell>
          <table:table-cell table:formula="of:==[.F364]=[.F363]" office:value-type="boolean" office:boolean-value="false" calcext:value-type="boolean">
            <text:p>FALSE</text:p>
          </table:table-cell>
          <table:table-cell table:formula="of:==[.G364]=[.G363]" office:value-type="boolean" office:boolean-value="false" calcext:value-type="boolean">
            <text:p>FALSE</text:p>
          </table:table-cell>
          <table:table-cell table:formula="of:==[.H364]=[.H363]" office:value-type="boolean" office:boolean-value="false" calcext:value-type="boolean">
            <text:p>FALSE</text:p>
          </table:table-cell>
          <table:table-cell table:formula="of:==[.I364]=[.I36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let.flow_in.Fl_I:tot:T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office:value-type="float" office:value="444.404402064381" calcext:value-type="float">
            <text:p>444.404402064381</text:p>
          </table:table-cell>
          <table:table-cell table:formula="of:==[.D365]=[.D364]" office:value-type="boolean" office:boolean-value="false" calcext:value-type="boolean">
            <text:p>FALSE</text:p>
          </table:table-cell>
          <table:table-cell table:formula="of:==[.E365]=[.E364]" office:value-type="boolean" office:boolean-value="false" calcext:value-type="boolean">
            <text:p>FALSE</text:p>
          </table:table-cell>
          <table:table-cell table:formula="of:==[.F365]=[.F364]" office:value-type="boolean" office:boolean-value="false" calcext:value-type="boolean">
            <text:p>FALSE</text:p>
          </table:table-cell>
          <table:table-cell table:formula="of:==[.G365]=[.G364]" office:value-type="boolean" office:boolean-value="false" calcext:value-type="boolean">
            <text:p>FALSE</text:p>
          </table:table-cell>
          <table:table-cell table:formula="of:==[.H365]=[.H364]" office:value-type="boolean" office:boolean-value="false" calcext:value-type="boolean">
            <text:p>FALSE</text:p>
          </table:table-cell>
          <table:table-cell table:formula="of:==[.I365]=[.I36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366]=[.D365]" office:value-type="boolean" office:boolean-value="false" calcext:value-type="boolean">
            <text:p>FALSE</text:p>
          </table:table-cell>
          <table:table-cell table:formula="of:==[.E366]=[.E365]" office:value-type="boolean" office:boolean-value="false" calcext:value-type="boolean">
            <text:p>FALSE</text:p>
          </table:table-cell>
          <table:table-cell table:formula="of:==[.F366]=[.F365]" office:value-type="boolean" office:boolean-value="false" calcext:value-type="boolean">
            <text:p>FALSE</text:p>
          </table:table-cell>
          <table:table-cell table:formula="of:==[.G366]=[.G365]" office:value-type="boolean" office:boolean-value="false" calcext:value-type="boolean">
            <text:p>FALSE</text:p>
          </table:table-cell>
          <table:table-cell table:formula="of:==[.H366]=[.H365]" office:value-type="boolean" office:boolean-value="false" calcext:value-type="boolean">
            <text:p>FALSE</text:p>
          </table:table-cell>
          <table:table-cell table:formula="of:==[.I366]=[.I36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area</text:p>
          </table:table-cell>
          <table:table-cell table:number-columns-repeated="6" office:value-type="float" office:value="50.6188760514909" calcext:value-type="float">
            <text:p>50.6188760514909</text:p>
          </table:table-cell>
          <table:table-cell table:formula="of:==[.D367]=[.D366]" office:value-type="boolean" office:boolean-value="false" calcext:value-type="boolean">
            <text:p>FALSE</text:p>
          </table:table-cell>
          <table:table-cell table:formula="of:==[.E367]=[.E366]" office:value-type="boolean" office:boolean-value="false" calcext:value-type="boolean">
            <text:p>FALSE</text:p>
          </table:table-cell>
          <table:table-cell table:formula="of:==[.F367]=[.F366]" office:value-type="boolean" office:boolean-value="false" calcext:value-type="boolean">
            <text:p>FALSE</text:p>
          </table:table-cell>
          <table:table-cell table:formula="of:==[.G367]=[.G366]" office:value-type="boolean" office:boolean-value="false" calcext:value-type="boolean">
            <text:p>FALSE</text:p>
          </table:table-cell>
          <table:table-cell table:formula="of:==[.H367]=[.H366]" office:value-type="boolean" office:boolean-value="false" calcext:value-type="boolean">
            <text:p>FALSE</text:p>
          </table:table-cell>
          <table:table-cell table:formula="of:==[.I367]=[.I36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Cp</text:p>
          </table:table-cell>
          <table:table-cell office:value-type="float" office:value="0.243075315491218" calcext:value-type="float">
            <text:p>0.243075315491218</text:p>
          </table:table-cell>
          <table:table-cell office:value-type="float" office:value="0.242733392672742" calcext:value-type="float">
            <text:p>0.242733392672742</text:p>
          </table:table-cell>
          <table:table-cell office:value-type="float" office:value="0.242412250125603" calcext:value-type="float">
            <text:p>0.242412250125603</text:p>
          </table:table-cell>
          <table:table-cell office:value-type="float" office:value="0.242121590960871" calcext:value-type="float">
            <text:p>0.242121590960871</text:p>
          </table:table-cell>
          <table:table-cell office:value-type="float" office:value="0.241868408866539" calcext:value-type="float">
            <text:p>0.241868408866539</text:p>
          </table:table-cell>
          <table:table-cell office:value-type="float" office:value="0.241627360949171" calcext:value-type="float">
            <text:p>0.241627360949171</text:p>
          </table:table-cell>
          <table:table-cell table:formula="of:==[.D368]=[.D367]" office:value-type="boolean" office:boolean-value="false" calcext:value-type="boolean">
            <text:p>FALSE</text:p>
          </table:table-cell>
          <table:table-cell table:formula="of:==[.E368]=[.E367]" office:value-type="boolean" office:boolean-value="false" calcext:value-type="boolean">
            <text:p>FALSE</text:p>
          </table:table-cell>
          <table:table-cell table:formula="of:==[.F368]=[.F367]" office:value-type="boolean" office:boolean-value="false" calcext:value-type="boolean">
            <text:p>FALSE</text:p>
          </table:table-cell>
          <table:table-cell table:formula="of:==[.G368]=[.G367]" office:value-type="boolean" office:boolean-value="false" calcext:value-type="boolean">
            <text:p>FALSE</text:p>
          </table:table-cell>
          <table:table-cell table:formula="of:==[.H368]=[.H367]" office:value-type="boolean" office:boolean-value="false" calcext:value-type="boolean">
            <text:p>FALSE</text:p>
          </table:table-cell>
          <table:table-cell table:formula="of:==[.I368]=[.I36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Cv</text:p>
          </table:table-cell>
          <table:table-cell office:value-type="float" office:value="0.174514525320514" calcext:value-type="float">
            <text:p>0.174514525320514</text:p>
          </table:table-cell>
          <table:table-cell office:value-type="float" office:value="0.174172599621415" calcext:value-type="float">
            <text:p>0.174172599621415</text:p>
          </table:table-cell>
          <table:table-cell office:value-type="float" office:value="0.173851454464499" calcext:value-type="float">
            <text:p>0.173851454464499</text:p>
          </table:table-cell>
          <table:table-cell office:value-type="float" office:value="0.173560792984695" calcext:value-type="float">
            <text:p>0.173560792984695</text:p>
          </table:table-cell>
          <table:table-cell office:value-type="float" office:value="0.173307608900342" calcext:value-type="float">
            <text:p>0.173307608900342</text:p>
          </table:table-cell>
          <table:table-cell office:value-type="float" office:value="0.173066559082893" calcext:value-type="float">
            <text:p>0.173066559082893</text:p>
          </table:table-cell>
          <table:table-cell table:formula="of:==[.D369]=[.D368]" office:value-type="boolean" office:boolean-value="false" calcext:value-type="boolean">
            <text:p>FALSE</text:p>
          </table:table-cell>
          <table:table-cell table:formula="of:==[.E369]=[.E368]" office:value-type="boolean" office:boolean-value="false" calcext:value-type="boolean">
            <text:p>FALSE</text:p>
          </table:table-cell>
          <table:table-cell table:formula="of:==[.F369]=[.F368]" office:value-type="boolean" office:boolean-value="false" calcext:value-type="boolean">
            <text:p>FALSE</text:p>
          </table:table-cell>
          <table:table-cell table:formula="of:==[.G369]=[.G368]" office:value-type="boolean" office:boolean-value="false" calcext:value-type="boolean">
            <text:p>FALSE</text:p>
          </table:table-cell>
          <table:table-cell table:formula="of:==[.H369]=[.H368]" office:value-type="boolean" office:boolean-value="false" calcext:value-type="boolean">
            <text:p>FALSE</text:p>
          </table:table-cell>
          <table:table-cell table:formula="of:==[.I369]=[.I36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gamma</text:p>
          </table:table-cell>
          <table:table-cell office:value-type="float" office:value="1.39286579762146" calcext:value-type="float">
            <text:p>1.39286579762146</text:p>
          </table:table-cell>
          <table:table-cell office:value-type="float" office:value="1.39363706683357" calcext:value-type="float">
            <text:p>1.39363706683357</text:p>
          </table:table-cell>
          <table:table-cell office:value-type="float" office:value="1.39436422430718" calcext:value-type="float">
            <text:p>1.39436422430718</text:p>
          </table:table-cell>
          <table:table-cell office:value-type="float" office:value="1.39502467825307" calcext:value-type="float">
            <text:p>1.39502467825307</text:p>
          </table:table-cell>
          <table:table-cell office:value-type="float" office:value="1.39560177946078" calcext:value-type="float">
            <text:p>1.39560177946078</text:p>
          </table:table-cell>
          <table:table-cell office:value-type="float" office:value="1.39615279117295" calcext:value-type="float">
            <text:p>1.39615279117295</text:p>
          </table:table-cell>
          <table:table-cell table:formula="of:==[.D370]=[.D369]" office:value-type="boolean" office:boolean-value="false" calcext:value-type="boolean">
            <text:p>FALSE</text:p>
          </table:table-cell>
          <table:table-cell table:formula="of:==[.E370]=[.E369]" office:value-type="boolean" office:boolean-value="false" calcext:value-type="boolean">
            <text:p>FALSE</text:p>
          </table:table-cell>
          <table:table-cell table:formula="of:==[.F370]=[.F369]" office:value-type="boolean" office:boolean-value="false" calcext:value-type="boolean">
            <text:p>FALSE</text:p>
          </table:table-cell>
          <table:table-cell table:formula="of:==[.G370]=[.G369]" office:value-type="boolean" office:boolean-value="false" calcext:value-type="boolean">
            <text:p>FALSE</text:p>
          </table:table-cell>
          <table:table-cell table:formula="of:==[.H370]=[.H369]" office:value-type="boolean" office:boolean-value="false" calcext:value-type="boolean">
            <text:p>FALSE</text:p>
          </table:table-cell>
          <table:table-cell table:formula="of:==[.I370]=[.I36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h</text:p>
          </table:table-cell>
          <table:table-cell office:value-type="float" office:value="55.8033531081271" calcext:value-type="float">
            <text:p>55.8033531081271</text:p>
          </table:table-cell>
          <table:table-cell office:value-type="float" office:value="51.4801839178133" calcext:value-type="float">
            <text:p>51.4801839178133</text:p>
          </table:table-cell>
          <table:table-cell office:value-type="float" office:value="47.2102464061181" calcext:value-type="float">
            <text:p>47.2102464061181</text:p>
          </table:table-cell>
          <table:table-cell office:value-type="float" office:value="43.135748803648" calcext:value-type="float">
            <text:p>43.135748803648</text:p>
          </table:table-cell>
          <table:table-cell office:value-type="float" office:value="39.3917894953219" calcext:value-type="float">
            <text:p>39.3917894953219</text:p>
          </table:table-cell>
          <table:table-cell office:value-type="float" office:value="35.625112186549" calcext:value-type="float">
            <text:p>35.625112186549</text:p>
          </table:table-cell>
          <table:table-cell table:formula="of:==[.D371]=[.D370]" office:value-type="boolean" office:boolean-value="false" calcext:value-type="boolean">
            <text:p>FALSE</text:p>
          </table:table-cell>
          <table:table-cell table:formula="of:==[.E371]=[.E370]" office:value-type="boolean" office:boolean-value="false" calcext:value-type="boolean">
            <text:p>FALSE</text:p>
          </table:table-cell>
          <table:table-cell table:formula="of:==[.F371]=[.F370]" office:value-type="boolean" office:boolean-value="false" calcext:value-type="boolean">
            <text:p>FALSE</text:p>
          </table:table-cell>
          <table:table-cell table:formula="of:==[.G371]=[.G370]" office:value-type="boolean" office:boolean-value="false" calcext:value-type="boolean">
            <text:p>FALSE</text:p>
          </table:table-cell>
          <table:table-cell table:formula="of:==[.H371]=[.H370]" office:value-type="boolean" office:boolean-value="false" calcext:value-type="boolean">
            <text:p>FALSE</text:p>
          </table:table-cell>
          <table:table-cell table:formula="of:==[.I371]=[.I37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MN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303742676902287" calcext:value-type="float">
            <text:p>0.303742676902287</text:p>
          </table:table-cell>
          <table:table-cell office:value-type="float" office:value="0.301418572541341" calcext:value-type="float">
            <text:p>0.301418572541341</text:p>
          </table:table-cell>
          <table:table-cell office:value-type="float" office:value="0.298736177787378" calcext:value-type="float">
            <text:p>0.298736177787378</text:p>
          </table:table-cell>
          <table:table-cell office:value-type="float" office:value="0.2954980211935" calcext:value-type="float">
            <text:p>0.2954980211935</text:p>
          </table:table-cell>
          <table:table-cell office:value-type="float" office:value="0.292228461657252" calcext:value-type="float">
            <text:p>0.292228461657252</text:p>
          </table:table-cell>
          <table:table-cell table:formula="of:==[.D372]=[.D371]" office:value-type="boolean" office:boolean-value="false" calcext:value-type="boolean">
            <text:p>FALSE</text:p>
          </table:table-cell>
          <table:table-cell table:formula="of:==[.E372]=[.E371]" office:value-type="boolean" office:boolean-value="false" calcext:value-type="boolean">
            <text:p>FALSE</text:p>
          </table:table-cell>
          <table:table-cell table:formula="of:==[.F372]=[.F371]" office:value-type="boolean" office:boolean-value="false" calcext:value-type="boolean">
            <text:p>FALSE</text:p>
          </table:table-cell>
          <table:table-cell table:formula="of:==[.G372]=[.G371]" office:value-type="boolean" office:boolean-value="false" calcext:value-type="boolean">
            <text:p>FALSE</text:p>
          </table:table-cell>
          <table:table-cell table:formula="of:==[.H372]=[.H371]" office:value-type="boolean" office:boolean-value="false" calcext:value-type="boolean">
            <text:p>FALSE</text:p>
          </table:table-cell>
          <table:table-cell table:formula="of:==[.I372]=[.I37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P</text:p>
          </table:table-cell>
          <table:table-cell office:value-type="float" office:value="31.0443416773397" calcext:value-type="float">
            <text:p>31.0443416773397</text:p>
          </table:table-cell>
          <table:table-cell office:value-type="float" office:value="29.0586945587177" calcext:value-type="float">
            <text:p>29.0586945587177</text:p>
          </table:table-cell>
          <table:table-cell office:value-type="float" office:value="27.1011883458898" calcext:value-type="float">
            <text:p>27.1011883458898</text:p>
          </table:table-cell>
          <table:table-cell office:value-type="float" office:value="25.1397975887442" calcext:value-type="float">
            <text:p>25.1397975887442</text:p>
          </table:table-cell>
          <table:table-cell office:value-type="float" office:value="23.4033882079551" calcext:value-type="float">
            <text:p>23.4033882079551</text:p>
          </table:table-cell>
          <table:table-cell office:value-type="float" office:value="21.6633002388335" calcext:value-type="float">
            <text:p>21.6633002388335</text:p>
          </table:table-cell>
          <table:table-cell table:formula="of:==[.D373]=[.D372]" office:value-type="boolean" office:boolean-value="false" calcext:value-type="boolean">
            <text:p>FALSE</text:p>
          </table:table-cell>
          <table:table-cell table:formula="of:==[.E373]=[.E372]" office:value-type="boolean" office:boolean-value="false" calcext:value-type="boolean">
            <text:p>FALSE</text:p>
          </table:table-cell>
          <table:table-cell table:formula="of:==[.F373]=[.F372]" office:value-type="boolean" office:boolean-value="false" calcext:value-type="boolean">
            <text:p>FALSE</text:p>
          </table:table-cell>
          <table:table-cell table:formula="of:==[.G373]=[.G372]" office:value-type="boolean" office:boolean-value="false" calcext:value-type="boolean">
            <text:p>FALSE</text:p>
          </table:table-cell>
          <table:table-cell table:formula="of:==[.H373]=[.H372]" office:value-type="boolean" office:boolean-value="false" calcext:value-type="boolean">
            <text:p>FALSE</text:p>
          </table:table-cell>
          <table:table-cell table:formula="of:==[.I373]=[.I37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374]=[.D373]" office:value-type="boolean" office:boolean-value="false" calcext:value-type="boolean">
            <text:p>FALSE</text:p>
          </table:table-cell>
          <table:table-cell table:formula="of:==[.E374]=[.E373]" office:value-type="boolean" office:boolean-value="false" calcext:value-type="boolean">
            <text:p>FALSE</text:p>
          </table:table-cell>
          <table:table-cell table:formula="of:==[.F374]=[.F373]" office:value-type="boolean" office:boolean-value="false" calcext:value-type="boolean">
            <text:p>FALSE</text:p>
          </table:table-cell>
          <table:table-cell table:formula="of:==[.G374]=[.G373]" office:value-type="boolean" office:boolean-value="false" calcext:value-type="boolean">
            <text:p>FALSE</text:p>
          </table:table-cell>
          <table:table-cell table:formula="of:==[.H374]=[.H373]" office:value-type="boolean" office:boolean-value="false" calcext:value-type="boolean">
            <text:p>FALSE</text:p>
          </table:table-cell>
          <table:table-cell table:formula="of:==[.I374]=[.I37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rho</text:p>
          </table:table-cell>
          <table:table-cell office:value-type="float" office:value="0.108019097034451" calcext:value-type="float">
            <text:p>0.108019097034451</text:p>
          </table:table-cell>
          <table:table-cell office:value-type="float" office:value="0.103484454595711" calcext:value-type="float">
            <text:p>0.103484454595711</text:p>
          </table:table-cell>
          <table:table-cell office:value-type="float" office:value="0.0988082883983796" calcext:value-type="float">
            <text:p>0.0988082883983796</text:p>
          </table:table-cell>
          <table:table-cell office:value-type="float" office:value="0.0937880047134568" calcext:value-type="float">
            <text:p>0.0937880047134568</text:p>
          </table:table-cell>
          <table:table-cell office:value-type="float" office:value="0.0892179920204901" calcext:value-type="float">
            <text:p>0.0892179920204901</text:p>
          </table:table-cell>
          <table:table-cell office:value-type="float" office:value="0.0844428385282716" calcext:value-type="float">
            <text:p>0.0844428385282716</text:p>
          </table:table-cell>
          <table:table-cell table:formula="of:==[.D375]=[.D374]" office:value-type="boolean" office:boolean-value="false" calcext:value-type="boolean">
            <text:p>FALSE</text:p>
          </table:table-cell>
          <table:table-cell table:formula="of:==[.E375]=[.E374]" office:value-type="boolean" office:boolean-value="false" calcext:value-type="boolean">
            <text:p>FALSE</text:p>
          </table:table-cell>
          <table:table-cell table:formula="of:==[.F375]=[.F374]" office:value-type="boolean" office:boolean-value="false" calcext:value-type="boolean">
            <text:p>FALSE</text:p>
          </table:table-cell>
          <table:table-cell table:formula="of:==[.G375]=[.G374]" office:value-type="boolean" office:boolean-value="false" calcext:value-type="boolean">
            <text:p>FALSE</text:p>
          </table:table-cell>
          <table:table-cell table:formula="of:==[.H375]=[.H374]" office:value-type="boolean" office:boolean-value="false" calcext:value-type="boolean">
            <text:p>FALSE</text:p>
          </table:table-cell>
          <table:table-cell table:formula="of:==[.I375]=[.I37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S</text:p>
          </table:table-cell>
          <table:table-cell office:value-type="float" office:value="1.67703886452385" calcext:value-type="float">
            <text:p>1.67703886452385</text:p>
          </table:table-cell>
          <table:table-cell office:value-type="float" office:value="1.67593249451684" calcext:value-type="float">
            <text:p>1.67593249451684</text:p>
          </table:table-cell>
          <table:table-cell office:value-type="float" office:value="1.6750136074325" calcext:value-type="float">
            <text:p>1.6750136074325</text:p>
          </table:table-cell>
          <table:table-cell office:value-type="float" office:value="1.67459694595518" calcext:value-type="float">
            <text:p>1.67459694595518</text:p>
          </table:table-cell>
          <table:table-cell office:value-type="float" office:value="1.67427288408963" calcext:value-type="float">
            <text:p>1.67427288408963</text:p>
          </table:table-cell>
          <table:table-cell office:value-type="float" office:value="1.67419047251655" calcext:value-type="float">
            <text:p>1.67419047251655</text:p>
          </table:table-cell>
          <table:table-cell table:formula="of:==[.D376]=[.D375]" office:value-type="boolean" office:boolean-value="false" calcext:value-type="boolean">
            <text:p>FALSE</text:p>
          </table:table-cell>
          <table:table-cell table:formula="of:==[.E376]=[.E375]" office:value-type="boolean" office:boolean-value="false" calcext:value-type="boolean">
            <text:p>FALSE</text:p>
          </table:table-cell>
          <table:table-cell table:formula="of:==[.F376]=[.F375]" office:value-type="boolean" office:boolean-value="false" calcext:value-type="boolean">
            <text:p>FALSE</text:p>
          </table:table-cell>
          <table:table-cell table:formula="of:==[.G376]=[.G375]" office:value-type="boolean" office:boolean-value="false" calcext:value-type="boolean">
            <text:p>FALSE</text:p>
          </table:table-cell>
          <table:table-cell table:formula="of:==[.H376]=[.H375]" office:value-type="boolean" office:boolean-value="false" calcext:value-type="boolean">
            <text:p>FALSE</text:p>
          </table:table-cell>
          <table:table-cell table:formula="of:==[.I376]=[.I37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T</text:p>
          </table:table-cell>
          <table:table-cell office:value-type="float" office:value="775.701712308539" calcext:value-type="float">
            <text:p>775.701712308539</text:p>
          </table:table-cell>
          <table:table-cell office:value-type="float" office:value="757.903342372447" calcext:value-type="float">
            <text:p>757.903342372447</text:p>
          </table:table-cell>
          <table:table-cell office:value-type="float" office:value="740.300077830895" calcext:value-type="float">
            <text:p>740.300077830895</text:p>
          </table:table-cell>
          <table:table-cell office:value-type="float" office:value="723.481310559188" calcext:value-type="float">
            <text:p>723.481310559188</text:p>
          </table:table-cell>
          <table:table-cell office:value-type="float" office:value="708.009570490191" calcext:value-type="float">
            <text:p>708.009570490191</text:p>
          </table:table-cell>
          <table:table-cell office:value-type="float" office:value="692.428015811168" calcext:value-type="float">
            <text:p>692.428015811168</text:p>
          </table:table-cell>
          <table:table-cell table:formula="of:==[.D377]=[.D376]" office:value-type="boolean" office:boolean-value="false" calcext:value-type="boolean">
            <text:p>FALSE</text:p>
          </table:table-cell>
          <table:table-cell table:formula="of:==[.E377]=[.E376]" office:value-type="boolean" office:boolean-value="false" calcext:value-type="boolean">
            <text:p>FALSE</text:p>
          </table:table-cell>
          <table:table-cell table:formula="of:==[.F377]=[.F376]" office:value-type="boolean" office:boolean-value="false" calcext:value-type="boolean">
            <text:p>FALSE</text:p>
          </table:table-cell>
          <table:table-cell table:formula="of:==[.G377]=[.G376]" office:value-type="boolean" office:boolean-value="false" calcext:value-type="boolean">
            <text:p>FALSE</text:p>
          </table:table-cell>
          <table:table-cell table:formula="of:==[.H377]=[.H376]" office:value-type="boolean" office:boolean-value="false" calcext:value-type="boolean">
            <text:p>FALSE</text:p>
          </table:table-cell>
          <table:table-cell table:formula="of:==[.I377]=[.I37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V</text:p>
          </table:table-cell>
          <table:table-cell office:value-type="float" office:value="416.590318610575" calcext:value-type="float">
            <text:p>416.590318610575</text:p>
          </table:table-cell>
          <table:table-cell office:value-type="float" office:value="408.992416752977" calcext:value-type="float">
            <text:p>408.992416752977</text:p>
          </table:table-cell>
          <table:table-cell office:value-type="float" office:value="401.226589539496" calcext:value-type="float">
            <text:p>401.226589539496</text:p>
          </table:table-cell>
          <table:table-cell office:value-type="float" office:value="393.205974531694" calcext:value-type="float">
            <text:p>393.205974531694</text:p>
          </table:table-cell>
          <table:table-cell office:value-type="float" office:value="384.842106330244" calcext:value-type="float">
            <text:p>384.842106330244</text:p>
          </table:table-cell>
          <table:table-cell office:value-type="float" office:value="376.447126687286" calcext:value-type="float">
            <text:p>376.447126687286</text:p>
          </table:table-cell>
          <table:table-cell table:formula="of:==[.D378]=[.D377]" office:value-type="boolean" office:boolean-value="false" calcext:value-type="boolean">
            <text:p>FALSE</text:p>
          </table:table-cell>
          <table:table-cell table:formula="of:==[.E378]=[.E377]" office:value-type="boolean" office:boolean-value="false" calcext:value-type="boolean">
            <text:p>FALSE</text:p>
          </table:table-cell>
          <table:table-cell table:formula="of:==[.F378]=[.F377]" office:value-type="boolean" office:boolean-value="false" calcext:value-type="boolean">
            <text:p>FALSE</text:p>
          </table:table-cell>
          <table:table-cell table:formula="of:==[.G378]=[.G377]" office:value-type="boolean" office:boolean-value="false" calcext:value-type="boolean">
            <text:p>FALSE</text:p>
          </table:table-cell>
          <table:table-cell table:formula="of:==[.H378]=[.H377]" office:value-type="boolean" office:boolean-value="false" calcext:value-type="boolean">
            <text:p>FALSE</text:p>
          </table:table-cell>
          <table:table-cell table:formula="of:==[.I378]=[.I37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Vsonic</text:p>
          </table:table-cell>
          <table:table-cell office:value-type="float" office:value="1361.85131941999" calcext:value-type="float">
            <text:p>1361.85131941999</text:p>
          </table:table-cell>
          <table:table-cell office:value-type="float" office:value="1346.50955514081" calcext:value-type="float">
            <text:p>1346.50955514081</text:p>
          </table:table-cell>
          <table:table-cell office:value-type="float" office:value="1331.12762812406" calcext:value-type="float">
            <text:p>1331.12762812406</text:p>
          </table:table-cell>
          <table:table-cell office:value-type="float" office:value="1316.23152389515" calcext:value-type="float">
            <text:p>1316.23152389515</text:p>
          </table:table-cell>
          <table:table-cell office:value-type="float" office:value="1302.3508745537" calcext:value-type="float">
            <text:p>1302.3508745537</text:p>
          </table:table-cell>
          <table:table-cell office:value-type="float" office:value="1288.19460141706" calcext:value-type="float">
            <text:p>1288.19460141706</text:p>
          </table:table-cell>
          <table:table-cell table:formula="of:==[.D379]=[.D378]" office:value-type="boolean" office:boolean-value="false" calcext:value-type="boolean">
            <text:p>FALSE</text:p>
          </table:table-cell>
          <table:table-cell table:formula="of:==[.E379]=[.E378]" office:value-type="boolean" office:boolean-value="false" calcext:value-type="boolean">
            <text:p>FALSE</text:p>
          </table:table-cell>
          <table:table-cell table:formula="of:==[.F379]=[.F378]" office:value-type="boolean" office:boolean-value="false" calcext:value-type="boolean">
            <text:p>FALSE</text:p>
          </table:table-cell>
          <table:table-cell table:formula="of:==[.G379]=[.G378]" office:value-type="boolean" office:boolean-value="false" calcext:value-type="boolean">
            <text:p>FALSE</text:p>
          </table:table-cell>
          <table:table-cell table:formula="of:==[.H379]=[.H378]" office:value-type="boolean" office:boolean-value="false" calcext:value-type="boolean">
            <text:p>FALSE</text:p>
          </table:table-cell>
          <table:table-cell table:formula="of:==[.I379]=[.I37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W</text:p>
          </table:table-cell>
          <table:table-cell office:value-type="float" office:value="15.8182968427373" calcext:value-type="float">
            <text:p>15.8182968427373</text:p>
          </table:table-cell>
          <table:table-cell office:value-type="float" office:value="14.8778568758857" calcext:value-type="float">
            <text:p>14.8778568758857</text:p>
          </table:table-cell>
          <table:table-cell office:value-type="float" office:value="13.9358379723603" calcext:value-type="float">
            <text:p>13.9358379723603</text:p>
          </table:table-cell>
          <table:table-cell office:value-type="float" office:value="12.9633548820209" calcext:value-type="float">
            <text:p>12.9633548820209</text:p>
          </table:table-cell>
          <table:table-cell office:value-type="float" office:value="12.0693820053909" calcext:value-type="float">
            <text:p>12.0693820053909</text:p>
          </table:table-cell>
          <table:table-cell office:value-type="float" office:value="11.1742096661882" calcext:value-type="float">
            <text:p>11.1742096661882</text:p>
          </table:table-cell>
          <table:table-cell table:formula="of:==[.D380]=[.D379]" office:value-type="boolean" office:boolean-value="false" calcext:value-type="boolean">
            <text:p>FALSE</text:p>
          </table:table-cell>
          <table:table-cell table:formula="of:==[.E380]=[.E379]" office:value-type="boolean" office:boolean-value="false" calcext:value-type="boolean">
            <text:p>FALSE</text:p>
          </table:table-cell>
          <table:table-cell table:formula="of:==[.F380]=[.F379]" office:value-type="boolean" office:boolean-value="false" calcext:value-type="boolean">
            <text:p>FALSE</text:p>
          </table:table-cell>
          <table:table-cell table:formula="of:==[.G380]=[.G379]" office:value-type="boolean" office:boolean-value="false" calcext:value-type="boolean">
            <text:p>FALSE</text:p>
          </table:table-cell>
          <table:table-cell table:formula="of:==[.H380]=[.H379]" office:value-type="boolean" office:boolean-value="false" calcext:value-type="boolean">
            <text:p>FALSE</text:p>
          </table:table-cell>
          <table:table-cell table:formula="of:==[.I380]=[.I37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381]=[.D380]" office:value-type="boolean" office:boolean-value="false" calcext:value-type="boolean">
            <text:p>FALSE</text:p>
          </table:table-cell>
          <table:table-cell table:formula="of:==[.E381]=[.E380]" office:value-type="boolean" office:boolean-value="false" calcext:value-type="boolean">
            <text:p>FALSE</text:p>
          </table:table-cell>
          <table:table-cell table:formula="of:==[.F381]=[.F380]" office:value-type="boolean" office:boolean-value="false" calcext:value-type="boolean">
            <text:p>FALSE</text:p>
          </table:table-cell>
          <table:table-cell table:formula="of:==[.G381]=[.G380]" office:value-type="boolean" office:boolean-value="false" calcext:value-type="boolean">
            <text:p>FALSE</text:p>
          </table:table-cell>
          <table:table-cell table:formula="of:==[.H381]=[.H380]" office:value-type="boolean" office:boolean-value="false" calcext:value-type="boolean">
            <text:p>FALSE</text:p>
          </table:table-cell>
          <table:table-cell table:formula="of:==[.I381]=[.I38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tot:Cp</text:p>
          </table:table-cell>
          <table:table-cell office:value-type="float" office:value="0.243361262147653" calcext:value-type="float">
            <text:p>0.243361262147653</text:p>
          </table:table-cell>
          <table:table-cell office:value-type="float" office:value="0.242996146146151" calcext:value-type="float">
            <text:p>0.242996146146151</text:p>
          </table:table-cell>
          <table:table-cell office:value-type="float" office:value="0.242652493719588" calcext:value-type="float">
            <text:p>0.242652493719588</text:p>
          </table:table-cell>
          <table:table-cell office:value-type="float" office:value="0.242340424027247" calcext:value-type="float">
            <text:p>0.242340424027247</text:p>
          </table:table-cell>
          <table:table-cell office:value-type="float" office:value="0.242067308431965" calcext:value-type="float">
            <text:p>0.242067308431965</text:p>
          </table:table-cell>
          <table:table-cell office:value-type="float" office:value="0.241807182406094" calcext:value-type="float">
            <text:p>0.241807182406094</text:p>
          </table:table-cell>
          <table:table-cell table:formula="of:==[.D382]=[.D381]" office:value-type="boolean" office:boolean-value="false" calcext:value-type="boolean">
            <text:p>FALSE</text:p>
          </table:table-cell>
          <table:table-cell table:formula="of:==[.E382]=[.E381]" office:value-type="boolean" office:boolean-value="false" calcext:value-type="boolean">
            <text:p>FALSE</text:p>
          </table:table-cell>
          <table:table-cell table:formula="of:==[.F382]=[.F381]" office:value-type="boolean" office:boolean-value="false" calcext:value-type="boolean">
            <text:p>FALSE</text:p>
          </table:table-cell>
          <table:table-cell table:formula="of:==[.G382]=[.G381]" office:value-type="boolean" office:boolean-value="false" calcext:value-type="boolean">
            <text:p>FALSE</text:p>
          </table:table-cell>
          <table:table-cell table:formula="of:==[.H382]=[.H381]" office:value-type="boolean" office:boolean-value="false" calcext:value-type="boolean">
            <text:p>FALSE</text:p>
          </table:table-cell>
          <table:table-cell table:formula="of:==[.I382]=[.I38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tot:Cv</text:p>
          </table:table-cell>
          <table:table-cell office:value-type="float" office:value="0.174800474560789" calcext:value-type="float">
            <text:p>0.174800474560789</text:p>
          </table:table-cell>
          <table:table-cell office:value-type="float" office:value="0.174435355347716" calcext:value-type="float">
            <text:p>0.174435355347716</text:p>
          </table:table-cell>
          <table:table-cell office:value-type="float" office:value="0.174091700034843" calcext:value-type="float">
            <text:p>0.174091700034843</text:p>
          </table:table-cell>
          <table:table-cell office:value-type="float" office:value="0.173779627800836" calcext:value-type="float">
            <text:p>0.173779627800836</text:p>
          </table:table-cell>
          <table:table-cell office:value-type="float" office:value="0.17350651003517" calcext:value-type="float">
            <text:p>0.17350651003517</text:p>
          </table:table-cell>
          <table:table-cell office:value-type="float" office:value="0.173246381959643" calcext:value-type="float">
            <text:p>0.173246381959643</text:p>
          </table:table-cell>
          <table:table-cell table:formula="of:==[.D383]=[.D382]" office:value-type="boolean" office:boolean-value="false" calcext:value-type="boolean">
            <text:p>FALSE</text:p>
          </table:table-cell>
          <table:table-cell table:formula="of:==[.E383]=[.E382]" office:value-type="boolean" office:boolean-value="false" calcext:value-type="boolean">
            <text:p>FALSE</text:p>
          </table:table-cell>
          <table:table-cell table:formula="of:==[.F383]=[.F382]" office:value-type="boolean" office:boolean-value="false" calcext:value-type="boolean">
            <text:p>FALSE</text:p>
          </table:table-cell>
          <table:table-cell table:formula="of:==[.G383]=[.G382]" office:value-type="boolean" office:boolean-value="false" calcext:value-type="boolean">
            <text:p>FALSE</text:p>
          </table:table-cell>
          <table:table-cell table:formula="of:==[.H383]=[.H382]" office:value-type="boolean" office:boolean-value="false" calcext:value-type="boolean">
            <text:p>FALSE</text:p>
          </table:table-cell>
          <table:table-cell table:formula="of:==[.I383]=[.I38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tot:gamma</text:p>
          </table:table-cell>
          <table:table-cell office:value-type="float" office:value="1.39222310811851" calcext:value-type="float">
            <text:p>1.39222310811851</text:p>
          </table:table-cell>
          <table:table-cell office:value-type="float" office:value="1.39304410917785" calcext:value-type="float">
            <text:p>1.39304410917785</text:p>
          </table:table-cell>
          <table:table-cell office:value-type="float" office:value="1.39381999194293" calcext:value-type="float">
            <text:p>1.39381999194293</text:p>
          </table:table-cell>
          <table:table-cell office:value-type="float" office:value="1.39452722649087" calcext:value-type="float">
            <text:p>1.39452722649087</text:p>
          </table:table-cell>
          <table:table-cell office:value-type="float" office:value="1.39514826752169" calcext:value-type="float">
            <text:p>1.39514826752169</text:p>
          </table:table-cell>
          <table:table-cell office:value-type="float" office:value="1.395741591813" calcext:value-type="float">
            <text:p>1.395741591813</text:p>
          </table:table-cell>
          <table:table-cell table:formula="of:==[.D384]=[.D383]" office:value-type="boolean" office:boolean-value="false" calcext:value-type="boolean">
            <text:p>FALSE</text:p>
          </table:table-cell>
          <table:table-cell table:formula="of:==[.E384]=[.E383]" office:value-type="boolean" office:boolean-value="false" calcext:value-type="boolean">
            <text:p>FALSE</text:p>
          </table:table-cell>
          <table:table-cell table:formula="of:==[.F384]=[.F383]" office:value-type="boolean" office:boolean-value="false" calcext:value-type="boolean">
            <text:p>FALSE</text:p>
          </table:table-cell>
          <table:table-cell table:formula="of:==[.G384]=[.G383]" office:value-type="boolean" office:boolean-value="false" calcext:value-type="boolean">
            <text:p>FALSE</text:p>
          </table:table-cell>
          <table:table-cell table:formula="of:==[.H384]=[.H383]" office:value-type="boolean" office:boolean-value="false" calcext:value-type="boolean">
            <text:p>FALSE</text:p>
          </table:table-cell>
          <table:table-cell table:formula="of:==[.I384]=[.I38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tot:h</text:p>
          </table:table-cell>
          <table:table-cell office:value-type="float" office:value="59.2691935501112" calcext:value-type="float">
            <text:p>59.2691935501112</text:p>
          </table:table-cell>
          <table:table-cell office:value-type="float" office:value="54.8207551029167" calcext:value-type="float">
            <text:p>54.8207551029167</text:p>
          </table:table-cell>
          <table:table-cell office:value-type="float" office:value="50.42516241908" calcext:value-type="float">
            <text:p>50.42516241908</text:p>
          </table:table-cell>
          <table:table-cell office:value-type="float" office:value="46.2234156555574" calcext:value-type="float">
            <text:p>46.2234156555574</text:p>
          </table:table-cell>
          <table:table-cell office:value-type="float" office:value="42.3494981027241" calcext:value-type="float">
            <text:p>42.3494981027241</text:p>
          </table:table-cell>
          <table:table-cell office:value-type="float" office:value="38.4551887999479" calcext:value-type="float">
            <text:p>38.4551887999479</text:p>
          </table:table-cell>
          <table:table-cell table:formula="of:==[.D385]=[.D384]" office:value-type="boolean" office:boolean-value="false" calcext:value-type="boolean">
            <text:p>FALSE</text:p>
          </table:table-cell>
          <table:table-cell table:formula="of:==[.E385]=[.E384]" office:value-type="boolean" office:boolean-value="false" calcext:value-type="boolean">
            <text:p>FALSE</text:p>
          </table:table-cell>
          <table:table-cell table:formula="of:==[.F385]=[.F384]" office:value-type="boolean" office:boolean-value="false" calcext:value-type="boolean">
            <text:p>FALSE</text:p>
          </table:table-cell>
          <table:table-cell table:formula="of:==[.G385]=[.G384]" office:value-type="boolean" office:boolean-value="false" calcext:value-type="boolean">
            <text:p>FALSE</text:p>
          </table:table-cell>
          <table:table-cell table:formula="of:==[.H385]=[.H384]" office:value-type="boolean" office:boolean-value="false" calcext:value-type="boolean">
            <text:p>FALSE</text:p>
          </table:table-cell>
          <table:table-cell table:formula="of:==[.I385]=[.I38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tot:P</text:p>
          </table:table-cell>
          <table:table-cell office:value-type="float" office:value="33.1152417817757" calcext:value-type="float">
            <text:p>33.1152417817757</text:p>
          </table:table-cell>
          <table:table-cell office:value-type="float" office:value="30.970322921014" calcext:value-type="float">
            <text:p>30.970322921014</text:p>
          </table:table-cell>
          <table:table-cell office:value-type="float" office:value="28.8571634291533" calcext:value-type="float">
            <text:p>28.8571634291533</text:p>
          </table:table-cell>
          <table:table-cell office:value-type="float" office:value="26.7399406744238" calcext:value-type="float">
            <text:p>26.7399406744238</text:p>
          </table:table-cell>
          <table:table-cell office:value-type="float" office:value="24.8607946651875" calcext:value-type="float">
            <text:p>24.8607946651875</text:p>
          </table:table-cell>
          <table:table-cell office:value-type="float" office:value="22.9825466749528" calcext:value-type="float">
            <text:p>22.9825466749528</text:p>
          </table:table-cell>
          <table:table-cell table:formula="of:==[.D386]=[.D385]" office:value-type="boolean" office:boolean-value="false" calcext:value-type="boolean">
            <text:p>FALSE</text:p>
          </table:table-cell>
          <table:table-cell table:formula="of:==[.E386]=[.E385]" office:value-type="boolean" office:boolean-value="false" calcext:value-type="boolean">
            <text:p>FALSE</text:p>
          </table:table-cell>
          <table:table-cell table:formula="of:==[.F386]=[.F385]" office:value-type="boolean" office:boolean-value="false" calcext:value-type="boolean">
            <text:p>FALSE</text:p>
          </table:table-cell>
          <table:table-cell table:formula="of:==[.G386]=[.G385]" office:value-type="boolean" office:boolean-value="false" calcext:value-type="boolean">
            <text:p>FALSE</text:p>
          </table:table-cell>
          <table:table-cell table:formula="of:==[.H386]=[.H385]" office:value-type="boolean" office:boolean-value="false" calcext:value-type="boolean">
            <text:p>FALSE</text:p>
          </table:table-cell>
          <table:table-cell table:formula="of:==[.I386]=[.I38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tot:R</text:p>
          </table:table-cell>
          <table:table-cell office:value-type="float" office:value="0.068560753479432" calcext:value-type="float">
            <text:p>0.068560753479432</text:p>
          </table:table-cell>
          <table:table-cell office:value-type="float" office:value="0.0685607535946264" calcext:value-type="float">
            <text:p>0.0685607535946264</text:p>
          </table:table-cell>
          <table:table-cell office:value-type="float" office:value="0.0685607536874294" calcext:value-type="float">
            <text:p>0.0685607536874294</text:p>
          </table:table-cell>
          <table:table-cell office:value-type="float" office:value="0.0685607537597813" calcext:value-type="float">
            <text:p>0.0685607537597813</text:p>
          </table:table-cell>
          <table:table-cell office:value-type="float" office:value="0.0685607538136008" calcext:value-type="float">
            <text:p>0.0685607538136008</text:p>
          </table:table-cell>
          <table:table-cell office:value-type="float" office:value="0.0685607538573201" calcext:value-type="float">
            <text:p>0.0685607538573201</text:p>
          </table:table-cell>
          <table:table-cell table:formula="of:==[.D387]=[.D386]" office:value-type="boolean" office:boolean-value="false" calcext:value-type="boolean">
            <text:p>FALSE</text:p>
          </table:table-cell>
          <table:table-cell table:formula="of:==[.E387]=[.E386]" office:value-type="boolean" office:boolean-value="false" calcext:value-type="boolean">
            <text:p>FALSE</text:p>
          </table:table-cell>
          <table:table-cell table:formula="of:==[.F387]=[.F386]" office:value-type="boolean" office:boolean-value="false" calcext:value-type="boolean">
            <text:p>FALSE</text:p>
          </table:table-cell>
          <table:table-cell table:formula="of:==[.G387]=[.G386]" office:value-type="boolean" office:boolean-value="false" calcext:value-type="boolean">
            <text:p>FALSE</text:p>
          </table:table-cell>
          <table:table-cell table:formula="of:==[.H387]=[.H386]" office:value-type="boolean" office:boolean-value="false" calcext:value-type="boolean">
            <text:p>FALSE</text:p>
          </table:table-cell>
          <table:table-cell table:formula="of:==[.I387]=[.I38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tot:rho</text:p>
          </table:table-cell>
          <table:table-cell office:value-type="float" office:value="0.113146221493492" calcext:value-type="float">
            <text:p>0.113146221493492</text:p>
          </table:table-cell>
          <table:table-cell office:value-type="float" office:value="0.108326166456914" calcext:value-type="float">
            <text:p>0.108326166456914</text:p>
          </table:table-cell>
          <table:table-cell office:value-type="float" office:value="0.103359617969849" calcext:value-type="float">
            <text:p>0.103359617969849</text:p>
          </table:table-cell>
          <table:table-cell office:value-type="float" office:value="0.0980303738910432" calcext:value-type="float">
            <text:p>0.0980303738910432</text:p>
          </table:table-cell>
          <table:table-cell office:value-type="float" office:value="0.0931653704873112" calcext:value-type="float">
            <text:p>0.0931653704873112</text:p>
          </table:table-cell>
          <table:table-cell office:value-type="float" office:value="0.0880955684877131" calcext:value-type="float">
            <text:p>0.0880955684877131</text:p>
          </table:table-cell>
          <table:table-cell table:formula="of:==[.D388]=[.D387]" office:value-type="boolean" office:boolean-value="false" calcext:value-type="boolean">
            <text:p>FALSE</text:p>
          </table:table-cell>
          <table:table-cell table:formula="of:==[.E388]=[.E387]" office:value-type="boolean" office:boolean-value="false" calcext:value-type="boolean">
            <text:p>FALSE</text:p>
          </table:table-cell>
          <table:table-cell table:formula="of:==[.F388]=[.F387]" office:value-type="boolean" office:boolean-value="false" calcext:value-type="boolean">
            <text:p>FALSE</text:p>
          </table:table-cell>
          <table:table-cell table:formula="of:==[.G388]=[.G387]" office:value-type="boolean" office:boolean-value="false" calcext:value-type="boolean">
            <text:p>FALSE</text:p>
          </table:table-cell>
          <table:table-cell table:formula="of:==[.H388]=[.H387]" office:value-type="boolean" office:boolean-value="false" calcext:value-type="boolean">
            <text:p>FALSE</text:p>
          </table:table-cell>
          <table:table-cell table:formula="of:==[.I388]=[.I38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tot:S</text:p>
          </table:table-cell>
          <table:table-cell office:value-type="float" office:value="1.67703886452385" calcext:value-type="float">
            <text:p>1.67703886452385</text:p>
          </table:table-cell>
          <table:table-cell office:value-type="float" office:value="1.67593249451684" calcext:value-type="float">
            <text:p>1.67593249451684</text:p>
          </table:table-cell>
          <table:table-cell office:value-type="float" office:value="1.6750136074325" calcext:value-type="float">
            <text:p>1.6750136074325</text:p>
          </table:table-cell>
          <table:table-cell office:value-type="float" office:value="1.67459694595518" calcext:value-type="float">
            <text:p>1.67459694595518</text:p>
          </table:table-cell>
          <table:table-cell office:value-type="float" office:value="1.67427288408963" calcext:value-type="float">
            <text:p>1.67427288408963</text:p>
          </table:table-cell>
          <table:table-cell office:value-type="float" office:value="1.67419047251655" calcext:value-type="float">
            <text:p>1.67419047251655</text:p>
          </table:table-cell>
          <table:table-cell table:formula="of:==[.D389]=[.D388]" office:value-type="boolean" office:boolean-value="false" calcext:value-type="boolean">
            <text:p>FALSE</text:p>
          </table:table-cell>
          <table:table-cell table:formula="of:==[.E389]=[.E388]" office:value-type="boolean" office:boolean-value="false" calcext:value-type="boolean">
            <text:p>FALSE</text:p>
          </table:table-cell>
          <table:table-cell table:formula="of:==[.F389]=[.F388]" office:value-type="boolean" office:boolean-value="false" calcext:value-type="boolean">
            <text:p>FALSE</text:p>
          </table:table-cell>
          <table:table-cell table:formula="of:==[.G389]=[.G388]" office:value-type="boolean" office:boolean-value="false" calcext:value-type="boolean">
            <text:p>FALSE</text:p>
          </table:table-cell>
          <table:table-cell table:formula="of:==[.H389]=[.H388]" office:value-type="boolean" office:boolean-value="false" calcext:value-type="boolean">
            <text:p>FALSE</text:p>
          </table:table-cell>
          <table:table-cell table:formula="of:==[.I389]=[.I38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lpc_duct.flow_in.Fl_I:tot:T</text:p>
          </table:table-cell>
          <table:table-cell office:value-type="float" office:value="789.952019243812" calcext:value-type="float">
            <text:p>789.952019243812</text:p>
          </table:table-cell>
          <table:table-cell office:value-type="float" office:value="771.658594025684" calcext:value-type="float">
            <text:p>771.658594025684</text:p>
          </table:table-cell>
          <table:table-cell office:value-type="float" office:value="753.556084531557" calcext:value-type="float">
            <text:p>753.556084531557</text:p>
          </table:table-cell>
          <table:table-cell office:value-type="float" office:value="736.228486153996" calcext:value-type="float">
            <text:p>736.228486153996</text:p>
          </table:table-cell>
          <table:table-cell office:value-type="float" office:value="720.233516570098" calcext:value-type="float">
            <text:p>720.233516570098</text:p>
          </table:table-cell>
          <table:table-cell office:value-type="float" office:value="704.136609152243" calcext:value-type="float">
            <text:p>704.136609152243</text:p>
          </table:table-cell>
          <table:table-cell table:formula="of:==[.D390]=[.D389]" office:value-type="boolean" office:boolean-value="false" calcext:value-type="boolean">
            <text:p>FALSE</text:p>
          </table:table-cell>
          <table:table-cell table:formula="of:==[.E390]=[.E389]" office:value-type="boolean" office:boolean-value="false" calcext:value-type="boolean">
            <text:p>FALSE</text:p>
          </table:table-cell>
          <table:table-cell table:formula="of:==[.F390]=[.F389]" office:value-type="boolean" office:boolean-value="false" calcext:value-type="boolean">
            <text:p>FALSE</text:p>
          </table:table-cell>
          <table:table-cell table:formula="of:==[.G390]=[.G389]" office:value-type="boolean" office:boolean-value="false" calcext:value-type="boolean">
            <text:p>FALSE</text:p>
          </table:table-cell>
          <table:table-cell table:formula="of:==[.H390]=[.H389]" office:value-type="boolean" office:boolean-value="false" calcext:value-type="boolean">
            <text:p>FALSE</text:p>
          </table:table-cell>
          <table:table-cell table:formula="of:==[.I390]=[.I38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391]=[.D390]" office:value-type="boolean" office:boolean-value="false" calcext:value-type="boolean">
            <text:p>FALSE</text:p>
          </table:table-cell>
          <table:table-cell table:formula="of:==[.E391]=[.E390]" office:value-type="boolean" office:boolean-value="false" calcext:value-type="boolean">
            <text:p>FALSE</text:p>
          </table:table-cell>
          <table:table-cell table:formula="of:==[.F391]=[.F390]" office:value-type="boolean" office:boolean-value="false" calcext:value-type="boolean">
            <text:p>FALSE</text:p>
          </table:table-cell>
          <table:table-cell table:formula="of:==[.G391]=[.G390]" office:value-type="boolean" office:boolean-value="false" calcext:value-type="boolean">
            <text:p>FALSE</text:p>
          </table:table-cell>
          <table:table-cell table:formula="of:==[.H391]=[.H390]" office:value-type="boolean" office:boolean-value="false" calcext:value-type="boolean">
            <text:p>FALSE</text:p>
          </table:table-cell>
          <table:table-cell table:formula="of:==[.I391]=[.I39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area</text:p>
          </table:table-cell>
          <table:table-cell table:number-columns-repeated="6" office:value-type="float" office:value="86.875789352011" calcext:value-type="float">
            <text:p>86.875789352011</text:p>
          </table:table-cell>
          <table:table-cell table:formula="of:==[.D392]=[.D391]" office:value-type="boolean" office:boolean-value="false" calcext:value-type="boolean">
            <text:p>FALSE</text:p>
          </table:table-cell>
          <table:table-cell table:formula="of:==[.E392]=[.E391]" office:value-type="boolean" office:boolean-value="false" calcext:value-type="boolean">
            <text:p>FALSE</text:p>
          </table:table-cell>
          <table:table-cell table:formula="of:==[.F392]=[.F391]" office:value-type="boolean" office:boolean-value="false" calcext:value-type="boolean">
            <text:p>FALSE</text:p>
          </table:table-cell>
          <table:table-cell table:formula="of:==[.G392]=[.G391]" office:value-type="boolean" office:boolean-value="false" calcext:value-type="boolean">
            <text:p>FALSE</text:p>
          </table:table-cell>
          <table:table-cell table:formula="of:==[.H392]=[.H391]" office:value-type="boolean" office:boolean-value="false" calcext:value-type="boolean">
            <text:p>FALSE</text:p>
          </table:table-cell>
          <table:table-cell table:formula="of:==[.I392]=[.I39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Cp</text:p>
          </table:table-cell>
          <table:table-cell office:value-type="float" office:value="0.240848628731692" calcext:value-type="float">
            <text:p>0.240848628731692</text:p>
          </table:table-cell>
          <table:table-cell office:value-type="float" office:value="0.240727929661009" calcext:value-type="float">
            <text:p>0.240727929661009</text:p>
          </table:table-cell>
          <table:table-cell office:value-type="float" office:value="0.240613536960879" calcext:value-type="float">
            <text:p>0.240613536960879</text:p>
          </table:table-cell>
          <table:table-cell office:value-type="float" office:value="0.240507171854667" calcext:value-type="float">
            <text:p>0.240507171854667</text:p>
          </table:table-cell>
          <table:table-cell office:value-type="float" office:value="0.240408798716253" calcext:value-type="float">
            <text:p>0.240408798716253</text:p>
          </table:table-cell>
          <table:table-cell office:value-type="float" office:value="0.240316943650968" calcext:value-type="float">
            <text:p>0.240316943650968</text:p>
          </table:table-cell>
          <table:table-cell table:formula="of:==[.D393]=[.D392]" office:value-type="boolean" office:boolean-value="false" calcext:value-type="boolean">
            <text:p>FALSE</text:p>
          </table:table-cell>
          <table:table-cell table:formula="of:==[.E393]=[.E392]" office:value-type="boolean" office:boolean-value="false" calcext:value-type="boolean">
            <text:p>FALSE</text:p>
          </table:table-cell>
          <table:table-cell table:formula="of:==[.F393]=[.F392]" office:value-type="boolean" office:boolean-value="false" calcext:value-type="boolean">
            <text:p>FALSE</text:p>
          </table:table-cell>
          <table:table-cell table:formula="of:==[.G393]=[.G392]" office:value-type="boolean" office:boolean-value="false" calcext:value-type="boolean">
            <text:p>FALSE</text:p>
          </table:table-cell>
          <table:table-cell table:formula="of:==[.H393]=[.H392]" office:value-type="boolean" office:boolean-value="false" calcext:value-type="boolean">
            <text:p>FALSE</text:p>
          </table:table-cell>
          <table:table-cell table:formula="of:==[.I393]=[.I39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Cv</text:p>
          </table:table-cell>
          <table:table-cell office:value-type="float" office:value="0.172287821825515" calcext:value-type="float">
            <text:p>0.172287821825515</text:p>
          </table:table-cell>
          <table:table-cell office:value-type="float" office:value="0.172167121804099" calcext:value-type="float">
            <text:p>0.172167121804099</text:p>
          </table:table-cell>
          <table:table-cell office:value-type="float" office:value="0.172052728118087" calcext:value-type="float">
            <text:p>0.172052728118087</text:p>
          </table:table-cell>
          <table:table-cell office:value-type="float" office:value="0.171946362006077" calcext:value-type="float">
            <text:p>0.171946362006077</text:p>
          </table:table-cell>
          <table:table-cell office:value-type="float" office:value="0.171847987845066" calcext:value-type="float">
            <text:p>0.171847987845066</text:p>
          </table:table-cell>
          <table:table-cell office:value-type="float" office:value="0.171756131727679" calcext:value-type="float">
            <text:p>0.171756131727679</text:p>
          </table:table-cell>
          <table:table-cell table:formula="of:==[.D394]=[.D393]" office:value-type="boolean" office:boolean-value="false" calcext:value-type="boolean">
            <text:p>FALSE</text:p>
          </table:table-cell>
          <table:table-cell table:formula="of:==[.E394]=[.E393]" office:value-type="boolean" office:boolean-value="false" calcext:value-type="boolean">
            <text:p>FALSE</text:p>
          </table:table-cell>
          <table:table-cell table:formula="of:==[.F394]=[.F393]" office:value-type="boolean" office:boolean-value="false" calcext:value-type="boolean">
            <text:p>FALSE</text:p>
          </table:table-cell>
          <table:table-cell table:formula="of:==[.G394]=[.G393]" office:value-type="boolean" office:boolean-value="false" calcext:value-type="boolean">
            <text:p>FALSE</text:p>
          </table:table-cell>
          <table:table-cell table:formula="of:==[.H394]=[.H393]" office:value-type="boolean" office:boolean-value="false" calcext:value-type="boolean">
            <text:p>FALSE</text:p>
          </table:table-cell>
          <table:table-cell table:formula="of:==[.I394]=[.I39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gamma</text:p>
          </table:table-cell>
          <table:table-cell office:value-type="float" office:value="1.39794342272415" calcext:value-type="float">
            <text:p>1.39794342272415</text:p>
          </table:table-cell>
          <table:table-cell office:value-type="float" office:value="1.39822241171214" calcext:value-type="float">
            <text:p>1.39822241171214</text:p>
          </table:table-cell>
          <table:table-cell office:value-type="float" office:value="1.3984871858693" calcext:value-type="float">
            <text:p>1.3984871858693</text:p>
          </table:table-cell>
          <table:table-cell office:value-type="float" office:value="1.39873369610985" calcext:value-type="float">
            <text:p>1.39873369610985</text:p>
          </table:table-cell>
          <table:table-cell office:value-type="float" office:value="1.39896195665849" calcext:value-type="float">
            <text:p>1.39896195665849</text:p>
          </table:table-cell>
          <table:table-cell office:value-type="float" office:value="1.39917532982071" calcext:value-type="float">
            <text:p>1.39917532982071</text:p>
          </table:table-cell>
          <table:table-cell table:formula="of:==[.D395]=[.D394]" office:value-type="boolean" office:boolean-value="false" calcext:value-type="boolean">
            <text:p>FALSE</text:p>
          </table:table-cell>
          <table:table-cell table:formula="of:==[.E395]=[.E394]" office:value-type="boolean" office:boolean-value="false" calcext:value-type="boolean">
            <text:p>FALSE</text:p>
          </table:table-cell>
          <table:table-cell table:formula="of:==[.F395]=[.F394]" office:value-type="boolean" office:boolean-value="false" calcext:value-type="boolean">
            <text:p>FALSE</text:p>
          </table:table-cell>
          <table:table-cell table:formula="of:==[.G395]=[.G394]" office:value-type="boolean" office:boolean-value="false" calcext:value-type="boolean">
            <text:p>FALSE</text:p>
          </table:table-cell>
          <table:table-cell table:formula="of:==[.H395]=[.H394]" office:value-type="boolean" office:boolean-value="false" calcext:value-type="boolean">
            <text:p>FALSE</text:p>
          </table:table-cell>
          <table:table-cell table:formula="of:==[.I395]=[.I39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h</text:p>
          </table:table-cell>
          <table:table-cell office:value-type="float" office:value="21.5118974810783" calcext:value-type="float">
            <text:p>21.5118974810783</text:p>
          </table:table-cell>
          <table:table-cell office:value-type="float" office:value="18.9381577282519" calcext:value-type="float">
            <text:p>18.9381577282519</text:p>
          </table:table-cell>
          <table:table-cell office:value-type="float" office:value="16.3591867836439" calcext:value-type="float">
            <text:p>16.3591867836439</text:p>
          </table:table-cell>
          <table:table-cell office:value-type="float" office:value="13.8176973274681" calcext:value-type="float">
            <text:p>13.8176973274681</text:p>
          </table:table-cell>
          <table:table-cell office:value-type="float" office:value="11.321798188925" calcext:value-type="float">
            <text:p>11.321798188925</text:p>
          </table:table-cell>
          <table:table-cell office:value-type="float" office:value="8.84180540767707" calcext:value-type="float">
            <text:p>8.84180540767707</text:p>
          </table:table-cell>
          <table:table-cell table:formula="of:==[.D396]=[.D395]" office:value-type="boolean" office:boolean-value="false" calcext:value-type="boolean">
            <text:p>FALSE</text:p>
          </table:table-cell>
          <table:table-cell table:formula="of:==[.E396]=[.E395]" office:value-type="boolean" office:boolean-value="false" calcext:value-type="boolean">
            <text:p>FALSE</text:p>
          </table:table-cell>
          <table:table-cell table:formula="of:==[.F396]=[.F395]" office:value-type="boolean" office:boolean-value="false" calcext:value-type="boolean">
            <text:p>FALSE</text:p>
          </table:table-cell>
          <table:table-cell table:formula="of:==[.G396]=[.G395]" office:value-type="boolean" office:boolean-value="false" calcext:value-type="boolean">
            <text:p>FALSE</text:p>
          </table:table-cell>
          <table:table-cell table:formula="of:==[.H396]=[.H395]" office:value-type="boolean" office:boolean-value="false" calcext:value-type="boolean">
            <text:p>FALSE</text:p>
          </table:table-cell>
          <table:table-cell table:formula="of:==[.I396]=[.I39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MN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305206029723524" calcext:value-type="float">
            <text:p>0.305206029723524</text:p>
          </table:table-cell>
          <table:table-cell office:value-type="float" office:value="0.29801139458571" calcext:value-type="float">
            <text:p>0.29801139458571</text:p>
          </table:table-cell>
          <table:table-cell office:value-type="float" office:value="0.290957069829322" calcext:value-type="float">
            <text:p>0.290957069829322</text:p>
          </table:table-cell>
          <table:table-cell office:value-type="float" office:value="0.284296308843627" calcext:value-type="float">
            <text:p>0.284296308843627</text:p>
          </table:table-cell>
          <table:table-cell office:value-type="float" office:value="0.277310569102843" calcext:value-type="float">
            <text:p>0.277310569102843</text:p>
          </table:table-cell>
          <table:table-cell table:formula="of:==[.D397]=[.D396]" office:value-type="boolean" office:boolean-value="false" calcext:value-type="boolean">
            <text:p>FALSE</text:p>
          </table:table-cell>
          <table:table-cell table:formula="of:==[.E397]=[.E396]" office:value-type="boolean" office:boolean-value="false" calcext:value-type="boolean">
            <text:p>FALSE</text:p>
          </table:table-cell>
          <table:table-cell table:formula="of:==[.F397]=[.F396]" office:value-type="boolean" office:boolean-value="false" calcext:value-type="boolean">
            <text:p>FALSE</text:p>
          </table:table-cell>
          <table:table-cell table:formula="of:==[.G397]=[.G396]" office:value-type="boolean" office:boolean-value="false" calcext:value-type="boolean">
            <text:p>FALSE</text:p>
          </table:table-cell>
          <table:table-cell table:formula="of:==[.H397]=[.H396]" office:value-type="boolean" office:boolean-value="false" calcext:value-type="boolean">
            <text:p>FALSE</text:p>
          </table:table-cell>
          <table:table-cell table:formula="of:==[.I397]=[.I39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P</text:p>
          </table:table-cell>
          <table:table-cell office:value-type="float" office:value="15.9978328406469" calcext:value-type="float">
            <text:p>15.9978328406469</text:p>
          </table:table-cell>
          <table:table-cell office:value-type="float" office:value="15.2547939559244" calcext:value-type="float">
            <text:p>15.2547939559244</text:p>
          </table:table-cell>
          <table:table-cell office:value-type="float" office:value="14.5061425547923" calcext:value-type="float">
            <text:p>14.5061425547923</text:p>
          </table:table-cell>
          <table:table-cell office:value-type="float" office:value="13.7000977370955" calcext:value-type="float">
            <text:p>13.7000977370955</text:p>
          </table:table-cell>
          <table:table-cell office:value-type="float" office:value="12.9400607373182" calcext:value-type="float">
            <text:p>12.9400607373182</text:p>
          </table:table-cell>
          <table:table-cell office:value-type="float" office:value="12.1735953477493" calcext:value-type="float">
            <text:p>12.1735953477493</text:p>
          </table:table-cell>
          <table:table-cell table:formula="of:==[.D398]=[.D397]" office:value-type="boolean" office:boolean-value="false" calcext:value-type="boolean">
            <text:p>FALSE</text:p>
          </table:table-cell>
          <table:table-cell table:formula="of:==[.E398]=[.E397]" office:value-type="boolean" office:boolean-value="false" calcext:value-type="boolean">
            <text:p>FALSE</text:p>
          </table:table-cell>
          <table:table-cell table:formula="of:==[.F398]=[.F397]" office:value-type="boolean" office:boolean-value="false" calcext:value-type="boolean">
            <text:p>FALSE</text:p>
          </table:table-cell>
          <table:table-cell table:formula="of:==[.G398]=[.G397]" office:value-type="boolean" office:boolean-value="false" calcext:value-type="boolean">
            <text:p>FALSE</text:p>
          </table:table-cell>
          <table:table-cell table:formula="of:==[.H398]=[.H397]" office:value-type="boolean" office:boolean-value="false" calcext:value-type="boolean">
            <text:p>FALSE</text:p>
          </table:table-cell>
          <table:table-cell table:formula="of:==[.I398]=[.I39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399]=[.D398]" office:value-type="boolean" office:boolean-value="false" calcext:value-type="boolean">
            <text:p>FALSE</text:p>
          </table:table-cell>
          <table:table-cell table:formula="of:==[.E399]=[.E398]" office:value-type="boolean" office:boolean-value="false" calcext:value-type="boolean">
            <text:p>FALSE</text:p>
          </table:table-cell>
          <table:table-cell table:formula="of:==[.F399]=[.F398]" office:value-type="boolean" office:boolean-value="false" calcext:value-type="boolean">
            <text:p>FALSE</text:p>
          </table:table-cell>
          <table:table-cell table:formula="of:==[.G399]=[.G398]" office:value-type="boolean" office:boolean-value="false" calcext:value-type="boolean">
            <text:p>FALSE</text:p>
          </table:table-cell>
          <table:table-cell table:formula="of:==[.H399]=[.H398]" office:value-type="boolean" office:boolean-value="false" calcext:value-type="boolean">
            <text:p>FALSE</text:p>
          </table:table-cell>
          <table:table-cell table:formula="of:==[.I399]=[.I39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rho</text:p>
          </table:table-cell>
          <table:table-cell office:value-type="float" office:value="0.0681146307758504" calcext:value-type="float">
            <text:p>0.0681146307758504</text:p>
          </table:table-cell>
          <table:table-cell office:value-type="float" office:value="0.0660649606462718" calcext:value-type="float">
            <text:p>0.0660649606462718</text:p>
          </table:table-cell>
          <table:table-cell office:value-type="float" office:value="0.0639218382818483" calcext:value-type="float">
            <text:p>0.0639218382818483</text:p>
          </table:table-cell>
          <table:table-cell office:value-type="float" office:value="0.0614295792412155" calcext:value-type="float">
            <text:p>0.0614295792412155</text:p>
          </table:table-cell>
          <table:table-cell office:value-type="float" office:value="0.0590397699580389" calcext:value-type="float">
            <text:p>0.0590397699580389</text:p>
          </table:table-cell>
          <table:table-cell office:value-type="float" office:value="0.0565287052622385" calcext:value-type="float">
            <text:p>0.0565287052622385</text:p>
          </table:table-cell>
          <table:table-cell table:formula="of:==[.D400]=[.D399]" office:value-type="boolean" office:boolean-value="false" calcext:value-type="boolean">
            <text:p>FALSE</text:p>
          </table:table-cell>
          <table:table-cell table:formula="of:==[.E400]=[.E399]" office:value-type="boolean" office:boolean-value="false" calcext:value-type="boolean">
            <text:p>FALSE</text:p>
          </table:table-cell>
          <table:table-cell table:formula="of:==[.F400]=[.F399]" office:value-type="boolean" office:boolean-value="false" calcext:value-type="boolean">
            <text:p>FALSE</text:p>
          </table:table-cell>
          <table:table-cell table:formula="of:==[.G400]=[.G399]" office:value-type="boolean" office:boolean-value="false" calcext:value-type="boolean">
            <text:p>FALSE</text:p>
          </table:table-cell>
          <table:table-cell table:formula="of:==[.H400]=[.H399]" office:value-type="boolean" office:boolean-value="false" calcext:value-type="boolean">
            <text:p>FALSE</text:p>
          </table:table-cell>
          <table:table-cell table:formula="of:==[.I400]=[.I39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S</text:p>
          </table:table-cell>
          <table:table-cell office:value-type="float" office:value="1.67368113464419" calcext:value-type="float">
            <text:p>1.67368113464419</text:p>
          </table:table-cell>
          <table:table-cell office:value-type="float" office:value="1.67284718230111" calcext:value-type="float">
            <text:p>1.67284718230111</text:p>
          </table:table-cell>
          <table:table-cell office:value-type="float" office:value="1.67212320837496" calcext:value-type="float">
            <text:p>1.67212320837496</text:p>
          </table:table-cell>
          <table:table-cell office:value-type="float" office:value="1.67185729243211" calcext:value-type="float">
            <text:p>1.67185729243211</text:p>
          </table:table-cell>
          <table:table-cell office:value-type="float" office:value="1.67158786133584" calcext:value-type="float">
            <text:p>1.67158786133584</text:p>
          </table:table-cell>
          <table:table-cell office:value-type="float" office:value="1.67154486416553" calcext:value-type="float">
            <text:p>1.67154486416553</text:p>
          </table:table-cell>
          <table:table-cell table:formula="of:==[.D401]=[.D400]" office:value-type="boolean" office:boolean-value="false" calcext:value-type="boolean">
            <text:p>FALSE</text:p>
          </table:table-cell>
          <table:table-cell table:formula="of:==[.E401]=[.E400]" office:value-type="boolean" office:boolean-value="false" calcext:value-type="boolean">
            <text:p>FALSE</text:p>
          </table:table-cell>
          <table:table-cell table:formula="of:==[.F401]=[.F400]" office:value-type="boolean" office:boolean-value="false" calcext:value-type="boolean">
            <text:p>FALSE</text:p>
          </table:table-cell>
          <table:table-cell table:formula="of:==[.G401]=[.G400]" office:value-type="boolean" office:boolean-value="false" calcext:value-type="boolean">
            <text:p>FALSE</text:p>
          </table:table-cell>
          <table:table-cell table:formula="of:==[.H401]=[.H400]" office:value-type="boolean" office:boolean-value="false" calcext:value-type="boolean">
            <text:p>FALSE</text:p>
          </table:table-cell>
          <table:table-cell table:formula="of:==[.I401]=[.I40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T</text:p>
          </table:table-cell>
          <table:table-cell office:value-type="float" office:value="633.918729886002" calcext:value-type="float">
            <text:p>633.918729886002</text:p>
          </table:table-cell>
          <table:table-cell office:value-type="float" office:value="623.229498995501" calcext:value-type="float">
            <text:p>623.229498995501</text:p>
          </table:table-cell>
          <table:table-cell office:value-type="float" office:value="612.513296627247" calcext:value-type="float">
            <text:p>612.513296627247</text:p>
          </table:table-cell>
          <table:table-cell office:value-type="float" office:value="601.94797907083" calcext:value-type="float">
            <text:p>601.94797907083</text:p>
          </table:table-cell>
          <table:table-cell office:value-type="float" office:value="591.567755719739" calcext:value-type="float">
            <text:p>591.567755719739</text:p>
          </table:table-cell>
          <table:table-cell office:value-type="float" office:value="581.249589409714" calcext:value-type="float">
            <text:p>581.249589409714</text:p>
          </table:table-cell>
          <table:table-cell table:formula="of:==[.D402]=[.D401]" office:value-type="boolean" office:boolean-value="false" calcext:value-type="boolean">
            <text:p>FALSE</text:p>
          </table:table-cell>
          <table:table-cell table:formula="of:==[.E402]=[.E401]" office:value-type="boolean" office:boolean-value="false" calcext:value-type="boolean">
            <text:p>FALSE</text:p>
          </table:table-cell>
          <table:table-cell table:formula="of:==[.F402]=[.F401]" office:value-type="boolean" office:boolean-value="false" calcext:value-type="boolean">
            <text:p>FALSE</text:p>
          </table:table-cell>
          <table:table-cell table:formula="of:==[.G402]=[.G401]" office:value-type="boolean" office:boolean-value="false" calcext:value-type="boolean">
            <text:p>FALSE</text:p>
          </table:table-cell>
          <table:table-cell table:formula="of:==[.H402]=[.H401]" office:value-type="boolean" office:boolean-value="false" calcext:value-type="boolean">
            <text:p>FALSE</text:p>
          </table:table-cell>
          <table:table-cell table:formula="of:==[.I402]=[.I40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V</text:p>
          </table:table-cell>
          <table:table-cell office:value-type="float" office:value="384.93113728757" calcext:value-type="float">
            <text:p>384.93113728757</text:p>
          </table:table-cell>
          <table:table-cell office:value-type="float" office:value="373.278455394743" calcext:value-type="float">
            <text:p>373.278455394743</text:p>
          </table:table-cell>
          <table:table-cell office:value-type="float" office:value="361.366226519274" calcext:value-type="float">
            <text:p>361.366226519274</text:p>
          </table:table-cell>
          <table:table-cell office:value-type="float" office:value="349.786946439203" calcext:value-type="float">
            <text:p>349.786946439203</text:p>
          </table:table-cell>
          <table:table-cell office:value-type="float" office:value="338.847359039057" calcext:value-type="float">
            <text:p>338.847359039057</text:p>
          </table:table-cell>
          <table:table-cell office:value-type="float" office:value="327.651006183291" calcext:value-type="float">
            <text:p>327.651006183291</text:p>
          </table:table-cell>
          <table:table-cell table:formula="of:==[.D403]=[.D402]" office:value-type="boolean" office:boolean-value="false" calcext:value-type="boolean">
            <text:p>FALSE</text:p>
          </table:table-cell>
          <table:table-cell table:formula="of:==[.E403]=[.E402]" office:value-type="boolean" office:boolean-value="false" calcext:value-type="boolean">
            <text:p>FALSE</text:p>
          </table:table-cell>
          <table:table-cell table:formula="of:==[.F403]=[.F402]" office:value-type="boolean" office:boolean-value="false" calcext:value-type="boolean">
            <text:p>FALSE</text:p>
          </table:table-cell>
          <table:table-cell table:formula="of:==[.G403]=[.G402]" office:value-type="boolean" office:boolean-value="false" calcext:value-type="boolean">
            <text:p>FALSE</text:p>
          </table:table-cell>
          <table:table-cell table:formula="of:==[.H403]=[.H402]" office:value-type="boolean" office:boolean-value="false" calcext:value-type="boolean">
            <text:p>FALSE</text:p>
          </table:table-cell>
          <table:table-cell table:formula="of:==[.I403]=[.I40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Vsonic</text:p>
          </table:table-cell>
          <table:table-cell office:value-type="float" office:value="1233.35833799286" calcext:value-type="float">
            <text:p>1233.35833799286</text:p>
          </table:table-cell>
          <table:table-cell office:value-type="float" office:value="1223.03761735272" calcext:value-type="float">
            <text:p>1223.03761735272</text:p>
          </table:table-cell>
          <table:table-cell office:value-type="float" office:value="1212.59197830888" calcext:value-type="float">
            <text:p>1212.59197830888</text:p>
          </table:table-cell>
          <table:table-cell office:value-type="float" office:value="1202.1943534295" calcext:value-type="float">
            <text:p>1202.1943534295</text:p>
          </table:table-cell>
          <table:table-cell office:value-type="float" office:value="1191.88096538191" calcext:value-type="float">
            <text:p>1191.88096538191</text:p>
          </table:table-cell>
          <table:table-cell office:value-type="float" office:value="1181.53089960945" calcext:value-type="float">
            <text:p>1181.53089960945</text:p>
          </table:table-cell>
          <table:table-cell table:formula="of:==[.D404]=[.D403]" office:value-type="boolean" office:boolean-value="false" calcext:value-type="boolean">
            <text:p>FALSE</text:p>
          </table:table-cell>
          <table:table-cell table:formula="of:==[.E404]=[.E403]" office:value-type="boolean" office:boolean-value="false" calcext:value-type="boolean">
            <text:p>FALSE</text:p>
          </table:table-cell>
          <table:table-cell table:formula="of:==[.F404]=[.F403]" office:value-type="boolean" office:boolean-value="false" calcext:value-type="boolean">
            <text:p>FALSE</text:p>
          </table:table-cell>
          <table:table-cell table:formula="of:==[.G404]=[.G403]" office:value-type="boolean" office:boolean-value="false" calcext:value-type="boolean">
            <text:p>FALSE</text:p>
          </table:table-cell>
          <table:table-cell table:formula="of:==[.H404]=[.H403]" office:value-type="boolean" office:boolean-value="false" calcext:value-type="boolean">
            <text:p>FALSE</text:p>
          </table:table-cell>
          <table:table-cell table:formula="of:==[.I404]=[.I40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W</text:p>
          </table:table-cell>
          <table:table-cell office:value-type="float" office:value="15.8182968427373" calcext:value-type="float">
            <text:p>15.8182968427373</text:p>
          </table:table-cell>
          <table:table-cell office:value-type="float" office:value="14.8778568758857" calcext:value-type="float">
            <text:p>14.8778568758857</text:p>
          </table:table-cell>
          <table:table-cell office:value-type="float" office:value="13.9358379723603" calcext:value-type="float">
            <text:p>13.9358379723603</text:p>
          </table:table-cell>
          <table:table-cell office:value-type="float" office:value="12.9633548820209" calcext:value-type="float">
            <text:p>12.9633548820209</text:p>
          </table:table-cell>
          <table:table-cell office:value-type="float" office:value="12.0693820053909" calcext:value-type="float">
            <text:p>12.0693820053909</text:p>
          </table:table-cell>
          <table:table-cell office:value-type="float" office:value="11.1742096661882" calcext:value-type="float">
            <text:p>11.1742096661882</text:p>
          </table:table-cell>
          <table:table-cell table:formula="of:==[.D405]=[.D404]" office:value-type="boolean" office:boolean-value="false" calcext:value-type="boolean">
            <text:p>FALSE</text:p>
          </table:table-cell>
          <table:table-cell table:formula="of:==[.E405]=[.E404]" office:value-type="boolean" office:boolean-value="false" calcext:value-type="boolean">
            <text:p>FALSE</text:p>
          </table:table-cell>
          <table:table-cell table:formula="of:==[.F405]=[.F404]" office:value-type="boolean" office:boolean-value="false" calcext:value-type="boolean">
            <text:p>FALSE</text:p>
          </table:table-cell>
          <table:table-cell table:formula="of:==[.G405]=[.G404]" office:value-type="boolean" office:boolean-value="false" calcext:value-type="boolean">
            <text:p>FALSE</text:p>
          </table:table-cell>
          <table:table-cell table:formula="of:==[.H405]=[.H404]" office:value-type="boolean" office:boolean-value="false" calcext:value-type="boolean">
            <text:p>FALSE</text:p>
          </table:table-cell>
          <table:table-cell table:formula="of:==[.I405]=[.I40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406]=[.D405]" office:value-type="boolean" office:boolean-value="false" calcext:value-type="boolean">
            <text:p>FALSE</text:p>
          </table:table-cell>
          <table:table-cell table:formula="of:==[.E406]=[.E405]" office:value-type="boolean" office:boolean-value="false" calcext:value-type="boolean">
            <text:p>FALSE</text:p>
          </table:table-cell>
          <table:table-cell table:formula="of:==[.F406]=[.F405]" office:value-type="boolean" office:boolean-value="false" calcext:value-type="boolean">
            <text:p>FALSE</text:p>
          </table:table-cell>
          <table:table-cell table:formula="of:==[.G406]=[.G405]" office:value-type="boolean" office:boolean-value="false" calcext:value-type="boolean">
            <text:p>FALSE</text:p>
          </table:table-cell>
          <table:table-cell table:formula="of:==[.H406]=[.H405]" office:value-type="boolean" office:boolean-value="false" calcext:value-type="boolean">
            <text:p>FALSE</text:p>
          </table:table-cell>
          <table:table-cell table:formula="of:==[.I406]=[.I40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tot:Cp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240858712874025" calcext:value-type="float">
            <text:p>0.240858712874025</text:p>
          </table:table-cell>
          <table:table-cell office:value-type="float" office:value="0.240729248418017" calcext:value-type="float">
            <text:p>0.240729248418017</text:p>
          </table:table-cell>
          <table:table-cell office:value-type="float" office:value="0.240609315618055" calcext:value-type="float">
            <text:p>0.240609315618055</text:p>
          </table:table-cell>
          <table:table-cell office:value-type="float" office:value="0.240498949467916" calcext:value-type="float">
            <text:p>0.240498949467916</text:p>
          </table:table-cell>
          <table:table-cell office:value-type="float" office:value="0.240396009971265" calcext:value-type="float">
            <text:p>0.240396009971265</text:p>
          </table:table-cell>
          <table:table-cell table:formula="of:==[.D407]=[.D406]" office:value-type="boolean" office:boolean-value="false" calcext:value-type="boolean">
            <text:p>FALSE</text:p>
          </table:table-cell>
          <table:table-cell table:formula="of:==[.E407]=[.E406]" office:value-type="boolean" office:boolean-value="false" calcext:value-type="boolean">
            <text:p>FALSE</text:p>
          </table:table-cell>
          <table:table-cell table:formula="of:==[.F407]=[.F406]" office:value-type="boolean" office:boolean-value="false" calcext:value-type="boolean">
            <text:p>FALSE</text:p>
          </table:table-cell>
          <table:table-cell table:formula="of:==[.G407]=[.G406]" office:value-type="boolean" office:boolean-value="false" calcext:value-type="boolean">
            <text:p>FALSE</text:p>
          </table:table-cell>
          <table:table-cell table:formula="of:==[.H407]=[.H406]" office:value-type="boolean" office:boolean-value="false" calcext:value-type="boolean">
            <text:p>FALSE</text:p>
          </table:table-cell>
          <table:table-cell table:formula="of:==[.I407]=[.I40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tot:Cv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0.172297906043611" calcext:value-type="float">
            <text:p>0.172297906043611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0.172048506737092" calcext:value-type="float">
            <text:p>0.172048506737092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0.171835198959659" calcext:value-type="float">
            <text:p>0.171835198959659</text:p>
          </table:table-cell>
          <table:table-cell table:formula="of:==[.D408]=[.D407]" office:value-type="boolean" office:boolean-value="false" calcext:value-type="boolean">
            <text:p>FALSE</text:p>
          </table:table-cell>
          <table:table-cell table:formula="of:==[.E408]=[.E407]" office:value-type="boolean" office:boolean-value="false" calcext:value-type="boolean">
            <text:p>FALSE</text:p>
          </table:table-cell>
          <table:table-cell table:formula="of:==[.F408]=[.F407]" office:value-type="boolean" office:boolean-value="false" calcext:value-type="boolean">
            <text:p>FALSE</text:p>
          </table:table-cell>
          <table:table-cell table:formula="of:==[.G408]=[.G407]" office:value-type="boolean" office:boolean-value="false" calcext:value-type="boolean">
            <text:p>FALSE</text:p>
          </table:table-cell>
          <table:table-cell table:formula="of:==[.H408]=[.H407]" office:value-type="boolean" office:boolean-value="false" calcext:value-type="boolean">
            <text:p>FALSE</text:p>
          </table:table-cell>
          <table:table-cell table:formula="of:==[.I408]=[.I40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tot:gamma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1.39899165033749" calcext:value-type="float">
            <text:p>1.39899165033749</text:p>
          </table:table-cell>
          <table:table-cell table:formula="of:==[.D409]=[.D408]" office:value-type="boolean" office:boolean-value="false" calcext:value-type="boolean">
            <text:p>FALSE</text:p>
          </table:table-cell>
          <table:table-cell table:formula="of:==[.E409]=[.E408]" office:value-type="boolean" office:boolean-value="false" calcext:value-type="boolean">
            <text:p>FALSE</text:p>
          </table:table-cell>
          <table:table-cell table:formula="of:==[.F409]=[.F408]" office:value-type="boolean" office:boolean-value="false" calcext:value-type="boolean">
            <text:p>FALSE</text:p>
          </table:table-cell>
          <table:table-cell table:formula="of:==[.G409]=[.G408]" office:value-type="boolean" office:boolean-value="false" calcext:value-type="boolean">
            <text:p>FALSE</text:p>
          </table:table-cell>
          <table:table-cell table:formula="of:==[.H409]=[.H408]" office:value-type="boolean" office:boolean-value="false" calcext:value-type="boolean">
            <text:p>FALSE</text:p>
          </table:table-cell>
          <table:table-cell table:formula="of:==[.I409]=[.I40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tot:h</text:p>
          </table:table-cell>
          <table:table-cell office:value-type="float" office:value="24.4709747439654" calcext:value-type="float">
            <text:p>24.4709747439654</text:p>
          </table:table-cell>
          <table:table-cell office:value-type="float" office:value="21.7207916045883" calcext:value-type="float">
            <text:p>21.7207916045883</text:p>
          </table:table-cell>
          <table:table-cell office:value-type="float" office:value="18.9670531947145" calcext:value-type="float">
            <text:p>18.9670531947145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10.9857483896419" calcext:value-type="float">
            <text:p>10.9857483896419</text:p>
          </table:table-cell>
          <table:table-cell table:formula="of:==[.D410]=[.D409]" office:value-type="boolean" office:boolean-value="false" calcext:value-type="boolean">
            <text:p>FALSE</text:p>
          </table:table-cell>
          <table:table-cell table:formula="of:==[.E410]=[.E409]" office:value-type="boolean" office:boolean-value="false" calcext:value-type="boolean">
            <text:p>FALSE</text:p>
          </table:table-cell>
          <table:table-cell table:formula="of:==[.F410]=[.F409]" office:value-type="boolean" office:boolean-value="false" calcext:value-type="boolean">
            <text:p>FALSE</text:p>
          </table:table-cell>
          <table:table-cell table:formula="of:==[.G410]=[.G409]" office:value-type="boolean" office:boolean-value="false" calcext:value-type="boolean">
            <text:p>FALSE</text:p>
          </table:table-cell>
          <table:table-cell table:formula="of:==[.H410]=[.H409]" office:value-type="boolean" office:boolean-value="false" calcext:value-type="boolean">
            <text:p>FALSE</text:p>
          </table:table-cell>
          <table:table-cell table:formula="of:==[.I410]=[.I40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tot:P</text:p>
          </table:table-cell>
          <table:table-cell office:value-type="float" office:value="17.1138200422613" calcext:value-type="float">
            <text:p>17.1138200422613</text:p>
          </table:table-cell>
          <table:table-cell office:value-type="float" office:value="16.2715803320321" calcext:value-type="float">
            <text:p>16.2715803320321</text:p>
          </table:table-cell>
          <table:table-cell office:value-type="float" office:value="15.4271599924412" calcext:value-type="float">
            <text:p>15.4271599924412</text:p>
          </table:table-cell>
          <table:table-cell office:value-type="float" office:value="14.5285336920059" calcext:value-type="float">
            <text:p>14.5285336920059</text:p>
          </table:table-cell>
          <table:table-cell office:value-type="float" office:value="13.6865312725383" calcext:value-type="float">
            <text:p>13.6865312725383</text:p>
          </table:table-cell>
          <table:table-cell office:value-type="float" office:value="12.8412124930427" calcext:value-type="float">
            <text:p>12.8412124930427</text:p>
          </table:table-cell>
          <table:table-cell table:formula="of:==[.D411]=[.D410]" office:value-type="boolean" office:boolean-value="false" calcext:value-type="boolean">
            <text:p>FALSE</text:p>
          </table:table-cell>
          <table:table-cell table:formula="of:==[.E411]=[.E410]" office:value-type="boolean" office:boolean-value="false" calcext:value-type="boolean">
            <text:p>FALSE</text:p>
          </table:table-cell>
          <table:table-cell table:formula="of:==[.F411]=[.F410]" office:value-type="boolean" office:boolean-value="false" calcext:value-type="boolean">
            <text:p>FALSE</text:p>
          </table:table-cell>
          <table:table-cell table:formula="of:==[.G411]=[.G410]" office:value-type="boolean" office:boolean-value="false" calcext:value-type="boolean">
            <text:p>FALSE</text:p>
          </table:table-cell>
          <table:table-cell table:formula="of:==[.H411]=[.H410]" office:value-type="boolean" office:boolean-value="false" calcext:value-type="boolean">
            <text:p>FALSE</text:p>
          </table:table-cell>
          <table:table-cell table:formula="of:==[.I411]=[.I41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tot:R</text:p>
          </table:table-cell>
          <table:table-cell table:number-columns-repeated="6" office:value-type="float" office:value="0.0685607538987739" calcext:value-type="float">
            <text:p>0.0685607538987739</text:p>
          </table:table-cell>
          <table:table-cell table:formula="of:==[.D412]=[.D411]" office:value-type="boolean" office:boolean-value="false" calcext:value-type="boolean">
            <text:p>FALSE</text:p>
          </table:table-cell>
          <table:table-cell table:formula="of:==[.E412]=[.E411]" office:value-type="boolean" office:boolean-value="false" calcext:value-type="boolean">
            <text:p>FALSE</text:p>
          </table:table-cell>
          <table:table-cell table:formula="of:==[.F412]=[.F411]" office:value-type="boolean" office:boolean-value="false" calcext:value-type="boolean">
            <text:p>FALSE</text:p>
          </table:table-cell>
          <table:table-cell table:formula="of:==[.G412]=[.G411]" office:value-type="boolean" office:boolean-value="false" calcext:value-type="boolean">
            <text:p>FALSE</text:p>
          </table:table-cell>
          <table:table-cell table:formula="of:==[.H412]=[.H411]" office:value-type="boolean" office:boolean-value="false" calcext:value-type="boolean">
            <text:p>FALSE</text:p>
          </table:table-cell>
          <table:table-cell table:formula="of:==[.I412]=[.I41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tot:rho</text:p>
          </table:table-cell>
          <table:table-cell office:value-type="float" office:value="0.0714811991025248" calcext:value-type="float">
            <text:p>0.0714811991025248</text:p>
          </table:table-cell>
          <table:table-cell office:value-type="float" office:value="0.0691855158689681" calcext:value-type="float">
            <text:p>0.0691855158689681</text:p>
          </table:table-cell>
          <table:table-cell office:value-type="float" office:value="0.0667985719902529" calcext:value-type="float">
            <text:p>0.0667985719902529</text:p>
          </table:table-cell>
          <table:table-cell office:value-type="float" office:value="0.0640631385370671" calcext:value-type="float">
            <text:p>0.0640631385370671</text:p>
          </table:table-cell>
          <table:table-cell office:value-type="float" office:value="0.0614548955019331" calcext:value-type="float">
            <text:p>0.0614548955019331</text:p>
          </table:table-cell>
          <table:table-cell office:value-type="float" office:value="0.058727547142743" calcext:value-type="float">
            <text:p>0.058727547142743</text:p>
          </table:table-cell>
          <table:table-cell table:formula="of:==[.D413]=[.D412]" office:value-type="boolean" office:boolean-value="false" calcext:value-type="boolean">
            <text:p>FALSE</text:p>
          </table:table-cell>
          <table:table-cell table:formula="of:==[.E413]=[.E412]" office:value-type="boolean" office:boolean-value="false" calcext:value-type="boolean">
            <text:p>FALSE</text:p>
          </table:table-cell>
          <table:table-cell table:formula="of:==[.F413]=[.F412]" office:value-type="boolean" office:boolean-value="false" calcext:value-type="boolean">
            <text:p>FALSE</text:p>
          </table:table-cell>
          <table:table-cell table:formula="of:==[.G413]=[.G412]" office:value-type="boolean" office:boolean-value="false" calcext:value-type="boolean">
            <text:p>FALSE</text:p>
          </table:table-cell>
          <table:table-cell table:formula="of:==[.H413]=[.H412]" office:value-type="boolean" office:boolean-value="false" calcext:value-type="boolean">
            <text:p>FALSE</text:p>
          </table:table-cell>
          <table:table-cell table:formula="of:==[.I413]=[.I41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tot:S</text:p>
          </table:table-cell>
          <table:table-cell office:value-type="float" office:value="1.67368113464419" calcext:value-type="float">
            <text:p>1.67368113464419</text:p>
          </table:table-cell>
          <table:table-cell office:value-type="float" office:value="1.67284718230111" calcext:value-type="float">
            <text:p>1.67284718230111</text:p>
          </table:table-cell>
          <table:table-cell office:value-type="float" office:value="1.67212320837496" calcext:value-type="float">
            <text:p>1.67212320837496</text:p>
          </table:table-cell>
          <table:table-cell office:value-type="float" office:value="1.67185729243211" calcext:value-type="float">
            <text:p>1.67185729243211</text:p>
          </table:table-cell>
          <table:table-cell office:value-type="float" office:value="1.67158786133584" calcext:value-type="float">
            <text:p>1.67158786133584</text:p>
          </table:table-cell>
          <table:table-cell office:value-type="float" office:value="1.67154486416553" calcext:value-type="float">
            <text:p>1.67154486416553</text:p>
          </table:table-cell>
          <table:table-cell table:formula="of:==[.D414]=[.D413]" office:value-type="boolean" office:boolean-value="false" calcext:value-type="boolean">
            <text:p>FALSE</text:p>
          </table:table-cell>
          <table:table-cell table:formula="of:==[.E414]=[.E413]" office:value-type="boolean" office:boolean-value="false" calcext:value-type="boolean">
            <text:p>FALSE</text:p>
          </table:table-cell>
          <table:table-cell table:formula="of:==[.F414]=[.F413]" office:value-type="boolean" office:boolean-value="false" calcext:value-type="boolean">
            <text:p>FALSE</text:p>
          </table:table-cell>
          <table:table-cell table:formula="of:==[.G414]=[.G413]" office:value-type="boolean" office:boolean-value="false" calcext:value-type="boolean">
            <text:p>FALSE</text:p>
          </table:table-cell>
          <table:table-cell table:formula="of:==[.H414]=[.H413]" office:value-type="boolean" office:boolean-value="false" calcext:value-type="boolean">
            <text:p>FALSE</text:p>
          </table:table-cell>
          <table:table-cell table:formula="of:==[.I414]=[.I41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lpc.flow_in.Fl_I:tot:T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623.349536924259" calcext:value-type="float">
            <text:p>623.349536924259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590.169832965148" calcext:value-type="float">
            <text:p>590.169832965148</text:p>
          </table:table-cell>
          <table:table-cell table:formula="of:==[.D415]=[.D414]" office:value-type="boolean" office:boolean-value="false" calcext:value-type="boolean">
            <text:p>FALSE</text:p>
          </table:table-cell>
          <table:table-cell table:formula="of:==[.E415]=[.E414]" office:value-type="boolean" office:boolean-value="false" calcext:value-type="boolean">
            <text:p>FALSE</text:p>
          </table:table-cell>
          <table:table-cell table:formula="of:==[.F415]=[.F414]" office:value-type="boolean" office:boolean-value="false" calcext:value-type="boolean">
            <text:p>FALSE</text:p>
          </table:table-cell>
          <table:table-cell table:formula="of:==[.G415]=[.G414]" office:value-type="boolean" office:boolean-value="false" calcext:value-type="boolean">
            <text:p>FALSE</text:p>
          </table:table-cell>
          <table:table-cell table:formula="of:==[.H415]=[.H414]" office:value-type="boolean" office:boolean-value="false" calcext:value-type="boolean">
            <text:p>FALSE</text:p>
          </table:table-cell>
          <table:table-cell table:formula="of:==[.I415]=[.I41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416]=[.D415]" office:value-type="boolean" office:boolean-value="false" calcext:value-type="boolean">
            <text:p>FALSE</text:p>
          </table:table-cell>
          <table:table-cell table:formula="of:==[.E416]=[.E415]" office:value-type="boolean" office:boolean-value="false" calcext:value-type="boolean">
            <text:p>FALSE</text:p>
          </table:table-cell>
          <table:table-cell table:formula="of:==[.F416]=[.F415]" office:value-type="boolean" office:boolean-value="false" calcext:value-type="boolean">
            <text:p>FALSE</text:p>
          </table:table-cell>
          <table:table-cell table:formula="of:==[.G416]=[.G415]" office:value-type="boolean" office:boolean-value="false" calcext:value-type="boolean">
            <text:p>FALSE</text:p>
          </table:table-cell>
          <table:table-cell table:formula="of:==[.H416]=[.H415]" office:value-type="boolean" office:boolean-value="false" calcext:value-type="boolean">
            <text:p>FALSE</text:p>
          </table:table-cell>
          <table:table-cell table:formula="of:==[.I416]=[.I41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area</text:p>
          </table:table-cell>
          <table:table-cell table:number-columns-repeated="6" office:value-type="float" office:value="119.925259891294" calcext:value-type="float">
            <text:p>119.925259891294</text:p>
          </table:table-cell>
          <table:table-cell table:formula="of:==[.D417]=[.D416]" office:value-type="boolean" office:boolean-value="false" calcext:value-type="boolean">
            <text:p>FALSE</text:p>
          </table:table-cell>
          <table:table-cell table:formula="of:==[.E417]=[.E416]" office:value-type="boolean" office:boolean-value="false" calcext:value-type="boolean">
            <text:p>FALSE</text:p>
          </table:table-cell>
          <table:table-cell table:formula="of:==[.F417]=[.F416]" office:value-type="boolean" office:boolean-value="false" calcext:value-type="boolean">
            <text:p>FALSE</text:p>
          </table:table-cell>
          <table:table-cell table:formula="of:==[.G417]=[.G416]" office:value-type="boolean" office:boolean-value="false" calcext:value-type="boolean">
            <text:p>FALSE</text:p>
          </table:table-cell>
          <table:table-cell table:formula="of:==[.H417]=[.H416]" office:value-type="boolean" office:boolean-value="false" calcext:value-type="boolean">
            <text:p>FALSE</text:p>
          </table:table-cell>
          <table:table-cell table:formula="of:==[.I417]=[.I41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Cp</text:p>
          </table:table-cell>
          <table:table-cell office:value-type="float" office:value="0.288310797970265" calcext:value-type="float">
            <text:p>0.288310797970265</text:p>
          </table:table-cell>
          <table:table-cell office:value-type="float" office:value="0.286132016671797" calcext:value-type="float">
            <text:p>0.286132016671797</text:p>
          </table:table-cell>
          <table:table-cell office:value-type="float" office:value="0.2839464363098" calcext:value-type="float">
            <text:p>0.2839464363098</text:p>
          </table:table-cell>
          <table:table-cell office:value-type="float" office:value="0.281743684078708" calcext:value-type="float">
            <text:p>0.281743684078708</text:p>
          </table:table-cell>
          <table:table-cell office:value-type="float" office:value="0.279524748437289" calcext:value-type="float">
            <text:p>0.279524748437289</text:p>
          </table:table-cell>
          <table:table-cell office:value-type="float" office:value="0.277310597334407" calcext:value-type="float">
            <text:p>0.277310597334407</text:p>
          </table:table-cell>
          <table:table-cell table:formula="of:==[.D418]=[.D417]" office:value-type="boolean" office:boolean-value="false" calcext:value-type="boolean">
            <text:p>FALSE</text:p>
          </table:table-cell>
          <table:table-cell table:formula="of:==[.E418]=[.E417]" office:value-type="boolean" office:boolean-value="false" calcext:value-type="boolean">
            <text:p>FALSE</text:p>
          </table:table-cell>
          <table:table-cell table:formula="of:==[.F418]=[.F417]" office:value-type="boolean" office:boolean-value="false" calcext:value-type="boolean">
            <text:p>FALSE</text:p>
          </table:table-cell>
          <table:table-cell table:formula="of:==[.G418]=[.G417]" office:value-type="boolean" office:boolean-value="false" calcext:value-type="boolean">
            <text:p>FALSE</text:p>
          </table:table-cell>
          <table:table-cell table:formula="of:==[.H418]=[.H417]" office:value-type="boolean" office:boolean-value="false" calcext:value-type="boolean">
            <text:p>FALSE</text:p>
          </table:table-cell>
          <table:table-cell table:formula="of:==[.I418]=[.I41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Cv</text:p>
          </table:table-cell>
          <table:table-cell office:value-type="float" office:value="0.219759460463577" calcext:value-type="float">
            <text:p>0.219759460463577</text:p>
          </table:table-cell>
          <table:table-cell office:value-type="float" office:value="0.21758030093646" calcext:value-type="float">
            <text:p>0.21758030093646</text:p>
          </table:table-cell>
          <table:table-cell office:value-type="float" office:value="0.21539432414129" calcext:value-type="float">
            <text:p>0.21539432414129</text:p>
          </table:table-cell>
          <table:table-cell office:value-type="float" office:value="0.21319116350325" calcext:value-type="float">
            <text:p>0.21319116350325</text:p>
          </table:table-cell>
          <table:table-cell office:value-type="float" office:value="0.210971812478665" calcext:value-type="float">
            <text:p>0.210971812478665</text:p>
          </table:table-cell>
          <table:table-cell office:value-type="float" office:value="0.20875724783498" calcext:value-type="float">
            <text:p>0.20875724783498</text:p>
          </table:table-cell>
          <table:table-cell table:formula="of:==[.D419]=[.D418]" office:value-type="boolean" office:boolean-value="false" calcext:value-type="boolean">
            <text:p>FALSE</text:p>
          </table:table-cell>
          <table:table-cell table:formula="of:==[.E419]=[.E418]" office:value-type="boolean" office:boolean-value="false" calcext:value-type="boolean">
            <text:p>FALSE</text:p>
          </table:table-cell>
          <table:table-cell table:formula="of:==[.F419]=[.F418]" office:value-type="boolean" office:boolean-value="false" calcext:value-type="boolean">
            <text:p>FALSE</text:p>
          </table:table-cell>
          <table:table-cell table:formula="of:==[.G419]=[.G418]" office:value-type="boolean" office:boolean-value="false" calcext:value-type="boolean">
            <text:p>FALSE</text:p>
          </table:table-cell>
          <table:table-cell table:formula="of:==[.H419]=[.H418]" office:value-type="boolean" office:boolean-value="false" calcext:value-type="boolean">
            <text:p>FALSE</text:p>
          </table:table-cell>
          <table:table-cell table:formula="of:==[.I419]=[.I41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gamma</text:p>
          </table:table-cell>
          <table:table-cell office:value-type="float" office:value="1.31193759490632" calcext:value-type="float">
            <text:p>1.31193759490632</text:p>
          </table:table-cell>
          <table:table-cell office:value-type="float" office:value="1.31506357740942" calcext:value-type="float">
            <text:p>1.31506357740942</text:p>
          </table:table-cell>
          <table:table-cell office:value-type="float" office:value="1.31826296087175" calcext:value-type="float">
            <text:p>1.31826296087175</text:p>
          </table:table-cell>
          <table:table-cell office:value-type="float" office:value="1.32155391761034" calcext:value-type="float">
            <text:p>1.32155391761034</text:p>
          </table:table-cell>
          <table:table-cell office:value-type="float" office:value="1.3249385663809" calcext:value-type="float">
            <text:p>1.3249385663809</text:p>
          </table:table-cell>
          <table:table-cell office:value-type="float" office:value="1.32838764064157" calcext:value-type="float">
            <text:p>1.32838764064157</text:p>
          </table:table-cell>
          <table:table-cell table:formula="of:==[.D420]=[.D419]" office:value-type="boolean" office:boolean-value="false" calcext:value-type="boolean">
            <text:p>FALSE</text:p>
          </table:table-cell>
          <table:table-cell table:formula="of:==[.E420]=[.E419]" office:value-type="boolean" office:boolean-value="false" calcext:value-type="boolean">
            <text:p>FALSE</text:p>
          </table:table-cell>
          <table:table-cell table:formula="of:==[.F420]=[.F419]" office:value-type="boolean" office:boolean-value="false" calcext:value-type="boolean">
            <text:p>FALSE</text:p>
          </table:table-cell>
          <table:table-cell table:formula="of:==[.G420]=[.G419]" office:value-type="boolean" office:boolean-value="false" calcext:value-type="boolean">
            <text:p>FALSE</text:p>
          </table:table-cell>
          <table:table-cell table:formula="of:==[.H420]=[.H419]" office:value-type="boolean" office:boolean-value="false" calcext:value-type="boolean">
            <text:p>FALSE</text:p>
          </table:table-cell>
          <table:table-cell table:formula="of:==[.I420]=[.I41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h</text:p>
          </table:table-cell>
          <table:table-cell office:value-type="float" office:value="-151.358279452524" calcext:value-type="float">
            <text:p>-151.358279452524</text:p>
          </table:table-cell>
          <table:table-cell office:value-type="float" office:value="-145.31795847451" calcext:value-type="float">
            <text:p>-145.31795847451</text:p>
          </table:table-cell>
          <table:table-cell office:value-type="float" office:value="-139.319665416243" calcext:value-type="float">
            <text:p>-139.319665416243</text:p>
          </table:table-cell>
          <table:table-cell office:value-type="float" office:value="-133.349113693221" calcext:value-type="float">
            <text:p>-133.349113693221</text:p>
          </table:table-cell>
          <table:table-cell office:value-type="float" office:value="-127.353186771131" calcext:value-type="float">
            <text:p>-127.353186771131</text:p>
          </table:table-cell>
          <table:table-cell office:value-type="float" office:value="-121.43523360321" calcext:value-type="float">
            <text:p>-121.43523360321</text:p>
          </table:table-cell>
          <table:table-cell table:formula="of:==[.D421]=[.D420]" office:value-type="boolean" office:boolean-value="false" calcext:value-type="boolean">
            <text:p>FALSE</text:p>
          </table:table-cell>
          <table:table-cell table:formula="of:==[.E421]=[.E420]" office:value-type="boolean" office:boolean-value="false" calcext:value-type="boolean">
            <text:p>FALSE</text:p>
          </table:table-cell>
          <table:table-cell table:formula="of:==[.F421]=[.F420]" office:value-type="boolean" office:boolean-value="false" calcext:value-type="boolean">
            <text:p>FALSE</text:p>
          </table:table-cell>
          <table:table-cell table:formula="of:==[.G421]=[.G420]" office:value-type="boolean" office:boolean-value="false" calcext:value-type="boolean">
            <text:p>FALSE</text:p>
          </table:table-cell>
          <table:table-cell table:formula="of:==[.H421]=[.H420]" office:value-type="boolean" office:boolean-value="false" calcext:value-type="boolean">
            <text:p>FALSE</text:p>
          </table:table-cell>
          <table:table-cell table:formula="of:==[.I421]=[.I42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MN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402232835177707" calcext:value-type="float">
            <text:p>0.402232835177707</text:p>
          </table:table-cell>
          <table:table-cell office:value-type="float" office:value="0.391390041805711" calcext:value-type="float">
            <text:p>0.391390041805711</text:p>
          </table:table-cell>
          <table:table-cell office:value-type="float" office:value="0.380509339904448" calcext:value-type="float">
            <text:p>0.380509339904448</text:p>
          </table:table-cell>
          <table:table-cell office:value-type="float" office:value="0.369813741440573" calcext:value-type="float">
            <text:p>0.369813741440573</text:p>
          </table:table-cell>
          <table:table-cell office:value-type="float" office:value="0.358736380219373" calcext:value-type="float">
            <text:p>0.358736380219373</text:p>
          </table:table-cell>
          <table:table-cell table:formula="of:==[.D422]=[.D421]" office:value-type="boolean" office:boolean-value="false" calcext:value-type="boolean">
            <text:p>FALSE</text:p>
          </table:table-cell>
          <table:table-cell table:formula="of:==[.E422]=[.E421]" office:value-type="boolean" office:boolean-value="false" calcext:value-type="boolean">
            <text:p>FALSE</text:p>
          </table:table-cell>
          <table:table-cell table:formula="of:==[.F422]=[.F421]" office:value-type="boolean" office:boolean-value="false" calcext:value-type="boolean">
            <text:p>FALSE</text:p>
          </table:table-cell>
          <table:table-cell table:formula="of:==[.G422]=[.G421]" office:value-type="boolean" office:boolean-value="false" calcext:value-type="boolean">
            <text:p>FALSE</text:p>
          </table:table-cell>
          <table:table-cell table:formula="of:==[.H422]=[.H421]" office:value-type="boolean" office:boolean-value="false" calcext:value-type="boolean">
            <text:p>FALSE</text:p>
          </table:table-cell>
          <table:table-cell table:formula="of:==[.I422]=[.I42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P</text:p>
          </table:table-cell>
          <table:table-cell office:value-type="float" office:value="16.1709831912252" calcext:value-type="float">
            <text:p>16.1709831912252</text:p>
          </table:table-cell>
          <table:table-cell office:value-type="float" office:value="15.3358871766104" calcext:value-type="float">
            <text:p>15.3358871766104</text:p>
          </table:table-cell>
          <table:table-cell office:value-type="float" office:value="14.5032760643761" calcext:value-type="float">
            <text:p>14.5032760643761</text:p>
          </table:table-cell>
          <table:table-cell office:value-type="float" office:value="13.6266955428577" calcext:value-type="float">
            <text:p>13.6266955428577</text:p>
          </table:table-cell>
          <table:table-cell office:value-type="float" office:value="12.8110857936373" calcext:value-type="float">
            <text:p>12.8110857936373</text:p>
          </table:table-cell>
          <table:table-cell office:value-type="float" office:value="11.9951084676866" calcext:value-type="float">
            <text:p>11.9951084676866</text:p>
          </table:table-cell>
          <table:table-cell table:formula="of:==[.D423]=[.D422]" office:value-type="boolean" office:boolean-value="false" calcext:value-type="boolean">
            <text:p>FALSE</text:p>
          </table:table-cell>
          <table:table-cell table:formula="of:==[.E423]=[.E422]" office:value-type="boolean" office:boolean-value="false" calcext:value-type="boolean">
            <text:p>FALSE</text:p>
          </table:table-cell>
          <table:table-cell table:formula="of:==[.F423]=[.F422]" office:value-type="boolean" office:boolean-value="false" calcext:value-type="boolean">
            <text:p>FALSE</text:p>
          </table:table-cell>
          <table:table-cell table:formula="of:==[.G423]=[.G422]" office:value-type="boolean" office:boolean-value="false" calcext:value-type="boolean">
            <text:p>FALSE</text:p>
          </table:table-cell>
          <table:table-cell table:formula="of:==[.H423]=[.H422]" office:value-type="boolean" office:boolean-value="false" calcext:value-type="boolean">
            <text:p>FALSE</text:p>
          </table:table-cell>
          <table:table-cell table:formula="of:==[.I423]=[.I42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424]=[.D423]" office:value-type="boolean" office:boolean-value="false" calcext:value-type="boolean">
            <text:p>FALSE</text:p>
          </table:table-cell>
          <table:table-cell table:formula="of:==[.E424]=[.E423]" office:value-type="boolean" office:boolean-value="false" calcext:value-type="boolean">
            <text:p>FALSE</text:p>
          </table:table-cell>
          <table:table-cell table:formula="of:==[.F424]=[.F423]" office:value-type="boolean" office:boolean-value="false" calcext:value-type="boolean">
            <text:p>FALSE</text:p>
          </table:table-cell>
          <table:table-cell table:formula="of:==[.G424]=[.G423]" office:value-type="boolean" office:boolean-value="false" calcext:value-type="boolean">
            <text:p>FALSE</text:p>
          </table:table-cell>
          <table:table-cell table:formula="of:==[.H424]=[.H423]" office:value-type="boolean" office:boolean-value="false" calcext:value-type="boolean">
            <text:p>FALSE</text:p>
          </table:table-cell>
          <table:table-cell table:formula="of:==[.I424]=[.I42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rho</text:p>
          </table:table-cell>
          <table:table-cell office:value-type="float" office:value="0.0227536603537368" calcext:value-type="float">
            <text:p>0.0227536603537368</text:p>
          </table:table-cell>
          <table:table-cell office:value-type="float" office:value="0.0222361671650095" calcext:value-type="float">
            <text:p>0.0222361671650095</text:p>
          </table:table-cell>
          <table:table-cell office:value-type="float" office:value="0.0216833205880626" calcext:value-type="float">
            <text:p>0.0216833205880626</text:p>
          </table:table-cell>
          <table:table-cell office:value-type="float" office:value="0.021025442924086" calcext:value-type="float">
            <text:p>0.021025442924086</text:p>
          </table:table-cell>
          <table:table-cell office:value-type="float" office:value="0.0204227106357993" calcext:value-type="float">
            <text:p>0.0204227106357993</text:p>
          </table:table-cell>
          <table:table-cell office:value-type="float" office:value="0.0197714577565402" calcext:value-type="float">
            <text:p>0.0197714577565402</text:p>
          </table:table-cell>
          <table:table-cell table:formula="of:==[.D425]=[.D424]" office:value-type="boolean" office:boolean-value="false" calcext:value-type="boolean">
            <text:p>FALSE</text:p>
          </table:table-cell>
          <table:table-cell table:formula="of:==[.E425]=[.E424]" office:value-type="boolean" office:boolean-value="false" calcext:value-type="boolean">
            <text:p>FALSE</text:p>
          </table:table-cell>
          <table:table-cell table:formula="of:==[.F425]=[.F424]" office:value-type="boolean" office:boolean-value="false" calcext:value-type="boolean">
            <text:p>FALSE</text:p>
          </table:table-cell>
          <table:table-cell table:formula="of:==[.G425]=[.G424]" office:value-type="boolean" office:boolean-value="false" calcext:value-type="boolean">
            <text:p>FALSE</text:p>
          </table:table-cell>
          <table:table-cell table:formula="of:==[.H425]=[.H424]" office:value-type="boolean" office:boolean-value="false" calcext:value-type="boolean">
            <text:p>FALSE</text:p>
          </table:table-cell>
          <table:table-cell table:formula="of:==[.I425]=[.I42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S</text:p>
          </table:table-cell>
          <table:table-cell office:value-type="float" office:value="1.98235824615892" calcext:value-type="float">
            <text:p>1.98235824615892</text:p>
          </table:table-cell>
          <table:table-cell office:value-type="float" office:value="1.97653054266359" calcext:value-type="float">
            <text:p>1.97653054266359</text:p>
          </table:table-cell>
          <table:table-cell office:value-type="float" office:value="1.97078765856882" calcext:value-type="float">
            <text:p>1.97078765856882</text:p>
          </table:table-cell>
          <table:table-cell office:value-type="float" office:value="1.96530914791807" calcext:value-type="float">
            <text:p>1.96530914791807</text:p>
          </table:table-cell>
          <table:table-cell office:value-type="float" office:value="1.95954536933299" calcext:value-type="float">
            <text:p>1.95954536933299</text:p>
          </table:table-cell>
          <table:table-cell office:value-type="float" office:value="1.95392789254993" calcext:value-type="float">
            <text:p>1.95392789254993</text:p>
          </table:table-cell>
          <table:table-cell table:formula="of:==[.D426]=[.D425]" office:value-type="boolean" office:boolean-value="false" calcext:value-type="boolean">
            <text:p>FALSE</text:p>
          </table:table-cell>
          <table:table-cell table:formula="of:==[.E426]=[.E425]" office:value-type="boolean" office:boolean-value="false" calcext:value-type="boolean">
            <text:p>FALSE</text:p>
          </table:table-cell>
          <table:table-cell table:formula="of:==[.F426]=[.F425]" office:value-type="boolean" office:boolean-value="false" calcext:value-type="boolean">
            <text:p>FALSE</text:p>
          </table:table-cell>
          <table:table-cell table:formula="of:==[.G426]=[.G425]" office:value-type="boolean" office:boolean-value="false" calcext:value-type="boolean">
            <text:p>FALSE</text:p>
          </table:table-cell>
          <table:table-cell table:formula="of:==[.H426]=[.H425]" office:value-type="boolean" office:boolean-value="false" calcext:value-type="boolean">
            <text:p>FALSE</text:p>
          </table:table-cell>
          <table:table-cell table:formula="of:==[.I426]=[.I42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T</text:p>
          </table:table-cell>
          <table:table-cell office:value-type="float" office:value="1918.47649798479" calcext:value-type="float">
            <text:p>1918.47649798479</text:p>
          </table:table-cell>
          <table:table-cell office:value-type="float" office:value="1861.73431433305" calcext:value-type="float">
            <text:p>1861.73431433305</text:p>
          </table:table-cell>
          <table:table-cell office:value-type="float" office:value="1805.53740093677" calcext:value-type="float">
            <text:p>1805.53740093677</text:p>
          </table:table-cell>
          <table:table-cell office:value-type="float" office:value="1749.48017885828" calcext:value-type="float">
            <text:p>1749.48017885828</text:p>
          </table:table-cell>
          <table:table-cell office:value-type="float" office:value="1693.2990095143" calcext:value-type="float">
            <text:p>1693.2990095143</text:p>
          </table:table-cell>
          <table:table-cell office:value-type="float" office:value="1637.66136411654" calcext:value-type="float">
            <text:p>1637.66136411654</text:p>
          </table:table-cell>
          <table:table-cell table:formula="of:==[.D427]=[.D426]" office:value-type="boolean" office:boolean-value="false" calcext:value-type="boolean">
            <text:p>FALSE</text:p>
          </table:table-cell>
          <table:table-cell table:formula="of:==[.E427]=[.E426]" office:value-type="boolean" office:boolean-value="false" calcext:value-type="boolean">
            <text:p>FALSE</text:p>
          </table:table-cell>
          <table:table-cell table:formula="of:==[.F427]=[.F426]" office:value-type="boolean" office:boolean-value="false" calcext:value-type="boolean">
            <text:p>FALSE</text:p>
          </table:table-cell>
          <table:table-cell table:formula="of:==[.G427]=[.G426]" office:value-type="boolean" office:boolean-value="false" calcext:value-type="boolean">
            <text:p>FALSE</text:p>
          </table:table-cell>
          <table:table-cell table:formula="of:==[.H427]=[.H426]" office:value-type="boolean" office:boolean-value="false" calcext:value-type="boolean">
            <text:p>FALSE</text:p>
          </table:table-cell>
          <table:table-cell table:formula="of:==[.I427]=[.I42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V</text:p>
          </table:table-cell>
          <table:table-cell office:value-type="float" office:value="857.763846946936" calcext:value-type="float">
            <text:p>857.763846946936</text:p>
          </table:table-cell>
          <table:table-cell office:value-type="float" office:value="824.535739594536" calcext:value-type="float">
            <text:p>824.535739594536</text:p>
          </table:table-cell>
          <table:table-cell office:value-type="float" office:value="791.070265550629" calcext:value-type="float">
            <text:p>791.070265550629</text:p>
          </table:table-cell>
          <table:table-cell office:value-type="float" office:value="757.991903845079" calcext:value-type="float">
            <text:p>757.991903845079</text:p>
          </table:table-cell>
          <table:table-cell office:value-type="float" office:value="725.690262984823" calcext:value-type="float">
            <text:p>725.690262984823</text:p>
          </table:table-cell>
          <table:table-cell office:value-type="float" office:value="693.193819114914" calcext:value-type="float">
            <text:p>693.193819114914</text:p>
          </table:table-cell>
          <table:table-cell table:formula="of:==[.D428]=[.D427]" office:value-type="boolean" office:boolean-value="false" calcext:value-type="boolean">
            <text:p>FALSE</text:p>
          </table:table-cell>
          <table:table-cell table:formula="of:==[.E428]=[.E427]" office:value-type="boolean" office:boolean-value="false" calcext:value-type="boolean">
            <text:p>FALSE</text:p>
          </table:table-cell>
          <table:table-cell table:formula="of:==[.F428]=[.F427]" office:value-type="boolean" office:boolean-value="false" calcext:value-type="boolean">
            <text:p>FALSE</text:p>
          </table:table-cell>
          <table:table-cell table:formula="of:==[.G428]=[.G427]" office:value-type="boolean" office:boolean-value="false" calcext:value-type="boolean">
            <text:p>FALSE</text:p>
          </table:table-cell>
          <table:table-cell table:formula="of:==[.H428]=[.H427]" office:value-type="boolean" office:boolean-value="false" calcext:value-type="boolean">
            <text:p>FALSE</text:p>
          </table:table-cell>
          <table:table-cell table:formula="of:==[.I428]=[.I42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Vsonic</text:p>
          </table:table-cell>
          <table:table-cell office:value-type="float" office:value="2078.41978906454" calcext:value-type="float">
            <text:p>2078.41978906454</text:p>
          </table:table-cell>
          <table:table-cell office:value-type="float" office:value="2049.89664563376" calcext:value-type="float">
            <text:p>2049.89664563376</text:p>
          </table:table-cell>
          <table:table-cell office:value-type="float" office:value="2021.18138187921" calcext:value-type="float">
            <text:p>2021.18138187921</text:p>
          </table:table-cell>
          <table:table-cell office:value-type="float" office:value="1992.04546210462" calcext:value-type="float">
            <text:p>1992.04546210462</text:p>
          </table:table-cell>
          <table:table-cell office:value-type="float" office:value="1962.31286635799" calcext:value-type="float">
            <text:p>1962.31286635799</text:p>
          </table:table-cell>
          <table:table-cell office:value-type="float" office:value="1932.32093910022" calcext:value-type="float">
            <text:p>1932.32093910022</text:p>
          </table:table-cell>
          <table:table-cell table:formula="of:==[.D429]=[.D428]" office:value-type="boolean" office:boolean-value="false" calcext:value-type="boolean">
            <text:p>FALSE</text:p>
          </table:table-cell>
          <table:table-cell table:formula="of:==[.E429]=[.E428]" office:value-type="boolean" office:boolean-value="false" calcext:value-type="boolean">
            <text:p>FALSE</text:p>
          </table:table-cell>
          <table:table-cell table:formula="of:==[.F429]=[.F428]" office:value-type="boolean" office:boolean-value="false" calcext:value-type="boolean">
            <text:p>FALSE</text:p>
          </table:table-cell>
          <table:table-cell table:formula="of:==[.G429]=[.G428]" office:value-type="boolean" office:boolean-value="false" calcext:value-type="boolean">
            <text:p>FALSE</text:p>
          </table:table-cell>
          <table:table-cell table:formula="of:==[.H429]=[.H428]" office:value-type="boolean" office:boolean-value="false" calcext:value-type="boolean">
            <text:p>FALSE</text:p>
          </table:table-cell>
          <table:table-cell table:formula="of:==[.I429]=[.I42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W</text:p>
          </table:table-cell>
          <table:table-cell office:value-type="float" office:value="16.2542593457117" calcext:value-type="float">
            <text:p>16.2542593457117</text:p>
          </table:table-cell>
          <table:table-cell office:value-type="float" office:value="15.2692459797787" calcext:value-type="float">
            <text:p>15.2692459797787</text:p>
          </table:table-cell>
          <table:table-cell office:value-type="float" office:value="14.285288900932" calcext:value-type="float">
            <text:p>14.285288900932</text:p>
          </table:table-cell>
          <table:table-cell office:value-type="float" office:value="13.2726577749994" calcext:value-type="float">
            <text:p>13.2726577749994</text:p>
          </table:table-cell>
          <table:table-cell office:value-type="float" office:value="12.3427762487842" calcext:value-type="float">
            <text:p>12.3427762487842</text:p>
          </table:table-cell>
          <table:table-cell office:value-type="float" office:value="11.414096738968" calcext:value-type="float">
            <text:p>11.414096738968</text:p>
          </table:table-cell>
          <table:table-cell table:formula="of:==[.D430]=[.D429]" office:value-type="boolean" office:boolean-value="false" calcext:value-type="boolean">
            <text:p>FALSE</text:p>
          </table:table-cell>
          <table:table-cell table:formula="of:==[.E430]=[.E429]" office:value-type="boolean" office:boolean-value="false" calcext:value-type="boolean">
            <text:p>FALSE</text:p>
          </table:table-cell>
          <table:table-cell table:formula="of:==[.F430]=[.F429]" office:value-type="boolean" office:boolean-value="false" calcext:value-type="boolean">
            <text:p>FALSE</text:p>
          </table:table-cell>
          <table:table-cell table:formula="of:==[.G430]=[.G429]" office:value-type="boolean" office:boolean-value="false" calcext:value-type="boolean">
            <text:p>FALSE</text:p>
          </table:table-cell>
          <table:table-cell table:formula="of:==[.H430]=[.H429]" office:value-type="boolean" office:boolean-value="false" calcext:value-type="boolean">
            <text:p>FALSE</text:p>
          </table:table-cell>
          <table:table-cell table:formula="of:==[.I430]=[.I42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431]=[.D430]" office:value-type="boolean" office:boolean-value="false" calcext:value-type="boolean">
            <text:p>FALSE</text:p>
          </table:table-cell>
          <table:table-cell table:formula="of:==[.E431]=[.E430]" office:value-type="boolean" office:boolean-value="false" calcext:value-type="boolean">
            <text:p>FALSE</text:p>
          </table:table-cell>
          <table:table-cell table:formula="of:==[.F431]=[.F430]" office:value-type="boolean" office:boolean-value="false" calcext:value-type="boolean">
            <text:p>FALSE</text:p>
          </table:table-cell>
          <table:table-cell table:formula="of:==[.G431]=[.G430]" office:value-type="boolean" office:boolean-value="false" calcext:value-type="boolean">
            <text:p>FALSE</text:p>
          </table:table-cell>
          <table:table-cell table:formula="of:==[.H431]=[.H430]" office:value-type="boolean" office:boolean-value="false" calcext:value-type="boolean">
            <text:p>FALSE</text:p>
          </table:table-cell>
          <table:table-cell table:formula="of:==[.I431]=[.I43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tot:Cp</text:p>
          </table:table-cell>
          <table:table-cell office:value-type="float" office:value="0.289739498223177" calcext:value-type="float">
            <text:p>0.289739498223177</text:p>
          </table:table-cell>
          <table:table-cell office:value-type="float" office:value="0.287493720551647" calcext:value-type="float">
            <text:p>0.287493720551647</text:p>
          </table:table-cell>
          <table:table-cell office:value-type="float" office:value="0.285241206391165" calcext:value-type="float">
            <text:p>0.285241206391165</text:p>
          </table:table-cell>
          <table:table-cell office:value-type="float" office:value="0.282965900605887" calcext:value-type="float">
            <text:p>0.282965900605887</text:p>
          </table:table-cell>
          <table:table-cell office:value-type="float" office:value="0.280670478409496" calcext:value-type="float">
            <text:p>0.280670478409496</text:p>
          </table:table-cell>
          <table:table-cell office:value-type="float" office:value="0.278383765860516" calcext:value-type="float">
            <text:p>0.278383765860516</text:p>
          </table:table-cell>
          <table:table-cell table:formula="of:==[.D432]=[.D431]" office:value-type="boolean" office:boolean-value="false" calcext:value-type="boolean">
            <text:p>FALSE</text:p>
          </table:table-cell>
          <table:table-cell table:formula="of:==[.E432]=[.E431]" office:value-type="boolean" office:boolean-value="false" calcext:value-type="boolean">
            <text:p>FALSE</text:p>
          </table:table-cell>
          <table:table-cell table:formula="of:==[.F432]=[.F431]" office:value-type="boolean" office:boolean-value="false" calcext:value-type="boolean">
            <text:p>FALSE</text:p>
          </table:table-cell>
          <table:table-cell table:formula="of:==[.G432]=[.G431]" office:value-type="boolean" office:boolean-value="false" calcext:value-type="boolean">
            <text:p>FALSE</text:p>
          </table:table-cell>
          <table:table-cell table:formula="of:==[.H432]=[.H431]" office:value-type="boolean" office:boolean-value="false" calcext:value-type="boolean">
            <text:p>FALSE</text:p>
          </table:table-cell>
          <table:table-cell table:formula="of:==[.I432]=[.I43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tot:Cv</text:p>
          </table:table-cell>
          <table:table-cell office:value-type="float" office:value="0.221188138149355" calcext:value-type="float">
            <text:p>0.221188138149355</text:p>
          </table:table-cell>
          <table:table-cell office:value-type="float" office:value="0.218942009714006" calcext:value-type="float">
            <text:p>0.218942009714006</text:p>
          </table:table-cell>
          <table:table-cell office:value-type="float" office:value="0.216689113654456" calcext:value-type="float">
            <text:p>0.216689113654456</text:p>
          </table:table-cell>
          <table:table-cell office:value-type="float" office:value="0.214413405866345" calcext:value-type="float">
            <text:p>0.214413405866345</text:p>
          </table:table-cell>
          <table:table-cell office:value-type="float" office:value="0.212117569987132" calcext:value-type="float">
            <text:p>0.212117569987132</text:p>
          </table:table-cell>
          <table:table-cell office:value-type="float" office:value="0.209830442759045" calcext:value-type="float">
            <text:p>0.209830442759045</text:p>
          </table:table-cell>
          <table:table-cell table:formula="of:==[.D433]=[.D432]" office:value-type="boolean" office:boolean-value="false" calcext:value-type="boolean">
            <text:p>FALSE</text:p>
          </table:table-cell>
          <table:table-cell table:formula="of:==[.E433]=[.E432]" office:value-type="boolean" office:boolean-value="false" calcext:value-type="boolean">
            <text:p>FALSE</text:p>
          </table:table-cell>
          <table:table-cell table:formula="of:==[.F433]=[.F432]" office:value-type="boolean" office:boolean-value="false" calcext:value-type="boolean">
            <text:p>FALSE</text:p>
          </table:table-cell>
          <table:table-cell table:formula="of:==[.G433]=[.G432]" office:value-type="boolean" office:boolean-value="false" calcext:value-type="boolean">
            <text:p>FALSE</text:p>
          </table:table-cell>
          <table:table-cell table:formula="of:==[.H433]=[.H432]" office:value-type="boolean" office:boolean-value="false" calcext:value-type="boolean">
            <text:p>FALSE</text:p>
          </table:table-cell>
          <table:table-cell table:formula="of:==[.I433]=[.I43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tot:gamma</text:p>
          </table:table-cell>
          <table:table-cell office:value-type="float" office:value="1.30992277558566" calcext:value-type="float">
            <text:p>1.30992277558566</text:p>
          </table:table-cell>
          <table:table-cell office:value-type="float" office:value="1.31310394925351" calcext:value-type="float">
            <text:p>1.31310394925351</text:p>
          </table:table-cell>
          <table:table-cell office:value-type="float" office:value="1.31636108617956" calcext:value-type="float">
            <text:p>1.31636108617956</text:p>
          </table:table-cell>
          <table:table-cell office:value-type="float" office:value="1.31972076249771" calcext:value-type="float">
            <text:p>1.31972076249771</text:p>
          </table:table-cell>
          <table:table-cell office:value-type="float" office:value="1.32318323373793" calcext:value-type="float">
            <text:p>1.32318323373793</text:p>
          </table:table-cell>
          <table:table-cell office:value-type="float" office:value="1.32670791609448" calcext:value-type="float">
            <text:p>1.32670791609448</text:p>
          </table:table-cell>
          <table:table-cell table:formula="of:==[.D434]=[.D433]" office:value-type="boolean" office:boolean-value="false" calcext:value-type="boolean">
            <text:p>FALSE</text:p>
          </table:table-cell>
          <table:table-cell table:formula="of:==[.E434]=[.E433]" office:value-type="boolean" office:boolean-value="false" calcext:value-type="boolean">
            <text:p>FALSE</text:p>
          </table:table-cell>
          <table:table-cell table:formula="of:==[.F434]=[.F433]" office:value-type="boolean" office:boolean-value="false" calcext:value-type="boolean">
            <text:p>FALSE</text:p>
          </table:table-cell>
          <table:table-cell table:formula="of:==[.G434]=[.G433]" office:value-type="boolean" office:boolean-value="false" calcext:value-type="boolean">
            <text:p>FALSE</text:p>
          </table:table-cell>
          <table:table-cell table:formula="of:==[.H434]=[.H433]" office:value-type="boolean" office:boolean-value="false" calcext:value-type="boolean">
            <text:p>FALSE</text:p>
          </table:table-cell>
          <table:table-cell table:formula="of:==[.I434]=[.I43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tot:h</text:p>
          </table:table-cell>
          <table:table-cell office:value-type="float" office:value="-136.664764659294" calcext:value-type="float">
            <text:p>-136.664764659294</text:p>
          </table:table-cell>
          <table:table-cell office:value-type="float" office:value="-131.740790559822" calcext:value-type="float">
            <text:p>-131.740790559822</text:p>
          </table:table-cell>
          <table:table-cell office:value-type="float" office:value="-126.822246125562" calcext:value-type="float">
            <text:p>-126.822246125562</text:p>
          </table:table-cell>
          <table:table-cell office:value-type="float" office:value="-121.874994602502" calcext:value-type="float">
            <text:p>-121.874994602502</text:p>
          </table:table-cell>
          <table:table-cell office:value-type="float" office:value="-116.836164074891" calcext:value-type="float">
            <text:p>-116.836164074891</text:p>
          </table:table-cell>
          <table:table-cell office:value-type="float" office:value="-111.839027155122" calcext:value-type="float">
            <text:p>-111.839027155122</text:p>
          </table:table-cell>
          <table:table-cell table:formula="of:==[.D435]=[.D434]" office:value-type="boolean" office:boolean-value="false" calcext:value-type="boolean">
            <text:p>FALSE</text:p>
          </table:table-cell>
          <table:table-cell table:formula="of:==[.E435]=[.E434]" office:value-type="boolean" office:boolean-value="false" calcext:value-type="boolean">
            <text:p>FALSE</text:p>
          </table:table-cell>
          <table:table-cell table:formula="of:==[.F435]=[.F434]" office:value-type="boolean" office:boolean-value="false" calcext:value-type="boolean">
            <text:p>FALSE</text:p>
          </table:table-cell>
          <table:table-cell table:formula="of:==[.G435]=[.G434]" office:value-type="boolean" office:boolean-value="false" calcext:value-type="boolean">
            <text:p>FALSE</text:p>
          </table:table-cell>
          <table:table-cell table:formula="of:==[.H435]=[.H434]" office:value-type="boolean" office:boolean-value="false" calcext:value-type="boolean">
            <text:p>FALSE</text:p>
          </table:table-cell>
          <table:table-cell table:formula="of:==[.I435]=[.I43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tot:P</text:p>
          </table:table-cell>
          <table:table-cell office:value-type="float" office:value="18.056180711791" calcext:value-type="float">
            <text:p>18.056180711791</text:p>
          </table:table-cell>
          <table:table-cell office:value-type="float" office:value="17.0346156648081" calcext:value-type="float">
            <text:p>17.0346156648081</text:p>
          </table:table-cell>
          <table:table-cell office:value-type="float" office:value="16.0247619450719" calcext:value-type="float">
            <text:p>16.0247619450719</text:p>
          </table:table-cell>
          <table:table-cell office:value-type="float" office:value="14.9783809050812" calcext:value-type="float">
            <text:p>14.9783809050812</text:p>
          </table:table-cell>
          <table:table-cell office:value-type="float" office:value="14.01209722272" calcext:value-type="float">
            <text:p>14.01209722272</text:p>
          </table:table-cell>
          <table:table-cell office:value-type="float" office:value="13.0538849031014" calcext:value-type="float">
            <text:p>13.0538849031014</text:p>
          </table:table-cell>
          <table:table-cell table:formula="of:==[.D436]=[.D435]" office:value-type="boolean" office:boolean-value="false" calcext:value-type="boolean">
            <text:p>FALSE</text:p>
          </table:table-cell>
          <table:table-cell table:formula="of:==[.E436]=[.E435]" office:value-type="boolean" office:boolean-value="false" calcext:value-type="boolean">
            <text:p>FALSE</text:p>
          </table:table-cell>
          <table:table-cell table:formula="of:==[.F436]=[.F435]" office:value-type="boolean" office:boolean-value="false" calcext:value-type="boolean">
            <text:p>FALSE</text:p>
          </table:table-cell>
          <table:table-cell table:formula="of:==[.G436]=[.G435]" office:value-type="boolean" office:boolean-value="false" calcext:value-type="boolean">
            <text:p>FALSE</text:p>
          </table:table-cell>
          <table:table-cell table:formula="of:==[.H436]=[.H435]" office:value-type="boolean" office:boolean-value="false" calcext:value-type="boolean">
            <text:p>FALSE</text:p>
          </table:table-cell>
          <table:table-cell table:formula="of:==[.I436]=[.I43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tot:R</text:p>
          </table:table-cell>
          <table:table-cell office:value-type="float" office:value="0.0685515154297989" calcext:value-type="float">
            <text:p>0.0685515154297989</text:p>
          </table:table-cell>
          <table:table-cell office:value-type="float" office:value="0.0685519257247967" calcext:value-type="float">
            <text:p>0.0685519257247967</text:p>
          </table:table-cell>
          <table:table-cell office:value-type="float" office:value="0.0685523305104105" calcext:value-type="float">
            <text:p>0.0685523305104105</text:p>
          </table:table-cell>
          <table:table-cell office:value-type="float" office:value="0.0685527317903878" calcext:value-type="float">
            <text:p>0.0685527317903878</text:p>
          </table:table-cell>
          <table:table-cell office:value-type="float" office:value="0.0685531314427379" calcext:value-type="float">
            <text:p>0.0685531314427379</text:p>
          </table:table-cell>
          <table:table-cell office:value-type="float" office:value="0.0685535240780055" calcext:value-type="float">
            <text:p>0.0685535240780055</text:p>
          </table:table-cell>
          <table:table-cell table:formula="of:==[.D437]=[.D436]" office:value-type="boolean" office:boolean-value="false" calcext:value-type="boolean">
            <text:p>FALSE</text:p>
          </table:table-cell>
          <table:table-cell table:formula="of:==[.E437]=[.E436]" office:value-type="boolean" office:boolean-value="false" calcext:value-type="boolean">
            <text:p>FALSE</text:p>
          </table:table-cell>
          <table:table-cell table:formula="of:==[.F437]=[.F436]" office:value-type="boolean" office:boolean-value="false" calcext:value-type="boolean">
            <text:p>FALSE</text:p>
          </table:table-cell>
          <table:table-cell table:formula="of:==[.G437]=[.G436]" office:value-type="boolean" office:boolean-value="false" calcext:value-type="boolean">
            <text:p>FALSE</text:p>
          </table:table-cell>
          <table:table-cell table:formula="of:==[.H437]=[.H436]" office:value-type="boolean" office:boolean-value="false" calcext:value-type="boolean">
            <text:p>FALSE</text:p>
          </table:table-cell>
          <table:table-cell table:formula="of:==[.I437]=[.I43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tot:rho</text:p>
          </table:table-cell>
          <table:table-cell office:value-type="float" office:value="0.0247503852043317" calcext:value-type="float">
            <text:p>0.0247503852043317</text:p>
          </table:table-cell>
          <table:table-cell office:value-type="float" office:value="0.0240867674325599" calcext:value-type="float">
            <text:p>0.0240867674325599</text:p>
          </table:table-cell>
          <table:table-cell office:value-type="float" office:value="0.0233891720822489" calcext:value-type="float">
            <text:p>0.0233891720822489</text:p>
          </table:table-cell>
          <table:table-cell office:value-type="float" office:value="0.022586386040549" calcext:value-type="float">
            <text:p>0.022586386040549</text:p>
          </table:table-cell>
          <table:table-cell office:value-type="float" office:value="0.0218527143469298" calcext:value-type="float">
            <text:p>0.0218527143469298</text:p>
          </table:table-cell>
          <table:table-cell office:value-type="float" office:value="0.0210722132948695" calcext:value-type="float">
            <text:p>0.0210722132948695</text:p>
          </table:table-cell>
          <table:table-cell table:formula="of:==[.D438]=[.D437]" office:value-type="boolean" office:boolean-value="false" calcext:value-type="boolean">
            <text:p>FALSE</text:p>
          </table:table-cell>
          <table:table-cell table:formula="of:==[.E438]=[.E437]" office:value-type="boolean" office:boolean-value="false" calcext:value-type="boolean">
            <text:p>FALSE</text:p>
          </table:table-cell>
          <table:table-cell table:formula="of:==[.F438]=[.F437]" office:value-type="boolean" office:boolean-value="false" calcext:value-type="boolean">
            <text:p>FALSE</text:p>
          </table:table-cell>
          <table:table-cell table:formula="of:==[.G438]=[.G437]" office:value-type="boolean" office:boolean-value="false" calcext:value-type="boolean">
            <text:p>FALSE</text:p>
          </table:table-cell>
          <table:table-cell table:formula="of:==[.H438]=[.H437]" office:value-type="boolean" office:boolean-value="false" calcext:value-type="boolean">
            <text:p>FALSE</text:p>
          </table:table-cell>
          <table:table-cell table:formula="of:==[.I438]=[.I43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tot:S</text:p>
          </table:table-cell>
          <table:table-cell office:value-type="float" office:value="1.98235824615892" calcext:value-type="float">
            <text:p>1.98235824615892</text:p>
          </table:table-cell>
          <table:table-cell office:value-type="float" office:value="1.97653054266359" calcext:value-type="float">
            <text:p>1.97653054266359</text:p>
          </table:table-cell>
          <table:table-cell office:value-type="float" office:value="1.97078765856882" calcext:value-type="float">
            <text:p>1.97078765856882</text:p>
          </table:table-cell>
          <table:table-cell office:value-type="float" office:value="1.96530914791807" calcext:value-type="float">
            <text:p>1.96530914791807</text:p>
          </table:table-cell>
          <table:table-cell office:value-type="float" office:value="1.95954536933299" calcext:value-type="float">
            <text:p>1.95954536933299</text:p>
          </table:table-cell>
          <table:table-cell office:value-type="float" office:value="1.95392789254993" calcext:value-type="float">
            <text:p>1.95392789254993</text:p>
          </table:table-cell>
          <table:table-cell table:formula="of:==[.D439]=[.D438]" office:value-type="boolean" office:boolean-value="false" calcext:value-type="boolean">
            <text:p>FALSE</text:p>
          </table:table-cell>
          <table:table-cell table:formula="of:==[.E439]=[.E438]" office:value-type="boolean" office:boolean-value="false" calcext:value-type="boolean">
            <text:p>FALSE</text:p>
          </table:table-cell>
          <table:table-cell table:formula="of:==[.F439]=[.F438]" office:value-type="boolean" office:boolean-value="false" calcext:value-type="boolean">
            <text:p>FALSE</text:p>
          </table:table-cell>
          <table:table-cell table:formula="of:==[.G439]=[.G438]" office:value-type="boolean" office:boolean-value="false" calcext:value-type="boolean">
            <text:p>FALSE</text:p>
          </table:table-cell>
          <table:table-cell table:formula="of:==[.H439]=[.H438]" office:value-type="boolean" office:boolean-value="false" calcext:value-type="boolean">
            <text:p>FALSE</text:p>
          </table:table-cell>
          <table:table-cell table:formula="of:==[.I439]=[.I43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lpt_duct.flow_in.Fl_I:tot:T</text:p>
          </table:table-cell>
          <table:table-cell office:value-type="float" office:value="1969.31546138068" calcext:value-type="float">
            <text:p>1969.31546138068</text:p>
          </table:table-cell>
          <table:table-cell office:value-type="float" office:value="1909.07320119468" calcext:value-type="float">
            <text:p>1909.07320119468</text:p>
          </table:table-cell>
          <table:table-cell office:value-type="float" office:value="1849.45144595796" calcext:value-type="float">
            <text:p>1849.45144595796</text:p>
          </table:table-cell>
          <table:table-cell office:value-type="float" office:value="1790.11849031483" calcext:value-type="float">
            <text:p>1790.11849031483</text:p>
          </table:table-cell>
          <table:table-cell office:value-type="float" office:value="1730.84778196619" calcext:value-type="float">
            <text:p>1730.84778196619</text:p>
          </table:table-cell>
          <table:table-cell office:value-type="float" office:value="1672.20016071863" calcext:value-type="float">
            <text:p>1672.20016071863</text:p>
          </table:table-cell>
          <table:table-cell table:formula="of:==[.D440]=[.D439]" office:value-type="boolean" office:boolean-value="false" calcext:value-type="boolean">
            <text:p>FALSE</text:p>
          </table:table-cell>
          <table:table-cell table:formula="of:==[.E440]=[.E439]" office:value-type="boolean" office:boolean-value="false" calcext:value-type="boolean">
            <text:p>FALSE</text:p>
          </table:table-cell>
          <table:table-cell table:formula="of:==[.F440]=[.F439]" office:value-type="boolean" office:boolean-value="false" calcext:value-type="boolean">
            <text:p>FALSE</text:p>
          </table:table-cell>
          <table:table-cell table:formula="of:==[.G440]=[.G439]" office:value-type="boolean" office:boolean-value="false" calcext:value-type="boolean">
            <text:p>FALSE</text:p>
          </table:table-cell>
          <table:table-cell table:formula="of:==[.H440]=[.H439]" office:value-type="boolean" office:boolean-value="false" calcext:value-type="boolean">
            <text:p>FALSE</text:p>
          </table:table-cell>
          <table:table-cell table:formula="of:==[.I440]=[.I43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pt.bld_add.thermo_add.Fl_I:stat:W</text:p>
          </table:table-cell>
          <table:table-cell office:value-type="float" office:value="15.4521451494102" calcext:value-type="float">
            <text:p>15.4521451494102</text:p>
          </table:table-cell>
          <table:table-cell office:value-type="float" office:value="14.5148196133163" calcext:value-type="float">
            <text:p>14.5148196133163</text:p>
          </table:table-cell>
          <table:table-cell office:value-type="float" office:value="13.5786304290295" calcext:value-type="float">
            <text:p>13.5786304290295</text:p>
          </table:table-cell>
          <table:table-cell office:value-type="float" office:value="12.6153119756418" calcext:value-type="float">
            <text:p>12.6153119756418</text:p>
          </table:table-cell>
          <table:table-cell office:value-type="float" office:value="11.7307620260548" calcext:value-type="float">
            <text:p>11.7307620260548</text:p>
          </table:table-cell>
          <table:table-cell office:value-type="float" office:value="10.8474749152149" calcext:value-type="float">
            <text:p>10.8474749152149</text:p>
          </table:table-cell>
          <table:table-cell table:formula="of:==[.D441]=[.D440]" office:value-type="boolean" office:boolean-value="false" calcext:value-type="boolean">
            <text:p>FALSE</text:p>
          </table:table-cell>
          <table:table-cell table:formula="of:==[.E441]=[.E440]" office:value-type="boolean" office:boolean-value="false" calcext:value-type="boolean">
            <text:p>FALSE</text:p>
          </table:table-cell>
          <table:table-cell table:formula="of:==[.F441]=[.F440]" office:value-type="boolean" office:boolean-value="false" calcext:value-type="boolean">
            <text:p>FALSE</text:p>
          </table:table-cell>
          <table:table-cell table:formula="of:==[.G441]=[.G440]" office:value-type="boolean" office:boolean-value="false" calcext:value-type="boolean">
            <text:p>FALSE</text:p>
          </table:table-cell>
          <table:table-cell table:formula="of:==[.H441]=[.H440]" office:value-type="boolean" office:boolean-value="false" calcext:value-type="boolean">
            <text:p>FALSE</text:p>
          </table:table-cell>
          <table:table-cell table:formula="of:==[.I441]=[.I44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pt.bld_add.thermo_add.Fl_I:tot:h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442]=[.D441]" office:value-type="boolean" office:boolean-value="false" calcext:value-type="boolean">
            <text:p>FALSE</text:p>
          </table:table-cell>
          <table:table-cell table:formula="of:==[.E442]=[.E441]" office:value-type="boolean" office:boolean-value="false" calcext:value-type="boolean">
            <text:p>FALSE</text:p>
          </table:table-cell>
          <table:table-cell table:formula="of:==[.F442]=[.F441]" office:value-type="boolean" office:boolean-value="false" calcext:value-type="boolean">
            <text:p>FALSE</text:p>
          </table:table-cell>
          <table:table-cell table:formula="of:==[.G442]=[.G441]" office:value-type="boolean" office:boolean-value="false" calcext:value-type="boolean">
            <text:p>FALSE</text:p>
          </table:table-cell>
          <table:table-cell table:formula="of:==[.H442]=[.H441]" office:value-type="boolean" office:boolean-value="false" calcext:value-type="boolean">
            <text:p>FALSE</text:p>
          </table:table-cell>
          <table:table-cell table:formula="of:==[.I442]=[.I44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443]=[.D442]" office:value-type="boolean" office:boolean-value="true" calcext:value-type="boolean">
            <text:p>TRUE</text:p>
          </table:table-cell>
          <table:table-cell table:formula="of:==[.E443]=[.E442]" office:value-type="boolean" office:boolean-value="true" calcext:value-type="boolean">
            <text:p>TRUE</text:p>
          </table:table-cell>
          <table:table-cell table:formula="of:==[.F443]=[.F442]" office:value-type="boolean" office:boolean-value="true" calcext:value-type="boolean">
            <text:p>TRUE</text:p>
          </table:table-cell>
          <table:table-cell table:formula="of:==[.G443]=[.G442]" office:value-type="boolean" office:boolean-value="true" calcext:value-type="boolean">
            <text:p>TRUE</text:p>
          </table:table-cell>
          <table:table-cell table:formula="of:==[.H443]=[.H442]" office:value-type="boolean" office:boolean-value="true" calcext:value-type="boolean">
            <text:p>TRUE</text:p>
          </table:table-cell>
          <table:table-cell table:formula="of:==[.I443]=[.I44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area</text:p>
          </table:table-cell>
          <table:table-cell table:number-columns-repeated="6" office:value-type="float" office:value="42.3663584674915" calcext:value-type="float">
            <text:p>42.3663584674915</text:p>
          </table:table-cell>
          <table:table-cell table:formula="of:==[.D444]=[.D443]" office:value-type="boolean" office:boolean-value="false" calcext:value-type="boolean">
            <text:p>FALSE</text:p>
          </table:table-cell>
          <table:table-cell table:formula="of:==[.E444]=[.E443]" office:value-type="boolean" office:boolean-value="false" calcext:value-type="boolean">
            <text:p>FALSE</text:p>
          </table:table-cell>
          <table:table-cell table:formula="of:==[.F444]=[.F443]" office:value-type="boolean" office:boolean-value="false" calcext:value-type="boolean">
            <text:p>FALSE</text:p>
          </table:table-cell>
          <table:table-cell table:formula="of:==[.G444]=[.G443]" office:value-type="boolean" office:boolean-value="false" calcext:value-type="boolean">
            <text:p>FALSE</text:p>
          </table:table-cell>
          <table:table-cell table:formula="of:==[.H444]=[.H443]" office:value-type="boolean" office:boolean-value="false" calcext:value-type="boolean">
            <text:p>FALSE</text:p>
          </table:table-cell>
          <table:table-cell table:formula="of:==[.I444]=[.I44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Cp</text:p>
          </table:table-cell>
          <table:table-cell office:value-type="float" office:value="0.30777713791222" calcext:value-type="float">
            <text:p>0.30777713791222</text:p>
          </table:table-cell>
          <table:table-cell office:value-type="float" office:value="0.305017328564297" calcext:value-type="float">
            <text:p>0.305017328564297</text:p>
          </table:table-cell>
          <table:table-cell office:value-type="float" office:value="0.302284972495487" calcext:value-type="float">
            <text:p>0.302284972495487</text:p>
          </table:table-cell>
          <table:table-cell office:value-type="float" office:value="0.299567146906341" calcext:value-type="float">
            <text:p>0.299567146906341</text:p>
          </table:table-cell>
          <table:table-cell office:value-type="float" office:value="0.296850887588258" calcext:value-type="float">
            <text:p>0.296850887588258</text:p>
          </table:table-cell>
          <table:table-cell office:value-type="float" office:value="0.294131417534588" calcext:value-type="float">
            <text:p>0.294131417534588</text:p>
          </table:table-cell>
          <table:table-cell table:formula="of:==[.D445]=[.D444]" office:value-type="boolean" office:boolean-value="false" calcext:value-type="boolean">
            <text:p>FALSE</text:p>
          </table:table-cell>
          <table:table-cell table:formula="of:==[.E445]=[.E444]" office:value-type="boolean" office:boolean-value="false" calcext:value-type="boolean">
            <text:p>FALSE</text:p>
          </table:table-cell>
          <table:table-cell table:formula="of:==[.F445]=[.F444]" office:value-type="boolean" office:boolean-value="false" calcext:value-type="boolean">
            <text:p>FALSE</text:p>
          </table:table-cell>
          <table:table-cell table:formula="of:==[.G445]=[.G444]" office:value-type="boolean" office:boolean-value="false" calcext:value-type="boolean">
            <text:p>FALSE</text:p>
          </table:table-cell>
          <table:table-cell table:formula="of:==[.H445]=[.H444]" office:value-type="boolean" office:boolean-value="false" calcext:value-type="boolean">
            <text:p>FALSE</text:p>
          </table:table-cell>
          <table:table-cell table:formula="of:==[.I445]=[.I44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Cv</text:p>
          </table:table-cell>
          <table:table-cell office:value-type="float" office:value="0.239213629089621" calcext:value-type="float">
            <text:p>0.239213629089621</text:p>
          </table:table-cell>
          <table:table-cell office:value-type="float" office:value="0.236458265385801" calcext:value-type="float">
            <text:p>0.236458265385801</text:p>
          </table:table-cell>
          <table:table-cell office:value-type="float" office:value="0.233728745836407" calcext:value-type="float">
            <text:p>0.233728745836407</text:p>
          </table:table-cell>
          <table:table-cell office:value-type="float" office:value="0.231012610290533" calcext:value-type="float">
            <text:p>0.231012610290533</text:p>
          </table:table-cell>
          <table:table-cell office:value-type="float" office:value="0.22829725425719" calcext:value-type="float">
            <text:p>0.22829725425719</text:p>
          </table:table-cell>
          <table:table-cell office:value-type="float" office:value="0.225578148246123" calcext:value-type="float">
            <text:p>0.225578148246123</text:p>
          </table:table-cell>
          <table:table-cell table:formula="of:==[.D446]=[.D445]" office:value-type="boolean" office:boolean-value="false" calcext:value-type="boolean">
            <text:p>FALSE</text:p>
          </table:table-cell>
          <table:table-cell table:formula="of:==[.E446]=[.E445]" office:value-type="boolean" office:boolean-value="false" calcext:value-type="boolean">
            <text:p>FALSE</text:p>
          </table:table-cell>
          <table:table-cell table:formula="of:==[.F446]=[.F445]" office:value-type="boolean" office:boolean-value="false" calcext:value-type="boolean">
            <text:p>FALSE</text:p>
          </table:table-cell>
          <table:table-cell table:formula="of:==[.G446]=[.G445]" office:value-type="boolean" office:boolean-value="false" calcext:value-type="boolean">
            <text:p>FALSE</text:p>
          </table:table-cell>
          <table:table-cell table:formula="of:==[.H446]=[.H445]" office:value-type="boolean" office:boolean-value="false" calcext:value-type="boolean">
            <text:p>FALSE</text:p>
          </table:table-cell>
          <table:table-cell table:formula="of:==[.I446]=[.I44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gamma</text:p>
          </table:table-cell>
          <table:table-cell office:value-type="float" office:value="1.28661547333279" calcext:value-type="float">
            <text:p>1.28661547333279</text:p>
          </table:table-cell>
          <table:table-cell office:value-type="float" office:value="1.28993772261518" calcext:value-type="float">
            <text:p>1.28993772261518</text:p>
          </table:table-cell>
          <table:table-cell office:value-type="float" office:value="1.29331240462167" calcext:value-type="float">
            <text:p>1.29331240462167</text:p>
          </table:table-cell>
          <table:table-cell office:value-type="float" office:value="1.29675436216435" calcext:value-type="float">
            <text:p>1.29675436216435</text:p>
          </table:table-cell>
          <table:table-cell office:value-type="float" office:value="1.30028046666438" calcext:value-type="float">
            <text:p>1.30028046666438</text:p>
          </table:table-cell>
          <table:table-cell office:value-type="float" office:value="1.30389878577936" calcext:value-type="float">
            <text:p>1.30389878577936</text:p>
          </table:table-cell>
          <table:table-cell table:formula="of:==[.D447]=[.D446]" office:value-type="boolean" office:boolean-value="false" calcext:value-type="boolean">
            <text:p>FALSE</text:p>
          </table:table-cell>
          <table:table-cell table:formula="of:==[.E447]=[.E446]" office:value-type="boolean" office:boolean-value="false" calcext:value-type="boolean">
            <text:p>FALSE</text:p>
          </table:table-cell>
          <table:table-cell table:formula="of:==[.F447]=[.F446]" office:value-type="boolean" office:boolean-value="false" calcext:value-type="boolean">
            <text:p>FALSE</text:p>
          </table:table-cell>
          <table:table-cell table:formula="of:==[.G447]=[.G446]" office:value-type="boolean" office:boolean-value="false" calcext:value-type="boolean">
            <text:p>FALSE</text:p>
          </table:table-cell>
          <table:table-cell table:formula="of:==[.H447]=[.H446]" office:value-type="boolean" office:boolean-value="false" calcext:value-type="boolean">
            <text:p>FALSE</text:p>
          </table:table-cell>
          <table:table-cell table:formula="of:==[.I447]=[.I44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h</text:p>
          </table:table-cell>
          <table:table-cell office:value-type="float" office:value="43.3734979492681" calcext:value-type="float">
            <text:p>43.3734979492681</text:p>
          </table:table-cell>
          <table:table-cell office:value-type="float" office:value="39.5648684142489" calcext:value-type="float">
            <text:p>39.5648684142489</text:p>
          </table:table-cell>
          <table:table-cell office:value-type="float" office:value="35.7961992438197" calcext:value-type="float">
            <text:p>35.7961992438197</text:p>
          </table:table-cell>
          <table:table-cell office:value-type="float" office:value="32.2075010709516" calcext:value-type="float">
            <text:p>32.2075010709516</text:p>
          </table:table-cell>
          <table:table-cell office:value-type="float" office:value="28.9315356751527" calcext:value-type="float">
            <text:p>28.9315356751527</text:p>
          </table:table-cell>
          <table:table-cell office:value-type="float" office:value="25.6244591896332" calcext:value-type="float">
            <text:p>25.6244591896332</text:p>
          </table:table-cell>
          <table:table-cell table:formula="of:==[.D448]=[.D447]" office:value-type="boolean" office:boolean-value="false" calcext:value-type="boolean">
            <text:p>FALSE</text:p>
          </table:table-cell>
          <table:table-cell table:formula="of:==[.E448]=[.E447]" office:value-type="boolean" office:boolean-value="false" calcext:value-type="boolean">
            <text:p>FALSE</text:p>
          </table:table-cell>
          <table:table-cell table:formula="of:==[.F448]=[.F447]" office:value-type="boolean" office:boolean-value="false" calcext:value-type="boolean">
            <text:p>FALSE</text:p>
          </table:table-cell>
          <table:table-cell table:formula="of:==[.G448]=[.G447]" office:value-type="boolean" office:boolean-value="false" calcext:value-type="boolean">
            <text:p>FALSE</text:p>
          </table:table-cell>
          <table:table-cell table:formula="of:==[.H448]=[.H447]" office:value-type="boolean" office:boolean-value="false" calcext:value-type="boolean">
            <text:p>FALSE</text:p>
          </table:table-cell>
          <table:table-cell table:formula="of:==[.I448]=[.I44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MN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306102372862578" calcext:value-type="float">
            <text:p>0.306102372862578</text:p>
          </table:table-cell>
          <table:table-cell office:value-type="float" office:value="0.305887635906872" calcext:value-type="float">
            <text:p>0.305887635906872</text:p>
          </table:table-cell>
          <table:table-cell office:value-type="float" office:value="0.305627821438265" calcext:value-type="float">
            <text:p>0.305627821438265</text:p>
          </table:table-cell>
          <table:table-cell office:value-type="float" office:value="0.305304750873673" calcext:value-type="float">
            <text:p>0.305304750873673</text:p>
          </table:table-cell>
          <table:table-cell office:value-type="float" office:value="0.304978430371667" calcext:value-type="float">
            <text:p>0.304978430371667</text:p>
          </table:table-cell>
          <table:table-cell table:formula="of:==[.D449]=[.D448]" office:value-type="boolean" office:boolean-value="false" calcext:value-type="boolean">
            <text:p>FALSE</text:p>
          </table:table-cell>
          <table:table-cell table:formula="of:==[.E449]=[.E448]" office:value-type="boolean" office:boolean-value="false" calcext:value-type="boolean">
            <text:p>FALSE</text:p>
          </table:table-cell>
          <table:table-cell table:formula="of:==[.F449]=[.F448]" office:value-type="boolean" office:boolean-value="false" calcext:value-type="boolean">
            <text:p>FALSE</text:p>
          </table:table-cell>
          <table:table-cell table:formula="of:==[.G449]=[.G448]" office:value-type="boolean" office:boolean-value="false" calcext:value-type="boolean">
            <text:p>FALSE</text:p>
          </table:table-cell>
          <table:table-cell table:formula="of:==[.H449]=[.H448]" office:value-type="boolean" office:boolean-value="false" calcext:value-type="boolean">
            <text:p>FALSE</text:p>
          </table:table-cell>
          <table:table-cell table:formula="of:==[.I449]=[.I44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P</text:p>
          </table:table-cell>
          <table:table-cell office:value-type="float" office:value="69.6906576970976" calcext:value-type="float">
            <text:p>69.6906576970976</text:p>
          </table:table-cell>
          <table:table-cell office:value-type="float" office:value="64.334630833343" calcext:value-type="float">
            <text:p>64.334630833343</text:p>
          </table:table-cell>
          <table:table-cell office:value-type="float" office:value="59.119631478162" calcext:value-type="float">
            <text:p>59.119631478162</text:p>
          </table:table-cell>
          <table:table-cell office:value-type="float" office:value="53.9307961716949" calcext:value-type="float">
            <text:p>53.9307961716949</text:p>
          </table:table-cell>
          <table:table-cell office:value-type="float" office:value="49.2217890958921" calcext:value-type="float">
            <text:p>49.2217890958921</text:p>
          </table:table-cell>
          <table:table-cell office:value-type="float" office:value="44.6440663623214" calcext:value-type="float">
            <text:p>44.6440663623214</text:p>
          </table:table-cell>
          <table:table-cell table:formula="of:==[.D450]=[.D449]" office:value-type="boolean" office:boolean-value="false" calcext:value-type="boolean">
            <text:p>FALSE</text:p>
          </table:table-cell>
          <table:table-cell table:formula="of:==[.E450]=[.E449]" office:value-type="boolean" office:boolean-value="false" calcext:value-type="boolean">
            <text:p>FALSE</text:p>
          </table:table-cell>
          <table:table-cell table:formula="of:==[.F450]=[.F449]" office:value-type="boolean" office:boolean-value="false" calcext:value-type="boolean">
            <text:p>FALSE</text:p>
          </table:table-cell>
          <table:table-cell table:formula="of:==[.G450]=[.G449]" office:value-type="boolean" office:boolean-value="false" calcext:value-type="boolean">
            <text:p>FALSE</text:p>
          </table:table-cell>
          <table:table-cell table:formula="of:==[.H450]=[.H449]" office:value-type="boolean" office:boolean-value="false" calcext:value-type="boolean">
            <text:p>FALSE</text:p>
          </table:table-cell>
          <table:table-cell table:formula="of:==[.I450]=[.I44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451]=[.D450]" office:value-type="boolean" office:boolean-value="false" calcext:value-type="boolean">
            <text:p>FALSE</text:p>
          </table:table-cell>
          <table:table-cell table:formula="of:==[.E451]=[.E450]" office:value-type="boolean" office:boolean-value="false" calcext:value-type="boolean">
            <text:p>FALSE</text:p>
          </table:table-cell>
          <table:table-cell table:formula="of:==[.F451]=[.F450]" office:value-type="boolean" office:boolean-value="false" calcext:value-type="boolean">
            <text:p>FALSE</text:p>
          </table:table-cell>
          <table:table-cell table:formula="of:==[.G451]=[.G450]" office:value-type="boolean" office:boolean-value="false" calcext:value-type="boolean">
            <text:p>FALSE</text:p>
          </table:table-cell>
          <table:table-cell table:formula="of:==[.H451]=[.H450]" office:value-type="boolean" office:boolean-value="false" calcext:value-type="boolean">
            <text:p>FALSE</text:p>
          </table:table-cell>
          <table:table-cell table:formula="of:==[.I451]=[.I45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rho</text:p>
          </table:table-cell>
          <table:table-cell office:value-type="float" office:value="0.0707741621772969" calcext:value-type="float">
            <text:p>0.0707741621772969</text:p>
          </table:table-cell>
          <table:table-cell office:value-type="float" office:value="0.0675601869263254" calcext:value-type="float">
            <text:p>0.0675601869263254</text:p>
          </table:table-cell>
          <table:table-cell office:value-type="float" office:value="0.0642639527874771" calcext:value-type="float">
            <text:p>0.0642639527874771</text:p>
          </table:table-cell>
          <table:table-cell office:value-type="float" office:value="0.0607477469227356" calcext:value-type="float">
            <text:p>0.0607477469227356</text:p>
          </table:table-cell>
          <table:table-cell office:value-type="float" office:value="0.0575182145440832" calcext:value-type="float">
            <text:p>0.0575182145440832</text:p>
          </table:table-cell>
          <table:table-cell office:value-type="float" office:value="0.0541908469815091" calcext:value-type="float">
            <text:p>0.0541908469815091</text:p>
          </table:table-cell>
          <table:table-cell table:formula="of:==[.D452]=[.D451]" office:value-type="boolean" office:boolean-value="false" calcext:value-type="boolean">
            <text:p>FALSE</text:p>
          </table:table-cell>
          <table:table-cell table:formula="of:==[.E452]=[.E451]" office:value-type="boolean" office:boolean-value="false" calcext:value-type="boolean">
            <text:p>FALSE</text:p>
          </table:table-cell>
          <table:table-cell table:formula="of:==[.F452]=[.F451]" office:value-type="boolean" office:boolean-value="false" calcext:value-type="boolean">
            <text:p>FALSE</text:p>
          </table:table-cell>
          <table:table-cell table:formula="of:==[.G452]=[.G451]" office:value-type="boolean" office:boolean-value="false" calcext:value-type="boolean">
            <text:p>FALSE</text:p>
          </table:table-cell>
          <table:table-cell table:formula="of:==[.H452]=[.H451]" office:value-type="boolean" office:boolean-value="false" calcext:value-type="boolean">
            <text:p>FALSE</text:p>
          </table:table-cell>
          <table:table-cell table:formula="of:==[.I452]=[.I45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S</text:p>
          </table:table-cell>
          <table:table-cell office:value-type="float" office:value="1.98038981633568" calcext:value-type="float">
            <text:p>1.98038981633568</text:p>
          </table:table-cell>
          <table:table-cell office:value-type="float" office:value="1.97455559662358" calcext:value-type="float">
            <text:p>1.97455559662358</text:p>
          </table:table-cell>
          <table:table-cell office:value-type="float" office:value="1.96882850871502" calcext:value-type="float">
            <text:p>1.96882850871502</text:p>
          </table:table-cell>
          <table:table-cell office:value-type="float" office:value="1.96338031397358" calcext:value-type="float">
            <text:p>1.96338031397358</text:p>
          </table:table-cell>
          <table:table-cell office:value-type="float" office:value="1.95765462921094" calcext:value-type="float">
            <text:p>1.95765462921094</text:p>
          </table:table-cell>
          <table:table-cell office:value-type="float" office:value="1.95209167626331" calcext:value-type="float">
            <text:p>1.95209167626331</text:p>
          </table:table-cell>
          <table:table-cell table:formula="of:==[.D453]=[.D452]" office:value-type="boolean" office:boolean-value="false" calcext:value-type="boolean">
            <text:p>FALSE</text:p>
          </table:table-cell>
          <table:table-cell table:formula="of:==[.E453]=[.E452]" office:value-type="boolean" office:boolean-value="false" calcext:value-type="boolean">
            <text:p>FALSE</text:p>
          </table:table-cell>
          <table:table-cell table:formula="of:==[.F453]=[.F452]" office:value-type="boolean" office:boolean-value="false" calcext:value-type="boolean">
            <text:p>FALSE</text:p>
          </table:table-cell>
          <table:table-cell table:formula="of:==[.G453]=[.G452]" office:value-type="boolean" office:boolean-value="false" calcext:value-type="boolean">
            <text:p>FALSE</text:p>
          </table:table-cell>
          <table:table-cell table:formula="of:==[.H453]=[.H452]" office:value-type="boolean" office:boolean-value="false" calcext:value-type="boolean">
            <text:p>FALSE</text:p>
          </table:table-cell>
          <table:table-cell table:formula="of:==[.I453]=[.I45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T</text:p>
          </table:table-cell>
          <table:table-cell office:value-type="float" office:value="2658.10633363784" calcext:value-type="float">
            <text:p>2658.10633363784</text:p>
          </table:table-cell>
          <table:table-cell office:value-type="float" office:value="2570.54260008102" calcext:value-type="float">
            <text:p>2570.54260008102</text:p>
          </table:table-cell>
          <table:table-cell office:value-type="float" office:value="2483.32221810801" calcext:value-type="float">
            <text:p>2483.32221810801</text:p>
          </table:table-cell>
          <table:table-cell office:value-type="float" office:value="2396.47639179536" calcext:value-type="float">
            <text:p>2396.47639179536</text:p>
          </table:table-cell>
          <table:table-cell office:value-type="float" office:value="2310.02158348736" calcext:value-type="float">
            <text:p>2310.02158348736</text:p>
          </table:table-cell>
          <table:table-cell office:value-type="float" office:value="2223.81836649892" calcext:value-type="float">
            <text:p>2223.81836649892</text:p>
          </table:table-cell>
          <table:table-cell table:formula="of:==[.D454]=[.D453]" office:value-type="boolean" office:boolean-value="false" calcext:value-type="boolean">
            <text:p>FALSE</text:p>
          </table:table-cell>
          <table:table-cell table:formula="of:==[.E454]=[.E453]" office:value-type="boolean" office:boolean-value="false" calcext:value-type="boolean">
            <text:p>FALSE</text:p>
          </table:table-cell>
          <table:table-cell table:formula="of:==[.F454]=[.F453]" office:value-type="boolean" office:boolean-value="false" calcext:value-type="boolean">
            <text:p>FALSE</text:p>
          </table:table-cell>
          <table:table-cell table:formula="of:==[.G454]=[.G453]" office:value-type="boolean" office:boolean-value="false" calcext:value-type="boolean">
            <text:p>FALSE</text:p>
          </table:table-cell>
          <table:table-cell table:formula="of:==[.H454]=[.H453]" office:value-type="boolean" office:boolean-value="false" calcext:value-type="boolean">
            <text:p>FALSE</text:p>
          </table:table-cell>
          <table:table-cell table:formula="of:==[.I454]=[.I45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V</text:p>
          </table:table-cell>
          <table:table-cell office:value-type="float" office:value="742.087980958579" calcext:value-type="float">
            <text:p>742.087980958579</text:p>
          </table:table-cell>
          <table:table-cell office:value-type="float" office:value="730.234178133989" calcext:value-type="float">
            <text:p>730.234178133989</text:p>
          </table:table-cell>
          <table:table-cell office:value-type="float" office:value="718.174348229818" calcext:value-type="float">
            <text:p>718.174348229818</text:p>
          </table:table-cell>
          <table:table-cell office:value-type="float" office:value="705.844728570214" calcext:value-type="float">
            <text:p>705.844728570214</text:p>
          </table:table-cell>
          <table:table-cell office:value-type="float" office:value="693.205793703977" calcext:value-type="float">
            <text:p>693.205793703977</text:p>
          </table:table-cell>
          <table:table-cell office:value-type="float" office:value="680.368300896611" calcext:value-type="float">
            <text:p>680.368300896611</text:p>
          </table:table-cell>
          <table:table-cell table:formula="of:==[.D455]=[.D454]" office:value-type="boolean" office:boolean-value="false" calcext:value-type="boolean">
            <text:p>FALSE</text:p>
          </table:table-cell>
          <table:table-cell table:formula="of:==[.E455]=[.E454]" office:value-type="boolean" office:boolean-value="false" calcext:value-type="boolean">
            <text:p>FALSE</text:p>
          </table:table-cell>
          <table:table-cell table:formula="of:==[.F455]=[.F454]" office:value-type="boolean" office:boolean-value="false" calcext:value-type="boolean">
            <text:p>FALSE</text:p>
          </table:table-cell>
          <table:table-cell table:formula="of:==[.G455]=[.G454]" office:value-type="boolean" office:boolean-value="false" calcext:value-type="boolean">
            <text:p>FALSE</text:p>
          </table:table-cell>
          <table:table-cell table:formula="of:==[.H455]=[.H454]" office:value-type="boolean" office:boolean-value="false" calcext:value-type="boolean">
            <text:p>FALSE</text:p>
          </table:table-cell>
          <table:table-cell table:formula="of:==[.I455]=[.I45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Vsonic</text:p>
          </table:table-cell>
          <table:table-cell office:value-type="float" office:value="2422.74887678282" calcext:value-type="float">
            <text:p>2422.74887678282</text:p>
          </table:table-cell>
          <table:table-cell office:value-type="float" office:value="2385.58810016746" calcext:value-type="float">
            <text:p>2385.58810016746</text:p>
          </table:table-cell>
          <table:table-cell office:value-type="float" office:value="2347.83712686075" calcext:value-type="float">
            <text:p>2347.83712686075</text:p>
          </table:table-cell>
          <table:table-cell office:value-type="float" office:value="2309.49108379124" calcext:value-type="float">
            <text:p>2309.49108379124</text:p>
          </table:table-cell>
          <table:table-cell office:value-type="float" office:value="2270.53719839036" calcext:value-type="float">
            <text:p>2270.53719839036</text:p>
          </table:table-cell>
          <table:table-cell office:value-type="float" office:value="2230.87350822636" calcext:value-type="float">
            <text:p>2230.87350822636</text:p>
          </table:table-cell>
          <table:table-cell table:formula="of:==[.D456]=[.D455]" office:value-type="boolean" office:boolean-value="false" calcext:value-type="boolean">
            <text:p>FALSE</text:p>
          </table:table-cell>
          <table:table-cell table:formula="of:==[.E456]=[.E455]" office:value-type="boolean" office:boolean-value="false" calcext:value-type="boolean">
            <text:p>FALSE</text:p>
          </table:table-cell>
          <table:table-cell table:formula="of:==[.F456]=[.F455]" office:value-type="boolean" office:boolean-value="false" calcext:value-type="boolean">
            <text:p>FALSE</text:p>
          </table:table-cell>
          <table:table-cell table:formula="of:==[.G456]=[.G455]" office:value-type="boolean" office:boolean-value="false" calcext:value-type="boolean">
            <text:p>FALSE</text:p>
          </table:table-cell>
          <table:table-cell table:formula="of:==[.H456]=[.H455]" office:value-type="boolean" office:boolean-value="false" calcext:value-type="boolean">
            <text:p>FALSE</text:p>
          </table:table-cell>
          <table:table-cell table:formula="of:==[.I456]=[.I45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W</text:p>
          </table:table-cell>
          <table:table-cell office:value-type="float" office:value="15.4521451494102" calcext:value-type="float">
            <text:p>15.4521451494102</text:p>
          </table:table-cell>
          <table:table-cell office:value-type="float" office:value="14.5148196133163" calcext:value-type="float">
            <text:p>14.5148196133163</text:p>
          </table:table-cell>
          <table:table-cell office:value-type="float" office:value="13.5786304290295" calcext:value-type="float">
            <text:p>13.5786304290295</text:p>
          </table:table-cell>
          <table:table-cell office:value-type="float" office:value="12.6153119756418" calcext:value-type="float">
            <text:p>12.6153119756418</text:p>
          </table:table-cell>
          <table:table-cell office:value-type="float" office:value="11.7307620260548" calcext:value-type="float">
            <text:p>11.7307620260548</text:p>
          </table:table-cell>
          <table:table-cell office:value-type="float" office:value="10.8474749152149" calcext:value-type="float">
            <text:p>10.8474749152149</text:p>
          </table:table-cell>
          <table:table-cell table:formula="of:==[.D457]=[.D456]" office:value-type="boolean" office:boolean-value="false" calcext:value-type="boolean">
            <text:p>FALSE</text:p>
          </table:table-cell>
          <table:table-cell table:formula="of:==[.E457]=[.E456]" office:value-type="boolean" office:boolean-value="false" calcext:value-type="boolean">
            <text:p>FALSE</text:p>
          </table:table-cell>
          <table:table-cell table:formula="of:==[.F457]=[.F456]" office:value-type="boolean" office:boolean-value="false" calcext:value-type="boolean">
            <text:p>FALSE</text:p>
          </table:table-cell>
          <table:table-cell table:formula="of:==[.G457]=[.G456]" office:value-type="boolean" office:boolean-value="false" calcext:value-type="boolean">
            <text:p>FALSE</text:p>
          </table:table-cell>
          <table:table-cell table:formula="of:==[.H457]=[.H456]" office:value-type="boolean" office:boolean-value="false" calcext:value-type="boolean">
            <text:p>FALSE</text:p>
          </table:table-cell>
          <table:table-cell table:formula="of:==[.I457]=[.I45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458]=[.D457]" office:value-type="boolean" office:boolean-value="false" calcext:value-type="boolean">
            <text:p>FALSE</text:p>
          </table:table-cell>
          <table:table-cell table:formula="of:==[.E458]=[.E457]" office:value-type="boolean" office:boolean-value="false" calcext:value-type="boolean">
            <text:p>FALSE</text:p>
          </table:table-cell>
          <table:table-cell table:formula="of:==[.F458]=[.F457]" office:value-type="boolean" office:boolean-value="false" calcext:value-type="boolean">
            <text:p>FALSE</text:p>
          </table:table-cell>
          <table:table-cell table:formula="of:==[.G458]=[.G457]" office:value-type="boolean" office:boolean-value="false" calcext:value-type="boolean">
            <text:p>FALSE</text:p>
          </table:table-cell>
          <table:table-cell table:formula="of:==[.H458]=[.H457]" office:value-type="boolean" office:boolean-value="false" calcext:value-type="boolean">
            <text:p>FALSE</text:p>
          </table:table-cell>
          <table:table-cell table:formula="of:==[.I458]=[.I45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tot:Cp</text:p>
          </table:table-cell>
          <table:table-cell office:value-type="float" office:value="0.308640463647533" calcext:value-type="float">
            <text:p>0.308640463647533</text:p>
          </table:table-cell>
          <table:table-cell office:value-type="float" office:value="0.305856129272233" calcext:value-type="float">
            <text:p>0.305856129272233</text:p>
          </table:table-cell>
          <table:table-cell office:value-type="float" office:value="0.30310333661136" calcext:value-type="float">
            <text:p>0.30310333661136</text:p>
          </table:table-cell>
          <table:table-cell office:value-type="float" office:value="0.300368621233186" calcext:value-type="float">
            <text:p>0.300368621233186</text:p>
          </table:table-cell>
          <table:table-cell office:value-type="float" office:value="0.29763862469001" calcext:value-type="float">
            <text:p>0.29763862469001</text:p>
          </table:table-cell>
          <table:table-cell office:value-type="float" office:value="0.294908695872828" calcext:value-type="float">
            <text:p>0.294908695872828</text:p>
          </table:table-cell>
          <table:table-cell table:formula="of:==[.D459]=[.D458]" office:value-type="boolean" office:boolean-value="false" calcext:value-type="boolean">
            <text:p>FALSE</text:p>
          </table:table-cell>
          <table:table-cell table:formula="of:==[.E459]=[.E458]" office:value-type="boolean" office:boolean-value="false" calcext:value-type="boolean">
            <text:p>FALSE</text:p>
          </table:table-cell>
          <table:table-cell table:formula="of:==[.F459]=[.F458]" office:value-type="boolean" office:boolean-value="false" calcext:value-type="boolean">
            <text:p>FALSE</text:p>
          </table:table-cell>
          <table:table-cell table:formula="of:==[.G459]=[.G458]" office:value-type="boolean" office:boolean-value="false" calcext:value-type="boolean">
            <text:p>FALSE</text:p>
          </table:table-cell>
          <table:table-cell table:formula="of:==[.H459]=[.H458]" office:value-type="boolean" office:boolean-value="false" calcext:value-type="boolean">
            <text:p>FALSE</text:p>
          </table:table-cell>
          <table:table-cell table:formula="of:==[.I459]=[.I45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tot:Cv</text:p>
          </table:table-cell>
          <table:table-cell office:value-type="float" office:value="0.240074657676873" calcext:value-type="float">
            <text:p>0.240074657676873</text:p>
          </table:table-cell>
          <table:table-cell office:value-type="float" office:value="0.237295542006783" calcext:value-type="float">
            <text:p>0.237295542006783</text:p>
          </table:table-cell>
          <table:table-cell office:value-type="float" office:value="0.2345461305758" calcext:value-type="float">
            <text:p>0.2345461305758</text:p>
          </table:table-cell>
          <table:table-cell office:value-type="float" office:value="0.231813480392714" calcext:value-type="float">
            <text:p>0.231813480392714</text:p>
          </table:table-cell>
          <table:table-cell office:value-type="float" office:value="0.229084640869503" calcext:value-type="float">
            <text:p>0.229084640869503</text:p>
          </table:table-cell>
          <table:table-cell office:value-type="float" office:value="0.226355242367405" calcext:value-type="float">
            <text:p>0.226355242367405</text:p>
          </table:table-cell>
          <table:table-cell table:formula="of:==[.D460]=[.D459]" office:value-type="boolean" office:boolean-value="false" calcext:value-type="boolean">
            <text:p>FALSE</text:p>
          </table:table-cell>
          <table:table-cell table:formula="of:==[.E460]=[.E459]" office:value-type="boolean" office:boolean-value="false" calcext:value-type="boolean">
            <text:p>FALSE</text:p>
          </table:table-cell>
          <table:table-cell table:formula="of:==[.F460]=[.F459]" office:value-type="boolean" office:boolean-value="false" calcext:value-type="boolean">
            <text:p>FALSE</text:p>
          </table:table-cell>
          <table:table-cell table:formula="of:==[.G460]=[.G459]" office:value-type="boolean" office:boolean-value="false" calcext:value-type="boolean">
            <text:p>FALSE</text:p>
          </table:table-cell>
          <table:table-cell table:formula="of:==[.H460]=[.H459]" office:value-type="boolean" office:boolean-value="false" calcext:value-type="boolean">
            <text:p>FALSE</text:p>
          </table:table-cell>
          <table:table-cell table:formula="of:==[.I460]=[.I45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tot:gamma</text:p>
          </table:table-cell>
          <table:table-cell office:value-type="float" office:value="1.2855964443799" calcext:value-type="float">
            <text:p>1.2855964443799</text:p>
          </table:table-cell>
          <table:table-cell office:value-type="float" office:value="1.28892065436684" calcext:value-type="float">
            <text:p>1.28892065436684</text:p>
          </table:table-cell>
          <table:table-cell office:value-type="float" office:value="1.29229405182619" calcext:value-type="float">
            <text:p>1.29229405182619</text:p>
          </table:table-cell>
          <table:table-cell office:value-type="float" office:value="1.29573148352066" calcext:value-type="float">
            <text:p>1.29573148352066</text:p>
          </table:table-cell>
          <table:table-cell office:value-type="float" office:value="1.29924970758021" calcext:value-type="float">
            <text:p>1.29924970758021</text:p>
          </table:table-cell>
          <table:table-cell office:value-type="float" office:value="1.30285614150856" calcext:value-type="float">
            <text:p>1.30285614150856</text:p>
          </table:table-cell>
          <table:table-cell table:formula="of:==[.D461]=[.D460]" office:value-type="boolean" office:boolean-value="false" calcext:value-type="boolean">
            <text:p>FALSE</text:p>
          </table:table-cell>
          <table:table-cell table:formula="of:==[.E461]=[.E460]" office:value-type="boolean" office:boolean-value="false" calcext:value-type="boolean">
            <text:p>FALSE</text:p>
          </table:table-cell>
          <table:table-cell table:formula="of:==[.F461]=[.F460]" office:value-type="boolean" office:boolean-value="false" calcext:value-type="boolean">
            <text:p>FALSE</text:p>
          </table:table-cell>
          <table:table-cell table:formula="of:==[.G461]=[.G460]" office:value-type="boolean" office:boolean-value="false" calcext:value-type="boolean">
            <text:p>FALSE</text:p>
          </table:table-cell>
          <table:table-cell table:formula="of:==[.H461]=[.H460]" office:value-type="boolean" office:boolean-value="false" calcext:value-type="boolean">
            <text:p>FALSE</text:p>
          </table:table-cell>
          <table:table-cell table:formula="of:==[.I461]=[.I46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tot:h</text:p>
          </table:table-cell>
          <table:table-cell office:value-type="float" office:value="54.371176324652" calcext:value-type="float">
            <text:p>54.371176324652</text:p>
          </table:table-cell>
          <table:table-cell office:value-type="float" office:value="50.21400828251" calcext:value-type="float">
            <text:p>50.21400828251</text:p>
          </table:table-cell>
          <table:table-cell office:value-type="float" office:value="46.0965021670912" calcext:value-type="float">
            <text:p>46.0965021670912</text:p>
          </table:table-cell>
          <table:table-cell office:value-type="float" office:value="42.1571686375923" calcext:value-type="float">
            <text:p>42.1571686375923</text:p>
          </table:table-cell>
          <table:table-cell office:value-type="float" office:value="38.5280736657907" calcext:value-type="float">
            <text:p>38.5280736657907</text:p>
          </table:table-cell>
          <table:table-cell office:value-type="float" office:value="34.8688513712905" calcext:value-type="float">
            <text:p>34.8688513712905</text:p>
          </table:table-cell>
          <table:table-cell table:formula="of:==[.D462]=[.D461]" office:value-type="boolean" office:boolean-value="false" calcext:value-type="boolean">
            <text:p>FALSE</text:p>
          </table:table-cell>
          <table:table-cell table:formula="of:==[.E462]=[.E461]" office:value-type="boolean" office:boolean-value="false" calcext:value-type="boolean">
            <text:p>FALSE</text:p>
          </table:table-cell>
          <table:table-cell table:formula="of:==[.F462]=[.F461]" office:value-type="boolean" office:boolean-value="false" calcext:value-type="boolean">
            <text:p>FALSE</text:p>
          </table:table-cell>
          <table:table-cell table:formula="of:==[.G462]=[.G461]" office:value-type="boolean" office:boolean-value="false" calcext:value-type="boolean">
            <text:p>FALSE</text:p>
          </table:table-cell>
          <table:table-cell table:formula="of:==[.H462]=[.H461]" office:value-type="boolean" office:boolean-value="false" calcext:value-type="boolean">
            <text:p>FALSE</text:p>
          </table:table-cell>
          <table:table-cell table:formula="of:==[.I462]=[.I46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tot:P</text:p>
          </table:table-cell>
          <table:table-cell office:value-type="float" office:value="73.9966211632783" calcext:value-type="float">
            <text:p>73.9966211632783</text:p>
          </table:table-cell>
          <table:table-cell office:value-type="float" office:value="68.314660354833" calcext:value-type="float">
            <text:p>68.314660354833</text:p>
          </table:table-cell>
          <table:table-cell office:value-type="float" office:value="62.7813382087635" calcext:value-type="float">
            <text:p>62.7813382087635</text:p>
          </table:table-cell>
          <table:table-cell office:value-type="float" office:value="57.27418664446" calcext:value-type="float">
            <text:p>57.27418664446</text:p>
          </table:table-cell>
          <table:table-cell office:value-type="float" office:value="52.2749267985137" calcext:value-type="float">
            <text:p>52.2749267985137</text:p>
          </table:table-cell>
          <table:table-cell office:value-type="float" office:value="47.4148879960896" calcext:value-type="float">
            <text:p>47.4148879960896</text:p>
          </table:table-cell>
          <table:table-cell table:formula="of:==[.D463]=[.D462]" office:value-type="boolean" office:boolean-value="false" calcext:value-type="boolean">
            <text:p>FALSE</text:p>
          </table:table-cell>
          <table:table-cell table:formula="of:==[.E463]=[.E462]" office:value-type="boolean" office:boolean-value="false" calcext:value-type="boolean">
            <text:p>FALSE</text:p>
          </table:table-cell>
          <table:table-cell table:formula="of:==[.F463]=[.F462]" office:value-type="boolean" office:boolean-value="false" calcext:value-type="boolean">
            <text:p>FALSE</text:p>
          </table:table-cell>
          <table:table-cell table:formula="of:==[.G463]=[.G462]" office:value-type="boolean" office:boolean-value="false" calcext:value-type="boolean">
            <text:p>FALSE</text:p>
          </table:table-cell>
          <table:table-cell table:formula="of:==[.H463]=[.H462]" office:value-type="boolean" office:boolean-value="false" calcext:value-type="boolean">
            <text:p>FALSE</text:p>
          </table:table-cell>
          <table:table-cell table:formula="of:==[.I463]=[.I46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tot:R</text:p>
          </table:table-cell>
          <table:table-cell office:value-type="float" office:value="0.068551405257308" calcext:value-type="float">
            <text:p>0.068551405257308</text:p>
          </table:table-cell>
          <table:table-cell office:value-type="float" office:value="0.0685516421792946" calcext:value-type="float">
            <text:p>0.0685516421792946</text:p>
          </table:table-cell>
          <table:table-cell office:value-type="float" office:value="0.0685519447044261" calcext:value-type="float">
            <text:p>0.0685519447044261</text:p>
          </table:table-cell>
          <table:table-cell office:value-type="float" office:value="0.0685522934675402" calcext:value-type="float">
            <text:p>0.0685522934675402</text:p>
          </table:table-cell>
          <table:table-cell office:value-type="float" office:value="0.0685526734248655" calcext:value-type="float">
            <text:p>0.0685526734248655</text:p>
          </table:table-cell>
          <table:table-cell office:value-type="float" office:value="0.0685530683209756" calcext:value-type="float">
            <text:p>0.0685530683209756</text:p>
          </table:table-cell>
          <table:table-cell table:formula="of:==[.D464]=[.D463]" office:value-type="boolean" office:boolean-value="false" calcext:value-type="boolean">
            <text:p>FALSE</text:p>
          </table:table-cell>
          <table:table-cell table:formula="of:==[.E464]=[.E463]" office:value-type="boolean" office:boolean-value="false" calcext:value-type="boolean">
            <text:p>FALSE</text:p>
          </table:table-cell>
          <table:table-cell table:formula="of:==[.F464]=[.F463]" office:value-type="boolean" office:boolean-value="false" calcext:value-type="boolean">
            <text:p>FALSE</text:p>
          </table:table-cell>
          <table:table-cell table:formula="of:==[.G464]=[.G463]" office:value-type="boolean" office:boolean-value="false" calcext:value-type="boolean">
            <text:p>FALSE</text:p>
          </table:table-cell>
          <table:table-cell table:formula="of:==[.H464]=[.H463]" office:value-type="boolean" office:boolean-value="false" calcext:value-type="boolean">
            <text:p>FALSE</text:p>
          </table:table-cell>
          <table:table-cell table:formula="of:==[.I464]=[.I46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tot:rho</text:p>
          </table:table-cell>
          <table:table-cell office:value-type="float" office:value="0.0741514673266356" calcext:value-type="float">
            <text:p>0.0741514673266356</text:p>
          </table:table-cell>
          <table:table-cell office:value-type="float" office:value="0.0707796344514087" calcext:value-type="float">
            <text:p>0.0707796344514087</text:p>
          </table:table-cell>
          <table:table-cell office:value-type="float" office:value="0.0673217117459428" calcext:value-type="float">
            <text:p>0.0673217117459428</text:p>
          </table:table-cell>
          <table:table-cell office:value-type="float" office:value="0.0636329780553112" calcext:value-type="float">
            <text:p>0.0636329780553112</text:p>
          </table:table-cell>
          <table:table-cell office:value-type="float" office:value="0.0602439693658694" calcext:value-type="float">
            <text:p>0.0602439693658694</text:p>
          </table:table-cell>
          <table:table-cell office:value-type="float" office:value="0.0567531338093697" calcext:value-type="float">
            <text:p>0.0567531338093697</text:p>
          </table:table-cell>
          <table:table-cell table:formula="of:==[.D465]=[.D464]" office:value-type="boolean" office:boolean-value="false" calcext:value-type="boolean">
            <text:p>FALSE</text:p>
          </table:table-cell>
          <table:table-cell table:formula="of:==[.E465]=[.E464]" office:value-type="boolean" office:boolean-value="false" calcext:value-type="boolean">
            <text:p>FALSE</text:p>
          </table:table-cell>
          <table:table-cell table:formula="of:==[.F465]=[.F464]" office:value-type="boolean" office:boolean-value="false" calcext:value-type="boolean">
            <text:p>FALSE</text:p>
          </table:table-cell>
          <table:table-cell table:formula="of:==[.G465]=[.G464]" office:value-type="boolean" office:boolean-value="false" calcext:value-type="boolean">
            <text:p>FALSE</text:p>
          </table:table-cell>
          <table:table-cell table:formula="of:==[.H465]=[.H464]" office:value-type="boolean" office:boolean-value="false" calcext:value-type="boolean">
            <text:p>FALSE</text:p>
          </table:table-cell>
          <table:table-cell table:formula="of:==[.I465]=[.I46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tot:S</text:p>
          </table:table-cell>
          <table:table-cell office:value-type="float" office:value="1.98038981633568" calcext:value-type="float">
            <text:p>1.98038981633568</text:p>
          </table:table-cell>
          <table:table-cell office:value-type="float" office:value="1.97455559662358" calcext:value-type="float">
            <text:p>1.97455559662358</text:p>
          </table:table-cell>
          <table:table-cell office:value-type="float" office:value="1.96882850871502" calcext:value-type="float">
            <text:p>1.96882850871502</text:p>
          </table:table-cell>
          <table:table-cell office:value-type="float" office:value="1.96338031397358" calcext:value-type="float">
            <text:p>1.96338031397358</text:p>
          </table:table-cell>
          <table:table-cell office:value-type="float" office:value="1.95765462921094" calcext:value-type="float">
            <text:p>1.95765462921094</text:p>
          </table:table-cell>
          <table:table-cell office:value-type="float" office:value="1.95209167626331" calcext:value-type="float">
            <text:p>1.95209167626331</text:p>
          </table:table-cell>
          <table:table-cell table:formula="of:==[.D466]=[.D465]" office:value-type="boolean" office:boolean-value="false" calcext:value-type="boolean">
            <text:p>FALSE</text:p>
          </table:table-cell>
          <table:table-cell table:formula="of:==[.E466]=[.E465]" office:value-type="boolean" office:boolean-value="false" calcext:value-type="boolean">
            <text:p>FALSE</text:p>
          </table:table-cell>
          <table:table-cell table:formula="of:==[.F466]=[.F465]" office:value-type="boolean" office:boolean-value="false" calcext:value-type="boolean">
            <text:p>FALSE</text:p>
          </table:table-cell>
          <table:table-cell table:formula="of:==[.G466]=[.G465]" office:value-type="boolean" office:boolean-value="false" calcext:value-type="boolean">
            <text:p>FALSE</text:p>
          </table:table-cell>
          <table:table-cell table:formula="of:==[.H466]=[.H465]" office:value-type="boolean" office:boolean-value="false" calcext:value-type="boolean">
            <text:p>FALSE</text:p>
          </table:table-cell>
          <table:table-cell table:formula="of:==[.I466]=[.I46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lpt.in_flow.Fl_I:tot:T</text:p>
          </table:table-cell>
          <table:table-cell office:value-type="float" office:value="2693.79286635269" calcext:value-type="float">
            <text:p>2693.79286635269</text:p>
          </table:table-cell>
          <table:table-cell office:value-type="float" office:value="2605.41047924144" calcext:value-type="float">
            <text:p>2605.41047924144</text:p>
          </table:table-cell>
          <table:table-cell office:value-type="float" office:value="2517.35265259083" calcext:value-type="float">
            <text:p>2517.35265259083</text:p>
          </table:table-cell>
          <table:table-cell office:value-type="float" office:value="2429.64662402076" calcext:value-type="float">
            <text:p>2429.64662402076</text:p>
          </table:table-cell>
          <table:table-cell office:value-type="float" office:value="2342.30733611114" calcext:value-type="float">
            <text:p>2342.30733611114</text:p>
          </table:table-cell>
          <table:table-cell office:value-type="float" office:value="2255.20696446711" calcext:value-type="float">
            <text:p>2255.20696446711</text:p>
          </table:table-cell>
          <table:table-cell table:formula="of:==[.D467]=[.D466]" office:value-type="boolean" office:boolean-value="false" calcext:value-type="boolean">
            <text:p>FALSE</text:p>
          </table:table-cell>
          <table:table-cell table:formula="of:==[.E467]=[.E466]" office:value-type="boolean" office:boolean-value="false" calcext:value-type="boolean">
            <text:p>FALSE</text:p>
          </table:table-cell>
          <table:table-cell table:formula="of:==[.F467]=[.F466]" office:value-type="boolean" office:boolean-value="false" calcext:value-type="boolean">
            <text:p>FALSE</text:p>
          </table:table-cell>
          <table:table-cell table:formula="of:==[.G467]=[.G466]" office:value-type="boolean" office:boolean-value="false" calcext:value-type="boolean">
            <text:p>FALSE</text:p>
          </table:table-cell>
          <table:table-cell table:formula="of:==[.H467]=[.H466]" office:value-type="boolean" office:boolean-value="false" calcext:value-type="boolean">
            <text:p>FALSE</text:p>
          </table:table-cell>
          <table:table-cell table:formula="of:==[.I467]=[.I46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468]=[.D467]" office:value-type="boolean" office:boolean-value="false" calcext:value-type="boolean">
            <text:p>FALSE</text:p>
          </table:table-cell>
          <table:table-cell table:formula="of:==[.E468]=[.E467]" office:value-type="boolean" office:boolean-value="false" calcext:value-type="boolean">
            <text:p>FALSE</text:p>
          </table:table-cell>
          <table:table-cell table:formula="of:==[.F468]=[.F467]" office:value-type="boolean" office:boolean-value="false" calcext:value-type="boolean">
            <text:p>FALSE</text:p>
          </table:table-cell>
          <table:table-cell table:formula="of:==[.G468]=[.G467]" office:value-type="boolean" office:boolean-value="false" calcext:value-type="boolean">
            <text:p>FALSE</text:p>
          </table:table-cell>
          <table:table-cell table:formula="of:==[.H468]=[.H467]" office:value-type="boolean" office:boolean-value="false" calcext:value-type="boolean">
            <text:p>FALSE</text:p>
          </table:table-cell>
          <table:table-cell table:formula="of:==[.I468]=[.I46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area</text:p>
          </table:table-cell>
          <table:table-cell table:number-columns-repeated="6" office:value-type="float" office:value="2327.45150959417" calcext:value-type="float">
            <text:p>2327.45150959417</text:p>
          </table:table-cell>
          <table:table-cell table:formula="of:==[.D469]=[.D468]" office:value-type="boolean" office:boolean-value="false" calcext:value-type="boolean">
            <text:p>FALSE</text:p>
          </table:table-cell>
          <table:table-cell table:formula="of:==[.E469]=[.E468]" office:value-type="boolean" office:boolean-value="false" calcext:value-type="boolean">
            <text:p>FALSE</text:p>
          </table:table-cell>
          <table:table-cell table:formula="of:==[.F469]=[.F468]" office:value-type="boolean" office:boolean-value="false" calcext:value-type="boolean">
            <text:p>FALSE</text:p>
          </table:table-cell>
          <table:table-cell table:formula="of:==[.G469]=[.G468]" office:value-type="boolean" office:boolean-value="false" calcext:value-type="boolean">
            <text:p>FALSE</text:p>
          </table:table-cell>
          <table:table-cell table:formula="of:==[.H469]=[.H468]" office:value-type="boolean" office:boolean-value="false" calcext:value-type="boolean">
            <text:p>FALSE</text:p>
          </table:table-cell>
          <table:table-cell table:formula="of:==[.I469]=[.I46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Cp</text:p>
          </table:table-cell>
          <table:table-cell office:value-type="float" office:value="0.342639338373477" calcext:value-type="float">
            <text:p>0.342639338373477</text:p>
          </table:table-cell>
          <table:table-cell office:value-type="float" office:value="0.342871893512397" calcext:value-type="float">
            <text:p>0.342871893512397</text:p>
          </table:table-cell>
          <table:table-cell office:value-type="float" office:value="0.343122914893995" calcext:value-type="float">
            <text:p>0.343122914893995</text:p>
          </table:table-cell>
          <table:table-cell office:value-type="float" office:value="0.343411140006406" calcext:value-type="float">
            <text:p>0.343411140006406</text:p>
          </table:table-cell>
          <table:table-cell office:value-type="float" office:value="0.343704666089742" calcext:value-type="float">
            <text:p>0.343704666089742</text:p>
          </table:table-cell>
          <table:table-cell office:value-type="float" office:value="0.344026500409847" calcext:value-type="float">
            <text:p>0.344026500409847</text:p>
          </table:table-cell>
          <table:table-cell table:formula="of:==[.D470]=[.D469]" office:value-type="boolean" office:boolean-value="false" calcext:value-type="boolean">
            <text:p>FALSE</text:p>
          </table:table-cell>
          <table:table-cell table:formula="of:==[.E470]=[.E469]" office:value-type="boolean" office:boolean-value="false" calcext:value-type="boolean">
            <text:p>FALSE</text:p>
          </table:table-cell>
          <table:table-cell table:formula="of:==[.F470]=[.F469]" office:value-type="boolean" office:boolean-value="false" calcext:value-type="boolean">
            <text:p>FALSE</text:p>
          </table:table-cell>
          <table:table-cell table:formula="of:==[.G470]=[.G469]" office:value-type="boolean" office:boolean-value="false" calcext:value-type="boolean">
            <text:p>FALSE</text:p>
          </table:table-cell>
          <table:table-cell table:formula="of:==[.H470]=[.H469]" office:value-type="boolean" office:boolean-value="false" calcext:value-type="boolean">
            <text:p>FALSE</text:p>
          </table:table-cell>
          <table:table-cell table:formula="of:==[.I470]=[.I46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Cv</text:p>
          </table:table-cell>
          <table:table-cell office:value-type="float" office:value="0.273466116993775" calcext:value-type="float">
            <text:p>0.273466116993775</text:p>
          </table:table-cell>
          <table:table-cell office:value-type="float" office:value="0.273685576074685" calcext:value-type="float">
            <text:p>0.273685576074685</text:p>
          </table:table-cell>
          <table:table-cell office:value-type="float" office:value="0.273922453659998" calcext:value-type="float">
            <text:p>0.273922453659998</text:p>
          </table:table-cell>
          <table:table-cell office:value-type="float" office:value="0.274194428848253" calcext:value-type="float">
            <text:p>0.274194428848253</text:p>
          </table:table-cell>
          <table:table-cell office:value-type="float" office:value="0.274471395455101" calcext:value-type="float">
            <text:p>0.274471395455101</text:p>
          </table:table-cell>
          <table:table-cell office:value-type="float" office:value="0.274775061087646" calcext:value-type="float">
            <text:p>0.274775061087646</text:p>
          </table:table-cell>
          <table:table-cell table:formula="of:==[.D471]=[.D470]" office:value-type="boolean" office:boolean-value="false" calcext:value-type="boolean">
            <text:p>FALSE</text:p>
          </table:table-cell>
          <table:table-cell table:formula="of:==[.E471]=[.E470]" office:value-type="boolean" office:boolean-value="false" calcext:value-type="boolean">
            <text:p>FALSE</text:p>
          </table:table-cell>
          <table:table-cell table:formula="of:==[.F471]=[.F470]" office:value-type="boolean" office:boolean-value="false" calcext:value-type="boolean">
            <text:p>FALSE</text:p>
          </table:table-cell>
          <table:table-cell table:formula="of:==[.G471]=[.G470]" office:value-type="boolean" office:boolean-value="false" calcext:value-type="boolean">
            <text:p>FALSE</text:p>
          </table:table-cell>
          <table:table-cell table:formula="of:==[.H471]=[.H470]" office:value-type="boolean" office:boolean-value="false" calcext:value-type="boolean">
            <text:p>FALSE</text:p>
          </table:table-cell>
          <table:table-cell table:formula="of:==[.I471]=[.I47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gamma</text:p>
          </table:table-cell>
          <table:table-cell office:value-type="float" office:value="1.25279785666015" calcext:value-type="float">
            <text:p>1.25279785666015</text:p>
          </table:table-cell>
          <table:table-cell office:value-type="float" office:value="1.25263968053967" calcext:value-type="float">
            <text:p>1.25263968053967</text:p>
          </table:table-cell>
          <table:table-cell office:value-type="float" office:value="1.25246925408651" calcext:value-type="float">
            <text:p>1.25246925408651</text:p>
          </table:table-cell>
          <table:table-cell office:value-type="float" office:value="1.25227396398345" calcext:value-type="float">
            <text:p>1.25227396398345</text:p>
          </table:table-cell>
          <table:table-cell office:value-type="float" office:value="1.25207551452508" calcext:value-type="float">
            <text:p>1.25207551452508</text:p>
          </table:table-cell>
          <table:table-cell office:value-type="float" office:value="1.25185842544901" calcext:value-type="float">
            <text:p>1.25185842544901</text:p>
          </table:table-cell>
          <table:table-cell table:formula="of:==[.D472]=[.D471]" office:value-type="boolean" office:boolean-value="false" calcext:value-type="boolean">
            <text:p>FALSE</text:p>
          </table:table-cell>
          <table:table-cell table:formula="of:==[.E472]=[.E471]" office:value-type="boolean" office:boolean-value="false" calcext:value-type="boolean">
            <text:p>FALSE</text:p>
          </table:table-cell>
          <table:table-cell table:formula="of:==[.F472]=[.F471]" office:value-type="boolean" office:boolean-value="false" calcext:value-type="boolean">
            <text:p>FALSE</text:p>
          </table:table-cell>
          <table:table-cell table:formula="of:==[.G472]=[.G471]" office:value-type="boolean" office:boolean-value="false" calcext:value-type="boolean">
            <text:p>FALSE</text:p>
          </table:table-cell>
          <table:table-cell table:formula="of:==[.H472]=[.H471]" office:value-type="boolean" office:boolean-value="false" calcext:value-type="boolean">
            <text:p>FALSE</text:p>
          </table:table-cell>
          <table:table-cell table:formula="of:==[.I472]=[.I47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h</text:p>
          </table:table-cell>
          <table:table-cell office:value-type="float" office:value="-24.4355003857586" calcext:value-type="float">
            <text:p>-24.4355003857586</text:p>
          </table:table-cell>
          <table:table-cell office:value-type="float" office:value="-24.4353579454132" calcext:value-type="float">
            <text:p>-24.4353579454132</text:p>
          </table:table-cell>
          <table:table-cell office:value-type="float" office:value="-24.4352044428339" calcext:value-type="float">
            <text:p>-24.4352044428339</text:p>
          </table:table-cell>
          <table:table-cell office:value-type="float" office:value="-24.4350285001001" calcext:value-type="float">
            <text:p>-24.4350285001001</text:p>
          </table:table-cell>
          <table:table-cell office:value-type="float" office:value="-24.4348496537824" calcext:value-type="float">
            <text:p>-24.4348496537824</text:p>
          </table:table-cell>
          <table:table-cell office:value-type="float" office:value="-24.4346539341446" calcext:value-type="float">
            <text:p>-24.4346539341446</text:p>
          </table:table-cell>
          <table:table-cell table:formula="of:==[.D473]=[.D472]" office:value-type="boolean" office:boolean-value="false" calcext:value-type="boolean">
            <text:p>FALSE</text:p>
          </table:table-cell>
          <table:table-cell table:formula="of:==[.E473]=[.E472]" office:value-type="boolean" office:boolean-value="false" calcext:value-type="boolean">
            <text:p>FALSE</text:p>
          </table:table-cell>
          <table:table-cell table:formula="of:==[.F473]=[.F472]" office:value-type="boolean" office:boolean-value="false" calcext:value-type="boolean">
            <text:p>FALSE</text:p>
          </table:table-cell>
          <table:table-cell table:formula="of:==[.G473]=[.G472]" office:value-type="boolean" office:boolean-value="false" calcext:value-type="boolean">
            <text:p>FALSE</text:p>
          </table:table-cell>
          <table:table-cell table:formula="of:==[.H473]=[.H472]" office:value-type="boolean" office:boolean-value="false" calcext:value-type="boolean">
            <text:p>FALSE</text:p>
          </table:table-cell>
          <table:table-cell table:formula="of:==[.I473]=[.I47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MN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02503818800015" calcext:value-type="float">
            <text:p>0.102503818800015</text:p>
          </table:table-cell>
          <table:table-cell office:value-type="float" office:value="0.102507933497217" calcext:value-type="float">
            <text:p>0.102507933497217</text:p>
          </table:table-cell>
          <table:table-cell office:value-type="float" office:value="0.10251264856593" calcext:value-type="float">
            <text:p>0.10251264856593</text:p>
          </table:table-cell>
          <table:table-cell office:value-type="float" office:value="0.102517439877308" calcext:value-type="float">
            <text:p>0.102517439877308</text:p>
          </table:table-cell>
          <table:table-cell office:value-type="float" office:value="0.102522681034009" calcext:value-type="float">
            <text:p>0.102522681034009</text:p>
          </table:table-cell>
          <table:table-cell table:formula="of:==[.D474]=[.D473]" office:value-type="boolean" office:boolean-value="false" calcext:value-type="boolean">
            <text:p>FALSE</text:p>
          </table:table-cell>
          <table:table-cell table:formula="of:==[.E474]=[.E473]" office:value-type="boolean" office:boolean-value="false" calcext:value-type="boolean">
            <text:p>FALSE</text:p>
          </table:table-cell>
          <table:table-cell table:formula="of:==[.F474]=[.F473]" office:value-type="boolean" office:boolean-value="false" calcext:value-type="boolean">
            <text:p>FALSE</text:p>
          </table:table-cell>
          <table:table-cell table:formula="of:==[.G474]=[.G473]" office:value-type="boolean" office:boolean-value="false" calcext:value-type="boolean">
            <text:p>FALSE</text:p>
          </table:table-cell>
          <table:table-cell table:formula="of:==[.H474]=[.H473]" office:value-type="boolean" office:boolean-value="false" calcext:value-type="boolean">
            <text:p>FALSE</text:p>
          </table:table-cell>
          <table:table-cell table:formula="of:==[.I474]=[.I47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P</text:p>
          </table:table-cell>
          <table:table-cell office:value-type="float" office:value="15.8422464039634" calcext:value-type="float">
            <text:p>15.8422464039634</text:p>
          </table:table-cell>
          <table:table-cell office:value-type="float" office:value="15.0335124304991" calcext:value-type="float">
            <text:p>15.0335124304991</text:p>
          </table:table-cell>
          <table:table-cell office:value-type="float" office:value="14.2251164649887" calcext:value-type="float">
            <text:p>14.2251164649887</text:p>
          </table:table-cell>
          <table:table-cell office:value-type="float" office:value="13.3713876877452" calcext:value-type="float">
            <text:p>13.3713876877452</text:p>
          </table:table-cell>
          <table:table-cell office:value-type="float" office:value="12.5752730646896" calcext:value-type="float">
            <text:p>12.5752730646896</text:p>
          </table:table-cell>
          <table:table-cell office:value-type="float" office:value="11.7780771027112" calcext:value-type="float">
            <text:p>11.7780771027112</text:p>
          </table:table-cell>
          <table:table-cell table:formula="of:==[.D475]=[.D474]" office:value-type="boolean" office:boolean-value="false" calcext:value-type="boolean">
            <text:p>FALSE</text:p>
          </table:table-cell>
          <table:table-cell table:formula="of:==[.E475]=[.E474]" office:value-type="boolean" office:boolean-value="false" calcext:value-type="boolean">
            <text:p>FALSE</text:p>
          </table:table-cell>
          <table:table-cell table:formula="of:==[.F475]=[.F474]" office:value-type="boolean" office:boolean-value="false" calcext:value-type="boolean">
            <text:p>FALSE</text:p>
          </table:table-cell>
          <table:table-cell table:formula="of:==[.G475]=[.G474]" office:value-type="boolean" office:boolean-value="false" calcext:value-type="boolean">
            <text:p>FALSE</text:p>
          </table:table-cell>
          <table:table-cell table:formula="of:==[.H475]=[.H474]" office:value-type="boolean" office:boolean-value="false" calcext:value-type="boolean">
            <text:p>FALSE</text:p>
          </table:table-cell>
          <table:table-cell table:formula="of:==[.I475]=[.I47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476]=[.D475]" office:value-type="boolean" office:boolean-value="false" calcext:value-type="boolean">
            <text:p>FALSE</text:p>
          </table:table-cell>
          <table:table-cell table:formula="of:==[.E476]=[.E475]" office:value-type="boolean" office:boolean-value="false" calcext:value-type="boolean">
            <text:p>FALSE</text:p>
          </table:table-cell>
          <table:table-cell table:formula="of:==[.F476]=[.F475]" office:value-type="boolean" office:boolean-value="false" calcext:value-type="boolean">
            <text:p>FALSE</text:p>
          </table:table-cell>
          <table:table-cell table:formula="of:==[.G476]=[.G475]" office:value-type="boolean" office:boolean-value="false" calcext:value-type="boolean">
            <text:p>FALSE</text:p>
          </table:table-cell>
          <table:table-cell table:formula="of:==[.H476]=[.H475]" office:value-type="boolean" office:boolean-value="false" calcext:value-type="boolean">
            <text:p>FALSE</text:p>
          </table:table-cell>
          <table:table-cell table:formula="of:==[.I476]=[.I47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rho</text:p>
          </table:table-cell>
          <table:table-cell office:value-type="float" office:value="0.0125914957806999" calcext:value-type="float">
            <text:p>0.0125914957806999</text:p>
          </table:table-cell>
          <table:table-cell office:value-type="float" office:value="0.0119486232144687" calcext:value-type="float">
            <text:p>0.0119486232144687</text:p>
          </table:table-cell>
          <table:table-cell office:value-type="float" office:value="0.0113060222386731" calcext:value-type="float">
            <text:p>0.0113060222386731</text:p>
          </table:table-cell>
          <table:table-cell office:value-type="float" office:value="0.010627389221549" calcext:value-type="float">
            <text:p>0.010627389221549</text:p>
          </table:table-cell>
          <table:table-cell office:value-type="float" office:value="0.00999455738462558" calcext:value-type="float">
            <text:p>0.00999455738462558</text:p>
          </table:table-cell>
          <table:table-cell office:value-type="float" office:value="0.00936086959381918" calcext:value-type="float">
            <text:p>0.00936086959381918</text:p>
          </table:table-cell>
          <table:table-cell table:formula="of:==[.D477]=[.D476]" office:value-type="boolean" office:boolean-value="false" calcext:value-type="boolean">
            <text:p>FALSE</text:p>
          </table:table-cell>
          <table:table-cell table:formula="of:==[.E477]=[.E476]" office:value-type="boolean" office:boolean-value="false" calcext:value-type="boolean">
            <text:p>FALSE</text:p>
          </table:table-cell>
          <table:table-cell table:formula="of:==[.F477]=[.F476]" office:value-type="boolean" office:boolean-value="false" calcext:value-type="boolean">
            <text:p>FALSE</text:p>
          </table:table-cell>
          <table:table-cell table:formula="of:==[.G477]=[.G476]" office:value-type="boolean" office:boolean-value="false" calcext:value-type="boolean">
            <text:p>FALSE</text:p>
          </table:table-cell>
          <table:table-cell table:formula="of:==[.H477]=[.H476]" office:value-type="boolean" office:boolean-value="false" calcext:value-type="boolean">
            <text:p>FALSE</text:p>
          </table:table-cell>
          <table:table-cell table:formula="of:==[.I477]=[.I47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S</text:p>
          </table:table-cell>
          <table:table-cell office:value-type="float" office:value="2.17392144442599" calcext:value-type="float">
            <text:p>2.17392144442599</text:p>
          </table:table-cell>
          <table:table-cell office:value-type="float" office:value="2.17753294388913" calcext:value-type="float">
            <text:p>2.17753294388913</text:p>
          </table:table-cell>
          <table:table-cell office:value-type="float" office:value="2.1813430056112" calcext:value-type="float">
            <text:p>2.1813430056112</text:p>
          </table:table-cell>
          <table:table-cell office:value-type="float" office:value="2.18560990878906" calcext:value-type="float">
            <text:p>2.18560990878906</text:p>
          </table:table-cell>
          <table:table-cell office:value-type="float" office:value="2.18984244220243" calcext:value-type="float">
            <text:p>2.18984244220243</text:p>
          </table:table-cell>
          <table:table-cell office:value-type="float" office:value="2.19435888650244" calcext:value-type="float">
            <text:p>2.19435888650244</text:p>
          </table:table-cell>
          <table:table-cell table:formula="of:==[.D478]=[.D477]" office:value-type="boolean" office:boolean-value="false" calcext:value-type="boolean">
            <text:p>FALSE</text:p>
          </table:table-cell>
          <table:table-cell table:formula="of:==[.E478]=[.E477]" office:value-type="boolean" office:boolean-value="false" calcext:value-type="boolean">
            <text:p>FALSE</text:p>
          </table:table-cell>
          <table:table-cell table:formula="of:==[.F478]=[.F477]" office:value-type="boolean" office:boolean-value="false" calcext:value-type="boolean">
            <text:p>FALSE</text:p>
          </table:table-cell>
          <table:table-cell table:formula="of:==[.G478]=[.G477]" office:value-type="boolean" office:boolean-value="false" calcext:value-type="boolean">
            <text:p>FALSE</text:p>
          </table:table-cell>
          <table:table-cell table:formula="of:==[.H478]=[.H477]" office:value-type="boolean" office:boolean-value="false" calcext:value-type="boolean">
            <text:p>FALSE</text:p>
          </table:table-cell>
          <table:table-cell table:formula="of:==[.I478]=[.I47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T</text:p>
          </table:table-cell>
          <table:table-cell office:value-type="float" office:value="3395.50954327923" calcext:value-type="float">
            <text:p>3395.50954327923</text:p>
          </table:table-cell>
          <table:table-cell office:value-type="float" office:value="3395.51238915254" calcext:value-type="float">
            <text:p>3395.51238915254</text:p>
          </table:table-cell>
          <table:table-cell office:value-type="float" office:value="3395.51545611893" calcext:value-type="float">
            <text:p>3395.51545611893</text:p>
          </table:table-cell>
          <table:table-cell office:value-type="float" office:value="3395.51897141046" calcext:value-type="float">
            <text:p>3395.51897141046</text:p>
          </table:table-cell>
          <table:table-cell office:value-type="float" office:value="3395.52254454418" calcext:value-type="float">
            <text:p>3395.52254454418</text:p>
          </table:table-cell>
          <table:table-cell office:value-type="float" office:value="3395.52645441954" calcext:value-type="float">
            <text:p>3395.52645441954</text:p>
          </table:table-cell>
          <table:table-cell table:formula="of:==[.D479]=[.D478]" office:value-type="boolean" office:boolean-value="false" calcext:value-type="boolean">
            <text:p>FALSE</text:p>
          </table:table-cell>
          <table:table-cell table:formula="of:==[.E479]=[.E478]" office:value-type="boolean" office:boolean-value="false" calcext:value-type="boolean">
            <text:p>FALSE</text:p>
          </table:table-cell>
          <table:table-cell table:formula="of:==[.F479]=[.F478]" office:value-type="boolean" office:boolean-value="false" calcext:value-type="boolean">
            <text:p>FALSE</text:p>
          </table:table-cell>
          <table:table-cell table:formula="of:==[.G479]=[.G478]" office:value-type="boolean" office:boolean-value="false" calcext:value-type="boolean">
            <text:p>FALSE</text:p>
          </table:table-cell>
          <table:table-cell table:formula="of:==[.H479]=[.H478]" office:value-type="boolean" office:boolean-value="false" calcext:value-type="boolean">
            <text:p>FALSE</text:p>
          </table:table-cell>
          <table:table-cell table:formula="of:==[.I479]=[.I47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V</text:p>
          </table:table-cell>
          <table:table-cell office:value-type="float" office:value="276.992613993566" calcext:value-type="float">
            <text:p>276.992613993566</text:p>
          </table:table-cell>
          <table:table-cell office:value-type="float" office:value="276.986452409006" calcext:value-type="float">
            <text:p>276.986452409006</text:p>
          </table:table-cell>
          <table:table-cell office:value-type="float" office:value="276.979811684834" calcext:value-type="float">
            <text:p>276.979811684834</text:p>
          </table:table-cell>
          <table:table-cell office:value-type="float" office:value="276.972199446021" calcext:value-type="float">
            <text:p>276.972199446021</text:p>
          </table:table-cell>
          <table:table-cell office:value-type="float" office:value="276.964460860429" calcext:value-type="float">
            <text:p>276.964460860429</text:p>
          </table:table-cell>
          <table:table-cell office:value-type="float" office:value="276.955991423601" calcext:value-type="float">
            <text:p>276.955991423601</text:p>
          </table:table-cell>
          <table:table-cell table:formula="of:==[.D480]=[.D479]" office:value-type="boolean" office:boolean-value="false" calcext:value-type="boolean">
            <text:p>FALSE</text:p>
          </table:table-cell>
          <table:table-cell table:formula="of:==[.E480]=[.E479]" office:value-type="boolean" office:boolean-value="false" calcext:value-type="boolean">
            <text:p>FALSE</text:p>
          </table:table-cell>
          <table:table-cell table:formula="of:==[.F480]=[.F479]" office:value-type="boolean" office:boolean-value="false" calcext:value-type="boolean">
            <text:p>FALSE</text:p>
          </table:table-cell>
          <table:table-cell table:formula="of:==[.G480]=[.G479]" office:value-type="boolean" office:boolean-value="false" calcext:value-type="boolean">
            <text:p>FALSE</text:p>
          </table:table-cell>
          <table:table-cell table:formula="of:==[.H480]=[.H479]" office:value-type="boolean" office:boolean-value="false" calcext:value-type="boolean">
            <text:p>FALSE</text:p>
          </table:table-cell>
          <table:table-cell table:formula="of:==[.I480]=[.I47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Vsonic</text:p>
          </table:table-cell>
          <table:table-cell office:value-type="float" office:value="2702.36696579089" calcext:value-type="float">
            <text:p>2702.36696579089</text:p>
          </table:table-cell>
          <table:table-cell office:value-type="float" office:value="2702.20617779527" calcext:value-type="float">
            <text:p>2702.20617779527</text:p>
          </table:table-cell>
          <table:table-cell office:value-type="float" office:value="2702.03292794263" calcext:value-type="float">
            <text:p>2702.03292794263</text:p>
          </table:table-cell>
          <table:table-cell office:value-type="float" office:value="2701.83439137162" calcext:value-type="float">
            <text:p>2701.83439137162</text:p>
          </table:table-cell>
          <table:table-cell office:value-type="float" office:value="2701.63263140299" calcext:value-type="float">
            <text:p>2701.63263140299</text:p>
          </table:table-cell>
          <table:table-cell office:value-type="float" office:value="2701.41190837303" calcext:value-type="float">
            <text:p>2701.41190837303</text:p>
          </table:table-cell>
          <table:table-cell table:formula="of:==[.D481]=[.D480]" office:value-type="boolean" office:boolean-value="false" calcext:value-type="boolean">
            <text:p>FALSE</text:p>
          </table:table-cell>
          <table:table-cell table:formula="of:==[.E481]=[.E480]" office:value-type="boolean" office:boolean-value="false" calcext:value-type="boolean">
            <text:p>FALSE</text:p>
          </table:table-cell>
          <table:table-cell table:formula="of:==[.F481]=[.F480]" office:value-type="boolean" office:boolean-value="false" calcext:value-type="boolean">
            <text:p>FALSE</text:p>
          </table:table-cell>
          <table:table-cell table:formula="of:==[.G481]=[.G480]" office:value-type="boolean" office:boolean-value="false" calcext:value-type="boolean">
            <text:p>FALSE</text:p>
          </table:table-cell>
          <table:table-cell table:formula="of:==[.H481]=[.H480]" office:value-type="boolean" office:boolean-value="false" calcext:value-type="boolean">
            <text:p>FALSE</text:p>
          </table:table-cell>
          <table:table-cell table:formula="of:==[.I481]=[.I48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W</text:p>
          </table:table-cell>
          <table:table-cell office:value-type="float" office:value="56.3720284652339" calcext:value-type="float">
            <text:p>56.3720284652339</text:p>
          </table:table-cell>
          <table:table-cell office:value-type="float" office:value="53.4927030478943" calcext:value-type="float">
            <text:p>53.4927030478943</text:p>
          </table:table-cell>
          <table:table-cell office:value-type="float" office:value="50.6146339737205" calcext:value-type="float">
            <text:p>50.6146339737205</text:p>
          </table:table-cell>
          <table:table-cell office:value-type="float" office:value="47.5752321232248" calcext:value-type="float">
            <text:p>47.5752321232248</text:p>
          </table:table-cell>
          <table:table-cell office:value-type="float" office:value="44.7410076336905" calcext:value-type="float">
            <text:p>44.7410076336905</text:p>
          </table:table-cell>
          <table:table-cell office:value-type="float" office:value="41.9029992714665" calcext:value-type="float">
            <text:p>41.9029992714665</text:p>
          </table:table-cell>
          <table:table-cell table:formula="of:==[.D482]=[.D481]" office:value-type="boolean" office:boolean-value="false" calcext:value-type="boolean">
            <text:p>FALSE</text:p>
          </table:table-cell>
          <table:table-cell table:formula="of:==[.E482]=[.E481]" office:value-type="boolean" office:boolean-value="false" calcext:value-type="boolean">
            <text:p>FALSE</text:p>
          </table:table-cell>
          <table:table-cell table:formula="of:==[.F482]=[.F481]" office:value-type="boolean" office:boolean-value="false" calcext:value-type="boolean">
            <text:p>FALSE</text:p>
          </table:table-cell>
          <table:table-cell table:formula="of:==[.G482]=[.G481]" office:value-type="boolean" office:boolean-value="false" calcext:value-type="boolean">
            <text:p>FALSE</text:p>
          </table:table-cell>
          <table:table-cell table:formula="of:==[.H482]=[.H481]" office:value-type="boolean" office:boolean-value="false" calcext:value-type="boolean">
            <text:p>FALSE</text:p>
          </table:table-cell>
          <table:table-cell table:formula="of:==[.I482]=[.I48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483]=[.D482]" office:value-type="boolean" office:boolean-value="false" calcext:value-type="boolean">
            <text:p>FALSE</text:p>
          </table:table-cell>
          <table:table-cell table:formula="of:==[.E483]=[.E482]" office:value-type="boolean" office:boolean-value="false" calcext:value-type="boolean">
            <text:p>FALSE</text:p>
          </table:table-cell>
          <table:table-cell table:formula="of:==[.F483]=[.F482]" office:value-type="boolean" office:boolean-value="false" calcext:value-type="boolean">
            <text:p>FALSE</text:p>
          </table:table-cell>
          <table:table-cell table:formula="of:==[.G483]=[.G482]" office:value-type="boolean" office:boolean-value="false" calcext:value-type="boolean">
            <text:p>FALSE</text:p>
          </table:table-cell>
          <table:table-cell table:formula="of:==[.H483]=[.H482]" office:value-type="boolean" office:boolean-value="false" calcext:value-type="boolean">
            <text:p>FALSE</text:p>
          </table:table-cell>
          <table:table-cell table:formula="of:==[.I483]=[.I482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tot:Cp</text:p>
          </table:table-cell>
          <table:table-cell office:value-type="float" office:value="0.342876367574006" calcext:value-type="float">
            <text:p>0.342876367574006</text:p>
          </table:table-cell>
          <table:table-cell office:value-type="float" office:value="0.343112124617521" calcext:value-type="float">
            <text:p>0.343112124617521</text:p>
          </table:table-cell>
          <table:table-cell office:value-type="float" office:value="0.343366602586682" calcext:value-type="float">
            <text:p>0.343366602586682</text:p>
          </table:table-cell>
          <table:table-cell office:value-type="float" office:value="0.343658796909989" calcext:value-type="float">
            <text:p>0.343658796909989</text:p>
          </table:table-cell>
          <table:table-cell office:value-type="float" office:value="0.343956365302564" calcext:value-type="float">
            <text:p>0.343956365302564</text:p>
          </table:table-cell>
          <table:table-cell office:value-type="float" office:value="0.344282631584458" calcext:value-type="float">
            <text:p>0.344282631584458</text:p>
          </table:table-cell>
          <table:table-cell table:formula="of:==[.D484]=[.D483]" office:value-type="boolean" office:boolean-value="false" calcext:value-type="boolean">
            <text:p>FALSE</text:p>
          </table:table-cell>
          <table:table-cell table:formula="of:==[.E484]=[.E483]" office:value-type="boolean" office:boolean-value="false" calcext:value-type="boolean">
            <text:p>FALSE</text:p>
          </table:table-cell>
          <table:table-cell table:formula="of:==[.F484]=[.F483]" office:value-type="boolean" office:boolean-value="false" calcext:value-type="boolean">
            <text:p>FALSE</text:p>
          </table:table-cell>
          <table:table-cell table:formula="of:==[.G484]=[.G483]" office:value-type="boolean" office:boolean-value="false" calcext:value-type="boolean">
            <text:p>FALSE</text:p>
          </table:table-cell>
          <table:table-cell table:formula="of:==[.H484]=[.H483]" office:value-type="boolean" office:boolean-value="false" calcext:value-type="boolean">
            <text:p>FALSE</text:p>
          </table:table-cell>
          <table:table-cell table:formula="of:==[.I484]=[.I483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tot:Cv</text:p>
          </table:table-cell>
          <table:table-cell office:value-type="float" office:value="0.273693721080622" calcext:value-type="float">
            <text:p>0.273693721080622</text:p>
          </table:table-cell>
          <table:table-cell office:value-type="float" office:value="0.273916175844345" calcext:value-type="float">
            <text:p>0.273916175844345</text:p>
          </table:table-cell>
          <table:table-cell office:value-type="float" office:value="0.27415628729387" calcext:value-type="float">
            <text:p>0.27415628729387</text:p>
          </table:table-cell>
          <table:table-cell office:value-type="float" office:value="0.27443197581394" calcext:value-type="float">
            <text:p>0.27443197581394</text:p>
          </table:table-cell>
          <table:table-cell office:value-type="float" office:value="0.274712724002234" calcext:value-type="float">
            <text:p>0.274712724002234</text:p>
          </table:table-cell>
          <table:table-cell office:value-type="float" office:value="0.275020535579517" calcext:value-type="float">
            <text:p>0.275020535579517</text:p>
          </table:table-cell>
          <table:table-cell table:formula="of:==[.D485]=[.D484]" office:value-type="boolean" office:boolean-value="false" calcext:value-type="boolean">
            <text:p>FALSE</text:p>
          </table:table-cell>
          <table:table-cell table:formula="of:==[.E485]=[.E484]" office:value-type="boolean" office:boolean-value="false" calcext:value-type="boolean">
            <text:p>FALSE</text:p>
          </table:table-cell>
          <table:table-cell table:formula="of:==[.F485]=[.F484]" office:value-type="boolean" office:boolean-value="false" calcext:value-type="boolean">
            <text:p>FALSE</text:p>
          </table:table-cell>
          <table:table-cell table:formula="of:==[.G485]=[.G484]" office:value-type="boolean" office:boolean-value="false" calcext:value-type="boolean">
            <text:p>FALSE</text:p>
          </table:table-cell>
          <table:table-cell table:formula="of:==[.H485]=[.H484]" office:value-type="boolean" office:boolean-value="false" calcext:value-type="boolean">
            <text:p>FALSE</text:p>
          </table:table-cell>
          <table:table-cell table:formula="of:==[.I485]=[.I484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tot:gamma</text:p>
          </table:table-cell>
          <table:table-cell office:value-type="float" office:value="1.25261943891298" calcext:value-type="float">
            <text:p>1.25261943891298</text:p>
          </table:table-cell>
          <table:table-cell office:value-type="float" office:value="1.25245946772556" calcext:value-type="float">
            <text:p>1.25245946772556</text:p>
          </table:table-cell>
          <table:table-cell office:value-type="float" office:value="1.25228711050664" calcext:value-type="float">
            <text:p>1.25228711050664</text:p>
          </table:table-cell>
          <table:table-cell office:value-type="float" office:value="1.25208961234746" calcext:value-type="float">
            <text:p>1.25208961234746</text:p>
          </table:table-cell>
          <table:table-cell office:value-type="float" office:value="1.25188892408495" calcext:value-type="float">
            <text:p>1.25188892408495</text:p>
          </table:table-cell>
          <table:table-cell office:value-type="float" office:value="1.25166939186634" calcext:value-type="float">
            <text:p>1.25166939186634</text:p>
          </table:table-cell>
          <table:table-cell table:formula="of:==[.D486]=[.D485]" office:value-type="boolean" office:boolean-value="false" calcext:value-type="boolean">
            <text:p>FALSE</text:p>
          </table:table-cell>
          <table:table-cell table:formula="of:==[.E486]=[.E485]" office:value-type="boolean" office:boolean-value="false" calcext:value-type="boolean">
            <text:p>FALSE</text:p>
          </table:table-cell>
          <table:table-cell table:formula="of:==[.F486]=[.F485]" office:value-type="boolean" office:boolean-value="false" calcext:value-type="boolean">
            <text:p>FALSE</text:p>
          </table:table-cell>
          <table:table-cell table:formula="of:==[.G486]=[.G485]" office:value-type="boolean" office:boolean-value="false" calcext:value-type="boolean">
            <text:p>FALSE</text:p>
          </table:table-cell>
          <table:table-cell table:formula="of:==[.H486]=[.H485]" office:value-type="boolean" office:boolean-value="false" calcext:value-type="boolean">
            <text:p>FALSE</text:p>
          </table:table-cell>
          <table:table-cell table:formula="of:==[.I486]=[.I485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tot:h</text:p>
          </table:table-cell>
          <table:table-cell office:value-type="float" office:value="-22.9032610873602" calcext:value-type="float">
            <text:p>-22.9032610873602</text:p>
          </table:table-cell>
          <table:table-cell office:value-type="float" office:value="-22.9031868142981" calcext:value-type="float">
            <text:p>-22.9031868142981</text:p>
          </table:table-cell>
          <table:table-cell office:value-type="float" office:value="-22.9031067781554" calcext:value-type="float">
            <text:p>-22.9031067781554</text:p>
          </table:table-cell>
          <table:table-cell office:value-type="float" office:value="-22.903015047574" calcext:value-type="float">
            <text:p>-22.903015047574</text:p>
          </table:table-cell>
          <table:table-cell office:value-type="float" office:value="-22.9029218087768" calcext:value-type="float">
            <text:p>-22.9029218087768</text:p>
          </table:table-cell>
          <table:table-cell office:value-type="float" office:value="-22.9028197789047" calcext:value-type="float">
            <text:p>-22.9028197789047</text:p>
          </table:table-cell>
          <table:table-cell table:formula="of:==[.D487]=[.D486]" office:value-type="boolean" office:boolean-value="false" calcext:value-type="boolean">
            <text:p>FALSE</text:p>
          </table:table-cell>
          <table:table-cell table:formula="of:==[.E487]=[.E486]" office:value-type="boolean" office:boolean-value="false" calcext:value-type="boolean">
            <text:p>FALSE</text:p>
          </table:table-cell>
          <table:table-cell table:formula="of:==[.F487]=[.F486]" office:value-type="boolean" office:boolean-value="false" calcext:value-type="boolean">
            <text:p>FALSE</text:p>
          </table:table-cell>
          <table:table-cell table:formula="of:==[.G487]=[.G486]" office:value-type="boolean" office:boolean-value="false" calcext:value-type="boolean">
            <text:p>FALSE</text:p>
          </table:table-cell>
          <table:table-cell table:formula="of:==[.H487]=[.H486]" office:value-type="boolean" office:boolean-value="false" calcext:value-type="boolean">
            <text:p>FALSE</text:p>
          </table:table-cell>
          <table:table-cell table:formula="of:==[.I487]=[.I486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tot:P</text:p>
          </table:table-cell>
          <table:table-cell office:value-type="float" office:value="15.9467800906499" calcext:value-type="float">
            <text:p>15.9467800906499</text:p>
          </table:table-cell>
          <table:table-cell office:value-type="float" office:value="15.1327046421556" calcext:value-type="float">
            <text:p>15.1327046421556</text:p>
          </table:table-cell>
          <table:table-cell office:value-type="float" office:value="14.3189696057306" calcext:value-type="float">
            <text:p>14.3189696057306</text:p>
          </table:table-cell>
          <table:table-cell office:value-type="float" office:value="13.4596025572778" calcext:value-type="float">
            <text:p>13.4596025572778</text:p>
          </table:table-cell>
          <table:table-cell office:value-type="float" office:value="12.6582303657954" calcext:value-type="float">
            <text:p>12.6582303657954</text:p>
          </table:table-cell>
          <table:table-cell office:value-type="float" office:value="11.8557699074965" calcext:value-type="float">
            <text:p>11.8557699074965</text:p>
          </table:table-cell>
          <table:table-cell table:formula="of:==[.D488]=[.D487]" office:value-type="boolean" office:boolean-value="false" calcext:value-type="boolean">
            <text:p>FALSE</text:p>
          </table:table-cell>
          <table:table-cell table:formula="of:==[.E488]=[.E487]" office:value-type="boolean" office:boolean-value="false" calcext:value-type="boolean">
            <text:p>FALSE</text:p>
          </table:table-cell>
          <table:table-cell table:formula="of:==[.F488]=[.F487]" office:value-type="boolean" office:boolean-value="false" calcext:value-type="boolean">
            <text:p>FALSE</text:p>
          </table:table-cell>
          <table:table-cell table:formula="of:==[.G488]=[.G487]" office:value-type="boolean" office:boolean-value="false" calcext:value-type="boolean">
            <text:p>FALSE</text:p>
          </table:table-cell>
          <table:table-cell table:formula="of:==[.H488]=[.H487]" office:value-type="boolean" office:boolean-value="false" calcext:value-type="boolean">
            <text:p>FALSE</text:p>
          </table:table-cell>
          <table:table-cell table:formula="of:==[.I488]=[.I487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tot:R</text:p>
          </table:table-cell>
          <table:table-cell office:value-type="float" office:value="0.0685685768595299" calcext:value-type="float">
            <text:p>0.0685685768595299</text:p>
          </table:table-cell>
          <table:table-cell office:value-type="float" office:value="0.0685690246088376" calcext:value-type="float">
            <text:p>0.0685690246088376</text:p>
          </table:table-cell>
          <table:table-cell office:value-type="float" office:value="0.0685695072410138" calcext:value-type="float">
            <text:p>0.0685695072410138</text:p>
          </table:table-cell>
          <table:table-cell office:value-type="float" office:value="0.0685700605790828" calcext:value-type="float">
            <text:p>0.0685700605790828</text:p>
          </table:table-cell>
          <table:table-cell office:value-type="float" office:value="0.0685706232259368" calcext:value-type="float">
            <text:p>0.0685706232259368</text:p>
          </table:table-cell>
          <table:table-cell office:value-type="float" office:value="0.0685712391731388" calcext:value-type="float">
            <text:p>0.0685712391731388</text:p>
          </table:table-cell>
          <table:table-cell table:formula="of:==[.D489]=[.D488]" office:value-type="boolean" office:boolean-value="false" calcext:value-type="boolean">
            <text:p>FALSE</text:p>
          </table:table-cell>
          <table:table-cell table:formula="of:==[.E489]=[.E488]" office:value-type="boolean" office:boolean-value="false" calcext:value-type="boolean">
            <text:p>FALSE</text:p>
          </table:table-cell>
          <table:table-cell table:formula="of:==[.F489]=[.F488]" office:value-type="boolean" office:boolean-value="false" calcext:value-type="boolean">
            <text:p>FALSE</text:p>
          </table:table-cell>
          <table:table-cell table:formula="of:==[.G489]=[.G488]" office:value-type="boolean" office:boolean-value="false" calcext:value-type="boolean">
            <text:p>FALSE</text:p>
          </table:table-cell>
          <table:table-cell table:formula="of:==[.H489]=[.H488]" office:value-type="boolean" office:boolean-value="false" calcext:value-type="boolean">
            <text:p>FALSE</text:p>
          </table:table-cell>
          <table:table-cell table:formula="of:==[.I489]=[.I488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tot:rho</text:p>
          </table:table-cell>
          <table:table-cell office:value-type="float" office:value="0.0126577750379477" calcext:value-type="float">
            <text:p>0.0126577750379477</text:p>
          </table:table-cell>
          <table:table-cell office:value-type="float" office:value="0.0120115232797724" calcext:value-type="float">
            <text:p>0.0120115232797724</text:p>
          </table:table-cell>
          <table:table-cell office:value-type="float" office:value="0.0113655443784976" calcext:value-type="float">
            <text:p>0.0113655443784976</text:p>
          </table:table-cell>
          <table:table-cell office:value-type="float" office:value="0.01068334383895" calcext:value-type="float">
            <text:p>0.01068334383895</text:p>
          </table:table-cell>
          <table:table-cell office:value-type="float" office:value="0.0100471850625184" calcext:value-type="float">
            <text:p>0.0100471850625184</text:p>
          </table:table-cell>
          <table:table-cell office:value-type="float" office:value="0.00941016563114093" calcext:value-type="float">
            <text:p>0.00941016563114093</text:p>
          </table:table-cell>
          <table:table-cell table:formula="of:==[.D490]=[.D489]" office:value-type="boolean" office:boolean-value="false" calcext:value-type="boolean">
            <text:p>FALSE</text:p>
          </table:table-cell>
          <table:table-cell table:formula="of:==[.E490]=[.E489]" office:value-type="boolean" office:boolean-value="false" calcext:value-type="boolean">
            <text:p>FALSE</text:p>
          </table:table-cell>
          <table:table-cell table:formula="of:==[.F490]=[.F489]" office:value-type="boolean" office:boolean-value="false" calcext:value-type="boolean">
            <text:p>FALSE</text:p>
          </table:table-cell>
          <table:table-cell table:formula="of:==[.G490]=[.G489]" office:value-type="boolean" office:boolean-value="false" calcext:value-type="boolean">
            <text:p>FALSE</text:p>
          </table:table-cell>
          <table:table-cell table:formula="of:==[.H490]=[.H489]" office:value-type="boolean" office:boolean-value="false" calcext:value-type="boolean">
            <text:p>FALSE</text:p>
          </table:table-cell>
          <table:table-cell table:formula="of:==[.I490]=[.I489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tot:S</text:p>
          </table:table-cell>
          <table:table-cell office:value-type="float" office:value="2.17392144442599" calcext:value-type="float">
            <text:p>2.17392144442599</text:p>
          </table:table-cell>
          <table:table-cell office:value-type="float" office:value="2.17753294388913" calcext:value-type="float">
            <text:p>2.17753294388913</text:p>
          </table:table-cell>
          <table:table-cell office:value-type="float" office:value="2.1813430056112" calcext:value-type="float">
            <text:p>2.1813430056112</text:p>
          </table:table-cell>
          <table:table-cell office:value-type="float" office:value="2.18560990878906" calcext:value-type="float">
            <text:p>2.18560990878906</text:p>
          </table:table-cell>
          <table:table-cell office:value-type="float" office:value="2.18984244220243" calcext:value-type="float">
            <text:p>2.18984244220243</text:p>
          </table:table-cell>
          <table:table-cell office:value-type="float" office:value="2.19435888650244" calcext:value-type="float">
            <text:p>2.19435888650244</text:p>
          </table:table-cell>
          <table:table-cell table:formula="of:==[.D491]=[.D490]" office:value-type="boolean" office:boolean-value="false" calcext:value-type="boolean">
            <text:p>FALSE</text:p>
          </table:table-cell>
          <table:table-cell table:formula="of:==[.E491]=[.E490]" office:value-type="boolean" office:boolean-value="false" calcext:value-type="boolean">
            <text:p>FALSE</text:p>
          </table:table-cell>
          <table:table-cell table:formula="of:==[.F491]=[.F490]" office:value-type="boolean" office:boolean-value="false" calcext:value-type="boolean">
            <text:p>FALSE</text:p>
          </table:table-cell>
          <table:table-cell table:formula="of:==[.G491]=[.G490]" office:value-type="boolean" office:boolean-value="false" calcext:value-type="boolean">
            <text:p>FALSE</text:p>
          </table:table-cell>
          <table:table-cell table:formula="of:==[.H491]=[.H490]" office:value-type="boolean" office:boolean-value="false" calcext:value-type="boolean">
            <text:p>FALSE</text:p>
          </table:table-cell>
          <table:table-cell table:formula="of:==[.I491]=[.I490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xed_nozz.in_flow.Fl_I:tot:T</text:p>
          </table:table-cell>
          <table:table-cell table:number-columns-repeated="6" office:value-type="float" office:value="3400" calcext:value-type="float">
            <text:p>3400</text:p>
          </table:table-cell>
          <table:table-cell table:formula="of:==[.D492]=[.D491]" office:value-type="boolean" office:boolean-value="false" calcext:value-type="boolean">
            <text:p>FALSE</text:p>
          </table:table-cell>
          <table:table-cell table:formula="of:==[.E492]=[.E491]" office:value-type="boolean" office:boolean-value="false" calcext:value-type="boolean">
            <text:p>FALSE</text:p>
          </table:table-cell>
          <table:table-cell table:formula="of:==[.F492]=[.F491]" office:value-type="boolean" office:boolean-value="false" calcext:value-type="boolean">
            <text:p>FALSE</text:p>
          </table:table-cell>
          <table:table-cell table:formula="of:==[.G492]=[.G491]" office:value-type="boolean" office:boolean-value="false" calcext:value-type="boolean">
            <text:p>FALSE</text:p>
          </table:table-cell>
          <table:table-cell table:formula="of:==[.H492]=[.H491]" office:value-type="boolean" office:boolean-value="false" calcext:value-type="boolean">
            <text:p>FALSE</text:p>
          </table:table-cell>
          <table:table-cell table:formula="of:==[.I492]=[.I49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493]=[.D492]" office:value-type="boolean" office:boolean-value="false" calcext:value-type="boolean">
            <text:p>FALSE</text:p>
          </table:table-cell>
          <table:table-cell table:formula="of:==[.E493]=[.E492]" office:value-type="boolean" office:boolean-value="false" calcext:value-type="boolean">
            <text:p>FALSE</text:p>
          </table:table-cell>
          <table:table-cell table:formula="of:==[.F493]=[.F492]" office:value-type="boolean" office:boolean-value="false" calcext:value-type="boolean">
            <text:p>FALSE</text:p>
          </table:table-cell>
          <table:table-cell table:formula="of:==[.G493]=[.G492]" office:value-type="boolean" office:boolean-value="false" calcext:value-type="boolean">
            <text:p>FALSE</text:p>
          </table:table-cell>
          <table:table-cell table:formula="of:==[.H493]=[.H492]" office:value-type="boolean" office:boolean-value="false" calcext:value-type="boolean">
            <text:p>FALSE</text:p>
          </table:table-cell>
          <table:table-cell table:formula="of:==[.I493]=[.I49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area</text:p>
          </table:table-cell>
          <table:table-cell table:number-columns-repeated="6" office:value-type="float" office:value="255.273233050068" calcext:value-type="float">
            <text:p>255.273233050068</text:p>
          </table:table-cell>
          <table:table-cell table:formula="of:==[.D494]=[.D493]" office:value-type="boolean" office:boolean-value="false" calcext:value-type="boolean">
            <text:p>FALSE</text:p>
          </table:table-cell>
          <table:table-cell table:formula="of:==[.E494]=[.E493]" office:value-type="boolean" office:boolean-value="false" calcext:value-type="boolean">
            <text:p>FALSE</text:p>
          </table:table-cell>
          <table:table-cell table:formula="of:==[.F494]=[.F493]" office:value-type="boolean" office:boolean-value="false" calcext:value-type="boolean">
            <text:p>FALSE</text:p>
          </table:table-cell>
          <table:table-cell table:formula="of:==[.G494]=[.G493]" office:value-type="boolean" office:boolean-value="false" calcext:value-type="boolean">
            <text:p>FALSE</text:p>
          </table:table-cell>
          <table:table-cell table:formula="of:==[.H494]=[.H493]" office:value-type="boolean" office:boolean-value="false" calcext:value-type="boolean">
            <text:p>FALSE</text:p>
          </table:table-cell>
          <table:table-cell table:formula="of:==[.I494]=[.I49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Cp</text:p>
          </table:table-cell>
          <table:table-cell office:value-type="float" office:value="0.251985956960561" calcext:value-type="float">
            <text:p>0.251985956960561</text:p>
          </table:table-cell>
          <table:table-cell office:value-type="float" office:value="0.250961920735865" calcext:value-type="float">
            <text:p>0.250961920735865</text:p>
          </table:table-cell>
          <table:table-cell office:value-type="float" office:value="0.249965436036396" calcext:value-type="float">
            <text:p>0.249965436036396</text:p>
          </table:table-cell>
          <table:table-cell office:value-type="float" office:value="0.249012518374151" calcext:value-type="float">
            <text:p>0.249012518374151</text:p>
          </table:table-cell>
          <table:table-cell office:value-type="float" office:value="0.248111019117899" calcext:value-type="float">
            <text:p>0.248111019117899</text:p>
          </table:table-cell>
          <table:table-cell office:value-type="float" office:value="0.247247022327903" calcext:value-type="float">
            <text:p>0.247247022327903</text:p>
          </table:table-cell>
          <table:table-cell table:formula="of:==[.D495]=[.D494]" office:value-type="boolean" office:boolean-value="false" calcext:value-type="boolean">
            <text:p>FALSE</text:p>
          </table:table-cell>
          <table:table-cell table:formula="of:==[.E495]=[.E494]" office:value-type="boolean" office:boolean-value="false" calcext:value-type="boolean">
            <text:p>FALSE</text:p>
          </table:table-cell>
          <table:table-cell table:formula="of:==[.F495]=[.F494]" office:value-type="boolean" office:boolean-value="false" calcext:value-type="boolean">
            <text:p>FALSE</text:p>
          </table:table-cell>
          <table:table-cell table:formula="of:==[.G495]=[.G494]" office:value-type="boolean" office:boolean-value="false" calcext:value-type="boolean">
            <text:p>FALSE</text:p>
          </table:table-cell>
          <table:table-cell table:formula="of:==[.H495]=[.H494]" office:value-type="boolean" office:boolean-value="false" calcext:value-type="boolean">
            <text:p>FALSE</text:p>
          </table:table-cell>
          <table:table-cell table:formula="of:==[.I495]=[.I49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Cv</text:p>
          </table:table-cell>
          <table:table-cell office:value-type="float" office:value="0.183427938638451" calcext:value-type="float">
            <text:p>0.183427938638451</text:p>
          </table:table-cell>
          <table:table-cell office:value-type="float" office:value="0.182403747016481" calcext:value-type="float">
            <text:p>0.182403747016481</text:p>
          </table:table-cell>
          <table:table-cell office:value-type="float" office:value="0.181407109054394" calcext:value-type="float">
            <text:p>0.181407109054394</text:p>
          </table:table-cell>
          <table:table-cell office:value-type="float" office:value="0.180454042137426" calcext:value-type="float">
            <text:p>0.180454042137426</text:p>
          </table:table-cell>
          <table:table-cell office:value-type="float" office:value="0.179552398510472" calcext:value-type="float">
            <text:p>0.179552398510472</text:p>
          </table:table-cell>
          <table:table-cell office:value-type="float" office:value="0.178688259512537" calcext:value-type="float">
            <text:p>0.178688259512537</text:p>
          </table:table-cell>
          <table:table-cell table:formula="of:==[.D496]=[.D495]" office:value-type="boolean" office:boolean-value="false" calcext:value-type="boolean">
            <text:p>FALSE</text:p>
          </table:table-cell>
          <table:table-cell table:formula="of:==[.E496]=[.E495]" office:value-type="boolean" office:boolean-value="false" calcext:value-type="boolean">
            <text:p>FALSE</text:p>
          </table:table-cell>
          <table:table-cell table:formula="of:==[.F496]=[.F495]" office:value-type="boolean" office:boolean-value="false" calcext:value-type="boolean">
            <text:p>FALSE</text:p>
          </table:table-cell>
          <table:table-cell table:formula="of:==[.G496]=[.G495]" office:value-type="boolean" office:boolean-value="false" calcext:value-type="boolean">
            <text:p>FALSE</text:p>
          </table:table-cell>
          <table:table-cell table:formula="of:==[.H496]=[.H495]" office:value-type="boolean" office:boolean-value="false" calcext:value-type="boolean">
            <text:p>FALSE</text:p>
          </table:table-cell>
          <table:table-cell table:formula="of:==[.I496]=[.I49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gamma</text:p>
          </table:table-cell>
          <table:table-cell office:value-type="float" office:value="1.37375992073362" calcext:value-type="float">
            <text:p>1.37375992073362</text:p>
          </table:table-cell>
          <table:table-cell office:value-type="float" office:value="1.37585942831712" calcext:value-type="float">
            <text:p>1.37585942831712</text:p>
          </table:table-cell>
          <table:table-cell office:value-type="float" office:value="1.37792522264611" calcext:value-type="float">
            <text:p>1.37792522264611</text:p>
          </table:table-cell>
          <table:table-cell office:value-type="float" office:value="1.3799220629095" calcext:value-type="float">
            <text:p>1.3799220629095</text:p>
          </table:table-cell>
          <table:table-cell office:value-type="float" office:value="1.38183069335037" calcext:value-type="float">
            <text:p>1.38183069335037</text:p>
          </table:table-cell>
          <table:table-cell office:value-type="float" office:value="1.38367803019368" calcext:value-type="float">
            <text:p>1.38367803019368</text:p>
          </table:table-cell>
          <table:table-cell table:formula="of:==[.D497]=[.D496]" office:value-type="boolean" office:boolean-value="false" calcext:value-type="boolean">
            <text:p>FALSE</text:p>
          </table:table-cell>
          <table:table-cell table:formula="of:==[.E497]=[.E496]" office:value-type="boolean" office:boolean-value="false" calcext:value-type="boolean">
            <text:p>FALSE</text:p>
          </table:table-cell>
          <table:table-cell table:formula="of:==[.F497]=[.F496]" office:value-type="boolean" office:boolean-value="false" calcext:value-type="boolean">
            <text:p>FALSE</text:p>
          </table:table-cell>
          <table:table-cell table:formula="of:==[.G497]=[.G496]" office:value-type="boolean" office:boolean-value="false" calcext:value-type="boolean">
            <text:p>FALSE</text:p>
          </table:table-cell>
          <table:table-cell table:formula="of:==[.H497]=[.H496]" office:value-type="boolean" office:boolean-value="false" calcext:value-type="boolean">
            <text:p>FALSE</text:p>
          </table:table-cell>
          <table:table-cell table:formula="of:==[.I497]=[.I49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h</text:p>
          </table:table-cell>
          <table:table-cell office:value-type="float" office:value="-37.2326510881033" calcext:value-type="float">
            <text:p>-37.2326510881033</text:p>
          </table:table-cell>
          <table:table-cell office:value-type="float" office:value="-36.2745915297323" calcext:value-type="float">
            <text:p>-36.2745915297323</text:p>
          </table:table-cell>
          <table:table-cell office:value-type="float" office:value="-35.3730500138706" calcext:value-type="float">
            <text:p>-35.3730500138706</text:p>
          </table:table-cell>
          <table:table-cell office:value-type="float" office:value="-34.5352647956997" calcext:value-type="float">
            <text:p>-34.5352647956997</text:p>
          </table:table-cell>
          <table:table-cell office:value-type="float" office:value="-33.761269613257" calcext:value-type="float">
            <text:p>-33.761269613257</text:p>
          </table:table-cell>
          <table:table-cell office:value-type="float" office:value="-33.0331512439927" calcext:value-type="float">
            <text:p>-33.0331512439927</text:p>
          </table:table-cell>
          <table:table-cell table:formula="of:==[.D498]=[.D497]" office:value-type="boolean" office:boolean-value="false" calcext:value-type="boolean">
            <text:p>FALSE</text:p>
          </table:table-cell>
          <table:table-cell table:formula="of:==[.E498]=[.E497]" office:value-type="boolean" office:boolean-value="false" calcext:value-type="boolean">
            <text:p>FALSE</text:p>
          </table:table-cell>
          <table:table-cell table:formula="of:==[.F498]=[.F497]" office:value-type="boolean" office:boolean-value="false" calcext:value-type="boolean">
            <text:p>FALSE</text:p>
          </table:table-cell>
          <table:table-cell table:formula="of:==[.G498]=[.G497]" office:value-type="boolean" office:boolean-value="false" calcext:value-type="boolean">
            <text:p>FALSE</text:p>
          </table:table-cell>
          <table:table-cell table:formula="of:==[.H498]=[.H497]" office:value-type="boolean" office:boolean-value="false" calcext:value-type="boolean">
            <text:p>FALSE</text:p>
          </table:table-cell>
          <table:table-cell table:formula="of:==[.I498]=[.I49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MN</text:p>
          </table:table-cell>
          <table:table-cell office:value-type="float" office:value="0.52839472571689" calcext:value-type="float">
            <text:p>0.52839472571689</text:p>
          </table:table-cell>
          <table:table-cell office:value-type="float" office:value="0.515963999619817" calcext:value-type="float">
            <text:p>0.515963999619817</text:p>
          </table:table-cell>
          <table:table-cell office:value-type="float" office:value="0.503769102479341" calcext:value-type="float">
            <text:p>0.503769102479341</text:p>
          </table:table-cell>
          <table:table-cell office:value-type="float" office:value="0.491941552901446" calcext:value-type="float">
            <text:p>0.491941552901446</text:p>
          </table:table-cell>
          <table:table-cell office:value-type="float" office:value="0.480531052783426" calcext:value-type="float">
            <text:p>0.480531052783426</text:p>
          </table:table-cell>
          <table:table-cell office:value-type="float" office:value="0.469311349330902" calcext:value-type="float">
            <text:p>0.469311349330902</text:p>
          </table:table-cell>
          <table:table-cell table:formula="of:==[.D499]=[.D498]" office:value-type="boolean" office:boolean-value="false" calcext:value-type="boolean">
            <text:p>FALSE</text:p>
          </table:table-cell>
          <table:table-cell table:formula="of:==[.E499]=[.E498]" office:value-type="boolean" office:boolean-value="false" calcext:value-type="boolean">
            <text:p>FALSE</text:p>
          </table:table-cell>
          <table:table-cell table:formula="of:==[.F499]=[.F498]" office:value-type="boolean" office:boolean-value="false" calcext:value-type="boolean">
            <text:p>FALSE</text:p>
          </table:table-cell>
          <table:table-cell table:formula="of:==[.G499]=[.G498]" office:value-type="boolean" office:boolean-value="false" calcext:value-type="boolean">
            <text:p>FALSE</text:p>
          </table:table-cell>
          <table:table-cell table:formula="of:==[.H499]=[.H498]" office:value-type="boolean" office:boolean-value="false" calcext:value-type="boolean">
            <text:p>FALSE</text:p>
          </table:table-cell>
          <table:table-cell table:formula="of:==[.I499]=[.I49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P</text:p>
          </table:table-cell>
          <table:table-cell office:value-type="float" office:value="14.1338941939129" calcext:value-type="float">
            <text:p>14.1338941939129</text:p>
          </table:table-cell>
          <table:table-cell office:value-type="float" office:value="13.5233082115948" calcext:value-type="float">
            <text:p>13.5233082115948</text:p>
          </table:table-cell>
          <table:table-cell office:value-type="float" office:value="12.8979036062228" calcext:value-type="float">
            <text:p>12.8979036062228</text:p>
          </table:table-cell>
          <table:table-cell office:value-type="float" office:value="12.2155172053825" calcext:value-type="float">
            <text:p>12.2155172053825</text:p>
          </table:table-cell>
          <table:table-cell office:value-type="float" office:value="11.5704078987159" calcext:value-type="float">
            <text:p>11.5704078987159</text:p>
          </table:table-cell>
          <table:table-cell office:value-type="float" office:value="10.9116729546282" calcext:value-type="float">
            <text:p>10.9116729546282</text:p>
          </table:table-cell>
          <table:table-cell table:formula="of:==[.D500]=[.D499]" office:value-type="boolean" office:boolean-value="false" calcext:value-type="boolean">
            <text:p>FALSE</text:p>
          </table:table-cell>
          <table:table-cell table:formula="of:==[.E500]=[.E499]" office:value-type="boolean" office:boolean-value="false" calcext:value-type="boolean">
            <text:p>FALSE</text:p>
          </table:table-cell>
          <table:table-cell table:formula="of:==[.F500]=[.F499]" office:value-type="boolean" office:boolean-value="false" calcext:value-type="boolean">
            <text:p>FALSE</text:p>
          </table:table-cell>
          <table:table-cell table:formula="of:==[.G500]=[.G499]" office:value-type="boolean" office:boolean-value="false" calcext:value-type="boolean">
            <text:p>FALSE</text:p>
          </table:table-cell>
          <table:table-cell table:formula="of:==[.H500]=[.H499]" office:value-type="boolean" office:boolean-value="false" calcext:value-type="boolean">
            <text:p>FALSE</text:p>
          </table:table-cell>
          <table:table-cell table:formula="of:==[.I500]=[.I49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501]=[.D500]" office:value-type="boolean" office:boolean-value="false" calcext:value-type="boolean">
            <text:p>FALSE</text:p>
          </table:table-cell>
          <table:table-cell table:formula="of:==[.E501]=[.E500]" office:value-type="boolean" office:boolean-value="false" calcext:value-type="boolean">
            <text:p>FALSE</text:p>
          </table:table-cell>
          <table:table-cell table:formula="of:==[.F501]=[.F500]" office:value-type="boolean" office:boolean-value="false" calcext:value-type="boolean">
            <text:p>FALSE</text:p>
          </table:table-cell>
          <table:table-cell table:formula="of:==[.G501]=[.G500]" office:value-type="boolean" office:boolean-value="false" calcext:value-type="boolean">
            <text:p>FALSE</text:p>
          </table:table-cell>
          <table:table-cell table:formula="of:==[.H501]=[.H500]" office:value-type="boolean" office:boolean-value="false" calcext:value-type="boolean">
            <text:p>FALSE</text:p>
          </table:table-cell>
          <table:table-cell table:formula="of:==[.I501]=[.I50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rho</text:p>
          </table:table-cell>
          <table:table-cell office:value-type="float" office:value="0.03731432528385" calcext:value-type="float">
            <text:p>0.03731432528385</text:p>
          </table:table-cell>
          <table:table-cell office:value-type="float" office:value="0.0367410932870303" calcext:value-type="float">
            <text:p>0.0367410932870303</text:p>
          </table:table-cell>
          <table:table-cell office:value-type="float" office:value="0.036093393065011" calcext:value-type="float">
            <text:p>0.036093393065011</text:p>
          </table:table-cell>
          <table:table-cell office:value-type="float" office:value="0.0352277145558279" calcext:value-type="float">
            <text:p>0.0352277145558279</text:p>
          </table:table-cell>
          <table:table-cell office:value-type="float" office:value="0.0343973184242627" calcext:value-type="float">
            <text:p>0.0343973184242627</text:p>
          </table:table-cell>
          <table:table-cell office:value-type="float" office:value="0.0334694544726115" calcext:value-type="float">
            <text:p>0.0334694544726115</text:p>
          </table:table-cell>
          <table:table-cell table:formula="of:==[.D502]=[.D501]" office:value-type="boolean" office:boolean-value="false" calcext:value-type="boolean">
            <text:p>FALSE</text:p>
          </table:table-cell>
          <table:table-cell table:formula="of:==[.E502]=[.E501]" office:value-type="boolean" office:boolean-value="false" calcext:value-type="boolean">
            <text:p>FALSE</text:p>
          </table:table-cell>
          <table:table-cell table:formula="of:==[.F502]=[.F501]" office:value-type="boolean" office:boolean-value="false" calcext:value-type="boolean">
            <text:p>FALSE</text:p>
          </table:table-cell>
          <table:table-cell table:formula="of:==[.G502]=[.G501]" office:value-type="boolean" office:boolean-value="false" calcext:value-type="boolean">
            <text:p>FALSE</text:p>
          </table:table-cell>
          <table:table-cell table:formula="of:==[.H502]=[.H501]" office:value-type="boolean" office:boolean-value="false" calcext:value-type="boolean">
            <text:p>FALSE</text:p>
          </table:table-cell>
          <table:table-cell table:formula="of:==[.I502]=[.I50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S</text:p>
          </table:table-cell>
          <table:table-cell office:value-type="float" office:value="1.8082331239356" calcext:value-type="float">
            <text:p>1.8082331239356</text:p>
          </table:table-cell>
          <table:table-cell office:value-type="float" office:value="1.80366816944374" calcext:value-type="float">
            <text:p>1.80366816944374</text:p>
          </table:table-cell>
          <table:table-cell office:value-type="float" office:value="1.79912986466979" calcext:value-type="float">
            <text:p>1.79912986466979</text:p>
          </table:table-cell>
          <table:table-cell office:value-type="float" office:value="1.79497713367353" calcext:value-type="float">
            <text:p>1.79497713367353</text:p>
          </table:table-cell>
          <table:table-cell office:value-type="float" office:value="1.79077310543896" calcext:value-type="float">
            <text:p>1.79077310543896</text:p>
          </table:table-cell>
          <table:table-cell office:value-type="float" office:value="1.78668006892185" calcext:value-type="float">
            <text:p>1.78668006892185</text:p>
          </table:table-cell>
          <table:table-cell table:formula="of:==[.D503]=[.D502]" office:value-type="boolean" office:boolean-value="false" calcext:value-type="boolean">
            <text:p>FALSE</text:p>
          </table:table-cell>
          <table:table-cell table:formula="of:==[.E503]=[.E502]" office:value-type="boolean" office:boolean-value="false" calcext:value-type="boolean">
            <text:p>FALSE</text:p>
          </table:table-cell>
          <table:table-cell table:formula="of:==[.F503]=[.F502]" office:value-type="boolean" office:boolean-value="false" calcext:value-type="boolean">
            <text:p>FALSE</text:p>
          </table:table-cell>
          <table:table-cell table:formula="of:==[.G503]=[.G502]" office:value-type="boolean" office:boolean-value="false" calcext:value-type="boolean">
            <text:p>FALSE</text:p>
          </table:table-cell>
          <table:table-cell table:formula="of:==[.H503]=[.H502]" office:value-type="boolean" office:boolean-value="false" calcext:value-type="boolean">
            <text:p>FALSE</text:p>
          </table:table-cell>
          <table:table-cell table:formula="of:==[.I503]=[.I50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T</text:p>
          </table:table-cell>
          <table:table-cell office:value-type="float" office:value="1022.38986228756" calcext:value-type="float">
            <text:p>1022.38986228756</text:p>
          </table:table-cell>
          <table:table-cell office:value-type="float" office:value="993.48251149894" calcext:value-type="float">
            <text:p>993.48251149894</text:p>
          </table:table-cell>
          <table:table-cell office:value-type="float" office:value="964.53911598736" calcext:value-type="float">
            <text:p>964.53911598736</text:p>
          </table:table-cell>
          <table:table-cell office:value-type="float" office:value="935.954884069068" calcext:value-type="float">
            <text:p>935.954884069068</text:p>
          </table:table-cell>
          <table:table-cell office:value-type="float" office:value="907.926575414332" calcext:value-type="float">
            <text:p>907.926575414332</text:p>
          </table:table-cell>
          <table:table-cell office:value-type="float" office:value="879.971252957619" calcext:value-type="float">
            <text:p>879.971252957619</text:p>
          </table:table-cell>
          <table:table-cell table:formula="of:==[.D504]=[.D503]" office:value-type="boolean" office:boolean-value="false" calcext:value-type="boolean">
            <text:p>FALSE</text:p>
          </table:table-cell>
          <table:table-cell table:formula="of:==[.E504]=[.E503]" office:value-type="boolean" office:boolean-value="false" calcext:value-type="boolean">
            <text:p>FALSE</text:p>
          </table:table-cell>
          <table:table-cell table:formula="of:==[.F504]=[.F503]" office:value-type="boolean" office:boolean-value="false" calcext:value-type="boolean">
            <text:p>FALSE</text:p>
          </table:table-cell>
          <table:table-cell table:formula="of:==[.G504]=[.G503]" office:value-type="boolean" office:boolean-value="false" calcext:value-type="boolean">
            <text:p>FALSE</text:p>
          </table:table-cell>
          <table:table-cell table:formula="of:==[.H504]=[.H503]" office:value-type="boolean" office:boolean-value="false" calcext:value-type="boolean">
            <text:p>FALSE</text:p>
          </table:table-cell>
          <table:table-cell table:formula="of:==[.I504]=[.I50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V</text:p>
          </table:table-cell>
          <table:table-cell office:value-type="float" office:value="820.429218766309" calcext:value-type="float">
            <text:p>820.429218766309</text:p>
          </table:table-cell>
          <table:table-cell office:value-type="float" office:value="790.325456725876" calcext:value-type="float">
            <text:p>790.325456725876</text:p>
          </table:table-cell>
          <table:table-cell office:value-type="float" office:value="760.894006276793" calcext:value-type="float">
            <text:p>760.894006276793</text:p>
          </table:table-cell>
          <table:table-cell office:value-type="float" office:value="732.467880571465" calcext:value-type="float">
            <text:p>732.467880571465</text:p>
          </table:table-cell>
          <table:table-cell office:value-type="float" office:value="705.17193488967" calcext:value-type="float">
            <text:p>705.17193488967</text:p>
          </table:table-cell>
          <table:table-cell office:value-type="float" office:value="678.475290740028" calcext:value-type="float">
            <text:p>678.475290740028</text:p>
          </table:table-cell>
          <table:table-cell table:formula="of:==[.D505]=[.D504]" office:value-type="boolean" office:boolean-value="false" calcext:value-type="boolean">
            <text:p>FALSE</text:p>
          </table:table-cell>
          <table:table-cell table:formula="of:==[.E505]=[.E504]" office:value-type="boolean" office:boolean-value="false" calcext:value-type="boolean">
            <text:p>FALSE</text:p>
          </table:table-cell>
          <table:table-cell table:formula="of:==[.F505]=[.F504]" office:value-type="boolean" office:boolean-value="false" calcext:value-type="boolean">
            <text:p>FALSE</text:p>
          </table:table-cell>
          <table:table-cell table:formula="of:==[.G505]=[.G504]" office:value-type="boolean" office:boolean-value="false" calcext:value-type="boolean">
            <text:p>FALSE</text:p>
          </table:table-cell>
          <table:table-cell table:formula="of:==[.H505]=[.H504]" office:value-type="boolean" office:boolean-value="false" calcext:value-type="boolean">
            <text:p>FALSE</text:p>
          </table:table-cell>
          <table:table-cell table:formula="of:==[.I505]=[.I50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Vsonic</text:p>
          </table:table-cell>
          <table:table-cell office:value-type="float" office:value="1552.68245278793" calcext:value-type="float">
            <text:p>1552.68245278793</text:p>
          </table:table-cell>
          <table:table-cell office:value-type="float" office:value="1531.74534911005" calcext:value-type="float">
            <text:p>1531.74534911005</text:p>
          </table:table-cell>
          <table:table-cell office:value-type="float" office:value="1510.4022905176" calcext:value-type="float">
            <text:p>1510.4022905176</text:p>
          </table:table-cell>
          <table:table-cell office:value-type="float" office:value="1488.93273245858" calcext:value-type="float">
            <text:p>1488.93273245858</text:p>
          </table:table-cell>
          <table:table-cell office:value-type="float" office:value="1467.48463144064" calcext:value-type="float">
            <text:p>1467.48463144064</text:p>
          </table:table-cell>
          <table:table-cell office:value-type="float" office:value="1445.68268316403" calcext:value-type="float">
            <text:p>1445.68268316403</text:p>
          </table:table-cell>
          <table:table-cell table:formula="of:==[.D506]=[.D505]" office:value-type="boolean" office:boolean-value="false" calcext:value-type="boolean">
            <text:p>FALSE</text:p>
          </table:table-cell>
          <table:table-cell table:formula="of:==[.E506]=[.E505]" office:value-type="boolean" office:boolean-value="false" calcext:value-type="boolean">
            <text:p>FALSE</text:p>
          </table:table-cell>
          <table:table-cell table:formula="of:==[.F506]=[.F505]" office:value-type="boolean" office:boolean-value="false" calcext:value-type="boolean">
            <text:p>FALSE</text:p>
          </table:table-cell>
          <table:table-cell table:formula="of:==[.G506]=[.G505]" office:value-type="boolean" office:boolean-value="false" calcext:value-type="boolean">
            <text:p>FALSE</text:p>
          </table:table-cell>
          <table:table-cell table:formula="of:==[.H506]=[.H505]" office:value-type="boolean" office:boolean-value="false" calcext:value-type="boolean">
            <text:p>FALSE</text:p>
          </table:table-cell>
          <table:table-cell table:formula="of:==[.I506]=[.I50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W</text:p>
          </table:table-cell>
          <table:table-cell office:value-type="float" office:value="54.2699596585435" calcext:value-type="float">
            <text:p>54.2699596585435</text:p>
          </table:table-cell>
          <table:table-cell office:value-type="float" office:value="51.4755307154884" calcext:value-type="float">
            <text:p>51.4755307154884</text:p>
          </table:table-cell>
          <table:table-cell office:value-type="float" office:value="48.6849424387413" calcext:value-type="float">
            <text:p>48.6849424387413</text:p>
          </table:table-cell>
          <table:table-cell office:value-type="float" office:value="45.7420727798118" calcext:value-type="float">
            <text:p>45.7420727798118</text:p>
          </table:table-cell>
          <table:table-cell office:value-type="float" office:value="42.9993997382789" calcext:value-type="float">
            <text:p>42.9993997382789</text:p>
          </table:table-cell>
          <table:table-cell office:value-type="float" office:value="40.255521409626" calcext:value-type="float">
            <text:p>40.255521409626</text:p>
          </table:table-cell>
          <table:table-cell table:formula="of:==[.D507]=[.D506]" office:value-type="boolean" office:boolean-value="false" calcext:value-type="boolean">
            <text:p>FALSE</text:p>
          </table:table-cell>
          <table:table-cell table:formula="of:==[.E507]=[.E506]" office:value-type="boolean" office:boolean-value="false" calcext:value-type="boolean">
            <text:p>FALSE</text:p>
          </table:table-cell>
          <table:table-cell table:formula="of:==[.F507]=[.F506]" office:value-type="boolean" office:boolean-value="false" calcext:value-type="boolean">
            <text:p>FALSE</text:p>
          </table:table-cell>
          <table:table-cell table:formula="of:==[.G507]=[.G506]" office:value-type="boolean" office:boolean-value="false" calcext:value-type="boolean">
            <text:p>FALSE</text:p>
          </table:table-cell>
          <table:table-cell table:formula="of:==[.H507]=[.H506]" office:value-type="boolean" office:boolean-value="false" calcext:value-type="boolean">
            <text:p>FALSE</text:p>
          </table:table-cell>
          <table:table-cell table:formula="of:==[.I507]=[.I50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508]=[.D507]" office:value-type="boolean" office:boolean-value="false" calcext:value-type="boolean">
            <text:p>FALSE</text:p>
          </table:table-cell>
          <table:table-cell table:formula="of:==[.E508]=[.E507]" office:value-type="boolean" office:boolean-value="false" calcext:value-type="boolean">
            <text:p>FALSE</text:p>
          </table:table-cell>
          <table:table-cell table:formula="of:==[.F508]=[.F507]" office:value-type="boolean" office:boolean-value="false" calcext:value-type="boolean">
            <text:p>FALSE</text:p>
          </table:table-cell>
          <table:table-cell table:formula="of:==[.G508]=[.G507]" office:value-type="boolean" office:boolean-value="false" calcext:value-type="boolean">
            <text:p>FALSE</text:p>
          </table:table-cell>
          <table:table-cell table:formula="of:==[.H508]=[.H507]" office:value-type="boolean" office:boolean-value="false" calcext:value-type="boolean">
            <text:p>FALSE</text:p>
          </table:table-cell>
          <table:table-cell table:formula="of:==[.I508]=[.I50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tot:Cp</text:p>
          </table:table-cell>
          <table:table-cell office:value-type="float" office:value="0.253660297934264" calcext:value-type="float">
            <text:p>0.253660297934264</text:p>
          </table:table-cell>
          <table:table-cell office:value-type="float" office:value="0.25248487010892" calcext:value-type="float">
            <text:p>0.25248487010892</text:p>
          </table:table-cell>
          <table:table-cell office:value-type="float" office:value="0.251342818467467" calcext:value-type="float">
            <text:p>0.251342818467467</text:p>
          </table:table-cell>
          <table:table-cell office:value-type="float" office:value="0.2502522869831" calcext:value-type="float">
            <text:p>0.2502522869831</text:p>
          </table:table-cell>
          <table:table-cell office:value-type="float" office:value="0.24922211955684" calcext:value-type="float">
            <text:p>0.24922211955684</text:p>
          </table:table-cell>
          <table:table-cell office:value-type="float" office:value="0.248236169842152" calcext:value-type="float">
            <text:p>0.248236169842152</text:p>
          </table:table-cell>
          <table:table-cell table:formula="of:==[.D509]=[.D508]" office:value-type="boolean" office:boolean-value="false" calcext:value-type="boolean">
            <text:p>FALSE</text:p>
          </table:table-cell>
          <table:table-cell table:formula="of:==[.E509]=[.E508]" office:value-type="boolean" office:boolean-value="false" calcext:value-type="boolean">
            <text:p>FALSE</text:p>
          </table:table-cell>
          <table:table-cell table:formula="of:==[.F509]=[.F508]" office:value-type="boolean" office:boolean-value="false" calcext:value-type="boolean">
            <text:p>FALSE</text:p>
          </table:table-cell>
          <table:table-cell table:formula="of:==[.G509]=[.G508]" office:value-type="boolean" office:boolean-value="false" calcext:value-type="boolean">
            <text:p>FALSE</text:p>
          </table:table-cell>
          <table:table-cell table:formula="of:==[.H509]=[.H508]" office:value-type="boolean" office:boolean-value="false" calcext:value-type="boolean">
            <text:p>FALSE</text:p>
          </table:table-cell>
          <table:table-cell table:formula="of:==[.I509]=[.I50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tot:Cv</text:p>
          </table:table-cell>
          <table:table-cell office:value-type="float" office:value="0.185102300154096" calcext:value-type="float">
            <text:p>0.185102300154096</text:p>
          </table:table-cell>
          <table:table-cell office:value-type="float" office:value="0.183926713523643" calcext:value-type="float">
            <text:p>0.183926713523643</text:p>
          </table:table-cell>
          <table:table-cell office:value-type="float" office:value="0.182784505711193" calcext:value-type="float">
            <text:p>0.182784505711193</text:p>
          </table:table-cell>
          <table:table-cell office:value-type="float" office:value="0.181693822526552" calcext:value-type="float">
            <text:p>0.181693822526552</text:p>
          </table:table-cell>
          <table:table-cell office:value-type="float" office:value="0.180663508734963" calcext:value-type="float">
            <text:p>0.180663508734963</text:p>
          </table:table-cell>
          <table:table-cell office:value-type="float" office:value="0.179677415161697" calcext:value-type="float">
            <text:p>0.179677415161697</text:p>
          </table:table-cell>
          <table:table-cell table:formula="of:==[.D510]=[.D509]" office:value-type="boolean" office:boolean-value="false" calcext:value-type="boolean">
            <text:p>FALSE</text:p>
          </table:table-cell>
          <table:table-cell table:formula="of:==[.E510]=[.E509]" office:value-type="boolean" office:boolean-value="false" calcext:value-type="boolean">
            <text:p>FALSE</text:p>
          </table:table-cell>
          <table:table-cell table:formula="of:==[.F510]=[.F509]" office:value-type="boolean" office:boolean-value="false" calcext:value-type="boolean">
            <text:p>FALSE</text:p>
          </table:table-cell>
          <table:table-cell table:formula="of:==[.G510]=[.G509]" office:value-type="boolean" office:boolean-value="false" calcext:value-type="boolean">
            <text:p>FALSE</text:p>
          </table:table-cell>
          <table:table-cell table:formula="of:==[.H510]=[.H509]" office:value-type="boolean" office:boolean-value="false" calcext:value-type="boolean">
            <text:p>FALSE</text:p>
          </table:table-cell>
          <table:table-cell table:formula="of:==[.I510]=[.I50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tot:gamma</text:p>
          </table:table-cell>
          <table:table-cell office:value-type="float" office:value="1.37037891344459" calcext:value-type="float">
            <text:p>1.37037891344459</text:p>
          </table:table-cell>
          <table:table-cell office:value-type="float" office:value="1.3727470996808" calcext:value-type="float">
            <text:p>1.3727470996808</text:p>
          </table:table-cell>
          <table:table-cell office:value-type="float" office:value="1.3750772315283" calcext:value-type="float">
            <text:p>1.3750772315283</text:p>
          </table:table-cell>
          <table:table-cell office:value-type="float" office:value="1.37732960913988" calcext:value-type="float">
            <text:p>1.37732960913988</text:p>
          </table:table-cell>
          <table:table-cell office:value-type="float" office:value="1.37948231302873" calcext:value-type="float">
            <text:p>1.37948231302873</text:p>
          </table:table-cell>
          <table:table-cell office:value-type="float" office:value="1.38156576659906" calcext:value-type="float">
            <text:p>1.38156576659906</text:p>
          </table:table-cell>
          <table:table-cell table:formula="of:==[.D511]=[.D510]" office:value-type="boolean" office:boolean-value="false" calcext:value-type="boolean">
            <text:p>FALSE</text:p>
          </table:table-cell>
          <table:table-cell table:formula="of:==[.E511]=[.E510]" office:value-type="boolean" office:boolean-value="false" calcext:value-type="boolean">
            <text:p>FALSE</text:p>
          </table:table-cell>
          <table:table-cell table:formula="of:==[.F511]=[.F510]" office:value-type="boolean" office:boolean-value="false" calcext:value-type="boolean">
            <text:p>FALSE</text:p>
          </table:table-cell>
          <table:table-cell table:formula="of:==[.G511]=[.G510]" office:value-type="boolean" office:boolean-value="false" calcext:value-type="boolean">
            <text:p>FALSE</text:p>
          </table:table-cell>
          <table:table-cell table:formula="of:==[.H511]=[.H510]" office:value-type="boolean" office:boolean-value="false" calcext:value-type="boolean">
            <text:p>FALSE</text:p>
          </table:table-cell>
          <table:table-cell table:formula="of:==[.I511]=[.I51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tot:h</text:p>
          </table:table-cell>
          <table:table-cell office:value-type="float" office:value="-23.7903859536056" calcext:value-type="float">
            <text:p>-23.7903859536056</text:p>
          </table:table-cell>
          <table:table-cell office:value-type="float" office:value="-23.8006943120076" calcext:value-type="float">
            <text:p>-23.8006943120076</text:p>
          </table:table-cell>
          <table:table-cell office:value-type="float" office:value="-23.8109014485536" calcext:value-type="float">
            <text:p>-23.8109014485536</text:p>
          </table:table-cell>
          <table:table-cell office:value-type="float" office:value="-23.8208762959894" calcext:value-type="float">
            <text:p>-23.8208762959894</text:p>
          </table:table-cell>
          <table:table-cell office:value-type="float" office:value="-23.8305605593859" calcext:value-type="float">
            <text:p>-23.8305605593859</text:p>
          </table:table-cell>
          <table:table-cell office:value-type="float" office:value="-23.8401294258354" calcext:value-type="float">
            <text:p>-23.8401294258354</text:p>
          </table:table-cell>
          <table:table-cell table:formula="of:==[.D512]=[.D511]" office:value-type="boolean" office:boolean-value="false" calcext:value-type="boolean">
            <text:p>FALSE</text:p>
          </table:table-cell>
          <table:table-cell table:formula="of:==[.E512]=[.E511]" office:value-type="boolean" office:boolean-value="false" calcext:value-type="boolean">
            <text:p>FALSE</text:p>
          </table:table-cell>
          <table:table-cell table:formula="of:==[.F512]=[.F511]" office:value-type="boolean" office:boolean-value="false" calcext:value-type="boolean">
            <text:p>FALSE</text:p>
          </table:table-cell>
          <table:table-cell table:formula="of:==[.G512]=[.G511]" office:value-type="boolean" office:boolean-value="false" calcext:value-type="boolean">
            <text:p>FALSE</text:p>
          </table:table-cell>
          <table:table-cell table:formula="of:==[.H512]=[.H511]" office:value-type="boolean" office:boolean-value="false" calcext:value-type="boolean">
            <text:p>FALSE</text:p>
          </table:table-cell>
          <table:table-cell table:formula="of:==[.I512]=[.I51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tot:P</text:p>
          </table:table-cell>
          <table:table-cell office:value-type="float" office:value="17.0393828025944" calcext:value-type="float">
            <text:p>17.0393828025944</text:p>
          </table:table-cell>
          <table:table-cell office:value-type="float" office:value="16.1695305115215" calcext:value-type="float">
            <text:p>16.1695305115215</text:p>
          </table:table-cell>
          <table:table-cell office:value-type="float" office:value="15.3000419560445" calcext:value-type="float">
            <text:p>15.3000419560445</text:p>
          </table:table-cell>
          <table:table-cell office:value-type="float" office:value="14.38179488527" calcext:value-type="float">
            <text:p>14.38179488527</text:p>
          </table:table-cell>
          <table:table-cell office:value-type="float" office:value="13.5255162220916" calcext:value-type="float">
            <text:p>13.5255162220916</text:p>
          </table:table-cell>
          <table:table-cell office:value-type="float" office:value="12.6680747288765" calcext:value-type="float">
            <text:p>12.6680747288765</text:p>
          </table:table-cell>
          <table:table-cell table:formula="of:==[.D513]=[.D512]" office:value-type="boolean" office:boolean-value="false" calcext:value-type="boolean">
            <text:p>FALSE</text:p>
          </table:table-cell>
          <table:table-cell table:formula="of:==[.E513]=[.E512]" office:value-type="boolean" office:boolean-value="false" calcext:value-type="boolean">
            <text:p>FALSE</text:p>
          </table:table-cell>
          <table:table-cell table:formula="of:==[.F513]=[.F512]" office:value-type="boolean" office:boolean-value="false" calcext:value-type="boolean">
            <text:p>FALSE</text:p>
          </table:table-cell>
          <table:table-cell table:formula="of:==[.G513]=[.G512]" office:value-type="boolean" office:boolean-value="false" calcext:value-type="boolean">
            <text:p>FALSE</text:p>
          </table:table-cell>
          <table:table-cell table:formula="of:==[.H513]=[.H512]" office:value-type="boolean" office:boolean-value="false" calcext:value-type="boolean">
            <text:p>FALSE</text:p>
          </table:table-cell>
          <table:table-cell table:formula="of:==[.I513]=[.I51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tot:R</text:p>
          </table:table-cell>
          <table:table-cell office:value-type="float" office:value="0.0685579969511671" calcext:value-type="float">
            <text:p>0.0685579969511671</text:p>
          </table:table-cell>
          <table:table-cell office:value-type="float" office:value="0.0685581450186641" calcext:value-type="float">
            <text:p>0.0685581450186641</text:p>
          </table:table-cell>
          <table:table-cell office:value-type="float" office:value="0.0685582915215262" calcext:value-type="float">
            <text:p>0.0685582915215262</text:p>
          </table:table-cell>
          <table:table-cell office:value-type="float" office:value="0.0685584345961563" calcext:value-type="float">
            <text:p>0.0685584345961563</text:p>
          </table:table-cell>
          <table:table-cell office:value-type="float" office:value="0.0685585734149838" calcext:value-type="float">
            <text:p>0.0685585734149838</text:p>
          </table:table-cell>
          <table:table-cell office:value-type="float" office:value="0.0685587105062312" calcext:value-type="float">
            <text:p>0.0685587105062312</text:p>
          </table:table-cell>
          <table:table-cell table:formula="of:==[.D514]=[.D513]" office:value-type="boolean" office:boolean-value="false" calcext:value-type="boolean">
            <text:p>FALSE</text:p>
          </table:table-cell>
          <table:table-cell table:formula="of:==[.E514]=[.E513]" office:value-type="boolean" office:boolean-value="false" calcext:value-type="boolean">
            <text:p>FALSE</text:p>
          </table:table-cell>
          <table:table-cell table:formula="of:==[.F514]=[.F513]" office:value-type="boolean" office:boolean-value="false" calcext:value-type="boolean">
            <text:p>FALSE</text:p>
          </table:table-cell>
          <table:table-cell table:formula="of:==[.G514]=[.G513]" office:value-type="boolean" office:boolean-value="false" calcext:value-type="boolean">
            <text:p>FALSE</text:p>
          </table:table-cell>
          <table:table-cell table:formula="of:==[.H514]=[.H513]" office:value-type="boolean" office:boolean-value="false" calcext:value-type="boolean">
            <text:p>FALSE</text:p>
          </table:table-cell>
          <table:table-cell table:formula="of:==[.I514]=[.I51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tot:rho</text:p>
          </table:table-cell>
          <table:table-cell office:value-type="float" office:value="0.0427609645162409" calcext:value-type="float">
            <text:p>0.0427609645162409</text:p>
          </table:table-cell>
          <table:table-cell office:value-type="float" office:value="0.0418431712713917" calcext:value-type="float">
            <text:p>0.0418431712713917</text:p>
          </table:table-cell>
          <table:table-cell office:value-type="float" office:value="0.0408611174975089" calcext:value-type="float">
            <text:p>0.0408611174975089</text:p>
          </table:table-cell>
          <table:table-cell office:value-type="float" office:value="0.0396561336310025" calcext:value-type="float">
            <text:p>0.0396561336310025</text:p>
          </table:table-cell>
          <table:table-cell office:value-type="float" office:value="0.0385152201825721" calcext:value-type="float">
            <text:p>0.0385152201825721</text:p>
          </table:table-cell>
          <table:table-cell office:value-type="float" office:value="0.0372843872370486" calcext:value-type="float">
            <text:p>0.0372843872370486</text:p>
          </table:table-cell>
          <table:table-cell table:formula="of:==[.D515]=[.D514]" office:value-type="boolean" office:boolean-value="false" calcext:value-type="boolean">
            <text:p>FALSE</text:p>
          </table:table-cell>
          <table:table-cell table:formula="of:==[.E515]=[.E514]" office:value-type="boolean" office:boolean-value="false" calcext:value-type="boolean">
            <text:p>FALSE</text:p>
          </table:table-cell>
          <table:table-cell table:formula="of:==[.F515]=[.F514]" office:value-type="boolean" office:boolean-value="false" calcext:value-type="boolean">
            <text:p>FALSE</text:p>
          </table:table-cell>
          <table:table-cell table:formula="of:==[.G515]=[.G514]" office:value-type="boolean" office:boolean-value="false" calcext:value-type="boolean">
            <text:p>FALSE</text:p>
          </table:table-cell>
          <table:table-cell table:formula="of:==[.H515]=[.H514]" office:value-type="boolean" office:boolean-value="false" calcext:value-type="boolean">
            <text:p>FALSE</text:p>
          </table:table-cell>
          <table:table-cell table:formula="of:==[.I515]=[.I51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tot:S</text:p>
          </table:table-cell>
          <table:table-cell office:value-type="float" office:value="1.8082331239356" calcext:value-type="float">
            <text:p>1.8082331239356</text:p>
          </table:table-cell>
          <table:table-cell office:value-type="float" office:value="1.80366816944374" calcext:value-type="float">
            <text:p>1.80366816944374</text:p>
          </table:table-cell>
          <table:table-cell office:value-type="float" office:value="1.79912986466979" calcext:value-type="float">
            <text:p>1.79912986466979</text:p>
          </table:table-cell>
          <table:table-cell office:value-type="float" office:value="1.79497713367353" calcext:value-type="float">
            <text:p>1.79497713367353</text:p>
          </table:table-cell>
          <table:table-cell office:value-type="float" office:value="1.79077310543896" calcext:value-type="float">
            <text:p>1.79077310543896</text:p>
          </table:table-cell>
          <table:table-cell office:value-type="float" office:value="1.78668006892185" calcext:value-type="float">
            <text:p>1.78668006892185</text:p>
          </table:table-cell>
          <table:table-cell table:formula="of:==[.D516]=[.D515]" office:value-type="boolean" office:boolean-value="false" calcext:value-type="boolean">
            <text:p>FALSE</text:p>
          </table:table-cell>
          <table:table-cell table:formula="of:==[.E516]=[.E515]" office:value-type="boolean" office:boolean-value="false" calcext:value-type="boolean">
            <text:p>FALSE</text:p>
          </table:table-cell>
          <table:table-cell table:formula="of:==[.F516]=[.F515]" office:value-type="boolean" office:boolean-value="false" calcext:value-type="boolean">
            <text:p>FALSE</text:p>
          </table:table-cell>
          <table:table-cell table:formula="of:==[.G516]=[.G515]" office:value-type="boolean" office:boolean-value="false" calcext:value-type="boolean">
            <text:p>FALSE</text:p>
          </table:table-cell>
          <table:table-cell table:formula="of:==[.H516]=[.H515]" office:value-type="boolean" office:boolean-value="false" calcext:value-type="boolean">
            <text:p>FALSE</text:p>
          </table:table-cell>
          <table:table-cell table:formula="of:==[.I516]=[.I51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_duct.flow_in.Fl_I:tot:T</text:p>
          </table:table-cell>
          <table:table-cell office:value-type="float" office:value="1075.56501442937" calcext:value-type="float">
            <text:p>1075.56501442937</text:p>
          </table:table-cell>
          <table:table-cell office:value-type="float" office:value="1043.04292166112" calcext:value-type="float">
            <text:p>1043.04292166112</text:p>
          </table:table-cell>
          <table:table-cell office:value-type="float" office:value="1010.67335417657" calcext:value-type="float">
            <text:p>1010.67335417657</text:p>
          </table:table-cell>
          <table:table-cell office:value-type="float" office:value="978.881788574361" calcext:value-type="float">
            <text:p>978.881788574361</text:p>
          </table:table-cell>
          <table:table-cell office:value-type="float" office:value="947.868548294468" calcext:value-type="float">
            <text:p>947.868548294468</text:p>
          </table:table-cell>
          <table:table-cell office:value-type="float" office:value="917.084570204265" calcext:value-type="float">
            <text:p>917.084570204265</text:p>
          </table:table-cell>
          <table:table-cell table:formula="of:==[.D517]=[.D516]" office:value-type="boolean" office:boolean-value="false" calcext:value-type="boolean">
            <text:p>FALSE</text:p>
          </table:table-cell>
          <table:table-cell table:formula="of:==[.E517]=[.E516]" office:value-type="boolean" office:boolean-value="false" calcext:value-type="boolean">
            <text:p>FALSE</text:p>
          </table:table-cell>
          <table:table-cell table:formula="of:==[.F517]=[.F516]" office:value-type="boolean" office:boolean-value="false" calcext:value-type="boolean">
            <text:p>FALSE</text:p>
          </table:table-cell>
          <table:table-cell table:formula="of:==[.G517]=[.G516]" office:value-type="boolean" office:boolean-value="false" calcext:value-type="boolean">
            <text:p>FALSE</text:p>
          </table:table-cell>
          <table:table-cell table:formula="of:==[.H517]=[.H516]" office:value-type="boolean" office:boolean-value="false" calcext:value-type="boolean">
            <text:p>FALSE</text:p>
          </table:table-cell>
          <table:table-cell table:formula="of:==[.I517]=[.I51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area_calc.Fl_I1:stat:area</text:p>
          </table:table-cell>
          <table:table-cell office:value-type="float" office:value="0.0641569014431999" calcext:value-type="float">
            <text:p>0.0641569014431999</text:p>
          </table:table-cell>
          <table:table-cell table:number-columns-repeated="5"/>
          <table:table-cell table:formula="of:==[.D518]=[.D517]" office:value-type="boolean" office:boolean-value="false" calcext:value-type="boolean">
            <text:p>FALSE</text:p>
          </table:table-cell>
          <table:table-cell table:formula="of:==[.E518]=[.E517]" office:value-type="boolean" office:boolean-value="false" calcext:value-type="boolean">
            <text:p>FALSE</text:p>
          </table:table-cell>
          <table:table-cell table:formula="of:==[.F518]=[.F517]" office:value-type="boolean" office:boolean-value="false" calcext:value-type="boolean">
            <text:p>FALSE</text:p>
          </table:table-cell>
          <table:table-cell table:formula="of:==[.G518]=[.G517]" office:value-type="boolean" office:boolean-value="false" calcext:value-type="boolean">
            <text:p>FALSE</text:p>
          </table:table-cell>
          <table:table-cell table:formula="of:==[.H518]=[.H517]" office:value-type="boolean" office:boolean-value="false" calcext:value-type="boolean">
            <text:p>FALSE</text:p>
          </table:table-cell>
          <table:table-cell table:formula="of:==[.I518]=[.I51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area_calc.Fl_I2:stat:area</text:p>
          </table:table-cell>
          <table:table-cell office:value-type="float" office:value="0.100535177591382" calcext:value-type="float">
            <text:p>0.100535177591382</text:p>
          </table:table-cell>
          <table:table-cell table:number-columns-repeated="5"/>
          <table:table-cell table:formula="of:==[.D519]=[.D518]" office:value-type="boolean" office:boolean-value="false" calcext:value-type="boolean">
            <text:p>FALSE</text:p>
          </table:table-cell>
          <table:table-cell table:formula="of:==[.E519]=[.E518]" office:value-type="boolean" office:boolean-value="true" calcext:value-type="boolean">
            <text:p>TRUE</text:p>
          </table:table-cell>
          <table:table-cell table:formula="of:==[.F519]=[.F518]" office:value-type="boolean" office:boolean-value="true" calcext:value-type="boolean">
            <text:p>TRUE</text:p>
          </table:table-cell>
          <table:table-cell table:formula="of:==[.G519]=[.G518]" office:value-type="boolean" office:boolean-value="true" calcext:value-type="boolean">
            <text:p>TRUE</text:p>
          </table:table-cell>
          <table:table-cell table:formula="of:==[.H519]=[.H518]" office:value-type="boolean" office:boolean-value="true" calcext:value-type="boolean">
            <text:p>TRUE</text:p>
          </table:table-cell>
          <table:table-cell table:formula="of:==[.I519]=[.I5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lance.lhs:T</text:p>
          </table:table-cell>
          <table:table-cell office:value-type="float" office:value="1.98442281928813" calcext:value-type="float">
            <text:p>1.98442281928813</text:p>
          </table:table-cell>
          <table:table-cell office:value-type="float" office:value="1.97859122021659" calcext:value-type="float">
            <text:p>1.97859122021659</text:p>
          </table:table-cell>
          <table:table-cell office:value-type="float" office:value="1.97284449724882" calcext:value-type="float">
            <text:p>1.97284449724882</text:p>
          </table:table-cell>
          <table:table-cell office:value-type="float" office:value="1.96736232461032" calcext:value-type="float">
            <text:p>1.96736232461032</text:p>
          </table:table-cell>
          <table:table-cell office:value-type="float" office:value="1.96159469311409" calcext:value-type="float">
            <text:p>1.96159469311409</text:p>
          </table:table-cell>
          <table:table-cell office:value-type="float" office:value="1.95597346125194" calcext:value-type="float">
            <text:p>1.95597346125194</text:p>
          </table:table-cell>
          <table:table-cell table:formula="of:==[.D520]=[.D519]" office:value-type="boolean" office:boolean-value="false" calcext:value-type="boolean">
            <text:p>FALSE</text:p>
          </table:table-cell>
          <table:table-cell table:formula="of:==[.E520]=[.E519]" office:value-type="boolean" office:boolean-value="false" calcext:value-type="boolean">
            <text:p>FALSE</text:p>
          </table:table-cell>
          <table:table-cell table:formula="of:==[.F520]=[.F519]" office:value-type="boolean" office:boolean-value="false" calcext:value-type="boolean">
            <text:p>FALSE</text:p>
          </table:table-cell>
          <table:table-cell table:formula="of:==[.G520]=[.G519]" office:value-type="boolean" office:boolean-value="false" calcext:value-type="boolean">
            <text:p>FALSE</text:p>
          </table:table-cell>
          <table:table-cell table:formula="of:==[.H520]=[.H519]" office:value-type="boolean" office:boolean-value="false" calcext:value-type="boolean">
            <text:p>FALSE</text:p>
          </table:table-cell>
          <table:table-cell table:formula="of:==[.I520]=[.I51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lance.rhs:T</text:p>
          </table:table-cell>
          <table:table-cell office:value-type="float" office:value="1.98442281928813" calcext:value-type="float">
            <text:p>1.98442281928813</text:p>
          </table:table-cell>
          <table:table-cell office:value-type="float" office:value="1.97859122021659" calcext:value-type="float">
            <text:p>1.97859122021659</text:p>
          </table:table-cell>
          <table:table-cell office:value-type="float" office:value="1.97284449724882" calcext:value-type="float">
            <text:p>1.97284449724882</text:p>
          </table:table-cell>
          <table:table-cell office:value-type="float" office:value="1.96736232461032" calcext:value-type="float">
            <text:p>1.96736232461032</text:p>
          </table:table-cell>
          <table:table-cell office:value-type="float" office:value="1.96159469311409" calcext:value-type="float">
            <text:p>1.96159469311409</text:p>
          </table:table-cell>
          <table:table-cell office:value-type="float" office:value="1.95597346125188" calcext:value-type="float">
            <text:p>1.95597346125188</text:p>
          </table:table-cell>
          <table:table-cell table:formula="of:==[.D521]=[.D520]" office:value-type="boolean" office:boolean-value="true" calcext:value-type="boolean">
            <text:p>TRUE</text:p>
          </table:table-cell>
          <table:table-cell table:formula="of:==[.E521]=[.E520]" office:value-type="boolean" office:boolean-value="true" calcext:value-type="boolean">
            <text:p>TRUE</text:p>
          </table:table-cell>
          <table:table-cell table:formula="of:==[.F521]=[.F520]" office:value-type="boolean" office:boolean-value="true" calcext:value-type="boolean">
            <text:p>TRUE</text:p>
          </table:table-cell>
          <table:table-cell table:formula="of:==[.G521]=[.G520]" office:value-type="boolean" office:boolean-value="true" calcext:value-type="boolean">
            <text:p>TRUE</text:p>
          </table:table-cell>
          <table:table-cell table:formula="of:==[.H521]=[.H520]" office:value-type="boolean" office:boolean-value="true" calcext:value-type="boolean">
            <text:p>TRUE</text:p>
          </table:table-cell>
          <table:table-cell table:formula="of:==[.I521]=[.I52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lance.T</text:p>
          </table:table-cell>
          <table:table-cell office:value-type="float" office:value="1046.92859388116" calcext:value-type="float">
            <text:p>1046.92859388116</text:p>
          </table:table-cell>
          <table:table-cell office:value-type="float" office:value="1017.0568028666" calcext:value-type="float">
            <text:p>1017.0568028666</text:p>
          </table:table-cell>
          <table:table-cell office:value-type="float" office:value="987.395581776271" calcext:value-type="float">
            <text:p>987.395581776271</text:p>
          </table:table-cell>
          <table:table-cell office:value-type="float" office:value="957.691135563895" calcext:value-type="float">
            <text:p>957.691135563895</text:p>
          </table:table-cell>
          <table:table-cell office:value-type="float" office:value="927.788858768273" calcext:value-type="float">
            <text:p>927.788858768273</text:p>
          </table:table-cell>
          <table:table-cell office:value-type="float" office:value="898.116493799258" calcext:value-type="float">
            <text:p>898.116493799258</text:p>
          </table:table-cell>
          <table:table-cell table:formula="of:==[.D522]=[.D521]" office:value-type="boolean" office:boolean-value="false" calcext:value-type="boolean">
            <text:p>FALSE</text:p>
          </table:table-cell>
          <table:table-cell table:formula="of:==[.E522]=[.E521]" office:value-type="boolean" office:boolean-value="false" calcext:value-type="boolean">
            <text:p>FALSE</text:p>
          </table:table-cell>
          <table:table-cell table:formula="of:==[.F522]=[.F521]" office:value-type="boolean" office:boolean-value="false" calcext:value-type="boolean">
            <text:p>FALSE</text:p>
          </table:table-cell>
          <table:table-cell table:formula="of:==[.G522]=[.G521]" office:value-type="boolean" office:boolean-value="false" calcext:value-type="boolean">
            <text:p>FALSE</text:p>
          </table:table-cell>
          <table:table-cell table:formula="of:==[.H522]=[.H521]" office:value-type="boolean" office:boolean-value="false" calcext:value-type="boolean">
            <text:p>FALSE</text:p>
          </table:table-cell>
          <table:table-cell table:formula="of:==[.I522]=[.I52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chem_eq.n_moles</text:p>
          </table:table-cell>
          <table:table-cell office:value-type="float" office:value="0.0345195632309788" calcext:value-type="float">
            <text:p>0.0345195632309788</text:p>
          </table:table-cell>
          <table:table-cell office:value-type="float" office:value="0.0345197697852933" calcext:value-type="float">
            <text:p>0.0345197697852933</text:p>
          </table:table-cell>
          <table:table-cell office:value-type="float" office:value="0.0345199733116098" calcext:value-type="float">
            <text:p>0.0345199733116098</text:p>
          </table:table-cell>
          <table:table-cell office:value-type="float" office:value="0.0345201749431313" calcext:value-type="float">
            <text:p>0.0345201749431313</text:p>
          </table:table-cell>
          <table:table-cell office:value-type="float" office:value="0.0345203757211702" calcext:value-type="float">
            <text:p>0.0345203757211702</text:p>
          </table:table-cell>
          <table:table-cell office:value-type="float" office:value="0.0345205729605625" calcext:value-type="float">
            <text:p>0.0345205729605625</text:p>
          </table:table-cell>
          <table:table-cell table:formula="of:==[.D523]=[.D522]" office:value-type="boolean" office:boolean-value="false" calcext:value-type="boolean">
            <text:p>FALSE</text:p>
          </table:table-cell>
          <table:table-cell table:formula="of:==[.E523]=[.E522]" office:value-type="boolean" office:boolean-value="false" calcext:value-type="boolean">
            <text:p>FALSE</text:p>
          </table:table-cell>
          <table:table-cell table:formula="of:==[.F523]=[.F522]" office:value-type="boolean" office:boolean-value="false" calcext:value-type="boolean">
            <text:p>FALSE</text:p>
          </table:table-cell>
          <table:table-cell table:formula="of:==[.G523]=[.G522]" office:value-type="boolean" office:boolean-value="false" calcext:value-type="boolean">
            <text:p>FALSE</text:p>
          </table:table-cell>
          <table:table-cell table:formula="of:==[.H523]=[.H522]" office:value-type="boolean" office:boolean-value="false" calcext:value-type="boolean">
            <text:p>FALSE</text:p>
          </table:table-cell>
          <table:table-cell table:formula="of:==[.I523]=[.I52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chem_eq.P</text:p>
          </table:table-cell>
          <table:table-cell office:value-type="float" office:value="1.02323122032566" calcext:value-type="float">
            <text:p>1.02323122032566</text:p>
          </table:table-cell>
          <table:table-cell office:value-type="float" office:value="0.975293800303493" calcext:value-type="float">
            <text:p>0.975293800303493</text:p>
          </table:table-cell>
          <table:table-cell office:value-type="float" office:value="0.926857813626237" calcext:value-type="float">
            <text:p>0.926857813626237</text:p>
          </table:table-cell>
          <table:table-cell office:value-type="float" office:value="0.874835053903155" calcext:value-type="float">
            <text:p>0.874835053903155</text:p>
          </table:table-cell>
          <table:table-cell office:value-type="float" office:value="0.825945635405905" calcext:value-type="float">
            <text:p>0.825945635405905</text:p>
          </table:table-cell>
          <table:table-cell office:value-type="float" office:value="0.776514669632431" calcext:value-type="float">
            <text:p>0.776514669632431</text:p>
          </table:table-cell>
          <table:table-cell table:formula="of:==[.D524]=[.D523]" office:value-type="boolean" office:boolean-value="false" calcext:value-type="boolean">
            <text:p>FALSE</text:p>
          </table:table-cell>
          <table:table-cell table:formula="of:==[.E524]=[.E523]" office:value-type="boolean" office:boolean-value="false" calcext:value-type="boolean">
            <text:p>FALSE</text:p>
          </table:table-cell>
          <table:table-cell table:formula="of:==[.F524]=[.F523]" office:value-type="boolean" office:boolean-value="false" calcext:value-type="boolean">
            <text:p>FALSE</text:p>
          </table:table-cell>
          <table:table-cell table:formula="of:==[.G524]=[.G523]" office:value-type="boolean" office:boolean-value="false" calcext:value-type="boolean">
            <text:p>FALSE</text:p>
          </table:table-cell>
          <table:table-cell table:formula="of:==[.H524]=[.H523]" office:value-type="boolean" office:boolean-value="false" calcext:value-type="boolean">
            <text:p>FALSE</text:p>
          </table:table-cell>
          <table:table-cell table:formula="of:==[.I524]=[.I52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chem_eq.T</text:p>
          </table:table-cell>
          <table:table-cell office:value-type="float" office:value="1046.92859388116" calcext:value-type="float">
            <text:p>1046.92859388116</text:p>
          </table:table-cell>
          <table:table-cell office:value-type="float" office:value="1017.0568028666" calcext:value-type="float">
            <text:p>1017.0568028666</text:p>
          </table:table-cell>
          <table:table-cell office:value-type="float" office:value="987.395581776271" calcext:value-type="float">
            <text:p>987.395581776271</text:p>
          </table:table-cell>
          <table:table-cell office:value-type="float" office:value="957.691135563895" calcext:value-type="float">
            <text:p>957.691135563895</text:p>
          </table:table-cell>
          <table:table-cell office:value-type="float" office:value="927.788858768273" calcext:value-type="float">
            <text:p>927.788858768273</text:p>
          </table:table-cell>
          <table:table-cell office:value-type="float" office:value="898.116493799258" calcext:value-type="float">
            <text:p>898.116493799258</text:p>
          </table:table-cell>
          <table:table-cell table:formula="of:==[.D525]=[.D524]" office:value-type="boolean" office:boolean-value="false" calcext:value-type="boolean">
            <text:p>FALSE</text:p>
          </table:table-cell>
          <table:table-cell table:formula="of:==[.E525]=[.E524]" office:value-type="boolean" office:boolean-value="false" calcext:value-type="boolean">
            <text:p>FALSE</text:p>
          </table:table-cell>
          <table:table-cell table:formula="of:==[.F525]=[.F524]" office:value-type="boolean" office:boolean-value="false" calcext:value-type="boolean">
            <text:p>FALSE</text:p>
          </table:table-cell>
          <table:table-cell table:formula="of:==[.G525]=[.G524]" office:value-type="boolean" office:boolean-value="false" calcext:value-type="boolean">
            <text:p>FALSE</text:p>
          </table:table-cell>
          <table:table-cell table:formula="of:==[.H525]=[.H524]" office:value-type="boolean" office:boolean-value="false" calcext:value-type="boolean">
            <text:p>FALSE</text:p>
          </table:table-cell>
          <table:table-cell table:formula="of:==[.I525]=[.I52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ls.n_moles</text:p>
          </table:table-cell>
          <table:table-cell office:value-type="float" office:value="0.0345195632309788" calcext:value-type="float">
            <text:p>0.0345195632309788</text:p>
          </table:table-cell>
          <table:table-cell office:value-type="float" office:value="0.0345197697852933" calcext:value-type="float">
            <text:p>0.0345197697852933</text:p>
          </table:table-cell>
          <table:table-cell office:value-type="float" office:value="0.0345199733116098" calcext:value-type="float">
            <text:p>0.0345199733116098</text:p>
          </table:table-cell>
          <table:table-cell office:value-type="float" office:value="0.0345201749431313" calcext:value-type="float">
            <text:p>0.0345201749431313</text:p>
          </table:table-cell>
          <table:table-cell office:value-type="float" office:value="0.0345203757211702" calcext:value-type="float">
            <text:p>0.0345203757211702</text:p>
          </table:table-cell>
          <table:table-cell office:value-type="float" office:value="0.0345205729605625" calcext:value-type="float">
            <text:p>0.0345205729605625</text:p>
          </table:table-cell>
          <table:table-cell table:formula="of:==[.D526]=[.D525]" office:value-type="boolean" office:boolean-value="false" calcext:value-type="boolean">
            <text:p>FALSE</text:p>
          </table:table-cell>
          <table:table-cell table:formula="of:==[.E526]=[.E525]" office:value-type="boolean" office:boolean-value="false" calcext:value-type="boolean">
            <text:p>FALSE</text:p>
          </table:table-cell>
          <table:table-cell table:formula="of:==[.F526]=[.F525]" office:value-type="boolean" office:boolean-value="false" calcext:value-type="boolean">
            <text:p>FALSE</text:p>
          </table:table-cell>
          <table:table-cell table:formula="of:==[.G526]=[.G525]" office:value-type="boolean" office:boolean-value="false" calcext:value-type="boolean">
            <text:p>FALSE</text:p>
          </table:table-cell>
          <table:table-cell table:formula="of:==[.H526]=[.H525]" office:value-type="boolean" office:boolean-value="false" calcext:value-type="boolean">
            <text:p>FALSE</text:p>
          </table:table-cell>
          <table:table-cell table:formula="of:==[.I526]=[.I52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ls.T</text:p>
          </table:table-cell>
          <table:table-cell office:value-type="float" office:value="1046.92859388116" calcext:value-type="float">
            <text:p>1046.92859388116</text:p>
          </table:table-cell>
          <table:table-cell office:value-type="float" office:value="1017.0568028666" calcext:value-type="float">
            <text:p>1017.0568028666</text:p>
          </table:table-cell>
          <table:table-cell office:value-type="float" office:value="987.395581776271" calcext:value-type="float">
            <text:p>987.395581776271</text:p>
          </table:table-cell>
          <table:table-cell office:value-type="float" office:value="957.691135563895" calcext:value-type="float">
            <text:p>957.691135563895</text:p>
          </table:table-cell>
          <table:table-cell office:value-type="float" office:value="927.788858768273" calcext:value-type="float">
            <text:p>927.788858768273</text:p>
          </table:table-cell>
          <table:table-cell office:value-type="float" office:value="898.116493799258" calcext:value-type="float">
            <text:p>898.116493799258</text:p>
          </table:table-cell>
          <table:table-cell table:formula="of:==[.D527]=[.D526]" office:value-type="boolean" office:boolean-value="false" calcext:value-type="boolean">
            <text:p>FALSE</text:p>
          </table:table-cell>
          <table:table-cell table:formula="of:==[.E527]=[.E526]" office:value-type="boolean" office:boolean-value="false" calcext:value-type="boolean">
            <text:p>FALSE</text:p>
          </table:table-cell>
          <table:table-cell table:formula="of:==[.F527]=[.F526]" office:value-type="boolean" office:boolean-value="false" calcext:value-type="boolean">
            <text:p>FALSE</text:p>
          </table:table-cell>
          <table:table-cell table:formula="of:==[.G527]=[.G526]" office:value-type="boolean" office:boolean-value="false" calcext:value-type="boolean">
            <text:p>FALSE</text:p>
          </table:table-cell>
          <table:table-cell table:formula="of:==[.H527]=[.H526]" office:value-type="boolean" office:boolean-value="false" calcext:value-type="boolean">
            <text:p>FALSE</text:p>
          </table:table-cell>
          <table:table-cell table:formula="of:==[.I527]=[.I52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Cp</text:p>
          </table:table-cell>
          <table:table-cell office:value-type="float" office:value="0.287527931945507" calcext:value-type="float">
            <text:p>0.287527931945507</text:p>
          </table:table-cell>
          <table:table-cell office:value-type="float" office:value="0.285412440278171" calcext:value-type="float">
            <text:p>0.285412440278171</text:p>
          </table:table-cell>
          <table:table-cell office:value-type="float" office:value="0.283288422718245" calcext:value-type="float">
            <text:p>0.283288422718245</text:p>
          </table:table-cell>
          <table:table-cell office:value-type="float" office:value="0.281152531065758" calcext:value-type="float">
            <text:p>0.281152531065758</text:p>
          </table:table-cell>
          <table:table-cell office:value-type="float" office:value="0.278992481887885" calcext:value-type="float">
            <text:p>0.278992481887885</text:p>
          </table:table-cell>
          <table:table-cell office:value-type="float" office:value="0.276833667952111" calcext:value-type="float">
            <text:p>0.276833667952111</text:p>
          </table:table-cell>
          <table:table-cell table:formula="of:==[.D528]=[.D527]" office:value-type="boolean" office:boolean-value="false" calcext:value-type="boolean">
            <text:p>FALSE</text:p>
          </table:table-cell>
          <table:table-cell table:formula="of:==[.E528]=[.E527]" office:value-type="boolean" office:boolean-value="false" calcext:value-type="boolean">
            <text:p>FALSE</text:p>
          </table:table-cell>
          <table:table-cell table:formula="of:==[.F528]=[.F527]" office:value-type="boolean" office:boolean-value="false" calcext:value-type="boolean">
            <text:p>FALSE</text:p>
          </table:table-cell>
          <table:table-cell table:formula="of:==[.G528]=[.G527]" office:value-type="boolean" office:boolean-value="false" calcext:value-type="boolean">
            <text:p>FALSE</text:p>
          </table:table-cell>
          <table:table-cell table:formula="of:==[.H528]=[.H527]" office:value-type="boolean" office:boolean-value="false" calcext:value-type="boolean">
            <text:p>FALSE</text:p>
          </table:table-cell>
          <table:table-cell table:formula="of:==[.I528]=[.I52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Cv</text:p>
          </table:table-cell>
          <table:table-cell office:value-type="float" office:value="0.218930719921735" calcext:value-type="float">
            <text:p>0.218930719921735</text:p>
          </table:table-cell>
          <table:table-cell office:value-type="float" office:value="0.216814837603804" calcext:value-type="float">
            <text:p>0.216814837603804</text:p>
          </table:table-cell>
          <table:table-cell office:value-type="float" office:value="0.214690417632933" calcext:value-type="float">
            <text:p>0.214690417632933</text:p>
          </table:table-cell>
          <table:table-cell office:value-type="float" office:value="0.212554115481631" calcext:value-type="float">
            <text:p>0.212554115481631</text:p>
          </table:table-cell>
          <table:table-cell office:value-type="float" office:value="0.210393650937401" calcext:value-type="float">
            <text:p>0.210393650937401</text:p>
          </table:table-cell>
          <table:table-cell office:value-type="float" office:value="0.208234424700104" calcext:value-type="float">
            <text:p>0.208234424700104</text:p>
          </table:table-cell>
          <table:table-cell table:formula="of:==[.D529]=[.D528]" office:value-type="boolean" office:boolean-value="false" calcext:value-type="boolean">
            <text:p>FALSE</text:p>
          </table:table-cell>
          <table:table-cell table:formula="of:==[.E529]=[.E528]" office:value-type="boolean" office:boolean-value="false" calcext:value-type="boolean">
            <text:p>FALSE</text:p>
          </table:table-cell>
          <table:table-cell table:formula="of:==[.F529]=[.F528]" office:value-type="boolean" office:boolean-value="false" calcext:value-type="boolean">
            <text:p>FALSE</text:p>
          </table:table-cell>
          <table:table-cell table:formula="of:==[.G529]=[.G528]" office:value-type="boolean" office:boolean-value="false" calcext:value-type="boolean">
            <text:p>FALSE</text:p>
          </table:table-cell>
          <table:table-cell table:formula="of:==[.H529]=[.H528]" office:value-type="boolean" office:boolean-value="false" calcext:value-type="boolean">
            <text:p>FALSE</text:p>
          </table:table-cell>
          <table:table-cell table:formula="of:==[.I529]=[.I52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gamma</text:p>
          </table:table-cell>
          <table:table-cell office:value-type="float" office:value="1.31332799389862" calcext:value-type="float">
            <text:p>1.31332799389862</text:p>
          </table:table-cell>
          <table:table-cell office:value-type="float" office:value="1.31638759083918" calcext:value-type="float">
            <text:p>1.31638759083918</text:p>
          </table:table-cell>
          <table:table-cell office:value-type="float" office:value="1.31952024963501" calcext:value-type="float">
            <text:p>1.31952024963501</text:p>
          </table:table-cell>
          <table:table-cell office:value-type="float" office:value="1.32273360067894" calcext:value-type="float">
            <text:p>1.32273360067894</text:p>
          </table:table-cell>
          <table:table-cell office:value-type="float" office:value="1.32604965998934" calcext:value-type="float">
            <text:p>1.32604965998934</text:p>
          </table:table-cell>
          <table:table-cell office:value-type="float" office:value="1.32943255199616" calcext:value-type="float">
            <text:p>1.32943255199616</text:p>
          </table:table-cell>
          <table:table-cell table:formula="of:==[.D530]=[.D529]" office:value-type="boolean" office:boolean-value="false" calcext:value-type="boolean">
            <text:p>FALSE</text:p>
          </table:table-cell>
          <table:table-cell table:formula="of:==[.E530]=[.E529]" office:value-type="boolean" office:boolean-value="false" calcext:value-type="boolean">
            <text:p>FALSE</text:p>
          </table:table-cell>
          <table:table-cell table:formula="of:==[.F530]=[.F529]" office:value-type="boolean" office:boolean-value="false" calcext:value-type="boolean">
            <text:p>FALSE</text:p>
          </table:table-cell>
          <table:table-cell table:formula="of:==[.G530]=[.G529]" office:value-type="boolean" office:boolean-value="false" calcext:value-type="boolean">
            <text:p>FALSE</text:p>
          </table:table-cell>
          <table:table-cell table:formula="of:==[.H530]=[.H529]" office:value-type="boolean" office:boolean-value="false" calcext:value-type="boolean">
            <text:p>FALSE</text:p>
          </table:table-cell>
          <table:table-cell table:formula="of:==[.I530]=[.I52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h</text:p>
          </table:table-cell>
          <table:table-cell office:value-type="float" office:value="-89.5851939744827" calcext:value-type="float">
            <text:p>-89.5851939744827</text:p>
          </table:table-cell>
          <table:table-cell office:value-type="float" office:value="-85.7144860403368" calcext:value-type="float">
            <text:p>-85.7144860403368</text:p>
          </table:table-cell>
          <table:table-cell office:value-type="float" office:value="-81.9003155472291" calcext:value-type="float">
            <text:p>-81.9003155472291</text:p>
          </table:table-cell>
          <table:table-cell office:value-type="float" office:value="-78.1421090846118" calcext:value-type="float">
            <text:p>-78.1421090846118</text:p>
          </table:table-cell>
          <table:table-cell office:value-type="float" office:value="-74.4118106441911" calcext:value-type="float">
            <text:p>-74.4118106441911</text:p>
          </table:table-cell>
          <table:table-cell office:value-type="float" office:value="-70.7505993352014" calcext:value-type="float">
            <text:p>-70.7505993352014</text:p>
          </table:table-cell>
          <table:table-cell table:formula="of:==[.D531]=[.D530]" office:value-type="boolean" office:boolean-value="false" calcext:value-type="boolean">
            <text:p>FALSE</text:p>
          </table:table-cell>
          <table:table-cell table:formula="of:==[.E531]=[.E530]" office:value-type="boolean" office:boolean-value="false" calcext:value-type="boolean">
            <text:p>FALSE</text:p>
          </table:table-cell>
          <table:table-cell table:formula="of:==[.F531]=[.F530]" office:value-type="boolean" office:boolean-value="false" calcext:value-type="boolean">
            <text:p>FALSE</text:p>
          </table:table-cell>
          <table:table-cell table:formula="of:==[.G531]=[.G530]" office:value-type="boolean" office:boolean-value="false" calcext:value-type="boolean">
            <text:p>FALSE</text:p>
          </table:table-cell>
          <table:table-cell table:formula="of:==[.H531]=[.H530]" office:value-type="boolean" office:boolean-value="false" calcext:value-type="boolean">
            <text:p>FALSE</text:p>
          </table:table-cell>
          <table:table-cell table:formula="of:==[.I531]=[.I53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n_moles</text:p>
          </table:table-cell>
          <table:table-cell office:value-type="float" office:value="0.0345195632309788" calcext:value-type="float">
            <text:p>0.0345195632309788</text:p>
          </table:table-cell>
          <table:table-cell office:value-type="float" office:value="0.0345197697852933" calcext:value-type="float">
            <text:p>0.0345197697852933</text:p>
          </table:table-cell>
          <table:table-cell office:value-type="float" office:value="0.0345199733116098" calcext:value-type="float">
            <text:p>0.0345199733116098</text:p>
          </table:table-cell>
          <table:table-cell office:value-type="float" office:value="0.0345201749431313" calcext:value-type="float">
            <text:p>0.0345201749431313</text:p>
          </table:table-cell>
          <table:table-cell office:value-type="float" office:value="0.0345203757211702" calcext:value-type="float">
            <text:p>0.0345203757211702</text:p>
          </table:table-cell>
          <table:table-cell office:value-type="float" office:value="0.0345205729605625" calcext:value-type="float">
            <text:p>0.0345205729605625</text:p>
          </table:table-cell>
          <table:table-cell table:formula="of:==[.D532]=[.D531]" office:value-type="boolean" office:boolean-value="false" calcext:value-type="boolean">
            <text:p>FALSE</text:p>
          </table:table-cell>
          <table:table-cell table:formula="of:==[.E532]=[.E531]" office:value-type="boolean" office:boolean-value="false" calcext:value-type="boolean">
            <text:p>FALSE</text:p>
          </table:table-cell>
          <table:table-cell table:formula="of:==[.F532]=[.F531]" office:value-type="boolean" office:boolean-value="false" calcext:value-type="boolean">
            <text:p>FALSE</text:p>
          </table:table-cell>
          <table:table-cell table:formula="of:==[.G532]=[.G531]" office:value-type="boolean" office:boolean-value="false" calcext:value-type="boolean">
            <text:p>FALSE</text:p>
          </table:table-cell>
          <table:table-cell table:formula="of:==[.H532]=[.H531]" office:value-type="boolean" office:boolean-value="false" calcext:value-type="boolean">
            <text:p>FALSE</text:p>
          </table:table-cell>
          <table:table-cell table:formula="of:==[.I532]=[.I53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P</text:p>
          </table:table-cell>
          <table:table-cell office:value-type="float" office:value="1.02323122032566" calcext:value-type="float">
            <text:p>1.02323122032566</text:p>
          </table:table-cell>
          <table:table-cell office:value-type="float" office:value="0.975293800303493" calcext:value-type="float">
            <text:p>0.975293800303493</text:p>
          </table:table-cell>
          <table:table-cell office:value-type="float" office:value="0.926857813626237" calcext:value-type="float">
            <text:p>0.926857813626237</text:p>
          </table:table-cell>
          <table:table-cell office:value-type="float" office:value="0.874835053903155" calcext:value-type="float">
            <text:p>0.874835053903155</text:p>
          </table:table-cell>
          <table:table-cell office:value-type="float" office:value="0.825945635405905" calcext:value-type="float">
            <text:p>0.825945635405905</text:p>
          </table:table-cell>
          <table:table-cell office:value-type="float" office:value="0.776514669632431" calcext:value-type="float">
            <text:p>0.776514669632431</text:p>
          </table:table-cell>
          <table:table-cell table:formula="of:==[.D533]=[.D532]" office:value-type="boolean" office:boolean-value="false" calcext:value-type="boolean">
            <text:p>FALSE</text:p>
          </table:table-cell>
          <table:table-cell table:formula="of:==[.E533]=[.E532]" office:value-type="boolean" office:boolean-value="false" calcext:value-type="boolean">
            <text:p>FALSE</text:p>
          </table:table-cell>
          <table:table-cell table:formula="of:==[.F533]=[.F532]" office:value-type="boolean" office:boolean-value="false" calcext:value-type="boolean">
            <text:p>FALSE</text:p>
          </table:table-cell>
          <table:table-cell table:formula="of:==[.G533]=[.G532]" office:value-type="boolean" office:boolean-value="false" calcext:value-type="boolean">
            <text:p>FALSE</text:p>
          </table:table-cell>
          <table:table-cell table:formula="of:==[.H533]=[.H532]" office:value-type="boolean" office:boolean-value="false" calcext:value-type="boolean">
            <text:p>FALSE</text:p>
          </table:table-cell>
          <table:table-cell table:formula="of:==[.I533]=[.I53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R</text:p>
          </table:table-cell>
          <table:table-cell office:value-type="float" office:value="287.011520797531" calcext:value-type="float">
            <text:p>287.011520797531</text:p>
          </table:table-cell>
          <table:table-cell office:value-type="float" office:value="287.013238185076" calcext:value-type="float">
            <text:p>287.013238185076</text:p>
          </table:table-cell>
          <table:table-cell office:value-type="float" office:value="287.014930396452" calcext:value-type="float">
            <text:p>287.014930396452</text:p>
          </table:table-cell>
          <table:table-cell office:value-type="float" office:value="287.016606853633" calcext:value-type="float">
            <text:p>287.016606853633</text:p>
          </table:table-cell>
          <table:table-cell office:value-type="float" office:value="287.018276214566" calcext:value-type="float">
            <text:p>287.018276214566</text:p>
          </table:table-cell>
          <table:table-cell office:value-type="float" office:value="287.019916153564" calcext:value-type="float">
            <text:p>287.019916153564</text:p>
          </table:table-cell>
          <table:table-cell table:formula="of:==[.D534]=[.D533]" office:value-type="boolean" office:boolean-value="false" calcext:value-type="boolean">
            <text:p>FALSE</text:p>
          </table:table-cell>
          <table:table-cell table:formula="of:==[.E534]=[.E533]" office:value-type="boolean" office:boolean-value="false" calcext:value-type="boolean">
            <text:p>FALSE</text:p>
          </table:table-cell>
          <table:table-cell table:formula="of:==[.F534]=[.F533]" office:value-type="boolean" office:boolean-value="false" calcext:value-type="boolean">
            <text:p>FALSE</text:p>
          </table:table-cell>
          <table:table-cell table:formula="of:==[.G534]=[.G533]" office:value-type="boolean" office:boolean-value="false" calcext:value-type="boolean">
            <text:p>FALSE</text:p>
          </table:table-cell>
          <table:table-cell table:formula="of:==[.H534]=[.H533]" office:value-type="boolean" office:boolean-value="false" calcext:value-type="boolean">
            <text:p>FALSE</text:p>
          </table:table-cell>
          <table:table-cell table:formula="of:==[.I534]=[.I53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rho</text:p>
          </table:table-cell>
          <table:table-cell office:value-type="float" office:value="0.000340531578294595" calcext:value-type="float">
            <text:p>0.000340531578294595</text:p>
          </table:table-cell>
          <table:table-cell office:value-type="float" office:value="0.000334109116455007" calcext:value-type="float">
            <text:p>0.000334109116455007</text:p>
          </table:table-cell>
          <table:table-cell office:value-type="float" office:value="0.000327052480062471" calcext:value-type="float">
            <text:p>0.000327052480062471</text:p>
          </table:table-cell>
          <table:table-cell office:value-type="float" office:value="0.000318268518897368" calcext:value-type="float">
            <text:p>0.000318268518897368</text:p>
          </table:table-cell>
          <table:table-cell office:value-type="float" office:value="0.000310164977587018" calcext:value-type="float">
            <text:p>0.000310164977587018</text:p>
          </table:table-cell>
          <table:table-cell office:value-type="float" office:value="0.000301234673160551" calcext:value-type="float">
            <text:p>0.000301234673160551</text:p>
          </table:table-cell>
          <table:table-cell table:formula="of:==[.D535]=[.D534]" office:value-type="boolean" office:boolean-value="false" calcext:value-type="boolean">
            <text:p>FALSE</text:p>
          </table:table-cell>
          <table:table-cell table:formula="of:==[.E535]=[.E534]" office:value-type="boolean" office:boolean-value="false" calcext:value-type="boolean">
            <text:p>FALSE</text:p>
          </table:table-cell>
          <table:table-cell table:formula="of:==[.F535]=[.F534]" office:value-type="boolean" office:boolean-value="false" calcext:value-type="boolean">
            <text:p>FALSE</text:p>
          </table:table-cell>
          <table:table-cell table:formula="of:==[.G535]=[.G534]" office:value-type="boolean" office:boolean-value="false" calcext:value-type="boolean">
            <text:p>FALSE</text:p>
          </table:table-cell>
          <table:table-cell table:formula="of:==[.H535]=[.H534]" office:value-type="boolean" office:boolean-value="false" calcext:value-type="boolean">
            <text:p>FALSE</text:p>
          </table:table-cell>
          <table:table-cell table:formula="of:==[.I535]=[.I53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S</text:p>
          </table:table-cell>
          <table:table-cell office:value-type="float" office:value="1.98442281928813" calcext:value-type="float">
            <text:p>1.98442281928813</text:p>
          </table:table-cell>
          <table:table-cell office:value-type="float" office:value="1.97859122021659" calcext:value-type="float">
            <text:p>1.97859122021659</text:p>
          </table:table-cell>
          <table:table-cell office:value-type="float" office:value="1.97284449724882" calcext:value-type="float">
            <text:p>1.97284449724882</text:p>
          </table:table-cell>
          <table:table-cell office:value-type="float" office:value="1.96736232461032" calcext:value-type="float">
            <text:p>1.96736232461032</text:p>
          </table:table-cell>
          <table:table-cell office:value-type="float" office:value="1.96159469311409" calcext:value-type="float">
            <text:p>1.96159469311409</text:p>
          </table:table-cell>
          <table:table-cell office:value-type="float" office:value="1.95597346125194" calcext:value-type="float">
            <text:p>1.95597346125194</text:p>
          </table:table-cell>
          <table:table-cell table:formula="of:==[.D536]=[.D535]" office:value-type="boolean" office:boolean-value="false" calcext:value-type="boolean">
            <text:p>FALSE</text:p>
          </table:table-cell>
          <table:table-cell table:formula="of:==[.E536]=[.E535]" office:value-type="boolean" office:boolean-value="false" calcext:value-type="boolean">
            <text:p>FALSE</text:p>
          </table:table-cell>
          <table:table-cell table:formula="of:==[.F536]=[.F535]" office:value-type="boolean" office:boolean-value="false" calcext:value-type="boolean">
            <text:p>FALSE</text:p>
          </table:table-cell>
          <table:table-cell table:formula="of:==[.G536]=[.G535]" office:value-type="boolean" office:boolean-value="false" calcext:value-type="boolean">
            <text:p>FALSE</text:p>
          </table:table-cell>
          <table:table-cell table:formula="of:==[.H536]=[.H535]" office:value-type="boolean" office:boolean-value="false" calcext:value-type="boolean">
            <text:p>FALSE</text:p>
          </table:table-cell>
          <table:table-cell table:formula="of:==[.I536]=[.I53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base_thermo.props.tp2props.T</text:p>
          </table:table-cell>
          <table:table-cell office:value-type="float" office:value="1046.92859388116" calcext:value-type="float">
            <text:p>1046.92859388116</text:p>
          </table:table-cell>
          <table:table-cell office:value-type="float" office:value="1017.0568028666" calcext:value-type="float">
            <text:p>1017.0568028666</text:p>
          </table:table-cell>
          <table:table-cell office:value-type="float" office:value="987.395581776271" calcext:value-type="float">
            <text:p>987.395581776271</text:p>
          </table:table-cell>
          <table:table-cell office:value-type="float" office:value="957.691135563895" calcext:value-type="float">
            <text:p>957.691135563895</text:p>
          </table:table-cell>
          <table:table-cell office:value-type="float" office:value="927.788858768273" calcext:value-type="float">
            <text:p>927.788858768273</text:p>
          </table:table-cell>
          <table:table-cell office:value-type="float" office:value="898.116493799258" calcext:value-type="float">
            <text:p>898.116493799258</text:p>
          </table:table-cell>
          <table:table-cell table:formula="of:==[.D537]=[.D536]" office:value-type="boolean" office:boolean-value="false" calcext:value-type="boolean">
            <text:p>FALSE</text:p>
          </table:table-cell>
          <table:table-cell table:formula="of:==[.E537]=[.E536]" office:value-type="boolean" office:boolean-value="false" calcext:value-type="boolean">
            <text:p>FALSE</text:p>
          </table:table-cell>
          <table:table-cell table:formula="of:==[.F537]=[.F536]" office:value-type="boolean" office:boolean-value="false" calcext:value-type="boolean">
            <text:p>FALSE</text:p>
          </table:table-cell>
          <table:table-cell table:formula="of:==[.G537]=[.G536]" office:value-type="boolean" office:boolean-value="false" calcext:value-type="boolean">
            <text:p>FALSE</text:p>
          </table:table-cell>
          <table:table-cell table:formula="of:==[.H537]=[.H536]" office:value-type="boolean" office:boolean-value="false" calcext:value-type="boolean">
            <text:p>FALSE</text:p>
          </table:table-cell>
          <table:table-cell table:formula="of:==[.I537]=[.I53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area</text:p>
          </table:table-cell>
          <table:table-cell table:number-columns-repeated="6" office:value-type="float" office:value="99.443396123752" calcext:value-type="float">
            <text:p>99.443396123752</text:p>
          </table:table-cell>
          <table:table-cell table:formula="of:==[.D538]=[.D537]" office:value-type="boolean" office:boolean-value="false" calcext:value-type="boolean">
            <text:p>FALSE</text:p>
          </table:table-cell>
          <table:table-cell table:formula="of:==[.E538]=[.E537]" office:value-type="boolean" office:boolean-value="false" calcext:value-type="boolean">
            <text:p>FALSE</text:p>
          </table:table-cell>
          <table:table-cell table:formula="of:==[.F538]=[.F537]" office:value-type="boolean" office:boolean-value="false" calcext:value-type="boolean">
            <text:p>FALSE</text:p>
          </table:table-cell>
          <table:table-cell table:formula="of:==[.G538]=[.G537]" office:value-type="boolean" office:boolean-value="false" calcext:value-type="boolean">
            <text:p>FALSE</text:p>
          </table:table-cell>
          <table:table-cell table:formula="of:==[.H538]=[.H537]" office:value-type="boolean" office:boolean-value="false" calcext:value-type="boolean">
            <text:p>FALSE</text:p>
          </table:table-cell>
          <table:table-cell table:formula="of:==[.I538]=[.I53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Fl_I1_calc:stat:area</text:p>
          </table:table-cell>
          <table:table-cell table:number-columns-repeated="6" office:value-type="float" office:value="99.443396123752" calcext:value-type="float">
            <text:p>99.443396123752</text:p>
          </table:table-cell>
          <table:table-cell table:formula="of:==[.D539]=[.D538]" office:value-type="boolean" office:boolean-value="true" calcext:value-type="boolean">
            <text:p>TRUE</text:p>
          </table:table-cell>
          <table:table-cell table:formula="of:==[.E539]=[.E538]" office:value-type="boolean" office:boolean-value="true" calcext:value-type="boolean">
            <text:p>TRUE</text:p>
          </table:table-cell>
          <table:table-cell table:formula="of:==[.F539]=[.F538]" office:value-type="boolean" office:boolean-value="true" calcext:value-type="boolean">
            <text:p>TRUE</text:p>
          </table:table-cell>
          <table:table-cell table:formula="of:==[.G539]=[.G538]" office:value-type="boolean" office:boolean-value="true" calcext:value-type="boolean">
            <text:p>TRUE</text:p>
          </table:table-cell>
          <table:table-cell table:formula="of:==[.H539]=[.H538]" office:value-type="boolean" office:boolean-value="true" calcext:value-type="boolean">
            <text:p>TRUE</text:p>
          </table:table-cell>
          <table:table-cell table:formula="of:==[.I539]=[.I5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Fl_I1_calc:stat:MN</text:p>
          </table:table-cell>
          <table:table-cell office:value-type="float" office:value="0.537201673473355" calcext:value-type="float">
            <text:p>0.537201673473355</text:p>
          </table:table-cell>
          <table:table-cell office:value-type="float" office:value="0.521238116231979" calcext:value-type="float">
            <text:p>0.521238116231979</text:p>
          </table:table-cell>
          <table:table-cell office:value-type="float" office:value="0.504996161128607" calcext:value-type="float">
            <text:p>0.504996161128607</text:p>
          </table:table-cell>
          <table:table-cell office:value-type="float" office:value="0.488972160712364" calcext:value-type="float">
            <text:p>0.488972160712364</text:p>
          </table:table-cell>
          <table:table-cell office:value-type="float" office:value="0.473459910257447" calcext:value-type="float">
            <text:p>0.473459910257447</text:p>
          </table:table-cell>
          <table:table-cell office:value-type="float" office:value="0.457618362285562" calcext:value-type="float">
            <text:p>0.457618362285562</text:p>
          </table:table-cell>
          <table:table-cell table:formula="of:==[.D540]=[.D539]" office:value-type="boolean" office:boolean-value="false" calcext:value-type="boolean">
            <text:p>FALSE</text:p>
          </table:table-cell>
          <table:table-cell table:formula="of:==[.E540]=[.E539]" office:value-type="boolean" office:boolean-value="false" calcext:value-type="boolean">
            <text:p>FALSE</text:p>
          </table:table-cell>
          <table:table-cell table:formula="of:==[.F540]=[.F539]" office:value-type="boolean" office:boolean-value="false" calcext:value-type="boolean">
            <text:p>FALSE</text:p>
          </table:table-cell>
          <table:table-cell table:formula="of:==[.G540]=[.G539]" office:value-type="boolean" office:boolean-value="false" calcext:value-type="boolean">
            <text:p>FALSE</text:p>
          </table:table-cell>
          <table:table-cell table:formula="of:==[.H540]=[.H539]" office:value-type="boolean" office:boolean-value="false" calcext:value-type="boolean">
            <text:p>FALSE</text:p>
          </table:table-cell>
          <table:table-cell table:formula="of:==[.I540]=[.I53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Fl_I1_calc:stat:V</text:p>
          </table:table-cell>
          <table:table-cell office:value-type="float" office:value="1107.17734488781" calcext:value-type="float">
            <text:p>1107.17734488781</text:p>
          </table:table-cell>
          <table:table-cell office:value-type="float" office:value="1060.0751708462" calcext:value-type="float">
            <text:p>1060.0751708462</text:p>
          </table:table-cell>
          <table:table-cell office:value-type="float" office:value="1013.16219940659" calcext:value-type="float">
            <text:p>1013.16219940659</text:p>
          </table:table-cell>
          <table:table-cell office:value-type="float" office:value="967.323214813054" calcext:value-type="float">
            <text:p>967.323214813054</text:p>
          </table:table-cell>
          <table:table-cell office:value-type="float" office:value="923.054822186553" calcext:value-type="float">
            <text:p>923.054822186553</text:p>
          </table:table-cell>
          <table:table-cell office:value-type="float" office:value="878.909152206768" calcext:value-type="float">
            <text:p>878.909152206768</text:p>
          </table:table-cell>
          <table:table-cell table:formula="of:==[.D541]=[.D540]" office:value-type="boolean" office:boolean-value="false" calcext:value-type="boolean">
            <text:p>FALSE</text:p>
          </table:table-cell>
          <table:table-cell table:formula="of:==[.E541]=[.E540]" office:value-type="boolean" office:boolean-value="false" calcext:value-type="boolean">
            <text:p>FALSE</text:p>
          </table:table-cell>
          <table:table-cell table:formula="of:==[.F541]=[.F540]" office:value-type="boolean" office:boolean-value="false" calcext:value-type="boolean">
            <text:p>FALSE</text:p>
          </table:table-cell>
          <table:table-cell table:formula="of:==[.G541]=[.G540]" office:value-type="boolean" office:boolean-value="false" calcext:value-type="boolean">
            <text:p>FALSE</text:p>
          </table:table-cell>
          <table:table-cell table:formula="of:==[.H541]=[.H540]" office:value-type="boolean" office:boolean-value="false" calcext:value-type="boolean">
            <text:p>FALSE</text:p>
          </table:table-cell>
          <table:table-cell table:formula="of:==[.I541]=[.I54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Fl_I1_calc:stat:Vsonic</text:p>
          </table:table-cell>
          <table:table-cell office:value-type="float" office:value="2061.00874133395" calcext:value-type="float">
            <text:p>2061.00874133395</text:p>
          </table:table-cell>
          <table:table-cell office:value-type="float" office:value="2033.76372109827" calcext:value-type="float">
            <text:p>2033.76372109827</text:p>
          </table:table-cell>
          <table:table-cell office:value-type="float" office:value="2006.27703217049" calcext:value-type="float">
            <text:p>2006.27703217049</text:p>
          </table:table-cell>
          <table:table-cell office:value-type="float" office:value="1978.27870896331" calcext:value-type="float">
            <text:p>1978.27870896331</text:p>
          </table:table-cell>
          <table:table-cell office:value-type="float" office:value="1949.59446869458" calcext:value-type="float">
            <text:p>1949.59446869458</text:p>
          </table:table-cell>
          <table:table-cell office:value-type="float" office:value="1920.61600810134" calcext:value-type="float">
            <text:p>1920.61600810134</text:p>
          </table:table-cell>
          <table:table-cell table:formula="of:==[.D542]=[.D541]" office:value-type="boolean" office:boolean-value="false" calcext:value-type="boolean">
            <text:p>FALSE</text:p>
          </table:table-cell>
          <table:table-cell table:formula="of:==[.E542]=[.E541]" office:value-type="boolean" office:boolean-value="false" calcext:value-type="boolean">
            <text:p>FALSE</text:p>
          </table:table-cell>
          <table:table-cell table:formula="of:==[.F542]=[.F541]" office:value-type="boolean" office:boolean-value="false" calcext:value-type="boolean">
            <text:p>FALSE</text:p>
          </table:table-cell>
          <table:table-cell table:formula="of:==[.G542]=[.G541]" office:value-type="boolean" office:boolean-value="false" calcext:value-type="boolean">
            <text:p>FALSE</text:p>
          </table:table-cell>
          <table:table-cell table:formula="of:==[.H542]=[.H541]" office:value-type="boolean" office:boolean-value="false" calcext:value-type="boolean">
            <text:p>FALSE</text:p>
          </table:table-cell>
          <table:table-cell table:formula="of:==[.I542]=[.I54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Fl_I1_calc:stat:W</text:p>
          </table:table-cell>
          <table:table-cell office:value-type="float" office:value="16.2542593457117" calcext:value-type="float">
            <text:p>16.2542593457117</text:p>
          </table:table-cell>
          <table:table-cell office:value-type="float" office:value="15.2692459797787" calcext:value-type="float">
            <text:p>15.2692459797787</text:p>
          </table:table-cell>
          <table:table-cell office:value-type="float" office:value="14.285288900932" calcext:value-type="float">
            <text:p>14.285288900932</text:p>
          </table:table-cell>
          <table:table-cell office:value-type="float" office:value="13.2726577749994" calcext:value-type="float">
            <text:p>13.2726577749994</text:p>
          </table:table-cell>
          <table:table-cell office:value-type="float" office:value="12.3427762487842" calcext:value-type="float">
            <text:p>12.3427762487842</text:p>
          </table:table-cell>
          <table:table-cell office:value-type="float" office:value="11.414096738968" calcext:value-type="float">
            <text:p>11.414096738968</text:p>
          </table:table-cell>
          <table:table-cell table:formula="of:==[.D543]=[.D542]" office:value-type="boolean" office:boolean-value="false" calcext:value-type="boolean">
            <text:p>FALSE</text:p>
          </table:table-cell>
          <table:table-cell table:formula="of:==[.E543]=[.E542]" office:value-type="boolean" office:boolean-value="false" calcext:value-type="boolean">
            <text:p>FALSE</text:p>
          </table:table-cell>
          <table:table-cell table:formula="of:==[.F543]=[.F542]" office:value-type="boolean" office:boolean-value="false" calcext:value-type="boolean">
            <text:p>FALSE</text:p>
          </table:table-cell>
          <table:table-cell table:formula="of:==[.G543]=[.G542]" office:value-type="boolean" office:boolean-value="false" calcext:value-type="boolean">
            <text:p>FALSE</text:p>
          </table:table-cell>
          <table:table-cell table:formula="of:==[.H543]=[.H542]" office:value-type="boolean" office:boolean-value="false" calcext:value-type="boolean">
            <text:p>FALSE</text:p>
          </table:table-cell>
          <table:table-cell table:formula="of:==[.I543]=[.I54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MN</text:p>
          </table:table-cell>
          <table:table-cell office:value-type="float" office:value="0.537201673473355" calcext:value-type="float">
            <text:p>0.537201673473355</text:p>
          </table:table-cell>
          <table:table-cell office:value-type="float" office:value="0.521238116231979" calcext:value-type="float">
            <text:p>0.521238116231979</text:p>
          </table:table-cell>
          <table:table-cell office:value-type="float" office:value="0.504996161128607" calcext:value-type="float">
            <text:p>0.504996161128607</text:p>
          </table:table-cell>
          <table:table-cell office:value-type="float" office:value="0.488972160712364" calcext:value-type="float">
            <text:p>0.488972160712364</text:p>
          </table:table-cell>
          <table:table-cell office:value-type="float" office:value="0.473459910257447" calcext:value-type="float">
            <text:p>0.473459910257447</text:p>
          </table:table-cell>
          <table:table-cell office:value-type="float" office:value="0.457618362285562" calcext:value-type="float">
            <text:p>0.457618362285562</text:p>
          </table:table-cell>
          <table:table-cell table:formula="of:==[.D544]=[.D543]" office:value-type="boolean" office:boolean-value="false" calcext:value-type="boolean">
            <text:p>FALSE</text:p>
          </table:table-cell>
          <table:table-cell table:formula="of:==[.E544]=[.E543]" office:value-type="boolean" office:boolean-value="false" calcext:value-type="boolean">
            <text:p>FALSE</text:p>
          </table:table-cell>
          <table:table-cell table:formula="of:==[.F544]=[.F543]" office:value-type="boolean" office:boolean-value="false" calcext:value-type="boolean">
            <text:p>FALSE</text:p>
          </table:table-cell>
          <table:table-cell table:formula="of:==[.G544]=[.G543]" office:value-type="boolean" office:boolean-value="false" calcext:value-type="boolean">
            <text:p>FALSE</text:p>
          </table:table-cell>
          <table:table-cell table:formula="of:==[.H544]=[.H543]" office:value-type="boolean" office:boolean-value="false" calcext:value-type="boolean">
            <text:p>FALSE</text:p>
          </table:table-cell>
          <table:table-cell table:formula="of:==[.I544]=[.I54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V</text:p>
          </table:table-cell>
          <table:table-cell office:value-type="float" office:value="1107.17734488781" calcext:value-type="float">
            <text:p>1107.17734488781</text:p>
          </table:table-cell>
          <table:table-cell office:value-type="float" office:value="1060.0751708462" calcext:value-type="float">
            <text:p>1060.0751708462</text:p>
          </table:table-cell>
          <table:table-cell office:value-type="float" office:value="1013.16219940659" calcext:value-type="float">
            <text:p>1013.16219940659</text:p>
          </table:table-cell>
          <table:table-cell office:value-type="float" office:value="967.323214813054" calcext:value-type="float">
            <text:p>967.323214813054</text:p>
          </table:table-cell>
          <table:table-cell office:value-type="float" office:value="923.054822186553" calcext:value-type="float">
            <text:p>923.054822186553</text:p>
          </table:table-cell>
          <table:table-cell office:value-type="float" office:value="878.909152206768" calcext:value-type="float">
            <text:p>878.909152206768</text:p>
          </table:table-cell>
          <table:table-cell table:formula="of:==[.D545]=[.D544]" office:value-type="boolean" office:boolean-value="false" calcext:value-type="boolean">
            <text:p>FALSE</text:p>
          </table:table-cell>
          <table:table-cell table:formula="of:==[.E545]=[.E544]" office:value-type="boolean" office:boolean-value="false" calcext:value-type="boolean">
            <text:p>FALSE</text:p>
          </table:table-cell>
          <table:table-cell table:formula="of:==[.F545]=[.F544]" office:value-type="boolean" office:boolean-value="false" calcext:value-type="boolean">
            <text:p>FALSE</text:p>
          </table:table-cell>
          <table:table-cell table:formula="of:==[.G545]=[.G544]" office:value-type="boolean" office:boolean-value="false" calcext:value-type="boolean">
            <text:p>FALSE</text:p>
          </table:table-cell>
          <table:table-cell table:formula="of:==[.H545]=[.H544]" office:value-type="boolean" office:boolean-value="false" calcext:value-type="boolean">
            <text:p>FALSE</text:p>
          </table:table-cell>
          <table:table-cell table:formula="of:==[.I545]=[.I54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Vsonic</text:p>
          </table:table-cell>
          <table:table-cell office:value-type="float" office:value="2061.00874133395" calcext:value-type="float">
            <text:p>2061.00874133395</text:p>
          </table:table-cell>
          <table:table-cell office:value-type="float" office:value="2033.76372109827" calcext:value-type="float">
            <text:p>2033.76372109827</text:p>
          </table:table-cell>
          <table:table-cell office:value-type="float" office:value="2006.27703217049" calcext:value-type="float">
            <text:p>2006.27703217049</text:p>
          </table:table-cell>
          <table:table-cell office:value-type="float" office:value="1978.27870896331" calcext:value-type="float">
            <text:p>1978.27870896331</text:p>
          </table:table-cell>
          <table:table-cell office:value-type="float" office:value="1949.59446869458" calcext:value-type="float">
            <text:p>1949.59446869458</text:p>
          </table:table-cell>
          <table:table-cell office:value-type="float" office:value="1920.61600810134" calcext:value-type="float">
            <text:p>1920.61600810134</text:p>
          </table:table-cell>
          <table:table-cell table:formula="of:==[.D546]=[.D545]" office:value-type="boolean" office:boolean-value="false" calcext:value-type="boolean">
            <text:p>FALSE</text:p>
          </table:table-cell>
          <table:table-cell table:formula="of:==[.E546]=[.E545]" office:value-type="boolean" office:boolean-value="false" calcext:value-type="boolean">
            <text:p>FALSE</text:p>
          </table:table-cell>
          <table:table-cell table:formula="of:==[.F546]=[.F545]" office:value-type="boolean" office:boolean-value="false" calcext:value-type="boolean">
            <text:p>FALSE</text:p>
          </table:table-cell>
          <table:table-cell table:formula="of:==[.G546]=[.G545]" office:value-type="boolean" office:boolean-value="false" calcext:value-type="boolean">
            <text:p>FALSE</text:p>
          </table:table-cell>
          <table:table-cell table:formula="of:==[.H546]=[.H545]" office:value-type="boolean" office:boolean-value="false" calcext:value-type="boolean">
            <text:p>FALSE</text:p>
          </table:table-cell>
          <table:table-cell table:formula="of:==[.I546]=[.I54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_static.W</text:p>
          </table:table-cell>
          <table:table-cell office:value-type="float" office:value="16.2542593457117" calcext:value-type="float">
            <text:p>16.2542593457117</text:p>
          </table:table-cell>
          <table:table-cell office:value-type="float" office:value="15.2692459797787" calcext:value-type="float">
            <text:p>15.2692459797787</text:p>
          </table:table-cell>
          <table:table-cell office:value-type="float" office:value="14.285288900932" calcext:value-type="float">
            <text:p>14.285288900932</text:p>
          </table:table-cell>
          <table:table-cell office:value-type="float" office:value="13.2726577749994" calcext:value-type="float">
            <text:p>13.2726577749994</text:p>
          </table:table-cell>
          <table:table-cell office:value-type="float" office:value="12.3427762487842" calcext:value-type="float">
            <text:p>12.3427762487842</text:p>
          </table:table-cell>
          <table:table-cell office:value-type="float" office:value="11.414096738968" calcext:value-type="float">
            <text:p>11.414096738968</text:p>
          </table:table-cell>
          <table:table-cell table:formula="of:==[.D547]=[.D546]" office:value-type="boolean" office:boolean-value="false" calcext:value-type="boolean">
            <text:p>FALSE</text:p>
          </table:table-cell>
          <table:table-cell table:formula="of:==[.E547]=[.E546]" office:value-type="boolean" office:boolean-value="false" calcext:value-type="boolean">
            <text:p>FALSE</text:p>
          </table:table-cell>
          <table:table-cell table:formula="of:==[.F547]=[.F546]" office:value-type="boolean" office:boolean-value="false" calcext:value-type="boolean">
            <text:p>FALSE</text:p>
          </table:table-cell>
          <table:table-cell table:formula="of:==[.G547]=[.G546]" office:value-type="boolean" office:boolean-value="false" calcext:value-type="boolean">
            <text:p>FALSE</text:p>
          </table:table-cell>
          <table:table-cell table:formula="of:==[.H547]=[.H546]" office:value-type="boolean" office:boolean-value="false" calcext:value-type="boolean">
            <text:p>FALSE</text:p>
          </table:table-cell>
          <table:table-cell table:formula="of:==[.I547]=[.I54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Cp</text:p>
          </table:table-cell>
          <table:table-cell office:value-type="float" office:value="0.287335642318716" calcext:value-type="float">
            <text:p>0.287335642318716</text:p>
          </table:table-cell>
          <table:table-cell office:value-type="float" office:value="0.285221565425592" calcext:value-type="float">
            <text:p>0.285221565425592</text:p>
          </table:table-cell>
          <table:table-cell office:value-type="float" office:value="0.283098968341725" calcext:value-type="float">
            <text:p>0.283098968341725</text:p>
          </table:table-cell>
          <table:table-cell office:value-type="float" office:value="0.280964505106318" calcext:value-type="float">
            <text:p>0.280964505106318</text:p>
          </table:table-cell>
          <table:table-cell office:value-type="float" office:value="0.278805900501316" calcext:value-type="float">
            <text:p>0.278805900501316</text:p>
          </table:table-cell>
          <table:table-cell office:value-type="float" office:value="0.276648530312322" calcext:value-type="float">
            <text:p>0.276648530312322</text:p>
          </table:table-cell>
          <table:table-cell table:formula="of:==[.D548]=[.D547]" office:value-type="boolean" office:boolean-value="false" calcext:value-type="boolean">
            <text:p>FALSE</text:p>
          </table:table-cell>
          <table:table-cell table:formula="of:==[.E548]=[.E547]" office:value-type="boolean" office:boolean-value="false" calcext:value-type="boolean">
            <text:p>FALSE</text:p>
          </table:table-cell>
          <table:table-cell table:formula="of:==[.F548]=[.F547]" office:value-type="boolean" office:boolean-value="false" calcext:value-type="boolean">
            <text:p>FALSE</text:p>
          </table:table-cell>
          <table:table-cell table:formula="of:==[.G548]=[.G547]" office:value-type="boolean" office:boolean-value="false" calcext:value-type="boolean">
            <text:p>FALSE</text:p>
          </table:table-cell>
          <table:table-cell table:formula="of:==[.H548]=[.H547]" office:value-type="boolean" office:boolean-value="false" calcext:value-type="boolean">
            <text:p>FALSE</text:p>
          </table:table-cell>
          <table:table-cell table:formula="of:==[.I548]=[.I54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Cv</text:p>
          </table:table-cell>
          <table:table-cell office:value-type="float" office:value="0.218784305950257" calcext:value-type="float">
            <text:p>0.218784305950257</text:p>
          </table:table-cell>
          <table:table-cell office:value-type="float" office:value="0.216669838667793" calcext:value-type="float">
            <text:p>0.216669838667793</text:p>
          </table:table-cell>
          <table:table-cell office:value-type="float" office:value="0.214546839442102" calcext:value-type="float">
            <text:p>0.214546839442102</text:p>
          </table:table-cell>
          <table:table-cell office:value-type="float" office:value="0.212411965982408" calcext:value-type="float">
            <text:p>0.212411965982408</text:p>
          </table:table-cell>
          <table:table-cell office:value-type="float" office:value="0.210252946288833" calcext:value-type="float">
            <text:p>0.210252946288833</text:p>
          </table:table-cell>
          <table:table-cell office:value-type="float" office:value="0.208095164074051" calcext:value-type="float">
            <text:p>0.208095164074051</text:p>
          </table:table-cell>
          <table:table-cell table:formula="of:==[.D549]=[.D548]" office:value-type="boolean" office:boolean-value="false" calcext:value-type="boolean">
            <text:p>FALSE</text:p>
          </table:table-cell>
          <table:table-cell table:formula="of:==[.E549]=[.E548]" office:value-type="boolean" office:boolean-value="false" calcext:value-type="boolean">
            <text:p>FALSE</text:p>
          </table:table-cell>
          <table:table-cell table:formula="of:==[.F549]=[.F548]" office:value-type="boolean" office:boolean-value="false" calcext:value-type="boolean">
            <text:p>FALSE</text:p>
          </table:table-cell>
          <table:table-cell table:formula="of:==[.G549]=[.G548]" office:value-type="boolean" office:boolean-value="false" calcext:value-type="boolean">
            <text:p>FALSE</text:p>
          </table:table-cell>
          <table:table-cell table:formula="of:==[.H549]=[.H548]" office:value-type="boolean" office:boolean-value="false" calcext:value-type="boolean">
            <text:p>FALSE</text:p>
          </table:table-cell>
          <table:table-cell table:formula="of:==[.I549]=[.I54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Fl_I1_calc:stat:Cp</text:p>
          </table:table-cell>
          <table:table-cell office:value-type="float" office:value="0.287335642318716" calcext:value-type="float">
            <text:p>0.287335642318716</text:p>
          </table:table-cell>
          <table:table-cell office:value-type="float" office:value="0.285221565425592" calcext:value-type="float">
            <text:p>0.285221565425592</text:p>
          </table:table-cell>
          <table:table-cell office:value-type="float" office:value="0.283098968341725" calcext:value-type="float">
            <text:p>0.283098968341725</text:p>
          </table:table-cell>
          <table:table-cell office:value-type="float" office:value="0.280964505106318" calcext:value-type="float">
            <text:p>0.280964505106318</text:p>
          </table:table-cell>
          <table:table-cell office:value-type="float" office:value="0.278805900501316" calcext:value-type="float">
            <text:p>0.278805900501316</text:p>
          </table:table-cell>
          <table:table-cell office:value-type="float" office:value="0.276648530312322" calcext:value-type="float">
            <text:p>0.276648530312322</text:p>
          </table:table-cell>
          <table:table-cell table:formula="of:==[.D550]=[.D549]" office:value-type="boolean" office:boolean-value="false" calcext:value-type="boolean">
            <text:p>FALSE</text:p>
          </table:table-cell>
          <table:table-cell table:formula="of:==[.E550]=[.E549]" office:value-type="boolean" office:boolean-value="false" calcext:value-type="boolean">
            <text:p>FALSE</text:p>
          </table:table-cell>
          <table:table-cell table:formula="of:==[.F550]=[.F549]" office:value-type="boolean" office:boolean-value="false" calcext:value-type="boolean">
            <text:p>FALSE</text:p>
          </table:table-cell>
          <table:table-cell table:formula="of:==[.G550]=[.G549]" office:value-type="boolean" office:boolean-value="false" calcext:value-type="boolean">
            <text:p>FALSE</text:p>
          </table:table-cell>
          <table:table-cell table:formula="of:==[.H550]=[.H549]" office:value-type="boolean" office:boolean-value="false" calcext:value-type="boolean">
            <text:p>FALSE</text:p>
          </table:table-cell>
          <table:table-cell table:formula="of:==[.I550]=[.I54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Fl_I1_calc:stat:Cv</text:p>
          </table:table-cell>
          <table:table-cell office:value-type="float" office:value="0.218784305950257" calcext:value-type="float">
            <text:p>0.218784305950257</text:p>
          </table:table-cell>
          <table:table-cell office:value-type="float" office:value="0.216669838667793" calcext:value-type="float">
            <text:p>0.216669838667793</text:p>
          </table:table-cell>
          <table:table-cell office:value-type="float" office:value="0.214546839442102" calcext:value-type="float">
            <text:p>0.214546839442102</text:p>
          </table:table-cell>
          <table:table-cell office:value-type="float" office:value="0.212411965982408" calcext:value-type="float">
            <text:p>0.212411965982408</text:p>
          </table:table-cell>
          <table:table-cell office:value-type="float" office:value="0.210252946288833" calcext:value-type="float">
            <text:p>0.210252946288833</text:p>
          </table:table-cell>
          <table:table-cell office:value-type="float" office:value="0.208095164074051" calcext:value-type="float">
            <text:p>0.208095164074051</text:p>
          </table:table-cell>
          <table:table-cell table:formula="of:==[.D551]=[.D550]" office:value-type="boolean" office:boolean-value="false" calcext:value-type="boolean">
            <text:p>FALSE</text:p>
          </table:table-cell>
          <table:table-cell table:formula="of:==[.E551]=[.E550]" office:value-type="boolean" office:boolean-value="false" calcext:value-type="boolean">
            <text:p>FALSE</text:p>
          </table:table-cell>
          <table:table-cell table:formula="of:==[.F551]=[.F550]" office:value-type="boolean" office:boolean-value="false" calcext:value-type="boolean">
            <text:p>FALSE</text:p>
          </table:table-cell>
          <table:table-cell table:formula="of:==[.G551]=[.G550]" office:value-type="boolean" office:boolean-value="false" calcext:value-type="boolean">
            <text:p>FALSE</text:p>
          </table:table-cell>
          <table:table-cell table:formula="of:==[.H551]=[.H550]" office:value-type="boolean" office:boolean-value="false" calcext:value-type="boolean">
            <text:p>FALSE</text:p>
          </table:table-cell>
          <table:table-cell table:formula="of:==[.I551]=[.I55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Fl_I1_calc:stat:gamma</text:p>
          </table:table-cell>
          <table:table-cell office:value-type="float" office:value="1.31332799389862" calcext:value-type="float">
            <text:p>1.31332799389862</text:p>
          </table:table-cell>
          <table:table-cell office:value-type="float" office:value="1.31638759083918" calcext:value-type="float">
            <text:p>1.31638759083918</text:p>
          </table:table-cell>
          <table:table-cell office:value-type="float" office:value="1.31952024963501" calcext:value-type="float">
            <text:p>1.31952024963501</text:p>
          </table:table-cell>
          <table:table-cell office:value-type="float" office:value="1.32273360067894" calcext:value-type="float">
            <text:p>1.32273360067894</text:p>
          </table:table-cell>
          <table:table-cell office:value-type="float" office:value="1.32604965998934" calcext:value-type="float">
            <text:p>1.32604965998934</text:p>
          </table:table-cell>
          <table:table-cell office:value-type="float" office:value="1.32943255199616" calcext:value-type="float">
            <text:p>1.32943255199616</text:p>
          </table:table-cell>
          <table:table-cell table:formula="of:==[.D552]=[.D551]" office:value-type="boolean" office:boolean-value="false" calcext:value-type="boolean">
            <text:p>FALSE</text:p>
          </table:table-cell>
          <table:table-cell table:formula="of:==[.E552]=[.E551]" office:value-type="boolean" office:boolean-value="false" calcext:value-type="boolean">
            <text:p>FALSE</text:p>
          </table:table-cell>
          <table:table-cell table:formula="of:==[.F552]=[.F551]" office:value-type="boolean" office:boolean-value="false" calcext:value-type="boolean">
            <text:p>FALSE</text:p>
          </table:table-cell>
          <table:table-cell table:formula="of:==[.G552]=[.G551]" office:value-type="boolean" office:boolean-value="false" calcext:value-type="boolean">
            <text:p>FALSE</text:p>
          </table:table-cell>
          <table:table-cell table:formula="of:==[.H552]=[.H551]" office:value-type="boolean" office:boolean-value="false" calcext:value-type="boolean">
            <text:p>FALSE</text:p>
          </table:table-cell>
          <table:table-cell table:formula="of:==[.I552]=[.I55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Fl_I1_calc:stat:h</text:p>
          </table:table-cell>
          <table:table-cell office:value-type="float" office:value="-161.145507991933" calcext:value-type="float">
            <text:p>-161.145507991933</text:p>
          </table:table-cell>
          <table:table-cell office:value-type="float" office:value="-154.182893204114" calcext:value-type="float">
            <text:p>-154.182893204114</text:p>
          </table:table-cell>
          <table:table-cell office:value-type="float" office:value="-147.321977751336" calcext:value-type="float">
            <text:p>-147.321977751336</text:p>
          </table:table-cell>
          <table:table-cell office:value-type="float" office:value="-140.561730184873" calcext:value-type="float">
            <text:p>-140.561730184873</text:p>
          </table:table-cell>
          <table:table-cell office:value-type="float" office:value="-133.851683463154" calcext:value-type="float">
            <text:p>-133.851683463154</text:p>
          </table:table-cell>
          <table:table-cell office:value-type="float" office:value="-127.265910412073" calcext:value-type="float">
            <text:p>-127.265910412073</text:p>
          </table:table-cell>
          <table:table-cell table:formula="of:==[.D553]=[.D552]" office:value-type="boolean" office:boolean-value="false" calcext:value-type="boolean">
            <text:p>FALSE</text:p>
          </table:table-cell>
          <table:table-cell table:formula="of:==[.E553]=[.E552]" office:value-type="boolean" office:boolean-value="false" calcext:value-type="boolean">
            <text:p>FALSE</text:p>
          </table:table-cell>
          <table:table-cell table:formula="of:==[.F553]=[.F552]" office:value-type="boolean" office:boolean-value="false" calcext:value-type="boolean">
            <text:p>FALSE</text:p>
          </table:table-cell>
          <table:table-cell table:formula="of:==[.G553]=[.G552]" office:value-type="boolean" office:boolean-value="false" calcext:value-type="boolean">
            <text:p>FALSE</text:p>
          </table:table-cell>
          <table:table-cell table:formula="of:==[.H553]=[.H552]" office:value-type="boolean" office:boolean-value="false" calcext:value-type="boolean">
            <text:p>FALSE</text:p>
          </table:table-cell>
          <table:table-cell table:formula="of:==[.I553]=[.I55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Fl_I1_calc:stat:P</text:p>
          </table:table-cell>
          <table:table-cell office:value-type="float" office:value="14.8407141212831" calcext:value-type="float">
            <text:p>14.8407141212831</text:p>
          </table:table-cell>
          <table:table-cell office:value-type="float" office:value="14.14544062676" calcext:value-type="float">
            <text:p>14.14544062676</text:p>
          </table:table-cell>
          <table:table-cell office:value-type="float" office:value="13.4429360342685" calcext:value-type="float">
            <text:p>13.4429360342685</text:p>
          </table:table-cell>
          <table:table-cell office:value-type="float" office:value="12.6884096970006" calcext:value-type="float">
            <text:p>12.6884096970006</text:p>
          </table:table-cell>
          <table:table-cell office:value-type="float" office:value="11.9793286319775" calcext:value-type="float">
            <text:p>11.9793286319775</text:p>
          </table:table-cell>
          <table:table-cell office:value-type="float" office:value="11.262393087781" calcext:value-type="float">
            <text:p>11.262393087781</text:p>
          </table:table-cell>
          <table:table-cell table:formula="of:==[.D554]=[.D553]" office:value-type="boolean" office:boolean-value="false" calcext:value-type="boolean">
            <text:p>FALSE</text:p>
          </table:table-cell>
          <table:table-cell table:formula="of:==[.E554]=[.E553]" office:value-type="boolean" office:boolean-value="false" calcext:value-type="boolean">
            <text:p>FALSE</text:p>
          </table:table-cell>
          <table:table-cell table:formula="of:==[.F554]=[.F553]" office:value-type="boolean" office:boolean-value="false" calcext:value-type="boolean">
            <text:p>FALSE</text:p>
          </table:table-cell>
          <table:table-cell table:formula="of:==[.G554]=[.G553]" office:value-type="boolean" office:boolean-value="false" calcext:value-type="boolean">
            <text:p>FALSE</text:p>
          </table:table-cell>
          <table:table-cell table:formula="of:==[.H554]=[.H553]" office:value-type="boolean" office:boolean-value="false" calcext:value-type="boolean">
            <text:p>FALSE</text:p>
          </table:table-cell>
          <table:table-cell table:formula="of:==[.I554]=[.I55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Fl_I1_calc:stat:R</text:p>
          </table:table-cell>
          <table:table-cell office:value-type="float" office:value="0.0685515240273075" calcext:value-type="float">
            <text:p>0.0685515240273075</text:p>
          </table:table-cell>
          <table:table-cell office:value-type="float" office:value="0.0685519342182756" calcext:value-type="float">
            <text:p>0.0685519342182756</text:p>
          </table:table-cell>
          <table:table-cell office:value-type="float" office:value="0.068552338396019" calcext:value-type="float">
            <text:p>0.068552338396019</text:p>
          </table:table-cell>
          <table:table-cell office:value-type="float" office:value="0.0685527388109374" calcext:value-type="float">
            <text:p>0.0685527388109374</text:p>
          </table:table-cell>
          <table:table-cell office:value-type="float" office:value="0.0685531375309463" calcext:value-type="float">
            <text:p>0.0685531375309463</text:p>
          </table:table-cell>
          <table:table-cell office:value-type="float" office:value="0.0685535292236466" calcext:value-type="float">
            <text:p>0.0685535292236466</text:p>
          </table:table-cell>
          <table:table-cell table:formula="of:==[.D555]=[.D554]" office:value-type="boolean" office:boolean-value="false" calcext:value-type="boolean">
            <text:p>FALSE</text:p>
          </table:table-cell>
          <table:table-cell table:formula="of:==[.E555]=[.E554]" office:value-type="boolean" office:boolean-value="false" calcext:value-type="boolean">
            <text:p>FALSE</text:p>
          </table:table-cell>
          <table:table-cell table:formula="of:==[.F555]=[.F554]" office:value-type="boolean" office:boolean-value="false" calcext:value-type="boolean">
            <text:p>FALSE</text:p>
          </table:table-cell>
          <table:table-cell table:formula="of:==[.G555]=[.G554]" office:value-type="boolean" office:boolean-value="false" calcext:value-type="boolean">
            <text:p>FALSE</text:p>
          </table:table-cell>
          <table:table-cell table:formula="of:==[.H555]=[.H554]" office:value-type="boolean" office:boolean-value="false" calcext:value-type="boolean">
            <text:p>FALSE</text:p>
          </table:table-cell>
          <table:table-cell table:formula="of:==[.I555]=[.I55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Fl_I1_calc:stat:rho</text:p>
          </table:table-cell>
          <table:table-cell office:value-type="float" office:value="0.0212586919447072" calcext:value-type="float">
            <text:p>0.0212586919447072</text:p>
          </table:table-cell>
          <table:table-cell office:value-type="float" office:value="0.0208577507501837" calcext:value-type="float">
            <text:p>0.0208577507501837</text:p>
          </table:table-cell>
          <table:table-cell office:value-type="float" office:value="0.0204172193316702" calcext:value-type="float">
            <text:p>0.0204172193316702</text:p>
          </table:table-cell>
          <table:table-cell office:value-type="float" office:value="0.0198688545503528" calcext:value-type="float">
            <text:p>0.0198688545503528</text:p>
          </table:table-cell>
          <table:table-cell office:value-type="float" office:value="0.0193629669929031" calcext:value-type="float">
            <text:p>0.0193629669929031</text:p>
          </table:table-cell>
          <table:table-cell office:value-type="float" office:value="0.0188054663002347" calcext:value-type="float">
            <text:p>0.0188054663002347</text:p>
          </table:table-cell>
          <table:table-cell table:formula="of:==[.D556]=[.D555]" office:value-type="boolean" office:boolean-value="false" calcext:value-type="boolean">
            <text:p>FALSE</text:p>
          </table:table-cell>
          <table:table-cell table:formula="of:==[.E556]=[.E555]" office:value-type="boolean" office:boolean-value="false" calcext:value-type="boolean">
            <text:p>FALSE</text:p>
          </table:table-cell>
          <table:table-cell table:formula="of:==[.F556]=[.F555]" office:value-type="boolean" office:boolean-value="false" calcext:value-type="boolean">
            <text:p>FALSE</text:p>
          </table:table-cell>
          <table:table-cell table:formula="of:==[.G556]=[.G555]" office:value-type="boolean" office:boolean-value="false" calcext:value-type="boolean">
            <text:p>FALSE</text:p>
          </table:table-cell>
          <table:table-cell table:formula="of:==[.H556]=[.H555]" office:value-type="boolean" office:boolean-value="false" calcext:value-type="boolean">
            <text:p>FALSE</text:p>
          </table:table-cell>
          <table:table-cell table:formula="of:==[.I556]=[.I55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Fl_I1_calc:stat:S</text:p>
          </table:table-cell>
          <table:table-cell office:value-type="float" office:value="1.98309569979496" calcext:value-type="float">
            <text:p>1.98309569979496</text:p>
          </table:table-cell>
          <table:table-cell office:value-type="float" office:value="1.97726800071325" calcext:value-type="float">
            <text:p>1.97726800071325</text:p>
          </table:table-cell>
          <table:table-cell office:value-type="float" office:value="1.97152512097284" calcext:value-type="float">
            <text:p>1.97152512097284</text:p>
          </table:table-cell>
          <table:table-cell office:value-type="float" office:value="1.96604661463877" calcext:value-type="float">
            <text:p>1.96604661463877</text:p>
          </table:table-cell>
          <table:table-cell office:value-type="float" office:value="1.96028284035286" calcext:value-type="float">
            <text:p>1.96028284035286</text:p>
          </table:table-cell>
          <table:table-cell office:value-type="float" office:value="1.95466536779351" calcext:value-type="float">
            <text:p>1.95466536779351</text:p>
          </table:table-cell>
          <table:table-cell table:formula="of:==[.D557]=[.D556]" office:value-type="boolean" office:boolean-value="false" calcext:value-type="boolean">
            <text:p>FALSE</text:p>
          </table:table-cell>
          <table:table-cell table:formula="of:==[.E557]=[.E556]" office:value-type="boolean" office:boolean-value="false" calcext:value-type="boolean">
            <text:p>FALSE</text:p>
          </table:table-cell>
          <table:table-cell table:formula="of:==[.F557]=[.F556]" office:value-type="boolean" office:boolean-value="false" calcext:value-type="boolean">
            <text:p>FALSE</text:p>
          </table:table-cell>
          <table:table-cell table:formula="of:==[.G557]=[.G556]" office:value-type="boolean" office:boolean-value="false" calcext:value-type="boolean">
            <text:p>FALSE</text:p>
          </table:table-cell>
          <table:table-cell table:formula="of:==[.H557]=[.H556]" office:value-type="boolean" office:boolean-value="false" calcext:value-type="boolean">
            <text:p>FALSE</text:p>
          </table:table-cell>
          <table:table-cell table:formula="of:==[.I557]=[.I55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Fl_I1_calc:stat:T</text:p>
          </table:table-cell>
          <table:table-cell office:value-type="float" office:value="1884.47146898608" calcext:value-type="float">
            <text:p>1884.47146898608</text:p>
          </table:table-cell>
          <table:table-cell office:value-type="float" office:value="1830.70224515987" calcext:value-type="float">
            <text:p>1830.70224515987</text:p>
          </table:table-cell>
          <table:table-cell office:value-type="float" office:value="1777.31204719729" calcext:value-type="float">
            <text:p>1777.31204719729</text:p>
          </table:table-cell>
          <table:table-cell office:value-type="float" office:value="1723.84404401501" calcext:value-type="float">
            <text:p>1723.84404401501</text:p>
          </table:table-cell>
          <table:table-cell office:value-type="float" office:value="1670.01994578289" calcext:value-type="float">
            <text:p>1670.01994578289</text:p>
          </table:table-cell>
          <table:table-cell office:value-type="float" office:value="1616.60968883866" calcext:value-type="float">
            <text:p>1616.60968883866</text:p>
          </table:table-cell>
          <table:table-cell table:formula="of:==[.D558]=[.D557]" office:value-type="boolean" office:boolean-value="false" calcext:value-type="boolean">
            <text:p>FALSE</text:p>
          </table:table-cell>
          <table:table-cell table:formula="of:==[.E558]=[.E557]" office:value-type="boolean" office:boolean-value="false" calcext:value-type="boolean">
            <text:p>FALSE</text:p>
          </table:table-cell>
          <table:table-cell table:formula="of:==[.F558]=[.F557]" office:value-type="boolean" office:boolean-value="false" calcext:value-type="boolean">
            <text:p>FALSE</text:p>
          </table:table-cell>
          <table:table-cell table:formula="of:==[.G558]=[.G557]" office:value-type="boolean" office:boolean-value="false" calcext:value-type="boolean">
            <text:p>FALSE</text:p>
          </table:table-cell>
          <table:table-cell table:formula="of:==[.H558]=[.H557]" office:value-type="boolean" office:boolean-value="false" calcext:value-type="boolean">
            <text:p>FALSE</text:p>
          </table:table-cell>
          <table:table-cell table:formula="of:==[.I558]=[.I55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gamma</text:p>
          </table:table-cell>
          <table:table-cell office:value-type="float" office:value="1.31332799389862" calcext:value-type="float">
            <text:p>1.31332799389862</text:p>
          </table:table-cell>
          <table:table-cell office:value-type="float" office:value="1.31638759083918" calcext:value-type="float">
            <text:p>1.31638759083918</text:p>
          </table:table-cell>
          <table:table-cell office:value-type="float" office:value="1.31952024963501" calcext:value-type="float">
            <text:p>1.31952024963501</text:p>
          </table:table-cell>
          <table:table-cell office:value-type="float" office:value="1.32273360067894" calcext:value-type="float">
            <text:p>1.32273360067894</text:p>
          </table:table-cell>
          <table:table-cell office:value-type="float" office:value="1.32604965998934" calcext:value-type="float">
            <text:p>1.32604965998934</text:p>
          </table:table-cell>
          <table:table-cell office:value-type="float" office:value="1.32943255199616" calcext:value-type="float">
            <text:p>1.32943255199616</text:p>
          </table:table-cell>
          <table:table-cell table:formula="of:==[.D559]=[.D558]" office:value-type="boolean" office:boolean-value="false" calcext:value-type="boolean">
            <text:p>FALSE</text:p>
          </table:table-cell>
          <table:table-cell table:formula="of:==[.E559]=[.E558]" office:value-type="boolean" office:boolean-value="false" calcext:value-type="boolean">
            <text:p>FALSE</text:p>
          </table:table-cell>
          <table:table-cell table:formula="of:==[.F559]=[.F558]" office:value-type="boolean" office:boolean-value="false" calcext:value-type="boolean">
            <text:p>FALSE</text:p>
          </table:table-cell>
          <table:table-cell table:formula="of:==[.G559]=[.G558]" office:value-type="boolean" office:boolean-value="false" calcext:value-type="boolean">
            <text:p>FALSE</text:p>
          </table:table-cell>
          <table:table-cell table:formula="of:==[.H559]=[.H558]" office:value-type="boolean" office:boolean-value="false" calcext:value-type="boolean">
            <text:p>FALSE</text:p>
          </table:table-cell>
          <table:table-cell table:formula="of:==[.I559]=[.I55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h</text:p>
          </table:table-cell>
          <table:table-cell office:value-type="float" office:value="-161.145507991933" calcext:value-type="float">
            <text:p>-161.145507991933</text:p>
          </table:table-cell>
          <table:table-cell office:value-type="float" office:value="-154.182893204114" calcext:value-type="float">
            <text:p>-154.182893204114</text:p>
          </table:table-cell>
          <table:table-cell office:value-type="float" office:value="-147.321977751336" calcext:value-type="float">
            <text:p>-147.321977751336</text:p>
          </table:table-cell>
          <table:table-cell office:value-type="float" office:value="-140.561730184873" calcext:value-type="float">
            <text:p>-140.561730184873</text:p>
          </table:table-cell>
          <table:table-cell office:value-type="float" office:value="-133.851683463154" calcext:value-type="float">
            <text:p>-133.851683463154</text:p>
          </table:table-cell>
          <table:table-cell office:value-type="float" office:value="-127.265910412073" calcext:value-type="float">
            <text:p>-127.265910412073</text:p>
          </table:table-cell>
          <table:table-cell table:formula="of:==[.D560]=[.D559]" office:value-type="boolean" office:boolean-value="false" calcext:value-type="boolean">
            <text:p>FALSE</text:p>
          </table:table-cell>
          <table:table-cell table:formula="of:==[.E560]=[.E559]" office:value-type="boolean" office:boolean-value="false" calcext:value-type="boolean">
            <text:p>FALSE</text:p>
          </table:table-cell>
          <table:table-cell table:formula="of:==[.F560]=[.F559]" office:value-type="boolean" office:boolean-value="false" calcext:value-type="boolean">
            <text:p>FALSE</text:p>
          </table:table-cell>
          <table:table-cell table:formula="of:==[.G560]=[.G559]" office:value-type="boolean" office:boolean-value="false" calcext:value-type="boolean">
            <text:p>FALSE</text:p>
          </table:table-cell>
          <table:table-cell table:formula="of:==[.H560]=[.H559]" office:value-type="boolean" office:boolean-value="false" calcext:value-type="boolean">
            <text:p>FALSE</text:p>
          </table:table-cell>
          <table:table-cell table:formula="of:==[.I560]=[.I55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P</text:p>
          </table:table-cell>
          <table:table-cell office:value-type="float" office:value="14.8407141212831" calcext:value-type="float">
            <text:p>14.8407141212831</text:p>
          </table:table-cell>
          <table:table-cell office:value-type="float" office:value="14.14544062676" calcext:value-type="float">
            <text:p>14.14544062676</text:p>
          </table:table-cell>
          <table:table-cell office:value-type="float" office:value="13.4429360342685" calcext:value-type="float">
            <text:p>13.4429360342685</text:p>
          </table:table-cell>
          <table:table-cell office:value-type="float" office:value="12.6884096970006" calcext:value-type="float">
            <text:p>12.6884096970006</text:p>
          </table:table-cell>
          <table:table-cell office:value-type="float" office:value="11.9793286319775" calcext:value-type="float">
            <text:p>11.9793286319775</text:p>
          </table:table-cell>
          <table:table-cell office:value-type="float" office:value="11.262393087781" calcext:value-type="float">
            <text:p>11.262393087781</text:p>
          </table:table-cell>
          <table:table-cell table:formula="of:==[.D561]=[.D560]" office:value-type="boolean" office:boolean-value="false" calcext:value-type="boolean">
            <text:p>FALSE</text:p>
          </table:table-cell>
          <table:table-cell table:formula="of:==[.E561]=[.E560]" office:value-type="boolean" office:boolean-value="false" calcext:value-type="boolean">
            <text:p>FALSE</text:p>
          </table:table-cell>
          <table:table-cell table:formula="of:==[.F561]=[.F560]" office:value-type="boolean" office:boolean-value="false" calcext:value-type="boolean">
            <text:p>FALSE</text:p>
          </table:table-cell>
          <table:table-cell table:formula="of:==[.G561]=[.G560]" office:value-type="boolean" office:boolean-value="false" calcext:value-type="boolean">
            <text:p>FALSE</text:p>
          </table:table-cell>
          <table:table-cell table:formula="of:==[.H561]=[.H560]" office:value-type="boolean" office:boolean-value="false" calcext:value-type="boolean">
            <text:p>FALSE</text:p>
          </table:table-cell>
          <table:table-cell table:formula="of:==[.I561]=[.I56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R</text:p>
          </table:table-cell>
          <table:table-cell office:value-type="float" office:value="0.0685515240273075" calcext:value-type="float">
            <text:p>0.0685515240273075</text:p>
          </table:table-cell>
          <table:table-cell office:value-type="float" office:value="0.0685519342182756" calcext:value-type="float">
            <text:p>0.0685519342182756</text:p>
          </table:table-cell>
          <table:table-cell office:value-type="float" office:value="0.068552338396019" calcext:value-type="float">
            <text:p>0.068552338396019</text:p>
          </table:table-cell>
          <table:table-cell office:value-type="float" office:value="0.0685527388109374" calcext:value-type="float">
            <text:p>0.0685527388109374</text:p>
          </table:table-cell>
          <table:table-cell office:value-type="float" office:value="0.0685531375309463" calcext:value-type="float">
            <text:p>0.0685531375309463</text:p>
          </table:table-cell>
          <table:table-cell office:value-type="float" office:value="0.0685535292236466" calcext:value-type="float">
            <text:p>0.0685535292236466</text:p>
          </table:table-cell>
          <table:table-cell table:formula="of:==[.D562]=[.D561]" office:value-type="boolean" office:boolean-value="false" calcext:value-type="boolean">
            <text:p>FALSE</text:p>
          </table:table-cell>
          <table:table-cell table:formula="of:==[.E562]=[.E561]" office:value-type="boolean" office:boolean-value="false" calcext:value-type="boolean">
            <text:p>FALSE</text:p>
          </table:table-cell>
          <table:table-cell table:formula="of:==[.F562]=[.F561]" office:value-type="boolean" office:boolean-value="false" calcext:value-type="boolean">
            <text:p>FALSE</text:p>
          </table:table-cell>
          <table:table-cell table:formula="of:==[.G562]=[.G561]" office:value-type="boolean" office:boolean-value="false" calcext:value-type="boolean">
            <text:p>FALSE</text:p>
          </table:table-cell>
          <table:table-cell table:formula="of:==[.H562]=[.H561]" office:value-type="boolean" office:boolean-value="false" calcext:value-type="boolean">
            <text:p>FALSE</text:p>
          </table:table-cell>
          <table:table-cell table:formula="of:==[.I562]=[.I56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rho</text:p>
          </table:table-cell>
          <table:table-cell office:value-type="float" office:value="0.0212586919447072" calcext:value-type="float">
            <text:p>0.0212586919447072</text:p>
          </table:table-cell>
          <table:table-cell office:value-type="float" office:value="0.0208577507501837" calcext:value-type="float">
            <text:p>0.0208577507501837</text:p>
          </table:table-cell>
          <table:table-cell office:value-type="float" office:value="0.0204172193316702" calcext:value-type="float">
            <text:p>0.0204172193316702</text:p>
          </table:table-cell>
          <table:table-cell office:value-type="float" office:value="0.0198688545503528" calcext:value-type="float">
            <text:p>0.0198688545503528</text:p>
          </table:table-cell>
          <table:table-cell office:value-type="float" office:value="0.0193629669929031" calcext:value-type="float">
            <text:p>0.0193629669929031</text:p>
          </table:table-cell>
          <table:table-cell office:value-type="float" office:value="0.0188054663002347" calcext:value-type="float">
            <text:p>0.0188054663002347</text:p>
          </table:table-cell>
          <table:table-cell table:formula="of:==[.D563]=[.D562]" office:value-type="boolean" office:boolean-value="false" calcext:value-type="boolean">
            <text:p>FALSE</text:p>
          </table:table-cell>
          <table:table-cell table:formula="of:==[.E563]=[.E562]" office:value-type="boolean" office:boolean-value="false" calcext:value-type="boolean">
            <text:p>FALSE</text:p>
          </table:table-cell>
          <table:table-cell table:formula="of:==[.F563]=[.F562]" office:value-type="boolean" office:boolean-value="false" calcext:value-type="boolean">
            <text:p>FALSE</text:p>
          </table:table-cell>
          <table:table-cell table:formula="of:==[.G563]=[.G562]" office:value-type="boolean" office:boolean-value="false" calcext:value-type="boolean">
            <text:p>FALSE</text:p>
          </table:table-cell>
          <table:table-cell table:formula="of:==[.H563]=[.H562]" office:value-type="boolean" office:boolean-value="false" calcext:value-type="boolean">
            <text:p>FALSE</text:p>
          </table:table-cell>
          <table:table-cell table:formula="of:==[.I563]=[.I56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S</text:p>
          </table:table-cell>
          <table:table-cell office:value-type="float" office:value="1.98309569979496" calcext:value-type="float">
            <text:p>1.98309569979496</text:p>
          </table:table-cell>
          <table:table-cell office:value-type="float" office:value="1.97726800071325" calcext:value-type="float">
            <text:p>1.97726800071325</text:p>
          </table:table-cell>
          <table:table-cell office:value-type="float" office:value="1.97152512097284" calcext:value-type="float">
            <text:p>1.97152512097284</text:p>
          </table:table-cell>
          <table:table-cell office:value-type="float" office:value="1.96604661463877" calcext:value-type="float">
            <text:p>1.96604661463877</text:p>
          </table:table-cell>
          <table:table-cell office:value-type="float" office:value="1.96028284035286" calcext:value-type="float">
            <text:p>1.96028284035286</text:p>
          </table:table-cell>
          <table:table-cell office:value-type="float" office:value="1.95466536779351" calcext:value-type="float">
            <text:p>1.95466536779351</text:p>
          </table:table-cell>
          <table:table-cell table:formula="of:==[.D564]=[.D563]" office:value-type="boolean" office:boolean-value="false" calcext:value-type="boolean">
            <text:p>FALSE</text:p>
          </table:table-cell>
          <table:table-cell table:formula="of:==[.E564]=[.E563]" office:value-type="boolean" office:boolean-value="false" calcext:value-type="boolean">
            <text:p>FALSE</text:p>
          </table:table-cell>
          <table:table-cell table:formula="of:==[.F564]=[.F563]" office:value-type="boolean" office:boolean-value="false" calcext:value-type="boolean">
            <text:p>FALSE</text:p>
          </table:table-cell>
          <table:table-cell table:formula="of:==[.G564]=[.G563]" office:value-type="boolean" office:boolean-value="false" calcext:value-type="boolean">
            <text:p>FALSE</text:p>
          </table:table-cell>
          <table:table-cell table:formula="of:==[.H564]=[.H563]" office:value-type="boolean" office:boolean-value="false" calcext:value-type="boolean">
            <text:p>FALSE</text:p>
          </table:table-cell>
          <table:table-cell table:formula="of:==[.I564]=[.I56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flow.T</text:p>
          </table:table-cell>
          <table:table-cell office:value-type="float" office:value="1884.47146898608" calcext:value-type="float">
            <text:p>1884.47146898608</text:p>
          </table:table-cell>
          <table:table-cell office:value-type="float" office:value="1830.70224515987" calcext:value-type="float">
            <text:p>1830.70224515987</text:p>
          </table:table-cell>
          <table:table-cell office:value-type="float" office:value="1777.31204719729" calcext:value-type="float">
            <text:p>1777.31204719729</text:p>
          </table:table-cell>
          <table:table-cell office:value-type="float" office:value="1723.84404401501" calcext:value-type="float">
            <text:p>1723.84404401501</text:p>
          </table:table-cell>
          <table:table-cell office:value-type="float" office:value="1670.01994578289" calcext:value-type="float">
            <text:p>1670.01994578289</text:p>
          </table:table-cell>
          <table:table-cell office:value-type="float" office:value="1616.60968883866" calcext:value-type="float">
            <text:p>1616.60968883866</text:p>
          </table:table-cell>
          <table:table-cell table:formula="of:==[.D565]=[.D564]" office:value-type="boolean" office:boolean-value="false" calcext:value-type="boolean">
            <text:p>FALSE</text:p>
          </table:table-cell>
          <table:table-cell table:formula="of:==[.E565]=[.E564]" office:value-type="boolean" office:boolean-value="false" calcext:value-type="boolean">
            <text:p>FALSE</text:p>
          </table:table-cell>
          <table:table-cell table:formula="of:==[.F565]=[.F564]" office:value-type="boolean" office:boolean-value="false" calcext:value-type="boolean">
            <text:p>FALSE</text:p>
          </table:table-cell>
          <table:table-cell table:formula="of:==[.G565]=[.G564]" office:value-type="boolean" office:boolean-value="false" calcext:value-type="boolean">
            <text:p>FALSE</text:p>
          </table:table-cell>
          <table:table-cell table:formula="of:==[.H565]=[.H564]" office:value-type="boolean" office:boolean-value="false" calcext:value-type="boolean">
            <text:p>FALSE</text:p>
          </table:table-cell>
          <table:table-cell table:formula="of:==[.I565]=[.I56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area</text:p>
          </table:table-cell>
          <table:table-cell office:value-type="float" office:value="0.0641569014431999" calcext:value-type="float">
            <text:p>0.0641569014431999</text:p>
          </table:table-cell>
          <table:table-cell table:number-columns-repeated="5"/>
          <table:table-cell table:formula="of:==[.D566]=[.D565]" office:value-type="boolean" office:boolean-value="false" calcext:value-type="boolean">
            <text:p>FALSE</text:p>
          </table:table-cell>
          <table:table-cell table:formula="of:==[.E566]=[.E565]" office:value-type="boolean" office:boolean-value="false" calcext:value-type="boolean">
            <text:p>FALSE</text:p>
          </table:table-cell>
          <table:table-cell table:formula="of:==[.F566]=[.F565]" office:value-type="boolean" office:boolean-value="false" calcext:value-type="boolean">
            <text:p>FALSE</text:p>
          </table:table-cell>
          <table:table-cell table:formula="of:==[.G566]=[.G565]" office:value-type="boolean" office:boolean-value="false" calcext:value-type="boolean">
            <text:p>FALSE</text:p>
          </table:table-cell>
          <table:table-cell table:formula="of:==[.H566]=[.H565]" office:value-type="boolean" office:boolean-value="false" calcext:value-type="boolean">
            <text:p>FALSE</text:p>
          </table:table-cell>
          <table:table-cell table:formula="of:==[.I566]=[.I56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gamma</text:p>
          </table:table-cell>
          <table:table-cell office:value-type="float" office:value="1.31332799389862" calcext:value-type="float">
            <text:p>1.31332799389862</text:p>
          </table:table-cell>
          <table:table-cell table:number-columns-repeated="5"/>
          <table:table-cell table:formula="of:==[.D567]=[.D566]" office:value-type="boolean" office:boolean-value="false" calcext:value-type="boolean">
            <text:p>FALSE</text:p>
          </table:table-cell>
          <table:table-cell table:formula="of:==[.E567]=[.E566]" office:value-type="boolean" office:boolean-value="true" calcext:value-type="boolean">
            <text:p>TRUE</text:p>
          </table:table-cell>
          <table:table-cell table:formula="of:==[.F567]=[.F566]" office:value-type="boolean" office:boolean-value="true" calcext:value-type="boolean">
            <text:p>TRUE</text:p>
          </table:table-cell>
          <table:table-cell table:formula="of:==[.G567]=[.G566]" office:value-type="boolean" office:boolean-value="true" calcext:value-type="boolean">
            <text:p>TRUE</text:p>
          </table:table-cell>
          <table:table-cell table:formula="of:==[.H567]=[.H566]" office:value-type="boolean" office:boolean-value="true" calcext:value-type="boolean">
            <text:p>TRUE</text:p>
          </table:table-cell>
          <table:table-cell table:formula="of:==[.I567]=[.I5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hs</text:p>
          </table:table-cell>
          <table:table-cell office:value-type="float" office:value="-374824.451589236" calcext:value-type="float">
            <text:p>-374824.451589236</text:p>
          </table:table-cell>
          <table:table-cell table:number-columns-repeated="5"/>
          <table:table-cell table:formula="of:==[.D568]=[.D567]" office:value-type="boolean" office:boolean-value="false" calcext:value-type="boolean">
            <text:p>FALSE</text:p>
          </table:table-cell>
          <table:table-cell table:formula="of:==[.E568]=[.E567]" office:value-type="boolean" office:boolean-value="true" calcext:value-type="boolean">
            <text:p>TRUE</text:p>
          </table:table-cell>
          <table:table-cell table:formula="of:==[.F568]=[.F567]" office:value-type="boolean" office:boolean-value="true" calcext:value-type="boolean">
            <text:p>TRUE</text:p>
          </table:table-cell>
          <table:table-cell table:formula="of:==[.G568]=[.G567]" office:value-type="boolean" office:boolean-value="true" calcext:value-type="boolean">
            <text:p>TRUE</text:p>
          </table:table-cell>
          <table:table-cell table:formula="of:==[.H568]=[.H567]" office:value-type="boolean" office:boolean-value="true" calcext:value-type="boolean">
            <text:p>TRUE</text:p>
          </table:table-cell>
          <table:table-cell table:formula="of:==[.I568]=[.I5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ht</text:p>
          </table:table-cell>
          <table:table-cell office:value-type="float" office:value="-317882.242597518" calcext:value-type="float">
            <text:p>-317882.242597518</text:p>
          </table:table-cell>
          <table:table-cell table:number-columns-repeated="5"/>
          <table:table-cell table:formula="of:==[.D569]=[.D568]" office:value-type="boolean" office:boolean-value="false" calcext:value-type="boolean">
            <text:p>FALSE</text:p>
          </table:table-cell>
          <table:table-cell table:formula="of:==[.E569]=[.E568]" office:value-type="boolean" office:boolean-value="true" calcext:value-type="boolean">
            <text:p>TRUE</text:p>
          </table:table-cell>
          <table:table-cell table:formula="of:==[.F569]=[.F568]" office:value-type="boolean" office:boolean-value="true" calcext:value-type="boolean">
            <text:p>TRUE</text:p>
          </table:table-cell>
          <table:table-cell table:formula="of:==[.G569]=[.G568]" office:value-type="boolean" office:boolean-value="true" calcext:value-type="boolean">
            <text:p>TRUE</text:p>
          </table:table-cell>
          <table:table-cell table:formula="of:==[.H569]=[.H568]" office:value-type="boolean" office:boolean-value="true" calcext:value-type="boolean">
            <text:p>TRUE</text:p>
          </table:table-cell>
          <table:table-cell table:formula="of:==[.I569]=[.I5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MN</text:p>
          </table:table-cell>
          <table:table-cell office:value-type="float" office:value="0.537201673473355" calcext:value-type="float">
            <text:p>0.537201673473355</text:p>
          </table:table-cell>
          <table:table-cell table:number-columns-repeated="5"/>
          <table:table-cell table:formula="of:==[.D570]=[.D569]" office:value-type="boolean" office:boolean-value="false" calcext:value-type="boolean">
            <text:p>FALSE</text:p>
          </table:table-cell>
          <table:table-cell table:formula="of:==[.E570]=[.E569]" office:value-type="boolean" office:boolean-value="true" calcext:value-type="boolean">
            <text:p>TRUE</text:p>
          </table:table-cell>
          <table:table-cell table:formula="of:==[.F570]=[.F569]" office:value-type="boolean" office:boolean-value="true" calcext:value-type="boolean">
            <text:p>TRUE</text:p>
          </table:table-cell>
          <table:table-cell table:formula="of:==[.G570]=[.G569]" office:value-type="boolean" office:boolean-value="true" calcext:value-type="boolean">
            <text:p>TRUE</text:p>
          </table:table-cell>
          <table:table-cell table:formula="of:==[.H570]=[.H569]" office:value-type="boolean" office:boolean-value="true" calcext:value-type="boolean">
            <text:p>TRUE</text:p>
          </table:table-cell>
          <table:table-cell table:formula="of:==[.I570]=[.I5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R</text:p>
          </table:table-cell>
          <table:table-cell office:value-type="float" office:value="287.011520797531" calcext:value-type="float">
            <text:p>287.011520797531</text:p>
          </table:table-cell>
          <table:table-cell table:number-columns-repeated="5"/>
          <table:table-cell table:formula="of:==[.D571]=[.D570]" office:value-type="boolean" office:boolean-value="false" calcext:value-type="boolean">
            <text:p>FALSE</text:p>
          </table:table-cell>
          <table:table-cell table:formula="of:==[.E571]=[.E570]" office:value-type="boolean" office:boolean-value="true" calcext:value-type="boolean">
            <text:p>TRUE</text:p>
          </table:table-cell>
          <table:table-cell table:formula="of:==[.F571]=[.F570]" office:value-type="boolean" office:boolean-value="true" calcext:value-type="boolean">
            <text:p>TRUE</text:p>
          </table:table-cell>
          <table:table-cell table:formula="of:==[.G571]=[.G570]" office:value-type="boolean" office:boolean-value="true" calcext:value-type="boolean">
            <text:p>TRUE</text:p>
          </table:table-cell>
          <table:table-cell table:formula="of:==[.H571]=[.H570]" office:value-type="boolean" office:boolean-value="true" calcext:value-type="boolean">
            <text:p>TRUE</text:p>
          </table:table-cell>
          <table:table-cell table:formula="of:==[.I571]=[.I5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rho</text:p>
          </table:table-cell>
          <table:table-cell office:value-type="float" office:value="0.340531578294594" calcext:value-type="float">
            <text:p>0.340531578294594</text:p>
          </table:table-cell>
          <table:table-cell table:number-columns-repeated="5"/>
          <table:table-cell table:formula="of:==[.D572]=[.D571]" office:value-type="boolean" office:boolean-value="false" calcext:value-type="boolean">
            <text:p>FALSE</text:p>
          </table:table-cell>
          <table:table-cell table:formula="of:==[.E572]=[.E571]" office:value-type="boolean" office:boolean-value="true" calcext:value-type="boolean">
            <text:p>TRUE</text:p>
          </table:table-cell>
          <table:table-cell table:formula="of:==[.F572]=[.F571]" office:value-type="boolean" office:boolean-value="true" calcext:value-type="boolean">
            <text:p>TRUE</text:p>
          </table:table-cell>
          <table:table-cell table:formula="of:==[.G572]=[.G571]" office:value-type="boolean" office:boolean-value="true" calcext:value-type="boolean">
            <text:p>TRUE</text:p>
          </table:table-cell>
          <table:table-cell table:formula="of:==[.H572]=[.H571]" office:value-type="boolean" office:boolean-value="true" calcext:value-type="boolean">
            <text:p>TRUE</text:p>
          </table:table-cell>
          <table:table-cell table:formula="of:==[.I572]=[.I5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Ts</text:p>
          </table:table-cell>
          <table:table-cell office:value-type="float" office:value="1046.92859388116" calcext:value-type="float">
            <text:p>1046.92859388116</text:p>
          </table:table-cell>
          <table:table-cell table:number-columns-repeated="5"/>
          <table:table-cell table:formula="of:==[.D573]=[.D572]" office:value-type="boolean" office:boolean-value="false" calcext:value-type="boolean">
            <text:p>FALSE</text:p>
          </table:table-cell>
          <table:table-cell table:formula="of:==[.E573]=[.E572]" office:value-type="boolean" office:boolean-value="true" calcext:value-type="boolean">
            <text:p>TRUE</text:p>
          </table:table-cell>
          <table:table-cell table:formula="of:==[.F573]=[.F572]" office:value-type="boolean" office:boolean-value="true" calcext:value-type="boolean">
            <text:p>TRUE</text:p>
          </table:table-cell>
          <table:table-cell table:formula="of:==[.G573]=[.G572]" office:value-type="boolean" office:boolean-value="true" calcext:value-type="boolean">
            <text:p>TRUE</text:p>
          </table:table-cell>
          <table:table-cell table:formula="of:==[.H573]=[.H572]" office:value-type="boolean" office:boolean-value="true" calcext:value-type="boolean">
            <text:p>TRUE</text:p>
          </table:table-cell>
          <table:table-cell table:formula="of:==[.I573]=[.I5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V</text:p>
          </table:table-cell>
          <table:table-cell office:value-type="float" office:value="337.467654721805" calcext:value-type="float">
            <text:p>337.467654721805</text:p>
          </table:table-cell>
          <table:table-cell table:number-columns-repeated="5"/>
          <table:table-cell table:formula="of:==[.D574]=[.D573]" office:value-type="boolean" office:boolean-value="false" calcext:value-type="boolean">
            <text:p>FALSE</text:p>
          </table:table-cell>
          <table:table-cell table:formula="of:==[.E574]=[.E573]" office:value-type="boolean" office:boolean-value="true" calcext:value-type="boolean">
            <text:p>TRUE</text:p>
          </table:table-cell>
          <table:table-cell table:formula="of:==[.F574]=[.F573]" office:value-type="boolean" office:boolean-value="true" calcext:value-type="boolean">
            <text:p>TRUE</text:p>
          </table:table-cell>
          <table:table-cell table:formula="of:==[.G574]=[.G573]" office:value-type="boolean" office:boolean-value="true" calcext:value-type="boolean">
            <text:p>TRUE</text:p>
          </table:table-cell>
          <table:table-cell table:formula="of:==[.H574]=[.H573]" office:value-type="boolean" office:boolean-value="true" calcext:value-type="boolean">
            <text:p>TRUE</text:p>
          </table:table-cell>
          <table:table-cell table:formula="of:==[.I574]=[.I5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Vsonic</text:p>
          </table:table-cell>
          <table:table-cell office:value-type="float" office:value="628.195464358587" calcext:value-type="float">
            <text:p>628.195464358587</text:p>
          </table:table-cell>
          <table:table-cell table:number-columns-repeated="5"/>
          <table:table-cell table:formula="of:==[.D575]=[.D574]" office:value-type="boolean" office:boolean-value="false" calcext:value-type="boolean">
            <text:p>FALSE</text:p>
          </table:table-cell>
          <table:table-cell table:formula="of:==[.E575]=[.E574]" office:value-type="boolean" office:boolean-value="true" calcext:value-type="boolean">
            <text:p>TRUE</text:p>
          </table:table-cell>
          <table:table-cell table:formula="of:==[.F575]=[.F574]" office:value-type="boolean" office:boolean-value="true" calcext:value-type="boolean">
            <text:p>TRUE</text:p>
          </table:table-cell>
          <table:table-cell table:formula="of:==[.G575]=[.G574]" office:value-type="boolean" office:boolean-value="true" calcext:value-type="boolean">
            <text:p>TRUE</text:p>
          </table:table-cell>
          <table:table-cell table:formula="of:==[.H575]=[.H574]" office:value-type="boolean" office:boolean-value="true" calcext:value-type="boolean">
            <text:p>TRUE</text:p>
          </table:table-cell>
          <table:table-cell table:formula="of:==[.I575]=[.I5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calc.W</text:p>
          </table:table-cell>
          <table:table-cell office:value-type="float" office:value="7.37280801921602" calcext:value-type="float">
            <text:p>7.37280801921602</text:p>
          </table:table-cell>
          <table:table-cell table:number-columns-repeated="5"/>
          <table:table-cell table:formula="of:==[.D576]=[.D575]" office:value-type="boolean" office:boolean-value="false" calcext:value-type="boolean">
            <text:p>FALSE</text:p>
          </table:table-cell>
          <table:table-cell table:formula="of:==[.E576]=[.E575]" office:value-type="boolean" office:boolean-value="true" calcext:value-type="boolean">
            <text:p>TRUE</text:p>
          </table:table-cell>
          <table:table-cell table:formula="of:==[.F576]=[.F575]" office:value-type="boolean" office:boolean-value="true" calcext:value-type="boolean">
            <text:p>TRUE</text:p>
          </table:table-cell>
          <table:table-cell table:formula="of:==[.G576]=[.G575]" office:value-type="boolean" office:boolean-value="true" calcext:value-type="boolean">
            <text:p>TRUE</text:p>
          </table:table-cell>
          <table:table-cell table:formula="of:==[.H576]=[.H575]" office:value-type="boolean" office:boolean-value="true" calcext:value-type="boolean">
            <text:p>TRUE</text:p>
          </table:table-cell>
          <table:table-cell table:formula="of:==[.I576]=[.I5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area</text:p>
          </table:table-cell>
          <table:table-cell/>
          <table:table-cell table:number-columns-repeated="5" office:value-type="float" office:value="0.0641569014431999" calcext:value-type="float">
            <text:p>0.0641569014431999</text:p>
          </table:table-cell>
          <table:table-cell table:formula="of:==[.D577]=[.D576]" office:value-type="boolean" office:boolean-value="false" calcext:value-type="boolean">
            <text:p>FALSE</text:p>
          </table:table-cell>
          <table:table-cell table:formula="of:==[.E577]=[.E576]" office:value-type="boolean" office:boolean-value="false" calcext:value-type="boolean">
            <text:p>FALSE</text:p>
          </table:table-cell>
          <table:table-cell table:formula="of:==[.F577]=[.F576]" office:value-type="boolean" office:boolean-value="false" calcext:value-type="boolean">
            <text:p>FALSE</text:p>
          </table:table-cell>
          <table:table-cell table:formula="of:==[.G577]=[.G576]" office:value-type="boolean" office:boolean-value="false" calcext:value-type="boolean">
            <text:p>FALSE</text:p>
          </table:table-cell>
          <table:table-cell table:formula="of:==[.H577]=[.H576]" office:value-type="boolean" office:boolean-value="false" calcext:value-type="boolean">
            <text:p>FALSE</text:p>
          </table:table-cell>
          <table:table-cell table:formula="of:==[.I577]=[.I57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gamma</text:p>
          </table:table-cell>
          <table:table-cell/>
          <table:table-cell office:value-type="float" office:value="1.31638759083918" calcext:value-type="float">
            <text:p>1.31638759083918</text:p>
          </table:table-cell>
          <table:table-cell office:value-type="float" office:value="1.31952024963501" calcext:value-type="float">
            <text:p>1.31952024963501</text:p>
          </table:table-cell>
          <table:table-cell office:value-type="float" office:value="1.32273360067894" calcext:value-type="float">
            <text:p>1.32273360067894</text:p>
          </table:table-cell>
          <table:table-cell office:value-type="float" office:value="1.32604965998934" calcext:value-type="float">
            <text:p>1.32604965998934</text:p>
          </table:table-cell>
          <table:table-cell office:value-type="float" office:value="1.32943255199616" calcext:value-type="float">
            <text:p>1.32943255199616</text:p>
          </table:table-cell>
          <table:table-cell table:formula="of:==[.D578]=[.D577]" office:value-type="boolean" office:boolean-value="true" calcext:value-type="boolean">
            <text:p>TRUE</text:p>
          </table:table-cell>
          <table:table-cell table:formula="of:==[.E578]=[.E577]" office:value-type="boolean" office:boolean-value="false" calcext:value-type="boolean">
            <text:p>FALSE</text:p>
          </table:table-cell>
          <table:table-cell table:formula="of:==[.F578]=[.F577]" office:value-type="boolean" office:boolean-value="false" calcext:value-type="boolean">
            <text:p>FALSE</text:p>
          </table:table-cell>
          <table:table-cell table:formula="of:==[.G578]=[.G577]" office:value-type="boolean" office:boolean-value="false" calcext:value-type="boolean">
            <text:p>FALSE</text:p>
          </table:table-cell>
          <table:table-cell table:formula="of:==[.H578]=[.H577]" office:value-type="boolean" office:boolean-value="false" calcext:value-type="boolean">
            <text:p>FALSE</text:p>
          </table:table-cell>
          <table:table-cell table:formula="of:==[.I578]=[.I57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guess:gamt</text:p>
          </table:table-cell>
          <table:table-cell/>
          <table:table-cell office:value-type="float" office:value="1.31310395830883" calcext:value-type="float">
            <text:p>1.31310395830883</text:p>
          </table:table-cell>
          <table:table-cell office:value-type="float" office:value="1.31636110011264" calcext:value-type="float">
            <text:p>1.31636110011264</text:p>
          </table:table-cell>
          <table:table-cell office:value-type="float" office:value="1.31972077878316" calcext:value-type="float">
            <text:p>1.31972077878316</text:p>
          </table:table-cell>
          <table:table-cell office:value-type="float" office:value="1.32318325077369" calcext:value-type="float">
            <text:p>1.32318325077369</text:p>
          </table:table-cell>
          <table:table-cell office:value-type="float" office:value="1.32670793278737" calcext:value-type="float">
            <text:p>1.32670793278737</text:p>
          </table:table-cell>
          <table:table-cell table:formula="of:==[.D579]=[.D578]" office:value-type="boolean" office:boolean-value="true" calcext:value-type="boolean">
            <text:p>TRUE</text:p>
          </table:table-cell>
          <table:table-cell table:formula="of:==[.E579]=[.E578]" office:value-type="boolean" office:boolean-value="false" calcext:value-type="boolean">
            <text:p>FALSE</text:p>
          </table:table-cell>
          <table:table-cell table:formula="of:==[.F579]=[.F578]" office:value-type="boolean" office:boolean-value="false" calcext:value-type="boolean">
            <text:p>FALSE</text:p>
          </table:table-cell>
          <table:table-cell table:formula="of:==[.G579]=[.G578]" office:value-type="boolean" office:boolean-value="false" calcext:value-type="boolean">
            <text:p>FALSE</text:p>
          </table:table-cell>
          <table:table-cell table:formula="of:==[.H579]=[.H578]" office:value-type="boolean" office:boolean-value="false" calcext:value-type="boolean">
            <text:p>FALSE</text:p>
          </table:table-cell>
          <table:table-cell table:formula="of:==[.I579]=[.I57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guess:MN</text:p>
          </table:table-cell>
          <table:table-cell/>
          <table:table-cell table:number-columns-repeated="5" office:value-type="float" office:value="0.5" calcext:value-type="float">
            <text:p>0.5</text:p>
          </table:table-cell>
          <table:table-cell table:formula="of:==[.D580]=[.D579]" office:value-type="boolean" office:boolean-value="true" calcext:value-type="boolean">
            <text:p>TRUE</text:p>
          </table:table-cell>
          <table:table-cell table:formula="of:==[.E580]=[.E579]" office:value-type="boolean" office:boolean-value="false" calcext:value-type="boolean">
            <text:p>FALSE</text:p>
          </table:table-cell>
          <table:table-cell table:formula="of:==[.F580]=[.F579]" office:value-type="boolean" office:boolean-value="false" calcext:value-type="boolean">
            <text:p>FALSE</text:p>
          </table:table-cell>
          <table:table-cell table:formula="of:==[.G580]=[.G579]" office:value-type="boolean" office:boolean-value="false" calcext:value-type="boolean">
            <text:p>FALSE</text:p>
          </table:table-cell>
          <table:table-cell table:formula="of:==[.H580]=[.H579]" office:value-type="boolean" office:boolean-value="false" calcext:value-type="boolean">
            <text:p>FALSE</text:p>
          </table:table-cell>
          <table:table-cell table:formula="of:==[.I580]=[.I57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guess:Pt</text:p>
          </table:table-cell>
          <table:table-cell/>
          <table:table-cell office:value-type="float" office:value="1.16192830630731" calcext:value-type="float">
            <text:p>1.16192830630731</text:p>
          </table:table-cell>
          <table:table-cell office:value-type="float" office:value="1.09304635174608" calcext:value-type="float">
            <text:p>1.09304635174608</text:p>
          </table:table-cell>
          <table:table-cell office:value-type="float" office:value="1.02167287473479" calcext:value-type="float">
            <text:p>1.02167287473479</text:p>
          </table:table-cell>
          <table:table-cell office:value-type="float" office:value="0.955762825189154" calcext:value-type="float">
            <text:p>0.955762825189154</text:p>
          </table:table-cell>
          <table:table-cell office:value-type="float" office:value="0.89040332195613" calcext:value-type="float">
            <text:p>0.89040332195613</text:p>
          </table:table-cell>
          <table:table-cell table:formula="of:==[.D581]=[.D580]" office:value-type="boolean" office:boolean-value="true" calcext:value-type="boolean">
            <text:p>TRUE</text:p>
          </table:table-cell>
          <table:table-cell table:formula="of:==[.E581]=[.E580]" office:value-type="boolean" office:boolean-value="false" calcext:value-type="boolean">
            <text:p>FALSE</text:p>
          </table:table-cell>
          <table:table-cell table:formula="of:==[.F581]=[.F580]" office:value-type="boolean" office:boolean-value="false" calcext:value-type="boolean">
            <text:p>FALSE</text:p>
          </table:table-cell>
          <table:table-cell table:formula="of:==[.G581]=[.G580]" office:value-type="boolean" office:boolean-value="false" calcext:value-type="boolean">
            <text:p>FALSE</text:p>
          </table:table-cell>
          <table:table-cell table:formula="of:==[.H581]=[.H580]" office:value-type="boolean" office:boolean-value="false" calcext:value-type="boolean">
            <text:p>FALSE</text:p>
          </table:table-cell>
          <table:table-cell table:formula="of:==[.I581]=[.I58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hs</text:p>
          </table:table-cell>
          <table:table-cell/>
          <table:table-cell office:value-type="float" office:value="-358629.409592769" calcext:value-type="float">
            <text:p>-358629.409592769</text:p>
          </table:table-cell>
          <table:table-cell office:value-type="float" office:value="-342670.920249607" calcext:value-type="float">
            <text:p>-342670.920249607</text:p>
          </table:table-cell>
          <table:table-cell office:value-type="float" office:value="-326946.584410016" calcext:value-type="float">
            <text:p>-326946.584410016</text:p>
          </table:table-cell>
          <table:table-cell office:value-type="float" office:value="-311339.015735296" calcext:value-type="float">
            <text:p>-311339.015735296</text:p>
          </table:table-cell>
          <table:table-cell office:value-type="float" office:value="-296020.507618483" calcext:value-type="float">
            <text:p>-296020.507618483</text:p>
          </table:table-cell>
          <table:table-cell table:formula="of:==[.D582]=[.D581]" office:value-type="boolean" office:boolean-value="true" calcext:value-type="boolean">
            <text:p>TRUE</text:p>
          </table:table-cell>
          <table:table-cell table:formula="of:==[.E582]=[.E581]" office:value-type="boolean" office:boolean-value="false" calcext:value-type="boolean">
            <text:p>FALSE</text:p>
          </table:table-cell>
          <table:table-cell table:formula="of:==[.F582]=[.F581]" office:value-type="boolean" office:boolean-value="false" calcext:value-type="boolean">
            <text:p>FALSE</text:p>
          </table:table-cell>
          <table:table-cell table:formula="of:==[.G582]=[.G581]" office:value-type="boolean" office:boolean-value="false" calcext:value-type="boolean">
            <text:p>FALSE</text:p>
          </table:table-cell>
          <table:table-cell table:formula="of:==[.H582]=[.H581]" office:value-type="boolean" office:boolean-value="false" calcext:value-type="boolean">
            <text:p>FALSE</text:p>
          </table:table-cell>
          <table:table-cell table:formula="of:==[.I582]=[.I58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ht</text:p>
          </table:table-cell>
          <table:table-cell/>
          <table:table-cell office:value-type="float" office:value="-306429.078842147" calcext:value-type="float">
            <text:p>-306429.078842147</text:p>
          </table:table-cell>
          <table:table-cell office:value-type="float" office:value="-294988.544488057" calcext:value-type="float">
            <text:p>-294988.544488057</text:p>
          </table:table-cell>
          <table:table-cell office:value-type="float" office:value="-283481.23744542" calcext:value-type="float">
            <text:p>-283481.23744542</text:p>
          </table:table-cell>
          <table:table-cell office:value-type="float" office:value="-271760.917638196" calcext:value-type="float">
            <text:p>-271760.917638196</text:p>
          </table:table-cell>
          <table:table-cell office:value-type="float" office:value="-260137.577162814" calcext:value-type="float">
            <text:p>-260137.577162814</text:p>
          </table:table-cell>
          <table:table-cell table:formula="of:==[.D583]=[.D582]" office:value-type="boolean" office:boolean-value="true" calcext:value-type="boolean">
            <text:p>TRUE</text:p>
          </table:table-cell>
          <table:table-cell table:formula="of:==[.E583]=[.E582]" office:value-type="boolean" office:boolean-value="false" calcext:value-type="boolean">
            <text:p>FALSE</text:p>
          </table:table-cell>
          <table:table-cell table:formula="of:==[.F583]=[.F582]" office:value-type="boolean" office:boolean-value="false" calcext:value-type="boolean">
            <text:p>FALSE</text:p>
          </table:table-cell>
          <table:table-cell table:formula="of:==[.G583]=[.G582]" office:value-type="boolean" office:boolean-value="false" calcext:value-type="boolean">
            <text:p>FALSE</text:p>
          </table:table-cell>
          <table:table-cell table:formula="of:==[.H583]=[.H582]" office:value-type="boolean" office:boolean-value="false" calcext:value-type="boolean">
            <text:p>FALSE</text:p>
          </table:table-cell>
          <table:table-cell table:formula="of:==[.I583]=[.I58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MN</text:p>
          </table:table-cell>
          <table:table-cell/>
          <table:table-cell office:value-type="float" office:value="0.521238116231979" calcext:value-type="float">
            <text:p>0.521238116231979</text:p>
          </table:table-cell>
          <table:table-cell office:value-type="float" office:value="0.504996161128607" calcext:value-type="float">
            <text:p>0.504996161128607</text:p>
          </table:table-cell>
          <table:table-cell office:value-type="float" office:value="0.488972160712364" calcext:value-type="float">
            <text:p>0.488972160712364</text:p>
          </table:table-cell>
          <table:table-cell office:value-type="float" office:value="0.473459910257447" calcext:value-type="float">
            <text:p>0.473459910257447</text:p>
          </table:table-cell>
          <table:table-cell office:value-type="float" office:value="0.457618362285562" calcext:value-type="float">
            <text:p>0.457618362285562</text:p>
          </table:table-cell>
          <table:table-cell table:formula="of:==[.D584]=[.D583]" office:value-type="boolean" office:boolean-value="true" calcext:value-type="boolean">
            <text:p>TRUE</text:p>
          </table:table-cell>
          <table:table-cell table:formula="of:==[.E584]=[.E583]" office:value-type="boolean" office:boolean-value="false" calcext:value-type="boolean">
            <text:p>FALSE</text:p>
          </table:table-cell>
          <table:table-cell table:formula="of:==[.F584]=[.F583]" office:value-type="boolean" office:boolean-value="false" calcext:value-type="boolean">
            <text:p>FALSE</text:p>
          </table:table-cell>
          <table:table-cell table:formula="of:==[.G584]=[.G583]" office:value-type="boolean" office:boolean-value="false" calcext:value-type="boolean">
            <text:p>FALSE</text:p>
          </table:table-cell>
          <table:table-cell table:formula="of:==[.H584]=[.H583]" office:value-type="boolean" office:boolean-value="false" calcext:value-type="boolean">
            <text:p>FALSE</text:p>
          </table:table-cell>
          <table:table-cell table:formula="of:==[.I584]=[.I58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Ps</text:p>
          </table:table-cell>
          <table:table-cell/>
          <table:table-cell office:value-type="float" office:value="0.975293800303493" calcext:value-type="float">
            <text:p>0.975293800303493</text:p>
          </table:table-cell>
          <table:table-cell office:value-type="float" office:value="0.926857813626237" calcext:value-type="float">
            <text:p>0.926857813626237</text:p>
          </table:table-cell>
          <table:table-cell office:value-type="float" office:value="0.874835053903155" calcext:value-type="float">
            <text:p>0.874835053903155</text:p>
          </table:table-cell>
          <table:table-cell office:value-type="float" office:value="0.825945635405905" calcext:value-type="float">
            <text:p>0.825945635405905</text:p>
          </table:table-cell>
          <table:table-cell office:value-type="float" office:value="0.776514669632431" calcext:value-type="float">
            <text:p>0.776514669632431</text:p>
          </table:table-cell>
          <table:table-cell table:formula="of:==[.D585]=[.D584]" office:value-type="boolean" office:boolean-value="true" calcext:value-type="boolean">
            <text:p>TRUE</text:p>
          </table:table-cell>
          <table:table-cell table:formula="of:==[.E585]=[.E584]" office:value-type="boolean" office:boolean-value="false" calcext:value-type="boolean">
            <text:p>FALSE</text:p>
          </table:table-cell>
          <table:table-cell table:formula="of:==[.F585]=[.F584]" office:value-type="boolean" office:boolean-value="false" calcext:value-type="boolean">
            <text:p>FALSE</text:p>
          </table:table-cell>
          <table:table-cell table:formula="of:==[.G585]=[.G584]" office:value-type="boolean" office:boolean-value="false" calcext:value-type="boolean">
            <text:p>FALSE</text:p>
          </table:table-cell>
          <table:table-cell table:formula="of:==[.H585]=[.H584]" office:value-type="boolean" office:boolean-value="false" calcext:value-type="boolean">
            <text:p>FALSE</text:p>
          </table:table-cell>
          <table:table-cell table:formula="of:==[.I585]=[.I58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R</text:p>
          </table:table-cell>
          <table:table-cell/>
          <table:table-cell office:value-type="float" office:value="287.013238185076" calcext:value-type="float">
            <text:p>287.013238185076</text:p>
          </table:table-cell>
          <table:table-cell office:value-type="float" office:value="287.014930396452" calcext:value-type="float">
            <text:p>287.014930396452</text:p>
          </table:table-cell>
          <table:table-cell office:value-type="float" office:value="287.016606853633" calcext:value-type="float">
            <text:p>287.016606853633</text:p>
          </table:table-cell>
          <table:table-cell office:value-type="float" office:value="287.018276214566" calcext:value-type="float">
            <text:p>287.018276214566</text:p>
          </table:table-cell>
          <table:table-cell office:value-type="float" office:value="287.019916153564" calcext:value-type="float">
            <text:p>287.019916153564</text:p>
          </table:table-cell>
          <table:table-cell table:formula="of:==[.D586]=[.D585]" office:value-type="boolean" office:boolean-value="true" calcext:value-type="boolean">
            <text:p>TRUE</text:p>
          </table:table-cell>
          <table:table-cell table:formula="of:==[.E586]=[.E585]" office:value-type="boolean" office:boolean-value="false" calcext:value-type="boolean">
            <text:p>FALSE</text:p>
          </table:table-cell>
          <table:table-cell table:formula="of:==[.F586]=[.F585]" office:value-type="boolean" office:boolean-value="false" calcext:value-type="boolean">
            <text:p>FALSE</text:p>
          </table:table-cell>
          <table:table-cell table:formula="of:==[.G586]=[.G585]" office:value-type="boolean" office:boolean-value="false" calcext:value-type="boolean">
            <text:p>FALSE</text:p>
          </table:table-cell>
          <table:table-cell table:formula="of:==[.H586]=[.H585]" office:value-type="boolean" office:boolean-value="false" calcext:value-type="boolean">
            <text:p>FALSE</text:p>
          </table:table-cell>
          <table:table-cell table:formula="of:==[.I586]=[.I58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rho</text:p>
          </table:table-cell>
          <table:table-cell/>
          <table:table-cell office:value-type="float" office:value="0.334109116455007" calcext:value-type="float">
            <text:p>0.334109116455007</text:p>
          </table:table-cell>
          <table:table-cell office:value-type="float" office:value="0.327052480062471" calcext:value-type="float">
            <text:p>0.327052480062471</text:p>
          </table:table-cell>
          <table:table-cell office:value-type="float" office:value="0.318268518897368" calcext:value-type="float">
            <text:p>0.318268518897368</text:p>
          </table:table-cell>
          <table:table-cell office:value-type="float" office:value="0.310164977587018" calcext:value-type="float">
            <text:p>0.310164977587018</text:p>
          </table:table-cell>
          <table:table-cell office:value-type="float" office:value="0.301234673160551" calcext:value-type="float">
            <text:p>0.301234673160551</text:p>
          </table:table-cell>
          <table:table-cell table:formula="of:==[.D587]=[.D586]" office:value-type="boolean" office:boolean-value="true" calcext:value-type="boolean">
            <text:p>TRUE</text:p>
          </table:table-cell>
          <table:table-cell table:formula="of:==[.E587]=[.E586]" office:value-type="boolean" office:boolean-value="false" calcext:value-type="boolean">
            <text:p>FALSE</text:p>
          </table:table-cell>
          <table:table-cell table:formula="of:==[.F587]=[.F586]" office:value-type="boolean" office:boolean-value="false" calcext:value-type="boolean">
            <text:p>FALSE</text:p>
          </table:table-cell>
          <table:table-cell table:formula="of:==[.G587]=[.G586]" office:value-type="boolean" office:boolean-value="false" calcext:value-type="boolean">
            <text:p>FALSE</text:p>
          </table:table-cell>
          <table:table-cell table:formula="of:==[.H587]=[.H586]" office:value-type="boolean" office:boolean-value="false" calcext:value-type="boolean">
            <text:p>FALSE</text:p>
          </table:table-cell>
          <table:table-cell table:formula="of:==[.I587]=[.I58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Ts</text:p>
          </table:table-cell>
          <table:table-cell/>
          <table:table-cell office:value-type="float" office:value="1017.0568028666" calcext:value-type="float">
            <text:p>1017.0568028666</text:p>
          </table:table-cell>
          <table:table-cell office:value-type="float" office:value="987.395581776271" calcext:value-type="float">
            <text:p>987.395581776271</text:p>
          </table:table-cell>
          <table:table-cell office:value-type="float" office:value="957.691135563895" calcext:value-type="float">
            <text:p>957.691135563895</text:p>
          </table:table-cell>
          <table:table-cell office:value-type="float" office:value="927.788858768273" calcext:value-type="float">
            <text:p>927.788858768273</text:p>
          </table:table-cell>
          <table:table-cell office:value-type="float" office:value="898.116493799258" calcext:value-type="float">
            <text:p>898.116493799258</text:p>
          </table:table-cell>
          <table:table-cell table:formula="of:==[.D588]=[.D587]" office:value-type="boolean" office:boolean-value="true" calcext:value-type="boolean">
            <text:p>TRUE</text:p>
          </table:table-cell>
          <table:table-cell table:formula="of:==[.E588]=[.E587]" office:value-type="boolean" office:boolean-value="false" calcext:value-type="boolean">
            <text:p>FALSE</text:p>
          </table:table-cell>
          <table:table-cell table:formula="of:==[.F588]=[.F587]" office:value-type="boolean" office:boolean-value="false" calcext:value-type="boolean">
            <text:p>FALSE</text:p>
          </table:table-cell>
          <table:table-cell table:formula="of:==[.G588]=[.G587]" office:value-type="boolean" office:boolean-value="false" calcext:value-type="boolean">
            <text:p>FALSE</text:p>
          </table:table-cell>
          <table:table-cell table:formula="of:==[.H588]=[.H587]" office:value-type="boolean" office:boolean-value="false" calcext:value-type="boolean">
            <text:p>FALSE</text:p>
          </table:table-cell>
          <table:table-cell table:formula="of:==[.I588]=[.I58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V</text:p>
          </table:table-cell>
          <table:table-cell/>
          <table:table-cell office:value-type="float" office:value="323.110912073923" calcext:value-type="float">
            <text:p>323.110912073923</text:p>
          </table:table-cell>
          <table:table-cell office:value-type="float" office:value="308.811838379129" calcext:value-type="float">
            <text:p>308.811838379129</text:p>
          </table:table-cell>
          <table:table-cell office:value-type="float" office:value="294.840115875019" calcext:value-type="float">
            <text:p>294.840115875019</text:p>
          </table:table-cell>
          <table:table-cell office:value-type="float" office:value="281.347109802461" calcext:value-type="float">
            <text:p>281.347109802461</text:p>
          </table:table-cell>
          <table:table-cell office:value-type="float" office:value="267.891509592623" calcext:value-type="float">
            <text:p>267.891509592623</text:p>
          </table:table-cell>
          <table:table-cell table:formula="of:==[.D589]=[.D588]" office:value-type="boolean" office:boolean-value="true" calcext:value-type="boolean">
            <text:p>TRUE</text:p>
          </table:table-cell>
          <table:table-cell table:formula="of:==[.E589]=[.E588]" office:value-type="boolean" office:boolean-value="false" calcext:value-type="boolean">
            <text:p>FALSE</text:p>
          </table:table-cell>
          <table:table-cell table:formula="of:==[.F589]=[.F588]" office:value-type="boolean" office:boolean-value="false" calcext:value-type="boolean">
            <text:p>FALSE</text:p>
          </table:table-cell>
          <table:table-cell table:formula="of:==[.G589]=[.G588]" office:value-type="boolean" office:boolean-value="false" calcext:value-type="boolean">
            <text:p>FALSE</text:p>
          </table:table-cell>
          <table:table-cell table:formula="of:==[.H589]=[.H588]" office:value-type="boolean" office:boolean-value="false" calcext:value-type="boolean">
            <text:p>FALSE</text:p>
          </table:table-cell>
          <table:table-cell table:formula="of:==[.I589]=[.I58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Vsonic</text:p>
          </table:table-cell>
          <table:table-cell/>
          <table:table-cell office:value-type="float" office:value="619.891182190754" calcext:value-type="float">
            <text:p>619.891182190754</text:p>
          </table:table-cell>
          <table:table-cell office:value-type="float" office:value="611.513239405565" calcext:value-type="float">
            <text:p>611.513239405565</text:p>
          </table:table-cell>
          <table:table-cell office:value-type="float" office:value="602.979350492016" calcext:value-type="float">
            <text:p>602.979350492016</text:p>
          </table:table-cell>
          <table:table-cell office:value-type="float" office:value="594.236394058109" calcext:value-type="float">
            <text:p>594.236394058109</text:p>
          </table:table-cell>
          <table:table-cell office:value-type="float" office:value="585.403759269288" calcext:value-type="float">
            <text:p>585.403759269288</text:p>
          </table:table-cell>
          <table:table-cell table:formula="of:==[.D590]=[.D589]" office:value-type="boolean" office:boolean-value="true" calcext:value-type="boolean">
            <text:p>TRUE</text:p>
          </table:table-cell>
          <table:table-cell table:formula="of:==[.E590]=[.E589]" office:value-type="boolean" office:boolean-value="false" calcext:value-type="boolean">
            <text:p>FALSE</text:p>
          </table:table-cell>
          <table:table-cell table:formula="of:==[.F590]=[.F589]" office:value-type="boolean" office:boolean-value="false" calcext:value-type="boolean">
            <text:p>FALSE</text:p>
          </table:table-cell>
          <table:table-cell table:formula="of:==[.G590]=[.G589]" office:value-type="boolean" office:boolean-value="false" calcext:value-type="boolean">
            <text:p>FALSE</text:p>
          </table:table-cell>
          <table:table-cell table:formula="of:==[.H590]=[.H589]" office:value-type="boolean" office:boolean-value="false" calcext:value-type="boolean">
            <text:p>FALSE</text:p>
          </table:table-cell>
          <table:table-cell table:formula="of:==[.I590]=[.I58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_I1_stat_calc.ps_resid.W</text:p>
          </table:table-cell>
          <table:table-cell/>
          <table:table-cell office:value-type="float" office:value="6.92601347208079" calcext:value-type="float">
            <text:p>6.92601347208079</text:p>
          </table:table-cell>
          <table:table-cell office:value-type="float" office:value="6.47969804870843" calcext:value-type="float">
            <text:p>6.47969804870843</text:p>
          </table:table-cell>
          <table:table-cell office:value-type="float" office:value="6.02037629636088" calcext:value-type="float">
            <text:p>6.02037629636088</text:p>
          </table:table-cell>
          <table:table-cell office:value-type="float" office:value="5.59858913106574" calcext:value-type="float">
            <text:p>5.59858913106574</text:p>
          </table:table-cell>
          <table:table-cell office:value-type="float" office:value="5.17734719123775" calcext:value-type="float">
            <text:p>5.17734719123775</text:p>
          </table:table-cell>
          <table:table-cell table:formula="of:==[.D591]=[.D590]" office:value-type="boolean" office:boolean-value="true" calcext:value-type="boolean">
            <text:p>TRUE</text:p>
          </table:table-cell>
          <table:table-cell table:formula="of:==[.E591]=[.E590]" office:value-type="boolean" office:boolean-value="false" calcext:value-type="boolean">
            <text:p>FALSE</text:p>
          </table:table-cell>
          <table:table-cell table:formula="of:==[.F591]=[.F590]" office:value-type="boolean" office:boolean-value="false" calcext:value-type="boolean">
            <text:p>FALSE</text:p>
          </table:table-cell>
          <table:table-cell table:formula="of:==[.G591]=[.G590]" office:value-type="boolean" office:boolean-value="false" calcext:value-type="boolean">
            <text:p>FALSE</text:p>
          </table:table-cell>
          <table:table-cell table:formula="of:==[.H591]=[.H590]" office:value-type="boolean" office:boolean-value="false" calcext:value-type="boolean">
            <text:p>FALSE</text:p>
          </table:table-cell>
          <table:table-cell table:formula="of:==[.I591]=[.I59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ow_add.thermo_add.Fl_I:stat:W</text:p>
          </table:table-cell>
          <table:table-cell office:value-type="float" office:value="16.2542593457117" calcext:value-type="float">
            <text:p>16.2542593457117</text:p>
          </table:table-cell>
          <table:table-cell office:value-type="float" office:value="15.2692459797787" calcext:value-type="float">
            <text:p>15.2692459797787</text:p>
          </table:table-cell>
          <table:table-cell office:value-type="float" office:value="14.285288900932" calcext:value-type="float">
            <text:p>14.285288900932</text:p>
          </table:table-cell>
          <table:table-cell office:value-type="float" office:value="13.2726577749994" calcext:value-type="float">
            <text:p>13.2726577749994</text:p>
          </table:table-cell>
          <table:table-cell office:value-type="float" office:value="12.3427762487842" calcext:value-type="float">
            <text:p>12.3427762487842</text:p>
          </table:table-cell>
          <table:table-cell office:value-type="float" office:value="11.414096738968" calcext:value-type="float">
            <text:p>11.414096738968</text:p>
          </table:table-cell>
          <table:table-cell table:formula="of:==[.D592]=[.D591]" office:value-type="boolean" office:boolean-value="false" calcext:value-type="boolean">
            <text:p>FALSE</text:p>
          </table:table-cell>
          <table:table-cell table:formula="of:==[.E592]=[.E591]" office:value-type="boolean" office:boolean-value="false" calcext:value-type="boolean">
            <text:p>FALSE</text:p>
          </table:table-cell>
          <table:table-cell table:formula="of:==[.F592]=[.F591]" office:value-type="boolean" office:boolean-value="false" calcext:value-type="boolean">
            <text:p>FALSE</text:p>
          </table:table-cell>
          <table:table-cell table:formula="of:==[.G592]=[.G591]" office:value-type="boolean" office:boolean-value="false" calcext:value-type="boolean">
            <text:p>FALSE</text:p>
          </table:table-cell>
          <table:table-cell table:formula="of:==[.H592]=[.H591]" office:value-type="boolean" office:boolean-value="false" calcext:value-type="boolean">
            <text:p>FALSE</text:p>
          </table:table-cell>
          <table:table-cell table:formula="of:==[.I592]=[.I59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flow_add.thermo_add.Fl_I:tot:h</text:p>
          </table:table-cell>
          <table:table-cell office:value-type="float" office:value="-136.664764659294" calcext:value-type="float">
            <text:p>-136.664764659294</text:p>
          </table:table-cell>
          <table:table-cell office:value-type="float" office:value="-131.740790559822" calcext:value-type="float">
            <text:p>-131.740790559822</text:p>
          </table:table-cell>
          <table:table-cell office:value-type="float" office:value="-126.822246125562" calcext:value-type="float">
            <text:p>-126.822246125562</text:p>
          </table:table-cell>
          <table:table-cell office:value-type="float" office:value="-121.874994602502" calcext:value-type="float">
            <text:p>-121.874994602502</text:p>
          </table:table-cell>
          <table:table-cell office:value-type="float" office:value="-116.836164074891" calcext:value-type="float">
            <text:p>-116.836164074891</text:p>
          </table:table-cell>
          <table:table-cell office:value-type="float" office:value="-111.839027155122" calcext:value-type="float">
            <text:p>-111.839027155122</text:p>
          </table:table-cell>
          <table:table-cell table:formula="of:==[.D593]=[.D592]" office:value-type="boolean" office:boolean-value="false" calcext:value-type="boolean">
            <text:p>FALSE</text:p>
          </table:table-cell>
          <table:table-cell table:formula="of:==[.E593]=[.E592]" office:value-type="boolean" office:boolean-value="false" calcext:value-type="boolean">
            <text:p>FALSE</text:p>
          </table:table-cell>
          <table:table-cell table:formula="of:==[.F593]=[.F592]" office:value-type="boolean" office:boolean-value="false" calcext:value-type="boolean">
            <text:p>FALSE</text:p>
          </table:table-cell>
          <table:table-cell table:formula="of:==[.G593]=[.G592]" office:value-type="boolean" office:boolean-value="false" calcext:value-type="boolean">
            <text:p>FALSE</text:p>
          </table:table-cell>
          <table:table-cell table:formula="of:==[.H593]=[.H592]" office:value-type="boolean" office:boolean-value="false" calcext:value-type="boolean">
            <text:p>FALSE</text:p>
          </table:table-cell>
          <table:table-cell table:formula="of:==[.I593]=[.I59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mpulse_mix.Fl_I1:stat:area</text:p>
          </table:table-cell>
          <table:table-cell table:number-columns-repeated="6" office:value-type="float" office:value="0.0641569014431999" calcext:value-type="float">
            <text:p>0.0641569014431999</text:p>
          </table:table-cell>
          <table:table-cell table:formula="of:==[.D594]=[.D593]" office:value-type="boolean" office:boolean-value="false" calcext:value-type="boolean">
            <text:p>FALSE</text:p>
          </table:table-cell>
          <table:table-cell table:formula="of:==[.E594]=[.E593]" office:value-type="boolean" office:boolean-value="false" calcext:value-type="boolean">
            <text:p>FALSE</text:p>
          </table:table-cell>
          <table:table-cell table:formula="of:==[.F594]=[.F593]" office:value-type="boolean" office:boolean-value="false" calcext:value-type="boolean">
            <text:p>FALSE</text:p>
          </table:table-cell>
          <table:table-cell table:formula="of:==[.G594]=[.G593]" office:value-type="boolean" office:boolean-value="false" calcext:value-type="boolean">
            <text:p>FALSE</text:p>
          </table:table-cell>
          <table:table-cell table:formula="of:==[.H594]=[.H593]" office:value-type="boolean" office:boolean-value="false" calcext:value-type="boolean">
            <text:p>FALSE</text:p>
          </table:table-cell>
          <table:table-cell table:formula="of:==[.I594]=[.I59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mpulse_mix.Fl_I1:stat:P</text:p>
          </table:table-cell>
          <table:table-cell office:value-type="float" office:value="102323.122032566" calcext:value-type="float">
            <text:p>102323.122032566</text:p>
          </table:table-cell>
          <table:table-cell office:value-type="float" office:value="97529.3800303493" calcext:value-type="float">
            <text:p>97529.3800303493</text:p>
          </table:table-cell>
          <table:table-cell office:value-type="float" office:value="92685.7813626237" calcext:value-type="float">
            <text:p>92685.7813626237</text:p>
          </table:table-cell>
          <table:table-cell office:value-type="float" office:value="87483.5053903154" calcext:value-type="float">
            <text:p>87483.5053903154</text:p>
          </table:table-cell>
          <table:table-cell office:value-type="float" office:value="82594.5635405905" calcext:value-type="float">
            <text:p>82594.5635405905</text:p>
          </table:table-cell>
          <table:table-cell office:value-type="float" office:value="77651.4669632431" calcext:value-type="float">
            <text:p>77651.4669632431</text:p>
          </table:table-cell>
          <table:table-cell table:formula="of:==[.D595]=[.D594]" office:value-type="boolean" office:boolean-value="false" calcext:value-type="boolean">
            <text:p>FALSE</text:p>
          </table:table-cell>
          <table:table-cell table:formula="of:==[.E595]=[.E594]" office:value-type="boolean" office:boolean-value="false" calcext:value-type="boolean">
            <text:p>FALSE</text:p>
          </table:table-cell>
          <table:table-cell table:formula="of:==[.F595]=[.F594]" office:value-type="boolean" office:boolean-value="false" calcext:value-type="boolean">
            <text:p>FALSE</text:p>
          </table:table-cell>
          <table:table-cell table:formula="of:==[.G595]=[.G594]" office:value-type="boolean" office:boolean-value="false" calcext:value-type="boolean">
            <text:p>FALSE</text:p>
          </table:table-cell>
          <table:table-cell table:formula="of:==[.H595]=[.H594]" office:value-type="boolean" office:boolean-value="false" calcext:value-type="boolean">
            <text:p>FALSE</text:p>
          </table:table-cell>
          <table:table-cell table:formula="of:==[.I595]=[.I59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mpulse_mix.Fl_I1:stat:V</text:p>
          </table:table-cell>
          <table:table-cell office:value-type="float" office:value="337.467654721805" calcext:value-type="float">
            <text:p>337.467654721805</text:p>
          </table:table-cell>
          <table:table-cell office:value-type="float" office:value="323.110912073923" calcext:value-type="float">
            <text:p>323.110912073923</text:p>
          </table:table-cell>
          <table:table-cell office:value-type="float" office:value="308.811838379129" calcext:value-type="float">
            <text:p>308.811838379129</text:p>
          </table:table-cell>
          <table:table-cell office:value-type="float" office:value="294.840115875019" calcext:value-type="float">
            <text:p>294.840115875019</text:p>
          </table:table-cell>
          <table:table-cell office:value-type="float" office:value="281.347109802461" calcext:value-type="float">
            <text:p>281.347109802461</text:p>
          </table:table-cell>
          <table:table-cell office:value-type="float" office:value="267.891509592623" calcext:value-type="float">
            <text:p>267.891509592623</text:p>
          </table:table-cell>
          <table:table-cell table:formula="of:==[.D596]=[.D595]" office:value-type="boolean" office:boolean-value="false" calcext:value-type="boolean">
            <text:p>FALSE</text:p>
          </table:table-cell>
          <table:table-cell table:formula="of:==[.E596]=[.E595]" office:value-type="boolean" office:boolean-value="false" calcext:value-type="boolean">
            <text:p>FALSE</text:p>
          </table:table-cell>
          <table:table-cell table:formula="of:==[.F596]=[.F595]" office:value-type="boolean" office:boolean-value="false" calcext:value-type="boolean">
            <text:p>FALSE</text:p>
          </table:table-cell>
          <table:table-cell table:formula="of:==[.G596]=[.G595]" office:value-type="boolean" office:boolean-value="false" calcext:value-type="boolean">
            <text:p>FALSE</text:p>
          </table:table-cell>
          <table:table-cell table:formula="of:==[.H596]=[.H595]" office:value-type="boolean" office:boolean-value="false" calcext:value-type="boolean">
            <text:p>FALSE</text:p>
          </table:table-cell>
          <table:table-cell table:formula="of:==[.I596]=[.I59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mpulse_mix.Fl_I1:stat:W</text:p>
          </table:table-cell>
          <table:table-cell office:value-type="float" office:value="7.37280801921602" calcext:value-type="float">
            <text:p>7.37280801921602</text:p>
          </table:table-cell>
          <table:table-cell office:value-type="float" office:value="6.92601347208079" calcext:value-type="float">
            <text:p>6.92601347208079</text:p>
          </table:table-cell>
          <table:table-cell office:value-type="float" office:value="6.47969804870843" calcext:value-type="float">
            <text:p>6.47969804870843</text:p>
          </table:table-cell>
          <table:table-cell office:value-type="float" office:value="6.02037629636088" calcext:value-type="float">
            <text:p>6.02037629636088</text:p>
          </table:table-cell>
          <table:table-cell office:value-type="float" office:value="5.59858913106574" calcext:value-type="float">
            <text:p>5.59858913106574</text:p>
          </table:table-cell>
          <table:table-cell office:value-type="float" office:value="5.17734719123775" calcext:value-type="float">
            <text:p>5.17734719123775</text:p>
          </table:table-cell>
          <table:table-cell table:formula="of:==[.D597]=[.D596]" office:value-type="boolean" office:boolean-value="false" calcext:value-type="boolean">
            <text:p>FALSE</text:p>
          </table:table-cell>
          <table:table-cell table:formula="of:==[.E597]=[.E596]" office:value-type="boolean" office:boolean-value="false" calcext:value-type="boolean">
            <text:p>FALSE</text:p>
          </table:table-cell>
          <table:table-cell table:formula="of:==[.F597]=[.F596]" office:value-type="boolean" office:boolean-value="false" calcext:value-type="boolean">
            <text:p>FALSE</text:p>
          </table:table-cell>
          <table:table-cell table:formula="of:==[.G597]=[.G596]" office:value-type="boolean" office:boolean-value="false" calcext:value-type="boolean">
            <text:p>FALSE</text:p>
          </table:table-cell>
          <table:table-cell table:formula="of:==[.H597]=[.H596]" office:value-type="boolean" office:boolean-value="false" calcext:value-type="boolean">
            <text:p>FALSE</text:p>
          </table:table-cell>
          <table:table-cell table:formula="of:==[.I597]=[.I59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mpulse_mix.Fl_I2:stat:area</text:p>
          </table:table-cell>
          <table:table-cell table:number-columns-repeated="6" office:value-type="float" office:value="0.100535177591382" calcext:value-type="float">
            <text:p>0.100535177591382</text:p>
          </table:table-cell>
          <table:table-cell table:formula="of:==[.D598]=[.D597]" office:value-type="boolean" office:boolean-value="false" calcext:value-type="boolean">
            <text:p>FALSE</text:p>
          </table:table-cell>
          <table:table-cell table:formula="of:==[.E598]=[.E597]" office:value-type="boolean" office:boolean-value="false" calcext:value-type="boolean">
            <text:p>FALSE</text:p>
          </table:table-cell>
          <table:table-cell table:formula="of:==[.F598]=[.F597]" office:value-type="boolean" office:boolean-value="false" calcext:value-type="boolean">
            <text:p>FALSE</text:p>
          </table:table-cell>
          <table:table-cell table:formula="of:==[.G598]=[.G597]" office:value-type="boolean" office:boolean-value="false" calcext:value-type="boolean">
            <text:p>FALSE</text:p>
          </table:table-cell>
          <table:table-cell table:formula="of:==[.H598]=[.H597]" office:value-type="boolean" office:boolean-value="false" calcext:value-type="boolean">
            <text:p>FALSE</text:p>
          </table:table-cell>
          <table:table-cell table:formula="of:==[.I598]=[.I59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mpulse_mix.Fl_I2:stat:P</text:p>
          </table:table-cell>
          <table:table-cell office:value-type="float" office:value="102323.122032566" calcext:value-type="float">
            <text:p>102323.122032566</text:p>
          </table:table-cell>
          <table:table-cell office:value-type="float" office:value="97529.3800303493" calcext:value-type="float">
            <text:p>97529.3800303493</text:p>
          </table:table-cell>
          <table:table-cell office:value-type="float" office:value="92685.7813626237" calcext:value-type="float">
            <text:p>92685.7813626237</text:p>
          </table:table-cell>
          <table:table-cell office:value-type="float" office:value="87483.5053903113" calcext:value-type="float">
            <text:p>87483.5053903113</text:p>
          </table:table-cell>
          <table:table-cell office:value-type="float" office:value="82594.5635405905" calcext:value-type="float">
            <text:p>82594.5635405905</text:p>
          </table:table-cell>
          <table:table-cell office:value-type="float" office:value="77651.4669632484" calcext:value-type="float">
            <text:p>77651.4669632484</text:p>
          </table:table-cell>
          <table:table-cell table:formula="of:==[.D599]=[.D598]" office:value-type="boolean" office:boolean-value="false" calcext:value-type="boolean">
            <text:p>FALSE</text:p>
          </table:table-cell>
          <table:table-cell table:formula="of:==[.E599]=[.E598]" office:value-type="boolean" office:boolean-value="false" calcext:value-type="boolean">
            <text:p>FALSE</text:p>
          </table:table-cell>
          <table:table-cell table:formula="of:==[.F599]=[.F598]" office:value-type="boolean" office:boolean-value="false" calcext:value-type="boolean">
            <text:p>FALSE</text:p>
          </table:table-cell>
          <table:table-cell table:formula="of:==[.G599]=[.G598]" office:value-type="boolean" office:boolean-value="false" calcext:value-type="boolean">
            <text:p>FALSE</text:p>
          </table:table-cell>
          <table:table-cell table:formula="of:==[.H599]=[.H598]" office:value-type="boolean" office:boolean-value="false" calcext:value-type="boolean">
            <text:p>FALSE</text:p>
          </table:table-cell>
          <table:table-cell table:formula="of:==[.I599]=[.I59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mpulse_mix.Fl_I2:stat:V</text:p>
          </table:table-cell>
          <table:table-cell office:value-type="float" office:value="166.152253014706" calcext:value-type="float">
            <text:p>166.152253014706</text:p>
          </table:table-cell>
          <table:table-cell office:value-type="float" office:value="163.201264073133" calcext:value-type="float">
            <text:p>163.201264073133</text:p>
          </table:table-cell>
          <table:table-cell office:value-type="float" office:value="160.325708847252" calcext:value-type="float">
            <text:p>160.325708847252</text:p>
          </table:table-cell>
          <table:table-cell office:value-type="float" office:value="157.534790430394" calcext:value-type="float">
            <text:p>157.534790430394</text:p>
          </table:table-cell>
          <table:table-cell office:value-type="float" office:value="154.806675370484" calcext:value-type="float">
            <text:p>154.806675370484</text:p>
          </table:table-cell>
          <table:table-cell office:value-type="float" office:value="152.180023250911" calcext:value-type="float">
            <text:p>152.180023250911</text:p>
          </table:table-cell>
          <table:table-cell table:formula="of:==[.D600]=[.D599]" office:value-type="boolean" office:boolean-value="false" calcext:value-type="boolean">
            <text:p>FALSE</text:p>
          </table:table-cell>
          <table:table-cell table:formula="of:==[.E600]=[.E599]" office:value-type="boolean" office:boolean-value="false" calcext:value-type="boolean">
            <text:p>FALSE</text:p>
          </table:table-cell>
          <table:table-cell table:formula="of:==[.F600]=[.F599]" office:value-type="boolean" office:boolean-value="false" calcext:value-type="boolean">
            <text:p>FALSE</text:p>
          </table:table-cell>
          <table:table-cell table:formula="of:==[.G600]=[.G599]" office:value-type="boolean" office:boolean-value="false" calcext:value-type="boolean">
            <text:p>FALSE</text:p>
          </table:table-cell>
          <table:table-cell table:formula="of:==[.H600]=[.H599]" office:value-type="boolean" office:boolean-value="false" calcext:value-type="boolean">
            <text:p>FALSE</text:p>
          </table:table-cell>
          <table:table-cell table:formula="of:==[.I600]=[.I59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mpulse_mix.Fl_I2:stat:W</text:p>
          </table:table-cell>
          <table:table-cell office:value-type="float" office:value="17.2436316021071" calcext:value-type="float">
            <text:p>17.2436316021071</text:p>
          </table:table-cell>
          <table:table-cell office:value-type="float" office:value="16.4228945021654" calcext:value-type="float">
            <text:p>16.4228945021654</text:p>
          </table:table-cell>
          <table:table-cell office:value-type="float" office:value="15.6034203753938" calcext:value-type="float">
            <text:p>15.6034203753938</text:p>
          </table:table-cell>
          <table:table-cell office:value-type="float" office:value="14.7278789045464" calcext:value-type="float">
            <text:p>14.7278789045464</text:p>
          </table:table-cell>
          <table:table-cell office:value-type="float" office:value="13.9056105047976" calcext:value-type="float">
            <text:p>13.9056105047976</text:p>
          </table:table-cell>
          <table:table-cell office:value-type="float" office:value="13.0822501705402" calcext:value-type="float">
            <text:p>13.0822501705402</text:p>
          </table:table-cell>
          <table:table-cell table:formula="of:==[.D601]=[.D600]" office:value-type="boolean" office:boolean-value="false" calcext:value-type="boolean">
            <text:p>FALSE</text:p>
          </table:table-cell>
          <table:table-cell table:formula="of:==[.E601]=[.E600]" office:value-type="boolean" office:boolean-value="false" calcext:value-type="boolean">
            <text:p>FALSE</text:p>
          </table:table-cell>
          <table:table-cell table:formula="of:==[.F601]=[.F600]" office:value-type="boolean" office:boolean-value="false" calcext:value-type="boolean">
            <text:p>FALSE</text:p>
          </table:table-cell>
          <table:table-cell table:formula="of:==[.G601]=[.G600]" office:value-type="boolean" office:boolean-value="false" calcext:value-type="boolean">
            <text:p>FALSE</text:p>
          </table:table-cell>
          <table:table-cell table:formula="of:==[.H601]=[.H600]" office:value-type="boolean" office:boolean-value="false" calcext:value-type="boolean">
            <text:p>FALSE</text:p>
          </table:table-cell>
          <table:table-cell table:formula="of:==[.I601]=[.I60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602]=[.D601]" office:value-type="boolean" office:boolean-value="false" calcext:value-type="boolean">
            <text:p>FALSE</text:p>
          </table:table-cell>
          <table:table-cell table:formula="of:==[.E602]=[.E601]" office:value-type="boolean" office:boolean-value="false" calcext:value-type="boolean">
            <text:p>FALSE</text:p>
          </table:table-cell>
          <table:table-cell table:formula="of:==[.F602]=[.F601]" office:value-type="boolean" office:boolean-value="false" calcext:value-type="boolean">
            <text:p>FALSE</text:p>
          </table:table-cell>
          <table:table-cell table:formula="of:==[.G602]=[.G601]" office:value-type="boolean" office:boolean-value="false" calcext:value-type="boolean">
            <text:p>FALSE</text:p>
          </table:table-cell>
          <table:table-cell table:formula="of:==[.H602]=[.H601]" office:value-type="boolean" office:boolean-value="false" calcext:value-type="boolean">
            <text:p>FALSE</text:p>
          </table:table-cell>
          <table:table-cell table:formula="of:==[.I602]=[.I60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area</text:p>
          </table:table-cell>
          <table:table-cell table:number-columns-repeated="6" office:value-type="float" office:value="113.916868270601" calcext:value-type="float">
            <text:p>113.916868270601</text:p>
          </table:table-cell>
          <table:table-cell table:formula="of:==[.D603]=[.D602]" office:value-type="boolean" office:boolean-value="false" calcext:value-type="boolean">
            <text:p>FALSE</text:p>
          </table:table-cell>
          <table:table-cell table:formula="of:==[.E603]=[.E602]" office:value-type="boolean" office:boolean-value="false" calcext:value-type="boolean">
            <text:p>FALSE</text:p>
          </table:table-cell>
          <table:table-cell table:formula="of:==[.F603]=[.F602]" office:value-type="boolean" office:boolean-value="false" calcext:value-type="boolean">
            <text:p>FALSE</text:p>
          </table:table-cell>
          <table:table-cell table:formula="of:==[.G603]=[.G602]" office:value-type="boolean" office:boolean-value="false" calcext:value-type="boolean">
            <text:p>FALSE</text:p>
          </table:table-cell>
          <table:table-cell table:formula="of:==[.H603]=[.H602]" office:value-type="boolean" office:boolean-value="false" calcext:value-type="boolean">
            <text:p>FALSE</text:p>
          </table:table-cell>
          <table:table-cell table:formula="of:==[.I603]=[.I60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Cp</text:p>
          </table:table-cell>
          <table:table-cell office:value-type="float" office:value="0.288071573862572" calcext:value-type="float">
            <text:p>0.288071573862572</text:p>
          </table:table-cell>
          <table:table-cell office:value-type="float" office:value="0.285906881011424" calcext:value-type="float">
            <text:p>0.285906881011424</text:p>
          </table:table-cell>
          <table:table-cell office:value-type="float" office:value="0.283734997859701" calcext:value-type="float">
            <text:p>0.283734997859701</text:p>
          </table:table-cell>
          <table:table-cell office:value-type="float" office:value="0.281547757278908" calcext:value-type="float">
            <text:p>0.281547757278908</text:p>
          </table:table-cell>
          <table:table-cell office:value-type="float" office:value="0.279342931845255" calcext:value-type="float">
            <text:p>0.279342931845255</text:p>
          </table:table-cell>
          <table:table-cell office:value-type="float" office:value="0.277142151085549" calcext:value-type="float">
            <text:p>0.277142151085549</text:p>
          </table:table-cell>
          <table:table-cell table:formula="of:==[.D604]=[.D603]" office:value-type="boolean" office:boolean-value="false" calcext:value-type="boolean">
            <text:p>FALSE</text:p>
          </table:table-cell>
          <table:table-cell table:formula="of:==[.E604]=[.E603]" office:value-type="boolean" office:boolean-value="false" calcext:value-type="boolean">
            <text:p>FALSE</text:p>
          </table:table-cell>
          <table:table-cell table:formula="of:==[.F604]=[.F603]" office:value-type="boolean" office:boolean-value="false" calcext:value-type="boolean">
            <text:p>FALSE</text:p>
          </table:table-cell>
          <table:table-cell table:formula="of:==[.G604]=[.G603]" office:value-type="boolean" office:boolean-value="false" calcext:value-type="boolean">
            <text:p>FALSE</text:p>
          </table:table-cell>
          <table:table-cell table:formula="of:==[.H604]=[.H603]" office:value-type="boolean" office:boolean-value="false" calcext:value-type="boolean">
            <text:p>FALSE</text:p>
          </table:table-cell>
          <table:table-cell table:formula="of:==[.I604]=[.I60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Cv</text:p>
          </table:table-cell>
          <table:table-cell office:value-type="float" office:value="0.219520235448881" calcext:value-type="float">
            <text:p>0.219520235448881</text:p>
          </table:table-cell>
          <table:table-cell office:value-type="float" office:value="0.217355161226557" calcext:value-type="float">
            <text:p>0.217355161226557</text:p>
          </table:table-cell>
          <table:table-cell office:value-type="float" office:value="0.21518288018988" calcext:value-type="float">
            <text:p>0.21518288018988</text:p>
          </table:table-cell>
          <table:table-cell office:value-type="float" office:value="0.212995230785594" calcext:value-type="float">
            <text:p>0.212995230785594</text:p>
          </table:table-cell>
          <table:table-cell office:value-type="float" office:value="0.210789990118985" calcext:value-type="float">
            <text:p>0.210789990118985</text:p>
          </table:table-cell>
          <table:table-cell office:value-type="float" office:value="0.208588796298927" calcext:value-type="float">
            <text:p>0.208588796298927</text:p>
          </table:table-cell>
          <table:table-cell table:formula="of:==[.D605]=[.D604]" office:value-type="boolean" office:boolean-value="false" calcext:value-type="boolean">
            <text:p>FALSE</text:p>
          </table:table-cell>
          <table:table-cell table:formula="of:==[.E605]=[.E604]" office:value-type="boolean" office:boolean-value="false" calcext:value-type="boolean">
            <text:p>FALSE</text:p>
          </table:table-cell>
          <table:table-cell table:formula="of:==[.F605]=[.F604]" office:value-type="boolean" office:boolean-value="false" calcext:value-type="boolean">
            <text:p>FALSE</text:p>
          </table:table-cell>
          <table:table-cell table:formula="of:==[.G605]=[.G604]" office:value-type="boolean" office:boolean-value="false" calcext:value-type="boolean">
            <text:p>FALSE</text:p>
          </table:table-cell>
          <table:table-cell table:formula="of:==[.H605]=[.H604]" office:value-type="boolean" office:boolean-value="false" calcext:value-type="boolean">
            <text:p>FALSE</text:p>
          </table:table-cell>
          <table:table-cell table:formula="of:==[.I605]=[.I60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gamma</text:p>
          </table:table-cell>
          <table:table-cell office:value-type="float" office:value="1.3122775518814" calcext:value-type="float">
            <text:p>1.3122775518814</text:p>
          </table:table-cell>
          <table:table-cell office:value-type="float" office:value="1.31538995603967" calcext:value-type="float">
            <text:p>1.31538995603967</text:p>
          </table:table-cell>
          <table:table-cell office:value-type="float" office:value="1.31857572987246" calcext:value-type="float">
            <text:p>1.31857572987246</text:p>
          </table:table-cell>
          <table:table-cell office:value-type="float" office:value="1.32184974921517" calcext:value-type="float">
            <text:p>1.32184974921517</text:p>
          </table:table-cell>
          <table:table-cell office:value-type="float" office:value="1.32521888524883" calcext:value-type="float">
            <text:p>1.32521888524883</text:p>
          </table:table-cell>
          <table:table-cell office:value-type="float" office:value="1.32865287040769" calcext:value-type="float">
            <text:p>1.32865287040769</text:p>
          </table:table-cell>
          <table:table-cell table:formula="of:==[.D606]=[.D605]" office:value-type="boolean" office:boolean-value="false" calcext:value-type="boolean">
            <text:p>FALSE</text:p>
          </table:table-cell>
          <table:table-cell table:formula="of:==[.E606]=[.E605]" office:value-type="boolean" office:boolean-value="false" calcext:value-type="boolean">
            <text:p>FALSE</text:p>
          </table:table-cell>
          <table:table-cell table:formula="of:==[.F606]=[.F605]" office:value-type="boolean" office:boolean-value="false" calcext:value-type="boolean">
            <text:p>FALSE</text:p>
          </table:table-cell>
          <table:table-cell table:formula="of:==[.G606]=[.G605]" office:value-type="boolean" office:boolean-value="false" calcext:value-type="boolean">
            <text:p>FALSE</text:p>
          </table:table-cell>
          <table:table-cell table:formula="of:==[.H606]=[.H605]" office:value-type="boolean" office:boolean-value="false" calcext:value-type="boolean">
            <text:p>FALSE</text:p>
          </table:table-cell>
          <table:table-cell table:formula="of:==[.I606]=[.I60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h</text:p>
          </table:table-cell>
          <table:table-cell office:value-type="float" office:value="-153.777465878162" calcext:value-type="float">
            <text:p>-153.777465878162</text:p>
          </table:table-cell>
          <table:table-cell office:value-type="float" office:value="-147.52588612098" calcext:value-type="float">
            <text:p>-147.52588612098</text:p>
          </table:table-cell>
          <table:table-cell office:value-type="float" office:value="-141.327184740764" calcext:value-type="float">
            <text:p>-141.327184740764</text:p>
          </table:table-cell>
          <table:table-cell office:value-type="float" office:value="-135.170594329089" calcext:value-type="float">
            <text:p>-135.170594329089</text:p>
          </table:table-cell>
          <table:table-cell office:value-type="float" office:value="-129.004230382821" calcext:value-type="float">
            <text:p>-129.004230382821</text:p>
          </table:table-cell>
          <table:table-cell office:value-type="float" office:value="-122.925149832412" calcext:value-type="float">
            <text:p>-122.925149832412</text:p>
          </table:table-cell>
          <table:table-cell table:formula="of:==[.D607]=[.D606]" office:value-type="boolean" office:boolean-value="false" calcext:value-type="boolean">
            <text:p>FALSE</text:p>
          </table:table-cell>
          <table:table-cell table:formula="of:==[.E607]=[.E606]" office:value-type="boolean" office:boolean-value="false" calcext:value-type="boolean">
            <text:p>FALSE</text:p>
          </table:table-cell>
          <table:table-cell table:formula="of:==[.F607]=[.F606]" office:value-type="boolean" office:boolean-value="false" calcext:value-type="boolean">
            <text:p>FALSE</text:p>
          </table:table-cell>
          <table:table-cell table:formula="of:==[.G607]=[.G606]" office:value-type="boolean" office:boolean-value="false" calcext:value-type="boolean">
            <text:p>FALSE</text:p>
          </table:table-cell>
          <table:table-cell table:formula="of:==[.H607]=[.H606]" office:value-type="boolean" office:boolean-value="false" calcext:value-type="boolean">
            <text:p>FALSE</text:p>
          </table:table-cell>
          <table:table-cell table:formula="of:==[.I607]=[.I60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MN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43455516853939" calcext:value-type="float">
            <text:p>0.43455516853939</text:p>
          </table:table-cell>
          <table:table-cell office:value-type="float" office:value="0.422433489562688" calcext:value-type="float">
            <text:p>0.422433489562688</text:p>
          </table:table-cell>
          <table:table-cell office:value-type="float" office:value="0.410312966576891" calcext:value-type="float">
            <text:p>0.410312966576891</text:p>
          </table:table-cell>
          <table:table-cell office:value-type="float" office:value="0.39843780466199" calcext:value-type="float">
            <text:p>0.39843780466199</text:p>
          </table:table-cell>
          <table:table-cell office:value-type="float" office:value="0.386176581124242" calcext:value-type="float">
            <text:p>0.386176581124242</text:p>
          </table:table-cell>
          <table:table-cell table:formula="of:==[.D608]=[.D607]" office:value-type="boolean" office:boolean-value="false" calcext:value-type="boolean">
            <text:p>FALSE</text:p>
          </table:table-cell>
          <table:table-cell table:formula="of:==[.E608]=[.E607]" office:value-type="boolean" office:boolean-value="false" calcext:value-type="boolean">
            <text:p>FALSE</text:p>
          </table:table-cell>
          <table:table-cell table:formula="of:==[.F608]=[.F607]" office:value-type="boolean" office:boolean-value="false" calcext:value-type="boolean">
            <text:p>FALSE</text:p>
          </table:table-cell>
          <table:table-cell table:formula="of:==[.G608]=[.G607]" office:value-type="boolean" office:boolean-value="false" calcext:value-type="boolean">
            <text:p>FALSE</text:p>
          </table:table-cell>
          <table:table-cell table:formula="of:==[.H608]=[.H607]" office:value-type="boolean" office:boolean-value="false" calcext:value-type="boolean">
            <text:p>FALSE</text:p>
          </table:table-cell>
          <table:table-cell table:formula="of:==[.I608]=[.I60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P</text:p>
          </table:table-cell>
          <table:table-cell office:value-type="float" office:value="15.7057302921751" calcext:value-type="float">
            <text:p>15.7057302921751</text:p>
          </table:table-cell>
          <table:table-cell office:value-type="float" office:value="14.9110414735974" calcext:value-type="float">
            <text:p>14.9110414735974</text:p>
          </table:table-cell>
          <table:table-cell office:value-type="float" office:value="14.1168030614956" calcext:value-type="float">
            <text:p>14.1168030614956</text:p>
          </table:table-cell>
          <table:table-cell office:value-type="float" office:value="13.2773201174742" calcext:value-type="float">
            <text:p>13.2773201174742</text:p>
          </table:table-cell>
          <table:table-cell office:value-type="float" office:value="12.4947072914766" calcext:value-type="float">
            <text:p>12.4947072914766</text:p>
          </table:table-cell>
          <table:table-cell office:value-type="float" office:value="11.7100603194282" calcext:value-type="float">
            <text:p>11.7100603194282</text:p>
          </table:table-cell>
          <table:table-cell table:formula="of:==[.D609]=[.D608]" office:value-type="boolean" office:boolean-value="false" calcext:value-type="boolean">
            <text:p>FALSE</text:p>
          </table:table-cell>
          <table:table-cell table:formula="of:==[.E609]=[.E608]" office:value-type="boolean" office:boolean-value="false" calcext:value-type="boolean">
            <text:p>FALSE</text:p>
          </table:table-cell>
          <table:table-cell table:formula="of:==[.F609]=[.F608]" office:value-type="boolean" office:boolean-value="false" calcext:value-type="boolean">
            <text:p>FALSE</text:p>
          </table:table-cell>
          <table:table-cell table:formula="of:==[.G609]=[.G608]" office:value-type="boolean" office:boolean-value="false" calcext:value-type="boolean">
            <text:p>FALSE</text:p>
          </table:table-cell>
          <table:table-cell table:formula="of:==[.H609]=[.H608]" office:value-type="boolean" office:boolean-value="false" calcext:value-type="boolean">
            <text:p>FALSE</text:p>
          </table:table-cell>
          <table:table-cell table:formula="of:==[.I609]=[.I60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610]=[.D609]" office:value-type="boolean" office:boolean-value="false" calcext:value-type="boolean">
            <text:p>FALSE</text:p>
          </table:table-cell>
          <table:table-cell table:formula="of:==[.E610]=[.E609]" office:value-type="boolean" office:boolean-value="false" calcext:value-type="boolean">
            <text:p>FALSE</text:p>
          </table:table-cell>
          <table:table-cell table:formula="of:==[.F610]=[.F609]" office:value-type="boolean" office:boolean-value="false" calcext:value-type="boolean">
            <text:p>FALSE</text:p>
          </table:table-cell>
          <table:table-cell table:formula="of:==[.G610]=[.G609]" office:value-type="boolean" office:boolean-value="false" calcext:value-type="boolean">
            <text:p>FALSE</text:p>
          </table:table-cell>
          <table:table-cell table:formula="of:==[.H610]=[.H609]" office:value-type="boolean" office:boolean-value="false" calcext:value-type="boolean">
            <text:p>FALSE</text:p>
          </table:table-cell>
          <table:table-cell table:formula="of:==[.I610]=[.I60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rho</text:p>
          </table:table-cell>
          <table:table-cell office:value-type="float" office:value="0.0221961405203588" calcext:value-type="float">
            <text:p>0.0221961405203588</text:p>
          </table:table-cell>
          <table:table-cell office:value-type="float" office:value="0.0217101862044424" calcext:value-type="float">
            <text:p>0.0217101862044424</text:p>
          </table:table-cell>
          <table:table-cell office:value-type="float" office:value="0.0211885210821144" calcext:value-type="float">
            <text:p>0.0211885210821144</text:p>
          </table:table-cell>
          <table:table-cell office:value-type="float" office:value="0.0205623854174303" calcext:value-type="float">
            <text:p>0.0205623854174303</text:p>
          </table:table-cell>
          <table:table-cell office:value-type="float" office:value="0.0199881056780946" calcext:value-type="float">
            <text:p>0.0199881056780946</text:p>
          </table:table-cell>
          <table:table-cell office:value-type="float" office:value="0.0193651682052251" calcext:value-type="float">
            <text:p>0.0193651682052251</text:p>
          </table:table-cell>
          <table:table-cell table:formula="of:==[.D611]=[.D610]" office:value-type="boolean" office:boolean-value="false" calcext:value-type="boolean">
            <text:p>FALSE</text:p>
          </table:table-cell>
          <table:table-cell table:formula="of:==[.E611]=[.E610]" office:value-type="boolean" office:boolean-value="false" calcext:value-type="boolean">
            <text:p>FALSE</text:p>
          </table:table-cell>
          <table:table-cell table:formula="of:==[.F611]=[.F610]" office:value-type="boolean" office:boolean-value="false" calcext:value-type="boolean">
            <text:p>FALSE</text:p>
          </table:table-cell>
          <table:table-cell table:formula="of:==[.G611]=[.G610]" office:value-type="boolean" office:boolean-value="false" calcext:value-type="boolean">
            <text:p>FALSE</text:p>
          </table:table-cell>
          <table:table-cell table:formula="of:==[.H611]=[.H610]" office:value-type="boolean" office:boolean-value="false" calcext:value-type="boolean">
            <text:p>FALSE</text:p>
          </table:table-cell>
          <table:table-cell table:formula="of:==[.I611]=[.I61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S</text:p>
          </table:table-cell>
          <table:table-cell office:value-type="float" office:value="1.98309569979496" calcext:value-type="float">
            <text:p>1.98309569979496</text:p>
          </table:table-cell>
          <table:table-cell office:value-type="float" office:value="1.97726800071325" calcext:value-type="float">
            <text:p>1.97726800071325</text:p>
          </table:table-cell>
          <table:table-cell office:value-type="float" office:value="1.97152512097284" calcext:value-type="float">
            <text:p>1.97152512097284</text:p>
          </table:table-cell>
          <table:table-cell office:value-type="float" office:value="1.96604661463877" calcext:value-type="float">
            <text:p>1.96604661463877</text:p>
          </table:table-cell>
          <table:table-cell office:value-type="float" office:value="1.96028284035286" calcext:value-type="float">
            <text:p>1.96028284035286</text:p>
          </table:table-cell>
          <table:table-cell office:value-type="float" office:value="1.95466536779351" calcext:value-type="float">
            <text:p>1.95466536779351</text:p>
          </table:table-cell>
          <table:table-cell table:formula="of:==[.D612]=[.D611]" office:value-type="boolean" office:boolean-value="false" calcext:value-type="boolean">
            <text:p>FALSE</text:p>
          </table:table-cell>
          <table:table-cell table:formula="of:==[.E612]=[.E611]" office:value-type="boolean" office:boolean-value="false" calcext:value-type="boolean">
            <text:p>FALSE</text:p>
          </table:table-cell>
          <table:table-cell table:formula="of:==[.F612]=[.F611]" office:value-type="boolean" office:boolean-value="false" calcext:value-type="boolean">
            <text:p>FALSE</text:p>
          </table:table-cell>
          <table:table-cell table:formula="of:==[.G612]=[.G611]" office:value-type="boolean" office:boolean-value="false" calcext:value-type="boolean">
            <text:p>FALSE</text:p>
          </table:table-cell>
          <table:table-cell table:formula="of:==[.H612]=[.H611]" office:value-type="boolean" office:boolean-value="false" calcext:value-type="boolean">
            <text:p>FALSE</text:p>
          </table:table-cell>
          <table:table-cell table:formula="of:==[.I612]=[.I61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T</text:p>
          </table:table-cell>
          <table:table-cell office:value-type="float" office:value="1910.08190995378" calcext:value-type="float">
            <text:p>1910.08190995378</text:p>
          </table:table-cell>
          <table:table-cell office:value-type="float" office:value="1854.01461037368" calcext:value-type="float">
            <text:p>1854.01461037368</text:p>
          </table:table-cell>
          <table:table-cell office:value-type="float" office:value="1798.46450806946" calcext:value-type="float">
            <text:p>1798.46450806946</text:p>
          </table:table-cell>
          <table:table-cell office:value-type="float" office:value="1743.01270603251" calcext:value-type="float">
            <text:p>1743.01270603251</text:p>
          </table:table-cell>
          <table:table-cell office:value-type="float" office:value="1687.39028308261" calcext:value-type="float">
            <text:p>1687.39028308261</text:p>
          </table:table-cell>
          <table:table-cell office:value-type="float" office:value="1632.28680414966" calcext:value-type="float">
            <text:p>1632.28680414966</text:p>
          </table:table-cell>
          <table:table-cell table:formula="of:==[.D613]=[.D612]" office:value-type="boolean" office:boolean-value="false" calcext:value-type="boolean">
            <text:p>FALSE</text:p>
          </table:table-cell>
          <table:table-cell table:formula="of:==[.E613]=[.E612]" office:value-type="boolean" office:boolean-value="false" calcext:value-type="boolean">
            <text:p>FALSE</text:p>
          </table:table-cell>
          <table:table-cell table:formula="of:==[.F613]=[.F612]" office:value-type="boolean" office:boolean-value="false" calcext:value-type="boolean">
            <text:p>FALSE</text:p>
          </table:table-cell>
          <table:table-cell table:formula="of:==[.G613]=[.G612]" office:value-type="boolean" office:boolean-value="false" calcext:value-type="boolean">
            <text:p>FALSE</text:p>
          </table:table-cell>
          <table:table-cell table:formula="of:==[.H613]=[.H612]" office:value-type="boolean" office:boolean-value="false" calcext:value-type="boolean">
            <text:p>FALSE</text:p>
          </table:table-cell>
          <table:table-cell table:formula="of:==[.I613]=[.I61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V</text:p>
          </table:table-cell>
          <table:table-cell office:value-type="float" office:value="925.687020373064" calcext:value-type="float">
            <text:p>925.687020373064</text:p>
          </table:table-cell>
          <table:table-cell office:value-type="float" office:value="889.05473246464" calcext:value-type="float">
            <text:p>889.05473246464</text:p>
          </table:table-cell>
          <table:table-cell office:value-type="float" office:value="852.241813126032" calcext:value-type="float">
            <text:p>852.241813126032</text:p>
          </table:table-cell>
          <table:table-cell office:value-type="float" office:value="815.941187753468" calcext:value-type="float">
            <text:p>815.941187753468</text:p>
          </table:table-cell>
          <table:table-cell office:value-type="float" office:value="780.576862889226" calcext:value-type="float">
            <text:p>780.576862889226</text:p>
          </table:table-cell>
          <table:table-cell office:value-type="float" office:value="745.065974211213" calcext:value-type="float">
            <text:p>745.065974211213</text:p>
          </table:table-cell>
          <table:table-cell table:formula="of:==[.D614]=[.D613]" office:value-type="boolean" office:boolean-value="false" calcext:value-type="boolean">
            <text:p>FALSE</text:p>
          </table:table-cell>
          <table:table-cell table:formula="of:==[.E614]=[.E613]" office:value-type="boolean" office:boolean-value="false" calcext:value-type="boolean">
            <text:p>FALSE</text:p>
          </table:table-cell>
          <table:table-cell table:formula="of:==[.F614]=[.F613]" office:value-type="boolean" office:boolean-value="false" calcext:value-type="boolean">
            <text:p>FALSE</text:p>
          </table:table-cell>
          <table:table-cell table:formula="of:==[.G614]=[.G613]" office:value-type="boolean" office:boolean-value="false" calcext:value-type="boolean">
            <text:p>FALSE</text:p>
          </table:table-cell>
          <table:table-cell table:formula="of:==[.H614]=[.H613]" office:value-type="boolean" office:boolean-value="false" calcext:value-type="boolean">
            <text:p>FALSE</text:p>
          </table:table-cell>
          <table:table-cell table:formula="of:==[.I614]=[.I61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Vsonic</text:p>
          </table:table-cell>
          <table:table-cell office:value-type="float" office:value="2074.13627688341" calcext:value-type="float">
            <text:p>2074.13627688341</text:p>
          </table:table-cell>
          <table:table-cell office:value-type="float" office:value="2045.89611821417" calcext:value-type="float">
            <text:p>2045.89611821417</text:p>
          </table:table-cell>
          <table:table-cell office:value-type="float" office:value="2017.45797665874" calcext:value-type="float">
            <text:p>2017.45797665874</text:p>
          </table:table-cell>
          <table:table-cell office:value-type="float" office:value="1988.582507057" calcext:value-type="float">
            <text:p>1988.582507057</text:p>
          </table:table-cell>
          <table:table-cell office:value-type="float" office:value="1959.09337356032" calcext:value-type="float">
            <text:p>1959.09337356032</text:p>
          </table:table-cell>
          <table:table-cell office:value-type="float" office:value="1929.34012736393" calcext:value-type="float">
            <text:p>1929.34012736393</text:p>
          </table:table-cell>
          <table:table-cell table:formula="of:==[.D615]=[.D614]" office:value-type="boolean" office:boolean-value="false" calcext:value-type="boolean">
            <text:p>FALSE</text:p>
          </table:table-cell>
          <table:table-cell table:formula="of:==[.E615]=[.E614]" office:value-type="boolean" office:boolean-value="false" calcext:value-type="boolean">
            <text:p>FALSE</text:p>
          </table:table-cell>
          <table:table-cell table:formula="of:==[.F615]=[.F614]" office:value-type="boolean" office:boolean-value="false" calcext:value-type="boolean">
            <text:p>FALSE</text:p>
          </table:table-cell>
          <table:table-cell table:formula="of:==[.G615]=[.G614]" office:value-type="boolean" office:boolean-value="false" calcext:value-type="boolean">
            <text:p>FALSE</text:p>
          </table:table-cell>
          <table:table-cell table:formula="of:==[.H615]=[.H614]" office:value-type="boolean" office:boolean-value="false" calcext:value-type="boolean">
            <text:p>FALSE</text:p>
          </table:table-cell>
          <table:table-cell table:formula="of:==[.I615]=[.I61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W</text:p>
          </table:table-cell>
          <table:table-cell office:value-type="float" office:value="16.2542593457117" calcext:value-type="float">
            <text:p>16.2542593457117</text:p>
          </table:table-cell>
          <table:table-cell office:value-type="float" office:value="15.2692459797787" calcext:value-type="float">
            <text:p>15.2692459797787</text:p>
          </table:table-cell>
          <table:table-cell office:value-type="float" office:value="14.285288900932" calcext:value-type="float">
            <text:p>14.285288900932</text:p>
          </table:table-cell>
          <table:table-cell office:value-type="float" office:value="13.2726577749994" calcext:value-type="float">
            <text:p>13.2726577749994</text:p>
          </table:table-cell>
          <table:table-cell office:value-type="float" office:value="12.3427762487842" calcext:value-type="float">
            <text:p>12.3427762487842</text:p>
          </table:table-cell>
          <table:table-cell office:value-type="float" office:value="11.414096738968" calcext:value-type="float">
            <text:p>11.414096738968</text:p>
          </table:table-cell>
          <table:table-cell table:formula="of:==[.D616]=[.D615]" office:value-type="boolean" office:boolean-value="false" calcext:value-type="boolean">
            <text:p>FALSE</text:p>
          </table:table-cell>
          <table:table-cell table:formula="of:==[.E616]=[.E615]" office:value-type="boolean" office:boolean-value="false" calcext:value-type="boolean">
            <text:p>FALSE</text:p>
          </table:table-cell>
          <table:table-cell table:formula="of:==[.F616]=[.F615]" office:value-type="boolean" office:boolean-value="false" calcext:value-type="boolean">
            <text:p>FALSE</text:p>
          </table:table-cell>
          <table:table-cell table:formula="of:==[.G616]=[.G615]" office:value-type="boolean" office:boolean-value="false" calcext:value-type="boolean">
            <text:p>FALSE</text:p>
          </table:table-cell>
          <table:table-cell table:formula="of:==[.H616]=[.H615]" office:value-type="boolean" office:boolean-value="false" calcext:value-type="boolean">
            <text:p>FALSE</text:p>
          </table:table-cell>
          <table:table-cell table:formula="of:==[.I616]=[.I61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617]=[.D616]" office:value-type="boolean" office:boolean-value="false" calcext:value-type="boolean">
            <text:p>FALSE</text:p>
          </table:table-cell>
          <table:table-cell table:formula="of:==[.E617]=[.E616]" office:value-type="boolean" office:boolean-value="false" calcext:value-type="boolean">
            <text:p>FALSE</text:p>
          </table:table-cell>
          <table:table-cell table:formula="of:==[.F617]=[.F616]" office:value-type="boolean" office:boolean-value="false" calcext:value-type="boolean">
            <text:p>FALSE</text:p>
          </table:table-cell>
          <table:table-cell table:formula="of:==[.G617]=[.G616]" office:value-type="boolean" office:boolean-value="false" calcext:value-type="boolean">
            <text:p>FALSE</text:p>
          </table:table-cell>
          <table:table-cell table:formula="of:==[.H617]=[.H616]" office:value-type="boolean" office:boolean-value="false" calcext:value-type="boolean">
            <text:p>FALSE</text:p>
          </table:table-cell>
          <table:table-cell table:formula="of:==[.I617]=[.I61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tot:Cp</text:p>
          </table:table-cell>
          <table:table-cell office:value-type="float" office:value="0.289739512751283" calcext:value-type="float">
            <text:p>0.289739512751283</text:p>
          </table:table-cell>
          <table:table-cell office:value-type="float" office:value="0.287493726846605" calcext:value-type="float">
            <text:p>0.287493726846605</text:p>
          </table:table-cell>
          <table:table-cell office:value-type="float" office:value="0.285241207654376" calcext:value-type="float">
            <text:p>0.285241207654376</text:p>
          </table:table-cell>
          <table:table-cell office:value-type="float" office:value="0.282965898965089" calcext:value-type="float">
            <text:p>0.282965898965089</text:p>
          </table:table-cell>
          <table:table-cell office:value-type="float" office:value="0.280670475215867" calcext:value-type="float">
            <text:p>0.280670475215867</text:p>
          </table:table-cell>
          <table:table-cell office:value-type="float" office:value="0.278383761995012" calcext:value-type="float">
            <text:p>0.278383761995012</text:p>
          </table:table-cell>
          <table:table-cell table:formula="of:==[.D618]=[.D617]" office:value-type="boolean" office:boolean-value="false" calcext:value-type="boolean">
            <text:p>FALSE</text:p>
          </table:table-cell>
          <table:table-cell table:formula="of:==[.E618]=[.E617]" office:value-type="boolean" office:boolean-value="false" calcext:value-type="boolean">
            <text:p>FALSE</text:p>
          </table:table-cell>
          <table:table-cell table:formula="of:==[.F618]=[.F617]" office:value-type="boolean" office:boolean-value="false" calcext:value-type="boolean">
            <text:p>FALSE</text:p>
          </table:table-cell>
          <table:table-cell table:formula="of:==[.G618]=[.G617]" office:value-type="boolean" office:boolean-value="false" calcext:value-type="boolean">
            <text:p>FALSE</text:p>
          </table:table-cell>
          <table:table-cell table:formula="of:==[.H618]=[.H617]" office:value-type="boolean" office:boolean-value="false" calcext:value-type="boolean">
            <text:p>FALSE</text:p>
          </table:table-cell>
          <table:table-cell table:formula="of:==[.I618]=[.I61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tot:Cv</text:p>
          </table:table-cell>
          <table:table-cell office:value-type="float" office:value="0.221188149583159" calcext:value-type="float">
            <text:p>0.221188149583159</text:p>
          </table:table-cell>
          <table:table-cell office:value-type="float" office:value="0.218942013385184" calcext:value-type="float">
            <text:p>0.218942013385184</text:p>
          </table:table-cell>
          <table:table-cell office:value-type="float" office:value="0.216689112662049" calcext:value-type="float">
            <text:p>0.216689112662049</text:p>
          </table:table-cell>
          <table:table-cell office:value-type="float" office:value="0.214413402274141" calcext:value-type="float">
            <text:p>0.214413402274141</text:p>
          </table:table-cell>
          <table:table-cell office:value-type="float" office:value="0.212117565097944" calcext:value-type="float">
            <text:p>0.212117565097944</text:p>
          </table:table-cell>
          <table:table-cell office:value-type="float" office:value="0.209830437422191" calcext:value-type="float">
            <text:p>0.209830437422191</text:p>
          </table:table-cell>
          <table:table-cell table:formula="of:==[.D619]=[.D618]" office:value-type="boolean" office:boolean-value="false" calcext:value-type="boolean">
            <text:p>FALSE</text:p>
          </table:table-cell>
          <table:table-cell table:formula="of:==[.E619]=[.E618]" office:value-type="boolean" office:boolean-value="false" calcext:value-type="boolean">
            <text:p>FALSE</text:p>
          </table:table-cell>
          <table:table-cell table:formula="of:==[.F619]=[.F618]" office:value-type="boolean" office:boolean-value="false" calcext:value-type="boolean">
            <text:p>FALSE</text:p>
          </table:table-cell>
          <table:table-cell table:formula="of:==[.G619]=[.G618]" office:value-type="boolean" office:boolean-value="false" calcext:value-type="boolean">
            <text:p>FALSE</text:p>
          </table:table-cell>
          <table:table-cell table:formula="of:==[.H619]=[.H618]" office:value-type="boolean" office:boolean-value="false" calcext:value-type="boolean">
            <text:p>FALSE</text:p>
          </table:table-cell>
          <table:table-cell table:formula="of:==[.I619]=[.I61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tot:gamma</text:p>
          </table:table-cell>
          <table:table-cell office:value-type="float" office:value="1.30992277611865" calcext:value-type="float">
            <text:p>1.30992277611865</text:p>
          </table:table-cell>
          <table:table-cell office:value-type="float" office:value="1.31310395830883" calcext:value-type="float">
            <text:p>1.31310395830883</text:p>
          </table:table-cell>
          <table:table-cell office:value-type="float" office:value="1.31636110011264" calcext:value-type="float">
            <text:p>1.31636110011264</text:p>
          </table:table-cell>
          <table:table-cell office:value-type="float" office:value="1.31972077878316" calcext:value-type="float">
            <text:p>1.31972077878316</text:p>
          </table:table-cell>
          <table:table-cell office:value-type="float" office:value="1.32318325077369" calcext:value-type="float">
            <text:p>1.32318325077369</text:p>
          </table:table-cell>
          <table:table-cell office:value-type="float" office:value="1.32670793278737" calcext:value-type="float">
            <text:p>1.32670793278737</text:p>
          </table:table-cell>
          <table:table-cell table:formula="of:==[.D620]=[.D619]" office:value-type="boolean" office:boolean-value="false" calcext:value-type="boolean">
            <text:p>FALSE</text:p>
          </table:table-cell>
          <table:table-cell table:formula="of:==[.E620]=[.E619]" office:value-type="boolean" office:boolean-value="false" calcext:value-type="boolean">
            <text:p>FALSE</text:p>
          </table:table-cell>
          <table:table-cell table:formula="of:==[.F620]=[.F619]" office:value-type="boolean" office:boolean-value="false" calcext:value-type="boolean">
            <text:p>FALSE</text:p>
          </table:table-cell>
          <table:table-cell table:formula="of:==[.G620]=[.G619]" office:value-type="boolean" office:boolean-value="false" calcext:value-type="boolean">
            <text:p>FALSE</text:p>
          </table:table-cell>
          <table:table-cell table:formula="of:==[.H620]=[.H619]" office:value-type="boolean" office:boolean-value="false" calcext:value-type="boolean">
            <text:p>FALSE</text:p>
          </table:table-cell>
          <table:table-cell table:formula="of:==[.I620]=[.I61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tot:h</text:p>
          </table:table-cell>
          <table:table-cell office:value-type="float" office:value="-136.664764659294" calcext:value-type="float">
            <text:p>-136.664764659294</text:p>
          </table:table-cell>
          <table:table-cell office:value-type="float" office:value="-131.740790559822" calcext:value-type="float">
            <text:p>-131.740790559822</text:p>
          </table:table-cell>
          <table:table-cell office:value-type="float" office:value="-126.822246125562" calcext:value-type="float">
            <text:p>-126.822246125562</text:p>
          </table:table-cell>
          <table:table-cell office:value-type="float" office:value="-121.874994602502" calcext:value-type="float">
            <text:p>-121.874994602502</text:p>
          </table:table-cell>
          <table:table-cell office:value-type="float" office:value="-116.836164074891" calcext:value-type="float">
            <text:p>-116.836164074891</text:p>
          </table:table-cell>
          <table:table-cell office:value-type="float" office:value="-111.839027155122" calcext:value-type="float">
            <text:p>-111.839027155122</text:p>
          </table:table-cell>
          <table:table-cell table:formula="of:==[.D621]=[.D620]" office:value-type="boolean" office:boolean-value="false" calcext:value-type="boolean">
            <text:p>FALSE</text:p>
          </table:table-cell>
          <table:table-cell table:formula="of:==[.E621]=[.E620]" office:value-type="boolean" office:boolean-value="false" calcext:value-type="boolean">
            <text:p>FALSE</text:p>
          </table:table-cell>
          <table:table-cell table:formula="of:==[.F621]=[.F620]" office:value-type="boolean" office:boolean-value="false" calcext:value-type="boolean">
            <text:p>FALSE</text:p>
          </table:table-cell>
          <table:table-cell table:formula="of:==[.G621]=[.G620]" office:value-type="boolean" office:boolean-value="false" calcext:value-type="boolean">
            <text:p>FALSE</text:p>
          </table:table-cell>
          <table:table-cell table:formula="of:==[.H621]=[.H620]" office:value-type="boolean" office:boolean-value="false" calcext:value-type="boolean">
            <text:p>FALSE</text:p>
          </table:table-cell>
          <table:table-cell table:formula="of:==[.I621]=[.I62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tot:P</text:p>
          </table:table-cell>
          <table:table-cell office:value-type="float" office:value="17.8629795781748" calcext:value-type="float">
            <text:p>17.8629795781748</text:p>
          </table:table-cell>
          <table:table-cell office:value-type="float" office:value="16.8523452771947" calcext:value-type="float">
            <text:p>16.8523452771947</text:p>
          </table:table-cell>
          <table:table-cell office:value-type="float" office:value="15.8532969922596" calcext:value-type="float">
            <text:p>15.8532969922596</text:p>
          </table:table-cell>
          <table:table-cell office:value-type="float" office:value="14.8181122293969" calcext:value-type="float">
            <text:p>14.8181122293969</text:p>
          </table:table-cell>
          <table:table-cell office:value-type="float" office:value="13.8621677824369" calcext:value-type="float">
            <text:p>13.8621677824369</text:p>
          </table:table-cell>
          <table:table-cell office:value-type="float" office:value="12.9142083346382" calcext:value-type="float">
            <text:p>12.9142083346382</text:p>
          </table:table-cell>
          <table:table-cell table:formula="of:==[.D622]=[.D621]" office:value-type="boolean" office:boolean-value="false" calcext:value-type="boolean">
            <text:p>FALSE</text:p>
          </table:table-cell>
          <table:table-cell table:formula="of:==[.E622]=[.E621]" office:value-type="boolean" office:boolean-value="false" calcext:value-type="boolean">
            <text:p>FALSE</text:p>
          </table:table-cell>
          <table:table-cell table:formula="of:==[.F622]=[.F621]" office:value-type="boolean" office:boolean-value="false" calcext:value-type="boolean">
            <text:p>FALSE</text:p>
          </table:table-cell>
          <table:table-cell table:formula="of:==[.G622]=[.G621]" office:value-type="boolean" office:boolean-value="false" calcext:value-type="boolean">
            <text:p>FALSE</text:p>
          </table:table-cell>
          <table:table-cell table:formula="of:==[.H622]=[.H621]" office:value-type="boolean" office:boolean-value="false" calcext:value-type="boolean">
            <text:p>FALSE</text:p>
          </table:table-cell>
          <table:table-cell table:formula="of:==[.I622]=[.I62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tot:R</text:p>
          </table:table-cell>
          <table:table-cell office:value-type="float" office:value="0.0685515157240847" calcext:value-type="float">
            <text:p>0.0685515157240847</text:p>
          </table:table-cell>
          <table:table-cell office:value-type="float" office:value="0.0685519259819193" calcext:value-type="float">
            <text:p>0.0685519259819193</text:p>
          </table:table-cell>
          <table:table-cell office:value-type="float" office:value="0.06855233073463" calcext:value-type="float">
            <text:p>0.06855233073463</text:p>
          </table:table-cell>
          <table:table-cell office:value-type="float" office:value="0.0685527319846074" calcext:value-type="float">
            <text:p>0.0685527319846074</text:p>
          </table:table-cell>
          <table:table-cell office:value-type="float" office:value="0.0685531316100162" calcext:value-type="float">
            <text:p>0.0685531316100162</text:p>
          </table:table-cell>
          <table:table-cell office:value-type="float" office:value="0.0685535242207975" calcext:value-type="float">
            <text:p>0.0685535242207975</text:p>
          </table:table-cell>
          <table:table-cell table:formula="of:==[.D623]=[.D622]" office:value-type="boolean" office:boolean-value="false" calcext:value-type="boolean">
            <text:p>FALSE</text:p>
          </table:table-cell>
          <table:table-cell table:formula="of:==[.E623]=[.E622]" office:value-type="boolean" office:boolean-value="false" calcext:value-type="boolean">
            <text:p>FALSE</text:p>
          </table:table-cell>
          <table:table-cell table:formula="of:==[.F623]=[.F622]" office:value-type="boolean" office:boolean-value="false" calcext:value-type="boolean">
            <text:p>FALSE</text:p>
          </table:table-cell>
          <table:table-cell table:formula="of:==[.G623]=[.G622]" office:value-type="boolean" office:boolean-value="false" calcext:value-type="boolean">
            <text:p>FALSE</text:p>
          </table:table-cell>
          <table:table-cell table:formula="of:==[.H623]=[.H622]" office:value-type="boolean" office:boolean-value="false" calcext:value-type="boolean">
            <text:p>FALSE</text:p>
          </table:table-cell>
          <table:table-cell table:formula="of:==[.I623]=[.I62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tot:rho</text:p>
          </table:table-cell>
          <table:table-cell office:value-type="float" office:value="0.0244855559086674" calcext:value-type="float">
            <text:p>0.0244855559086674</text:p>
          </table:table-cell>
          <table:table-cell office:value-type="float" office:value="0.0238290388355357" calcext:value-type="float">
            <text:p>0.0238290388355357</text:p>
          </table:table-cell>
          <table:table-cell office:value-type="float" office:value="0.0231389077594085" calcext:value-type="float">
            <text:p>0.0231389077594085</text:p>
          </table:table-cell>
          <table:table-cell office:value-type="float" office:value="0.0223447115421821" calcext:value-type="float">
            <text:p>0.0223447115421821</text:p>
          </table:table-cell>
          <table:table-cell office:value-type="float" office:value="0.0216188901530887" calcext:value-type="float">
            <text:p>0.0216188901530887</text:p>
          </table:table-cell>
          <table:table-cell office:value-type="float" office:value="0.0208467404817951" calcext:value-type="float">
            <text:p>0.0208467404817951</text:p>
          </table:table-cell>
          <table:table-cell table:formula="of:==[.D624]=[.D623]" office:value-type="boolean" office:boolean-value="false" calcext:value-type="boolean">
            <text:p>FALSE</text:p>
          </table:table-cell>
          <table:table-cell table:formula="of:==[.E624]=[.E623]" office:value-type="boolean" office:boolean-value="false" calcext:value-type="boolean">
            <text:p>FALSE</text:p>
          </table:table-cell>
          <table:table-cell table:formula="of:==[.F624]=[.F623]" office:value-type="boolean" office:boolean-value="false" calcext:value-type="boolean">
            <text:p>FALSE</text:p>
          </table:table-cell>
          <table:table-cell table:formula="of:==[.G624]=[.G623]" office:value-type="boolean" office:boolean-value="false" calcext:value-type="boolean">
            <text:p>FALSE</text:p>
          </table:table-cell>
          <table:table-cell table:formula="of:==[.H624]=[.H623]" office:value-type="boolean" office:boolean-value="false" calcext:value-type="boolean">
            <text:p>FALSE</text:p>
          </table:table-cell>
          <table:table-cell table:formula="of:==[.I624]=[.I62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tot:S</text:p>
          </table:table-cell>
          <table:table-cell office:value-type="float" office:value="1.98309569979496" calcext:value-type="float">
            <text:p>1.98309569979496</text:p>
          </table:table-cell>
          <table:table-cell office:value-type="float" office:value="1.97726800071325" calcext:value-type="float">
            <text:p>1.97726800071325</text:p>
          </table:table-cell>
          <table:table-cell office:value-type="float" office:value="1.97152512097284" calcext:value-type="float">
            <text:p>1.97152512097284</text:p>
          </table:table-cell>
          <table:table-cell office:value-type="float" office:value="1.96604661463877" calcext:value-type="float">
            <text:p>1.96604661463877</text:p>
          </table:table-cell>
          <table:table-cell office:value-type="float" office:value="1.96028284035286" calcext:value-type="float">
            <text:p>1.96028284035286</text:p>
          </table:table-cell>
          <table:table-cell office:value-type="float" office:value="1.95466536779351" calcext:value-type="float">
            <text:p>1.95466536779351</text:p>
          </table:table-cell>
          <table:table-cell table:formula="of:==[.D625]=[.D624]" office:value-type="boolean" office:boolean-value="false" calcext:value-type="boolean">
            <text:p>FALSE</text:p>
          </table:table-cell>
          <table:table-cell table:formula="of:==[.E625]=[.E624]" office:value-type="boolean" office:boolean-value="false" calcext:value-type="boolean">
            <text:p>FALSE</text:p>
          </table:table-cell>
          <table:table-cell table:formula="of:==[.F625]=[.F624]" office:value-type="boolean" office:boolean-value="false" calcext:value-type="boolean">
            <text:p>FALSE</text:p>
          </table:table-cell>
          <table:table-cell table:formula="of:==[.G625]=[.G624]" office:value-type="boolean" office:boolean-value="false" calcext:value-type="boolean">
            <text:p>FALSE</text:p>
          </table:table-cell>
          <table:table-cell table:formula="of:==[.H625]=[.H624]" office:value-type="boolean" office:boolean-value="false" calcext:value-type="boolean">
            <text:p>FALSE</text:p>
          </table:table-cell>
          <table:table-cell table:formula="of:==[.I625]=[.I62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1.Fl_I1:tot:T</text:p>
          </table:table-cell>
          <table:table-cell office:value-type="float" office:value="1969.3154669192" calcext:value-type="float">
            <text:p>1969.3154669192</text:p>
          </table:table-cell>
          <table:table-cell office:value-type="float" office:value="1909.07320889525" calcext:value-type="float">
            <text:p>1909.07320889525</text:p>
          </table:table-cell>
          <table:table-cell office:value-type="float" office:value="1849.4514544206" calcext:value-type="float">
            <text:p>1849.4514544206</text:p>
          </table:table-cell>
          <table:table-cell office:value-type="float" office:value="1790.1184986809" calcext:value-type="float">
            <text:p>1790.1184986809</text:p>
          </table:table-cell>
          <table:table-cell office:value-type="float" office:value="1730.84778977831" calcext:value-type="float">
            <text:p>1730.84778977831</text:p>
          </table:table-cell>
          <table:table-cell office:value-type="float" office:value="1672.20016772909" calcext:value-type="float">
            <text:p>1672.20016772909</text:p>
          </table:table-cell>
          <table:table-cell table:formula="of:==[.D626]=[.D625]" office:value-type="boolean" office:boolean-value="false" calcext:value-type="boolean">
            <text:p>FALSE</text:p>
          </table:table-cell>
          <table:table-cell table:formula="of:==[.E626]=[.E625]" office:value-type="boolean" office:boolean-value="false" calcext:value-type="boolean">
            <text:p>FALSE</text:p>
          </table:table-cell>
          <table:table-cell table:formula="of:==[.F626]=[.F625]" office:value-type="boolean" office:boolean-value="false" calcext:value-type="boolean">
            <text:p>FALSE</text:p>
          </table:table-cell>
          <table:table-cell table:formula="of:==[.G626]=[.G625]" office:value-type="boolean" office:boolean-value="false" calcext:value-type="boolean">
            <text:p>FALSE</text:p>
          </table:table-cell>
          <table:table-cell table:formula="of:==[.H626]=[.H625]" office:value-type="boolean" office:boolean-value="false" calcext:value-type="boolean">
            <text:p>FALSE</text:p>
          </table:table-cell>
          <table:table-cell table:formula="of:==[.I626]=[.I62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627]=[.D626]" office:value-type="boolean" office:boolean-value="false" calcext:value-type="boolean">
            <text:p>FALSE</text:p>
          </table:table-cell>
          <table:table-cell table:formula="of:==[.E627]=[.E626]" office:value-type="boolean" office:boolean-value="false" calcext:value-type="boolean">
            <text:p>FALSE</text:p>
          </table:table-cell>
          <table:table-cell table:formula="of:==[.F627]=[.F626]" office:value-type="boolean" office:boolean-value="false" calcext:value-type="boolean">
            <text:p>FALSE</text:p>
          </table:table-cell>
          <table:table-cell table:formula="of:==[.G627]=[.G626]" office:value-type="boolean" office:boolean-value="false" calcext:value-type="boolean">
            <text:p>FALSE</text:p>
          </table:table-cell>
          <table:table-cell table:formula="of:==[.H627]=[.H626]" office:value-type="boolean" office:boolean-value="false" calcext:value-type="boolean">
            <text:p>FALSE</text:p>
          </table:table-cell>
          <table:table-cell table:formula="of:==[.I627]=[.I62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area</text:p>
          </table:table-cell>
          <table:table-cell table:number-columns-repeated="6" office:value-type="float" office:value="155.829836926316" calcext:value-type="float">
            <text:p>155.829836926316</text:p>
          </table:table-cell>
          <table:table-cell table:formula="of:==[.D628]=[.D627]" office:value-type="boolean" office:boolean-value="false" calcext:value-type="boolean">
            <text:p>FALSE</text:p>
          </table:table-cell>
          <table:table-cell table:formula="of:==[.E628]=[.E627]" office:value-type="boolean" office:boolean-value="false" calcext:value-type="boolean">
            <text:p>FALSE</text:p>
          </table:table-cell>
          <table:table-cell table:formula="of:==[.F628]=[.F627]" office:value-type="boolean" office:boolean-value="false" calcext:value-type="boolean">
            <text:p>FALSE</text:p>
          </table:table-cell>
          <table:table-cell table:formula="of:==[.G628]=[.G627]" office:value-type="boolean" office:boolean-value="false" calcext:value-type="boolean">
            <text:p>FALSE</text:p>
          </table:table-cell>
          <table:table-cell table:formula="of:==[.H628]=[.H627]" office:value-type="boolean" office:boolean-value="false" calcext:value-type="boolean">
            <text:p>FALSE</text:p>
          </table:table-cell>
          <table:table-cell table:formula="of:==[.I628]=[.I62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Cp</text:p>
          </table:table-cell>
          <table:table-cell office:value-type="float" office:value="0.24070968958679" calcext:value-type="float">
            <text:p>0.24070968958679</text:p>
          </table:table-cell>
          <table:table-cell office:value-type="float" office:value="0.240597924665068" calcext:value-type="float">
            <text:p>0.240597924665068</text:p>
          </table:table-cell>
          <table:table-cell office:value-type="float" office:value="0.240491965070877" calcext:value-type="float">
            <text:p>0.240491965070877</text:p>
          </table:table-cell>
          <table:table-cell office:value-type="float" office:value="0.2403937615849" calcext:value-type="float">
            <text:p>0.2403937615849</text:p>
          </table:table-cell>
          <table:table-cell office:value-type="float" office:value="0.240303431440597" calcext:value-type="float">
            <text:p>0.240303431440597</text:p>
          </table:table-cell>
          <table:table-cell office:value-type="float" office:value="0.240219032152956" calcext:value-type="float">
            <text:p>0.240219032152956</text:p>
          </table:table-cell>
          <table:table-cell table:formula="of:==[.D629]=[.D628]" office:value-type="boolean" office:boolean-value="false" calcext:value-type="boolean">
            <text:p>FALSE</text:p>
          </table:table-cell>
          <table:table-cell table:formula="of:==[.E629]=[.E628]" office:value-type="boolean" office:boolean-value="false" calcext:value-type="boolean">
            <text:p>FALSE</text:p>
          </table:table-cell>
          <table:table-cell table:formula="of:==[.F629]=[.F628]" office:value-type="boolean" office:boolean-value="false" calcext:value-type="boolean">
            <text:p>FALSE</text:p>
          </table:table-cell>
          <table:table-cell table:formula="of:==[.G629]=[.G628]" office:value-type="boolean" office:boolean-value="false" calcext:value-type="boolean">
            <text:p>FALSE</text:p>
          </table:table-cell>
          <table:table-cell table:formula="of:==[.H629]=[.H628]" office:value-type="boolean" office:boolean-value="false" calcext:value-type="boolean">
            <text:p>FALSE</text:p>
          </table:table-cell>
          <table:table-cell table:formula="of:==[.I629]=[.I62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Cv</text:p>
          </table:table-cell>
          <table:table-cell office:value-type="float" office:value="0.172148881578613" calcext:value-type="float">
            <text:p>0.172148881578613</text:p>
          </table:table-cell>
          <table:table-cell office:value-type="float" office:value="0.172037115680422" calcext:value-type="float">
            <text:p>0.172037115680422</text:p>
          </table:table-cell>
          <table:table-cell office:value-type="float" office:value="0.171931155070456" calcext:value-type="float">
            <text:p>0.171931155070456</text:p>
          </table:table-cell>
          <table:table-cell office:value-type="float" office:value="0.171832950548415" calcext:value-type="float">
            <text:p>0.171832950548415</text:p>
          </table:table-cell>
          <table:table-cell office:value-type="float" office:value="0.17174261935341" calcext:value-type="float">
            <text:p>0.17174261935341</text:p>
          </table:table-cell>
          <table:table-cell office:value-type="float" office:value="0.171658218980799" calcext:value-type="float">
            <text:p>0.171658218980799</text:p>
          </table:table-cell>
          <table:table-cell table:formula="of:==[.D630]=[.D629]" office:value-type="boolean" office:boolean-value="false" calcext:value-type="boolean">
            <text:p>FALSE</text:p>
          </table:table-cell>
          <table:table-cell table:formula="of:==[.E630]=[.E629]" office:value-type="boolean" office:boolean-value="false" calcext:value-type="boolean">
            <text:p>FALSE</text:p>
          </table:table-cell>
          <table:table-cell table:formula="of:==[.F630]=[.F629]" office:value-type="boolean" office:boolean-value="false" calcext:value-type="boolean">
            <text:p>FALSE</text:p>
          </table:table-cell>
          <table:table-cell table:formula="of:==[.G630]=[.G629]" office:value-type="boolean" office:boolean-value="false" calcext:value-type="boolean">
            <text:p>FALSE</text:p>
          </table:table-cell>
          <table:table-cell table:formula="of:==[.H630]=[.H629]" office:value-type="boolean" office:boolean-value="false" calcext:value-type="boolean">
            <text:p>FALSE</text:p>
          </table:table-cell>
          <table:table-cell table:formula="of:==[.I630]=[.I62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gamma</text:p>
          </table:table-cell>
          <table:table-cell office:value-type="float" office:value="1.39826460668831" calcext:value-type="float">
            <text:p>1.39826460668831</text:p>
          </table:table-cell>
          <table:table-cell office:value-type="float" office:value="1.39852334956728" calcext:value-type="float">
            <text:p>1.39852334956728</text:p>
          </table:table-cell>
          <table:table-cell office:value-type="float" office:value="1.39876896411909" calcext:value-type="float">
            <text:p>1.39876896411909</text:p>
          </table:table-cell>
          <table:table-cell office:value-type="float" office:value="1.39899687123489" calcext:value-type="float">
            <text:p>1.39899687123489</text:p>
          </table:table-cell>
          <table:table-cell office:value-type="float" office:value="1.39920673711176" calcext:value-type="float">
            <text:p>1.39920673711176</text:p>
          </table:table-cell>
          <table:table-cell office:value-type="float" office:value="1.39940302414666" calcext:value-type="float">
            <text:p>1.39940302414666</text:p>
          </table:table-cell>
          <table:table-cell table:formula="of:==[.D631]=[.D630]" office:value-type="boolean" office:boolean-value="false" calcext:value-type="boolean">
            <text:p>FALSE</text:p>
          </table:table-cell>
          <table:table-cell table:formula="of:==[.E631]=[.E630]" office:value-type="boolean" office:boolean-value="false" calcext:value-type="boolean">
            <text:p>FALSE</text:p>
          </table:table-cell>
          <table:table-cell table:formula="of:==[.F631]=[.F630]" office:value-type="boolean" office:boolean-value="false" calcext:value-type="boolean">
            <text:p>FALSE</text:p>
          </table:table-cell>
          <table:table-cell table:formula="of:==[.G631]=[.G630]" office:value-type="boolean" office:boolean-value="false" calcext:value-type="boolean">
            <text:p>FALSE</text:p>
          </table:table-cell>
          <table:table-cell table:formula="of:==[.H631]=[.H630]" office:value-type="boolean" office:boolean-value="false" calcext:value-type="boolean">
            <text:p>FALSE</text:p>
          </table:table-cell>
          <table:table-cell table:formula="of:==[.I631]=[.I63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h</text:p>
          </table:table-cell>
          <table:table-cell office:value-type="float" office:value="18.5366301218969" calcext:value-type="float">
            <text:p>18.5366301218969</text:p>
          </table:table-cell>
          <table:table-cell office:value-type="float" office:value="15.9953718722004" calcext:value-type="float">
            <text:p>15.9953718722004</text:p>
          </table:table-cell>
          <table:table-cell office:value-type="float" office:value="13.4416161961389" calcext:value-type="float">
            <text:p>13.4416161961389</text:p>
          </table:table-cell>
          <table:table-cell office:value-type="float" office:value="10.9263734011254" calcext:value-type="float">
            <text:p>10.9263734011254</text:p>
          </table:table-cell>
          <table:table-cell office:value-type="float" office:value="8.46319782272651" calcext:value-type="float">
            <text:p>8.46319782272651</text:p>
          </table:table-cell>
          <table:table-cell office:value-type="float" office:value="6.00751118485964" calcext:value-type="float">
            <text:p>6.00751118485964</text:p>
          </table:table-cell>
          <table:table-cell table:formula="of:==[.D632]=[.D631]" office:value-type="boolean" office:boolean-value="false" calcext:value-type="boolean">
            <text:p>FALSE</text:p>
          </table:table-cell>
          <table:table-cell table:formula="of:==[.E632]=[.E631]" office:value-type="boolean" office:boolean-value="false" calcext:value-type="boolean">
            <text:p>FALSE</text:p>
          </table:table-cell>
          <table:table-cell table:formula="of:==[.F632]=[.F631]" office:value-type="boolean" office:boolean-value="false" calcext:value-type="boolean">
            <text:p>FALSE</text:p>
          </table:table-cell>
          <table:table-cell table:formula="of:==[.G632]=[.G631]" office:value-type="boolean" office:boolean-value="false" calcext:value-type="boolean">
            <text:p>FALSE</text:p>
          </table:table-cell>
          <table:table-cell table:formula="of:==[.H632]=[.H631]" office:value-type="boolean" office:boolean-value="false" calcext:value-type="boolean">
            <text:p>FALSE</text:p>
          </table:table-cell>
          <table:table-cell table:formula="of:==[.I632]=[.I63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MN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442104558942701" calcext:value-type="float">
            <text:p>0.442104558942701</text:p>
          </table:table-cell>
          <table:table-cell office:value-type="float" office:value="0.438099656480543" calcext:value-type="float">
            <text:p>0.438099656480543</text:p>
          </table:table-cell>
          <table:table-cell office:value-type="float" office:value="0.434238031785375" calcext:value-type="float">
            <text:p>0.434238031785375</text:p>
          </table:table-cell>
          <table:table-cell office:value-type="float" office:value="0.43044153599049" calcext:value-type="float">
            <text:p>0.43044153599049</text:p>
          </table:table-cell>
          <table:table-cell office:value-type="float" office:value="0.426888825779178" calcext:value-type="float">
            <text:p>0.426888825779178</text:p>
          </table:table-cell>
          <table:table-cell table:formula="of:==[.D633]=[.D632]" office:value-type="boolean" office:boolean-value="false" calcext:value-type="boolean">
            <text:p>FALSE</text:p>
          </table:table-cell>
          <table:table-cell table:formula="of:==[.E633]=[.E632]" office:value-type="boolean" office:boolean-value="false" calcext:value-type="boolean">
            <text:p>FALSE</text:p>
          </table:table-cell>
          <table:table-cell table:formula="of:==[.F633]=[.F632]" office:value-type="boolean" office:boolean-value="false" calcext:value-type="boolean">
            <text:p>FALSE</text:p>
          </table:table-cell>
          <table:table-cell table:formula="of:==[.G633]=[.G632]" office:value-type="boolean" office:boolean-value="false" calcext:value-type="boolean">
            <text:p>FALSE</text:p>
          </table:table-cell>
          <table:table-cell table:formula="of:==[.H633]=[.H632]" office:value-type="boolean" office:boolean-value="false" calcext:value-type="boolean">
            <text:p>FALSE</text:p>
          </table:table-cell>
          <table:table-cell table:formula="of:==[.I633]=[.I63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P</text:p>
          </table:table-cell>
          <table:table-cell office:value-type="float" office:value="14.8407141212831" calcext:value-type="float">
            <text:p>14.8407141212831</text:p>
          </table:table-cell>
          <table:table-cell office:value-type="float" office:value="14.14544062676" calcext:value-type="float">
            <text:p>14.14544062676</text:p>
          </table:table-cell>
          <table:table-cell office:value-type="float" office:value="13.4429360342685" calcext:value-type="float">
            <text:p>13.4429360342685</text:p>
          </table:table-cell>
          <table:table-cell office:value-type="float" office:value="12.688409697" calcext:value-type="float">
            <text:p>12.688409697</text:p>
          </table:table-cell>
          <table:table-cell office:value-type="float" office:value="11.9793286319775" calcext:value-type="float">
            <text:p>11.9793286319775</text:p>
          </table:table-cell>
          <table:table-cell office:value-type="float" office:value="11.2623930877818" calcext:value-type="float">
            <text:p>11.2623930877818</text:p>
          </table:table-cell>
          <table:table-cell table:formula="of:==[.D634]=[.D633]" office:value-type="boolean" office:boolean-value="false" calcext:value-type="boolean">
            <text:p>FALSE</text:p>
          </table:table-cell>
          <table:table-cell table:formula="of:==[.E634]=[.E633]" office:value-type="boolean" office:boolean-value="false" calcext:value-type="boolean">
            <text:p>FALSE</text:p>
          </table:table-cell>
          <table:table-cell table:formula="of:==[.F634]=[.F633]" office:value-type="boolean" office:boolean-value="false" calcext:value-type="boolean">
            <text:p>FALSE</text:p>
          </table:table-cell>
          <table:table-cell table:formula="of:==[.G634]=[.G633]" office:value-type="boolean" office:boolean-value="false" calcext:value-type="boolean">
            <text:p>FALSE</text:p>
          </table:table-cell>
          <table:table-cell table:formula="of:==[.H634]=[.H633]" office:value-type="boolean" office:boolean-value="false" calcext:value-type="boolean">
            <text:p>FALSE</text:p>
          </table:table-cell>
          <table:table-cell table:formula="of:==[.I634]=[.I63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635]=[.D634]" office:value-type="boolean" office:boolean-value="false" calcext:value-type="boolean">
            <text:p>FALSE</text:p>
          </table:table-cell>
          <table:table-cell table:formula="of:==[.E635]=[.E634]" office:value-type="boolean" office:boolean-value="false" calcext:value-type="boolean">
            <text:p>FALSE</text:p>
          </table:table-cell>
          <table:table-cell table:formula="of:==[.F635]=[.F634]" office:value-type="boolean" office:boolean-value="false" calcext:value-type="boolean">
            <text:p>FALSE</text:p>
          </table:table-cell>
          <table:table-cell table:formula="of:==[.G635]=[.G634]" office:value-type="boolean" office:boolean-value="false" calcext:value-type="boolean">
            <text:p>FALSE</text:p>
          </table:table-cell>
          <table:table-cell table:formula="of:==[.H635]=[.H634]" office:value-type="boolean" office:boolean-value="false" calcext:value-type="boolean">
            <text:p>FALSE</text:p>
          </table:table-cell>
          <table:table-cell table:formula="of:==[.I635]=[.I63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rho</text:p>
          </table:table-cell>
          <table:table-cell office:value-type="float" office:value="0.0644441647498745" calcext:value-type="float">
            <text:p>0.0644441647498745</text:p>
          </table:table-cell>
          <table:table-cell office:value-type="float" office:value="0.0624866558543705" calcext:value-type="float">
            <text:p>0.0624866558543705</text:p>
          </table:table-cell>
          <table:table-cell office:value-type="float" office:value="0.060433498784132" calcext:value-type="float">
            <text:p>0.060433498784132</text:p>
          </table:table-cell>
          <table:table-cell office:value-type="float" office:value="0.0580530207827793" calcext:value-type="float">
            <text:p>0.0580530207827793</text:p>
          </table:table-cell>
          <table:table-cell office:value-type="float" office:value="0.0557778120878869" calcext:value-type="float">
            <text:p>0.0557778120878869</text:p>
          </table:table-cell>
          <table:table-cell office:value-type="float" office:value="0.0533809012340865" calcext:value-type="float">
            <text:p>0.0533809012340865</text:p>
          </table:table-cell>
          <table:table-cell table:formula="of:==[.D636]=[.D635]" office:value-type="boolean" office:boolean-value="false" calcext:value-type="boolean">
            <text:p>FALSE</text:p>
          </table:table-cell>
          <table:table-cell table:formula="of:==[.E636]=[.E635]" office:value-type="boolean" office:boolean-value="false" calcext:value-type="boolean">
            <text:p>FALSE</text:p>
          </table:table-cell>
          <table:table-cell table:formula="of:==[.F636]=[.F635]" office:value-type="boolean" office:boolean-value="false" calcext:value-type="boolean">
            <text:p>FALSE</text:p>
          </table:table-cell>
          <table:table-cell table:formula="of:==[.G636]=[.G635]" office:value-type="boolean" office:boolean-value="false" calcext:value-type="boolean">
            <text:p>FALSE</text:p>
          </table:table-cell>
          <table:table-cell table:formula="of:==[.H636]=[.H635]" office:value-type="boolean" office:boolean-value="false" calcext:value-type="boolean">
            <text:p>FALSE</text:p>
          </table:table-cell>
          <table:table-cell table:formula="of:==[.I636]=[.I63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S</text:p>
          </table:table-cell>
          <table:table-cell office:value-type="float" office:value="1.67408880370189" calcext:value-type="float">
            <text:p>1.67408880370189</text:p>
          </table:table-cell>
          <table:table-cell office:value-type="float" office:value="1.67325485135881" calcext:value-type="float">
            <text:p>1.67325485135881</text:p>
          </table:table-cell>
          <table:table-cell office:value-type="float" office:value="1.67253087743266" calcext:value-type="float">
            <text:p>1.67253087743266</text:p>
          </table:table-cell>
          <table:table-cell office:value-type="float" office:value="1.67226496148981" calcext:value-type="float">
            <text:p>1.67226496148981</text:p>
          </table:table-cell>
          <table:table-cell office:value-type="float" office:value="1.67199553039354" calcext:value-type="float">
            <text:p>1.67199553039354</text:p>
          </table:table-cell>
          <table:table-cell office:value-type="float" office:value="1.67195253322323" calcext:value-type="float">
            <text:p>1.67195253322323</text:p>
          </table:table-cell>
          <table:table-cell table:formula="of:==[.D637]=[.D636]" office:value-type="boolean" office:boolean-value="false" calcext:value-type="boolean">
            <text:p>FALSE</text:p>
          </table:table-cell>
          <table:table-cell table:formula="of:==[.E637]=[.E636]" office:value-type="boolean" office:boolean-value="false" calcext:value-type="boolean">
            <text:p>FALSE</text:p>
          </table:table-cell>
          <table:table-cell table:formula="of:==[.F637]=[.F636]" office:value-type="boolean" office:boolean-value="false" calcext:value-type="boolean">
            <text:p>FALSE</text:p>
          </table:table-cell>
          <table:table-cell table:formula="of:==[.G637]=[.G636]" office:value-type="boolean" office:boolean-value="false" calcext:value-type="boolean">
            <text:p>FALSE</text:p>
          </table:table-cell>
          <table:table-cell table:formula="of:==[.H637]=[.H636]" office:value-type="boolean" office:boolean-value="false" calcext:value-type="boolean">
            <text:p>FALSE</text:p>
          </table:table-cell>
          <table:table-cell table:formula="of:==[.I637]=[.I63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T</text:p>
          </table:table-cell>
          <table:table-cell office:value-type="float" office:value="621.561399664391" calcext:value-type="float">
            <text:p>621.561399664391</text:p>
          </table:table-cell>
          <table:table-cell office:value-type="float" office:value="611.001157910919" calcext:value-type="float">
            <text:p>611.001157910919</text:p>
          </table:table-cell>
          <table:table-cell office:value-type="float" office:value="600.384165557677" calcext:value-type="float">
            <text:p>600.384165557677</text:p>
          </table:table-cell>
          <table:table-cell office:value-type="float" office:value="589.922833114423" calcext:value-type="float">
            <text:p>589.922833114423</text:p>
          </table:table-cell>
          <table:table-cell office:value-type="float" office:value="579.674025080742" calcext:value-type="float">
            <text:p>579.674025080742</text:p>
          </table:table-cell>
          <table:table-cell office:value-type="float" office:value="569.452646312307" calcext:value-type="float">
            <text:p>569.452646312307</text:p>
          </table:table-cell>
          <table:table-cell table:formula="of:==[.D638]=[.D637]" office:value-type="boolean" office:boolean-value="false" calcext:value-type="boolean">
            <text:p>FALSE</text:p>
          </table:table-cell>
          <table:table-cell table:formula="of:==[.E638]=[.E637]" office:value-type="boolean" office:boolean-value="false" calcext:value-type="boolean">
            <text:p>FALSE</text:p>
          </table:table-cell>
          <table:table-cell table:formula="of:==[.F638]=[.F637]" office:value-type="boolean" office:boolean-value="false" calcext:value-type="boolean">
            <text:p>FALSE</text:p>
          </table:table-cell>
          <table:table-cell table:formula="of:==[.G638]=[.G637]" office:value-type="boolean" office:boolean-value="false" calcext:value-type="boolean">
            <text:p>FALSE</text:p>
          </table:table-cell>
          <table:table-cell table:formula="of:==[.H638]=[.H637]" office:value-type="boolean" office:boolean-value="false" calcext:value-type="boolean">
            <text:p>FALSE</text:p>
          </table:table-cell>
          <table:table-cell table:formula="of:==[.I638]=[.I63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V</text:p>
          </table:table-cell>
          <table:table-cell office:value-type="float" office:value="545.118940336961" calcext:value-type="float">
            <text:p>545.118940336961</text:p>
          </table:table-cell>
          <table:table-cell office:value-type="float" office:value="535.437218087707" calcext:value-type="float">
            <text:p>535.437218087707</text:p>
          </table:table-cell>
          <table:table-cell office:value-type="float" office:value="526.002981782321" calcext:value-type="float">
            <text:p>526.002981782321</text:p>
          </table:table-cell>
          <table:table-cell office:value-type="float" office:value="516.846425296567" calcext:value-type="float">
            <text:p>516.846425296567</text:p>
          </table:table-cell>
          <table:table-cell office:value-type="float" office:value="507.895916569831" calcext:value-type="float">
            <text:p>507.895916569831</text:p>
          </table:table-cell>
          <table:table-cell office:value-type="float" office:value="499.278291505612" calcext:value-type="float">
            <text:p>499.278291505612</text:p>
          </table:table-cell>
          <table:table-cell table:formula="of:==[.D639]=[.D638]" office:value-type="boolean" office:boolean-value="false" calcext:value-type="boolean">
            <text:p>FALSE</text:p>
          </table:table-cell>
          <table:table-cell table:formula="of:==[.E639]=[.E638]" office:value-type="boolean" office:boolean-value="false" calcext:value-type="boolean">
            <text:p>FALSE</text:p>
          </table:table-cell>
          <table:table-cell table:formula="of:==[.F639]=[.F638]" office:value-type="boolean" office:boolean-value="false" calcext:value-type="boolean">
            <text:p>FALSE</text:p>
          </table:table-cell>
          <table:table-cell table:formula="of:==[.G639]=[.G638]" office:value-type="boolean" office:boolean-value="false" calcext:value-type="boolean">
            <text:p>FALSE</text:p>
          </table:table-cell>
          <table:table-cell table:formula="of:==[.H639]=[.H638]" office:value-type="boolean" office:boolean-value="false" calcext:value-type="boolean">
            <text:p>FALSE</text:p>
          </table:table-cell>
          <table:table-cell table:formula="of:==[.I639]=[.I63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Vsonic</text:p>
          </table:table-cell>
          <table:table-cell office:value-type="float" office:value="1221.41819479489" calcext:value-type="float">
            <text:p>1221.41819479489</text:p>
          </table:table-cell>
          <table:table-cell office:value-type="float" office:value="1211.1099224315" calcext:value-type="float">
            <text:p>1211.1099224315</text:p>
          </table:table-cell>
          <table:table-cell office:value-type="float" office:value="1200.64687109765" calcext:value-type="float">
            <text:p>1200.64687109765</text:p>
          </table:table-cell>
          <table:table-cell office:value-type="float" office:value="1190.23758276434" calcext:value-type="float">
            <text:p>1190.23758276434</text:p>
          </table:table-cell>
          <table:table-cell office:value-type="float" office:value="1179.94169731113" calcext:value-type="float">
            <text:p>1179.94169731113</text:p>
          </table:table-cell>
          <table:table-cell office:value-type="float" office:value="1169.57451531861" calcext:value-type="float">
            <text:p>1169.57451531861</text:p>
          </table:table-cell>
          <table:table-cell table:formula="of:==[.D640]=[.D639]" office:value-type="boolean" office:boolean-value="false" calcext:value-type="boolean">
            <text:p>FALSE</text:p>
          </table:table-cell>
          <table:table-cell table:formula="of:==[.E640]=[.E639]" office:value-type="boolean" office:boolean-value="false" calcext:value-type="boolean">
            <text:p>FALSE</text:p>
          </table:table-cell>
          <table:table-cell table:formula="of:==[.F640]=[.F639]" office:value-type="boolean" office:boolean-value="false" calcext:value-type="boolean">
            <text:p>FALSE</text:p>
          </table:table-cell>
          <table:table-cell table:formula="of:==[.G640]=[.G639]" office:value-type="boolean" office:boolean-value="false" calcext:value-type="boolean">
            <text:p>FALSE</text:p>
          </table:table-cell>
          <table:table-cell table:formula="of:==[.H640]=[.H639]" office:value-type="boolean" office:boolean-value="false" calcext:value-type="boolean">
            <text:p>FALSE</text:p>
          </table:table-cell>
          <table:table-cell table:formula="of:==[.I640]=[.I63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W</text:p>
          </table:table-cell>
          <table:table-cell office:value-type="float" office:value="38.0157003128318" calcext:value-type="float">
            <text:p>38.0157003128318</text:p>
          </table:table-cell>
          <table:table-cell office:value-type="float" office:value="36.2062847357097" calcext:value-type="float">
            <text:p>36.2062847357097</text:p>
          </table:table-cell>
          <table:table-cell office:value-type="float" office:value="34.3996535378094" calcext:value-type="float">
            <text:p>34.3996535378094</text:p>
          </table:table-cell>
          <table:table-cell office:value-type="float" office:value="32.4694150048125" calcext:value-type="float">
            <text:p>32.4694150048125</text:p>
          </table:table-cell>
          <table:table-cell office:value-type="float" office:value="30.6566234894947" calcext:value-type="float">
            <text:p>30.6566234894947</text:p>
          </table:table-cell>
          <table:table-cell office:value-type="float" office:value="28.841424670658" calcext:value-type="float">
            <text:p>28.841424670658</text:p>
          </table:table-cell>
          <table:table-cell table:formula="of:==[.D641]=[.D640]" office:value-type="boolean" office:boolean-value="false" calcext:value-type="boolean">
            <text:p>FALSE</text:p>
          </table:table-cell>
          <table:table-cell table:formula="of:==[.E641]=[.E640]" office:value-type="boolean" office:boolean-value="false" calcext:value-type="boolean">
            <text:p>FALSE</text:p>
          </table:table-cell>
          <table:table-cell table:formula="of:==[.F641]=[.F640]" office:value-type="boolean" office:boolean-value="false" calcext:value-type="boolean">
            <text:p>FALSE</text:p>
          </table:table-cell>
          <table:table-cell table:formula="of:==[.G641]=[.G640]" office:value-type="boolean" office:boolean-value="false" calcext:value-type="boolean">
            <text:p>FALSE</text:p>
          </table:table-cell>
          <table:table-cell table:formula="of:==[.H641]=[.H640]" office:value-type="boolean" office:boolean-value="false" calcext:value-type="boolean">
            <text:p>FALSE</text:p>
          </table:table-cell>
          <table:table-cell table:formula="of:==[.I641]=[.I64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642]=[.D641]" office:value-type="boolean" office:boolean-value="false" calcext:value-type="boolean">
            <text:p>FALSE</text:p>
          </table:table-cell>
          <table:table-cell table:formula="of:==[.E642]=[.E641]" office:value-type="boolean" office:boolean-value="false" calcext:value-type="boolean">
            <text:p>FALSE</text:p>
          </table:table-cell>
          <table:table-cell table:formula="of:==[.F642]=[.F641]" office:value-type="boolean" office:boolean-value="false" calcext:value-type="boolean">
            <text:p>FALSE</text:p>
          </table:table-cell>
          <table:table-cell table:formula="of:==[.G642]=[.G641]" office:value-type="boolean" office:boolean-value="false" calcext:value-type="boolean">
            <text:p>FALSE</text:p>
          </table:table-cell>
          <table:table-cell table:formula="of:==[.H642]=[.H641]" office:value-type="boolean" office:boolean-value="false" calcext:value-type="boolean">
            <text:p>FALSE</text:p>
          </table:table-cell>
          <table:table-cell table:formula="of:==[.I642]=[.I64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tot:Cp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240858712874026" calcext:value-type="float">
            <text:p>0.240858712874026</text:p>
          </table:table-cell>
          <table:table-cell office:value-type="float" office:value="0.240729248418016" calcext:value-type="float">
            <text:p>0.240729248418016</text:p>
          </table:table-cell>
          <table:table-cell office:value-type="float" office:value="0.240609315618056" calcext:value-type="float">
            <text:p>0.240609315618056</text:p>
          </table:table-cell>
          <table:table-cell office:value-type="float" office:value="0.240498949467916" calcext:value-type="float">
            <text:p>0.240498949467916</text:p>
          </table:table-cell>
          <table:table-cell office:value-type="float" office:value="0.240396009971265" calcext:value-type="float">
            <text:p>0.240396009971265</text:p>
          </table:table-cell>
          <table:table-cell table:formula="of:==[.D643]=[.D642]" office:value-type="boolean" office:boolean-value="false" calcext:value-type="boolean">
            <text:p>FALSE</text:p>
          </table:table-cell>
          <table:table-cell table:formula="of:==[.E643]=[.E642]" office:value-type="boolean" office:boolean-value="false" calcext:value-type="boolean">
            <text:p>FALSE</text:p>
          </table:table-cell>
          <table:table-cell table:formula="of:==[.F643]=[.F642]" office:value-type="boolean" office:boolean-value="false" calcext:value-type="boolean">
            <text:p>FALSE</text:p>
          </table:table-cell>
          <table:table-cell table:formula="of:==[.G643]=[.G642]" office:value-type="boolean" office:boolean-value="false" calcext:value-type="boolean">
            <text:p>FALSE</text:p>
          </table:table-cell>
          <table:table-cell table:formula="of:==[.H643]=[.H642]" office:value-type="boolean" office:boolean-value="false" calcext:value-type="boolean">
            <text:p>FALSE</text:p>
          </table:table-cell>
          <table:table-cell table:formula="of:==[.I643]=[.I64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tot:Cv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0.172297906043612" calcext:value-type="float">
            <text:p>0.172297906043612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0.172048506737092" calcext:value-type="float">
            <text:p>0.172048506737092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0.171835198959659" calcext:value-type="float">
            <text:p>0.171835198959659</text:p>
          </table:table-cell>
          <table:table-cell table:formula="of:==[.D644]=[.D643]" office:value-type="boolean" office:boolean-value="false" calcext:value-type="boolean">
            <text:p>FALSE</text:p>
          </table:table-cell>
          <table:table-cell table:formula="of:==[.E644]=[.E643]" office:value-type="boolean" office:boolean-value="false" calcext:value-type="boolean">
            <text:p>FALSE</text:p>
          </table:table-cell>
          <table:table-cell table:formula="of:==[.F644]=[.F643]" office:value-type="boolean" office:boolean-value="false" calcext:value-type="boolean">
            <text:p>FALSE</text:p>
          </table:table-cell>
          <table:table-cell table:formula="of:==[.G644]=[.G643]" office:value-type="boolean" office:boolean-value="false" calcext:value-type="boolean">
            <text:p>FALSE</text:p>
          </table:table-cell>
          <table:table-cell table:formula="of:==[.H644]=[.H643]" office:value-type="boolean" office:boolean-value="false" calcext:value-type="boolean">
            <text:p>FALSE</text:p>
          </table:table-cell>
          <table:table-cell table:formula="of:==[.I644]=[.I64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tot:gamma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1.39899165033749" calcext:value-type="float">
            <text:p>1.39899165033749</text:p>
          </table:table-cell>
          <table:table-cell table:formula="of:==[.D645]=[.D644]" office:value-type="boolean" office:boolean-value="false" calcext:value-type="boolean">
            <text:p>FALSE</text:p>
          </table:table-cell>
          <table:table-cell table:formula="of:==[.E645]=[.E644]" office:value-type="boolean" office:boolean-value="false" calcext:value-type="boolean">
            <text:p>FALSE</text:p>
          </table:table-cell>
          <table:table-cell table:formula="of:==[.F645]=[.F644]" office:value-type="boolean" office:boolean-value="false" calcext:value-type="boolean">
            <text:p>FALSE</text:p>
          </table:table-cell>
          <table:table-cell table:formula="of:==[.G645]=[.G644]" office:value-type="boolean" office:boolean-value="false" calcext:value-type="boolean">
            <text:p>FALSE</text:p>
          </table:table-cell>
          <table:table-cell table:formula="of:==[.H645]=[.H644]" office:value-type="boolean" office:boolean-value="false" calcext:value-type="boolean">
            <text:p>FALSE</text:p>
          </table:table-cell>
          <table:table-cell table:formula="of:==[.I645]=[.I64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tot:h</text:p>
          </table:table-cell>
          <table:table-cell office:value-type="float" office:value="24.4709747439654" calcext:value-type="float">
            <text:p>24.4709747439654</text:p>
          </table:table-cell>
          <table:table-cell office:value-type="float" office:value="21.7207916045883" calcext:value-type="float">
            <text:p>21.7207916045883</text:p>
          </table:table-cell>
          <table:table-cell office:value-type="float" office:value="18.9670531947145" calcext:value-type="float">
            <text:p>18.9670531947145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10.9857483896419" calcext:value-type="float">
            <text:p>10.9857483896419</text:p>
          </table:table-cell>
          <table:table-cell table:formula="of:==[.D646]=[.D645]" office:value-type="boolean" office:boolean-value="false" calcext:value-type="boolean">
            <text:p>FALSE</text:p>
          </table:table-cell>
          <table:table-cell table:formula="of:==[.E646]=[.E645]" office:value-type="boolean" office:boolean-value="false" calcext:value-type="boolean">
            <text:p>FALSE</text:p>
          </table:table-cell>
          <table:table-cell table:formula="of:==[.F646]=[.F645]" office:value-type="boolean" office:boolean-value="false" calcext:value-type="boolean">
            <text:p>FALSE</text:p>
          </table:table-cell>
          <table:table-cell table:formula="of:==[.G646]=[.G645]" office:value-type="boolean" office:boolean-value="false" calcext:value-type="boolean">
            <text:p>FALSE</text:p>
          </table:table-cell>
          <table:table-cell table:formula="of:==[.H646]=[.H645]" office:value-type="boolean" office:boolean-value="false" calcext:value-type="boolean">
            <text:p>FALSE</text:p>
          </table:table-cell>
          <table:table-cell table:formula="of:==[.I646]=[.I64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tot:P</text:p>
          </table:table-cell>
          <table:table-cell office:value-type="float" office:value="17.0123615030236" calcext:value-type="float">
            <text:p>17.0123615030236</text:p>
          </table:table-cell>
          <table:table-cell office:value-type="float" office:value="16.1751149743563" calcext:value-type="float">
            <text:p>16.1751149743563</text:p>
          </table:table-cell>
          <table:table-cell office:value-type="float" office:value="15.3357007440937" calcext:value-type="float">
            <text:p>15.3357007440937</text:p>
          </table:table-cell>
          <table:table-cell office:value-type="float" office:value="14.4424019106727" calcext:value-type="float">
            <text:p>14.4424019106727</text:p>
          </table:table-cell>
          <table:table-cell office:value-type="float" office:value="13.6053912659989" calcext:value-type="float">
            <text:p>13.6053912659989</text:p>
          </table:table-cell>
          <table:table-cell office:value-type="float" office:value="12.7650839221937" calcext:value-type="float">
            <text:p>12.7650839221937</text:p>
          </table:table-cell>
          <table:table-cell table:formula="of:==[.D647]=[.D646]" office:value-type="boolean" office:boolean-value="false" calcext:value-type="boolean">
            <text:p>FALSE</text:p>
          </table:table-cell>
          <table:table-cell table:formula="of:==[.E647]=[.E646]" office:value-type="boolean" office:boolean-value="false" calcext:value-type="boolean">
            <text:p>FALSE</text:p>
          </table:table-cell>
          <table:table-cell table:formula="of:==[.F647]=[.F646]" office:value-type="boolean" office:boolean-value="false" calcext:value-type="boolean">
            <text:p>FALSE</text:p>
          </table:table-cell>
          <table:table-cell table:formula="of:==[.G647]=[.G646]" office:value-type="boolean" office:boolean-value="false" calcext:value-type="boolean">
            <text:p>FALSE</text:p>
          </table:table-cell>
          <table:table-cell table:formula="of:==[.H647]=[.H646]" office:value-type="boolean" office:boolean-value="false" calcext:value-type="boolean">
            <text:p>FALSE</text:p>
          </table:table-cell>
          <table:table-cell table:formula="of:==[.I647]=[.I64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tot:R</text:p>
          </table:table-cell>
          <table:table-cell table:number-columns-repeated="6" office:value-type="float" office:value="0.0685607538987739" calcext:value-type="float">
            <text:p>0.0685607538987739</text:p>
          </table:table-cell>
          <table:table-cell table:formula="of:==[.D648]=[.D647]" office:value-type="boolean" office:boolean-value="false" calcext:value-type="boolean">
            <text:p>FALSE</text:p>
          </table:table-cell>
          <table:table-cell table:formula="of:==[.E648]=[.E647]" office:value-type="boolean" office:boolean-value="false" calcext:value-type="boolean">
            <text:p>FALSE</text:p>
          </table:table-cell>
          <table:table-cell table:formula="of:==[.F648]=[.F647]" office:value-type="boolean" office:boolean-value="false" calcext:value-type="boolean">
            <text:p>FALSE</text:p>
          </table:table-cell>
          <table:table-cell table:formula="of:==[.G648]=[.G647]" office:value-type="boolean" office:boolean-value="false" calcext:value-type="boolean">
            <text:p>FALSE</text:p>
          </table:table-cell>
          <table:table-cell table:formula="of:==[.H648]=[.H647]" office:value-type="boolean" office:boolean-value="false" calcext:value-type="boolean">
            <text:p>FALSE</text:p>
          </table:table-cell>
          <table:table-cell table:formula="of:==[.I648]=[.I64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tot:rho</text:p>
          </table:table-cell>
          <table:table-cell office:value-type="float" office:value="0.0710574259165271" calcext:value-type="float">
            <text:p>0.0710574259165271</text:p>
          </table:table-cell>
          <table:table-cell office:value-type="float" office:value="0.0687753525413688" calcext:value-type="float">
            <text:p>0.0687753525413688</text:p>
          </table:table-cell>
          <table:table-cell office:value-type="float" office:value="0.0664025595558252" calcext:value-type="float">
            <text:p>0.0664025595558252</text:p>
          </table:table-cell>
          <table:table-cell office:value-type="float" office:value="0.0636833430011259" calcext:value-type="float">
            <text:p>0.0636833430011259</text:p>
          </table:table-cell>
          <table:table-cell office:value-type="float" office:value="0.0610905628216061" calcext:value-type="float">
            <text:p>0.0610905628216061</text:p>
          </table:table-cell>
          <table:table-cell office:value-type="float" office:value="0.0583793834287738" calcext:value-type="float">
            <text:p>0.0583793834287738</text:p>
          </table:table-cell>
          <table:table-cell table:formula="of:==[.D649]=[.D648]" office:value-type="boolean" office:boolean-value="false" calcext:value-type="boolean">
            <text:p>FALSE</text:p>
          </table:table-cell>
          <table:table-cell table:formula="of:==[.E649]=[.E648]" office:value-type="boolean" office:boolean-value="false" calcext:value-type="boolean">
            <text:p>FALSE</text:p>
          </table:table-cell>
          <table:table-cell table:formula="of:==[.F649]=[.F648]" office:value-type="boolean" office:boolean-value="false" calcext:value-type="boolean">
            <text:p>FALSE</text:p>
          </table:table-cell>
          <table:table-cell table:formula="of:==[.G649]=[.G648]" office:value-type="boolean" office:boolean-value="false" calcext:value-type="boolean">
            <text:p>FALSE</text:p>
          </table:table-cell>
          <table:table-cell table:formula="of:==[.H649]=[.H648]" office:value-type="boolean" office:boolean-value="false" calcext:value-type="boolean">
            <text:p>FALSE</text:p>
          </table:table-cell>
          <table:table-cell table:formula="of:==[.I649]=[.I64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tot:S</text:p>
          </table:table-cell>
          <table:table-cell office:value-type="float" office:value="1.67408880370189" calcext:value-type="float">
            <text:p>1.67408880370189</text:p>
          </table:table-cell>
          <table:table-cell office:value-type="float" office:value="1.67325485135881" calcext:value-type="float">
            <text:p>1.67325485135881</text:p>
          </table:table-cell>
          <table:table-cell office:value-type="float" office:value="1.67253087743266" calcext:value-type="float">
            <text:p>1.67253087743266</text:p>
          </table:table-cell>
          <table:table-cell office:value-type="float" office:value="1.67226496148981" calcext:value-type="float">
            <text:p>1.67226496148981</text:p>
          </table:table-cell>
          <table:table-cell office:value-type="float" office:value="1.67199553039354" calcext:value-type="float">
            <text:p>1.67199553039354</text:p>
          </table:table-cell>
          <table:table-cell office:value-type="float" office:value="1.67195253322323" calcext:value-type="float">
            <text:p>1.67195253322323</text:p>
          </table:table-cell>
          <table:table-cell table:formula="of:==[.D650]=[.D649]" office:value-type="boolean" office:boolean-value="false" calcext:value-type="boolean">
            <text:p>FALSE</text:p>
          </table:table-cell>
          <table:table-cell table:formula="of:==[.E650]=[.E649]" office:value-type="boolean" office:boolean-value="false" calcext:value-type="boolean">
            <text:p>FALSE</text:p>
          </table:table-cell>
          <table:table-cell table:formula="of:==[.F650]=[.F649]" office:value-type="boolean" office:boolean-value="false" calcext:value-type="boolean">
            <text:p>FALSE</text:p>
          </table:table-cell>
          <table:table-cell table:formula="of:==[.G650]=[.G649]" office:value-type="boolean" office:boolean-value="false" calcext:value-type="boolean">
            <text:p>FALSE</text:p>
          </table:table-cell>
          <table:table-cell table:formula="of:==[.H650]=[.H649]" office:value-type="boolean" office:boolean-value="false" calcext:value-type="boolean">
            <text:p>FALSE</text:p>
          </table:table-cell>
          <table:table-cell table:formula="of:==[.I650]=[.I64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er.in_flow2.Fl_I2:tot:T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623.349536924259" calcext:value-type="float">
            <text:p>623.349536924259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590.169832965148" calcext:value-type="float">
            <text:p>590.169832965148</text:p>
          </table:table-cell>
          <table:table-cell table:formula="of:==[.D651]=[.D650]" office:value-type="boolean" office:boolean-value="false" calcext:value-type="boolean">
            <text:p>FALSE</text:p>
          </table:table-cell>
          <table:table-cell table:formula="of:==[.E651]=[.E650]" office:value-type="boolean" office:boolean-value="false" calcext:value-type="boolean">
            <text:p>FALSE</text:p>
          </table:table-cell>
          <table:table-cell table:formula="of:==[.F651]=[.F650]" office:value-type="boolean" office:boolean-value="false" calcext:value-type="boolean">
            <text:p>FALSE</text:p>
          </table:table-cell>
          <table:table-cell table:formula="of:==[.G651]=[.G650]" office:value-type="boolean" office:boolean-value="false" calcext:value-type="boolean">
            <text:p>FALSE</text:p>
          </table:table-cell>
          <table:table-cell table:formula="of:==[.H651]=[.H650]" office:value-type="boolean" office:boolean-value="false" calcext:value-type="boolean">
            <text:p>FALSE</text:p>
          </table:table-cell>
          <table:table-cell table:formula="of:==[.I651]=[.I65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Fg</text:p>
          </table:table-cell>
          <table:table-cell office:value-type="float" office:value="6802.79655492637" calcext:value-type="float">
            <text:p>6802.79655492637</text:p>
          </table:table-cell>
          <table:table-cell office:value-type="float" office:value="6360.73428706641" calcext:value-type="float">
            <text:p>6360.73428706641</text:p>
          </table:table-cell>
          <table:table-cell office:value-type="float" office:value="5921.4676740686" calcext:value-type="float">
            <text:p>5921.4676740686</text:p>
          </table:table-cell>
          <table:table-cell office:value-type="float" office:value="5460.57387804342" calcext:value-type="float">
            <text:p>5460.57387804342</text:p>
          </table:table-cell>
          <table:table-cell office:value-type="float" office:value="5033.73619734602" calcext:value-type="float">
            <text:p>5033.73619734602</text:p>
          </table:table-cell>
          <table:table-cell office:value-type="float" office:value="4609.34847321362" calcext:value-type="float">
            <text:p>4609.34847321362</text:p>
          </table:table-cell>
          <table:table-cell table:formula="of:==[.D652]=[.D651]" office:value-type="boolean" office:boolean-value="false" calcext:value-type="boolean">
            <text:p>FALSE</text:p>
          </table:table-cell>
          <table:table-cell table:formula="of:==[.E652]=[.E651]" office:value-type="boolean" office:boolean-value="false" calcext:value-type="boolean">
            <text:p>FALSE</text:p>
          </table:table-cell>
          <table:table-cell table:formula="of:==[.F652]=[.F651]" office:value-type="boolean" office:boolean-value="false" calcext:value-type="boolean">
            <text:p>FALSE</text:p>
          </table:table-cell>
          <table:table-cell table:formula="of:==[.G652]=[.G651]" office:value-type="boolean" office:boolean-value="false" calcext:value-type="boolean">
            <text:p>FALSE</text:p>
          </table:table-cell>
          <table:table-cell table:formula="of:==[.H652]=[.H651]" office:value-type="boolean" office:boolean-value="false" calcext:value-type="boolean">
            <text:p>FALSE</text:p>
          </table:table-cell>
          <table:table-cell table:formula="of:==[.I652]=[.I65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Fg_0</text:p>
          </table:table-cell>
          <table:table-cell office:value-type="float" office:value="6802.79655492637" calcext:value-type="float">
            <text:p>6802.79655492637</text:p>
          </table:table-cell>
          <table:table-cell office:value-type="float" office:value="6360.73428706641" calcext:value-type="float">
            <text:p>6360.73428706641</text:p>
          </table:table-cell>
          <table:table-cell office:value-type="float" office:value="5921.4676740686" calcext:value-type="float">
            <text:p>5921.4676740686</text:p>
          </table:table-cell>
          <table:table-cell office:value-type="float" office:value="5460.57387804342" calcext:value-type="float">
            <text:p>5460.57387804342</text:p>
          </table:table-cell>
          <table:table-cell office:value-type="float" office:value="5033.73619734602" calcext:value-type="float">
            <text:p>5033.73619734602</text:p>
          </table:table-cell>
          <table:table-cell office:value-type="float" office:value="4609.34847321362" calcext:value-type="float">
            <text:p>4609.34847321362</text:p>
          </table:table-cell>
          <table:table-cell table:formula="of:==[.D653]=[.D652]" office:value-type="boolean" office:boolean-value="true" calcext:value-type="boolean">
            <text:p>TRUE</text:p>
          </table:table-cell>
          <table:table-cell table:formula="of:==[.E653]=[.E652]" office:value-type="boolean" office:boolean-value="true" calcext:value-type="boolean">
            <text:p>TRUE</text:p>
          </table:table-cell>
          <table:table-cell table:formula="of:==[.F653]=[.F652]" office:value-type="boolean" office:boolean-value="true" calcext:value-type="boolean">
            <text:p>TRUE</text:p>
          </table:table-cell>
          <table:table-cell table:formula="of:==[.G653]=[.G652]" office:value-type="boolean" office:boolean-value="true" calcext:value-type="boolean">
            <text:p>TRUE</text:p>
          </table:table-cell>
          <table:table-cell table:formula="of:==[.H653]=[.H652]" office:value-type="boolean" office:boolean-value="true" calcext:value-type="boolean">
            <text:p>TRUE</text:p>
          </table:table-cell>
          <table:table-cell table:formula="of:==[.I653]=[.I6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Fn</text:p>
          </table:table-cell>
          <table:table-cell office:value-type="float" office:value="5499.9999768744" calcext:value-type="float">
            <text:p>5499.9999768744</text:p>
          </table:table-cell>
          <table:table-cell office:value-type="float" office:value="5124.48492048146" calcext:value-type="float">
            <text:p>5124.48492048146</text:p>
          </table:table-cell>
          <table:table-cell office:value-type="float" office:value="4751.73634693094" calcext:value-type="float">
            <text:p>4751.73634693094</text:p>
          </table:table-cell>
          <table:table-cell office:value-type="float" office:value="4361.08916081273" calcext:value-type="float">
            <text:p>4361.08916081273</text:p>
          </table:table-cell>
          <table:table-cell office:value-type="float" office:value="3999.75587461964" calcext:value-type="float">
            <text:p>3999.75587461964</text:p>
          </table:table-cell>
          <table:table-cell office:value-type="float" office:value="3640.95982965868" calcext:value-type="float">
            <text:p>3640.95982965868</text:p>
          </table:table-cell>
          <table:table-cell table:formula="of:==[.D654]=[.D653]" office:value-type="boolean" office:boolean-value="false" calcext:value-type="boolean">
            <text:p>FALSE</text:p>
          </table:table-cell>
          <table:table-cell table:formula="of:==[.E654]=[.E653]" office:value-type="boolean" office:boolean-value="false" calcext:value-type="boolean">
            <text:p>FALSE</text:p>
          </table:table-cell>
          <table:table-cell table:formula="of:==[.F654]=[.F653]" office:value-type="boolean" office:boolean-value="false" calcext:value-type="boolean">
            <text:p>FALSE</text:p>
          </table:table-cell>
          <table:table-cell table:formula="of:==[.G654]=[.G653]" office:value-type="boolean" office:boolean-value="false" calcext:value-type="boolean">
            <text:p>FALSE</text:p>
          </table:table-cell>
          <table:table-cell table:formula="of:==[.H654]=[.H653]" office:value-type="boolean" office:boolean-value="false" calcext:value-type="boolean">
            <text:p>FALSE</text:p>
          </table:table-cell>
          <table:table-cell table:formula="of:==[.I654]=[.I65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OPR</text:p>
          </table:table-cell>
          <table:table-cell office:value-type="float" office:value="30.4944419348897" calcext:value-type="float">
            <text:p>30.4944419348897</text:p>
          </table:table-cell>
          <table:table-cell office:value-type="float" office:value="28.1909242804664" calcext:value-type="float">
            <text:p>28.1909242804664</text:p>
          </table:table-cell>
          <table:table-cell office:value-type="float" office:value="25.9414254806008" calcext:value-type="float">
            <text:p>25.9414254806008</text:p>
          </table:table-cell>
          <table:table-cell office:value-type="float" office:value="23.6938049376768" calcext:value-type="float">
            <text:p>23.6938049376768</text:p>
          </table:table-cell>
          <table:table-cell office:value-type="float" office:value="21.6472850935786" calcext:value-type="float">
            <text:p>21.6472850935786</text:p>
          </table:table-cell>
          <table:table-cell office:value-type="float" office:value="19.6548459611162" calcext:value-type="float">
            <text:p>19.6548459611162</text:p>
          </table:table-cell>
          <table:table-cell table:formula="of:==[.D655]=[.D654]" office:value-type="boolean" office:boolean-value="false" calcext:value-type="boolean">
            <text:p>FALSE</text:p>
          </table:table-cell>
          <table:table-cell table:formula="of:==[.E655]=[.E654]" office:value-type="boolean" office:boolean-value="false" calcext:value-type="boolean">
            <text:p>FALSE</text:p>
          </table:table-cell>
          <table:table-cell table:formula="of:==[.F655]=[.F654]" office:value-type="boolean" office:boolean-value="false" calcext:value-type="boolean">
            <text:p>FALSE</text:p>
          </table:table-cell>
          <table:table-cell table:formula="of:==[.G655]=[.G654]" office:value-type="boolean" office:boolean-value="false" calcext:value-type="boolean">
            <text:p>FALSE</text:p>
          </table:table-cell>
          <table:table-cell table:formula="of:==[.H655]=[.H654]" office:value-type="boolean" office:boolean-value="false" calcext:value-type="boolean">
            <text:p>FALSE</text:p>
          </table:table-cell>
          <table:table-cell table:formula="of:==[.I655]=[.I65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powe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656]=[.D655]" office:value-type="boolean" office:boolean-value="false" calcext:value-type="boolean">
            <text:p>FALSE</text:p>
          </table:table-cell>
          <table:table-cell table:formula="of:==[.E656]=[.E655]" office:value-type="boolean" office:boolean-value="false" calcext:value-type="boolean">
            <text:p>FALSE</text:p>
          </table:table-cell>
          <table:table-cell table:formula="of:==[.F656]=[.F655]" office:value-type="boolean" office:boolean-value="false" calcext:value-type="boolean">
            <text:p>FALSE</text:p>
          </table:table-cell>
          <table:table-cell table:formula="of:==[.G656]=[.G655]" office:value-type="boolean" office:boolean-value="false" calcext:value-type="boolean">
            <text:p>FALSE</text:p>
          </table:table-cell>
          <table:table-cell table:formula="of:==[.H656]=[.H655]" office:value-type="boolean" office:boolean-value="false" calcext:value-type="boolean">
            <text:p>FALSE</text:p>
          </table:table-cell>
          <table:table-cell table:formula="of:==[.I656]=[.I65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PSFC</text:p>
          </table:table-cell>
          <table:table-cell office:value-type="float" office:value="9136.91271479318" calcext:value-type="float">
            <text:p>9136.91271479318</text:p>
          </table:table-cell>
          <table:table-cell office:value-type="float" office:value="8670.82117067631" calcext:value-type="float">
            <text:p>8670.82117067631</text:p>
          </table:table-cell>
          <table:table-cell office:value-type="float" office:value="8204.91286878321" calcext:value-type="float">
            <text:p>8204.91286878321</text:p>
          </table:table-cell>
          <table:table-cell office:value-type="float" office:value="7712.86405100922" calcext:value-type="float">
            <text:p>7712.86405100922</text:p>
          </table:table-cell>
          <table:table-cell office:value-type="float" office:value="7254.00769969771" calcext:value-type="float">
            <text:p>7254.00769969771</text:p>
          </table:table-cell>
          <table:table-cell office:value-type="float" office:value="6794.51376463323" calcext:value-type="float">
            <text:p>6794.51376463323</text:p>
          </table:table-cell>
          <table:table-cell table:formula="of:==[.D657]=[.D656]" office:value-type="boolean" office:boolean-value="false" calcext:value-type="boolean">
            <text:p>FALSE</text:p>
          </table:table-cell>
          <table:table-cell table:formula="of:==[.E657]=[.E656]" office:value-type="boolean" office:boolean-value="false" calcext:value-type="boolean">
            <text:p>FALSE</text:p>
          </table:table-cell>
          <table:table-cell table:formula="of:==[.F657]=[.F656]" office:value-type="boolean" office:boolean-value="false" calcext:value-type="boolean">
            <text:p>FALSE</text:p>
          </table:table-cell>
          <table:table-cell table:formula="of:==[.G657]=[.G656]" office:value-type="boolean" office:boolean-value="false" calcext:value-type="boolean">
            <text:p>FALSE</text:p>
          </table:table-cell>
          <table:table-cell table:formula="of:==[.H657]=[.H656]" office:value-type="boolean" office:boolean-value="false" calcext:value-type="boolean">
            <text:p>FALSE</text:p>
          </table:table-cell>
          <table:table-cell table:formula="of:==[.I657]=[.I65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Pt2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5.26737992968952" calcext:value-type="float">
            <text:p>5.26737992968952</text:p>
          </table:table-cell>
          <table:table-cell office:value-type="float" office:value="5.26737992968952" calcext:value-type="float">
            <text:p>5.26737992968952</text:p>
          </table:table-cell>
          <table:table-cell table:number-columns-repeated="2" office:value-type="float" office:value="5.26737992968952" calcext:value-type="float">
            <text:p>5.26737992968952</text:p>
          </table:table-cell>
          <table:table-cell office:value-type="float" office:value="5.26737992968955" calcext:value-type="float">
            <text:p>5.26737992968955</text:p>
          </table:table-cell>
          <table:table-cell table:formula="of:==[.D658]=[.D657]" office:value-type="boolean" office:boolean-value="false" calcext:value-type="boolean">
            <text:p>FALSE</text:p>
          </table:table-cell>
          <table:table-cell table:formula="of:==[.E658]=[.E657]" office:value-type="boolean" office:boolean-value="false" calcext:value-type="boolean">
            <text:p>FALSE</text:p>
          </table:table-cell>
          <table:table-cell table:formula="of:==[.F658]=[.F657]" office:value-type="boolean" office:boolean-value="false" calcext:value-type="boolean">
            <text:p>FALSE</text:p>
          </table:table-cell>
          <table:table-cell table:formula="of:==[.G658]=[.G657]" office:value-type="boolean" office:boolean-value="false" calcext:value-type="boolean">
            <text:p>FALSE</text:p>
          </table:table-cell>
          <table:table-cell table:formula="of:==[.H658]=[.H657]" office:value-type="boolean" office:boolean-value="false" calcext:value-type="boolean">
            <text:p>FALSE</text:p>
          </table:table-cell>
          <table:table-cell table:formula="of:==[.I658]=[.I65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Pt3</text:p>
          </table:table-cell>
          <table:table-cell office:value-type="float" office:value="160.625811414921" calcext:value-type="float">
            <text:p>160.625811414921</text:p>
          </table:table-cell>
          <table:table-cell office:value-type="float" office:value="148.492308754326" calcext:value-type="float">
            <text:p>148.492308754326</text:p>
          </table:table-cell>
          <table:table-cell office:value-type="float" office:value="136.643343924053" calcext:value-type="float">
            <text:p>136.643343924053</text:p>
          </table:table-cell>
          <table:table-cell office:value-type="float" office:value="124.804272586697" calcext:value-type="float">
            <text:p>124.804272586697</text:p>
          </table:table-cell>
          <table:table-cell office:value-type="float" office:value="114.024475034183" calcext:value-type="float">
            <text:p>114.024475034183</text:p>
          </table:table-cell>
          <table:table-cell office:value-type="float" office:value="103.529541136723" calcext:value-type="float">
            <text:p>103.529541136723</text:p>
          </table:table-cell>
          <table:table-cell table:formula="of:==[.D659]=[.D658]" office:value-type="boolean" office:boolean-value="false" calcext:value-type="boolean">
            <text:p>FALSE</text:p>
          </table:table-cell>
          <table:table-cell table:formula="of:==[.E659]=[.E658]" office:value-type="boolean" office:boolean-value="false" calcext:value-type="boolean">
            <text:p>FALSE</text:p>
          </table:table-cell>
          <table:table-cell table:formula="of:==[.F659]=[.F658]" office:value-type="boolean" office:boolean-value="false" calcext:value-type="boolean">
            <text:p>FALSE</text:p>
          </table:table-cell>
          <table:table-cell table:formula="of:==[.G659]=[.G658]" office:value-type="boolean" office:boolean-value="false" calcext:value-type="boolean">
            <text:p>FALSE</text:p>
          </table:table-cell>
          <table:table-cell table:formula="of:==[.H659]=[.H658]" office:value-type="boolean" office:boolean-value="false" calcext:value-type="boolean">
            <text:p>FALSE</text:p>
          </table:table-cell>
          <table:table-cell table:formula="of:==[.I659]=[.I65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ram_drag</text:p>
          </table:table-cell>
          <table:table-cell office:value-type="float" office:value="1302.79657805197" calcext:value-type="float">
            <text:p>1302.79657805197</text:p>
          </table:table-cell>
          <table:table-cell office:value-type="float" office:value="1236.24936658495" calcext:value-type="float">
            <text:p>1236.24936658495</text:p>
          </table:table-cell>
          <table:table-cell office:value-type="float" office:value="1169.73132713766" calcext:value-type="float">
            <text:p>1169.73132713766</text:p>
          </table:table-cell>
          <table:table-cell office:value-type="float" office:value="1099.4847172307" calcext:value-type="float">
            <text:p>1099.4847172307</text:p>
          </table:table-cell>
          <table:table-cell office:value-type="float" office:value="1033.98032272638" calcext:value-type="float">
            <text:p>1033.98032272638</text:p>
          </table:table-cell>
          <table:table-cell office:value-type="float" office:value="968.388643554938" calcext:value-type="float">
            <text:p>968.388643554938</text:p>
          </table:table-cell>
          <table:table-cell table:formula="of:==[.D660]=[.D659]" office:value-type="boolean" office:boolean-value="false" calcext:value-type="boolean">
            <text:p>FALSE</text:p>
          </table:table-cell>
          <table:table-cell table:formula="of:==[.E660]=[.E659]" office:value-type="boolean" office:boolean-value="false" calcext:value-type="boolean">
            <text:p>FALSE</text:p>
          </table:table-cell>
          <table:table-cell table:formula="of:==[.F660]=[.F659]" office:value-type="boolean" office:boolean-value="false" calcext:value-type="boolean">
            <text:p>FALSE</text:p>
          </table:table-cell>
          <table:table-cell table:formula="of:==[.G660]=[.G659]" office:value-type="boolean" office:boolean-value="false" calcext:value-type="boolean">
            <text:p>FALSE</text:p>
          </table:table-cell>
          <table:table-cell table:formula="of:==[.H660]=[.H659]" office:value-type="boolean" office:boolean-value="false" calcext:value-type="boolean">
            <text:p>FALSE</text:p>
          </table:table-cell>
          <table:table-cell table:formula="of:==[.I660]=[.I65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TSFC</text:p>
          </table:table-cell>
          <table:table-cell office:value-type="float" office:value="1.6612568642201" calcext:value-type="float">
            <text:p>1.6612568642201</text:p>
          </table:table-cell>
          <table:table-cell office:value-type="float" office:value="1.69203760089541" calcext:value-type="float">
            <text:p>1.69203760089541</text:p>
          </table:table-cell>
          <table:table-cell office:value-type="float" office:value="1.72671888121117" calcext:value-type="float">
            <text:p>1.72671888121117</text:p>
          </table:table-cell>
          <table:table-cell office:value-type="float" office:value="1.76856371576033" calcext:value-type="float">
            <text:p>1.76856371576033</text:p>
          </table:table-cell>
          <table:table-cell office:value-type="float" office:value="1.81361261214157" calcext:value-type="float">
            <text:p>1.81361261214157</text:p>
          </table:table-cell>
          <table:table-cell office:value-type="float" office:value="1.86613258110843" calcext:value-type="float">
            <text:p>1.86613258110843</text:p>
          </table:table-cell>
          <table:table-cell table:formula="of:==[.D661]=[.D660]" office:value-type="boolean" office:boolean-value="false" calcext:value-type="boolean">
            <text:p>FALSE</text:p>
          </table:table-cell>
          <table:table-cell table:formula="of:==[.E661]=[.E660]" office:value-type="boolean" office:boolean-value="false" calcext:value-type="boolean">
            <text:p>FALSE</text:p>
          </table:table-cell>
          <table:table-cell table:formula="of:==[.F661]=[.F660]" office:value-type="boolean" office:boolean-value="false" calcext:value-type="boolean">
            <text:p>FALSE</text:p>
          </table:table-cell>
          <table:table-cell table:formula="of:==[.G661]=[.G660]" office:value-type="boolean" office:boolean-value="false" calcext:value-type="boolean">
            <text:p>FALSE</text:p>
          </table:table-cell>
          <table:table-cell table:formula="of:==[.H661]=[.H660]" office:value-type="boolean" office:boolean-value="false" calcext:value-type="boolean">
            <text:p>FALSE</text:p>
          </table:table-cell>
          <table:table-cell table:formula="of:==[.I661]=[.I66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Wfuel</text:p>
          </table:table-cell>
          <table:table-cell office:value-type="float" office:value="2.53803130966477" calcext:value-type="float">
            <text:p>2.53803130966477</text:p>
          </table:table-cell>
          <table:table-cell office:value-type="float" office:value="2.40856143629897" calcext:value-type="float">
            <text:p>2.40856143629897</text:p>
          </table:table-cell>
          <table:table-cell office:value-type="float" office:value="2.27914246355089" calcext:value-type="float">
            <text:p>2.27914246355089</text:p>
          </table:table-cell>
          <table:table-cell office:value-type="float" office:value="2.14246223639145" calcext:value-type="float">
            <text:p>2.14246223639145</text:p>
          </table:table-cell>
          <table:table-cell office:value-type="float" office:value="2.01500213880492" calcext:value-type="float">
            <text:p>2.01500213880492</text:p>
          </table:table-cell>
          <table:table-cell office:value-type="float" office:value="1.88736493462034" calcext:value-type="float">
            <text:p>1.88736493462034</text:p>
          </table:table-cell>
          <table:table-cell table:formula="of:==[.D662]=[.D661]" office:value-type="boolean" office:boolean-value="false" calcext:value-type="boolean">
            <text:p>FALSE</text:p>
          </table:table-cell>
          <table:table-cell table:formula="of:==[.E662]=[.E661]" office:value-type="boolean" office:boolean-value="false" calcext:value-type="boolean">
            <text:p>FALSE</text:p>
          </table:table-cell>
          <table:table-cell table:formula="of:==[.F662]=[.F661]" office:value-type="boolean" office:boolean-value="false" calcext:value-type="boolean">
            <text:p>FALSE</text:p>
          </table:table-cell>
          <table:table-cell table:formula="of:==[.G662]=[.G661]" office:value-type="boolean" office:boolean-value="false" calcext:value-type="boolean">
            <text:p>FALSE</text:p>
          </table:table-cell>
          <table:table-cell table:formula="of:==[.H662]=[.H661]" office:value-type="boolean" office:boolean-value="false" calcext:value-type="boolean">
            <text:p>FALSE</text:p>
          </table:table-cell>
          <table:table-cell table:formula="of:==[.I662]=[.I66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Wfuel_0</text:p>
          </table:table-cell>
          <table:table-cell office:value-type="float" office:value="0.435962502974389" calcext:value-type="float">
            <text:p>0.435962502974389</text:p>
          </table:table-cell>
          <table:table-cell office:value-type="float" office:value="0.391389103892991" calcext:value-type="float">
            <text:p>0.391389103892991</text:p>
          </table:table-cell>
          <table:table-cell office:value-type="float" office:value="0.349450928571713" calcext:value-type="float">
            <text:p>0.349450928571713</text:p>
          </table:table-cell>
          <table:table-cell office:value-type="float" office:value="0.309302892978439" calcext:value-type="float">
            <text:p>0.309302892978439</text:p>
          </table:table-cell>
          <table:table-cell office:value-type="float" office:value="0.273394243393321" calcext:value-type="float">
            <text:p>0.273394243393321</text:p>
          </table:table-cell>
          <table:table-cell office:value-type="float" office:value="0.239887072779795" calcext:value-type="float">
            <text:p>0.239887072779795</text:p>
          </table:table-cell>
          <table:table-cell table:formula="of:==[.D663]=[.D662]" office:value-type="boolean" office:boolean-value="false" calcext:value-type="boolean">
            <text:p>FALSE</text:p>
          </table:table-cell>
          <table:table-cell table:formula="of:==[.E663]=[.E662]" office:value-type="boolean" office:boolean-value="false" calcext:value-type="boolean">
            <text:p>FALSE</text:p>
          </table:table-cell>
          <table:table-cell table:formula="of:==[.F663]=[.F662]" office:value-type="boolean" office:boolean-value="false" calcext:value-type="boolean">
            <text:p>FALSE</text:p>
          </table:table-cell>
          <table:table-cell table:formula="of:==[.G663]=[.G662]" office:value-type="boolean" office:boolean-value="false" calcext:value-type="boolean">
            <text:p>FALSE</text:p>
          </table:table-cell>
          <table:table-cell table:formula="of:==[.H663]=[.H662]" office:value-type="boolean" office:boolean-value="false" calcext:value-type="boolean">
            <text:p>FALSE</text:p>
          </table:table-cell>
          <table:table-cell table:formula="of:==[.I663]=[.I66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.Wfuel_1</text:p>
          </table:table-cell>
          <table:table-cell office:value-type="float" office:value="2.10206880669038" calcext:value-type="float">
            <text:p>2.10206880669038</text:p>
          </table:table-cell>
          <table:table-cell office:value-type="float" office:value="2.01717233240598" calcext:value-type="float">
            <text:p>2.01717233240598</text:p>
          </table:table-cell>
          <table:table-cell office:value-type="float" office:value="1.92969153497918" calcext:value-type="float">
            <text:p>1.92969153497918</text:p>
          </table:table-cell>
          <table:table-cell office:value-type="float" office:value="1.83315934341301" calcext:value-type="float">
            <text:p>1.83315934341301</text:p>
          </table:table-cell>
          <table:table-cell office:value-type="float" office:value="1.7416078954116" calcext:value-type="float">
            <text:p>1.7416078954116</text:p>
          </table:table-cell>
          <table:table-cell office:value-type="float" office:value="1.64747786184055" calcext:value-type="float">
            <text:p>1.64747786184055</text:p>
          </table:table-cell>
          <table:table-cell table:formula="of:==[.D664]=[.D663]" office:value-type="boolean" office:boolean-value="false" calcext:value-type="boolean">
            <text:p>FALSE</text:p>
          </table:table-cell>
          <table:table-cell table:formula="of:==[.E664]=[.E663]" office:value-type="boolean" office:boolean-value="false" calcext:value-type="boolean">
            <text:p>FALSE</text:p>
          </table:table-cell>
          <table:table-cell table:formula="of:==[.F664]=[.F663]" office:value-type="boolean" office:boolean-value="false" calcext:value-type="boolean">
            <text:p>FALSE</text:p>
          </table:table-cell>
          <table:table-cell table:formula="of:==[.G664]=[.G663]" office:value-type="boolean" office:boolean-value="false" calcext:value-type="boolean">
            <text:p>FALSE</text:p>
          </table:table-cell>
          <table:table-cell table:formula="of:==[.H664]=[.H663]" office:value-type="boolean" office:boolean-value="false" calcext:value-type="boolean">
            <text:p>FALSE</text:p>
          </table:table-cell>
          <table:table-cell table:formula="of:==[.I664]=[.I66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665]=[.D664]" office:value-type="boolean" office:boolean-value="false" calcext:value-type="boolean">
            <text:p>FALSE</text:p>
          </table:table-cell>
          <table:table-cell table:formula="of:==[.E665]=[.E664]" office:value-type="boolean" office:boolean-value="false" calcext:value-type="boolean">
            <text:p>FALSE</text:p>
          </table:table-cell>
          <table:table-cell table:formula="of:==[.F665]=[.F664]" office:value-type="boolean" office:boolean-value="false" calcext:value-type="boolean">
            <text:p>FALSE</text:p>
          </table:table-cell>
          <table:table-cell table:formula="of:==[.G665]=[.G664]" office:value-type="boolean" office:boolean-value="false" calcext:value-type="boolean">
            <text:p>FALSE</text:p>
          </table:table-cell>
          <table:table-cell table:formula="of:==[.H665]=[.H664]" office:value-type="boolean" office:boolean-value="false" calcext:value-type="boolean">
            <text:p>FALSE</text:p>
          </table:table-cell>
          <table:table-cell table:formula="of:==[.I665]=[.I66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area</text:p>
          </table:table-cell>
          <table:table-cell table:number-columns-repeated="6" office:value-type="float" office:value="86.8783099041836" calcext:value-type="float">
            <text:p>86.8783099041836</text:p>
          </table:table-cell>
          <table:table-cell table:formula="of:==[.D666]=[.D665]" office:value-type="boolean" office:boolean-value="false" calcext:value-type="boolean">
            <text:p>FALSE</text:p>
          </table:table-cell>
          <table:table-cell table:formula="of:==[.E666]=[.E665]" office:value-type="boolean" office:boolean-value="false" calcext:value-type="boolean">
            <text:p>FALSE</text:p>
          </table:table-cell>
          <table:table-cell table:formula="of:==[.F666]=[.F665]" office:value-type="boolean" office:boolean-value="false" calcext:value-type="boolean">
            <text:p>FALSE</text:p>
          </table:table-cell>
          <table:table-cell table:formula="of:==[.G666]=[.G665]" office:value-type="boolean" office:boolean-value="false" calcext:value-type="boolean">
            <text:p>FALSE</text:p>
          </table:table-cell>
          <table:table-cell table:formula="of:==[.H666]=[.H665]" office:value-type="boolean" office:boolean-value="false" calcext:value-type="boolean">
            <text:p>FALSE</text:p>
          </table:table-cell>
          <table:table-cell table:formula="of:==[.I666]=[.I66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Cp</text:p>
          </table:table-cell>
          <table:table-cell office:value-type="float" office:value="0.240850149034834" calcext:value-type="float">
            <text:p>0.240850149034834</text:p>
          </table:table-cell>
          <table:table-cell office:value-type="float" office:value="0.240729277470884" calcext:value-type="float">
            <text:p>0.240729277470884</text:p>
          </table:table-cell>
          <table:table-cell office:value-type="float" office:value="0.240614724340826" calcext:value-type="float">
            <text:p>0.240614724340826</text:p>
          </table:table-cell>
          <table:table-cell office:value-type="float" office:value="0.240508215777949" calcext:value-type="float">
            <text:p>0.240508215777949</text:p>
          </table:table-cell>
          <table:table-cell office:value-type="float" office:value="0.240409716666264" calcext:value-type="float">
            <text:p>0.240409716666264</text:p>
          </table:table-cell>
          <table:table-cell office:value-type="float" office:value="0.240317745782379" calcext:value-type="float">
            <text:p>0.240317745782379</text:p>
          </table:table-cell>
          <table:table-cell table:formula="of:==[.D667]=[.D666]" office:value-type="boolean" office:boolean-value="false" calcext:value-type="boolean">
            <text:p>FALSE</text:p>
          </table:table-cell>
          <table:table-cell table:formula="of:==[.E667]=[.E666]" office:value-type="boolean" office:boolean-value="false" calcext:value-type="boolean">
            <text:p>FALSE</text:p>
          </table:table-cell>
          <table:table-cell table:formula="of:==[.F667]=[.F666]" office:value-type="boolean" office:boolean-value="false" calcext:value-type="boolean">
            <text:p>FALSE</text:p>
          </table:table-cell>
          <table:table-cell table:formula="of:==[.G667]=[.G666]" office:value-type="boolean" office:boolean-value="false" calcext:value-type="boolean">
            <text:p>FALSE</text:p>
          </table:table-cell>
          <table:table-cell table:formula="of:==[.H667]=[.H666]" office:value-type="boolean" office:boolean-value="false" calcext:value-type="boolean">
            <text:p>FALSE</text:p>
          </table:table-cell>
          <table:table-cell table:formula="of:==[.I667]=[.I66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Cv</text:p>
          </table:table-cell>
          <table:table-cell office:value-type="float" office:value="0.172289342140113" calcext:value-type="float">
            <text:p>0.172289342140113</text:p>
          </table:table-cell>
          <table:table-cell office:value-type="float" office:value="0.172168469625067" calcext:value-type="float">
            <text:p>0.172168469625067</text:p>
          </table:table-cell>
          <table:table-cell office:value-type="float" office:value="0.172053915508745" calcext:value-type="float">
            <text:p>0.172053915508745</text:p>
          </table:table-cell>
          <table:table-cell office:value-type="float" office:value="0.171947405939703" calcext:value-type="float">
            <text:p>0.171947405939703</text:p>
          </table:table-cell>
          <table:table-cell office:value-type="float" office:value="0.171848905805086" calcext:value-type="float">
            <text:p>0.171848905805086</text:p>
          </table:table-cell>
          <table:table-cell office:value-type="float" office:value="0.171756933868741" calcext:value-type="float">
            <text:p>0.171756933868741</text:p>
          </table:table-cell>
          <table:table-cell table:formula="of:==[.D668]=[.D667]" office:value-type="boolean" office:boolean-value="false" calcext:value-type="boolean">
            <text:p>FALSE</text:p>
          </table:table-cell>
          <table:table-cell table:formula="of:==[.E668]=[.E667]" office:value-type="boolean" office:boolean-value="false" calcext:value-type="boolean">
            <text:p>FALSE</text:p>
          </table:table-cell>
          <table:table-cell table:formula="of:==[.F668]=[.F667]" office:value-type="boolean" office:boolean-value="false" calcext:value-type="boolean">
            <text:p>FALSE</text:p>
          </table:table-cell>
          <table:table-cell table:formula="of:==[.G668]=[.G667]" office:value-type="boolean" office:boolean-value="false" calcext:value-type="boolean">
            <text:p>FALSE</text:p>
          </table:table-cell>
          <table:table-cell table:formula="of:==[.H668]=[.H667]" office:value-type="boolean" office:boolean-value="false" calcext:value-type="boolean">
            <text:p>FALSE</text:p>
          </table:table-cell>
          <table:table-cell table:formula="of:==[.I668]=[.I66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gamma</text:p>
          </table:table-cell>
          <table:table-cell office:value-type="float" office:value="1.39793991112759" calcext:value-type="float">
            <text:p>1.39793991112759</text:p>
          </table:table-cell>
          <table:table-cell office:value-type="float" office:value="1.39821929416327" calcext:value-type="float">
            <text:p>1.39821929416327</text:p>
          </table:table-cell>
          <table:table-cell office:value-type="float" office:value="1.39848443573902" calcext:value-type="float">
            <text:p>1.39848443573902</text:p>
          </table:table-cell>
          <table:table-cell office:value-type="float" office:value="1.39873127524248" calcext:value-type="float">
            <text:p>1.39873127524248</text:p>
          </table:table-cell>
          <table:table-cell office:value-type="float" office:value="1.39895982547739" calcext:value-type="float">
            <text:p>1.39895982547739</text:p>
          </table:table-cell>
          <table:table-cell office:value-type="float" office:value="1.39917346553162" calcext:value-type="float">
            <text:p>1.39917346553162</text:p>
          </table:table-cell>
          <table:table-cell table:formula="of:==[.D669]=[.D668]" office:value-type="boolean" office:boolean-value="false" calcext:value-type="boolean">
            <text:p>FALSE</text:p>
          </table:table-cell>
          <table:table-cell table:formula="of:==[.E669]=[.E668]" office:value-type="boolean" office:boolean-value="false" calcext:value-type="boolean">
            <text:p>FALSE</text:p>
          </table:table-cell>
          <table:table-cell table:formula="of:==[.F669]=[.F668]" office:value-type="boolean" office:boolean-value="false" calcext:value-type="boolean">
            <text:p>FALSE</text:p>
          </table:table-cell>
          <table:table-cell table:formula="of:==[.G669]=[.G668]" office:value-type="boolean" office:boolean-value="false" calcext:value-type="boolean">
            <text:p>FALSE</text:p>
          </table:table-cell>
          <table:table-cell table:formula="of:==[.H669]=[.H668]" office:value-type="boolean" office:boolean-value="false" calcext:value-type="boolean">
            <text:p>FALSE</text:p>
          </table:table-cell>
          <table:table-cell table:formula="of:==[.I669]=[.I66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h</text:p>
          </table:table-cell>
          <table:table-cell office:value-type="float" office:value="21.5434481986914" calcext:value-type="float">
            <text:p>21.5434481986914</text:p>
          </table:table-cell>
          <table:table-cell office:value-type="float" office:value="18.9676895730125" calcext:value-type="float">
            <text:p>18.9676895730125</text:p>
          </table:table-cell>
          <table:table-cell office:value-type="float" office:value="16.3867335706621" calcext:value-type="float">
            <text:p>16.3867335706621</text:p>
          </table:table-cell>
          <table:table-cell office:value-type="float" office:value="13.8433912516836" calcext:value-type="float">
            <text:p>13.8433912516836</text:p>
          </table:table-cell>
          <table:table-cell office:value-type="float" office:value="11.345810743205" calcext:value-type="float">
            <text:p>11.345810743205</text:p>
          </table:table-cell>
          <table:table-cell office:value-type="float" office:value="8.8641629849552" calcext:value-type="float">
            <text:p>8.8641629849552</text:p>
          </table:table-cell>
          <table:table-cell table:formula="of:==[.D670]=[.D669]" office:value-type="boolean" office:boolean-value="false" calcext:value-type="boolean">
            <text:p>FALSE</text:p>
          </table:table-cell>
          <table:table-cell table:formula="of:==[.E670]=[.E669]" office:value-type="boolean" office:boolean-value="false" calcext:value-type="boolean">
            <text:p>FALSE</text:p>
          </table:table-cell>
          <table:table-cell table:formula="of:==[.F670]=[.F669]" office:value-type="boolean" office:boolean-value="false" calcext:value-type="boolean">
            <text:p>FALSE</text:p>
          </table:table-cell>
          <table:table-cell table:formula="of:==[.G670]=[.G669]" office:value-type="boolean" office:boolean-value="false" calcext:value-type="boolean">
            <text:p>FALSE</text:p>
          </table:table-cell>
          <table:table-cell table:formula="of:==[.H670]=[.H669]" office:value-type="boolean" office:boolean-value="false" calcext:value-type="boolean">
            <text:p>FALSE</text:p>
          </table:table-cell>
          <table:table-cell table:formula="of:==[.I670]=[.I66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MN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03552610564276" calcext:value-type="float">
            <text:p>0.303552610564276</text:p>
          </table:table-cell>
          <table:table-cell office:value-type="float" office:value="0.296405865941909" calcext:value-type="float">
            <text:p>0.296405865941909</text:p>
          </table:table-cell>
          <table:table-cell office:value-type="float" office:value="0.289397806282289" calcext:value-type="float">
            <text:p>0.289397806282289</text:p>
          </table:table-cell>
          <table:table-cell office:value-type="float" office:value="0.282780122975404" calcext:value-type="float">
            <text:p>0.282780122975404</text:p>
          </table:table-cell>
          <table:table-cell office:value-type="float" office:value="0.275838956054845" calcext:value-type="float">
            <text:p>0.275838956054845</text:p>
          </table:table-cell>
          <table:table-cell table:formula="of:==[.D671]=[.D670]" office:value-type="boolean" office:boolean-value="false" calcext:value-type="boolean">
            <text:p>FALSE</text:p>
          </table:table-cell>
          <table:table-cell table:formula="of:==[.E671]=[.E670]" office:value-type="boolean" office:boolean-value="false" calcext:value-type="boolean">
            <text:p>FALSE</text:p>
          </table:table-cell>
          <table:table-cell table:formula="of:==[.F671]=[.F670]" office:value-type="boolean" office:boolean-value="false" calcext:value-type="boolean">
            <text:p>FALSE</text:p>
          </table:table-cell>
          <table:table-cell table:formula="of:==[.G671]=[.G670]" office:value-type="boolean" office:boolean-value="false" calcext:value-type="boolean">
            <text:p>FALSE</text:p>
          </table:table-cell>
          <table:table-cell table:formula="of:==[.H671]=[.H670]" office:value-type="boolean" office:boolean-value="false" calcext:value-type="boolean">
            <text:p>FALSE</text:p>
          </table:table-cell>
          <table:table-cell table:formula="of:==[.I671]=[.I67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P</text:p>
          </table:table-cell>
          <table:table-cell office:value-type="float" office:value="16.0866652995259" calcext:value-type="float">
            <text:p>16.0866652995259</text:p>
          </table:table-cell>
          <table:table-cell office:value-type="float" office:value="15.3389668247706" calcext:value-type="float">
            <text:p>15.3389668247706</text:p>
          </table:table-cell>
          <table:table-cell office:value-type="float" office:value="14.5856715140758" calcext:value-type="float">
            <text:p>14.5856715140758</text:p>
          </table:table-cell>
          <table:table-cell office:value-type="float" office:value="13.7747478465709" calcext:value-type="float">
            <text:p>13.7747478465709</text:p>
          </table:table-cell>
          <table:table-cell office:value-type="float" office:value="13.0101723472686" calcext:value-type="float">
            <text:p>13.0101723472686</text:p>
          </table:table-cell>
          <table:table-cell office:value-type="float" office:value="12.2391745143885" calcext:value-type="float">
            <text:p>12.2391745143885</text:p>
          </table:table-cell>
          <table:table-cell table:formula="of:==[.D672]=[.D671]" office:value-type="boolean" office:boolean-value="false" calcext:value-type="boolean">
            <text:p>FALSE</text:p>
          </table:table-cell>
          <table:table-cell table:formula="of:==[.E672]=[.E671]" office:value-type="boolean" office:boolean-value="false" calcext:value-type="boolean">
            <text:p>FALSE</text:p>
          </table:table-cell>
          <table:table-cell table:formula="of:==[.F672]=[.F671]" office:value-type="boolean" office:boolean-value="false" calcext:value-type="boolean">
            <text:p>FALSE</text:p>
          </table:table-cell>
          <table:table-cell table:formula="of:==[.G672]=[.G671]" office:value-type="boolean" office:boolean-value="false" calcext:value-type="boolean">
            <text:p>FALSE</text:p>
          </table:table-cell>
          <table:table-cell table:formula="of:==[.H672]=[.H671]" office:value-type="boolean" office:boolean-value="false" calcext:value-type="boolean">
            <text:p>FALSE</text:p>
          </table:table-cell>
          <table:table-cell table:formula="of:==[.I672]=[.I67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673]=[.D672]" office:value-type="boolean" office:boolean-value="false" calcext:value-type="boolean">
            <text:p>FALSE</text:p>
          </table:table-cell>
          <table:table-cell table:formula="of:==[.E673]=[.E672]" office:value-type="boolean" office:boolean-value="false" calcext:value-type="boolean">
            <text:p>FALSE</text:p>
          </table:table-cell>
          <table:table-cell table:formula="of:==[.F673]=[.F672]" office:value-type="boolean" office:boolean-value="false" calcext:value-type="boolean">
            <text:p>FALSE</text:p>
          </table:table-cell>
          <table:table-cell table:formula="of:==[.G673]=[.G672]" office:value-type="boolean" office:boolean-value="false" calcext:value-type="boolean">
            <text:p>FALSE</text:p>
          </table:table-cell>
          <table:table-cell table:formula="of:==[.H673]=[.H672]" office:value-type="boolean" office:boolean-value="false" calcext:value-type="boolean">
            <text:p>FALSE</text:p>
          </table:table-cell>
          <table:table-cell table:formula="of:==[.I673]=[.I67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rho</text:p>
          </table:table-cell>
          <table:table-cell office:value-type="float" office:value="0.0684787049194515" calcext:value-type="float">
            <text:p>0.0684787049194515</text:p>
          </table:table-cell>
          <table:table-cell office:value-type="float" office:value="0.0664164197929411" calcext:value-type="float">
            <text:p>0.0664164197929411</text:p>
          </table:table-cell>
          <table:table-cell office:value-type="float" office:value="0.0642602740900207" calcext:value-type="float">
            <text:p>0.0642602740900207</text:p>
          </table:table-cell>
          <table:table-cell office:value-type="float" office:value="0.0617533410385389" calcext:value-type="float">
            <text:p>0.0617533410385389</text:p>
          </table:table-cell>
          <table:table-cell office:value-type="float" office:value="0.059349637019612" calcext:value-type="float">
            <text:p>0.059349637019612</text:p>
          </table:table-cell>
          <table:table-cell office:value-type="float" office:value="0.0568241298926119" calcext:value-type="float">
            <text:p>0.0568241298926119</text:p>
          </table:table-cell>
          <table:table-cell table:formula="of:==[.D674]=[.D673]" office:value-type="boolean" office:boolean-value="false" calcext:value-type="boolean">
            <text:p>FALSE</text:p>
          </table:table-cell>
          <table:table-cell table:formula="of:==[.E674]=[.E673]" office:value-type="boolean" office:boolean-value="false" calcext:value-type="boolean">
            <text:p>FALSE</text:p>
          </table:table-cell>
          <table:table-cell table:formula="of:==[.F674]=[.F673]" office:value-type="boolean" office:boolean-value="false" calcext:value-type="boolean">
            <text:p>FALSE</text:p>
          </table:table-cell>
          <table:table-cell table:formula="of:==[.G674]=[.G673]" office:value-type="boolean" office:boolean-value="false" calcext:value-type="boolean">
            <text:p>FALSE</text:p>
          </table:table-cell>
          <table:table-cell table:formula="of:==[.H674]=[.H673]" office:value-type="boolean" office:boolean-value="false" calcext:value-type="boolean">
            <text:p>FALSE</text:p>
          </table:table-cell>
          <table:table-cell table:formula="of:==[.I674]=[.I67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S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1.67121498020449" calcext:value-type="float">
            <text:p>1.67121498020449</text:p>
          </table:table-cell>
          <table:table-cell table:formula="of:==[.D675]=[.D674]" office:value-type="boolean" office:boolean-value="false" calcext:value-type="boolean">
            <text:p>FALSE</text:p>
          </table:table-cell>
          <table:table-cell table:formula="of:==[.E675]=[.E674]" office:value-type="boolean" office:boolean-value="false" calcext:value-type="boolean">
            <text:p>FALSE</text:p>
          </table:table-cell>
          <table:table-cell table:formula="of:==[.F675]=[.F674]" office:value-type="boolean" office:boolean-value="false" calcext:value-type="boolean">
            <text:p>FALSE</text:p>
          </table:table-cell>
          <table:table-cell table:formula="of:==[.G675]=[.G674]" office:value-type="boolean" office:boolean-value="false" calcext:value-type="boolean">
            <text:p>FALSE</text:p>
          </table:table-cell>
          <table:table-cell table:formula="of:==[.H675]=[.H674]" office:value-type="boolean" office:boolean-value="false" calcext:value-type="boolean">
            <text:p>FALSE</text:p>
          </table:table-cell>
          <table:table-cell table:formula="of:==[.I675]=[.I67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T</text:p>
          </table:table-cell>
          <table:table-cell office:value-type="float" office:value="634.049732388188" calcext:value-type="float">
            <text:p>634.049732388188</text:p>
          </table:table-cell>
          <table:table-cell office:value-type="float" office:value="623.352180567976" calcext:value-type="float">
            <text:p>623.352180567976</text:p>
          </table:table-cell>
          <table:table-cell office:value-type="float" office:value="612.627786444546" calcext:value-type="float">
            <text:p>612.627786444546</text:p>
          </table:table-cell>
          <table:table-cell office:value-type="float" office:value="602.054815438294" calcext:value-type="float">
            <text:p>602.054815438294</text:p>
          </table:table-cell>
          <table:table-cell office:value-type="float" office:value="591.667641910169" calcext:value-type="float">
            <text:p>591.667641910169</text:p>
          </table:table-cell>
          <table:table-cell office:value-type="float" office:value="581.342627022928" calcext:value-type="float">
            <text:p>581.342627022928</text:p>
          </table:table-cell>
          <table:table-cell table:formula="of:==[.D676]=[.D675]" office:value-type="boolean" office:boolean-value="false" calcext:value-type="boolean">
            <text:p>FALSE</text:p>
          </table:table-cell>
          <table:table-cell table:formula="of:==[.E676]=[.E675]" office:value-type="boolean" office:boolean-value="false" calcext:value-type="boolean">
            <text:p>FALSE</text:p>
          </table:table-cell>
          <table:table-cell table:formula="of:==[.F676]=[.F675]" office:value-type="boolean" office:boolean-value="false" calcext:value-type="boolean">
            <text:p>FALSE</text:p>
          </table:table-cell>
          <table:table-cell table:formula="of:==[.G676]=[.G675]" office:value-type="boolean" office:boolean-value="false" calcext:value-type="boolean">
            <text:p>FALSE</text:p>
          </table:table-cell>
          <table:table-cell table:formula="of:==[.H676]=[.H675]" office:value-type="boolean" office:boolean-value="false" calcext:value-type="boolean">
            <text:p>FALSE</text:p>
          </table:table-cell>
          <table:table-cell table:formula="of:==[.I676]=[.I67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V</text:p>
          </table:table-cell>
          <table:table-cell office:value-type="float" office:value="382.873502517142" calcext:value-type="float">
            <text:p>382.873502517142</text:p>
          </table:table-cell>
          <table:table-cell office:value-type="float" office:value="371.292386394351" calcext:value-type="float">
            <text:p>371.292386394351</text:p>
          </table:table-cell>
          <table:table-cell office:value-type="float" office:value="359.452611354442" calcext:value-type="float">
            <text:p>359.452611354442</text:p>
          </table:table-cell>
          <table:table-cell office:value-type="float" office:value="347.942980645078" calcext:value-type="float">
            <text:p>347.942980645078</text:p>
          </table:table-cell>
          <table:table-cell office:value-type="float" office:value="337.068442631689" calcext:value-type="float">
            <text:p>337.068442631689</text:p>
          </table:table-cell>
          <table:table-cell office:value-type="float" office:value="325.938115251149" calcext:value-type="float">
            <text:p>325.938115251149</text:p>
          </table:table-cell>
          <table:table-cell table:formula="of:==[.D677]=[.D676]" office:value-type="boolean" office:boolean-value="false" calcext:value-type="boolean">
            <text:p>FALSE</text:p>
          </table:table-cell>
          <table:table-cell table:formula="of:==[.E677]=[.E676]" office:value-type="boolean" office:boolean-value="false" calcext:value-type="boolean">
            <text:p>FALSE</text:p>
          </table:table-cell>
          <table:table-cell table:formula="of:==[.F677]=[.F676]" office:value-type="boolean" office:boolean-value="false" calcext:value-type="boolean">
            <text:p>FALSE</text:p>
          </table:table-cell>
          <table:table-cell table:formula="of:==[.G677]=[.G676]" office:value-type="boolean" office:boolean-value="false" calcext:value-type="boolean">
            <text:p>FALSE</text:p>
          </table:table-cell>
          <table:table-cell table:formula="of:==[.H677]=[.H676]" office:value-type="boolean" office:boolean-value="false" calcext:value-type="boolean">
            <text:p>FALSE</text:p>
          </table:table-cell>
          <table:table-cell table:formula="of:==[.I677]=[.I67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Vsonic</text:p>
          </table:table-cell>
          <table:table-cell office:value-type="float" office:value="1233.48422202688" calcext:value-type="float">
            <text:p>1233.48422202688</text:p>
          </table:table-cell>
          <table:table-cell office:value-type="float" office:value="1223.15662416526" calcext:value-type="float">
            <text:p>1223.15662416526</text:p>
          </table:table-cell>
          <table:table-cell office:value-type="float" office:value="1212.70410830833" calcext:value-type="float">
            <text:p>1212.70410830833</text:p>
          </table:table-cell>
          <table:table-cell office:value-type="float" office:value="1202.29999361392" calcext:value-type="float">
            <text:p>1202.29999361392</text:p>
          </table:table-cell>
          <table:table-cell office:value-type="float" office:value="1191.98067772609" calcext:value-type="float">
            <text:p>1191.98067772609</text:p>
          </table:table-cell>
          <table:table-cell office:value-type="float" office:value="1181.62466938261" calcext:value-type="float">
            <text:p>1181.62466938261</text:p>
          </table:table-cell>
          <table:table-cell table:formula="of:==[.D678]=[.D677]" office:value-type="boolean" office:boolean-value="false" calcext:value-type="boolean">
            <text:p>FALSE</text:p>
          </table:table-cell>
          <table:table-cell table:formula="of:==[.E678]=[.E677]" office:value-type="boolean" office:boolean-value="false" calcext:value-type="boolean">
            <text:p>FALSE</text:p>
          </table:table-cell>
          <table:table-cell table:formula="of:==[.F678]=[.F677]" office:value-type="boolean" office:boolean-value="false" calcext:value-type="boolean">
            <text:p>FALSE</text:p>
          </table:table-cell>
          <table:table-cell table:formula="of:==[.G678]=[.G677]" office:value-type="boolean" office:boolean-value="false" calcext:value-type="boolean">
            <text:p>FALSE</text:p>
          </table:table-cell>
          <table:table-cell table:formula="of:==[.H678]=[.H677]" office:value-type="boolean" office:boolean-value="false" calcext:value-type="boolean">
            <text:p>FALSE</text:p>
          </table:table-cell>
          <table:table-cell table:formula="of:==[.I678]=[.I67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W</text:p>
          </table:table-cell>
          <table:table-cell office:value-type="float" office:value="15.8182968427373" calcext:value-type="float">
            <text:p>15.8182968427373</text:p>
          </table:table-cell>
          <table:table-cell office:value-type="float" office:value="14.8778568758857" calcext:value-type="float">
            <text:p>14.8778568758857</text:p>
          </table:table-cell>
          <table:table-cell office:value-type="float" office:value="13.9358379723603" calcext:value-type="float">
            <text:p>13.9358379723603</text:p>
          </table:table-cell>
          <table:table-cell office:value-type="float" office:value="12.9633548820209" calcext:value-type="float">
            <text:p>12.9633548820209</text:p>
          </table:table-cell>
          <table:table-cell office:value-type="float" office:value="12.0693820053909" calcext:value-type="float">
            <text:p>12.0693820053909</text:p>
          </table:table-cell>
          <table:table-cell office:value-type="float" office:value="11.1742096661882" calcext:value-type="float">
            <text:p>11.1742096661882</text:p>
          </table:table-cell>
          <table:table-cell table:formula="of:==[.D679]=[.D678]" office:value-type="boolean" office:boolean-value="false" calcext:value-type="boolean">
            <text:p>FALSE</text:p>
          </table:table-cell>
          <table:table-cell table:formula="of:==[.E679]=[.E678]" office:value-type="boolean" office:boolean-value="false" calcext:value-type="boolean">
            <text:p>FALSE</text:p>
          </table:table-cell>
          <table:table-cell table:formula="of:==[.F679]=[.F678]" office:value-type="boolean" office:boolean-value="false" calcext:value-type="boolean">
            <text:p>FALSE</text:p>
          </table:table-cell>
          <table:table-cell table:formula="of:==[.G679]=[.G678]" office:value-type="boolean" office:boolean-value="false" calcext:value-type="boolean">
            <text:p>FALSE</text:p>
          </table:table-cell>
          <table:table-cell table:formula="of:==[.H679]=[.H678]" office:value-type="boolean" office:boolean-value="false" calcext:value-type="boolean">
            <text:p>FALSE</text:p>
          </table:table-cell>
          <table:table-cell table:formula="of:==[.I679]=[.I67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680]=[.D679]" office:value-type="boolean" office:boolean-value="false" calcext:value-type="boolean">
            <text:p>FALSE</text:p>
          </table:table-cell>
          <table:table-cell table:formula="of:==[.E680]=[.E679]" office:value-type="boolean" office:boolean-value="false" calcext:value-type="boolean">
            <text:p>FALSE</text:p>
          </table:table-cell>
          <table:table-cell table:formula="of:==[.F680]=[.F679]" office:value-type="boolean" office:boolean-value="false" calcext:value-type="boolean">
            <text:p>FALSE</text:p>
          </table:table-cell>
          <table:table-cell table:formula="of:==[.G680]=[.G679]" office:value-type="boolean" office:boolean-value="false" calcext:value-type="boolean">
            <text:p>FALSE</text:p>
          </table:table-cell>
          <table:table-cell table:formula="of:==[.H680]=[.H679]" office:value-type="boolean" office:boolean-value="false" calcext:value-type="boolean">
            <text:p>FALSE</text:p>
          </table:table-cell>
          <table:table-cell table:formula="of:==[.I680]=[.I67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tot:Cp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240858712874026" calcext:value-type="float">
            <text:p>0.240858712874026</text:p>
          </table:table-cell>
          <table:table-cell office:value-type="float" office:value="0.240729248418017" calcext:value-type="float">
            <text:p>0.240729248418017</text:p>
          </table:table-cell>
          <table:table-cell office:value-type="float" office:value="0.240609315618056" calcext:value-type="float">
            <text:p>0.240609315618056</text:p>
          </table:table-cell>
          <table:table-cell office:value-type="float" office:value="0.240498949467917" calcext:value-type="float">
            <text:p>0.240498949467917</text:p>
          </table:table-cell>
          <table:table-cell office:value-type="float" office:value="0.240396009971265" calcext:value-type="float">
            <text:p>0.240396009971265</text:p>
          </table:table-cell>
          <table:table-cell table:formula="of:==[.D681]=[.D680]" office:value-type="boolean" office:boolean-value="false" calcext:value-type="boolean">
            <text:p>FALSE</text:p>
          </table:table-cell>
          <table:table-cell table:formula="of:==[.E681]=[.E680]" office:value-type="boolean" office:boolean-value="false" calcext:value-type="boolean">
            <text:p>FALSE</text:p>
          </table:table-cell>
          <table:table-cell table:formula="of:==[.F681]=[.F680]" office:value-type="boolean" office:boolean-value="false" calcext:value-type="boolean">
            <text:p>FALSE</text:p>
          </table:table-cell>
          <table:table-cell table:formula="of:==[.G681]=[.G680]" office:value-type="boolean" office:boolean-value="false" calcext:value-type="boolean">
            <text:p>FALSE</text:p>
          </table:table-cell>
          <table:table-cell table:formula="of:==[.H681]=[.H680]" office:value-type="boolean" office:boolean-value="false" calcext:value-type="boolean">
            <text:p>FALSE</text:p>
          </table:table-cell>
          <table:table-cell table:formula="of:==[.I681]=[.I68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tot:Cv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0.172297906043612" calcext:value-type="float">
            <text:p>0.172297906043612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0.172048506737093" calcext:value-type="float">
            <text:p>0.172048506737093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0.171835198959659" calcext:value-type="float">
            <text:p>0.171835198959659</text:p>
          </table:table-cell>
          <table:table-cell table:formula="of:==[.D682]=[.D681]" office:value-type="boolean" office:boolean-value="false" calcext:value-type="boolean">
            <text:p>FALSE</text:p>
          </table:table-cell>
          <table:table-cell table:formula="of:==[.E682]=[.E681]" office:value-type="boolean" office:boolean-value="false" calcext:value-type="boolean">
            <text:p>FALSE</text:p>
          </table:table-cell>
          <table:table-cell table:formula="of:==[.F682]=[.F681]" office:value-type="boolean" office:boolean-value="false" calcext:value-type="boolean">
            <text:p>FALSE</text:p>
          </table:table-cell>
          <table:table-cell table:formula="of:==[.G682]=[.G681]" office:value-type="boolean" office:boolean-value="false" calcext:value-type="boolean">
            <text:p>FALSE</text:p>
          </table:table-cell>
          <table:table-cell table:formula="of:==[.H682]=[.H681]" office:value-type="boolean" office:boolean-value="false" calcext:value-type="boolean">
            <text:p>FALSE</text:p>
          </table:table-cell>
          <table:table-cell table:formula="of:==[.I682]=[.I68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tot:gamma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1.39899165033749" calcext:value-type="float">
            <text:p>1.39899165033749</text:p>
          </table:table-cell>
          <table:table-cell table:formula="of:==[.D683]=[.D682]" office:value-type="boolean" office:boolean-value="false" calcext:value-type="boolean">
            <text:p>FALSE</text:p>
          </table:table-cell>
          <table:table-cell table:formula="of:==[.E683]=[.E682]" office:value-type="boolean" office:boolean-value="false" calcext:value-type="boolean">
            <text:p>FALSE</text:p>
          </table:table-cell>
          <table:table-cell table:formula="of:==[.F683]=[.F682]" office:value-type="boolean" office:boolean-value="false" calcext:value-type="boolean">
            <text:p>FALSE</text:p>
          </table:table-cell>
          <table:table-cell table:formula="of:==[.G683]=[.G682]" office:value-type="boolean" office:boolean-value="false" calcext:value-type="boolean">
            <text:p>FALSE</text:p>
          </table:table-cell>
          <table:table-cell table:formula="of:==[.H683]=[.H682]" office:value-type="boolean" office:boolean-value="false" calcext:value-type="boolean">
            <text:p>FALSE</text:p>
          </table:table-cell>
          <table:table-cell table:formula="of:==[.I683]=[.I68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tot:h</text:p>
          </table:table-cell>
          <table:table-cell office:value-type="float" office:value="24.4709747439654" calcext:value-type="float">
            <text:p>24.4709747439654</text:p>
          </table:table-cell>
          <table:table-cell office:value-type="float" office:value="21.7207916045883" calcext:value-type="float">
            <text:p>21.7207916045883</text:p>
          </table:table-cell>
          <table:table-cell office:value-type="float" office:value="18.9670531947145" calcext:value-type="float">
            <text:p>18.9670531947145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10.9857483896419" calcext:value-type="float">
            <text:p>10.9857483896419</text:p>
          </table:table-cell>
          <table:table-cell table:formula="of:==[.D684]=[.D683]" office:value-type="boolean" office:boolean-value="false" calcext:value-type="boolean">
            <text:p>FALSE</text:p>
          </table:table-cell>
          <table:table-cell table:formula="of:==[.E684]=[.E683]" office:value-type="boolean" office:boolean-value="false" calcext:value-type="boolean">
            <text:p>FALSE</text:p>
          </table:table-cell>
          <table:table-cell table:formula="of:==[.F684]=[.F683]" office:value-type="boolean" office:boolean-value="false" calcext:value-type="boolean">
            <text:p>FALSE</text:p>
          </table:table-cell>
          <table:table-cell table:formula="of:==[.G684]=[.G683]" office:value-type="boolean" office:boolean-value="false" calcext:value-type="boolean">
            <text:p>FALSE</text:p>
          </table:table-cell>
          <table:table-cell table:formula="of:==[.H684]=[.H683]" office:value-type="boolean" office:boolean-value="false" calcext:value-type="boolean">
            <text:p>FALSE</text:p>
          </table:table-cell>
          <table:table-cell table:formula="of:==[.I684]=[.I68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tot:P</text:p>
          </table:table-cell>
          <table:table-cell office:value-type="float" office:value="17.1963625826581" calcext:value-type="float">
            <text:p>17.1963625826581</text:p>
          </table:table-cell>
          <table:table-cell office:value-type="float" office:value="16.3500606230226" calcext:value-type="float">
            <text:p>16.3500606230226</text:p>
          </table:table-cell>
          <table:table-cell office:value-type="float" office:value="15.5015675165205" calcext:value-type="float">
            <text:p>15.5015675165205</text:p>
          </table:table-cell>
          <table:table-cell office:value-type="float" office:value="14.598607005633" calcext:value-type="float">
            <text:p>14.598607005633</text:p>
          </table:table-cell>
          <table:table-cell office:value-type="float" office:value="13.7525434812483" calcext:value-type="float">
            <text:p>13.7525434812483</text:p>
          </table:table-cell>
          <table:table-cell office:value-type="float" office:value="12.9031476015301" calcext:value-type="float">
            <text:p>12.9031476015301</text:p>
          </table:table-cell>
          <table:table-cell table:formula="of:==[.D685]=[.D684]" office:value-type="boolean" office:boolean-value="false" calcext:value-type="boolean">
            <text:p>FALSE</text:p>
          </table:table-cell>
          <table:table-cell table:formula="of:==[.E685]=[.E684]" office:value-type="boolean" office:boolean-value="false" calcext:value-type="boolean">
            <text:p>FALSE</text:p>
          </table:table-cell>
          <table:table-cell table:formula="of:==[.F685]=[.F684]" office:value-type="boolean" office:boolean-value="false" calcext:value-type="boolean">
            <text:p>FALSE</text:p>
          </table:table-cell>
          <table:table-cell table:formula="of:==[.G685]=[.G684]" office:value-type="boolean" office:boolean-value="false" calcext:value-type="boolean">
            <text:p>FALSE</text:p>
          </table:table-cell>
          <table:table-cell table:formula="of:==[.H685]=[.H684]" office:value-type="boolean" office:boolean-value="false" calcext:value-type="boolean">
            <text:p>FALSE</text:p>
          </table:table-cell>
          <table:table-cell table:formula="of:==[.I685]=[.I68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tot:R</text:p>
          </table:table-cell>
          <table:table-cell table:number-columns-repeated="2" office:value-type="float" office:value="0.0685607538987739" calcext:value-type="float">
            <text:p>0.0685607538987739</text:p>
          </table:table-cell>
          <table:table-cell office:value-type="float" office:value="0.0685607538987739" calcext:value-type="float">
            <text:p>0.0685607538987739</text:p>
          </table:table-cell>
          <table:table-cell table:number-columns-repeated="3" office:value-type="float" office:value="0.0685607538987739" calcext:value-type="float">
            <text:p>0.0685607538987739</text:p>
          </table:table-cell>
          <table:table-cell table:formula="of:==[.D686]=[.D685]" office:value-type="boolean" office:boolean-value="false" calcext:value-type="boolean">
            <text:p>FALSE</text:p>
          </table:table-cell>
          <table:table-cell table:formula="of:==[.E686]=[.E685]" office:value-type="boolean" office:boolean-value="false" calcext:value-type="boolean">
            <text:p>FALSE</text:p>
          </table:table-cell>
          <table:table-cell table:formula="of:==[.F686]=[.F685]" office:value-type="boolean" office:boolean-value="false" calcext:value-type="boolean">
            <text:p>FALSE</text:p>
          </table:table-cell>
          <table:table-cell table:formula="of:==[.G686]=[.G685]" office:value-type="boolean" office:boolean-value="false" calcext:value-type="boolean">
            <text:p>FALSE</text:p>
          </table:table-cell>
          <table:table-cell table:formula="of:==[.H686]=[.H685]" office:value-type="boolean" office:boolean-value="false" calcext:value-type="boolean">
            <text:p>FALSE</text:p>
          </table:table-cell>
          <table:table-cell table:formula="of:==[.I686]=[.I68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tot:rho</text:p>
          </table:table-cell>
          <table:table-cell office:value-type="float" office:value="0.0718259637284213" calcext:value-type="float">
            <text:p>0.0718259637284213</text:p>
          </table:table-cell>
          <table:table-cell office:value-type="float" office:value="0.0695192080676931" calcext:value-type="float">
            <text:p>0.0695192080676931</text:p>
          </table:table-cell>
          <table:table-cell office:value-type="float" office:value="0.067120751597923" calcext:value-type="float">
            <text:p>0.067120751597923</text:p>
          </table:table-cell>
          <table:table-cell office:value-type="float" office:value="0.0643721247357989" calcext:value-type="float">
            <text:p>0.0643721247357989</text:p>
          </table:table-cell>
          <table:table-cell office:value-type="float" office:value="0.0617513017503347" calcext:value-type="float">
            <text:p>0.0617513017503347</text:p>
          </table:table-cell>
          <table:table-cell office:value-type="float" office:value="0.0590107989778366" calcext:value-type="float">
            <text:p>0.0590107989778366</text:p>
          </table:table-cell>
          <table:table-cell table:formula="of:==[.D687]=[.D686]" office:value-type="boolean" office:boolean-value="false" calcext:value-type="boolean">
            <text:p>FALSE</text:p>
          </table:table-cell>
          <table:table-cell table:formula="of:==[.E687]=[.E686]" office:value-type="boolean" office:boolean-value="false" calcext:value-type="boolean">
            <text:p>FALSE</text:p>
          </table:table-cell>
          <table:table-cell table:formula="of:==[.F687]=[.F686]" office:value-type="boolean" office:boolean-value="false" calcext:value-type="boolean">
            <text:p>FALSE</text:p>
          </table:table-cell>
          <table:table-cell table:formula="of:==[.G687]=[.G686]" office:value-type="boolean" office:boolean-value="false" calcext:value-type="boolean">
            <text:p>FALSE</text:p>
          </table:table-cell>
          <table:table-cell table:formula="of:==[.H687]=[.H686]" office:value-type="boolean" office:boolean-value="false" calcext:value-type="boolean">
            <text:p>FALSE</text:p>
          </table:table-cell>
          <table:table-cell table:formula="of:==[.I687]=[.I68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tot:S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1.67121498020449" calcext:value-type="float">
            <text:p>1.67121498020449</text:p>
          </table:table-cell>
          <table:table-cell table:formula="of:==[.D688]=[.D687]" office:value-type="boolean" office:boolean-value="false" calcext:value-type="boolean">
            <text:p>FALSE</text:p>
          </table:table-cell>
          <table:table-cell table:formula="of:==[.E688]=[.E687]" office:value-type="boolean" office:boolean-value="false" calcext:value-type="boolean">
            <text:p>FALSE</text:p>
          </table:table-cell>
          <table:table-cell table:formula="of:==[.F688]=[.F687]" office:value-type="boolean" office:boolean-value="false" calcext:value-type="boolean">
            <text:p>FALSE</text:p>
          </table:table-cell>
          <table:table-cell table:formula="of:==[.G688]=[.G687]" office:value-type="boolean" office:boolean-value="false" calcext:value-type="boolean">
            <text:p>FALSE</text:p>
          </table:table-cell>
          <table:table-cell table:formula="of:==[.H688]=[.H687]" office:value-type="boolean" office:boolean-value="false" calcext:value-type="boolean">
            <text:p>FALSE</text:p>
          </table:table-cell>
          <table:table-cell table:formula="of:==[.I688]=[.I68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_core_duct.flow_in.Fl_I:tot:T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623.34953692426" calcext:value-type="float">
            <text:p>623.34953692426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590.169832965148" calcext:value-type="float">
            <text:p>590.169832965148</text:p>
          </table:table-cell>
          <table:table-cell table:formula="of:==[.D689]=[.D688]" office:value-type="boolean" office:boolean-value="false" calcext:value-type="boolean">
            <text:p>FALSE</text:p>
          </table:table-cell>
          <table:table-cell table:formula="of:==[.E689]=[.E688]" office:value-type="boolean" office:boolean-value="false" calcext:value-type="boolean">
            <text:p>FALSE</text:p>
          </table:table-cell>
          <table:table-cell table:formula="of:==[.F689]=[.F688]" office:value-type="boolean" office:boolean-value="false" calcext:value-type="boolean">
            <text:p>FALSE</text:p>
          </table:table-cell>
          <table:table-cell table:formula="of:==[.G689]=[.G688]" office:value-type="boolean" office:boolean-value="false" calcext:value-type="boolean">
            <text:p>FALSE</text:p>
          </table:table-cell>
          <table:table-cell table:formula="of:==[.H689]=[.H688]" office:value-type="boolean" office:boolean-value="false" calcext:value-type="boolean">
            <text:p>FALSE</text:p>
          </table:table-cell>
          <table:table-cell table:formula="of:==[.I689]=[.I68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FA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=[.D690]=[.D689]" office:value-type="boolean" office:boolean-value="false" calcext:value-type="boolean">
            <text:p>FALSE</text:p>
          </table:table-cell>
          <table:table-cell table:formula="of:==[.E690]=[.E689]" office:value-type="boolean" office:boolean-value="false" calcext:value-type="boolean">
            <text:p>FALSE</text:p>
          </table:table-cell>
          <table:table-cell table:formula="of:==[.F690]=[.F689]" office:value-type="boolean" office:boolean-value="false" calcext:value-type="boolean">
            <text:p>FALSE</text:p>
          </table:table-cell>
          <table:table-cell table:formula="of:==[.G690]=[.G689]" office:value-type="boolean" office:boolean-value="false" calcext:value-type="boolean">
            <text:p>FALSE</text:p>
          </table:table-cell>
          <table:table-cell table:formula="of:==[.H690]=[.H689]" office:value-type="boolean" office:boolean-value="false" calcext:value-type="boolean">
            <text:p>FALSE</text:p>
          </table:table-cell>
          <table:table-cell table:formula="of:==[.I690]=[.I68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area</text:p>
          </table:table-cell>
          <table:table-cell table:number-columns-repeated="6" office:value-type="float" office:value="214.102178269984" calcext:value-type="float">
            <text:p>214.102178269984</text:p>
          </table:table-cell>
          <table:table-cell table:formula="of:==[.D691]=[.D690]" office:value-type="boolean" office:boolean-value="false" calcext:value-type="boolean">
            <text:p>FALSE</text:p>
          </table:table-cell>
          <table:table-cell table:formula="of:==[.E691]=[.E690]" office:value-type="boolean" office:boolean-value="false" calcext:value-type="boolean">
            <text:p>FALSE</text:p>
          </table:table-cell>
          <table:table-cell table:formula="of:==[.F691]=[.F690]" office:value-type="boolean" office:boolean-value="false" calcext:value-type="boolean">
            <text:p>FALSE</text:p>
          </table:table-cell>
          <table:table-cell table:formula="of:==[.G691]=[.G690]" office:value-type="boolean" office:boolean-value="false" calcext:value-type="boolean">
            <text:p>FALSE</text:p>
          </table:table-cell>
          <table:table-cell table:formula="of:==[.H691]=[.H690]" office:value-type="boolean" office:boolean-value="false" calcext:value-type="boolean">
            <text:p>FALSE</text:p>
          </table:table-cell>
          <table:table-cell table:formula="of:==[.I691]=[.I69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Cp</text:p>
          </table:table-cell>
          <table:table-cell office:value-type="float" office:value="0.240696278148862" calcext:value-type="float">
            <text:p>0.240696278148862</text:p>
          </table:table-cell>
          <table:table-cell office:value-type="float" office:value="0.24058810177482" calcext:value-type="float">
            <text:p>0.24058810177482</text:p>
          </table:table-cell>
          <table:table-cell office:value-type="float" office:value="0.240485434202995" calcext:value-type="float">
            <text:p>0.240485434202995</text:p>
          </table:table-cell>
          <table:table-cell office:value-type="float" office:value="0.240389997245554" calcext:value-type="float">
            <text:p>0.240389997245554</text:p>
          </table:table-cell>
          <table:table-cell office:value-type="float" office:value="0.240301846453287" calcext:value-type="float">
            <text:p>0.240301846453287</text:p>
          </table:table-cell>
          <table:table-cell office:value-type="float" office:value="0.240219431750408" calcext:value-type="float">
            <text:p>0.240219431750408</text:p>
          </table:table-cell>
          <table:table-cell table:formula="of:==[.D692]=[.D691]" office:value-type="boolean" office:boolean-value="false" calcext:value-type="boolean">
            <text:p>FALSE</text:p>
          </table:table-cell>
          <table:table-cell table:formula="of:==[.E692]=[.E691]" office:value-type="boolean" office:boolean-value="false" calcext:value-type="boolean">
            <text:p>FALSE</text:p>
          </table:table-cell>
          <table:table-cell table:formula="of:==[.F692]=[.F691]" office:value-type="boolean" office:boolean-value="false" calcext:value-type="boolean">
            <text:p>FALSE</text:p>
          </table:table-cell>
          <table:table-cell table:formula="of:==[.G692]=[.G691]" office:value-type="boolean" office:boolean-value="false" calcext:value-type="boolean">
            <text:p>FALSE</text:p>
          </table:table-cell>
          <table:table-cell table:formula="of:==[.H692]=[.H691]" office:value-type="boolean" office:boolean-value="false" calcext:value-type="boolean">
            <text:p>FALSE</text:p>
          </table:table-cell>
          <table:table-cell table:formula="of:==[.I692]=[.I69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Cv</text:p>
          </table:table-cell>
          <table:table-cell office:value-type="float" office:value="0.17213547002809" calcext:value-type="float">
            <text:p>0.17213547002809</text:p>
          </table:table-cell>
          <table:table-cell office:value-type="float" office:value="0.172027292699951" calcext:value-type="float">
            <text:p>0.172027292699951</text:p>
          </table:table-cell>
          <table:table-cell office:value-type="float" office:value="0.1719246241367" calcext:value-type="float">
            <text:p>0.1719246241367</text:p>
          </table:table-cell>
          <table:table-cell office:value-type="float" office:value="0.171829186167285" calcext:value-type="float">
            <text:p>0.171829186167285</text:p>
          </table:table-cell>
          <table:table-cell office:value-type="float" office:value="0.171741034346709" calcext:value-type="float">
            <text:p>0.171741034346709</text:p>
          </table:table-cell>
          <table:table-cell office:value-type="float" office:value="0.171658618583657" calcext:value-type="float">
            <text:p>0.171658618583657</text:p>
          </table:table-cell>
          <table:table-cell table:formula="of:==[.D693]=[.D692]" office:value-type="boolean" office:boolean-value="false" calcext:value-type="boolean">
            <text:p>FALSE</text:p>
          </table:table-cell>
          <table:table-cell table:formula="of:==[.E693]=[.E692]" office:value-type="boolean" office:boolean-value="false" calcext:value-type="boolean">
            <text:p>FALSE</text:p>
          </table:table-cell>
          <table:table-cell table:formula="of:==[.F693]=[.F692]" office:value-type="boolean" office:boolean-value="false" calcext:value-type="boolean">
            <text:p>FALSE</text:p>
          </table:table-cell>
          <table:table-cell table:formula="of:==[.G693]=[.G692]" office:value-type="boolean" office:boolean-value="false" calcext:value-type="boolean">
            <text:p>FALSE</text:p>
          </table:table-cell>
          <table:table-cell table:formula="of:==[.H693]=[.H692]" office:value-type="boolean" office:boolean-value="false" calcext:value-type="boolean">
            <text:p>FALSE</text:p>
          </table:table-cell>
          <table:table-cell table:formula="of:==[.I693]=[.I69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gamma</text:p>
          </table:table-cell>
          <table:table-cell office:value-type="float" office:value="1.3982956372398" calcext:value-type="float">
            <text:p>1.3982956372398</text:p>
          </table:table-cell>
          <table:table-cell office:value-type="float" office:value="1.39854610628976" calcext:value-type="float">
            <text:p>1.39854610628976</text:p>
          </table:table-cell>
          <table:table-cell office:value-type="float" office:value="1.39878411261578" calcext:value-type="float">
            <text:p>1.39878411261578</text:p>
          </table:table-cell>
          <table:table-cell office:value-type="float" office:value="1.39900561257931" calcext:value-type="float">
            <text:p>1.39900561257931</text:p>
          </table:table-cell>
          <table:table-cell office:value-type="float" office:value="1.39921042152392" calcext:value-type="float">
            <text:p>1.39921042152392</text:p>
          </table:table-cell>
          <table:table-cell office:value-type="float" office:value="1.39940209434774" calcext:value-type="float">
            <text:p>1.39940209434774</text:p>
          </table:table-cell>
          <table:table-cell table:formula="of:==[.D694]=[.D693]" office:value-type="boolean" office:boolean-value="false" calcext:value-type="boolean">
            <text:p>FALSE</text:p>
          </table:table-cell>
          <table:table-cell table:formula="of:==[.E694]=[.E693]" office:value-type="boolean" office:boolean-value="false" calcext:value-type="boolean">
            <text:p>FALSE</text:p>
          </table:table-cell>
          <table:table-cell table:formula="of:==[.F694]=[.F693]" office:value-type="boolean" office:boolean-value="false" calcext:value-type="boolean">
            <text:p>FALSE</text:p>
          </table:table-cell>
          <table:table-cell table:formula="of:==[.G694]=[.G693]" office:value-type="boolean" office:boolean-value="false" calcext:value-type="boolean">
            <text:p>FALSE</text:p>
          </table:table-cell>
          <table:table-cell table:formula="of:==[.H694]=[.H693]" office:value-type="boolean" office:boolean-value="false" calcext:value-type="boolean">
            <text:p>FALSE</text:p>
          </table:table-cell>
          <table:table-cell table:formula="of:==[.I694]=[.I69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h</text:p>
          </table:table-cell>
          <table:table-cell office:value-type="float" office:value="18.239142403804" calcext:value-type="float">
            <text:p>18.239142403804</text:p>
          </table:table-cell>
          <table:table-cell office:value-type="float" office:value="15.7649086112688" calcext:value-type="float">
            <text:p>15.7649086112688</text:p>
          </table:table-cell>
          <table:table-cell office:value-type="float" office:value="13.2790538684403" calcext:value-type="float">
            <text:p>13.2790538684403</text:p>
          </table:table-cell>
          <table:table-cell office:value-type="float" office:value="10.8267662110861" calcext:value-type="float">
            <text:p>10.8267662110861</text:p>
          </table:table-cell>
          <table:table-cell office:value-type="float" office:value="8.41853873561557" calcext:value-type="float">
            <text:p>8.41853873561557</text:p>
          </table:table-cell>
          <table:table-cell office:value-type="float" office:value="6.01953303506736" calcext:value-type="float">
            <text:p>6.01953303506736</text:p>
          </table:table-cell>
          <table:table-cell table:formula="of:==[.D695]=[.D694]" office:value-type="boolean" office:boolean-value="false" calcext:value-type="boolean">
            <text:p>FALSE</text:p>
          </table:table-cell>
          <table:table-cell table:formula="of:==[.E695]=[.E694]" office:value-type="boolean" office:boolean-value="false" calcext:value-type="boolean">
            <text:p>FALSE</text:p>
          </table:table-cell>
          <table:table-cell table:formula="of:==[.F695]=[.F694]" office:value-type="boolean" office:boolean-value="false" calcext:value-type="boolean">
            <text:p>FALSE</text:p>
          </table:table-cell>
          <table:table-cell table:formula="of:==[.G695]=[.G694]" office:value-type="boolean" office:boolean-value="false" calcext:value-type="boolean">
            <text:p>FALSE</text:p>
          </table:table-cell>
          <table:table-cell table:formula="of:==[.H695]=[.H694]" office:value-type="boolean" office:boolean-value="false" calcext:value-type="boolean">
            <text:p>FALSE</text:p>
          </table:table-cell>
          <table:table-cell table:formula="of:==[.I695]=[.I69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MN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51264932826198" calcext:value-type="float">
            <text:p>0.451264932826198</text:p>
          </table:table-cell>
          <table:table-cell office:value-type="float" office:value="0.444745584552187" calcext:value-type="float">
            <text:p>0.444745584552187</text:p>
          </table:table-cell>
          <table:table-cell office:value-type="float" office:value="0.438425840821619" calcext:value-type="float">
            <text:p>0.438425840821619</text:p>
          </table:table-cell>
          <table:table-cell office:value-type="float" office:value="0.432372013037198" calcext:value-type="float">
            <text:p>0.432372013037198</text:p>
          </table:table-cell>
          <table:table-cell office:value-type="float" office:value="0.426354477878629" calcext:value-type="float">
            <text:p>0.426354477878629</text:p>
          </table:table-cell>
          <table:table-cell table:formula="of:==[.D696]=[.D695]" office:value-type="boolean" office:boolean-value="false" calcext:value-type="boolean">
            <text:p>FALSE</text:p>
          </table:table-cell>
          <table:table-cell table:formula="of:==[.E696]=[.E695]" office:value-type="boolean" office:boolean-value="false" calcext:value-type="boolean">
            <text:p>FALSE</text:p>
          </table:table-cell>
          <table:table-cell table:formula="of:==[.F696]=[.F695]" office:value-type="boolean" office:boolean-value="false" calcext:value-type="boolean">
            <text:p>FALSE</text:p>
          </table:table-cell>
          <table:table-cell table:formula="of:==[.G696]=[.G695]" office:value-type="boolean" office:boolean-value="false" calcext:value-type="boolean">
            <text:p>FALSE</text:p>
          </table:table-cell>
          <table:table-cell table:formula="of:==[.H696]=[.H695]" office:value-type="boolean" office:boolean-value="false" calcext:value-type="boolean">
            <text:p>FALSE</text:p>
          </table:table-cell>
          <table:table-cell table:formula="of:==[.I696]=[.I69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P</text:p>
          </table:table-cell>
          <table:table-cell office:value-type="float" office:value="14.8967668075602" calcext:value-type="float">
            <text:p>14.8967668075602</text:p>
          </table:table-cell>
          <table:table-cell office:value-type="float" office:value="14.2199250928703" calcext:value-type="float">
            <text:p>14.2199250928703</text:p>
          </table:table-cell>
          <table:table-cell office:value-type="float" office:value="13.5347431130547" calcext:value-type="float">
            <text:p>13.5347431130547</text:p>
          </table:table-cell>
          <table:table-cell office:value-type="float" office:value="12.7940855550969" calcext:value-type="float">
            <text:p>12.7940855550969</text:p>
          </table:table-cell>
          <table:table-cell office:value-type="float" office:value="12.0952924927378" calcext:value-type="float">
            <text:p>12.0952924927378</text:p>
          </table:table-cell>
          <table:table-cell office:value-type="float" office:value="11.3877098830141" calcext:value-type="float">
            <text:p>11.3877098830141</text:p>
          </table:table-cell>
          <table:table-cell table:formula="of:==[.D697]=[.D696]" office:value-type="boolean" office:boolean-value="false" calcext:value-type="boolean">
            <text:p>FALSE</text:p>
          </table:table-cell>
          <table:table-cell table:formula="of:==[.E697]=[.E696]" office:value-type="boolean" office:boolean-value="false" calcext:value-type="boolean">
            <text:p>FALSE</text:p>
          </table:table-cell>
          <table:table-cell table:formula="of:==[.F697]=[.F696]" office:value-type="boolean" office:boolean-value="false" calcext:value-type="boolean">
            <text:p>FALSE</text:p>
          </table:table-cell>
          <table:table-cell table:formula="of:==[.G697]=[.G696]" office:value-type="boolean" office:boolean-value="false" calcext:value-type="boolean">
            <text:p>FALSE</text:p>
          </table:table-cell>
          <table:table-cell table:formula="of:==[.H697]=[.H696]" office:value-type="boolean" office:boolean-value="false" calcext:value-type="boolean">
            <text:p>FALSE</text:p>
          </table:table-cell>
          <table:table-cell table:formula="of:==[.I697]=[.I69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R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698]=[.D697]" office:value-type="boolean" office:boolean-value="false" calcext:value-type="boolean">
            <text:p>FALSE</text:p>
          </table:table-cell>
          <table:table-cell table:formula="of:==[.E698]=[.E697]" office:value-type="boolean" office:boolean-value="false" calcext:value-type="boolean">
            <text:p>FALSE</text:p>
          </table:table-cell>
          <table:table-cell table:formula="of:==[.F698]=[.F697]" office:value-type="boolean" office:boolean-value="false" calcext:value-type="boolean">
            <text:p>FALSE</text:p>
          </table:table-cell>
          <table:table-cell table:formula="of:==[.G698]=[.G697]" office:value-type="boolean" office:boolean-value="false" calcext:value-type="boolean">
            <text:p>FALSE</text:p>
          </table:table-cell>
          <table:table-cell table:formula="of:==[.H698]=[.H697]" office:value-type="boolean" office:boolean-value="false" calcext:value-type="boolean">
            <text:p>FALSE</text:p>
          </table:table-cell>
          <table:table-cell table:formula="of:==[.I698]=[.I69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rho</text:p>
          </table:table-cell>
          <table:table-cell office:value-type="float" office:value="0.0648164532529714" calcext:value-type="float">
            <text:p>0.0648164532529714</text:p>
          </table:table-cell>
          <table:table-cell office:value-type="float" office:value="0.0629143244186343" calcext:value-type="float">
            <text:p>0.0629143244186343</text:p>
          </table:table-cell>
          <table:table-cell office:value-type="float" office:value="0.0609148090198727" calcext:value-type="float">
            <text:p>0.0609148090198727</text:p>
          </table:table-cell>
          <table:table-cell office:value-type="float" office:value="0.0585776632287777" calcext:value-type="float">
            <text:p>0.0585776632287777</text:p>
          </table:table-cell>
          <table:table-cell office:value-type="float" office:value="0.0563358219662459" calcext:value-type="float">
            <text:p>0.0563358219662459</text:p>
          </table:table-cell>
          <table:table-cell office:value-type="float" office:value="0.0539701279367451" calcext:value-type="float">
            <text:p>0.0539701279367451</text:p>
          </table:table-cell>
          <table:table-cell table:formula="of:==[.D699]=[.D698]" office:value-type="boolean" office:boolean-value="false" calcext:value-type="boolean">
            <text:p>FALSE</text:p>
          </table:table-cell>
          <table:table-cell table:formula="of:==[.E699]=[.E698]" office:value-type="boolean" office:boolean-value="false" calcext:value-type="boolean">
            <text:p>FALSE</text:p>
          </table:table-cell>
          <table:table-cell table:formula="of:==[.F699]=[.F698]" office:value-type="boolean" office:boolean-value="false" calcext:value-type="boolean">
            <text:p>FALSE</text:p>
          </table:table-cell>
          <table:table-cell table:formula="of:==[.G699]=[.G698]" office:value-type="boolean" office:boolean-value="false" calcext:value-type="boolean">
            <text:p>FALSE</text:p>
          </table:table-cell>
          <table:table-cell table:formula="of:==[.H699]=[.H698]" office:value-type="boolean" office:boolean-value="false" calcext:value-type="boolean">
            <text:p>FALSE</text:p>
          </table:table-cell>
          <table:table-cell table:formula="of:==[.I699]=[.I69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S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1.67121498020449" calcext:value-type="float">
            <text:p>1.67121498020449</text:p>
          </table:table-cell>
          <table:table-cell table:formula="of:==[.D700]=[.D699]" office:value-type="boolean" office:boolean-value="false" calcext:value-type="boolean">
            <text:p>FALSE</text:p>
          </table:table-cell>
          <table:table-cell table:formula="of:==[.E700]=[.E699]" office:value-type="boolean" office:boolean-value="false" calcext:value-type="boolean">
            <text:p>FALSE</text:p>
          </table:table-cell>
          <table:table-cell table:formula="of:==[.F700]=[.F699]" office:value-type="boolean" office:boolean-value="false" calcext:value-type="boolean">
            <text:p>FALSE</text:p>
          </table:table-cell>
          <table:table-cell table:formula="of:==[.G700]=[.G699]" office:value-type="boolean" office:boolean-value="false" calcext:value-type="boolean">
            <text:p>FALSE</text:p>
          </table:table-cell>
          <table:table-cell table:formula="of:==[.H700]=[.H699]" office:value-type="boolean" office:boolean-value="false" calcext:value-type="boolean">
            <text:p>FALSE</text:p>
          </table:table-cell>
          <table:table-cell table:formula="of:==[.I700]=[.I69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T</text:p>
          </table:table-cell>
          <table:table-cell office:value-type="float" office:value="620.325440395026" calcext:value-type="float">
            <text:p>620.325440395026</text:p>
          </table:table-cell>
          <table:table-cell office:value-type="float" office:value="610.043223323263" calcext:value-type="float">
            <text:p>610.043223323263</text:p>
          </table:table-cell>
          <table:table-cell office:value-type="float" office:value="599.708171305383" calcext:value-type="float">
            <text:p>599.708171305383</text:p>
          </table:table-cell>
          <table:table-cell office:value-type="float" office:value="589.508462171367" calcext:value-type="float">
            <text:p>589.508462171367</text:p>
          </table:table-cell>
          <table:table-cell office:value-type="float" office:value="579.48817174901" calcext:value-type="float">
            <text:p>579.48817174901</text:p>
          </table:table-cell>
          <table:table-cell office:value-type="float" office:value="569.502693914316" calcext:value-type="float">
            <text:p>569.502693914316</text:p>
          </table:table-cell>
          <table:table-cell table:formula="of:==[.D701]=[.D700]" office:value-type="boolean" office:boolean-value="false" calcext:value-type="boolean">
            <text:p>FALSE</text:p>
          </table:table-cell>
          <table:table-cell table:formula="of:==[.E701]=[.E700]" office:value-type="boolean" office:boolean-value="false" calcext:value-type="boolean">
            <text:p>FALSE</text:p>
          </table:table-cell>
          <table:table-cell table:formula="of:==[.F701]=[.F700]" office:value-type="boolean" office:boolean-value="false" calcext:value-type="boolean">
            <text:p>FALSE</text:p>
          </table:table-cell>
          <table:table-cell table:formula="of:==[.G701]=[.G700]" office:value-type="boolean" office:boolean-value="false" calcext:value-type="boolean">
            <text:p>FALSE</text:p>
          </table:table-cell>
          <table:table-cell table:formula="of:==[.H701]=[.H700]" office:value-type="boolean" office:boolean-value="false" calcext:value-type="boolean">
            <text:p>FALSE</text:p>
          </table:table-cell>
          <table:table-cell table:formula="of:==[.I701]=[.I70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V</text:p>
          </table:table-cell>
          <table:table-cell office:value-type="float" office:value="558.615228232132" calcext:value-type="float">
            <text:p>558.615228232132</text:p>
          </table:table-cell>
          <table:table-cell office:value-type="float" office:value="546.107283688008" calcext:value-type="float">
            <text:p>546.107283688008</text:p>
          </table:table-cell>
          <table:table-cell office:value-type="float" office:value="533.68458465894" calcext:value-type="float">
            <text:p>533.68458465894</text:p>
          </table:table-cell>
          <table:table-cell office:value-type="float" office:value="521.649239446523" calcext:value-type="float">
            <text:p>521.649239446523</text:p>
          </table:table-cell>
          <table:table-cell office:value-type="float" office:value="510.092646782295" calcext:value-type="float">
            <text:p>510.092646782295</text:p>
          </table:table-cell>
          <table:table-cell office:value-type="float" office:value="498.675078295136" calcext:value-type="float">
            <text:p>498.675078295136</text:p>
          </table:table-cell>
          <table:table-cell table:formula="of:==[.D702]=[.D701]" office:value-type="boolean" office:boolean-value="false" calcext:value-type="boolean">
            <text:p>FALSE</text:p>
          </table:table-cell>
          <table:table-cell table:formula="of:==[.E702]=[.E701]" office:value-type="boolean" office:boolean-value="false" calcext:value-type="boolean">
            <text:p>FALSE</text:p>
          </table:table-cell>
          <table:table-cell table:formula="of:==[.F702]=[.F701]" office:value-type="boolean" office:boolean-value="false" calcext:value-type="boolean">
            <text:p>FALSE</text:p>
          </table:table-cell>
          <table:table-cell table:formula="of:==[.G702]=[.G701]" office:value-type="boolean" office:boolean-value="false" calcext:value-type="boolean">
            <text:p>FALSE</text:p>
          </table:table-cell>
          <table:table-cell table:formula="of:==[.H702]=[.H701]" office:value-type="boolean" office:boolean-value="false" calcext:value-type="boolean">
            <text:p>FALSE</text:p>
          </table:table-cell>
          <table:table-cell table:formula="of:==[.I702]=[.I70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Vsonic</text:p>
          </table:table-cell>
          <table:table-cell office:value-type="float" office:value="1220.21675017941" calcext:value-type="float">
            <text:p>1220.21675017941</text:p>
          </table:table-cell>
          <table:table-cell office:value-type="float" office:value="1210.16999984428" calcext:value-type="float">
            <text:p>1210.16999984428</text:p>
          </table:table-cell>
          <table:table-cell office:value-type="float" office:value="1199.97725260455" calcext:value-type="float">
            <text:p>1199.97725260455</text:p>
          </table:table-cell>
          <table:table-cell office:value-type="float" office:value="1189.82320583326" calcext:value-type="float">
            <text:p>1189.82320583326</text:p>
          </table:table-cell>
          <table:table-cell office:value-type="float" office:value="1179.754080749" calcext:value-type="float">
            <text:p>1179.754080749</text:p>
          </table:table-cell>
          <table:table-cell office:value-type="float" office:value="1169.62552094292" calcext:value-type="float">
            <text:p>1169.62552094292</text:p>
          </table:table-cell>
          <table:table-cell table:formula="of:==[.D703]=[.D702]" office:value-type="boolean" office:boolean-value="false" calcext:value-type="boolean">
            <text:p>FALSE</text:p>
          </table:table-cell>
          <table:table-cell table:formula="of:==[.E703]=[.E702]" office:value-type="boolean" office:boolean-value="false" calcext:value-type="boolean">
            <text:p>FALSE</text:p>
          </table:table-cell>
          <table:table-cell table:formula="of:==[.F703]=[.F702]" office:value-type="boolean" office:boolean-value="false" calcext:value-type="boolean">
            <text:p>FALSE</text:p>
          </table:table-cell>
          <table:table-cell table:formula="of:==[.G703]=[.G702]" office:value-type="boolean" office:boolean-value="false" calcext:value-type="boolean">
            <text:p>FALSE</text:p>
          </table:table-cell>
          <table:table-cell table:formula="of:==[.H703]=[.H702]" office:value-type="boolean" office:boolean-value="false" calcext:value-type="boolean">
            <text:p>FALSE</text:p>
          </table:table-cell>
          <table:table-cell table:formula="of:==[.I703]=[.I70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W</text:p>
          </table:table-cell>
          <table:table-cell office:value-type="float" office:value="53.8339971555691" calcext:value-type="float">
            <text:p>53.8339971555691</text:p>
          </table:table-cell>
          <table:table-cell office:value-type="float" office:value="51.0841416115954" calcext:value-type="float">
            <text:p>51.0841416115954</text:p>
          </table:table-cell>
          <table:table-cell office:value-type="float" office:value="48.3354915101696" calcext:value-type="float">
            <text:p>48.3354915101696</text:p>
          </table:table-cell>
          <table:table-cell office:value-type="float" office:value="45.4327698868334" calcext:value-type="float">
            <text:p>45.4327698868334</text:p>
          </table:table-cell>
          <table:table-cell office:value-type="float" office:value="42.7260054948856" calcext:value-type="float">
            <text:p>42.7260054948856</text:p>
          </table:table-cell>
          <table:table-cell office:value-type="float" office:value="40.0156343368462" calcext:value-type="float">
            <text:p>40.0156343368462</text:p>
          </table:table-cell>
          <table:table-cell table:formula="of:==[.D704]=[.D703]" office:value-type="boolean" office:boolean-value="false" calcext:value-type="boolean">
            <text:p>FALSE</text:p>
          </table:table-cell>
          <table:table-cell table:formula="of:==[.E704]=[.E703]" office:value-type="boolean" office:boolean-value="false" calcext:value-type="boolean">
            <text:p>FALSE</text:p>
          </table:table-cell>
          <table:table-cell table:formula="of:==[.F704]=[.F703]" office:value-type="boolean" office:boolean-value="false" calcext:value-type="boolean">
            <text:p>FALSE</text:p>
          </table:table-cell>
          <table:table-cell table:formula="of:==[.G704]=[.G703]" office:value-type="boolean" office:boolean-value="false" calcext:value-type="boolean">
            <text:p>FALSE</text:p>
          </table:table-cell>
          <table:table-cell table:formula="of:==[.H704]=[.H703]" office:value-type="boolean" office:boolean-value="false" calcext:value-type="boolean">
            <text:p>FALSE</text:p>
          </table:table-cell>
          <table:table-cell table:formula="of:==[.I704]=[.I70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stat:Wc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=[.D705]=[.D704]" office:value-type="boolean" office:boolean-value="false" calcext:value-type="boolean">
            <text:p>FALSE</text:p>
          </table:table-cell>
          <table:table-cell table:formula="of:==[.E705]=[.E704]" office:value-type="boolean" office:boolean-value="false" calcext:value-type="boolean">
            <text:p>FALSE</text:p>
          </table:table-cell>
          <table:table-cell table:formula="of:==[.F705]=[.F704]" office:value-type="boolean" office:boolean-value="false" calcext:value-type="boolean">
            <text:p>FALSE</text:p>
          </table:table-cell>
          <table:table-cell table:formula="of:==[.G705]=[.G704]" office:value-type="boolean" office:boolean-value="false" calcext:value-type="boolean">
            <text:p>FALSE</text:p>
          </table:table-cell>
          <table:table-cell table:formula="of:==[.H705]=[.H704]" office:value-type="boolean" office:boolean-value="false" calcext:value-type="boolean">
            <text:p>FALSE</text:p>
          </table:table-cell>
          <table:table-cell table:formula="of:==[.I705]=[.I70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tot:Cp</text:p>
          </table:table-cell>
          <table:table-cell office:value-type="float" office:value="0.240995515058814" calcext:value-type="float">
            <text:p>0.240995515058814</text:p>
          </table:table-cell>
          <table:table-cell office:value-type="float" office:value="0.240858712874026" calcext:value-type="float">
            <text:p>0.240858712874026</text:p>
          </table:table-cell>
          <table:table-cell office:value-type="float" office:value="0.240729248418016" calcext:value-type="float">
            <text:p>0.240729248418016</text:p>
          </table:table-cell>
          <table:table-cell office:value-type="float" office:value="0.240609315618056" calcext:value-type="float">
            <text:p>0.240609315618056</text:p>
          </table:table-cell>
          <table:table-cell office:value-type="float" office:value="0.240498949467917" calcext:value-type="float">
            <text:p>0.240498949467917</text:p>
          </table:table-cell>
          <table:table-cell office:value-type="float" office:value="0.240396009971265" calcext:value-type="float">
            <text:p>0.240396009971265</text:p>
          </table:table-cell>
          <table:table-cell table:formula="of:==[.D706]=[.D705]" office:value-type="boolean" office:boolean-value="false" calcext:value-type="boolean">
            <text:p>FALSE</text:p>
          </table:table-cell>
          <table:table-cell table:formula="of:==[.E706]=[.E705]" office:value-type="boolean" office:boolean-value="false" calcext:value-type="boolean">
            <text:p>FALSE</text:p>
          </table:table-cell>
          <table:table-cell table:formula="of:==[.F706]=[.F705]" office:value-type="boolean" office:boolean-value="false" calcext:value-type="boolean">
            <text:p>FALSE</text:p>
          </table:table-cell>
          <table:table-cell table:formula="of:==[.G706]=[.G705]" office:value-type="boolean" office:boolean-value="false" calcext:value-type="boolean">
            <text:p>FALSE</text:p>
          </table:table-cell>
          <table:table-cell table:formula="of:==[.H706]=[.H705]" office:value-type="boolean" office:boolean-value="false" calcext:value-type="boolean">
            <text:p>FALSE</text:p>
          </table:table-cell>
          <table:table-cell table:formula="of:==[.I706]=[.I70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tot:Cv</text:p>
          </table:table-cell>
          <table:table-cell office:value-type="float" office:value="0.172434709206908" calcext:value-type="float">
            <text:p>0.172434709206908</text:p>
          </table:table-cell>
          <table:table-cell office:value-type="float" office:value="0.172297906043612" calcext:value-type="float">
            <text:p>0.172297906043612</text:p>
          </table:table-cell>
          <table:table-cell office:value-type="float" office:value="0.172168440571961" calcext:value-type="float">
            <text:p>0.172168440571961</text:p>
          </table:table-cell>
          <table:table-cell office:value-type="float" office:value="0.172048506737093" calcext:value-type="float">
            <text:p>0.172048506737093</text:p>
          </table:table-cell>
          <table:table-cell office:value-type="float" office:value="0.171938139537498" calcext:value-type="float">
            <text:p>0.171938139537498</text:p>
          </table:table-cell>
          <table:table-cell office:value-type="float" office:value="0.171835198959659" calcext:value-type="float">
            <text:p>0.171835198959659</text:p>
          </table:table-cell>
          <table:table-cell table:formula="of:==[.D707]=[.D706]" office:value-type="boolean" office:boolean-value="false" calcext:value-type="boolean">
            <text:p>FALSE</text:p>
          </table:table-cell>
          <table:table-cell table:formula="of:==[.E707]=[.E706]" office:value-type="boolean" office:boolean-value="false" calcext:value-type="boolean">
            <text:p>FALSE</text:p>
          </table:table-cell>
          <table:table-cell table:formula="of:==[.F707]=[.F706]" office:value-type="boolean" office:boolean-value="false" calcext:value-type="boolean">
            <text:p>FALSE</text:p>
          </table:table-cell>
          <table:table-cell table:formula="of:==[.G707]=[.G706]" office:value-type="boolean" office:boolean-value="false" calcext:value-type="boolean">
            <text:p>FALSE</text:p>
          </table:table-cell>
          <table:table-cell table:formula="of:==[.H707]=[.H706]" office:value-type="boolean" office:boolean-value="false" calcext:value-type="boolean">
            <text:p>FALSE</text:p>
          </table:table-cell>
          <table:table-cell table:formula="of:==[.I707]=[.I70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tot:gamma</text:p>
          </table:table-cell>
          <table:table-cell office:value-type="float" office:value="1.39760443109829" calcext:value-type="float">
            <text:p>1.39760443109829</text:p>
          </table:table-cell>
          <table:table-cell office:value-type="float" office:value="1.39792013152939" calcext:value-type="float">
            <text:p>1.39792013152939</text:p>
          </table:table-cell>
          <table:table-cell office:value-type="float" office:value="1.39821936136343" calcext:value-type="float">
            <text:p>1.39821936136343</text:p>
          </table:table-cell>
          <table:table-cell office:value-type="float" office:value="1.39849696337019" calcext:value-type="float">
            <text:p>1.39849696337019</text:p>
          </table:table-cell>
          <table:table-cell office:value-type="float" office:value="1.39875276492828" calcext:value-type="float">
            <text:p>1.39875276492828</text:p>
          </table:table-cell>
          <table:table-cell office:value-type="float" office:value="1.39899165033749" calcext:value-type="float">
            <text:p>1.39899165033749</text:p>
          </table:table-cell>
          <table:table-cell table:formula="of:==[.D708]=[.D707]" office:value-type="boolean" office:boolean-value="false" calcext:value-type="boolean">
            <text:p>FALSE</text:p>
          </table:table-cell>
          <table:table-cell table:formula="of:==[.E708]=[.E707]" office:value-type="boolean" office:boolean-value="false" calcext:value-type="boolean">
            <text:p>FALSE</text:p>
          </table:table-cell>
          <table:table-cell table:formula="of:==[.F708]=[.F707]" office:value-type="boolean" office:boolean-value="false" calcext:value-type="boolean">
            <text:p>FALSE</text:p>
          </table:table-cell>
          <table:table-cell table:formula="of:==[.G708]=[.G707]" office:value-type="boolean" office:boolean-value="false" calcext:value-type="boolean">
            <text:p>FALSE</text:p>
          </table:table-cell>
          <table:table-cell table:formula="of:==[.H708]=[.H707]" office:value-type="boolean" office:boolean-value="false" calcext:value-type="boolean">
            <text:p>FALSE</text:p>
          </table:table-cell>
          <table:table-cell table:formula="of:==[.I708]=[.I70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tot:h</text:p>
          </table:table-cell>
          <table:table-cell office:value-type="float" office:value="24.4709747439655" calcext:value-type="float">
            <text:p>24.4709747439655</text:p>
          </table:table-cell>
          <table:table-cell office:value-type="float" office:value="21.7207916045884" calcext:value-type="float">
            <text:p>21.7207916045884</text:p>
          </table:table-cell>
          <table:table-cell office:value-type="float" office:value="18.9670531947146" calcext:value-type="float">
            <text:p>18.9670531947146</text:p>
          </table:table-cell>
          <table:table-cell office:value-type="float" office:value="16.2611133400651" calcext:value-type="float">
            <text:p>16.2611133400651</text:p>
          </table:table-cell>
          <table:table-cell office:value-type="float" office:value="13.614768488948" calcext:value-type="float">
            <text:p>13.614768488948</text:p>
          </table:table-cell>
          <table:table-cell office:value-type="float" office:value="10.9857483896417" calcext:value-type="float">
            <text:p>10.9857483896417</text:p>
          </table:table-cell>
          <table:table-cell table:formula="of:==[.D709]=[.D708]" office:value-type="boolean" office:boolean-value="false" calcext:value-type="boolean">
            <text:p>FALSE</text:p>
          </table:table-cell>
          <table:table-cell table:formula="of:==[.E709]=[.E708]" office:value-type="boolean" office:boolean-value="false" calcext:value-type="boolean">
            <text:p>FALSE</text:p>
          </table:table-cell>
          <table:table-cell table:formula="of:==[.F709]=[.F708]" office:value-type="boolean" office:boolean-value="false" calcext:value-type="boolean">
            <text:p>FALSE</text:p>
          </table:table-cell>
          <table:table-cell table:formula="of:==[.G709]=[.G708]" office:value-type="boolean" office:boolean-value="false" calcext:value-type="boolean">
            <text:p>FALSE</text:p>
          </table:table-cell>
          <table:table-cell table:formula="of:==[.H709]=[.H708]" office:value-type="boolean" office:boolean-value="false" calcext:value-type="boolean">
            <text:p>FALSE</text:p>
          </table:table-cell>
          <table:table-cell table:formula="of:==[.I709]=[.I70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tot:P</text:p>
          </table:table-cell>
          <table:table-cell office:value-type="float" office:value="17.1963625826581" calcext:value-type="float">
            <text:p>17.1963625826581</text:p>
          </table:table-cell>
          <table:table-cell office:value-type="float" office:value="16.3500606230226" calcext:value-type="float">
            <text:p>16.3500606230226</text:p>
          </table:table-cell>
          <table:table-cell office:value-type="float" office:value="15.5015675165205" calcext:value-type="float">
            <text:p>15.5015675165205</text:p>
          </table:table-cell>
          <table:table-cell office:value-type="float" office:value="14.598607005633" calcext:value-type="float">
            <text:p>14.598607005633</text:p>
          </table:table-cell>
          <table:table-cell office:value-type="float" office:value="13.7525434812483" calcext:value-type="float">
            <text:p>13.7525434812483</text:p>
          </table:table-cell>
          <table:table-cell office:value-type="float" office:value="12.9031476015301" calcext:value-type="float">
            <text:p>12.9031476015301</text:p>
          </table:table-cell>
          <table:table-cell table:formula="of:==[.D710]=[.D709]" office:value-type="boolean" office:boolean-value="false" calcext:value-type="boolean">
            <text:p>FALSE</text:p>
          </table:table-cell>
          <table:table-cell table:formula="of:==[.E710]=[.E709]" office:value-type="boolean" office:boolean-value="false" calcext:value-type="boolean">
            <text:p>FALSE</text:p>
          </table:table-cell>
          <table:table-cell table:formula="of:==[.F710]=[.F709]" office:value-type="boolean" office:boolean-value="false" calcext:value-type="boolean">
            <text:p>FALSE</text:p>
          </table:table-cell>
          <table:table-cell table:formula="of:==[.G710]=[.G709]" office:value-type="boolean" office:boolean-value="false" calcext:value-type="boolean">
            <text:p>FALSE</text:p>
          </table:table-cell>
          <table:table-cell table:formula="of:==[.H710]=[.H709]" office:value-type="boolean" office:boolean-value="false" calcext:value-type="boolean">
            <text:p>FALSE</text:p>
          </table:table-cell>
          <table:table-cell table:formula="of:==[.I710]=[.I70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tot:R</text:p>
          </table:table-cell>
          <table:table-cell table:number-columns-repeated="2" office:value-type="float" office:value="0.0685607538987739" calcext:value-type="float">
            <text:p>0.0685607538987739</text:p>
          </table:table-cell>
          <table:table-cell office:value-type="float" office:value="0.0685607538987739" calcext:value-type="float">
            <text:p>0.0685607538987739</text:p>
          </table:table-cell>
          <table:table-cell table:number-columns-repeated="3" office:value-type="float" office:value="0.0685607538987739" calcext:value-type="float">
            <text:p>0.0685607538987739</text:p>
          </table:table-cell>
          <table:table-cell table:formula="of:==[.D711]=[.D710]" office:value-type="boolean" office:boolean-value="false" calcext:value-type="boolean">
            <text:p>FALSE</text:p>
          </table:table-cell>
          <table:table-cell table:formula="of:==[.E711]=[.E710]" office:value-type="boolean" office:boolean-value="false" calcext:value-type="boolean">
            <text:p>FALSE</text:p>
          </table:table-cell>
          <table:table-cell table:formula="of:==[.F711]=[.F710]" office:value-type="boolean" office:boolean-value="false" calcext:value-type="boolean">
            <text:p>FALSE</text:p>
          </table:table-cell>
          <table:table-cell table:formula="of:==[.G711]=[.G710]" office:value-type="boolean" office:boolean-value="false" calcext:value-type="boolean">
            <text:p>FALSE</text:p>
          </table:table-cell>
          <table:table-cell table:formula="of:==[.H711]=[.H710]" office:value-type="boolean" office:boolean-value="false" calcext:value-type="boolean">
            <text:p>FALSE</text:p>
          </table:table-cell>
          <table:table-cell table:formula="of:==[.I711]=[.I71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tot:rho</text:p>
          </table:table-cell>
          <table:table-cell office:value-type="float" office:value="0.0718259637284213" calcext:value-type="float">
            <text:p>0.0718259637284213</text:p>
          </table:table-cell>
          <table:table-cell office:value-type="float" office:value="0.069519208067693" calcext:value-type="float">
            <text:p>0.069519208067693</text:p>
          </table:table-cell>
          <table:table-cell office:value-type="float" office:value="0.0671207515979229" calcext:value-type="float">
            <text:p>0.0671207515979229</text:p>
          </table:table-cell>
          <table:table-cell office:value-type="float" office:value="0.0643721247357989" calcext:value-type="float">
            <text:p>0.0643721247357989</text:p>
          </table:table-cell>
          <table:table-cell office:value-type="float" office:value="0.0617513017503347" calcext:value-type="float">
            <text:p>0.0617513017503347</text:p>
          </table:table-cell>
          <table:table-cell office:value-type="float" office:value="0.0590107989778366" calcext:value-type="float">
            <text:p>0.0590107989778366</text:p>
          </table:table-cell>
          <table:table-cell table:formula="of:==[.D712]=[.D711]" office:value-type="boolean" office:boolean-value="false" calcext:value-type="boolean">
            <text:p>FALSE</text:p>
          </table:table-cell>
          <table:table-cell table:formula="of:==[.E712]=[.E711]" office:value-type="boolean" office:boolean-value="false" calcext:value-type="boolean">
            <text:p>FALSE</text:p>
          </table:table-cell>
          <table:table-cell table:formula="of:==[.F712]=[.F711]" office:value-type="boolean" office:boolean-value="false" calcext:value-type="boolean">
            <text:p>FALSE</text:p>
          </table:table-cell>
          <table:table-cell table:formula="of:==[.G712]=[.G711]" office:value-type="boolean" office:boolean-value="false" calcext:value-type="boolean">
            <text:p>FALSE</text:p>
          </table:table-cell>
          <table:table-cell table:formula="of:==[.H712]=[.H711]" office:value-type="boolean" office:boolean-value="false" calcext:value-type="boolean">
            <text:p>FALSE</text:p>
          </table:table-cell>
          <table:table-cell table:formula="of:==[.I712]=[.I71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tot:S</text:p>
          </table:table-cell>
          <table:table-cell office:value-type="float" office:value="1.67335125068316" calcext:value-type="float">
            <text:p>1.67335125068316</text:p>
          </table:table-cell>
          <table:table-cell office:value-type="float" office:value="1.67251729834008" calcext:value-type="float">
            <text:p>1.67251729834008</text:p>
          </table:table-cell>
          <table:table-cell office:value-type="float" office:value="1.67179332441393" calcext:value-type="float">
            <text:p>1.67179332441393</text:p>
          </table:table-cell>
          <table:table-cell office:value-type="float" office:value="1.67152740847108" calcext:value-type="float">
            <text:p>1.67152740847108</text:p>
          </table:table-cell>
          <table:table-cell office:value-type="float" office:value="1.6712579773748" calcext:value-type="float">
            <text:p>1.6712579773748</text:p>
          </table:table-cell>
          <table:table-cell office:value-type="float" office:value="1.67121498020449" calcext:value-type="float">
            <text:p>1.67121498020449</text:p>
          </table:table-cell>
          <table:table-cell table:formula="of:==[.D713]=[.D712]" office:value-type="boolean" office:boolean-value="false" calcext:value-type="boolean">
            <text:p>FALSE</text:p>
          </table:table-cell>
          <table:table-cell table:formula="of:==[.E713]=[.E712]" office:value-type="boolean" office:boolean-value="false" calcext:value-type="boolean">
            <text:p>FALSE</text:p>
          </table:table-cell>
          <table:table-cell table:formula="of:==[.F713]=[.F712]" office:value-type="boolean" office:boolean-value="false" calcext:value-type="boolean">
            <text:p>FALSE</text:p>
          </table:table-cell>
          <table:table-cell table:formula="of:==[.G713]=[.G712]" office:value-type="boolean" office:boolean-value="false" calcext:value-type="boolean">
            <text:p>FALSE</text:p>
          </table:table-cell>
          <table:table-cell table:formula="of:==[.H713]=[.H712]" office:value-type="boolean" office:boolean-value="false" calcext:value-type="boolean">
            <text:p>FALSE</text:p>
          </table:table-cell>
          <table:table-cell table:formula="of:==[.I713]=[.I71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itter.flow_in.Fl_I:tot:T</text:p>
          </table:table-cell>
          <table:table-cell office:value-type="float" office:value="646.201508701305" calcext:value-type="float">
            <text:p>646.201508701305</text:p>
          </table:table-cell>
          <table:table-cell office:value-type="float" office:value="634.786068814023" calcext:value-type="float">
            <text:p>634.786068814023</text:p>
          </table:table-cell>
          <table:table-cell office:value-type="float" office:value="623.34953692426" calcext:value-type="float">
            <text:p>623.34953692426</text:p>
          </table:table-cell>
          <table:table-cell office:value-type="float" office:value="612.10567967922" calcext:value-type="float">
            <text:p>612.10567967922</text:p>
          </table:table-cell>
          <table:table-cell office:value-type="float" office:value="601.104176499605" calcext:value-type="float">
            <text:p>601.104176499605</text:p>
          </table:table-cell>
          <table:table-cell office:value-type="float" office:value="590.169832965148" calcext:value-type="float">
            <text:p>590.169832965148</text:p>
          </table:table-cell>
          <table:table-cell table:formula="of:==[.D714]=[.D713]" office:value-type="boolean" office:boolean-value="false" calcext:value-type="boolean">
            <text:p>FALSE</text:p>
          </table:table-cell>
          <table:table-cell table:formula="of:==[.E714]=[.E713]" office:value-type="boolean" office:boolean-value="false" calcext:value-type="boolean">
            <text:p>FALSE</text:p>
          </table:table-cell>
          <table:table-cell table:formula="of:==[.F714]=[.F713]" office:value-type="boolean" office:boolean-value="false" calcext:value-type="boolean">
            <text:p>FALSE</text:p>
          </table:table-cell>
          <table:table-cell table:formula="of:==[.G714]=[.G713]" office:value-type="boolean" office:boolean-value="false" calcext:value-type="boolean">
            <text:p>FALSE</text:p>
          </table:table-cell>
          <table:table-cell table:formula="of:==[.H714]=[.H713]" office:value-type="boolean" office:boolean-value="false" calcext:value-type="boolean">
            <text:p>FALSE</text:p>
          </table:table-cell>
          <table:table-cell table:formula="of:==[.I714]=[.I713]" office:value-type="boolean" office:boolean-value="false" calcext:value-type="boolean">
            <text:p>FALSE</text:p>
          </table:table-cell>
        </table:table-row>
        <table:table-row table:style-name="ro1" table:number-rows-repeated="9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1" table:target-range-address="Sheet2.C2:Sheet2.I7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2T00:37:41.282138388</dc:date>
    <meta:editing-duration>PT8M11S</meta:editing-duration>
    <meta:editing-cycles>1</meta:editing-cycles>
    <meta:document-statistic meta:table-count="2" meta:cell-count="14445" meta:object-count="0"/>
    <meta:generator>LibreOffice/24.2.7.2$Linux_X86_64 LibreOffice_project/420$Build-2</meta:generator>
  </office:meta>
</office:document-meta>
</file>